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125.0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6.88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7.2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weight="normal" style:font-weight-asian="normal" style:font-weight-complex="normal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  <style:text-properties style:font-name="Liberation Mono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Mono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9mm" svg:height="89.99mm" svg:x="213.57mm" svg:y="1.27mm">
            <draw:object draw:notify-on-update-of-ranges="Hoja1.C4:Hoja1.C100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PCBID ALGORITHM TEST V1</text:p>
          </table:table-cell>
          <table:covered-table-cell table:number-columns-repeated="6" table:style-name="ce5"/>
          <table:covered-table-cell table:style-name="ce8"/>
          <table:table-cell table:style-name="ce5"/>
          <table:table-cell/>
        </table:table-row>
        <table:table-row table:style-name="ro2">
          <table:table-cell table:style-name="ce3" table:number-columns-repeated="3"/>
          <table:table-cell table:style-name="ce6"/>
          <table:table-cell table:style-name="ce3" table:number-columns-repeated="3"/>
          <table:table-cell table:style-name="ce9"/>
          <table:table-cell table:style-name="ce5"/>
          <table:table-cell/>
        </table:table-row>
        <table:table-row table:style-name="ro2">
          <table:table-cell table:style-name="ce4" office:value-type="string" calcext:value-type="string">
            <text:p>HASH SHA256</text:p>
          </table:table-cell>
          <table:table-cell table:style-name="ce4" office:value-type="string" calcext:value-type="string">
            <text:p>CHUNK SUM</text:p>
          </table:table-cell>
          <table:table-cell table:style-name="ce4" office:value-type="string" calcext:value-type="string">
            <text:p>MOD</text:p>
          </table:table-cell>
          <table:table-cell table:style-name="ce7" office:value-type="string" calcext:value-type="string" table:number-columns-spanned="4" table:number-rows-spanned="1">
            <text:p>BASE85</text:p>
          </table:table-cell>
          <table:covered-table-cell table:number-columns-repeated="3" table:style-name="ce4"/>
          <table:table-cell table:style-name="ce10" office:value-type="string" calcext:value-type="string">
            <text:p>ID</text:p>
          </table:table-cell>
          <table:table-cell table:style-name="ce5"/>
          <table:table-cell/>
        </table:table-row>
        <table:table-row table:style-name="ro2">
          <table:table-cell office:value-type="string" calcext:value-type="string">
            <text:p>4355a46b19d348dc2f57c046f8ef63d4538ebb936000f3c9ee954a27460dd865</text:p>
          </table:table-cell>
          <table:table-cell table:formula="of:=HEX2DEC(MID([.A4];1;8))+HEX2DEC(MID([.A4];9;8))+HEX2DEC(MID([.A4];17;8))+HEX2DEC(MID([.A4];25;8))+HEX2DEC(MID([.A4];33;8))+HEX2DEC(MID([.A4];41;8))+HEX2DEC(MID([.A4];49;8))+HEX2DEC(MID([.A4];57;8))" office:value-type="float" office:value="14724293449" calcext:value-type="float">
            <text:p>14724293449</text:p>
          </table:table-cell>
          <table:table-cell table:formula="of:= MOD([.B4];85^4)" office:value-type="float" office:value="3717199" calcext:value-type="float">
            <text:p>3717199</text:p>
          </table:table-cell>
          <table:table-cell table:formula="of:=MOD(((((([.C4]-[.G4])/85)-[.F4])/85)-[.E4])/85;85)" office:value-type="float" office:value="6" calcext:value-type="float">
            <text:p>6</text:p>
          </table:table-cell>
          <table:table-cell table:formula="of:=MOD(((([.C4]-[.G4])/85)-[.F4])/85;85)" office:value-type="float" office:value="4" calcext:value-type="float">
            <text:p>4</text:p>
          </table:table-cell>
          <table:table-cell table:formula="of:=MOD(([.C4]-[.G4])/85;85)" office:value-type="float" office:value="41" calcext:value-type="float">
            <text:p>41</text:p>
          </table:table-cell>
          <table:table-cell table:formula="of:=MOD([.C4];85)" office:value-type="float" office:value="64" calcext:value-type="float">
            <text:p>64</text:p>
          </table:table-cell>
          <table:table-cell table:formula="of:=COM.MICROSOFT.CONCAT(MID(&quot;0123456789ABCDEFGHJKLMNPQRSTUVWXYZabcdefghijklmnpqrstuvwxyz!#$%&amp;()*+-;&lt;=&gt;?@^_{}[]/\:&quot;&quot;&quot;&quot;&quot;;[.D4]+1;1);MID(&quot;0123456789ABCDEFGHJKLMNPQRSTUVWXYZabcdefghijklmnpqrstuvwxyz!#$%&amp;()*+-;&lt;=&gt;?@^_{}[]/\:&quot;&quot;&quot;&quot;&quot;;[.E4]+1;1);MID(&quot;0123456789ABCDEFGHJKLMNPQRSTUVWXYZabcdefghijklmnpqrstuvwxyz!#$%&amp;()*+-;&lt;=&gt;?@^_{}[]/\:&quot;&quot;&quot;&quot;&quot;;[.F4]+1;1);MID(&quot;0123456789ABCDEFGHJKLMNPQRSTUVWXYZabcdefghijklmnpqrstuvwxyz!#$%&amp;()*+-;&lt;=&gt;?@^_{}[]/\:&quot;&quot;&quot;&quot;&quot;;[.G4]+1;1))" office:value-type="string" office:string-value="64h(" calcext:value-type="string">
            <text:p>64h(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c234e5e8472b6ac51c1ae1cab3fe06fad053beb8ebfd8977b010655bfdd3c3</text:p>
          </table:table-cell>
          <table:table-cell table:formula="of:=HEX2DEC(MID([.A5];1;8))+HEX2DEC(MID([.A5];9;8))+HEX2DEC(MID([.A5];17;8))+HEX2DEC(MID([.A5];25;8))+HEX2DEC(MID([.A5];33;8))+HEX2DEC(MID([.A5];41;8))+HEX2DEC(MID([.A5];49;8))+HEX2DEC(MID([.A5];57;8))" office:value-type="float" office:value="22871781029" calcext:value-type="float">
            <text:p>22871781029</text:p>
          </table:table-cell>
          <table:table-cell table:formula="of:= MOD([.B5];85^4)" office:value-type="float" office:value="7907279" calcext:value-type="float">
            <text:p>7907279</text:p>
          </table:table-cell>
          <table:table-cell table:formula="of:=MOD(((((([.C5]-[.G5])/85)-[.F5])/85)-[.E5])/85;85)" office:value-type="float" office:value="12" calcext:value-type="float">
            <text:p>12</text:p>
          </table:table-cell>
          <table:table-cell table:formula="of:=MOD(((([.C5]-[.G5])/85)-[.F5])/85;85)" office:value-type="float" office:value="74" calcext:value-type="float">
            <text:p>74</text:p>
          </table:table-cell>
          <table:table-cell table:formula="of:=MOD(([.C5]-[.G5])/85;85)" office:value-type="float" office:value="36" calcext:value-type="float">
            <text:p>36</text:p>
          </table:table-cell>
          <table:table-cell table:formula="of:=MOD([.C5];85)" office:value-type="float" office:value="69" calcext:value-type="float">
            <text:p>69</text:p>
          </table:table-cell>
          <table:table-cell table:formula="of:=COM.MICROSOFT.CONCAT(MID(&quot;0123456789ABCDEFGHJKLMNPQRSTUVWXYZabcdefghijklmnpqrstuvwxyz!#$%&amp;()*+-;&lt;=&gt;?@^_{}[]/\:&quot;&quot;&quot;&quot;&quot;;[.D5]+1;1);MID(&quot;0123456789ABCDEFGHJKLMNPQRSTUVWXYZabcdefghijklmnpqrstuvwxyz!#$%&amp;()*+-;&lt;=&gt;?@^_{}[]/\:&quot;&quot;&quot;&quot;&quot;;[.E5]+1;1);MID(&quot;0123456789ABCDEFGHJKLMNPQRSTUVWXYZabcdefghijklmnpqrstuvwxyz!#$%&amp;()*+-;&lt;=&gt;?@^_{}[]/\:&quot;&quot;&quot;&quot;&quot;;[.F5]+1;1);MID(&quot;0123456789ABCDEFGHJKLMNPQRSTUVWXYZabcdefghijklmnpqrstuvwxyz!#$%&amp;()*+-;&lt;=&gt;?@^_{}[]/\:&quot;&quot;&quot;&quot;&quot;;[.G5]+1;1))" office:value-type="string" office:string-value="C@c;" calcext:value-type="string">
            <text:p>C@c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121cfccd5913f0a63fec40a6ffd44ea64f9dc135c66634ba001d10bcf4302a2</text:p>
          </table:table-cell>
          <table:table-cell table:formula="of:=HEX2DEC(MID([.A6];1;8))+HEX2DEC(MID([.A6];9;8))+HEX2DEC(MID([.A6];17;8))+HEX2DEC(MID([.A6];25;8))+HEX2DEC(MID([.A6];33;8))+HEX2DEC(MID([.A6];41;8))+HEX2DEC(MID([.A6];49;8))+HEX2DEC(MID([.A6];57;8))" office:value-type="float" office:value="16833063637" calcext:value-type="float">
            <text:p>16833063637</text:p>
          </table:table-cell>
          <table:table-cell table:formula="of:= MOD([.B6];85^4)" office:value-type="float" office:value="24462387" calcext:value-type="float">
            <text:p>24462387</text:p>
          </table:table-cell>
          <table:table-cell table:formula="of:=MOD(((((([.C6]-[.G6])/85)-[.F6])/85)-[.E6])/85;85)" office:value-type="float" office:value="39" calcext:value-type="float">
            <text:p>39</text:p>
          </table:table-cell>
          <table:table-cell table:formula="of:=MOD(((([.C6]-[.G6])/85)-[.F6])/85;85)" office:value-type="float" office:value="70" calcext:value-type="float">
            <text:p>70</text:p>
          </table:table-cell>
          <table:table-cell table:formula="of:=MOD(([.C6]-[.G6])/85;85)" office:value-type="float" office:value="67" calcext:value-type="float">
            <text:p>67</text:p>
          </table:table-cell>
          <table:table-cell table:formula="of:=MOD([.C6];85)" office:value-type="float" office:value="67" calcext:value-type="float">
            <text:p>67</text:p>
          </table:table-cell>
          <table:table-cell table:formula="of:=COM.MICROSOFT.CONCAT(MID(&quot;0123456789ABCDEFGHJKLMNPQRSTUVWXYZabcdefghijklmnpqrstuvwxyz!#$%&amp;()*+-;&lt;=&gt;?@^_{}[]/\:&quot;&quot;&quot;&quot;&quot;;[.D6]+1;1);MID(&quot;0123456789ABCDEFGHJKLMNPQRSTUVWXYZabcdefghijklmnpqrstuvwxyz!#$%&amp;()*+-;&lt;=&gt;?@^_{}[]/\:&quot;&quot;&quot;&quot;&quot;;[.E6]+1;1);MID(&quot;0123456789ABCDEFGHJKLMNPQRSTUVWXYZabcdefghijklmnpqrstuvwxyz!#$%&amp;()*+-;&lt;=&gt;?@^_{}[]/\:&quot;&quot;&quot;&quot;&quot;;[.F6]+1;1);MID(&quot;0123456789ABCDEFGHJKLMNPQRSTUVWXYZabcdefghijklmnpqrstuvwxyz!#$%&amp;()*+-;&lt;=&gt;?@^_{}[]/\:&quot;&quot;&quot;&quot;&quot;;[.G6]+1;1))" office:value-type="string" office:string-value="f&lt;++" calcext:value-type="string">
            <text:p>f&lt;++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de1555df0c2700329e815b93b32c571c3ea54dc967b89e81ab73b9972b72d1d</text:p>
          </table:table-cell>
          <table:table-cell table:formula="of:=HEX2DEC(MID([.A7];1;8))+HEX2DEC(MID([.A7];9;8))+HEX2DEC(MID([.A7];17;8))+HEX2DEC(MID([.A7];25;8))+HEX2DEC(MID([.A7];33;8))+HEX2DEC(MID([.A7];41;8))+HEX2DEC(MID([.A7];49;8))+HEX2DEC(MID([.A7];57;8))" office:value-type="float" office:value="16031868932" calcext:value-type="float">
            <text:p>16031868932</text:p>
          </table:table-cell>
          <table:table-cell table:formula="of:= MOD([.B7];85^4)" office:value-type="float" office:value="6277057" calcext:value-type="float">
            <text:p>6277057</text:p>
          </table:table-cell>
          <table:table-cell table:formula="of:=MOD(((((([.C7]-[.G7])/85)-[.F7])/85)-[.E7])/85;85)" office:value-type="float" office:value="10" calcext:value-type="float">
            <text:p>10</text:p>
          </table:table-cell>
          <table:table-cell table:formula="of:=MOD(((([.C7]-[.G7])/85)-[.F7])/85;85)" office:value-type="float" office:value="18" calcext:value-type="float">
            <text:p>18</text:p>
          </table:table-cell>
          <table:table-cell table:formula="of:=MOD(([.C7]-[.G7])/85;85)" office:value-type="float" office:value="67" calcext:value-type="float">
            <text:p>67</text:p>
          </table:table-cell>
          <table:table-cell table:formula="of:=MOD([.C7];85)" office:value-type="float" office:value="62" calcext:value-type="float">
            <text:p>62</text:p>
          </table:table-cell>
          <table:table-cell table:formula="of:=COM.MICROSOFT.CONCAT(MID(&quot;0123456789ABCDEFGHJKLMNPQRSTUVWXYZabcdefghijklmnpqrstuvwxyz!#$%&amp;()*+-;&lt;=&gt;?@^_{}[]/\:&quot;&quot;&quot;&quot;&quot;;[.D7]+1;1);MID(&quot;0123456789ABCDEFGHJKLMNPQRSTUVWXYZabcdefghijklmnpqrstuvwxyz!#$%&amp;()*+-;&lt;=&gt;?@^_{}[]/\:&quot;&quot;&quot;&quot;&quot;;[.E7]+1;1);MID(&quot;0123456789ABCDEFGHJKLMNPQRSTUVWXYZabcdefghijklmnpqrstuvwxyz!#$%&amp;()*+-;&lt;=&gt;?@^_{}[]/\:&quot;&quot;&quot;&quot;&quot;;[.F7]+1;1);MID(&quot;0123456789ABCDEFGHJKLMNPQRSTUVWXYZabcdefghijklmnpqrstuvwxyz!#$%&amp;()*+-;&lt;=&gt;?@^_{}[]/\:&quot;&quot;&quot;&quot;&quot;;[.G7]+1;1))" office:value-type="string" office:string-value="AJ+%" calcext:value-type="string">
            <text:p>AJ+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0b5c2c2211c8d67ed15e75e656c7862d086e9245420892a7de62cd9ec582a06</text:p>
          </table:table-cell>
          <table:table-cell table:formula="of:=HEX2DEC(MID([.A8];1;8))+HEX2DEC(MID([.A8];9;8))+HEX2DEC(MID([.A8];17;8))+HEX2DEC(MID([.A8];25;8))+HEX2DEC(MID([.A8];33;8))+HEX2DEC(MID([.A8];41;8))+HEX2DEC(MID([.A8];49;8))+HEX2DEC(MID([.A8];57;8))" office:value-type="float" office:value="21260564758" calcext:value-type="float">
            <text:p>21260564758</text:p>
          </table:table-cell>
          <table:table-cell table:formula="of:= MOD([.B8];85^4)" office:value-type="float" office:value="14910383" calcext:value-type="float">
            <text:p>14910383</text:p>
          </table:table-cell>
          <table:table-cell table:formula="of:=MOD(((((([.C8]-[.G8])/85)-[.F8])/85)-[.E8])/85;85)" office:value-type="float" office:value="24" calcext:value-type="float">
            <text:p>24</text:p>
          </table:table-cell>
          <table:table-cell table:formula="of:=MOD(((([.C8]-[.G8])/85)-[.F8])/85;85)" office:value-type="float" office:value="23" calcext:value-type="float">
            <text:p>23</text:p>
          </table:table-cell>
          <table:table-cell table:formula="of:=MOD(([.C8]-[.G8])/85;85)" office:value-type="float" office:value="61" calcext:value-type="float">
            <text:p>61</text:p>
          </table:table-cell>
          <table:table-cell table:formula="of:=MOD([.C8];85)" office:value-type="float" office:value="23" calcext:value-type="float">
            <text:p>23</text:p>
          </table:table-cell>
          <table:table-cell table:formula="of:=COM.MICROSOFT.CONCAT(MID(&quot;0123456789ABCDEFGHJKLMNPQRSTUVWXYZabcdefghijklmnpqrstuvwxyz!#$%&amp;()*+-;&lt;=&gt;?@^_{}[]/\:&quot;&quot;&quot;&quot;&quot;;[.D8]+1;1);MID(&quot;0123456789ABCDEFGHJKLMNPQRSTUVWXYZabcdefghijklmnpqrstuvwxyz!#$%&amp;()*+-;&lt;=&gt;?@^_{}[]/\:&quot;&quot;&quot;&quot;&quot;;[.E8]+1;1);MID(&quot;0123456789ABCDEFGHJKLMNPQRSTUVWXYZabcdefghijklmnpqrstuvwxyz!#$%&amp;()*+-;&lt;=&gt;?@^_{}[]/\:&quot;&quot;&quot;&quot;&quot;;[.F8]+1;1);MID(&quot;0123456789ABCDEFGHJKLMNPQRSTUVWXYZabcdefghijklmnpqrstuvwxyz!#$%&amp;()*+-;&lt;=&gt;?@^_{}[]/\:&quot;&quot;&quot;&quot;&quot;;[.G8]+1;1))" office:value-type="string" office:string-value="QP$P" calcext:value-type="string">
            <text:p>QP$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6e9d52c1720fca412803e3b07c4b228ff113e303f4c7ab94665319d832bbfb7</text:p>
          </table:table-cell>
          <table:table-cell table:formula="of:=HEX2DEC(MID([.A9];1;8))+HEX2DEC(MID([.A9];9;8))+HEX2DEC(MID([.A9];17;8))+HEX2DEC(MID([.A9];25;8))+HEX2DEC(MID([.A9];33;8))+HEX2DEC(MID([.A9];41;8))+HEX2DEC(MID([.A9];49;8))+HEX2DEC(MID([.A9];57;8))" office:value-type="float" office:value="9667767408" calcext:value-type="float">
            <text:p>9667767408</text:p>
          </table:table-cell>
          <table:table-cell table:formula="of:= MOD([.B9];85^4)" office:value-type="float" office:value="10651783" calcext:value-type="float">
            <text:p>10651783</text:p>
          </table:table-cell>
          <table:table-cell table:formula="of:=MOD(((((([.C9]-[.G9])/85)-[.F9])/85)-[.E9])/85;85)" office:value-type="float" office:value="17" calcext:value-type="float">
            <text:p>17</text:p>
          </table:table-cell>
          <table:table-cell table:formula="of:=MOD(((([.C9]-[.G9])/85)-[.F9])/85;85)" office:value-type="float" office:value="29" calcext:value-type="float">
            <text:p>29</text:p>
          </table:table-cell>
          <table:table-cell table:formula="of:=MOD(([.C9]-[.G9])/85;85)" office:value-type="float" office:value="25" calcext:value-type="float">
            <text:p>25</text:p>
          </table:table-cell>
          <table:table-cell table:formula="of:=MOD([.C9];85)" office:value-type="float" office:value="8" calcext:value-type="float">
            <text:p>8</text:p>
          </table:table-cell>
          <table:table-cell table:formula="of:=COM.MICROSOFT.CONCAT(MID(&quot;0123456789ABCDEFGHJKLMNPQRSTUVWXYZabcdefghijklmnpqrstuvwxyz!#$%&amp;()*+-;&lt;=&gt;?@^_{}[]/\:&quot;&quot;&quot;&quot;&quot;;[.D9]+1;1);MID(&quot;0123456789ABCDEFGHJKLMNPQRSTUVWXYZabcdefghijklmnpqrstuvwxyz!#$%&amp;()*+-;&lt;=&gt;?@^_{}[]/\:&quot;&quot;&quot;&quot;&quot;;[.E9]+1;1);MID(&quot;0123456789ABCDEFGHJKLMNPQRSTUVWXYZabcdefghijklmnpqrstuvwxyz!#$%&amp;()*+-;&lt;=&gt;?@^_{}[]/\:&quot;&quot;&quot;&quot;&quot;;[.F9]+1;1);MID(&quot;0123456789ABCDEFGHJKLMNPQRSTUVWXYZabcdefghijklmnpqrstuvwxyz!#$%&amp;()*+-;&lt;=&gt;?@^_{}[]/\:&quot;&quot;&quot;&quot;&quot;;[.G9]+1;1))" office:value-type="string" office:string-value="HVR8" calcext:value-type="string">
            <text:p>HVR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159baf262b43a92d95db59dae1f72c645127301661e0a3ce4e38b295a97c58</text:p>
          </table:table-cell>
          <table:table-cell table:formula="of:=HEX2DEC(MID([.A10];1;8))+HEX2DEC(MID([.A10];9;8))+HEX2DEC(MID([.A10];17;8))+HEX2DEC(MID([.A10];25;8))+HEX2DEC(MID([.A10];33;8))+HEX2DEC(MID([.A10];41;8))+HEX2DEC(MID([.A10];49;8))+HEX2DEC(MID([.A10];57;8))" office:value-type="float" office:value="13377957562" calcext:value-type="float">
            <text:p>13377957562</text:p>
          </table:table-cell>
          <table:table-cell table:formula="of:= MOD([.B10];85^4)" office:value-type="float" office:value="14597562" calcext:value-type="float">
            <text:p>14597562</text:p>
          </table:table-cell>
          <table:table-cell table:formula="of:=MOD(((((([.C10]-[.G10])/85)-[.F10])/85)-[.E10])/85;85)" office:value-type="float" office:value="23" calcext:value-type="float">
            <text:p>23</text:p>
          </table:table-cell>
          <table:table-cell table:formula="of:=MOD(((([.C10]-[.G10])/85)-[.F10])/85;85)" office:value-type="float" office:value="65" calcext:value-type="float">
            <text:p>65</text:p>
          </table:table-cell>
          <table:table-cell table:formula="of:=MOD(([.C10]-[.G10])/85;85)" office:value-type="float" office:value="36" calcext:value-type="float">
            <text:p>36</text:p>
          </table:table-cell>
          <table:table-cell table:formula="of:=MOD([.C10];85)" office:value-type="float" office:value="2" calcext:value-type="float">
            <text:p>2</text:p>
          </table:table-cell>
          <table:table-cell table:formula="of:=COM.MICROSOFT.CONCAT(MID(&quot;0123456789ABCDEFGHJKLMNPQRSTUVWXYZabcdefghijklmnpqrstuvwxyz!#$%&amp;()*+-;&lt;=&gt;?@^_{}[]/\:&quot;&quot;&quot;&quot;&quot;;[.D10]+1;1);MID(&quot;0123456789ABCDEFGHJKLMNPQRSTUVWXYZabcdefghijklmnpqrstuvwxyz!#$%&amp;()*+-;&lt;=&gt;?@^_{}[]/\:&quot;&quot;&quot;&quot;&quot;;[.E10]+1;1);MID(&quot;0123456789ABCDEFGHJKLMNPQRSTUVWXYZabcdefghijklmnpqrstuvwxyz!#$%&amp;()*+-;&lt;=&gt;?@^_{}[]/\:&quot;&quot;&quot;&quot;&quot;;[.F10]+1;1);MID(&quot;0123456789ABCDEFGHJKLMNPQRSTUVWXYZabcdefghijklmnpqrstuvwxyz!#$%&amp;()*+-;&lt;=&gt;?@^_{}[]/\:&quot;&quot;&quot;&quot;&quot;;[.G10]+1;1))" office:value-type="string" office:string-value="P)c2" calcext:value-type="string">
            <text:p>P)c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67a169b0bba217aa0aa88a65346920c84c42447c36ba5f7ea65f422c1fe5d8</text:p>
          </table:table-cell>
          <table:table-cell table:formula="of:=HEX2DEC(MID([.A11];1;8))+HEX2DEC(MID([.A11];9;8))+HEX2DEC(MID([.A11];17;8))+HEX2DEC(MID([.A11];25;8))+HEX2DEC(MID([.A11];33;8))+HEX2DEC(MID([.A11];41;8))+HEX2DEC(MID([.A11];49;8))+HEX2DEC(MID([.A11];57;8))" office:value-type="float" office:value="18684286695" calcext:value-type="float">
            <text:p>18684286695</text:p>
          </table:table-cell>
          <table:table-cell table:formula="of:= MOD([.B11];85^4)" office:value-type="float" office:value="48663570" calcext:value-type="float">
            <text:p>48663570</text:p>
          </table:table-cell>
          <table:table-cell table:formula="of:=MOD(((((([.C11]-[.G11])/85)-[.F11])/85)-[.E11])/85;85)" office:value-type="float" office:value="79" calcext:value-type="float">
            <text:p>79</text:p>
          </table:table-cell>
          <table:table-cell table:formula="of:=MOD(((([.C11]-[.G11])/85)-[.F11])/85;85)" office:value-type="float" office:value="20" calcext:value-type="float">
            <text:p>20</text:p>
          </table:table-cell>
          <table:table-cell table:formula="of:=MOD(([.C11]-[.G11])/85;85)" office:value-type="float" office:value="37" calcext:value-type="float">
            <text:p>37</text:p>
          </table:table-cell>
          <table:table-cell table:formula="of:=MOD([.C11];85)" office:value-type="float" office:value="50" calcext:value-type="float">
            <text:p>50</text:p>
          </table:table-cell>
          <table:table-cell table:formula="of:=COM.MICROSOFT.CONCAT(MID(&quot;0123456789ABCDEFGHJKLMNPQRSTUVWXYZabcdefghijklmnpqrstuvwxyz!#$%&amp;()*+-;&lt;=&gt;?@^_{}[]/\:&quot;&quot;&quot;&quot;&quot;;[.D11]+1;1);MID(&quot;0123456789ABCDEFGHJKLMNPQRSTUVWXYZabcdefghijklmnpqrstuvwxyz!#$%&amp;()*+-;&lt;=&gt;?@^_{}[]/\:&quot;&quot;&quot;&quot;&quot;;[.E11]+1;1);MID(&quot;0123456789ABCDEFGHJKLMNPQRSTUVWXYZabcdefghijklmnpqrstuvwxyz!#$%&amp;()*+-;&lt;=&gt;?@^_{}[]/\:&quot;&quot;&quot;&quot;&quot;;[.F11]+1;1);MID(&quot;0123456789ABCDEFGHJKLMNPQRSTUVWXYZabcdefghijklmnpqrstuvwxyz!#$%&amp;()*+-;&lt;=&gt;?@^_{}[]/\:&quot;&quot;&quot;&quot;&quot;;[.G11]+1;1))" office:value-type="string" office:string-value="[Ldr" calcext:value-type="string">
            <text:p>[Ld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e6d31a5983a91251bfae5aefa1c0a19d8ba3cf601d0e8a706b4cfa9661a6b8a</text:p>
          </table:table-cell>
          <table:table-cell table:formula="of:=HEX2DEC(MID([.A12];1;8))+HEX2DEC(MID([.A12];9;8))+HEX2DEC(MID([.A12];17;8))+HEX2DEC(MID([.A12];25;8))+HEX2DEC(MID([.A12];33;8))+HEX2DEC(MID([.A12];41;8))+HEX2DEC(MID([.A12];49;8))+HEX2DEC(MID([.A12];57;8))" office:value-type="float" office:value="13490525025" calcext:value-type="float">
            <text:p>13490525025</text:p>
          </table:table-cell>
          <table:table-cell table:formula="of:= MOD([.B12];85^4)" office:value-type="float" office:value="22763775" calcext:value-type="float">
            <text:p>22763775</text:p>
          </table:table-cell>
          <table:table-cell table:formula="of:=MOD(((((([.C12]-[.G12])/85)-[.F12])/85)-[.E12])/85;85)" office:value-type="float" office:value="37" calcext:value-type="float">
            <text:p>37</text:p>
          </table:table-cell>
          <table:table-cell table:formula="of:=MOD(((([.C12]-[.G12])/85)-[.F12])/85;85)" office:value-type="float" office:value="5" calcext:value-type="float">
            <text:p>5</text:p>
          </table:table-cell>
          <table:table-cell table:formula="of:=MOD(([.C12]-[.G12])/85;85)" office:value-type="float" office:value="59" calcext:value-type="float">
            <text:p>59</text:p>
          </table:table-cell>
          <table:table-cell table:formula="of:=MOD([.C12];85)" office:value-type="float" office:value="10" calcext:value-type="float">
            <text:p>10</text:p>
          </table:table-cell>
          <table:table-cell table:formula="of:=COM.MICROSOFT.CONCAT(MID(&quot;0123456789ABCDEFGHJKLMNPQRSTUVWXYZabcdefghijklmnpqrstuvwxyz!#$%&amp;()*+-;&lt;=&gt;?@^_{}[]/\:&quot;&quot;&quot;&quot;&quot;;[.D12]+1;1);MID(&quot;0123456789ABCDEFGHJKLMNPQRSTUVWXYZabcdefghijklmnpqrstuvwxyz!#$%&amp;()*+-;&lt;=&gt;?@^_{}[]/\:&quot;&quot;&quot;&quot;&quot;;[.E12]+1;1);MID(&quot;0123456789ABCDEFGHJKLMNPQRSTUVWXYZabcdefghijklmnpqrstuvwxyz!#$%&amp;()*+-;&lt;=&gt;?@^_{}[]/\:&quot;&quot;&quot;&quot;&quot;;[.F12]+1;1);MID(&quot;0123456789ABCDEFGHJKLMNPQRSTUVWXYZabcdefghijklmnpqrstuvwxyz!#$%&amp;()*+-;&lt;=&gt;?@^_{}[]/\:&quot;&quot;&quot;&quot;&quot;;[.G12]+1;1))" office:value-type="string" office:string-value="d5!A" calcext:value-type="string">
            <text:p>d5!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17df3320d778ddbaa5c5c7742bc4046bf803c36ed2b050f30844ed206783469</text:p>
          </table:table-cell>
          <table:table-cell table:formula="of:=HEX2DEC(MID([.A13];1;8))+HEX2DEC(MID([.A13];9;8))+HEX2DEC(MID([.A13];17;8))+HEX2DEC(MID([.A13];25;8))+HEX2DEC(MID([.A13];33;8))+HEX2DEC(MID([.A13];41;8))+HEX2DEC(MID([.A13];49;8))+HEX2DEC(MID([.A13];57;8))" office:value-type="float" office:value="14759092810" calcext:value-type="float">
            <text:p>14759092810</text:p>
          </table:table-cell>
          <table:table-cell table:formula="of:= MOD([.B13];85^4)" office:value-type="float" office:value="38516560" calcext:value-type="float">
            <text:p>38516560</text:p>
          </table:table-cell>
          <table:table-cell table:formula="of:=MOD(((((([.C13]-[.G13])/85)-[.F13])/85)-[.E13])/85;85)" office:value-type="float" office:value="62" calcext:value-type="float">
            <text:p>62</text:p>
          </table:table-cell>
          <table:table-cell table:formula="of:=MOD(((([.C13]-[.G13])/85)-[.F13])/85;85)" office:value-type="float" office:value="61" calcext:value-type="float">
            <text:p>61</text:p>
          </table:table-cell>
          <table:table-cell table:formula="of:=MOD(([.C13]-[.G13])/85;85)" office:value-type="float" office:value="1" calcext:value-type="float">
            <text:p>1</text:p>
          </table:table-cell>
          <table:table-cell table:formula="of:=MOD([.C13];85)" office:value-type="float" office:value="0" calcext:value-type="float">
            <text:p>0</text:p>
          </table:table-cell>
          <table:table-cell table:formula="of:=COM.MICROSOFT.CONCAT(MID(&quot;0123456789ABCDEFGHJKLMNPQRSTUVWXYZabcdefghijklmnpqrstuvwxyz!#$%&amp;()*+-;&lt;=&gt;?@^_{}[]/\:&quot;&quot;&quot;&quot;&quot;;[.D13]+1;1);MID(&quot;0123456789ABCDEFGHJKLMNPQRSTUVWXYZabcdefghijklmnpqrstuvwxyz!#$%&amp;()*+-;&lt;=&gt;?@^_{}[]/\:&quot;&quot;&quot;&quot;&quot;;[.E13]+1;1);MID(&quot;0123456789ABCDEFGHJKLMNPQRSTUVWXYZabcdefghijklmnpqrstuvwxyz!#$%&amp;()*+-;&lt;=&gt;?@^_{}[]/\:&quot;&quot;&quot;&quot;&quot;;[.F13]+1;1);MID(&quot;0123456789ABCDEFGHJKLMNPQRSTUVWXYZabcdefghijklmnpqrstuvwxyz!#$%&amp;()*+-;&lt;=&gt;?@^_{}[]/\:&quot;&quot;&quot;&quot;&quot;;[.G13]+1;1))" office:value-type="string" office:string-value="%$10" calcext:value-type="string">
            <text:p>%$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5d4f2a86deb5e2574bb3210b67bb24fcc4afb19f93a7b65a057daa874a9d18e</text:p>
          </table:table-cell>
          <table:table-cell table:formula="of:=HEX2DEC(MID([.A14];1;8))+HEX2DEC(MID([.A14];9;8))+HEX2DEC(MID([.A14];17;8))+HEX2DEC(MID([.A14];25;8))+HEX2DEC(MID([.A14];33;8))+HEX2DEC(MID([.A14];41;8))+HEX2DEC(MID([.A14];49;8))+HEX2DEC(MID([.A14];57;8))" office:value-type="float" office:value="19755063264" calcext:value-type="float">
            <text:p>19755063264</text:p>
          </table:table-cell>
          <table:table-cell table:formula="of:= MOD([.B14];85^4)" office:value-type="float" office:value="23227014" calcext:value-type="float">
            <text:p>23227014</text:p>
          </table:table-cell>
          <table:table-cell table:formula="of:=MOD(((((([.C14]-[.G14])/85)-[.F14])/85)-[.E14])/85;85)" office:value-type="float" office:value="37" calcext:value-type="float">
            <text:p>37</text:p>
          </table:table-cell>
          <table:table-cell table:formula="of:=MOD(((([.C14]-[.G14])/85)-[.F14])/85;85)" office:value-type="float" office:value="69" calcext:value-type="float">
            <text:p>69</text:p>
          </table:table-cell>
          <table:table-cell table:formula="of:=MOD(([.C14]-[.G14])/85;85)" office:value-type="float" office:value="68" calcext:value-type="float">
            <text:p>68</text:p>
          </table:table-cell>
          <table:table-cell table:formula="of:=MOD([.C14];85)" office:value-type="float" office:value="84" calcext:value-type="float">
            <text:p>84</text:p>
          </table:table-cell>
          <table:table-cell table:formula="of:=COM.MICROSOFT.CONCAT(MID(&quot;0123456789ABCDEFGHJKLMNPQRSTUVWXYZabcdefghijklmnpqrstuvwxyz!#$%&amp;()*+-;&lt;=&gt;?@^_{}[]/\:&quot;&quot;&quot;&quot;&quot;;[.D14]+1;1);MID(&quot;0123456789ABCDEFGHJKLMNPQRSTUVWXYZabcdefghijklmnpqrstuvwxyz!#$%&amp;()*+-;&lt;=&gt;?@^_{}[]/\:&quot;&quot;&quot;&quot;&quot;;[.E14]+1;1);MID(&quot;0123456789ABCDEFGHJKLMNPQRSTUVWXYZabcdefghijklmnpqrstuvwxyz!#$%&amp;()*+-;&lt;=&gt;?@^_{}[]/\:&quot;&quot;&quot;&quot;&quot;;[.F14]+1;1);MID(&quot;0123456789ABCDEFGHJKLMNPQRSTUVWXYZabcdefghijklmnpqrstuvwxyz!#$%&amp;()*+-;&lt;=&gt;?@^_{}[]/\:&quot;&quot;&quot;&quot;&quot;;[.G14]+1;1))" office:value-type="string" office:string-value="d;-&quot;" calcext:value-type="string">
            <text:p>d;-"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1fb50e6c86fae1679ef3351296fd6713411a08cf8dd1790a4fd05fae8688164</text:p>
          </table:table-cell>
          <table:table-cell table:formula="of:=HEX2DEC(MID([.A15];1;8))+HEX2DEC(MID([.A15];9;8))+HEX2DEC(MID([.A15];17;8))+HEX2DEC(MID([.A15];25;8))+HEX2DEC(MID([.A15];33;8))+HEX2DEC(MID([.A15];41;8))+HEX2DEC(MID([.A15];49;8))+HEX2DEC(MID([.A15];57;8))" office:value-type="float" office:value="20537296952" calcext:value-type="float">
            <text:p>20537296952</text:p>
          </table:table-cell>
          <table:table-cell table:formula="of:= MOD([.B15];85^4)" office:value-type="float" office:value="22451327" calcext:value-type="float">
            <text:p>22451327</text:p>
          </table:table-cell>
          <table:table-cell table:formula="of:=MOD(((((([.C15]-[.G15])/85)-[.F15])/85)-[.E15])/85;85)" office:value-type="float" office:value="36" calcext:value-type="float">
            <text:p>36</text:p>
          </table:table-cell>
          <table:table-cell table:formula="of:=MOD(((([.C15]-[.G15])/85)-[.F15])/85;85)" office:value-type="float" office:value="47" calcext:value-type="float">
            <text:p>47</text:p>
          </table:table-cell>
          <table:table-cell table:formula="of:=MOD(([.C15]-[.G15])/85;85)" office:value-type="float" office:value="38" calcext:value-type="float">
            <text:p>38</text:p>
          </table:table-cell>
          <table:table-cell table:formula="of:=MOD([.C15];85)" office:value-type="float" office:value="22" calcext:value-type="float">
            <text:p>22</text:p>
          </table:table-cell>
          <table:table-cell table:formula="of:=COM.MICROSOFT.CONCAT(MID(&quot;0123456789ABCDEFGHJKLMNPQRSTUVWXYZabcdefghijklmnpqrstuvwxyz!#$%&amp;()*+-;&lt;=&gt;?@^_{}[]/\:&quot;&quot;&quot;&quot;&quot;;[.D15]+1;1);MID(&quot;0123456789ABCDEFGHJKLMNPQRSTUVWXYZabcdefghijklmnpqrstuvwxyz!#$%&amp;()*+-;&lt;=&gt;?@^_{}[]/\:&quot;&quot;&quot;&quot;&quot;;[.E15]+1;1);MID(&quot;0123456789ABCDEFGHJKLMNPQRSTUVWXYZabcdefghijklmnpqrstuvwxyz!#$%&amp;()*+-;&lt;=&gt;?@^_{}[]/\:&quot;&quot;&quot;&quot;&quot;;[.F15]+1;1);MID(&quot;0123456789ABCDEFGHJKLMNPQRSTUVWXYZabcdefghijklmnpqrstuvwxyz!#$%&amp;()*+-;&lt;=&gt;?@^_{}[]/\:&quot;&quot;&quot;&quot;&quot;;[.G15]+1;1))" office:value-type="string" office:string-value="cneN" calcext:value-type="string">
            <text:p>cn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a252402972f6057fa53cc172b52b9ffca698e18311facd0f3b06ecaaef79e17</text:p>
          </table:table-cell>
          <table:table-cell table:formula="of:=HEX2DEC(MID([.A16];1;8))+HEX2DEC(MID([.A16];9;8))+HEX2DEC(MID([.A16];17;8))+HEX2DEC(MID([.A16];25;8))+HEX2DEC(MID([.A16];33;8))+HEX2DEC(MID([.A16];41;8))+HEX2DEC(MID([.A16];49;8))+HEX2DEC(MID([.A16];57;8))" office:value-type="float" office:value="19145708088" calcext:value-type="float">
            <text:p>19145708088</text:p>
          </table:table-cell>
          <table:table-cell table:formula="of:= MOD([.B16];85^4)" office:value-type="float" office:value="40279338" calcext:value-type="float">
            <text:p>40279338</text:p>
          </table:table-cell>
          <table:table-cell table:formula="of:=MOD(((((([.C16]-[.G16])/85)-[.F16])/85)-[.E16])/85;85)" office:value-type="float" office:value="65" calcext:value-type="float">
            <text:p>65</text:p>
          </table:table-cell>
          <table:table-cell table:formula="of:=MOD(((([.C16]-[.G16])/85)-[.F16])/85;85)" office:value-type="float" office:value="49" calcext:value-type="float">
            <text:p>49</text:p>
          </table:table-cell>
          <table:table-cell table:formula="of:=MOD(([.C16]-[.G16])/85;85)" office:value-type="float" office:value="84" calcext:value-type="float">
            <text:p>84</text:p>
          </table:table-cell>
          <table:table-cell table:formula="of:=MOD([.C16];85)" office:value-type="float" office:value="48" calcext:value-type="float">
            <text:p>48</text:p>
          </table:table-cell>
          <table:table-cell table:formula="of:=COM.MICROSOFT.CONCAT(MID(&quot;0123456789ABCDEFGHJKLMNPQRSTUVWXYZabcdefghijklmnpqrstuvwxyz!#$%&amp;()*+-;&lt;=&gt;?@^_{}[]/\:&quot;&quot;&quot;&quot;&quot;;[.D16]+1;1);MID(&quot;0123456789ABCDEFGHJKLMNPQRSTUVWXYZabcdefghijklmnpqrstuvwxyz!#$%&amp;()*+-;&lt;=&gt;?@^_{}[]/\:&quot;&quot;&quot;&quot;&quot;;[.E16]+1;1);MID(&quot;0123456789ABCDEFGHJKLMNPQRSTUVWXYZabcdefghijklmnpqrstuvwxyz!#$%&amp;()*+-;&lt;=&gt;?@^_{}[]/\:&quot;&quot;&quot;&quot;&quot;;[.F16]+1;1);MID(&quot;0123456789ABCDEFGHJKLMNPQRSTUVWXYZabcdefghijklmnpqrstuvwxyz!#$%&amp;()*+-;&lt;=&gt;?@^_{}[]/\:&quot;&quot;&quot;&quot;&quot;;[.G16]+1;1))" office:value-type="string" office:string-value=")q&quot;p" calcext:value-type="string">
            <text:p>)q"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a92adbc0cee38ef658c71ce1b1bf8c65668f166bfb213644c895ccb1ad07a25</text:p>
          </table:table-cell>
          <table:table-cell table:formula="of:=HEX2DEC(MID([.A17];1;8))+HEX2DEC(MID([.A17];9;8))+HEX2DEC(MID([.A17];17;8))+HEX2DEC(MID([.A17];25;8))+HEX2DEC(MID([.A17];33;8))+HEX2DEC(MID([.A17];41;8))+HEX2DEC(MID([.A17];49;8))+HEX2DEC(MID([.A17];57;8))" office:value-type="float" office:value="11368541433" calcext:value-type="float">
            <text:p>11368541433</text:p>
          </table:table-cell>
          <table:table-cell table:formula="of:= MOD([.B17];85^4)" office:value-type="float" office:value="41005808" calcext:value-type="float">
            <text:p>41005808</text:p>
          </table:table-cell>
          <table:table-cell table:formula="of:=MOD(((((([.C17]-[.G17])/85)-[.F17])/85)-[.E17])/85;85)" office:value-type="float" office:value="66" calcext:value-type="float">
            <text:p>66</text:p>
          </table:table-cell>
          <table:table-cell table:formula="of:=MOD(((([.C17]-[.G17])/85)-[.F17])/85;85)" office:value-type="float" office:value="65" calcext:value-type="float">
            <text:p>65</text:p>
          </table:table-cell>
          <table:table-cell table:formula="of:=MOD(([.C17]-[.G17])/85;85)" office:value-type="float" office:value="46" calcext:value-type="float">
            <text:p>46</text:p>
          </table:table-cell>
          <table:table-cell table:formula="of:=MOD([.C17];85)" office:value-type="float" office:value="23" calcext:value-type="float">
            <text:p>23</text:p>
          </table:table-cell>
          <table:table-cell table:formula="of:=COM.MICROSOFT.CONCAT(MID(&quot;0123456789ABCDEFGHJKLMNPQRSTUVWXYZabcdefghijklmnpqrstuvwxyz!#$%&amp;()*+-;&lt;=&gt;?@^_{}[]/\:&quot;&quot;&quot;&quot;&quot;;[.D17]+1;1);MID(&quot;0123456789ABCDEFGHJKLMNPQRSTUVWXYZabcdefghijklmnpqrstuvwxyz!#$%&amp;()*+-;&lt;=&gt;?@^_{}[]/\:&quot;&quot;&quot;&quot;&quot;;[.E17]+1;1);MID(&quot;0123456789ABCDEFGHJKLMNPQRSTUVWXYZabcdefghijklmnpqrstuvwxyz!#$%&amp;()*+-;&lt;=&gt;?@^_{}[]/\:&quot;&quot;&quot;&quot;&quot;;[.F17]+1;1);MID(&quot;0123456789ABCDEFGHJKLMNPQRSTUVWXYZabcdefghijklmnpqrstuvwxyz!#$%&amp;()*+-;&lt;=&gt;?@^_{}[]/\:&quot;&quot;&quot;&quot;&quot;;[.G17]+1;1))" office:value-type="string" office:string-value="*)mP" calcext:value-type="string">
            <text:p>*)m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38903180cc104ec2c5d8b3f20c5bc61b389ec0a967df8cc208cdc7cd454174f</text:p>
          </table:table-cell>
          <table:table-cell table:formula="of:=HEX2DEC(MID([.A18];1;8))+HEX2DEC(MID([.A18];9;8))+HEX2DEC(MID([.A18];17;8))+HEX2DEC(MID([.A18];25;8))+HEX2DEC(MID([.A18];33;8))+HEX2DEC(MID([.A18];41;8))+HEX2DEC(MID([.A18];49;8))+HEX2DEC(MID([.A18];57;8))" office:value-type="float" office:value="11749697605" calcext:value-type="float">
            <text:p>11749697605</text:p>
          </table:table-cell>
          <table:table-cell table:formula="of:= MOD([.B18];85^4)" office:value-type="float" office:value="4556980" calcext:value-type="float">
            <text:p>4556980</text:p>
          </table:table-cell>
          <table:table-cell table:formula="of:=MOD(((((([.C18]-[.G18])/85)-[.F18])/85)-[.E18])/85;85)" office:value-type="float" office:value="7" calcext:value-type="float">
            <text:p>7</text:p>
          </table:table-cell>
          <table:table-cell table:formula="of:=MOD(((([.C18]-[.G18])/85)-[.F18])/85;85)" office:value-type="float" office:value="35" calcext:value-type="float">
            <text:p>35</text:p>
          </table:table-cell>
          <table:table-cell table:formula="of:=MOD(([.C18]-[.G18])/85;85)" office:value-type="float" office:value="61" calcext:value-type="float">
            <text:p>61</text:p>
          </table:table-cell>
          <table:table-cell table:formula="of:=MOD([.C18];85)" office:value-type="float" office:value="45" calcext:value-type="float">
            <text:p>45</text:p>
          </table:table-cell>
          <table:table-cell table:formula="of:=COM.MICROSOFT.CONCAT(MID(&quot;0123456789ABCDEFGHJKLMNPQRSTUVWXYZabcdefghijklmnpqrstuvwxyz!#$%&amp;()*+-;&lt;=&gt;?@^_{}[]/\:&quot;&quot;&quot;&quot;&quot;;[.D18]+1;1);MID(&quot;0123456789ABCDEFGHJKLMNPQRSTUVWXYZabcdefghijklmnpqrstuvwxyz!#$%&amp;()*+-;&lt;=&gt;?@^_{}[]/\:&quot;&quot;&quot;&quot;&quot;;[.E18]+1;1);MID(&quot;0123456789ABCDEFGHJKLMNPQRSTUVWXYZabcdefghijklmnpqrstuvwxyz!#$%&amp;()*+-;&lt;=&gt;?@^_{}[]/\:&quot;&quot;&quot;&quot;&quot;;[.F18]+1;1);MID(&quot;0123456789ABCDEFGHJKLMNPQRSTUVWXYZabcdefghijklmnpqrstuvwxyz!#$%&amp;()*+-;&lt;=&gt;?@^_{}[]/\:&quot;&quot;&quot;&quot;&quot;;[.G18]+1;1))" office:value-type="string" office:string-value="7b$l" calcext:value-type="string">
            <text:p>7b$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6c21e8d260fe71882debdb339d2402a2ca7648529bc2303f48649bce0380017</text:p>
          </table:table-cell>
          <table:table-cell table:formula="of:=HEX2DEC(MID([.A19];1;8))+HEX2DEC(MID([.A19];9;8))+HEX2DEC(MID([.A19];17;8))+HEX2DEC(MID([.A19];25;8))+HEX2DEC(MID([.A19];33;8))+HEX2DEC(MID([.A19];41;8))+HEX2DEC(MID([.A19];49;8))+HEX2DEC(MID([.A19];57;8))" office:value-type="float" office:value="16989344989" calcext:value-type="float">
            <text:p>16989344989</text:p>
          </table:table-cell>
          <table:table-cell table:formula="of:= MOD([.B19];85^4)" office:value-type="float" office:value="24141864" calcext:value-type="float">
            <text:p>24141864</text:p>
          </table:table-cell>
          <table:table-cell table:formula="of:=MOD(((((([.C19]-[.G19])/85)-[.F19])/85)-[.E19])/85;85)" office:value-type="float" office:value="39" calcext:value-type="float">
            <text:p>39</text:p>
          </table:table-cell>
          <table:table-cell table:formula="of:=MOD(((([.C19]-[.G19])/85)-[.F19])/85;85)" office:value-type="float" office:value="26" calcext:value-type="float">
            <text:p>26</text:p>
          </table:table-cell>
          <table:table-cell table:formula="of:=MOD(([.C19]-[.G19])/85;85)" office:value-type="float" office:value="36" calcext:value-type="float">
            <text:p>36</text:p>
          </table:table-cell>
          <table:table-cell table:formula="of:=MOD([.C19];85)" office:value-type="float" office:value="79" calcext:value-type="float">
            <text:p>79</text:p>
          </table:table-cell>
          <table:table-cell table:formula="of:=COM.MICROSOFT.CONCAT(MID(&quot;0123456789ABCDEFGHJKLMNPQRSTUVWXYZabcdefghijklmnpqrstuvwxyz!#$%&amp;()*+-;&lt;=&gt;?@^_{}[]/\:&quot;&quot;&quot;&quot;&quot;;[.D19]+1;1);MID(&quot;0123456789ABCDEFGHJKLMNPQRSTUVWXYZabcdefghijklmnpqrstuvwxyz!#$%&amp;()*+-;&lt;=&gt;?@^_{}[]/\:&quot;&quot;&quot;&quot;&quot;;[.E19]+1;1);MID(&quot;0123456789ABCDEFGHJKLMNPQRSTUVWXYZabcdefghijklmnpqrstuvwxyz!#$%&amp;()*+-;&lt;=&gt;?@^_{}[]/\:&quot;&quot;&quot;&quot;&quot;;[.F19]+1;1);MID(&quot;0123456789ABCDEFGHJKLMNPQRSTUVWXYZabcdefghijklmnpqrstuvwxyz!#$%&amp;()*+-;&lt;=&gt;?@^_{}[]/\:&quot;&quot;&quot;&quot;&quot;;[.G19]+1;1))" office:value-type="string" office:string-value="fSc[" calcext:value-type="string">
            <text:p>fSc[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4183f4323f377b737433a1e98229ead0fdc686f93bab057ecb612daa94002b5</text:p>
          </table:table-cell>
          <table:table-cell table:formula="of:=HEX2DEC(MID([.A20];1;8))+HEX2DEC(MID([.A20];9;8))+HEX2DEC(MID([.A20];17;8))+HEX2DEC(MID([.A20];25;8))+HEX2DEC(MID([.A20];33;8))+HEX2DEC(MID([.A20];41;8))+HEX2DEC(MID([.A20];49;8))+HEX2DEC(MID([.A20];57;8))" office:value-type="float" office:value="15049080346" calcext:value-type="float">
            <text:p>15049080346</text:p>
          </table:table-cell>
          <table:table-cell table:formula="of:= MOD([.B20];85^4)" office:value-type="float" office:value="15300346" calcext:value-type="float">
            <text:p>15300346</text:p>
          </table:table-cell>
          <table:table-cell table:formula="of:=MOD(((((([.C20]-[.G20])/85)-[.F20])/85)-[.E20])/85;85)" office:value-type="float" office:value="24" calcext:value-type="float">
            <text:p>24</text:p>
          </table:table-cell>
          <table:table-cell table:formula="of:=MOD(((([.C20]-[.G20])/85)-[.F20])/85;85)" office:value-type="float" office:value="77" calcext:value-type="float">
            <text:p>77</text:p>
          </table:table-cell>
          <table:table-cell table:formula="of:=MOD(([.C20]-[.G20])/85;85)" office:value-type="float" office:value="59" calcext:value-type="float">
            <text:p>59</text:p>
          </table:table-cell>
          <table:table-cell table:formula="of:=MOD([.C20];85)" office:value-type="float" office:value="6" calcext:value-type="float">
            <text:p>6</text:p>
          </table:table-cell>
          <table:table-cell table:formula="of:=COM.MICROSOFT.CONCAT(MID(&quot;0123456789ABCDEFGHJKLMNPQRSTUVWXYZabcdefghijklmnpqrstuvwxyz!#$%&amp;()*+-;&lt;=&gt;?@^_{}[]/\:&quot;&quot;&quot;&quot;&quot;;[.D20]+1;1);MID(&quot;0123456789ABCDEFGHJKLMNPQRSTUVWXYZabcdefghijklmnpqrstuvwxyz!#$%&amp;()*+-;&lt;=&gt;?@^_{}[]/\:&quot;&quot;&quot;&quot;&quot;;[.E20]+1;1);MID(&quot;0123456789ABCDEFGHJKLMNPQRSTUVWXYZabcdefghijklmnpqrstuvwxyz!#$%&amp;()*+-;&lt;=&gt;?@^_{}[]/\:&quot;&quot;&quot;&quot;&quot;;[.F20]+1;1);MID(&quot;0123456789ABCDEFGHJKLMNPQRSTUVWXYZabcdefghijklmnpqrstuvwxyz!#$%&amp;()*+-;&lt;=&gt;?@^_{}[]/\:&quot;&quot;&quot;&quot;&quot;;[.G20]+1;1))" office:value-type="string" office:string-value="Q{!6" calcext:value-type="string">
            <text:p>Q{!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ee29791fc17e986b97128845622b077fb45e349fdb80523fac9dba879b4ad60</text:p>
          </table:table-cell>
          <table:table-cell table:formula="of:=HEX2DEC(MID([.A21];1;8))+HEX2DEC(MID([.A21];9;8))+HEX2DEC(MID([.A21];17;8))+HEX2DEC(MID([.A21];25;8))+HEX2DEC(MID([.A21];33;8))+HEX2DEC(MID([.A21];41;8))+HEX2DEC(MID([.A21];49;8))+HEX2DEC(MID([.A21];57;8))" office:value-type="float" office:value="25636293510" calcext:value-type="float">
            <text:p>25636293510</text:p>
          </table:table-cell>
          <table:table-cell table:formula="of:= MOD([.B21];85^4)" office:value-type="float" office:value="5786635" calcext:value-type="float">
            <text:p>5786635</text:p>
          </table:table-cell>
          <table:table-cell table:formula="of:=MOD(((((([.C21]-[.G21])/85)-[.F21])/85)-[.E21])/85;85)" office:value-type="float" office:value="9" calcext:value-type="float">
            <text:p>9</text:p>
          </table:table-cell>
          <table:table-cell table:formula="of:=MOD(((([.C21]-[.G21])/85)-[.F21])/85;85)" office:value-type="float" office:value="35" calcext:value-type="float">
            <text:p>35</text:p>
          </table:table-cell>
          <table:table-cell table:formula="of:=MOD(([.C21]-[.G21])/85;85)" office:value-type="float" office:value="78" calcext:value-type="float">
            <text:p>78</text:p>
          </table:table-cell>
          <table:table-cell table:formula="of:=MOD([.C21];85)" office:value-type="float" office:value="5" calcext:value-type="float">
            <text:p>5</text:p>
          </table:table-cell>
          <table:table-cell table:formula="of:=COM.MICROSOFT.CONCAT(MID(&quot;0123456789ABCDEFGHJKLMNPQRSTUVWXYZabcdefghijklmnpqrstuvwxyz!#$%&amp;()*+-;&lt;=&gt;?@^_{}[]/\:&quot;&quot;&quot;&quot;&quot;;[.D21]+1;1);MID(&quot;0123456789ABCDEFGHJKLMNPQRSTUVWXYZabcdefghijklmnpqrstuvwxyz!#$%&amp;()*+-;&lt;=&gt;?@^_{}[]/\:&quot;&quot;&quot;&quot;&quot;;[.E21]+1;1);MID(&quot;0123456789ABCDEFGHJKLMNPQRSTUVWXYZabcdefghijklmnpqrstuvwxyz!#$%&amp;()*+-;&lt;=&gt;?@^_{}[]/\:&quot;&quot;&quot;&quot;&quot;;[.F21]+1;1);MID(&quot;0123456789ABCDEFGHJKLMNPQRSTUVWXYZabcdefghijklmnpqrstuvwxyz!#$%&amp;()*+-;&lt;=&gt;?@^_{}[]/\:&quot;&quot;&quot;&quot;&quot;;[.G21]+1;1))" office:value-type="string" office:string-value="9b}5" calcext:value-type="string">
            <text:p>9b}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9742eb8ee320e006666aef25ae9aeed948247f3125c9cafa7cf97b7e7467dd5</text:p>
          </table:table-cell>
          <table:table-cell table:formula="of:=HEX2DEC(MID([.A22];1;8))+HEX2DEC(MID([.A22];9;8))+HEX2DEC(MID([.A22];17;8))+HEX2DEC(MID([.A22];25;8))+HEX2DEC(MID([.A22];33;8))+HEX2DEC(MID([.A22];41;8))+HEX2DEC(MID([.A22];49;8))+HEX2DEC(MID([.A22];57;8))" office:value-type="float" office:value="19577672901" calcext:value-type="float">
            <text:p>19577672901</text:p>
          </table:table-cell>
          <table:table-cell table:formula="of:= MOD([.B22];85^4)" office:value-type="float" office:value="2438526" calcext:value-type="float">
            <text:p>2438526</text:p>
          </table:table-cell>
          <table:table-cell table:formula="of:=MOD(((((([.C22]-[.G22])/85)-[.F22])/85)-[.E22])/85;85)" office:value-type="float" office:value="3" calcext:value-type="float">
            <text:p>3</text:p>
          </table:table-cell>
          <table:table-cell table:formula="of:=MOD(((([.C22]-[.G22])/85)-[.F22])/85;85)" office:value-type="float" office:value="82" calcext:value-type="float">
            <text:p>82</text:p>
          </table:table-cell>
          <table:table-cell table:formula="of:=MOD(([.C22]-[.G22])/85;85)" office:value-type="float" office:value="43" calcext:value-type="float">
            <text:p>43</text:p>
          </table:table-cell>
          <table:table-cell table:formula="of:=MOD([.C22];85)" office:value-type="float" office:value="46" calcext:value-type="float">
            <text:p>46</text:p>
          </table:table-cell>
          <table:table-cell table:formula="of:=COM.MICROSOFT.CONCAT(MID(&quot;0123456789ABCDEFGHJKLMNPQRSTUVWXYZabcdefghijklmnpqrstuvwxyz!#$%&amp;()*+-;&lt;=&gt;?@^_{}[]/\:&quot;&quot;&quot;&quot;&quot;;[.D22]+1;1);MID(&quot;0123456789ABCDEFGHJKLMNPQRSTUVWXYZabcdefghijklmnpqrstuvwxyz!#$%&amp;()*+-;&lt;=&gt;?@^_{}[]/\:&quot;&quot;&quot;&quot;&quot;;[.E22]+1;1);MID(&quot;0123456789ABCDEFGHJKLMNPQRSTUVWXYZabcdefghijklmnpqrstuvwxyz!#$%&amp;()*+-;&lt;=&gt;?@^_{}[]/\:&quot;&quot;&quot;&quot;&quot;;[.F22]+1;1);MID(&quot;0123456789ABCDEFGHJKLMNPQRSTUVWXYZabcdefghijklmnpqrstuvwxyz!#$%&amp;()*+-;&lt;=&gt;?@^_{}[]/\:&quot;&quot;&quot;&quot;&quot;;[.G22]+1;1))" office:value-type="string" office:string-value="3\jm" calcext:value-type="string">
            <text:p>3\j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78796307535df3ec8d8b15a2e2dc5641419c3d3060cfe32238c0fa973f7aa3</text:p>
          </table:table-cell>
          <table:table-cell table:formula="of:=HEX2DEC(MID([.A23];1;8))+HEX2DEC(MID([.A23];9;8))+HEX2DEC(MID([.A23];17;8))+HEX2DEC(MID([.A23];25;8))+HEX2DEC(MID([.A23];33;8))+HEX2DEC(MID([.A23];41;8))+HEX2DEC(MID([.A23];49;8))+HEX2DEC(MID([.A23];57;8))" office:value-type="float" office:value="13242918526" calcext:value-type="float">
            <text:p>13242918526</text:p>
          </table:table-cell>
          <table:table-cell table:formula="of:= MOD([.B23];85^4)" office:value-type="float" office:value="36160401" calcext:value-type="float">
            <text:p>36160401</text:p>
          </table:table-cell>
          <table:table-cell table:formula="of:=MOD(((((([.C23]-[.G23])/85)-[.F23])/85)-[.E23])/85;85)" office:value-type="float" office:value="58" calcext:value-type="float">
            <text:p>58</text:p>
          </table:table-cell>
          <table:table-cell table:formula="of:=MOD(((([.C23]-[.G23])/85)-[.F23])/85;85)" office:value-type="float" office:value="74" calcext:value-type="float">
            <text:p>74</text:p>
          </table:table-cell>
          <table:table-cell table:formula="of:=MOD(([.C23]-[.G23])/85;85)" office:value-type="float" office:value="76" calcext:value-type="float">
            <text:p>76</text:p>
          </table:table-cell>
          <table:table-cell table:formula="of:=MOD([.C23];85)" office:value-type="float" office:value="41" calcext:value-type="float">
            <text:p>41</text:p>
          </table:table-cell>
          <table:table-cell table:formula="of:=COM.MICROSOFT.CONCAT(MID(&quot;0123456789ABCDEFGHJKLMNPQRSTUVWXYZabcdefghijklmnpqrstuvwxyz!#$%&amp;()*+-;&lt;=&gt;?@^_{}[]/\:&quot;&quot;&quot;&quot;&quot;;[.D23]+1;1);MID(&quot;0123456789ABCDEFGHJKLMNPQRSTUVWXYZabcdefghijklmnpqrstuvwxyz!#$%&amp;()*+-;&lt;=&gt;?@^_{}[]/\:&quot;&quot;&quot;&quot;&quot;;[.E23]+1;1);MID(&quot;0123456789ABCDEFGHJKLMNPQRSTUVWXYZabcdefghijklmnpqrstuvwxyz!#$%&amp;()*+-;&lt;=&gt;?@^_{}[]/\:&quot;&quot;&quot;&quot;&quot;;[.F23]+1;1);MID(&quot;0123456789ABCDEFGHJKLMNPQRSTUVWXYZabcdefghijklmnpqrstuvwxyz!#$%&amp;()*+-;&lt;=&gt;?@^_{}[]/\:&quot;&quot;&quot;&quot;&quot;;[.G23]+1;1))" office:value-type="string" office:string-value="z@_h" calcext:value-type="string">
            <text:p>z@_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e2ae11dad0616f66bbb2b6e6556f580bb987fd911d7132aa6bee2bfc7cc7b52</text:p>
          </table:table-cell>
          <table:table-cell table:formula="of:=HEX2DEC(MID([.A24];1;8))+HEX2DEC(MID([.A24];9;8))+HEX2DEC(MID([.A24];17;8))+HEX2DEC(MID([.A24];25;8))+HEX2DEC(MID([.A24];33;8))+HEX2DEC(MID([.A24];41;8))+HEX2DEC(MID([.A24];49;8))+HEX2DEC(MID([.A24];57;8))" office:value-type="float" office:value="17855023637" calcext:value-type="float">
            <text:p>17855023637</text:p>
          </table:table-cell>
          <table:table-cell table:formula="of:= MOD([.B24];85^4)" office:value-type="float" office:value="2409887" calcext:value-type="float">
            <text:p>2409887</text:p>
          </table:table-cell>
          <table:table-cell table:formula="of:=MOD(((((([.C24]-[.G24])/85)-[.F24])/85)-[.E24])/85;85)" office:value-type="float" office:value="3" calcext:value-type="float">
            <text:p>3</text:p>
          </table:table-cell>
          <table:table-cell table:formula="of:=MOD(((([.C24]-[.G24])/85)-[.F24])/85;85)" office:value-type="float" office:value="78" calcext:value-type="float">
            <text:p>78</text:p>
          </table:table-cell>
          <table:table-cell table:formula="of:=MOD(([.C24]-[.G24])/85;85)" office:value-type="float" office:value="46" calcext:value-type="float">
            <text:p>46</text:p>
          </table:table-cell>
          <table:table-cell table:formula="of:=MOD([.C24];85)" office:value-type="float" office:value="52" calcext:value-type="float">
            <text:p>52</text:p>
          </table:table-cell>
          <table:table-cell table:formula="of:=COM.MICROSOFT.CONCAT(MID(&quot;0123456789ABCDEFGHJKLMNPQRSTUVWXYZabcdefghijklmnpqrstuvwxyz!#$%&amp;()*+-;&lt;=&gt;?@^_{}[]/\:&quot;&quot;&quot;&quot;&quot;;[.D24]+1;1);MID(&quot;0123456789ABCDEFGHJKLMNPQRSTUVWXYZabcdefghijklmnpqrstuvwxyz!#$%&amp;()*+-;&lt;=&gt;?@^_{}[]/\:&quot;&quot;&quot;&quot;&quot;;[.E24]+1;1);MID(&quot;0123456789ABCDEFGHJKLMNPQRSTUVWXYZabcdefghijklmnpqrstuvwxyz!#$%&amp;()*+-;&lt;=&gt;?@^_{}[]/\:&quot;&quot;&quot;&quot;&quot;;[.F24]+1;1);MID(&quot;0123456789ABCDEFGHJKLMNPQRSTUVWXYZabcdefghijklmnpqrstuvwxyz!#$%&amp;()*+-;&lt;=&gt;?@^_{}[]/\:&quot;&quot;&quot;&quot;&quot;;[.G24]+1;1))" office:value-type="string" office:string-value="3}mt" calcext:value-type="string">
            <text:p>3}m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14b4987904bcb5814e4459a057ed4d20f58a633152288a761214dcd28780b56</text:p>
          </table:table-cell>
          <table:table-cell table:formula="of:=HEX2DEC(MID([.A25];1;8))+HEX2DEC(MID([.A25];9;8))+HEX2DEC(MID([.A25];17;8))+HEX2DEC(MID([.A25];25;8))+HEX2DEC(MID([.A25];33;8))+HEX2DEC(MID([.A25];41;8))+HEX2DEC(MID([.A25];49;8))+HEX2DEC(MID([.A25];57;8))" office:value-type="float" office:value="9832413000" calcext:value-type="float">
            <text:p>9832413000</text:p>
          </table:table-cell>
          <table:table-cell table:formula="of:= MOD([.B25];85^4)" office:value-type="float" office:value="18695500" calcext:value-type="float">
            <text:p>18695500</text:p>
          </table:table-cell>
          <table:table-cell table:formula="of:=MOD(((((([.C25]-[.G25])/85)-[.F25])/85)-[.E25])/85;85)" office:value-type="float" office:value="30" calcext:value-type="float">
            <text:p>30</text:p>
          </table:table-cell>
          <table:table-cell table:formula="of:=MOD(((([.C25]-[.G25])/85)-[.F25])/85;85)" office:value-type="float" office:value="37" calcext:value-type="float">
            <text:p>37</text:p>
          </table:table-cell>
          <table:table-cell table:formula="of:=MOD(([.C25]-[.G25])/85;85)" office:value-type="float" office:value="52" calcext:value-type="float">
            <text:p>52</text:p>
          </table:table-cell>
          <table:table-cell table:formula="of:=MOD([.C25];85)" office:value-type="float" office:value="5" calcext:value-type="float">
            <text:p>5</text:p>
          </table:table-cell>
          <table:table-cell table:formula="of:=COM.MICROSOFT.CONCAT(MID(&quot;0123456789ABCDEFGHJKLMNPQRSTUVWXYZabcdefghijklmnpqrstuvwxyz!#$%&amp;()*+-;&lt;=&gt;?@^_{}[]/\:&quot;&quot;&quot;&quot;&quot;;[.D25]+1;1);MID(&quot;0123456789ABCDEFGHJKLMNPQRSTUVWXYZabcdefghijklmnpqrstuvwxyz!#$%&amp;()*+-;&lt;=&gt;?@^_{}[]/\:&quot;&quot;&quot;&quot;&quot;;[.E25]+1;1);MID(&quot;0123456789ABCDEFGHJKLMNPQRSTUVWXYZabcdefghijklmnpqrstuvwxyz!#$%&amp;()*+-;&lt;=&gt;?@^_{}[]/\:&quot;&quot;&quot;&quot;&quot;;[.F25]+1;1);MID(&quot;0123456789ABCDEFGHJKLMNPQRSTUVWXYZabcdefghijklmnpqrstuvwxyz!#$%&amp;()*+-;&lt;=&gt;?@^_{}[]/\:&quot;&quot;&quot;&quot;&quot;;[.G25]+1;1))" office:value-type="string" office:string-value="Wdt5" calcext:value-type="string">
            <text:p>Wdt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76320a2a08267b4c026d06573bba408ea68841e73cdc20e62cce59de165ece3</text:p>
          </table:table-cell>
          <table:table-cell table:formula="of:=HEX2DEC(MID([.A26];1;8))+HEX2DEC(MID([.A26];9;8))+HEX2DEC(MID([.A26];17;8))+HEX2DEC(MID([.A26];25;8))+HEX2DEC(MID([.A26];33;8))+HEX2DEC(MID([.A26];41;8))+HEX2DEC(MID([.A26];49;8))+HEX2DEC(MID([.A26];57;8))" office:value-type="float" office:value="19297015151" calcext:value-type="float">
            <text:p>19297015151</text:p>
          </table:table-cell>
          <table:table-cell table:formula="of:= MOD([.B26];85^4)" office:value-type="float" office:value="34984526" calcext:value-type="float">
            <text:p>34984526</text:p>
          </table:table-cell>
          <table:table-cell table:formula="of:=MOD(((((([.C26]-[.G26])/85)-[.F26])/85)-[.E26])/85;85)" office:value-type="float" office:value="56" calcext:value-type="float">
            <text:p>56</text:p>
          </table:table-cell>
          <table:table-cell table:formula="of:=MOD(((([.C26]-[.G26])/85)-[.F26])/85;85)" office:value-type="float" office:value="82" calcext:value-type="float">
            <text:p>82</text:p>
          </table:table-cell>
          <table:table-cell table:formula="of:=MOD(([.C26]-[.G26])/85;85)" office:value-type="float" office:value="12" calcext:value-type="float">
            <text:p>12</text:p>
          </table:table-cell>
          <table:table-cell table:formula="of:=MOD([.C26];85)" office:value-type="float" office:value="56" calcext:value-type="float">
            <text:p>56</text:p>
          </table:table-cell>
          <table:table-cell table:formula="of:=COM.MICROSOFT.CONCAT(MID(&quot;0123456789ABCDEFGHJKLMNPQRSTUVWXYZabcdefghijklmnpqrstuvwxyz!#$%&amp;()*+-;&lt;=&gt;?@^_{}[]/\:&quot;&quot;&quot;&quot;&quot;;[.D26]+1;1);MID(&quot;0123456789ABCDEFGHJKLMNPQRSTUVWXYZabcdefghijklmnpqrstuvwxyz!#$%&amp;()*+-;&lt;=&gt;?@^_{}[]/\:&quot;&quot;&quot;&quot;&quot;;[.E26]+1;1);MID(&quot;0123456789ABCDEFGHJKLMNPQRSTUVWXYZabcdefghijklmnpqrstuvwxyz!#$%&amp;()*+-;&lt;=&gt;?@^_{}[]/\:&quot;&quot;&quot;&quot;&quot;;[.F26]+1;1);MID(&quot;0123456789ABCDEFGHJKLMNPQRSTUVWXYZabcdefghijklmnpqrstuvwxyz!#$%&amp;()*+-;&lt;=&gt;?@^_{}[]/\:&quot;&quot;&quot;&quot;&quot;;[.G26]+1;1))" office:value-type="string" office:string-value="x\Cx" calcext:value-type="string">
            <text:p>x\C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8ca3fba3b7e864770cb61aeb306d4bd4354b68ab4dd38450860c5d823e42a53</text:p>
          </table:table-cell>
          <table:table-cell table:formula="of:=HEX2DEC(MID([.A27];1;8))+HEX2DEC(MID([.A27];9;8))+HEX2DEC(MID([.A27];17;8))+HEX2DEC(MID([.A27];25;8))+HEX2DEC(MID([.A27];33;8))+HEX2DEC(MID([.A27];41;8))+HEX2DEC(MID([.A27];49;8))+HEX2DEC(MID([.A27];57;8))" office:value-type="float" office:value="12558916454" calcext:value-type="float">
            <text:p>12558916454</text:p>
          </table:table-cell>
          <table:table-cell table:formula="of:= MOD([.B27];85^4)" office:value-type="float" office:value="30766454" calcext:value-type="float">
            <text:p>30766454</text:p>
          </table:table-cell>
          <table:table-cell table:formula="of:=MOD(((((([.C27]-[.G27])/85)-[.F27])/85)-[.E27])/85;85)" office:value-type="float" office:value="50" calcext:value-type="float">
            <text:p>50</text:p>
          </table:table-cell>
          <table:table-cell table:formula="of:=MOD(((([.C27]-[.G27])/85)-[.F27])/85;85)" office:value-type="float" office:value="8" calcext:value-type="float">
            <text:p>8</text:p>
          </table:table-cell>
          <table:table-cell table:formula="of:=MOD(([.C27]-[.G27])/85;85)" office:value-type="float" office:value="28" calcext:value-type="float">
            <text:p>28</text:p>
          </table:table-cell>
          <table:table-cell table:formula="of:=MOD([.C27];85)" office:value-type="float" office:value="24" calcext:value-type="float">
            <text:p>24</text:p>
          </table:table-cell>
          <table:table-cell table:formula="of:=COM.MICROSOFT.CONCAT(MID(&quot;0123456789ABCDEFGHJKLMNPQRSTUVWXYZabcdefghijklmnpqrstuvwxyz!#$%&amp;()*+-;&lt;=&gt;?@^_{}[]/\:&quot;&quot;&quot;&quot;&quot;;[.D27]+1;1);MID(&quot;0123456789ABCDEFGHJKLMNPQRSTUVWXYZabcdefghijklmnpqrstuvwxyz!#$%&amp;()*+-;&lt;=&gt;?@^_{}[]/\:&quot;&quot;&quot;&quot;&quot;;[.E27]+1;1);MID(&quot;0123456789ABCDEFGHJKLMNPQRSTUVWXYZabcdefghijklmnpqrstuvwxyz!#$%&amp;()*+-;&lt;=&gt;?@^_{}[]/\:&quot;&quot;&quot;&quot;&quot;;[.F27]+1;1);MID(&quot;0123456789ABCDEFGHJKLMNPQRSTUVWXYZabcdefghijklmnpqrstuvwxyz!#$%&amp;()*+-;&lt;=&gt;?@^_{}[]/\:&quot;&quot;&quot;&quot;&quot;;[.G27]+1;1))" office:value-type="string" office:string-value="r8UQ" calcext:value-type="string">
            <text:p>r8UQ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4aeb9975f234becd55bb4635e6e2f2da7a6b7bf0a896f0c07763bdfbfb31420</text:p>
          </table:table-cell>
          <table:table-cell table:formula="of:=HEX2DEC(MID([.A28];1;8))+HEX2DEC(MID([.A28];9;8))+HEX2DEC(MID([.A28];17;8))+HEX2DEC(MID([.A28];25;8))+HEX2DEC(MID([.A28];33;8))+HEX2DEC(MID([.A28];41;8))+HEX2DEC(MID([.A28];49;8))+HEX2DEC(MID([.A28];57;8))" office:value-type="float" office:value="14780030941" calcext:value-type="float">
            <text:p>14780030941</text:p>
          </table:table-cell>
          <table:table-cell table:formula="of:= MOD([.B28];85^4)" office:value-type="float" office:value="7254066" calcext:value-type="float">
            <text:p>7254066</text:p>
          </table:table-cell>
          <table:table-cell table:formula="of:=MOD(((((([.C28]-[.G28])/85)-[.F28])/85)-[.E28])/85;85)" office:value-type="float" office:value="11" calcext:value-type="float">
            <text:p>11</text:p>
          </table:table-cell>
          <table:table-cell table:formula="of:=MOD(((([.C28]-[.G28])/85)-[.F28])/85;85)" office:value-type="float" office:value="69" calcext:value-type="float">
            <text:p>69</text:p>
          </table:table-cell>
          <table:table-cell table:formula="of:=MOD(([.C28]-[.G28])/85;85)" office:value-type="float" office:value="1" calcext:value-type="float">
            <text:p>1</text:p>
          </table:table-cell>
          <table:table-cell table:formula="of:=MOD([.C28];85)" office:value-type="float" office:value="81" calcext:value-type="float">
            <text:p>81</text:p>
          </table:table-cell>
          <table:table-cell table:formula="of:=COM.MICROSOFT.CONCAT(MID(&quot;0123456789ABCDEFGHJKLMNPQRSTUVWXYZabcdefghijklmnpqrstuvwxyz!#$%&amp;()*+-;&lt;=&gt;?@^_{}[]/\:&quot;&quot;&quot;&quot;&quot;;[.D28]+1;1);MID(&quot;0123456789ABCDEFGHJKLMNPQRSTUVWXYZabcdefghijklmnpqrstuvwxyz!#$%&amp;()*+-;&lt;=&gt;?@^_{}[]/\:&quot;&quot;&quot;&quot;&quot;;[.E28]+1;1);MID(&quot;0123456789ABCDEFGHJKLMNPQRSTUVWXYZabcdefghijklmnpqrstuvwxyz!#$%&amp;()*+-;&lt;=&gt;?@^_{}[]/\:&quot;&quot;&quot;&quot;&quot;;[.F28]+1;1);MID(&quot;0123456789ABCDEFGHJKLMNPQRSTUVWXYZabcdefghijklmnpqrstuvwxyz!#$%&amp;()*+-;&lt;=&gt;?@^_{}[]/\:&quot;&quot;&quot;&quot;&quot;;[.G28]+1;1))" office:value-type="string" office:string-value="B;1/" calcext:value-type="string">
            <text:p>B;1/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d2add851bf39edcc6b5e830930f962db7e19dffa2cab8610eed551eda6c302</text:p>
          </table:table-cell>
          <table:table-cell table:formula="of:=HEX2DEC(MID([.A29];1;8))+HEX2DEC(MID([.A29];9;8))+HEX2DEC(MID([.A29];17;8))+HEX2DEC(MID([.A29];25;8))+HEX2DEC(MID([.A29];33;8))+HEX2DEC(MID([.A29];41;8))+HEX2DEC(MID([.A29];49;8))+HEX2DEC(MID([.A29];57;8))" office:value-type="float" office:value="17656880482" calcext:value-type="float">
            <text:p>17656880482</text:p>
          </table:table-cell>
          <table:table-cell table:formula="of:= MOD([.B29];85^4)" office:value-type="float" office:value="13069232" calcext:value-type="float">
            <text:p>13069232</text:p>
          </table:table-cell>
          <table:table-cell table:formula="of:=MOD(((((([.C29]-[.G29])/85)-[.F29])/85)-[.E29])/85;85)" office:value-type="float" office:value="21" calcext:value-type="float">
            <text:p>21</text:p>
          </table:table-cell>
          <table:table-cell table:formula="of:=MOD(((([.C29]-[.G29])/85)-[.F29])/85;85)" office:value-type="float" office:value="23" calcext:value-type="float">
            <text:p>23</text:p>
          </table:table-cell>
          <table:table-cell table:formula="of:=MOD(([.C29]-[.G29])/85;85)" office:value-type="float" office:value="75" calcext:value-type="float">
            <text:p>75</text:p>
          </table:table-cell>
          <table:table-cell table:formula="of:=MOD([.C29];85)" office:value-type="float" office:value="57" calcext:value-type="float">
            <text:p>57</text:p>
          </table:table-cell>
          <table:table-cell table:formula="of:=COM.MICROSOFT.CONCAT(MID(&quot;0123456789ABCDEFGHJKLMNPQRSTUVWXYZabcdefghijklmnpqrstuvwxyz!#$%&amp;()*+-;&lt;=&gt;?@^_{}[]/\:&quot;&quot;&quot;&quot;&quot;;[.D29]+1;1);MID(&quot;0123456789ABCDEFGHJKLMNPQRSTUVWXYZabcdefghijklmnpqrstuvwxyz!#$%&amp;()*+-;&lt;=&gt;?@^_{}[]/\:&quot;&quot;&quot;&quot;&quot;;[.E29]+1;1);MID(&quot;0123456789ABCDEFGHJKLMNPQRSTUVWXYZabcdefghijklmnpqrstuvwxyz!#$%&amp;()*+-;&lt;=&gt;?@^_{}[]/\:&quot;&quot;&quot;&quot;&quot;;[.F29]+1;1);MID(&quot;0123456789ABCDEFGHJKLMNPQRSTUVWXYZabcdefghijklmnpqrstuvwxyz!#$%&amp;()*+-;&lt;=&gt;?@^_{}[]/\:&quot;&quot;&quot;&quot;&quot;;[.G29]+1;1))" office:value-type="string" office:string-value="MP^y" calcext:value-type="string">
            <text:p>MP^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32ab0a0e4191d32c0af7b3f565b7b180dbe9869378abc5816f9add54b806e7f</text:p>
          </table:table-cell>
          <table:table-cell table:formula="of:=HEX2DEC(MID([.A30];1;8))+HEX2DEC(MID([.A30];9;8))+HEX2DEC(MID([.A30];17;8))+HEX2DEC(MID([.A30];25;8))+HEX2DEC(MID([.A30];33;8))+HEX2DEC(MID([.A30];41;8))+HEX2DEC(MID([.A30];49;8))+HEX2DEC(MID([.A30];57;8))" office:value-type="float" office:value="13792064830" calcext:value-type="float">
            <text:p>13792064830</text:p>
          </table:table-cell>
          <table:table-cell table:formula="of:= MOD([.B30];85^4)" office:value-type="float" office:value="11099830" calcext:value-type="float">
            <text:p>11099830</text:p>
          </table:table-cell>
          <table:table-cell table:formula="of:=MOD(((((([.C30]-[.G30])/85)-[.F30])/85)-[.E30])/85;85)" office:value-type="float" office:value="18" calcext:value-type="float">
            <text:p>18</text:p>
          </table:table-cell>
          <table:table-cell table:formula="of:=MOD(((([.C30]-[.G30])/85)-[.F30])/85;85)" office:value-type="float" office:value="6" calcext:value-type="float">
            <text:p>6</text:p>
          </table:table-cell>
          <table:table-cell table:formula="of:=MOD(([.C30]-[.G30])/85;85)" office:value-type="float" office:value="26" calcext:value-type="float">
            <text:p>26</text:p>
          </table:table-cell>
          <table:table-cell table:formula="of:=MOD([.C30];85)" office:value-type="float" office:value="20" calcext:value-type="float">
            <text:p>20</text:p>
          </table:table-cell>
          <table:table-cell table:formula="of:=COM.MICROSOFT.CONCAT(MID(&quot;0123456789ABCDEFGHJKLMNPQRSTUVWXYZabcdefghijklmnpqrstuvwxyz!#$%&amp;()*+-;&lt;=&gt;?@^_{}[]/\:&quot;&quot;&quot;&quot;&quot;;[.D30]+1;1);MID(&quot;0123456789ABCDEFGHJKLMNPQRSTUVWXYZabcdefghijklmnpqrstuvwxyz!#$%&amp;()*+-;&lt;=&gt;?@^_{}[]/\:&quot;&quot;&quot;&quot;&quot;;[.E30]+1;1);MID(&quot;0123456789ABCDEFGHJKLMNPQRSTUVWXYZabcdefghijklmnpqrstuvwxyz!#$%&amp;()*+-;&lt;=&gt;?@^_{}[]/\:&quot;&quot;&quot;&quot;&quot;;[.F30]+1;1);MID(&quot;0123456789ABCDEFGHJKLMNPQRSTUVWXYZabcdefghijklmnpqrstuvwxyz!#$%&amp;()*+-;&lt;=&gt;?@^_{}[]/\:&quot;&quot;&quot;&quot;&quot;;[.G30]+1;1))" office:value-type="string" office:string-value="J6SL" calcext:value-type="string">
            <text:p>J6S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961d158a7e0e2f990765971a9e490af826c0743b7d603020f34cc8944319fcb</text:p>
          </table:table-cell>
          <table:table-cell table:formula="of:=HEX2DEC(MID([.A31];1;8))+HEX2DEC(MID([.A31];9;8))+HEX2DEC(MID([.A31];17;8))+HEX2DEC(MID([.A31];25;8))+HEX2DEC(MID([.A31];33;8))+HEX2DEC(MID([.A31];41;8))+HEX2DEC(MID([.A31];49;8))+HEX2DEC(MID([.A31];57;8))" office:value-type="float" office:value="17335457034" calcext:value-type="float">
            <text:p>17335457034</text:p>
          </table:table-cell>
          <table:table-cell table:formula="of:= MOD([.B31];85^4)" office:value-type="float" office:value="4849534" calcext:value-type="float">
            <text:p>4849534</text:p>
          </table:table-cell>
          <table:table-cell table:formula="of:=MOD(((((([.C31]-[.G31])/85)-[.F31])/85)-[.E31])/85;85)" office:value-type="float" office:value="7" calcext:value-type="float">
            <text:p>7</text:p>
          </table:table-cell>
          <table:table-cell table:formula="of:=MOD(((([.C31]-[.G31])/85)-[.F31])/85;85)" office:value-type="float" office:value="76" calcext:value-type="float">
            <text:p>76</text:p>
          </table:table-cell>
          <table:table-cell table:formula="of:=MOD(([.C31]-[.G31])/85;85)" office:value-type="float" office:value="18" calcext:value-type="float">
            <text:p>18</text:p>
          </table:table-cell>
          <table:table-cell table:formula="of:=MOD([.C31];85)" office:value-type="float" office:value="29" calcext:value-type="float">
            <text:p>29</text:p>
          </table:table-cell>
          <table:table-cell table:formula="of:=COM.MICROSOFT.CONCAT(MID(&quot;0123456789ABCDEFGHJKLMNPQRSTUVWXYZabcdefghijklmnpqrstuvwxyz!#$%&amp;()*+-;&lt;=&gt;?@^_{}[]/\:&quot;&quot;&quot;&quot;&quot;;[.D31]+1;1);MID(&quot;0123456789ABCDEFGHJKLMNPQRSTUVWXYZabcdefghijklmnpqrstuvwxyz!#$%&amp;()*+-;&lt;=&gt;?@^_{}[]/\:&quot;&quot;&quot;&quot;&quot;;[.E31]+1;1);MID(&quot;0123456789ABCDEFGHJKLMNPQRSTUVWXYZabcdefghijklmnpqrstuvwxyz!#$%&amp;()*+-;&lt;=&gt;?@^_{}[]/\:&quot;&quot;&quot;&quot;&quot;;[.F31]+1;1);MID(&quot;0123456789ABCDEFGHJKLMNPQRSTUVWXYZabcdefghijklmnpqrstuvwxyz!#$%&amp;()*+-;&lt;=&gt;?@^_{}[]/\:&quot;&quot;&quot;&quot;&quot;;[.G31]+1;1))" office:value-type="string" office:string-value="7_JV" calcext:value-type="string">
            <text:p>7_JV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840bc236ee03aacbb1ef7d5108ddfa347c59f10b68d4174affbb53140f31273</text:p>
          </table:table-cell>
          <table:table-cell table:formula="of:=HEX2DEC(MID([.A32];1;8))+HEX2DEC(MID([.A32];9;8))+HEX2DEC(MID([.A32];17;8))+HEX2DEC(MID([.A32];25;8))+HEX2DEC(MID([.A32];33;8))+HEX2DEC(MID([.A32];41;8))+HEX2DEC(MID([.A32];49;8))+HEX2DEC(MID([.A32];57;8))" office:value-type="float" office:value="14530082415" calcext:value-type="float">
            <text:p>14530082415</text:p>
          </table:table-cell>
          <table:table-cell table:formula="of:= MOD([.B32];85^4)" office:value-type="float" office:value="18308665" calcext:value-type="float">
            <text:p>18308665</text:p>
          </table:table-cell>
          <table:table-cell table:formula="of:=MOD(((((([.C32]-[.G32])/85)-[.F32])/85)-[.E32])/85;85)" office:value-type="float" office:value="29" calcext:value-type="float">
            <text:p>29</text:p>
          </table:table-cell>
          <table:table-cell table:formula="of:=MOD(((([.C32]-[.G32])/85)-[.F32])/85;85)" office:value-type="float" office:value="69" calcext:value-type="float">
            <text:p>69</text:p>
          </table:table-cell>
          <table:table-cell table:formula="of:=MOD(([.C32]-[.G32])/85;85)" office:value-type="float" office:value="6" calcext:value-type="float">
            <text:p>6</text:p>
          </table:table-cell>
          <table:table-cell table:formula="of:=MOD([.C32];85)" office:value-type="float" office:value="5" calcext:value-type="float">
            <text:p>5</text:p>
          </table:table-cell>
          <table:table-cell table:formula="of:=COM.MICROSOFT.CONCAT(MID(&quot;0123456789ABCDEFGHJKLMNPQRSTUVWXYZabcdefghijklmnpqrstuvwxyz!#$%&amp;()*+-;&lt;=&gt;?@^_{}[]/\:&quot;&quot;&quot;&quot;&quot;;[.D32]+1;1);MID(&quot;0123456789ABCDEFGHJKLMNPQRSTUVWXYZabcdefghijklmnpqrstuvwxyz!#$%&amp;()*+-;&lt;=&gt;?@^_{}[]/\:&quot;&quot;&quot;&quot;&quot;;[.E32]+1;1);MID(&quot;0123456789ABCDEFGHJKLMNPQRSTUVWXYZabcdefghijklmnpqrstuvwxyz!#$%&amp;()*+-;&lt;=&gt;?@^_{}[]/\:&quot;&quot;&quot;&quot;&quot;;[.F32]+1;1);MID(&quot;0123456789ABCDEFGHJKLMNPQRSTUVWXYZabcdefghijklmnpqrstuvwxyz!#$%&amp;()*+-;&lt;=&gt;?@^_{}[]/\:&quot;&quot;&quot;&quot;&quot;;[.G32]+1;1))" office:value-type="string" office:string-value="V;65" calcext:value-type="string">
            <text:p>V;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4ccd05b3271c386ee55d9876c7450012a3b361e5065c09dc22075e38b3cc35c</text:p>
          </table:table-cell>
          <table:table-cell table:formula="of:=HEX2DEC(MID([.A33];1;8))+HEX2DEC(MID([.A33];9;8))+HEX2DEC(MID([.A33];17;8))+HEX2DEC(MID([.A33];25;8))+HEX2DEC(MID([.A33];33;8))+HEX2DEC(MID([.A33];41;8))+HEX2DEC(MID([.A33];49;8))+HEX2DEC(MID([.A33];57;8))" office:value-type="float" office:value="18421837155" calcext:value-type="float">
            <text:p>18421837155</text:p>
          </table:table-cell>
          <table:table-cell table:formula="of:= MOD([.B33];85^4)" office:value-type="float" office:value="47217155" calcext:value-type="float">
            <text:p>47217155</text:p>
          </table:table-cell>
          <table:table-cell table:formula="of:=MOD(((((([.C33]-[.G33])/85)-[.F33])/85)-[.E33])/85;85)" office:value-type="float" office:value="76" calcext:value-type="float">
            <text:p>76</text:p>
          </table:table-cell>
          <table:table-cell table:formula="of:=MOD(((([.C33]-[.G33])/85)-[.F33])/85;85)" office:value-type="float" office:value="75" calcext:value-type="float">
            <text:p>75</text:p>
          </table:table-cell>
          <table:table-cell table:formula="of:=MOD(([.C33]-[.G33])/85;85)" office:value-type="float" office:value="20" calcext:value-type="float">
            <text:p>20</text:p>
          </table:table-cell>
          <table:table-cell table:formula="of:=MOD([.C33];85)" office:value-type="float" office:value="80" calcext:value-type="float">
            <text:p>80</text:p>
          </table:table-cell>
          <table:table-cell table:formula="of:=COM.MICROSOFT.CONCAT(MID(&quot;0123456789ABCDEFGHJKLMNPQRSTUVWXYZabcdefghijklmnpqrstuvwxyz!#$%&amp;()*+-;&lt;=&gt;?@^_{}[]/\:&quot;&quot;&quot;&quot;&quot;;[.D33]+1;1);MID(&quot;0123456789ABCDEFGHJKLMNPQRSTUVWXYZabcdefghijklmnpqrstuvwxyz!#$%&amp;()*+-;&lt;=&gt;?@^_{}[]/\:&quot;&quot;&quot;&quot;&quot;;[.E33]+1;1);MID(&quot;0123456789ABCDEFGHJKLMNPQRSTUVWXYZabcdefghijklmnpqrstuvwxyz!#$%&amp;()*+-;&lt;=&gt;?@^_{}[]/\:&quot;&quot;&quot;&quot;&quot;;[.F33]+1;1);MID(&quot;0123456789ABCDEFGHJKLMNPQRSTUVWXYZabcdefghijklmnpqrstuvwxyz!#$%&amp;()*+-;&lt;=&gt;?@^_{}[]/\:&quot;&quot;&quot;&quot;&quot;;[.G33]+1;1))" office:value-type="string" office:string-value="_^L]" calcext:value-type="string">
            <text:p>_^L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2c2643e0dc65524c9f1f6f9f00937322fd68d59986bc381d9ff2285d23e353d</text:p>
          </table:table-cell>
          <table:table-cell table:formula="of:=HEX2DEC(MID([.A34];1;8))+HEX2DEC(MID([.A34];9;8))+HEX2DEC(MID([.A34];17;8))+HEX2DEC(MID([.A34];25;8))+HEX2DEC(MID([.A34];33;8))+HEX2DEC(MID([.A34];41;8))+HEX2DEC(MID([.A34];49;8))+HEX2DEC(MID([.A34];57;8))" office:value-type="float" office:value="19042373673" calcext:value-type="float">
            <text:p>19042373673</text:p>
          </table:table-cell>
          <table:table-cell table:formula="of:= MOD([.B34];85^4)" office:value-type="float" office:value="41346173" calcext:value-type="float">
            <text:p>41346173</text:p>
          </table:table-cell>
          <table:table-cell table:formula="of:=MOD(((((([.C34]-[.G34])/85)-[.F34])/85)-[.E34])/85;85)" office:value-type="float" office:value="67" calcext:value-type="float">
            <text:p>67</text:p>
          </table:table-cell>
          <table:table-cell table:formula="of:=MOD(((([.C34]-[.G34])/85)-[.F34])/85;85)" office:value-type="float" office:value="27" calcext:value-type="float">
            <text:p>27</text:p>
          </table:table-cell>
          <table:table-cell table:formula="of:=MOD(([.C34]-[.G34])/85;85)" office:value-type="float" office:value="55" calcext:value-type="float">
            <text:p>55</text:p>
          </table:table-cell>
          <table:table-cell table:formula="of:=MOD([.C34];85)" office:value-type="float" office:value="48" calcext:value-type="float">
            <text:p>48</text:p>
          </table:table-cell>
          <table:table-cell table:formula="of:=COM.MICROSOFT.CONCAT(MID(&quot;0123456789ABCDEFGHJKLMNPQRSTUVWXYZabcdefghijklmnpqrstuvwxyz!#$%&amp;()*+-;&lt;=&gt;?@^_{}[]/\:&quot;&quot;&quot;&quot;&quot;;[.D34]+1;1);MID(&quot;0123456789ABCDEFGHJKLMNPQRSTUVWXYZabcdefghijklmnpqrstuvwxyz!#$%&amp;()*+-;&lt;=&gt;?@^_{}[]/\:&quot;&quot;&quot;&quot;&quot;;[.E34]+1;1);MID(&quot;0123456789ABCDEFGHJKLMNPQRSTUVWXYZabcdefghijklmnpqrstuvwxyz!#$%&amp;()*+-;&lt;=&gt;?@^_{}[]/\:&quot;&quot;&quot;&quot;&quot;;[.F34]+1;1);MID(&quot;0123456789ABCDEFGHJKLMNPQRSTUVWXYZabcdefghijklmnpqrstuvwxyz!#$%&amp;()*+-;&lt;=&gt;?@^_{}[]/\:&quot;&quot;&quot;&quot;&quot;;[.G34]+1;1))" office:value-type="string" office:string-value="+Twp" calcext:value-type="string">
            <text:p>+Tw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115cdb6bfcfb008eb2bab2bb79347cb064a48e4e7c4115ccbe4469c787bb6c4</text:p>
          </table:table-cell>
          <table:table-cell table:formula="of:=HEX2DEC(MID([.A35];1;8))+HEX2DEC(MID([.A35];9;8))+HEX2DEC(MID([.A35];17;8))+HEX2DEC(MID([.A35];25;8))+HEX2DEC(MID([.A35];33;8))+HEX2DEC(MID([.A35];41;8))+HEX2DEC(MID([.A35];49;8))+HEX2DEC(MID([.A35];57;8))" office:value-type="float" office:value="20234553428" calcext:value-type="float">
            <text:p>20234553428</text:p>
          </table:table-cell>
          <table:table-cell table:formula="of:= MOD([.B35];85^4)" office:value-type="float" office:value="32911553" calcext:value-type="float">
            <text:p>32911553</text:p>
          </table:table-cell>
          <table:table-cell table:formula="of:=MOD(((((([.C35]-[.G35])/85)-[.F35])/85)-[.E35])/85;85)" office:value-type="float" office:value="53" calcext:value-type="float">
            <text:p>53</text:p>
          </table:table-cell>
          <table:table-cell table:formula="of:=MOD(((([.C35]-[.G35])/85)-[.F35])/85;85)" office:value-type="float" office:value="50" calcext:value-type="float">
            <text:p>50</text:p>
          </table:table-cell>
          <table:table-cell table:formula="of:=MOD(([.C35]-[.G35])/85;85)" office:value-type="float" office:value="19" calcext:value-type="float">
            <text:p>19</text:p>
          </table:table-cell>
          <table:table-cell table:formula="of:=MOD([.C35];85)" office:value-type="float" office:value="63" calcext:value-type="float">
            <text:p>63</text:p>
          </table:table-cell>
          <table:table-cell table:formula="of:=COM.MICROSOFT.CONCAT(MID(&quot;0123456789ABCDEFGHJKLMNPQRSTUVWXYZabcdefghijklmnpqrstuvwxyz!#$%&amp;()*+-;&lt;=&gt;?@^_{}[]/\:&quot;&quot;&quot;&quot;&quot;;[.D35]+1;1);MID(&quot;0123456789ABCDEFGHJKLMNPQRSTUVWXYZabcdefghijklmnpqrstuvwxyz!#$%&amp;()*+-;&lt;=&gt;?@^_{}[]/\:&quot;&quot;&quot;&quot;&quot;;[.E35]+1;1);MID(&quot;0123456789ABCDEFGHJKLMNPQRSTUVWXYZabcdefghijklmnpqrstuvwxyz!#$%&amp;()*+-;&lt;=&gt;?@^_{}[]/\:&quot;&quot;&quot;&quot;&quot;;[.F35]+1;1);MID(&quot;0123456789ABCDEFGHJKLMNPQRSTUVWXYZabcdefghijklmnpqrstuvwxyz!#$%&amp;()*+-;&lt;=&gt;?@^_{}[]/\:&quot;&quot;&quot;&quot;&quot;;[.G35]+1;1))" office:value-type="string" office:string-value="urK&amp;" calcext:value-type="string">
            <text:p>urK&amp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9b8d5c59e421f037fe563007c7254eb8d98bc221b278c3db3e5fdbbfd52e273</text:p>
          </table:table-cell>
          <table:table-cell table:formula="of:=HEX2DEC(MID([.A36];1;8))+HEX2DEC(MID([.A36];9;8))+HEX2DEC(MID([.A36];17;8))+HEX2DEC(MID([.A36];25;8))+HEX2DEC(MID([.A36];33;8))+HEX2DEC(MID([.A36];41;8))+HEX2DEC(MID([.A36];49;8))+HEX2DEC(MID([.A36];57;8))" office:value-type="float" office:value="17419720000" calcext:value-type="float">
            <text:p>17419720000</text:p>
          </table:table-cell>
          <table:table-cell table:formula="of:= MOD([.B36];85^4)" office:value-type="float" office:value="36911875" calcext:value-type="float">
            <text:p>36911875</text:p>
          </table:table-cell>
          <table:table-cell table:formula="of:=MOD(((((([.C36]-[.G36])/85)-[.F36])/85)-[.E36])/85;85)" office:value-type="float" office:value="60" calcext:value-type="float">
            <text:p>60</text:p>
          </table:table-cell>
          <table:table-cell table:formula="of:=MOD(((([.C36]-[.G36])/85)-[.F36])/85;85)" office:value-type="float" office:value="8" calcext:value-type="float">
            <text:p>8</text:p>
          </table:table-cell>
          <table:table-cell table:formula="of:=MOD(([.C36]-[.G36])/85;85)" office:value-type="float" office:value="77" calcext:value-type="float">
            <text:p>77</text:p>
          </table:table-cell>
          <table:table-cell table:formula="of:=MOD([.C36];85)" office:value-type="float" office:value="30" calcext:value-type="float">
            <text:p>30</text:p>
          </table:table-cell>
          <table:table-cell table:formula="of:=COM.MICROSOFT.CONCAT(MID(&quot;0123456789ABCDEFGHJKLMNPQRSTUVWXYZabcdefghijklmnpqrstuvwxyz!#$%&amp;()*+-;&lt;=&gt;?@^_{}[]/\:&quot;&quot;&quot;&quot;&quot;;[.D36]+1;1);MID(&quot;0123456789ABCDEFGHJKLMNPQRSTUVWXYZabcdefghijklmnpqrstuvwxyz!#$%&amp;()*+-;&lt;=&gt;?@^_{}[]/\:&quot;&quot;&quot;&quot;&quot;;[.E36]+1;1);MID(&quot;0123456789ABCDEFGHJKLMNPQRSTUVWXYZabcdefghijklmnpqrstuvwxyz!#$%&amp;()*+-;&lt;=&gt;?@^_{}[]/\:&quot;&quot;&quot;&quot;&quot;;[.F36]+1;1);MID(&quot;0123456789ABCDEFGHJKLMNPQRSTUVWXYZabcdefghijklmnpqrstuvwxyz!#$%&amp;()*+-;&lt;=&gt;?@^_{}[]/\:&quot;&quot;&quot;&quot;&quot;;[.G36]+1;1))" office:value-type="string" office:string-value="#8{W" calcext:value-type="string">
            <text:p>#8{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243e5457028e97f9bc93b37a72f8e80ea61ae081911bb037765590ee6aa435</text:p>
          </table:table-cell>
          <table:table-cell table:formula="of:=HEX2DEC(MID([.A37];1;8))+HEX2DEC(MID([.A37];9;8))+HEX2DEC(MID([.A37];17;8))+HEX2DEC(MID([.A37];25;8))+HEX2DEC(MID([.A37];33;8))+HEX2DEC(MID([.A37];41;8))+HEX2DEC(MID([.A37];49;8))+HEX2DEC(MID([.A37];57;8))" office:value-type="float" office:value="18982275547" calcext:value-type="float">
            <text:p>18982275547</text:p>
          </table:table-cell>
          <table:table-cell table:formula="of:= MOD([.B37];85^4)" office:value-type="float" office:value="33448672" calcext:value-type="float">
            <text:p>33448672</text:p>
          </table:table-cell>
          <table:table-cell table:formula="of:=MOD(((((([.C37]-[.G37])/85)-[.F37])/85)-[.E37])/85;85)" office:value-type="float" office:value="54" calcext:value-type="float">
            <text:p>54</text:p>
          </table:table-cell>
          <table:table-cell table:formula="of:=MOD(((([.C37]-[.G37])/85)-[.F37])/85;85)" office:value-type="float" office:value="39" calcext:value-type="float">
            <text:p>39</text:p>
          </table:table-cell>
          <table:table-cell table:formula="of:=MOD(([.C37]-[.G37])/85;85)" office:value-type="float" office:value="48" calcext:value-type="float">
            <text:p>48</text:p>
          </table:table-cell>
          <table:table-cell table:formula="of:=MOD([.C37];85)" office:value-type="float" office:value="67" calcext:value-type="float">
            <text:p>67</text:p>
          </table:table-cell>
          <table:table-cell table:formula="of:=COM.MICROSOFT.CONCAT(MID(&quot;0123456789ABCDEFGHJKLMNPQRSTUVWXYZabcdefghijklmnpqrstuvwxyz!#$%&amp;()*+-;&lt;=&gt;?@^_{}[]/\:&quot;&quot;&quot;&quot;&quot;;[.D37]+1;1);MID(&quot;0123456789ABCDEFGHJKLMNPQRSTUVWXYZabcdefghijklmnpqrstuvwxyz!#$%&amp;()*+-;&lt;=&gt;?@^_{}[]/\:&quot;&quot;&quot;&quot;&quot;;[.E37]+1;1);MID(&quot;0123456789ABCDEFGHJKLMNPQRSTUVWXYZabcdefghijklmnpqrstuvwxyz!#$%&amp;()*+-;&lt;=&gt;?@^_{}[]/\:&quot;&quot;&quot;&quot;&quot;;[.F37]+1;1);MID(&quot;0123456789ABCDEFGHJKLMNPQRSTUVWXYZabcdefghijklmnpqrstuvwxyz!#$%&amp;()*+-;&lt;=&gt;?@^_{}[]/\:&quot;&quot;&quot;&quot;&quot;;[.G37]+1;1))" office:value-type="string" office:string-value="vfp+" calcext:value-type="string">
            <text:p>vfp+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0d7ec0f0acef104d8b6252794295f661a0149634868d02a1ae0c358099638f5</text:p>
          </table:table-cell>
          <table:table-cell table:formula="of:=HEX2DEC(MID([.A38];1;8))+HEX2DEC(MID([.A38];9;8))+HEX2DEC(MID([.A38];17;8))+HEX2DEC(MID([.A38];25;8))+HEX2DEC(MID([.A38];33;8))+HEX2DEC(MID([.A38];41;8))+HEX2DEC(MID([.A38];49;8))+HEX2DEC(MID([.A38];57;8))" office:value-type="float" office:value="10995857274" calcext:value-type="float">
            <text:p>10995857274</text:p>
          </table:table-cell>
          <table:table-cell table:formula="of:= MOD([.B38];85^4)" office:value-type="float" office:value="33726024" calcext:value-type="float">
            <text:p>33726024</text:p>
          </table:table-cell>
          <table:table-cell table:formula="of:=MOD(((((([.C38]-[.G38])/85)-[.F38])/85)-[.E38])/85;85)" office:value-type="float" office:value="54" calcext:value-type="float">
            <text:p>54</text:p>
          </table:table-cell>
          <table:table-cell table:formula="of:=MOD(((([.C38]-[.G38])/85)-[.F38])/85;85)" office:value-type="float" office:value="77" calcext:value-type="float">
            <text:p>77</text:p>
          </table:table-cell>
          <table:table-cell table:formula="of:=MOD(([.C38]-[.G38])/85;85)" office:value-type="float" office:value="81" calcext:value-type="float">
            <text:p>81</text:p>
          </table:table-cell>
          <table:table-cell table:formula="of:=MOD([.C38];85)" office:value-type="float" office:value="64" calcext:value-type="float">
            <text:p>64</text:p>
          </table:table-cell>
          <table:table-cell table:formula="of:=COM.MICROSOFT.CONCAT(MID(&quot;0123456789ABCDEFGHJKLMNPQRSTUVWXYZabcdefghijklmnpqrstuvwxyz!#$%&amp;()*+-;&lt;=&gt;?@^_{}[]/\:&quot;&quot;&quot;&quot;&quot;;[.D38]+1;1);MID(&quot;0123456789ABCDEFGHJKLMNPQRSTUVWXYZabcdefghijklmnpqrstuvwxyz!#$%&amp;()*+-;&lt;=&gt;?@^_{}[]/\:&quot;&quot;&quot;&quot;&quot;;[.E38]+1;1);MID(&quot;0123456789ABCDEFGHJKLMNPQRSTUVWXYZabcdefghijklmnpqrstuvwxyz!#$%&amp;()*+-;&lt;=&gt;?@^_{}[]/\:&quot;&quot;&quot;&quot;&quot;;[.F38]+1;1);MID(&quot;0123456789ABCDEFGHJKLMNPQRSTUVWXYZabcdefghijklmnpqrstuvwxyz!#$%&amp;()*+-;&lt;=&gt;?@^_{}[]/\:&quot;&quot;&quot;&quot;&quot;;[.G38]+1;1))" office:value-type="string" office:string-value="v{/(" calcext:value-type="string">
            <text:p>v{/(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4b2c5db15348c29451e18b8307e5ef81625ea638e807935f39ceaa8d9ac7758</text:p>
          </table:table-cell>
          <table:table-cell table:formula="of:=HEX2DEC(MID([.A39];1;8))+HEX2DEC(MID([.A39];9;8))+HEX2DEC(MID([.A39];17;8))+HEX2DEC(MID([.A39];25;8))+HEX2DEC(MID([.A39];33;8))+HEX2DEC(MID([.A39];41;8))+HEX2DEC(MID([.A39];49;8))+HEX2DEC(MID([.A39];57;8))" office:value-type="float" office:value="15593606988" calcext:value-type="float">
            <text:p>15593606988</text:p>
          </table:table-cell>
          <table:table-cell table:formula="of:= MOD([.B39];85^4)" office:value-type="float" office:value="37820738" calcext:value-type="float">
            <text:p>37820738</text:p>
          </table:table-cell>
          <table:table-cell table:formula="of:=MOD(((((([.C39]-[.G39])/85)-[.F39])/85)-[.E39])/85;85)" office:value-type="float" office:value="61" calcext:value-type="float">
            <text:p>61</text:p>
          </table:table-cell>
          <table:table-cell table:formula="of:=MOD(((([.C39]-[.G39])/85)-[.F39])/85;85)" office:value-type="float" office:value="49" calcext:value-type="float">
            <text:p>49</text:p>
          </table:table-cell>
          <table:table-cell table:formula="of:=MOD(([.C39]-[.G39])/85;85)" office:value-type="float" office:value="59" calcext:value-type="float">
            <text:p>59</text:p>
          </table:table-cell>
          <table:table-cell table:formula="of:=MOD([.C39];85)" office:value-type="float" office:value="73" calcext:value-type="float">
            <text:p>73</text:p>
          </table:table-cell>
          <table:table-cell table:formula="of:=COM.MICROSOFT.CONCAT(MID(&quot;0123456789ABCDEFGHJKLMNPQRSTUVWXYZabcdefghijklmnpqrstuvwxyz!#$%&amp;()*+-;&lt;=&gt;?@^_{}[]/\:&quot;&quot;&quot;&quot;&quot;;[.D39]+1;1);MID(&quot;0123456789ABCDEFGHJKLMNPQRSTUVWXYZabcdefghijklmnpqrstuvwxyz!#$%&amp;()*+-;&lt;=&gt;?@^_{}[]/\:&quot;&quot;&quot;&quot;&quot;;[.E39]+1;1);MID(&quot;0123456789ABCDEFGHJKLMNPQRSTUVWXYZabcdefghijklmnpqrstuvwxyz!#$%&amp;()*+-;&lt;=&gt;?@^_{}[]/\:&quot;&quot;&quot;&quot;&quot;;[.F39]+1;1);MID(&quot;0123456789ABCDEFGHJKLMNPQRSTUVWXYZabcdefghijklmnpqrstuvwxyz!#$%&amp;()*+-;&lt;=&gt;?@^_{}[]/\:&quot;&quot;&quot;&quot;&quot;;[.G39]+1;1))" office:value-type="string" office:string-value="$q!?" calcext:value-type="string">
            <text:p>$q!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58a3da5fde2680191877ec88a1aa7d06927cc3b30cdf0d0db8c39b488891576</text:p>
          </table:table-cell>
          <table:table-cell table:formula="of:=HEX2DEC(MID([.A40];1;8))+HEX2DEC(MID([.A40];9;8))+HEX2DEC(MID([.A40];17;8))+HEX2DEC(MID([.A40];25;8))+HEX2DEC(MID([.A40];33;8))+HEX2DEC(MID([.A40];41;8))+HEX2DEC(MID([.A40];49;8))+HEX2DEC(MID([.A40];57;8))" office:value-type="float" office:value="20620892275" calcext:value-type="float">
            <text:p>20620892275</text:p>
          </table:table-cell>
          <table:table-cell table:formula="of:= MOD([.B40];85^4)" office:value-type="float" office:value="1645400" calcext:value-type="float">
            <text:p>1645400</text:p>
          </table:table-cell>
          <table:table-cell table:formula="of:=MOD(((((([.C40]-[.G40])/85)-[.F40])/85)-[.E40])/85;85)" office:value-type="float" office:value="2" calcext:value-type="float">
            <text:p>2</text:p>
          </table:table-cell>
          <table:table-cell table:formula="of:=MOD(((([.C40]-[.G40])/85)-[.F40])/85;85)" office:value-type="float" office:value="57" calcext:value-type="float">
            <text:p>57</text:p>
          </table:table-cell>
          <table:table-cell table:formula="of:=MOD(([.C40]-[.G40])/85;85)" office:value-type="float" office:value="62" calcext:value-type="float">
            <text:p>62</text:p>
          </table:table-cell>
          <table:table-cell table:formula="of:=MOD([.C40];85)" office:value-type="float" office:value="55" calcext:value-type="float">
            <text:p>55</text:p>
          </table:table-cell>
          <table:table-cell table:formula="of:=COM.MICROSOFT.CONCAT(MID(&quot;0123456789ABCDEFGHJKLMNPQRSTUVWXYZabcdefghijklmnpqrstuvwxyz!#$%&amp;()*+-;&lt;=&gt;?@^_{}[]/\:&quot;&quot;&quot;&quot;&quot;;[.D40]+1;1);MID(&quot;0123456789ABCDEFGHJKLMNPQRSTUVWXYZabcdefghijklmnpqrstuvwxyz!#$%&amp;()*+-;&lt;=&gt;?@^_{}[]/\:&quot;&quot;&quot;&quot;&quot;;[.E40]+1;1);MID(&quot;0123456789ABCDEFGHJKLMNPQRSTUVWXYZabcdefghijklmnpqrstuvwxyz!#$%&amp;()*+-;&lt;=&gt;?@^_{}[]/\:&quot;&quot;&quot;&quot;&quot;;[.F40]+1;1);MID(&quot;0123456789ABCDEFGHJKLMNPQRSTUVWXYZabcdefghijklmnpqrstuvwxyz!#$%&amp;()*+-;&lt;=&gt;?@^_{}[]/\:&quot;&quot;&quot;&quot;&quot;;[.G40]+1;1))" office:value-type="string" office:string-value="2y%w" calcext:value-type="string">
            <text:p>2y%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2c6c14110a317833ac8f2fbae7080ee844af7469b2aa702876548dcf4c58077</text:p>
          </table:table-cell>
          <table:table-cell table:formula="of:=HEX2DEC(MID([.A41];1;8))+HEX2DEC(MID([.A41];9;8))+HEX2DEC(MID([.A41];17;8))+HEX2DEC(MID([.A41];25;8))+HEX2DEC(MID([.A41];33;8))+HEX2DEC(MID([.A41];41;8))+HEX2DEC(MID([.A41];49;8))+HEX2DEC(MID([.A41];57;8))" office:value-type="float" office:value="18123830344" calcext:value-type="float">
            <text:p>18123830344</text:p>
          </table:table-cell>
          <table:table-cell table:formula="of:= MOD([.B41];85^4)" office:value-type="float" office:value="10213469" calcext:value-type="float">
            <text:p>10213469</text:p>
          </table:table-cell>
          <table:table-cell table:formula="of:=MOD(((((([.C41]-[.G41])/85)-[.F41])/85)-[.E41])/85;85)" office:value-type="float" office:value="16" calcext:value-type="float">
            <text:p>16</text:p>
          </table:table-cell>
          <table:table-cell table:formula="of:=MOD(((([.C41]-[.G41])/85)-[.F41])/85;85)" office:value-type="float" office:value="53" calcext:value-type="float">
            <text:p>53</text:p>
          </table:table-cell>
          <table:table-cell table:formula="of:=MOD(([.C41]-[.G41])/85;85)" office:value-type="float" office:value="53" calcext:value-type="float">
            <text:p>53</text:p>
          </table:table-cell>
          <table:table-cell table:formula="of:=MOD([.C41];85)" office:value-type="float" office:value="39" calcext:value-type="float">
            <text:p>39</text:p>
          </table:table-cell>
          <table:table-cell table:formula="of:=COM.MICROSOFT.CONCAT(MID(&quot;0123456789ABCDEFGHJKLMNPQRSTUVWXYZabcdefghijklmnpqrstuvwxyz!#$%&amp;()*+-;&lt;=&gt;?@^_{}[]/\:&quot;&quot;&quot;&quot;&quot;;[.D41]+1;1);MID(&quot;0123456789ABCDEFGHJKLMNPQRSTUVWXYZabcdefghijklmnpqrstuvwxyz!#$%&amp;()*+-;&lt;=&gt;?@^_{}[]/\:&quot;&quot;&quot;&quot;&quot;;[.E41]+1;1);MID(&quot;0123456789ABCDEFGHJKLMNPQRSTUVWXYZabcdefghijklmnpqrstuvwxyz!#$%&amp;()*+-;&lt;=&gt;?@^_{}[]/\:&quot;&quot;&quot;&quot;&quot;;[.F41]+1;1);MID(&quot;0123456789ABCDEFGHJKLMNPQRSTUVWXYZabcdefghijklmnpqrstuvwxyz!#$%&amp;()*+-;&lt;=&gt;?@^_{}[]/\:&quot;&quot;&quot;&quot;&quot;;[.G41]+1;1))" office:value-type="string" office:string-value="Guuf" calcext:value-type="string">
            <text:p>Guu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db85ab90d324a555a45560d75c88cecf23721990c3b6353697d707e6465c74</text:p>
          </table:table-cell>
          <table:table-cell table:formula="of:=HEX2DEC(MID([.A42];1;8))+HEX2DEC(MID([.A42];9;8))+HEX2DEC(MID([.A42];17;8))+HEX2DEC(MID([.A42];25;8))+HEX2DEC(MID([.A42];33;8))+HEX2DEC(MID([.A42];41;8))+HEX2DEC(MID([.A42];49;8))+HEX2DEC(MID([.A42];57;8))" office:value-type="float" office:value="22170362951" calcext:value-type="float">
            <text:p>22170362951</text:p>
          </table:table-cell>
          <table:table-cell table:formula="of:= MOD([.B42];85^4)" office:value-type="float" office:value="37297951" calcext:value-type="float">
            <text:p>37297951</text:p>
          </table:table-cell>
          <table:table-cell table:formula="of:=MOD(((((([.C42]-[.G42])/85)-[.F42])/85)-[.E42])/85;85)" office:value-type="float" office:value="60" calcext:value-type="float">
            <text:p>60</text:p>
          </table:table-cell>
          <table:table-cell table:formula="of:=MOD(((([.C42]-[.G42])/85)-[.F42])/85;85)" office:value-type="float" office:value="62" calcext:value-type="float">
            <text:p>62</text:p>
          </table:table-cell>
          <table:table-cell table:formula="of:=MOD(([.C42]-[.G42])/85;85)" office:value-type="float" office:value="29" calcext:value-type="float">
            <text:p>29</text:p>
          </table:table-cell>
          <table:table-cell table:formula="of:=MOD([.C42];85)" office:value-type="float" office:value="36" calcext:value-type="float">
            <text:p>36</text:p>
          </table:table-cell>
          <table:table-cell table:formula="of:=COM.MICROSOFT.CONCAT(MID(&quot;0123456789ABCDEFGHJKLMNPQRSTUVWXYZabcdefghijklmnpqrstuvwxyz!#$%&amp;()*+-;&lt;=&gt;?@^_{}[]/\:&quot;&quot;&quot;&quot;&quot;;[.D42]+1;1);MID(&quot;0123456789ABCDEFGHJKLMNPQRSTUVWXYZabcdefghijklmnpqrstuvwxyz!#$%&amp;()*+-;&lt;=&gt;?@^_{}[]/\:&quot;&quot;&quot;&quot;&quot;;[.E42]+1;1);MID(&quot;0123456789ABCDEFGHJKLMNPQRSTUVWXYZabcdefghijklmnpqrstuvwxyz!#$%&amp;()*+-;&lt;=&gt;?@^_{}[]/\:&quot;&quot;&quot;&quot;&quot;;[.F42]+1;1);MID(&quot;0123456789ABCDEFGHJKLMNPQRSTUVWXYZabcdefghijklmnpqrstuvwxyz!#$%&amp;()*+-;&lt;=&gt;?@^_{}[]/\:&quot;&quot;&quot;&quot;&quot;;[.G42]+1;1))" office:value-type="string" office:string-value="#%Vc" calcext:value-type="string">
            <text:p>#%V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73650f936cb3b0a2f93ce09d81be10748b1b203c19e8176b4eefc1964a0cf3a</text:p>
          </table:table-cell>
          <table:table-cell table:formula="of:=HEX2DEC(MID([.A43];1;8))+HEX2DEC(MID([.A43];9;8))+HEX2DEC(MID([.A43];17;8))+HEX2DEC(MID([.A43];25;8))+HEX2DEC(MID([.A43];33;8))+HEX2DEC(MID([.A43];41;8))+HEX2DEC(MID([.A43];49;8))+HEX2DEC(MID([.A43];57;8))" office:value-type="float" office:value="16266639839" calcext:value-type="float">
            <text:p>16266639839</text:p>
          </table:table-cell>
          <table:table-cell table:formula="of:= MOD([.B43];85^4)" office:value-type="float" office:value="32245464" calcext:value-type="float">
            <text:p>32245464</text:p>
          </table:table-cell>
          <table:table-cell table:formula="of:=MOD(((((([.C43]-[.G43])/85)-[.F43])/85)-[.E43])/85;85)" office:value-type="float" office:value="52" calcext:value-type="float">
            <text:p>52</text:p>
          </table:table-cell>
          <table:table-cell table:formula="of:=MOD(((([.C43]-[.G43])/85)-[.F43])/85;85)" office:value-type="float" office:value="43" calcext:value-type="float">
            <text:p>43</text:p>
          </table:table-cell>
          <table:table-cell table:formula="of:=MOD(([.C43]-[.G43])/85;85)" office:value-type="float" office:value="3" calcext:value-type="float">
            <text:p>3</text:p>
          </table:table-cell>
          <table:table-cell table:formula="of:=MOD([.C43];85)" office:value-type="float" office:value="34" calcext:value-type="float">
            <text:p>34</text:p>
          </table:table-cell>
          <table:table-cell table:formula="of:=COM.MICROSOFT.CONCAT(MID(&quot;0123456789ABCDEFGHJKLMNPQRSTUVWXYZabcdefghijklmnpqrstuvwxyz!#$%&amp;()*+-;&lt;=&gt;?@^_{}[]/\:&quot;&quot;&quot;&quot;&quot;;[.D43]+1;1);MID(&quot;0123456789ABCDEFGHJKLMNPQRSTUVWXYZabcdefghijklmnpqrstuvwxyz!#$%&amp;()*+-;&lt;=&gt;?@^_{}[]/\:&quot;&quot;&quot;&quot;&quot;;[.E43]+1;1);MID(&quot;0123456789ABCDEFGHJKLMNPQRSTUVWXYZabcdefghijklmnpqrstuvwxyz!#$%&amp;()*+-;&lt;=&gt;?@^_{}[]/\:&quot;&quot;&quot;&quot;&quot;;[.F43]+1;1);MID(&quot;0123456789ABCDEFGHJKLMNPQRSTUVWXYZabcdefghijklmnpqrstuvwxyz!#$%&amp;()*+-;&lt;=&gt;?@^_{}[]/\:&quot;&quot;&quot;&quot;&quot;;[.G43]+1;1))" office:value-type="string" office:string-value="tj3a" calcext:value-type="string">
            <text:p>tj3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40316eca5e77dbb2212c1efe8b81cb23bc67ce0ac8cb5c9d902d98bd45ddfa1</text:p>
          </table:table-cell>
          <table:table-cell table:formula="of:=HEX2DEC(MID([.A44];1;8))+HEX2DEC(MID([.A44];9;8))+HEX2DEC(MID([.A44];17;8))+HEX2DEC(MID([.A44];25;8))+HEX2DEC(MID([.A44];33;8))+HEX2DEC(MID([.A44];41;8))+HEX2DEC(MID([.A44];49;8))+HEX2DEC(MID([.A44];57;8))" office:value-type="float" office:value="18428288797" calcext:value-type="float">
            <text:p>18428288797</text:p>
          </table:table-cell>
          <table:table-cell table:formula="of:= MOD([.B44];85^4)" office:value-type="float" office:value="1468172" calcext:value-type="float">
            <text:p>1468172</text:p>
          </table:table-cell>
          <table:table-cell table:formula="of:=MOD(((((([.C44]-[.G44])/85)-[.F44])/85)-[.E44])/85;85)" office:value-type="float" office:value="2" calcext:value-type="float">
            <text:p>2</text:p>
          </table:table-cell>
          <table:table-cell table:formula="of:=MOD(((([.C44]-[.G44])/85)-[.F44])/85;85)" office:value-type="float" office:value="33" calcext:value-type="float">
            <text:p>33</text:p>
          </table:table-cell>
          <table:table-cell table:formula="of:=MOD(([.C44]-[.G44])/85;85)" office:value-type="float" office:value="17" calcext:value-type="float">
            <text:p>17</text:p>
          </table:table-cell>
          <table:table-cell table:formula="of:=MOD([.C44];85)" office:value-type="float" office:value="52" calcext:value-type="float">
            <text:p>52</text:p>
          </table:table-cell>
          <table:table-cell table:formula="of:=COM.MICROSOFT.CONCAT(MID(&quot;0123456789ABCDEFGHJKLMNPQRSTUVWXYZabcdefghijklmnpqrstuvwxyz!#$%&amp;()*+-;&lt;=&gt;?@^_{}[]/\:&quot;&quot;&quot;&quot;&quot;;[.D44]+1;1);MID(&quot;0123456789ABCDEFGHJKLMNPQRSTUVWXYZabcdefghijklmnpqrstuvwxyz!#$%&amp;()*+-;&lt;=&gt;?@^_{}[]/\:&quot;&quot;&quot;&quot;&quot;;[.E44]+1;1);MID(&quot;0123456789ABCDEFGHJKLMNPQRSTUVWXYZabcdefghijklmnpqrstuvwxyz!#$%&amp;()*+-;&lt;=&gt;?@^_{}[]/\:&quot;&quot;&quot;&quot;&quot;;[.F44]+1;1);MID(&quot;0123456789ABCDEFGHJKLMNPQRSTUVWXYZabcdefghijklmnpqrstuvwxyz!#$%&amp;()*+-;&lt;=&gt;?@^_{}[]/\:&quot;&quot;&quot;&quot;&quot;;[.G44]+1;1))" office:value-type="string" office:string-value="2ZHt" calcext:value-type="string">
            <text:p>2Z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84c799cd551dd1d8d5c5f9a5d593b2e931f5e36122ee5c793c1d08a19839cc0</text:p>
          </table:table-cell>
          <table:table-cell table:formula="of:=HEX2DEC(MID([.A45];1;8))+HEX2DEC(MID([.A45];9;8))+HEX2DEC(MID([.A45];17;8))+HEX2DEC(MID([.A45];25;8))+HEX2DEC(MID([.A45];33;8))+HEX2DEC(MID([.A45];41;8))+HEX2DEC(MID([.A45];49;8))+HEX2DEC(MID([.A45];57;8))" office:value-type="float" office:value="13336289992" calcext:value-type="float">
            <text:p>13336289992</text:p>
          </table:table-cell>
          <table:table-cell table:formula="of:= MOD([.B45];85^4)" office:value-type="float" office:value="25130617" calcext:value-type="float">
            <text:p>25130617</text:p>
          </table:table-cell>
          <table:table-cell table:formula="of:=MOD(((((([.C45]-[.G45])/85)-[.F45])/85)-[.E45])/85;85)" office:value-type="float" office:value="40" calcext:value-type="float">
            <text:p>40</text:p>
          </table:table-cell>
          <table:table-cell table:formula="of:=MOD(((([.C45]-[.G45])/85)-[.F45])/85;85)" office:value-type="float" office:value="78" calcext:value-type="float">
            <text:p>78</text:p>
          </table:table-cell>
          <table:table-cell table:formula="of:=MOD(([.C45]-[.G45])/85;85)" office:value-type="float" office:value="24" calcext:value-type="float">
            <text:p>24</text:p>
          </table:table-cell>
          <table:table-cell table:formula="of:=MOD([.C45];85)" office:value-type="float" office:value="27" calcext:value-type="float">
            <text:p>27</text:p>
          </table:table-cell>
          <table:table-cell table:formula="of:=COM.MICROSOFT.CONCAT(MID(&quot;0123456789ABCDEFGHJKLMNPQRSTUVWXYZabcdefghijklmnpqrstuvwxyz!#$%&amp;()*+-;&lt;=&gt;?@^_{}[]/\:&quot;&quot;&quot;&quot;&quot;;[.D45]+1;1);MID(&quot;0123456789ABCDEFGHJKLMNPQRSTUVWXYZabcdefghijklmnpqrstuvwxyz!#$%&amp;()*+-;&lt;=&gt;?@^_{}[]/\:&quot;&quot;&quot;&quot;&quot;;[.E45]+1;1);MID(&quot;0123456789ABCDEFGHJKLMNPQRSTUVWXYZabcdefghijklmnpqrstuvwxyz!#$%&amp;()*+-;&lt;=&gt;?@^_{}[]/\:&quot;&quot;&quot;&quot;&quot;;[.F45]+1;1);MID(&quot;0123456789ABCDEFGHJKLMNPQRSTUVWXYZabcdefghijklmnpqrstuvwxyz!#$%&amp;()*+-;&lt;=&gt;?@^_{}[]/\:&quot;&quot;&quot;&quot;&quot;;[.G45]+1;1))" office:value-type="string" office:string-value="g}QT" calcext:value-type="string">
            <text:p>g}Q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e55092af0746630c98d1b2e0d960617c33f8ea7b55739fd18cb7cd5342a28ca</text:p>
          </table:table-cell>
          <table:table-cell table:formula="of:=HEX2DEC(MID([.A46];1;8))+HEX2DEC(MID([.A46];9;8))+HEX2DEC(MID([.A46];17;8))+HEX2DEC(MID([.A46];25;8))+HEX2DEC(MID([.A46];33;8))+HEX2DEC(MID([.A46];41;8))+HEX2DEC(MID([.A46];49;8))+HEX2DEC(MID([.A46];57;8))" office:value-type="float" office:value="15493299938" calcext:value-type="float">
            <text:p>15493299938</text:p>
          </table:table-cell>
          <table:table-cell table:formula="of:= MOD([.B46];85^4)" office:value-type="float" office:value="41914938" calcext:value-type="float">
            <text:p>41914938</text:p>
          </table:table-cell>
          <table:table-cell table:formula="of:=MOD(((((([.C46]-[.G46])/85)-[.F46])/85)-[.E46])/85;85)" office:value-type="float" office:value="68" calcext:value-type="float">
            <text:p>68</text:p>
          </table:table-cell>
          <table:table-cell table:formula="of:=MOD(((([.C46]-[.G46])/85)-[.F46])/85;85)" office:value-type="float" office:value="21" calcext:value-type="float">
            <text:p>21</text:p>
          </table:table-cell>
          <table:table-cell table:formula="of:=MOD(([.C46]-[.G46])/85;85)" office:value-type="float" office:value="31" calcext:value-type="float">
            <text:p>31</text:p>
          </table:table-cell>
          <table:table-cell table:formula="of:=MOD([.C46];85)" office:value-type="float" office:value="78" calcext:value-type="float">
            <text:p>78</text:p>
          </table:table-cell>
          <table:table-cell table:formula="of:=COM.MICROSOFT.CONCAT(MID(&quot;0123456789ABCDEFGHJKLMNPQRSTUVWXYZabcdefghijklmnpqrstuvwxyz!#$%&amp;()*+-;&lt;=&gt;?@^_{}[]/\:&quot;&quot;&quot;&quot;&quot;;[.D46]+1;1);MID(&quot;0123456789ABCDEFGHJKLMNPQRSTUVWXYZabcdefghijklmnpqrstuvwxyz!#$%&amp;()*+-;&lt;=&gt;?@^_{}[]/\:&quot;&quot;&quot;&quot;&quot;;[.E46]+1;1);MID(&quot;0123456789ABCDEFGHJKLMNPQRSTUVWXYZabcdefghijklmnpqrstuvwxyz!#$%&amp;()*+-;&lt;=&gt;?@^_{}[]/\:&quot;&quot;&quot;&quot;&quot;;[.F46]+1;1);MID(&quot;0123456789ABCDEFGHJKLMNPQRSTUVWXYZabcdefghijklmnpqrstuvwxyz!#$%&amp;()*+-;&lt;=&gt;?@^_{}[]/\:&quot;&quot;&quot;&quot;&quot;;[.G46]+1;1))" office:value-type="string" office:string-value="-MX}" calcext:value-type="string">
            <text:p>-MX}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1ce0aa6fdf3cf349d773243dab9fbbe09d30619f38b0c1e8977e28c4f0bc495</text:p>
          </table:table-cell>
          <table:table-cell table:formula="of:=HEX2DEC(MID([.A47];1;8))+HEX2DEC(MID([.A47];9;8))+HEX2DEC(MID([.A47];17;8))+HEX2DEC(MID([.A47];25;8))+HEX2DEC(MID([.A47];33;8))+HEX2DEC(MID([.A47];41;8))+HEX2DEC(MID([.A47];49;8))+HEX2DEC(MID([.A47];57;8))" office:value-type="float" office:value="21438447923" calcext:value-type="float">
            <text:p>21438447923</text:p>
          </table:table-cell>
          <table:table-cell table:formula="of:= MOD([.B47];85^4)" office:value-type="float" office:value="36191673" calcext:value-type="float">
            <text:p>36191673</text:p>
          </table:table-cell>
          <table:table-cell table:formula="of:=MOD(((((([.C47]-[.G47])/85)-[.F47])/85)-[.E47])/85;85)" office:value-type="float" office:value="58" calcext:value-type="float">
            <text:p>58</text:p>
          </table:table-cell>
          <table:table-cell table:formula="of:=MOD(((([.C47]-[.G47])/85)-[.F47])/85;85)" office:value-type="float" office:value="79" calcext:value-type="float">
            <text:p>79</text:p>
          </table:table-cell>
          <table:table-cell table:formula="of:=MOD(([.C47]-[.G47])/85;85)" office:value-type="float" office:value="19" calcext:value-type="float">
            <text:p>19</text:p>
          </table:table-cell>
          <table:table-cell table:formula="of:=MOD([.C47];85)" office:value-type="float" office:value="33" calcext:value-type="float">
            <text:p>33</text:p>
          </table:table-cell>
          <table:table-cell table:formula="of:=COM.MICROSOFT.CONCAT(MID(&quot;0123456789ABCDEFGHJKLMNPQRSTUVWXYZabcdefghijklmnpqrstuvwxyz!#$%&amp;()*+-;&lt;=&gt;?@^_{}[]/\:&quot;&quot;&quot;&quot;&quot;;[.D47]+1;1);MID(&quot;0123456789ABCDEFGHJKLMNPQRSTUVWXYZabcdefghijklmnpqrstuvwxyz!#$%&amp;()*+-;&lt;=&gt;?@^_{}[]/\:&quot;&quot;&quot;&quot;&quot;;[.E47]+1;1);MID(&quot;0123456789ABCDEFGHJKLMNPQRSTUVWXYZabcdefghijklmnpqrstuvwxyz!#$%&amp;()*+-;&lt;=&gt;?@^_{}[]/\:&quot;&quot;&quot;&quot;&quot;;[.F47]+1;1);MID(&quot;0123456789ABCDEFGHJKLMNPQRSTUVWXYZabcdefghijklmnpqrstuvwxyz!#$%&amp;()*+-;&lt;=&gt;?@^_{}[]/\:&quot;&quot;&quot;&quot;&quot;;[.G47]+1;1))" office:value-type="string" office:string-value="z[KZ" calcext:value-type="string">
            <text:p>z[K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20002158111bff8adb3347d84029e480f45e60e1869b454b6adac3345f9f7d4</text:p>
          </table:table-cell>
          <table:table-cell table:formula="of:=HEX2DEC(MID([.A48];1;8))+HEX2DEC(MID([.A48];9;8))+HEX2DEC(MID([.A48];17;8))+HEX2DEC(MID([.A48];25;8))+HEX2DEC(MID([.A48];33;8))+HEX2DEC(MID([.A48];41;8))+HEX2DEC(MID([.A48];49;8))+HEX2DEC(MID([.A48];57;8))" office:value-type="float" office:value="13306352443" calcext:value-type="float">
            <text:p>13306352443</text:p>
          </table:table-cell>
          <table:table-cell table:formula="of:= MOD([.B48];85^4)" office:value-type="float" office:value="47393693" calcext:value-type="float">
            <text:p>47393693</text:p>
          </table:table-cell>
          <table:table-cell table:formula="of:=MOD(((((([.C48]-[.G48])/85)-[.F48])/85)-[.E48])/85;85)" office:value-type="float" office:value="77" calcext:value-type="float">
            <text:p>77</text:p>
          </table:table-cell>
          <table:table-cell table:formula="of:=MOD(((([.C48]-[.G48])/85)-[.F48])/85;85)" office:value-type="float" office:value="14" calcext:value-type="float">
            <text:p>14</text:p>
          </table:table-cell>
          <table:table-cell table:formula="of:=MOD(([.C48]-[.G48])/85;85)" office:value-type="float" office:value="57" calcext:value-type="float">
            <text:p>57</text:p>
          </table:table-cell>
          <table:table-cell table:formula="of:=MOD([.C48];85)" office:value-type="float" office:value="73" calcext:value-type="float">
            <text:p>73</text:p>
          </table:table-cell>
          <table:table-cell table:formula="of:=COM.MICROSOFT.CONCAT(MID(&quot;0123456789ABCDEFGHJKLMNPQRSTUVWXYZabcdefghijklmnpqrstuvwxyz!#$%&amp;()*+-;&lt;=&gt;?@^_{}[]/\:&quot;&quot;&quot;&quot;&quot;;[.D48]+1;1);MID(&quot;0123456789ABCDEFGHJKLMNPQRSTUVWXYZabcdefghijklmnpqrstuvwxyz!#$%&amp;()*+-;&lt;=&gt;?@^_{}[]/\:&quot;&quot;&quot;&quot;&quot;;[.E48]+1;1);MID(&quot;0123456789ABCDEFGHJKLMNPQRSTUVWXYZabcdefghijklmnpqrstuvwxyz!#$%&amp;()*+-;&lt;=&gt;?@^_{}[]/\:&quot;&quot;&quot;&quot;&quot;;[.F48]+1;1);MID(&quot;0123456789ABCDEFGHJKLMNPQRSTUVWXYZabcdefghijklmnpqrstuvwxyz!#$%&amp;()*+-;&lt;=&gt;?@^_{}[]/\:&quot;&quot;&quot;&quot;&quot;;[.G48]+1;1))" office:value-type="string" office:string-value="{Ey?" calcext:value-type="string">
            <text:p>{E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5331f18877e9e1543361e44b4cb0a1f5f0ed5f8297d850bf1fcc68bd7a3ab5f</text:p>
          </table:table-cell>
          <table:table-cell table:formula="of:=HEX2DEC(MID([.A49];1;8))+HEX2DEC(MID([.A49];9;8))+HEX2DEC(MID([.A49];17;8))+HEX2DEC(MID([.A49];25;8))+HEX2DEC(MID([.A49];33;8))+HEX2DEC(MID([.A49];41;8))+HEX2DEC(MID([.A49];49;8))+HEX2DEC(MID([.A49];57;8))" office:value-type="float" office:value="19174240893" calcext:value-type="float">
            <text:p>19174240893</text:p>
          </table:table-cell>
          <table:table-cell table:formula="of:= MOD([.B49];85^4)" office:value-type="float" office:value="16611518" calcext:value-type="float">
            <text:p>16611518</text:p>
          </table:table-cell>
          <table:table-cell table:formula="of:=MOD(((((([.C49]-[.G49])/85)-[.F49])/85)-[.E49])/85;85)" office:value-type="float" office:value="27" calcext:value-type="float">
            <text:p>27</text:p>
          </table:table-cell>
          <table:table-cell table:formula="of:=MOD(((([.C49]-[.G49])/85)-[.F49])/85;85)" office:value-type="float" office:value="4" calcext:value-type="float">
            <text:p>4</text:p>
          </table:table-cell>
          <table:table-cell table:formula="of:=MOD(([.C49]-[.G49])/85;85)" office:value-type="float" office:value="14" calcext:value-type="float">
            <text:p>14</text:p>
          </table:table-cell>
          <table:table-cell table:formula="of:=MOD([.C49];85)" office:value-type="float" office:value="53" calcext:value-type="float">
            <text:p>53</text:p>
          </table:table-cell>
          <table:table-cell table:formula="of:=COM.MICROSOFT.CONCAT(MID(&quot;0123456789ABCDEFGHJKLMNPQRSTUVWXYZabcdefghijklmnpqrstuvwxyz!#$%&amp;()*+-;&lt;=&gt;?@^_{}[]/\:&quot;&quot;&quot;&quot;&quot;;[.D49]+1;1);MID(&quot;0123456789ABCDEFGHJKLMNPQRSTUVWXYZabcdefghijklmnpqrstuvwxyz!#$%&amp;()*+-;&lt;=&gt;?@^_{}[]/\:&quot;&quot;&quot;&quot;&quot;;[.E49]+1;1);MID(&quot;0123456789ABCDEFGHJKLMNPQRSTUVWXYZabcdefghijklmnpqrstuvwxyz!#$%&amp;()*+-;&lt;=&gt;?@^_{}[]/\:&quot;&quot;&quot;&quot;&quot;;[.F49]+1;1);MID(&quot;0123456789ABCDEFGHJKLMNPQRSTUVWXYZabcdefghijklmnpqrstuvwxyz!#$%&amp;()*+-;&lt;=&gt;?@^_{}[]/\:&quot;&quot;&quot;&quot;&quot;;[.G49]+1;1))" office:value-type="string" office:string-value="T4Eu" calcext:value-type="string">
            <text:p>T4E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3667f7d8c030260bf49046f955ec9bebdb9a4cb8a66b812fd498ded5431a821</text:p>
          </table:table-cell>
          <table:table-cell table:formula="of:=HEX2DEC(MID([.A50];1;8))+HEX2DEC(MID([.A50];9;8))+HEX2DEC(MID([.A50];17;8))+HEX2DEC(MID([.A50];25;8))+HEX2DEC(MID([.A50];33;8))+HEX2DEC(MID([.A50];41;8))+HEX2DEC(MID([.A50];49;8))+HEX2DEC(MID([.A50];57;8))" office:value-type="float" office:value="23046447861" calcext:value-type="float">
            <text:p>23046447861</text:p>
          </table:table-cell>
          <table:table-cell table:formula="of:= MOD([.B50];85^4)" office:value-type="float" office:value="25972236" calcext:value-type="float">
            <text:p>25972236</text:p>
          </table:table-cell>
          <table:table-cell table:formula="of:=MOD(((((([.C50]-[.G50])/85)-[.F50])/85)-[.E50])/85;85)" office:value-type="float" office:value="42" calcext:value-type="float">
            <text:p>42</text:p>
          </table:table-cell>
          <table:table-cell table:formula="of:=MOD(((([.C50]-[.G50])/85)-[.F50])/85;85)" office:value-type="float" office:value="24" calcext:value-type="float">
            <text:p>24</text:p>
          </table:table-cell>
          <table:table-cell table:formula="of:=MOD(([.C50]-[.G50])/85;85)" office:value-type="float" office:value="65" calcext:value-type="float">
            <text:p>65</text:p>
          </table:table-cell>
          <table:table-cell table:formula="of:=MOD([.C50];85)" office:value-type="float" office:value="61" calcext:value-type="float">
            <text:p>61</text:p>
          </table:table-cell>
          <table:table-cell table:formula="of:=COM.MICROSOFT.CONCAT(MID(&quot;0123456789ABCDEFGHJKLMNPQRSTUVWXYZabcdefghijklmnpqrstuvwxyz!#$%&amp;()*+-;&lt;=&gt;?@^_{}[]/\:&quot;&quot;&quot;&quot;&quot;;[.D50]+1;1);MID(&quot;0123456789ABCDEFGHJKLMNPQRSTUVWXYZabcdefghijklmnpqrstuvwxyz!#$%&amp;()*+-;&lt;=&gt;?@^_{}[]/\:&quot;&quot;&quot;&quot;&quot;;[.E50]+1;1);MID(&quot;0123456789ABCDEFGHJKLMNPQRSTUVWXYZabcdefghijklmnpqrstuvwxyz!#$%&amp;()*+-;&lt;=&gt;?@^_{}[]/\:&quot;&quot;&quot;&quot;&quot;;[.F50]+1;1);MID(&quot;0123456789ABCDEFGHJKLMNPQRSTUVWXYZabcdefghijklmnpqrstuvwxyz!#$%&amp;()*+-;&lt;=&gt;?@^_{}[]/\:&quot;&quot;&quot;&quot;&quot;;[.G50]+1;1))" office:value-type="string" office:string-value="iQ)$" calcext:value-type="string">
            <text:p>iQ)$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54ee9da442fa353f59f11beb688fc7f76c8de62a6c18b2a181fdde2a27cc3ef</text:p>
          </table:table-cell>
          <table:table-cell table:formula="of:=HEX2DEC(MID([.A51];1;8))+HEX2DEC(MID([.A51];9;8))+HEX2DEC(MID([.A51];17;8))+HEX2DEC(MID([.A51];25;8))+HEX2DEC(MID([.A51];33;8))+HEX2DEC(MID([.A51];41;8))+HEX2DEC(MID([.A51];49;8))+HEX2DEC(MID([.A51];57;8))" office:value-type="float" office:value="17948321479" calcext:value-type="float">
            <text:p>17948321479</text:p>
          </table:table-cell>
          <table:table-cell table:formula="of:= MOD([.B51];85^4)" office:value-type="float" office:value="43507104" calcext:value-type="float">
            <text:p>43507104</text:p>
          </table:table-cell>
          <table:table-cell table:formula="of:=MOD(((((([.C51]-[.G51])/85)-[.F51])/85)-[.E51])/85;85)" office:value-type="float" office:value="70" calcext:value-type="float">
            <text:p>70</text:p>
          </table:table-cell>
          <table:table-cell table:formula="of:=MOD(((([.C51]-[.G51])/85)-[.F51])/85;85)" office:value-type="float" office:value="71" calcext:value-type="float">
            <text:p>71</text:p>
          </table:table-cell>
          <table:table-cell table:formula="of:=MOD(([.C51]-[.G51])/85;85)" office:value-type="float" office:value="63" calcext:value-type="float">
            <text:p>63</text:p>
          </table:table-cell>
          <table:table-cell table:formula="of:=MOD([.C51];85)" office:value-type="float" office:value="24" calcext:value-type="float">
            <text:p>24</text:p>
          </table:table-cell>
          <table:table-cell table:formula="of:=COM.MICROSOFT.CONCAT(MID(&quot;0123456789ABCDEFGHJKLMNPQRSTUVWXYZabcdefghijklmnpqrstuvwxyz!#$%&amp;()*+-;&lt;=&gt;?@^_{}[]/\:&quot;&quot;&quot;&quot;&quot;;[.D51]+1;1);MID(&quot;0123456789ABCDEFGHJKLMNPQRSTUVWXYZabcdefghijklmnpqrstuvwxyz!#$%&amp;()*+-;&lt;=&gt;?@^_{}[]/\:&quot;&quot;&quot;&quot;&quot;;[.E51]+1;1);MID(&quot;0123456789ABCDEFGHJKLMNPQRSTUVWXYZabcdefghijklmnpqrstuvwxyz!#$%&amp;()*+-;&lt;=&gt;?@^_{}[]/\:&quot;&quot;&quot;&quot;&quot;;[.F51]+1;1);MID(&quot;0123456789ABCDEFGHJKLMNPQRSTUVWXYZabcdefghijklmnpqrstuvwxyz!#$%&amp;()*+-;&lt;=&gt;?@^_{}[]/\:&quot;&quot;&quot;&quot;&quot;;[.G51]+1;1))" office:value-type="string" office:string-value="&lt;=&amp;Q" calcext:value-type="string">
            <text:p>&lt;=&amp;Q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169555d9248be7e184f52250129b0d66c9932af74f4ac7bc716c20013fca362</text:p>
          </table:table-cell>
          <table:table-cell table:formula="of:=HEX2DEC(MID([.A52];1;8))+HEX2DEC(MID([.A52];9;8))+HEX2DEC(MID([.A52];17;8))+HEX2DEC(MID([.A52];25;8))+HEX2DEC(MID([.A52];33;8))+HEX2DEC(MID([.A52];41;8))+HEX2DEC(MID([.A52];49;8))+HEX2DEC(MID([.A52];57;8))" office:value-type="float" office:value="11975547746" calcext:value-type="float">
            <text:p>11975547746</text:p>
          </table:table-cell>
          <table:table-cell table:formula="of:= MOD([.B52];85^4)" office:value-type="float" office:value="21604621" calcext:value-type="float">
            <text:p>21604621</text:p>
          </table:table-cell>
          <table:table-cell table:formula="of:=MOD(((((([.C52]-[.G52])/85)-[.F52])/85)-[.E52])/85;85)" office:value-type="float" office:value="35" calcext:value-type="float">
            <text:p>35</text:p>
          </table:table-cell>
          <table:table-cell table:formula="of:=MOD(((([.C52]-[.G52])/85)-[.F52])/85;85)" office:value-type="float" office:value="15" calcext:value-type="float">
            <text:p>15</text:p>
          </table:table-cell>
          <table:table-cell table:formula="of:=MOD(([.C52]-[.G52])/85;85)" office:value-type="float" office:value="22" calcext:value-type="float">
            <text:p>22</text:p>
          </table:table-cell>
          <table:table-cell table:formula="of:=MOD([.C52];85)" office:value-type="float" office:value="1" calcext:value-type="float">
            <text:p>1</text:p>
          </table:table-cell>
          <table:table-cell table:formula="of:=COM.MICROSOFT.CONCAT(MID(&quot;0123456789ABCDEFGHJKLMNPQRSTUVWXYZabcdefghijklmnpqrstuvwxyz!#$%&amp;()*+-;&lt;=&gt;?@^_{}[]/\:&quot;&quot;&quot;&quot;&quot;;[.D52]+1;1);MID(&quot;0123456789ABCDEFGHJKLMNPQRSTUVWXYZabcdefghijklmnpqrstuvwxyz!#$%&amp;()*+-;&lt;=&gt;?@^_{}[]/\:&quot;&quot;&quot;&quot;&quot;;[.E52]+1;1);MID(&quot;0123456789ABCDEFGHJKLMNPQRSTUVWXYZabcdefghijklmnpqrstuvwxyz!#$%&amp;()*+-;&lt;=&gt;?@^_{}[]/\:&quot;&quot;&quot;&quot;&quot;;[.F52]+1;1);MID(&quot;0123456789ABCDEFGHJKLMNPQRSTUVWXYZabcdefghijklmnpqrstuvwxyz!#$%&amp;()*+-;&lt;=&gt;?@^_{}[]/\:&quot;&quot;&quot;&quot;&quot;;[.G52]+1;1))" office:value-type="string" office:string-value="bFN1" calcext:value-type="string">
            <text:p>bFN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ea9844ae84eccbf55e8330640865e36c43521e45a1baec24233327aab7e6595</text:p>
          </table:table-cell>
          <table:table-cell table:formula="of:=HEX2DEC(MID([.A53];1;8))+HEX2DEC(MID([.A53];9;8))+HEX2DEC(MID([.A53];17;8))+HEX2DEC(MID([.A53];25;8))+HEX2DEC(MID([.A53];33;8))+HEX2DEC(MID([.A53];41;8))+HEX2DEC(MID([.A53];49;8))+HEX2DEC(MID([.A53];57;8))" office:value-type="float" office:value="17337764602" calcext:value-type="float">
            <text:p>17337764602</text:p>
          </table:table-cell>
          <table:table-cell table:formula="of:= MOD([.B53];85^4)" office:value-type="float" office:value="7157102" calcext:value-type="float">
            <text:p>7157102</text:p>
          </table:table-cell>
          <table:table-cell table:formula="of:=MOD(((((([.C53]-[.G53])/85)-[.F53])/85)-[.E53])/85;85)" office:value-type="float" office:value="11" calcext:value-type="float">
            <text:p>11</text:p>
          </table:table-cell>
          <table:table-cell table:formula="of:=MOD(((([.C53]-[.G53])/85)-[.F53])/85;85)" office:value-type="float" office:value="55" calcext:value-type="float">
            <text:p>55</text:p>
          </table:table-cell>
          <table:table-cell table:formula="of:=MOD(([.C53]-[.G53])/85;85)" office:value-type="float" office:value="51" calcext:value-type="float">
            <text:p>51</text:p>
          </table:table-cell>
          <table:table-cell table:formula="of:=MOD([.C53];85)" office:value-type="float" office:value="17" calcext:value-type="float">
            <text:p>17</text:p>
          </table:table-cell>
          <table:table-cell table:formula="of:=COM.MICROSOFT.CONCAT(MID(&quot;0123456789ABCDEFGHJKLMNPQRSTUVWXYZabcdefghijklmnpqrstuvwxyz!#$%&amp;()*+-;&lt;=&gt;?@^_{}[]/\:&quot;&quot;&quot;&quot;&quot;;[.D53]+1;1);MID(&quot;0123456789ABCDEFGHJKLMNPQRSTUVWXYZabcdefghijklmnpqrstuvwxyz!#$%&amp;()*+-;&lt;=&gt;?@^_{}[]/\:&quot;&quot;&quot;&quot;&quot;;[.E53]+1;1);MID(&quot;0123456789ABCDEFGHJKLMNPQRSTUVWXYZabcdefghijklmnpqrstuvwxyz!#$%&amp;()*+-;&lt;=&gt;?@^_{}[]/\:&quot;&quot;&quot;&quot;&quot;;[.F53]+1;1);MID(&quot;0123456789ABCDEFGHJKLMNPQRSTUVWXYZabcdefghijklmnpqrstuvwxyz!#$%&amp;()*+-;&lt;=&gt;?@^_{}[]/\:&quot;&quot;&quot;&quot;&quot;;[.G53]+1;1))" office:value-type="string" office:string-value="BwsH" calcext:value-type="string">
            <text:p>Bws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e62e6489fcc4bc58be7cb23e74d25cbfcc3732c1f70e8c37f12a756d1db9381</text:p>
          </table:table-cell>
          <table:table-cell table:formula="of:=HEX2DEC(MID([.A54];1;8))+HEX2DEC(MID([.A54];9;8))+HEX2DEC(MID([.A54];17;8))+HEX2DEC(MID([.A54];25;8))+HEX2DEC(MID([.A54];33;8))+HEX2DEC(MID([.A54];41;8))+HEX2DEC(MID([.A54];49;8))+HEX2DEC(MID([.A54];57;8))" office:value-type="float" office:value="21986982337" calcext:value-type="float">
            <text:p>21986982337</text:p>
          </table:table-cell>
          <table:table-cell table:formula="of:= MOD([.B54];85^4)" office:value-type="float" office:value="10519212" calcext:value-type="float">
            <text:p>10519212</text:p>
          </table:table-cell>
          <table:table-cell table:formula="of:=MOD(((((([.C54]-[.G54])/85)-[.F54])/85)-[.E54])/85;85)" office:value-type="float" office:value="17" calcext:value-type="float">
            <text:p>17</text:p>
          </table:table-cell>
          <table:table-cell table:formula="of:=MOD(((([.C54]-[.G54])/85)-[.F54])/85;85)" office:value-type="float" office:value="10" calcext:value-type="float">
            <text:p>10</text:p>
          </table:table-cell>
          <table:table-cell table:formula="of:=MOD(([.C54]-[.G54])/85;85)" office:value-type="float" office:value="80" calcext:value-type="float">
            <text:p>80</text:p>
          </table:table-cell>
          <table:table-cell table:formula="of:=MOD([.C54];85)" office:value-type="float" office:value="37" calcext:value-type="float">
            <text:p>37</text:p>
          </table:table-cell>
          <table:table-cell table:formula="of:=COM.MICROSOFT.CONCAT(MID(&quot;0123456789ABCDEFGHJKLMNPQRSTUVWXYZabcdefghijklmnpqrstuvwxyz!#$%&amp;()*+-;&lt;=&gt;?@^_{}[]/\:&quot;&quot;&quot;&quot;&quot;;[.D54]+1;1);MID(&quot;0123456789ABCDEFGHJKLMNPQRSTUVWXYZabcdefghijklmnpqrstuvwxyz!#$%&amp;()*+-;&lt;=&gt;?@^_{}[]/\:&quot;&quot;&quot;&quot;&quot;;[.E54]+1;1);MID(&quot;0123456789ABCDEFGHJKLMNPQRSTUVWXYZabcdefghijklmnpqrstuvwxyz!#$%&amp;()*+-;&lt;=&gt;?@^_{}[]/\:&quot;&quot;&quot;&quot;&quot;;[.F54]+1;1);MID(&quot;0123456789ABCDEFGHJKLMNPQRSTUVWXYZabcdefghijklmnpqrstuvwxyz!#$%&amp;()*+-;&lt;=&gt;?@^_{}[]/\:&quot;&quot;&quot;&quot;&quot;;[.G54]+1;1))" office:value-type="string" office:string-value="HA]d" calcext:value-type="string">
            <text:p>HA]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f3e559bbd93fa2f9b25cbd9b5f348a4b20c902d8e6498de5c28d73df8e2f571</text:p>
          </table:table-cell>
          <table:table-cell table:formula="of:=HEX2DEC(MID([.A55];1;8))+HEX2DEC(MID([.A55];9;8))+HEX2DEC(MID([.A55];17;8))+HEX2DEC(MID([.A55];25;8))+HEX2DEC(MID([.A55];33;8))+HEX2DEC(MID([.A55];41;8))+HEX2DEC(MID([.A55];49;8))+HEX2DEC(MID([.A55];57;8))" office:value-type="float" office:value="21800442368" calcext:value-type="float">
            <text:p>21800442368</text:p>
          </table:table-cell>
          <table:table-cell table:formula="of:= MOD([.B55];85^4)" office:value-type="float" office:value="32781743" calcext:value-type="float">
            <text:p>32781743</text:p>
          </table:table-cell>
          <table:table-cell table:formula="of:=MOD(((((([.C55]-[.G55])/85)-[.F55])/85)-[.E55])/85;85)" office:value-type="float" office:value="53" calcext:value-type="float">
            <text:p>53</text:p>
          </table:table-cell>
          <table:table-cell table:formula="of:=MOD(((([.C55]-[.G55])/85)-[.F55])/85;85)" office:value-type="float" office:value="32" calcext:value-type="float">
            <text:p>32</text:p>
          </table:table-cell>
          <table:table-cell table:formula="of:=MOD(([.C55]-[.G55])/85;85)" office:value-type="float" office:value="22" calcext:value-type="float">
            <text:p>22</text:p>
          </table:table-cell>
          <table:table-cell table:formula="of:=MOD([.C55];85)" office:value-type="float" office:value="48" calcext:value-type="float">
            <text:p>48</text:p>
          </table:table-cell>
          <table:table-cell table:formula="of:=COM.MICROSOFT.CONCAT(MID(&quot;0123456789ABCDEFGHJKLMNPQRSTUVWXYZabcdefghijklmnpqrstuvwxyz!#$%&amp;()*+-;&lt;=&gt;?@^_{}[]/\:&quot;&quot;&quot;&quot;&quot;;[.D55]+1;1);MID(&quot;0123456789ABCDEFGHJKLMNPQRSTUVWXYZabcdefghijklmnpqrstuvwxyz!#$%&amp;()*+-;&lt;=&gt;?@^_{}[]/\:&quot;&quot;&quot;&quot;&quot;;[.E55]+1;1);MID(&quot;0123456789ABCDEFGHJKLMNPQRSTUVWXYZabcdefghijklmnpqrstuvwxyz!#$%&amp;()*+-;&lt;=&gt;?@^_{}[]/\:&quot;&quot;&quot;&quot;&quot;;[.F55]+1;1);MID(&quot;0123456789ABCDEFGHJKLMNPQRSTUVWXYZabcdefghijklmnpqrstuvwxyz!#$%&amp;()*+-;&lt;=&gt;?@^_{}[]/\:&quot;&quot;&quot;&quot;&quot;;[.G55]+1;1))" office:value-type="string" office:string-value="uYNp" calcext:value-type="string">
            <text:p>uYN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77a8799041017f1719854e4e295c6dca56cd1cf1b1914d1bfed9281f7fc2686</text:p>
          </table:table-cell>
          <table:table-cell table:formula="of:=HEX2DEC(MID([.A56];1;8))+HEX2DEC(MID([.A56];9;8))+HEX2DEC(MID([.A56];17;8))+HEX2DEC(MID([.A56];25;8))+HEX2DEC(MID([.A56];33;8))+HEX2DEC(MID([.A56];41;8))+HEX2DEC(MID([.A56];49;8))+HEX2DEC(MID([.A56];57;8))" office:value-type="float" office:value="18658908913" calcext:value-type="float">
            <text:p>18658908913</text:p>
          </table:table-cell>
          <table:table-cell table:formula="of:= MOD([.B56];85^4)" office:value-type="float" office:value="23285788" calcext:value-type="float">
            <text:p>23285788</text:p>
          </table:table-cell>
          <table:table-cell table:formula="of:=MOD(((((([.C56]-[.G56])/85)-[.F56])/85)-[.E56])/85;85)" office:value-type="float" office:value="37" calcext:value-type="float">
            <text:p>37</text:p>
          </table:table-cell>
          <table:table-cell table:formula="of:=MOD(((([.C56]-[.G56])/85)-[.F56])/85;85)" office:value-type="float" office:value="77" calcext:value-type="float">
            <text:p>77</text:p>
          </table:table-cell>
          <table:table-cell table:formula="of:=MOD(([.C56]-[.G56])/85;85)" office:value-type="float" office:value="80" calcext:value-type="float">
            <text:p>80</text:p>
          </table:table-cell>
          <table:table-cell table:formula="of:=MOD([.C56];85)" office:value-type="float" office:value="38" calcext:value-type="float">
            <text:p>38</text:p>
          </table:table-cell>
          <table:table-cell table:formula="of:=COM.MICROSOFT.CONCAT(MID(&quot;0123456789ABCDEFGHJKLMNPQRSTUVWXYZabcdefghijklmnpqrstuvwxyz!#$%&amp;()*+-;&lt;=&gt;?@^_{}[]/\:&quot;&quot;&quot;&quot;&quot;;[.D56]+1;1);MID(&quot;0123456789ABCDEFGHJKLMNPQRSTUVWXYZabcdefghijklmnpqrstuvwxyz!#$%&amp;()*+-;&lt;=&gt;?@^_{}[]/\:&quot;&quot;&quot;&quot;&quot;;[.E56]+1;1);MID(&quot;0123456789ABCDEFGHJKLMNPQRSTUVWXYZabcdefghijklmnpqrstuvwxyz!#$%&amp;()*+-;&lt;=&gt;?@^_{}[]/\:&quot;&quot;&quot;&quot;&quot;;[.F56]+1;1);MID(&quot;0123456789ABCDEFGHJKLMNPQRSTUVWXYZabcdefghijklmnpqrstuvwxyz!#$%&amp;()*+-;&lt;=&gt;?@^_{}[]/\:&quot;&quot;&quot;&quot;&quot;;[.G56]+1;1))" office:value-type="string" office:string-value="d{]e" calcext:value-type="string">
            <text:p>d{]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4459cd36006fa4bb2f5314f2a1ad69c8cbbb95f319c5459b32a9cdc870b54aa</text:p>
          </table:table-cell>
          <table:table-cell table:formula="of:=HEX2DEC(MID([.A57];1;8))+HEX2DEC(MID([.A57];9;8))+HEX2DEC(MID([.A57];17;8))+HEX2DEC(MID([.A57];25;8))+HEX2DEC(MID([.A57];33;8))+HEX2DEC(MID([.A57];41;8))+HEX2DEC(MID([.A57];49;8))+HEX2DEC(MID([.A57];57;8))" office:value-type="float" office:value="15467191879" calcext:value-type="float">
            <text:p>15467191879</text:p>
          </table:table-cell>
          <table:table-cell table:formula="of:= MOD([.B57];85^4)" office:value-type="float" office:value="15806879" calcext:value-type="float">
            <text:p>15806879</text:p>
          </table:table-cell>
          <table:table-cell table:formula="of:=MOD(((((([.C57]-[.G57])/85)-[.F57])/85)-[.E57])/85;85)" office:value-type="float" office:value="25" calcext:value-type="float">
            <text:p>25</text:p>
          </table:table-cell>
          <table:table-cell table:formula="of:=MOD(((([.C57]-[.G57])/85)-[.F57])/85;85)" office:value-type="float" office:value="62" calcext:value-type="float">
            <text:p>62</text:p>
          </table:table-cell>
          <table:table-cell table:formula="of:=MOD(([.C57]-[.G57])/85;85)" office:value-type="float" office:value="68" calcext:value-type="float">
            <text:p>68</text:p>
          </table:table-cell>
          <table:table-cell table:formula="of:=MOD([.C57];85)" office:value-type="float" office:value="24" calcext:value-type="float">
            <text:p>24</text:p>
          </table:table-cell>
          <table:table-cell table:formula="of:=COM.MICROSOFT.CONCAT(MID(&quot;0123456789ABCDEFGHJKLMNPQRSTUVWXYZabcdefghijklmnpqrstuvwxyz!#$%&amp;()*+-;&lt;=&gt;?@^_{}[]/\:&quot;&quot;&quot;&quot;&quot;;[.D57]+1;1);MID(&quot;0123456789ABCDEFGHJKLMNPQRSTUVWXYZabcdefghijklmnpqrstuvwxyz!#$%&amp;()*+-;&lt;=&gt;?@^_{}[]/\:&quot;&quot;&quot;&quot;&quot;;[.E57]+1;1);MID(&quot;0123456789ABCDEFGHJKLMNPQRSTUVWXYZabcdefghijklmnpqrstuvwxyz!#$%&amp;()*+-;&lt;=&gt;?@^_{}[]/\:&quot;&quot;&quot;&quot;&quot;;[.F57]+1;1);MID(&quot;0123456789ABCDEFGHJKLMNPQRSTUVWXYZabcdefghijklmnpqrstuvwxyz!#$%&amp;()*+-;&lt;=&gt;?@^_{}[]/\:&quot;&quot;&quot;&quot;&quot;;[.G57]+1;1))" office:value-type="string" office:string-value="R%-Q" calcext:value-type="string">
            <text:p>R%-Q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c82a221b575ce7fe118b2e8cdf0764bf4ef570a3017e80b6d3438af9095f376</text:p>
          </table:table-cell>
          <table:table-cell table:formula="of:=HEX2DEC(MID([.A58];1;8))+HEX2DEC(MID([.A58];9;8))+HEX2DEC(MID([.A58];17;8))+HEX2DEC(MID([.A58];25;8))+HEX2DEC(MID([.A58];33;8))+HEX2DEC(MID([.A58];41;8))+HEX2DEC(MID([.A58];49;8))+HEX2DEC(MID([.A58];57;8))" office:value-type="float" office:value="20733691149" calcext:value-type="float">
            <text:p>20733691149</text:p>
          </table:table-cell>
          <table:table-cell table:formula="of:= MOD([.B58];85^4)" office:value-type="float" office:value="10043024" calcext:value-type="float">
            <text:p>10043024</text:p>
          </table:table-cell>
          <table:table-cell table:formula="of:=MOD(((((([.C58]-[.G58])/85)-[.F58])/85)-[.E58])/85;85)" office:value-type="float" office:value="16" calcext:value-type="float">
            <text:p>16</text:p>
          </table:table-cell>
          <table:table-cell table:formula="of:=MOD(((([.C58]-[.G58])/85)-[.F58])/85;85)" office:value-type="float" office:value="30" calcext:value-type="float">
            <text:p>30</text:p>
          </table:table-cell>
          <table:table-cell table:formula="of:=MOD(([.C58]-[.G58])/85;85)" office:value-type="float" office:value="3" calcext:value-type="float">
            <text:p>3</text:p>
          </table:table-cell>
          <table:table-cell table:formula="of:=MOD([.C58];85)" office:value-type="float" office:value="19" calcext:value-type="float">
            <text:p>19</text:p>
          </table:table-cell>
          <table:table-cell table:formula="of:=COM.MICROSOFT.CONCAT(MID(&quot;0123456789ABCDEFGHJKLMNPQRSTUVWXYZabcdefghijklmnpqrstuvwxyz!#$%&amp;()*+-;&lt;=&gt;?@^_{}[]/\:&quot;&quot;&quot;&quot;&quot;;[.D58]+1;1);MID(&quot;0123456789ABCDEFGHJKLMNPQRSTUVWXYZabcdefghijklmnpqrstuvwxyz!#$%&amp;()*+-;&lt;=&gt;?@^_{}[]/\:&quot;&quot;&quot;&quot;&quot;;[.E58]+1;1);MID(&quot;0123456789ABCDEFGHJKLMNPQRSTUVWXYZabcdefghijklmnpqrstuvwxyz!#$%&amp;()*+-;&lt;=&gt;?@^_{}[]/\:&quot;&quot;&quot;&quot;&quot;;[.F58]+1;1);MID(&quot;0123456789ABCDEFGHJKLMNPQRSTUVWXYZabcdefghijklmnpqrstuvwxyz!#$%&amp;()*+-;&lt;=&gt;?@^_{}[]/\:&quot;&quot;&quot;&quot;&quot;;[.G58]+1;1))" office:value-type="string" office:string-value="GW3K" calcext:value-type="string">
            <text:p>GW3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a57042a43991d2ca310938e6802d7283954e38c825a548c4bee89c45238b43b</text:p>
          </table:table-cell>
          <table:table-cell table:formula="of:=HEX2DEC(MID([.A59];1;8))+HEX2DEC(MID([.A59];9;8))+HEX2DEC(MID([.A59];17;8))+HEX2DEC(MID([.A59];25;8))+HEX2DEC(MID([.A59];33;8))+HEX2DEC(MID([.A59];41;8))+HEX2DEC(MID([.A59];49;8))+HEX2DEC(MID([.A59];57;8))" office:value-type="float" office:value="12127437347" calcext:value-type="float">
            <text:p>12127437347</text:p>
          </table:table-cell>
          <table:table-cell table:formula="of:= MOD([.B59];85^4)" office:value-type="float" office:value="16892347" calcext:value-type="float">
            <text:p>16892347</text:p>
          </table:table-cell>
          <table:table-cell table:formula="of:=MOD(((((([.C59]-[.G59])/85)-[.F59])/85)-[.E59])/85;85)" office:value-type="float" office:value="27" calcext:value-type="float">
            <text:p>27</text:p>
          </table:table-cell>
          <table:table-cell table:formula="of:=MOD(((([.C59]-[.G59])/85)-[.F59])/85;85)" office:value-type="float" office:value="43" calcext:value-type="float">
            <text:p>43</text:p>
          </table:table-cell>
          <table:table-cell table:formula="of:=MOD(([.C59]-[.G59])/85;85)" office:value-type="float" office:value="3" calcext:value-type="float">
            <text:p>3</text:p>
          </table:table-cell>
          <table:table-cell table:formula="of:=MOD([.C59];85)" office:value-type="float" office:value="42" calcext:value-type="float">
            <text:p>42</text:p>
          </table:table-cell>
          <table:table-cell table:formula="of:=COM.MICROSOFT.CONCAT(MID(&quot;0123456789ABCDEFGHJKLMNPQRSTUVWXYZabcdefghijklmnpqrstuvwxyz!#$%&amp;()*+-;&lt;=&gt;?@^_{}[]/\:&quot;&quot;&quot;&quot;&quot;;[.D59]+1;1);MID(&quot;0123456789ABCDEFGHJKLMNPQRSTUVWXYZabcdefghijklmnpqrstuvwxyz!#$%&amp;()*+-;&lt;=&gt;?@^_{}[]/\:&quot;&quot;&quot;&quot;&quot;;[.E59]+1;1);MID(&quot;0123456789ABCDEFGHJKLMNPQRSTUVWXYZabcdefghijklmnpqrstuvwxyz!#$%&amp;()*+-;&lt;=&gt;?@^_{}[]/\:&quot;&quot;&quot;&quot;&quot;;[.F59]+1;1);MID(&quot;0123456789ABCDEFGHJKLMNPQRSTUVWXYZabcdefghijklmnpqrstuvwxyz!#$%&amp;()*+-;&lt;=&gt;?@^_{}[]/\:&quot;&quot;&quot;&quot;&quot;;[.G59]+1;1))" office:value-type="string" office:string-value="Tj3i" calcext:value-type="string">
            <text:p>Tj3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326faec3eb42dc72ddffe46daf3940b932f48b9799f6cbf28e80504e7b34958</text:p>
          </table:table-cell>
          <table:table-cell table:formula="of:=HEX2DEC(MID([.A60];1;8))+HEX2DEC(MID([.A60];9;8))+HEX2DEC(MID([.A60];17;8))+HEX2DEC(MID([.A60];25;8))+HEX2DEC(MID([.A60];33;8))+HEX2DEC(MID([.A60];41;8))+HEX2DEC(MID([.A60];49;8))+HEX2DEC(MID([.A60];57;8))" office:value-type="float" office:value="14899789528" calcext:value-type="float">
            <text:p>14899789528</text:p>
          </table:table-cell>
          <table:table-cell table:formula="of:= MOD([.B60];85^4)" office:value-type="float" office:value="22611403" calcext:value-type="float">
            <text:p>22611403</text:p>
          </table:table-cell>
          <table:table-cell table:formula="of:=MOD(((((([.C60]-[.G60])/85)-[.F60])/85)-[.E60])/85;85)" office:value-type="float" office:value="36" calcext:value-type="float">
            <text:p>36</text:p>
          </table:table-cell>
          <table:table-cell table:formula="of:=MOD(((([.C60]-[.G60])/85)-[.F60])/85;85)" office:value-type="float" office:value="69" calcext:value-type="float">
            <text:p>69</text:p>
          </table:table-cell>
          <table:table-cell table:formula="of:=MOD(([.C60]-[.G60])/85;85)" office:value-type="float" office:value="51" calcext:value-type="float">
            <text:p>51</text:p>
          </table:table-cell>
          <table:table-cell table:formula="of:=MOD([.C60];85)" office:value-type="float" office:value="43" calcext:value-type="float">
            <text:p>43</text:p>
          </table:table-cell>
          <table:table-cell table:formula="of:=COM.MICROSOFT.CONCAT(MID(&quot;0123456789ABCDEFGHJKLMNPQRSTUVWXYZabcdefghijklmnpqrstuvwxyz!#$%&amp;()*+-;&lt;=&gt;?@^_{}[]/\:&quot;&quot;&quot;&quot;&quot;;[.D60]+1;1);MID(&quot;0123456789ABCDEFGHJKLMNPQRSTUVWXYZabcdefghijklmnpqrstuvwxyz!#$%&amp;()*+-;&lt;=&gt;?@^_{}[]/\:&quot;&quot;&quot;&quot;&quot;;[.E60]+1;1);MID(&quot;0123456789ABCDEFGHJKLMNPQRSTUVWXYZabcdefghijklmnpqrstuvwxyz!#$%&amp;()*+-;&lt;=&gt;?@^_{}[]/\:&quot;&quot;&quot;&quot;&quot;;[.F60]+1;1);MID(&quot;0123456789ABCDEFGHJKLMNPQRSTUVWXYZabcdefghijklmnpqrstuvwxyz!#$%&amp;()*+-;&lt;=&gt;?@^_{}[]/\:&quot;&quot;&quot;&quot;&quot;;[.G60]+1;1))" office:value-type="string" office:string-value="c;sj" calcext:value-type="string">
            <text:p>c;sj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a62e878f334291869f88f4b71f8c157ee774b6bdb11d2ca86cccf2b48cef87b</text:p>
          </table:table-cell>
          <table:table-cell table:formula="of:=HEX2DEC(MID([.A61];1;8))+HEX2DEC(MID([.A61];9;8))+HEX2DEC(MID([.A61];17;8))+HEX2DEC(MID([.A61];25;8))+HEX2DEC(MID([.A61];33;8))+HEX2DEC(MID([.A61];41;8))+HEX2DEC(MID([.A61];49;8))+HEX2DEC(MID([.A61];57;8))" office:value-type="float" office:value="19372263437" calcext:value-type="float">
            <text:p>19372263437</text:p>
          </table:table-cell>
          <table:table-cell table:formula="of:= MOD([.B61];85^4)" office:value-type="float" office:value="5831562" calcext:value-type="float">
            <text:p>5831562</text:p>
          </table:table-cell>
          <table:table-cell table:formula="of:=MOD(((((([.C61]-[.G61])/85)-[.F61])/85)-[.E61])/85;85)" office:value-type="float" office:value="9" calcext:value-type="float">
            <text:p>9</text:p>
          </table:table-cell>
          <table:table-cell table:formula="of:=MOD(((([.C61]-[.G61])/85)-[.F61])/85;85)" office:value-type="float" office:value="42" calcext:value-type="float">
            <text:p>42</text:p>
          </table:table-cell>
          <table:table-cell table:formula="of:=MOD(([.C61]-[.G61])/85;85)" office:value-type="float" office:value="11" calcext:value-type="float">
            <text:p>11</text:p>
          </table:table-cell>
          <table:table-cell table:formula="of:=MOD([.C61];85)" office:value-type="float" office:value="52" calcext:value-type="float">
            <text:p>52</text:p>
          </table:table-cell>
          <table:table-cell table:formula="of:=COM.MICROSOFT.CONCAT(MID(&quot;0123456789ABCDEFGHJKLMNPQRSTUVWXYZabcdefghijklmnpqrstuvwxyz!#$%&amp;()*+-;&lt;=&gt;?@^_{}[]/\:&quot;&quot;&quot;&quot;&quot;;[.D61]+1;1);MID(&quot;0123456789ABCDEFGHJKLMNPQRSTUVWXYZabcdefghijklmnpqrstuvwxyz!#$%&amp;()*+-;&lt;=&gt;?@^_{}[]/\:&quot;&quot;&quot;&quot;&quot;;[.E61]+1;1);MID(&quot;0123456789ABCDEFGHJKLMNPQRSTUVWXYZabcdefghijklmnpqrstuvwxyz!#$%&amp;()*+-;&lt;=&gt;?@^_{}[]/\:&quot;&quot;&quot;&quot;&quot;;[.F61]+1;1);MID(&quot;0123456789ABCDEFGHJKLMNPQRSTUVWXYZabcdefghijklmnpqrstuvwxyz!#$%&amp;()*+-;&lt;=&gt;?@^_{}[]/\:&quot;&quot;&quot;&quot;&quot;;[.G61]+1;1))" office:value-type="string" office:string-value="9iBt" calcext:value-type="string">
            <text:p>9iB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4ba010e48e7d5c7c60457e7f40538407a26f4ead94b392beff67a3a5546b8a</text:p>
          </table:table-cell>
          <table:table-cell table:formula="of:=HEX2DEC(MID([.A62];1;8))+HEX2DEC(MID([.A62];9;8))+HEX2DEC(MID([.A62];17;8))+HEX2DEC(MID([.A62];25;8))+HEX2DEC(MID([.A62];33;8))+HEX2DEC(MID([.A62];41;8))+HEX2DEC(MID([.A62];49;8))+HEX2DEC(MID([.A62];57;8))" office:value-type="float" office:value="20267248763" calcext:value-type="float">
            <text:p>20267248763</text:p>
          </table:table-cell>
          <table:table-cell table:formula="of:= MOD([.B62];85^4)" office:value-type="float" office:value="13406263" calcext:value-type="float">
            <text:p>13406263</text:p>
          </table:table-cell>
          <table:table-cell table:formula="of:=MOD(((((([.C62]-[.G62])/85)-[.F62])/85)-[.E62])/85;85)" office:value-type="float" office:value="21" calcext:value-type="float">
            <text:p>21</text:p>
          </table:table-cell>
          <table:table-cell table:formula="of:=MOD(((([.C62]-[.G62])/85)-[.F62])/85;85)" office:value-type="float" office:value="70" calcext:value-type="float">
            <text:p>70</text:p>
          </table:table-cell>
          <table:table-cell table:formula="of:=MOD(([.C62]-[.G62])/85;85)" office:value-type="float" office:value="45" calcext:value-type="float">
            <text:p>45</text:p>
          </table:table-cell>
          <table:table-cell table:formula="of:=MOD([.C62];85)" office:value-type="float" office:value="63" calcext:value-type="float">
            <text:p>63</text:p>
          </table:table-cell>
          <table:table-cell table:formula="of:=COM.MICROSOFT.CONCAT(MID(&quot;0123456789ABCDEFGHJKLMNPQRSTUVWXYZabcdefghijklmnpqrstuvwxyz!#$%&amp;()*+-;&lt;=&gt;?@^_{}[]/\:&quot;&quot;&quot;&quot;&quot;;[.D62]+1;1);MID(&quot;0123456789ABCDEFGHJKLMNPQRSTUVWXYZabcdefghijklmnpqrstuvwxyz!#$%&amp;()*+-;&lt;=&gt;?@^_{}[]/\:&quot;&quot;&quot;&quot;&quot;;[.E62]+1;1);MID(&quot;0123456789ABCDEFGHJKLMNPQRSTUVWXYZabcdefghijklmnpqrstuvwxyz!#$%&amp;()*+-;&lt;=&gt;?@^_{}[]/\:&quot;&quot;&quot;&quot;&quot;;[.F62]+1;1);MID(&quot;0123456789ABCDEFGHJKLMNPQRSTUVWXYZabcdefghijklmnpqrstuvwxyz!#$%&amp;()*+-;&lt;=&gt;?@^_{}[]/\:&quot;&quot;&quot;&quot;&quot;;[.G62]+1;1))" office:value-type="string" office:string-value="M&lt;l&amp;" calcext:value-type="string">
            <text:p>M&lt;l&amp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5cf32708a31caa478a0e9141103ac567d85e5186e697e7e0c81f75589999e31</text:p>
          </table:table-cell>
          <table:table-cell table:formula="of:=HEX2DEC(MID([.A63];1;8))+HEX2DEC(MID([.A63];9;8))+HEX2DEC(MID([.A63];17;8))+HEX2DEC(MID([.A63];25;8))+HEX2DEC(MID([.A63];33;8))+HEX2DEC(MID([.A63];41;8))+HEX2DEC(MID([.A63];49;8))+HEX2DEC(MID([.A63];57;8))" office:value-type="float" office:value="13617892250" calcext:value-type="float">
            <text:p>13617892250</text:p>
          </table:table-cell>
          <table:table-cell table:formula="of:= MOD([.B63];85^4)" office:value-type="float" office:value="45729750" calcext:value-type="float">
            <text:p>45729750</text:p>
          </table:table-cell>
          <table:table-cell table:formula="of:=MOD(((((([.C63]-[.G63])/85)-[.F63])/85)-[.E63])/85;85)" office:value-type="float" office:value="74" calcext:value-type="float">
            <text:p>74</text:p>
          </table:table-cell>
          <table:table-cell table:formula="of:=MOD(((([.C63]-[.G63])/85)-[.F63])/85;85)" office:value-type="float" office:value="39" calcext:value-type="float">
            <text:p>39</text:p>
          </table:table-cell>
          <table:table-cell table:formula="of:=MOD(([.C63]-[.G63])/85;85)" office:value-type="float" office:value="32" calcext:value-type="float">
            <text:p>32</text:p>
          </table:table-cell>
          <table:table-cell table:formula="of:=MOD([.C63];85)" office:value-type="float" office:value="5" calcext:value-type="float">
            <text:p>5</text:p>
          </table:table-cell>
          <table:table-cell table:formula="of:=COM.MICROSOFT.CONCAT(MID(&quot;0123456789ABCDEFGHJKLMNPQRSTUVWXYZabcdefghijklmnpqrstuvwxyz!#$%&amp;()*+-;&lt;=&gt;?@^_{}[]/\:&quot;&quot;&quot;&quot;&quot;;[.D63]+1;1);MID(&quot;0123456789ABCDEFGHJKLMNPQRSTUVWXYZabcdefghijklmnpqrstuvwxyz!#$%&amp;()*+-;&lt;=&gt;?@^_{}[]/\:&quot;&quot;&quot;&quot;&quot;;[.E63]+1;1);MID(&quot;0123456789ABCDEFGHJKLMNPQRSTUVWXYZabcdefghijklmnpqrstuvwxyz!#$%&amp;()*+-;&lt;=&gt;?@^_{}[]/\:&quot;&quot;&quot;&quot;&quot;;[.F63]+1;1);MID(&quot;0123456789ABCDEFGHJKLMNPQRSTUVWXYZabcdefghijklmnpqrstuvwxyz!#$%&amp;()*+-;&lt;=&gt;?@^_{}[]/\:&quot;&quot;&quot;&quot;&quot;;[.G63]+1;1))" office:value-type="string" office:string-value="@fY5" calcext:value-type="string">
            <text:p>@fY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a62cf402cd3396aa00f55f892f4545f308f74d01c8caa0f2837b1982f821595</text:p>
          </table:table-cell>
          <table:table-cell table:formula="of:=HEX2DEC(MID([.A64];1;8))+HEX2DEC(MID([.A64];9;8))+HEX2DEC(MID([.A64];17;8))+HEX2DEC(MID([.A64];25;8))+HEX2DEC(MID([.A64];33;8))+HEX2DEC(MID([.A64];41;8))+HEX2DEC(MID([.A64];49;8))+HEX2DEC(MID([.A64];57;8))" office:value-type="float" office:value="9379485965" calcext:value-type="float">
            <text:p>9379485965</text:p>
          </table:table-cell>
          <table:table-cell table:formula="of:= MOD([.B64];85^4)" office:value-type="float" office:value="35574090" calcext:value-type="float">
            <text:p>35574090</text:p>
          </table:table-cell>
          <table:table-cell table:formula="of:=MOD(((((([.C64]-[.G64])/85)-[.F64])/85)-[.E64])/85;85)" office:value-type="float" office:value="57" calcext:value-type="float">
            <text:p>57</text:p>
          </table:table-cell>
          <table:table-cell table:formula="of:=MOD(((([.C64]-[.G64])/85)-[.F64])/85;85)" office:value-type="float" office:value="78" calcext:value-type="float">
            <text:p>78</text:p>
          </table:table-cell>
          <table:table-cell table:formula="of:=MOD(([.C64]-[.G64])/85;85)" office:value-type="float" office:value="63" calcext:value-type="float">
            <text:p>63</text:p>
          </table:table-cell>
          <table:table-cell table:formula="of:=MOD([.C64];85)" office:value-type="float" office:value="60" calcext:value-type="float">
            <text:p>60</text:p>
          </table:table-cell>
          <table:table-cell table:formula="of:=COM.MICROSOFT.CONCAT(MID(&quot;0123456789ABCDEFGHJKLMNPQRSTUVWXYZabcdefghijklmnpqrstuvwxyz!#$%&amp;()*+-;&lt;=&gt;?@^_{}[]/\:&quot;&quot;&quot;&quot;&quot;;[.D64]+1;1);MID(&quot;0123456789ABCDEFGHJKLMNPQRSTUVWXYZabcdefghijklmnpqrstuvwxyz!#$%&amp;()*+-;&lt;=&gt;?@^_{}[]/\:&quot;&quot;&quot;&quot;&quot;;[.E64]+1;1);MID(&quot;0123456789ABCDEFGHJKLMNPQRSTUVWXYZabcdefghijklmnpqrstuvwxyz!#$%&amp;()*+-;&lt;=&gt;?@^_{}[]/\:&quot;&quot;&quot;&quot;&quot;;[.F64]+1;1);MID(&quot;0123456789ABCDEFGHJKLMNPQRSTUVWXYZabcdefghijklmnpqrstuvwxyz!#$%&amp;()*+-;&lt;=&gt;?@^_{}[]/\:&quot;&quot;&quot;&quot;&quot;;[.G64]+1;1))" office:value-type="string" office:string-value="y}&amp;#" calcext:value-type="string">
            <text:p>y}&amp;#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6b7d0891b4db74edb21c241c302f298bf6ca4a6158deca6b58c15c950ab5f2</text:p>
          </table:table-cell>
          <table:table-cell table:formula="of:=HEX2DEC(MID([.A65];1;8))+HEX2DEC(MID([.A65];9;8))+HEX2DEC(MID([.A65];17;8))+HEX2DEC(MID([.A65];25;8))+HEX2DEC(MID([.A65];33;8))+HEX2DEC(MID([.A65];41;8))+HEX2DEC(MID([.A65];49;8))+HEX2DEC(MID([.A65];57;8))" office:value-type="float" office:value="16805905451" calcext:value-type="float">
            <text:p>16805905451</text:p>
          </table:table-cell>
          <table:table-cell table:formula="of:= MOD([.B65];85^4)" office:value-type="float" office:value="49504826" calcext:value-type="float">
            <text:p>49504826</text:p>
          </table:table-cell>
          <table:table-cell table:formula="of:=MOD(((((([.C65]-[.G65])/85)-[.F65])/85)-[.E65])/85;85)" office:value-type="float" office:value="80" calcext:value-type="float">
            <text:p>80</text:p>
          </table:table-cell>
          <table:table-cell table:formula="of:=MOD(((([.C65]-[.G65])/85)-[.F65])/85;85)" office:value-type="float" office:value="51" calcext:value-type="float">
            <text:p>51</text:p>
          </table:table-cell>
          <table:table-cell table:formula="of:=MOD(([.C65]-[.G65])/85;85)" office:value-type="float" office:value="74" calcext:value-type="float">
            <text:p>74</text:p>
          </table:table-cell>
          <table:table-cell table:formula="of:=MOD([.C65];85)" office:value-type="float" office:value="61" calcext:value-type="float">
            <text:p>61</text:p>
          </table:table-cell>
          <table:table-cell table:formula="of:=COM.MICROSOFT.CONCAT(MID(&quot;0123456789ABCDEFGHJKLMNPQRSTUVWXYZabcdefghijklmnpqrstuvwxyz!#$%&amp;()*+-;&lt;=&gt;?@^_{}[]/\:&quot;&quot;&quot;&quot;&quot;;[.D65]+1;1);MID(&quot;0123456789ABCDEFGHJKLMNPQRSTUVWXYZabcdefghijklmnpqrstuvwxyz!#$%&amp;()*+-;&lt;=&gt;?@^_{}[]/\:&quot;&quot;&quot;&quot;&quot;;[.E65]+1;1);MID(&quot;0123456789ABCDEFGHJKLMNPQRSTUVWXYZabcdefghijklmnpqrstuvwxyz!#$%&amp;()*+-;&lt;=&gt;?@^_{}[]/\:&quot;&quot;&quot;&quot;&quot;;[.F65]+1;1);MID(&quot;0123456789ABCDEFGHJKLMNPQRSTUVWXYZabcdefghijklmnpqrstuvwxyz!#$%&amp;()*+-;&lt;=&gt;?@^_{}[]/\:&quot;&quot;&quot;&quot;&quot;;[.G65]+1;1))" office:value-type="string" office:string-value="]s@$" calcext:value-type="string">
            <text:p>]s@$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cd262c3ecab667b61ebb70835f3b181a1d1530d3ebc0ef99a3a8dc3d5b193f</text:p>
          </table:table-cell>
          <table:table-cell table:formula="of:=HEX2DEC(MID([.A66];1;8))+HEX2DEC(MID([.A66];9;8))+HEX2DEC(MID([.A66];17;8))+HEX2DEC(MID([.A66];25;8))+HEX2DEC(MID([.A66];33;8))+HEX2DEC(MID([.A66];41;8))+HEX2DEC(MID([.A66];49;8))+HEX2DEC(MID([.A66];57;8))" office:value-type="float" office:value="17919994709" calcext:value-type="float">
            <text:p>17919994709</text:p>
          </table:table-cell>
          <table:table-cell table:formula="of:= MOD([.B66];85^4)" office:value-type="float" office:value="15180334" calcext:value-type="float">
            <text:p>15180334</text:p>
          </table:table-cell>
          <table:table-cell table:formula="of:=MOD(((((([.C66]-[.G66])/85)-[.F66])/85)-[.E66])/85;85)" office:value-type="float" office:value="24" calcext:value-type="float">
            <text:p>24</text:p>
          </table:table-cell>
          <table:table-cell table:formula="of:=MOD(((([.C66]-[.G66])/85)-[.F66])/85;85)" office:value-type="float" office:value="61" calcext:value-type="float">
            <text:p>61</text:p>
          </table:table-cell>
          <table:table-cell table:formula="of:=MOD(([.C66]-[.G66])/85;85)" office:value-type="float" office:value="7" calcext:value-type="float">
            <text:p>7</text:p>
          </table:table-cell>
          <table:table-cell table:formula="of:=MOD([.C66];85)" office:value-type="float" office:value="14" calcext:value-type="float">
            <text:p>14</text:p>
          </table:table-cell>
          <table:table-cell table:formula="of:=COM.MICROSOFT.CONCAT(MID(&quot;0123456789ABCDEFGHJKLMNPQRSTUVWXYZabcdefghijklmnpqrstuvwxyz!#$%&amp;()*+-;&lt;=&gt;?@^_{}[]/\:&quot;&quot;&quot;&quot;&quot;;[.D66]+1;1);MID(&quot;0123456789ABCDEFGHJKLMNPQRSTUVWXYZabcdefghijklmnpqrstuvwxyz!#$%&amp;()*+-;&lt;=&gt;?@^_{}[]/\:&quot;&quot;&quot;&quot;&quot;;[.E66]+1;1);MID(&quot;0123456789ABCDEFGHJKLMNPQRSTUVWXYZabcdefghijklmnpqrstuvwxyz!#$%&amp;()*+-;&lt;=&gt;?@^_{}[]/\:&quot;&quot;&quot;&quot;&quot;;[.F66]+1;1);MID(&quot;0123456789ABCDEFGHJKLMNPQRSTUVWXYZabcdefghijklmnpqrstuvwxyz!#$%&amp;()*+-;&lt;=&gt;?@^_{}[]/\:&quot;&quot;&quot;&quot;&quot;;[.G66]+1;1))" office:value-type="string" office:string-value="Q$7E" calcext:value-type="string">
            <text:p>Q$7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13f5d1da2feaf4deeccc9e55cbb350a20f12b3f507e87be85dbb77fdd3cb9bc</text:p>
          </table:table-cell>
          <table:table-cell table:formula="of:=HEX2DEC(MID([.A67];1;8))+HEX2DEC(MID([.A67];9;8))+HEX2DEC(MID([.A67];17;8))+HEX2DEC(MID([.A67];25;8))+HEX2DEC(MID([.A67];33;8))+HEX2DEC(MID([.A67];41;8))+HEX2DEC(MID([.A67];49;8))+HEX2DEC(MID([.A67];57;8))" office:value-type="float" office:value="18594279313" calcext:value-type="float">
            <text:p>18594279313</text:p>
          </table:table-cell>
          <table:table-cell table:formula="of:= MOD([.B67];85^4)" office:value-type="float" office:value="10856813" calcext:value-type="float">
            <text:p>10856813</text:p>
          </table:table-cell>
          <table:table-cell table:formula="of:=MOD(((((([.C67]-[.G67])/85)-[.F67])/85)-[.E67])/85;85)" office:value-type="float" office:value="17" calcext:value-type="float">
            <text:p>17</text:p>
          </table:table-cell>
          <table:table-cell table:formula="of:=MOD(((([.C67]-[.G67])/85)-[.F67])/85;85)" office:value-type="float" office:value="57" calcext:value-type="float">
            <text:p>57</text:p>
          </table:table-cell>
          <table:table-cell table:formula="of:=MOD(([.C67]-[.G67])/85;85)" office:value-type="float" office:value="57" calcext:value-type="float">
            <text:p>57</text:p>
          </table:table-cell>
          <table:table-cell table:formula="of:=MOD([.C67];85)" office:value-type="float" office:value="18" calcext:value-type="float">
            <text:p>18</text:p>
          </table:table-cell>
          <table:table-cell table:formula="of:=COM.MICROSOFT.CONCAT(MID(&quot;0123456789ABCDEFGHJKLMNPQRSTUVWXYZabcdefghijklmnpqrstuvwxyz!#$%&amp;()*+-;&lt;=&gt;?@^_{}[]/\:&quot;&quot;&quot;&quot;&quot;;[.D67]+1;1);MID(&quot;0123456789ABCDEFGHJKLMNPQRSTUVWXYZabcdefghijklmnpqrstuvwxyz!#$%&amp;()*+-;&lt;=&gt;?@^_{}[]/\:&quot;&quot;&quot;&quot;&quot;;[.E67]+1;1);MID(&quot;0123456789ABCDEFGHJKLMNPQRSTUVWXYZabcdefghijklmnpqrstuvwxyz!#$%&amp;()*+-;&lt;=&gt;?@^_{}[]/\:&quot;&quot;&quot;&quot;&quot;;[.F67]+1;1);MID(&quot;0123456789ABCDEFGHJKLMNPQRSTUVWXYZabcdefghijklmnpqrstuvwxyz!#$%&amp;()*+-;&lt;=&gt;?@^_{}[]/\:&quot;&quot;&quot;&quot;&quot;;[.G67]+1;1))" office:value-type="string" office:string-value="HyyJ" calcext:value-type="string">
            <text:p>HyyJ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79b894f2d91bf199766571d58024f020d1a44a417da5f48e1fa1cdf554a14f5</text:p>
          </table:table-cell>
          <table:table-cell table:formula="of:=HEX2DEC(MID([.A68];1;8))+HEX2DEC(MID([.A68];9;8))+HEX2DEC(MID([.A68];17;8))+HEX2DEC(MID([.A68];25;8))+HEX2DEC(MID([.A68];33;8))+HEX2DEC(MID([.A68];41;8))+HEX2DEC(MID([.A68];49;8))+HEX2DEC(MID([.A68];57;8))" office:value-type="float" office:value="13166888007" calcext:value-type="float">
            <text:p>13166888007</text:p>
          </table:table-cell>
          <table:table-cell table:formula="of:= MOD([.B68];85^4)" office:value-type="float" office:value="12330507" calcext:value-type="float">
            <text:p>12330507</text:p>
          </table:table-cell>
          <table:table-cell table:formula="of:=MOD(((((([.C68]-[.G68])/85)-[.F68])/85)-[.E68])/85;85)" office:value-type="float" office:value="20" calcext:value-type="float">
            <text:p>20</text:p>
          </table:table-cell>
          <table:table-cell table:formula="of:=MOD(((([.C68]-[.G68])/85)-[.F68])/85;85)" office:value-type="float" office:value="6" calcext:value-type="float">
            <text:p>6</text:p>
          </table:table-cell>
          <table:table-cell table:formula="of:=MOD(([.C68]-[.G68])/85;85)" office:value-type="float" office:value="54" calcext:value-type="float">
            <text:p>54</text:p>
          </table:table-cell>
          <table:table-cell table:formula="of:=MOD([.C68];85)" office:value-type="float" office:value="67" calcext:value-type="float">
            <text:p>67</text:p>
          </table:table-cell>
          <table:table-cell table:formula="of:=COM.MICROSOFT.CONCAT(MID(&quot;0123456789ABCDEFGHJKLMNPQRSTUVWXYZabcdefghijklmnpqrstuvwxyz!#$%&amp;()*+-;&lt;=&gt;?@^_{}[]/\:&quot;&quot;&quot;&quot;&quot;;[.D68]+1;1);MID(&quot;0123456789ABCDEFGHJKLMNPQRSTUVWXYZabcdefghijklmnpqrstuvwxyz!#$%&amp;()*+-;&lt;=&gt;?@^_{}[]/\:&quot;&quot;&quot;&quot;&quot;;[.E68]+1;1);MID(&quot;0123456789ABCDEFGHJKLMNPQRSTUVWXYZabcdefghijklmnpqrstuvwxyz!#$%&amp;()*+-;&lt;=&gt;?@^_{}[]/\:&quot;&quot;&quot;&quot;&quot;;[.F68]+1;1);MID(&quot;0123456789ABCDEFGHJKLMNPQRSTUVWXYZabcdefghijklmnpqrstuvwxyz!#$%&amp;()*+-;&lt;=&gt;?@^_{}[]/\:&quot;&quot;&quot;&quot;&quot;;[.G68]+1;1))" office:value-type="string" office:string-value="L6v+" calcext:value-type="string">
            <text:p>L6v+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e37bed9dff3949ffd23ae638260dff869f5cc26e551f2a9e5e289a8888949fa</text:p>
          </table:table-cell>
          <table:table-cell table:formula="of:=HEX2DEC(MID([.A69];1;8))+HEX2DEC(MID([.A69];9;8))+HEX2DEC(MID([.A69];17;8))+HEX2DEC(MID([.A69];25;8))+HEX2DEC(MID([.A69];33;8))+HEX2DEC(MID([.A69];41;8))+HEX2DEC(MID([.A69];49;8))+HEX2DEC(MID([.A69];57;8))" office:value-type="float" office:value="24350258244" calcext:value-type="float">
            <text:p>24350258244</text:p>
          </table:table-cell>
          <table:table-cell table:formula="of:= MOD([.B69];85^4)" office:value-type="float" office:value="24766994" calcext:value-type="float">
            <text:p>24766994</text:p>
          </table:table-cell>
          <table:table-cell table:formula="of:=MOD(((((([.C69]-[.G69])/85)-[.F69])/85)-[.E69])/85;85)" office:value-type="float" office:value="40" calcext:value-type="float">
            <text:p>40</text:p>
          </table:table-cell>
          <table:table-cell table:formula="of:=MOD(((([.C69]-[.G69])/85)-[.F69])/85;85)" office:value-type="float" office:value="27" calcext:value-type="float">
            <text:p>27</text:p>
          </table:table-cell>
          <table:table-cell table:formula="of:=MOD(([.C69]-[.G69])/85;85)" office:value-type="float" office:value="81" calcext:value-type="float">
            <text:p>81</text:p>
          </table:table-cell>
          <table:table-cell table:formula="of:=MOD([.C69];85)" office:value-type="float" office:value="34" calcext:value-type="float">
            <text:p>34</text:p>
          </table:table-cell>
          <table:table-cell table:formula="of:=COM.MICROSOFT.CONCAT(MID(&quot;0123456789ABCDEFGHJKLMNPQRSTUVWXYZabcdefghijklmnpqrstuvwxyz!#$%&amp;()*+-;&lt;=&gt;?@^_{}[]/\:&quot;&quot;&quot;&quot;&quot;;[.D69]+1;1);MID(&quot;0123456789ABCDEFGHJKLMNPQRSTUVWXYZabcdefghijklmnpqrstuvwxyz!#$%&amp;()*+-;&lt;=&gt;?@^_{}[]/\:&quot;&quot;&quot;&quot;&quot;;[.E69]+1;1);MID(&quot;0123456789ABCDEFGHJKLMNPQRSTUVWXYZabcdefghijklmnpqrstuvwxyz!#$%&amp;()*+-;&lt;=&gt;?@^_{}[]/\:&quot;&quot;&quot;&quot;&quot;;[.F69]+1;1);MID(&quot;0123456789ABCDEFGHJKLMNPQRSTUVWXYZabcdefghijklmnpqrstuvwxyz!#$%&amp;()*+-;&lt;=&gt;?@^_{}[]/\:&quot;&quot;&quot;&quot;&quot;;[.G69]+1;1))" office:value-type="string" office:string-value="gT/a" calcext:value-type="string">
            <text:p>gT/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f3d905fd916ac40ded4007bbe76e90633bb99a856b7bf512eaf5ae1e91f6ca7</text:p>
          </table:table-cell>
          <table:table-cell table:formula="of:=HEX2DEC(MID([.A70];1;8))+HEX2DEC(MID([.A70];9;8))+HEX2DEC(MID([.A70];17;8))+HEX2DEC(MID([.A70];25;8))+HEX2DEC(MID([.A70];33;8))+HEX2DEC(MID([.A70];41;8))+HEX2DEC(MID([.A70];49;8))+HEX2DEC(MID([.A70];57;8))" office:value-type="float" office:value="19727992481" calcext:value-type="float">
            <text:p>19727992481</text:p>
          </table:table-cell>
          <table:table-cell table:formula="of:= MOD([.B70];85^4)" office:value-type="float" office:value="48356856" calcext:value-type="float">
            <text:p>48356856</text:p>
          </table:table-cell>
          <table:table-cell table:formula="of:=MOD(((((([.C70]-[.G70])/85)-[.F70])/85)-[.E70])/85;85)" office:value-type="float" office:value="78" calcext:value-type="float">
            <text:p>78</text:p>
          </table:table-cell>
          <table:table-cell table:formula="of:=MOD(((([.C70]-[.G70])/85)-[.F70])/85;85)" office:value-type="float" office:value="62" calcext:value-type="float">
            <text:p>62</text:p>
          </table:table-cell>
          <table:table-cell table:formula="of:=MOD(([.C70]-[.G70])/85;85)" office:value-type="float" office:value="84" calcext:value-type="float">
            <text:p>84</text:p>
          </table:table-cell>
          <table:table-cell table:formula="of:=MOD([.C70];85)" office:value-type="float" office:value="16" calcext:value-type="float">
            <text:p>16</text:p>
          </table:table-cell>
          <table:table-cell table:formula="of:=COM.MICROSOFT.CONCAT(MID(&quot;0123456789ABCDEFGHJKLMNPQRSTUVWXYZabcdefghijklmnpqrstuvwxyz!#$%&amp;()*+-;&lt;=&gt;?@^_{}[]/\:&quot;&quot;&quot;&quot;&quot;;[.D70]+1;1);MID(&quot;0123456789ABCDEFGHJKLMNPQRSTUVWXYZabcdefghijklmnpqrstuvwxyz!#$%&amp;()*+-;&lt;=&gt;?@^_{}[]/\:&quot;&quot;&quot;&quot;&quot;;[.E70]+1;1);MID(&quot;0123456789ABCDEFGHJKLMNPQRSTUVWXYZabcdefghijklmnpqrstuvwxyz!#$%&amp;()*+-;&lt;=&gt;?@^_{}[]/\:&quot;&quot;&quot;&quot;&quot;;[.F70]+1;1);MID(&quot;0123456789ABCDEFGHJKLMNPQRSTUVWXYZabcdefghijklmnpqrstuvwxyz!#$%&amp;()*+-;&lt;=&gt;?@^_{}[]/\:&quot;&quot;&quot;&quot;&quot;;[.G70]+1;1))" office:value-type="string" office:string-value="}%&quot;G" calcext:value-type="string">
            <text:p>}%"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9e56b272669de11431602f3c77e560ecf6c61512fa8db5ac0006606e88d5282</text:p>
          </table:table-cell>
          <table:table-cell table:formula="of:=HEX2DEC(MID([.A71];1;8))+HEX2DEC(MID([.A71];9;8))+HEX2DEC(MID([.A71];17;8))+HEX2DEC(MID([.A71];25;8))+HEX2DEC(MID([.A71];33;8))+HEX2DEC(MID([.A71];41;8))+HEX2DEC(MID([.A71];49;8))+HEX2DEC(MID([.A71];57;8))" office:value-type="float" office:value="18832856940" calcext:value-type="float">
            <text:p>18832856940</text:p>
          </table:table-cell>
          <table:table-cell table:formula="of:= MOD([.B71];85^4)" office:value-type="float" office:value="40631940" calcext:value-type="float">
            <text:p>40631940</text:p>
          </table:table-cell>
          <table:table-cell table:formula="of:=MOD(((((([.C71]-[.G71])/85)-[.F71])/85)-[.E71])/85;85)" office:value-type="float" office:value="66" calcext:value-type="float">
            <text:p>66</text:p>
          </table:table-cell>
          <table:table-cell table:formula="of:=MOD(((([.C71]-[.G71])/85)-[.F71])/85;85)" office:value-type="float" office:value="13" calcext:value-type="float">
            <text:p>13</text:p>
          </table:table-cell>
          <table:table-cell table:formula="of:=MOD(([.C71]-[.G71])/85;85)" office:value-type="float" office:value="67" calcext:value-type="float">
            <text:p>67</text:p>
          </table:table-cell>
          <table:table-cell table:formula="of:=MOD([.C71];85)" office:value-type="float" office:value="70" calcext:value-type="float">
            <text:p>70</text:p>
          </table:table-cell>
          <table:table-cell table:formula="of:=COM.MICROSOFT.CONCAT(MID(&quot;0123456789ABCDEFGHJKLMNPQRSTUVWXYZabcdefghijklmnpqrstuvwxyz!#$%&amp;()*+-;&lt;=&gt;?@^_{}[]/\:&quot;&quot;&quot;&quot;&quot;;[.D71]+1;1);MID(&quot;0123456789ABCDEFGHJKLMNPQRSTUVWXYZabcdefghijklmnpqrstuvwxyz!#$%&amp;()*+-;&lt;=&gt;?@^_{}[]/\:&quot;&quot;&quot;&quot;&quot;;[.E71]+1;1);MID(&quot;0123456789ABCDEFGHJKLMNPQRSTUVWXYZabcdefghijklmnpqrstuvwxyz!#$%&amp;()*+-;&lt;=&gt;?@^_{}[]/\:&quot;&quot;&quot;&quot;&quot;;[.F71]+1;1);MID(&quot;0123456789ABCDEFGHJKLMNPQRSTUVWXYZabcdefghijklmnpqrstuvwxyz!#$%&amp;()*+-;&lt;=&gt;?@^_{}[]/\:&quot;&quot;&quot;&quot;&quot;;[.G71]+1;1))" office:value-type="string" office:string-value="*D+&lt;" calcext:value-type="string">
            <text:p>*D+&lt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35e87b5838011a3637be660e4238af9a55e4edc74404c990f7a558e7f416658</text:p>
          </table:table-cell>
          <table:table-cell table:formula="of:=HEX2DEC(MID([.A72];1;8))+HEX2DEC(MID([.A72];9;8))+HEX2DEC(MID([.A72];17;8))+HEX2DEC(MID([.A72];25;8))+HEX2DEC(MID([.A72];33;8))+HEX2DEC(MID([.A72];41;8))+HEX2DEC(MID([.A72];49;8))+HEX2DEC(MID([.A72];57;8))" office:value-type="float" office:value="17831584268" calcext:value-type="float">
            <text:p>17831584268</text:p>
          </table:table-cell>
          <table:table-cell table:formula="of:= MOD([.B72];85^4)" office:value-type="float" office:value="31171143" calcext:value-type="float">
            <text:p>31171143</text:p>
          </table:table-cell>
          <table:table-cell table:formula="of:=MOD(((((([.C72]-[.G72])/85)-[.F72])/85)-[.E72])/85;85)" office:value-type="float" office:value="50" calcext:value-type="float">
            <text:p>50</text:p>
          </table:table-cell>
          <table:table-cell table:formula="of:=MOD(((([.C72]-[.G72])/85)-[.F72])/85;85)" office:value-type="float" office:value="64" calcext:value-type="float">
            <text:p>64</text:p>
          </table:table-cell>
          <table:table-cell table:formula="of:=MOD(([.C72]-[.G72])/85;85)" office:value-type="float" office:value="29" calcext:value-type="float">
            <text:p>29</text:p>
          </table:table-cell>
          <table:table-cell table:formula="of:=MOD([.C72];85)" office:value-type="float" office:value="28" calcext:value-type="float">
            <text:p>28</text:p>
          </table:table-cell>
          <table:table-cell table:formula="of:=COM.MICROSOFT.CONCAT(MID(&quot;0123456789ABCDEFGHJKLMNPQRSTUVWXYZabcdefghijklmnpqrstuvwxyz!#$%&amp;()*+-;&lt;=&gt;?@^_{}[]/\:&quot;&quot;&quot;&quot;&quot;;[.D72]+1;1);MID(&quot;0123456789ABCDEFGHJKLMNPQRSTUVWXYZabcdefghijklmnpqrstuvwxyz!#$%&amp;()*+-;&lt;=&gt;?@^_{}[]/\:&quot;&quot;&quot;&quot;&quot;;[.E72]+1;1);MID(&quot;0123456789ABCDEFGHJKLMNPQRSTUVWXYZabcdefghijklmnpqrstuvwxyz!#$%&amp;()*+-;&lt;=&gt;?@^_{}[]/\:&quot;&quot;&quot;&quot;&quot;;[.F72]+1;1);MID(&quot;0123456789ABCDEFGHJKLMNPQRSTUVWXYZabcdefghijklmnpqrstuvwxyz!#$%&amp;()*+-;&lt;=&gt;?@^_{}[]/\:&quot;&quot;&quot;&quot;&quot;;[.G72]+1;1))" office:value-type="string" office:string-value="r(VU" calcext:value-type="string">
            <text:p>r(V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442bc26a7c562f5afe6467dab36365c709909f6a81afcecfc0c25cff0f1bab0</text:p>
          </table:table-cell>
          <table:table-cell table:formula="of:=HEX2DEC(MID([.A73];1;8))+HEX2DEC(MID([.A73];9;8))+HEX2DEC(MID([.A73];17;8))+HEX2DEC(MID([.A73];25;8))+HEX2DEC(MID([.A73];33;8))+HEX2DEC(MID([.A73];41;8))+HEX2DEC(MID([.A73];49;8))+HEX2DEC(MID([.A73];57;8))" office:value-type="float" office:value="23300834133" calcext:value-type="float">
            <text:p>23300834133</text:p>
          </table:table-cell>
          <table:table-cell table:formula="of:= MOD([.B73];85^4)" office:value-type="float" office:value="19355383" calcext:value-type="float">
            <text:p>19355383</text:p>
          </table:table-cell>
          <table:table-cell table:formula="of:=MOD(((((([.C73]-[.G73])/85)-[.F73])/85)-[.E73])/85;85)" office:value-type="float" office:value="31" calcext:value-type="float">
            <text:p>31</text:p>
          </table:table-cell>
          <table:table-cell table:formula="of:=MOD(((([.C73]-[.G73])/85)-[.F73])/85;85)" office:value-type="float" office:value="43" calcext:value-type="float">
            <text:p>43</text:p>
          </table:table-cell>
          <table:table-cell table:formula="of:=MOD(([.C73]-[.G73])/85;85)" office:value-type="float" office:value="80" calcext:value-type="float">
            <text:p>80</text:p>
          </table:table-cell>
          <table:table-cell table:formula="of:=MOD([.C73];85)" office:value-type="float" office:value="33" calcext:value-type="float">
            <text:p>33</text:p>
          </table:table-cell>
          <table:table-cell table:formula="of:=COM.MICROSOFT.CONCAT(MID(&quot;0123456789ABCDEFGHJKLMNPQRSTUVWXYZabcdefghijklmnpqrstuvwxyz!#$%&amp;()*+-;&lt;=&gt;?@^_{}[]/\:&quot;&quot;&quot;&quot;&quot;;[.D73]+1;1);MID(&quot;0123456789ABCDEFGHJKLMNPQRSTUVWXYZabcdefghijklmnpqrstuvwxyz!#$%&amp;()*+-;&lt;=&gt;?@^_{}[]/\:&quot;&quot;&quot;&quot;&quot;;[.E73]+1;1);MID(&quot;0123456789ABCDEFGHJKLMNPQRSTUVWXYZabcdefghijklmnpqrstuvwxyz!#$%&amp;()*+-;&lt;=&gt;?@^_{}[]/\:&quot;&quot;&quot;&quot;&quot;;[.F73]+1;1);MID(&quot;0123456789ABCDEFGHJKLMNPQRSTUVWXYZabcdefghijklmnpqrstuvwxyz!#$%&amp;()*+-;&lt;=&gt;?@^_{}[]/\:&quot;&quot;&quot;&quot;&quot;;[.G73]+1;1))" office:value-type="string" office:string-value="Xj]Z" calcext:value-type="string">
            <text:p>Xj]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26b6832e45ba17d625debc95ae8554e148550b00c05b47fa8f7be1c555bc83c</text:p>
          </table:table-cell>
          <table:table-cell table:formula="of:=HEX2DEC(MID([.A74];1;8))+HEX2DEC(MID([.A74];9;8))+HEX2DEC(MID([.A74];17;8))+HEX2DEC(MID([.A74];25;8))+HEX2DEC(MID([.A74];33;8))+HEX2DEC(MID([.A74];41;8))+HEX2DEC(MID([.A74];49;8))+HEX2DEC(MID([.A74];57;8))" office:value-type="float" office:value="14007653965" calcext:value-type="float">
            <text:p>14007653965</text:p>
          </table:table-cell>
          <table:table-cell table:formula="of:= MOD([.B74];85^4)" office:value-type="float" office:value="17886465" calcext:value-type="float">
            <text:p>17886465</text:p>
          </table:table-cell>
          <table:table-cell table:formula="of:=MOD(((((([.C74]-[.G74])/85)-[.F74])/85)-[.E74])/85;85)" office:value-type="float" office:value="29" calcext:value-type="float">
            <text:p>29</text:p>
          </table:table-cell>
          <table:table-cell table:formula="of:=MOD(((([.C74]-[.G74])/85)-[.F74])/85;85)" office:value-type="float" office:value="10" calcext:value-type="float">
            <text:p>10</text:p>
          </table:table-cell>
          <table:table-cell table:formula="of:=MOD(([.C74]-[.G74])/85;85)" office:value-type="float" office:value="54" calcext:value-type="float">
            <text:p>54</text:p>
          </table:table-cell>
          <table:table-cell table:formula="of:=MOD([.C74];85)" office:value-type="float" office:value="0" calcext:value-type="float">
            <text:p>0</text:p>
          </table:table-cell>
          <table:table-cell table:formula="of:=COM.MICROSOFT.CONCAT(MID(&quot;0123456789ABCDEFGHJKLMNPQRSTUVWXYZabcdefghijklmnpqrstuvwxyz!#$%&amp;()*+-;&lt;=&gt;?@^_{}[]/\:&quot;&quot;&quot;&quot;&quot;;[.D74]+1;1);MID(&quot;0123456789ABCDEFGHJKLMNPQRSTUVWXYZabcdefghijklmnpqrstuvwxyz!#$%&amp;()*+-;&lt;=&gt;?@^_{}[]/\:&quot;&quot;&quot;&quot;&quot;;[.E74]+1;1);MID(&quot;0123456789ABCDEFGHJKLMNPQRSTUVWXYZabcdefghijklmnpqrstuvwxyz!#$%&amp;()*+-;&lt;=&gt;?@^_{}[]/\:&quot;&quot;&quot;&quot;&quot;;[.F74]+1;1);MID(&quot;0123456789ABCDEFGHJKLMNPQRSTUVWXYZabcdefghijklmnpqrstuvwxyz!#$%&amp;()*+-;&lt;=&gt;?@^_{}[]/\:&quot;&quot;&quot;&quot;&quot;;[.G74]+1;1))" office:value-type="string" office:string-value="VAv0" calcext:value-type="string">
            <text:p>VAv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d5fa6e75f0ddfcd9ff32e0a2297554cd81188f177f14d7ce416310efa0b5c77</text:p>
          </table:table-cell>
          <table:table-cell table:formula="of:=HEX2DEC(MID([.A75];1;8))+HEX2DEC(MID([.A75];9;8))+HEX2DEC(MID([.A75];17;8))+HEX2DEC(MID([.A75];25;8))+HEX2DEC(MID([.A75];33;8))+HEX2DEC(MID([.A75];41;8))+HEX2DEC(MID([.A75];49;8))+HEX2DEC(MID([.A75];57;8))" office:value-type="float" office:value="21694803452" calcext:value-type="float">
            <text:p>21694803452</text:p>
          </table:table-cell>
          <table:table-cell table:formula="of:= MOD([.B75];85^4)" office:value-type="float" office:value="31544077" calcext:value-type="float">
            <text:p>31544077</text:p>
          </table:table-cell>
          <table:table-cell table:formula="of:=MOD(((((([.C75]-[.G75])/85)-[.F75])/85)-[.E75])/85;85)" office:value-type="float" office:value="51" calcext:value-type="float">
            <text:p>51</text:p>
          </table:table-cell>
          <table:table-cell table:formula="of:=MOD(((([.C75]-[.G75])/85)-[.F75])/85;85)" office:value-type="float" office:value="30" calcext:value-type="float">
            <text:p>30</text:p>
          </table:table-cell>
          <table:table-cell table:formula="of:=MOD(([.C75]-[.G75])/85;85)" office:value-type="float" office:value="81" calcext:value-type="float">
            <text:p>81</text:p>
          </table:table-cell>
          <table:table-cell table:formula="of:=MOD([.C75];85)" office:value-type="float" office:value="67" calcext:value-type="float">
            <text:p>67</text:p>
          </table:table-cell>
          <table:table-cell table:formula="of:=COM.MICROSOFT.CONCAT(MID(&quot;0123456789ABCDEFGHJKLMNPQRSTUVWXYZabcdefghijklmnpqrstuvwxyz!#$%&amp;()*+-;&lt;=&gt;?@^_{}[]/\:&quot;&quot;&quot;&quot;&quot;;[.D75]+1;1);MID(&quot;0123456789ABCDEFGHJKLMNPQRSTUVWXYZabcdefghijklmnpqrstuvwxyz!#$%&amp;()*+-;&lt;=&gt;?@^_{}[]/\:&quot;&quot;&quot;&quot;&quot;;[.E75]+1;1);MID(&quot;0123456789ABCDEFGHJKLMNPQRSTUVWXYZabcdefghijklmnpqrstuvwxyz!#$%&amp;()*+-;&lt;=&gt;?@^_{}[]/\:&quot;&quot;&quot;&quot;&quot;;[.F75]+1;1);MID(&quot;0123456789ABCDEFGHJKLMNPQRSTUVWXYZabcdefghijklmnpqrstuvwxyz!#$%&amp;()*+-;&lt;=&gt;?@^_{}[]/\:&quot;&quot;&quot;&quot;&quot;;[.G75]+1;1))" office:value-type="string" office:string-value="sW/+" calcext:value-type="string">
            <text:p>sW/+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6ebc76be5dc1f8b433f8d6fd9bd85cd9325086038442db8614bb799fec6fd85</text:p>
          </table:table-cell>
          <table:table-cell table:formula="of:=HEX2DEC(MID([.A76];1;8))+HEX2DEC(MID([.A76];9;8))+HEX2DEC(MID([.A76];17;8))+HEX2DEC(MID([.A76];25;8))+HEX2DEC(MID([.A76];33;8))+HEX2DEC(MID([.A76];41;8))+HEX2DEC(MID([.A76];49;8))+HEX2DEC(MID([.A76];57;8))" office:value-type="float" office:value="21294540136" calcext:value-type="float">
            <text:p>21294540136</text:p>
          </table:table-cell>
          <table:table-cell table:formula="of:= MOD([.B76];85^4)" office:value-type="float" office:value="48885761" calcext:value-type="float">
            <text:p>48885761</text:p>
          </table:table-cell>
          <table:table-cell table:formula="of:=MOD(((((([.C76]-[.G76])/85)-[.F76])/85)-[.E76])/85;85)" office:value-type="float" office:value="79" calcext:value-type="float">
            <text:p>79</text:p>
          </table:table-cell>
          <table:table-cell table:formula="of:=MOD(((([.C76]-[.G76])/85)-[.F76])/85;85)" office:value-type="float" office:value="51" calcext:value-type="float">
            <text:p>51</text:p>
          </table:table-cell>
          <table:table-cell table:formula="of:=MOD(([.C76]-[.G76])/85;85)" office:value-type="float" office:value="16" calcext:value-type="float">
            <text:p>16</text:p>
          </table:table-cell>
          <table:table-cell table:formula="of:=MOD([.C76];85)" office:value-type="float" office:value="51" calcext:value-type="float">
            <text:p>51</text:p>
          </table:table-cell>
          <table:table-cell table:formula="of:=COM.MICROSOFT.CONCAT(MID(&quot;0123456789ABCDEFGHJKLMNPQRSTUVWXYZabcdefghijklmnpqrstuvwxyz!#$%&amp;()*+-;&lt;=&gt;?@^_{}[]/\:&quot;&quot;&quot;&quot;&quot;;[.D76]+1;1);MID(&quot;0123456789ABCDEFGHJKLMNPQRSTUVWXYZabcdefghijklmnpqrstuvwxyz!#$%&amp;()*+-;&lt;=&gt;?@^_{}[]/\:&quot;&quot;&quot;&quot;&quot;;[.E76]+1;1);MID(&quot;0123456789ABCDEFGHJKLMNPQRSTUVWXYZabcdefghijklmnpqrstuvwxyz!#$%&amp;()*+-;&lt;=&gt;?@^_{}[]/\:&quot;&quot;&quot;&quot;&quot;;[.F76]+1;1);MID(&quot;0123456789ABCDEFGHJKLMNPQRSTUVWXYZabcdefghijklmnpqrstuvwxyz!#$%&amp;()*+-;&lt;=&gt;?@^_{}[]/\:&quot;&quot;&quot;&quot;&quot;;[.G76]+1;1))" office:value-type="string" office:string-value="[sGs" calcext:value-type="string">
            <text:p>[sG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3a73825c1b761d11bf2b3f4dff760d07888d3fde05dcf55f1da84aa6041a5a8</text:p>
          </table:table-cell>
          <table:table-cell table:formula="of:=HEX2DEC(MID([.A77];1;8))+HEX2DEC(MID([.A77];9;8))+HEX2DEC(MID([.A77];17;8))+HEX2DEC(MID([.A77];25;8))+HEX2DEC(MID([.A77];33;8))+HEX2DEC(MID([.A77];41;8))+HEX2DEC(MID([.A77];49;8))+HEX2DEC(MID([.A77];57;8))" office:value-type="float" office:value="21412674654" calcext:value-type="float">
            <text:p>21412674654</text:p>
          </table:table-cell>
          <table:table-cell table:formula="of:= MOD([.B77];85^4)" office:value-type="float" office:value="10418404" calcext:value-type="float">
            <text:p>10418404</text:p>
          </table:table-cell>
          <table:table-cell table:formula="of:=MOD(((((([.C77]-[.G77])/85)-[.F77])/85)-[.E77])/85;85)" office:value-type="float" office:value="16" calcext:value-type="float">
            <text:p>16</text:p>
          </table:table-cell>
          <table:table-cell table:formula="of:=MOD(((([.C77]-[.G77])/85)-[.F77])/85;85)" office:value-type="float" office:value="81" calcext:value-type="float">
            <text:p>81</text:p>
          </table:table-cell>
          <table:table-cell table:formula="of:=MOD(([.C77]-[.G77])/85;85)" office:value-type="float" office:value="84" calcext:value-type="float">
            <text:p>84</text:p>
          </table:table-cell>
          <table:table-cell table:formula="of:=MOD([.C77];85)" office:value-type="float" office:value="39" calcext:value-type="float">
            <text:p>39</text:p>
          </table:table-cell>
          <table:table-cell table:formula="of:=COM.MICROSOFT.CONCAT(MID(&quot;0123456789ABCDEFGHJKLMNPQRSTUVWXYZabcdefghijklmnpqrstuvwxyz!#$%&amp;()*+-;&lt;=&gt;?@^_{}[]/\:&quot;&quot;&quot;&quot;&quot;;[.D77]+1;1);MID(&quot;0123456789ABCDEFGHJKLMNPQRSTUVWXYZabcdefghijklmnpqrstuvwxyz!#$%&amp;()*+-;&lt;=&gt;?@^_{}[]/\:&quot;&quot;&quot;&quot;&quot;;[.E77]+1;1);MID(&quot;0123456789ABCDEFGHJKLMNPQRSTUVWXYZabcdefghijklmnpqrstuvwxyz!#$%&amp;()*+-;&lt;=&gt;?@^_{}[]/\:&quot;&quot;&quot;&quot;&quot;;[.F77]+1;1);MID(&quot;0123456789ABCDEFGHJKLMNPQRSTUVWXYZabcdefghijklmnpqrstuvwxyz!#$%&amp;()*+-;&lt;=&gt;?@^_{}[]/\:&quot;&quot;&quot;&quot;&quot;;[.G77]+1;1))" office:value-type="string" office:string-value="G/&quot;f" calcext:value-type="string">
            <text:p>G/"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4b9bb077be0d8a29d0d01ef350d718b77c2ec5f40c3ab90502b1b4b5016c550</text:p>
          </table:table-cell>
          <table:table-cell table:formula="of:=HEX2DEC(MID([.A78];1;8))+HEX2DEC(MID([.A78];9;8))+HEX2DEC(MID([.A78];17;8))+HEX2DEC(MID([.A78];25;8))+HEX2DEC(MID([.A78];33;8))+HEX2DEC(MID([.A78];41;8))+HEX2DEC(MID([.A78];49;8))+HEX2DEC(MID([.A78];57;8))" office:value-type="float" office:value="13614546861" calcext:value-type="float">
            <text:p>13614546861</text:p>
          </table:table-cell>
          <table:table-cell table:formula="of:= MOD([.B78];85^4)" office:value-type="float" office:value="42384361" calcext:value-type="float">
            <text:p>42384361</text:p>
          </table:table-cell>
          <table:table-cell table:formula="of:=MOD(((((([.C78]-[.G78])/85)-[.F78])/85)-[.E78])/85;85)" office:value-type="float" office:value="69" calcext:value-type="float">
            <text:p>69</text:p>
          </table:table-cell>
          <table:table-cell table:formula="of:=MOD(((([.C78]-[.G78])/85)-[.F78])/85;85)" office:value-type="float" office:value="1" calcext:value-type="float">
            <text:p>1</text:p>
          </table:table-cell>
          <table:table-cell table:formula="of:=MOD(([.C78]-[.G78])/85;85)" office:value-type="float" office:value="29" calcext:value-type="float">
            <text:p>29</text:p>
          </table:table-cell>
          <table:table-cell table:formula="of:=MOD([.C78];85)" office:value-type="float" office:value="46" calcext:value-type="float">
            <text:p>46</text:p>
          </table:table-cell>
          <table:table-cell table:formula="of:=COM.MICROSOFT.CONCAT(MID(&quot;0123456789ABCDEFGHJKLMNPQRSTUVWXYZabcdefghijklmnpqrstuvwxyz!#$%&amp;()*+-;&lt;=&gt;?@^_{}[]/\:&quot;&quot;&quot;&quot;&quot;;[.D78]+1;1);MID(&quot;0123456789ABCDEFGHJKLMNPQRSTUVWXYZabcdefghijklmnpqrstuvwxyz!#$%&amp;()*+-;&lt;=&gt;?@^_{}[]/\:&quot;&quot;&quot;&quot;&quot;;[.E78]+1;1);MID(&quot;0123456789ABCDEFGHJKLMNPQRSTUVWXYZabcdefghijklmnpqrstuvwxyz!#$%&amp;()*+-;&lt;=&gt;?@^_{}[]/\:&quot;&quot;&quot;&quot;&quot;;[.F78]+1;1);MID(&quot;0123456789ABCDEFGHJKLMNPQRSTUVWXYZabcdefghijklmnpqrstuvwxyz!#$%&amp;()*+-;&lt;=&gt;?@^_{}[]/\:&quot;&quot;&quot;&quot;&quot;;[.G78]+1;1))" office:value-type="string" office:string-value=";1Vm" calcext:value-type="string">
            <text:p>;1V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61144ccfd56ee3cf0f9a9d80e520c5b872166b23092d5fd838ecbdb46d64dab</text:p>
          </table:table-cell>
          <table:table-cell table:formula="of:=HEX2DEC(MID([.A79];1;8))+HEX2DEC(MID([.A79];9;8))+HEX2DEC(MID([.A79];17;8))+HEX2DEC(MID([.A79];25;8))+HEX2DEC(MID([.A79];33;8))+HEX2DEC(MID([.A79];41;8))+HEX2DEC(MID([.A79];49;8))+HEX2DEC(MID([.A79];57;8))" office:value-type="float" office:value="16186687344" calcext:value-type="float">
            <text:p>16186687344</text:p>
          </table:table-cell>
          <table:table-cell table:formula="of:= MOD([.B79];85^4)" office:value-type="float" office:value="4493594" calcext:value-type="float">
            <text:p>4493594</text:p>
          </table:table-cell>
          <table:table-cell table:formula="of:=MOD(((((([.C79]-[.G79])/85)-[.F79])/85)-[.E79])/85;85)" office:value-type="float" office:value="7" calcext:value-type="float">
            <text:p>7</text:p>
          </table:table-cell>
          <table:table-cell table:formula="of:=MOD(((([.C79]-[.G79])/85)-[.F79])/85;85)" office:value-type="float" office:value="26" calcext:value-type="float">
            <text:p>26</text:p>
          </table:table-cell>
          <table:table-cell table:formula="of:=MOD(([.C79]-[.G79])/85;85)" office:value-type="float" office:value="80" calcext:value-type="float">
            <text:p>80</text:p>
          </table:table-cell>
          <table:table-cell table:formula="of:=MOD([.C79];85)" office:value-type="float" office:value="69" calcext:value-type="float">
            <text:p>69</text:p>
          </table:table-cell>
          <table:table-cell table:formula="of:=COM.MICROSOFT.CONCAT(MID(&quot;0123456789ABCDEFGHJKLMNPQRSTUVWXYZabcdefghijklmnpqrstuvwxyz!#$%&amp;()*+-;&lt;=&gt;?@^_{}[]/\:&quot;&quot;&quot;&quot;&quot;;[.D79]+1;1);MID(&quot;0123456789ABCDEFGHJKLMNPQRSTUVWXYZabcdefghijklmnpqrstuvwxyz!#$%&amp;()*+-;&lt;=&gt;?@^_{}[]/\:&quot;&quot;&quot;&quot;&quot;;[.E79]+1;1);MID(&quot;0123456789ABCDEFGHJKLMNPQRSTUVWXYZabcdefghijklmnpqrstuvwxyz!#$%&amp;()*+-;&lt;=&gt;?@^_{}[]/\:&quot;&quot;&quot;&quot;&quot;;[.F79]+1;1);MID(&quot;0123456789ABCDEFGHJKLMNPQRSTUVWXYZabcdefghijklmnpqrstuvwxyz!#$%&amp;()*+-;&lt;=&gt;?@^_{}[]/\:&quot;&quot;&quot;&quot;&quot;;[.G79]+1;1))" office:value-type="string" office:string-value="7S];" calcext:value-type="string">
            <text:p>7S]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4d5a38598be77593d4781b8fbd74cb4e2cd05bb006b1b531988ab2db90de9c9</text:p>
          </table:table-cell>
          <table:table-cell table:formula="of:=HEX2DEC(MID([.A80];1;8))+HEX2DEC(MID([.A80];9;8))+HEX2DEC(MID([.A80];17;8))+HEX2DEC(MID([.A80];25;8))+HEX2DEC(MID([.A80];33;8))+HEX2DEC(MID([.A80];41;8))+HEX2DEC(MID([.A80];49;8))+HEX2DEC(MID([.A80];57;8))" office:value-type="float" office:value="17658126158" calcext:value-type="float">
            <text:p>17658126158</text:p>
          </table:table-cell>
          <table:table-cell table:formula="of:= MOD([.B80];85^4)" office:value-type="float" office:value="14314908" calcext:value-type="float">
            <text:p>14314908</text:p>
          </table:table-cell>
          <table:table-cell table:formula="of:=MOD(((((([.C80]-[.G80])/85)-[.F80])/85)-[.E80])/85;85)" office:value-type="float" office:value="23" calcext:value-type="float">
            <text:p>23</text:p>
          </table:table-cell>
          <table:table-cell table:formula="of:=MOD(((([.C80]-[.G80])/85)-[.F80])/85;85)" office:value-type="float" office:value="26" calcext:value-type="float">
            <text:p>26</text:p>
          </table:table-cell>
          <table:table-cell table:formula="of:=MOD(([.C80]-[.G80])/85;85)" office:value-type="float" office:value="25" calcext:value-type="float">
            <text:p>25</text:p>
          </table:table-cell>
          <table:table-cell table:formula="of:=MOD([.C80];85)" office:value-type="float" office:value="58" calcext:value-type="float">
            <text:p>58</text:p>
          </table:table-cell>
          <table:table-cell table:formula="of:=COM.MICROSOFT.CONCAT(MID(&quot;0123456789ABCDEFGHJKLMNPQRSTUVWXYZabcdefghijklmnpqrstuvwxyz!#$%&amp;()*+-;&lt;=&gt;?@^_{}[]/\:&quot;&quot;&quot;&quot;&quot;;[.D80]+1;1);MID(&quot;0123456789ABCDEFGHJKLMNPQRSTUVWXYZabcdefghijklmnpqrstuvwxyz!#$%&amp;()*+-;&lt;=&gt;?@^_{}[]/\:&quot;&quot;&quot;&quot;&quot;;[.E80]+1;1);MID(&quot;0123456789ABCDEFGHJKLMNPQRSTUVWXYZabcdefghijklmnpqrstuvwxyz!#$%&amp;()*+-;&lt;=&gt;?@^_{}[]/\:&quot;&quot;&quot;&quot;&quot;;[.F80]+1;1);MID(&quot;0123456789ABCDEFGHJKLMNPQRSTUVWXYZabcdefghijklmnpqrstuvwxyz!#$%&amp;()*+-;&lt;=&gt;?@^_{}[]/\:&quot;&quot;&quot;&quot;&quot;;[.G80]+1;1))" office:value-type="string" office:string-value="PSRz" calcext:value-type="string">
            <text:p>PSR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03c70ff0d641a363f1a021413a098dce02e4c68b75f3a47aa10044f42ee1784</text:p>
          </table:table-cell>
          <table:table-cell table:formula="of:=HEX2DEC(MID([.A81];1;8))+HEX2DEC(MID([.A81];9;8))+HEX2DEC(MID([.A81];17;8))+HEX2DEC(MID([.A81];25;8))+HEX2DEC(MID([.A81];33;8))+HEX2DEC(MID([.A81];41;8))+HEX2DEC(MID([.A81];49;8))+HEX2DEC(MID([.A81];57;8))" office:value-type="float" office:value="15383054503" calcext:value-type="float">
            <text:p>15383054503</text:p>
          </table:table-cell>
          <table:table-cell table:formula="of:= MOD([.B81];85^4)" office:value-type="float" office:value="36070753" calcext:value-type="float">
            <text:p>36070753</text:p>
          </table:table-cell>
          <table:table-cell table:formula="of:=MOD(((((([.C81]-[.G81])/85)-[.F81])/85)-[.E81])/85;85)" office:value-type="float" office:value="58" calcext:value-type="float">
            <text:p>58</text:p>
          </table:table-cell>
          <table:table-cell table:formula="of:=MOD(((([.C81]-[.G81])/85)-[.F81])/85;85)" office:value-type="float" office:value="62" calcext:value-type="float">
            <text:p>62</text:p>
          </table:table-cell>
          <table:table-cell table:formula="of:=MOD(([.C81]-[.G81])/85;85)" office:value-type="float" office:value="41" calcext:value-type="float">
            <text:p>41</text:p>
          </table:table-cell>
          <table:table-cell table:formula="of:=MOD([.C81];85)" office:value-type="float" office:value="68" calcext:value-type="float">
            <text:p>68</text:p>
          </table:table-cell>
          <table:table-cell table:formula="of:=COM.MICROSOFT.CONCAT(MID(&quot;0123456789ABCDEFGHJKLMNPQRSTUVWXYZabcdefghijklmnpqrstuvwxyz!#$%&amp;()*+-;&lt;=&gt;?@^_{}[]/\:&quot;&quot;&quot;&quot;&quot;;[.D81]+1;1);MID(&quot;0123456789ABCDEFGHJKLMNPQRSTUVWXYZabcdefghijklmnpqrstuvwxyz!#$%&amp;()*+-;&lt;=&gt;?@^_{}[]/\:&quot;&quot;&quot;&quot;&quot;;[.E81]+1;1);MID(&quot;0123456789ABCDEFGHJKLMNPQRSTUVWXYZabcdefghijklmnpqrstuvwxyz!#$%&amp;()*+-;&lt;=&gt;?@^_{}[]/\:&quot;&quot;&quot;&quot;&quot;;[.F81]+1;1);MID(&quot;0123456789ABCDEFGHJKLMNPQRSTUVWXYZabcdefghijklmnpqrstuvwxyz!#$%&amp;()*+-;&lt;=&gt;?@^_{}[]/\:&quot;&quot;&quot;&quot;&quot;;[.G81]+1;1))" office:value-type="string" office:string-value="z%h-" calcext:value-type="string">
            <text:p>z%h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ced0deaf966775a8b592f6bd95a33a67053b242a7c13654896cd9f2d36a0e37</text:p>
          </table:table-cell>
          <table:table-cell table:formula="of:=HEX2DEC(MID([.A82];1;8))+HEX2DEC(MID([.A82];9;8))+HEX2DEC(MID([.A82];17;8))+HEX2DEC(MID([.A82];25;8))+HEX2DEC(MID([.A82];33;8))+HEX2DEC(MID([.A82];41;8))+HEX2DEC(MID([.A82];49;8))+HEX2DEC(MID([.A82];57;8))" office:value-type="float" office:value="22279272724" calcext:value-type="float">
            <text:p>22279272724</text:p>
          </table:table-cell>
          <table:table-cell table:formula="of:= MOD([.B82];85^4)" office:value-type="float" office:value="41806474" calcext:value-type="float">
            <text:p>41806474</text:p>
          </table:table-cell>
          <table:table-cell table:formula="of:=MOD(((((([.C82]-[.G82])/85)-[.F82])/85)-[.E82])/85;85)" office:value-type="float" office:value="68" calcext:value-type="float">
            <text:p>68</text:p>
          </table:table-cell>
          <table:table-cell table:formula="of:=MOD(((([.C82]-[.G82])/85)-[.F82])/85;85)" office:value-type="float" office:value="6" calcext:value-type="float">
            <text:p>6</text:p>
          </table:table-cell>
          <table:table-cell table:formula="of:=MOD(([.C82]-[.G82])/85;85)" office:value-type="float" office:value="30" calcext:value-type="float">
            <text:p>30</text:p>
          </table:table-cell>
          <table:table-cell table:formula="of:=MOD([.C82];85)" office:value-type="float" office:value="74" calcext:value-type="float">
            <text:p>74</text:p>
          </table:table-cell>
          <table:table-cell table:formula="of:=COM.MICROSOFT.CONCAT(MID(&quot;0123456789ABCDEFGHJKLMNPQRSTUVWXYZabcdefghijklmnpqrstuvwxyz!#$%&amp;()*+-;&lt;=&gt;?@^_{}[]/\:&quot;&quot;&quot;&quot;&quot;;[.D82]+1;1);MID(&quot;0123456789ABCDEFGHJKLMNPQRSTUVWXYZabcdefghijklmnpqrstuvwxyz!#$%&amp;()*+-;&lt;=&gt;?@^_{}[]/\:&quot;&quot;&quot;&quot;&quot;;[.E82]+1;1);MID(&quot;0123456789ABCDEFGHJKLMNPQRSTUVWXYZabcdefghijklmnpqrstuvwxyz!#$%&amp;()*+-;&lt;=&gt;?@^_{}[]/\:&quot;&quot;&quot;&quot;&quot;;[.F82]+1;1);MID(&quot;0123456789ABCDEFGHJKLMNPQRSTUVWXYZabcdefghijklmnpqrstuvwxyz!#$%&amp;()*+-;&lt;=&gt;?@^_{}[]/\:&quot;&quot;&quot;&quot;&quot;;[.G82]+1;1))" office:value-type="string" office:string-value="-6W@" calcext:value-type="string">
            <text:p>-6W@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5aebc97bc646c67fdcd923a5965b001f3c8a5c4d3a77075112e12a3a311d760</text:p>
          </table:table-cell>
          <table:table-cell table:formula="of:=HEX2DEC(MID([.A83];1;8))+HEX2DEC(MID([.A83];9;8))+HEX2DEC(MID([.A83];17;8))+HEX2DEC(MID([.A83];25;8))+HEX2DEC(MID([.A83];33;8))+HEX2DEC(MID([.A83];41;8))+HEX2DEC(MID([.A83];49;8))+HEX2DEC(MID([.A83];57;8))" office:value-type="float" office:value="22094965621" calcext:value-type="float">
            <text:p>22094965621</text:p>
          </table:table-cell>
          <table:table-cell table:formula="of:= MOD([.B83];85^4)" office:value-type="float" office:value="14101246" calcext:value-type="float">
            <text:p>14101246</text:p>
          </table:table-cell>
          <table:table-cell table:formula="of:=MOD(((((([.C83]-[.G83])/85)-[.F83])/85)-[.E83])/85;85)" office:value-type="float" office:value="22" calcext:value-type="float">
            <text:p>22</text:p>
          </table:table-cell>
          <table:table-cell table:formula="of:=MOD(((([.C83]-[.G83])/85)-[.F83])/85;85)" office:value-type="float" office:value="81" calcext:value-type="float">
            <text:p>81</text:p>
          </table:table-cell>
          <table:table-cell table:formula="of:=MOD(([.C83]-[.G83])/85;85)" office:value-type="float" office:value="62" calcext:value-type="float">
            <text:p>62</text:p>
          </table:table-cell>
          <table:table-cell table:formula="of:=MOD([.C83];85)" office:value-type="float" office:value="1" calcext:value-type="float">
            <text:p>1</text:p>
          </table:table-cell>
          <table:table-cell table:formula="of:=COM.MICROSOFT.CONCAT(MID(&quot;0123456789ABCDEFGHJKLMNPQRSTUVWXYZabcdefghijklmnpqrstuvwxyz!#$%&amp;()*+-;&lt;=&gt;?@^_{}[]/\:&quot;&quot;&quot;&quot;&quot;;[.D83]+1;1);MID(&quot;0123456789ABCDEFGHJKLMNPQRSTUVWXYZabcdefghijklmnpqrstuvwxyz!#$%&amp;()*+-;&lt;=&gt;?@^_{}[]/\:&quot;&quot;&quot;&quot;&quot;;[.E83]+1;1);MID(&quot;0123456789ABCDEFGHJKLMNPQRSTUVWXYZabcdefghijklmnpqrstuvwxyz!#$%&amp;()*+-;&lt;=&gt;?@^_{}[]/\:&quot;&quot;&quot;&quot;&quot;;[.F83]+1;1);MID(&quot;0123456789ABCDEFGHJKLMNPQRSTUVWXYZabcdefghijklmnpqrstuvwxyz!#$%&amp;()*+-;&lt;=&gt;?@^_{}[]/\:&quot;&quot;&quot;&quot;&quot;;[.G83]+1;1))" office:value-type="string" office:string-value="N/%1" calcext:value-type="string">
            <text:p>N/%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516e29a2ccfe4bab40e4e6adab7661cd695680482c00b1faa738fc0df62698</text:p>
          </table:table-cell>
          <table:table-cell table:formula="of:=HEX2DEC(MID([.A84];1;8))+HEX2DEC(MID([.A84];9;8))+HEX2DEC(MID([.A84];17;8))+HEX2DEC(MID([.A84];25;8))+HEX2DEC(MID([.A84];33;8))+HEX2DEC(MID([.A84];41;8))+HEX2DEC(MID([.A84];49;8))+HEX2DEC(MID([.A84];57;8))" office:value-type="float" office:value="21076213376" calcext:value-type="float">
            <text:p>21076213376</text:p>
          </table:table-cell>
          <table:table-cell table:formula="of:= MOD([.B84];85^4)" office:value-type="float" office:value="39361501" calcext:value-type="float">
            <text:p>39361501</text:p>
          </table:table-cell>
          <table:table-cell table:formula="of:=MOD(((((([.C84]-[.G84])/85)-[.F84])/85)-[.E84])/85;85)" office:value-type="float" office:value="64" calcext:value-type="float">
            <text:p>64</text:p>
          </table:table-cell>
          <table:table-cell table:formula="of:=MOD(((([.C84]-[.G84])/85)-[.F84])/85;85)" office:value-type="float" office:value="7" calcext:value-type="float">
            <text:p>7</text:p>
          </table:table-cell>
          <table:table-cell table:formula="of:=MOD(([.C84]-[.G84])/85;85)" office:value-type="float" office:value="81" calcext:value-type="float">
            <text:p>81</text:p>
          </table:table-cell>
          <table:table-cell table:formula="of:=MOD([.C84];85)" office:value-type="float" office:value="41" calcext:value-type="float">
            <text:p>41</text:p>
          </table:table-cell>
          <table:table-cell table:formula="of:=COM.MICROSOFT.CONCAT(MID(&quot;0123456789ABCDEFGHJKLMNPQRSTUVWXYZabcdefghijklmnpqrstuvwxyz!#$%&amp;()*+-;&lt;=&gt;?@^_{}[]/\:&quot;&quot;&quot;&quot;&quot;;[.D84]+1;1);MID(&quot;0123456789ABCDEFGHJKLMNPQRSTUVWXYZabcdefghijklmnpqrstuvwxyz!#$%&amp;()*+-;&lt;=&gt;?@^_{}[]/\:&quot;&quot;&quot;&quot;&quot;;[.E84]+1;1);MID(&quot;0123456789ABCDEFGHJKLMNPQRSTUVWXYZabcdefghijklmnpqrstuvwxyz!#$%&amp;()*+-;&lt;=&gt;?@^_{}[]/\:&quot;&quot;&quot;&quot;&quot;;[.F84]+1;1);MID(&quot;0123456789ABCDEFGHJKLMNPQRSTUVWXYZabcdefghijklmnpqrstuvwxyz!#$%&amp;()*+-;&lt;=&gt;?@^_{}[]/\:&quot;&quot;&quot;&quot;&quot;;[.G84]+1;1))" office:value-type="string" office:string-value="(7/h" calcext:value-type="string">
            <text:p>(7/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950980e3aca96f4dc400eb2e47cc5c343e0d3f483a4e70adcae1d7e6bb22d9c</text:p>
          </table:table-cell>
          <table:table-cell table:formula="of:=HEX2DEC(MID([.A85];1;8))+HEX2DEC(MID([.A85];9;8))+HEX2DEC(MID([.A85];17;8))+HEX2DEC(MID([.A85];25;8))+HEX2DEC(MID([.A85];33;8))+HEX2DEC(MID([.A85];41;8))+HEX2DEC(MID([.A85];49;8))+HEX2DEC(MID([.A85];57;8))" office:value-type="float" office:value="19138480527" calcext:value-type="float">
            <text:p>19138480527</text:p>
          </table:table-cell>
          <table:table-cell table:formula="of:= MOD([.B85];85^4)" office:value-type="float" office:value="33051777" calcext:value-type="float">
            <text:p>33051777</text:p>
          </table:table-cell>
          <table:table-cell table:formula="of:=MOD(((((([.C85]-[.G85])/85)-[.F85])/85)-[.E85])/85;85)" office:value-type="float" office:value="53" calcext:value-type="float">
            <text:p>53</text:p>
          </table:table-cell>
          <table:table-cell table:formula="of:=MOD(((([.C85]-[.G85])/85)-[.F85])/85;85)" office:value-type="float" office:value="69" calcext:value-type="float">
            <text:p>69</text:p>
          </table:table-cell>
          <table:table-cell table:formula="of:=MOD(([.C85]-[.G85])/85;85)" office:value-type="float" office:value="54" calcext:value-type="float">
            <text:p>54</text:p>
          </table:table-cell>
          <table:table-cell table:formula="of:=MOD([.C85];85)" office:value-type="float" office:value="37" calcext:value-type="float">
            <text:p>37</text:p>
          </table:table-cell>
          <table:table-cell table:formula="of:=COM.MICROSOFT.CONCAT(MID(&quot;0123456789ABCDEFGHJKLMNPQRSTUVWXYZabcdefghijklmnpqrstuvwxyz!#$%&amp;()*+-;&lt;=&gt;?@^_{}[]/\:&quot;&quot;&quot;&quot;&quot;;[.D85]+1;1);MID(&quot;0123456789ABCDEFGHJKLMNPQRSTUVWXYZabcdefghijklmnpqrstuvwxyz!#$%&amp;()*+-;&lt;=&gt;?@^_{}[]/\:&quot;&quot;&quot;&quot;&quot;;[.E85]+1;1);MID(&quot;0123456789ABCDEFGHJKLMNPQRSTUVWXYZabcdefghijklmnpqrstuvwxyz!#$%&amp;()*+-;&lt;=&gt;?@^_{}[]/\:&quot;&quot;&quot;&quot;&quot;;[.F85]+1;1);MID(&quot;0123456789ABCDEFGHJKLMNPQRSTUVWXYZabcdefghijklmnpqrstuvwxyz!#$%&amp;()*+-;&lt;=&gt;?@^_{}[]/\:&quot;&quot;&quot;&quot;&quot;;[.G85]+1;1))" office:value-type="string" office:string-value="u;vd" calcext:value-type="string">
            <text:p>u;v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1769867b0abc7068f5cb7dd41574a420b3cfa4553856f459857ff8e5a525b13</text:p>
          </table:table-cell>
          <table:table-cell table:formula="of:=HEX2DEC(MID([.A86];1;8))+HEX2DEC(MID([.A86];9;8))+HEX2DEC(MID([.A86];17;8))+HEX2DEC(MID([.A86];25;8))+HEX2DEC(MID([.A86];33;8))+HEX2DEC(MID([.A86];41;8))+HEX2DEC(MID([.A86];49;8))+HEX2DEC(MID([.A86];57;8))" office:value-type="float" office:value="16177636791" calcext:value-type="float">
            <text:p>16177636791</text:p>
          </table:table-cell>
          <table:table-cell table:formula="of:= MOD([.B86];85^4)" office:value-type="float" office:value="47643666" calcext:value-type="float">
            <text:p>47643666</text:p>
          </table:table-cell>
          <table:table-cell table:formula="of:=MOD(((((([.C86]-[.G86])/85)-[.F86])/85)-[.E86])/85;85)" office:value-type="float" office:value="77" calcext:value-type="float">
            <text:p>77</text:p>
          </table:table-cell>
          <table:table-cell table:formula="of:=MOD(((([.C86]-[.G86])/85)-[.F86])/85;85)" office:value-type="float" office:value="49" calcext:value-type="float">
            <text:p>49</text:p>
          </table:table-cell>
          <table:table-cell table:formula="of:=MOD(([.C86]-[.G86])/85;85)" office:value-type="float" office:value="23" calcext:value-type="float">
            <text:p>23</text:p>
          </table:table-cell>
          <table:table-cell table:formula="of:=MOD([.C86];85)" office:value-type="float" office:value="61" calcext:value-type="float">
            <text:p>61</text:p>
          </table:table-cell>
          <table:table-cell table:formula="of:=COM.MICROSOFT.CONCAT(MID(&quot;0123456789ABCDEFGHJKLMNPQRSTUVWXYZabcdefghijklmnpqrstuvwxyz!#$%&amp;()*+-;&lt;=&gt;?@^_{}[]/\:&quot;&quot;&quot;&quot;&quot;;[.D86]+1;1);MID(&quot;0123456789ABCDEFGHJKLMNPQRSTUVWXYZabcdefghijklmnpqrstuvwxyz!#$%&amp;()*+-;&lt;=&gt;?@^_{}[]/\:&quot;&quot;&quot;&quot;&quot;;[.E86]+1;1);MID(&quot;0123456789ABCDEFGHJKLMNPQRSTUVWXYZabcdefghijklmnpqrstuvwxyz!#$%&amp;()*+-;&lt;=&gt;?@^_{}[]/\:&quot;&quot;&quot;&quot;&quot;;[.F86]+1;1);MID(&quot;0123456789ABCDEFGHJKLMNPQRSTUVWXYZabcdefghijklmnpqrstuvwxyz!#$%&amp;()*+-;&lt;=&gt;?@^_{}[]/\:&quot;&quot;&quot;&quot;&quot;;[.G86]+1;1))" office:value-type="string" office:string-value="{qP$" calcext:value-type="string">
            <text:p>{qP$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9258d432ecb4511cfe5471a58f3feea9e8aa513e1d32294894693827d3b0d4</text:p>
          </table:table-cell>
          <table:table-cell table:formula="of:=HEX2DEC(MID([.A87];1;8))+HEX2DEC(MID([.A87];9;8))+HEX2DEC(MID([.A87];17;8))+HEX2DEC(MID([.A87];25;8))+HEX2DEC(MID([.A87];33;8))+HEX2DEC(MID([.A87];41;8))+HEX2DEC(MID([.A87];49;8))+HEX2DEC(MID([.A87];57;8))" office:value-type="float" office:value="11164882954" calcext:value-type="float">
            <text:p>11164882954</text:p>
          </table:table-cell>
          <table:table-cell table:formula="of:= MOD([.B87];85^4)" office:value-type="float" office:value="46149829" calcext:value-type="float">
            <text:p>46149829</text:p>
          </table:table-cell>
          <table:table-cell table:formula="of:=MOD(((((([.C87]-[.G87])/85)-[.F87])/85)-[.E87])/85;85)" office:value-type="float" office:value="75" calcext:value-type="float">
            <text:p>75</text:p>
          </table:table-cell>
          <table:table-cell table:formula="of:=MOD(((([.C87]-[.G87])/85)-[.F87])/85;85)" office:value-type="float" office:value="12" calcext:value-type="float">
            <text:p>12</text:p>
          </table:table-cell>
          <table:table-cell table:formula="of:=MOD(([.C87]-[.G87])/85;85)" office:value-type="float" office:value="44" calcext:value-type="float">
            <text:p>44</text:p>
          </table:table-cell>
          <table:table-cell table:formula="of:=MOD([.C87];85)" office:value-type="float" office:value="14" calcext:value-type="float">
            <text:p>14</text:p>
          </table:table-cell>
          <table:table-cell table:formula="of:=COM.MICROSOFT.CONCAT(MID(&quot;0123456789ABCDEFGHJKLMNPQRSTUVWXYZabcdefghijklmnpqrstuvwxyz!#$%&amp;()*+-;&lt;=&gt;?@^_{}[]/\:&quot;&quot;&quot;&quot;&quot;;[.D87]+1;1);MID(&quot;0123456789ABCDEFGHJKLMNPQRSTUVWXYZabcdefghijklmnpqrstuvwxyz!#$%&amp;()*+-;&lt;=&gt;?@^_{}[]/\:&quot;&quot;&quot;&quot;&quot;;[.E87]+1;1);MID(&quot;0123456789ABCDEFGHJKLMNPQRSTUVWXYZabcdefghijklmnpqrstuvwxyz!#$%&amp;()*+-;&lt;=&gt;?@^_{}[]/\:&quot;&quot;&quot;&quot;&quot;;[.F87]+1;1);MID(&quot;0123456789ABCDEFGHJKLMNPQRSTUVWXYZabcdefghijklmnpqrstuvwxyz!#$%&amp;()*+-;&lt;=&gt;?@^_{}[]/\:&quot;&quot;&quot;&quot;&quot;;[.G87]+1;1))" office:value-type="string" office:string-value="^CkE" calcext:value-type="string">
            <text:p>^Ck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f393127b5a059b172af9b9eed820368071cf24d46df1b8326623c8e79178379</text:p>
          </table:table-cell>
          <table:table-cell table:formula="of:=HEX2DEC(MID([.A88];1;8))+HEX2DEC(MID([.A88];9;8))+HEX2DEC(MID([.A88];17;8))+HEX2DEC(MID([.A88];25;8))+HEX2DEC(MID([.A88];33;8))+HEX2DEC(MID([.A88];41;8))+HEX2DEC(MID([.A88];49;8))+HEX2DEC(MID([.A88];57;8))" office:value-type="float" office:value="17221875637" calcext:value-type="float">
            <text:p>17221875637</text:p>
          </table:table-cell>
          <table:table-cell table:formula="of:= MOD([.B88];85^4)" office:value-type="float" office:value="47870012" calcext:value-type="float">
            <text:p>47870012</text:p>
          </table:table-cell>
          <table:table-cell table:formula="of:=MOD(((((([.C88]-[.G88])/85)-[.F88])/85)-[.E88])/85;85)" office:value-type="float" office:value="77" calcext:value-type="float">
            <text:p>77</text:p>
          </table:table-cell>
          <table:table-cell table:formula="of:=MOD(((([.C88]-[.G88])/85)-[.F88])/85;85)" office:value-type="float" office:value="80" calcext:value-type="float">
            <text:p>80</text:p>
          </table:table-cell>
          <table:table-cell table:formula="of:=MOD(([.C88]-[.G88])/85;85)" office:value-type="float" office:value="51" calcext:value-type="float">
            <text:p>51</text:p>
          </table:table-cell>
          <table:table-cell table:formula="of:=MOD([.C88];85)" office:value-type="float" office:value="52" calcext:value-type="float">
            <text:p>52</text:p>
          </table:table-cell>
          <table:table-cell table:formula="of:=COM.MICROSOFT.CONCAT(MID(&quot;0123456789ABCDEFGHJKLMNPQRSTUVWXYZabcdefghijklmnpqrstuvwxyz!#$%&amp;()*+-;&lt;=&gt;?@^_{}[]/\:&quot;&quot;&quot;&quot;&quot;;[.D88]+1;1);MID(&quot;0123456789ABCDEFGHJKLMNPQRSTUVWXYZabcdefghijklmnpqrstuvwxyz!#$%&amp;()*+-;&lt;=&gt;?@^_{}[]/\:&quot;&quot;&quot;&quot;&quot;;[.E88]+1;1);MID(&quot;0123456789ABCDEFGHJKLMNPQRSTUVWXYZabcdefghijklmnpqrstuvwxyz!#$%&amp;()*+-;&lt;=&gt;?@^_{}[]/\:&quot;&quot;&quot;&quot;&quot;;[.F88]+1;1);MID(&quot;0123456789ABCDEFGHJKLMNPQRSTUVWXYZabcdefghijklmnpqrstuvwxyz!#$%&amp;()*+-;&lt;=&gt;?@^_{}[]/\:&quot;&quot;&quot;&quot;&quot;;[.G88]+1;1))" office:value-type="string" office:string-value="{]st" calcext:value-type="string">
            <text:p>{]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16c83d0ac08a94e91547a30df27dbbe88c7643cfa3c99d33120fd361173759a</text:p>
          </table:table-cell>
          <table:table-cell table:formula="of:=HEX2DEC(MID([.A89];1;8))+HEX2DEC(MID([.A89];9;8))+HEX2DEC(MID([.A89];17;8))+HEX2DEC(MID([.A89];25;8))+HEX2DEC(MID([.A89];33;8))+HEX2DEC(MID([.A89];41;8))+HEX2DEC(MID([.A89];49;8))+HEX2DEC(MID([.A89];57;8))" office:value-type="float" office:value="18849854443" calcext:value-type="float">
            <text:p>18849854443</text:p>
          </table:table-cell>
          <table:table-cell table:formula="of:= MOD([.B89];85^4)" office:value-type="float" office:value="5428818" calcext:value-type="float">
            <text:p>5428818</text:p>
          </table:table-cell>
          <table:table-cell table:formula="of:=MOD(((((([.C89]-[.G89])/85)-[.F89])/85)-[.E89])/85;85)" office:value-type="float" office:value="8" calcext:value-type="float">
            <text:p>8</text:p>
          </table:table-cell>
          <table:table-cell table:formula="of:=MOD(((([.C89]-[.G89])/85)-[.F89])/85;85)" office:value-type="float" office:value="71" calcext:value-type="float">
            <text:p>71</text:p>
          </table:table-cell>
          <table:table-cell table:formula="of:=MOD(([.C89]-[.G89])/85;85)" office:value-type="float" office:value="33" calcext:value-type="float">
            <text:p>33</text:p>
          </table:table-cell>
          <table:table-cell table:formula="of:=MOD([.C89];85)" office:value-type="float" office:value="38" calcext:value-type="float">
            <text:p>38</text:p>
          </table:table-cell>
          <table:table-cell table:formula="of:=COM.MICROSOFT.CONCAT(MID(&quot;0123456789ABCDEFGHJKLMNPQRSTUVWXYZabcdefghijklmnpqrstuvwxyz!#$%&amp;()*+-;&lt;=&gt;?@^_{}[]/\:&quot;&quot;&quot;&quot;&quot;;[.D89]+1;1);MID(&quot;0123456789ABCDEFGHJKLMNPQRSTUVWXYZabcdefghijklmnpqrstuvwxyz!#$%&amp;()*+-;&lt;=&gt;?@^_{}[]/\:&quot;&quot;&quot;&quot;&quot;;[.E89]+1;1);MID(&quot;0123456789ABCDEFGHJKLMNPQRSTUVWXYZabcdefghijklmnpqrstuvwxyz!#$%&amp;()*+-;&lt;=&gt;?@^_{}[]/\:&quot;&quot;&quot;&quot;&quot;;[.F89]+1;1);MID(&quot;0123456789ABCDEFGHJKLMNPQRSTUVWXYZabcdefghijklmnpqrstuvwxyz!#$%&amp;()*+-;&lt;=&gt;?@^_{}[]/\:&quot;&quot;&quot;&quot;&quot;;[.G89]+1;1))" office:value-type="string" office:string-value="8=Ze" calcext:value-type="string">
            <text:p>8=Z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e028cccfcfd1aadf0cae5cdadc9fdb1e93988c41b242b575cb45a3dd4b0c24c</text:p>
          </table:table-cell>
          <table:table-cell table:formula="of:=HEX2DEC(MID([.A90];1;8))+HEX2DEC(MID([.A90];9;8))+HEX2DEC(MID([.A90];17;8))+HEX2DEC(MID([.A90];25;8))+HEX2DEC(MID([.A90];33;8))+HEX2DEC(MID([.A90];41;8))+HEX2DEC(MID([.A90];49;8))+HEX2DEC(MID([.A90];57;8))" office:value-type="float" office:value="24953445275" calcext:value-type="float">
            <text:p>24953445275</text:p>
          </table:table-cell>
          <table:table-cell table:formula="of:= MOD([.B90];85^4)" office:value-type="float" office:value="1546525" calcext:value-type="float">
            <text:p>1546525</text:p>
          </table:table-cell>
          <table:table-cell table:formula="of:=MOD(((((([.C90]-[.G90])/85)-[.F90])/85)-[.E90])/85;85)" office:value-type="float" office:value="2" calcext:value-type="float">
            <text:p>2</text:p>
          </table:table-cell>
          <table:table-cell table:formula="of:=MOD(((([.C90]-[.G90])/85)-[.F90])/85;85)" office:value-type="float" office:value="44" calcext:value-type="float">
            <text:p>44</text:p>
          </table:table-cell>
          <table:table-cell table:formula="of:=MOD(([.C90]-[.G90])/85;85)" office:value-type="float" office:value="4" calcext:value-type="float">
            <text:p>4</text:p>
          </table:table-cell>
          <table:table-cell table:formula="of:=MOD([.C90];85)" office:value-type="float" office:value="35" calcext:value-type="float">
            <text:p>35</text:p>
          </table:table-cell>
          <table:table-cell table:formula="of:=COM.MICROSOFT.CONCAT(MID(&quot;0123456789ABCDEFGHJKLMNPQRSTUVWXYZabcdefghijklmnpqrstuvwxyz!#$%&amp;()*+-;&lt;=&gt;?@^_{}[]/\:&quot;&quot;&quot;&quot;&quot;;[.D90]+1;1);MID(&quot;0123456789ABCDEFGHJKLMNPQRSTUVWXYZabcdefghijklmnpqrstuvwxyz!#$%&amp;()*+-;&lt;=&gt;?@^_{}[]/\:&quot;&quot;&quot;&quot;&quot;;[.E90]+1;1);MID(&quot;0123456789ABCDEFGHJKLMNPQRSTUVWXYZabcdefghijklmnpqrstuvwxyz!#$%&amp;()*+-;&lt;=&gt;?@^_{}[]/\:&quot;&quot;&quot;&quot;&quot;;[.F90]+1;1);MID(&quot;0123456789ABCDEFGHJKLMNPQRSTUVWXYZabcdefghijklmnpqrstuvwxyz!#$%&amp;()*+-;&lt;=&gt;?@^_{}[]/\:&quot;&quot;&quot;&quot;&quot;;[.G90]+1;1))" office:value-type="string" office:string-value="2k4b" calcext:value-type="string">
            <text:p>2k4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4357f63ecbc9f2a794d70f4d95b4a0db358191b6ae02fe472d240e367467503</text:p>
          </table:table-cell>
          <table:table-cell table:formula="of:=HEX2DEC(MID([.A91];1;8))+HEX2DEC(MID([.A91];9;8))+HEX2DEC(MID([.A91];17;8))+HEX2DEC(MID([.A91];25;8))+HEX2DEC(MID([.A91];33;8))+HEX2DEC(MID([.A91];41;8))+HEX2DEC(MID([.A91];49;8))+HEX2DEC(MID([.A91];57;8))" office:value-type="float" office:value="20601100403" calcext:value-type="float">
            <text:p>20601100403</text:p>
          </table:table-cell>
          <table:table-cell table:formula="of:= MOD([.B91];85^4)" office:value-type="float" office:value="34054153" calcext:value-type="float">
            <text:p>34054153</text:p>
          </table:table-cell>
          <table:table-cell table:formula="of:=MOD(((((([.C91]-[.G91])/85)-[.F91])/85)-[.E91])/85;85)" office:value-type="float" office:value="55" calcext:value-type="float">
            <text:p>55</text:p>
          </table:table-cell>
          <table:table-cell table:formula="of:=MOD(((([.C91]-[.G91])/85)-[.F91])/85;85)" office:value-type="float" office:value="38" calcext:value-type="float">
            <text:p>38</text:p>
          </table:table-cell>
          <table:table-cell table:formula="of:=MOD(([.C91]-[.G91])/85;85)" office:value-type="float" office:value="32" calcext:value-type="float">
            <text:p>32</text:p>
          </table:table-cell>
          <table:table-cell table:formula="of:=MOD([.C91];85)" office:value-type="float" office:value="8" calcext:value-type="float">
            <text:p>8</text:p>
          </table:table-cell>
          <table:table-cell table:formula="of:=COM.MICROSOFT.CONCAT(MID(&quot;0123456789ABCDEFGHJKLMNPQRSTUVWXYZabcdefghijklmnpqrstuvwxyz!#$%&amp;()*+-;&lt;=&gt;?@^_{}[]/\:&quot;&quot;&quot;&quot;&quot;;[.D91]+1;1);MID(&quot;0123456789ABCDEFGHJKLMNPQRSTUVWXYZabcdefghijklmnpqrstuvwxyz!#$%&amp;()*+-;&lt;=&gt;?@^_{}[]/\:&quot;&quot;&quot;&quot;&quot;;[.E91]+1;1);MID(&quot;0123456789ABCDEFGHJKLMNPQRSTUVWXYZabcdefghijklmnpqrstuvwxyz!#$%&amp;()*+-;&lt;=&gt;?@^_{}[]/\:&quot;&quot;&quot;&quot;&quot;;[.F91]+1;1);MID(&quot;0123456789ABCDEFGHJKLMNPQRSTUVWXYZabcdefghijklmnpqrstuvwxyz!#$%&amp;()*+-;&lt;=&gt;?@^_{}[]/\:&quot;&quot;&quot;&quot;&quot;;[.G91]+1;1))" office:value-type="string" office:string-value="weY8" calcext:value-type="string">
            <text:p>weY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9a9cd8a9e12b122cdf59392131bf6c83e7360c2f745921e76f48a16f1cc541a</text:p>
          </table:table-cell>
          <table:table-cell table:formula="of:=HEX2DEC(MID([.A92];1;8))+HEX2DEC(MID([.A92];9;8))+HEX2DEC(MID([.A92];17;8))+HEX2DEC(MID([.A92];25;8))+HEX2DEC(MID([.A92];33;8))+HEX2DEC(MID([.A92];41;8))+HEX2DEC(MID([.A92];49;8))+HEX2DEC(MID([.A92];57;8))" office:value-type="float" office:value="19449502230" calcext:value-type="float">
            <text:p>19449502230</text:p>
          </table:table-cell>
          <table:table-cell table:formula="of:= MOD([.B92];85^4)" office:value-type="float" office:value="30869730" calcext:value-type="float">
            <text:p>30869730</text:p>
          </table:table-cell>
          <table:table-cell table:formula="of:=MOD(((((([.C92]-[.G92])/85)-[.F92])/85)-[.E92])/85;85)" office:value-type="float" office:value="50" calcext:value-type="float">
            <text:p>50</text:p>
          </table:table-cell>
          <table:table-cell table:formula="of:=MOD(((([.C92]-[.G92])/85)-[.F92])/85;85)" office:value-type="float" office:value="22" calcext:value-type="float">
            <text:p>22</text:p>
          </table:table-cell>
          <table:table-cell table:formula="of:=MOD(([.C92]-[.G92])/85;85)" office:value-type="float" office:value="53" calcext:value-type="float">
            <text:p>53</text:p>
          </table:table-cell>
          <table:table-cell table:formula="of:=MOD([.C92];85)" office:value-type="float" office:value="25" calcext:value-type="float">
            <text:p>25</text:p>
          </table:table-cell>
          <table:table-cell table:formula="of:=COM.MICROSOFT.CONCAT(MID(&quot;0123456789ABCDEFGHJKLMNPQRSTUVWXYZabcdefghijklmnpqrstuvwxyz!#$%&amp;()*+-;&lt;=&gt;?@^_{}[]/\:&quot;&quot;&quot;&quot;&quot;;[.D92]+1;1);MID(&quot;0123456789ABCDEFGHJKLMNPQRSTUVWXYZabcdefghijklmnpqrstuvwxyz!#$%&amp;()*+-;&lt;=&gt;?@^_{}[]/\:&quot;&quot;&quot;&quot;&quot;;[.E92]+1;1);MID(&quot;0123456789ABCDEFGHJKLMNPQRSTUVWXYZabcdefghijklmnpqrstuvwxyz!#$%&amp;()*+-;&lt;=&gt;?@^_{}[]/\:&quot;&quot;&quot;&quot;&quot;;[.F92]+1;1);MID(&quot;0123456789ABCDEFGHJKLMNPQRSTUVWXYZabcdefghijklmnpqrstuvwxyz!#$%&amp;()*+-;&lt;=&gt;?@^_{}[]/\:&quot;&quot;&quot;&quot;&quot;;[.G92]+1;1))" office:value-type="string" office:string-value="rNuR" calcext:value-type="string">
            <text:p>rNu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393447bd3c1d55ea7f97417ecb1b36a691ccaacaaf2ebd21c59a5acf825fb7b</text:p>
          </table:table-cell>
          <table:table-cell table:formula="of:=HEX2DEC(MID([.A93];1;8))+HEX2DEC(MID([.A93];9;8))+HEX2DEC(MID([.A93];17;8))+HEX2DEC(MID([.A93];25;8))+HEX2DEC(MID([.A93];33;8))+HEX2DEC(MID([.A93];41;8))+HEX2DEC(MID([.A93];49;8))+HEX2DEC(MID([.A93];57;8))" office:value-type="float" office:value="20746049791" calcext:value-type="float">
            <text:p>20746049791</text:p>
          </table:table-cell>
          <table:table-cell table:formula="of:= MOD([.B93];85^4)" office:value-type="float" office:value="22401666" calcext:value-type="float">
            <text:p>22401666</text:p>
          </table:table-cell>
          <table:table-cell table:formula="of:=MOD(((((([.C93]-[.G93])/85)-[.F93])/85)-[.E93])/85;85)" office:value-type="float" office:value="36" calcext:value-type="float">
            <text:p>36</text:p>
          </table:table-cell>
          <table:table-cell table:formula="of:=MOD(((([.C93]-[.G93])/85)-[.F93])/85;85)" office:value-type="float" office:value="40" calcext:value-type="float">
            <text:p>40</text:p>
          </table:table-cell>
          <table:table-cell table:formula="of:=MOD(([.C93]-[.G93])/85;85)" office:value-type="float" office:value="49" calcext:value-type="float">
            <text:p>49</text:p>
          </table:table-cell>
          <table:table-cell table:formula="of:=MOD([.C93];85)" office:value-type="float" office:value="1" calcext:value-type="float">
            <text:p>1</text:p>
          </table:table-cell>
          <table:table-cell table:formula="of:=COM.MICROSOFT.CONCAT(MID(&quot;0123456789ABCDEFGHJKLMNPQRSTUVWXYZabcdefghijklmnpqrstuvwxyz!#$%&amp;()*+-;&lt;=&gt;?@^_{}[]/\:&quot;&quot;&quot;&quot;&quot;;[.D93]+1;1);MID(&quot;0123456789ABCDEFGHJKLMNPQRSTUVWXYZabcdefghijklmnpqrstuvwxyz!#$%&amp;()*+-;&lt;=&gt;?@^_{}[]/\:&quot;&quot;&quot;&quot;&quot;;[.E93]+1;1);MID(&quot;0123456789ABCDEFGHJKLMNPQRSTUVWXYZabcdefghijklmnpqrstuvwxyz!#$%&amp;()*+-;&lt;=&gt;?@^_{}[]/\:&quot;&quot;&quot;&quot;&quot;;[.F93]+1;1);MID(&quot;0123456789ABCDEFGHJKLMNPQRSTUVWXYZabcdefghijklmnpqrstuvwxyz!#$%&amp;()*+-;&lt;=&gt;?@^_{}[]/\:&quot;&quot;&quot;&quot;&quot;;[.G93]+1;1))" office:value-type="string" office:string-value="cgq1" calcext:value-type="string">
            <text:p>cgq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433e993a3dbc505d6e5cad972a1df0ab189cfe7ceece5e94fd47ca9a074370f</text:p>
          </table:table-cell>
          <table:table-cell table:formula="of:=HEX2DEC(MID([.A94];1;8))+HEX2DEC(MID([.A94];9;8))+HEX2DEC(MID([.A94];17;8))+HEX2DEC(MID([.A94];25;8))+HEX2DEC(MID([.A94];33;8))+HEX2DEC(MID([.A94];41;8))+HEX2DEC(MID([.A94];49;8))+HEX2DEC(MID([.A94];57;8))" office:value-type="float" office:value="18829722115" calcext:value-type="float">
            <text:p>18829722115</text:p>
          </table:table-cell>
          <table:table-cell table:formula="of:= MOD([.B94];85^4)" office:value-type="float" office:value="37497115" calcext:value-type="float">
            <text:p>37497115</text:p>
          </table:table-cell>
          <table:table-cell table:formula="of:=MOD(((((([.C94]-[.G94])/85)-[.F94])/85)-[.E94])/85;85)" office:value-type="float" office:value="61" calcext:value-type="float">
            <text:p>61</text:p>
          </table:table-cell>
          <table:table-cell table:formula="of:=MOD(((([.C94]-[.G94])/85)-[.F94])/85;85)" office:value-type="float" office:value="4" calcext:value-type="float">
            <text:p>4</text:p>
          </table:table-cell>
          <table:table-cell table:formula="of:=MOD(([.C94]-[.G94])/85;85)" office:value-type="float" office:value="77" calcext:value-type="float">
            <text:p>77</text:p>
          </table:table-cell>
          <table:table-cell table:formula="of:=MOD([.C94];85)" office:value-type="float" office:value="45" calcext:value-type="float">
            <text:p>45</text:p>
          </table:table-cell>
          <table:table-cell table:formula="of:=COM.MICROSOFT.CONCAT(MID(&quot;0123456789ABCDEFGHJKLMNPQRSTUVWXYZabcdefghijklmnpqrstuvwxyz!#$%&amp;()*+-;&lt;=&gt;?@^_{}[]/\:&quot;&quot;&quot;&quot;&quot;;[.D94]+1;1);MID(&quot;0123456789ABCDEFGHJKLMNPQRSTUVWXYZabcdefghijklmnpqrstuvwxyz!#$%&amp;()*+-;&lt;=&gt;?@^_{}[]/\:&quot;&quot;&quot;&quot;&quot;;[.E94]+1;1);MID(&quot;0123456789ABCDEFGHJKLMNPQRSTUVWXYZabcdefghijklmnpqrstuvwxyz!#$%&amp;()*+-;&lt;=&gt;?@^_{}[]/\:&quot;&quot;&quot;&quot;&quot;;[.F94]+1;1);MID(&quot;0123456789ABCDEFGHJKLMNPQRSTUVWXYZabcdefghijklmnpqrstuvwxyz!#$%&amp;()*+-;&lt;=&gt;?@^_{}[]/\:&quot;&quot;&quot;&quot;&quot;;[.G94]+1;1))" office:value-type="string" office:string-value="$4{l" calcext:value-type="string">
            <text:p>$4{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3c1dc569ae4a0d7f90d8f83d22fc9c8fa526e133f8fea0f9526c8533c4d8da3</text:p>
          </table:table-cell>
          <table:table-cell table:formula="of:=HEX2DEC(MID([.A95];1;8))+HEX2DEC(MID([.A95];9;8))+HEX2DEC(MID([.A95];17;8))+HEX2DEC(MID([.A95];25;8))+HEX2DEC(MID([.A95];33;8))+HEX2DEC(MID([.A95];41;8))+HEX2DEC(MID([.A95];49;8))+HEX2DEC(MID([.A95];57;8))" office:value-type="float" office:value="19415073936" calcext:value-type="float">
            <text:p>19415073936</text:p>
          </table:table-cell>
          <table:table-cell table:formula="of:= MOD([.B95];85^4)" office:value-type="float" office:value="48642061" calcext:value-type="float">
            <text:p>48642061</text:p>
          </table:table-cell>
          <table:table-cell table:formula="of:=MOD(((((([.C95]-[.G95])/85)-[.F95])/85)-[.E95])/85;85)" office:value-type="float" office:value="79" calcext:value-type="float">
            <text:p>79</text:p>
          </table:table-cell>
          <table:table-cell table:formula="of:=MOD(((([.C95]-[.G95])/85)-[.F95])/85;85)" office:value-type="float" office:value="17" calcext:value-type="float">
            <text:p>17</text:p>
          </table:table-cell>
          <table:table-cell table:formula="of:=MOD(([.C95]-[.G95])/85;85)" office:value-type="float" office:value="39" calcext:value-type="float">
            <text:p>39</text:p>
          </table:table-cell>
          <table:table-cell table:formula="of:=MOD([.C95];85)" office:value-type="float" office:value="46" calcext:value-type="float">
            <text:p>46</text:p>
          </table:table-cell>
          <table:table-cell table:formula="of:=COM.MICROSOFT.CONCAT(MID(&quot;0123456789ABCDEFGHJKLMNPQRSTUVWXYZabcdefghijklmnpqrstuvwxyz!#$%&amp;()*+-;&lt;=&gt;?@^_{}[]/\:&quot;&quot;&quot;&quot;&quot;;[.D95]+1;1);MID(&quot;0123456789ABCDEFGHJKLMNPQRSTUVWXYZabcdefghijklmnpqrstuvwxyz!#$%&amp;()*+-;&lt;=&gt;?@^_{}[]/\:&quot;&quot;&quot;&quot;&quot;;[.E95]+1;1);MID(&quot;0123456789ABCDEFGHJKLMNPQRSTUVWXYZabcdefghijklmnpqrstuvwxyz!#$%&amp;()*+-;&lt;=&gt;?@^_{}[]/\:&quot;&quot;&quot;&quot;&quot;;[.F95]+1;1);MID(&quot;0123456789ABCDEFGHJKLMNPQRSTUVWXYZabcdefghijklmnpqrstuvwxyz!#$%&amp;()*+-;&lt;=&gt;?@^_{}[]/\:&quot;&quot;&quot;&quot;&quot;;[.G95]+1;1))" office:value-type="string" office:string-value="[Hfm" calcext:value-type="string">
            <text:p>[Hf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6ba4fb19951b0a0175af857ec4891947aaf65d7de043c48a38b2daf2df0a329</text:p>
          </table:table-cell>
          <table:table-cell table:formula="of:=HEX2DEC(MID([.A96];1;8))+HEX2DEC(MID([.A96];9;8))+HEX2DEC(MID([.A96];17;8))+HEX2DEC(MID([.A96];25;8))+HEX2DEC(MID([.A96];33;8))+HEX2DEC(MID([.A96];41;8))+HEX2DEC(MID([.A96];49;8))+HEX2DEC(MID([.A96];57;8))" office:value-type="float" office:value="19828505907" calcext:value-type="float">
            <text:p>19828505907</text:p>
          </table:table-cell>
          <table:table-cell table:formula="of:= MOD([.B96];85^4)" office:value-type="float" office:value="44469032" calcext:value-type="float">
            <text:p>44469032</text:p>
          </table:table-cell>
          <table:table-cell table:formula="of:=MOD(((((([.C96]-[.G96])/85)-[.F96])/85)-[.E96])/85;85)" office:value-type="float" office:value="72" calcext:value-type="float">
            <text:p>72</text:p>
          </table:table-cell>
          <table:table-cell table:formula="of:=MOD(((([.C96]-[.G96])/85)-[.F96])/85;85)" office:value-type="float" office:value="34" calcext:value-type="float">
            <text:p>34</text:p>
          </table:table-cell>
          <table:table-cell table:formula="of:=MOD(([.C96]-[.G96])/85;85)" office:value-type="float" office:value="75" calcext:value-type="float">
            <text:p>75</text:p>
          </table:table-cell>
          <table:table-cell table:formula="of:=MOD([.C96];85)" office:value-type="float" office:value="7" calcext:value-type="float">
            <text:p>7</text:p>
          </table:table-cell>
          <table:table-cell table:formula="of:=COM.MICROSOFT.CONCAT(MID(&quot;0123456789ABCDEFGHJKLMNPQRSTUVWXYZabcdefghijklmnpqrstuvwxyz!#$%&amp;()*+-;&lt;=&gt;?@^_{}[]/\:&quot;&quot;&quot;&quot;&quot;;[.D96]+1;1);MID(&quot;0123456789ABCDEFGHJKLMNPQRSTUVWXYZabcdefghijklmnpqrstuvwxyz!#$%&amp;()*+-;&lt;=&gt;?@^_{}[]/\:&quot;&quot;&quot;&quot;&quot;;[.E96]+1;1);MID(&quot;0123456789ABCDEFGHJKLMNPQRSTUVWXYZabcdefghijklmnpqrstuvwxyz!#$%&amp;()*+-;&lt;=&gt;?@^_{}[]/\:&quot;&quot;&quot;&quot;&quot;;[.F96]+1;1);MID(&quot;0123456789ABCDEFGHJKLMNPQRSTUVWXYZabcdefghijklmnpqrstuvwxyz!#$%&amp;()*+-;&lt;=&gt;?@^_{}[]/\:&quot;&quot;&quot;&quot;&quot;;[.G96]+1;1))" office:value-type="string" office:string-value="&gt;a^7" calcext:value-type="string">
            <text:p>&gt;a^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fc16b03d8c15b9885876848a301a01816cccaf7b48e74f2b51db99c007a3bd5</text:p>
          </table:table-cell>
          <table:table-cell table:formula="of:=HEX2DEC(MID([.A97];1;8))+HEX2DEC(MID([.A97];9;8))+HEX2DEC(MID([.A97];17;8))+HEX2DEC(MID([.A97];25;8))+HEX2DEC(MID([.A97];33;8))+HEX2DEC(MID([.A97];41;8))+HEX2DEC(MID([.A97];49;8))+HEX2DEC(MID([.A97];57;8))" office:value-type="float" office:value="16944923733" calcext:value-type="float">
            <text:p>16944923733</text:p>
          </table:table-cell>
          <table:table-cell table:formula="of:= MOD([.B97];85^4)" office:value-type="float" office:value="31921233" calcext:value-type="float">
            <text:p>31921233</text:p>
          </table:table-cell>
          <table:table-cell table:formula="of:=MOD(((((([.C97]-[.G97])/85)-[.F97])/85)-[.E97])/85;85)" office:value-type="float" office:value="51" calcext:value-type="float">
            <text:p>51</text:p>
          </table:table-cell>
          <table:table-cell table:formula="of:=MOD(((([.C97]-[.G97])/85)-[.F97])/85;85)" office:value-type="float" office:value="83" calcext:value-type="float">
            <text:p>83</text:p>
          </table:table-cell>
          <table:table-cell table:formula="of:=MOD(([.C97]-[.G97])/85;85)" office:value-type="float" office:value="13" calcext:value-type="float">
            <text:p>13</text:p>
          </table:table-cell>
          <table:table-cell table:formula="of:=MOD([.C97];85)" office:value-type="float" office:value="78" calcext:value-type="float">
            <text:p>78</text:p>
          </table:table-cell>
          <table:table-cell table:formula="of:=COM.MICROSOFT.CONCAT(MID(&quot;0123456789ABCDEFGHJKLMNPQRSTUVWXYZabcdefghijklmnpqrstuvwxyz!#$%&amp;()*+-;&lt;=&gt;?@^_{}[]/\:&quot;&quot;&quot;&quot;&quot;;[.D97]+1;1);MID(&quot;0123456789ABCDEFGHJKLMNPQRSTUVWXYZabcdefghijklmnpqrstuvwxyz!#$%&amp;()*+-;&lt;=&gt;?@^_{}[]/\:&quot;&quot;&quot;&quot;&quot;;[.E97]+1;1);MID(&quot;0123456789ABCDEFGHJKLMNPQRSTUVWXYZabcdefghijklmnpqrstuvwxyz!#$%&amp;()*+-;&lt;=&gt;?@^_{}[]/\:&quot;&quot;&quot;&quot;&quot;;[.F97]+1;1);MID(&quot;0123456789ABCDEFGHJKLMNPQRSTUVWXYZabcdefghijklmnpqrstuvwxyz!#$%&amp;()*+-;&lt;=&gt;?@^_{}[]/\:&quot;&quot;&quot;&quot;&quot;;[.G97]+1;1))" office:value-type="string" office:string-value="s:D}" calcext:value-type="string">
            <text:p>s:D}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867d3f88fa20d7cb936ecd93651adeedf473a6177218cd0987f462ff5511cb6</text:p>
          </table:table-cell>
          <table:table-cell table:formula="of:=HEX2DEC(MID([.A98];1;8))+HEX2DEC(MID([.A98];9;8))+HEX2DEC(MID([.A98];17;8))+HEX2DEC(MID([.A98];25;8))+HEX2DEC(MID([.A98];33;8))+HEX2DEC(MID([.A98];41;8))+HEX2DEC(MID([.A98];49;8))+HEX2DEC(MID([.A98];57;8))" office:value-type="float" office:value="22478038609" calcext:value-type="float">
            <text:p>22478038609</text:p>
          </table:table-cell>
          <table:table-cell table:formula="of:= MOD([.B98];85^4)" office:value-type="float" office:value="31769859" calcext:value-type="float">
            <text:p>31769859</text:p>
          </table:table-cell>
          <table:table-cell table:formula="of:=MOD(((((([.C98]-[.G98])/85)-[.F98])/85)-[.E98])/85;85)" office:value-type="float" office:value="51" calcext:value-type="float">
            <text:p>51</text:p>
          </table:table-cell>
          <table:table-cell table:formula="of:=MOD(((([.C98]-[.G98])/85)-[.F98])/85;85)" office:value-type="float" office:value="62" calcext:value-type="float">
            <text:p>62</text:p>
          </table:table-cell>
          <table:table-cell table:formula="of:=MOD(([.C98]-[.G98])/85;85)" office:value-type="float" office:value="18" calcext:value-type="float">
            <text:p>18</text:p>
          </table:table-cell>
          <table:table-cell table:formula="of:=MOD([.C98];85)" office:value-type="float" office:value="4" calcext:value-type="float">
            <text:p>4</text:p>
          </table:table-cell>
          <table:table-cell table:formula="of:=COM.MICROSOFT.CONCAT(MID(&quot;0123456789ABCDEFGHJKLMNPQRSTUVWXYZabcdefghijklmnpqrstuvwxyz!#$%&amp;()*+-;&lt;=&gt;?@^_{}[]/\:&quot;&quot;&quot;&quot;&quot;;[.D98]+1;1);MID(&quot;0123456789ABCDEFGHJKLMNPQRSTUVWXYZabcdefghijklmnpqrstuvwxyz!#$%&amp;()*+-;&lt;=&gt;?@^_{}[]/\:&quot;&quot;&quot;&quot;&quot;;[.E98]+1;1);MID(&quot;0123456789ABCDEFGHJKLMNPQRSTUVWXYZabcdefghijklmnpqrstuvwxyz!#$%&amp;()*+-;&lt;=&gt;?@^_{}[]/\:&quot;&quot;&quot;&quot;&quot;;[.F98]+1;1);MID(&quot;0123456789ABCDEFGHJKLMNPQRSTUVWXYZabcdefghijklmnpqrstuvwxyz!#$%&amp;()*+-;&lt;=&gt;?@^_{}[]/\:&quot;&quot;&quot;&quot;&quot;;[.G98]+1;1))" office:value-type="string" office:string-value="s%J4" calcext:value-type="string">
            <text:p>s%J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93844f8f37e55564be3f194656bf33b5d0fb5e589a0fe17eb7c2d4e8593ec9c</text:p>
          </table:table-cell>
          <table:table-cell table:formula="of:=HEX2DEC(MID([.A99];1;8))+HEX2DEC(MID([.A99];9;8))+HEX2DEC(MID([.A99];17;8))+HEX2DEC(MID([.A99];25;8))+HEX2DEC(MID([.A99];33;8))+HEX2DEC(MID([.A99];41;8))+HEX2DEC(MID([.A99];49;8))+HEX2DEC(MID([.A99];57;8))" office:value-type="float" office:value="20766477571" calcext:value-type="float">
            <text:p>20766477571</text:p>
          </table:table-cell>
          <table:table-cell table:formula="of:= MOD([.B99];85^4)" office:value-type="float" office:value="42829446" calcext:value-type="float">
            <text:p>42829446</text:p>
          </table:table-cell>
          <table:table-cell table:formula="of:=MOD(((((([.C99]-[.G99])/85)-[.F99])/85)-[.E99])/85;85)" office:value-type="float" office:value="69" calcext:value-type="float">
            <text:p>69</text:p>
          </table:table-cell>
          <table:table-cell table:formula="of:=MOD(((([.C99]-[.G99])/85)-[.F99])/85;85)" office:value-type="float" office:value="62" calcext:value-type="float">
            <text:p>62</text:p>
          </table:table-cell>
          <table:table-cell table:formula="of:=MOD(([.C99]-[.G99])/85;85)" office:value-type="float" office:value="80" calcext:value-type="float">
            <text:p>80</text:p>
          </table:table-cell>
          <table:table-cell table:formula="of:=MOD([.C99];85)" office:value-type="float" office:value="71" calcext:value-type="float">
            <text:p>71</text:p>
          </table:table-cell>
          <table:table-cell table:formula="of:=COM.MICROSOFT.CONCAT(MID(&quot;0123456789ABCDEFGHJKLMNPQRSTUVWXYZabcdefghijklmnpqrstuvwxyz!#$%&amp;()*+-;&lt;=&gt;?@^_{}[]/\:&quot;&quot;&quot;&quot;&quot;;[.D99]+1;1);MID(&quot;0123456789ABCDEFGHJKLMNPQRSTUVWXYZabcdefghijklmnpqrstuvwxyz!#$%&amp;()*+-;&lt;=&gt;?@^_{}[]/\:&quot;&quot;&quot;&quot;&quot;;[.E99]+1;1);MID(&quot;0123456789ABCDEFGHJKLMNPQRSTUVWXYZabcdefghijklmnpqrstuvwxyz!#$%&amp;()*+-;&lt;=&gt;?@^_{}[]/\:&quot;&quot;&quot;&quot;&quot;;[.F99]+1;1);MID(&quot;0123456789ABCDEFGHJKLMNPQRSTUVWXYZabcdefghijklmnpqrstuvwxyz!#$%&amp;()*+-;&lt;=&gt;?@^_{}[]/\:&quot;&quot;&quot;&quot;&quot;;[.G99]+1;1))" office:value-type="string" office:string-value=";%]=" calcext:value-type="string">
            <text:p>;%]=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69eeff1eaac226a228cc61503effa46ea87d872ef3174365befc7c36ffa3c48</text:p>
          </table:table-cell>
          <table:table-cell table:formula="of:=HEX2DEC(MID([.A100];1;8))+HEX2DEC(MID([.A100];9;8))+HEX2DEC(MID([.A100];17;8))+HEX2DEC(MID([.A100];25;8))+HEX2DEC(MID([.A100];33;8))+HEX2DEC(MID([.A100];41;8))+HEX2DEC(MID([.A100];49;8))+HEX2DEC(MID([.A100];57;8))" office:value-type="float" office:value="18478736233" calcext:value-type="float">
            <text:p>18478736233</text:p>
          </table:table-cell>
          <table:table-cell table:formula="of:= MOD([.B100];85^4)" office:value-type="float" office:value="51915608" calcext:value-type="float">
            <text:p>51915608</text:p>
          </table:table-cell>
          <table:table-cell table:formula="of:=MOD(((((([.C100]-[.G100])/85)-[.F100])/85)-[.E100])/85;85)" office:value-type="float" office:value="84" calcext:value-type="float">
            <text:p>84</text:p>
          </table:table-cell>
          <table:table-cell table:formula="of:=MOD(((([.C100]-[.G100])/85)-[.F100])/85;85)" office:value-type="float" office:value="45" calcext:value-type="float">
            <text:p>45</text:p>
          </table:table-cell>
          <table:table-cell table:formula="of:=MOD(([.C100]-[.G100])/85;85)" office:value-type="float" office:value="46" calcext:value-type="float">
            <text:p>46</text:p>
          </table:table-cell>
          <table:table-cell table:formula="of:=MOD([.C100];85)" office:value-type="float" office:value="73" calcext:value-type="float">
            <text:p>73</text:p>
          </table:table-cell>
          <table:table-cell table:formula="of:=COM.MICROSOFT.CONCAT(MID(&quot;0123456789ABCDEFGHJKLMNPQRSTUVWXYZabcdefghijklmnpqrstuvwxyz!#$%&amp;()*+-;&lt;=&gt;?@^_{}[]/\:&quot;&quot;&quot;&quot;&quot;;[.D100]+1;1);MID(&quot;0123456789ABCDEFGHJKLMNPQRSTUVWXYZabcdefghijklmnpqrstuvwxyz!#$%&amp;()*+-;&lt;=&gt;?@^_{}[]/\:&quot;&quot;&quot;&quot;&quot;;[.E100]+1;1);MID(&quot;0123456789ABCDEFGHJKLMNPQRSTUVWXYZabcdefghijklmnpqrstuvwxyz!#$%&amp;()*+-;&lt;=&gt;?@^_{}[]/\:&quot;&quot;&quot;&quot;&quot;;[.F100]+1;1);MID(&quot;0123456789ABCDEFGHJKLMNPQRSTUVWXYZabcdefghijklmnpqrstuvwxyz!#$%&amp;()*+-;&lt;=&gt;?@^_{}[]/\:&quot;&quot;&quot;&quot;&quot;;[.G100]+1;1))" office:value-type="string" office:string-value="&quot;lm?" calcext:value-type="string">
            <text:p>"lm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960a9ce196ee53a9ae6f2b038ebf5bb7949312406eabe79835e766b4a3d0d88</text:p>
          </table:table-cell>
          <table:table-cell table:formula="of:=HEX2DEC(MID([.A101];1;8))+HEX2DEC(MID([.A101];9;8))+HEX2DEC(MID([.A101];17;8))+HEX2DEC(MID([.A101];25;8))+HEX2DEC(MID([.A101];33;8))+HEX2DEC(MID([.A101];41;8))+HEX2DEC(MID([.A101];49;8))+HEX2DEC(MID([.A101];57;8))" office:value-type="float" office:value="10811992835" calcext:value-type="float">
            <text:p>10811992835</text:p>
          </table:table-cell>
          <table:table-cell table:formula="of:= MOD([.B101];85^4)" office:value-type="float" office:value="6463460" calcext:value-type="float">
            <text:p>6463460</text:p>
          </table:table-cell>
          <table:table-cell table:formula="of:=MOD(((((([.C101]-[.G101])/85)-[.F101])/85)-[.E101])/85;85)" office:value-type="float" office:value="10" calcext:value-type="float">
            <text:p>10</text:p>
          </table:table-cell>
          <table:table-cell table:formula="of:=MOD(((([.C101]-[.G101])/85)-[.F101])/85;85)" office:value-type="float" office:value="44" calcext:value-type="float">
            <text:p>44</text:p>
          </table:table-cell>
          <table:table-cell table:formula="of:=MOD(([.C101]-[.G101])/85;85)" office:value-type="float" office:value="50" calcext:value-type="float">
            <text:p>50</text:p>
          </table:table-cell>
          <table:table-cell table:formula="of:=MOD([.C101];85)" office:value-type="float" office:value="60" calcext:value-type="float">
            <text:p>60</text:p>
          </table:table-cell>
          <table:table-cell table:formula="of:=COM.MICROSOFT.CONCAT(MID(&quot;0123456789ABCDEFGHJKLMNPQRSTUVWXYZabcdefghijklmnpqrstuvwxyz!#$%&amp;()*+-;&lt;=&gt;?@^_{}[]/\:&quot;&quot;&quot;&quot;&quot;;[.D101]+1;1);MID(&quot;0123456789ABCDEFGHJKLMNPQRSTUVWXYZabcdefghijklmnpqrstuvwxyz!#$%&amp;()*+-;&lt;=&gt;?@^_{}[]/\:&quot;&quot;&quot;&quot;&quot;;[.E101]+1;1);MID(&quot;0123456789ABCDEFGHJKLMNPQRSTUVWXYZabcdefghijklmnpqrstuvwxyz!#$%&amp;()*+-;&lt;=&gt;?@^_{}[]/\:&quot;&quot;&quot;&quot;&quot;;[.F101]+1;1);MID(&quot;0123456789ABCDEFGHJKLMNPQRSTUVWXYZabcdefghijklmnpqrstuvwxyz!#$%&amp;()*+-;&lt;=&gt;?@^_{}[]/\:&quot;&quot;&quot;&quot;&quot;;[.G101]+1;1))" office:value-type="string" office:string-value="Akr#" calcext:value-type="string">
            <text:p>Akr#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e332bcee418f7d700927c946d36341f0651d6d90997b58d3d5441dec96b2e74</text:p>
          </table:table-cell>
          <table:table-cell table:formula="of:=HEX2DEC(MID([.A102];1;8))+HEX2DEC(MID([.A102];9;8))+HEX2DEC(MID([.A102];17;8))+HEX2DEC(MID([.A102];25;8))+HEX2DEC(MID([.A102];33;8))+HEX2DEC(MID([.A102];41;8))+HEX2DEC(MID([.A102];49;8))+HEX2DEC(MID([.A102];57;8))" office:value-type="float" office:value="12461134096" calcext:value-type="float">
            <text:p>12461134096</text:p>
          </table:table-cell>
          <table:table-cell table:formula="of:= MOD([.B102];85^4)" office:value-type="float" office:value="37385346" calcext:value-type="float">
            <text:p>37385346</text:p>
          </table:table-cell>
          <table:table-cell table:formula="of:=MOD(((((([.C102]-[.G102])/85)-[.F102])/85)-[.E102])/85;85)" office:value-type="float" office:value="60" calcext:value-type="float">
            <text:p>60</text:p>
          </table:table-cell>
          <table:table-cell table:formula="of:=MOD(((([.C102]-[.G102])/85)-[.F102])/85;85)" office:value-type="float" office:value="74" calcext:value-type="float">
            <text:p>74</text:p>
          </table:table-cell>
          <table:table-cell table:formula="of:=MOD(([.C102]-[.G102])/85;85)" office:value-type="float" office:value="37" calcext:value-type="float">
            <text:p>37</text:p>
          </table:table-cell>
          <table:table-cell table:formula="of:=MOD([.C102];85)" office:value-type="float" office:value="51" calcext:value-type="float">
            <text:p>51</text:p>
          </table:table-cell>
          <table:table-cell table:formula="of:=COM.MICROSOFT.CONCAT(MID(&quot;0123456789ABCDEFGHJKLMNPQRSTUVWXYZabcdefghijklmnpqrstuvwxyz!#$%&amp;()*+-;&lt;=&gt;?@^_{}[]/\:&quot;&quot;&quot;&quot;&quot;;[.D102]+1;1);MID(&quot;0123456789ABCDEFGHJKLMNPQRSTUVWXYZabcdefghijklmnpqrstuvwxyz!#$%&amp;()*+-;&lt;=&gt;?@^_{}[]/\:&quot;&quot;&quot;&quot;&quot;;[.E102]+1;1);MID(&quot;0123456789ABCDEFGHJKLMNPQRSTUVWXYZabcdefghijklmnpqrstuvwxyz!#$%&amp;()*+-;&lt;=&gt;?@^_{}[]/\:&quot;&quot;&quot;&quot;&quot;;[.F102]+1;1);MID(&quot;0123456789ABCDEFGHJKLMNPQRSTUVWXYZabcdefghijklmnpqrstuvwxyz!#$%&amp;()*+-;&lt;=&gt;?@^_{}[]/\:&quot;&quot;&quot;&quot;&quot;;[.G102]+1;1))" office:value-type="string" office:string-value="#@ds" calcext:value-type="string">
            <text:p>#@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a8254c7500ba3de996aa8ad6af399183f04e17d4a8102fde539dbc93a90012</text:p>
          </table:table-cell>
          <table:table-cell table:formula="of:=HEX2DEC(MID([.A103];1;8))+HEX2DEC(MID([.A103];9;8))+HEX2DEC(MID([.A103];17;8))+HEX2DEC(MID([.A103];25;8))+HEX2DEC(MID([.A103];33;8))+HEX2DEC(MID([.A103];41;8))+HEX2DEC(MID([.A103];49;8))+HEX2DEC(MID([.A103];57;8))" office:value-type="float" office:value="25476448184" calcext:value-type="float">
            <text:p>25476448184</text:p>
          </table:table-cell>
          <table:table-cell table:formula="of:= MOD([.B103];85^4)" office:value-type="float" office:value="2543184" calcext:value-type="float">
            <text:p>2543184</text:p>
          </table:table-cell>
          <table:table-cell table:formula="of:=MOD(((((([.C103]-[.G103])/85)-[.F103])/85)-[.E103])/85;85)" office:value-type="float" office:value="4" calcext:value-type="float">
            <text:p>4</text:p>
          </table:table-cell>
          <table:table-cell table:formula="of:=MOD(((([.C103]-[.G103])/85)-[.F103])/85;85)" office:value-type="float" office:value="11" calcext:value-type="float">
            <text:p>11</text:p>
          </table:table-cell>
          <table:table-cell table:formula="of:=MOD(([.C103]-[.G103])/85;85)" office:value-type="float" office:value="84" calcext:value-type="float">
            <text:p>84</text:p>
          </table:table-cell>
          <table:table-cell table:formula="of:=MOD([.C103];85)" office:value-type="float" office:value="69" calcext:value-type="float">
            <text:p>69</text:p>
          </table:table-cell>
          <table:table-cell table:formula="of:=COM.MICROSOFT.CONCAT(MID(&quot;0123456789ABCDEFGHJKLMNPQRSTUVWXYZabcdefghijklmnpqrstuvwxyz!#$%&amp;()*+-;&lt;=&gt;?@^_{}[]/\:&quot;&quot;&quot;&quot;&quot;;[.D103]+1;1);MID(&quot;0123456789ABCDEFGHJKLMNPQRSTUVWXYZabcdefghijklmnpqrstuvwxyz!#$%&amp;()*+-;&lt;=&gt;?@^_{}[]/\:&quot;&quot;&quot;&quot;&quot;;[.E103]+1;1);MID(&quot;0123456789ABCDEFGHJKLMNPQRSTUVWXYZabcdefghijklmnpqrstuvwxyz!#$%&amp;()*+-;&lt;=&gt;?@^_{}[]/\:&quot;&quot;&quot;&quot;&quot;;[.F103]+1;1);MID(&quot;0123456789ABCDEFGHJKLMNPQRSTUVWXYZabcdefghijklmnpqrstuvwxyz!#$%&amp;()*+-;&lt;=&gt;?@^_{}[]/\:&quot;&quot;&quot;&quot;&quot;;[.G103]+1;1))" office:value-type="string" office:string-value="4B&quot;;" calcext:value-type="string">
            <text:p>4B"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9b8dc3fc8b44765c8e6f1adee04c5b465e555ab791cc42d0d9e810d5b64297c</text:p>
          </table:table-cell>
          <table:table-cell table:formula="of:=HEX2DEC(MID([.A104];1;8))+HEX2DEC(MID([.A104];9;8))+HEX2DEC(MID([.A104];17;8))+HEX2DEC(MID([.A104];25;8))+HEX2DEC(MID([.A104];33;8))+HEX2DEC(MID([.A104];41;8))+HEX2DEC(MID([.A104];49;8))+HEX2DEC(MID([.A104];57;8))" office:value-type="float" office:value="17202782054" calcext:value-type="float">
            <text:p>17202782054</text:p>
          </table:table-cell>
          <table:table-cell table:formula="of:= MOD([.B104];85^4)" office:value-type="float" office:value="28776429" calcext:value-type="float">
            <text:p>28776429</text:p>
          </table:table-cell>
          <table:table-cell table:formula="of:=MOD(((((([.C104]-[.G104])/85)-[.F104])/85)-[.E104])/85;85)" office:value-type="float" office:value="46" calcext:value-type="float">
            <text:p>46</text:p>
          </table:table-cell>
          <table:table-cell table:formula="of:=MOD(((([.C104]-[.G104])/85)-[.F104])/85;85)" office:value-type="float" office:value="72" calcext:value-type="float">
            <text:p>72</text:p>
          </table:table-cell>
          <table:table-cell table:formula="of:=MOD(([.C104]-[.G104])/85;85)" office:value-type="float" office:value="76" calcext:value-type="float">
            <text:p>76</text:p>
          </table:table-cell>
          <table:table-cell table:formula="of:=MOD([.C104];85)" office:value-type="float" office:value="19" calcext:value-type="float">
            <text:p>19</text:p>
          </table:table-cell>
          <table:table-cell table:formula="of:=COM.MICROSOFT.CONCAT(MID(&quot;0123456789ABCDEFGHJKLMNPQRSTUVWXYZabcdefghijklmnpqrstuvwxyz!#$%&amp;()*+-;&lt;=&gt;?@^_{}[]/\:&quot;&quot;&quot;&quot;&quot;;[.D104]+1;1);MID(&quot;0123456789ABCDEFGHJKLMNPQRSTUVWXYZabcdefghijklmnpqrstuvwxyz!#$%&amp;()*+-;&lt;=&gt;?@^_{}[]/\:&quot;&quot;&quot;&quot;&quot;;[.E104]+1;1);MID(&quot;0123456789ABCDEFGHJKLMNPQRSTUVWXYZabcdefghijklmnpqrstuvwxyz!#$%&amp;()*+-;&lt;=&gt;?@^_{}[]/\:&quot;&quot;&quot;&quot;&quot;;[.F104]+1;1);MID(&quot;0123456789ABCDEFGHJKLMNPQRSTUVWXYZabcdefghijklmnpqrstuvwxyz!#$%&amp;()*+-;&lt;=&gt;?@^_{}[]/\:&quot;&quot;&quot;&quot;&quot;;[.G104]+1;1))" office:value-type="string" office:string-value="m&gt;_K" calcext:value-type="string">
            <text:p>m&gt;_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96ecdb854d49463f8655b210ddf17d3395d26b20a6f297b07cf99834c6336f0</text:p>
          </table:table-cell>
          <table:table-cell table:formula="of:=HEX2DEC(MID([.A105];1;8))+HEX2DEC(MID([.A105];9;8))+HEX2DEC(MID([.A105];17;8))+HEX2DEC(MID([.A105];25;8))+HEX2DEC(MID([.A105];33;8))+HEX2DEC(MID([.A105];41;8))+HEX2DEC(MID([.A105];49;8))+HEX2DEC(MID([.A105];57;8))" office:value-type="float" office:value="9605412271" calcext:value-type="float">
            <text:p>9605412271</text:p>
          </table:table-cell>
          <table:table-cell table:formula="of:= MOD([.B105];85^4)" office:value-type="float" office:value="497271" calcext:value-type="float">
            <text:p>497271</text:p>
          </table:table-cell>
          <table:table-cell table:formula="of:=MOD(((((([.C105]-[.G105])/85)-[.F105])/85)-[.E105])/85;85)" office:value-type="float" office:value="0" calcext:value-type="float">
            <text:p>0</text:p>
          </table:table-cell>
          <table:table-cell table:formula="of:=MOD(((([.C105]-[.G105])/85)-[.F105])/85;85)" office:value-type="float" office:value="68" calcext:value-type="float">
            <text:p>68</text:p>
          </table:table-cell>
          <table:table-cell table:formula="of:=MOD(([.C105]-[.G105])/85;85)" office:value-type="float" office:value="70" calcext:value-type="float">
            <text:p>70</text:p>
          </table:table-cell>
          <table:table-cell table:formula="of:=MOD([.C105];85)" office:value-type="float" office:value="21" calcext:value-type="float">
            <text:p>21</text:p>
          </table:table-cell>
          <table:table-cell table:formula="of:=COM.MICROSOFT.CONCAT(MID(&quot;0123456789ABCDEFGHJKLMNPQRSTUVWXYZabcdefghijklmnpqrstuvwxyz!#$%&amp;()*+-;&lt;=&gt;?@^_{}[]/\:&quot;&quot;&quot;&quot;&quot;;[.D105]+1;1);MID(&quot;0123456789ABCDEFGHJKLMNPQRSTUVWXYZabcdefghijklmnpqrstuvwxyz!#$%&amp;()*+-;&lt;=&gt;?@^_{}[]/\:&quot;&quot;&quot;&quot;&quot;;[.E105]+1;1);MID(&quot;0123456789ABCDEFGHJKLMNPQRSTUVWXYZabcdefghijklmnpqrstuvwxyz!#$%&amp;()*+-;&lt;=&gt;?@^_{}[]/\:&quot;&quot;&quot;&quot;&quot;;[.F105]+1;1);MID(&quot;0123456789ABCDEFGHJKLMNPQRSTUVWXYZabcdefghijklmnpqrstuvwxyz!#$%&amp;()*+-;&lt;=&gt;?@^_{}[]/\:&quot;&quot;&quot;&quot;&quot;;[.G105]+1;1))" office:value-type="string" office:string-value="0-&lt;M" calcext:value-type="string">
            <text:p>0-&lt;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080860abd6d79b808dbd71836bf29e41918f1bf1f05f7ce732ada7674cc816</text:p>
          </table:table-cell>
          <table:table-cell table:formula="of:=HEX2DEC(MID([.A106];1;8))+HEX2DEC(MID([.A106];9;8))+HEX2DEC(MID([.A106];17;8))+HEX2DEC(MID([.A106];25;8))+HEX2DEC(MID([.A106];33;8))+HEX2DEC(MID([.A106];41;8))+HEX2DEC(MID([.A106];49;8))+HEX2DEC(MID([.A106];57;8))" office:value-type="float" office:value="19173864542" calcext:value-type="float">
            <text:p>19173864542</text:p>
          </table:table-cell>
          <table:table-cell table:formula="of:= MOD([.B106];85^4)" office:value-type="float" office:value="16235167" calcext:value-type="float">
            <text:p>16235167</text:p>
          </table:table-cell>
          <table:table-cell table:formula="of:=MOD(((((([.C106]-[.G106])/85)-[.F106])/85)-[.E106])/85;85)" office:value-type="float" office:value="26" calcext:value-type="float">
            <text:p>26</text:p>
          </table:table-cell>
          <table:table-cell table:formula="of:=MOD(((([.C106]-[.G106])/85)-[.F106])/85;85)" office:value-type="float" office:value="37" calcext:value-type="float">
            <text:p>37</text:p>
          </table:table-cell>
          <table:table-cell table:formula="of:=MOD(([.C106]-[.G106])/85;85)" office:value-type="float" office:value="6" calcext:value-type="float">
            <text:p>6</text:p>
          </table:table-cell>
          <table:table-cell table:formula="of:=MOD([.C106];85)" office:value-type="float" office:value="82" calcext:value-type="float">
            <text:p>82</text:p>
          </table:table-cell>
          <table:table-cell table:formula="of:=COM.MICROSOFT.CONCAT(MID(&quot;0123456789ABCDEFGHJKLMNPQRSTUVWXYZabcdefghijklmnpqrstuvwxyz!#$%&amp;()*+-;&lt;=&gt;?@^_{}[]/\:&quot;&quot;&quot;&quot;&quot;;[.D106]+1;1);MID(&quot;0123456789ABCDEFGHJKLMNPQRSTUVWXYZabcdefghijklmnpqrstuvwxyz!#$%&amp;()*+-;&lt;=&gt;?@^_{}[]/\:&quot;&quot;&quot;&quot;&quot;;[.E106]+1;1);MID(&quot;0123456789ABCDEFGHJKLMNPQRSTUVWXYZabcdefghijklmnpqrstuvwxyz!#$%&amp;()*+-;&lt;=&gt;?@^_{}[]/\:&quot;&quot;&quot;&quot;&quot;;[.F106]+1;1);MID(&quot;0123456789ABCDEFGHJKLMNPQRSTUVWXYZabcdefghijklmnpqrstuvwxyz!#$%&amp;()*+-;&lt;=&gt;?@^_{}[]/\:&quot;&quot;&quot;&quot;&quot;;[.G106]+1;1))" office:value-type="string" office:string-value="Sd6\" calcext:value-type="string">
            <text:p>Sd6\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7a60c200656e08ac5403f38b58657ecec155293323bd5313290399b75cf1c3d</text:p>
          </table:table-cell>
          <table:table-cell table:formula="of:=HEX2DEC(MID([.A107];1;8))+HEX2DEC(MID([.A107];9;8))+HEX2DEC(MID([.A107];17;8))+HEX2DEC(MID([.A107];25;8))+HEX2DEC(MID([.A107];33;8))+HEX2DEC(MID([.A107];41;8))+HEX2DEC(MID([.A107];49;8))+HEX2DEC(MID([.A107];57;8))" office:value-type="float" office:value="16096952682" calcext:value-type="float">
            <text:p>16096952682</text:p>
          </table:table-cell>
          <table:table-cell table:formula="of:= MOD([.B107];85^4)" office:value-type="float" office:value="19160182" calcext:value-type="float">
            <text:p>19160182</text:p>
          </table:table-cell>
          <table:table-cell table:formula="of:=MOD(((((([.C107]-[.G107])/85)-[.F107])/85)-[.E107])/85;85)" office:value-type="float" office:value="31" calcext:value-type="float">
            <text:p>31</text:p>
          </table:table-cell>
          <table:table-cell table:formula="of:=MOD(((([.C107]-[.G107])/85)-[.F107])/85;85)" office:value-type="float" office:value="16" calcext:value-type="float">
            <text:p>16</text:p>
          </table:table-cell>
          <table:table-cell table:formula="of:=MOD(([.C107]-[.G107])/85;85)" office:value-type="float" office:value="78" calcext:value-type="float">
            <text:p>78</text:p>
          </table:table-cell>
          <table:table-cell table:formula="of:=MOD([.C107];85)" office:value-type="float" office:value="77" calcext:value-type="float">
            <text:p>77</text:p>
          </table:table-cell>
          <table:table-cell table:formula="of:=COM.MICROSOFT.CONCAT(MID(&quot;0123456789ABCDEFGHJKLMNPQRSTUVWXYZabcdefghijklmnpqrstuvwxyz!#$%&amp;()*+-;&lt;=&gt;?@^_{}[]/\:&quot;&quot;&quot;&quot;&quot;;[.D107]+1;1);MID(&quot;0123456789ABCDEFGHJKLMNPQRSTUVWXYZabcdefghijklmnpqrstuvwxyz!#$%&amp;()*+-;&lt;=&gt;?@^_{}[]/\:&quot;&quot;&quot;&quot;&quot;;[.E107]+1;1);MID(&quot;0123456789ABCDEFGHJKLMNPQRSTUVWXYZabcdefghijklmnpqrstuvwxyz!#$%&amp;()*+-;&lt;=&gt;?@^_{}[]/\:&quot;&quot;&quot;&quot;&quot;;[.F107]+1;1);MID(&quot;0123456789ABCDEFGHJKLMNPQRSTUVWXYZabcdefghijklmnpqrstuvwxyz!#$%&amp;()*+-;&lt;=&gt;?@^_{}[]/\:&quot;&quot;&quot;&quot;&quot;;[.G107]+1;1))" office:value-type="string" office:string-value="XG}{" calcext:value-type="string">
            <text:p>XG}{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fcae9c346ff9530cd3b7303a6456e3a296ff1876b18b50c324343638ec2bdf3</text:p>
          </table:table-cell>
          <table:table-cell table:formula="of:=HEX2DEC(MID([.A108];1;8))+HEX2DEC(MID([.A108];9;8))+HEX2DEC(MID([.A108];17;8))+HEX2DEC(MID([.A108];25;8))+HEX2DEC(MID([.A108];33;8))+HEX2DEC(MID([.A108];41;8))+HEX2DEC(MID([.A108];49;8))+HEX2DEC(MID([.A108];57;8))" office:value-type="float" office:value="13956155417" calcext:value-type="float">
            <text:p>13956155417</text:p>
          </table:table-cell>
          <table:table-cell table:formula="of:= MOD([.B108];85^4)" office:value-type="float" office:value="18588542" calcext:value-type="float">
            <text:p>18588542</text:p>
          </table:table-cell>
          <table:table-cell table:formula="of:=MOD(((((([.C108]-[.G108])/85)-[.F108])/85)-[.E108])/85;85)" office:value-type="float" office:value="30" calcext:value-type="float">
            <text:p>30</text:p>
          </table:table-cell>
          <table:table-cell table:formula="of:=MOD(((([.C108]-[.G108])/85)-[.F108])/85;85)" office:value-type="float" office:value="22" calcext:value-type="float">
            <text:p>22</text:p>
          </table:table-cell>
          <table:table-cell table:formula="of:=MOD(([.C108]-[.G108])/85;85)" office:value-type="float" office:value="68" calcext:value-type="float">
            <text:p>68</text:p>
          </table:table-cell>
          <table:table-cell table:formula="of:=MOD([.C108];85)" office:value-type="float" office:value="62" calcext:value-type="float">
            <text:p>62</text:p>
          </table:table-cell>
          <table:table-cell table:formula="of:=COM.MICROSOFT.CONCAT(MID(&quot;0123456789ABCDEFGHJKLMNPQRSTUVWXYZabcdefghijklmnpqrstuvwxyz!#$%&amp;()*+-;&lt;=&gt;?@^_{}[]/\:&quot;&quot;&quot;&quot;&quot;;[.D108]+1;1);MID(&quot;0123456789ABCDEFGHJKLMNPQRSTUVWXYZabcdefghijklmnpqrstuvwxyz!#$%&amp;()*+-;&lt;=&gt;?@^_{}[]/\:&quot;&quot;&quot;&quot;&quot;;[.E108]+1;1);MID(&quot;0123456789ABCDEFGHJKLMNPQRSTUVWXYZabcdefghijklmnpqrstuvwxyz!#$%&amp;()*+-;&lt;=&gt;?@^_{}[]/\:&quot;&quot;&quot;&quot;&quot;;[.F108]+1;1);MID(&quot;0123456789ABCDEFGHJKLMNPQRSTUVWXYZabcdefghijklmnpqrstuvwxyz!#$%&amp;()*+-;&lt;=&gt;?@^_{}[]/\:&quot;&quot;&quot;&quot;&quot;;[.G108]+1;1))" office:value-type="string" office:string-value="WN-%" calcext:value-type="string">
            <text:p>WN-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9f0cdc11a64b21e76816c25cc0d066a873134770fba891b54e01445c2620c4c</text:p>
          </table:table-cell>
          <table:table-cell table:formula="of:=HEX2DEC(MID([.A109];1;8))+HEX2DEC(MID([.A109];9;8))+HEX2DEC(MID([.A109];17;8))+HEX2DEC(MID([.A109];25;8))+HEX2DEC(MID([.A109];33;8))+HEX2DEC(MID([.A109];41;8))+HEX2DEC(MID([.A109];49;8))+HEX2DEC(MID([.A109];57;8))" office:value-type="float" office:value="15117439121" calcext:value-type="float">
            <text:p>15117439121</text:p>
          </table:table-cell>
          <table:table-cell table:formula="of:= MOD([.B109];85^4)" office:value-type="float" office:value="31458496" calcext:value-type="float">
            <text:p>31458496</text:p>
          </table:table-cell>
          <table:table-cell table:formula="of:=MOD(((((([.C109]-[.G109])/85)-[.F109])/85)-[.E109])/85;85)" office:value-type="float" office:value="51" calcext:value-type="float">
            <text:p>51</text:p>
          </table:table-cell>
          <table:table-cell table:formula="of:=MOD(((([.C109]-[.G109])/85)-[.F109])/85;85)" office:value-type="float" office:value="19" calcext:value-type="float">
            <text:p>19</text:p>
          </table:table-cell>
          <table:table-cell table:formula="of:=MOD(([.C109]-[.G109])/85;85)" office:value-type="float" office:value="9" calcext:value-type="float">
            <text:p>9</text:p>
          </table:table-cell>
          <table:table-cell table:formula="of:=MOD([.C109];85)" office:value-type="float" office:value="81" calcext:value-type="float">
            <text:p>81</text:p>
          </table:table-cell>
          <table:table-cell table:formula="of:=COM.MICROSOFT.CONCAT(MID(&quot;0123456789ABCDEFGHJKLMNPQRSTUVWXYZabcdefghijklmnpqrstuvwxyz!#$%&amp;()*+-;&lt;=&gt;?@^_{}[]/\:&quot;&quot;&quot;&quot;&quot;;[.D109]+1;1);MID(&quot;0123456789ABCDEFGHJKLMNPQRSTUVWXYZabcdefghijklmnpqrstuvwxyz!#$%&amp;()*+-;&lt;=&gt;?@^_{}[]/\:&quot;&quot;&quot;&quot;&quot;;[.E109]+1;1);MID(&quot;0123456789ABCDEFGHJKLMNPQRSTUVWXYZabcdefghijklmnpqrstuvwxyz!#$%&amp;()*+-;&lt;=&gt;?@^_{}[]/\:&quot;&quot;&quot;&quot;&quot;;[.F109]+1;1);MID(&quot;0123456789ABCDEFGHJKLMNPQRSTUVWXYZabcdefghijklmnpqrstuvwxyz!#$%&amp;()*+-;&lt;=&gt;?@^_{}[]/\:&quot;&quot;&quot;&quot;&quot;;[.G109]+1;1))" office:value-type="string" office:string-value="sK9/" calcext:value-type="string">
            <text:p>sK9/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cea5d7d8b256f1bda5f90a3ede41899e94b89fccb4e4d2786073b5bfaa0002a</text:p>
          </table:table-cell>
          <table:table-cell table:formula="of:=HEX2DEC(MID([.A110];1;8))+HEX2DEC(MID([.A110];9;8))+HEX2DEC(MID([.A110];17;8))+HEX2DEC(MID([.A110];25;8))+HEX2DEC(MID([.A110];33;8))+HEX2DEC(MID([.A110];41;8))+HEX2DEC(MID([.A110];49;8))+HEX2DEC(MID([.A110];57;8))" office:value-type="float" office:value="26937165948" calcext:value-type="float">
            <text:p>26937165948</text:p>
          </table:table-cell>
          <table:table-cell table:formula="of:= MOD([.B110];85^4)" office:value-type="float" office:value="1643448" calcext:value-type="float">
            <text:p>1643448</text:p>
          </table:table-cell>
          <table:table-cell table:formula="of:=MOD(((((([.C110]-[.G110])/85)-[.F110])/85)-[.E110])/85;85)" office:value-type="float" office:value="2" calcext:value-type="float">
            <text:p>2</text:p>
          </table:table-cell>
          <table:table-cell table:formula="of:=MOD(((([.C110]-[.G110])/85)-[.F110])/85;85)" office:value-type="float" office:value="57" calcext:value-type="float">
            <text:p>57</text:p>
          </table:table-cell>
          <table:table-cell table:formula="of:=MOD(([.C110]-[.G110])/85;85)" office:value-type="float" office:value="39" calcext:value-type="float">
            <text:p>39</text:p>
          </table:table-cell>
          <table:table-cell table:formula="of:=MOD([.C110];85)" office:value-type="float" office:value="58" calcext:value-type="float">
            <text:p>58</text:p>
          </table:table-cell>
          <table:table-cell table:formula="of:=COM.MICROSOFT.CONCAT(MID(&quot;0123456789ABCDEFGHJKLMNPQRSTUVWXYZabcdefghijklmnpqrstuvwxyz!#$%&amp;()*+-;&lt;=&gt;?@^_{}[]/\:&quot;&quot;&quot;&quot;&quot;;[.D110]+1;1);MID(&quot;0123456789ABCDEFGHJKLMNPQRSTUVWXYZabcdefghijklmnpqrstuvwxyz!#$%&amp;()*+-;&lt;=&gt;?@^_{}[]/\:&quot;&quot;&quot;&quot;&quot;;[.E110]+1;1);MID(&quot;0123456789ABCDEFGHJKLMNPQRSTUVWXYZabcdefghijklmnpqrstuvwxyz!#$%&amp;()*+-;&lt;=&gt;?@^_{}[]/\:&quot;&quot;&quot;&quot;&quot;;[.F110]+1;1);MID(&quot;0123456789ABCDEFGHJKLMNPQRSTUVWXYZabcdefghijklmnpqrstuvwxyz!#$%&amp;()*+-;&lt;=&gt;?@^_{}[]/\:&quot;&quot;&quot;&quot;&quot;;[.G110]+1;1))" office:value-type="string" office:string-value="2yfz" calcext:value-type="string">
            <text:p>2yf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678067b339bdf19e0ed36e1f3a8c007439b2135a412cfda3ea1169e32dd1fc</text:p>
          </table:table-cell>
          <table:table-cell table:formula="of:=HEX2DEC(MID([.A111];1;8))+HEX2DEC(MID([.A111];9;8))+HEX2DEC(MID([.A111];17;8))+HEX2DEC(MID([.A111];25;8))+HEX2DEC(MID([.A111];33;8))+HEX2DEC(MID([.A111];41;8))+HEX2DEC(MID([.A111];49;8))+HEX2DEC(MID([.A111];57;8))" office:value-type="float" office:value="19671113787" calcext:value-type="float">
            <text:p>19671113787</text:p>
          </table:table-cell>
          <table:table-cell table:formula="of:= MOD([.B111];85^4)" office:value-type="float" office:value="43678787" calcext:value-type="float">
            <text:p>43678787</text:p>
          </table:table-cell>
          <table:table-cell table:formula="of:=MOD(((((([.C111]-[.G111])/85)-[.F111])/85)-[.E111])/85;85)" office:value-type="float" office:value="71" calcext:value-type="float">
            <text:p>71</text:p>
          </table:table-cell>
          <table:table-cell table:formula="of:=MOD(((([.C111]-[.G111])/85)-[.F111])/85;85)" office:value-type="float" office:value="10" calcext:value-type="float">
            <text:p>10</text:p>
          </table:table-cell>
          <table:table-cell table:formula="of:=MOD(([.C111]-[.G111])/85;85)" office:value-type="float" office:value="43" calcext:value-type="float">
            <text:p>43</text:p>
          </table:table-cell>
          <table:table-cell table:formula="of:=MOD([.C111];85)" office:value-type="float" office:value="7" calcext:value-type="float">
            <text:p>7</text:p>
          </table:table-cell>
          <table:table-cell table:formula="of:=COM.MICROSOFT.CONCAT(MID(&quot;0123456789ABCDEFGHJKLMNPQRSTUVWXYZabcdefghijklmnpqrstuvwxyz!#$%&amp;()*+-;&lt;=&gt;?@^_{}[]/\:&quot;&quot;&quot;&quot;&quot;;[.D111]+1;1);MID(&quot;0123456789ABCDEFGHJKLMNPQRSTUVWXYZabcdefghijklmnpqrstuvwxyz!#$%&amp;()*+-;&lt;=&gt;?@^_{}[]/\:&quot;&quot;&quot;&quot;&quot;;[.E111]+1;1);MID(&quot;0123456789ABCDEFGHJKLMNPQRSTUVWXYZabcdefghijklmnpqrstuvwxyz!#$%&amp;()*+-;&lt;=&gt;?@^_{}[]/\:&quot;&quot;&quot;&quot;&quot;;[.F111]+1;1);MID(&quot;0123456789ABCDEFGHJKLMNPQRSTUVWXYZabcdefghijklmnpqrstuvwxyz!#$%&amp;()*+-;&lt;=&gt;?@^_{}[]/\:&quot;&quot;&quot;&quot;&quot;;[.G111]+1;1))" office:value-type="string" office:string-value="=Aj7" calcext:value-type="string">
            <text:p>=Aj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8ef8a73c127ede2e6548dabea6eeec13a2cdff5a905f8e68f194c5c2fb036a7</text:p>
          </table:table-cell>
          <table:table-cell table:formula="of:=HEX2DEC(MID([.A112];1;8))+HEX2DEC(MID([.A112];9;8))+HEX2DEC(MID([.A112];17;8))+HEX2DEC(MID([.A112];25;8))+HEX2DEC(MID([.A112];33;8))+HEX2DEC(MID([.A112];41;8))+HEX2DEC(MID([.A112];49;8))+HEX2DEC(MID([.A112];57;8))" office:value-type="float" office:value="20616532127" calcext:value-type="float">
            <text:p>20616532127</text:p>
          </table:table-cell>
          <table:table-cell table:formula="of:= MOD([.B112];85^4)" office:value-type="float" office:value="49485877" calcext:value-type="float">
            <text:p>49485877</text:p>
          </table:table-cell>
          <table:table-cell table:formula="of:=MOD(((((([.C112]-[.G112])/85)-[.F112])/85)-[.E112])/85;85)" office:value-type="float" office:value="80" calcext:value-type="float">
            <text:p>80</text:p>
          </table:table-cell>
          <table:table-cell table:formula="of:=MOD(((([.C112]-[.G112])/85)-[.F112])/85;85)" office:value-type="float" office:value="49" calcext:value-type="float">
            <text:p>49</text:p>
          </table:table-cell>
          <table:table-cell table:formula="of:=MOD(([.C112]-[.G112])/85;85)" office:value-type="float" office:value="21" calcext:value-type="float">
            <text:p>21</text:p>
          </table:table-cell>
          <table:table-cell table:formula="of:=MOD([.C112];85)" office:value-type="float" office:value="67" calcext:value-type="float">
            <text:p>67</text:p>
          </table:table-cell>
          <table:table-cell table:formula="of:=COM.MICROSOFT.CONCAT(MID(&quot;0123456789ABCDEFGHJKLMNPQRSTUVWXYZabcdefghijklmnpqrstuvwxyz!#$%&amp;()*+-;&lt;=&gt;?@^_{}[]/\:&quot;&quot;&quot;&quot;&quot;;[.D112]+1;1);MID(&quot;0123456789ABCDEFGHJKLMNPQRSTUVWXYZabcdefghijklmnpqrstuvwxyz!#$%&amp;()*+-;&lt;=&gt;?@^_{}[]/\:&quot;&quot;&quot;&quot;&quot;;[.E112]+1;1);MID(&quot;0123456789ABCDEFGHJKLMNPQRSTUVWXYZabcdefghijklmnpqrstuvwxyz!#$%&amp;()*+-;&lt;=&gt;?@^_{}[]/\:&quot;&quot;&quot;&quot;&quot;;[.F112]+1;1);MID(&quot;0123456789ABCDEFGHJKLMNPQRSTUVWXYZabcdefghijklmnpqrstuvwxyz!#$%&amp;()*+-;&lt;=&gt;?@^_{}[]/\:&quot;&quot;&quot;&quot;&quot;;[.G112]+1;1))" office:value-type="string" office:string-value="]qM+" calcext:value-type="string">
            <text:p>]qM+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00e6031fc5e7ef95c526573343419859e112cebd550f10e2089bf393f5ed2bd</text:p>
          </table:table-cell>
          <table:table-cell table:formula="of:=HEX2DEC(MID([.A113];1;8))+HEX2DEC(MID([.A113];9;8))+HEX2DEC(MID([.A113];17;8))+HEX2DEC(MID([.A113];25;8))+HEX2DEC(MID([.A113];33;8))+HEX2DEC(MID([.A113];41;8))+HEX2DEC(MID([.A113];49;8))+HEX2DEC(MID([.A113];57;8))" office:value-type="float" office:value="18257677841" calcext:value-type="float">
            <text:p>18257677841</text:p>
          </table:table-cell>
          <table:table-cell table:formula="of:= MOD([.B113];85^4)" office:value-type="float" office:value="39659716" calcext:value-type="float">
            <text:p>39659716</text:p>
          </table:table-cell>
          <table:table-cell table:formula="of:=MOD(((((([.C113]-[.G113])/85)-[.F113])/85)-[.E113])/85;85)" office:value-type="float" office:value="64" calcext:value-type="float">
            <text:p>64</text:p>
          </table:table-cell>
          <table:table-cell table:formula="of:=MOD(((([.C113]-[.G113])/85)-[.F113])/85;85)" office:value-type="float" office:value="49" calcext:value-type="float">
            <text:p>49</text:p>
          </table:table-cell>
          <table:table-cell table:formula="of:=MOD(([.C113]-[.G113])/85;85)" office:value-type="float" office:value="19" calcext:value-type="float">
            <text:p>19</text:p>
          </table:table-cell>
          <table:table-cell table:formula="of:=MOD([.C113];85)" office:value-type="float" office:value="76" calcext:value-type="float">
            <text:p>76</text:p>
          </table:table-cell>
          <table:table-cell table:formula="of:=COM.MICROSOFT.CONCAT(MID(&quot;0123456789ABCDEFGHJKLMNPQRSTUVWXYZabcdefghijklmnpqrstuvwxyz!#$%&amp;()*+-;&lt;=&gt;?@^_{}[]/\:&quot;&quot;&quot;&quot;&quot;;[.D113]+1;1);MID(&quot;0123456789ABCDEFGHJKLMNPQRSTUVWXYZabcdefghijklmnpqrstuvwxyz!#$%&amp;()*+-;&lt;=&gt;?@^_{}[]/\:&quot;&quot;&quot;&quot;&quot;;[.E113]+1;1);MID(&quot;0123456789ABCDEFGHJKLMNPQRSTUVWXYZabcdefghijklmnpqrstuvwxyz!#$%&amp;()*+-;&lt;=&gt;?@^_{}[]/\:&quot;&quot;&quot;&quot;&quot;;[.F113]+1;1);MID(&quot;0123456789ABCDEFGHJKLMNPQRSTUVWXYZabcdefghijklmnpqrstuvwxyz!#$%&amp;()*+-;&lt;=&gt;?@^_{}[]/\:&quot;&quot;&quot;&quot;&quot;;[.G113]+1;1))" office:value-type="string" office:string-value="(qK_" calcext:value-type="string">
            <text:p>(qK_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fc917c7ad66487470e466c0ad40ddd45b9f7730a4b43e1b2542627f0596bbdc</text:p>
          </table:table-cell>
          <table:table-cell table:formula="of:=HEX2DEC(MID([.A114];1;8))+HEX2DEC(MID([.A114];9;8))+HEX2DEC(MID([.A114];17;8))+HEX2DEC(MID([.A114];25;8))+HEX2DEC(MID([.A114];33;8))+HEX2DEC(MID([.A114];41;8))+HEX2DEC(MID([.A114];49;8))+HEX2DEC(MID([.A114];57;8))" office:value-type="float" office:value="13262485621" calcext:value-type="float">
            <text:p>13262485621</text:p>
          </table:table-cell>
          <table:table-cell table:formula="of:= MOD([.B114];85^4)" office:value-type="float" office:value="3526871" calcext:value-type="float">
            <text:p>3526871</text:p>
          </table:table-cell>
          <table:table-cell table:formula="of:=MOD(((((([.C114]-[.G114])/85)-[.F114])/85)-[.E114])/85;85)" office:value-type="float" office:value="5" calcext:value-type="float">
            <text:p>5</text:p>
          </table:table-cell>
          <table:table-cell table:formula="of:=MOD(((([.C114]-[.G114])/85)-[.F114])/85;85)" office:value-type="float" office:value="63" calcext:value-type="float">
            <text:p>63</text:p>
          </table:table-cell>
          <table:table-cell table:formula="of:=MOD(([.C114]-[.G114])/85;85)" office:value-type="float" office:value="12" calcext:value-type="float">
            <text:p>12</text:p>
          </table:table-cell>
          <table:table-cell table:formula="of:=MOD([.C114];85)" office:value-type="float" office:value="51" calcext:value-type="float">
            <text:p>51</text:p>
          </table:table-cell>
          <table:table-cell table:formula="of:=COM.MICROSOFT.CONCAT(MID(&quot;0123456789ABCDEFGHJKLMNPQRSTUVWXYZabcdefghijklmnpqrstuvwxyz!#$%&amp;()*+-;&lt;=&gt;?@^_{}[]/\:&quot;&quot;&quot;&quot;&quot;;[.D114]+1;1);MID(&quot;0123456789ABCDEFGHJKLMNPQRSTUVWXYZabcdefghijklmnpqrstuvwxyz!#$%&amp;()*+-;&lt;=&gt;?@^_{}[]/\:&quot;&quot;&quot;&quot;&quot;;[.E114]+1;1);MID(&quot;0123456789ABCDEFGHJKLMNPQRSTUVWXYZabcdefghijklmnpqrstuvwxyz!#$%&amp;()*+-;&lt;=&gt;?@^_{}[]/\:&quot;&quot;&quot;&quot;&quot;;[.F114]+1;1);MID(&quot;0123456789ABCDEFGHJKLMNPQRSTUVWXYZabcdefghijklmnpqrstuvwxyz!#$%&amp;()*+-;&lt;=&gt;?@^_{}[]/\:&quot;&quot;&quot;&quot;&quot;;[.G114]+1;1))" office:value-type="string" office:string-value="5&amp;Cs" calcext:value-type="string">
            <text:p>5&amp;C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7dbab4769334b25f2b4c0606fef276da29bc7477cc15f51f0967a6e477e7c94</text:p>
          </table:table-cell>
          <table:table-cell table:formula="of:=HEX2DEC(MID([.A115];1;8))+HEX2DEC(MID([.A115];9;8))+HEX2DEC(MID([.A115];17;8))+HEX2DEC(MID([.A115];25;8))+HEX2DEC(MID([.A115];33;8))+HEX2DEC(MID([.A115];41;8))+HEX2DEC(MID([.A115];49;8))+HEX2DEC(MID([.A115];57;8))" office:value-type="float" office:value="21930245075" calcext:value-type="float">
            <text:p>21930245075</text:p>
          </table:table-cell>
          <table:table-cell table:formula="of:= MOD([.B115];85^4)" office:value-type="float" office:value="5982575" calcext:value-type="float">
            <text:p>5982575</text:p>
          </table:table-cell>
          <table:table-cell table:formula="of:=MOD(((((([.C115]-[.G115])/85)-[.F115])/85)-[.E115])/85;85)" office:value-type="float" office:value="9" calcext:value-type="float">
            <text:p>9</text:p>
          </table:table-cell>
          <table:table-cell table:formula="of:=MOD(((([.C115]-[.G115])/85)-[.F115])/85;85)" office:value-type="float" office:value="63" calcext:value-type="float">
            <text:p>63</text:p>
          </table:table-cell>
          <table:table-cell table:formula="of:=MOD(([.C115]-[.G115])/85;85)" office:value-type="float" office:value="3" calcext:value-type="float">
            <text:p>3</text:p>
          </table:table-cell>
          <table:table-cell table:formula="of:=MOD([.C115];85)" office:value-type="float" office:value="20" calcext:value-type="float">
            <text:p>20</text:p>
          </table:table-cell>
          <table:table-cell table:formula="of:=COM.MICROSOFT.CONCAT(MID(&quot;0123456789ABCDEFGHJKLMNPQRSTUVWXYZabcdefghijklmnpqrstuvwxyz!#$%&amp;()*+-;&lt;=&gt;?@^_{}[]/\:&quot;&quot;&quot;&quot;&quot;;[.D115]+1;1);MID(&quot;0123456789ABCDEFGHJKLMNPQRSTUVWXYZabcdefghijklmnpqrstuvwxyz!#$%&amp;()*+-;&lt;=&gt;?@^_{}[]/\:&quot;&quot;&quot;&quot;&quot;;[.E115]+1;1);MID(&quot;0123456789ABCDEFGHJKLMNPQRSTUVWXYZabcdefghijklmnpqrstuvwxyz!#$%&amp;()*+-;&lt;=&gt;?@^_{}[]/\:&quot;&quot;&quot;&quot;&quot;;[.F115]+1;1);MID(&quot;0123456789ABCDEFGHJKLMNPQRSTUVWXYZabcdefghijklmnpqrstuvwxyz!#$%&amp;()*+-;&lt;=&gt;?@^_{}[]/\:&quot;&quot;&quot;&quot;&quot;;[.G115]+1;1))" office:value-type="string" office:string-value="9&amp;3L" calcext:value-type="string">
            <text:p>9&amp;3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df9d0a6ea8e120e383e708daf48c33d8f6d0f79b42bfc2a0fefbb2d092cadee</text:p>
          </table:table-cell>
          <table:table-cell table:formula="of:=HEX2DEC(MID([.A116];1;8))+HEX2DEC(MID([.A116];9;8))+HEX2DEC(MID([.A116];17;8))+HEX2DEC(MID([.A116];25;8))+HEX2DEC(MID([.A116];33;8))+HEX2DEC(MID([.A116];41;8))+HEX2DEC(MID([.A116];49;8))+HEX2DEC(MID([.A116];57;8))" office:value-type="float" office:value="15515028284" calcext:value-type="float">
            <text:p>15515028284</text:p>
          </table:table-cell>
          <table:table-cell table:formula="of:= MOD([.B116];85^4)" office:value-type="float" office:value="11442659" calcext:value-type="float">
            <text:p>11442659</text:p>
          </table:table-cell>
          <table:table-cell table:formula="of:=MOD(((((([.C116]-[.G116])/85)-[.F116])/85)-[.E116])/85;85)" office:value-type="float" office:value="18" calcext:value-type="float">
            <text:p>18</text:p>
          </table:table-cell>
          <table:table-cell table:formula="of:=MOD(((([.C116]-[.G116])/85)-[.F116])/85;85)" office:value-type="float" office:value="53" calcext:value-type="float">
            <text:p>53</text:p>
          </table:table-cell>
          <table:table-cell table:formula="of:=MOD(([.C116]-[.G116])/85;85)" office:value-type="float" office:value="64" calcext:value-type="float">
            <text:p>64</text:p>
          </table:table-cell>
          <table:table-cell table:formula="of:=MOD([.C116];85)" office:value-type="float" office:value="44" calcext:value-type="float">
            <text:p>44</text:p>
          </table:table-cell>
          <table:table-cell table:formula="of:=COM.MICROSOFT.CONCAT(MID(&quot;0123456789ABCDEFGHJKLMNPQRSTUVWXYZabcdefghijklmnpqrstuvwxyz!#$%&amp;()*+-;&lt;=&gt;?@^_{}[]/\:&quot;&quot;&quot;&quot;&quot;;[.D116]+1;1);MID(&quot;0123456789ABCDEFGHJKLMNPQRSTUVWXYZabcdefghijklmnpqrstuvwxyz!#$%&amp;()*+-;&lt;=&gt;?@^_{}[]/\:&quot;&quot;&quot;&quot;&quot;;[.E116]+1;1);MID(&quot;0123456789ABCDEFGHJKLMNPQRSTUVWXYZabcdefghijklmnpqrstuvwxyz!#$%&amp;()*+-;&lt;=&gt;?@^_{}[]/\:&quot;&quot;&quot;&quot;&quot;;[.F116]+1;1);MID(&quot;0123456789ABCDEFGHJKLMNPQRSTUVWXYZabcdefghijklmnpqrstuvwxyz!#$%&amp;()*+-;&lt;=&gt;?@^_{}[]/\:&quot;&quot;&quot;&quot;&quot;;[.G116]+1;1))" office:value-type="string" office:string-value="Ju(k" calcext:value-type="string">
            <text:p>Ju(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15cb49f231c64265cbcf05790aa5291ab7ee9f2efc092fbcafea2d58e5f83a8</text:p>
          </table:table-cell>
          <table:table-cell table:formula="of:=HEX2DEC(MID([.A117];1;8))+HEX2DEC(MID([.A117];9;8))+HEX2DEC(MID([.A117];17;8))+HEX2DEC(MID([.A117];25;8))+HEX2DEC(MID([.A117];33;8))+HEX2DEC(MID([.A117];41;8))+HEX2DEC(MID([.A117];49;8))+HEX2DEC(MID([.A117];57;8))" office:value-type="float" office:value="21046886167" calcext:value-type="float">
            <text:p>21046886167</text:p>
          </table:table-cell>
          <table:table-cell table:formula="of:= MOD([.B117];85^4)" office:value-type="float" office:value="10034292" calcext:value-type="float">
            <text:p>10034292</text:p>
          </table:table-cell>
          <table:table-cell table:formula="of:=MOD(((((([.C117]-[.G117])/85)-[.F117])/85)-[.E117])/85;85)" office:value-type="float" office:value="16" calcext:value-type="float">
            <text:p>16</text:p>
          </table:table-cell>
          <table:table-cell table:formula="of:=MOD(((([.C117]-[.G117])/85)-[.F117])/85;85)" office:value-type="float" office:value="28" calcext:value-type="float">
            <text:p>28</text:p>
          </table:table-cell>
          <table:table-cell table:formula="of:=MOD(([.C117]-[.G117])/85;85)" office:value-type="float" office:value="70" calcext:value-type="float">
            <text:p>70</text:p>
          </table:table-cell>
          <table:table-cell table:formula="of:=MOD([.C117];85)" office:value-type="float" office:value="42" calcext:value-type="float">
            <text:p>42</text:p>
          </table:table-cell>
          <table:table-cell table:formula="of:=COM.MICROSOFT.CONCAT(MID(&quot;0123456789ABCDEFGHJKLMNPQRSTUVWXYZabcdefghijklmnpqrstuvwxyz!#$%&amp;()*+-;&lt;=&gt;?@^_{}[]/\:&quot;&quot;&quot;&quot;&quot;;[.D117]+1;1);MID(&quot;0123456789ABCDEFGHJKLMNPQRSTUVWXYZabcdefghijklmnpqrstuvwxyz!#$%&amp;()*+-;&lt;=&gt;?@^_{}[]/\:&quot;&quot;&quot;&quot;&quot;;[.E117]+1;1);MID(&quot;0123456789ABCDEFGHJKLMNPQRSTUVWXYZabcdefghijklmnpqrstuvwxyz!#$%&amp;()*+-;&lt;=&gt;?@^_{}[]/\:&quot;&quot;&quot;&quot;&quot;;[.F117]+1;1);MID(&quot;0123456789ABCDEFGHJKLMNPQRSTUVWXYZabcdefghijklmnpqrstuvwxyz!#$%&amp;()*+-;&lt;=&gt;?@^_{}[]/\:&quot;&quot;&quot;&quot;&quot;;[.G117]+1;1))" office:value-type="string" office:string-value="GU&lt;i" calcext:value-type="string">
            <text:p>GU&lt;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623772cc677b6536e0545bc9870ad53a37b5cf0187fcc9851641b52344c7ee8</text:p>
          </table:table-cell>
          <table:table-cell table:formula="of:=HEX2DEC(MID([.A118];1;8))+HEX2DEC(MID([.A118];9;8))+HEX2DEC(MID([.A118];17;8))+HEX2DEC(MID([.A118];25;8))+HEX2DEC(MID([.A118];33;8))+HEX2DEC(MID([.A118];41;8))+HEX2DEC(MID([.A118];49;8))+HEX2DEC(MID([.A118];57;8))" office:value-type="float" office:value="16990921808" calcext:value-type="float">
            <text:p>16990921808</text:p>
          </table:table-cell>
          <table:table-cell table:formula="of:= MOD([.B118];85^4)" office:value-type="float" office:value="25718683" calcext:value-type="float">
            <text:p>25718683</text:p>
          </table:table-cell>
          <table:table-cell table:formula="of:=MOD(((((([.C118]-[.G118])/85)-[.F118])/85)-[.E118])/85;85)" office:value-type="float" office:value="41" calcext:value-type="float">
            <text:p>41</text:p>
          </table:table-cell>
          <table:table-cell table:formula="of:=MOD(((([.C118]-[.G118])/85)-[.F118])/85;85)" office:value-type="float" office:value="74" calcext:value-type="float">
            <text:p>74</text:p>
          </table:table-cell>
          <table:table-cell table:formula="of:=MOD(([.C118]-[.G118])/85;85)" office:value-type="float" office:value="57" calcext:value-type="float">
            <text:p>57</text:p>
          </table:table-cell>
          <table:table-cell table:formula="of:=MOD([.C118];85)" office:value-type="float" office:value="63" calcext:value-type="float">
            <text:p>63</text:p>
          </table:table-cell>
          <table:table-cell table:formula="of:=COM.MICROSOFT.CONCAT(MID(&quot;0123456789ABCDEFGHJKLMNPQRSTUVWXYZabcdefghijklmnpqrstuvwxyz!#$%&amp;()*+-;&lt;=&gt;?@^_{}[]/\:&quot;&quot;&quot;&quot;&quot;;[.D118]+1;1);MID(&quot;0123456789ABCDEFGHJKLMNPQRSTUVWXYZabcdefghijklmnpqrstuvwxyz!#$%&amp;()*+-;&lt;=&gt;?@^_{}[]/\:&quot;&quot;&quot;&quot;&quot;;[.E118]+1;1);MID(&quot;0123456789ABCDEFGHJKLMNPQRSTUVWXYZabcdefghijklmnpqrstuvwxyz!#$%&amp;()*+-;&lt;=&gt;?@^_{}[]/\:&quot;&quot;&quot;&quot;&quot;;[.F118]+1;1);MID(&quot;0123456789ABCDEFGHJKLMNPQRSTUVWXYZabcdefghijklmnpqrstuvwxyz!#$%&amp;()*+-;&lt;=&gt;?@^_{}[]/\:&quot;&quot;&quot;&quot;&quot;;[.G118]+1;1))" office:value-type="string" office:string-value="h@y&amp;" calcext:value-type="string">
            <text:p>h@y&amp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6b84d4652a721eefa07441c62707a4c198447f3d24dded57828f869f3c44546</text:p>
          </table:table-cell>
          <table:table-cell table:formula="of:=HEX2DEC(MID([.A119];1;8))+HEX2DEC(MID([.A119];9;8))+HEX2DEC(MID([.A119];17;8))+HEX2DEC(MID([.A119];25;8))+HEX2DEC(MID([.A119];33;8))+HEX2DEC(MID([.A119];41;8))+HEX2DEC(MID([.A119];49;8))+HEX2DEC(MID([.A119];57;8))" office:value-type="float" office:value="19286888979" calcext:value-type="float">
            <text:p>19286888979</text:p>
          </table:table-cell>
          <table:table-cell table:formula="of:= MOD([.B119];85^4)" office:value-type="float" office:value="24858354" calcext:value-type="float">
            <text:p>24858354</text:p>
          </table:table-cell>
          <table:table-cell table:formula="of:=MOD(((((([.C119]-[.G119])/85)-[.F119])/85)-[.E119])/85;85)" office:value-type="float" office:value="40" calcext:value-type="float">
            <text:p>40</text:p>
          </table:table-cell>
          <table:table-cell table:formula="of:=MOD(((([.C119]-[.G119])/85)-[.F119])/85;85)" office:value-type="float" office:value="40" calcext:value-type="float">
            <text:p>40</text:p>
          </table:table-cell>
          <table:table-cell table:formula="of:=MOD(([.C119]-[.G119])/85;85)" office:value-type="float" office:value="51" calcext:value-type="float">
            <text:p>51</text:p>
          </table:table-cell>
          <table:table-cell table:formula="of:=MOD([.C119];85)" office:value-type="float" office:value="19" calcext:value-type="float">
            <text:p>19</text:p>
          </table:table-cell>
          <table:table-cell table:formula="of:=COM.MICROSOFT.CONCAT(MID(&quot;0123456789ABCDEFGHJKLMNPQRSTUVWXYZabcdefghijklmnpqrstuvwxyz!#$%&amp;()*+-;&lt;=&gt;?@^_{}[]/\:&quot;&quot;&quot;&quot;&quot;;[.D119]+1;1);MID(&quot;0123456789ABCDEFGHJKLMNPQRSTUVWXYZabcdefghijklmnpqrstuvwxyz!#$%&amp;()*+-;&lt;=&gt;?@^_{}[]/\:&quot;&quot;&quot;&quot;&quot;;[.E119]+1;1);MID(&quot;0123456789ABCDEFGHJKLMNPQRSTUVWXYZabcdefghijklmnpqrstuvwxyz!#$%&amp;()*+-;&lt;=&gt;?@^_{}[]/\:&quot;&quot;&quot;&quot;&quot;;[.F119]+1;1);MID(&quot;0123456789ABCDEFGHJKLMNPQRSTUVWXYZabcdefghijklmnpqrstuvwxyz!#$%&amp;()*+-;&lt;=&gt;?@^_{}[]/\:&quot;&quot;&quot;&quot;&quot;;[.G119]+1;1))" office:value-type="string" office:string-value="ggsK" calcext:value-type="string">
            <text:p>ggs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737da4882749cf1706e40662641df964aeb7fb3311242782663c76ad8fb3593</text:p>
          </table:table-cell>
          <table:table-cell table:formula="of:=HEX2DEC(MID([.A120];1;8))+HEX2DEC(MID([.A120];9;8))+HEX2DEC(MID([.A120];17;8))+HEX2DEC(MID([.A120];25;8))+HEX2DEC(MID([.A120];33;8))+HEX2DEC(MID([.A120];41;8))+HEX2DEC(MID([.A120];49;8))+HEX2DEC(MID([.A120];57;8))" office:value-type="float" office:value="13886903901" calcext:value-type="float">
            <text:p>13886903901</text:p>
          </table:table-cell>
          <table:table-cell table:formula="of:= MOD([.B120];85^4)" office:value-type="float" office:value="1537651" calcext:value-type="float">
            <text:p>1537651</text:p>
          </table:table-cell>
          <table:table-cell table:formula="of:=MOD(((((([.C120]-[.G120])/85)-[.F120])/85)-[.E120])/85;85)" office:value-type="float" office:value="2" calcext:value-type="float">
            <text:p>2</text:p>
          </table:table-cell>
          <table:table-cell table:formula="of:=MOD(((([.C120]-[.G120])/85)-[.F120])/85;85)" office:value-type="float" office:value="42" calcext:value-type="float">
            <text:p>42</text:p>
          </table:table-cell>
          <table:table-cell table:formula="of:=MOD(([.C120]-[.G120])/85;85)" office:value-type="float" office:value="70" calcext:value-type="float">
            <text:p>70</text:p>
          </table:table-cell>
          <table:table-cell table:formula="of:=MOD([.C120];85)" office:value-type="float" office:value="1" calcext:value-type="float">
            <text:p>1</text:p>
          </table:table-cell>
          <table:table-cell table:formula="of:=COM.MICROSOFT.CONCAT(MID(&quot;0123456789ABCDEFGHJKLMNPQRSTUVWXYZabcdefghijklmnpqrstuvwxyz!#$%&amp;()*+-;&lt;=&gt;?@^_{}[]/\:&quot;&quot;&quot;&quot;&quot;;[.D120]+1;1);MID(&quot;0123456789ABCDEFGHJKLMNPQRSTUVWXYZabcdefghijklmnpqrstuvwxyz!#$%&amp;()*+-;&lt;=&gt;?@^_{}[]/\:&quot;&quot;&quot;&quot;&quot;;[.E120]+1;1);MID(&quot;0123456789ABCDEFGHJKLMNPQRSTUVWXYZabcdefghijklmnpqrstuvwxyz!#$%&amp;()*+-;&lt;=&gt;?@^_{}[]/\:&quot;&quot;&quot;&quot;&quot;;[.F120]+1;1);MID(&quot;0123456789ABCDEFGHJKLMNPQRSTUVWXYZabcdefghijklmnpqrstuvwxyz!#$%&amp;()*+-;&lt;=&gt;?@^_{}[]/\:&quot;&quot;&quot;&quot;&quot;;[.G120]+1;1))" office:value-type="string" office:string-value="2i&lt;1" calcext:value-type="string">
            <text:p>2i&lt;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10f7170eeb4986f69d764a4cb97c3f8e9337963222188a647fc4c0ac289d0e4</text:p>
          </table:table-cell>
          <table:table-cell table:formula="of:=HEX2DEC(MID([.A121];1;8))+HEX2DEC(MID([.A121];9;8))+HEX2DEC(MID([.A121];17;8))+HEX2DEC(MID([.A121];25;8))+HEX2DEC(MID([.A121];33;8))+HEX2DEC(MID([.A121];41;8))+HEX2DEC(MID([.A121];49;8))+HEX2DEC(MID([.A121];57;8))" office:value-type="float" office:value="22197195122" calcext:value-type="float">
            <text:p>22197195122</text:p>
          </table:table-cell>
          <table:table-cell table:formula="of:= MOD([.B121];85^4)" office:value-type="float" office:value="11929497" calcext:value-type="float">
            <text:p>11929497</text:p>
          </table:table-cell>
          <table:table-cell table:formula="of:=MOD(((((([.C121]-[.G121])/85)-[.F121])/85)-[.E121])/85;85)" office:value-type="float" office:value="19" calcext:value-type="float">
            <text:p>19</text:p>
          </table:table-cell>
          <table:table-cell table:formula="of:=MOD(((([.C121]-[.G121])/85)-[.F121])/85;85)" office:value-type="float" office:value="36" calcext:value-type="float">
            <text:p>36</text:p>
          </table:table-cell>
          <table:table-cell table:formula="of:=MOD(([.C121]-[.G121])/85;85)" office:value-type="float" office:value="12" calcext:value-type="float">
            <text:p>12</text:p>
          </table:table-cell>
          <table:table-cell table:formula="of:=MOD([.C121];85)" office:value-type="float" office:value="2" calcext:value-type="float">
            <text:p>2</text:p>
          </table:table-cell>
          <table:table-cell table:formula="of:=COM.MICROSOFT.CONCAT(MID(&quot;0123456789ABCDEFGHJKLMNPQRSTUVWXYZabcdefghijklmnpqrstuvwxyz!#$%&amp;()*+-;&lt;=&gt;?@^_{}[]/\:&quot;&quot;&quot;&quot;&quot;;[.D121]+1;1);MID(&quot;0123456789ABCDEFGHJKLMNPQRSTUVWXYZabcdefghijklmnpqrstuvwxyz!#$%&amp;()*+-;&lt;=&gt;?@^_{}[]/\:&quot;&quot;&quot;&quot;&quot;;[.E121]+1;1);MID(&quot;0123456789ABCDEFGHJKLMNPQRSTUVWXYZabcdefghijklmnpqrstuvwxyz!#$%&amp;()*+-;&lt;=&gt;?@^_{}[]/\:&quot;&quot;&quot;&quot;&quot;;[.F121]+1;1);MID(&quot;0123456789ABCDEFGHJKLMNPQRSTUVWXYZabcdefghijklmnpqrstuvwxyz!#$%&amp;()*+-;&lt;=&gt;?@^_{}[]/\:&quot;&quot;&quot;&quot;&quot;;[.G121]+1;1))" office:value-type="string" office:string-value="KcC2" calcext:value-type="string">
            <text:p>KcC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af2f5b785a8930f0bd3edc833e18fa191167ab0535ef359b19a1982a6984e96</text:p>
          </table:table-cell>
          <table:table-cell table:formula="of:=HEX2DEC(MID([.A122];1;8))+HEX2DEC(MID([.A122];9;8))+HEX2DEC(MID([.A122];17;8))+HEX2DEC(MID([.A122];25;8))+HEX2DEC(MID([.A122];33;8))+HEX2DEC(MID([.A122];41;8))+HEX2DEC(MID([.A122];49;8))+HEX2DEC(MID([.A122];57;8))" office:value-type="float" office:value="14713150544" calcext:value-type="float">
            <text:p>14713150544</text:p>
          </table:table-cell>
          <table:table-cell table:formula="of:= MOD([.B122];85^4)" office:value-type="float" office:value="44774919" calcext:value-type="float">
            <text:p>44774919</text:p>
          </table:table-cell>
          <table:table-cell table:formula="of:=MOD(((((([.C122]-[.G122])/85)-[.F122])/85)-[.E122])/85;85)" office:value-type="float" office:value="72" calcext:value-type="float">
            <text:p>72</text:p>
          </table:table-cell>
          <table:table-cell table:formula="of:=MOD(((([.C122]-[.G122])/85)-[.F122])/85;85)" office:value-type="float" office:value="77" calcext:value-type="float">
            <text:p>77</text:p>
          </table:table-cell>
          <table:table-cell table:formula="of:=MOD(([.C122]-[.G122])/85;85)" office:value-type="float" office:value="18" calcext:value-type="float">
            <text:p>18</text:p>
          </table:table-cell>
          <table:table-cell table:formula="of:=MOD([.C122];85)" office:value-type="float" office:value="64" calcext:value-type="float">
            <text:p>64</text:p>
          </table:table-cell>
          <table:table-cell table:formula="of:=COM.MICROSOFT.CONCAT(MID(&quot;0123456789ABCDEFGHJKLMNPQRSTUVWXYZabcdefghijklmnpqrstuvwxyz!#$%&amp;()*+-;&lt;=&gt;?@^_{}[]/\:&quot;&quot;&quot;&quot;&quot;;[.D122]+1;1);MID(&quot;0123456789ABCDEFGHJKLMNPQRSTUVWXYZabcdefghijklmnpqrstuvwxyz!#$%&amp;()*+-;&lt;=&gt;?@^_{}[]/\:&quot;&quot;&quot;&quot;&quot;;[.E122]+1;1);MID(&quot;0123456789ABCDEFGHJKLMNPQRSTUVWXYZabcdefghijklmnpqrstuvwxyz!#$%&amp;()*+-;&lt;=&gt;?@^_{}[]/\:&quot;&quot;&quot;&quot;&quot;;[.F122]+1;1);MID(&quot;0123456789ABCDEFGHJKLMNPQRSTUVWXYZabcdefghijklmnpqrstuvwxyz!#$%&amp;()*+-;&lt;=&gt;?@^_{}[]/\:&quot;&quot;&quot;&quot;&quot;;[.G122]+1;1))" office:value-type="string" office:string-value="&gt;{J(" calcext:value-type="string">
            <text:p>&gt;{J(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7b912eb4a61df5f806ca6239dde3e1a4f51ad20aced1642cbb83dc510a5fa6b</text:p>
          </table:table-cell>
          <table:table-cell table:formula="of:=HEX2DEC(MID([.A123];1;8))+HEX2DEC(MID([.A123];9;8))+HEX2DEC(MID([.A123];17;8))+HEX2DEC(MID([.A123];25;8))+HEX2DEC(MID([.A123];33;8))+HEX2DEC(MID([.A123];41;8))+HEX2DEC(MID([.A123];49;8))+HEX2DEC(MID([.A123];57;8))" office:value-type="float" office:value="16525742617" calcext:value-type="float">
            <text:p>16525742617</text:p>
          </table:table-cell>
          <table:table-cell table:formula="of:= MOD([.B123];85^4)" office:value-type="float" office:value="30345117" calcext:value-type="float">
            <text:p>30345117</text:p>
          </table:table-cell>
          <table:table-cell table:formula="of:=MOD(((((([.C123]-[.G123])/85)-[.F123])/85)-[.E123])/85;85)" office:value-type="float" office:value="49" calcext:value-type="float">
            <text:p>49</text:p>
          </table:table-cell>
          <table:table-cell table:formula="of:=MOD(((([.C123]-[.G123])/85)-[.F123])/85;85)" office:value-type="float" office:value="35" calcext:value-type="float">
            <text:p>35</text:p>
          </table:table-cell>
          <table:table-cell table:formula="of:=MOD(([.C123]-[.G123])/85;85)" office:value-type="float" office:value="1" calcext:value-type="float">
            <text:p>1</text:p>
          </table:table-cell>
          <table:table-cell table:formula="of:=MOD([.C123];85)" office:value-type="float" office:value="32" calcext:value-type="float">
            <text:p>32</text:p>
          </table:table-cell>
          <table:table-cell table:formula="of:=COM.MICROSOFT.CONCAT(MID(&quot;0123456789ABCDEFGHJKLMNPQRSTUVWXYZabcdefghijklmnpqrstuvwxyz!#$%&amp;()*+-;&lt;=&gt;?@^_{}[]/\:&quot;&quot;&quot;&quot;&quot;;[.D123]+1;1);MID(&quot;0123456789ABCDEFGHJKLMNPQRSTUVWXYZabcdefghijklmnpqrstuvwxyz!#$%&amp;()*+-;&lt;=&gt;?@^_{}[]/\:&quot;&quot;&quot;&quot;&quot;;[.E123]+1;1);MID(&quot;0123456789ABCDEFGHJKLMNPQRSTUVWXYZabcdefghijklmnpqrstuvwxyz!#$%&amp;()*+-;&lt;=&gt;?@^_{}[]/\:&quot;&quot;&quot;&quot;&quot;;[.F123]+1;1);MID(&quot;0123456789ABCDEFGHJKLMNPQRSTUVWXYZabcdefghijklmnpqrstuvwxyz!#$%&amp;()*+-;&lt;=&gt;?@^_{}[]/\:&quot;&quot;&quot;&quot;&quot;;[.G123]+1;1))" office:value-type="string" office:string-value="qb1Y" calcext:value-type="string">
            <text:p>qb1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b05feae0bc8448241c8a68d18d0a0e0a97bf00c6126b04c61f23529ab862426</text:p>
          </table:table-cell>
          <table:table-cell table:formula="of:=HEX2DEC(MID([.A124];1;8))+HEX2DEC(MID([.A124];9;8))+HEX2DEC(MID([.A124];17;8))+HEX2DEC(MID([.A124];25;8))+HEX2DEC(MID([.A124];33;8))+HEX2DEC(MID([.A124];41;8))+HEX2DEC(MID([.A124];49;8))+HEX2DEC(MID([.A124];57;8))" office:value-type="float" office:value="10896966724" calcext:value-type="float">
            <text:p>10896966724</text:p>
          </table:table-cell>
          <table:table-cell table:formula="of:= MOD([.B124];85^4)" office:value-type="float" office:value="39236724" calcext:value-type="float">
            <text:p>39236724</text:p>
          </table:table-cell>
          <table:table-cell table:formula="of:=MOD(((((([.C124]-[.G124])/85)-[.F124])/85)-[.E124])/85;85)" office:value-type="float" office:value="63" calcext:value-type="float">
            <text:p>63</text:p>
          </table:table-cell>
          <table:table-cell table:formula="of:=MOD(((([.C124]-[.G124])/85)-[.F124])/85;85)" office:value-type="float" office:value="75" calcext:value-type="float">
            <text:p>75</text:p>
          </table:table-cell>
          <table:table-cell table:formula="of:=MOD(([.C124]-[.G124])/85;85)" office:value-type="float" office:value="58" calcext:value-type="float">
            <text:p>58</text:p>
          </table:table-cell>
          <table:table-cell table:formula="of:=MOD([.C124];85)" office:value-type="float" office:value="44" calcext:value-type="float">
            <text:p>44</text:p>
          </table:table-cell>
          <table:table-cell table:formula="of:=COM.MICROSOFT.CONCAT(MID(&quot;0123456789ABCDEFGHJKLMNPQRSTUVWXYZabcdefghijklmnpqrstuvwxyz!#$%&amp;()*+-;&lt;=&gt;?@^_{}[]/\:&quot;&quot;&quot;&quot;&quot;;[.D124]+1;1);MID(&quot;0123456789ABCDEFGHJKLMNPQRSTUVWXYZabcdefghijklmnpqrstuvwxyz!#$%&amp;()*+-;&lt;=&gt;?@^_{}[]/\:&quot;&quot;&quot;&quot;&quot;;[.E124]+1;1);MID(&quot;0123456789ABCDEFGHJKLMNPQRSTUVWXYZabcdefghijklmnpqrstuvwxyz!#$%&amp;()*+-;&lt;=&gt;?@^_{}[]/\:&quot;&quot;&quot;&quot;&quot;;[.F124]+1;1);MID(&quot;0123456789ABCDEFGHJKLMNPQRSTUVWXYZabcdefghijklmnpqrstuvwxyz!#$%&amp;()*+-;&lt;=&gt;?@^_{}[]/\:&quot;&quot;&quot;&quot;&quot;;[.G124]+1;1))" office:value-type="string" office:string-value="&amp;^zk" calcext:value-type="string">
            <text:p>&amp;^z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3e5575136ba25c6c8e6e4260e7e1ed1072a27472f41a43188f976a580f285b2</text:p>
          </table:table-cell>
          <table:table-cell table:formula="of:=HEX2DEC(MID([.A125];1;8))+HEX2DEC(MID([.A125];9;8))+HEX2DEC(MID([.A125];17;8))+HEX2DEC(MID([.A125];25;8))+HEX2DEC(MID([.A125];33;8))+HEX2DEC(MID([.A125];41;8))+HEX2DEC(MID([.A125];49;8))+HEX2DEC(MID([.A125];57;8))" office:value-type="float" office:value="9971714013" calcext:value-type="float">
            <text:p>9971714013</text:p>
          </table:table-cell>
          <table:table-cell table:formula="of:= MOD([.B125];85^4)" office:value-type="float" office:value="1394638" calcext:value-type="float">
            <text:p>1394638</text:p>
          </table:table-cell>
          <table:table-cell table:formula="of:=MOD(((((([.C125]-[.G125])/85)-[.F125])/85)-[.E125])/85;85)" office:value-type="float" office:value="2" calcext:value-type="float">
            <text:p>2</text:p>
          </table:table-cell>
          <table:table-cell table:formula="of:=MOD(((([.C125]-[.G125])/85)-[.F125])/85;85)" office:value-type="float" office:value="23" calcext:value-type="float">
            <text:p>23</text:p>
          </table:table-cell>
          <table:table-cell table:formula="of:=MOD(([.C125]-[.G125])/85;85)" office:value-type="float" office:value="2" calcext:value-type="float">
            <text:p>2</text:p>
          </table:table-cell>
          <table:table-cell table:formula="of:=MOD([.C125];85)" office:value-type="float" office:value="43" calcext:value-type="float">
            <text:p>43</text:p>
          </table:table-cell>
          <table:table-cell table:formula="of:=COM.MICROSOFT.CONCAT(MID(&quot;0123456789ABCDEFGHJKLMNPQRSTUVWXYZabcdefghijklmnpqrstuvwxyz!#$%&amp;()*+-;&lt;=&gt;?@^_{}[]/\:&quot;&quot;&quot;&quot;&quot;;[.D125]+1;1);MID(&quot;0123456789ABCDEFGHJKLMNPQRSTUVWXYZabcdefghijklmnpqrstuvwxyz!#$%&amp;()*+-;&lt;=&gt;?@^_{}[]/\:&quot;&quot;&quot;&quot;&quot;;[.E125]+1;1);MID(&quot;0123456789ABCDEFGHJKLMNPQRSTUVWXYZabcdefghijklmnpqrstuvwxyz!#$%&amp;()*+-;&lt;=&gt;?@^_{}[]/\:&quot;&quot;&quot;&quot;&quot;;[.F125]+1;1);MID(&quot;0123456789ABCDEFGHJKLMNPQRSTUVWXYZabcdefghijklmnpqrstuvwxyz!#$%&amp;()*+-;&lt;=&gt;?@^_{}[]/\:&quot;&quot;&quot;&quot;&quot;;[.G125]+1;1))" office:value-type="string" office:string-value="2P2j" calcext:value-type="string">
            <text:p>2P2j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1210f8f9c779c26da1d9b2075bde0127302ee0e3fca38c9a83f5b1dd8e5d3b</text:p>
          </table:table-cell>
          <table:table-cell table:formula="of:=HEX2DEC(MID([.A126];1;8))+HEX2DEC(MID([.A126];9;8))+HEX2DEC(MID([.A126];17;8))+HEX2DEC(MID([.A126];25;8))+HEX2DEC(MID([.A126];33;8))+HEX2DEC(MID([.A126];41;8))+HEX2DEC(MID([.A126];49;8))+HEX2DEC(MID([.A126];57;8))" office:value-type="float" office:value="17349109701" calcext:value-type="float">
            <text:p>17349109701</text:p>
          </table:table-cell>
          <table:table-cell table:formula="of:= MOD([.B126];85^4)" office:value-type="float" office:value="18502201" calcext:value-type="float">
            <text:p>18502201</text:p>
          </table:table-cell>
          <table:table-cell table:formula="of:=MOD(((((([.C126]-[.G126])/85)-[.F126])/85)-[.E126])/85;85)" office:value-type="float" office:value="30" calcext:value-type="float">
            <text:p>30</text:p>
          </table:table-cell>
          <table:table-cell table:formula="of:=MOD(((([.C126]-[.G126])/85)-[.F126])/85;85)" office:value-type="float" office:value="10" calcext:value-type="float">
            <text:p>10</text:p>
          </table:table-cell>
          <table:table-cell table:formula="of:=MOD(([.C126]-[.G126])/85;85)" office:value-type="float" office:value="72" calcext:value-type="float">
            <text:p>72</text:p>
          </table:table-cell>
          <table:table-cell table:formula="of:=MOD([.C126];85)" office:value-type="float" office:value="81" calcext:value-type="float">
            <text:p>81</text:p>
          </table:table-cell>
          <table:table-cell table:formula="of:=COM.MICROSOFT.CONCAT(MID(&quot;0123456789ABCDEFGHJKLMNPQRSTUVWXYZabcdefghijklmnpqrstuvwxyz!#$%&amp;()*+-;&lt;=&gt;?@^_{}[]/\:&quot;&quot;&quot;&quot;&quot;;[.D126]+1;1);MID(&quot;0123456789ABCDEFGHJKLMNPQRSTUVWXYZabcdefghijklmnpqrstuvwxyz!#$%&amp;()*+-;&lt;=&gt;?@^_{}[]/\:&quot;&quot;&quot;&quot;&quot;;[.E126]+1;1);MID(&quot;0123456789ABCDEFGHJKLMNPQRSTUVWXYZabcdefghijklmnpqrstuvwxyz!#$%&amp;()*+-;&lt;=&gt;?@^_{}[]/\:&quot;&quot;&quot;&quot;&quot;;[.F126]+1;1);MID(&quot;0123456789ABCDEFGHJKLMNPQRSTUVWXYZabcdefghijklmnpqrstuvwxyz!#$%&amp;()*+-;&lt;=&gt;?@^_{}[]/\:&quot;&quot;&quot;&quot;&quot;;[.G126]+1;1))" office:value-type="string" office:string-value="WA&gt;/" calcext:value-type="string">
            <text:p>WA&gt;/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2ebdf97d7469496b1f4b78958f9dc8447efdcb623953fee7b6996b762f6fff</text:p>
          </table:table-cell>
          <table:table-cell table:formula="of:=HEX2DEC(MID([.A127];1;8))+HEX2DEC(MID([.A127];9;8))+HEX2DEC(MID([.A127];17;8))+HEX2DEC(MID([.A127];25;8))+HEX2DEC(MID([.A127];33;8))+HEX2DEC(MID([.A127];41;8))+HEX2DEC(MID([.A127];49;8))+HEX2DEC(MID([.A127];57;8))" office:value-type="float" office:value="18470693813" calcext:value-type="float">
            <text:p>18470693813</text:p>
          </table:table-cell>
          <table:table-cell table:formula="of:= MOD([.B127];85^4)" office:value-type="float" office:value="43873188" calcext:value-type="float">
            <text:p>43873188</text:p>
          </table:table-cell>
          <table:table-cell table:formula="of:=MOD(((((([.C127]-[.G127])/85)-[.F127])/85)-[.E127])/85;85)" office:value-type="float" office:value="71" calcext:value-type="float">
            <text:p>71</text:p>
          </table:table-cell>
          <table:table-cell table:formula="of:=MOD(((([.C127]-[.G127])/85)-[.F127])/85;85)" office:value-type="float" office:value="37" calcext:value-type="float">
            <text:p>37</text:p>
          </table:table-cell>
          <table:table-cell table:formula="of:=MOD(([.C127]-[.G127])/85;85)" office:value-type="float" office:value="35" calcext:value-type="float">
            <text:p>35</text:p>
          </table:table-cell>
          <table:table-cell table:formula="of:=MOD([.C127];85)" office:value-type="float" office:value="13" calcext:value-type="float">
            <text:p>13</text:p>
          </table:table-cell>
          <table:table-cell table:formula="of:=COM.MICROSOFT.CONCAT(MID(&quot;0123456789ABCDEFGHJKLMNPQRSTUVWXYZabcdefghijklmnpqrstuvwxyz!#$%&amp;()*+-;&lt;=&gt;?@^_{}[]/\:&quot;&quot;&quot;&quot;&quot;;[.D127]+1;1);MID(&quot;0123456789ABCDEFGHJKLMNPQRSTUVWXYZabcdefghijklmnpqrstuvwxyz!#$%&amp;()*+-;&lt;=&gt;?@^_{}[]/\:&quot;&quot;&quot;&quot;&quot;;[.E127]+1;1);MID(&quot;0123456789ABCDEFGHJKLMNPQRSTUVWXYZabcdefghijklmnpqrstuvwxyz!#$%&amp;()*+-;&lt;=&gt;?@^_{}[]/\:&quot;&quot;&quot;&quot;&quot;;[.F127]+1;1);MID(&quot;0123456789ABCDEFGHJKLMNPQRSTUVWXYZabcdefghijklmnpqrstuvwxyz!#$%&amp;()*+-;&lt;=&gt;?@^_{}[]/\:&quot;&quot;&quot;&quot;&quot;;[.G127]+1;1))" office:value-type="string" office:string-value="=dbD" calcext:value-type="string">
            <text:p>=db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5e45837a2959db847f7e67a915d0ecaddd47f943af2af5fa6453be497faabca</text:p>
          </table:table-cell>
          <table:table-cell table:formula="of:=HEX2DEC(MID([.A128];1;8))+HEX2DEC(MID([.A128];9;8))+HEX2DEC(MID([.A128];17;8))+HEX2DEC(MID([.A128];25;8))+HEX2DEC(MID([.A128];33;8))+HEX2DEC(MID([.A128];41;8))+HEX2DEC(MID([.A128];49;8))+HEX2DEC(MID([.A128];57;8))" office:value-type="float" office:value="19207160276" calcext:value-type="float">
            <text:p>19207160276</text:p>
          </table:table-cell>
          <table:table-cell table:formula="of:= MOD([.B128];85^4)" office:value-type="float" office:value="49530901" calcext:value-type="float">
            <text:p>49530901</text:p>
          </table:table-cell>
          <table:table-cell table:formula="of:=MOD(((((([.C128]-[.G128])/85)-[.F128])/85)-[.E128])/85;85)" office:value-type="float" office:value="80" calcext:value-type="float">
            <text:p>80</text:p>
          </table:table-cell>
          <table:table-cell table:formula="of:=MOD(((([.C128]-[.G128])/85)-[.F128])/85;85)" office:value-type="float" office:value="55" calcext:value-type="float">
            <text:p>55</text:p>
          </table:table-cell>
          <table:table-cell table:formula="of:=MOD(([.C128]-[.G128])/85;85)" office:value-type="float" office:value="41" calcext:value-type="float">
            <text:p>41</text:p>
          </table:table-cell>
          <table:table-cell table:formula="of:=MOD([.C128];85)" office:value-type="float" office:value="41" calcext:value-type="float">
            <text:p>41</text:p>
          </table:table-cell>
          <table:table-cell table:formula="of:=COM.MICROSOFT.CONCAT(MID(&quot;0123456789ABCDEFGHJKLMNPQRSTUVWXYZabcdefghijklmnpqrstuvwxyz!#$%&amp;()*+-;&lt;=&gt;?@^_{}[]/\:&quot;&quot;&quot;&quot;&quot;;[.D128]+1;1);MID(&quot;0123456789ABCDEFGHJKLMNPQRSTUVWXYZabcdefghijklmnpqrstuvwxyz!#$%&amp;()*+-;&lt;=&gt;?@^_{}[]/\:&quot;&quot;&quot;&quot;&quot;;[.E128]+1;1);MID(&quot;0123456789ABCDEFGHJKLMNPQRSTUVWXYZabcdefghijklmnpqrstuvwxyz!#$%&amp;()*+-;&lt;=&gt;?@^_{}[]/\:&quot;&quot;&quot;&quot;&quot;;[.F128]+1;1);MID(&quot;0123456789ABCDEFGHJKLMNPQRSTUVWXYZabcdefghijklmnpqrstuvwxyz!#$%&amp;()*+-;&lt;=&gt;?@^_{}[]/\:&quot;&quot;&quot;&quot;&quot;;[.G128]+1;1))" office:value-type="string" office:string-value="]whh" calcext:value-type="string">
            <text:p>]wh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03d2c10fa601276a4dd96193faed68902a642a44eb5b01b40d6fc8499e12822</text:p>
          </table:table-cell>
          <table:table-cell table:formula="of:=HEX2DEC(MID([.A129];1;8))+HEX2DEC(MID([.A129];9;8))+HEX2DEC(MID([.A129];17;8))+HEX2DEC(MID([.A129];25;8))+HEX2DEC(MID([.A129];33;8))+HEX2DEC(MID([.A129];41;8))+HEX2DEC(MID([.A129];49;8))+HEX2DEC(MID([.A129];57;8))" office:value-type="float" office:value="14952546957" calcext:value-type="float">
            <text:p>14952546957</text:p>
          </table:table-cell>
          <table:table-cell table:formula="of:= MOD([.B129];85^4)" office:value-type="float" office:value="23168207" calcext:value-type="float">
            <text:p>23168207</text:p>
          </table:table-cell>
          <table:table-cell table:formula="of:=MOD(((((([.C129]-[.G129])/85)-[.F129])/85)-[.E129])/85;85)" office:value-type="float" office:value="37" calcext:value-type="float">
            <text:p>37</text:p>
          </table:table-cell>
          <table:table-cell table:formula="of:=MOD(((([.C129]-[.G129])/85)-[.F129])/85;85)" office:value-type="float" office:value="61" calcext:value-type="float">
            <text:p>61</text:p>
          </table:table-cell>
          <table:table-cell table:formula="of:=MOD(([.C129]-[.G129])/85;85)" office:value-type="float" office:value="57" calcext:value-type="float">
            <text:p>57</text:p>
          </table:table-cell>
          <table:table-cell table:formula="of:=MOD([.C129];85)" office:value-type="float" office:value="12" calcext:value-type="float">
            <text:p>12</text:p>
          </table:table-cell>
          <table:table-cell table:formula="of:=COM.MICROSOFT.CONCAT(MID(&quot;0123456789ABCDEFGHJKLMNPQRSTUVWXYZabcdefghijklmnpqrstuvwxyz!#$%&amp;()*+-;&lt;=&gt;?@^_{}[]/\:&quot;&quot;&quot;&quot;&quot;;[.D129]+1;1);MID(&quot;0123456789ABCDEFGHJKLMNPQRSTUVWXYZabcdefghijklmnpqrstuvwxyz!#$%&amp;()*+-;&lt;=&gt;?@^_{}[]/\:&quot;&quot;&quot;&quot;&quot;;[.E129]+1;1);MID(&quot;0123456789ABCDEFGHJKLMNPQRSTUVWXYZabcdefghijklmnpqrstuvwxyz!#$%&amp;()*+-;&lt;=&gt;?@^_{}[]/\:&quot;&quot;&quot;&quot;&quot;;[.F129]+1;1);MID(&quot;0123456789ABCDEFGHJKLMNPQRSTUVWXYZabcdefghijklmnpqrstuvwxyz!#$%&amp;()*+-;&lt;=&gt;?@^_{}[]/\:&quot;&quot;&quot;&quot;&quot;;[.G129]+1;1))" office:value-type="string" office:string-value="d$yC" calcext:value-type="string">
            <text:p>d$y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43c7850cccfba5e53a9002663ec1ddd1079315a98bdbfdde10e6044f56abefe</text:p>
          </table:table-cell>
          <table:table-cell table:formula="of:=HEX2DEC(MID([.A130];1;8))+HEX2DEC(MID([.A130];9;8))+HEX2DEC(MID([.A130];17;8))+HEX2DEC(MID([.A130];25;8))+HEX2DEC(MID([.A130];33;8))+HEX2DEC(MID([.A130];41;8))+HEX2DEC(MID([.A130];49;8))+HEX2DEC(MID([.A130];57;8))" office:value-type="float" office:value="19198468394" calcext:value-type="float">
            <text:p>19198468394</text:p>
          </table:table-cell>
          <table:table-cell table:formula="of:= MOD([.B130];85^4)" office:value-type="float" office:value="40839019" calcext:value-type="float">
            <text:p>40839019</text:p>
          </table:table-cell>
          <table:table-cell table:formula="of:=MOD(((((([.C130]-[.G130])/85)-[.F130])/85)-[.E130])/85;85)" office:value-type="float" office:value="66" calcext:value-type="float">
            <text:p>66</text:p>
          </table:table-cell>
          <table:table-cell table:formula="of:=MOD(((([.C130]-[.G130])/85)-[.F130])/85;85)" office:value-type="float" office:value="42" calcext:value-type="float">
            <text:p>42</text:p>
          </table:table-cell>
          <table:table-cell table:formula="of:=MOD(([.C130]-[.G130])/85;85)" office:value-type="float" office:value="39" calcext:value-type="float">
            <text:p>39</text:p>
          </table:table-cell>
          <table:table-cell table:formula="of:=MOD([.C130];85)" office:value-type="float" office:value="4" calcext:value-type="float">
            <text:p>4</text:p>
          </table:table-cell>
          <table:table-cell table:formula="of:=COM.MICROSOFT.CONCAT(MID(&quot;0123456789ABCDEFGHJKLMNPQRSTUVWXYZabcdefghijklmnpqrstuvwxyz!#$%&amp;()*+-;&lt;=&gt;?@^_{}[]/\:&quot;&quot;&quot;&quot;&quot;;[.D130]+1;1);MID(&quot;0123456789ABCDEFGHJKLMNPQRSTUVWXYZabcdefghijklmnpqrstuvwxyz!#$%&amp;()*+-;&lt;=&gt;?@^_{}[]/\:&quot;&quot;&quot;&quot;&quot;;[.E130]+1;1);MID(&quot;0123456789ABCDEFGHJKLMNPQRSTUVWXYZabcdefghijklmnpqrstuvwxyz!#$%&amp;()*+-;&lt;=&gt;?@^_{}[]/\:&quot;&quot;&quot;&quot;&quot;;[.F130]+1;1);MID(&quot;0123456789ABCDEFGHJKLMNPQRSTUVWXYZabcdefghijklmnpqrstuvwxyz!#$%&amp;()*+-;&lt;=&gt;?@^_{}[]/\:&quot;&quot;&quot;&quot;&quot;;[.G130]+1;1))" office:value-type="string" office:string-value="*if4" calcext:value-type="string">
            <text:p>*if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6292515f7d3a7110811eb8de26b3f75f82a0766aa5a1fd66ebcfcb84fe6d5ff</text:p>
          </table:table-cell>
          <table:table-cell table:formula="of:=HEX2DEC(MID([.A131];1;8))+HEX2DEC(MID([.A131];9;8))+HEX2DEC(MID([.A131];17;8))+HEX2DEC(MID([.A131];25;8))+HEX2DEC(MID([.A131];33;8))+HEX2DEC(MID([.A131];41;8))+HEX2DEC(MID([.A131];49;8))+HEX2DEC(MID([.A131];57;8))" office:value-type="float" office:value="19757396251" calcext:value-type="float">
            <text:p>19757396251</text:p>
          </table:table-cell>
          <table:table-cell table:formula="of:= MOD([.B131];85^4)" office:value-type="float" office:value="25560001" calcext:value-type="float">
            <text:p>25560001</text:p>
          </table:table-cell>
          <table:table-cell table:formula="of:=MOD(((((([.C131]-[.G131])/85)-[.F131])/85)-[.E131])/85;85)" office:value-type="float" office:value="41" calcext:value-type="float">
            <text:p>41</text:p>
          </table:table-cell>
          <table:table-cell table:formula="of:=MOD(((([.C131]-[.G131])/85)-[.F131])/85;85)" office:value-type="float" office:value="52" calcext:value-type="float">
            <text:p>52</text:p>
          </table:table-cell>
          <table:table-cell table:formula="of:=MOD(([.C131]-[.G131])/85;85)" office:value-type="float" office:value="60" calcext:value-type="float">
            <text:p>60</text:p>
          </table:table-cell>
          <table:table-cell table:formula="of:=MOD([.C131];85)" office:value-type="float" office:value="76" calcext:value-type="float">
            <text:p>76</text:p>
          </table:table-cell>
          <table:table-cell table:formula="of:=COM.MICROSOFT.CONCAT(MID(&quot;0123456789ABCDEFGHJKLMNPQRSTUVWXYZabcdefghijklmnpqrstuvwxyz!#$%&amp;()*+-;&lt;=&gt;?@^_{}[]/\:&quot;&quot;&quot;&quot;&quot;;[.D131]+1;1);MID(&quot;0123456789ABCDEFGHJKLMNPQRSTUVWXYZabcdefghijklmnpqrstuvwxyz!#$%&amp;()*+-;&lt;=&gt;?@^_{}[]/\:&quot;&quot;&quot;&quot;&quot;;[.E131]+1;1);MID(&quot;0123456789ABCDEFGHJKLMNPQRSTUVWXYZabcdefghijklmnpqrstuvwxyz!#$%&amp;()*+-;&lt;=&gt;?@^_{}[]/\:&quot;&quot;&quot;&quot;&quot;;[.F131]+1;1);MID(&quot;0123456789ABCDEFGHJKLMNPQRSTUVWXYZabcdefghijklmnpqrstuvwxyz!#$%&amp;()*+-;&lt;=&gt;?@^_{}[]/\:&quot;&quot;&quot;&quot;&quot;;[.G131]+1;1))" office:value-type="string" office:string-value="ht#_" calcext:value-type="string">
            <text:p>ht#_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8a407cd7d38b41132709485046d7817571b73c32433877751399e229ce11ce2</text:p>
          </table:table-cell>
          <table:table-cell table:formula="of:=HEX2DEC(MID([.A132];1;8))+HEX2DEC(MID([.A132];9;8))+HEX2DEC(MID([.A132];17;8))+HEX2DEC(MID([.A132];25;8))+HEX2DEC(MID([.A132];33;8))+HEX2DEC(MID([.A132];41;8))+HEX2DEC(MID([.A132];49;8))+HEX2DEC(MID([.A132];57;8))" office:value-type="float" office:value="10035166904" calcext:value-type="float">
            <text:p>10035166904</text:p>
          </table:table-cell>
          <table:table-cell table:formula="of:= MOD([.B132];85^4)" office:value-type="float" office:value="12646904" calcext:value-type="float">
            <text:p>12646904</text:p>
          </table:table-cell>
          <table:table-cell table:formula="of:=MOD(((((([.C132]-[.G132])/85)-[.F132])/85)-[.E132])/85;85)" office:value-type="float" office:value="20" calcext:value-type="float">
            <text:p>20</text:p>
          </table:table-cell>
          <table:table-cell table:formula="of:=MOD(((([.C132]-[.G132])/85)-[.F132])/85;85)" office:value-type="float" office:value="50" calcext:value-type="float">
            <text:p>50</text:p>
          </table:table-cell>
          <table:table-cell table:formula="of:=MOD(([.C132]-[.G132])/85;85)" office:value-type="float" office:value="37" calcext:value-type="float">
            <text:p>37</text:p>
          </table:table-cell>
          <table:table-cell table:formula="of:=MOD([.C132];85)" office:value-type="float" office:value="9" calcext:value-type="float">
            <text:p>9</text:p>
          </table:table-cell>
          <table:table-cell table:formula="of:=COM.MICROSOFT.CONCAT(MID(&quot;0123456789ABCDEFGHJKLMNPQRSTUVWXYZabcdefghijklmnpqrstuvwxyz!#$%&amp;()*+-;&lt;=&gt;?@^_{}[]/\:&quot;&quot;&quot;&quot;&quot;;[.D132]+1;1);MID(&quot;0123456789ABCDEFGHJKLMNPQRSTUVWXYZabcdefghijklmnpqrstuvwxyz!#$%&amp;()*+-;&lt;=&gt;?@^_{}[]/\:&quot;&quot;&quot;&quot;&quot;;[.E132]+1;1);MID(&quot;0123456789ABCDEFGHJKLMNPQRSTUVWXYZabcdefghijklmnpqrstuvwxyz!#$%&amp;()*+-;&lt;=&gt;?@^_{}[]/\:&quot;&quot;&quot;&quot;&quot;;[.F132]+1;1);MID(&quot;0123456789ABCDEFGHJKLMNPQRSTUVWXYZabcdefghijklmnpqrstuvwxyz!#$%&amp;()*+-;&lt;=&gt;?@^_{}[]/\:&quot;&quot;&quot;&quot;&quot;;[.G132]+1;1))" office:value-type="string" office:string-value="Lrd9" calcext:value-type="string">
            <text:p>Lrd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5bde7eb9f6c71611dc5726e8aca3eb4eba3e386da49e0a4ed5c295a90a73a0d</text:p>
          </table:table-cell>
          <table:table-cell table:formula="of:=HEX2DEC(MID([.A133];1;8))+HEX2DEC(MID([.A133];9;8))+HEX2DEC(MID([.A133];17;8))+HEX2DEC(MID([.A133];25;8))+HEX2DEC(MID([.A133];33;8))+HEX2DEC(MID([.A133];41;8))+HEX2DEC(MID([.A133];49;8))+HEX2DEC(MID([.A133];57;8))" office:value-type="float" office:value="23650316799" calcext:value-type="float">
            <text:p>23650316799</text:p>
          </table:table-cell>
          <table:table-cell table:formula="of:= MOD([.B133];85^4)" office:value-type="float" office:value="3433674" calcext:value-type="float">
            <text:p>3433674</text:p>
          </table:table-cell>
          <table:table-cell table:formula="of:=MOD(((((([.C133]-[.G133])/85)-[.F133])/85)-[.E133])/85;85)" office:value-type="float" office:value="5" calcext:value-type="float">
            <text:p>5</text:p>
          </table:table-cell>
          <table:table-cell table:formula="of:=MOD(((([.C133]-[.G133])/85)-[.F133])/85;85)" office:value-type="float" office:value="50" calcext:value-type="float">
            <text:p>50</text:p>
          </table:table-cell>
          <table:table-cell table:formula="of:=MOD(([.C133]-[.G133])/85;85)" office:value-type="float" office:value="21" calcext:value-type="float">
            <text:p>21</text:p>
          </table:table-cell>
          <table:table-cell table:formula="of:=MOD([.C133];85)" office:value-type="float" office:value="14" calcext:value-type="float">
            <text:p>14</text:p>
          </table:table-cell>
          <table:table-cell table:formula="of:=COM.MICROSOFT.CONCAT(MID(&quot;0123456789ABCDEFGHJKLMNPQRSTUVWXYZabcdefghijklmnpqrstuvwxyz!#$%&amp;()*+-;&lt;=&gt;?@^_{}[]/\:&quot;&quot;&quot;&quot;&quot;;[.D133]+1;1);MID(&quot;0123456789ABCDEFGHJKLMNPQRSTUVWXYZabcdefghijklmnpqrstuvwxyz!#$%&amp;()*+-;&lt;=&gt;?@^_{}[]/\:&quot;&quot;&quot;&quot;&quot;;[.E133]+1;1);MID(&quot;0123456789ABCDEFGHJKLMNPQRSTUVWXYZabcdefghijklmnpqrstuvwxyz!#$%&amp;()*+-;&lt;=&gt;?@^_{}[]/\:&quot;&quot;&quot;&quot;&quot;;[.F133]+1;1);MID(&quot;0123456789ABCDEFGHJKLMNPQRSTUVWXYZabcdefghijklmnpqrstuvwxyz!#$%&amp;()*+-;&lt;=&gt;?@^_{}[]/\:&quot;&quot;&quot;&quot;&quot;;[.G133]+1;1))" office:value-type="string" office:string-value="5rME" calcext:value-type="string">
            <text:p>5r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5af689f2e58459835bb77930031a16999a7b03b90788d4e43f8b609e6d3475b</text:p>
          </table:table-cell>
          <table:table-cell table:formula="of:=HEX2DEC(MID([.A134];1;8))+HEX2DEC(MID([.A134];9;8))+HEX2DEC(MID([.A134];17;8))+HEX2DEC(MID([.A134];25;8))+HEX2DEC(MID([.A134];33;8))+HEX2DEC(MID([.A134];41;8))+HEX2DEC(MID([.A134];49;8))+HEX2DEC(MID([.A134];57;8))" office:value-type="float" office:value="14476706336" calcext:value-type="float">
            <text:p>14476706336</text:p>
          </table:table-cell>
          <table:table-cell table:formula="of:= MOD([.B134];85^4)" office:value-type="float" office:value="17133211" calcext:value-type="float">
            <text:p>17133211</text:p>
          </table:table-cell>
          <table:table-cell table:formula="of:=MOD(((((([.C134]-[.G134])/85)-[.F134])/85)-[.E134])/85;85)" office:value-type="float" office:value="27" calcext:value-type="float">
            <text:p>27</text:p>
          </table:table-cell>
          <table:table-cell table:formula="of:=MOD(((([.C134]-[.G134])/85)-[.F134])/85;85)" office:value-type="float" office:value="76" calcext:value-type="float">
            <text:p>76</text:p>
          </table:table-cell>
          <table:table-cell table:formula="of:=MOD(([.C134]-[.G134])/85;85)" office:value-type="float" office:value="32" calcext:value-type="float">
            <text:p>32</text:p>
          </table:table-cell>
          <table:table-cell table:formula="of:=MOD([.C134];85)" office:value-type="float" office:value="16" calcext:value-type="float">
            <text:p>16</text:p>
          </table:table-cell>
          <table:table-cell table:formula="of:=COM.MICROSOFT.CONCAT(MID(&quot;0123456789ABCDEFGHJKLMNPQRSTUVWXYZabcdefghijklmnpqrstuvwxyz!#$%&amp;()*+-;&lt;=&gt;?@^_{}[]/\:&quot;&quot;&quot;&quot;&quot;;[.D134]+1;1);MID(&quot;0123456789ABCDEFGHJKLMNPQRSTUVWXYZabcdefghijklmnpqrstuvwxyz!#$%&amp;()*+-;&lt;=&gt;?@^_{}[]/\:&quot;&quot;&quot;&quot;&quot;;[.E134]+1;1);MID(&quot;0123456789ABCDEFGHJKLMNPQRSTUVWXYZabcdefghijklmnpqrstuvwxyz!#$%&amp;()*+-;&lt;=&gt;?@^_{}[]/\:&quot;&quot;&quot;&quot;&quot;;[.F134]+1;1);MID(&quot;0123456789ABCDEFGHJKLMNPQRSTUVWXYZabcdefghijklmnpqrstuvwxyz!#$%&amp;()*+-;&lt;=&gt;?@^_{}[]/\:&quot;&quot;&quot;&quot;&quot;;[.G134]+1;1))" office:value-type="string" office:string-value="T_YG" calcext:value-type="string">
            <text:p>T_Y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86900065999e00dfd03caec2bd5eb43dd939f082db4718edecd72fabfdcdbec</text:p>
          </table:table-cell>
          <table:table-cell table:formula="of:=HEX2DEC(MID([.A135];1;8))+HEX2DEC(MID([.A135];9;8))+HEX2DEC(MID([.A135];17;8))+HEX2DEC(MID([.A135];25;8))+HEX2DEC(MID([.A135];33;8))+HEX2DEC(MID([.A135];41;8))+HEX2DEC(MID([.A135];49;8))+HEX2DEC(MID([.A135];57;8))" office:value-type="float" office:value="19408025022" calcext:value-type="float">
            <text:p>19408025022</text:p>
          </table:table-cell>
          <table:table-cell table:formula="of:= MOD([.B135];85^4)" office:value-type="float" office:value="41593147" calcext:value-type="float">
            <text:p>41593147</text:p>
          </table:table-cell>
          <table:table-cell table:formula="of:=MOD(((((([.C135]-[.G135])/85)-[.F135])/85)-[.E135])/85;85)" office:value-type="float" office:value="67" calcext:value-type="float">
            <text:p>67</text:p>
          </table:table-cell>
          <table:table-cell table:formula="of:=MOD(((([.C135]-[.G135])/85)-[.F135])/85;85)" office:value-type="float" office:value="61" calcext:value-type="float">
            <text:p>61</text:p>
          </table:table-cell>
          <table:table-cell table:formula="of:=MOD(([.C135]-[.G135])/85;85)" office:value-type="float" office:value="71" calcext:value-type="float">
            <text:p>71</text:p>
          </table:table-cell>
          <table:table-cell table:formula="of:=MOD([.C135];85)" office:value-type="float" office:value="12" calcext:value-type="float">
            <text:p>12</text:p>
          </table:table-cell>
          <table:table-cell table:formula="of:=COM.MICROSOFT.CONCAT(MID(&quot;0123456789ABCDEFGHJKLMNPQRSTUVWXYZabcdefghijklmnpqrstuvwxyz!#$%&amp;()*+-;&lt;=&gt;?@^_{}[]/\:&quot;&quot;&quot;&quot;&quot;;[.D135]+1;1);MID(&quot;0123456789ABCDEFGHJKLMNPQRSTUVWXYZabcdefghijklmnpqrstuvwxyz!#$%&amp;()*+-;&lt;=&gt;?@^_{}[]/\:&quot;&quot;&quot;&quot;&quot;;[.E135]+1;1);MID(&quot;0123456789ABCDEFGHJKLMNPQRSTUVWXYZabcdefghijklmnpqrstuvwxyz!#$%&amp;()*+-;&lt;=&gt;?@^_{}[]/\:&quot;&quot;&quot;&quot;&quot;;[.F135]+1;1);MID(&quot;0123456789ABCDEFGHJKLMNPQRSTUVWXYZabcdefghijklmnpqrstuvwxyz!#$%&amp;()*+-;&lt;=&gt;?@^_{}[]/\:&quot;&quot;&quot;&quot;&quot;;[.G135]+1;1))" office:value-type="string" office:string-value="+$=C" calcext:value-type="string">
            <text:p>+$=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9453b5778ba23c77e35a6b10436f27867635c679b926429b4a9fd2ebce2c6c9</text:p>
          </table:table-cell>
          <table:table-cell table:formula="of:=HEX2DEC(MID([.A136];1;8))+HEX2DEC(MID([.A136];9;8))+HEX2DEC(MID([.A136];17;8))+HEX2DEC(MID([.A136];25;8))+HEX2DEC(MID([.A136];33;8))+HEX2DEC(MID([.A136];41;8))+HEX2DEC(MID([.A136];49;8))+HEX2DEC(MID([.A136];57;8))" office:value-type="float" office:value="15987539150" calcext:value-type="float">
            <text:p>15987539150</text:p>
          </table:table-cell>
          <table:table-cell table:formula="of:= MOD([.B136];85^4)" office:value-type="float" office:value="14147900" calcext:value-type="float">
            <text:p>14147900</text:p>
          </table:table-cell>
          <table:table-cell table:formula="of:=MOD(((((([.C136]-[.G136])/85)-[.F136])/85)-[.E136])/85;85)" office:value-type="float" office:value="23" calcext:value-type="float">
            <text:p>23</text:p>
          </table:table-cell>
          <table:table-cell table:formula="of:=MOD(((([.C136]-[.G136])/85)-[.F136])/85;85)" office:value-type="float" office:value="3" calcext:value-type="float">
            <text:p>3</text:p>
          </table:table-cell>
          <table:table-cell table:formula="of:=MOD(([.C136]-[.G136])/85;85)" office:value-type="float" office:value="15" calcext:value-type="float">
            <text:p>15</text:p>
          </table:table-cell>
          <table:table-cell table:formula="of:=MOD([.C136];85)" office:value-type="float" office:value="75" calcext:value-type="float">
            <text:p>75</text:p>
          </table:table-cell>
          <table:table-cell table:formula="of:=COM.MICROSOFT.CONCAT(MID(&quot;0123456789ABCDEFGHJKLMNPQRSTUVWXYZabcdefghijklmnpqrstuvwxyz!#$%&amp;()*+-;&lt;=&gt;?@^_{}[]/\:&quot;&quot;&quot;&quot;&quot;;[.D136]+1;1);MID(&quot;0123456789ABCDEFGHJKLMNPQRSTUVWXYZabcdefghijklmnpqrstuvwxyz!#$%&amp;()*+-;&lt;=&gt;?@^_{}[]/\:&quot;&quot;&quot;&quot;&quot;;[.E136]+1;1);MID(&quot;0123456789ABCDEFGHJKLMNPQRSTUVWXYZabcdefghijklmnpqrstuvwxyz!#$%&amp;()*+-;&lt;=&gt;?@^_{}[]/\:&quot;&quot;&quot;&quot;&quot;;[.F136]+1;1);MID(&quot;0123456789ABCDEFGHJKLMNPQRSTUVWXYZabcdefghijklmnpqrstuvwxyz!#$%&amp;()*+-;&lt;=&gt;?@^_{}[]/\:&quot;&quot;&quot;&quot;&quot;;[.G136]+1;1))" office:value-type="string" office:string-value="P3F^" calcext:value-type="string">
            <text:p>P3F^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726b440cc164001999e718b51780d80314709efe06e7857282377be9111127b</text:p>
          </table:table-cell>
          <table:table-cell table:formula="of:=HEX2DEC(MID([.A137];1;8))+HEX2DEC(MID([.A137];9;8))+HEX2DEC(MID([.A137];17;8))+HEX2DEC(MID([.A137];25;8))+HEX2DEC(MID([.A137];33;8))+HEX2DEC(MID([.A137];41;8))+HEX2DEC(MID([.A137];49;8))+HEX2DEC(MID([.A137];57;8))" office:value-type="float" office:value="18945507275" calcext:value-type="float">
            <text:p>18945507275</text:p>
          </table:table-cell>
          <table:table-cell table:formula="of:= MOD([.B137];85^4)" office:value-type="float" office:value="48881025" calcext:value-type="float">
            <text:p>48881025</text:p>
          </table:table-cell>
          <table:table-cell table:formula="of:=MOD(((((([.C137]-[.G137])/85)-[.F137])/85)-[.E137])/85;85)" office:value-type="float" office:value="79" calcext:value-type="float">
            <text:p>79</text:p>
          </table:table-cell>
          <table:table-cell table:formula="of:=MOD(((([.C137]-[.G137])/85)-[.F137])/85;85)" office:value-type="float" office:value="50" calcext:value-type="float">
            <text:p>50</text:p>
          </table:table-cell>
          <table:table-cell table:formula="of:=MOD(([.C137]-[.G137])/85;85)" office:value-type="float" office:value="45" calcext:value-type="float">
            <text:p>45</text:p>
          </table:table-cell>
          <table:table-cell table:formula="of:=MOD([.C137];85)" office:value-type="float" office:value="75" calcext:value-type="float">
            <text:p>75</text:p>
          </table:table-cell>
          <table:table-cell table:formula="of:=COM.MICROSOFT.CONCAT(MID(&quot;0123456789ABCDEFGHJKLMNPQRSTUVWXYZabcdefghijklmnpqrstuvwxyz!#$%&amp;()*+-;&lt;=&gt;?@^_{}[]/\:&quot;&quot;&quot;&quot;&quot;;[.D137]+1;1);MID(&quot;0123456789ABCDEFGHJKLMNPQRSTUVWXYZabcdefghijklmnpqrstuvwxyz!#$%&amp;()*+-;&lt;=&gt;?@^_{}[]/\:&quot;&quot;&quot;&quot;&quot;;[.E137]+1;1);MID(&quot;0123456789ABCDEFGHJKLMNPQRSTUVWXYZabcdefghijklmnpqrstuvwxyz!#$%&amp;()*+-;&lt;=&gt;?@^_{}[]/\:&quot;&quot;&quot;&quot;&quot;;[.F137]+1;1);MID(&quot;0123456789ABCDEFGHJKLMNPQRSTUVWXYZabcdefghijklmnpqrstuvwxyz!#$%&amp;()*+-;&lt;=&gt;?@^_{}[]/\:&quot;&quot;&quot;&quot;&quot;;[.G137]+1;1))" office:value-type="string" office:string-value="[rl^" calcext:value-type="string">
            <text:p>[rl^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5696336da00b304d91bb78c4be84c0e975baa9ee85d1b26d4a0168203c19288</text:p>
          </table:table-cell>
          <table:table-cell table:formula="of:=HEX2DEC(MID([.A138];1;8))+HEX2DEC(MID([.A138];9;8))+HEX2DEC(MID([.A138];17;8))+HEX2DEC(MID([.A138];25;8))+HEX2DEC(MID([.A138];33;8))+HEX2DEC(MID([.A138];41;8))+HEX2DEC(MID([.A138];49;8))+HEX2DEC(MID([.A138];57;8))" office:value-type="float" office:value="19537627298" calcext:value-type="float">
            <text:p>19537627298</text:p>
          </table:table-cell>
          <table:table-cell table:formula="of:= MOD([.B138];85^4)" office:value-type="float" office:value="14593548" calcext:value-type="float">
            <text:p>14593548</text:p>
          </table:table-cell>
          <table:table-cell table:formula="of:=MOD(((((([.C138]-[.G138])/85)-[.F138])/85)-[.E138])/85;85)" office:value-type="float" office:value="23" calcext:value-type="float">
            <text:p>23</text:p>
          </table:table-cell>
          <table:table-cell table:formula="of:=MOD(((([.C138]-[.G138])/85)-[.F138])/85;85)" office:value-type="float" office:value="64" calcext:value-type="float">
            <text:p>64</text:p>
          </table:table-cell>
          <table:table-cell table:formula="of:=MOD(([.C138]-[.G138])/85;85)" office:value-type="float" office:value="73" calcext:value-type="float">
            <text:p>73</text:p>
          </table:table-cell>
          <table:table-cell table:formula="of:=MOD([.C138];85)" office:value-type="float" office:value="68" calcext:value-type="float">
            <text:p>68</text:p>
          </table:table-cell>
          <table:table-cell table:formula="of:=COM.MICROSOFT.CONCAT(MID(&quot;0123456789ABCDEFGHJKLMNPQRSTUVWXYZabcdefghijklmnpqrstuvwxyz!#$%&amp;()*+-;&lt;=&gt;?@^_{}[]/\:&quot;&quot;&quot;&quot;&quot;;[.D138]+1;1);MID(&quot;0123456789ABCDEFGHJKLMNPQRSTUVWXYZabcdefghijklmnpqrstuvwxyz!#$%&amp;()*+-;&lt;=&gt;?@^_{}[]/\:&quot;&quot;&quot;&quot;&quot;;[.E138]+1;1);MID(&quot;0123456789ABCDEFGHJKLMNPQRSTUVWXYZabcdefghijklmnpqrstuvwxyz!#$%&amp;()*+-;&lt;=&gt;?@^_{}[]/\:&quot;&quot;&quot;&quot;&quot;;[.F138]+1;1);MID(&quot;0123456789ABCDEFGHJKLMNPQRSTUVWXYZabcdefghijklmnpqrstuvwxyz!#$%&amp;()*+-;&lt;=&gt;?@^_{}[]/\:&quot;&quot;&quot;&quot;&quot;;[.G138]+1;1))" office:value-type="string" office:string-value="P(?-" calcext:value-type="string">
            <text:p>P(?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48ea33db356501af68a9e37a1583cfa57192a894aab2a692c5475f031d1e81a</text:p>
          </table:table-cell>
          <table:table-cell table:formula="of:=HEX2DEC(MID([.A139];1;8))+HEX2DEC(MID([.A139];9;8))+HEX2DEC(MID([.A139];17;8))+HEX2DEC(MID([.A139];25;8))+HEX2DEC(MID([.A139];33;8))+HEX2DEC(MID([.A139];41;8))+HEX2DEC(MID([.A139];49;8))+HEX2DEC(MID([.A139];57;8))" office:value-type="float" office:value="16101048708" calcext:value-type="float">
            <text:p>16101048708</text:p>
          </table:table-cell>
          <table:table-cell table:formula="of:= MOD([.B139];85^4)" office:value-type="float" office:value="23256208" calcext:value-type="float">
            <text:p>23256208</text:p>
          </table:table-cell>
          <table:table-cell table:formula="of:=MOD(((((([.C139]-[.G139])/85)-[.F139])/85)-[.E139])/85;85)" office:value-type="float" office:value="37" calcext:value-type="float">
            <text:p>37</text:p>
          </table:table-cell>
          <table:table-cell table:formula="of:=MOD(((([.C139]-[.G139])/85)-[.F139])/85;85)" office:value-type="float" office:value="73" calcext:value-type="float">
            <text:p>73</text:p>
          </table:table-cell>
          <table:table-cell table:formula="of:=MOD(([.C139]-[.G139])/85;85)" office:value-type="float" office:value="72" calcext:value-type="float">
            <text:p>72</text:p>
          </table:table-cell>
          <table:table-cell table:formula="of:=MOD([.C139];85)" office:value-type="float" office:value="38" calcext:value-type="float">
            <text:p>38</text:p>
          </table:table-cell>
          <table:table-cell table:formula="of:=COM.MICROSOFT.CONCAT(MID(&quot;0123456789ABCDEFGHJKLMNPQRSTUVWXYZabcdefghijklmnpqrstuvwxyz!#$%&amp;()*+-;&lt;=&gt;?@^_{}[]/\:&quot;&quot;&quot;&quot;&quot;;[.D139]+1;1);MID(&quot;0123456789ABCDEFGHJKLMNPQRSTUVWXYZabcdefghijklmnpqrstuvwxyz!#$%&amp;()*+-;&lt;=&gt;?@^_{}[]/\:&quot;&quot;&quot;&quot;&quot;;[.E139]+1;1);MID(&quot;0123456789ABCDEFGHJKLMNPQRSTUVWXYZabcdefghijklmnpqrstuvwxyz!#$%&amp;()*+-;&lt;=&gt;?@^_{}[]/\:&quot;&quot;&quot;&quot;&quot;;[.F139]+1;1);MID(&quot;0123456789ABCDEFGHJKLMNPQRSTUVWXYZabcdefghijklmnpqrstuvwxyz!#$%&amp;()*+-;&lt;=&gt;?@^_{}[]/\:&quot;&quot;&quot;&quot;&quot;;[.G139]+1;1))" office:value-type="string" office:string-value="d?&gt;e" calcext:value-type="string">
            <text:p>d?&gt;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3b9c2844b5a5c2677b3a2279db2ec8487491dd9a23d6b22fac153391b3bb63c</text:p>
          </table:table-cell>
          <table:table-cell table:formula="of:=HEX2DEC(MID([.A140];1;8))+HEX2DEC(MID([.A140];9;8))+HEX2DEC(MID([.A140];17;8))+HEX2DEC(MID([.A140];25;8))+HEX2DEC(MID([.A140];33;8))+HEX2DEC(MID([.A140];41;8))+HEX2DEC(MID([.A140];49;8))+HEX2DEC(MID([.A140];57;8))" office:value-type="float" office:value="19394346949" calcext:value-type="float">
            <text:p>19394346949</text:p>
          </table:table-cell>
          <table:table-cell table:formula="of:= MOD([.B140];85^4)" office:value-type="float" office:value="27915074" calcext:value-type="float">
            <text:p>27915074</text:p>
          </table:table-cell>
          <table:table-cell table:formula="of:=MOD(((((([.C140]-[.G140])/85)-[.F140])/85)-[.E140])/85;85)" office:value-type="float" office:value="45" calcext:value-type="float">
            <text:p>45</text:p>
          </table:table-cell>
          <table:table-cell table:formula="of:=MOD(((([.C140]-[.G140])/85)-[.F140])/85;85)" office:value-type="float" office:value="38" calcext:value-type="float">
            <text:p>38</text:p>
          </table:table-cell>
          <table:table-cell table:formula="of:=MOD(([.C140]-[.G140])/85;85)" office:value-type="float" office:value="57" calcext:value-type="float">
            <text:p>57</text:p>
          </table:table-cell>
          <table:table-cell table:formula="of:=MOD([.C140];85)" office:value-type="float" office:value="54" calcext:value-type="float">
            <text:p>54</text:p>
          </table:table-cell>
          <table:table-cell table:formula="of:=COM.MICROSOFT.CONCAT(MID(&quot;0123456789ABCDEFGHJKLMNPQRSTUVWXYZabcdefghijklmnpqrstuvwxyz!#$%&amp;()*+-;&lt;=&gt;?@^_{}[]/\:&quot;&quot;&quot;&quot;&quot;;[.D140]+1;1);MID(&quot;0123456789ABCDEFGHJKLMNPQRSTUVWXYZabcdefghijklmnpqrstuvwxyz!#$%&amp;()*+-;&lt;=&gt;?@^_{}[]/\:&quot;&quot;&quot;&quot;&quot;;[.E140]+1;1);MID(&quot;0123456789ABCDEFGHJKLMNPQRSTUVWXYZabcdefghijklmnpqrstuvwxyz!#$%&amp;()*+-;&lt;=&gt;?@^_{}[]/\:&quot;&quot;&quot;&quot;&quot;;[.F140]+1;1);MID(&quot;0123456789ABCDEFGHJKLMNPQRSTUVWXYZabcdefghijklmnpqrstuvwxyz!#$%&amp;()*+-;&lt;=&gt;?@^_{}[]/\:&quot;&quot;&quot;&quot;&quot;;[.G140]+1;1))" office:value-type="string" office:string-value="leyv" calcext:value-type="string">
            <text:p>leyv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06ed966b29024dcd0b6c125cc9dd50f85cb9b180bed1a909de0f410983ac10e</text:p>
          </table:table-cell>
          <table:table-cell table:formula="of:=HEX2DEC(MID([.A141];1;8))+HEX2DEC(MID([.A141];9;8))+HEX2DEC(MID([.A141];17;8))+HEX2DEC(MID([.A141];25;8))+HEX2DEC(MID([.A141];33;8))+HEX2DEC(MID([.A141];41;8))+HEX2DEC(MID([.A141];49;8))+HEX2DEC(MID([.A141];57;8))" office:value-type="float" office:value="19732627260" calcext:value-type="float">
            <text:p>19732627260</text:p>
          </table:table-cell>
          <table:table-cell table:formula="of:= MOD([.B141];85^4)" office:value-type="float" office:value="791010" calcext:value-type="float">
            <text:p>791010</text:p>
          </table:table-cell>
          <table:table-cell table:formula="of:=MOD(((((([.C141]-[.G141])/85)-[.F141])/85)-[.E141])/85;85)" office:value-type="float" office:value="1" calcext:value-type="float">
            <text:p>1</text:p>
          </table:table-cell>
          <table:table-cell table:formula="of:=MOD(((([.C141]-[.G141])/85)-[.F141])/85;85)" office:value-type="float" office:value="24" calcext:value-type="float">
            <text:p>24</text:p>
          </table:table-cell>
          <table:table-cell table:formula="of:=MOD(([.C141]-[.G141])/85;85)" office:value-type="float" office:value="41" calcext:value-type="float">
            <text:p>41</text:p>
          </table:table-cell>
          <table:table-cell table:formula="of:=MOD([.C141];85)" office:value-type="float" office:value="0" calcext:value-type="float">
            <text:p>0</text:p>
          </table:table-cell>
          <table:table-cell table:formula="of:=COM.MICROSOFT.CONCAT(MID(&quot;0123456789ABCDEFGHJKLMNPQRSTUVWXYZabcdefghijklmnpqrstuvwxyz!#$%&amp;()*+-;&lt;=&gt;?@^_{}[]/\:&quot;&quot;&quot;&quot;&quot;;[.D141]+1;1);MID(&quot;0123456789ABCDEFGHJKLMNPQRSTUVWXYZabcdefghijklmnpqrstuvwxyz!#$%&amp;()*+-;&lt;=&gt;?@^_{}[]/\:&quot;&quot;&quot;&quot;&quot;;[.E141]+1;1);MID(&quot;0123456789ABCDEFGHJKLMNPQRSTUVWXYZabcdefghijklmnpqrstuvwxyz!#$%&amp;()*+-;&lt;=&gt;?@^_{}[]/\:&quot;&quot;&quot;&quot;&quot;;[.F141]+1;1);MID(&quot;0123456789ABCDEFGHJKLMNPQRSTUVWXYZabcdefghijklmnpqrstuvwxyz!#$%&amp;()*+-;&lt;=&gt;?@^_{}[]/\:&quot;&quot;&quot;&quot;&quot;;[.G141]+1;1))" office:value-type="string" office:string-value="1Qh0" calcext:value-type="string">
            <text:p>1Qh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90e07064753123c967bbac0180f32da6a753a5bd8b79a47644cef58e776d9f0</text:p>
          </table:table-cell>
          <table:table-cell table:formula="of:=HEX2DEC(MID([.A142];1;8))+HEX2DEC(MID([.A142];9;8))+HEX2DEC(MID([.A142];17;8))+HEX2DEC(MID([.A142];25;8))+HEX2DEC(MID([.A142];33;8))+HEX2DEC(MID([.A142];41;8))+HEX2DEC(MID([.A142];49;8))+HEX2DEC(MID([.A142];57;8))" office:value-type="float" office:value="16875562182" calcext:value-type="float">
            <text:p>16875562182</text:p>
          </table:table-cell>
          <table:table-cell table:formula="of:= MOD([.B142];85^4)" office:value-type="float" office:value="14760307" calcext:value-type="float">
            <text:p>14760307</text:p>
          </table:table-cell>
          <table:table-cell table:formula="of:=MOD(((((([.C142]-[.G142])/85)-[.F142])/85)-[.E142])/85;85)" office:value-type="float" office:value="24" calcext:value-type="float">
            <text:p>24</text:p>
          </table:table-cell>
          <table:table-cell table:formula="of:=MOD(((([.C142]-[.G142])/85)-[.F142])/85;85)" office:value-type="float" office:value="2" calcext:value-type="float">
            <text:p>2</text:p>
          </table:table-cell>
          <table:table-cell table:formula="of:=MOD(([.C142]-[.G142])/85;85)" office:value-type="float" office:value="80" calcext:value-type="float">
            <text:p>80</text:p>
          </table:table-cell>
          <table:table-cell table:formula="of:=MOD([.C142];85)" office:value-type="float" office:value="57" calcext:value-type="float">
            <text:p>57</text:p>
          </table:table-cell>
          <table:table-cell table:formula="of:=COM.MICROSOFT.CONCAT(MID(&quot;0123456789ABCDEFGHJKLMNPQRSTUVWXYZabcdefghijklmnpqrstuvwxyz!#$%&amp;()*+-;&lt;=&gt;?@^_{}[]/\:&quot;&quot;&quot;&quot;&quot;;[.D142]+1;1);MID(&quot;0123456789ABCDEFGHJKLMNPQRSTUVWXYZabcdefghijklmnpqrstuvwxyz!#$%&amp;()*+-;&lt;=&gt;?@^_{}[]/\:&quot;&quot;&quot;&quot;&quot;;[.E142]+1;1);MID(&quot;0123456789ABCDEFGHJKLMNPQRSTUVWXYZabcdefghijklmnpqrstuvwxyz!#$%&amp;()*+-;&lt;=&gt;?@^_{}[]/\:&quot;&quot;&quot;&quot;&quot;;[.F142]+1;1);MID(&quot;0123456789ABCDEFGHJKLMNPQRSTUVWXYZabcdefghijklmnpqrstuvwxyz!#$%&amp;()*+-;&lt;=&gt;?@^_{}[]/\:&quot;&quot;&quot;&quot;&quot;;[.G142]+1;1))" office:value-type="string" office:string-value="Q2]y" calcext:value-type="string">
            <text:p>Q2]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51afbc1fe2e0118f21efcd99a65edefb597b294c5b10ed79b7c46017614e8db</text:p>
          </table:table-cell>
          <table:table-cell table:formula="of:=HEX2DEC(MID([.A143];1;8))+HEX2DEC(MID([.A143];9;8))+HEX2DEC(MID([.A143];17;8))+HEX2DEC(MID([.A143];25;8))+HEX2DEC(MID([.A143];33;8))+HEX2DEC(MID([.A143];41;8))+HEX2DEC(MID([.A143];49;8))+HEX2DEC(MID([.A143];57;8))" office:value-type="float" office:value="22492469224" calcext:value-type="float">
            <text:p>22492469224</text:p>
          </table:table-cell>
          <table:table-cell table:formula="of:= MOD([.B143];85^4)" office:value-type="float" office:value="46200474" calcext:value-type="float">
            <text:p>46200474</text:p>
          </table:table-cell>
          <table:table-cell table:formula="of:=MOD(((((([.C143]-[.G143])/85)-[.F143])/85)-[.E143])/85;85)" office:value-type="float" office:value="75" calcext:value-type="float">
            <text:p>75</text:p>
          </table:table-cell>
          <table:table-cell table:formula="of:=MOD(((([.C143]-[.G143])/85)-[.F143])/85;85)" office:value-type="float" office:value="19" calcext:value-type="float">
            <text:p>19</text:p>
          </table:table-cell>
          <table:table-cell table:formula="of:=MOD(([.C143]-[.G143])/85;85)" office:value-type="float" office:value="44" calcext:value-type="float">
            <text:p>44</text:p>
          </table:table-cell>
          <table:table-cell table:formula="of:=MOD([.C143];85)" office:value-type="float" office:value="84" calcext:value-type="float">
            <text:p>84</text:p>
          </table:table-cell>
          <table:table-cell table:formula="of:=COM.MICROSOFT.CONCAT(MID(&quot;0123456789ABCDEFGHJKLMNPQRSTUVWXYZabcdefghijklmnpqrstuvwxyz!#$%&amp;()*+-;&lt;=&gt;?@^_{}[]/\:&quot;&quot;&quot;&quot;&quot;;[.D143]+1;1);MID(&quot;0123456789ABCDEFGHJKLMNPQRSTUVWXYZabcdefghijklmnpqrstuvwxyz!#$%&amp;()*+-;&lt;=&gt;?@^_{}[]/\:&quot;&quot;&quot;&quot;&quot;;[.E143]+1;1);MID(&quot;0123456789ABCDEFGHJKLMNPQRSTUVWXYZabcdefghijklmnpqrstuvwxyz!#$%&amp;()*+-;&lt;=&gt;?@^_{}[]/\:&quot;&quot;&quot;&quot;&quot;;[.F143]+1;1);MID(&quot;0123456789ABCDEFGHJKLMNPQRSTUVWXYZabcdefghijklmnpqrstuvwxyz!#$%&amp;()*+-;&lt;=&gt;?@^_{}[]/\:&quot;&quot;&quot;&quot;&quot;;[.G143]+1;1))" office:value-type="string" office:string-value="^Kk&quot;" calcext:value-type="string">
            <text:p>^Kk"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5a0e6eb5530a682fa88345a5e7a144248f49e5b71b3eb587a9db5cd2957495a</text:p>
          </table:table-cell>
          <table:table-cell table:formula="of:=HEX2DEC(MID([.A144];1;8))+HEX2DEC(MID([.A144];9;8))+HEX2DEC(MID([.A144];17;8))+HEX2DEC(MID([.A144];25;8))+HEX2DEC(MID([.A144];33;8))+HEX2DEC(MID([.A144];41;8))+HEX2DEC(MID([.A144];49;8))+HEX2DEC(MID([.A144];57;8))" office:value-type="float" office:value="15341805283" calcext:value-type="float">
            <text:p>15341805283</text:p>
          </table:table-cell>
          <table:table-cell table:formula="of:= MOD([.B144];85^4)" office:value-type="float" office:value="47022158" calcext:value-type="float">
            <text:p>47022158</text:p>
          </table:table-cell>
          <table:table-cell table:formula="of:=MOD(((((([.C144]-[.G144])/85)-[.F144])/85)-[.E144])/85;85)" office:value-type="float" office:value="76" calcext:value-type="float">
            <text:p>76</text:p>
          </table:table-cell>
          <table:table-cell table:formula="of:=MOD(((([.C144]-[.G144])/85)-[.F144])/85;85)" office:value-type="float" office:value="48" calcext:value-type="float">
            <text:p>48</text:p>
          </table:table-cell>
          <table:table-cell table:formula="of:=MOD(([.C144]-[.G144])/85;85)" office:value-type="float" office:value="21" calcext:value-type="float">
            <text:p>21</text:p>
          </table:table-cell>
          <table:table-cell table:formula="of:=MOD([.C144];85)" office:value-type="float" office:value="73" calcext:value-type="float">
            <text:p>73</text:p>
          </table:table-cell>
          <table:table-cell table:formula="of:=COM.MICROSOFT.CONCAT(MID(&quot;0123456789ABCDEFGHJKLMNPQRSTUVWXYZabcdefghijklmnpqrstuvwxyz!#$%&amp;()*+-;&lt;=&gt;?@^_{}[]/\:&quot;&quot;&quot;&quot;&quot;;[.D144]+1;1);MID(&quot;0123456789ABCDEFGHJKLMNPQRSTUVWXYZabcdefghijklmnpqrstuvwxyz!#$%&amp;()*+-;&lt;=&gt;?@^_{}[]/\:&quot;&quot;&quot;&quot;&quot;;[.E144]+1;1);MID(&quot;0123456789ABCDEFGHJKLMNPQRSTUVWXYZabcdefghijklmnpqrstuvwxyz!#$%&amp;()*+-;&lt;=&gt;?@^_{}[]/\:&quot;&quot;&quot;&quot;&quot;;[.F144]+1;1);MID(&quot;0123456789ABCDEFGHJKLMNPQRSTUVWXYZabcdefghijklmnpqrstuvwxyz!#$%&amp;()*+-;&lt;=&gt;?@^_{}[]/\:&quot;&quot;&quot;&quot;&quot;;[.G144]+1;1))" office:value-type="string" office:string-value="_pM?" calcext:value-type="string">
            <text:p>_pM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dadd7223f8953c76459851cca53c62990c1a7b87a5795d31bbfa4059160e9f8</text:p>
          </table:table-cell>
          <table:table-cell table:formula="of:=HEX2DEC(MID([.A145];1;8))+HEX2DEC(MID([.A145];9;8))+HEX2DEC(MID([.A145];17;8))+HEX2DEC(MID([.A145];25;8))+HEX2DEC(MID([.A145];33;8))+HEX2DEC(MID([.A145];41;8))+HEX2DEC(MID([.A145];49;8))+HEX2DEC(MID([.A145];57;8))" office:value-type="float" office:value="14027735478" calcext:value-type="float">
            <text:p>14027735478</text:p>
          </table:table-cell>
          <table:table-cell table:formula="of:= MOD([.B145];85^4)" office:value-type="float" office:value="37967978" calcext:value-type="float">
            <text:p>37967978</text:p>
          </table:table-cell>
          <table:table-cell table:formula="of:=MOD(((((([.C145]-[.G145])/85)-[.F145])/85)-[.E145])/85;85)" office:value-type="float" office:value="61" calcext:value-type="float">
            <text:p>61</text:p>
          </table:table-cell>
          <table:table-cell table:formula="of:=MOD(((([.C145]-[.G145])/85)-[.F145])/85;85)" office:value-type="float" office:value="70" calcext:value-type="float">
            <text:p>70</text:p>
          </table:table-cell>
          <table:table-cell table:formula="of:=MOD(([.C145]-[.G145])/85;85)" office:value-type="float" office:value="7" calcext:value-type="float">
            <text:p>7</text:p>
          </table:table-cell>
          <table:table-cell table:formula="of:=MOD([.C145];85)" office:value-type="float" office:value="8" calcext:value-type="float">
            <text:p>8</text:p>
          </table:table-cell>
          <table:table-cell table:formula="of:=COM.MICROSOFT.CONCAT(MID(&quot;0123456789ABCDEFGHJKLMNPQRSTUVWXYZabcdefghijklmnpqrstuvwxyz!#$%&amp;()*+-;&lt;=&gt;?@^_{}[]/\:&quot;&quot;&quot;&quot;&quot;;[.D145]+1;1);MID(&quot;0123456789ABCDEFGHJKLMNPQRSTUVWXYZabcdefghijklmnpqrstuvwxyz!#$%&amp;()*+-;&lt;=&gt;?@^_{}[]/\:&quot;&quot;&quot;&quot;&quot;;[.E145]+1;1);MID(&quot;0123456789ABCDEFGHJKLMNPQRSTUVWXYZabcdefghijklmnpqrstuvwxyz!#$%&amp;()*+-;&lt;=&gt;?@^_{}[]/\:&quot;&quot;&quot;&quot;&quot;;[.F145]+1;1);MID(&quot;0123456789ABCDEFGHJKLMNPQRSTUVWXYZabcdefghijklmnpqrstuvwxyz!#$%&amp;()*+-;&lt;=&gt;?@^_{}[]/\:&quot;&quot;&quot;&quot;&quot;;[.G145]+1;1))" office:value-type="string" office:string-value="$&lt;78" calcext:value-type="string">
            <text:p>$&lt;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d9b18720961e9b4689fd763b85e7b6f36160ccd3a8a1c9ddc5103bb0f66c396</text:p>
          </table:table-cell>
          <table:table-cell table:formula="of:=HEX2DEC(MID([.A146];1;8))+HEX2DEC(MID([.A146];9;8))+HEX2DEC(MID([.A146];17;8))+HEX2DEC(MID([.A146];25;8))+HEX2DEC(MID([.A146];33;8))+HEX2DEC(MID([.A146];41;8))+HEX2DEC(MID([.A146];49;8))+HEX2DEC(MID([.A146];57;8))" office:value-type="float" office:value="13494338995" calcext:value-type="float">
            <text:p>13494338995</text:p>
          </table:table-cell>
          <table:table-cell table:formula="of:= MOD([.B146];85^4)" office:value-type="float" office:value="26577745" calcext:value-type="float">
            <text:p>26577745</text:p>
          </table:table-cell>
          <table:table-cell table:formula="of:=MOD(((((([.C146]-[.G146])/85)-[.F146])/85)-[.E146])/85;85)" office:value-type="float" office:value="43" calcext:value-type="float">
            <text:p>43</text:p>
          </table:table-cell>
          <table:table-cell table:formula="of:=MOD(((([.C146]-[.G146])/85)-[.F146])/85;85)" office:value-type="float" office:value="23" calcext:value-type="float">
            <text:p>23</text:p>
          </table:table-cell>
          <table:table-cell table:formula="of:=MOD(([.C146]-[.G146])/85;85)" office:value-type="float" office:value="49" calcext:value-type="float">
            <text:p>49</text:p>
          </table:table-cell>
          <table:table-cell table:formula="of:=MOD([.C146];85)" office:value-type="float" office:value="30" calcext:value-type="float">
            <text:p>30</text:p>
          </table:table-cell>
          <table:table-cell table:formula="of:=COM.MICROSOFT.CONCAT(MID(&quot;0123456789ABCDEFGHJKLMNPQRSTUVWXYZabcdefghijklmnpqrstuvwxyz!#$%&amp;()*+-;&lt;=&gt;?@^_{}[]/\:&quot;&quot;&quot;&quot;&quot;;[.D146]+1;1);MID(&quot;0123456789ABCDEFGHJKLMNPQRSTUVWXYZabcdefghijklmnpqrstuvwxyz!#$%&amp;()*+-;&lt;=&gt;?@^_{}[]/\:&quot;&quot;&quot;&quot;&quot;;[.E146]+1;1);MID(&quot;0123456789ABCDEFGHJKLMNPQRSTUVWXYZabcdefghijklmnpqrstuvwxyz!#$%&amp;()*+-;&lt;=&gt;?@^_{}[]/\:&quot;&quot;&quot;&quot;&quot;;[.F146]+1;1);MID(&quot;0123456789ABCDEFGHJKLMNPQRSTUVWXYZabcdefghijklmnpqrstuvwxyz!#$%&amp;()*+-;&lt;=&gt;?@^_{}[]/\:&quot;&quot;&quot;&quot;&quot;;[.G146]+1;1))" office:value-type="string" office:string-value="jPqW" calcext:value-type="string">
            <text:p>jPq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efe5a55840d37eb5db13a22ccab7e8f9867c982d1f7d18313c63fa0aa1c801b</text:p>
          </table:table-cell>
          <table:table-cell table:formula="of:=HEX2DEC(MID([.A147];1;8))+HEX2DEC(MID([.A147];9;8))+HEX2DEC(MID([.A147];17;8))+HEX2DEC(MID([.A147];25;8))+HEX2DEC(MID([.A147];33;8))+HEX2DEC(MID([.A147];41;8))+HEX2DEC(MID([.A147];49;8))+HEX2DEC(MID([.A147];57;8))" office:value-type="float" office:value="19153986993" calcext:value-type="float">
            <text:p>19153986993</text:p>
          </table:table-cell>
          <table:table-cell table:formula="of:= MOD([.B147];85^4)" office:value-type="float" office:value="48558243" calcext:value-type="float">
            <text:p>48558243</text:p>
          </table:table-cell>
          <table:table-cell table:formula="of:=MOD(((((([.C147]-[.G147])/85)-[.F147])/85)-[.E147])/85;85)" office:value-type="float" office:value="79" calcext:value-type="float">
            <text:p>79</text:p>
          </table:table-cell>
          <table:table-cell table:formula="of:=MOD(((([.C147]-[.G147])/85)-[.F147])/85;85)" office:value-type="float" office:value="5" calcext:value-type="float">
            <text:p>5</text:p>
          </table:table-cell>
          <table:table-cell table:formula="of:=MOD(([.C147]-[.G147])/85;85)" office:value-type="float" office:value="73" calcext:value-type="float">
            <text:p>73</text:p>
          </table:table-cell>
          <table:table-cell table:formula="of:=MOD([.C147];85)" office:value-type="float" office:value="38" calcext:value-type="float">
            <text:p>38</text:p>
          </table:table-cell>
          <table:table-cell table:formula="of:=COM.MICROSOFT.CONCAT(MID(&quot;0123456789ABCDEFGHJKLMNPQRSTUVWXYZabcdefghijklmnpqrstuvwxyz!#$%&amp;()*+-;&lt;=&gt;?@^_{}[]/\:&quot;&quot;&quot;&quot;&quot;;[.D147]+1;1);MID(&quot;0123456789ABCDEFGHJKLMNPQRSTUVWXYZabcdefghijklmnpqrstuvwxyz!#$%&amp;()*+-;&lt;=&gt;?@^_{}[]/\:&quot;&quot;&quot;&quot;&quot;;[.E147]+1;1);MID(&quot;0123456789ABCDEFGHJKLMNPQRSTUVWXYZabcdefghijklmnpqrstuvwxyz!#$%&amp;()*+-;&lt;=&gt;?@^_{}[]/\:&quot;&quot;&quot;&quot;&quot;;[.F147]+1;1);MID(&quot;0123456789ABCDEFGHJKLMNPQRSTUVWXYZabcdefghijklmnpqrstuvwxyz!#$%&amp;()*+-;&lt;=&gt;?@^_{}[]/\:&quot;&quot;&quot;&quot;&quot;;[.G147]+1;1))" office:value-type="string" office:string-value="[5?e" calcext:value-type="string">
            <text:p>[5?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c4c0b05bdca335d3f6f76051d1054cb36e2dd3f3b963d4222cf221059dea8b</text:p>
          </table:table-cell>
          <table:table-cell table:formula="of:=HEX2DEC(MID([.A148];1;8))+HEX2DEC(MID([.A148];9;8))+HEX2DEC(MID([.A148];17;8))+HEX2DEC(MID([.A148];25;8))+HEX2DEC(MID([.A148];33;8))+HEX2DEC(MID([.A148];41;8))+HEX2DEC(MID([.A148];49;8))+HEX2DEC(MID([.A148];57;8))" office:value-type="float" office:value="17437544164" calcext:value-type="float">
            <text:p>17437544164</text:p>
          </table:table-cell>
          <table:table-cell table:formula="of:= MOD([.B148];85^4)" office:value-type="float" office:value="2535414" calcext:value-type="float">
            <text:p>2535414</text:p>
          </table:table-cell>
          <table:table-cell table:formula="of:=MOD(((((([.C148]-[.G148])/85)-[.F148])/85)-[.E148])/85;85)" office:value-type="float" office:value="4" calcext:value-type="float">
            <text:p>4</text:p>
          </table:table-cell>
          <table:table-cell table:formula="of:=MOD(((([.C148]-[.G148])/85)-[.F148])/85;85)" office:value-type="float" office:value="10" calcext:value-type="float">
            <text:p>10</text:p>
          </table:table-cell>
          <table:table-cell table:formula="of:=MOD(([.C148]-[.G148])/85;85)" office:value-type="float" office:value="78" calcext:value-type="float">
            <text:p>78</text:p>
          </table:table-cell>
          <table:table-cell table:formula="of:=MOD([.C148];85)" office:value-type="float" office:value="34" calcext:value-type="float">
            <text:p>34</text:p>
          </table:table-cell>
          <table:table-cell table:formula="of:=COM.MICROSOFT.CONCAT(MID(&quot;0123456789ABCDEFGHJKLMNPQRSTUVWXYZabcdefghijklmnpqrstuvwxyz!#$%&amp;()*+-;&lt;=&gt;?@^_{}[]/\:&quot;&quot;&quot;&quot;&quot;;[.D148]+1;1);MID(&quot;0123456789ABCDEFGHJKLMNPQRSTUVWXYZabcdefghijklmnpqrstuvwxyz!#$%&amp;()*+-;&lt;=&gt;?@^_{}[]/\:&quot;&quot;&quot;&quot;&quot;;[.E148]+1;1);MID(&quot;0123456789ABCDEFGHJKLMNPQRSTUVWXYZabcdefghijklmnpqrstuvwxyz!#$%&amp;()*+-;&lt;=&gt;?@^_{}[]/\:&quot;&quot;&quot;&quot;&quot;;[.F148]+1;1);MID(&quot;0123456789ABCDEFGHJKLMNPQRSTUVWXYZabcdefghijklmnpqrstuvwxyz!#$%&amp;()*+-;&lt;=&gt;?@^_{}[]/\:&quot;&quot;&quot;&quot;&quot;;[.G148]+1;1))" office:value-type="string" office:string-value="4A}a" calcext:value-type="string">
            <text:p>4A}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c005f84cfaf4ccea894c12b193c1fba0207ffd615da6f61f1f8c130d2a0c9f1</text:p>
          </table:table-cell>
          <table:table-cell table:formula="of:=HEX2DEC(MID([.A149];1;8))+HEX2DEC(MID([.A149];9;8))+HEX2DEC(MID([.A149];17;8))+HEX2DEC(MID([.A149];25;8))+HEX2DEC(MID([.A149];33;8))+HEX2DEC(MID([.A149];41;8))+HEX2DEC(MID([.A149];49;8))+HEX2DEC(MID([.A149];57;8))" office:value-type="float" office:value="16005236623" calcext:value-type="float">
            <text:p>16005236623</text:p>
          </table:table-cell>
          <table:table-cell table:formula="of:= MOD([.B149];85^4)" office:value-type="float" office:value="31845373" calcext:value-type="float">
            <text:p>31845373</text:p>
          </table:table-cell>
          <table:table-cell table:formula="of:=MOD(((((([.C149]-[.G149])/85)-[.F149])/85)-[.E149])/85;85)" office:value-type="float" office:value="51" calcext:value-type="float">
            <text:p>51</text:p>
          </table:table-cell>
          <table:table-cell table:formula="of:=MOD(((([.C149]-[.G149])/85)-[.F149])/85;85)" office:value-type="float" office:value="72" calcext:value-type="float">
            <text:p>72</text:p>
          </table:table-cell>
          <table:table-cell table:formula="of:=MOD(([.C149]-[.G149])/85;85)" office:value-type="float" office:value="56" calcext:value-type="float">
            <text:p>56</text:p>
          </table:table-cell>
          <table:table-cell table:formula="of:=MOD([.C149];85)" office:value-type="float" office:value="38" calcext:value-type="float">
            <text:p>38</text:p>
          </table:table-cell>
          <table:table-cell table:formula="of:=COM.MICROSOFT.CONCAT(MID(&quot;0123456789ABCDEFGHJKLMNPQRSTUVWXYZabcdefghijklmnpqrstuvwxyz!#$%&amp;()*+-;&lt;=&gt;?@^_{}[]/\:&quot;&quot;&quot;&quot;&quot;;[.D149]+1;1);MID(&quot;0123456789ABCDEFGHJKLMNPQRSTUVWXYZabcdefghijklmnpqrstuvwxyz!#$%&amp;()*+-;&lt;=&gt;?@^_{}[]/\:&quot;&quot;&quot;&quot;&quot;;[.E149]+1;1);MID(&quot;0123456789ABCDEFGHJKLMNPQRSTUVWXYZabcdefghijklmnpqrstuvwxyz!#$%&amp;()*+-;&lt;=&gt;?@^_{}[]/\:&quot;&quot;&quot;&quot;&quot;;[.F149]+1;1);MID(&quot;0123456789ABCDEFGHJKLMNPQRSTUVWXYZabcdefghijklmnpqrstuvwxyz!#$%&amp;()*+-;&lt;=&gt;?@^_{}[]/\:&quot;&quot;&quot;&quot;&quot;;[.G149]+1;1))" office:value-type="string" office:string-value="s&gt;xe" calcext:value-type="string">
            <text:p>s&gt;x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c862790153d23a72dd410bb8b36819d51ac248cbaec4f6742efd8e75f20b175</text:p>
          </table:table-cell>
          <table:table-cell table:formula="of:=HEX2DEC(MID([.A150];1;8))+HEX2DEC(MID([.A150];9;8))+HEX2DEC(MID([.A150];17;8))+HEX2DEC(MID([.A150];25;8))+HEX2DEC(MID([.A150];33;8))+HEX2DEC(MID([.A150];41;8))+HEX2DEC(MID([.A150];49;8))+HEX2DEC(MID([.A150];57;8))" office:value-type="float" office:value="12238379998" calcext:value-type="float">
            <text:p>12238379998</text:p>
          </table:table-cell>
          <table:table-cell table:formula="of:= MOD([.B150];85^4)" office:value-type="float" office:value="23433748" calcext:value-type="float">
            <text:p>23433748</text:p>
          </table:table-cell>
          <table:table-cell table:formula="of:=MOD(((((([.C150]-[.G150])/85)-[.F150])/85)-[.E150])/85;85)" office:value-type="float" office:value="38" calcext:value-type="float">
            <text:p>38</text:p>
          </table:table-cell>
          <table:table-cell table:formula="of:=MOD(((([.C150]-[.G150])/85)-[.F150])/85;85)" office:value-type="float" office:value="13" calcext:value-type="float">
            <text:p>13</text:p>
          </table:table-cell>
          <table:table-cell table:formula="of:=MOD(([.C150]-[.G150])/85;85)" office:value-type="float" office:value="36" calcext:value-type="float">
            <text:p>36</text:p>
          </table:table-cell>
          <table:table-cell table:formula="of:=MOD([.C150];85)" office:value-type="float" office:value="13" calcext:value-type="float">
            <text:p>13</text:p>
          </table:table-cell>
          <table:table-cell table:formula="of:=COM.MICROSOFT.CONCAT(MID(&quot;0123456789ABCDEFGHJKLMNPQRSTUVWXYZabcdefghijklmnpqrstuvwxyz!#$%&amp;()*+-;&lt;=&gt;?@^_{}[]/\:&quot;&quot;&quot;&quot;&quot;;[.D150]+1;1);MID(&quot;0123456789ABCDEFGHJKLMNPQRSTUVWXYZabcdefghijklmnpqrstuvwxyz!#$%&amp;()*+-;&lt;=&gt;?@^_{}[]/\:&quot;&quot;&quot;&quot;&quot;;[.E150]+1;1);MID(&quot;0123456789ABCDEFGHJKLMNPQRSTUVWXYZabcdefghijklmnpqrstuvwxyz!#$%&amp;()*+-;&lt;=&gt;?@^_{}[]/\:&quot;&quot;&quot;&quot;&quot;;[.F150]+1;1);MID(&quot;0123456789ABCDEFGHJKLMNPQRSTUVWXYZabcdefghijklmnpqrstuvwxyz!#$%&amp;()*+-;&lt;=&gt;?@^_{}[]/\:&quot;&quot;&quot;&quot;&quot;;[.G150]+1;1))" office:value-type="string" office:string-value="eDcD" calcext:value-type="string">
            <text:p>eDc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11de14b1b0a656f782d9622cd441ed0dd9fb24d13f0299d431bdad4c61e341</text:p>
          </table:table-cell>
          <table:table-cell table:formula="of:=HEX2DEC(MID([.A151];1;8))+HEX2DEC(MID([.A151];9;8))+HEX2DEC(MID([.A151];17;8))+HEX2DEC(MID([.A151];25;8))+HEX2DEC(MID([.A151];33;8))+HEX2DEC(MID([.A151];41;8))+HEX2DEC(MID([.A151];49;8))+HEX2DEC(MID([.A151];57;8))" office:value-type="float" office:value="17847172708" calcext:value-type="float">
            <text:p>17847172708</text:p>
          </table:table-cell>
          <table:table-cell table:formula="of:= MOD([.B151];85^4)" office:value-type="float" office:value="46759583" calcext:value-type="float">
            <text:p>46759583</text:p>
          </table:table-cell>
          <table:table-cell table:formula="of:=MOD(((((([.C151]-[.G151])/85)-[.F151])/85)-[.E151])/85;85)" office:value-type="float" office:value="76" calcext:value-type="float">
            <text:p>76</text:p>
          </table:table-cell>
          <table:table-cell table:formula="of:=MOD(((([.C151]-[.G151])/85)-[.F151])/85;85)" office:value-type="float" office:value="11" calcext:value-type="float">
            <text:p>11</text:p>
          </table:table-cell>
          <table:table-cell table:formula="of:=MOD(([.C151]-[.G151])/85;85)" office:value-type="float" office:value="77" calcext:value-type="float">
            <text:p>77</text:p>
          </table:table-cell>
          <table:table-cell table:formula="of:=MOD([.C151];85)" office:value-type="float" office:value="63" calcext:value-type="float">
            <text:p>63</text:p>
          </table:table-cell>
          <table:table-cell table:formula="of:=COM.MICROSOFT.CONCAT(MID(&quot;0123456789ABCDEFGHJKLMNPQRSTUVWXYZabcdefghijklmnpqrstuvwxyz!#$%&amp;()*+-;&lt;=&gt;?@^_{}[]/\:&quot;&quot;&quot;&quot;&quot;;[.D151]+1;1);MID(&quot;0123456789ABCDEFGHJKLMNPQRSTUVWXYZabcdefghijklmnpqrstuvwxyz!#$%&amp;()*+-;&lt;=&gt;?@^_{}[]/\:&quot;&quot;&quot;&quot;&quot;;[.E151]+1;1);MID(&quot;0123456789ABCDEFGHJKLMNPQRSTUVWXYZabcdefghijklmnpqrstuvwxyz!#$%&amp;()*+-;&lt;=&gt;?@^_{}[]/\:&quot;&quot;&quot;&quot;&quot;;[.F151]+1;1);MID(&quot;0123456789ABCDEFGHJKLMNPQRSTUVWXYZabcdefghijklmnpqrstuvwxyz!#$%&amp;()*+-;&lt;=&gt;?@^_{}[]/\:&quot;&quot;&quot;&quot;&quot;;[.G151]+1;1))" office:value-type="string" office:string-value="_B{&amp;" calcext:value-type="string">
            <text:p>_B{&amp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b8dec72d646d84a9af4b9b8b140fa693f6b6e2826be00136c77071b49b528ad</text:p>
          </table:table-cell>
          <table:table-cell table:formula="of:=HEX2DEC(MID([.A152];1;8))+HEX2DEC(MID([.A152];9;8))+HEX2DEC(MID([.A152];17;8))+HEX2DEC(MID([.A152];25;8))+HEX2DEC(MID([.A152];33;8))+HEX2DEC(MID([.A152];41;8))+HEX2DEC(MID([.A152];49;8))+HEX2DEC(MID([.A152];57;8))" office:value-type="float" office:value="16280196832" calcext:value-type="float">
            <text:p>16280196832</text:p>
          </table:table-cell>
          <table:table-cell table:formula="of:= MOD([.B152];85^4)" office:value-type="float" office:value="45802457" calcext:value-type="float">
            <text:p>45802457</text:p>
          </table:table-cell>
          <table:table-cell table:formula="of:=MOD(((((([.C152]-[.G152])/85)-[.F152])/85)-[.E152])/85;85)" office:value-type="float" office:value="74" calcext:value-type="float">
            <text:p>74</text:p>
          </table:table-cell>
          <table:table-cell table:formula="of:=MOD(((([.C152]-[.G152])/85)-[.F152])/85;85)" office:value-type="float" office:value="49" calcext:value-type="float">
            <text:p>49</text:p>
          </table:table-cell>
          <table:table-cell table:formula="of:=MOD(([.C152]-[.G152])/85;85)" office:value-type="float" office:value="37" calcext:value-type="float">
            <text:p>37</text:p>
          </table:table-cell>
          <table:table-cell table:formula="of:=MOD([.C152];85)" office:value-type="float" office:value="37" calcext:value-type="float">
            <text:p>37</text:p>
          </table:table-cell>
          <table:table-cell table:formula="of:=COM.MICROSOFT.CONCAT(MID(&quot;0123456789ABCDEFGHJKLMNPQRSTUVWXYZabcdefghijklmnpqrstuvwxyz!#$%&amp;()*+-;&lt;=&gt;?@^_{}[]/\:&quot;&quot;&quot;&quot;&quot;;[.D152]+1;1);MID(&quot;0123456789ABCDEFGHJKLMNPQRSTUVWXYZabcdefghijklmnpqrstuvwxyz!#$%&amp;()*+-;&lt;=&gt;?@^_{}[]/\:&quot;&quot;&quot;&quot;&quot;;[.E152]+1;1);MID(&quot;0123456789ABCDEFGHJKLMNPQRSTUVWXYZabcdefghijklmnpqrstuvwxyz!#$%&amp;()*+-;&lt;=&gt;?@^_{}[]/\:&quot;&quot;&quot;&quot;&quot;;[.F152]+1;1);MID(&quot;0123456789ABCDEFGHJKLMNPQRSTUVWXYZabcdefghijklmnpqrstuvwxyz!#$%&amp;()*+-;&lt;=&gt;?@^_{}[]/\:&quot;&quot;&quot;&quot;&quot;;[.G152]+1;1))" office:value-type="string" office:string-value="@qdd" calcext:value-type="string">
            <text:p>@qd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a7f91a861f59c0cb27f0af9323d158fdab7740d5e3c8016a60f4b04c0fc41e0</text:p>
          </table:table-cell>
          <table:table-cell table:formula="of:=HEX2DEC(MID([.A153];1;8))+HEX2DEC(MID([.A153];9;8))+HEX2DEC(MID([.A153];17;8))+HEX2DEC(MID([.A153];25;8))+HEX2DEC(MID([.A153];33;8))+HEX2DEC(MID([.A153];41;8))+HEX2DEC(MID([.A153];49;8))+HEX2DEC(MID([.A153];57;8))" office:value-type="float" office:value="19347328835" calcext:value-type="float">
            <text:p>19347328835</text:p>
          </table:table-cell>
          <table:table-cell table:formula="of:= MOD([.B153];85^4)" office:value-type="float" office:value="33097585" calcext:value-type="float">
            <text:p>33097585</text:p>
          </table:table-cell>
          <table:table-cell table:formula="of:=MOD(((((([.C153]-[.G153])/85)-[.F153])/85)-[.E153])/85;85)" office:value-type="float" office:value="53" calcext:value-type="float">
            <text:p>53</text:p>
          </table:table-cell>
          <table:table-cell table:formula="of:=MOD(((([.C153]-[.G153])/85)-[.F153])/85;85)" office:value-type="float" office:value="75" calcext:value-type="float">
            <text:p>75</text:p>
          </table:table-cell>
          <table:table-cell table:formula="of:=MOD(([.C153]-[.G153])/85;85)" office:value-type="float" office:value="83" calcext:value-type="float">
            <text:p>83</text:p>
          </table:table-cell>
          <table:table-cell table:formula="of:=MOD([.C153];85)" office:value-type="float" office:value="30" calcext:value-type="float">
            <text:p>30</text:p>
          </table:table-cell>
          <table:table-cell table:formula="of:=COM.MICROSOFT.CONCAT(MID(&quot;0123456789ABCDEFGHJKLMNPQRSTUVWXYZabcdefghijklmnpqrstuvwxyz!#$%&amp;()*+-;&lt;=&gt;?@^_{}[]/\:&quot;&quot;&quot;&quot;&quot;;[.D153]+1;1);MID(&quot;0123456789ABCDEFGHJKLMNPQRSTUVWXYZabcdefghijklmnpqrstuvwxyz!#$%&amp;()*+-;&lt;=&gt;?@^_{}[]/\:&quot;&quot;&quot;&quot;&quot;;[.E153]+1;1);MID(&quot;0123456789ABCDEFGHJKLMNPQRSTUVWXYZabcdefghijklmnpqrstuvwxyz!#$%&amp;()*+-;&lt;=&gt;?@^_{}[]/\:&quot;&quot;&quot;&quot;&quot;;[.F153]+1;1);MID(&quot;0123456789ABCDEFGHJKLMNPQRSTUVWXYZabcdefghijklmnpqrstuvwxyz!#$%&amp;()*+-;&lt;=&gt;?@^_{}[]/\:&quot;&quot;&quot;&quot;&quot;;[.G153]+1;1))" office:value-type="string" office:string-value="u^:W" calcext:value-type="string">
            <text:p>u^: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d57b664a1e6a401b8352095ad40cb5f8a5b95f32786bed036895569bcbdf2b8</text:p>
          </table:table-cell>
          <table:table-cell table:formula="of:=HEX2DEC(MID([.A154];1;8))+HEX2DEC(MID([.A154];9;8))+HEX2DEC(MID([.A154];17;8))+HEX2DEC(MID([.A154];25;8))+HEX2DEC(MID([.A154];33;8))+HEX2DEC(MID([.A154];41;8))+HEX2DEC(MID([.A154];49;8))+HEX2DEC(MID([.A154];57;8))" office:value-type="float" office:value="17613841213" calcext:value-type="float">
            <text:p>17613841213</text:p>
          </table:table-cell>
          <table:table-cell table:formula="of:= MOD([.B154];85^4)" office:value-type="float" office:value="22230588" calcext:value-type="float">
            <text:p>22230588</text:p>
          </table:table-cell>
          <table:table-cell table:formula="of:=MOD(((((([.C154]-[.G154])/85)-[.F154])/85)-[.E154])/85;85)" office:value-type="float" office:value="36" calcext:value-type="float">
            <text:p>36</text:p>
          </table:table-cell>
          <table:table-cell table:formula="of:=MOD(((([.C154]-[.G154])/85)-[.F154])/85;85)" office:value-type="float" office:value="16" calcext:value-type="float">
            <text:p>16</text:p>
          </table:table-cell>
          <table:table-cell table:formula="of:=MOD(([.C154]-[.G154])/85;85)" office:value-type="float" office:value="76" calcext:value-type="float">
            <text:p>76</text:p>
          </table:table-cell>
          <table:table-cell table:formula="of:=MOD([.C154];85)" office:value-type="float" office:value="28" calcext:value-type="float">
            <text:p>28</text:p>
          </table:table-cell>
          <table:table-cell table:formula="of:=COM.MICROSOFT.CONCAT(MID(&quot;0123456789ABCDEFGHJKLMNPQRSTUVWXYZabcdefghijklmnpqrstuvwxyz!#$%&amp;()*+-;&lt;=&gt;?@^_{}[]/\:&quot;&quot;&quot;&quot;&quot;;[.D154]+1;1);MID(&quot;0123456789ABCDEFGHJKLMNPQRSTUVWXYZabcdefghijklmnpqrstuvwxyz!#$%&amp;()*+-;&lt;=&gt;?@^_{}[]/\:&quot;&quot;&quot;&quot;&quot;;[.E154]+1;1);MID(&quot;0123456789ABCDEFGHJKLMNPQRSTUVWXYZabcdefghijklmnpqrstuvwxyz!#$%&amp;()*+-;&lt;=&gt;?@^_{}[]/\:&quot;&quot;&quot;&quot;&quot;;[.F154]+1;1);MID(&quot;0123456789ABCDEFGHJKLMNPQRSTUVWXYZabcdefghijklmnpqrstuvwxyz!#$%&amp;()*+-;&lt;=&gt;?@^_{}[]/\:&quot;&quot;&quot;&quot;&quot;;[.G154]+1;1))" office:value-type="string" office:string-value="cG_U" calcext:value-type="string">
            <text:p>cG_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6ade98870a92fc7e8bfd6eee3662e7823131fe83fdcdab6b73af38144accd49</text:p>
          </table:table-cell>
          <table:table-cell table:formula="of:=HEX2DEC(MID([.A155];1;8))+HEX2DEC(MID([.A155];9;8))+HEX2DEC(MID([.A155];17;8))+HEX2DEC(MID([.A155];25;8))+HEX2DEC(MID([.A155];33;8))+HEX2DEC(MID([.A155];41;8))+HEX2DEC(MID([.A155];49;8))+HEX2DEC(MID([.A155];57;8))" office:value-type="float" office:value="18292726301" calcext:value-type="float">
            <text:p>18292726301</text:p>
          </table:table-cell>
          <table:table-cell table:formula="of:= MOD([.B155];85^4)" office:value-type="float" office:value="22507551" calcext:value-type="float">
            <text:p>22507551</text:p>
          </table:table-cell>
          <table:table-cell table:formula="of:=MOD(((((([.C155]-[.G155])/85)-[.F155])/85)-[.E155])/85;85)" office:value-type="float" office:value="36" calcext:value-type="float">
            <text:p>36</text:p>
          </table:table-cell>
          <table:table-cell table:formula="of:=MOD(((([.C155]-[.G155])/85)-[.F155])/85;85)" office:value-type="float" office:value="55" calcext:value-type="float">
            <text:p>55</text:p>
          </table:table-cell>
          <table:table-cell table:formula="of:=MOD(([.C155]-[.G155])/85;85)" office:value-type="float" office:value="19" calcext:value-type="float">
            <text:p>19</text:p>
          </table:table-cell>
          <table:table-cell table:formula="of:=MOD([.C155];85)" office:value-type="float" office:value="61" calcext:value-type="float">
            <text:p>61</text:p>
          </table:table-cell>
          <table:table-cell table:formula="of:=COM.MICROSOFT.CONCAT(MID(&quot;0123456789ABCDEFGHJKLMNPQRSTUVWXYZabcdefghijklmnpqrstuvwxyz!#$%&amp;()*+-;&lt;=&gt;?@^_{}[]/\:&quot;&quot;&quot;&quot;&quot;;[.D155]+1;1);MID(&quot;0123456789ABCDEFGHJKLMNPQRSTUVWXYZabcdefghijklmnpqrstuvwxyz!#$%&amp;()*+-;&lt;=&gt;?@^_{}[]/\:&quot;&quot;&quot;&quot;&quot;;[.E155]+1;1);MID(&quot;0123456789ABCDEFGHJKLMNPQRSTUVWXYZabcdefghijklmnpqrstuvwxyz!#$%&amp;()*+-;&lt;=&gt;?@^_{}[]/\:&quot;&quot;&quot;&quot;&quot;;[.F155]+1;1);MID(&quot;0123456789ABCDEFGHJKLMNPQRSTUVWXYZabcdefghijklmnpqrstuvwxyz!#$%&amp;()*+-;&lt;=&gt;?@^_{}[]/\:&quot;&quot;&quot;&quot;&quot;;[.G155]+1;1))" office:value-type="string" office:string-value="cwK$" calcext:value-type="string">
            <text:p>cwK$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489f7170eaf213b960628333c4752e3907304303ed0b052b43d864d2653c2e</text:p>
          </table:table-cell>
          <table:table-cell table:formula="of:=HEX2DEC(MID([.A156];1;8))+HEX2DEC(MID([.A156];9;8))+HEX2DEC(MID([.A156];17;8))+HEX2DEC(MID([.A156];25;8))+HEX2DEC(MID([.A156];33;8))+HEX2DEC(MID([.A156];41;8))+HEX2DEC(MID([.A156];49;8))+HEX2DEC(MID([.A156];57;8))" office:value-type="float" office:value="14092187919" calcext:value-type="float">
            <text:p>14092187919</text:p>
          </table:table-cell>
          <table:table-cell table:formula="of:= MOD([.B156];85^4)" office:value-type="float" office:value="50219794" calcext:value-type="float">
            <text:p>50219794</text:p>
          </table:table-cell>
          <table:table-cell table:formula="of:=MOD(((((([.C156]-[.G156])/85)-[.F156])/85)-[.E156])/85;85)" office:value-type="float" office:value="81" calcext:value-type="float">
            <text:p>81</text:p>
          </table:table-cell>
          <table:table-cell table:formula="of:=MOD(((([.C156]-[.G156])/85)-[.F156])/85;85)" office:value-type="float" office:value="65" calcext:value-type="float">
            <text:p>65</text:p>
          </table:table-cell>
          <table:table-cell table:formula="of:=MOD(([.C156]-[.G156])/85;85)" office:value-type="float" office:value="71" calcext:value-type="float">
            <text:p>71</text:p>
          </table:table-cell>
          <table:table-cell table:formula="of:=MOD([.C156];85)" office:value-type="float" office:value="9" calcext:value-type="float">
            <text:p>9</text:p>
          </table:table-cell>
          <table:table-cell table:formula="of:=COM.MICROSOFT.CONCAT(MID(&quot;0123456789ABCDEFGHJKLMNPQRSTUVWXYZabcdefghijklmnpqrstuvwxyz!#$%&amp;()*+-;&lt;=&gt;?@^_{}[]/\:&quot;&quot;&quot;&quot;&quot;;[.D156]+1;1);MID(&quot;0123456789ABCDEFGHJKLMNPQRSTUVWXYZabcdefghijklmnpqrstuvwxyz!#$%&amp;()*+-;&lt;=&gt;?@^_{}[]/\:&quot;&quot;&quot;&quot;&quot;;[.E156]+1;1);MID(&quot;0123456789ABCDEFGHJKLMNPQRSTUVWXYZabcdefghijklmnpqrstuvwxyz!#$%&amp;()*+-;&lt;=&gt;?@^_{}[]/\:&quot;&quot;&quot;&quot;&quot;;[.F156]+1;1);MID(&quot;0123456789ABCDEFGHJKLMNPQRSTUVWXYZabcdefghijklmnpqrstuvwxyz!#$%&amp;()*+-;&lt;=&gt;?@^_{}[]/\:&quot;&quot;&quot;&quot;&quot;;[.G156]+1;1))" office:value-type="string" office:string-value="/)=9" calcext:value-type="string">
            <text:p>/)=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b0cbb7822a9d0b6edee6cd71f9ba02cfebc2a717e007f84a9fed382bcfee8a4</text:p>
          </table:table-cell>
          <table:table-cell table:formula="of:=HEX2DEC(MID([.A157];1;8))+HEX2DEC(MID([.A157];9;8))+HEX2DEC(MID([.A157];17;8))+HEX2DEC(MID([.A157];25;8))+HEX2DEC(MID([.A157];33;8))+HEX2DEC(MID([.A157];41;8))+HEX2DEC(MID([.A157];49;8))+HEX2DEC(MID([.A157];57;8))" office:value-type="float" office:value="19847118668" calcext:value-type="float">
            <text:p>19847118668</text:p>
          </table:table-cell>
          <table:table-cell table:formula="of:= MOD([.B157];85^4)" office:value-type="float" office:value="10881168" calcext:value-type="float">
            <text:p>10881168</text:p>
          </table:table-cell>
          <table:table-cell table:formula="of:=MOD(((((([.C157]-[.G157])/85)-[.F157])/85)-[.E157])/85;85)" office:value-type="float" office:value="17" calcext:value-type="float">
            <text:p>17</text:p>
          </table:table-cell>
          <table:table-cell table:formula="of:=MOD(((([.C157]-[.G157])/85)-[.F157])/85;85)" office:value-type="float" office:value="61" calcext:value-type="float">
            <text:p>61</text:p>
          </table:table-cell>
          <table:table-cell table:formula="of:=MOD(([.C157]-[.G157])/85;85)" office:value-type="float" office:value="3" calcext:value-type="float">
            <text:p>3</text:p>
          </table:table-cell>
          <table:table-cell table:formula="of:=MOD([.C157];85)" office:value-type="float" office:value="63" calcext:value-type="float">
            <text:p>63</text:p>
          </table:table-cell>
          <table:table-cell table:formula="of:=COM.MICROSOFT.CONCAT(MID(&quot;0123456789ABCDEFGHJKLMNPQRSTUVWXYZabcdefghijklmnpqrstuvwxyz!#$%&amp;()*+-;&lt;=&gt;?@^_{}[]/\:&quot;&quot;&quot;&quot;&quot;;[.D157]+1;1);MID(&quot;0123456789ABCDEFGHJKLMNPQRSTUVWXYZabcdefghijklmnpqrstuvwxyz!#$%&amp;()*+-;&lt;=&gt;?@^_{}[]/\:&quot;&quot;&quot;&quot;&quot;;[.E157]+1;1);MID(&quot;0123456789ABCDEFGHJKLMNPQRSTUVWXYZabcdefghijklmnpqrstuvwxyz!#$%&amp;()*+-;&lt;=&gt;?@^_{}[]/\:&quot;&quot;&quot;&quot;&quot;;[.F157]+1;1);MID(&quot;0123456789ABCDEFGHJKLMNPQRSTUVWXYZabcdefghijklmnpqrstuvwxyz!#$%&amp;()*+-;&lt;=&gt;?@^_{}[]/\:&quot;&quot;&quot;&quot;&quot;;[.G157]+1;1))" office:value-type="string" office:string-value="H$3&amp;" calcext:value-type="string">
            <text:p>H$3&amp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f35c5749fd690a5701e7b51b59d683929f3df817dcb1f2ba30c25c058107b98</text:p>
          </table:table-cell>
          <table:table-cell table:formula="of:=HEX2DEC(MID([.A158];1;8))+HEX2DEC(MID([.A158];9;8))+HEX2DEC(MID([.A158];17;8))+HEX2DEC(MID([.A158];25;8))+HEX2DEC(MID([.A158];33;8))+HEX2DEC(MID([.A158];41;8))+HEX2DEC(MID([.A158];49;8))+HEX2DEC(MID([.A158];57;8))" office:value-type="float" office:value="17039612327" calcext:value-type="float">
            <text:p>17039612327</text:p>
          </table:table-cell>
          <table:table-cell table:formula="of:= MOD([.B158];85^4)" office:value-type="float" office:value="22208577" calcext:value-type="float">
            <text:p>22208577</text:p>
          </table:table-cell>
          <table:table-cell table:formula="of:=MOD(((((([.C158]-[.G158])/85)-[.F158])/85)-[.E158])/85;85)" office:value-type="float" office:value="36" calcext:value-type="float">
            <text:p>36</text:p>
          </table:table-cell>
          <table:table-cell table:formula="of:=MOD(((([.C158]-[.G158])/85)-[.F158])/85;85)" office:value-type="float" office:value="13" calcext:value-type="float">
            <text:p>13</text:p>
          </table:table-cell>
          <table:table-cell table:formula="of:=MOD(([.C158]-[.G158])/85;85)" office:value-type="float" office:value="72" calcext:value-type="float">
            <text:p>72</text:p>
          </table:table-cell>
          <table:table-cell table:formula="of:=MOD([.C158];85)" office:value-type="float" office:value="32" calcext:value-type="float">
            <text:p>32</text:p>
          </table:table-cell>
          <table:table-cell table:formula="of:=COM.MICROSOFT.CONCAT(MID(&quot;0123456789ABCDEFGHJKLMNPQRSTUVWXYZabcdefghijklmnpqrstuvwxyz!#$%&amp;()*+-;&lt;=&gt;?@^_{}[]/\:&quot;&quot;&quot;&quot;&quot;;[.D158]+1;1);MID(&quot;0123456789ABCDEFGHJKLMNPQRSTUVWXYZabcdefghijklmnpqrstuvwxyz!#$%&amp;()*+-;&lt;=&gt;?@^_{}[]/\:&quot;&quot;&quot;&quot;&quot;;[.E158]+1;1);MID(&quot;0123456789ABCDEFGHJKLMNPQRSTUVWXYZabcdefghijklmnpqrstuvwxyz!#$%&amp;()*+-;&lt;=&gt;?@^_{}[]/\:&quot;&quot;&quot;&quot;&quot;;[.F158]+1;1);MID(&quot;0123456789ABCDEFGHJKLMNPQRSTUVWXYZabcdefghijklmnpqrstuvwxyz!#$%&amp;()*+-;&lt;=&gt;?@^_{}[]/\:&quot;&quot;&quot;&quot;&quot;;[.G158]+1;1))" office:value-type="string" office:string-value="cD&gt;Y" calcext:value-type="string">
            <text:p>cD&gt;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ffd0dd9a9df95a5c8638ab09986006e880e735d525c70549a867cd57b70f100</text:p>
          </table:table-cell>
          <table:table-cell table:formula="of:=HEX2DEC(MID([.A159];1;8))+HEX2DEC(MID([.A159];9;8))+HEX2DEC(MID([.A159];17;8))+HEX2DEC(MID([.A159];25;8))+HEX2DEC(MID([.A159];33;8))+HEX2DEC(MID([.A159];41;8))+HEX2DEC(MID([.A159];49;8))+HEX2DEC(MID([.A159];57;8))" office:value-type="float" office:value="20336640034" calcext:value-type="float">
            <text:p>20336640034</text:p>
          </table:table-cell>
          <table:table-cell table:formula="of:= MOD([.B159];85^4)" office:value-type="float" office:value="30596909" calcext:value-type="float">
            <text:p>30596909</text:p>
          </table:table-cell>
          <table:table-cell table:formula="of:=MOD(((((([.C159]-[.G159])/85)-[.F159])/85)-[.E159])/85;85)" office:value-type="float" office:value="49" calcext:value-type="float">
            <text:p>49</text:p>
          </table:table-cell>
          <table:table-cell table:formula="of:=MOD(((([.C159]-[.G159])/85)-[.F159])/85;85)" office:value-type="float" office:value="69" calcext:value-type="float">
            <text:p>69</text:p>
          </table:table-cell>
          <table:table-cell table:formula="of:=MOD(([.C159]-[.G159])/85;85)" office:value-type="float" office:value="73" calcext:value-type="float">
            <text:p>73</text:p>
          </table:table-cell>
          <table:table-cell table:formula="of:=MOD([.C159];85)" office:value-type="float" office:value="54" calcext:value-type="float">
            <text:p>54</text:p>
          </table:table-cell>
          <table:table-cell table:formula="of:=COM.MICROSOFT.CONCAT(MID(&quot;0123456789ABCDEFGHJKLMNPQRSTUVWXYZabcdefghijklmnpqrstuvwxyz!#$%&amp;()*+-;&lt;=&gt;?@^_{}[]/\:&quot;&quot;&quot;&quot;&quot;;[.D159]+1;1);MID(&quot;0123456789ABCDEFGHJKLMNPQRSTUVWXYZabcdefghijklmnpqrstuvwxyz!#$%&amp;()*+-;&lt;=&gt;?@^_{}[]/\:&quot;&quot;&quot;&quot;&quot;;[.E159]+1;1);MID(&quot;0123456789ABCDEFGHJKLMNPQRSTUVWXYZabcdefghijklmnpqrstuvwxyz!#$%&amp;()*+-;&lt;=&gt;?@^_{}[]/\:&quot;&quot;&quot;&quot;&quot;;[.F159]+1;1);MID(&quot;0123456789ABCDEFGHJKLMNPQRSTUVWXYZabcdefghijklmnpqrstuvwxyz!#$%&amp;()*+-;&lt;=&gt;?@^_{}[]/\:&quot;&quot;&quot;&quot;&quot;;[.G159]+1;1))" office:value-type="string" office:string-value="q;?v" calcext:value-type="string">
            <text:p>q;?v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b4c93ea83a73f3033a1fc46b01ff03f90b860b542561d71a043849fe622399</text:p>
          </table:table-cell>
          <table:table-cell table:formula="of:=HEX2DEC(MID([.A160];1;8))+HEX2DEC(MID([.A160];9;8))+HEX2DEC(MID([.A160];17;8))+HEX2DEC(MID([.A160];25;8))+HEX2DEC(MID([.A160];33;8))+HEX2DEC(MID([.A160];41;8))+HEX2DEC(MID([.A160];49;8))+HEX2DEC(MID([.A160];57;8))" office:value-type="float" office:value="15514902460" calcext:value-type="float">
            <text:p>15514902460</text:p>
          </table:table-cell>
          <table:table-cell table:formula="of:= MOD([.B160];85^4)" office:value-type="float" office:value="11316835" calcext:value-type="float">
            <text:p>11316835</text:p>
          </table:table-cell>
          <table:table-cell table:formula="of:=MOD(((((([.C160]-[.G160])/85)-[.F160])/85)-[.E160])/85;85)" office:value-type="float" office:value="18" calcext:value-type="float">
            <text:p>18</text:p>
          </table:table-cell>
          <table:table-cell table:formula="of:=MOD(((([.C160]-[.G160])/85)-[.F160])/85;85)" office:value-type="float" office:value="36" calcext:value-type="float">
            <text:p>36</text:p>
          </table:table-cell>
          <table:table-cell table:formula="of:=MOD(([.C160]-[.G160])/85;85)" office:value-type="float" office:value="29" calcext:value-type="float">
            <text:p>29</text:p>
          </table:table-cell>
          <table:table-cell table:formula="of:=MOD([.C160];85)" office:value-type="float" office:value="20" calcext:value-type="float">
            <text:p>20</text:p>
          </table:table-cell>
          <table:table-cell table:formula="of:=COM.MICROSOFT.CONCAT(MID(&quot;0123456789ABCDEFGHJKLMNPQRSTUVWXYZabcdefghijklmnpqrstuvwxyz!#$%&amp;()*+-;&lt;=&gt;?@^_{}[]/\:&quot;&quot;&quot;&quot;&quot;;[.D160]+1;1);MID(&quot;0123456789ABCDEFGHJKLMNPQRSTUVWXYZabcdefghijklmnpqrstuvwxyz!#$%&amp;()*+-;&lt;=&gt;?@^_{}[]/\:&quot;&quot;&quot;&quot;&quot;;[.E160]+1;1);MID(&quot;0123456789ABCDEFGHJKLMNPQRSTUVWXYZabcdefghijklmnpqrstuvwxyz!#$%&amp;()*+-;&lt;=&gt;?@^_{}[]/\:&quot;&quot;&quot;&quot;&quot;;[.F160]+1;1);MID(&quot;0123456789ABCDEFGHJKLMNPQRSTUVWXYZabcdefghijklmnpqrstuvwxyz!#$%&amp;()*+-;&lt;=&gt;?@^_{}[]/\:&quot;&quot;&quot;&quot;&quot;;[.G160]+1;1))" office:value-type="string" office:string-value="JcVL" calcext:value-type="string">
            <text:p>JcV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02a3f2daec501e6412cdc42d097fbc5872af291de64b22f59b9116abe7f5047</text:p>
          </table:table-cell>
          <table:table-cell table:formula="of:=HEX2DEC(MID([.A161];1;8))+HEX2DEC(MID([.A161];9;8))+HEX2DEC(MID([.A161];17;8))+HEX2DEC(MID([.A161];25;8))+HEX2DEC(MID([.A161];33;8))+HEX2DEC(MID([.A161];41;8))+HEX2DEC(MID([.A161];49;8))+HEX2DEC(MID([.A161];57;8))" office:value-type="float" office:value="21717852043" calcext:value-type="float">
            <text:p>21717852043</text:p>
          </table:table-cell>
          <table:table-cell table:formula="of:= MOD([.B161];85^4)" office:value-type="float" office:value="2392043" calcext:value-type="float">
            <text:p>2392043</text:p>
          </table:table-cell>
          <table:table-cell table:formula="of:=MOD(((((([.C161]-[.G161])/85)-[.F161])/85)-[.E161])/85;85)" office:value-type="float" office:value="3" calcext:value-type="float">
            <text:p>3</text:p>
          </table:table-cell>
          <table:table-cell table:formula="of:=MOD(((([.C161]-[.G161])/85)-[.F161])/85;85)" office:value-type="float" office:value="76" calcext:value-type="float">
            <text:p>76</text:p>
          </table:table-cell>
          <table:table-cell table:formula="of:=MOD(([.C161]-[.G161])/85;85)" office:value-type="float" office:value="6" calcext:value-type="float">
            <text:p>6</text:p>
          </table:table-cell>
          <table:table-cell table:formula="of:=MOD([.C161];85)" office:value-type="float" office:value="58" calcext:value-type="float">
            <text:p>58</text:p>
          </table:table-cell>
          <table:table-cell table:formula="of:=COM.MICROSOFT.CONCAT(MID(&quot;0123456789ABCDEFGHJKLMNPQRSTUVWXYZabcdefghijklmnpqrstuvwxyz!#$%&amp;()*+-;&lt;=&gt;?@^_{}[]/\:&quot;&quot;&quot;&quot;&quot;;[.D161]+1;1);MID(&quot;0123456789ABCDEFGHJKLMNPQRSTUVWXYZabcdefghijklmnpqrstuvwxyz!#$%&amp;()*+-;&lt;=&gt;?@^_{}[]/\:&quot;&quot;&quot;&quot;&quot;;[.E161]+1;1);MID(&quot;0123456789ABCDEFGHJKLMNPQRSTUVWXYZabcdefghijklmnpqrstuvwxyz!#$%&amp;()*+-;&lt;=&gt;?@^_{}[]/\:&quot;&quot;&quot;&quot;&quot;;[.F161]+1;1);MID(&quot;0123456789ABCDEFGHJKLMNPQRSTUVWXYZabcdefghijklmnpqrstuvwxyz!#$%&amp;()*+-;&lt;=&gt;?@^_{}[]/\:&quot;&quot;&quot;&quot;&quot;;[.G161]+1;1))" office:value-type="string" office:string-value="3_6z" calcext:value-type="string">
            <text:p>3_6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8a4344b811f6eda0a52f8a81366eff32fe57a10f597a33214cff788ff271efc</text:p>
          </table:table-cell>
          <table:table-cell table:formula="of:=HEX2DEC(MID([.A162];1;8))+HEX2DEC(MID([.A162];9;8))+HEX2DEC(MID([.A162];17;8))+HEX2DEC(MID([.A162];25;8))+HEX2DEC(MID([.A162];33;8))+HEX2DEC(MID([.A162];41;8))+HEX2DEC(MID([.A162];49;8))+HEX2DEC(MID([.A162];57;8))" office:value-type="float" office:value="15853535110" calcext:value-type="float">
            <text:p>15853535110</text:p>
          </table:table-cell>
          <table:table-cell table:formula="of:= MOD([.B162];85^4)" office:value-type="float" office:value="36745735" calcext:value-type="float">
            <text:p>36745735</text:p>
          </table:table-cell>
          <table:table-cell table:formula="of:=MOD(((((([.C162]-[.G162])/85)-[.F162])/85)-[.E162])/85;85)" office:value-type="float" office:value="59" calcext:value-type="float">
            <text:p>59</text:p>
          </table:table-cell>
          <table:table-cell table:formula="of:=MOD(((([.C162]-[.G162])/85)-[.F162])/85;85)" office:value-type="float" office:value="70" calcext:value-type="float">
            <text:p>70</text:p>
          </table:table-cell>
          <table:table-cell table:formula="of:=MOD(([.C162]-[.G162])/85;85)" office:value-type="float" office:value="77" calcext:value-type="float">
            <text:p>77</text:p>
          </table:table-cell>
          <table:table-cell table:formula="of:=MOD([.C162];85)" office:value-type="float" office:value="65" calcext:value-type="float">
            <text:p>65</text:p>
          </table:table-cell>
          <table:table-cell table:formula="of:=COM.MICROSOFT.CONCAT(MID(&quot;0123456789ABCDEFGHJKLMNPQRSTUVWXYZabcdefghijklmnpqrstuvwxyz!#$%&amp;()*+-;&lt;=&gt;?@^_{}[]/\:&quot;&quot;&quot;&quot;&quot;;[.D162]+1;1);MID(&quot;0123456789ABCDEFGHJKLMNPQRSTUVWXYZabcdefghijklmnpqrstuvwxyz!#$%&amp;()*+-;&lt;=&gt;?@^_{}[]/\:&quot;&quot;&quot;&quot;&quot;;[.E162]+1;1);MID(&quot;0123456789ABCDEFGHJKLMNPQRSTUVWXYZabcdefghijklmnpqrstuvwxyz!#$%&amp;()*+-;&lt;=&gt;?@^_{}[]/\:&quot;&quot;&quot;&quot;&quot;;[.F162]+1;1);MID(&quot;0123456789ABCDEFGHJKLMNPQRSTUVWXYZabcdefghijklmnpqrstuvwxyz!#$%&amp;()*+-;&lt;=&gt;?@^_{}[]/\:&quot;&quot;&quot;&quot;&quot;;[.G162]+1;1))" office:value-type="string" office:string-value="!&lt;{)" calcext:value-type="string">
            <text:p>!&lt;{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cb3ae0c7cf44aff95d12f73a367a8a51aedeb2a2a4deb4f0c4cb72d5845d2f5</text:p>
          </table:table-cell>
          <table:table-cell table:formula="of:=HEX2DEC(MID([.A163];1;8))+HEX2DEC(MID([.A163];9;8))+HEX2DEC(MID([.A163];17;8))+HEX2DEC(MID([.A163];25;8))+HEX2DEC(MID([.A163];33;8))+HEX2DEC(MID([.A163];41;8))+HEX2DEC(MID([.A163];49;8))+HEX2DEC(MID([.A163];57;8))" office:value-type="float" office:value="10681790910" calcext:value-type="float">
            <text:p>10681790910</text:p>
          </table:table-cell>
          <table:table-cell table:formula="of:= MOD([.B163];85^4)" office:value-type="float" office:value="32863410" calcext:value-type="float">
            <text:p>32863410</text:p>
          </table:table-cell>
          <table:table-cell table:formula="of:=MOD(((((([.C163]-[.G163])/85)-[.F163])/85)-[.E163])/85;85)" office:value-type="float" office:value="53" calcext:value-type="float">
            <text:p>53</text:p>
          </table:table-cell>
          <table:table-cell table:formula="of:=MOD(((([.C163]-[.G163])/85)-[.F163])/85;85)" office:value-type="float" office:value="43" calcext:value-type="float">
            <text:p>43</text:p>
          </table:table-cell>
          <table:table-cell table:formula="of:=MOD(([.C163]-[.G163])/85;85)" office:value-type="float" office:value="48" calcext:value-type="float">
            <text:p>48</text:p>
          </table:table-cell>
          <table:table-cell table:formula="of:=MOD([.C163];85)" office:value-type="float" office:value="30" calcext:value-type="float">
            <text:p>30</text:p>
          </table:table-cell>
          <table:table-cell table:formula="of:=COM.MICROSOFT.CONCAT(MID(&quot;0123456789ABCDEFGHJKLMNPQRSTUVWXYZabcdefghijklmnpqrstuvwxyz!#$%&amp;()*+-;&lt;=&gt;?@^_{}[]/\:&quot;&quot;&quot;&quot;&quot;;[.D163]+1;1);MID(&quot;0123456789ABCDEFGHJKLMNPQRSTUVWXYZabcdefghijklmnpqrstuvwxyz!#$%&amp;()*+-;&lt;=&gt;?@^_{}[]/\:&quot;&quot;&quot;&quot;&quot;;[.E163]+1;1);MID(&quot;0123456789ABCDEFGHJKLMNPQRSTUVWXYZabcdefghijklmnpqrstuvwxyz!#$%&amp;()*+-;&lt;=&gt;?@^_{}[]/\:&quot;&quot;&quot;&quot;&quot;;[.F163]+1;1);MID(&quot;0123456789ABCDEFGHJKLMNPQRSTUVWXYZabcdefghijklmnpqrstuvwxyz!#$%&amp;()*+-;&lt;=&gt;?@^_{}[]/\:&quot;&quot;&quot;&quot;&quot;;[.G163]+1;1))" office:value-type="string" office:string-value="ujpW" calcext:value-type="string">
            <text:p>ujp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0f61e6f6796d3d9f1ec1eb3851c8743e8b78c793741b0b4ba541e9e8a0313c</text:p>
          </table:table-cell>
          <table:table-cell table:formula="of:=HEX2DEC(MID([.A164];1;8))+HEX2DEC(MID([.A164];9;8))+HEX2DEC(MID([.A164];17;8))+HEX2DEC(MID([.A164];25;8))+HEX2DEC(MID([.A164];33;8))+HEX2DEC(MID([.A164];41;8))+HEX2DEC(MID([.A164];49;8))+HEX2DEC(MID([.A164];57;8))" office:value-type="float" office:value="20421959801" calcext:value-type="float">
            <text:p>20421959801</text:p>
          </table:table-cell>
          <table:table-cell table:formula="of:= MOD([.B164];85^4)" office:value-type="float" office:value="11515426" calcext:value-type="float">
            <text:p>11515426</text:p>
          </table:table-cell>
          <table:table-cell table:formula="of:=MOD(((((([.C164]-[.G164])/85)-[.F164])/85)-[.E164])/85;85)" office:value-type="float" office:value="18" calcext:value-type="float">
            <text:p>18</text:p>
          </table:table-cell>
          <table:table-cell table:formula="of:=MOD(((([.C164]-[.G164])/85)-[.F164])/85;85)" office:value-type="float" office:value="63" calcext:value-type="float">
            <text:p>63</text:p>
          </table:table-cell>
          <table:table-cell table:formula="of:=MOD(([.C164]-[.G164])/85;85)" office:value-type="float" office:value="70" calcext:value-type="float">
            <text:p>70</text:p>
          </table:table-cell>
          <table:table-cell table:formula="of:=MOD([.C164];85)" office:value-type="float" office:value="51" calcext:value-type="float">
            <text:p>51</text:p>
          </table:table-cell>
          <table:table-cell table:formula="of:=COM.MICROSOFT.CONCAT(MID(&quot;0123456789ABCDEFGHJKLMNPQRSTUVWXYZabcdefghijklmnpqrstuvwxyz!#$%&amp;()*+-;&lt;=&gt;?@^_{}[]/\:&quot;&quot;&quot;&quot;&quot;;[.D164]+1;1);MID(&quot;0123456789ABCDEFGHJKLMNPQRSTUVWXYZabcdefghijklmnpqrstuvwxyz!#$%&amp;()*+-;&lt;=&gt;?@^_{}[]/\:&quot;&quot;&quot;&quot;&quot;;[.E164]+1;1);MID(&quot;0123456789ABCDEFGHJKLMNPQRSTUVWXYZabcdefghijklmnpqrstuvwxyz!#$%&amp;()*+-;&lt;=&gt;?@^_{}[]/\:&quot;&quot;&quot;&quot;&quot;;[.F164]+1;1);MID(&quot;0123456789ABCDEFGHJKLMNPQRSTUVWXYZabcdefghijklmnpqrstuvwxyz!#$%&amp;()*+-;&lt;=&gt;?@^_{}[]/\:&quot;&quot;&quot;&quot;&quot;;[.G164]+1;1))" office:value-type="string" office:string-value="J&amp;&lt;s" calcext:value-type="string">
            <text:p>J&amp;&lt;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e8a828c249caec301b343481e1f1adc16d2e81668a84eb4022977339e4e5924</text:p>
          </table:table-cell>
          <table:table-cell table:formula="of:=HEX2DEC(MID([.A165];1;8))+HEX2DEC(MID([.A165];9;8))+HEX2DEC(MID([.A165];17;8))+HEX2DEC(MID([.A165];25;8))+HEX2DEC(MID([.A165];33;8))+HEX2DEC(MID([.A165];41;8))+HEX2DEC(MID([.A165];49;8))+HEX2DEC(MID([.A165];57;8))" office:value-type="float" office:value="10249606804" calcext:value-type="float">
            <text:p>10249606804</text:p>
          </table:table-cell>
          <table:table-cell table:formula="of:= MOD([.B165];85^4)" office:value-type="float" office:value="18284304" calcext:value-type="float">
            <text:p>18284304</text:p>
          </table:table-cell>
          <table:table-cell table:formula="of:=MOD(((((([.C165]-[.G165])/85)-[.F165])/85)-[.E165])/85;85)" office:value-type="float" office:value="29" calcext:value-type="float">
            <text:p>29</text:p>
          </table:table-cell>
          <table:table-cell table:formula="of:=MOD(((([.C165]-[.G165])/85)-[.F165])/85;85)" office:value-type="float" office:value="65" calcext:value-type="float">
            <text:p>65</text:p>
          </table:table-cell>
          <table:table-cell table:formula="of:=MOD(([.C165]-[.G165])/85;85)" office:value-type="float" office:value="59" calcext:value-type="float">
            <text:p>59</text:p>
          </table:table-cell>
          <table:table-cell table:formula="of:=MOD([.C165];85)" office:value-type="float" office:value="39" calcext:value-type="float">
            <text:p>39</text:p>
          </table:table-cell>
          <table:table-cell table:formula="of:=COM.MICROSOFT.CONCAT(MID(&quot;0123456789ABCDEFGHJKLMNPQRSTUVWXYZabcdefghijklmnpqrstuvwxyz!#$%&amp;()*+-;&lt;=&gt;?@^_{}[]/\:&quot;&quot;&quot;&quot;&quot;;[.D165]+1;1);MID(&quot;0123456789ABCDEFGHJKLMNPQRSTUVWXYZabcdefghijklmnpqrstuvwxyz!#$%&amp;()*+-;&lt;=&gt;?@^_{}[]/\:&quot;&quot;&quot;&quot;&quot;;[.E165]+1;1);MID(&quot;0123456789ABCDEFGHJKLMNPQRSTUVWXYZabcdefghijklmnpqrstuvwxyz!#$%&amp;()*+-;&lt;=&gt;?@^_{}[]/\:&quot;&quot;&quot;&quot;&quot;;[.F165]+1;1);MID(&quot;0123456789ABCDEFGHJKLMNPQRSTUVWXYZabcdefghijklmnpqrstuvwxyz!#$%&amp;()*+-;&lt;=&gt;?@^_{}[]/\:&quot;&quot;&quot;&quot;&quot;;[.G165]+1;1))" office:value-type="string" office:string-value="V)!f" calcext:value-type="string">
            <text:p>V)!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712feefe5a1f6d8376363fb8530f5b668989067683e5e475d385e4bc063257</text:p>
          </table:table-cell>
          <table:table-cell table:formula="of:=HEX2DEC(MID([.A166];1;8))+HEX2DEC(MID([.A166];9;8))+HEX2DEC(MID([.A166];17;8))+HEX2DEC(MID([.A166];25;8))+HEX2DEC(MID([.A166];33;8))+HEX2DEC(MID([.A166];41;8))+HEX2DEC(MID([.A166];49;8))+HEX2DEC(MID([.A166];57;8))" office:value-type="float" office:value="21097069594" calcext:value-type="float">
            <text:p>21097069594</text:p>
          </table:table-cell>
          <table:table-cell table:formula="of:= MOD([.B166];85^4)" office:value-type="float" office:value="8017094" calcext:value-type="float">
            <text:p>8017094</text:p>
          </table:table-cell>
          <table:table-cell table:formula="of:=MOD(((((([.C166]-[.G166])/85)-[.F166])/85)-[.E166])/85;85)" office:value-type="float" office:value="13" calcext:value-type="float">
            <text:p>13</text:p>
          </table:table-cell>
          <table:table-cell table:formula="of:=MOD(((([.C166]-[.G166])/85)-[.F166])/85;85)" office:value-type="float" office:value="4" calcext:value-type="float">
            <text:p>4</text:p>
          </table:table-cell>
          <table:table-cell table:formula="of:=MOD(([.C166]-[.G166])/85;85)" office:value-type="float" office:value="53" calcext:value-type="float">
            <text:p>53</text:p>
          </table:table-cell>
          <table:table-cell table:formula="of:=MOD([.C166];85)" office:value-type="float" office:value="64" calcext:value-type="float">
            <text:p>64</text:p>
          </table:table-cell>
          <table:table-cell table:formula="of:=COM.MICROSOFT.CONCAT(MID(&quot;0123456789ABCDEFGHJKLMNPQRSTUVWXYZabcdefghijklmnpqrstuvwxyz!#$%&amp;()*+-;&lt;=&gt;?@^_{}[]/\:&quot;&quot;&quot;&quot;&quot;;[.D166]+1;1);MID(&quot;0123456789ABCDEFGHJKLMNPQRSTUVWXYZabcdefghijklmnpqrstuvwxyz!#$%&amp;()*+-;&lt;=&gt;?@^_{}[]/\:&quot;&quot;&quot;&quot;&quot;;[.E166]+1;1);MID(&quot;0123456789ABCDEFGHJKLMNPQRSTUVWXYZabcdefghijklmnpqrstuvwxyz!#$%&amp;()*+-;&lt;=&gt;?@^_{}[]/\:&quot;&quot;&quot;&quot;&quot;;[.F166]+1;1);MID(&quot;0123456789ABCDEFGHJKLMNPQRSTUVWXYZabcdefghijklmnpqrstuvwxyz!#$%&amp;()*+-;&lt;=&gt;?@^_{}[]/\:&quot;&quot;&quot;&quot;&quot;;[.G166]+1;1))" office:value-type="string" office:string-value="D4u(" calcext:value-type="string">
            <text:p>D4u(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5fdcee1d28b6de465bc9558c7062b665bf78b7b7805a65ce492a4ee09298bf0</text:p>
          </table:table-cell>
          <table:table-cell table:formula="of:=HEX2DEC(MID([.A167];1;8))+HEX2DEC(MID([.A167];9;8))+HEX2DEC(MID([.A167];17;8))+HEX2DEC(MID([.A167];25;8))+HEX2DEC(MID([.A167];33;8))+HEX2DEC(MID([.A167];41;8))+HEX2DEC(MID([.A167];49;8))+HEX2DEC(MID([.A167];57;8))" office:value-type="float" office:value="16223920184" calcext:value-type="float">
            <text:p>16223920184</text:p>
          </table:table-cell>
          <table:table-cell table:formula="of:= MOD([.B167];85^4)" office:value-type="float" office:value="41726434" calcext:value-type="float">
            <text:p>41726434</text:p>
          </table:table-cell>
          <table:table-cell table:formula="of:=MOD(((((([.C167]-[.G167])/85)-[.F167])/85)-[.E167])/85;85)" office:value-type="float" office:value="67" calcext:value-type="float">
            <text:p>67</text:p>
          </table:table-cell>
          <table:table-cell table:formula="of:=MOD(((([.C167]-[.G167])/85)-[.F167])/85;85)" office:value-type="float" office:value="80" calcext:value-type="float">
            <text:p>80</text:p>
          </table:table-cell>
          <table:table-cell table:formula="of:=MOD(([.C167]-[.G167])/85;85)" office:value-type="float" office:value="24" calcext:value-type="float">
            <text:p>24</text:p>
          </table:table-cell>
          <table:table-cell table:formula="of:=MOD([.C167];85)" office:value-type="float" office:value="19" calcext:value-type="float">
            <text:p>19</text:p>
          </table:table-cell>
          <table:table-cell table:formula="of:=COM.MICROSOFT.CONCAT(MID(&quot;0123456789ABCDEFGHJKLMNPQRSTUVWXYZabcdefghijklmnpqrstuvwxyz!#$%&amp;()*+-;&lt;=&gt;?@^_{}[]/\:&quot;&quot;&quot;&quot;&quot;;[.D167]+1;1);MID(&quot;0123456789ABCDEFGHJKLMNPQRSTUVWXYZabcdefghijklmnpqrstuvwxyz!#$%&amp;()*+-;&lt;=&gt;?@^_{}[]/\:&quot;&quot;&quot;&quot;&quot;;[.E167]+1;1);MID(&quot;0123456789ABCDEFGHJKLMNPQRSTUVWXYZabcdefghijklmnpqrstuvwxyz!#$%&amp;()*+-;&lt;=&gt;?@^_{}[]/\:&quot;&quot;&quot;&quot;&quot;;[.F167]+1;1);MID(&quot;0123456789ABCDEFGHJKLMNPQRSTUVWXYZabcdefghijklmnpqrstuvwxyz!#$%&amp;()*+-;&lt;=&gt;?@^_{}[]/\:&quot;&quot;&quot;&quot;&quot;;[.G167]+1;1))" office:value-type="string" office:string-value="+]QK" calcext:value-type="string">
            <text:p>+]Q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67918ace289465acd4dd6ab6587fe10bfe54bc475ad8074b049ac358f98f9e2</text:p>
          </table:table-cell>
          <table:table-cell table:formula="of:=HEX2DEC(MID([.A168];1;8))+HEX2DEC(MID([.A168];9;8))+HEX2DEC(MID([.A168];17;8))+HEX2DEC(MID([.A168];25;8))+HEX2DEC(MID([.A168];33;8))+HEX2DEC(MID([.A168];41;8))+HEX2DEC(MID([.A168];49;8))+HEX2DEC(MID([.A168];57;8))" office:value-type="float" office:value="19886089744" calcext:value-type="float">
            <text:p>19886089744</text:p>
          </table:table-cell>
          <table:table-cell table:formula="of:= MOD([.B168];85^4)" office:value-type="float" office:value="49852244" calcext:value-type="float">
            <text:p>49852244</text:p>
          </table:table-cell>
          <table:table-cell table:formula="of:=MOD(((((([.C168]-[.G168])/85)-[.F168])/85)-[.E168])/85;85)" office:value-type="float" office:value="81" calcext:value-type="float">
            <text:p>81</text:p>
          </table:table-cell>
          <table:table-cell table:formula="of:=MOD(((([.C168]-[.G168])/85)-[.F168])/85;85)" office:value-type="float" office:value="14" calcext:value-type="float">
            <text:p>14</text:p>
          </table:table-cell>
          <table:table-cell table:formula="of:=MOD(([.C168]-[.G168])/85;85)" office:value-type="float" office:value="81" calcext:value-type="float">
            <text:p>81</text:p>
          </table:table-cell>
          <table:table-cell table:formula="of:=MOD([.C168];85)" office:value-type="float" office:value="84" calcext:value-type="float">
            <text:p>84</text:p>
          </table:table-cell>
          <table:table-cell table:formula="of:=COM.MICROSOFT.CONCAT(MID(&quot;0123456789ABCDEFGHJKLMNPQRSTUVWXYZabcdefghijklmnpqrstuvwxyz!#$%&amp;()*+-;&lt;=&gt;?@^_{}[]/\:&quot;&quot;&quot;&quot;&quot;;[.D168]+1;1);MID(&quot;0123456789ABCDEFGHJKLMNPQRSTUVWXYZabcdefghijklmnpqrstuvwxyz!#$%&amp;()*+-;&lt;=&gt;?@^_{}[]/\:&quot;&quot;&quot;&quot;&quot;;[.E168]+1;1);MID(&quot;0123456789ABCDEFGHJKLMNPQRSTUVWXYZabcdefghijklmnpqrstuvwxyz!#$%&amp;()*+-;&lt;=&gt;?@^_{}[]/\:&quot;&quot;&quot;&quot;&quot;;[.F168]+1;1);MID(&quot;0123456789ABCDEFGHJKLMNPQRSTUVWXYZabcdefghijklmnpqrstuvwxyz!#$%&amp;()*+-;&lt;=&gt;?@^_{}[]/\:&quot;&quot;&quot;&quot;&quot;;[.G168]+1;1))" office:value-type="string" office:string-value="/E/&quot;" calcext:value-type="string">
            <text:p>/E/"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f4dbcf752155e353f22f032408eebaf0ad7635f68364132f83c25fff94070b1</text:p>
          </table:table-cell>
          <table:table-cell table:formula="of:=HEX2DEC(MID([.A169];1;8))+HEX2DEC(MID([.A169];9;8))+HEX2DEC(MID([.A169];17;8))+HEX2DEC(MID([.A169];25;8))+HEX2DEC(MID([.A169];33;8))+HEX2DEC(MID([.A169];41;8))+HEX2DEC(MID([.A169];49;8))+HEX2DEC(MID([.A169];57;8))" office:value-type="float" office:value="17542623822" calcext:value-type="float">
            <text:p>17542623822</text:p>
          </table:table-cell>
          <table:table-cell table:formula="of:= MOD([.B169];85^4)" office:value-type="float" office:value="3213822" calcext:value-type="float">
            <text:p>3213822</text:p>
          </table:table-cell>
          <table:table-cell table:formula="of:=MOD(((((([.C169]-[.G169])/85)-[.F169])/85)-[.E169])/85;85)" office:value-type="float" office:value="5" calcext:value-type="float">
            <text:p>5</text:p>
          </table:table-cell>
          <table:table-cell table:formula="of:=MOD(((([.C169]-[.G169])/85)-[.F169])/85;85)" office:value-type="float" office:value="19" calcext:value-type="float">
            <text:p>19</text:p>
          </table:table-cell>
          <table:table-cell table:formula="of:=MOD(([.C169]-[.G169])/85;85)" office:value-type="float" office:value="69" calcext:value-type="float">
            <text:p>69</text:p>
          </table:table-cell>
          <table:table-cell table:formula="of:=MOD([.C169];85)" office:value-type="float" office:value="57" calcext:value-type="float">
            <text:p>57</text:p>
          </table:table-cell>
          <table:table-cell table:formula="of:=COM.MICROSOFT.CONCAT(MID(&quot;0123456789ABCDEFGHJKLMNPQRSTUVWXYZabcdefghijklmnpqrstuvwxyz!#$%&amp;()*+-;&lt;=&gt;?@^_{}[]/\:&quot;&quot;&quot;&quot;&quot;;[.D169]+1;1);MID(&quot;0123456789ABCDEFGHJKLMNPQRSTUVWXYZabcdefghijklmnpqrstuvwxyz!#$%&amp;()*+-;&lt;=&gt;?@^_{}[]/\:&quot;&quot;&quot;&quot;&quot;;[.E169]+1;1);MID(&quot;0123456789ABCDEFGHJKLMNPQRSTUVWXYZabcdefghijklmnpqrstuvwxyz!#$%&amp;()*+-;&lt;=&gt;?@^_{}[]/\:&quot;&quot;&quot;&quot;&quot;;[.F169]+1;1);MID(&quot;0123456789ABCDEFGHJKLMNPQRSTUVWXYZabcdefghijklmnpqrstuvwxyz!#$%&amp;()*+-;&lt;=&gt;?@^_{}[]/\:&quot;&quot;&quot;&quot;&quot;;[.G169]+1;1))" office:value-type="string" office:string-value="5K;y" calcext:value-type="string">
            <text:p>5K;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7574c1abffa14d93d932b1f75f4360b83c6d1ccf3e514c6ca4de4081a9fbd31</text:p>
          </table:table-cell>
          <table:table-cell table:formula="of:=HEX2DEC(MID([.A170];1;8))+HEX2DEC(MID([.A170];9;8))+HEX2DEC(MID([.A170];17;8))+HEX2DEC(MID([.A170];25;8))+HEX2DEC(MID([.A170];33;8))+HEX2DEC(MID([.A170];41;8))+HEX2DEC(MID([.A170];49;8))+HEX2DEC(MID([.A170];57;8))" office:value-type="float" office:value="18646977000" calcext:value-type="float">
            <text:p>18646977000</text:p>
          </table:table-cell>
          <table:table-cell table:formula="of:= MOD([.B170];85^4)" office:value-type="float" office:value="11353875" calcext:value-type="float">
            <text:p>11353875</text:p>
          </table:table-cell>
          <table:table-cell table:formula="of:=MOD(((((([.C170]-[.G170])/85)-[.F170])/85)-[.E170])/85;85)" office:value-type="float" office:value="18" calcext:value-type="float">
            <text:p>18</text:p>
          </table:table-cell>
          <table:table-cell table:formula="of:=MOD(((([.C170]-[.G170])/85)-[.F170])/85;85)" office:value-type="float" office:value="41" calcext:value-type="float">
            <text:p>41</text:p>
          </table:table-cell>
          <table:table-cell table:formula="of:=MOD(([.C170]-[.G170])/85;85)" office:value-type="float" office:value="40" calcext:value-type="float">
            <text:p>40</text:p>
          </table:table-cell>
          <table:table-cell table:formula="of:=MOD([.C170];85)" office:value-type="float" office:value="0" calcext:value-type="float">
            <text:p>0</text:p>
          </table:table-cell>
          <table:table-cell table:formula="of:=COM.MICROSOFT.CONCAT(MID(&quot;0123456789ABCDEFGHJKLMNPQRSTUVWXYZabcdefghijklmnpqrstuvwxyz!#$%&amp;()*+-;&lt;=&gt;?@^_{}[]/\:&quot;&quot;&quot;&quot;&quot;;[.D170]+1;1);MID(&quot;0123456789ABCDEFGHJKLMNPQRSTUVWXYZabcdefghijklmnpqrstuvwxyz!#$%&amp;()*+-;&lt;=&gt;?@^_{}[]/\:&quot;&quot;&quot;&quot;&quot;;[.E170]+1;1);MID(&quot;0123456789ABCDEFGHJKLMNPQRSTUVWXYZabcdefghijklmnpqrstuvwxyz!#$%&amp;()*+-;&lt;=&gt;?@^_{}[]/\:&quot;&quot;&quot;&quot;&quot;;[.F170]+1;1);MID(&quot;0123456789ABCDEFGHJKLMNPQRSTUVWXYZabcdefghijklmnpqrstuvwxyz!#$%&amp;()*+-;&lt;=&gt;?@^_{}[]/\:&quot;&quot;&quot;&quot;&quot;;[.G170]+1;1))" office:value-type="string" office:string-value="Jhg0" calcext:value-type="string">
            <text:p>Jhg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02efad74c4db35b2450beec922eb590d202b34c5b436bff0b6acc15059f5d21</text:p>
          </table:table-cell>
          <table:table-cell table:formula="of:=HEX2DEC(MID([.A171];1;8))+HEX2DEC(MID([.A171];9;8))+HEX2DEC(MID([.A171];17;8))+HEX2DEC(MID([.A171];25;8))+HEX2DEC(MID([.A171];33;8))+HEX2DEC(MID([.A171];41;8))+HEX2DEC(MID([.A171];49;8))+HEX2DEC(MID([.A171];57;8))" office:value-type="float" office:value="12906687279" calcext:value-type="float">
            <text:p>12906687279</text:p>
          </table:table-cell>
          <table:table-cell table:formula="of:= MOD([.B171];85^4)" office:value-type="float" office:value="13132904" calcext:value-type="float">
            <text:p>13132904</text:p>
          </table:table-cell>
          <table:table-cell table:formula="of:=MOD(((((([.C171]-[.G171])/85)-[.F171])/85)-[.E171])/85;85)" office:value-type="float" office:value="21" calcext:value-type="float">
            <text:p>21</text:p>
          </table:table-cell>
          <table:table-cell table:formula="of:=MOD(((([.C171]-[.G171])/85)-[.F171])/85;85)" office:value-type="float" office:value="32" calcext:value-type="float">
            <text:p>32</text:p>
          </table:table-cell>
          <table:table-cell table:formula="of:=MOD(([.C171]-[.G171])/85;85)" office:value-type="float" office:value="59" calcext:value-type="float">
            <text:p>59</text:p>
          </table:table-cell>
          <table:table-cell table:formula="of:=MOD([.C171];85)" office:value-type="float" office:value="64" calcext:value-type="float">
            <text:p>64</text:p>
          </table:table-cell>
          <table:table-cell table:formula="of:=COM.MICROSOFT.CONCAT(MID(&quot;0123456789ABCDEFGHJKLMNPQRSTUVWXYZabcdefghijklmnpqrstuvwxyz!#$%&amp;()*+-;&lt;=&gt;?@^_{}[]/\:&quot;&quot;&quot;&quot;&quot;;[.D171]+1;1);MID(&quot;0123456789ABCDEFGHJKLMNPQRSTUVWXYZabcdefghijklmnpqrstuvwxyz!#$%&amp;()*+-;&lt;=&gt;?@^_{}[]/\:&quot;&quot;&quot;&quot;&quot;;[.E171]+1;1);MID(&quot;0123456789ABCDEFGHJKLMNPQRSTUVWXYZabcdefghijklmnpqrstuvwxyz!#$%&amp;()*+-;&lt;=&gt;?@^_{}[]/\:&quot;&quot;&quot;&quot;&quot;;[.F171]+1;1);MID(&quot;0123456789ABCDEFGHJKLMNPQRSTUVWXYZabcdefghijklmnpqrstuvwxyz!#$%&amp;()*+-;&lt;=&gt;?@^_{}[]/\:&quot;&quot;&quot;&quot;&quot;;[.G171]+1;1))" office:value-type="string" office:string-value="MY!(" calcext:value-type="string">
            <text:p>MY!(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ee1c7eb8ed268e88ca294b11ff2463a7edf168833613d0f5a191877657ea752</text:p>
          </table:table-cell>
          <table:table-cell table:formula="of:=HEX2DEC(MID([.A172];1;8))+HEX2DEC(MID([.A172];9;8))+HEX2DEC(MID([.A172];17;8))+HEX2DEC(MID([.A172];25;8))+HEX2DEC(MID([.A172];33;8))+HEX2DEC(MID([.A172];41;8))+HEX2DEC(MID([.A172];49;8))+HEX2DEC(MID([.A172];57;8))" office:value-type="float" office:value="12014657310" calcext:value-type="float">
            <text:p>12014657310</text:p>
          </table:table-cell>
          <table:table-cell table:formula="of:= MOD([.B172];85^4)" office:value-type="float" office:value="8513560" calcext:value-type="float">
            <text:p>8513560</text:p>
          </table:table-cell>
          <table:table-cell table:formula="of:=MOD(((((([.C172]-[.G172])/85)-[.F172])/85)-[.E172])/85;85)" office:value-type="float" office:value="13" calcext:value-type="float">
            <text:p>13</text:p>
          </table:table-cell>
          <table:table-cell table:formula="of:=MOD(((([.C172]-[.G172])/85)-[.F172])/85;85)" office:value-type="float" office:value="73" calcext:value-type="float">
            <text:p>73</text:p>
          </table:table-cell>
          <table:table-cell table:formula="of:=MOD(([.C172]-[.G172])/85;85)" office:value-type="float" office:value="29" calcext:value-type="float">
            <text:p>29</text:p>
          </table:table-cell>
          <table:table-cell table:formula="of:=MOD([.C172];85)" office:value-type="float" office:value="45" calcext:value-type="float">
            <text:p>45</text:p>
          </table:table-cell>
          <table:table-cell table:formula="of:=COM.MICROSOFT.CONCAT(MID(&quot;0123456789ABCDEFGHJKLMNPQRSTUVWXYZabcdefghijklmnpqrstuvwxyz!#$%&amp;()*+-;&lt;=&gt;?@^_{}[]/\:&quot;&quot;&quot;&quot;&quot;;[.D172]+1;1);MID(&quot;0123456789ABCDEFGHJKLMNPQRSTUVWXYZabcdefghijklmnpqrstuvwxyz!#$%&amp;()*+-;&lt;=&gt;?@^_{}[]/\:&quot;&quot;&quot;&quot;&quot;;[.E172]+1;1);MID(&quot;0123456789ABCDEFGHJKLMNPQRSTUVWXYZabcdefghijklmnpqrstuvwxyz!#$%&amp;()*+-;&lt;=&gt;?@^_{}[]/\:&quot;&quot;&quot;&quot;&quot;;[.F172]+1;1);MID(&quot;0123456789ABCDEFGHJKLMNPQRSTUVWXYZabcdefghijklmnpqrstuvwxyz!#$%&amp;()*+-;&lt;=&gt;?@^_{}[]/\:&quot;&quot;&quot;&quot;&quot;;[.G172]+1;1))" office:value-type="string" office:string-value="D?Vl" calcext:value-type="string">
            <text:p>D?V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33688d458bf650fa5dcd7475ec449f4d617bacaa8cd63dfdfa5cf620d698b91</text:p>
          </table:table-cell>
          <table:table-cell table:formula="of:=HEX2DEC(MID([.A173];1;8))+HEX2DEC(MID([.A173];9;8))+HEX2DEC(MID([.A173];17;8))+HEX2DEC(MID([.A173];25;8))+HEX2DEC(MID([.A173];33;8))+HEX2DEC(MID([.A173];41;8))+HEX2DEC(MID([.A173];49;8))+HEX2DEC(MID([.A173];57;8))" office:value-type="float" office:value="16585033914" calcext:value-type="float">
            <text:p>16585033914</text:p>
          </table:table-cell>
          <table:table-cell table:formula="of:= MOD([.B173];85^4)" office:value-type="float" office:value="37435789" calcext:value-type="float">
            <text:p>37435789</text:p>
          </table:table-cell>
          <table:table-cell table:formula="of:=MOD(((((([.C173]-[.G173])/85)-[.F173])/85)-[.E173])/85;85)" office:value-type="float" office:value="60" calcext:value-type="float">
            <text:p>60</text:p>
          </table:table-cell>
          <table:table-cell table:formula="of:=MOD(((([.C173]-[.G173])/85)-[.F173])/85;85)" office:value-type="float" office:value="81" calcext:value-type="float">
            <text:p>81</text:p>
          </table:table-cell>
          <table:table-cell table:formula="of:=MOD(([.C173]-[.G173])/85;85)" office:value-type="float" office:value="36" calcext:value-type="float">
            <text:p>36</text:p>
          </table:table-cell>
          <table:table-cell table:formula="of:=MOD([.C173];85)" office:value-type="float" office:value="4" calcext:value-type="float">
            <text:p>4</text:p>
          </table:table-cell>
          <table:table-cell table:formula="of:=COM.MICROSOFT.CONCAT(MID(&quot;0123456789ABCDEFGHJKLMNPQRSTUVWXYZabcdefghijklmnpqrstuvwxyz!#$%&amp;()*+-;&lt;=&gt;?@^_{}[]/\:&quot;&quot;&quot;&quot;&quot;;[.D173]+1;1);MID(&quot;0123456789ABCDEFGHJKLMNPQRSTUVWXYZabcdefghijklmnpqrstuvwxyz!#$%&amp;()*+-;&lt;=&gt;?@^_{}[]/\:&quot;&quot;&quot;&quot;&quot;;[.E173]+1;1);MID(&quot;0123456789ABCDEFGHJKLMNPQRSTUVWXYZabcdefghijklmnpqrstuvwxyz!#$%&amp;()*+-;&lt;=&gt;?@^_{}[]/\:&quot;&quot;&quot;&quot;&quot;;[.F173]+1;1);MID(&quot;0123456789ABCDEFGHJKLMNPQRSTUVWXYZabcdefghijklmnpqrstuvwxyz!#$%&amp;()*+-;&lt;=&gt;?@^_{}[]/\:&quot;&quot;&quot;&quot;&quot;;[.G173]+1;1))" office:value-type="string" office:string-value="#/c4" calcext:value-type="string">
            <text:p>#/c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d7eaf29180c90f15bdd1e6dd78b6785e206a9d040e6e3bf085846cbc007e922</text:p>
          </table:table-cell>
          <table:table-cell table:formula="of:=HEX2DEC(MID([.A174];1;8))+HEX2DEC(MID([.A174];9;8))+HEX2DEC(MID([.A174];17;8))+HEX2DEC(MID([.A174];25;8))+HEX2DEC(MID([.A174];33;8))+HEX2DEC(MID([.A174];41;8))+HEX2DEC(MID([.A174];49;8))+HEX2DEC(MID([.A174];57;8))" office:value-type="float" office:value="15640658824" calcext:value-type="float">
            <text:p>15640658824</text:p>
          </table:table-cell>
          <table:table-cell table:formula="of:= MOD([.B174];85^4)" office:value-type="float" office:value="32671949" calcext:value-type="float">
            <text:p>32671949</text:p>
          </table:table-cell>
          <table:table-cell table:formula="of:=MOD(((((([.C174]-[.G174])/85)-[.F174])/85)-[.E174])/85;85)" office:value-type="float" office:value="53" calcext:value-type="float">
            <text:p>53</text:p>
          </table:table-cell>
          <table:table-cell table:formula="of:=MOD(((([.C174]-[.G174])/85)-[.F174])/85;85)" office:value-type="float" office:value="17" calcext:value-type="float">
            <text:p>17</text:p>
          </table:table-cell>
          <table:table-cell table:formula="of:=MOD(([.C174]-[.G174])/85;85)" office:value-type="float" office:value="5" calcext:value-type="float">
            <text:p>5</text:p>
          </table:table-cell>
          <table:table-cell table:formula="of:=MOD([.C174];85)" office:value-type="float" office:value="74" calcext:value-type="float">
            <text:p>74</text:p>
          </table:table-cell>
          <table:table-cell table:formula="of:=COM.MICROSOFT.CONCAT(MID(&quot;0123456789ABCDEFGHJKLMNPQRSTUVWXYZabcdefghijklmnpqrstuvwxyz!#$%&amp;()*+-;&lt;=&gt;?@^_{}[]/\:&quot;&quot;&quot;&quot;&quot;;[.D174]+1;1);MID(&quot;0123456789ABCDEFGHJKLMNPQRSTUVWXYZabcdefghijklmnpqrstuvwxyz!#$%&amp;()*+-;&lt;=&gt;?@^_{}[]/\:&quot;&quot;&quot;&quot;&quot;;[.E174]+1;1);MID(&quot;0123456789ABCDEFGHJKLMNPQRSTUVWXYZabcdefghijklmnpqrstuvwxyz!#$%&amp;()*+-;&lt;=&gt;?@^_{}[]/\:&quot;&quot;&quot;&quot;&quot;;[.F174]+1;1);MID(&quot;0123456789ABCDEFGHJKLMNPQRSTUVWXYZabcdefghijklmnpqrstuvwxyz!#$%&amp;()*+-;&lt;=&gt;?@^_{}[]/\:&quot;&quot;&quot;&quot;&quot;;[.G174]+1;1))" office:value-type="string" office:string-value="uH5@" calcext:value-type="string">
            <text:p>uH5@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c1bdefa1677283e90c64275f66ccd52fe41900b9c53763e2e1058dc971c01b6</text:p>
          </table:table-cell>
          <table:table-cell table:formula="of:=HEX2DEC(MID([.A175];1;8))+HEX2DEC(MID([.A175];9;8))+HEX2DEC(MID([.A175];17;8))+HEX2DEC(MID([.A175];25;8))+HEX2DEC(MID([.A175];33;8))+HEX2DEC(MID([.A175];41;8))+HEX2DEC(MID([.A175];49;8))+HEX2DEC(MID([.A175];57;8))" office:value-type="float" office:value="20560967642" calcext:value-type="float">
            <text:p>20560967642</text:p>
          </table:table-cell>
          <table:table-cell table:formula="of:= MOD([.B175];85^4)" office:value-type="float" office:value="46122017" calcext:value-type="float">
            <text:p>46122017</text:p>
          </table:table-cell>
          <table:table-cell table:formula="of:=MOD(((((([.C175]-[.G175])/85)-[.F175])/85)-[.E175])/85;85)" office:value-type="float" office:value="75" calcext:value-type="float">
            <text:p>75</text:p>
          </table:table-cell>
          <table:table-cell table:formula="of:=MOD(((([.C175]-[.G175])/85)-[.F175])/85;85)" office:value-type="float" office:value="8" calcext:value-type="float">
            <text:p>8</text:p>
          </table:table-cell>
          <table:table-cell table:formula="of:=MOD(([.C175]-[.G175])/85;85)" office:value-type="float" office:value="56" calcext:value-type="float">
            <text:p>56</text:p>
          </table:table-cell>
          <table:table-cell table:formula="of:=MOD([.C175];85)" office:value-type="float" office:value="82" calcext:value-type="float">
            <text:p>82</text:p>
          </table:table-cell>
          <table:table-cell table:formula="of:=COM.MICROSOFT.CONCAT(MID(&quot;0123456789ABCDEFGHJKLMNPQRSTUVWXYZabcdefghijklmnpqrstuvwxyz!#$%&amp;()*+-;&lt;=&gt;?@^_{}[]/\:&quot;&quot;&quot;&quot;&quot;;[.D175]+1;1);MID(&quot;0123456789ABCDEFGHJKLMNPQRSTUVWXYZabcdefghijklmnpqrstuvwxyz!#$%&amp;()*+-;&lt;=&gt;?@^_{}[]/\:&quot;&quot;&quot;&quot;&quot;;[.E175]+1;1);MID(&quot;0123456789ABCDEFGHJKLMNPQRSTUVWXYZabcdefghijklmnpqrstuvwxyz!#$%&amp;()*+-;&lt;=&gt;?@^_{}[]/\:&quot;&quot;&quot;&quot;&quot;;[.F175]+1;1);MID(&quot;0123456789ABCDEFGHJKLMNPQRSTUVWXYZabcdefghijklmnpqrstuvwxyz!#$%&amp;()*+-;&lt;=&gt;?@^_{}[]/\:&quot;&quot;&quot;&quot;&quot;;[.G175]+1;1))" office:value-type="string" office:string-value="^8x\" calcext:value-type="string">
            <text:p>^8x\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d62012caea08f27e073b36424fd73ddb6429fac9b1ec3c5561d3384bd59407c</text:p>
          </table:table-cell>
          <table:table-cell table:formula="of:=HEX2DEC(MID([.A176];1;8))+HEX2DEC(MID([.A176];9;8))+HEX2DEC(MID([.A176];17;8))+HEX2DEC(MID([.A176];25;8))+HEX2DEC(MID([.A176];33;8))+HEX2DEC(MID([.A176];41;8))+HEX2DEC(MID([.A176];49;8))+HEX2DEC(MID([.A176];57;8))" office:value-type="float" office:value="20238274309" calcext:value-type="float">
            <text:p>20238274309</text:p>
          </table:table-cell>
          <table:table-cell table:formula="of:= MOD([.B176];85^4)" office:value-type="float" office:value="36632434" calcext:value-type="float">
            <text:p>36632434</text:p>
          </table:table-cell>
          <table:table-cell table:formula="of:=MOD(((((([.C176]-[.G176])/85)-[.F176])/85)-[.E176])/85;85)" office:value-type="float" office:value="59" calcext:value-type="float">
            <text:p>59</text:p>
          </table:table-cell>
          <table:table-cell table:formula="of:=MOD(((([.C176]-[.G176])/85)-[.F176])/85;85)" office:value-type="float" office:value="55" calcext:value-type="float">
            <text:p>55</text:p>
          </table:table-cell>
          <table:table-cell table:formula="of:=MOD(([.C176]-[.G176])/85;85)" office:value-type="float" office:value="19" calcext:value-type="float">
            <text:p>19</text:p>
          </table:table-cell>
          <table:table-cell table:formula="of:=MOD([.C176];85)" office:value-type="float" office:value="69" calcext:value-type="float">
            <text:p>69</text:p>
          </table:table-cell>
          <table:table-cell table:formula="of:=COM.MICROSOFT.CONCAT(MID(&quot;0123456789ABCDEFGHJKLMNPQRSTUVWXYZabcdefghijklmnpqrstuvwxyz!#$%&amp;()*+-;&lt;=&gt;?@^_{}[]/\:&quot;&quot;&quot;&quot;&quot;;[.D176]+1;1);MID(&quot;0123456789ABCDEFGHJKLMNPQRSTUVWXYZabcdefghijklmnpqrstuvwxyz!#$%&amp;()*+-;&lt;=&gt;?@^_{}[]/\:&quot;&quot;&quot;&quot;&quot;;[.E176]+1;1);MID(&quot;0123456789ABCDEFGHJKLMNPQRSTUVWXYZabcdefghijklmnpqrstuvwxyz!#$%&amp;()*+-;&lt;=&gt;?@^_{}[]/\:&quot;&quot;&quot;&quot;&quot;;[.F176]+1;1);MID(&quot;0123456789ABCDEFGHJKLMNPQRSTUVWXYZabcdefghijklmnpqrstuvwxyz!#$%&amp;()*+-;&lt;=&gt;?@^_{}[]/\:&quot;&quot;&quot;&quot;&quot;;[.G176]+1;1))" office:value-type="string" office:string-value="!wK;" calcext:value-type="string">
            <text:p>!wK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0f3032e967a0509e2dbd5b0d3bd5878d1aca70a86c468c88f28e9220298423c</text:p>
          </table:table-cell>
          <table:table-cell table:formula="of:=HEX2DEC(MID([.A177];1;8))+HEX2DEC(MID([.A177];9;8))+HEX2DEC(MID([.A177];17;8))+HEX2DEC(MID([.A177];25;8))+HEX2DEC(MID([.A177];33;8))+HEX2DEC(MID([.A177];41;8))+HEX2DEC(MID([.A177];49;8))+HEX2DEC(MID([.A177];57;8))" office:value-type="float" office:value="18928398735" calcext:value-type="float">
            <text:p>18928398735</text:p>
          </table:table-cell>
          <table:table-cell table:formula="of:= MOD([.B177];85^4)" office:value-type="float" office:value="31772485" calcext:value-type="float">
            <text:p>31772485</text:p>
          </table:table-cell>
          <table:table-cell table:formula="of:=MOD(((((([.C177]-[.G177])/85)-[.F177])/85)-[.E177])/85;85)" office:value-type="float" office:value="51" calcext:value-type="float">
            <text:p>51</text:p>
          </table:table-cell>
          <table:table-cell table:formula="of:=MOD(((([.C177]-[.G177])/85)-[.F177])/85;85)" office:value-type="float" office:value="62" calcext:value-type="float">
            <text:p>62</text:p>
          </table:table-cell>
          <table:table-cell table:formula="of:=MOD(([.C177]-[.G177])/85;85)" office:value-type="float" office:value="48" calcext:value-type="float">
            <text:p>48</text:p>
          </table:table-cell>
          <table:table-cell table:formula="of:=MOD([.C177];85)" office:value-type="float" office:value="80" calcext:value-type="float">
            <text:p>80</text:p>
          </table:table-cell>
          <table:table-cell table:formula="of:=COM.MICROSOFT.CONCAT(MID(&quot;0123456789ABCDEFGHJKLMNPQRSTUVWXYZabcdefghijklmnpqrstuvwxyz!#$%&amp;()*+-;&lt;=&gt;?@^_{}[]/\:&quot;&quot;&quot;&quot;&quot;;[.D177]+1;1);MID(&quot;0123456789ABCDEFGHJKLMNPQRSTUVWXYZabcdefghijklmnpqrstuvwxyz!#$%&amp;()*+-;&lt;=&gt;?@^_{}[]/\:&quot;&quot;&quot;&quot;&quot;;[.E177]+1;1);MID(&quot;0123456789ABCDEFGHJKLMNPQRSTUVWXYZabcdefghijklmnpqrstuvwxyz!#$%&amp;()*+-;&lt;=&gt;?@^_{}[]/\:&quot;&quot;&quot;&quot;&quot;;[.F177]+1;1);MID(&quot;0123456789ABCDEFGHJKLMNPQRSTUVWXYZabcdefghijklmnpqrstuvwxyz!#$%&amp;()*+-;&lt;=&gt;?@^_{}[]/\:&quot;&quot;&quot;&quot;&quot;;[.G177]+1;1))" office:value-type="string" office:string-value="s%p]" calcext:value-type="string">
            <text:p>s%p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0448ca7d8645d6c1d4902a2c058a37abfc44f1de59ab54163c80faaf72f6a4c</text:p>
          </table:table-cell>
          <table:table-cell table:formula="of:=HEX2DEC(MID([.A178];1;8))+HEX2DEC(MID([.A178];9;8))+HEX2DEC(MID([.A178];17;8))+HEX2DEC(MID([.A178];25;8))+HEX2DEC(MID([.A178];33;8))+HEX2DEC(MID([.A178];41;8))+HEX2DEC(MID([.A178];49;8))+HEX2DEC(MID([.A178];57;8))" office:value-type="float" office:value="24270409347" calcext:value-type="float">
            <text:p>24270409347</text:p>
          </table:table-cell>
          <table:table-cell table:formula="of:= MOD([.B178];85^4)" office:value-type="float" office:value="49319347" calcext:value-type="float">
            <text:p>49319347</text:p>
          </table:table-cell>
          <table:table-cell table:formula="of:=MOD(((((([.C178]-[.G178])/85)-[.F178])/85)-[.E178])/85;85)" office:value-type="float" office:value="80" calcext:value-type="float">
            <text:p>80</text:p>
          </table:table-cell>
          <table:table-cell table:formula="of:=MOD(((([.C178]-[.G178])/85)-[.F178])/85;85)" office:value-type="float" office:value="26" calcext:value-type="float">
            <text:p>26</text:p>
          </table:table-cell>
          <table:table-cell table:formula="of:=MOD(([.C178]-[.G178])/85;85)" office:value-type="float" office:value="17" calcext:value-type="float">
            <text:p>17</text:p>
          </table:table-cell>
          <table:table-cell table:formula="of:=MOD([.C178];85)" office:value-type="float" office:value="52" calcext:value-type="float">
            <text:p>52</text:p>
          </table:table-cell>
          <table:table-cell table:formula="of:=COM.MICROSOFT.CONCAT(MID(&quot;0123456789ABCDEFGHJKLMNPQRSTUVWXYZabcdefghijklmnpqrstuvwxyz!#$%&amp;()*+-;&lt;=&gt;?@^_{}[]/\:&quot;&quot;&quot;&quot;&quot;;[.D178]+1;1);MID(&quot;0123456789ABCDEFGHJKLMNPQRSTUVWXYZabcdefghijklmnpqrstuvwxyz!#$%&amp;()*+-;&lt;=&gt;?@^_{}[]/\:&quot;&quot;&quot;&quot;&quot;;[.E178]+1;1);MID(&quot;0123456789ABCDEFGHJKLMNPQRSTUVWXYZabcdefghijklmnpqrstuvwxyz!#$%&amp;()*+-;&lt;=&gt;?@^_{}[]/\:&quot;&quot;&quot;&quot;&quot;;[.F178]+1;1);MID(&quot;0123456789ABCDEFGHJKLMNPQRSTUVWXYZabcdefghijklmnpqrstuvwxyz!#$%&amp;()*+-;&lt;=&gt;?@^_{}[]/\:&quot;&quot;&quot;&quot;&quot;;[.G178]+1;1))" office:value-type="string" office:string-value="]SHt" calcext:value-type="string">
            <text:p>]S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b9b4635b8c55a53ce4bddfb2e54713eead42cd0445e2b94ad3baa8b3facd2b</text:p>
          </table:table-cell>
          <table:table-cell table:formula="of:=HEX2DEC(MID([.A179];1;8))+HEX2DEC(MID([.A179];9;8))+HEX2DEC(MID([.A179];17;8))+HEX2DEC(MID([.A179];25;8))+HEX2DEC(MID([.A179];33;8))+HEX2DEC(MID([.A179];41;8))+HEX2DEC(MID([.A179];49;8))+HEX2DEC(MID([.A179];57;8))" office:value-type="float" office:value="15314566227" calcext:value-type="float">
            <text:p>15314566227</text:p>
          </table:table-cell>
          <table:table-cell table:formula="of:= MOD([.B179];85^4)" office:value-type="float" office:value="19783102" calcext:value-type="float">
            <text:p>19783102</text:p>
          </table:table-cell>
          <table:table-cell table:formula="of:=MOD(((((([.C179]-[.G179])/85)-[.F179])/85)-[.E179])/85;85)" office:value-type="float" office:value="32" calcext:value-type="float">
            <text:p>32</text:p>
          </table:table-cell>
          <table:table-cell table:formula="of:=MOD(((([.C179]-[.G179])/85)-[.F179])/85;85)" office:value-type="float" office:value="18" calcext:value-type="float">
            <text:p>18</text:p>
          </table:table-cell>
          <table:table-cell table:formula="of:=MOD(([.C179]-[.G179])/85;85)" office:value-type="float" office:value="12" calcext:value-type="float">
            <text:p>12</text:p>
          </table:table-cell>
          <table:table-cell table:formula="of:=MOD([.C179];85)" office:value-type="float" office:value="32" calcext:value-type="float">
            <text:p>32</text:p>
          </table:table-cell>
          <table:table-cell table:formula="of:=COM.MICROSOFT.CONCAT(MID(&quot;0123456789ABCDEFGHJKLMNPQRSTUVWXYZabcdefghijklmnpqrstuvwxyz!#$%&amp;()*+-;&lt;=&gt;?@^_{}[]/\:&quot;&quot;&quot;&quot;&quot;;[.D179]+1;1);MID(&quot;0123456789ABCDEFGHJKLMNPQRSTUVWXYZabcdefghijklmnpqrstuvwxyz!#$%&amp;()*+-;&lt;=&gt;?@^_{}[]/\:&quot;&quot;&quot;&quot;&quot;;[.E179]+1;1);MID(&quot;0123456789ABCDEFGHJKLMNPQRSTUVWXYZabcdefghijklmnpqrstuvwxyz!#$%&amp;()*+-;&lt;=&gt;?@^_{}[]/\:&quot;&quot;&quot;&quot;&quot;;[.F179]+1;1);MID(&quot;0123456789ABCDEFGHJKLMNPQRSTUVWXYZabcdefghijklmnpqrstuvwxyz!#$%&amp;()*+-;&lt;=&gt;?@^_{}[]/\:&quot;&quot;&quot;&quot;&quot;;[.G179]+1;1))" office:value-type="string" office:string-value="YJCY" calcext:value-type="string">
            <text:p>YJC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7a8b6dd24a039e9df717802271ddf7053d3aac12b0bad8f9902c1c5dc5d046d</text:p>
          </table:table-cell>
          <table:table-cell table:formula="of:=HEX2DEC(MID([.A180];1;8))+HEX2DEC(MID([.A180];9;8))+HEX2DEC(MID([.A180];17;8))+HEX2DEC(MID([.A180];25;8))+HEX2DEC(MID([.A180];33;8))+HEX2DEC(MID([.A180];41;8))+HEX2DEC(MID([.A180];49;8))+HEX2DEC(MID([.A180];57;8))" office:value-type="float" office:value="17298843322" calcext:value-type="float">
            <text:p>17298843322</text:p>
          </table:table-cell>
          <table:table-cell table:formula="of:= MOD([.B180];85^4)" office:value-type="float" office:value="20436447" calcext:value-type="float">
            <text:p>20436447</text:p>
          </table:table-cell>
          <table:table-cell table:formula="of:=MOD(((((([.C180]-[.G180])/85)-[.F180])/85)-[.E180])/85;85)" office:value-type="float" office:value="33" calcext:value-type="float">
            <text:p>33</text:p>
          </table:table-cell>
          <table:table-cell table:formula="of:=MOD(((([.C180]-[.G180])/85)-[.F180])/85;85)" office:value-type="float" office:value="23" calcext:value-type="float">
            <text:p>23</text:p>
          </table:table-cell>
          <table:table-cell table:formula="of:=MOD(([.C180]-[.G180])/85;85)" office:value-type="float" office:value="48" calcext:value-type="float">
            <text:p>48</text:p>
          </table:table-cell>
          <table:table-cell table:formula="of:=MOD([.C180];85)" office:value-type="float" office:value="67" calcext:value-type="float">
            <text:p>67</text:p>
          </table:table-cell>
          <table:table-cell table:formula="of:=COM.MICROSOFT.CONCAT(MID(&quot;0123456789ABCDEFGHJKLMNPQRSTUVWXYZabcdefghijklmnpqrstuvwxyz!#$%&amp;()*+-;&lt;=&gt;?@^_{}[]/\:&quot;&quot;&quot;&quot;&quot;;[.D180]+1;1);MID(&quot;0123456789ABCDEFGHJKLMNPQRSTUVWXYZabcdefghijklmnpqrstuvwxyz!#$%&amp;()*+-;&lt;=&gt;?@^_{}[]/\:&quot;&quot;&quot;&quot;&quot;;[.E180]+1;1);MID(&quot;0123456789ABCDEFGHJKLMNPQRSTUVWXYZabcdefghijklmnpqrstuvwxyz!#$%&amp;()*+-;&lt;=&gt;?@^_{}[]/\:&quot;&quot;&quot;&quot;&quot;;[.F180]+1;1);MID(&quot;0123456789ABCDEFGHJKLMNPQRSTUVWXYZabcdefghijklmnpqrstuvwxyz!#$%&amp;()*+-;&lt;=&gt;?@^_{}[]/\:&quot;&quot;&quot;&quot;&quot;;[.G180]+1;1))" office:value-type="string" office:string-value="ZPp+" calcext:value-type="string">
            <text:p>ZPp+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93474895a9cef09980364d47d6a01723022d4a6617503302ea3f24274eb339</text:p>
          </table:table-cell>
          <table:table-cell table:formula="of:=HEX2DEC(MID([.A181];1;8))+HEX2DEC(MID([.A181];9;8))+HEX2DEC(MID([.A181];17;8))+HEX2DEC(MID([.A181];25;8))+HEX2DEC(MID([.A181];33;8))+HEX2DEC(MID([.A181];41;8))+HEX2DEC(MID([.A181];49;8))+HEX2DEC(MID([.A181];57;8))" office:value-type="float" office:value="9846545526" calcext:value-type="float">
            <text:p>9846545526</text:p>
          </table:table-cell>
          <table:table-cell table:formula="of:= MOD([.B181];85^4)" office:value-type="float" office:value="32828026" calcext:value-type="float">
            <text:p>32828026</text:p>
          </table:table-cell>
          <table:table-cell table:formula="of:=MOD(((((([.C181]-[.G181])/85)-[.F181])/85)-[.E181])/85;85)" office:value-type="float" office:value="53" calcext:value-type="float">
            <text:p>53</text:p>
          </table:table-cell>
          <table:table-cell table:formula="of:=MOD(((([.C181]-[.G181])/85)-[.F181])/85;85)" office:value-type="float" office:value="38" calcext:value-type="float">
            <text:p>38</text:p>
          </table:table-cell>
          <table:table-cell table:formula="of:=MOD(([.C181]-[.G181])/85;85)" office:value-type="float" office:value="57" calcext:value-type="float">
            <text:p>57</text:p>
          </table:table-cell>
          <table:table-cell table:formula="of:=MOD([.C181];85)" office:value-type="float" office:value="6" calcext:value-type="float">
            <text:p>6</text:p>
          </table:table-cell>
          <table:table-cell table:formula="of:=COM.MICROSOFT.CONCAT(MID(&quot;0123456789ABCDEFGHJKLMNPQRSTUVWXYZabcdefghijklmnpqrstuvwxyz!#$%&amp;()*+-;&lt;=&gt;?@^_{}[]/\:&quot;&quot;&quot;&quot;&quot;;[.D181]+1;1);MID(&quot;0123456789ABCDEFGHJKLMNPQRSTUVWXYZabcdefghijklmnpqrstuvwxyz!#$%&amp;()*+-;&lt;=&gt;?@^_{}[]/\:&quot;&quot;&quot;&quot;&quot;;[.E181]+1;1);MID(&quot;0123456789ABCDEFGHJKLMNPQRSTUVWXYZabcdefghijklmnpqrstuvwxyz!#$%&amp;()*+-;&lt;=&gt;?@^_{}[]/\:&quot;&quot;&quot;&quot;&quot;;[.F181]+1;1);MID(&quot;0123456789ABCDEFGHJKLMNPQRSTUVWXYZabcdefghijklmnpqrstuvwxyz!#$%&amp;()*+-;&lt;=&gt;?@^_{}[]/\:&quot;&quot;&quot;&quot;&quot;;[.G181]+1;1))" office:value-type="string" office:string-value="uey6" calcext:value-type="string">
            <text:p>uey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33566042a5306a04e70d80cba5639590fc5acc47a32ade17cb260677bdf40e8</text:p>
          </table:table-cell>
          <table:table-cell table:formula="of:=HEX2DEC(MID([.A182];1;8))+HEX2DEC(MID([.A182];9;8))+HEX2DEC(MID([.A182];17;8))+HEX2DEC(MID([.A182];25;8))+HEX2DEC(MID([.A182];33;8))+HEX2DEC(MID([.A182];41;8))+HEX2DEC(MID([.A182];49;8))+HEX2DEC(MID([.A182];57;8))" office:value-type="float" office:value="14912420349" calcext:value-type="float">
            <text:p>14912420349</text:p>
          </table:table-cell>
          <table:table-cell table:formula="of:= MOD([.B182];85^4)" office:value-type="float" office:value="35242224" calcext:value-type="float">
            <text:p>35242224</text:p>
          </table:table-cell>
          <table:table-cell table:formula="of:=MOD(((((([.C182]-[.G182])/85)-[.F182])/85)-[.E182])/85;85)" office:value-type="float" office:value="57" calcext:value-type="float">
            <text:p>57</text:p>
          </table:table-cell>
          <table:table-cell table:formula="of:=MOD(((([.C182]-[.G182])/85)-[.F182])/85;85)" office:value-type="float" office:value="32" calcext:value-type="float">
            <text:p>32</text:p>
          </table:table-cell>
          <table:table-cell table:formula="of:=MOD(([.C182]-[.G182])/85;85)" office:value-type="float" office:value="69" calcext:value-type="float">
            <text:p>69</text:p>
          </table:table-cell>
          <table:table-cell table:formula="of:=MOD([.C182];85)" office:value-type="float" office:value="34" calcext:value-type="float">
            <text:p>34</text:p>
          </table:table-cell>
          <table:table-cell table:formula="of:=COM.MICROSOFT.CONCAT(MID(&quot;0123456789ABCDEFGHJKLMNPQRSTUVWXYZabcdefghijklmnpqrstuvwxyz!#$%&amp;()*+-;&lt;=&gt;?@^_{}[]/\:&quot;&quot;&quot;&quot;&quot;;[.D182]+1;1);MID(&quot;0123456789ABCDEFGHJKLMNPQRSTUVWXYZabcdefghijklmnpqrstuvwxyz!#$%&amp;()*+-;&lt;=&gt;?@^_{}[]/\:&quot;&quot;&quot;&quot;&quot;;[.E182]+1;1);MID(&quot;0123456789ABCDEFGHJKLMNPQRSTUVWXYZabcdefghijklmnpqrstuvwxyz!#$%&amp;()*+-;&lt;=&gt;?@^_{}[]/\:&quot;&quot;&quot;&quot;&quot;;[.F182]+1;1);MID(&quot;0123456789ABCDEFGHJKLMNPQRSTUVWXYZabcdefghijklmnpqrstuvwxyz!#$%&amp;()*+-;&lt;=&gt;?@^_{}[]/\:&quot;&quot;&quot;&quot;&quot;;[.G182]+1;1))" office:value-type="string" office:string-value="yY;a" calcext:value-type="string">
            <text:p>yY;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bd91cdba3348178fa87e56abd4e1d96506db346eb2288be4284b9014a52fd94</text:p>
          </table:table-cell>
          <table:table-cell table:formula="of:=HEX2DEC(MID([.A183];1;8))+HEX2DEC(MID([.A183];9;8))+HEX2DEC(MID([.A183];17;8))+HEX2DEC(MID([.A183];25;8))+HEX2DEC(MID([.A183];33;8))+HEX2DEC(MID([.A183];41;8))+HEX2DEC(MID([.A183];49;8))+HEX2DEC(MID([.A183];57;8))" office:value-type="float" office:value="21194576876" calcext:value-type="float">
            <text:p>21194576876</text:p>
          </table:table-cell>
          <table:table-cell table:formula="of:= MOD([.B183];85^4)" office:value-type="float" office:value="1123126" calcext:value-type="float">
            <text:p>1123126</text:p>
          </table:table-cell>
          <table:table-cell table:formula="of:=MOD(((((([.C183]-[.G183])/85)-[.F183])/85)-[.E183])/85;85)" office:value-type="float" office:value="1" calcext:value-type="float">
            <text:p>1</text:p>
          </table:table-cell>
          <table:table-cell table:formula="of:=MOD(((([.C183]-[.G183])/85)-[.F183])/85;85)" office:value-type="float" office:value="70" calcext:value-type="float">
            <text:p>70</text:p>
          </table:table-cell>
          <table:table-cell table:formula="of:=MOD(([.C183]-[.G183])/85;85)" office:value-type="float" office:value="38" calcext:value-type="float">
            <text:p>38</text:p>
          </table:table-cell>
          <table:table-cell table:formula="of:=MOD([.C183];85)" office:value-type="float" office:value="21" calcext:value-type="float">
            <text:p>21</text:p>
          </table:table-cell>
          <table:table-cell table:formula="of:=COM.MICROSOFT.CONCAT(MID(&quot;0123456789ABCDEFGHJKLMNPQRSTUVWXYZabcdefghijklmnpqrstuvwxyz!#$%&amp;()*+-;&lt;=&gt;?@^_{}[]/\:&quot;&quot;&quot;&quot;&quot;;[.D183]+1;1);MID(&quot;0123456789ABCDEFGHJKLMNPQRSTUVWXYZabcdefghijklmnpqrstuvwxyz!#$%&amp;()*+-;&lt;=&gt;?@^_{}[]/\:&quot;&quot;&quot;&quot;&quot;;[.E183]+1;1);MID(&quot;0123456789ABCDEFGHJKLMNPQRSTUVWXYZabcdefghijklmnpqrstuvwxyz!#$%&amp;()*+-;&lt;=&gt;?@^_{}[]/\:&quot;&quot;&quot;&quot;&quot;;[.F183]+1;1);MID(&quot;0123456789ABCDEFGHJKLMNPQRSTUVWXYZabcdefghijklmnpqrstuvwxyz!#$%&amp;()*+-;&lt;=&gt;?@^_{}[]/\:&quot;&quot;&quot;&quot;&quot;;[.G183]+1;1))" office:value-type="string" office:string-value="1&lt;eM" calcext:value-type="string">
            <text:p>1&lt;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17242aed0751adb88388d165183d00ebec8345e029638bf0d0688afdbf91deb</text:p>
          </table:table-cell>
          <table:table-cell table:formula="of:=HEX2DEC(MID([.A184];1;8))+HEX2DEC(MID([.A184];9;8))+HEX2DEC(MID([.A184];17;8))+HEX2DEC(MID([.A184];25;8))+HEX2DEC(MID([.A184];33;8))+HEX2DEC(MID([.A184];41;8))+HEX2DEC(MID([.A184];49;8))+HEX2DEC(MID([.A184];57;8))" office:value-type="float" office:value="14327860836" calcext:value-type="float">
            <text:p>14327860836</text:p>
          </table:table-cell>
          <table:table-cell table:formula="of:= MOD([.B184];85^4)" office:value-type="float" office:value="24889586" calcext:value-type="float">
            <text:p>24889586</text:p>
          </table:table-cell>
          <table:table-cell table:formula="of:=MOD(((((([.C184]-[.G184])/85)-[.F184])/85)-[.E184])/85;85)" office:value-type="float" office:value="40" calcext:value-type="float">
            <text:p>40</text:p>
          </table:table-cell>
          <table:table-cell table:formula="of:=MOD(((([.C184]-[.G184])/85)-[.F184])/85;85)" office:value-type="float" office:value="44" calcext:value-type="float">
            <text:p>44</text:p>
          </table:table-cell>
          <table:table-cell table:formula="of:=MOD(([.C184]-[.G184])/85;85)" office:value-type="float" office:value="78" calcext:value-type="float">
            <text:p>78</text:p>
          </table:table-cell>
          <table:table-cell table:formula="of:=MOD([.C184];85)" office:value-type="float" office:value="56" calcext:value-type="float">
            <text:p>56</text:p>
          </table:table-cell>
          <table:table-cell table:formula="of:=COM.MICROSOFT.CONCAT(MID(&quot;0123456789ABCDEFGHJKLMNPQRSTUVWXYZabcdefghijklmnpqrstuvwxyz!#$%&amp;()*+-;&lt;=&gt;?@^_{}[]/\:&quot;&quot;&quot;&quot;&quot;;[.D184]+1;1);MID(&quot;0123456789ABCDEFGHJKLMNPQRSTUVWXYZabcdefghijklmnpqrstuvwxyz!#$%&amp;()*+-;&lt;=&gt;?@^_{}[]/\:&quot;&quot;&quot;&quot;&quot;;[.E184]+1;1);MID(&quot;0123456789ABCDEFGHJKLMNPQRSTUVWXYZabcdefghijklmnpqrstuvwxyz!#$%&amp;()*+-;&lt;=&gt;?@^_{}[]/\:&quot;&quot;&quot;&quot;&quot;;[.F184]+1;1);MID(&quot;0123456789ABCDEFGHJKLMNPQRSTUVWXYZabcdefghijklmnpqrstuvwxyz!#$%&amp;()*+-;&lt;=&gt;?@^_{}[]/\:&quot;&quot;&quot;&quot;&quot;;[.G184]+1;1))" office:value-type="string" office:string-value="gk}x" calcext:value-type="string">
            <text:p>gk}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2473ce4ddc93224bacb87788ed4b357338ba09b1ce89766e37668f4d6c314c2</text:p>
          </table:table-cell>
          <table:table-cell table:formula="of:=HEX2DEC(MID([.A185];1;8))+HEX2DEC(MID([.A185];9;8))+HEX2DEC(MID([.A185];17;8))+HEX2DEC(MID([.A185];25;8))+HEX2DEC(MID([.A185];33;8))+HEX2DEC(MID([.A185];41;8))+HEX2DEC(MID([.A185];49;8))+HEX2DEC(MID([.A185];57;8))" office:value-type="float" office:value="21816565646" calcext:value-type="float">
            <text:p>21816565646</text:p>
          </table:table-cell>
          <table:table-cell table:formula="of:= MOD([.B185];85^4)" office:value-type="float" office:value="48905021" calcext:value-type="float">
            <text:p>48905021</text:p>
          </table:table-cell>
          <table:table-cell table:formula="of:=MOD(((((([.C185]-[.G185])/85)-[.F185])/85)-[.E185])/85;85)" office:value-type="float" office:value="79" calcext:value-type="float">
            <text:p>79</text:p>
          </table:table-cell>
          <table:table-cell table:formula="of:=MOD(((([.C185]-[.G185])/85)-[.F185])/85;85)" office:value-type="float" office:value="53" calcext:value-type="float">
            <text:p>53</text:p>
          </table:table-cell>
          <table:table-cell table:formula="of:=MOD(([.C185]-[.G185])/85;85)" office:value-type="float" office:value="73" calcext:value-type="float">
            <text:p>73</text:p>
          </table:table-cell>
          <table:table-cell table:formula="of:=MOD([.C185];85)" office:value-type="float" office:value="16" calcext:value-type="float">
            <text:p>16</text:p>
          </table:table-cell>
          <table:table-cell table:formula="of:=COM.MICROSOFT.CONCAT(MID(&quot;0123456789ABCDEFGHJKLMNPQRSTUVWXYZabcdefghijklmnpqrstuvwxyz!#$%&amp;()*+-;&lt;=&gt;?@^_{}[]/\:&quot;&quot;&quot;&quot;&quot;;[.D185]+1;1);MID(&quot;0123456789ABCDEFGHJKLMNPQRSTUVWXYZabcdefghijklmnpqrstuvwxyz!#$%&amp;()*+-;&lt;=&gt;?@^_{}[]/\:&quot;&quot;&quot;&quot;&quot;;[.E185]+1;1);MID(&quot;0123456789ABCDEFGHJKLMNPQRSTUVWXYZabcdefghijklmnpqrstuvwxyz!#$%&amp;()*+-;&lt;=&gt;?@^_{}[]/\:&quot;&quot;&quot;&quot;&quot;;[.F185]+1;1);MID(&quot;0123456789ABCDEFGHJKLMNPQRSTUVWXYZabcdefghijklmnpqrstuvwxyz!#$%&amp;()*+-;&lt;=&gt;?@^_{}[]/\:&quot;&quot;&quot;&quot;&quot;;[.G185]+1;1))" office:value-type="string" office:string-value="[u?G" calcext:value-type="string">
            <text:p>[u?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2dc668144d5bceea63129dbf78d853aafbadddf8c4b1e7909965e62422f2ebf</text:p>
          </table:table-cell>
          <table:table-cell table:formula="of:=HEX2DEC(MID([.A186];1;8))+HEX2DEC(MID([.A186];9;8))+HEX2DEC(MID([.A186];17;8))+HEX2DEC(MID([.A186];25;8))+HEX2DEC(MID([.A186];33;8))+HEX2DEC(MID([.A186];41;8))+HEX2DEC(MID([.A186];49;8))+HEX2DEC(MID([.A186];57;8))" office:value-type="float" office:value="14717574141" calcext:value-type="float">
            <text:p>14717574141</text:p>
          </table:table-cell>
          <table:table-cell table:formula="of:= MOD([.B186];85^4)" office:value-type="float" office:value="49198516" calcext:value-type="float">
            <text:p>49198516</text:p>
          </table:table-cell>
          <table:table-cell table:formula="of:=MOD(((((([.C186]-[.G186])/85)-[.F186])/85)-[.E186])/85;85)" office:value-type="float" office:value="80" calcext:value-type="float">
            <text:p>80</text:p>
          </table:table-cell>
          <table:table-cell table:formula="of:=MOD(((([.C186]-[.G186])/85)-[.F186])/85;85)" office:value-type="float" office:value="9" calcext:value-type="float">
            <text:p>9</text:p>
          </table:table-cell>
          <table:table-cell table:formula="of:=MOD(([.C186]-[.G186])/85;85)" office:value-type="float" office:value="41" calcext:value-type="float">
            <text:p>41</text:p>
          </table:table-cell>
          <table:table-cell table:formula="of:=MOD([.C186];85)" office:value-type="float" office:value="6" calcext:value-type="float">
            <text:p>6</text:p>
          </table:table-cell>
          <table:table-cell table:formula="of:=COM.MICROSOFT.CONCAT(MID(&quot;0123456789ABCDEFGHJKLMNPQRSTUVWXYZabcdefghijklmnpqrstuvwxyz!#$%&amp;()*+-;&lt;=&gt;?@^_{}[]/\:&quot;&quot;&quot;&quot;&quot;;[.D186]+1;1);MID(&quot;0123456789ABCDEFGHJKLMNPQRSTUVWXYZabcdefghijklmnpqrstuvwxyz!#$%&amp;()*+-;&lt;=&gt;?@^_{}[]/\:&quot;&quot;&quot;&quot;&quot;;[.E186]+1;1);MID(&quot;0123456789ABCDEFGHJKLMNPQRSTUVWXYZabcdefghijklmnpqrstuvwxyz!#$%&amp;()*+-;&lt;=&gt;?@^_{}[]/\:&quot;&quot;&quot;&quot;&quot;;[.F186]+1;1);MID(&quot;0123456789ABCDEFGHJKLMNPQRSTUVWXYZabcdefghijklmnpqrstuvwxyz!#$%&amp;()*+-;&lt;=&gt;?@^_{}[]/\:&quot;&quot;&quot;&quot;&quot;;[.G186]+1;1))" office:value-type="string" office:string-value="]9h6" calcext:value-type="string">
            <text:p>]9h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8f324108d121cf6db3f474460cddae0deb18ed351e863a00cf32b39c20387cd</text:p>
          </table:table-cell>
          <table:table-cell table:formula="of:=HEX2DEC(MID([.A187];1;8))+HEX2DEC(MID([.A187];9;8))+HEX2DEC(MID([.A187];17;8))+HEX2DEC(MID([.A187];25;8))+HEX2DEC(MID([.A187];33;8))+HEX2DEC(MID([.A187];41;8))+HEX2DEC(MID([.A187];49;8))+HEX2DEC(MID([.A187];57;8))" office:value-type="float" office:value="17744201891" calcext:value-type="float">
            <text:p>17744201891</text:p>
          </table:table-cell>
          <table:table-cell table:formula="of:= MOD([.B187];85^4)" office:value-type="float" office:value="48190016" calcext:value-type="float">
            <text:p>48190016</text:p>
          </table:table-cell>
          <table:table-cell table:formula="of:=MOD(((((([.C187]-[.G187])/85)-[.F187])/85)-[.E187])/85;85)" office:value-type="float" office:value="78" calcext:value-type="float">
            <text:p>78</text:p>
          </table:table-cell>
          <table:table-cell table:formula="of:=MOD(((([.C187]-[.G187])/85)-[.F187])/85;85)" office:value-type="float" office:value="39" calcext:value-type="float">
            <text:p>39</text:p>
          </table:table-cell>
          <table:table-cell table:formula="of:=MOD(([.C187]-[.G187])/85;85)" office:value-type="float" office:value="76" calcext:value-type="float">
            <text:p>76</text:p>
          </table:table-cell>
          <table:table-cell table:formula="of:=MOD([.C187];85)" office:value-type="float" office:value="31" calcext:value-type="float">
            <text:p>31</text:p>
          </table:table-cell>
          <table:table-cell table:formula="of:=COM.MICROSOFT.CONCAT(MID(&quot;0123456789ABCDEFGHJKLMNPQRSTUVWXYZabcdefghijklmnpqrstuvwxyz!#$%&amp;()*+-;&lt;=&gt;?@^_{}[]/\:&quot;&quot;&quot;&quot;&quot;;[.D187]+1;1);MID(&quot;0123456789ABCDEFGHJKLMNPQRSTUVWXYZabcdefghijklmnpqrstuvwxyz!#$%&amp;()*+-;&lt;=&gt;?@^_{}[]/\:&quot;&quot;&quot;&quot;&quot;;[.E187]+1;1);MID(&quot;0123456789ABCDEFGHJKLMNPQRSTUVWXYZabcdefghijklmnpqrstuvwxyz!#$%&amp;()*+-;&lt;=&gt;?@^_{}[]/\:&quot;&quot;&quot;&quot;&quot;;[.F187]+1;1);MID(&quot;0123456789ABCDEFGHJKLMNPQRSTUVWXYZabcdefghijklmnpqrstuvwxyz!#$%&amp;()*+-;&lt;=&gt;?@^_{}[]/\:&quot;&quot;&quot;&quot;&quot;;[.G187]+1;1))" office:value-type="string" office:string-value="}f_X" calcext:value-type="string">
            <text:p>}f_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a6082659f35a2809c92fdf5707625c448b72cdf0a4e0c55a68c722bc8136947</text:p>
          </table:table-cell>
          <table:table-cell table:formula="of:=HEX2DEC(MID([.A188];1;8))+HEX2DEC(MID([.A188];9;8))+HEX2DEC(MID([.A188];17;8))+HEX2DEC(MID([.A188];25;8))+HEX2DEC(MID([.A188];33;8))+HEX2DEC(MID([.A188];41;8))+HEX2DEC(MID([.A188];49;8))+HEX2DEC(MID([.A188];57;8))" office:value-type="float" office:value="15976389956" calcext:value-type="float">
            <text:p>15976389956</text:p>
          </table:table-cell>
          <table:table-cell table:formula="of:= MOD([.B188];85^4)" office:value-type="float" office:value="2998706" calcext:value-type="float">
            <text:p>2998706</text:p>
          </table:table-cell>
          <table:table-cell table:formula="of:=MOD(((((([.C188]-[.G188])/85)-[.F188])/85)-[.E188])/85;85)" office:value-type="float" office:value="4" calcext:value-type="float">
            <text:p>4</text:p>
          </table:table-cell>
          <table:table-cell table:formula="of:=MOD(((([.C188]-[.G188])/85)-[.F188])/85;85)" office:value-type="float" office:value="75" calcext:value-type="float">
            <text:p>75</text:p>
          </table:table-cell>
          <table:table-cell table:formula="of:=MOD(([.C188]-[.G188])/85;85)" office:value-type="float" office:value="3" calcext:value-type="float">
            <text:p>3</text:p>
          </table:table-cell>
          <table:table-cell table:formula="of:=MOD([.C188];85)" office:value-type="float" office:value="76" calcext:value-type="float">
            <text:p>76</text:p>
          </table:table-cell>
          <table:table-cell table:formula="of:=COM.MICROSOFT.CONCAT(MID(&quot;0123456789ABCDEFGHJKLMNPQRSTUVWXYZabcdefghijklmnpqrstuvwxyz!#$%&amp;()*+-;&lt;=&gt;?@^_{}[]/\:&quot;&quot;&quot;&quot;&quot;;[.D188]+1;1);MID(&quot;0123456789ABCDEFGHJKLMNPQRSTUVWXYZabcdefghijklmnpqrstuvwxyz!#$%&amp;()*+-;&lt;=&gt;?@^_{}[]/\:&quot;&quot;&quot;&quot;&quot;;[.E188]+1;1);MID(&quot;0123456789ABCDEFGHJKLMNPQRSTUVWXYZabcdefghijklmnpqrstuvwxyz!#$%&amp;()*+-;&lt;=&gt;?@^_{}[]/\:&quot;&quot;&quot;&quot;&quot;;[.F188]+1;1);MID(&quot;0123456789ABCDEFGHJKLMNPQRSTUVWXYZabcdefghijklmnpqrstuvwxyz!#$%&amp;()*+-;&lt;=&gt;?@^_{}[]/\:&quot;&quot;&quot;&quot;&quot;;[.G188]+1;1))" office:value-type="string" office:string-value="4^3_" calcext:value-type="string">
            <text:p>4^3_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eeefc8f66b433fc4079c06b096c2d63fb9e012d5038eeb8d35cbb9d2110d84</text:p>
          </table:table-cell>
          <table:table-cell table:formula="of:=HEX2DEC(MID([.A189];1;8))+HEX2DEC(MID([.A189];9;8))+HEX2DEC(MID([.A189];17;8))+HEX2DEC(MID([.A189];25;8))+HEX2DEC(MID([.A189];33;8))+HEX2DEC(MID([.A189];41;8))+HEX2DEC(MID([.A189];49;8))+HEX2DEC(MID([.A189];57;8))" office:value-type="float" office:value="23789885981" calcext:value-type="float">
            <text:p>23789885981</text:p>
          </table:table-cell>
          <table:table-cell table:formula="of:= MOD([.B189];85^4)" office:value-type="float" office:value="38601606" calcext:value-type="float">
            <text:p>38601606</text:p>
          </table:table-cell>
          <table:table-cell table:formula="of:=MOD(((((([.C189]-[.G189])/85)-[.F189])/85)-[.E189])/85;85)" office:value-type="float" office:value="62" calcext:value-type="float">
            <text:p>62</text:p>
          </table:table-cell>
          <table:table-cell table:formula="of:=MOD(((([.C189]-[.G189])/85)-[.F189])/85;85)" office:value-type="float" office:value="72" calcext:value-type="float">
            <text:p>72</text:p>
          </table:table-cell>
          <table:table-cell table:formula="of:=MOD(([.C189]-[.G189])/85;85)" office:value-type="float" office:value="66" calcext:value-type="float">
            <text:p>66</text:p>
          </table:table-cell>
          <table:table-cell table:formula="of:=MOD([.C189];85)" office:value-type="float" office:value="46" calcext:value-type="float">
            <text:p>46</text:p>
          </table:table-cell>
          <table:table-cell table:formula="of:=COM.MICROSOFT.CONCAT(MID(&quot;0123456789ABCDEFGHJKLMNPQRSTUVWXYZabcdefghijklmnpqrstuvwxyz!#$%&amp;()*+-;&lt;=&gt;?@^_{}[]/\:&quot;&quot;&quot;&quot;&quot;;[.D189]+1;1);MID(&quot;0123456789ABCDEFGHJKLMNPQRSTUVWXYZabcdefghijklmnpqrstuvwxyz!#$%&amp;()*+-;&lt;=&gt;?@^_{}[]/\:&quot;&quot;&quot;&quot;&quot;;[.E189]+1;1);MID(&quot;0123456789ABCDEFGHJKLMNPQRSTUVWXYZabcdefghijklmnpqrstuvwxyz!#$%&amp;()*+-;&lt;=&gt;?@^_{}[]/\:&quot;&quot;&quot;&quot;&quot;;[.F189]+1;1);MID(&quot;0123456789ABCDEFGHJKLMNPQRSTUVWXYZabcdefghijklmnpqrstuvwxyz!#$%&amp;()*+-;&lt;=&gt;?@^_{}[]/\:&quot;&quot;&quot;&quot;&quot;;[.G189]+1;1))" office:value-type="string" office:string-value="%&gt;*m" calcext:value-type="string">
            <text:p>%&gt;*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2a3eb8a7e705be7a925ed34e3edfaa943216fca57c82616fe637811ebef66ce</text:p>
          </table:table-cell>
          <table:table-cell table:formula="of:=HEX2DEC(MID([.A190];1;8))+HEX2DEC(MID([.A190];9;8))+HEX2DEC(MID([.A190];17;8))+HEX2DEC(MID([.A190];25;8))+HEX2DEC(MID([.A190];33;8))+HEX2DEC(MID([.A190];41;8))+HEX2DEC(MID([.A190];49;8))+HEX2DEC(MID([.A190];57;8))" office:value-type="float" office:value="20458021901" calcext:value-type="float">
            <text:p>20458021901</text:p>
          </table:table-cell>
          <table:table-cell table:formula="of:= MOD([.B190];85^4)" office:value-type="float" office:value="47577526" calcext:value-type="float">
            <text:p>47577526</text:p>
          </table:table-cell>
          <table:table-cell table:formula="of:=MOD(((((([.C190]-[.G190])/85)-[.F190])/85)-[.E190])/85;85)" office:value-type="float" office:value="77" calcext:value-type="float">
            <text:p>77</text:p>
          </table:table-cell>
          <table:table-cell table:formula="of:=MOD(((([.C190]-[.G190])/85)-[.F190])/85;85)" office:value-type="float" office:value="40" calcext:value-type="float">
            <text:p>40</text:p>
          </table:table-cell>
          <table:table-cell table:formula="of:=MOD(([.C190]-[.G190])/85;85)" office:value-type="float" office:value="10" calcext:value-type="float">
            <text:p>10</text:p>
          </table:table-cell>
          <table:table-cell table:formula="of:=MOD([.C190];85)" office:value-type="float" office:value="51" calcext:value-type="float">
            <text:p>51</text:p>
          </table:table-cell>
          <table:table-cell table:formula="of:=COM.MICROSOFT.CONCAT(MID(&quot;0123456789ABCDEFGHJKLMNPQRSTUVWXYZabcdefghijklmnpqrstuvwxyz!#$%&amp;()*+-;&lt;=&gt;?@^_{}[]/\:&quot;&quot;&quot;&quot;&quot;;[.D190]+1;1);MID(&quot;0123456789ABCDEFGHJKLMNPQRSTUVWXYZabcdefghijklmnpqrstuvwxyz!#$%&amp;()*+-;&lt;=&gt;?@^_{}[]/\:&quot;&quot;&quot;&quot;&quot;;[.E190]+1;1);MID(&quot;0123456789ABCDEFGHJKLMNPQRSTUVWXYZabcdefghijklmnpqrstuvwxyz!#$%&amp;()*+-;&lt;=&gt;?@^_{}[]/\:&quot;&quot;&quot;&quot;&quot;;[.F190]+1;1);MID(&quot;0123456789ABCDEFGHJKLMNPQRSTUVWXYZabcdefghijklmnpqrstuvwxyz!#$%&amp;()*+-;&lt;=&gt;?@^_{}[]/\:&quot;&quot;&quot;&quot;&quot;;[.G190]+1;1))" office:value-type="string" office:string-value="{gAs" calcext:value-type="string">
            <text:p>{gA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ffa842bcdc9ae5580846bb8073b7177dfe024604a9a57ee675b73d73ce29f28</text:p>
          </table:table-cell>
          <table:table-cell table:formula="of:=HEX2DEC(MID([.A191];1;8))+HEX2DEC(MID([.A191];9;8))+HEX2DEC(MID([.A191];17;8))+HEX2DEC(MID([.A191];25;8))+HEX2DEC(MID([.A191];33;8))+HEX2DEC(MID([.A191];41;8))+HEX2DEC(MID([.A191];49;8))+HEX2DEC(MID([.A191];57;8))" office:value-type="float" office:value="15640338172" calcext:value-type="float">
            <text:p>15640338172</text:p>
          </table:table-cell>
          <table:table-cell table:formula="of:= MOD([.B191];85^4)" office:value-type="float" office:value="32351297" calcext:value-type="float">
            <text:p>32351297</text:p>
          </table:table-cell>
          <table:table-cell table:formula="of:=MOD(((((([.C191]-[.G191])/85)-[.F191])/85)-[.E191])/85;85)" office:value-type="float" office:value="52" calcext:value-type="float">
            <text:p>52</text:p>
          </table:table-cell>
          <table:table-cell table:formula="of:=MOD(((([.C191]-[.G191])/85)-[.F191])/85;85)" office:value-type="float" office:value="57" calcext:value-type="float">
            <text:p>57</text:p>
          </table:table-cell>
          <table:table-cell table:formula="of:=MOD(([.C191]-[.G191])/85;85)" office:value-type="float" office:value="58" calcext:value-type="float">
            <text:p>58</text:p>
          </table:table-cell>
          <table:table-cell table:formula="of:=MOD([.C191];85)" office:value-type="float" office:value="42" calcext:value-type="float">
            <text:p>42</text:p>
          </table:table-cell>
          <table:table-cell table:formula="of:=COM.MICROSOFT.CONCAT(MID(&quot;0123456789ABCDEFGHJKLMNPQRSTUVWXYZabcdefghijklmnpqrstuvwxyz!#$%&amp;()*+-;&lt;=&gt;?@^_{}[]/\:&quot;&quot;&quot;&quot;&quot;;[.D191]+1;1);MID(&quot;0123456789ABCDEFGHJKLMNPQRSTUVWXYZabcdefghijklmnpqrstuvwxyz!#$%&amp;()*+-;&lt;=&gt;?@^_{}[]/\:&quot;&quot;&quot;&quot;&quot;;[.E191]+1;1);MID(&quot;0123456789ABCDEFGHJKLMNPQRSTUVWXYZabcdefghijklmnpqrstuvwxyz!#$%&amp;()*+-;&lt;=&gt;?@^_{}[]/\:&quot;&quot;&quot;&quot;&quot;;[.F191]+1;1);MID(&quot;0123456789ABCDEFGHJKLMNPQRSTUVWXYZabcdefghijklmnpqrstuvwxyz!#$%&amp;()*+-;&lt;=&gt;?@^_{}[]/\:&quot;&quot;&quot;&quot;&quot;;[.G191]+1;1))" office:value-type="string" office:string-value="tyzi" calcext:value-type="string">
            <text:p>tyz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06f93d621eb3e0ee0831f6bec1903d2a0368696212bf1d7efe07b19d78c6bd5</text:p>
          </table:table-cell>
          <table:table-cell table:formula="of:=HEX2DEC(MID([.A192];1;8))+HEX2DEC(MID([.A192];9;8))+HEX2DEC(MID([.A192];17;8))+HEX2DEC(MID([.A192];25;8))+HEX2DEC(MID([.A192];33;8))+HEX2DEC(MID([.A192];41;8))+HEX2DEC(MID([.A192];49;8))+HEX2DEC(MID([.A192];57;8))" office:value-type="float" office:value="23215887484" calcext:value-type="float">
            <text:p>23215887484</text:p>
          </table:table-cell>
          <table:table-cell table:formula="of:= MOD([.B192];85^4)" office:value-type="float" office:value="38809984" calcext:value-type="float">
            <text:p>38809984</text:p>
          </table:table-cell>
          <table:table-cell table:formula="of:=MOD(((((([.C192]-[.G192])/85)-[.F192])/85)-[.E192])/85;85)" office:value-type="float" office:value="63" calcext:value-type="float">
            <text:p>63</text:p>
          </table:table-cell>
          <table:table-cell table:formula="of:=MOD(((([.C192]-[.G192])/85)-[.F192])/85;85)" office:value-type="float" office:value="16" calcext:value-type="float">
            <text:p>16</text:p>
          </table:table-cell>
          <table:table-cell table:formula="of:=MOD(([.C192]-[.G192])/85;85)" office:value-type="float" office:value="53" calcext:value-type="float">
            <text:p>53</text:p>
          </table:table-cell>
          <table:table-cell table:formula="of:=MOD([.C192];85)" office:value-type="float" office:value="4" calcext:value-type="float">
            <text:p>4</text:p>
          </table:table-cell>
          <table:table-cell table:formula="of:=COM.MICROSOFT.CONCAT(MID(&quot;0123456789ABCDEFGHJKLMNPQRSTUVWXYZabcdefghijklmnpqrstuvwxyz!#$%&amp;()*+-;&lt;=&gt;?@^_{}[]/\:&quot;&quot;&quot;&quot;&quot;;[.D192]+1;1);MID(&quot;0123456789ABCDEFGHJKLMNPQRSTUVWXYZabcdefghijklmnpqrstuvwxyz!#$%&amp;()*+-;&lt;=&gt;?@^_{}[]/\:&quot;&quot;&quot;&quot;&quot;;[.E192]+1;1);MID(&quot;0123456789ABCDEFGHJKLMNPQRSTUVWXYZabcdefghijklmnpqrstuvwxyz!#$%&amp;()*+-;&lt;=&gt;?@^_{}[]/\:&quot;&quot;&quot;&quot;&quot;;[.F192]+1;1);MID(&quot;0123456789ABCDEFGHJKLMNPQRSTUVWXYZabcdefghijklmnpqrstuvwxyz!#$%&amp;()*+-;&lt;=&gt;?@^_{}[]/\:&quot;&quot;&quot;&quot;&quot;;[.G192]+1;1))" office:value-type="string" office:string-value="&amp;Gu4" calcext:value-type="string">
            <text:p>&amp;Gu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ef97be1c7cb2d665b8b9f75ee41270f4f8a38a7fc03a50dac4e0b8c75b03dc5</text:p>
          </table:table-cell>
          <table:table-cell table:formula="of:=HEX2DEC(MID([.A193];1;8))+HEX2DEC(MID([.A193];9;8))+HEX2DEC(MID([.A193];17;8))+HEX2DEC(MID([.A193];25;8))+HEX2DEC(MID([.A193];33;8))+HEX2DEC(MID([.A193];41;8))+HEX2DEC(MID([.A193];49;8))+HEX2DEC(MID([.A193];57;8))" office:value-type="float" office:value="21443221200" calcext:value-type="float">
            <text:p>21443221200</text:p>
          </table:table-cell>
          <table:table-cell table:formula="of:= MOD([.B193];85^4)" office:value-type="float" office:value="40964950" calcext:value-type="float">
            <text:p>40964950</text:p>
          </table:table-cell>
          <table:table-cell table:formula="of:=MOD(((((([.C193]-[.G193])/85)-[.F193])/85)-[.E193])/85;85)" office:value-type="float" office:value="66" calcext:value-type="float">
            <text:p>66</text:p>
          </table:table-cell>
          <table:table-cell table:formula="of:=MOD(((([.C193]-[.G193])/85)-[.F193])/85;85)" office:value-type="float" office:value="59" calcext:value-type="float">
            <text:p>59</text:p>
          </table:table-cell>
          <table:table-cell table:formula="of:=MOD(([.C193]-[.G193])/85;85)" office:value-type="float" office:value="75" calcext:value-type="float">
            <text:p>75</text:p>
          </table:table-cell>
          <table:table-cell table:formula="of:=MOD([.C193];85)" office:value-type="float" office:value="50" calcext:value-type="float">
            <text:p>50</text:p>
          </table:table-cell>
          <table:table-cell table:formula="of:=COM.MICROSOFT.CONCAT(MID(&quot;0123456789ABCDEFGHJKLMNPQRSTUVWXYZabcdefghijklmnpqrstuvwxyz!#$%&amp;()*+-;&lt;=&gt;?@^_{}[]/\:&quot;&quot;&quot;&quot;&quot;;[.D193]+1;1);MID(&quot;0123456789ABCDEFGHJKLMNPQRSTUVWXYZabcdefghijklmnpqrstuvwxyz!#$%&amp;()*+-;&lt;=&gt;?@^_{}[]/\:&quot;&quot;&quot;&quot;&quot;;[.E193]+1;1);MID(&quot;0123456789ABCDEFGHJKLMNPQRSTUVWXYZabcdefghijklmnpqrstuvwxyz!#$%&amp;()*+-;&lt;=&gt;?@^_{}[]/\:&quot;&quot;&quot;&quot;&quot;;[.F193]+1;1);MID(&quot;0123456789ABCDEFGHJKLMNPQRSTUVWXYZabcdefghijklmnpqrstuvwxyz!#$%&amp;()*+-;&lt;=&gt;?@^_{}[]/\:&quot;&quot;&quot;&quot;&quot;;[.G193]+1;1))" office:value-type="string" office:string-value="*!^r" calcext:value-type="string">
            <text:p>*!^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482ae52f10140265c025d05fb3d563c175206738a67f9c844abeea5917de660</text:p>
          </table:table-cell>
          <table:table-cell table:formula="of:=HEX2DEC(MID([.A194];1;8))+HEX2DEC(MID([.A194];9;8))+HEX2DEC(MID([.A194];17;8))+HEX2DEC(MID([.A194];25;8))+HEX2DEC(MID([.A194];33;8))+HEX2DEC(MID([.A194];41;8))+HEX2DEC(MID([.A194];49;8))+HEX2DEC(MID([.A194];57;8))" office:value-type="float" office:value="17794823929" calcext:value-type="float">
            <text:p>17794823929</text:p>
          </table:table-cell>
          <table:table-cell table:formula="of:= MOD([.B194];85^4)" office:value-type="float" office:value="46611429" calcext:value-type="float">
            <text:p>46611429</text:p>
          </table:table-cell>
          <table:table-cell table:formula="of:=MOD(((((([.C194]-[.G194])/85)-[.F194])/85)-[.E194])/85;85)" office:value-type="float" office:value="75" calcext:value-type="float">
            <text:p>75</text:p>
          </table:table-cell>
          <table:table-cell table:formula="of:=MOD(((([.C194]-[.G194])/85)-[.F194])/85;85)" office:value-type="float" office:value="76" calcext:value-type="float">
            <text:p>76</text:p>
          </table:table-cell>
          <table:table-cell table:formula="of:=MOD(([.C194]-[.G194])/85;85)" office:value-type="float" office:value="34" calcext:value-type="float">
            <text:p>34</text:p>
          </table:table-cell>
          <table:table-cell table:formula="of:=MOD([.C194];85)" office:value-type="float" office:value="64" calcext:value-type="float">
            <text:p>64</text:p>
          </table:table-cell>
          <table:table-cell table:formula="of:=COM.MICROSOFT.CONCAT(MID(&quot;0123456789ABCDEFGHJKLMNPQRSTUVWXYZabcdefghijklmnpqrstuvwxyz!#$%&amp;()*+-;&lt;=&gt;?@^_{}[]/\:&quot;&quot;&quot;&quot;&quot;;[.D194]+1;1);MID(&quot;0123456789ABCDEFGHJKLMNPQRSTUVWXYZabcdefghijklmnpqrstuvwxyz!#$%&amp;()*+-;&lt;=&gt;?@^_{}[]/\:&quot;&quot;&quot;&quot;&quot;;[.E194]+1;1);MID(&quot;0123456789ABCDEFGHJKLMNPQRSTUVWXYZabcdefghijklmnpqrstuvwxyz!#$%&amp;()*+-;&lt;=&gt;?@^_{}[]/\:&quot;&quot;&quot;&quot;&quot;;[.F194]+1;1);MID(&quot;0123456789ABCDEFGHJKLMNPQRSTUVWXYZabcdefghijklmnpqrstuvwxyz!#$%&amp;()*+-;&lt;=&gt;?@^_{}[]/\:&quot;&quot;&quot;&quot;&quot;;[.G194]+1;1))" office:value-type="string" office:string-value="^_a(" calcext:value-type="string">
            <text:p>^_a(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9d7ac459790bd263dec212b9b71f59c0b5d55947c3c9593127ccfe8dadeff08</text:p>
          </table:table-cell>
          <table:table-cell table:formula="of:=HEX2DEC(MID([.A195];1;8))+HEX2DEC(MID([.A195];9;8))+HEX2DEC(MID([.A195];17;8))+HEX2DEC(MID([.A195];25;8))+HEX2DEC(MID([.A195];33;8))+HEX2DEC(MID([.A195];41;8))+HEX2DEC(MID([.A195];49;8))+HEX2DEC(MID([.A195];57;8))" office:value-type="float" office:value="13685766729" calcext:value-type="float">
            <text:p>13685766729</text:p>
          </table:table-cell>
          <table:table-cell table:formula="of:= MOD([.B195];85^4)" office:value-type="float" office:value="9202979" calcext:value-type="float">
            <text:p>9202979</text:p>
          </table:table-cell>
          <table:table-cell table:formula="of:=MOD(((((([.C195]-[.G195])/85)-[.F195])/85)-[.E195])/85;85)" office:value-type="float" office:value="14" calcext:value-type="float">
            <text:p>14</text:p>
          </table:table-cell>
          <table:table-cell table:formula="of:=MOD(((([.C195]-[.G195])/85)-[.F195])/85;85)" office:value-type="float" office:value="83" calcext:value-type="float">
            <text:p>83</text:p>
          </table:table-cell>
          <table:table-cell table:formula="of:=MOD(([.C195]-[.G195])/85;85)" office:value-type="float" office:value="65" calcext:value-type="float">
            <text:p>65</text:p>
          </table:table-cell>
          <table:table-cell table:formula="of:=MOD([.C195];85)" office:value-type="float" office:value="29" calcext:value-type="float">
            <text:p>29</text:p>
          </table:table-cell>
          <table:table-cell table:formula="of:=COM.MICROSOFT.CONCAT(MID(&quot;0123456789ABCDEFGHJKLMNPQRSTUVWXYZabcdefghijklmnpqrstuvwxyz!#$%&amp;()*+-;&lt;=&gt;?@^_{}[]/\:&quot;&quot;&quot;&quot;&quot;;[.D195]+1;1);MID(&quot;0123456789ABCDEFGHJKLMNPQRSTUVWXYZabcdefghijklmnpqrstuvwxyz!#$%&amp;()*+-;&lt;=&gt;?@^_{}[]/\:&quot;&quot;&quot;&quot;&quot;;[.E195]+1;1);MID(&quot;0123456789ABCDEFGHJKLMNPQRSTUVWXYZabcdefghijklmnpqrstuvwxyz!#$%&amp;()*+-;&lt;=&gt;?@^_{}[]/\:&quot;&quot;&quot;&quot;&quot;;[.F195]+1;1);MID(&quot;0123456789ABCDEFGHJKLMNPQRSTUVWXYZabcdefghijklmnpqrstuvwxyz!#$%&amp;()*+-;&lt;=&gt;?@^_{}[]/\:&quot;&quot;&quot;&quot;&quot;;[.G195]+1;1))" office:value-type="string" office:string-value="E:)V" calcext:value-type="string">
            <text:p>E:)V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f723e85fab483a28f9c5ff042a5a6a7512ac866e2496d6d939abdc0e558b812</text:p>
          </table:table-cell>
          <table:table-cell table:formula="of:=HEX2DEC(MID([.A196];1;8))+HEX2DEC(MID([.A196];9;8))+HEX2DEC(MID([.A196];17;8))+HEX2DEC(MID([.A196];25;8))+HEX2DEC(MID([.A196];33;8))+HEX2DEC(MID([.A196];41;8))+HEX2DEC(MID([.A196];49;8))+HEX2DEC(MID([.A196];57;8))" office:value-type="float" office:value="23501763683" calcext:value-type="float">
            <text:p>23501763683</text:p>
          </table:table-cell>
          <table:table-cell table:formula="of:= MOD([.B196];85^4)" office:value-type="float" office:value="11482433" calcext:value-type="float">
            <text:p>11482433</text:p>
          </table:table-cell>
          <table:table-cell table:formula="of:=MOD(((((([.C196]-[.G196])/85)-[.F196])/85)-[.E196])/85;85)" office:value-type="float" office:value="18" calcext:value-type="float">
            <text:p>18</text:p>
          </table:table-cell>
          <table:table-cell table:formula="of:=MOD(((([.C196]-[.G196])/85)-[.F196])/85;85)" office:value-type="float" office:value="59" calcext:value-type="float">
            <text:p>59</text:p>
          </table:table-cell>
          <table:table-cell table:formula="of:=MOD(([.C196]-[.G196])/85;85)" office:value-type="float" office:value="22" calcext:value-type="float">
            <text:p>22</text:p>
          </table:table-cell>
          <table:table-cell table:formula="of:=MOD([.C196];85)" office:value-type="float" office:value="38" calcext:value-type="float">
            <text:p>38</text:p>
          </table:table-cell>
          <table:table-cell table:formula="of:=COM.MICROSOFT.CONCAT(MID(&quot;0123456789ABCDEFGHJKLMNPQRSTUVWXYZabcdefghijklmnpqrstuvwxyz!#$%&amp;()*+-;&lt;=&gt;?@^_{}[]/\:&quot;&quot;&quot;&quot;&quot;;[.D196]+1;1);MID(&quot;0123456789ABCDEFGHJKLMNPQRSTUVWXYZabcdefghijklmnpqrstuvwxyz!#$%&amp;()*+-;&lt;=&gt;?@^_{}[]/\:&quot;&quot;&quot;&quot;&quot;;[.E196]+1;1);MID(&quot;0123456789ABCDEFGHJKLMNPQRSTUVWXYZabcdefghijklmnpqrstuvwxyz!#$%&amp;()*+-;&lt;=&gt;?@^_{}[]/\:&quot;&quot;&quot;&quot;&quot;;[.F196]+1;1);MID(&quot;0123456789ABCDEFGHJKLMNPQRSTUVWXYZabcdefghijklmnpqrstuvwxyz!#$%&amp;()*+-;&lt;=&gt;?@^_{}[]/\:&quot;&quot;&quot;&quot;&quot;;[.G196]+1;1))" office:value-type="string" office:string-value="J!Ne" calcext:value-type="string">
            <text:p>J!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9cce4a6ef6781ba44aead7eaae84f580ba21bf794f0c6880b619288003c6915</text:p>
          </table:table-cell>
          <table:table-cell table:formula="of:=HEX2DEC(MID([.A197];1;8))+HEX2DEC(MID([.A197];9;8))+HEX2DEC(MID([.A197];17;8))+HEX2DEC(MID([.A197];25;8))+HEX2DEC(MID([.A197];33;8))+HEX2DEC(MID([.A197];41;8))+HEX2DEC(MID([.A197];49;8))+HEX2DEC(MID([.A197];57;8))" office:value-type="float" office:value="11089494354" calcext:value-type="float">
            <text:p>11089494354</text:p>
          </table:table-cell>
          <table:table-cell table:formula="of:= MOD([.B197];85^4)" office:value-type="float" office:value="22961854" calcext:value-type="float">
            <text:p>22961854</text:p>
          </table:table-cell>
          <table:table-cell table:formula="of:=MOD(((((([.C197]-[.G197])/85)-[.F197])/85)-[.E197])/85;85)" office:value-type="float" office:value="37" calcext:value-type="float">
            <text:p>37</text:p>
          </table:table-cell>
          <table:table-cell table:formula="of:=MOD(((([.C197]-[.G197])/85)-[.F197])/85;85)" office:value-type="float" office:value="33" calcext:value-type="float">
            <text:p>33</text:p>
          </table:table-cell>
          <table:table-cell table:formula="of:=MOD(([.C197]-[.G197])/85;85)" office:value-type="float" office:value="9" calcext:value-type="float">
            <text:p>9</text:p>
          </table:table-cell>
          <table:table-cell table:formula="of:=MOD([.C197];85)" office:value-type="float" office:value="39" calcext:value-type="float">
            <text:p>39</text:p>
          </table:table-cell>
          <table:table-cell table:formula="of:=COM.MICROSOFT.CONCAT(MID(&quot;0123456789ABCDEFGHJKLMNPQRSTUVWXYZabcdefghijklmnpqrstuvwxyz!#$%&amp;()*+-;&lt;=&gt;?@^_{}[]/\:&quot;&quot;&quot;&quot;&quot;;[.D197]+1;1);MID(&quot;0123456789ABCDEFGHJKLMNPQRSTUVWXYZabcdefghijklmnpqrstuvwxyz!#$%&amp;()*+-;&lt;=&gt;?@^_{}[]/\:&quot;&quot;&quot;&quot;&quot;;[.E197]+1;1);MID(&quot;0123456789ABCDEFGHJKLMNPQRSTUVWXYZabcdefghijklmnpqrstuvwxyz!#$%&amp;()*+-;&lt;=&gt;?@^_{}[]/\:&quot;&quot;&quot;&quot;&quot;;[.F197]+1;1);MID(&quot;0123456789ABCDEFGHJKLMNPQRSTUVWXYZabcdefghijklmnpqrstuvwxyz!#$%&amp;()*+-;&lt;=&gt;?@^_{}[]/\:&quot;&quot;&quot;&quot;&quot;;[.G197]+1;1))" office:value-type="string" office:string-value="dZ9f" calcext:value-type="string">
            <text:p>dZ9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83f340355c1f2ffa32586735de333809a7b336a3992e6aac2f1049f78d1ea77</text:p>
          </table:table-cell>
          <table:table-cell table:formula="of:=HEX2DEC(MID([.A198];1;8))+HEX2DEC(MID([.A198];9;8))+HEX2DEC(MID([.A198];17;8))+HEX2DEC(MID([.A198];25;8))+HEX2DEC(MID([.A198];33;8))+HEX2DEC(MID([.A198];41;8))+HEX2DEC(MID([.A198];49;8))+HEX2DEC(MID([.A198];57;8))" office:value-type="float" office:value="15818484255" calcext:value-type="float">
            <text:p>15818484255</text:p>
          </table:table-cell>
          <table:table-cell table:formula="of:= MOD([.B198];85^4)" office:value-type="float" office:value="1694880" calcext:value-type="float">
            <text:p>1694880</text:p>
          </table:table-cell>
          <table:table-cell table:formula="of:=MOD(((((([.C198]-[.G198])/85)-[.F198])/85)-[.E198])/85;85)" office:value-type="float" office:value="2" calcext:value-type="float">
            <text:p>2</text:p>
          </table:table-cell>
          <table:table-cell table:formula="of:=MOD(((([.C198]-[.G198])/85)-[.F198])/85;85)" office:value-type="float" office:value="64" calcext:value-type="float">
            <text:p>64</text:p>
          </table:table-cell>
          <table:table-cell table:formula="of:=MOD(([.C198]-[.G198])/85;85)" office:value-type="float" office:value="49" calcext:value-type="float">
            <text:p>49</text:p>
          </table:table-cell>
          <table:table-cell table:formula="of:=MOD([.C198];85)" office:value-type="float" office:value="65" calcext:value-type="float">
            <text:p>65</text:p>
          </table:table-cell>
          <table:table-cell table:formula="of:=COM.MICROSOFT.CONCAT(MID(&quot;0123456789ABCDEFGHJKLMNPQRSTUVWXYZabcdefghijklmnpqrstuvwxyz!#$%&amp;()*+-;&lt;=&gt;?@^_{}[]/\:&quot;&quot;&quot;&quot;&quot;;[.D198]+1;1);MID(&quot;0123456789ABCDEFGHJKLMNPQRSTUVWXYZabcdefghijklmnpqrstuvwxyz!#$%&amp;()*+-;&lt;=&gt;?@^_{}[]/\:&quot;&quot;&quot;&quot;&quot;;[.E198]+1;1);MID(&quot;0123456789ABCDEFGHJKLMNPQRSTUVWXYZabcdefghijklmnpqrstuvwxyz!#$%&amp;()*+-;&lt;=&gt;?@^_{}[]/\:&quot;&quot;&quot;&quot;&quot;;[.F198]+1;1);MID(&quot;0123456789ABCDEFGHJKLMNPQRSTUVWXYZabcdefghijklmnpqrstuvwxyz!#$%&amp;()*+-;&lt;=&gt;?@^_{}[]/\:&quot;&quot;&quot;&quot;&quot;;[.G198]+1;1))" office:value-type="string" office:string-value="2(q)" calcext:value-type="string">
            <text:p>2(q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17742aec2ed2c52ee528213a2a58511e6bbb1c9b81acc2a72d4a8031daf1dec</text:p>
          </table:table-cell>
          <table:table-cell table:formula="of:=HEX2DEC(MID([.A199];1;8))+HEX2DEC(MID([.A199];9;8))+HEX2DEC(MID([.A199];17;8))+HEX2DEC(MID([.A199];25;8))+HEX2DEC(MID([.A199];33;8))+HEX2DEC(MID([.A199];41;8))+HEX2DEC(MID([.A199];49;8))+HEX2DEC(MID([.A199];57;8))" office:value-type="float" office:value="20480178694" calcext:value-type="float">
            <text:p>20480178694</text:p>
          </table:table-cell>
          <table:table-cell table:formula="of:= MOD([.B199];85^4)" office:value-type="float" office:value="17533694" calcext:value-type="float">
            <text:p>17533694</text:p>
          </table:table-cell>
          <table:table-cell table:formula="of:=MOD(((((([.C199]-[.G199])/85)-[.F199])/85)-[.E199])/85;85)" office:value-type="float" office:value="28" calcext:value-type="float">
            <text:p>28</text:p>
          </table:table-cell>
          <table:table-cell table:formula="of:=MOD(((([.C199]-[.G199])/85)-[.F199])/85;85)" office:value-type="float" office:value="46" calcext:value-type="float">
            <text:p>46</text:p>
          </table:table-cell>
          <table:table-cell table:formula="of:=MOD(([.C199]-[.G199])/85;85)" office:value-type="float" office:value="68" calcext:value-type="float">
            <text:p>68</text:p>
          </table:table-cell>
          <table:table-cell table:formula="of:=MOD([.C199];85)" office:value-type="float" office:value="64" calcext:value-type="float">
            <text:p>64</text:p>
          </table:table-cell>
          <table:table-cell table:formula="of:=COM.MICROSOFT.CONCAT(MID(&quot;0123456789ABCDEFGHJKLMNPQRSTUVWXYZabcdefghijklmnpqrstuvwxyz!#$%&amp;()*+-;&lt;=&gt;?@^_{}[]/\:&quot;&quot;&quot;&quot;&quot;;[.D199]+1;1);MID(&quot;0123456789ABCDEFGHJKLMNPQRSTUVWXYZabcdefghijklmnpqrstuvwxyz!#$%&amp;()*+-;&lt;=&gt;?@^_{}[]/\:&quot;&quot;&quot;&quot;&quot;;[.E199]+1;1);MID(&quot;0123456789ABCDEFGHJKLMNPQRSTUVWXYZabcdefghijklmnpqrstuvwxyz!#$%&amp;()*+-;&lt;=&gt;?@^_{}[]/\:&quot;&quot;&quot;&quot;&quot;;[.F199]+1;1);MID(&quot;0123456789ABCDEFGHJKLMNPQRSTUVWXYZabcdefghijklmnpqrstuvwxyz!#$%&amp;()*+-;&lt;=&gt;?@^_{}[]/\:&quot;&quot;&quot;&quot;&quot;;[.G199]+1;1))" office:value-type="string" office:string-value="Um-(" calcext:value-type="string">
            <text:p>Um-(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6b9d3a6b593718297df7eb071f0725bcf72fe988f1a5cfe099ea20ceeb016bd</text:p>
          </table:table-cell>
          <table:table-cell table:formula="of:=HEX2DEC(MID([.A200];1;8))+HEX2DEC(MID([.A200];9;8))+HEX2DEC(MID([.A200];17;8))+HEX2DEC(MID([.A200];25;8))+HEX2DEC(MID([.A200];33;8))+HEX2DEC(MID([.A200];41;8))+HEX2DEC(MID([.A200];49;8))+HEX2DEC(MID([.A200];57;8))" office:value-type="float" office:value="18739710610" calcext:value-type="float">
            <text:p>18739710610</text:p>
          </table:table-cell>
          <table:table-cell table:formula="of:= MOD([.B200];85^4)" office:value-type="float" office:value="51886860" calcext:value-type="float">
            <text:p>51886860</text:p>
          </table:table-cell>
          <table:table-cell table:formula="of:=MOD(((((([.C200]-[.G200])/85)-[.F200])/85)-[.E200])/85;85)" office:value-type="float" office:value="84" calcext:value-type="float">
            <text:p>84</text:p>
          </table:table-cell>
          <table:table-cell table:formula="of:=MOD(((([.C200]-[.G200])/85)-[.F200])/85;85)" office:value-type="float" office:value="41" calcext:value-type="float">
            <text:p>41</text:p>
          </table:table-cell>
          <table:table-cell table:formula="of:=MOD(([.C200]-[.G200])/85;85)" office:value-type="float" office:value="48" calcext:value-type="float">
            <text:p>48</text:p>
          </table:table-cell>
          <table:table-cell table:formula="of:=MOD([.C200];85)" office:value-type="float" office:value="55" calcext:value-type="float">
            <text:p>55</text:p>
          </table:table-cell>
          <table:table-cell table:formula="of:=COM.MICROSOFT.CONCAT(MID(&quot;0123456789ABCDEFGHJKLMNPQRSTUVWXYZabcdefghijklmnpqrstuvwxyz!#$%&amp;()*+-;&lt;=&gt;?@^_{}[]/\:&quot;&quot;&quot;&quot;&quot;;[.D200]+1;1);MID(&quot;0123456789ABCDEFGHJKLMNPQRSTUVWXYZabcdefghijklmnpqrstuvwxyz!#$%&amp;()*+-;&lt;=&gt;?@^_{}[]/\:&quot;&quot;&quot;&quot;&quot;;[.E200]+1;1);MID(&quot;0123456789ABCDEFGHJKLMNPQRSTUVWXYZabcdefghijklmnpqrstuvwxyz!#$%&amp;()*+-;&lt;=&gt;?@^_{}[]/\:&quot;&quot;&quot;&quot;&quot;;[.F200]+1;1);MID(&quot;0123456789ABCDEFGHJKLMNPQRSTUVWXYZabcdefghijklmnpqrstuvwxyz!#$%&amp;()*+-;&lt;=&gt;?@^_{}[]/\:&quot;&quot;&quot;&quot;&quot;;[.G200]+1;1))" office:value-type="string" office:string-value="&quot;hpw" calcext:value-type="string">
            <text:p>"hp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ba22c28ca5e198f96731dda13761ed0853d04cfe4e0399867caf9cea15c272e</text:p>
          </table:table-cell>
          <table:table-cell table:formula="of:=HEX2DEC(MID([.A201];1;8))+HEX2DEC(MID([.A201];9;8))+HEX2DEC(MID([.A201];17;8))+HEX2DEC(MID([.A201];25;8))+HEX2DEC(MID([.A201];33;8))+HEX2DEC(MID([.A201];41;8))+HEX2DEC(MID([.A201];49;8))+HEX2DEC(MID([.A201];57;8))" office:value-type="float" office:value="18306949572" calcext:value-type="float">
            <text:p>18306949572</text:p>
          </table:table-cell>
          <table:table-cell table:formula="of:= MOD([.B201];85^4)" office:value-type="float" office:value="36730822" calcext:value-type="float">
            <text:p>36730822</text:p>
          </table:table-cell>
          <table:table-cell table:formula="of:=MOD(((((([.C201]-[.G201])/85)-[.F201])/85)-[.E201])/85;85)" office:value-type="float" office:value="59" calcext:value-type="float">
            <text:p>59</text:p>
          </table:table-cell>
          <table:table-cell table:formula="of:=MOD(((([.C201]-[.G201])/85)-[.F201])/85;85)" office:value-type="float" office:value="68" calcext:value-type="float">
            <text:p>68</text:p>
          </table:table-cell>
          <table:table-cell table:formula="of:=MOD(([.C201]-[.G201])/85;85)" office:value-type="float" office:value="72" calcext:value-type="float">
            <text:p>72</text:p>
          </table:table-cell>
          <table:table-cell table:formula="of:=MOD([.C201];85)" office:value-type="float" office:value="27" calcext:value-type="float">
            <text:p>27</text:p>
          </table:table-cell>
          <table:table-cell table:formula="of:=COM.MICROSOFT.CONCAT(MID(&quot;0123456789ABCDEFGHJKLMNPQRSTUVWXYZabcdefghijklmnpqrstuvwxyz!#$%&amp;()*+-;&lt;=&gt;?@^_{}[]/\:&quot;&quot;&quot;&quot;&quot;;[.D201]+1;1);MID(&quot;0123456789ABCDEFGHJKLMNPQRSTUVWXYZabcdefghijklmnpqrstuvwxyz!#$%&amp;()*+-;&lt;=&gt;?@^_{}[]/\:&quot;&quot;&quot;&quot;&quot;;[.E201]+1;1);MID(&quot;0123456789ABCDEFGHJKLMNPQRSTUVWXYZabcdefghijklmnpqrstuvwxyz!#$%&amp;()*+-;&lt;=&gt;?@^_{}[]/\:&quot;&quot;&quot;&quot;&quot;;[.F201]+1;1);MID(&quot;0123456789ABCDEFGHJKLMNPQRSTUVWXYZabcdefghijklmnpqrstuvwxyz!#$%&amp;()*+-;&lt;=&gt;?@^_{}[]/\:&quot;&quot;&quot;&quot;&quot;;[.G201]+1;1))" office:value-type="string" office:string-value="!-&gt;T" calcext:value-type="string">
            <text:p>!-&gt;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9ef5f0b7fc0c2facd22af7e616542825331312745dfc31f37423ab0b5e005ee</text:p>
          </table:table-cell>
          <table:table-cell table:formula="of:=HEX2DEC(MID([.A202];1;8))+HEX2DEC(MID([.A202];9;8))+HEX2DEC(MID([.A202];17;8))+HEX2DEC(MID([.A202];25;8))+HEX2DEC(MID([.A202];33;8))+HEX2DEC(MID([.A202];41;8))+HEX2DEC(MID([.A202];49;8))+HEX2DEC(MID([.A202];57;8))" office:value-type="float" office:value="14468991209" calcext:value-type="float">
            <text:p>14468991209</text:p>
          </table:table-cell>
          <table:table-cell table:formula="of:= MOD([.B202];85^4)" office:value-type="float" office:value="9418084" calcext:value-type="float">
            <text:p>9418084</text:p>
          </table:table-cell>
          <table:table-cell table:formula="of:=MOD(((((([.C202]-[.G202])/85)-[.F202])/85)-[.E202])/85;85)" office:value-type="float" office:value="15" calcext:value-type="float">
            <text:p>15</text:p>
          </table:table-cell>
          <table:table-cell table:formula="of:=MOD(((([.C202]-[.G202])/85)-[.F202])/85;85)" office:value-type="float" office:value="28" calcext:value-type="float">
            <text:p>28</text:p>
          </table:table-cell>
          <table:table-cell table:formula="of:=MOD(([.C202]-[.G202])/85;85)" office:value-type="float" office:value="45" calcext:value-type="float">
            <text:p>45</text:p>
          </table:table-cell>
          <table:table-cell table:formula="of:=MOD([.C202];85)" office:value-type="float" office:value="84" calcext:value-type="float">
            <text:p>84</text:p>
          </table:table-cell>
          <table:table-cell table:formula="of:=COM.MICROSOFT.CONCAT(MID(&quot;0123456789ABCDEFGHJKLMNPQRSTUVWXYZabcdefghijklmnpqrstuvwxyz!#$%&amp;()*+-;&lt;=&gt;?@^_{}[]/\:&quot;&quot;&quot;&quot;&quot;;[.D202]+1;1);MID(&quot;0123456789ABCDEFGHJKLMNPQRSTUVWXYZabcdefghijklmnpqrstuvwxyz!#$%&amp;()*+-;&lt;=&gt;?@^_{}[]/\:&quot;&quot;&quot;&quot;&quot;;[.E202]+1;1);MID(&quot;0123456789ABCDEFGHJKLMNPQRSTUVWXYZabcdefghijklmnpqrstuvwxyz!#$%&amp;()*+-;&lt;=&gt;?@^_{}[]/\:&quot;&quot;&quot;&quot;&quot;;[.F202]+1;1);MID(&quot;0123456789ABCDEFGHJKLMNPQRSTUVWXYZabcdefghijklmnpqrstuvwxyz!#$%&amp;()*+-;&lt;=&gt;?@^_{}[]/\:&quot;&quot;&quot;&quot;&quot;;[.G202]+1;1))" office:value-type="string" office:string-value="FUl&quot;" calcext:value-type="string">
            <text:p>FUl"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11e3f4837efde2441e23a7b9da02131f53bf59fddeb7147c4ab81afe400460f</text:p>
          </table:table-cell>
          <table:table-cell table:formula="of:=HEX2DEC(MID([.A203];1;8))+HEX2DEC(MID([.A203];9;8))+HEX2DEC(MID([.A203];17;8))+HEX2DEC(MID([.A203];25;8))+HEX2DEC(MID([.A203];33;8))+HEX2DEC(MID([.A203];41;8))+HEX2DEC(MID([.A203];49;8))+HEX2DEC(MID([.A203];57;8))" office:value-type="float" office:value="22890653628" calcext:value-type="float">
            <text:p>22890653628</text:p>
          </table:table-cell>
          <table:table-cell table:formula="of:= MOD([.B203];85^4)" office:value-type="float" office:value="26779878" calcext:value-type="float">
            <text:p>26779878</text:p>
          </table:table-cell>
          <table:table-cell table:formula="of:=MOD(((((([.C203]-[.G203])/85)-[.F203])/85)-[.E203])/85;85)" office:value-type="float" office:value="43" calcext:value-type="float">
            <text:p>43</text:p>
          </table:table-cell>
          <table:table-cell table:formula="of:=MOD(((([.C203]-[.G203])/85)-[.F203])/85;85)" office:value-type="float" office:value="51" calcext:value-type="float">
            <text:p>51</text:p>
          </table:table-cell>
          <table:table-cell table:formula="of:=MOD(([.C203]-[.G203])/85;85)" office:value-type="float" office:value="47" calcext:value-type="float">
            <text:p>47</text:p>
          </table:table-cell>
          <table:table-cell table:formula="of:=MOD([.C203];85)" office:value-type="float" office:value="33" calcext:value-type="float">
            <text:p>33</text:p>
          </table:table-cell>
          <table:table-cell table:formula="of:=COM.MICROSOFT.CONCAT(MID(&quot;0123456789ABCDEFGHJKLMNPQRSTUVWXYZabcdefghijklmnpqrstuvwxyz!#$%&amp;()*+-;&lt;=&gt;?@^_{}[]/\:&quot;&quot;&quot;&quot;&quot;;[.D203]+1;1);MID(&quot;0123456789ABCDEFGHJKLMNPQRSTUVWXYZabcdefghijklmnpqrstuvwxyz!#$%&amp;()*+-;&lt;=&gt;?@^_{}[]/\:&quot;&quot;&quot;&quot;&quot;;[.E203]+1;1);MID(&quot;0123456789ABCDEFGHJKLMNPQRSTUVWXYZabcdefghijklmnpqrstuvwxyz!#$%&amp;()*+-;&lt;=&gt;?@^_{}[]/\:&quot;&quot;&quot;&quot;&quot;;[.F203]+1;1);MID(&quot;0123456789ABCDEFGHJKLMNPQRSTUVWXYZabcdefghijklmnpqrstuvwxyz!#$%&amp;()*+-;&lt;=&gt;?@^_{}[]/\:&quot;&quot;&quot;&quot;&quot;;[.G203]+1;1))" office:value-type="string" office:string-value="jsnZ" calcext:value-type="string">
            <text:p>jsn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4993db977ff54ff86b0c447cbf330d1718c108468ea0f0fe2ec1fbfdb73af2b</text:p>
          </table:table-cell>
          <table:table-cell table:formula="of:=HEX2DEC(MID([.A204];1;8))+HEX2DEC(MID([.A204];9;8))+HEX2DEC(MID([.A204];17;8))+HEX2DEC(MID([.A204];25;8))+HEX2DEC(MID([.A204];33;8))+HEX2DEC(MID([.A204];41;8))+HEX2DEC(MID([.A204];49;8))+HEX2DEC(MID([.A204];57;8))" office:value-type="float" office:value="19194345037" calcext:value-type="float">
            <text:p>19194345037</text:p>
          </table:table-cell>
          <table:table-cell table:formula="of:= MOD([.B204];85^4)" office:value-type="float" office:value="36715662" calcext:value-type="float">
            <text:p>36715662</text:p>
          </table:table-cell>
          <table:table-cell table:formula="of:=MOD(((((([.C204]-[.G204])/85)-[.F204])/85)-[.E204])/85;85)" office:value-type="float" office:value="59" calcext:value-type="float">
            <text:p>59</text:p>
          </table:table-cell>
          <table:table-cell table:formula="of:=MOD(((([.C204]-[.G204])/85)-[.F204])/85;85)" office:value-type="float" office:value="66" calcext:value-type="float">
            <text:p>66</text:p>
          </table:table-cell>
          <table:table-cell table:formula="of:=MOD(([.C204]-[.G204])/85;85)" office:value-type="float" office:value="63" calcext:value-type="float">
            <text:p>63</text:p>
          </table:table-cell>
          <table:table-cell table:formula="of:=MOD([.C204];85)" office:value-type="float" office:value="82" calcext:value-type="float">
            <text:p>82</text:p>
          </table:table-cell>
          <table:table-cell table:formula="of:=COM.MICROSOFT.CONCAT(MID(&quot;0123456789ABCDEFGHJKLMNPQRSTUVWXYZabcdefghijklmnpqrstuvwxyz!#$%&amp;()*+-;&lt;=&gt;?@^_{}[]/\:&quot;&quot;&quot;&quot;&quot;;[.D204]+1;1);MID(&quot;0123456789ABCDEFGHJKLMNPQRSTUVWXYZabcdefghijklmnpqrstuvwxyz!#$%&amp;()*+-;&lt;=&gt;?@^_{}[]/\:&quot;&quot;&quot;&quot;&quot;;[.E204]+1;1);MID(&quot;0123456789ABCDEFGHJKLMNPQRSTUVWXYZabcdefghijklmnpqrstuvwxyz!#$%&amp;()*+-;&lt;=&gt;?@^_{}[]/\:&quot;&quot;&quot;&quot;&quot;;[.F204]+1;1);MID(&quot;0123456789ABCDEFGHJKLMNPQRSTUVWXYZabcdefghijklmnpqrstuvwxyz!#$%&amp;()*+-;&lt;=&gt;?@^_{}[]/\:&quot;&quot;&quot;&quot;&quot;;[.G204]+1;1))" office:value-type="string" office:string-value="!*&amp;\" calcext:value-type="string">
            <text:p>!*&amp;\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a55a7d16b47deb40890edb52c2234c4adddf330dbac2e1f1eedf0a9723a4c70</text:p>
          </table:table-cell>
          <table:table-cell table:formula="of:=HEX2DEC(MID([.A205];1;8))+HEX2DEC(MID([.A205];9;8))+HEX2DEC(MID([.A205];17;8))+HEX2DEC(MID([.A205];25;8))+HEX2DEC(MID([.A205];33;8))+HEX2DEC(MID([.A205];41;8))+HEX2DEC(MID([.A205];49;8))+HEX2DEC(MID([.A205];57;8))" office:value-type="float" office:value="12163680102" calcext:value-type="float">
            <text:p>12163680102</text:p>
          </table:table-cell>
          <table:table-cell table:formula="of:= MOD([.B205];85^4)" office:value-type="float" office:value="934477" calcext:value-type="float">
            <text:p>934477</text:p>
          </table:table-cell>
          <table:table-cell table:formula="of:=MOD(((((([.C205]-[.G205])/85)-[.F205])/85)-[.E205])/85;85)" office:value-type="float" office:value="1" calcext:value-type="float">
            <text:p>1</text:p>
          </table:table-cell>
          <table:table-cell table:formula="of:=MOD(((([.C205]-[.G205])/85)-[.F205])/85;85)" office:value-type="float" office:value="44" calcext:value-type="float">
            <text:p>44</text:p>
          </table:table-cell>
          <table:table-cell table:formula="of:=MOD(([.C205]-[.G205])/85;85)" office:value-type="float" office:value="28" calcext:value-type="float">
            <text:p>28</text:p>
          </table:table-cell>
          <table:table-cell table:formula="of:=MOD([.C205];85)" office:value-type="float" office:value="72" calcext:value-type="float">
            <text:p>72</text:p>
          </table:table-cell>
          <table:table-cell table:formula="of:=COM.MICROSOFT.CONCAT(MID(&quot;0123456789ABCDEFGHJKLMNPQRSTUVWXYZabcdefghijklmnpqrstuvwxyz!#$%&amp;()*+-;&lt;=&gt;?@^_{}[]/\:&quot;&quot;&quot;&quot;&quot;;[.D205]+1;1);MID(&quot;0123456789ABCDEFGHJKLMNPQRSTUVWXYZabcdefghijklmnpqrstuvwxyz!#$%&amp;()*+-;&lt;=&gt;?@^_{}[]/\:&quot;&quot;&quot;&quot;&quot;;[.E205]+1;1);MID(&quot;0123456789ABCDEFGHJKLMNPQRSTUVWXYZabcdefghijklmnpqrstuvwxyz!#$%&amp;()*+-;&lt;=&gt;?@^_{}[]/\:&quot;&quot;&quot;&quot;&quot;;[.F205]+1;1);MID(&quot;0123456789ABCDEFGHJKLMNPQRSTUVWXYZabcdefghijklmnpqrstuvwxyz!#$%&amp;()*+-;&lt;=&gt;?@^_{}[]/\:&quot;&quot;&quot;&quot;&quot;;[.G205]+1;1))" office:value-type="string" office:string-value="1kU&gt;" calcext:value-type="string">
            <text:p>1kU&gt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c89bae5eac39640ce768446a28ff0770328c8c93ff079036e6ecad6ecbc20f</text:p>
          </table:table-cell>
          <table:table-cell table:formula="of:=HEX2DEC(MID([.A206];1;8))+HEX2DEC(MID([.A206];9;8))+HEX2DEC(MID([.A206];17;8))+HEX2DEC(MID([.A206];25;8))+HEX2DEC(MID([.A206];33;8))+HEX2DEC(MID([.A206];41;8))+HEX2DEC(MID([.A206];49;8))+HEX2DEC(MID([.A206];57;8))" office:value-type="float" office:value="14938636085" calcext:value-type="float">
            <text:p>14938636085</text:p>
          </table:table-cell>
          <table:table-cell table:formula="of:= MOD([.B206];85^4)" office:value-type="float" office:value="9257335" calcext:value-type="float">
            <text:p>9257335</text:p>
          </table:table-cell>
          <table:table-cell table:formula="of:=MOD(((((([.C206]-[.G206])/85)-[.F206])/85)-[.E206])/85;85)" office:value-type="float" office:value="15" calcext:value-type="float">
            <text:p>15</text:p>
          </table:table-cell>
          <table:table-cell table:formula="of:=MOD(((([.C206]-[.G206])/85)-[.F206])/85;85)" office:value-type="float" office:value="6" calcext:value-type="float">
            <text:p>6</text:p>
          </table:table-cell>
          <table:table-cell table:formula="of:=MOD(([.C206]-[.G206])/85;85)" office:value-type="float" office:value="24" calcext:value-type="float">
            <text:p>24</text:p>
          </table:table-cell>
          <table:table-cell table:formula="of:=MOD([.C206];85)" office:value-type="float" office:value="70" calcext:value-type="float">
            <text:p>70</text:p>
          </table:table-cell>
          <table:table-cell table:formula="of:=COM.MICROSOFT.CONCAT(MID(&quot;0123456789ABCDEFGHJKLMNPQRSTUVWXYZabcdefghijklmnpqrstuvwxyz!#$%&amp;()*+-;&lt;=&gt;?@^_{}[]/\:&quot;&quot;&quot;&quot;&quot;;[.D206]+1;1);MID(&quot;0123456789ABCDEFGHJKLMNPQRSTUVWXYZabcdefghijklmnpqrstuvwxyz!#$%&amp;()*+-;&lt;=&gt;?@^_{}[]/\:&quot;&quot;&quot;&quot;&quot;;[.E206]+1;1);MID(&quot;0123456789ABCDEFGHJKLMNPQRSTUVWXYZabcdefghijklmnpqrstuvwxyz!#$%&amp;()*+-;&lt;=&gt;?@^_{}[]/\:&quot;&quot;&quot;&quot;&quot;;[.F206]+1;1);MID(&quot;0123456789ABCDEFGHJKLMNPQRSTUVWXYZabcdefghijklmnpqrstuvwxyz!#$%&amp;()*+-;&lt;=&gt;?@^_{}[]/\:&quot;&quot;&quot;&quot;&quot;;[.G206]+1;1))" office:value-type="string" office:string-value="F6Q&lt;" calcext:value-type="string">
            <text:p>F6Q&lt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7e8500765bd1614fd80b297021a89a0311296f37726c145efaa641bb8de9f7e</text:p>
          </table:table-cell>
          <table:table-cell table:formula="of:=HEX2DEC(MID([.A207];1;8))+HEX2DEC(MID([.A207];9;8))+HEX2DEC(MID([.A207];17;8))+HEX2DEC(MID([.A207];25;8))+HEX2DEC(MID([.A207];33;8))+HEX2DEC(MID([.A207];41;8))+HEX2DEC(MID([.A207];49;8))+HEX2DEC(MID([.A207];57;8))" office:value-type="float" office:value="19562429987" calcext:value-type="float">
            <text:p>19562429987</text:p>
          </table:table-cell>
          <table:table-cell table:formula="of:= MOD([.B207];85^4)" office:value-type="float" office:value="39396237" calcext:value-type="float">
            <text:p>39396237</text:p>
          </table:table-cell>
          <table:table-cell table:formula="of:=MOD(((((([.C207]-[.G207])/85)-[.F207])/85)-[.E207])/85;85)" office:value-type="float" office:value="64" calcext:value-type="float">
            <text:p>64</text:p>
          </table:table-cell>
          <table:table-cell table:formula="of:=MOD(((([.C207]-[.G207])/85)-[.F207])/85;85)" office:value-type="float" office:value="12" calcext:value-type="float">
            <text:p>12</text:p>
          </table:table-cell>
          <table:table-cell table:formula="of:=MOD(([.C207]-[.G207])/85;85)" office:value-type="float" office:value="65" calcext:value-type="float">
            <text:p>65</text:p>
          </table:table-cell>
          <table:table-cell table:formula="of:=MOD([.C207];85)" office:value-type="float" office:value="12" calcext:value-type="float">
            <text:p>12</text:p>
          </table:table-cell>
          <table:table-cell table:formula="of:=COM.MICROSOFT.CONCAT(MID(&quot;0123456789ABCDEFGHJKLMNPQRSTUVWXYZabcdefghijklmnpqrstuvwxyz!#$%&amp;()*+-;&lt;=&gt;?@^_{}[]/\:&quot;&quot;&quot;&quot;&quot;;[.D207]+1;1);MID(&quot;0123456789ABCDEFGHJKLMNPQRSTUVWXYZabcdefghijklmnpqrstuvwxyz!#$%&amp;()*+-;&lt;=&gt;?@^_{}[]/\:&quot;&quot;&quot;&quot;&quot;;[.E207]+1;1);MID(&quot;0123456789ABCDEFGHJKLMNPQRSTUVWXYZabcdefghijklmnpqrstuvwxyz!#$%&amp;()*+-;&lt;=&gt;?@^_{}[]/\:&quot;&quot;&quot;&quot;&quot;;[.F207]+1;1);MID(&quot;0123456789ABCDEFGHJKLMNPQRSTUVWXYZabcdefghijklmnpqrstuvwxyz!#$%&amp;()*+-;&lt;=&gt;?@^_{}[]/\:&quot;&quot;&quot;&quot;&quot;;[.G207]+1;1))" office:value-type="string" office:string-value="(C)C" calcext:value-type="string">
            <text:p>(C)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78a99d2279a1f64709a9adee6bff80120f18bdd0ae7bdc220443d5750f36a92</text:p>
          </table:table-cell>
          <table:table-cell table:formula="of:=HEX2DEC(MID([.A208];1;8))+HEX2DEC(MID([.A208];9;8))+HEX2DEC(MID([.A208];17;8))+HEX2DEC(MID([.A208];25;8))+HEX2DEC(MID([.A208];33;8))+HEX2DEC(MID([.A208];41;8))+HEX2DEC(MID([.A208];49;8))+HEX2DEC(MID([.A208];57;8))" office:value-type="float" office:value="12407815581" calcext:value-type="float">
            <text:p>12407815581</text:p>
          </table:table-cell>
          <table:table-cell table:formula="of:= MOD([.B208];85^4)" office:value-type="float" office:value="36267456" calcext:value-type="float">
            <text:p>36267456</text:p>
          </table:table-cell>
          <table:table-cell table:formula="of:=MOD(((((([.C208]-[.G208])/85)-[.F208])/85)-[.E208])/85;85)" office:value-type="float" office:value="59" calcext:value-type="float">
            <text:p>59</text:p>
          </table:table-cell>
          <table:table-cell table:formula="of:=MOD(((([.C208]-[.G208])/85)-[.F208])/85;85)" office:value-type="float" office:value="4" calcext:value-type="float">
            <text:p>4</text:p>
          </table:table-cell>
          <table:table-cell table:formula="of:=MOD(([.C208]-[.G208])/85;85)" office:value-type="float" office:value="60" calcext:value-type="float">
            <text:p>60</text:p>
          </table:table-cell>
          <table:table-cell table:formula="of:=MOD([.C208];85)" office:value-type="float" office:value="81" calcext:value-type="float">
            <text:p>81</text:p>
          </table:table-cell>
          <table:table-cell table:formula="of:=COM.MICROSOFT.CONCAT(MID(&quot;0123456789ABCDEFGHJKLMNPQRSTUVWXYZabcdefghijklmnpqrstuvwxyz!#$%&amp;()*+-;&lt;=&gt;?@^_{}[]/\:&quot;&quot;&quot;&quot;&quot;;[.D208]+1;1);MID(&quot;0123456789ABCDEFGHJKLMNPQRSTUVWXYZabcdefghijklmnpqrstuvwxyz!#$%&amp;()*+-;&lt;=&gt;?@^_{}[]/\:&quot;&quot;&quot;&quot;&quot;;[.E208]+1;1);MID(&quot;0123456789ABCDEFGHJKLMNPQRSTUVWXYZabcdefghijklmnpqrstuvwxyz!#$%&amp;()*+-;&lt;=&gt;?@^_{}[]/\:&quot;&quot;&quot;&quot;&quot;;[.F208]+1;1);MID(&quot;0123456789ABCDEFGHJKLMNPQRSTUVWXYZabcdefghijklmnpqrstuvwxyz!#$%&amp;()*+-;&lt;=&gt;?@^_{}[]/\:&quot;&quot;&quot;&quot;&quot;;[.G208]+1;1))" office:value-type="string" office:string-value="!4#/" calcext:value-type="string">
            <text:p>!4#/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d5a4c108c8c7450f948d9e81796228b5d72d5e1d24389465c170ae0ea8608f1</text:p>
          </table:table-cell>
          <table:table-cell table:formula="of:=HEX2DEC(MID([.A209];1;8))+HEX2DEC(MID([.A209];9;8))+HEX2DEC(MID([.A209];17;8))+HEX2DEC(MID([.A209];25;8))+HEX2DEC(MID([.A209];33;8))+HEX2DEC(MID([.A209];41;8))+HEX2DEC(MID([.A209];49;8))+HEX2DEC(MID([.A209];57;8))" office:value-type="float" office:value="19077345227" calcext:value-type="float">
            <text:p>19077345227</text:p>
          </table:table-cell>
          <table:table-cell table:formula="of:= MOD([.B209];85^4)" office:value-type="float" office:value="24117102" calcext:value-type="float">
            <text:p>24117102</text:p>
          </table:table-cell>
          <table:table-cell table:formula="of:=MOD(((((([.C209]-[.G209])/85)-[.F209])/85)-[.E209])/85;85)" office:value-type="float" office:value="39" calcext:value-type="float">
            <text:p>39</text:p>
          </table:table-cell>
          <table:table-cell table:formula="of:=MOD(((([.C209]-[.G209])/85)-[.F209])/85;85)" office:value-type="float" office:value="23" calcext:value-type="float">
            <text:p>23</text:p>
          </table:table-cell>
          <table:table-cell table:formula="of:=MOD(([.C209]-[.G209])/85;85)" office:value-type="float" office:value="0" calcext:value-type="float">
            <text:p>0</text:p>
          </table:table-cell>
          <table:table-cell table:formula="of:=MOD([.C209];85)" office:value-type="float" office:value="52" calcext:value-type="float">
            <text:p>52</text:p>
          </table:table-cell>
          <table:table-cell table:formula="of:=COM.MICROSOFT.CONCAT(MID(&quot;0123456789ABCDEFGHJKLMNPQRSTUVWXYZabcdefghijklmnpqrstuvwxyz!#$%&amp;()*+-;&lt;=&gt;?@^_{}[]/\:&quot;&quot;&quot;&quot;&quot;;[.D209]+1;1);MID(&quot;0123456789ABCDEFGHJKLMNPQRSTUVWXYZabcdefghijklmnpqrstuvwxyz!#$%&amp;()*+-;&lt;=&gt;?@^_{}[]/\:&quot;&quot;&quot;&quot;&quot;;[.E209]+1;1);MID(&quot;0123456789ABCDEFGHJKLMNPQRSTUVWXYZabcdefghijklmnpqrstuvwxyz!#$%&amp;()*+-;&lt;=&gt;?@^_{}[]/\:&quot;&quot;&quot;&quot;&quot;;[.F209]+1;1);MID(&quot;0123456789ABCDEFGHJKLMNPQRSTUVWXYZabcdefghijklmnpqrstuvwxyz!#$%&amp;()*+-;&lt;=&gt;?@^_{}[]/\:&quot;&quot;&quot;&quot;&quot;;[.G209]+1;1))" office:value-type="string" office:string-value="fP0t" calcext:value-type="string">
            <text:p>fP0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904f5e96608b65d8cc42d740d07758cd4bec60479abd0d0da16118d64fba336</text:p>
          </table:table-cell>
          <table:table-cell table:formula="of:=HEX2DEC(MID([.A210];1;8))+HEX2DEC(MID([.A210];9;8))+HEX2DEC(MID([.A210];17;8))+HEX2DEC(MID([.A210];25;8))+HEX2DEC(MID([.A210];33;8))+HEX2DEC(MID([.A210];41;8))+HEX2DEC(MID([.A210];49;8))+HEX2DEC(MID([.A210];57;8))" office:value-type="float" office:value="19165190877" calcext:value-type="float">
            <text:p>19165190877</text:p>
          </table:table-cell>
          <table:table-cell table:formula="of:= MOD([.B210];85^4)" office:value-type="float" office:value="7561502" calcext:value-type="float">
            <text:p>7561502</text:p>
          </table:table-cell>
          <table:table-cell table:formula="of:=MOD(((((([.C210]-[.G210])/85)-[.F210])/85)-[.E210])/85;85)" office:value-type="float" office:value="12" calcext:value-type="float">
            <text:p>12</text:p>
          </table:table-cell>
          <table:table-cell table:formula="of:=MOD(((([.C210]-[.G210])/85)-[.F210])/85;85)" office:value-type="float" office:value="26" calcext:value-type="float">
            <text:p>26</text:p>
          </table:table-cell>
          <table:table-cell table:formula="of:=MOD(([.C210]-[.G210])/85;85)" office:value-type="float" office:value="48" calcext:value-type="float">
            <text:p>48</text:p>
          </table:table-cell>
          <table:table-cell table:formula="of:=MOD([.C210];85)" office:value-type="float" office:value="72" calcext:value-type="float">
            <text:p>72</text:p>
          </table:table-cell>
          <table:table-cell table:formula="of:=COM.MICROSOFT.CONCAT(MID(&quot;0123456789ABCDEFGHJKLMNPQRSTUVWXYZabcdefghijklmnpqrstuvwxyz!#$%&amp;()*+-;&lt;=&gt;?@^_{}[]/\:&quot;&quot;&quot;&quot;&quot;;[.D210]+1;1);MID(&quot;0123456789ABCDEFGHJKLMNPQRSTUVWXYZabcdefghijklmnpqrstuvwxyz!#$%&amp;()*+-;&lt;=&gt;?@^_{}[]/\:&quot;&quot;&quot;&quot;&quot;;[.E210]+1;1);MID(&quot;0123456789ABCDEFGHJKLMNPQRSTUVWXYZabcdefghijklmnpqrstuvwxyz!#$%&amp;()*+-;&lt;=&gt;?@^_{}[]/\:&quot;&quot;&quot;&quot;&quot;;[.F210]+1;1);MID(&quot;0123456789ABCDEFGHJKLMNPQRSTUVWXYZabcdefghijklmnpqrstuvwxyz!#$%&amp;()*+-;&lt;=&gt;?@^_{}[]/\:&quot;&quot;&quot;&quot;&quot;;[.G210]+1;1))" office:value-type="string" office:string-value="CSp&gt;" calcext:value-type="string">
            <text:p>CSp&gt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3c9dbf723bbdcf3bba5611781271d754e74269c6c5b066e12ccd9405cd9b7e4</text:p>
          </table:table-cell>
          <table:table-cell table:formula="of:=HEX2DEC(MID([.A211];1;8))+HEX2DEC(MID([.A211];9;8))+HEX2DEC(MID([.A211];17;8))+HEX2DEC(MID([.A211];25;8))+HEX2DEC(MID([.A211];33;8))+HEX2DEC(MID([.A211];41;8))+HEX2DEC(MID([.A211];49;8))+HEX2DEC(MID([.A211];57;8))" office:value-type="float" office:value="11522274724" calcext:value-type="float">
            <text:p>11522274724</text:p>
          </table:table-cell>
          <table:table-cell table:formula="of:= MOD([.B211];85^4)" office:value-type="float" office:value="38137224" calcext:value-type="float">
            <text:p>38137224</text:p>
          </table:table-cell>
          <table:table-cell table:formula="of:=MOD(((((([.C211]-[.G211])/85)-[.F211])/85)-[.E211])/85;85)" office:value-type="float" office:value="62" calcext:value-type="float">
            <text:p>62</text:p>
          </table:table-cell>
          <table:table-cell table:formula="of:=MOD(((([.C211]-[.G211])/85)-[.F211])/85;85)" office:value-type="float" office:value="8" calcext:value-type="float">
            <text:p>8</text:p>
          </table:table-cell>
          <table:table-cell table:formula="of:=MOD(([.C211]-[.G211])/85;85)" office:value-type="float" office:value="43" calcext:value-type="float">
            <text:p>43</text:p>
          </table:table-cell>
          <table:table-cell table:formula="of:=MOD([.C211];85)" office:value-type="float" office:value="19" calcext:value-type="float">
            <text:p>19</text:p>
          </table:table-cell>
          <table:table-cell table:formula="of:=COM.MICROSOFT.CONCAT(MID(&quot;0123456789ABCDEFGHJKLMNPQRSTUVWXYZabcdefghijklmnpqrstuvwxyz!#$%&amp;()*+-;&lt;=&gt;?@^_{}[]/\:&quot;&quot;&quot;&quot;&quot;;[.D211]+1;1);MID(&quot;0123456789ABCDEFGHJKLMNPQRSTUVWXYZabcdefghijklmnpqrstuvwxyz!#$%&amp;()*+-;&lt;=&gt;?@^_{}[]/\:&quot;&quot;&quot;&quot;&quot;;[.E211]+1;1);MID(&quot;0123456789ABCDEFGHJKLMNPQRSTUVWXYZabcdefghijklmnpqrstuvwxyz!#$%&amp;()*+-;&lt;=&gt;?@^_{}[]/\:&quot;&quot;&quot;&quot;&quot;;[.F211]+1;1);MID(&quot;0123456789ABCDEFGHJKLMNPQRSTUVWXYZabcdefghijklmnpqrstuvwxyz!#$%&amp;()*+-;&lt;=&gt;?@^_{}[]/\:&quot;&quot;&quot;&quot;&quot;;[.G211]+1;1))" office:value-type="string" office:string-value="%8jK" calcext:value-type="string">
            <text:p>%8j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4954200c4fde0dc36bd14fb64c23faca965ac900b036bf71ef9c1590b0d56ed</text:p>
          </table:table-cell>
          <table:table-cell table:formula="of:=HEX2DEC(MID([.A212];1;8))+HEX2DEC(MID([.A212];9;8))+HEX2DEC(MID([.A212];17;8))+HEX2DEC(MID([.A212];25;8))+HEX2DEC(MID([.A212];33;8))+HEX2DEC(MID([.A212];41;8))+HEX2DEC(MID([.A212];49;8))+HEX2DEC(MID([.A212];57;8))" office:value-type="float" office:value="12675360848" calcext:value-type="float">
            <text:p>12675360848</text:p>
          </table:table-cell>
          <table:table-cell table:formula="of:= MOD([.B212];85^4)" office:value-type="float" office:value="42809598" calcext:value-type="float">
            <text:p>42809598</text:p>
          </table:table-cell>
          <table:table-cell table:formula="of:=MOD(((((([.C212]-[.G212])/85)-[.F212])/85)-[.E212])/85;85)" office:value-type="float" office:value="69" calcext:value-type="float">
            <text:p>69</text:p>
          </table:table-cell>
          <table:table-cell table:formula="of:=MOD(((([.C212]-[.G212])/85)-[.F212])/85;85)" office:value-type="float" office:value="60" calcext:value-type="float">
            <text:p>60</text:p>
          </table:table-cell>
          <table:table-cell table:formula="of:=MOD(([.C212]-[.G212])/85;85)" office:value-type="float" office:value="17" calcext:value-type="float">
            <text:p>17</text:p>
          </table:table-cell>
          <table:table-cell table:formula="of:=MOD([.C212];85)" office:value-type="float" office:value="28" calcext:value-type="float">
            <text:p>28</text:p>
          </table:table-cell>
          <table:table-cell table:formula="of:=COM.MICROSOFT.CONCAT(MID(&quot;0123456789ABCDEFGHJKLMNPQRSTUVWXYZabcdefghijklmnpqrstuvwxyz!#$%&amp;()*+-;&lt;=&gt;?@^_{}[]/\:&quot;&quot;&quot;&quot;&quot;;[.D212]+1;1);MID(&quot;0123456789ABCDEFGHJKLMNPQRSTUVWXYZabcdefghijklmnpqrstuvwxyz!#$%&amp;()*+-;&lt;=&gt;?@^_{}[]/\:&quot;&quot;&quot;&quot;&quot;;[.E212]+1;1);MID(&quot;0123456789ABCDEFGHJKLMNPQRSTUVWXYZabcdefghijklmnpqrstuvwxyz!#$%&amp;()*+-;&lt;=&gt;?@^_{}[]/\:&quot;&quot;&quot;&quot;&quot;;[.F212]+1;1);MID(&quot;0123456789ABCDEFGHJKLMNPQRSTUVWXYZabcdefghijklmnpqrstuvwxyz!#$%&amp;()*+-;&lt;=&gt;?@^_{}[]/\:&quot;&quot;&quot;&quot;&quot;;[.G212]+1;1))" office:value-type="string" office:string-value=";#HU" calcext:value-type="string">
            <text:p>;#H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140341c279ed1655dd731454a9833e2a7ed1cdc280b5696ba1f093eaa2e883d</text:p>
          </table:table-cell>
          <table:table-cell table:formula="of:=HEX2DEC(MID([.A213];1;8))+HEX2DEC(MID([.A213];9;8))+HEX2DEC(MID([.A213];17;8))+HEX2DEC(MID([.A213];25;8))+HEX2DEC(MID([.A213];33;8))+HEX2DEC(MID([.A213];41;8))+HEX2DEC(MID([.A213];49;8))+HEX2DEC(MID([.A213];57;8))" office:value-type="float" office:value="15662870421" calcext:value-type="float">
            <text:p>15662870421</text:p>
          </table:table-cell>
          <table:table-cell table:formula="of:= MOD([.B213];85^4)" office:value-type="float" office:value="2682921" calcext:value-type="float">
            <text:p>2682921</text:p>
          </table:table-cell>
          <table:table-cell table:formula="of:=MOD(((((([.C213]-[.G213])/85)-[.F213])/85)-[.E213])/85;85)" office:value-type="float" office:value="4" calcext:value-type="float">
            <text:p>4</text:p>
          </table:table-cell>
          <table:table-cell table:formula="of:=MOD(((([.C213]-[.G213])/85)-[.F213])/85;85)" office:value-type="float" office:value="31" calcext:value-type="float">
            <text:p>31</text:p>
          </table:table-cell>
          <table:table-cell table:formula="of:=MOD(([.C213]-[.G213])/85;85)" office:value-type="float" office:value="28" calcext:value-type="float">
            <text:p>28</text:p>
          </table:table-cell>
          <table:table-cell table:formula="of:=MOD([.C213];85)" office:value-type="float" office:value="66" calcext:value-type="float">
            <text:p>66</text:p>
          </table:table-cell>
          <table:table-cell table:formula="of:=COM.MICROSOFT.CONCAT(MID(&quot;0123456789ABCDEFGHJKLMNPQRSTUVWXYZabcdefghijklmnpqrstuvwxyz!#$%&amp;()*+-;&lt;=&gt;?@^_{}[]/\:&quot;&quot;&quot;&quot;&quot;;[.D213]+1;1);MID(&quot;0123456789ABCDEFGHJKLMNPQRSTUVWXYZabcdefghijklmnpqrstuvwxyz!#$%&amp;()*+-;&lt;=&gt;?@^_{}[]/\:&quot;&quot;&quot;&quot;&quot;;[.E213]+1;1);MID(&quot;0123456789ABCDEFGHJKLMNPQRSTUVWXYZabcdefghijklmnpqrstuvwxyz!#$%&amp;()*+-;&lt;=&gt;?@^_{}[]/\:&quot;&quot;&quot;&quot;&quot;;[.F213]+1;1);MID(&quot;0123456789ABCDEFGHJKLMNPQRSTUVWXYZabcdefghijklmnpqrstuvwxyz!#$%&amp;()*+-;&lt;=&gt;?@^_{}[]/\:&quot;&quot;&quot;&quot;&quot;;[.G213]+1;1))" office:value-type="string" office:string-value="4XU*" calcext:value-type="string">
            <text:p>4XU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0b8bff299a44d1aeff054facc6b4f8211ab4a5b03be5cac34618201ac8f4cef</text:p>
          </table:table-cell>
          <table:table-cell table:formula="of:=HEX2DEC(MID([.A214];1;8))+HEX2DEC(MID([.A214];9;8))+HEX2DEC(MID([.A214];17;8))+HEX2DEC(MID([.A214];25;8))+HEX2DEC(MID([.A214];33;8))+HEX2DEC(MID([.A214];41;8))+HEX2DEC(MID([.A214];49;8))+HEX2DEC(MID([.A214];57;8))" office:value-type="float" office:value="17130792831" calcext:value-type="float">
            <text:p>17130792831</text:p>
          </table:table-cell>
          <table:table-cell table:formula="of:= MOD([.B214];85^4)" office:value-type="float" office:value="8987831" calcext:value-type="float">
            <text:p>8987831</text:p>
          </table:table-cell>
          <table:table-cell table:formula="of:=MOD(((((([.C214]-[.G214])/85)-[.F214])/85)-[.E214])/85;85)" office:value-type="float" office:value="14" calcext:value-type="float">
            <text:p>14</text:p>
          </table:table-cell>
          <table:table-cell table:formula="of:=MOD(((([.C214]-[.G214])/85)-[.F214])/85;85)" office:value-type="float" office:value="53" calcext:value-type="float">
            <text:p>53</text:p>
          </table:table-cell>
          <table:table-cell table:formula="of:=MOD(([.C214]-[.G214])/85;85)" office:value-type="float" office:value="84" calcext:value-type="float">
            <text:p>84</text:p>
          </table:table-cell>
          <table:table-cell table:formula="of:=MOD([.C214];85)" office:value-type="float" office:value="16" calcext:value-type="float">
            <text:p>16</text:p>
          </table:table-cell>
          <table:table-cell table:formula="of:=COM.MICROSOFT.CONCAT(MID(&quot;0123456789ABCDEFGHJKLMNPQRSTUVWXYZabcdefghijklmnpqrstuvwxyz!#$%&amp;()*+-;&lt;=&gt;?@^_{}[]/\:&quot;&quot;&quot;&quot;&quot;;[.D214]+1;1);MID(&quot;0123456789ABCDEFGHJKLMNPQRSTUVWXYZabcdefghijklmnpqrstuvwxyz!#$%&amp;()*+-;&lt;=&gt;?@^_{}[]/\:&quot;&quot;&quot;&quot;&quot;;[.E214]+1;1);MID(&quot;0123456789ABCDEFGHJKLMNPQRSTUVWXYZabcdefghijklmnpqrstuvwxyz!#$%&amp;()*+-;&lt;=&gt;?@^_{}[]/\:&quot;&quot;&quot;&quot;&quot;;[.F214]+1;1);MID(&quot;0123456789ABCDEFGHJKLMNPQRSTUVWXYZabcdefghijklmnpqrstuvwxyz!#$%&amp;()*+-;&lt;=&gt;?@^_{}[]/\:&quot;&quot;&quot;&quot;&quot;;[.G214]+1;1))" office:value-type="string" office:string-value="Eu&quot;G" calcext:value-type="string">
            <text:p>Eu"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760ab2e03a46c09a9b2a13cb1e3c192339767ee7d707370ba61293fd222c3f2</text:p>
          </table:table-cell>
          <table:table-cell table:formula="of:=HEX2DEC(MID([.A215];1;8))+HEX2DEC(MID([.A215];9;8))+HEX2DEC(MID([.A215];17;8))+HEX2DEC(MID([.A215];25;8))+HEX2DEC(MID([.A215];33;8))+HEX2DEC(MID([.A215];41;8))+HEX2DEC(MID([.A215];49;8))+HEX2DEC(MID([.A215];57;8))" office:value-type="float" office:value="15907373716" calcext:value-type="float">
            <text:p>15907373716</text:p>
          </table:table-cell>
          <table:table-cell table:formula="of:= MOD([.B215];85^4)" office:value-type="float" office:value="38383716" calcext:value-type="float">
            <text:p>38383716</text:p>
          </table:table-cell>
          <table:table-cell table:formula="of:=MOD(((((([.C215]-[.G215])/85)-[.F215])/85)-[.E215])/85;85)" office:value-type="float" office:value="62" calcext:value-type="float">
            <text:p>62</text:p>
          </table:table-cell>
          <table:table-cell table:formula="of:=MOD(((([.C215]-[.G215])/85)-[.F215])/85;85)" office:value-type="float" office:value="42" calcext:value-type="float">
            <text:p>42</text:p>
          </table:table-cell>
          <table:table-cell table:formula="of:=MOD(([.C215]-[.G215])/85;85)" office:value-type="float" office:value="53" calcext:value-type="float">
            <text:p>53</text:p>
          </table:table-cell>
          <table:table-cell table:formula="of:=MOD([.C215];85)" office:value-type="float" office:value="11" calcext:value-type="float">
            <text:p>11</text:p>
          </table:table-cell>
          <table:table-cell table:formula="of:=COM.MICROSOFT.CONCAT(MID(&quot;0123456789ABCDEFGHJKLMNPQRSTUVWXYZabcdefghijklmnpqrstuvwxyz!#$%&amp;()*+-;&lt;=&gt;?@^_{}[]/\:&quot;&quot;&quot;&quot;&quot;;[.D215]+1;1);MID(&quot;0123456789ABCDEFGHJKLMNPQRSTUVWXYZabcdefghijklmnpqrstuvwxyz!#$%&amp;()*+-;&lt;=&gt;?@^_{}[]/\:&quot;&quot;&quot;&quot;&quot;;[.E215]+1;1);MID(&quot;0123456789ABCDEFGHJKLMNPQRSTUVWXYZabcdefghijklmnpqrstuvwxyz!#$%&amp;()*+-;&lt;=&gt;?@^_{}[]/\:&quot;&quot;&quot;&quot;&quot;;[.F215]+1;1);MID(&quot;0123456789ABCDEFGHJKLMNPQRSTUVWXYZabcdefghijklmnpqrstuvwxyz!#$%&amp;()*+-;&lt;=&gt;?@^_{}[]/\:&quot;&quot;&quot;&quot;&quot;;[.G215]+1;1))" office:value-type="string" office:string-value="%iuB" calcext:value-type="string">
            <text:p>%iu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5df0798260af14ce26e8d1562578d4bfb96cb1b0e65a62702084d7dc822f937</text:p>
          </table:table-cell>
          <table:table-cell table:formula="of:=HEX2DEC(MID([.A216];1;8))+HEX2DEC(MID([.A216];9;8))+HEX2DEC(MID([.A216];17;8))+HEX2DEC(MID([.A216];25;8))+HEX2DEC(MID([.A216];33;8))+HEX2DEC(MID([.A216];41;8))+HEX2DEC(MID([.A216];49;8))+HEX2DEC(MID([.A216];57;8))" office:value-type="float" office:value="14845201210" calcext:value-type="float">
            <text:p>14845201210</text:p>
          </table:table-cell>
          <table:table-cell table:formula="of:= MOD([.B216];85^4)" office:value-type="float" office:value="20223710" calcext:value-type="float">
            <text:p>20223710</text:p>
          </table:table-cell>
          <table:table-cell table:formula="of:=MOD(((((([.C216]-[.G216])/85)-[.F216])/85)-[.E216])/85;85)" office:value-type="float" office:value="32" calcext:value-type="float">
            <text:p>32</text:p>
          </table:table-cell>
          <table:table-cell table:formula="of:=MOD(((([.C216]-[.G216])/85)-[.F216])/85;85)" office:value-type="float" office:value="79" calcext:value-type="float">
            <text:p>79</text:p>
          </table:table-cell>
          <table:table-cell table:formula="of:=MOD(([.C216]-[.G216])/85;85)" office:value-type="float" office:value="11" calcext:value-type="float">
            <text:p>11</text:p>
          </table:table-cell>
          <table:table-cell table:formula="of:=MOD([.C216];85)" office:value-type="float" office:value="0" calcext:value-type="float">
            <text:p>0</text:p>
          </table:table-cell>
          <table:table-cell table:formula="of:=COM.MICROSOFT.CONCAT(MID(&quot;0123456789ABCDEFGHJKLMNPQRSTUVWXYZabcdefghijklmnpqrstuvwxyz!#$%&amp;()*+-;&lt;=&gt;?@^_{}[]/\:&quot;&quot;&quot;&quot;&quot;;[.D216]+1;1);MID(&quot;0123456789ABCDEFGHJKLMNPQRSTUVWXYZabcdefghijklmnpqrstuvwxyz!#$%&amp;()*+-;&lt;=&gt;?@^_{}[]/\:&quot;&quot;&quot;&quot;&quot;;[.E216]+1;1);MID(&quot;0123456789ABCDEFGHJKLMNPQRSTUVWXYZabcdefghijklmnpqrstuvwxyz!#$%&amp;()*+-;&lt;=&gt;?@^_{}[]/\:&quot;&quot;&quot;&quot;&quot;;[.F216]+1;1);MID(&quot;0123456789ABCDEFGHJKLMNPQRSTUVWXYZabcdefghijklmnpqrstuvwxyz!#$%&amp;()*+-;&lt;=&gt;?@^_{}[]/\:&quot;&quot;&quot;&quot;&quot;;[.G216]+1;1))" office:value-type="string" office:string-value="Y[B0" calcext:value-type="string">
            <text:p>Y[B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030dea268935dbd3e2db7c17196757924d0463c5800349904bc5dcf538e1149</text:p>
          </table:table-cell>
          <table:table-cell table:formula="of:=HEX2DEC(MID([.A217];1;8))+HEX2DEC(MID([.A217];9;8))+HEX2DEC(MID([.A217];17;8))+HEX2DEC(MID([.A217];25;8))+HEX2DEC(MID([.A217];33;8))+HEX2DEC(MID([.A217];41;8))+HEX2DEC(MID([.A217];49;8))+HEX2DEC(MID([.A217];57;8))" office:value-type="float" office:value="11771532166" calcext:value-type="float">
            <text:p>11771532166</text:p>
          </table:table-cell>
          <table:table-cell table:formula="of:= MOD([.B217];85^4)" office:value-type="float" office:value="26391541" calcext:value-type="float">
            <text:p>26391541</text:p>
          </table:table-cell>
          <table:table-cell table:formula="of:=MOD(((((([.C217]-[.G217])/85)-[.F217])/85)-[.E217])/85;85)" office:value-type="float" office:value="42" calcext:value-type="float">
            <text:p>42</text:p>
          </table:table-cell>
          <table:table-cell table:formula="of:=MOD(((([.C217]-[.G217])/85)-[.F217])/85;85)" office:value-type="float" office:value="82" calcext:value-type="float">
            <text:p>82</text:p>
          </table:table-cell>
          <table:table-cell table:formula="of:=MOD(([.C217]-[.G217])/85;85)" office:value-type="float" office:value="68" calcext:value-type="float">
            <text:p>68</text:p>
          </table:table-cell>
          <table:table-cell table:formula="of:=MOD([.C217];85)" office:value-type="float" office:value="61" calcext:value-type="float">
            <text:p>61</text:p>
          </table:table-cell>
          <table:table-cell table:formula="of:=COM.MICROSOFT.CONCAT(MID(&quot;0123456789ABCDEFGHJKLMNPQRSTUVWXYZabcdefghijklmnpqrstuvwxyz!#$%&amp;()*+-;&lt;=&gt;?@^_{}[]/\:&quot;&quot;&quot;&quot;&quot;;[.D217]+1;1);MID(&quot;0123456789ABCDEFGHJKLMNPQRSTUVWXYZabcdefghijklmnpqrstuvwxyz!#$%&amp;()*+-;&lt;=&gt;?@^_{}[]/\:&quot;&quot;&quot;&quot;&quot;;[.E217]+1;1);MID(&quot;0123456789ABCDEFGHJKLMNPQRSTUVWXYZabcdefghijklmnpqrstuvwxyz!#$%&amp;()*+-;&lt;=&gt;?@^_{}[]/\:&quot;&quot;&quot;&quot;&quot;;[.F217]+1;1);MID(&quot;0123456789ABCDEFGHJKLMNPQRSTUVWXYZabcdefghijklmnpqrstuvwxyz!#$%&amp;()*+-;&lt;=&gt;?@^_{}[]/\:&quot;&quot;&quot;&quot;&quot;;[.G217]+1;1))" office:value-type="string" office:string-value="i\-$" calcext:value-type="string">
            <text:p>i\-$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5f97c1c5501a9d57e773af04b6064ada69af321b5ee52e9eccde11d4b44e0fc</text:p>
          </table:table-cell>
          <table:table-cell table:formula="of:=HEX2DEC(MID([.A218];1;8))+HEX2DEC(MID([.A218];9;8))+HEX2DEC(MID([.A218];17;8))+HEX2DEC(MID([.A218];25;8))+HEX2DEC(MID([.A218];33;8))+HEX2DEC(MID([.A218];41;8))+HEX2DEC(MID([.A218];49;8))+HEX2DEC(MID([.A218];57;8))" office:value-type="float" office:value="19754044849" calcext:value-type="float">
            <text:p>19754044849</text:p>
          </table:table-cell>
          <table:table-cell table:formula="of:= MOD([.B218];85^4)" office:value-type="float" office:value="22208599" calcext:value-type="float">
            <text:p>22208599</text:p>
          </table:table-cell>
          <table:table-cell table:formula="of:=MOD(((((([.C218]-[.G218])/85)-[.F218])/85)-[.E218])/85;85)" office:value-type="float" office:value="36" calcext:value-type="float">
            <text:p>36</text:p>
          </table:table-cell>
          <table:table-cell table:formula="of:=MOD(((([.C218]-[.G218])/85)-[.F218])/85;85)" office:value-type="float" office:value="13" calcext:value-type="float">
            <text:p>13</text:p>
          </table:table-cell>
          <table:table-cell table:formula="of:=MOD(([.C218]-[.G218])/85;85)" office:value-type="float" office:value="72" calcext:value-type="float">
            <text:p>72</text:p>
          </table:table-cell>
          <table:table-cell table:formula="of:=MOD([.C218];85)" office:value-type="float" office:value="54" calcext:value-type="float">
            <text:p>54</text:p>
          </table:table-cell>
          <table:table-cell table:formula="of:=COM.MICROSOFT.CONCAT(MID(&quot;0123456789ABCDEFGHJKLMNPQRSTUVWXYZabcdefghijklmnpqrstuvwxyz!#$%&amp;()*+-;&lt;=&gt;?@^_{}[]/\:&quot;&quot;&quot;&quot;&quot;;[.D218]+1;1);MID(&quot;0123456789ABCDEFGHJKLMNPQRSTUVWXYZabcdefghijklmnpqrstuvwxyz!#$%&amp;()*+-;&lt;=&gt;?@^_{}[]/\:&quot;&quot;&quot;&quot;&quot;;[.E218]+1;1);MID(&quot;0123456789ABCDEFGHJKLMNPQRSTUVWXYZabcdefghijklmnpqrstuvwxyz!#$%&amp;()*+-;&lt;=&gt;?@^_{}[]/\:&quot;&quot;&quot;&quot;&quot;;[.F218]+1;1);MID(&quot;0123456789ABCDEFGHJKLMNPQRSTUVWXYZabcdefghijklmnpqrstuvwxyz!#$%&amp;()*+-;&lt;=&gt;?@^_{}[]/\:&quot;&quot;&quot;&quot;&quot;;[.G218]+1;1))" office:value-type="string" office:string-value="cD&gt;v" calcext:value-type="string">
            <text:p>cD&gt;v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595be81bf15aa95763adb4fc0ba525bbed1971cf5fccdf3a946cd37025fb2c9</text:p>
          </table:table-cell>
          <table:table-cell table:formula="of:=HEX2DEC(MID([.A219];1;8))+HEX2DEC(MID([.A219];9;8))+HEX2DEC(MID([.A219];17;8))+HEX2DEC(MID([.A219];25;8))+HEX2DEC(MID([.A219];33;8))+HEX2DEC(MID([.A219];41;8))+HEX2DEC(MID([.A219];49;8))+HEX2DEC(MID([.A219];57;8))" office:value-type="float" office:value="22482877391" calcext:value-type="float">
            <text:p>22482877391</text:p>
          </table:table-cell>
          <table:table-cell table:formula="of:= MOD([.B219];85^4)" office:value-type="float" office:value="36608641" calcext:value-type="float">
            <text:p>36608641</text:p>
          </table:table-cell>
          <table:table-cell table:formula="of:=MOD(((((([.C219]-[.G219])/85)-[.F219])/85)-[.E219])/85;85)" office:value-type="float" office:value="59" calcext:value-type="float">
            <text:p>59</text:p>
          </table:table-cell>
          <table:table-cell table:formula="of:=MOD(((([.C219]-[.G219])/85)-[.F219])/85;85)" office:value-type="float" office:value="51" calcext:value-type="float">
            <text:p>51</text:p>
          </table:table-cell>
          <table:table-cell table:formula="of:=MOD(([.C219]-[.G219])/85;85)" office:value-type="float" office:value="79" calcext:value-type="float">
            <text:p>79</text:p>
          </table:table-cell>
          <table:table-cell table:formula="of:=MOD([.C219];85)" office:value-type="float" office:value="76" calcext:value-type="float">
            <text:p>76</text:p>
          </table:table-cell>
          <table:table-cell table:formula="of:=COM.MICROSOFT.CONCAT(MID(&quot;0123456789ABCDEFGHJKLMNPQRSTUVWXYZabcdefghijklmnpqrstuvwxyz!#$%&amp;()*+-;&lt;=&gt;?@^_{}[]/\:&quot;&quot;&quot;&quot;&quot;;[.D219]+1;1);MID(&quot;0123456789ABCDEFGHJKLMNPQRSTUVWXYZabcdefghijklmnpqrstuvwxyz!#$%&amp;()*+-;&lt;=&gt;?@^_{}[]/\:&quot;&quot;&quot;&quot;&quot;;[.E219]+1;1);MID(&quot;0123456789ABCDEFGHJKLMNPQRSTUVWXYZabcdefghijklmnpqrstuvwxyz!#$%&amp;()*+-;&lt;=&gt;?@^_{}[]/\:&quot;&quot;&quot;&quot;&quot;;[.F219]+1;1);MID(&quot;0123456789ABCDEFGHJKLMNPQRSTUVWXYZabcdefghijklmnpqrstuvwxyz!#$%&amp;()*+-;&lt;=&gt;?@^_{}[]/\:&quot;&quot;&quot;&quot;&quot;;[.G219]+1;1))" office:value-type="string" office:string-value="!s[_" calcext:value-type="string">
            <text:p>!s[_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fa7660fa51eaa80d3212ae92ef3e870b6d246404eb81efabda68d5319c7d07b</text:p>
          </table:table-cell>
          <table:table-cell table:formula="of:=HEX2DEC(MID([.A220];1;8))+HEX2DEC(MID([.A220];9;8))+HEX2DEC(MID([.A220];17;8))+HEX2DEC(MID([.A220];25;8))+HEX2DEC(MID([.A220];33;8))+HEX2DEC(MID([.A220];41;8))+HEX2DEC(MID([.A220];49;8))+HEX2DEC(MID([.A220];57;8))" office:value-type="float" office:value="15901910768" calcext:value-type="float">
            <text:p>15901910768</text:p>
          </table:table-cell>
          <table:table-cell table:formula="of:= MOD([.B220];85^4)" office:value-type="float" office:value="32920768" calcext:value-type="float">
            <text:p>32920768</text:p>
          </table:table-cell>
          <table:table-cell table:formula="of:=MOD(((((([.C220]-[.G220])/85)-[.F220])/85)-[.E220])/85;85)" office:value-type="float" office:value="53" calcext:value-type="float">
            <text:p>53</text:p>
          </table:table-cell>
          <table:table-cell table:formula="of:=MOD(((([.C220]-[.G220])/85)-[.F220])/85;85)" office:value-type="float" office:value="51" calcext:value-type="float">
            <text:p>51</text:p>
          </table:table-cell>
          <table:table-cell table:formula="of:=MOD(([.C220]-[.G220])/85;85)" office:value-type="float" office:value="43" calcext:value-type="float">
            <text:p>43</text:p>
          </table:table-cell>
          <table:table-cell table:formula="of:=MOD([.C220];85)" office:value-type="float" office:value="13" calcext:value-type="float">
            <text:p>13</text:p>
          </table:table-cell>
          <table:table-cell table:formula="of:=COM.MICROSOFT.CONCAT(MID(&quot;0123456789ABCDEFGHJKLMNPQRSTUVWXYZabcdefghijklmnpqrstuvwxyz!#$%&amp;()*+-;&lt;=&gt;?@^_{}[]/\:&quot;&quot;&quot;&quot;&quot;;[.D220]+1;1);MID(&quot;0123456789ABCDEFGHJKLMNPQRSTUVWXYZabcdefghijklmnpqrstuvwxyz!#$%&amp;()*+-;&lt;=&gt;?@^_{}[]/\:&quot;&quot;&quot;&quot;&quot;;[.E220]+1;1);MID(&quot;0123456789ABCDEFGHJKLMNPQRSTUVWXYZabcdefghijklmnpqrstuvwxyz!#$%&amp;()*+-;&lt;=&gt;?@^_{}[]/\:&quot;&quot;&quot;&quot;&quot;;[.F220]+1;1);MID(&quot;0123456789ABCDEFGHJKLMNPQRSTUVWXYZabcdefghijklmnpqrstuvwxyz!#$%&amp;()*+-;&lt;=&gt;?@^_{}[]/\:&quot;&quot;&quot;&quot;&quot;;[.G220]+1;1))" office:value-type="string" office:string-value="usjD" calcext:value-type="string">
            <text:p>usj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5d3a04b18d7334926f301e4e45135d0c89cef70f9a05ff873ab08dd3464f124</text:p>
          </table:table-cell>
          <table:table-cell table:formula="of:=HEX2DEC(MID([.A221];1;8))+HEX2DEC(MID([.A221];9;8))+HEX2DEC(MID([.A221];17;8))+HEX2DEC(MID([.A221];25;8))+HEX2DEC(MID([.A221];33;8))+HEX2DEC(MID([.A221];41;8))+HEX2DEC(MID([.A221];49;8))+HEX2DEC(MID([.A221];57;8))" office:value-type="float" office:value="17787802801" calcext:value-type="float">
            <text:p>17787802801</text:p>
          </table:table-cell>
          <table:table-cell table:formula="of:= MOD([.B221];85^4)" office:value-type="float" office:value="39590301" calcext:value-type="float">
            <text:p>39590301</text:p>
          </table:table-cell>
          <table:table-cell table:formula="of:=MOD(((((([.C221]-[.G221])/85)-[.F221])/85)-[.E221])/85;85)" office:value-type="float" office:value="64" calcext:value-type="float">
            <text:p>64</text:p>
          </table:table-cell>
          <table:table-cell table:formula="of:=MOD(((([.C221]-[.G221])/85)-[.F221])/85;85)" office:value-type="float" office:value="39" calcext:value-type="float">
            <text:p>39</text:p>
          </table:table-cell>
          <table:table-cell table:formula="of:=MOD(([.C221]-[.G221])/85;85)" office:value-type="float" office:value="53" calcext:value-type="float">
            <text:p>53</text:p>
          </table:table-cell>
          <table:table-cell table:formula="of:=MOD([.C221];85)" office:value-type="float" office:value="21" calcext:value-type="float">
            <text:p>21</text:p>
          </table:table-cell>
          <table:table-cell table:formula="of:=COM.MICROSOFT.CONCAT(MID(&quot;0123456789ABCDEFGHJKLMNPQRSTUVWXYZabcdefghijklmnpqrstuvwxyz!#$%&amp;()*+-;&lt;=&gt;?@^_{}[]/\:&quot;&quot;&quot;&quot;&quot;;[.D221]+1;1);MID(&quot;0123456789ABCDEFGHJKLMNPQRSTUVWXYZabcdefghijklmnpqrstuvwxyz!#$%&amp;()*+-;&lt;=&gt;?@^_{}[]/\:&quot;&quot;&quot;&quot;&quot;;[.E221]+1;1);MID(&quot;0123456789ABCDEFGHJKLMNPQRSTUVWXYZabcdefghijklmnpqrstuvwxyz!#$%&amp;()*+-;&lt;=&gt;?@^_{}[]/\:&quot;&quot;&quot;&quot;&quot;;[.F221]+1;1);MID(&quot;0123456789ABCDEFGHJKLMNPQRSTUVWXYZabcdefghijklmnpqrstuvwxyz!#$%&amp;()*+-;&lt;=&gt;?@^_{}[]/\:&quot;&quot;&quot;&quot;&quot;;[.G221]+1;1))" office:value-type="string" office:string-value="(fuM" calcext:value-type="string">
            <text:p>(fu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47d633fd7b021370c1e508b69df8586d3a1258133c41a32972ba6e64d94899</text:p>
          </table:table-cell>
          <table:table-cell table:formula="of:=HEX2DEC(MID([.A222];1;8))+HEX2DEC(MID([.A222];9;8))+HEX2DEC(MID([.A222];17;8))+HEX2DEC(MID([.A222];25;8))+HEX2DEC(MID([.A222];33;8))+HEX2DEC(MID([.A222];41;8))+HEX2DEC(MID([.A222];49;8))+HEX2DEC(MID([.A222];57;8))" office:value-type="float" office:value="16691563688" calcext:value-type="float">
            <text:p>16691563688</text:p>
          </table:table-cell>
          <table:table-cell table:formula="of:= MOD([.B222];85^4)" office:value-type="float" office:value="39564313" calcext:value-type="float">
            <text:p>39564313</text:p>
          </table:table-cell>
          <table:table-cell table:formula="of:=MOD(((((([.C222]-[.G222])/85)-[.F222])/85)-[.E222])/85;85)" office:value-type="float" office:value="64" calcext:value-type="float">
            <text:p>64</text:p>
          </table:table-cell>
          <table:table-cell table:formula="of:=MOD(((([.C222]-[.G222])/85)-[.F222])/85;85)" office:value-type="float" office:value="36" calcext:value-type="float">
            <text:p>36</text:p>
          </table:table-cell>
          <table:table-cell table:formula="of:=MOD(([.C222]-[.G222])/85;85)" office:value-type="float" office:value="2" calcext:value-type="float">
            <text:p>2</text:p>
          </table:table-cell>
          <table:table-cell table:formula="of:=MOD([.C222];85)" office:value-type="float" office:value="43" calcext:value-type="float">
            <text:p>43</text:p>
          </table:table-cell>
          <table:table-cell table:formula="of:=COM.MICROSOFT.CONCAT(MID(&quot;0123456789ABCDEFGHJKLMNPQRSTUVWXYZabcdefghijklmnpqrstuvwxyz!#$%&amp;()*+-;&lt;=&gt;?@^_{}[]/\:&quot;&quot;&quot;&quot;&quot;;[.D222]+1;1);MID(&quot;0123456789ABCDEFGHJKLMNPQRSTUVWXYZabcdefghijklmnpqrstuvwxyz!#$%&amp;()*+-;&lt;=&gt;?@^_{}[]/\:&quot;&quot;&quot;&quot;&quot;;[.E222]+1;1);MID(&quot;0123456789ABCDEFGHJKLMNPQRSTUVWXYZabcdefghijklmnpqrstuvwxyz!#$%&amp;()*+-;&lt;=&gt;?@^_{}[]/\:&quot;&quot;&quot;&quot;&quot;;[.F222]+1;1);MID(&quot;0123456789ABCDEFGHJKLMNPQRSTUVWXYZabcdefghijklmnpqrstuvwxyz!#$%&amp;()*+-;&lt;=&gt;?@^_{}[]/\:&quot;&quot;&quot;&quot;&quot;;[.G222]+1;1))" office:value-type="string" office:string-value="(c2j" calcext:value-type="string">
            <text:p>(c2j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bdd19a3980a0d492694d4805af33ac243c847017d8a73a1c02ed1d88c45cb3e</text:p>
          </table:table-cell>
          <table:table-cell table:formula="of:=HEX2DEC(MID([.A223];1;8))+HEX2DEC(MID([.A223];9;8))+HEX2DEC(MID([.A223];17;8))+HEX2DEC(MID([.A223];25;8))+HEX2DEC(MID([.A223];33;8))+HEX2DEC(MID([.A223];41;8))+HEX2DEC(MID([.A223];49;8))+HEX2DEC(MID([.A223];57;8))" office:value-type="float" office:value="16965340646" calcext:value-type="float">
            <text:p>16965340646</text:p>
          </table:table-cell>
          <table:table-cell table:formula="of:= MOD([.B223];85^4)" office:value-type="float" office:value="137521" calcext:value-type="float">
            <text:p>137521</text:p>
          </table:table-cell>
          <table:table-cell table:formula="of:=MOD(((((([.C223]-[.G223])/85)-[.F223])/85)-[.E223])/85;85)" office:value-type="float" office:value="0" calcext:value-type="float">
            <text:p>0</text:p>
          </table:table-cell>
          <table:table-cell table:formula="of:=MOD(((([.C223]-[.G223])/85)-[.F223])/85;85)" office:value-type="float" office:value="19" calcext:value-type="float">
            <text:p>19</text:p>
          </table:table-cell>
          <table:table-cell table:formula="of:=MOD(([.C223]-[.G223])/85;85)" office:value-type="float" office:value="2" calcext:value-type="float">
            <text:p>2</text:p>
          </table:table-cell>
          <table:table-cell table:formula="of:=MOD([.C223];85)" office:value-type="float" office:value="76" calcext:value-type="float">
            <text:p>76</text:p>
          </table:table-cell>
          <table:table-cell table:formula="of:=COM.MICROSOFT.CONCAT(MID(&quot;0123456789ABCDEFGHJKLMNPQRSTUVWXYZabcdefghijklmnpqrstuvwxyz!#$%&amp;()*+-;&lt;=&gt;?@^_{}[]/\:&quot;&quot;&quot;&quot;&quot;;[.D223]+1;1);MID(&quot;0123456789ABCDEFGHJKLMNPQRSTUVWXYZabcdefghijklmnpqrstuvwxyz!#$%&amp;()*+-;&lt;=&gt;?@^_{}[]/\:&quot;&quot;&quot;&quot;&quot;;[.E223]+1;1);MID(&quot;0123456789ABCDEFGHJKLMNPQRSTUVWXYZabcdefghijklmnpqrstuvwxyz!#$%&amp;()*+-;&lt;=&gt;?@^_{}[]/\:&quot;&quot;&quot;&quot;&quot;;[.F223]+1;1);MID(&quot;0123456789ABCDEFGHJKLMNPQRSTUVWXYZabcdefghijklmnpqrstuvwxyz!#$%&amp;()*+-;&lt;=&gt;?@^_{}[]/\:&quot;&quot;&quot;&quot;&quot;;[.G223]+1;1))" office:value-type="string" office:string-value="0K2_" calcext:value-type="string">
            <text:p>0K2_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686d416d219177d07a9ea4d2d3e8db1b54682e103072e4d9cfc65ad6770707e</text:p>
          </table:table-cell>
          <table:table-cell table:formula="of:=HEX2DEC(MID([.A224];1;8))+HEX2DEC(MID([.A224];9;8))+HEX2DEC(MID([.A224];17;8))+HEX2DEC(MID([.A224];25;8))+HEX2DEC(MID([.A224];33;8))+HEX2DEC(MID([.A224];41;8))+HEX2DEC(MID([.A224];49;8))+HEX2DEC(MID([.A224];57;8))" office:value-type="float" office:value="12251753194" calcext:value-type="float">
            <text:p>12251753194</text:p>
          </table:table-cell>
          <table:table-cell table:formula="of:= MOD([.B224];85^4)" office:value-type="float" office:value="36806944" calcext:value-type="float">
            <text:p>36806944</text:p>
          </table:table-cell>
          <table:table-cell table:formula="of:=MOD(((((([.C224]-[.G224])/85)-[.F224])/85)-[.E224])/85;85)" office:value-type="float" office:value="59" calcext:value-type="float">
            <text:p>59</text:p>
          </table:table-cell>
          <table:table-cell table:formula="of:=MOD(((([.C224]-[.G224])/85)-[.F224])/85;85)" office:value-type="float" office:value="79" calcext:value-type="float">
            <text:p>79</text:p>
          </table:table-cell>
          <table:table-cell table:formula="of:=MOD(([.C224]-[.G224])/85;85)" office:value-type="float" office:value="32" calcext:value-type="float">
            <text:p>32</text:p>
          </table:table-cell>
          <table:table-cell table:formula="of:=MOD([.C224];85)" office:value-type="float" office:value="74" calcext:value-type="float">
            <text:p>74</text:p>
          </table:table-cell>
          <table:table-cell table:formula="of:=COM.MICROSOFT.CONCAT(MID(&quot;0123456789ABCDEFGHJKLMNPQRSTUVWXYZabcdefghijklmnpqrstuvwxyz!#$%&amp;()*+-;&lt;=&gt;?@^_{}[]/\:&quot;&quot;&quot;&quot;&quot;;[.D224]+1;1);MID(&quot;0123456789ABCDEFGHJKLMNPQRSTUVWXYZabcdefghijklmnpqrstuvwxyz!#$%&amp;()*+-;&lt;=&gt;?@^_{}[]/\:&quot;&quot;&quot;&quot;&quot;;[.E224]+1;1);MID(&quot;0123456789ABCDEFGHJKLMNPQRSTUVWXYZabcdefghijklmnpqrstuvwxyz!#$%&amp;()*+-;&lt;=&gt;?@^_{}[]/\:&quot;&quot;&quot;&quot;&quot;;[.F224]+1;1);MID(&quot;0123456789ABCDEFGHJKLMNPQRSTUVWXYZabcdefghijklmnpqrstuvwxyz!#$%&amp;()*+-;&lt;=&gt;?@^_{}[]/\:&quot;&quot;&quot;&quot;&quot;;[.G224]+1;1))" office:value-type="string" office:string-value="![Y@" calcext:value-type="string">
            <text:p>![Y@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f8eea956d0ea50d6442fdab213326f75bb6f584268b0795ad452faa85db5f9d</text:p>
          </table:table-cell>
          <table:table-cell table:formula="of:=HEX2DEC(MID([.A225];1;8))+HEX2DEC(MID([.A225];9;8))+HEX2DEC(MID([.A225];17;8))+HEX2DEC(MID([.A225];25;8))+HEX2DEC(MID([.A225];33;8))+HEX2DEC(MID([.A225];41;8))+HEX2DEC(MID([.A225];49;8))+HEX2DEC(MID([.A225];57;8))" office:value-type="float" office:value="13815398564" calcext:value-type="float">
            <text:p>13815398564</text:p>
          </table:table-cell>
          <table:table-cell table:formula="of:= MOD([.B225];85^4)" office:value-type="float" office:value="34433564" calcext:value-type="float">
            <text:p>34433564</text:p>
          </table:table-cell>
          <table:table-cell table:formula="of:=MOD(((((([.C225]-[.G225])/85)-[.F225])/85)-[.E225])/85;85)" office:value-type="float" office:value="56" calcext:value-type="float">
            <text:p>56</text:p>
          </table:table-cell>
          <table:table-cell table:formula="of:=MOD(((([.C225]-[.G225])/85)-[.F225])/85;85)" office:value-type="float" office:value="5" calcext:value-type="float">
            <text:p>5</text:p>
          </table:table-cell>
          <table:table-cell table:formula="of:=MOD(([.C225]-[.G225])/85;85)" office:value-type="float" office:value="75" calcext:value-type="float">
            <text:p>75</text:p>
          </table:table-cell>
          <table:table-cell table:formula="of:=MOD([.C225];85)" office:value-type="float" office:value="64" calcext:value-type="float">
            <text:p>64</text:p>
          </table:table-cell>
          <table:table-cell table:formula="of:=COM.MICROSOFT.CONCAT(MID(&quot;0123456789ABCDEFGHJKLMNPQRSTUVWXYZabcdefghijklmnpqrstuvwxyz!#$%&amp;()*+-;&lt;=&gt;?@^_{}[]/\:&quot;&quot;&quot;&quot;&quot;;[.D225]+1;1);MID(&quot;0123456789ABCDEFGHJKLMNPQRSTUVWXYZabcdefghijklmnpqrstuvwxyz!#$%&amp;()*+-;&lt;=&gt;?@^_{}[]/\:&quot;&quot;&quot;&quot;&quot;;[.E225]+1;1);MID(&quot;0123456789ABCDEFGHJKLMNPQRSTUVWXYZabcdefghijklmnpqrstuvwxyz!#$%&amp;()*+-;&lt;=&gt;?@^_{}[]/\:&quot;&quot;&quot;&quot;&quot;;[.F225]+1;1);MID(&quot;0123456789ABCDEFGHJKLMNPQRSTUVWXYZabcdefghijklmnpqrstuvwxyz!#$%&amp;()*+-;&lt;=&gt;?@^_{}[]/\:&quot;&quot;&quot;&quot;&quot;;[.G225]+1;1))" office:value-type="string" office:string-value="x5^(" calcext:value-type="string">
            <text:p>x5^(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94395ba86ece5655ac515da0ca860a49a3f3d2cc1064131be4a8cc39ad71c6a</text:p>
          </table:table-cell>
          <table:table-cell table:formula="of:=HEX2DEC(MID([.A226];1;8))+HEX2DEC(MID([.A226];9;8))+HEX2DEC(MID([.A226];17;8))+HEX2DEC(MID([.A226];25;8))+HEX2DEC(MID([.A226];33;8))+HEX2DEC(MID([.A226];41;8))+HEX2DEC(MID([.A226];49;8))+HEX2DEC(MID([.A226];57;8))" office:value-type="float" office:value="15770917159" calcext:value-type="float">
            <text:p>15770917159</text:p>
          </table:table-cell>
          <table:table-cell table:formula="of:= MOD([.B226];85^4)" office:value-type="float" office:value="6328409" calcext:value-type="float">
            <text:p>6328409</text:p>
          </table:table-cell>
          <table:table-cell table:formula="of:=MOD(((((([.C226]-[.G226])/85)-[.F226])/85)-[.E226])/85;85)" office:value-type="float" office:value="10" calcext:value-type="float">
            <text:p>10</text:p>
          </table:table-cell>
          <table:table-cell table:formula="of:=MOD(((([.C226]-[.G226])/85)-[.F226])/85;85)" office:value-type="float" office:value="25" calcext:value-type="float">
            <text:p>25</text:p>
          </table:table-cell>
          <table:table-cell table:formula="of:=MOD(([.C226]-[.G226])/85;85)" office:value-type="float" office:value="76" calcext:value-type="float">
            <text:p>76</text:p>
          </table:table-cell>
          <table:table-cell table:formula="of:=MOD([.C226];85)" office:value-type="float" office:value="74" calcext:value-type="float">
            <text:p>74</text:p>
          </table:table-cell>
          <table:table-cell table:formula="of:=COM.MICROSOFT.CONCAT(MID(&quot;0123456789ABCDEFGHJKLMNPQRSTUVWXYZabcdefghijklmnpqrstuvwxyz!#$%&amp;()*+-;&lt;=&gt;?@^_{}[]/\:&quot;&quot;&quot;&quot;&quot;;[.D226]+1;1);MID(&quot;0123456789ABCDEFGHJKLMNPQRSTUVWXYZabcdefghijklmnpqrstuvwxyz!#$%&amp;()*+-;&lt;=&gt;?@^_{}[]/\:&quot;&quot;&quot;&quot;&quot;;[.E226]+1;1);MID(&quot;0123456789ABCDEFGHJKLMNPQRSTUVWXYZabcdefghijklmnpqrstuvwxyz!#$%&amp;()*+-;&lt;=&gt;?@^_{}[]/\:&quot;&quot;&quot;&quot;&quot;;[.F226]+1;1);MID(&quot;0123456789ABCDEFGHJKLMNPQRSTUVWXYZabcdefghijklmnpqrstuvwxyz!#$%&amp;()*+-;&lt;=&gt;?@^_{}[]/\:&quot;&quot;&quot;&quot;&quot;;[.G226]+1;1))" office:value-type="string" office:string-value="AR_@" calcext:value-type="string">
            <text:p>AR_@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d95d2923118bf3cdf3f5d4600b1df557deb75d0ca2ef0f8d3718c3691c86455</text:p>
          </table:table-cell>
          <table:table-cell table:formula="of:=HEX2DEC(MID([.A227];1;8))+HEX2DEC(MID([.A227];9;8))+HEX2DEC(MID([.A227];17;8))+HEX2DEC(MID([.A227];25;8))+HEX2DEC(MID([.A227];33;8))+HEX2DEC(MID([.A227];41;8))+HEX2DEC(MID([.A227];49;8))+HEX2DEC(MID([.A227];57;8))" office:value-type="float" office:value="18185725372" calcext:value-type="float">
            <text:p>18185725372</text:p>
          </table:table-cell>
          <table:table-cell table:formula="of:= MOD([.B227];85^4)" office:value-type="float" office:value="19907872" calcext:value-type="float">
            <text:p>19907872</text:p>
          </table:table-cell>
          <table:table-cell table:formula="of:=MOD(((((([.C227]-[.G227])/85)-[.F227])/85)-[.E227])/85;85)" office:value-type="float" office:value="32" calcext:value-type="float">
            <text:p>32</text:p>
          </table:table-cell>
          <table:table-cell table:formula="of:=MOD(((([.C227]-[.G227])/85)-[.F227])/85;85)" office:value-type="float" office:value="35" calcext:value-type="float">
            <text:p>35</text:p>
          </table:table-cell>
          <table:table-cell table:formula="of:=MOD(([.C227]-[.G227])/85;85)" office:value-type="float" office:value="35" calcext:value-type="float">
            <text:p>35</text:p>
          </table:table-cell>
          <table:table-cell table:formula="of:=MOD([.C227];85)" office:value-type="float" office:value="22" calcext:value-type="float">
            <text:p>22</text:p>
          </table:table-cell>
          <table:table-cell table:formula="of:=COM.MICROSOFT.CONCAT(MID(&quot;0123456789ABCDEFGHJKLMNPQRSTUVWXYZabcdefghijklmnpqrstuvwxyz!#$%&amp;()*+-;&lt;=&gt;?@^_{}[]/\:&quot;&quot;&quot;&quot;&quot;;[.D227]+1;1);MID(&quot;0123456789ABCDEFGHJKLMNPQRSTUVWXYZabcdefghijklmnpqrstuvwxyz!#$%&amp;()*+-;&lt;=&gt;?@^_{}[]/\:&quot;&quot;&quot;&quot;&quot;;[.E227]+1;1);MID(&quot;0123456789ABCDEFGHJKLMNPQRSTUVWXYZabcdefghijklmnpqrstuvwxyz!#$%&amp;()*+-;&lt;=&gt;?@^_{}[]/\:&quot;&quot;&quot;&quot;&quot;;[.F227]+1;1);MID(&quot;0123456789ABCDEFGHJKLMNPQRSTUVWXYZabcdefghijklmnpqrstuvwxyz!#$%&amp;()*+-;&lt;=&gt;?@^_{}[]/\:&quot;&quot;&quot;&quot;&quot;;[.G227]+1;1))" office:value-type="string" office:string-value="YbbN" calcext:value-type="string">
            <text:p>Ybb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675d6284d97cda6201b109e88e0315a3a6d1993f5bc16b0b241782a5f89a297</text:p>
          </table:table-cell>
          <table:table-cell table:formula="of:=HEX2DEC(MID([.A228];1;8))+HEX2DEC(MID([.A228];9;8))+HEX2DEC(MID([.A228];17;8))+HEX2DEC(MID([.A228];25;8))+HEX2DEC(MID([.A228];33;8))+HEX2DEC(MID([.A228];41;8))+HEX2DEC(MID([.A228];49;8))+HEX2DEC(MID([.A228];57;8))" office:value-type="float" office:value="17699778762" calcext:value-type="float">
            <text:p>17699778762</text:p>
          </table:table-cell>
          <table:table-cell table:formula="of:= MOD([.B228];85^4)" office:value-type="float" office:value="3766887" calcext:value-type="float">
            <text:p>3766887</text:p>
          </table:table-cell>
          <table:table-cell table:formula="of:=MOD(((((([.C228]-[.G228])/85)-[.F228])/85)-[.E228])/85;85)" office:value-type="float" office:value="6" calcext:value-type="float">
            <text:p>6</text:p>
          </table:table-cell>
          <table:table-cell table:formula="of:=MOD(((([.C228]-[.G228])/85)-[.F228])/85;85)" office:value-type="float" office:value="11" calcext:value-type="float">
            <text:p>11</text:p>
          </table:table-cell>
          <table:table-cell table:formula="of:=MOD(([.C228]-[.G228])/85;85)" office:value-type="float" office:value="31" calcext:value-type="float">
            <text:p>31</text:p>
          </table:table-cell>
          <table:table-cell table:formula="of:=MOD([.C228];85)" office:value-type="float" office:value="27" calcext:value-type="float">
            <text:p>27</text:p>
          </table:table-cell>
          <table:table-cell table:formula="of:=COM.MICROSOFT.CONCAT(MID(&quot;0123456789ABCDEFGHJKLMNPQRSTUVWXYZabcdefghijklmnpqrstuvwxyz!#$%&amp;()*+-;&lt;=&gt;?@^_{}[]/\:&quot;&quot;&quot;&quot;&quot;;[.D228]+1;1);MID(&quot;0123456789ABCDEFGHJKLMNPQRSTUVWXYZabcdefghijklmnpqrstuvwxyz!#$%&amp;()*+-;&lt;=&gt;?@^_{}[]/\:&quot;&quot;&quot;&quot;&quot;;[.E228]+1;1);MID(&quot;0123456789ABCDEFGHJKLMNPQRSTUVWXYZabcdefghijklmnpqrstuvwxyz!#$%&amp;()*+-;&lt;=&gt;?@^_{}[]/\:&quot;&quot;&quot;&quot;&quot;;[.F228]+1;1);MID(&quot;0123456789ABCDEFGHJKLMNPQRSTUVWXYZabcdefghijklmnpqrstuvwxyz!#$%&amp;()*+-;&lt;=&gt;?@^_{}[]/\:&quot;&quot;&quot;&quot;&quot;;[.G228]+1;1))" office:value-type="string" office:string-value="6BXT" calcext:value-type="string">
            <text:p>6BX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1bbc7d059f7f9f228c4e6382772bd603ff65755827c2ecc0c6020554fed694c</text:p>
          </table:table-cell>
          <table:table-cell table:formula="of:=HEX2DEC(MID([.A229];1;8))+HEX2DEC(MID([.A229];9;8))+HEX2DEC(MID([.A229];17;8))+HEX2DEC(MID([.A229];25;8))+HEX2DEC(MID([.A229];33;8))+HEX2DEC(MID([.A229];41;8))+HEX2DEC(MID([.A229];49;8))+HEX2DEC(MID([.A229];57;8))" office:value-type="float" office:value="8232072476" calcext:value-type="float">
            <text:p>8232072476</text:p>
          </table:table-cell>
          <table:table-cell table:formula="of:= MOD([.B229];85^4)" office:value-type="float" office:value="36574351" calcext:value-type="float">
            <text:p>36574351</text:p>
          </table:table-cell>
          <table:table-cell table:formula="of:=MOD(((((([.C229]-[.G229])/85)-[.F229])/85)-[.E229])/85;85)" office:value-type="float" office:value="59" calcext:value-type="float">
            <text:p>59</text:p>
          </table:table-cell>
          <table:table-cell table:formula="of:=MOD(((([.C229]-[.G229])/85)-[.F229])/85;85)" office:value-type="float" office:value="47" calcext:value-type="float">
            <text:p>47</text:p>
          </table:table-cell>
          <table:table-cell table:formula="of:=MOD(([.C229]-[.G229])/85;85)" office:value-type="float" office:value="16" calcext:value-type="float">
            <text:p>16</text:p>
          </table:table-cell>
          <table:table-cell table:formula="of:=MOD([.C229];85)" office:value-type="float" office:value="41" calcext:value-type="float">
            <text:p>41</text:p>
          </table:table-cell>
          <table:table-cell table:formula="of:=COM.MICROSOFT.CONCAT(MID(&quot;0123456789ABCDEFGHJKLMNPQRSTUVWXYZabcdefghijklmnpqrstuvwxyz!#$%&amp;()*+-;&lt;=&gt;?@^_{}[]/\:&quot;&quot;&quot;&quot;&quot;;[.D229]+1;1);MID(&quot;0123456789ABCDEFGHJKLMNPQRSTUVWXYZabcdefghijklmnpqrstuvwxyz!#$%&amp;()*+-;&lt;=&gt;?@^_{}[]/\:&quot;&quot;&quot;&quot;&quot;;[.E229]+1;1);MID(&quot;0123456789ABCDEFGHJKLMNPQRSTUVWXYZabcdefghijklmnpqrstuvwxyz!#$%&amp;()*+-;&lt;=&gt;?@^_{}[]/\:&quot;&quot;&quot;&quot;&quot;;[.F229]+1;1);MID(&quot;0123456789ABCDEFGHJKLMNPQRSTUVWXYZabcdefghijklmnpqrstuvwxyz!#$%&amp;()*+-;&lt;=&gt;?@^_{}[]/\:&quot;&quot;&quot;&quot;&quot;;[.G229]+1;1))" office:value-type="string" office:string-value="!nGh" calcext:value-type="string">
            <text:p>!nG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56797986dcb891ef0072c12ebc457b38e63b1e6d61be1547b04b88431df9465</text:p>
          </table:table-cell>
          <table:table-cell table:formula="of:=HEX2DEC(MID([.A230];1;8))+HEX2DEC(MID([.A230];9;8))+HEX2DEC(MID([.A230];17;8))+HEX2DEC(MID([.A230];25;8))+HEX2DEC(MID([.A230];33;8))+HEX2DEC(MID([.A230];41;8))+HEX2DEC(MID([.A230];49;8))+HEX2DEC(MID([.A230];57;8))" office:value-type="float" office:value="21749728414" calcext:value-type="float">
            <text:p>21749728414</text:p>
          </table:table-cell>
          <table:table-cell table:formula="of:= MOD([.B230];85^4)" office:value-type="float" office:value="34268414" calcext:value-type="float">
            <text:p>34268414</text:p>
          </table:table-cell>
          <table:table-cell table:formula="of:=MOD(((((([.C230]-[.G230])/85)-[.F230])/85)-[.E230])/85;85)" office:value-type="float" office:value="55" calcext:value-type="float">
            <text:p>55</text:p>
          </table:table-cell>
          <table:table-cell table:formula="of:=MOD(((([.C230]-[.G230])/85)-[.F230])/85;85)" office:value-type="float" office:value="68" calcext:value-type="float">
            <text:p>68</text:p>
          </table:table-cell>
          <table:table-cell table:formula="of:=MOD(([.C230]-[.G230])/85;85)" office:value-type="float" office:value="2" calcext:value-type="float">
            <text:p>2</text:p>
          </table:table-cell>
          <table:table-cell table:formula="of:=MOD([.C230];85)" office:value-type="float" office:value="69" calcext:value-type="float">
            <text:p>69</text:p>
          </table:table-cell>
          <table:table-cell table:formula="of:=COM.MICROSOFT.CONCAT(MID(&quot;0123456789ABCDEFGHJKLMNPQRSTUVWXYZabcdefghijklmnpqrstuvwxyz!#$%&amp;()*+-;&lt;=&gt;?@^_{}[]/\:&quot;&quot;&quot;&quot;&quot;;[.D230]+1;1);MID(&quot;0123456789ABCDEFGHJKLMNPQRSTUVWXYZabcdefghijklmnpqrstuvwxyz!#$%&amp;()*+-;&lt;=&gt;?@^_{}[]/\:&quot;&quot;&quot;&quot;&quot;;[.E230]+1;1);MID(&quot;0123456789ABCDEFGHJKLMNPQRSTUVWXYZabcdefghijklmnpqrstuvwxyz!#$%&amp;()*+-;&lt;=&gt;?@^_{}[]/\:&quot;&quot;&quot;&quot;&quot;;[.F230]+1;1);MID(&quot;0123456789ABCDEFGHJKLMNPQRSTUVWXYZabcdefghijklmnpqrstuvwxyz!#$%&amp;()*+-;&lt;=&gt;?@^_{}[]/\:&quot;&quot;&quot;&quot;&quot;;[.G230]+1;1))" office:value-type="string" office:string-value="w-2;" calcext:value-type="string">
            <text:p>w-2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942bc47f4c98e6bda9666c229c1dced88eec8ee73383d7c75de3dc21a3941f4</text:p>
          </table:table-cell>
          <table:table-cell table:formula="of:=HEX2DEC(MID([.A231];1;8))+HEX2DEC(MID([.A231];9;8))+HEX2DEC(MID([.A231];17;8))+HEX2DEC(MID([.A231];25;8))+HEX2DEC(MID([.A231];33;8))+HEX2DEC(MID([.A231];41;8))+HEX2DEC(MID([.A231];49;8))+HEX2DEC(MID([.A231];57;8))" office:value-type="float" office:value="18499179649" calcext:value-type="float">
            <text:p>18499179649</text:p>
          </table:table-cell>
          <table:table-cell table:formula="of:= MOD([.B231];85^4)" office:value-type="float" office:value="20158399" calcext:value-type="float">
            <text:p>20158399</text:p>
          </table:table-cell>
          <table:table-cell table:formula="of:=MOD(((((([.C231]-[.G231])/85)-[.F231])/85)-[.E231])/85;85)" office:value-type="float" office:value="32" calcext:value-type="float">
            <text:p>32</text:p>
          </table:table-cell>
          <table:table-cell table:formula="of:=MOD(((([.C231]-[.G231])/85)-[.F231])/85;85)" office:value-type="float" office:value="70" calcext:value-type="float">
            <text:p>70</text:p>
          </table:table-cell>
          <table:table-cell table:formula="of:=MOD(([.C231]-[.G231])/85;85)" office:value-type="float" office:value="7" calcext:value-type="float">
            <text:p>7</text:p>
          </table:table-cell>
          <table:table-cell table:formula="of:=MOD([.C231];85)" office:value-type="float" office:value="54" calcext:value-type="float">
            <text:p>54</text:p>
          </table:table-cell>
          <table:table-cell table:formula="of:=COM.MICROSOFT.CONCAT(MID(&quot;0123456789ABCDEFGHJKLMNPQRSTUVWXYZabcdefghijklmnpqrstuvwxyz!#$%&amp;()*+-;&lt;=&gt;?@^_{}[]/\:&quot;&quot;&quot;&quot;&quot;;[.D231]+1;1);MID(&quot;0123456789ABCDEFGHJKLMNPQRSTUVWXYZabcdefghijklmnpqrstuvwxyz!#$%&amp;()*+-;&lt;=&gt;?@^_{}[]/\:&quot;&quot;&quot;&quot;&quot;;[.E231]+1;1);MID(&quot;0123456789ABCDEFGHJKLMNPQRSTUVWXYZabcdefghijklmnpqrstuvwxyz!#$%&amp;()*+-;&lt;=&gt;?@^_{}[]/\:&quot;&quot;&quot;&quot;&quot;;[.F231]+1;1);MID(&quot;0123456789ABCDEFGHJKLMNPQRSTUVWXYZabcdefghijklmnpqrstuvwxyz!#$%&amp;()*+-;&lt;=&gt;?@^_{}[]/\:&quot;&quot;&quot;&quot;&quot;;[.G231]+1;1))" office:value-type="string" office:string-value="Y&lt;7v" calcext:value-type="string">
            <text:p>Y&lt;7v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3cb2841f568fe0374bd1a98d40aa74287a7f40914ad63fbe1e2d620653a771b</text:p>
          </table:table-cell>
          <table:table-cell table:formula="of:=HEX2DEC(MID([.A232];1;8))+HEX2DEC(MID([.A232];9;8))+HEX2DEC(MID([.A232];17;8))+HEX2DEC(MID([.A232];25;8))+HEX2DEC(MID([.A232];33;8))+HEX2DEC(MID([.A232];41;8))+HEX2DEC(MID([.A232];49;8))+HEX2DEC(MID([.A232];57;8))" office:value-type="float" office:value="19955354973" calcext:value-type="float">
            <text:p>19955354973</text:p>
          </table:table-cell>
          <table:table-cell table:formula="of:= MOD([.B232];85^4)" office:value-type="float" office:value="14716223" calcext:value-type="float">
            <text:p>14716223</text:p>
          </table:table-cell>
          <table:table-cell table:formula="of:=MOD(((((([.C232]-[.G232])/85)-[.F232])/85)-[.E232])/85;85)" office:value-type="float" office:value="23" calcext:value-type="float">
            <text:p>23</text:p>
          </table:table-cell>
          <table:table-cell table:formula="of:=MOD(((([.C232]-[.G232])/85)-[.F232])/85;85)" office:value-type="float" office:value="81" calcext:value-type="float">
            <text:p>81</text:p>
          </table:table-cell>
          <table:table-cell table:formula="of:=MOD(([.C232]-[.G232])/85;85)" office:value-type="float" office:value="72" calcext:value-type="float">
            <text:p>72</text:p>
          </table:table-cell>
          <table:table-cell table:formula="of:=MOD([.C232];85)" office:value-type="float" office:value="3" calcext:value-type="float">
            <text:p>3</text:p>
          </table:table-cell>
          <table:table-cell table:formula="of:=COM.MICROSOFT.CONCAT(MID(&quot;0123456789ABCDEFGHJKLMNPQRSTUVWXYZabcdefghijklmnpqrstuvwxyz!#$%&amp;()*+-;&lt;=&gt;?@^_{}[]/\:&quot;&quot;&quot;&quot;&quot;;[.D232]+1;1);MID(&quot;0123456789ABCDEFGHJKLMNPQRSTUVWXYZabcdefghijklmnpqrstuvwxyz!#$%&amp;()*+-;&lt;=&gt;?@^_{}[]/\:&quot;&quot;&quot;&quot;&quot;;[.E232]+1;1);MID(&quot;0123456789ABCDEFGHJKLMNPQRSTUVWXYZabcdefghijklmnpqrstuvwxyz!#$%&amp;()*+-;&lt;=&gt;?@^_{}[]/\:&quot;&quot;&quot;&quot;&quot;;[.F232]+1;1);MID(&quot;0123456789ABCDEFGHJKLMNPQRSTUVWXYZabcdefghijklmnpqrstuvwxyz!#$%&amp;()*+-;&lt;=&gt;?@^_{}[]/\:&quot;&quot;&quot;&quot;&quot;;[.G232]+1;1))" office:value-type="string" office:string-value="P/&gt;3" calcext:value-type="string">
            <text:p>P/&gt;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4ea0504da906138495e412400707ebec1f315c58330820504f132152150f828</text:p>
          </table:table-cell>
          <table:table-cell table:formula="of:=HEX2DEC(MID([.A233];1;8))+HEX2DEC(MID([.A233];9;8))+HEX2DEC(MID([.A233];17;8))+HEX2DEC(MID([.A233];25;8))+HEX2DEC(MID([.A233];33;8))+HEX2DEC(MID([.A233];41;8))+HEX2DEC(MID([.A233];49;8))+HEX2DEC(MID([.A233];57;8))" office:value-type="float" office:value="13500344357" calcext:value-type="float">
            <text:p>13500344357</text:p>
          </table:table-cell>
          <table:table-cell table:formula="of:= MOD([.B233];85^4)" office:value-type="float" office:value="32583107" calcext:value-type="float">
            <text:p>32583107</text:p>
          </table:table-cell>
          <table:table-cell table:formula="of:=MOD(((((([.C233]-[.G233])/85)-[.F233])/85)-[.E233])/85;85)" office:value-type="float" office:value="53" calcext:value-type="float">
            <text:p>53</text:p>
          </table:table-cell>
          <table:table-cell table:formula="of:=MOD(((([.C233]-[.G233])/85)-[.F233])/85;85)" office:value-type="float" office:value="4" calcext:value-type="float">
            <text:p>4</text:p>
          </table:table-cell>
          <table:table-cell table:formula="of:=MOD(([.C233]-[.G233])/85;85)" office:value-type="float" office:value="65" calcext:value-type="float">
            <text:p>65</text:p>
          </table:table-cell>
          <table:table-cell table:formula="of:=MOD([.C233];85)" office:value-type="float" office:value="57" calcext:value-type="float">
            <text:p>57</text:p>
          </table:table-cell>
          <table:table-cell table:formula="of:=COM.MICROSOFT.CONCAT(MID(&quot;0123456789ABCDEFGHJKLMNPQRSTUVWXYZabcdefghijklmnpqrstuvwxyz!#$%&amp;()*+-;&lt;=&gt;?@^_{}[]/\:&quot;&quot;&quot;&quot;&quot;;[.D233]+1;1);MID(&quot;0123456789ABCDEFGHJKLMNPQRSTUVWXYZabcdefghijklmnpqrstuvwxyz!#$%&amp;()*+-;&lt;=&gt;?@^_{}[]/\:&quot;&quot;&quot;&quot;&quot;;[.E233]+1;1);MID(&quot;0123456789ABCDEFGHJKLMNPQRSTUVWXYZabcdefghijklmnpqrstuvwxyz!#$%&amp;()*+-;&lt;=&gt;?@^_{}[]/\:&quot;&quot;&quot;&quot;&quot;;[.F233]+1;1);MID(&quot;0123456789ABCDEFGHJKLMNPQRSTUVWXYZabcdefghijklmnpqrstuvwxyz!#$%&amp;()*+-;&lt;=&gt;?@^_{}[]/\:&quot;&quot;&quot;&quot;&quot;;[.G233]+1;1))" office:value-type="string" office:string-value="u4)y" calcext:value-type="string">
            <text:p>u4)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53f8ae765c234707a579bbc99dbda340e0e8c4a3cedeef0bed58a10ebcc23d1</text:p>
          </table:table-cell>
          <table:table-cell table:formula="of:=HEX2DEC(MID([.A234];1;8))+HEX2DEC(MID([.A234];9;8))+HEX2DEC(MID([.A234];17;8))+HEX2DEC(MID([.A234];25;8))+HEX2DEC(MID([.A234];33;8))+HEX2DEC(MID([.A234];41;8))+HEX2DEC(MID([.A234];49;8))+HEX2DEC(MID([.A234];57;8))" office:value-type="float" office:value="15381782114" calcext:value-type="float">
            <text:p>15381782114</text:p>
          </table:table-cell>
          <table:table-cell table:formula="of:= MOD([.B234];85^4)" office:value-type="float" office:value="34798364" calcext:value-type="float">
            <text:p>34798364</text:p>
          </table:table-cell>
          <table:table-cell table:formula="of:=MOD(((((([.C234]-[.G234])/85)-[.F234])/85)-[.E234])/85;85)" office:value-type="float" office:value="56" calcext:value-type="float">
            <text:p>56</text:p>
          </table:table-cell>
          <table:table-cell table:formula="of:=MOD(((([.C234]-[.G234])/85)-[.F234])/85;85)" office:value-type="float" office:value="56" calcext:value-type="float">
            <text:p>56</text:p>
          </table:table-cell>
          <table:table-cell table:formula="of:=MOD(([.C234]-[.G234])/85;85)" office:value-type="float" office:value="32" calcext:value-type="float">
            <text:p>32</text:p>
          </table:table-cell>
          <table:table-cell table:formula="of:=MOD([.C234];85)" office:value-type="float" office:value="44" calcext:value-type="float">
            <text:p>44</text:p>
          </table:table-cell>
          <table:table-cell table:formula="of:=COM.MICROSOFT.CONCAT(MID(&quot;0123456789ABCDEFGHJKLMNPQRSTUVWXYZabcdefghijklmnpqrstuvwxyz!#$%&amp;()*+-;&lt;=&gt;?@^_{}[]/\:&quot;&quot;&quot;&quot;&quot;;[.D234]+1;1);MID(&quot;0123456789ABCDEFGHJKLMNPQRSTUVWXYZabcdefghijklmnpqrstuvwxyz!#$%&amp;()*+-;&lt;=&gt;?@^_{}[]/\:&quot;&quot;&quot;&quot;&quot;;[.E234]+1;1);MID(&quot;0123456789ABCDEFGHJKLMNPQRSTUVWXYZabcdefghijklmnpqrstuvwxyz!#$%&amp;()*+-;&lt;=&gt;?@^_{}[]/\:&quot;&quot;&quot;&quot;&quot;;[.F234]+1;1);MID(&quot;0123456789ABCDEFGHJKLMNPQRSTUVWXYZabcdefghijklmnpqrstuvwxyz!#$%&amp;()*+-;&lt;=&gt;?@^_{}[]/\:&quot;&quot;&quot;&quot;&quot;;[.G234]+1;1))" office:value-type="string" office:string-value="xxYk" calcext:value-type="string">
            <text:p>xxY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11a628c403b4dcd9fc5395b7f5b0a4f2f97428d98311217332f873266da9cee</text:p>
          </table:table-cell>
          <table:table-cell table:formula="of:=HEX2DEC(MID([.A235];1;8))+HEX2DEC(MID([.A235];9;8))+HEX2DEC(MID([.A235];17;8))+HEX2DEC(MID([.A235];25;8))+HEX2DEC(MID([.A235];33;8))+HEX2DEC(MID([.A235];41;8))+HEX2DEC(MID([.A235];49;8))+HEX2DEC(MID([.A235];57;8))" office:value-type="float" office:value="15339121863" calcext:value-type="float">
            <text:p>15339121863</text:p>
          </table:table-cell>
          <table:table-cell table:formula="of:= MOD([.B235];85^4)" office:value-type="float" office:value="44338738" calcext:value-type="float">
            <text:p>44338738</text:p>
          </table:table-cell>
          <table:table-cell table:formula="of:=MOD(((((([.C235]-[.G235])/85)-[.F235])/85)-[.E235])/85;85)" office:value-type="float" office:value="72" calcext:value-type="float">
            <text:p>72</text:p>
          </table:table-cell>
          <table:table-cell table:formula="of:=MOD(((([.C235]-[.G235])/85)-[.F235])/85;85)" office:value-type="float" office:value="16" calcext:value-type="float">
            <text:p>16</text:p>
          </table:table-cell>
          <table:table-cell table:formula="of:=MOD(([.C235]-[.G235])/85;85)" office:value-type="float" office:value="72" calcext:value-type="float">
            <text:p>72</text:p>
          </table:table-cell>
          <table:table-cell table:formula="of:=MOD([.C235];85)" office:value-type="float" office:value="18" calcext:value-type="float">
            <text:p>18</text:p>
          </table:table-cell>
          <table:table-cell table:formula="of:=COM.MICROSOFT.CONCAT(MID(&quot;0123456789ABCDEFGHJKLMNPQRSTUVWXYZabcdefghijklmnpqrstuvwxyz!#$%&amp;()*+-;&lt;=&gt;?@^_{}[]/\:&quot;&quot;&quot;&quot;&quot;;[.D235]+1;1);MID(&quot;0123456789ABCDEFGHJKLMNPQRSTUVWXYZabcdefghijklmnpqrstuvwxyz!#$%&amp;()*+-;&lt;=&gt;?@^_{}[]/\:&quot;&quot;&quot;&quot;&quot;;[.E235]+1;1);MID(&quot;0123456789ABCDEFGHJKLMNPQRSTUVWXYZabcdefghijklmnpqrstuvwxyz!#$%&amp;()*+-;&lt;=&gt;?@^_{}[]/\:&quot;&quot;&quot;&quot;&quot;;[.F235]+1;1);MID(&quot;0123456789ABCDEFGHJKLMNPQRSTUVWXYZabcdefghijklmnpqrstuvwxyz!#$%&amp;()*+-;&lt;=&gt;?@^_{}[]/\:&quot;&quot;&quot;&quot;&quot;;[.G235]+1;1))" office:value-type="string" office:string-value="&gt;G&gt;J" calcext:value-type="string">
            <text:p>&gt;G&gt;J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f8064636753265c7f1b1ee075df77e1ae9bce7e94831de583784a0c13eb902f</text:p>
          </table:table-cell>
          <table:table-cell table:formula="of:=HEX2DEC(MID([.A236];1;8))+HEX2DEC(MID([.A236];9;8))+HEX2DEC(MID([.A236];17;8))+HEX2DEC(MID([.A236];25;8))+HEX2DEC(MID([.A236];33;8))+HEX2DEC(MID([.A236];41;8))+HEX2DEC(MID([.A236];49;8))+HEX2DEC(MID([.A236];57;8))" office:value-type="float" office:value="15406786590" calcext:value-type="float">
            <text:p>15406786590</text:p>
          </table:table-cell>
          <table:table-cell table:formula="of:= MOD([.B236];85^4)" office:value-type="float" office:value="7602215" calcext:value-type="float">
            <text:p>7602215</text:p>
          </table:table-cell>
          <table:table-cell table:formula="of:=MOD(((((([.C236]-[.G236])/85)-[.F236])/85)-[.E236])/85;85)" office:value-type="float" office:value="12" calcext:value-type="float">
            <text:p>12</text:p>
          </table:table-cell>
          <table:table-cell table:formula="of:=MOD(((([.C236]-[.G236])/85)-[.F236])/85;85)" office:value-type="float" office:value="32" calcext:value-type="float">
            <text:p>32</text:p>
          </table:table-cell>
          <table:table-cell table:formula="of:=MOD(([.C236]-[.G236])/85;85)" office:value-type="float" office:value="17" calcext:value-type="float">
            <text:p>17</text:p>
          </table:table-cell>
          <table:table-cell table:formula="of:=MOD([.C236];85)" office:value-type="float" office:value="70" calcext:value-type="float">
            <text:p>70</text:p>
          </table:table-cell>
          <table:table-cell table:formula="of:=COM.MICROSOFT.CONCAT(MID(&quot;0123456789ABCDEFGHJKLMNPQRSTUVWXYZabcdefghijklmnpqrstuvwxyz!#$%&amp;()*+-;&lt;=&gt;?@^_{}[]/\:&quot;&quot;&quot;&quot;&quot;;[.D236]+1;1);MID(&quot;0123456789ABCDEFGHJKLMNPQRSTUVWXYZabcdefghijklmnpqrstuvwxyz!#$%&amp;()*+-;&lt;=&gt;?@^_{}[]/\:&quot;&quot;&quot;&quot;&quot;;[.E236]+1;1);MID(&quot;0123456789ABCDEFGHJKLMNPQRSTUVWXYZabcdefghijklmnpqrstuvwxyz!#$%&amp;()*+-;&lt;=&gt;?@^_{}[]/\:&quot;&quot;&quot;&quot;&quot;;[.F236]+1;1);MID(&quot;0123456789ABCDEFGHJKLMNPQRSTUVWXYZabcdefghijklmnpqrstuvwxyz!#$%&amp;()*+-;&lt;=&gt;?@^_{}[]/\:&quot;&quot;&quot;&quot;&quot;;[.G236]+1;1))" office:value-type="string" office:string-value="CYH&lt;" calcext:value-type="string">
            <text:p>CYH&lt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c68f3b1c9b809ce39d3142d79d18a22df73914008f0378eb23a487f12c895de</text:p>
          </table:table-cell>
          <table:table-cell table:formula="of:=HEX2DEC(MID([.A237];1;8))+HEX2DEC(MID([.A237];9;8))+HEX2DEC(MID([.A237];17;8))+HEX2DEC(MID([.A237];25;8))+HEX2DEC(MID([.A237];33;8))+HEX2DEC(MID([.A237];41;8))+HEX2DEC(MID([.A237];49;8))+HEX2DEC(MID([.A237];57;8))" office:value-type="float" office:value="17837081337" calcext:value-type="float">
            <text:p>17837081337</text:p>
          </table:table-cell>
          <table:table-cell table:formula="of:= MOD([.B237];85^4)" office:value-type="float" office:value="36668212" calcext:value-type="float">
            <text:p>36668212</text:p>
          </table:table-cell>
          <table:table-cell table:formula="of:=MOD(((((([.C237]-[.G237])/85)-[.F237])/85)-[.E237])/85;85)" office:value-type="float" office:value="59" calcext:value-type="float">
            <text:p>59</text:p>
          </table:table-cell>
          <table:table-cell table:formula="of:=MOD(((([.C237]-[.G237])/85)-[.F237])/85;85)" office:value-type="float" office:value="60" calcext:value-type="float">
            <text:p>60</text:p>
          </table:table-cell>
          <table:table-cell table:formula="of:=MOD(([.C237]-[.G237])/85;85)" office:value-type="float" office:value="15" calcext:value-type="float">
            <text:p>15</text:p>
          </table:table-cell>
          <table:table-cell table:formula="of:=MOD([.C237];85)" office:value-type="float" office:value="62" calcext:value-type="float">
            <text:p>62</text:p>
          </table:table-cell>
          <table:table-cell table:formula="of:=COM.MICROSOFT.CONCAT(MID(&quot;0123456789ABCDEFGHJKLMNPQRSTUVWXYZabcdefghijklmnpqrstuvwxyz!#$%&amp;()*+-;&lt;=&gt;?@^_{}[]/\:&quot;&quot;&quot;&quot;&quot;;[.D237]+1;1);MID(&quot;0123456789ABCDEFGHJKLMNPQRSTUVWXYZabcdefghijklmnpqrstuvwxyz!#$%&amp;()*+-;&lt;=&gt;?@^_{}[]/\:&quot;&quot;&quot;&quot;&quot;;[.E237]+1;1);MID(&quot;0123456789ABCDEFGHJKLMNPQRSTUVWXYZabcdefghijklmnpqrstuvwxyz!#$%&amp;()*+-;&lt;=&gt;?@^_{}[]/\:&quot;&quot;&quot;&quot;&quot;;[.F237]+1;1);MID(&quot;0123456789ABCDEFGHJKLMNPQRSTUVWXYZabcdefghijklmnpqrstuvwxyz!#$%&amp;()*+-;&lt;=&gt;?@^_{}[]/\:&quot;&quot;&quot;&quot;&quot;;[.G237]+1;1))" office:value-type="string" office:string-value="!#F%" calcext:value-type="string">
            <text:p>!#F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16377786788b35d5d5cd87fce0c0eb3f3f5bbd83ab6b9b1375dde697d23e796</text:p>
          </table:table-cell>
          <table:table-cell table:formula="of:=HEX2DEC(MID([.A238];1;8))+HEX2DEC(MID([.A238];9;8))+HEX2DEC(MID([.A238];17;8))+HEX2DEC(MID([.A238];25;8))+HEX2DEC(MID([.A238];33;8))+HEX2DEC(MID([.A238];41;8))+HEX2DEC(MID([.A238];49;8))+HEX2DEC(MID([.A238];57;8))" office:value-type="float" office:value="17842785679" calcext:value-type="float">
            <text:p>17842785679</text:p>
          </table:table-cell>
          <table:table-cell table:formula="of:= MOD([.B238];85^4)" office:value-type="float" office:value="42372554" calcext:value-type="float">
            <text:p>42372554</text:p>
          </table:table-cell>
          <table:table-cell table:formula="of:=MOD(((((([.C238]-[.G238])/85)-[.F238])/85)-[.E238])/85;85)" office:value-type="float" office:value="68" calcext:value-type="float">
            <text:p>68</text:p>
          </table:table-cell>
          <table:table-cell table:formula="of:=MOD(((([.C238]-[.G238])/85)-[.F238])/85;85)" office:value-type="float" office:value="84" calcext:value-type="float">
            <text:p>84</text:p>
          </table:table-cell>
          <table:table-cell table:formula="of:=MOD(([.C238]-[.G238])/85;85)" office:value-type="float" office:value="60" calcext:value-type="float">
            <text:p>60</text:p>
          </table:table-cell>
          <table:table-cell table:formula="of:=MOD([.C238];85)" office:value-type="float" office:value="54" calcext:value-type="float">
            <text:p>54</text:p>
          </table:table-cell>
          <table:table-cell table:formula="of:=COM.MICROSOFT.CONCAT(MID(&quot;0123456789ABCDEFGHJKLMNPQRSTUVWXYZabcdefghijklmnpqrstuvwxyz!#$%&amp;()*+-;&lt;=&gt;?@^_{}[]/\:&quot;&quot;&quot;&quot;&quot;;[.D238]+1;1);MID(&quot;0123456789ABCDEFGHJKLMNPQRSTUVWXYZabcdefghijklmnpqrstuvwxyz!#$%&amp;()*+-;&lt;=&gt;?@^_{}[]/\:&quot;&quot;&quot;&quot;&quot;;[.E238]+1;1);MID(&quot;0123456789ABCDEFGHJKLMNPQRSTUVWXYZabcdefghijklmnpqrstuvwxyz!#$%&amp;()*+-;&lt;=&gt;?@^_{}[]/\:&quot;&quot;&quot;&quot;&quot;;[.F238]+1;1);MID(&quot;0123456789ABCDEFGHJKLMNPQRSTUVWXYZabcdefghijklmnpqrstuvwxyz!#$%&amp;()*+-;&lt;=&gt;?@^_{}[]/\:&quot;&quot;&quot;&quot;&quot;;[.G238]+1;1))" office:value-type="string" office:string-value="-&quot;#v" calcext:value-type="string">
            <text:p>-"#v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f0a822dd9f655aa4cd7540134c11e2193105e91174da4846220c02e133cbe5e</text:p>
          </table:table-cell>
          <table:table-cell table:formula="of:=HEX2DEC(MID([.A239];1;8))+HEX2DEC(MID([.A239];9;8))+HEX2DEC(MID([.A239];17;8))+HEX2DEC(MID([.A239];25;8))+HEX2DEC(MID([.A239];33;8))+HEX2DEC(MID([.A239];41;8))+HEX2DEC(MID([.A239];49;8))+HEX2DEC(MID([.A239];57;8))" office:value-type="float" office:value="11716053914" calcext:value-type="float">
            <text:p>11716053914</text:p>
          </table:table-cell>
          <table:table-cell table:formula="of:= MOD([.B239];85^4)" office:value-type="float" office:value="23113914" calcext:value-type="float">
            <text:p>23113914</text:p>
          </table:table-cell>
          <table:table-cell table:formula="of:=MOD(((((([.C239]-[.G239])/85)-[.F239])/85)-[.E239])/85;85)" office:value-type="float" office:value="37" calcext:value-type="float">
            <text:p>37</text:p>
          </table:table-cell>
          <table:table-cell table:formula="of:=MOD(((([.C239]-[.G239])/85)-[.F239])/85;85)" office:value-type="float" office:value="54" calcext:value-type="float">
            <text:p>54</text:p>
          </table:table-cell>
          <table:table-cell table:formula="of:=MOD(([.C239]-[.G239])/85;85)" office:value-type="float" office:value="13" calcext:value-type="float">
            <text:p>13</text:p>
          </table:table-cell>
          <table:table-cell table:formula="of:=MOD([.C239];85)" office:value-type="float" office:value="34" calcext:value-type="float">
            <text:p>34</text:p>
          </table:table-cell>
          <table:table-cell table:formula="of:=COM.MICROSOFT.CONCAT(MID(&quot;0123456789ABCDEFGHJKLMNPQRSTUVWXYZabcdefghijklmnpqrstuvwxyz!#$%&amp;()*+-;&lt;=&gt;?@^_{}[]/\:&quot;&quot;&quot;&quot;&quot;;[.D239]+1;1);MID(&quot;0123456789ABCDEFGHJKLMNPQRSTUVWXYZabcdefghijklmnpqrstuvwxyz!#$%&amp;()*+-;&lt;=&gt;?@^_{}[]/\:&quot;&quot;&quot;&quot;&quot;;[.E239]+1;1);MID(&quot;0123456789ABCDEFGHJKLMNPQRSTUVWXYZabcdefghijklmnpqrstuvwxyz!#$%&amp;()*+-;&lt;=&gt;?@^_{}[]/\:&quot;&quot;&quot;&quot;&quot;;[.F239]+1;1);MID(&quot;0123456789ABCDEFGHJKLMNPQRSTUVWXYZabcdefghijklmnpqrstuvwxyz!#$%&amp;()*+-;&lt;=&gt;?@^_{}[]/\:&quot;&quot;&quot;&quot;&quot;;[.G239]+1;1))" office:value-type="string" office:string-value="dvDa" calcext:value-type="string">
            <text:p>dv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10726f2a9b7f9e3f2769f8419135018c030dc3cd5570faed34ebc178d142434</text:p>
          </table:table-cell>
          <table:table-cell table:formula="of:=HEX2DEC(MID([.A240];1;8))+HEX2DEC(MID([.A240];9;8))+HEX2DEC(MID([.A240];17;8))+HEX2DEC(MID([.A240];25;8))+HEX2DEC(MID([.A240];33;8))+HEX2DEC(MID([.A240];41;8))+HEX2DEC(MID([.A240];49;8))+HEX2DEC(MID([.A240];57;8))" office:value-type="float" office:value="23827045542" calcext:value-type="float">
            <text:p>23827045542</text:p>
          </table:table-cell>
          <table:table-cell table:formula="of:= MOD([.B240];85^4)" office:value-type="float" office:value="23560542" calcext:value-type="float">
            <text:p>23560542</text:p>
          </table:table-cell>
          <table:table-cell table:formula="of:=MOD(((((([.C240]-[.G240])/85)-[.F240])/85)-[.E240])/85;85)" office:value-type="float" office:value="38" calcext:value-type="float">
            <text:p>38</text:p>
          </table:table-cell>
          <table:table-cell table:formula="of:=MOD(((([.C240]-[.G240])/85)-[.F240])/85;85)" office:value-type="float" office:value="30" calcext:value-type="float">
            <text:p>30</text:p>
          </table:table-cell>
          <table:table-cell table:formula="of:=MOD(([.C240]-[.G240])/85;85)" office:value-type="float" office:value="82" calcext:value-type="float">
            <text:p>82</text:p>
          </table:table-cell>
          <table:table-cell table:formula="of:=MOD([.C240];85)" office:value-type="float" office:value="72" calcext:value-type="float">
            <text:p>72</text:p>
          </table:table-cell>
          <table:table-cell table:formula="of:=COM.MICROSOFT.CONCAT(MID(&quot;0123456789ABCDEFGHJKLMNPQRSTUVWXYZabcdefghijklmnpqrstuvwxyz!#$%&amp;()*+-;&lt;=&gt;?@^_{}[]/\:&quot;&quot;&quot;&quot;&quot;;[.D240]+1;1);MID(&quot;0123456789ABCDEFGHJKLMNPQRSTUVWXYZabcdefghijklmnpqrstuvwxyz!#$%&amp;()*+-;&lt;=&gt;?@^_{}[]/\:&quot;&quot;&quot;&quot;&quot;;[.E240]+1;1);MID(&quot;0123456789ABCDEFGHJKLMNPQRSTUVWXYZabcdefghijklmnpqrstuvwxyz!#$%&amp;()*+-;&lt;=&gt;?@^_{}[]/\:&quot;&quot;&quot;&quot;&quot;;[.F240]+1;1);MID(&quot;0123456789ABCDEFGHJKLMNPQRSTUVWXYZabcdefghijklmnpqrstuvwxyz!#$%&amp;()*+-;&lt;=&gt;?@^_{}[]/\:&quot;&quot;&quot;&quot;&quot;;[.G240]+1;1))" office:value-type="string" office:string-value="eW\&gt;" calcext:value-type="string">
            <text:p>eW\&gt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4150f95f4c8ee60d27c7e7fbf59f1f3eebe130e1262cb9ea4788a1a20c109e6</text:p>
          </table:table-cell>
          <table:table-cell table:formula="of:=HEX2DEC(MID([.A241];1;8))+HEX2DEC(MID([.A241];9;8))+HEX2DEC(MID([.A241];17;8))+HEX2DEC(MID([.A241];25;8))+HEX2DEC(MID([.A241];33;8))+HEX2DEC(MID([.A241];41;8))+HEX2DEC(MID([.A241];49;8))+HEX2DEC(MID([.A241];57;8))" office:value-type="float" office:value="22297895187" calcext:value-type="float">
            <text:p>22297895187</text:p>
          </table:table-cell>
          <table:table-cell table:formula="of:= MOD([.B241];85^4)" office:value-type="float" office:value="8228312" calcext:value-type="float">
            <text:p>8228312</text:p>
          </table:table-cell>
          <table:table-cell table:formula="of:=MOD(((((([.C241]-[.G241])/85)-[.F241])/85)-[.E241])/85;85)" office:value-type="float" office:value="13" calcext:value-type="float">
            <text:p>13</text:p>
          </table:table-cell>
          <table:table-cell table:formula="of:=MOD(((([.C241]-[.G241])/85)-[.F241])/85;85)" office:value-type="float" office:value="33" calcext:value-type="float">
            <text:p>33</text:p>
          </table:table-cell>
          <table:table-cell table:formula="of:=MOD(([.C241]-[.G241])/85;85)" office:value-type="float" office:value="73" calcext:value-type="float">
            <text:p>73</text:p>
          </table:table-cell>
          <table:table-cell table:formula="of:=MOD([.C241];85)" office:value-type="float" office:value="57" calcext:value-type="float">
            <text:p>57</text:p>
          </table:table-cell>
          <table:table-cell table:formula="of:=COM.MICROSOFT.CONCAT(MID(&quot;0123456789ABCDEFGHJKLMNPQRSTUVWXYZabcdefghijklmnpqrstuvwxyz!#$%&amp;()*+-;&lt;=&gt;?@^_{}[]/\:&quot;&quot;&quot;&quot;&quot;;[.D241]+1;1);MID(&quot;0123456789ABCDEFGHJKLMNPQRSTUVWXYZabcdefghijklmnpqrstuvwxyz!#$%&amp;()*+-;&lt;=&gt;?@^_{}[]/\:&quot;&quot;&quot;&quot;&quot;;[.E241]+1;1);MID(&quot;0123456789ABCDEFGHJKLMNPQRSTUVWXYZabcdefghijklmnpqrstuvwxyz!#$%&amp;()*+-;&lt;=&gt;?@^_{}[]/\:&quot;&quot;&quot;&quot;&quot;;[.F241]+1;1);MID(&quot;0123456789ABCDEFGHJKLMNPQRSTUVWXYZabcdefghijklmnpqrstuvwxyz!#$%&amp;()*+-;&lt;=&gt;?@^_{}[]/\:&quot;&quot;&quot;&quot;&quot;;[.G241]+1;1))" office:value-type="string" office:string-value="DZ?y" calcext:value-type="string">
            <text:p>DZ?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828148e53801a6c341c4eed6549ebbf34555a0bb2e371ef5eed8fbfdc3ad06b</text:p>
          </table:table-cell>
          <table:table-cell table:formula="of:=HEX2DEC(MID([.A242];1;8))+HEX2DEC(MID([.A242];9;8))+HEX2DEC(MID([.A242];17;8))+HEX2DEC(MID([.A242];25;8))+HEX2DEC(MID([.A242];33;8))+HEX2DEC(MID([.A242];41;8))+HEX2DEC(MID([.A242];49;8))+HEX2DEC(MID([.A242];57;8))" office:value-type="float" office:value="15425574346" calcext:value-type="float">
            <text:p>15425574346</text:p>
          </table:table-cell>
          <table:table-cell table:formula="of:= MOD([.B242];85^4)" office:value-type="float" office:value="26389971" calcext:value-type="float">
            <text:p>26389971</text:p>
          </table:table-cell>
          <table:table-cell table:formula="of:=MOD(((((([.C242]-[.G242])/85)-[.F242])/85)-[.E242])/85;85)" office:value-type="float" office:value="42" calcext:value-type="float">
            <text:p>42</text:p>
          </table:table-cell>
          <table:table-cell table:formula="of:=MOD(((([.C242]-[.G242])/85)-[.F242])/85;85)" office:value-type="float" office:value="82" calcext:value-type="float">
            <text:p>82</text:p>
          </table:table-cell>
          <table:table-cell table:formula="of:=MOD(([.C242]-[.G242])/85;85)" office:value-type="float" office:value="50" calcext:value-type="float">
            <text:p>50</text:p>
          </table:table-cell>
          <table:table-cell table:formula="of:=MOD([.C242];85)" office:value-type="float" office:value="21" calcext:value-type="float">
            <text:p>21</text:p>
          </table:table-cell>
          <table:table-cell table:formula="of:=COM.MICROSOFT.CONCAT(MID(&quot;0123456789ABCDEFGHJKLMNPQRSTUVWXYZabcdefghijklmnpqrstuvwxyz!#$%&amp;()*+-;&lt;=&gt;?@^_{}[]/\:&quot;&quot;&quot;&quot;&quot;;[.D242]+1;1);MID(&quot;0123456789ABCDEFGHJKLMNPQRSTUVWXYZabcdefghijklmnpqrstuvwxyz!#$%&amp;()*+-;&lt;=&gt;?@^_{}[]/\:&quot;&quot;&quot;&quot;&quot;;[.E242]+1;1);MID(&quot;0123456789ABCDEFGHJKLMNPQRSTUVWXYZabcdefghijklmnpqrstuvwxyz!#$%&amp;()*+-;&lt;=&gt;?@^_{}[]/\:&quot;&quot;&quot;&quot;&quot;;[.F242]+1;1);MID(&quot;0123456789ABCDEFGHJKLMNPQRSTUVWXYZabcdefghijklmnpqrstuvwxyz!#$%&amp;()*+-;&lt;=&gt;?@^_{}[]/\:&quot;&quot;&quot;&quot;&quot;;[.G242]+1;1))" office:value-type="string" office:string-value="i\rM" calcext:value-type="string">
            <text:p>i\r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bf3426054eb2943640b7d941b8181fe3cc9c00a2f396a4ebaa7647d493e420</text:p>
          </table:table-cell>
          <table:table-cell table:formula="of:=HEX2DEC(MID([.A243];1;8))+HEX2DEC(MID([.A243];9;8))+HEX2DEC(MID([.A243];17;8))+HEX2DEC(MID([.A243];25;8))+HEX2DEC(MID([.A243];33;8))+HEX2DEC(MID([.A243];41;8))+HEX2DEC(MID([.A243];49;8))+HEX2DEC(MID([.A243];57;8))" office:value-type="float" office:value="19076039613" calcext:value-type="float">
            <text:p>19076039613</text:p>
          </table:table-cell>
          <table:table-cell table:formula="of:= MOD([.B243];85^4)" office:value-type="float" office:value="22811488" calcext:value-type="float">
            <text:p>22811488</text:p>
          </table:table-cell>
          <table:table-cell table:formula="of:=MOD(((((([.C243]-[.G243])/85)-[.F243])/85)-[.E243])/85;85)" office:value-type="float" office:value="37" calcext:value-type="float">
            <text:p>37</text:p>
          </table:table-cell>
          <table:table-cell table:formula="of:=MOD(((([.C243]-[.G243])/85)-[.F243])/85;85)" office:value-type="float" office:value="12" calcext:value-type="float">
            <text:p>12</text:p>
          </table:table-cell>
          <table:table-cell table:formula="of:=MOD(([.C243]-[.G243])/85;85)" office:value-type="float" office:value="25" calcext:value-type="float">
            <text:p>25</text:p>
          </table:table-cell>
          <table:table-cell table:formula="of:=MOD([.C243];85)" office:value-type="float" office:value="38" calcext:value-type="float">
            <text:p>38</text:p>
          </table:table-cell>
          <table:table-cell table:formula="of:=COM.MICROSOFT.CONCAT(MID(&quot;0123456789ABCDEFGHJKLMNPQRSTUVWXYZabcdefghijklmnpqrstuvwxyz!#$%&amp;()*+-;&lt;=&gt;?@^_{}[]/\:&quot;&quot;&quot;&quot;&quot;;[.D243]+1;1);MID(&quot;0123456789ABCDEFGHJKLMNPQRSTUVWXYZabcdefghijklmnpqrstuvwxyz!#$%&amp;()*+-;&lt;=&gt;?@^_{}[]/\:&quot;&quot;&quot;&quot;&quot;;[.E243]+1;1);MID(&quot;0123456789ABCDEFGHJKLMNPQRSTUVWXYZabcdefghijklmnpqrstuvwxyz!#$%&amp;()*+-;&lt;=&gt;?@^_{}[]/\:&quot;&quot;&quot;&quot;&quot;;[.F243]+1;1);MID(&quot;0123456789ABCDEFGHJKLMNPQRSTUVWXYZabcdefghijklmnpqrstuvwxyz!#$%&amp;()*+-;&lt;=&gt;?@^_{}[]/\:&quot;&quot;&quot;&quot;&quot;;[.G243]+1;1))" office:value-type="string" office:string-value="dCRe" calcext:value-type="string">
            <text:p>dC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09c0aa0731b23f045e0827cb16485596f8b2841e5036de00198758f968dcec7</text:p>
          </table:table-cell>
          <table:table-cell table:formula="of:=HEX2DEC(MID([.A244];1;8))+HEX2DEC(MID([.A244];9;8))+HEX2DEC(MID([.A244];17;8))+HEX2DEC(MID([.A244];25;8))+HEX2DEC(MID([.A244];33;8))+HEX2DEC(MID([.A244];41;8))+HEX2DEC(MID([.A244];49;8))+HEX2DEC(MID([.A244];57;8))" office:value-type="float" office:value="17577349340" calcext:value-type="float">
            <text:p>17577349340</text:p>
          </table:table-cell>
          <table:table-cell table:formula="of:= MOD([.B244];85^4)" office:value-type="float" office:value="37939340" calcext:value-type="float">
            <text:p>37939340</text:p>
          </table:table-cell>
          <table:table-cell table:formula="of:=MOD(((((([.C244]-[.G244])/85)-[.F244])/85)-[.E244])/85;85)" office:value-type="float" office:value="61" calcext:value-type="float">
            <text:p>61</text:p>
          </table:table-cell>
          <table:table-cell table:formula="of:=MOD(((([.C244]-[.G244])/85)-[.F244])/85;85)" office:value-type="float" office:value="66" calcext:value-type="float">
            <text:p>66</text:p>
          </table:table-cell>
          <table:table-cell table:formula="of:=MOD(([.C244]-[.G244])/85;85)" office:value-type="float" office:value="10" calcext:value-type="float">
            <text:p>10</text:p>
          </table:table-cell>
          <table:table-cell table:formula="of:=MOD([.C244];85)" office:value-type="float" office:value="15" calcext:value-type="float">
            <text:p>15</text:p>
          </table:table-cell>
          <table:table-cell table:formula="of:=COM.MICROSOFT.CONCAT(MID(&quot;0123456789ABCDEFGHJKLMNPQRSTUVWXYZabcdefghijklmnpqrstuvwxyz!#$%&amp;()*+-;&lt;=&gt;?@^_{}[]/\:&quot;&quot;&quot;&quot;&quot;;[.D244]+1;1);MID(&quot;0123456789ABCDEFGHJKLMNPQRSTUVWXYZabcdefghijklmnpqrstuvwxyz!#$%&amp;()*+-;&lt;=&gt;?@^_{}[]/\:&quot;&quot;&quot;&quot;&quot;;[.E244]+1;1);MID(&quot;0123456789ABCDEFGHJKLMNPQRSTUVWXYZabcdefghijklmnpqrstuvwxyz!#$%&amp;()*+-;&lt;=&gt;?@^_{}[]/\:&quot;&quot;&quot;&quot;&quot;;[.F244]+1;1);MID(&quot;0123456789ABCDEFGHJKLMNPQRSTUVWXYZabcdefghijklmnpqrstuvwxyz!#$%&amp;()*+-;&lt;=&gt;?@^_{}[]/\:&quot;&quot;&quot;&quot;&quot;;[.G244]+1;1))" office:value-type="string" office:string-value="$*AF" calcext:value-type="string">
            <text:p>$*A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b2b717b495cea40b7e1adeddc02cb9a68be0e674131fd80bd1f8b159c9dbaff</text:p>
          </table:table-cell>
          <table:table-cell table:formula="of:=HEX2DEC(MID([.A245];1;8))+HEX2DEC(MID([.A245];9;8))+HEX2DEC(MID([.A245];17;8))+HEX2DEC(MID([.A245];25;8))+HEX2DEC(MID([.A245];33;8))+HEX2DEC(MID([.A245];41;8))+HEX2DEC(MID([.A245];49;8))+HEX2DEC(MID([.A245];57;8))" office:value-type="float" office:value="17651345213" calcext:value-type="float">
            <text:p>17651345213</text:p>
          </table:table-cell>
          <table:table-cell table:formula="of:= MOD([.B245];85^4)" office:value-type="float" office:value="7533963" calcext:value-type="float">
            <text:p>7533963</text:p>
          </table:table-cell>
          <table:table-cell table:formula="of:=MOD(((((([.C245]-[.G245])/85)-[.F245])/85)-[.E245])/85;85)" office:value-type="float" office:value="12" calcext:value-type="float">
            <text:p>12</text:p>
          </table:table-cell>
          <table:table-cell table:formula="of:=MOD(((([.C245]-[.G245])/85)-[.F245])/85;85)" office:value-type="float" office:value="22" calcext:value-type="float">
            <text:p>22</text:p>
          </table:table-cell>
          <table:table-cell table:formula="of:=MOD(([.C245]-[.G245])/85;85)" office:value-type="float" office:value="64" calcext:value-type="float">
            <text:p>64</text:p>
          </table:table-cell>
          <table:table-cell table:formula="of:=MOD([.C245];85)" office:value-type="float" office:value="73" calcext:value-type="float">
            <text:p>73</text:p>
          </table:table-cell>
          <table:table-cell table:formula="of:=COM.MICROSOFT.CONCAT(MID(&quot;0123456789ABCDEFGHJKLMNPQRSTUVWXYZabcdefghijklmnpqrstuvwxyz!#$%&amp;()*+-;&lt;=&gt;?@^_{}[]/\:&quot;&quot;&quot;&quot;&quot;;[.D245]+1;1);MID(&quot;0123456789ABCDEFGHJKLMNPQRSTUVWXYZabcdefghijklmnpqrstuvwxyz!#$%&amp;()*+-;&lt;=&gt;?@^_{}[]/\:&quot;&quot;&quot;&quot;&quot;;[.E245]+1;1);MID(&quot;0123456789ABCDEFGHJKLMNPQRSTUVWXYZabcdefghijklmnpqrstuvwxyz!#$%&amp;()*+-;&lt;=&gt;?@^_{}[]/\:&quot;&quot;&quot;&quot;&quot;;[.F245]+1;1);MID(&quot;0123456789ABCDEFGHJKLMNPQRSTUVWXYZabcdefghijklmnpqrstuvwxyz!#$%&amp;()*+-;&lt;=&gt;?@^_{}[]/\:&quot;&quot;&quot;&quot;&quot;;[.G245]+1;1))" office:value-type="string" office:string-value="CN(?" calcext:value-type="string">
            <text:p>CN(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964cc2bcac4e24d5cccab36c298af9b4e432009813230297482fa136d080cf4</text:p>
          </table:table-cell>
          <table:table-cell table:formula="of:=HEX2DEC(MID([.A246];1;8))+HEX2DEC(MID([.A246];9;8))+HEX2DEC(MID([.A246];17;8))+HEX2DEC(MID([.A246];25;8))+HEX2DEC(MID([.A246];33;8))+HEX2DEC(MID([.A246];41;8))+HEX2DEC(MID([.A246];49;8))+HEX2DEC(MID([.A246];57;8))" office:value-type="float" office:value="18061680770" calcext:value-type="float">
            <text:p>18061680770</text:p>
          </table:table-cell>
          <table:table-cell table:formula="of:= MOD([.B246];85^4)" office:value-type="float" office:value="264520" calcext:value-type="float">
            <text:p>264520</text:p>
          </table:table-cell>
          <table:table-cell table:formula="of:=MOD(((((([.C246]-[.G246])/85)-[.F246])/85)-[.E246])/85;85)" office:value-type="float" office:value="0" calcext:value-type="float">
            <text:p>0</text:p>
          </table:table-cell>
          <table:table-cell table:formula="of:=MOD(((([.C246]-[.G246])/85)-[.F246])/85;85)" office:value-type="float" office:value="36" calcext:value-type="float">
            <text:p>36</text:p>
          </table:table-cell>
          <table:table-cell table:formula="of:=MOD(([.C246]-[.G246])/85;85)" office:value-type="float" office:value="52" calcext:value-type="float">
            <text:p>52</text:p>
          </table:table-cell>
          <table:table-cell table:formula="of:=MOD([.C246];85)" office:value-type="float" office:value="0" calcext:value-type="float">
            <text:p>0</text:p>
          </table:table-cell>
          <table:table-cell table:formula="of:=COM.MICROSOFT.CONCAT(MID(&quot;0123456789ABCDEFGHJKLMNPQRSTUVWXYZabcdefghijklmnpqrstuvwxyz!#$%&amp;()*+-;&lt;=&gt;?@^_{}[]/\:&quot;&quot;&quot;&quot;&quot;;[.D246]+1;1);MID(&quot;0123456789ABCDEFGHJKLMNPQRSTUVWXYZabcdefghijklmnpqrstuvwxyz!#$%&amp;()*+-;&lt;=&gt;?@^_{}[]/\:&quot;&quot;&quot;&quot;&quot;;[.E246]+1;1);MID(&quot;0123456789ABCDEFGHJKLMNPQRSTUVWXYZabcdefghijklmnpqrstuvwxyz!#$%&amp;()*+-;&lt;=&gt;?@^_{}[]/\:&quot;&quot;&quot;&quot;&quot;;[.F246]+1;1);MID(&quot;0123456789ABCDEFGHJKLMNPQRSTUVWXYZabcdefghijklmnpqrstuvwxyz!#$%&amp;()*+-;&lt;=&gt;?@^_{}[]/\:&quot;&quot;&quot;&quot;&quot;;[.G246]+1;1))" office:value-type="string" office:string-value="0ct0" calcext:value-type="string">
            <text:p>0ct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5254057b992f014e2073400285a5920a6beb0061f91a5345f0885434e68b5ab</text:p>
          </table:table-cell>
          <table:table-cell table:formula="of:=HEX2DEC(MID([.A247];1;8))+HEX2DEC(MID([.A247];9;8))+HEX2DEC(MID([.A247];17;8))+HEX2DEC(MID([.A247];25;8))+HEX2DEC(MID([.A247];33;8))+HEX2DEC(MID([.A247];41;8))+HEX2DEC(MID([.A247];49;8))+HEX2DEC(MID([.A247];57;8))" office:value-type="float" office:value="16858697139" calcext:value-type="float">
            <text:p>16858697139</text:p>
          </table:table-cell>
          <table:table-cell table:formula="of:= MOD([.B247];85^4)" office:value-type="float" office:value="50095889" calcext:value-type="float">
            <text:p>50095889</text:p>
          </table:table-cell>
          <table:table-cell table:formula="of:=MOD(((((([.C247]-[.G247])/85)-[.F247])/85)-[.E247])/85;85)" office:value-type="float" office:value="81" calcext:value-type="float">
            <text:p>81</text:p>
          </table:table-cell>
          <table:table-cell table:formula="of:=MOD(((([.C247]-[.G247])/85)-[.F247])/85;85)" office:value-type="float" office:value="48" calcext:value-type="float">
            <text:p>48</text:p>
          </table:table-cell>
          <table:table-cell table:formula="of:=MOD(([.C247]-[.G247])/85;85)" office:value-type="float" office:value="58" calcext:value-type="float">
            <text:p>58</text:p>
          </table:table-cell>
          <table:table-cell table:formula="of:=MOD([.C247];85)" office:value-type="float" office:value="34" calcext:value-type="float">
            <text:p>34</text:p>
          </table:table-cell>
          <table:table-cell table:formula="of:=COM.MICROSOFT.CONCAT(MID(&quot;0123456789ABCDEFGHJKLMNPQRSTUVWXYZabcdefghijklmnpqrstuvwxyz!#$%&amp;()*+-;&lt;=&gt;?@^_{}[]/\:&quot;&quot;&quot;&quot;&quot;;[.D247]+1;1);MID(&quot;0123456789ABCDEFGHJKLMNPQRSTUVWXYZabcdefghijklmnpqrstuvwxyz!#$%&amp;()*+-;&lt;=&gt;?@^_{}[]/\:&quot;&quot;&quot;&quot;&quot;;[.E247]+1;1);MID(&quot;0123456789ABCDEFGHJKLMNPQRSTUVWXYZabcdefghijklmnpqrstuvwxyz!#$%&amp;()*+-;&lt;=&gt;?@^_{}[]/\:&quot;&quot;&quot;&quot;&quot;;[.F247]+1;1);MID(&quot;0123456789ABCDEFGHJKLMNPQRSTUVWXYZabcdefghijklmnpqrstuvwxyz!#$%&amp;()*+-;&lt;=&gt;?@^_{}[]/\:&quot;&quot;&quot;&quot;&quot;;[.G247]+1;1))" office:value-type="string" office:string-value="/pza" calcext:value-type="string">
            <text:p>/pz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82c695d045ef91073e2f52598bb4e53520b179d8b581ad43e687bd8dd868e22</text:p>
          </table:table-cell>
          <table:table-cell table:formula="of:=HEX2DEC(MID([.A248];1;8))+HEX2DEC(MID([.A248];9;8))+HEX2DEC(MID([.A248];17;8))+HEX2DEC(MID([.A248];25;8))+HEX2DEC(MID([.A248];33;8))+HEX2DEC(MID([.A248];41;8))+HEX2DEC(MID([.A248];49;8))+HEX2DEC(MID([.A248];57;8))" office:value-type="float" office:value="15879365200" calcext:value-type="float">
            <text:p>15879365200</text:p>
          </table:table-cell>
          <table:table-cell table:formula="of:= MOD([.B248];85^4)" office:value-type="float" office:value="10375200" calcext:value-type="float">
            <text:p>10375200</text:p>
          </table:table-cell>
          <table:table-cell table:formula="of:=MOD(((((([.C248]-[.G248])/85)-[.F248])/85)-[.E248])/85;85)" office:value-type="float" office:value="16" calcext:value-type="float">
            <text:p>16</text:p>
          </table:table-cell>
          <table:table-cell table:formula="of:=MOD(((([.C248]-[.G248])/85)-[.F248])/85;85)" office:value-type="float" office:value="76" calcext:value-type="float">
            <text:p>76</text:p>
          </table:table-cell>
          <table:table-cell table:formula="of:=MOD(([.C248]-[.G248])/85;85)" office:value-type="float" office:value="1" calcext:value-type="float">
            <text:p>1</text:p>
          </table:table-cell>
          <table:table-cell table:formula="of:=MOD([.C248];85)" office:value-type="float" office:value="15" calcext:value-type="float">
            <text:p>15</text:p>
          </table:table-cell>
          <table:table-cell table:formula="of:=COM.MICROSOFT.CONCAT(MID(&quot;0123456789ABCDEFGHJKLMNPQRSTUVWXYZabcdefghijklmnpqrstuvwxyz!#$%&amp;()*+-;&lt;=&gt;?@^_{}[]/\:&quot;&quot;&quot;&quot;&quot;;[.D248]+1;1);MID(&quot;0123456789ABCDEFGHJKLMNPQRSTUVWXYZabcdefghijklmnpqrstuvwxyz!#$%&amp;()*+-;&lt;=&gt;?@^_{}[]/\:&quot;&quot;&quot;&quot;&quot;;[.E248]+1;1);MID(&quot;0123456789ABCDEFGHJKLMNPQRSTUVWXYZabcdefghijklmnpqrstuvwxyz!#$%&amp;()*+-;&lt;=&gt;?@^_{}[]/\:&quot;&quot;&quot;&quot;&quot;;[.F248]+1;1);MID(&quot;0123456789ABCDEFGHJKLMNPQRSTUVWXYZabcdefghijklmnpqrstuvwxyz!#$%&amp;()*+-;&lt;=&gt;?@^_{}[]/\:&quot;&quot;&quot;&quot;&quot;;[.G248]+1;1))" office:value-type="string" office:string-value="G_1F" calcext:value-type="string">
            <text:p>G_1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174f743b00f3fcc707c98b05e3208bf5c74844705e71ea1c37c4105c7b5a703</text:p>
          </table:table-cell>
          <table:table-cell table:formula="of:=HEX2DEC(MID([.A249];1;8))+HEX2DEC(MID([.A249];9;8))+HEX2DEC(MID([.A249];17;8))+HEX2DEC(MID([.A249];25;8))+HEX2DEC(MID([.A249];33;8))+HEX2DEC(MID([.A249];41;8))+HEX2DEC(MID([.A249];49;8))+HEX2DEC(MID([.A249];57;8))" office:value-type="float" office:value="18752758638" calcext:value-type="float">
            <text:p>18752758638</text:p>
          </table:table-cell>
          <table:table-cell table:formula="of:= MOD([.B249];85^4)" office:value-type="float" office:value="12734263" calcext:value-type="float">
            <text:p>12734263</text:p>
          </table:table-cell>
          <table:table-cell table:formula="of:=MOD(((((([.C249]-[.G249])/85)-[.F249])/85)-[.E249])/85;85)" office:value-type="float" office:value="20" calcext:value-type="float">
            <text:p>20</text:p>
          </table:table-cell>
          <table:table-cell table:formula="of:=MOD(((([.C249]-[.G249])/85)-[.F249])/85;85)" office:value-type="float" office:value="62" calcext:value-type="float">
            <text:p>62</text:p>
          </table:table-cell>
          <table:table-cell table:formula="of:=MOD(([.C249]-[.G249])/85;85)" office:value-type="float" office:value="44" calcext:value-type="float">
            <text:p>44</text:p>
          </table:table-cell>
          <table:table-cell table:formula="of:=MOD([.C249];85)" office:value-type="float" office:value="73" calcext:value-type="float">
            <text:p>73</text:p>
          </table:table-cell>
          <table:table-cell table:formula="of:=COM.MICROSOFT.CONCAT(MID(&quot;0123456789ABCDEFGHJKLMNPQRSTUVWXYZabcdefghijklmnpqrstuvwxyz!#$%&amp;()*+-;&lt;=&gt;?@^_{}[]/\:&quot;&quot;&quot;&quot;&quot;;[.D249]+1;1);MID(&quot;0123456789ABCDEFGHJKLMNPQRSTUVWXYZabcdefghijklmnpqrstuvwxyz!#$%&amp;()*+-;&lt;=&gt;?@^_{}[]/\:&quot;&quot;&quot;&quot;&quot;;[.E249]+1;1);MID(&quot;0123456789ABCDEFGHJKLMNPQRSTUVWXYZabcdefghijklmnpqrstuvwxyz!#$%&amp;()*+-;&lt;=&gt;?@^_{}[]/\:&quot;&quot;&quot;&quot;&quot;;[.F249]+1;1);MID(&quot;0123456789ABCDEFGHJKLMNPQRSTUVWXYZabcdefghijklmnpqrstuvwxyz!#$%&amp;()*+-;&lt;=&gt;?@^_{}[]/\:&quot;&quot;&quot;&quot;&quot;;[.G249]+1;1))" office:value-type="string" office:string-value="L%k?" calcext:value-type="string">
            <text:p>L%k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bb15f83dc9bb907d06c4d36650d719ec498df13e8ec7eed221e558b19751abc</text:p>
          </table:table-cell>
          <table:table-cell table:formula="of:=HEX2DEC(MID([.A250];1;8))+HEX2DEC(MID([.A250];9;8))+HEX2DEC(MID([.A250];17;8))+HEX2DEC(MID([.A250];25;8))+HEX2DEC(MID([.A250];33;8))+HEX2DEC(MID([.A250];41;8))+HEX2DEC(MID([.A250];49;8))+HEX2DEC(MID([.A250];57;8))" office:value-type="float" office:value="18905802149" calcext:value-type="float">
            <text:p>18905802149</text:p>
          </table:table-cell>
          <table:table-cell table:formula="of:= MOD([.B250];85^4)" office:value-type="float" office:value="9175899" calcext:value-type="float">
            <text:p>9175899</text:p>
          </table:table-cell>
          <table:table-cell table:formula="of:=MOD(((((([.C250]-[.G250])/85)-[.F250])/85)-[.E250])/85;85)" office:value-type="float" office:value="14" calcext:value-type="float">
            <text:p>14</text:p>
          </table:table-cell>
          <table:table-cell table:formula="of:=MOD(((([.C250]-[.G250])/85)-[.F250])/85;85)" office:value-type="float" office:value="80" calcext:value-type="float">
            <text:p>80</text:p>
          </table:table-cell>
          <table:table-cell table:formula="of:=MOD(([.C250]-[.G250])/85;85)" office:value-type="float" office:value="1" calcext:value-type="float">
            <text:p>1</text:p>
          </table:table-cell>
          <table:table-cell table:formula="of:=MOD([.C250];85)" office:value-type="float" office:value="64" calcext:value-type="float">
            <text:p>64</text:p>
          </table:table-cell>
          <table:table-cell table:formula="of:=COM.MICROSOFT.CONCAT(MID(&quot;0123456789ABCDEFGHJKLMNPQRSTUVWXYZabcdefghijklmnpqrstuvwxyz!#$%&amp;()*+-;&lt;=&gt;?@^_{}[]/\:&quot;&quot;&quot;&quot;&quot;;[.D250]+1;1);MID(&quot;0123456789ABCDEFGHJKLMNPQRSTUVWXYZabcdefghijklmnpqrstuvwxyz!#$%&amp;()*+-;&lt;=&gt;?@^_{}[]/\:&quot;&quot;&quot;&quot;&quot;;[.E250]+1;1);MID(&quot;0123456789ABCDEFGHJKLMNPQRSTUVWXYZabcdefghijklmnpqrstuvwxyz!#$%&amp;()*+-;&lt;=&gt;?@^_{}[]/\:&quot;&quot;&quot;&quot;&quot;;[.F250]+1;1);MID(&quot;0123456789ABCDEFGHJKLMNPQRSTUVWXYZabcdefghijklmnpqrstuvwxyz!#$%&amp;()*+-;&lt;=&gt;?@^_{}[]/\:&quot;&quot;&quot;&quot;&quot;;[.G250]+1;1))" office:value-type="string" office:string-value="E]1(" calcext:value-type="string">
            <text:p>E]1(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216895b97263f4671c3b43421f41729557561eba5800a04565ed4d1bd1ca1e0</text:p>
          </table:table-cell>
          <table:table-cell table:formula="of:=HEX2DEC(MID([.A251];1;8))+HEX2DEC(MID([.A251];9;8))+HEX2DEC(MID([.A251];17;8))+HEX2DEC(MID([.A251];25;8))+HEX2DEC(MID([.A251];33;8))+HEX2DEC(MID([.A251];41;8))+HEX2DEC(MID([.A251];49;8))+HEX2DEC(MID([.A251];57;8))" office:value-type="float" office:value="14686713502" calcext:value-type="float">
            <text:p>14686713502</text:p>
          </table:table-cell>
          <table:table-cell table:formula="of:= MOD([.B251];85^4)" office:value-type="float" office:value="18337877" calcext:value-type="float">
            <text:p>18337877</text:p>
          </table:table-cell>
          <table:table-cell table:formula="of:=MOD(((((([.C251]-[.G251])/85)-[.F251])/85)-[.E251])/85;85)" office:value-type="float" office:value="29" calcext:value-type="float">
            <text:p>29</text:p>
          </table:table-cell>
          <table:table-cell table:formula="of:=MOD(((([.C251]-[.G251])/85)-[.F251])/85;85)" office:value-type="float" office:value="73" calcext:value-type="float">
            <text:p>73</text:p>
          </table:table-cell>
          <table:table-cell table:formula="of:=MOD(([.C251]-[.G251])/85;85)" office:value-type="float" office:value="9" calcext:value-type="float">
            <text:p>9</text:p>
          </table:table-cell>
          <table:table-cell table:formula="of:=MOD([.C251];85)" office:value-type="float" office:value="62" calcext:value-type="float">
            <text:p>62</text:p>
          </table:table-cell>
          <table:table-cell table:formula="of:=COM.MICROSOFT.CONCAT(MID(&quot;0123456789ABCDEFGHJKLMNPQRSTUVWXYZabcdefghijklmnpqrstuvwxyz!#$%&amp;()*+-;&lt;=&gt;?@^_{}[]/\:&quot;&quot;&quot;&quot;&quot;;[.D251]+1;1);MID(&quot;0123456789ABCDEFGHJKLMNPQRSTUVWXYZabcdefghijklmnpqrstuvwxyz!#$%&amp;()*+-;&lt;=&gt;?@^_{}[]/\:&quot;&quot;&quot;&quot;&quot;;[.E251]+1;1);MID(&quot;0123456789ABCDEFGHJKLMNPQRSTUVWXYZabcdefghijklmnpqrstuvwxyz!#$%&amp;()*+-;&lt;=&gt;?@^_{}[]/\:&quot;&quot;&quot;&quot;&quot;;[.F251]+1;1);MID(&quot;0123456789ABCDEFGHJKLMNPQRSTUVWXYZabcdefghijklmnpqrstuvwxyz!#$%&amp;()*+-;&lt;=&gt;?@^_{}[]/\:&quot;&quot;&quot;&quot;&quot;;[.G251]+1;1))" office:value-type="string" office:string-value="V?9%" calcext:value-type="string">
            <text:p>V?9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72c07f4529f2c9fe097f4ded63ad79f5fb23fcb44b29b23d27c42cf8df71bcd</text:p>
          </table:table-cell>
          <table:table-cell table:formula="of:=HEX2DEC(MID([.A252];1;8))+HEX2DEC(MID([.A252];9;8))+HEX2DEC(MID([.A252];17;8))+HEX2DEC(MID([.A252];25;8))+HEX2DEC(MID([.A252];33;8))+HEX2DEC(MID([.A252];41;8))+HEX2DEC(MID([.A252];49;8))+HEX2DEC(MID([.A252];57;8))" office:value-type="float" office:value="19418987162" calcext:value-type="float">
            <text:p>19418987162</text:p>
          </table:table-cell>
          <table:table-cell table:formula="of:= MOD([.B252];85^4)" office:value-type="float" office:value="354662" calcext:value-type="float">
            <text:p>354662</text:p>
          </table:table-cell>
          <table:table-cell table:formula="of:=MOD(((((([.C252]-[.G252])/85)-[.F252])/85)-[.E252])/85;85)" office:value-type="float" office:value="0" calcext:value-type="float">
            <text:p>0</text:p>
          </table:table-cell>
          <table:table-cell table:formula="of:=MOD(((([.C252]-[.G252])/85)-[.F252])/85;85)" office:value-type="float" office:value="49" calcext:value-type="float">
            <text:p>49</text:p>
          </table:table-cell>
          <table:table-cell table:formula="of:=MOD(([.C252]-[.G252])/85;85)" office:value-type="float" office:value="7" calcext:value-type="float">
            <text:p>7</text:p>
          </table:table-cell>
          <table:table-cell table:formula="of:=MOD([.C252];85)" office:value-type="float" office:value="42" calcext:value-type="float">
            <text:p>42</text:p>
          </table:table-cell>
          <table:table-cell table:formula="of:=COM.MICROSOFT.CONCAT(MID(&quot;0123456789ABCDEFGHJKLMNPQRSTUVWXYZabcdefghijklmnpqrstuvwxyz!#$%&amp;()*+-;&lt;=&gt;?@^_{}[]/\:&quot;&quot;&quot;&quot;&quot;;[.D252]+1;1);MID(&quot;0123456789ABCDEFGHJKLMNPQRSTUVWXYZabcdefghijklmnpqrstuvwxyz!#$%&amp;()*+-;&lt;=&gt;?@^_{}[]/\:&quot;&quot;&quot;&quot;&quot;;[.E252]+1;1);MID(&quot;0123456789ABCDEFGHJKLMNPQRSTUVWXYZabcdefghijklmnpqrstuvwxyz!#$%&amp;()*+-;&lt;=&gt;?@^_{}[]/\:&quot;&quot;&quot;&quot;&quot;;[.F252]+1;1);MID(&quot;0123456789ABCDEFGHJKLMNPQRSTUVWXYZabcdefghijklmnpqrstuvwxyz!#$%&amp;()*+-;&lt;=&gt;?@^_{}[]/\:&quot;&quot;&quot;&quot;&quot;;[.G252]+1;1))" office:value-type="string" office:string-value="0q7i" calcext:value-type="string">
            <text:p>0q7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4355a05c3a4b156700c4a1a32867d8f7a25a0dd24c6146c2deb2a1c96a6c93c</text:p>
          </table:table-cell>
          <table:table-cell table:formula="of:=HEX2DEC(MID([.A253];1;8))+HEX2DEC(MID([.A253];9;8))+HEX2DEC(MID([.A253];17;8))+HEX2DEC(MID([.A253];25;8))+HEX2DEC(MID([.A253];33;8))+HEX2DEC(MID([.A253];41;8))+HEX2DEC(MID([.A253];49;8))+HEX2DEC(MID([.A253];57;8))" office:value-type="float" office:value="15802727333" calcext:value-type="float">
            <text:p>15802727333</text:p>
          </table:table-cell>
          <table:table-cell table:formula="of:= MOD([.B253];85^4)" office:value-type="float" office:value="38138583" calcext:value-type="float">
            <text:p>38138583</text:p>
          </table:table-cell>
          <table:table-cell table:formula="of:=MOD(((((([.C253]-[.G253])/85)-[.F253])/85)-[.E253])/85;85)" office:value-type="float" office:value="62" calcext:value-type="float">
            <text:p>62</text:p>
          </table:table-cell>
          <table:table-cell table:formula="of:=MOD(((([.C253]-[.G253])/85)-[.F253])/85;85)" office:value-type="float" office:value="8" calcext:value-type="float">
            <text:p>8</text:p>
          </table:table-cell>
          <table:table-cell table:formula="of:=MOD(([.C253]-[.G253])/85;85)" office:value-type="float" office:value="59" calcext:value-type="float">
            <text:p>59</text:p>
          </table:table-cell>
          <table:table-cell table:formula="of:=MOD([.C253];85)" office:value-type="float" office:value="18" calcext:value-type="float">
            <text:p>18</text:p>
          </table:table-cell>
          <table:table-cell table:formula="of:=COM.MICROSOFT.CONCAT(MID(&quot;0123456789ABCDEFGHJKLMNPQRSTUVWXYZabcdefghijklmnpqrstuvwxyz!#$%&amp;()*+-;&lt;=&gt;?@^_{}[]/\:&quot;&quot;&quot;&quot;&quot;;[.D253]+1;1);MID(&quot;0123456789ABCDEFGHJKLMNPQRSTUVWXYZabcdefghijklmnpqrstuvwxyz!#$%&amp;()*+-;&lt;=&gt;?@^_{}[]/\:&quot;&quot;&quot;&quot;&quot;;[.E253]+1;1);MID(&quot;0123456789ABCDEFGHJKLMNPQRSTUVWXYZabcdefghijklmnpqrstuvwxyz!#$%&amp;()*+-;&lt;=&gt;?@^_{}[]/\:&quot;&quot;&quot;&quot;&quot;;[.F253]+1;1);MID(&quot;0123456789ABCDEFGHJKLMNPQRSTUVWXYZabcdefghijklmnpqrstuvwxyz!#$%&amp;()*+-;&lt;=&gt;?@^_{}[]/\:&quot;&quot;&quot;&quot;&quot;;[.G253]+1;1))" office:value-type="string" office:string-value="%8!J" calcext:value-type="string">
            <text:p>%8!J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fd73c76dbb0414be1e7f5ad353ae43c89c55454adad30f8d0f0a74d8f702708</text:p>
          </table:table-cell>
          <table:table-cell table:formula="of:=HEX2DEC(MID([.A254];1;8))+HEX2DEC(MID([.A254];9;8))+HEX2DEC(MID([.A254];17;8))+HEX2DEC(MID([.A254];25;8))+HEX2DEC(MID([.A254];33;8))+HEX2DEC(MID([.A254];41;8))+HEX2DEC(MID([.A254];49;8))+HEX2DEC(MID([.A254];57;8))" office:value-type="float" office:value="20577102667" calcext:value-type="float">
            <text:p>20577102667</text:p>
          </table:table-cell>
          <table:table-cell table:formula="of:= MOD([.B254];85^4)" office:value-type="float" office:value="10056417" calcext:value-type="float">
            <text:p>10056417</text:p>
          </table:table-cell>
          <table:table-cell table:formula="of:=MOD(((((([.C254]-[.G254])/85)-[.F254])/85)-[.E254])/85;85)" office:value-type="float" office:value="16" calcext:value-type="float">
            <text:p>16</text:p>
          </table:table-cell>
          <table:table-cell table:formula="of:=MOD(((([.C254]-[.G254])/85)-[.F254])/85;85)" office:value-type="float" office:value="31" calcext:value-type="float">
            <text:p>31</text:p>
          </table:table-cell>
          <table:table-cell table:formula="of:=MOD(([.C254]-[.G254])/85;85)" office:value-type="float" office:value="75" calcext:value-type="float">
            <text:p>75</text:p>
          </table:table-cell>
          <table:table-cell table:formula="of:=MOD([.C254];85)" office:value-type="float" office:value="67" calcext:value-type="float">
            <text:p>67</text:p>
          </table:table-cell>
          <table:table-cell table:formula="of:=COM.MICROSOFT.CONCAT(MID(&quot;0123456789ABCDEFGHJKLMNPQRSTUVWXYZabcdefghijklmnpqrstuvwxyz!#$%&amp;()*+-;&lt;=&gt;?@^_{}[]/\:&quot;&quot;&quot;&quot;&quot;;[.D254]+1;1);MID(&quot;0123456789ABCDEFGHJKLMNPQRSTUVWXYZabcdefghijklmnpqrstuvwxyz!#$%&amp;()*+-;&lt;=&gt;?@^_{}[]/\:&quot;&quot;&quot;&quot;&quot;;[.E254]+1;1);MID(&quot;0123456789ABCDEFGHJKLMNPQRSTUVWXYZabcdefghijklmnpqrstuvwxyz!#$%&amp;()*+-;&lt;=&gt;?@^_{}[]/\:&quot;&quot;&quot;&quot;&quot;;[.F254]+1;1);MID(&quot;0123456789ABCDEFGHJKLMNPQRSTUVWXYZabcdefghijklmnpqrstuvwxyz!#$%&amp;()*+-;&lt;=&gt;?@^_{}[]/\:&quot;&quot;&quot;&quot;&quot;;[.G254]+1;1))" office:value-type="string" office:string-value="GX^+" calcext:value-type="string">
            <text:p>GX^+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5c6c5db0511989f8b2db87038d1fc6952a2f828e46aef7f3836d4a5d457b775</text:p>
          </table:table-cell>
          <table:table-cell table:formula="of:=HEX2DEC(MID([.A255];1;8))+HEX2DEC(MID([.A255];9;8))+HEX2DEC(MID([.A255];17;8))+HEX2DEC(MID([.A255];25;8))+HEX2DEC(MID([.A255];33;8))+HEX2DEC(MID([.A255];41;8))+HEX2DEC(MID([.A255];49;8))+HEX2DEC(MID([.A255];57;8))" office:value-type="float" office:value="16684189460" calcext:value-type="float">
            <text:p>16684189460</text:p>
          </table:table-cell>
          <table:table-cell table:formula="of:= MOD([.B255];85^4)" office:value-type="float" office:value="32190085" calcext:value-type="float">
            <text:p>32190085</text:p>
          </table:table-cell>
          <table:table-cell table:formula="of:=MOD(((((([.C255]-[.G255])/85)-[.F255])/85)-[.E255])/85;85)" office:value-type="float" office:value="52" calcext:value-type="float">
            <text:p>52</text:p>
          </table:table-cell>
          <table:table-cell table:formula="of:=MOD(((([.C255]-[.G255])/85)-[.F255])/85;85)" office:value-type="float" office:value="35" calcext:value-type="float">
            <text:p>35</text:p>
          </table:table-cell>
          <table:table-cell table:formula="of:=MOD(([.C255]-[.G255])/85;85)" office:value-type="float" office:value="31" calcext:value-type="float">
            <text:p>31</text:p>
          </table:table-cell>
          <table:table-cell table:formula="of:=MOD([.C255];85)" office:value-type="float" office:value="75" calcext:value-type="float">
            <text:p>75</text:p>
          </table:table-cell>
          <table:table-cell table:formula="of:=COM.MICROSOFT.CONCAT(MID(&quot;0123456789ABCDEFGHJKLMNPQRSTUVWXYZabcdefghijklmnpqrstuvwxyz!#$%&amp;()*+-;&lt;=&gt;?@^_{}[]/\:&quot;&quot;&quot;&quot;&quot;;[.D255]+1;1);MID(&quot;0123456789ABCDEFGHJKLMNPQRSTUVWXYZabcdefghijklmnpqrstuvwxyz!#$%&amp;()*+-;&lt;=&gt;?@^_{}[]/\:&quot;&quot;&quot;&quot;&quot;;[.E255]+1;1);MID(&quot;0123456789ABCDEFGHJKLMNPQRSTUVWXYZabcdefghijklmnpqrstuvwxyz!#$%&amp;()*+-;&lt;=&gt;?@^_{}[]/\:&quot;&quot;&quot;&quot;&quot;;[.F255]+1;1);MID(&quot;0123456789ABCDEFGHJKLMNPQRSTUVWXYZabcdefghijklmnpqrstuvwxyz!#$%&amp;()*+-;&lt;=&gt;?@^_{}[]/\:&quot;&quot;&quot;&quot;&quot;;[.G255]+1;1))" office:value-type="string" office:string-value="tbX^" calcext:value-type="string">
            <text:p>tbX^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430000d87b180fcdb97c0acac41e8994725f8bb93005ec6e673e47525c1270c</text:p>
          </table:table-cell>
          <table:table-cell table:formula="of:=HEX2DEC(MID([.A256];1;8))+HEX2DEC(MID([.A256];9;8))+HEX2DEC(MID([.A256];17;8))+HEX2DEC(MID([.A256];25;8))+HEX2DEC(MID([.A256];33;8))+HEX2DEC(MID([.A256];41;8))+HEX2DEC(MID([.A256];49;8))+HEX2DEC(MID([.A256];57;8))" office:value-type="float" office:value="17349119312" calcext:value-type="float">
            <text:p>17349119312</text:p>
          </table:table-cell>
          <table:table-cell table:formula="of:= MOD([.B256];85^4)" office:value-type="float" office:value="18511812" calcext:value-type="float">
            <text:p>18511812</text:p>
          </table:table-cell>
          <table:table-cell table:formula="of:=MOD(((((([.C256]-[.G256])/85)-[.F256])/85)-[.E256])/85;85)" office:value-type="float" office:value="30" calcext:value-type="float">
            <text:p>30</text:p>
          </table:table-cell>
          <table:table-cell table:formula="of:=MOD(((([.C256]-[.G256])/85)-[.F256])/85;85)" office:value-type="float" office:value="12" calcext:value-type="float">
            <text:p>12</text:p>
          </table:table-cell>
          <table:table-cell table:formula="of:=MOD(([.C256]-[.G256])/85;85)" office:value-type="float" office:value="16" calcext:value-type="float">
            <text:p>16</text:p>
          </table:table-cell>
          <table:table-cell table:formula="of:=MOD([.C256];85)" office:value-type="float" office:value="2" calcext:value-type="float">
            <text:p>2</text:p>
          </table:table-cell>
          <table:table-cell table:formula="of:=COM.MICROSOFT.CONCAT(MID(&quot;0123456789ABCDEFGHJKLMNPQRSTUVWXYZabcdefghijklmnpqrstuvwxyz!#$%&amp;()*+-;&lt;=&gt;?@^_{}[]/\:&quot;&quot;&quot;&quot;&quot;;[.D256]+1;1);MID(&quot;0123456789ABCDEFGHJKLMNPQRSTUVWXYZabcdefghijklmnpqrstuvwxyz!#$%&amp;()*+-;&lt;=&gt;?@^_{}[]/\:&quot;&quot;&quot;&quot;&quot;;[.E256]+1;1);MID(&quot;0123456789ABCDEFGHJKLMNPQRSTUVWXYZabcdefghijklmnpqrstuvwxyz!#$%&amp;()*+-;&lt;=&gt;?@^_{}[]/\:&quot;&quot;&quot;&quot;&quot;;[.F256]+1;1);MID(&quot;0123456789ABCDEFGHJKLMNPQRSTUVWXYZabcdefghijklmnpqrstuvwxyz!#$%&amp;()*+-;&lt;=&gt;?@^_{}[]/\:&quot;&quot;&quot;&quot;&quot;;[.G256]+1;1))" office:value-type="string" office:string-value="WCG2" calcext:value-type="string">
            <text:p>WCG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35c13c9dd91be5099b33b68eb3e7bae188757853dfdff01ac9e0fda758e8552</text:p>
          </table:table-cell>
          <table:table-cell table:formula="of:=HEX2DEC(MID([.A257];1;8))+HEX2DEC(MID([.A257];9;8))+HEX2DEC(MID([.A257];17;8))+HEX2DEC(MID([.A257];25;8))+HEX2DEC(MID([.A257];33;8))+HEX2DEC(MID([.A257];41;8))+HEX2DEC(MID([.A257];49;8))+HEX2DEC(MID([.A257];57;8))" office:value-type="float" office:value="19034895585" calcext:value-type="float">
            <text:p>19034895585</text:p>
          </table:table-cell>
          <table:table-cell table:formula="of:= MOD([.B257];85^4)" office:value-type="float" office:value="33868085" calcext:value-type="float">
            <text:p>33868085</text:p>
          </table:table-cell>
          <table:table-cell table:formula="of:=MOD(((((([.C257]-[.G257])/85)-[.F257])/85)-[.E257])/85;85)" office:value-type="float" office:value="55" calcext:value-type="float">
            <text:p>55</text:p>
          </table:table-cell>
          <table:table-cell table:formula="of:=MOD(((([.C257]-[.G257])/85)-[.F257])/85;85)" office:value-type="float" office:value="12" calcext:value-type="float">
            <text:p>12</text:p>
          </table:table-cell>
          <table:table-cell table:formula="of:=MOD(([.C257]-[.G257])/85;85)" office:value-type="float" office:value="53" calcext:value-type="float">
            <text:p>53</text:p>
          </table:table-cell>
          <table:table-cell table:formula="of:=MOD([.C257];85)" office:value-type="float" office:value="5" calcext:value-type="float">
            <text:p>5</text:p>
          </table:table-cell>
          <table:table-cell table:formula="of:=COM.MICROSOFT.CONCAT(MID(&quot;0123456789ABCDEFGHJKLMNPQRSTUVWXYZabcdefghijklmnpqrstuvwxyz!#$%&amp;()*+-;&lt;=&gt;?@^_{}[]/\:&quot;&quot;&quot;&quot;&quot;;[.D257]+1;1);MID(&quot;0123456789ABCDEFGHJKLMNPQRSTUVWXYZabcdefghijklmnpqrstuvwxyz!#$%&amp;()*+-;&lt;=&gt;?@^_{}[]/\:&quot;&quot;&quot;&quot;&quot;;[.E257]+1;1);MID(&quot;0123456789ABCDEFGHJKLMNPQRSTUVWXYZabcdefghijklmnpqrstuvwxyz!#$%&amp;()*+-;&lt;=&gt;?@^_{}[]/\:&quot;&quot;&quot;&quot;&quot;;[.F257]+1;1);MID(&quot;0123456789ABCDEFGHJKLMNPQRSTUVWXYZabcdefghijklmnpqrstuvwxyz!#$%&amp;()*+-;&lt;=&gt;?@^_{}[]/\:&quot;&quot;&quot;&quot;&quot;;[.G257]+1;1))" office:value-type="string" office:string-value="wCu5" calcext:value-type="string">
            <text:p>wCu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8bafb38615aeb5d44ebbabe78ec14ac35a5de87bdc5ad5ea82a72656024ce4</text:p>
          </table:table-cell>
          <table:table-cell table:formula="of:=HEX2DEC(MID([.A258];1;8))+HEX2DEC(MID([.A258];9;8))+HEX2DEC(MID([.A258];17;8))+HEX2DEC(MID([.A258];25;8))+HEX2DEC(MID([.A258];33;8))+HEX2DEC(MID([.A258];41;8))+HEX2DEC(MID([.A258];49;8))+HEX2DEC(MID([.A258];57;8))" office:value-type="float" office:value="23894591524" calcext:value-type="float">
            <text:p>23894591524</text:p>
          </table:table-cell>
          <table:table-cell table:formula="of:= MOD([.B258];85^4)" office:value-type="float" office:value="38905899" calcext:value-type="float">
            <text:p>38905899</text:p>
          </table:table-cell>
          <table:table-cell table:formula="of:=MOD(((((([.C258]-[.G258])/85)-[.F258])/85)-[.E258])/85;85)" office:value-type="float" office:value="63" calcext:value-type="float">
            <text:p>63</text:p>
          </table:table-cell>
          <table:table-cell table:formula="of:=MOD(((([.C258]-[.G258])/85)-[.F258])/85;85)" office:value-type="float" office:value="29" calcext:value-type="float">
            <text:p>29</text:p>
          </table:table-cell>
          <table:table-cell table:formula="of:=MOD(([.C258]-[.G258])/85;85)" office:value-type="float" office:value="76" calcext:value-type="float">
            <text:p>76</text:p>
          </table:table-cell>
          <table:table-cell table:formula="of:=MOD([.C258];85)" office:value-type="float" office:value="39" calcext:value-type="float">
            <text:p>39</text:p>
          </table:table-cell>
          <table:table-cell table:formula="of:=COM.MICROSOFT.CONCAT(MID(&quot;0123456789ABCDEFGHJKLMNPQRSTUVWXYZabcdefghijklmnpqrstuvwxyz!#$%&amp;()*+-;&lt;=&gt;?@^_{}[]/\:&quot;&quot;&quot;&quot;&quot;;[.D258]+1;1);MID(&quot;0123456789ABCDEFGHJKLMNPQRSTUVWXYZabcdefghijklmnpqrstuvwxyz!#$%&amp;()*+-;&lt;=&gt;?@^_{}[]/\:&quot;&quot;&quot;&quot;&quot;;[.E258]+1;1);MID(&quot;0123456789ABCDEFGHJKLMNPQRSTUVWXYZabcdefghijklmnpqrstuvwxyz!#$%&amp;()*+-;&lt;=&gt;?@^_{}[]/\:&quot;&quot;&quot;&quot;&quot;;[.F258]+1;1);MID(&quot;0123456789ABCDEFGHJKLMNPQRSTUVWXYZabcdefghijklmnpqrstuvwxyz!#$%&amp;()*+-;&lt;=&gt;?@^_{}[]/\:&quot;&quot;&quot;&quot;&quot;;[.G258]+1;1))" office:value-type="string" office:string-value="&amp;V_f" calcext:value-type="string">
            <text:p>&amp;V_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16c302d5d30e1d3fbe955cf4f637f58a871adeba597922e3baad0aeeb13f656</text:p>
          </table:table-cell>
          <table:table-cell table:formula="of:=HEX2DEC(MID([.A259];1;8))+HEX2DEC(MID([.A259];9;8))+HEX2DEC(MID([.A259];17;8))+HEX2DEC(MID([.A259];25;8))+HEX2DEC(MID([.A259];33;8))+HEX2DEC(MID([.A259];41;8))+HEX2DEC(MID([.A259];49;8))+HEX2DEC(MID([.A259];57;8))" office:value-type="float" office:value="21721378372" calcext:value-type="float">
            <text:p>21721378372</text:p>
          </table:table-cell>
          <table:table-cell table:formula="of:= MOD([.B259];85^4)" office:value-type="float" office:value="5918372" calcext:value-type="float">
            <text:p>5918372</text:p>
          </table:table-cell>
          <table:table-cell table:formula="of:=MOD(((((([.C259]-[.G259])/85)-[.F259])/85)-[.E259])/85;85)" office:value-type="float" office:value="9" calcext:value-type="float">
            <text:p>9</text:p>
          </table:table-cell>
          <table:table-cell table:formula="of:=MOD(((([.C259]-[.G259])/85)-[.F259])/85;85)" office:value-type="float" office:value="54" calcext:value-type="float">
            <text:p>54</text:p>
          </table:table-cell>
          <table:table-cell table:formula="of:=MOD(([.C259]-[.G259])/85;85)" office:value-type="float" office:value="12" calcext:value-type="float">
            <text:p>12</text:p>
          </table:table-cell>
          <table:table-cell table:formula="of:=MOD([.C259];85)" office:value-type="float" office:value="77" calcext:value-type="float">
            <text:p>77</text:p>
          </table:table-cell>
          <table:table-cell table:formula="of:=COM.MICROSOFT.CONCAT(MID(&quot;0123456789ABCDEFGHJKLMNPQRSTUVWXYZabcdefghijklmnpqrstuvwxyz!#$%&amp;()*+-;&lt;=&gt;?@^_{}[]/\:&quot;&quot;&quot;&quot;&quot;;[.D259]+1;1);MID(&quot;0123456789ABCDEFGHJKLMNPQRSTUVWXYZabcdefghijklmnpqrstuvwxyz!#$%&amp;()*+-;&lt;=&gt;?@^_{}[]/\:&quot;&quot;&quot;&quot;&quot;;[.E259]+1;1);MID(&quot;0123456789ABCDEFGHJKLMNPQRSTUVWXYZabcdefghijklmnpqrstuvwxyz!#$%&amp;()*+-;&lt;=&gt;?@^_{}[]/\:&quot;&quot;&quot;&quot;&quot;;[.F259]+1;1);MID(&quot;0123456789ABCDEFGHJKLMNPQRSTUVWXYZabcdefghijklmnpqrstuvwxyz!#$%&amp;()*+-;&lt;=&gt;?@^_{}[]/\:&quot;&quot;&quot;&quot;&quot;;[.G259]+1;1))" office:value-type="string" office:string-value="9vC{" calcext:value-type="string">
            <text:p>9vC{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ef4e1a6f9e2e77d081c8943f03b3df5fc6339e2690024c928a14f3e04ea7954</text:p>
          </table:table-cell>
          <table:table-cell table:formula="of:=HEX2DEC(MID([.A260];1;8))+HEX2DEC(MID([.A260];9;8))+HEX2DEC(MID([.A260];17;8))+HEX2DEC(MID([.A260];25;8))+HEX2DEC(MID([.A260];33;8))+HEX2DEC(MID([.A260];41;8))+HEX2DEC(MID([.A260];49;8))+HEX2DEC(MID([.A260];57;8))" office:value-type="float" office:value="15369942936" calcext:value-type="float">
            <text:p>15369942936</text:p>
          </table:table-cell>
          <table:table-cell table:formula="of:= MOD([.B260];85^4)" office:value-type="float" office:value="22959186" calcext:value-type="float">
            <text:p>22959186</text:p>
          </table:table-cell>
          <table:table-cell table:formula="of:=MOD(((((([.C260]-[.G260])/85)-[.F260])/85)-[.E260])/85;85)" office:value-type="float" office:value="37" calcext:value-type="float">
            <text:p>37</text:p>
          </table:table-cell>
          <table:table-cell table:formula="of:=MOD(((([.C260]-[.G260])/85)-[.F260])/85;85)" office:value-type="float" office:value="32" calcext:value-type="float">
            <text:p>32</text:p>
          </table:table-cell>
          <table:table-cell table:formula="of:=MOD(([.C260]-[.G260])/85;85)" office:value-type="float" office:value="63" calcext:value-type="float">
            <text:p>63</text:p>
          </table:table-cell>
          <table:table-cell table:formula="of:=MOD([.C260];85)" office:value-type="float" office:value="6" calcext:value-type="float">
            <text:p>6</text:p>
          </table:table-cell>
          <table:table-cell table:formula="of:=COM.MICROSOFT.CONCAT(MID(&quot;0123456789ABCDEFGHJKLMNPQRSTUVWXYZabcdefghijklmnpqrstuvwxyz!#$%&amp;()*+-;&lt;=&gt;?@^_{}[]/\:&quot;&quot;&quot;&quot;&quot;;[.D260]+1;1);MID(&quot;0123456789ABCDEFGHJKLMNPQRSTUVWXYZabcdefghijklmnpqrstuvwxyz!#$%&amp;()*+-;&lt;=&gt;?@^_{}[]/\:&quot;&quot;&quot;&quot;&quot;;[.E260]+1;1);MID(&quot;0123456789ABCDEFGHJKLMNPQRSTUVWXYZabcdefghijklmnpqrstuvwxyz!#$%&amp;()*+-;&lt;=&gt;?@^_{}[]/\:&quot;&quot;&quot;&quot;&quot;;[.F260]+1;1);MID(&quot;0123456789ABCDEFGHJKLMNPQRSTUVWXYZabcdefghijklmnpqrstuvwxyz!#$%&amp;()*+-;&lt;=&gt;?@^_{}[]/\:&quot;&quot;&quot;&quot;&quot;;[.G260]+1;1))" office:value-type="string" office:string-value="dY&amp;6" calcext:value-type="string">
            <text:p>dY&amp;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2c3620350e767fec3a49958f7e2f9e55f971bb9494c990e9be6130d99e4b6e</text:p>
          </table:table-cell>
          <table:table-cell table:formula="of:=HEX2DEC(MID([.A261];1;8))+HEX2DEC(MID([.A261];9;8))+HEX2DEC(MID([.A261];17;8))+HEX2DEC(MID([.A261];25;8))+HEX2DEC(MID([.A261];33;8))+HEX2DEC(MID([.A261];41;8))+HEX2DEC(MID([.A261];49;8))+HEX2DEC(MID([.A261];57;8))" office:value-type="float" office:value="21959151035" calcext:value-type="float">
            <text:p>21959151035</text:p>
          </table:table-cell>
          <table:table-cell table:formula="of:= MOD([.B261];85^4)" office:value-type="float" office:value="34888535" calcext:value-type="float">
            <text:p>34888535</text:p>
          </table:table-cell>
          <table:table-cell table:formula="of:=MOD(((((([.C261]-[.G261])/85)-[.F261])/85)-[.E261])/85;85)" office:value-type="float" office:value="56" calcext:value-type="float">
            <text:p>56</text:p>
          </table:table-cell>
          <table:table-cell table:formula="of:=MOD(((([.C261]-[.G261])/85)-[.F261])/85;85)" office:value-type="float" office:value="68" calcext:value-type="float">
            <text:p>68</text:p>
          </table:table-cell>
          <table:table-cell table:formula="of:=MOD(([.C261]-[.G261])/85;85)" office:value-type="float" office:value="73" calcext:value-type="float">
            <text:p>73</text:p>
          </table:table-cell>
          <table:table-cell table:formula="of:=MOD([.C261];85)" office:value-type="float" office:value="30" calcext:value-type="float">
            <text:p>30</text:p>
          </table:table-cell>
          <table:table-cell table:formula="of:=COM.MICROSOFT.CONCAT(MID(&quot;0123456789ABCDEFGHJKLMNPQRSTUVWXYZabcdefghijklmnpqrstuvwxyz!#$%&amp;()*+-;&lt;=&gt;?@^_{}[]/\:&quot;&quot;&quot;&quot;&quot;;[.D261]+1;1);MID(&quot;0123456789ABCDEFGHJKLMNPQRSTUVWXYZabcdefghijklmnpqrstuvwxyz!#$%&amp;()*+-;&lt;=&gt;?@^_{}[]/\:&quot;&quot;&quot;&quot;&quot;;[.E261]+1;1);MID(&quot;0123456789ABCDEFGHJKLMNPQRSTUVWXYZabcdefghijklmnpqrstuvwxyz!#$%&amp;()*+-;&lt;=&gt;?@^_{}[]/\:&quot;&quot;&quot;&quot;&quot;;[.F261]+1;1);MID(&quot;0123456789ABCDEFGHJKLMNPQRSTUVWXYZabcdefghijklmnpqrstuvwxyz!#$%&amp;()*+-;&lt;=&gt;?@^_{}[]/\:&quot;&quot;&quot;&quot;&quot;;[.G261]+1;1))" office:value-type="string" office:string-value="x-?W" calcext:value-type="string">
            <text:p>x-?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c8153d5ad2763d9c094089908671d86d0dba25b58441ddb3f89c5a6596a8aa2</text:p>
          </table:table-cell>
          <table:table-cell table:formula="of:=HEX2DEC(MID([.A262];1;8))+HEX2DEC(MID([.A262];9;8))+HEX2DEC(MID([.A262];17;8))+HEX2DEC(MID([.A262];25;8))+HEX2DEC(MID([.A262];33;8))+HEX2DEC(MID([.A262];41;8))+HEX2DEC(MID([.A262];49;8))+HEX2DEC(MID([.A262];57;8))" office:value-type="float" office:value="17259032139" calcext:value-type="float">
            <text:p>17259032139</text:p>
          </table:table-cell>
          <table:table-cell table:formula="of:= MOD([.B262];85^4)" office:value-type="float" office:value="32825889" calcext:value-type="float">
            <text:p>32825889</text:p>
          </table:table-cell>
          <table:table-cell table:formula="of:=MOD(((((([.C262]-[.G262])/85)-[.F262])/85)-[.E262])/85;85)" office:value-type="float" office:value="53" calcext:value-type="float">
            <text:p>53</text:p>
          </table:table-cell>
          <table:table-cell table:formula="of:=MOD(((([.C262]-[.G262])/85)-[.F262])/85;85)" office:value-type="float" office:value="38" calcext:value-type="float">
            <text:p>38</text:p>
          </table:table-cell>
          <table:table-cell table:formula="of:=MOD(([.C262]-[.G262])/85;85)" office:value-type="float" office:value="31" calcext:value-type="float">
            <text:p>31</text:p>
          </table:table-cell>
          <table:table-cell table:formula="of:=MOD([.C262];85)" office:value-type="float" office:value="79" calcext:value-type="float">
            <text:p>79</text:p>
          </table:table-cell>
          <table:table-cell table:formula="of:=COM.MICROSOFT.CONCAT(MID(&quot;0123456789ABCDEFGHJKLMNPQRSTUVWXYZabcdefghijklmnpqrstuvwxyz!#$%&amp;()*+-;&lt;=&gt;?@^_{}[]/\:&quot;&quot;&quot;&quot;&quot;;[.D262]+1;1);MID(&quot;0123456789ABCDEFGHJKLMNPQRSTUVWXYZabcdefghijklmnpqrstuvwxyz!#$%&amp;()*+-;&lt;=&gt;?@^_{}[]/\:&quot;&quot;&quot;&quot;&quot;;[.E262]+1;1);MID(&quot;0123456789ABCDEFGHJKLMNPQRSTUVWXYZabcdefghijklmnpqrstuvwxyz!#$%&amp;()*+-;&lt;=&gt;?@^_{}[]/\:&quot;&quot;&quot;&quot;&quot;;[.F262]+1;1);MID(&quot;0123456789ABCDEFGHJKLMNPQRSTUVWXYZabcdefghijklmnpqrstuvwxyz!#$%&amp;()*+-;&lt;=&gt;?@^_{}[]/\:&quot;&quot;&quot;&quot;&quot;;[.G262]+1;1))" office:value-type="string" office:string-value="ueX[" calcext:value-type="string">
            <text:p>ueX[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4a144adfc7753e93682285733402c2cc2afa2af9cd933aa06ea5f39d33fa6b8</text:p>
          </table:table-cell>
          <table:table-cell table:formula="of:=HEX2DEC(MID([.A263];1;8))+HEX2DEC(MID([.A263];9;8))+HEX2DEC(MID([.A263];17;8))+HEX2DEC(MID([.A263];25;8))+HEX2DEC(MID([.A263];33;8))+HEX2DEC(MID([.A263];41;8))+HEX2DEC(MID([.A263];49;8))+HEX2DEC(MID([.A263];57;8))" office:value-type="float" office:value="18330012003" calcext:value-type="float">
            <text:p>18330012003</text:p>
          </table:table-cell>
          <table:table-cell table:formula="of:= MOD([.B263];85^4)" office:value-type="float" office:value="7592628" calcext:value-type="float">
            <text:p>7592628</text:p>
          </table:table-cell>
          <table:table-cell table:formula="of:=MOD(((((([.C263]-[.G263])/85)-[.F263])/85)-[.E263])/85;85)" office:value-type="float" office:value="12" calcext:value-type="float">
            <text:p>12</text:p>
          </table:table-cell>
          <table:table-cell table:formula="of:=MOD(((([.C263]-[.G263])/85)-[.F263])/85;85)" office:value-type="float" office:value="30" calcext:value-type="float">
            <text:p>30</text:p>
          </table:table-cell>
          <table:table-cell table:formula="of:=MOD(([.C263]-[.G263])/85;85)" office:value-type="float" office:value="75" calcext:value-type="float">
            <text:p>75</text:p>
          </table:table-cell>
          <table:table-cell table:formula="of:=MOD([.C263];85)" office:value-type="float" office:value="3" calcext:value-type="float">
            <text:p>3</text:p>
          </table:table-cell>
          <table:table-cell table:formula="of:=COM.MICROSOFT.CONCAT(MID(&quot;0123456789ABCDEFGHJKLMNPQRSTUVWXYZabcdefghijklmnpqrstuvwxyz!#$%&amp;()*+-;&lt;=&gt;?@^_{}[]/\:&quot;&quot;&quot;&quot;&quot;;[.D263]+1;1);MID(&quot;0123456789ABCDEFGHJKLMNPQRSTUVWXYZabcdefghijklmnpqrstuvwxyz!#$%&amp;()*+-;&lt;=&gt;?@^_{}[]/\:&quot;&quot;&quot;&quot;&quot;;[.E263]+1;1);MID(&quot;0123456789ABCDEFGHJKLMNPQRSTUVWXYZabcdefghijklmnpqrstuvwxyz!#$%&amp;()*+-;&lt;=&gt;?@^_{}[]/\:&quot;&quot;&quot;&quot;&quot;;[.F263]+1;1);MID(&quot;0123456789ABCDEFGHJKLMNPQRSTUVWXYZabcdefghijklmnpqrstuvwxyz!#$%&amp;()*+-;&lt;=&gt;?@^_{}[]/\:&quot;&quot;&quot;&quot;&quot;;[.G263]+1;1))" office:value-type="string" office:string-value="CW^3" calcext:value-type="string">
            <text:p>CW^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9e4967913b0cd86c82ee3c187e5aec668f94518e50b1c4891488f016e161724</text:p>
          </table:table-cell>
          <table:table-cell table:formula="of:=HEX2DEC(MID([.A264];1;8))+HEX2DEC(MID([.A264];9;8))+HEX2DEC(MID([.A264];17;8))+HEX2DEC(MID([.A264];25;8))+HEX2DEC(MID([.A264];33;8))+HEX2DEC(MID([.A264];41;8))+HEX2DEC(MID([.A264];49;8))+HEX2DEC(MID([.A264];57;8))" office:value-type="float" office:value="16559963659" calcext:value-type="float">
            <text:p>16559963659</text:p>
          </table:table-cell>
          <table:table-cell table:formula="of:= MOD([.B264];85^4)" office:value-type="float" office:value="12365534" calcext:value-type="float">
            <text:p>12365534</text:p>
          </table:table-cell>
          <table:table-cell table:formula="of:=MOD(((((([.C264]-[.G264])/85)-[.F264])/85)-[.E264])/85;85)" office:value-type="float" office:value="20" calcext:value-type="float">
            <text:p>20</text:p>
          </table:table-cell>
          <table:table-cell table:formula="of:=MOD(((([.C264]-[.G264])/85)-[.F264])/85;85)" office:value-type="float" office:value="11" calcext:value-type="float">
            <text:p>11</text:p>
          </table:table-cell>
          <table:table-cell table:formula="of:=MOD(([.C264]-[.G264])/85;85)" office:value-type="float" office:value="41" calcext:value-type="float">
            <text:p>41</text:p>
          </table:table-cell>
          <table:table-cell table:formula="of:=MOD([.C264];85)" office:value-type="float" office:value="74" calcext:value-type="float">
            <text:p>74</text:p>
          </table:table-cell>
          <table:table-cell table:formula="of:=COM.MICROSOFT.CONCAT(MID(&quot;0123456789ABCDEFGHJKLMNPQRSTUVWXYZabcdefghijklmnpqrstuvwxyz!#$%&amp;()*+-;&lt;=&gt;?@^_{}[]/\:&quot;&quot;&quot;&quot;&quot;;[.D264]+1;1);MID(&quot;0123456789ABCDEFGHJKLMNPQRSTUVWXYZabcdefghijklmnpqrstuvwxyz!#$%&amp;()*+-;&lt;=&gt;?@^_{}[]/\:&quot;&quot;&quot;&quot;&quot;;[.E264]+1;1);MID(&quot;0123456789ABCDEFGHJKLMNPQRSTUVWXYZabcdefghijklmnpqrstuvwxyz!#$%&amp;()*+-;&lt;=&gt;?@^_{}[]/\:&quot;&quot;&quot;&quot;&quot;;[.F264]+1;1);MID(&quot;0123456789ABCDEFGHJKLMNPQRSTUVWXYZabcdefghijklmnpqrstuvwxyz!#$%&amp;()*+-;&lt;=&gt;?@^_{}[]/\:&quot;&quot;&quot;&quot;&quot;;[.G264]+1;1))" office:value-type="string" office:string-value="LBh@" calcext:value-type="string">
            <text:p>LBh@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b8bdfb87f3d60549cc3e640a0cb99ea4001da5b24efd7b240b5f7cf170e14cc</text:p>
          </table:table-cell>
          <table:table-cell table:formula="of:=HEX2DEC(MID([.A265];1;8))+HEX2DEC(MID([.A265];9;8))+HEX2DEC(MID([.A265];17;8))+HEX2DEC(MID([.A265];25;8))+HEX2DEC(MID([.A265];33;8))+HEX2DEC(MID([.A265];41;8))+HEX2DEC(MID([.A265];49;8))+HEX2DEC(MID([.A265];57;8))" office:value-type="float" office:value="11090689758" calcext:value-type="float">
            <text:p>11090689758</text:p>
          </table:table-cell>
          <table:table-cell table:formula="of:= MOD([.B265];85^4)" office:value-type="float" office:value="24157258" calcext:value-type="float">
            <text:p>24157258</text:p>
          </table:table-cell>
          <table:table-cell table:formula="of:=MOD(((((([.C265]-[.G265])/85)-[.F265])/85)-[.E265])/85;85)" office:value-type="float" office:value="39" calcext:value-type="float">
            <text:p>39</text:p>
          </table:table-cell>
          <table:table-cell table:formula="of:=MOD(((([.C265]-[.G265])/85)-[.F265])/85;85)" office:value-type="float" office:value="28" calcext:value-type="float">
            <text:p>28</text:p>
          </table:table-cell>
          <table:table-cell table:formula="of:=MOD(([.C265]-[.G265])/85;85)" office:value-type="float" office:value="48" calcext:value-type="float">
            <text:p>48</text:p>
          </table:table-cell>
          <table:table-cell table:formula="of:=MOD([.C265];85)" office:value-type="float" office:value="3" calcext:value-type="float">
            <text:p>3</text:p>
          </table:table-cell>
          <table:table-cell table:formula="of:=COM.MICROSOFT.CONCAT(MID(&quot;0123456789ABCDEFGHJKLMNPQRSTUVWXYZabcdefghijklmnpqrstuvwxyz!#$%&amp;()*+-;&lt;=&gt;?@^_{}[]/\:&quot;&quot;&quot;&quot;&quot;;[.D265]+1;1);MID(&quot;0123456789ABCDEFGHJKLMNPQRSTUVWXYZabcdefghijklmnpqrstuvwxyz!#$%&amp;()*+-;&lt;=&gt;?@^_{}[]/\:&quot;&quot;&quot;&quot;&quot;;[.E265]+1;1);MID(&quot;0123456789ABCDEFGHJKLMNPQRSTUVWXYZabcdefghijklmnpqrstuvwxyz!#$%&amp;()*+-;&lt;=&gt;?@^_{}[]/\:&quot;&quot;&quot;&quot;&quot;;[.F265]+1;1);MID(&quot;0123456789ABCDEFGHJKLMNPQRSTUVWXYZabcdefghijklmnpqrstuvwxyz!#$%&amp;()*+-;&lt;=&gt;?@^_{}[]/\:&quot;&quot;&quot;&quot;&quot;;[.G265]+1;1))" office:value-type="string" office:string-value="fUp3" calcext:value-type="string">
            <text:p>fUp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90d04a5b890e6422528e44b9b30aebc34389e7b470584e87ad9de08cf31faf9</text:p>
          </table:table-cell>
          <table:table-cell table:formula="of:=HEX2DEC(MID([.A266];1;8))+HEX2DEC(MID([.A266];9;8))+HEX2DEC(MID([.A266];17;8))+HEX2DEC(MID([.A266];25;8))+HEX2DEC(MID([.A266];33;8))+HEX2DEC(MID([.A266];41;8))+HEX2DEC(MID([.A266];49;8))+HEX2DEC(MID([.A266];57;8))" office:value-type="float" office:value="17570036306" calcext:value-type="float">
            <text:p>17570036306</text:p>
          </table:table-cell>
          <table:table-cell table:formula="of:= MOD([.B266];85^4)" office:value-type="float" office:value="30626306" calcext:value-type="float">
            <text:p>30626306</text:p>
          </table:table-cell>
          <table:table-cell table:formula="of:=MOD(((((([.C266]-[.G266])/85)-[.F266])/85)-[.E266])/85;85)" office:value-type="float" office:value="49" calcext:value-type="float">
            <text:p>49</text:p>
          </table:table-cell>
          <table:table-cell table:formula="of:=MOD(((([.C266]-[.G266])/85)-[.F266])/85;85)" office:value-type="float" office:value="73" calcext:value-type="float">
            <text:p>73</text:p>
          </table:table-cell>
          <table:table-cell table:formula="of:=MOD(([.C266]-[.G266])/85;85)" office:value-type="float" office:value="79" calcext:value-type="float">
            <text:p>79</text:p>
          </table:table-cell>
          <table:table-cell table:formula="of:=MOD([.C266];85)" office:value-type="float" office:value="41" calcext:value-type="float">
            <text:p>41</text:p>
          </table:table-cell>
          <table:table-cell table:formula="of:=COM.MICROSOFT.CONCAT(MID(&quot;0123456789ABCDEFGHJKLMNPQRSTUVWXYZabcdefghijklmnpqrstuvwxyz!#$%&amp;()*+-;&lt;=&gt;?@^_{}[]/\:&quot;&quot;&quot;&quot;&quot;;[.D266]+1;1);MID(&quot;0123456789ABCDEFGHJKLMNPQRSTUVWXYZabcdefghijklmnpqrstuvwxyz!#$%&amp;()*+-;&lt;=&gt;?@^_{}[]/\:&quot;&quot;&quot;&quot;&quot;;[.E266]+1;1);MID(&quot;0123456789ABCDEFGHJKLMNPQRSTUVWXYZabcdefghijklmnpqrstuvwxyz!#$%&amp;()*+-;&lt;=&gt;?@^_{}[]/\:&quot;&quot;&quot;&quot;&quot;;[.F266]+1;1);MID(&quot;0123456789ABCDEFGHJKLMNPQRSTUVWXYZabcdefghijklmnpqrstuvwxyz!#$%&amp;()*+-;&lt;=&gt;?@^_{}[]/\:&quot;&quot;&quot;&quot;&quot;;[.G266]+1;1))" office:value-type="string" office:string-value="q?[h" calcext:value-type="string">
            <text:p>q?[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76342450d68e8053064f0d832687e79651136d149bc0c0eaa058f2459129bc1</text:p>
          </table:table-cell>
          <table:table-cell table:formula="of:=HEX2DEC(MID([.A267];1;8))+HEX2DEC(MID([.A267];9;8))+HEX2DEC(MID([.A267];17;8))+HEX2DEC(MID([.A267];25;8))+HEX2DEC(MID([.A267];33;8))+HEX2DEC(MID([.A267];41;8))+HEX2DEC(MID([.A267];49;8))+HEX2DEC(MID([.A267];57;8))" office:value-type="float" office:value="11433609055" calcext:value-type="float">
            <text:p>11433609055</text:p>
          </table:table-cell>
          <table:table-cell table:formula="of:= MOD([.B267];85^4)" office:value-type="float" office:value="1672180" calcext:value-type="float">
            <text:p>1672180</text:p>
          </table:table-cell>
          <table:table-cell table:formula="of:=MOD(((((([.C267]-[.G267])/85)-[.F267])/85)-[.E267])/85;85)" office:value-type="float" office:value="2" calcext:value-type="float">
            <text:p>2</text:p>
          </table:table-cell>
          <table:table-cell table:formula="of:=MOD(((([.C267]-[.G267])/85)-[.F267])/85;85)" office:value-type="float" office:value="61" calcext:value-type="float">
            <text:p>61</text:p>
          </table:table-cell>
          <table:table-cell table:formula="of:=MOD(([.C267]-[.G267])/85;85)" office:value-type="float" office:value="37" calcext:value-type="float">
            <text:p>37</text:p>
          </table:table-cell>
          <table:table-cell table:formula="of:=MOD([.C267];85)" office:value-type="float" office:value="60" calcext:value-type="float">
            <text:p>60</text:p>
          </table:table-cell>
          <table:table-cell table:formula="of:=COM.MICROSOFT.CONCAT(MID(&quot;0123456789ABCDEFGHJKLMNPQRSTUVWXYZabcdefghijklmnpqrstuvwxyz!#$%&amp;()*+-;&lt;=&gt;?@^_{}[]/\:&quot;&quot;&quot;&quot;&quot;;[.D267]+1;1);MID(&quot;0123456789ABCDEFGHJKLMNPQRSTUVWXYZabcdefghijklmnpqrstuvwxyz!#$%&amp;()*+-;&lt;=&gt;?@^_{}[]/\:&quot;&quot;&quot;&quot;&quot;;[.E267]+1;1);MID(&quot;0123456789ABCDEFGHJKLMNPQRSTUVWXYZabcdefghijklmnpqrstuvwxyz!#$%&amp;()*+-;&lt;=&gt;?@^_{}[]/\:&quot;&quot;&quot;&quot;&quot;;[.F267]+1;1);MID(&quot;0123456789ABCDEFGHJKLMNPQRSTUVWXYZabcdefghijklmnpqrstuvwxyz!#$%&amp;()*+-;&lt;=&gt;?@^_{}[]/\:&quot;&quot;&quot;&quot;&quot;;[.G267]+1;1))" office:value-type="string" office:string-value="2$d#" calcext:value-type="string">
            <text:p>2$d#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ab07e71db18dc04363cf2c8e392dad5a699fe5bcf01daf4e70ad34e7dbbb43a</text:p>
          </table:table-cell>
          <table:table-cell table:formula="of:=HEX2DEC(MID([.A268];1;8))+HEX2DEC(MID([.A268];9;8))+HEX2DEC(MID([.A268];17;8))+HEX2DEC(MID([.A268];25;8))+HEX2DEC(MID([.A268];33;8))+HEX2DEC(MID([.A268];41;8))+HEX2DEC(MID([.A268];49;8))+HEX2DEC(MID([.A268];57;8))" office:value-type="float" office:value="22179186921" calcext:value-type="float">
            <text:p>22179186921</text:p>
          </table:table-cell>
          <table:table-cell table:formula="of:= MOD([.B268];85^4)" office:value-type="float" office:value="46121921" calcext:value-type="float">
            <text:p>46121921</text:p>
          </table:table-cell>
          <table:table-cell table:formula="of:=MOD(((((([.C268]-[.G268])/85)-[.F268])/85)-[.E268])/85;85)" office:value-type="float" office:value="75" calcext:value-type="float">
            <text:p>75</text:p>
          </table:table-cell>
          <table:table-cell table:formula="of:=MOD(((([.C268]-[.G268])/85)-[.F268])/85;85)" office:value-type="float" office:value="8" calcext:value-type="float">
            <text:p>8</text:p>
          </table:table-cell>
          <table:table-cell table:formula="of:=MOD(([.C268]-[.G268])/85;85)" office:value-type="float" office:value="55" calcext:value-type="float">
            <text:p>55</text:p>
          </table:table-cell>
          <table:table-cell table:formula="of:=MOD([.C268];85)" office:value-type="float" office:value="71" calcext:value-type="float">
            <text:p>71</text:p>
          </table:table-cell>
          <table:table-cell table:formula="of:=COM.MICROSOFT.CONCAT(MID(&quot;0123456789ABCDEFGHJKLMNPQRSTUVWXYZabcdefghijklmnpqrstuvwxyz!#$%&amp;()*+-;&lt;=&gt;?@^_{}[]/\:&quot;&quot;&quot;&quot;&quot;;[.D268]+1;1);MID(&quot;0123456789ABCDEFGHJKLMNPQRSTUVWXYZabcdefghijklmnpqrstuvwxyz!#$%&amp;()*+-;&lt;=&gt;?@^_{}[]/\:&quot;&quot;&quot;&quot;&quot;;[.E268]+1;1);MID(&quot;0123456789ABCDEFGHJKLMNPQRSTUVWXYZabcdefghijklmnpqrstuvwxyz!#$%&amp;()*+-;&lt;=&gt;?@^_{}[]/\:&quot;&quot;&quot;&quot;&quot;;[.F268]+1;1);MID(&quot;0123456789ABCDEFGHJKLMNPQRSTUVWXYZabcdefghijklmnpqrstuvwxyz!#$%&amp;()*+-;&lt;=&gt;?@^_{}[]/\:&quot;&quot;&quot;&quot;&quot;;[.G268]+1;1))" office:value-type="string" office:string-value="^8w=" calcext:value-type="string">
            <text:p>^8w=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c284b869e1e68a49e89036fb53c90f6669e21791f3d0a864989de7f9a5097e7</text:p>
          </table:table-cell>
          <table:table-cell table:formula="of:=HEX2DEC(MID([.A269];1;8))+HEX2DEC(MID([.A269];9;8))+HEX2DEC(MID([.A269];17;8))+HEX2DEC(MID([.A269];25;8))+HEX2DEC(MID([.A269];33;8))+HEX2DEC(MID([.A269];41;8))+HEX2DEC(MID([.A269];49;8))+HEX2DEC(MID([.A269];57;8))" office:value-type="float" office:value="16236276468" calcext:value-type="float">
            <text:p>16236276468</text:p>
          </table:table-cell>
          <table:table-cell table:formula="of:= MOD([.B269];85^4)" office:value-type="float" office:value="1882093" calcext:value-type="float">
            <text:p>1882093</text:p>
          </table:table-cell>
          <table:table-cell table:formula="of:=MOD(((((([.C269]-[.G269])/85)-[.F269])/85)-[.E269])/85;85)" office:value-type="float" office:value="3" calcext:value-type="float">
            <text:p>3</text:p>
          </table:table-cell>
          <table:table-cell table:formula="of:=MOD(((([.C269]-[.G269])/85)-[.F269])/85;85)" office:value-type="float" office:value="5" calcext:value-type="float">
            <text:p>5</text:p>
          </table:table-cell>
          <table:table-cell table:formula="of:=MOD(([.C269]-[.G269])/85;85)" office:value-type="float" office:value="42" calcext:value-type="float">
            <text:p>42</text:p>
          </table:table-cell>
          <table:table-cell table:formula="of:=MOD([.C269];85)" office:value-type="float" office:value="23" calcext:value-type="float">
            <text:p>23</text:p>
          </table:table-cell>
          <table:table-cell table:formula="of:=COM.MICROSOFT.CONCAT(MID(&quot;0123456789ABCDEFGHJKLMNPQRSTUVWXYZabcdefghijklmnpqrstuvwxyz!#$%&amp;()*+-;&lt;=&gt;?@^_{}[]/\:&quot;&quot;&quot;&quot;&quot;;[.D269]+1;1);MID(&quot;0123456789ABCDEFGHJKLMNPQRSTUVWXYZabcdefghijklmnpqrstuvwxyz!#$%&amp;()*+-;&lt;=&gt;?@^_{}[]/\:&quot;&quot;&quot;&quot;&quot;;[.E269]+1;1);MID(&quot;0123456789ABCDEFGHJKLMNPQRSTUVWXYZabcdefghijklmnpqrstuvwxyz!#$%&amp;()*+-;&lt;=&gt;?@^_{}[]/\:&quot;&quot;&quot;&quot;&quot;;[.F269]+1;1);MID(&quot;0123456789ABCDEFGHJKLMNPQRSTUVWXYZabcdefghijklmnpqrstuvwxyz!#$%&amp;()*+-;&lt;=&gt;?@^_{}[]/\:&quot;&quot;&quot;&quot;&quot;;[.G269]+1;1))" office:value-type="string" office:string-value="35iP" calcext:value-type="string">
            <text:p>35i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5cc4a987c45bfa0501462f8834fc1bc133202cc3d69c4a40a6fafadaf9c686b</text:p>
          </table:table-cell>
          <table:table-cell table:formula="of:=HEX2DEC(MID([.A270];1;8))+HEX2DEC(MID([.A270];9;8))+HEX2DEC(MID([.A270];17;8))+HEX2DEC(MID([.A270];25;8))+HEX2DEC(MID([.A270];33;8))+HEX2DEC(MID([.A270];41;8))+HEX2DEC(MID([.A270];49;8))+HEX2DEC(MID([.A270];57;8))" office:value-type="float" office:value="10202517108" calcext:value-type="float">
            <text:p>10202517108</text:p>
          </table:table-cell>
          <table:table-cell table:formula="of:= MOD([.B270];85^4)" office:value-type="float" office:value="23395233" calcext:value-type="float">
            <text:p>23395233</text:p>
          </table:table-cell>
          <table:table-cell table:formula="of:=MOD(((((([.C270]-[.G270])/85)-[.F270])/85)-[.E270])/85;85)" office:value-type="float" office:value="38" calcext:value-type="float">
            <text:p>38</text:p>
          </table:table-cell>
          <table:table-cell table:formula="of:=MOD(((([.C270]-[.G270])/85)-[.F270])/85;85)" office:value-type="float" office:value="8" calcext:value-type="float">
            <text:p>8</text:p>
          </table:table-cell>
          <table:table-cell table:formula="of:=MOD(([.C270]-[.G270])/85;85)" office:value-type="float" office:value="8" calcext:value-type="float">
            <text:p>8</text:p>
          </table:table-cell>
          <table:table-cell table:formula="of:=MOD([.C270];85)" office:value-type="float" office:value="3" calcext:value-type="float">
            <text:p>3</text:p>
          </table:table-cell>
          <table:table-cell table:formula="of:=COM.MICROSOFT.CONCAT(MID(&quot;0123456789ABCDEFGHJKLMNPQRSTUVWXYZabcdefghijklmnpqrstuvwxyz!#$%&amp;()*+-;&lt;=&gt;?@^_{}[]/\:&quot;&quot;&quot;&quot;&quot;;[.D270]+1;1);MID(&quot;0123456789ABCDEFGHJKLMNPQRSTUVWXYZabcdefghijklmnpqrstuvwxyz!#$%&amp;()*+-;&lt;=&gt;?@^_{}[]/\:&quot;&quot;&quot;&quot;&quot;;[.E270]+1;1);MID(&quot;0123456789ABCDEFGHJKLMNPQRSTUVWXYZabcdefghijklmnpqrstuvwxyz!#$%&amp;()*+-;&lt;=&gt;?@^_{}[]/\:&quot;&quot;&quot;&quot;&quot;;[.F270]+1;1);MID(&quot;0123456789ABCDEFGHJKLMNPQRSTUVWXYZabcdefghijklmnpqrstuvwxyz!#$%&amp;()*+-;&lt;=&gt;?@^_{}[]/\:&quot;&quot;&quot;&quot;&quot;;[.G270]+1;1))" office:value-type="string" office:string-value="e883" calcext:value-type="string">
            <text:p>e8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3d6d936f7886fbbc786edb8fcd99a278d7a7fd219cef0edb21f7be11f1e13d</text:p>
          </table:table-cell>
          <table:table-cell table:formula="of:=HEX2DEC(MID([.A271];1;8))+HEX2DEC(MID([.A271];9;8))+HEX2DEC(MID([.A271];17;8))+HEX2DEC(MID([.A271];25;8))+HEX2DEC(MID([.A271];33;8))+HEX2DEC(MID([.A271];41;8))+HEX2DEC(MID([.A271];49;8))+HEX2DEC(MID([.A271];57;8))" office:value-type="float" office:value="18211958033" calcext:value-type="float">
            <text:p>18211958033</text:p>
          </table:table-cell>
          <table:table-cell table:formula="of:= MOD([.B271];85^4)" office:value-type="float" office:value="46140533" calcext:value-type="float">
            <text:p>46140533</text:p>
          </table:table-cell>
          <table:table-cell table:formula="of:=MOD(((((([.C271]-[.G271])/85)-[.F271])/85)-[.E271])/85;85)" office:value-type="float" office:value="75" calcext:value-type="float">
            <text:p>75</text:p>
          </table:table-cell>
          <table:table-cell table:formula="of:=MOD(((([.C271]-[.G271])/85)-[.F271])/85;85)" office:value-type="float" office:value="11" calcext:value-type="float">
            <text:p>11</text:p>
          </table:table-cell>
          <table:table-cell table:formula="of:=MOD(([.C271]-[.G271])/85;85)" office:value-type="float" office:value="19" calcext:value-type="float">
            <text:p>19</text:p>
          </table:table-cell>
          <table:table-cell table:formula="of:=MOD([.C271];85)" office:value-type="float" office:value="68" calcext:value-type="float">
            <text:p>68</text:p>
          </table:table-cell>
          <table:table-cell table:formula="of:=COM.MICROSOFT.CONCAT(MID(&quot;0123456789ABCDEFGHJKLMNPQRSTUVWXYZabcdefghijklmnpqrstuvwxyz!#$%&amp;()*+-;&lt;=&gt;?@^_{}[]/\:&quot;&quot;&quot;&quot;&quot;;[.D271]+1;1);MID(&quot;0123456789ABCDEFGHJKLMNPQRSTUVWXYZabcdefghijklmnpqrstuvwxyz!#$%&amp;()*+-;&lt;=&gt;?@^_{}[]/\:&quot;&quot;&quot;&quot;&quot;;[.E271]+1;1);MID(&quot;0123456789ABCDEFGHJKLMNPQRSTUVWXYZabcdefghijklmnpqrstuvwxyz!#$%&amp;()*+-;&lt;=&gt;?@^_{}[]/\:&quot;&quot;&quot;&quot;&quot;;[.F271]+1;1);MID(&quot;0123456789ABCDEFGHJKLMNPQRSTUVWXYZabcdefghijklmnpqrstuvwxyz!#$%&amp;()*+-;&lt;=&gt;?@^_{}[]/\:&quot;&quot;&quot;&quot;&quot;;[.G271]+1;1))" office:value-type="string" office:string-value="^BK-" calcext:value-type="string">
            <text:p>^BK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17b2e63b36554d194c11f0818b200272317d419836b6ffed13ca48c612cb0b1</text:p>
          </table:table-cell>
          <table:table-cell table:formula="of:=HEX2DEC(MID([.A272];1;8))+HEX2DEC(MID([.A272];9;8))+HEX2DEC(MID([.A272];17;8))+HEX2DEC(MID([.A272];25;8))+HEX2DEC(MID([.A272];33;8))+HEX2DEC(MID([.A272];41;8))+HEX2DEC(MID([.A272];49;8))+HEX2DEC(MID([.A272];57;8))" office:value-type="float" office:value="14684273591" calcext:value-type="float">
            <text:p>14684273591</text:p>
          </table:table-cell>
          <table:table-cell table:formula="of:= MOD([.B272];85^4)" office:value-type="float" office:value="15897966" calcext:value-type="float">
            <text:p>15897966</text:p>
          </table:table-cell>
          <table:table-cell table:formula="of:=MOD(((((([.C272]-[.G272])/85)-[.F272])/85)-[.E272])/85;85)" office:value-type="float" office:value="25" calcext:value-type="float">
            <text:p>25</text:p>
          </table:table-cell>
          <table:table-cell table:formula="of:=MOD(((([.C272]-[.G272])/85)-[.F272])/85;85)" office:value-type="float" office:value="75" calcext:value-type="float">
            <text:p>75</text:p>
          </table:table-cell>
          <table:table-cell table:formula="of:=MOD(([.C272]-[.G272])/85;85)" office:value-type="float" office:value="34" calcext:value-type="float">
            <text:p>34</text:p>
          </table:table-cell>
          <table:table-cell table:formula="of:=MOD([.C272];85)" office:value-type="float" office:value="76" calcext:value-type="float">
            <text:p>76</text:p>
          </table:table-cell>
          <table:table-cell table:formula="of:=COM.MICROSOFT.CONCAT(MID(&quot;0123456789ABCDEFGHJKLMNPQRSTUVWXYZabcdefghijklmnpqrstuvwxyz!#$%&amp;()*+-;&lt;=&gt;?@^_{}[]/\:&quot;&quot;&quot;&quot;&quot;;[.D272]+1;1);MID(&quot;0123456789ABCDEFGHJKLMNPQRSTUVWXYZabcdefghijklmnpqrstuvwxyz!#$%&amp;()*+-;&lt;=&gt;?@^_{}[]/\:&quot;&quot;&quot;&quot;&quot;;[.E272]+1;1);MID(&quot;0123456789ABCDEFGHJKLMNPQRSTUVWXYZabcdefghijklmnpqrstuvwxyz!#$%&amp;()*+-;&lt;=&gt;?@^_{}[]/\:&quot;&quot;&quot;&quot;&quot;;[.F272]+1;1);MID(&quot;0123456789ABCDEFGHJKLMNPQRSTUVWXYZabcdefghijklmnpqrstuvwxyz!#$%&amp;()*+-;&lt;=&gt;?@^_{}[]/\:&quot;&quot;&quot;&quot;&quot;;[.G272]+1;1))" office:value-type="string" office:string-value="R^a_" calcext:value-type="string">
            <text:p>R^a_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730812f002668e7c68d8c0a2f2c4d96f430b9364ec4928329ddd2f25e0f1534</text:p>
          </table:table-cell>
          <table:table-cell table:formula="of:=HEX2DEC(MID([.A273];1;8))+HEX2DEC(MID([.A273];9;8))+HEX2DEC(MID([.A273];17;8))+HEX2DEC(MID([.A273];25;8))+HEX2DEC(MID([.A273];33;8))+HEX2DEC(MID([.A273];41;8))+HEX2DEC(MID([.A273];49;8))+HEX2DEC(MID([.A273];57;8))" office:value-type="float" office:value="15165749141" calcext:value-type="float">
            <text:p>15165749141</text:p>
          </table:table-cell>
          <table:table-cell table:formula="of:= MOD([.B273];85^4)" office:value-type="float" office:value="27567891" calcext:value-type="float">
            <text:p>27567891</text:p>
          </table:table-cell>
          <table:table-cell table:formula="of:=MOD(((((([.C273]-[.G273])/85)-[.F273])/85)-[.E273])/85;85)" office:value-type="float" office:value="44" calcext:value-type="float">
            <text:p>44</text:p>
          </table:table-cell>
          <table:table-cell table:formula="of:=MOD(((([.C273]-[.G273])/85)-[.F273])/85;85)" office:value-type="float" office:value="75" calcext:value-type="float">
            <text:p>75</text:p>
          </table:table-cell>
          <table:table-cell table:formula="of:=MOD(([.C273]-[.G273])/85;85)" office:value-type="float" office:value="53" calcext:value-type="float">
            <text:p>53</text:p>
          </table:table-cell>
          <table:table-cell table:formula="of:=MOD([.C273];85)" office:value-type="float" office:value="11" calcext:value-type="float">
            <text:p>11</text:p>
          </table:table-cell>
          <table:table-cell table:formula="of:=COM.MICROSOFT.CONCAT(MID(&quot;0123456789ABCDEFGHJKLMNPQRSTUVWXYZabcdefghijklmnpqrstuvwxyz!#$%&amp;()*+-;&lt;=&gt;?@^_{}[]/\:&quot;&quot;&quot;&quot;&quot;;[.D273]+1;1);MID(&quot;0123456789ABCDEFGHJKLMNPQRSTUVWXYZabcdefghijklmnpqrstuvwxyz!#$%&amp;()*+-;&lt;=&gt;?@^_{}[]/\:&quot;&quot;&quot;&quot;&quot;;[.E273]+1;1);MID(&quot;0123456789ABCDEFGHJKLMNPQRSTUVWXYZabcdefghijklmnpqrstuvwxyz!#$%&amp;()*+-;&lt;=&gt;?@^_{}[]/\:&quot;&quot;&quot;&quot;&quot;;[.F273]+1;1);MID(&quot;0123456789ABCDEFGHJKLMNPQRSTUVWXYZabcdefghijklmnpqrstuvwxyz!#$%&amp;()*+-;&lt;=&gt;?@^_{}[]/\:&quot;&quot;&quot;&quot;&quot;;[.G273]+1;1))" office:value-type="string" office:string-value="k^uB" calcext:value-type="string">
            <text:p>k^u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23b8a895b694ee1d8b609ef177179f52a500128b15b71e95b0daf75503cb0c5</text:p>
          </table:table-cell>
          <table:table-cell table:formula="of:=HEX2DEC(MID([.A274];1;8))+HEX2DEC(MID([.A274];9;8))+HEX2DEC(MID([.A274];17;8))+HEX2DEC(MID([.A274];25;8))+HEX2DEC(MID([.A274];33;8))+HEX2DEC(MID([.A274];41;8))+HEX2DEC(MID([.A274];49;8))+HEX2DEC(MID([.A274];57;8))" office:value-type="float" office:value="12427866265" calcext:value-type="float">
            <text:p>12427866265</text:p>
          </table:table-cell>
          <table:table-cell table:formula="of:= MOD([.B274];85^4)" office:value-type="float" office:value="4117515" calcext:value-type="float">
            <text:p>4117515</text:p>
          </table:table-cell>
          <table:table-cell table:formula="of:=MOD(((((([.C274]-[.G274])/85)-[.F274])/85)-[.E274])/85;85)" office:value-type="float" office:value="6" calcext:value-type="float">
            <text:p>6</text:p>
          </table:table-cell>
          <table:table-cell table:formula="of:=MOD(((([.C274]-[.G274])/85)-[.F274])/85;85)" office:value-type="float" office:value="59" calcext:value-type="float">
            <text:p>59</text:p>
          </table:table-cell>
          <table:table-cell table:formula="of:=MOD(([.C274]-[.G274])/85;85)" office:value-type="float" office:value="76" calcext:value-type="float">
            <text:p>76</text:p>
          </table:table-cell>
          <table:table-cell table:formula="of:=MOD([.C274];85)" office:value-type="float" office:value="30" calcext:value-type="float">
            <text:p>30</text:p>
          </table:table-cell>
          <table:table-cell table:formula="of:=COM.MICROSOFT.CONCAT(MID(&quot;0123456789ABCDEFGHJKLMNPQRSTUVWXYZabcdefghijklmnpqrstuvwxyz!#$%&amp;()*+-;&lt;=&gt;?@^_{}[]/\:&quot;&quot;&quot;&quot;&quot;;[.D274]+1;1);MID(&quot;0123456789ABCDEFGHJKLMNPQRSTUVWXYZabcdefghijklmnpqrstuvwxyz!#$%&amp;()*+-;&lt;=&gt;?@^_{}[]/\:&quot;&quot;&quot;&quot;&quot;;[.E274]+1;1);MID(&quot;0123456789ABCDEFGHJKLMNPQRSTUVWXYZabcdefghijklmnpqrstuvwxyz!#$%&amp;()*+-;&lt;=&gt;?@^_{}[]/\:&quot;&quot;&quot;&quot;&quot;;[.F274]+1;1);MID(&quot;0123456789ABCDEFGHJKLMNPQRSTUVWXYZabcdefghijklmnpqrstuvwxyz!#$%&amp;()*+-;&lt;=&gt;?@^_{}[]/\:&quot;&quot;&quot;&quot;&quot;;[.G274]+1;1))" office:value-type="string" office:string-value="6!_W" calcext:value-type="string">
            <text:p>6!_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b3b681a0fc417d64b7a7d716ad36d631bc576f114a4f63a7e436963b6d0cbc</text:p>
          </table:table-cell>
          <table:table-cell table:formula="of:=HEX2DEC(MID([.A275];1;8))+HEX2DEC(MID([.A275];9;8))+HEX2DEC(MID([.A275];17;8))+HEX2DEC(MID([.A275];25;8))+HEX2DEC(MID([.A275];33;8))+HEX2DEC(MID([.A275];41;8))+HEX2DEC(MID([.A275];49;8))+HEX2DEC(MID([.A275];57;8))" office:value-type="float" office:value="12573262031" calcext:value-type="float">
            <text:p>12573262031</text:p>
          </table:table-cell>
          <table:table-cell table:formula="of:= MOD([.B275];85^4)" office:value-type="float" office:value="45112031" calcext:value-type="float">
            <text:p>45112031</text:p>
          </table:table-cell>
          <table:table-cell table:formula="of:=MOD(((((([.C275]-[.G275])/85)-[.F275])/85)-[.E275])/85;85)" office:value-type="float" office:value="73" calcext:value-type="float">
            <text:p>73</text:p>
          </table:table-cell>
          <table:table-cell table:formula="of:=MOD(((([.C275]-[.G275])/85)-[.F275])/85;85)" office:value-type="float" office:value="38" calcext:value-type="float">
            <text:p>38</text:p>
          </table:table-cell>
          <table:table-cell table:formula="of:=MOD(([.C275]-[.G275])/85;85)" office:value-type="float" office:value="74" calcext:value-type="float">
            <text:p>74</text:p>
          </table:table-cell>
          <table:table-cell table:formula="of:=MOD([.C275];85)" office:value-type="float" office:value="66" calcext:value-type="float">
            <text:p>66</text:p>
          </table:table-cell>
          <table:table-cell table:formula="of:=COM.MICROSOFT.CONCAT(MID(&quot;0123456789ABCDEFGHJKLMNPQRSTUVWXYZabcdefghijklmnpqrstuvwxyz!#$%&amp;()*+-;&lt;=&gt;?@^_{}[]/\:&quot;&quot;&quot;&quot;&quot;;[.D275]+1;1);MID(&quot;0123456789ABCDEFGHJKLMNPQRSTUVWXYZabcdefghijklmnpqrstuvwxyz!#$%&amp;()*+-;&lt;=&gt;?@^_{}[]/\:&quot;&quot;&quot;&quot;&quot;;[.E275]+1;1);MID(&quot;0123456789ABCDEFGHJKLMNPQRSTUVWXYZabcdefghijklmnpqrstuvwxyz!#$%&amp;()*+-;&lt;=&gt;?@^_{}[]/\:&quot;&quot;&quot;&quot;&quot;;[.F275]+1;1);MID(&quot;0123456789ABCDEFGHJKLMNPQRSTUVWXYZabcdefghijklmnpqrstuvwxyz!#$%&amp;()*+-;&lt;=&gt;?@^_{}[]/\:&quot;&quot;&quot;&quot;&quot;;[.G275]+1;1))" office:value-type="string" office:string-value="?e@*" calcext:value-type="string">
            <text:p>?e@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c28e139406c5971229e4b43ecef6f88fd0b3c743e4294734bd2d303957e9de3</text:p>
          </table:table-cell>
          <table:table-cell table:formula="of:=HEX2DEC(MID([.A276];1;8))+HEX2DEC(MID([.A276];9;8))+HEX2DEC(MID([.A276];17;8))+HEX2DEC(MID([.A276];25;8))+HEX2DEC(MID([.A276];33;8))+HEX2DEC(MID([.A276];41;8))+HEX2DEC(MID([.A276];49;8))+HEX2DEC(MID([.A276];57;8))" office:value-type="float" office:value="17326815042" calcext:value-type="float">
            <text:p>17326815042</text:p>
          </table:table-cell>
          <table:table-cell table:formula="of:= MOD([.B276];85^4)" office:value-type="float" office:value="48408167" calcext:value-type="float">
            <text:p>48408167</text:p>
          </table:table-cell>
          <table:table-cell table:formula="of:=MOD(((((([.C276]-[.G276])/85)-[.F276])/85)-[.E276])/85;85)" office:value-type="float" office:value="78" calcext:value-type="float">
            <text:p>78</text:p>
          </table:table-cell>
          <table:table-cell table:formula="of:=MOD(((([.C276]-[.G276])/85)-[.F276])/85;85)" office:value-type="float" office:value="70" calcext:value-type="float">
            <text:p>70</text:p>
          </table:table-cell>
          <table:table-cell table:formula="of:=MOD(([.C276]-[.G276])/85;85)" office:value-type="float" office:value="7" calcext:value-type="float">
            <text:p>7</text:p>
          </table:table-cell>
          <table:table-cell table:formula="of:=MOD([.C276];85)" office:value-type="float" office:value="72" calcext:value-type="float">
            <text:p>72</text:p>
          </table:table-cell>
          <table:table-cell table:formula="of:=COM.MICROSOFT.CONCAT(MID(&quot;0123456789ABCDEFGHJKLMNPQRSTUVWXYZabcdefghijklmnpqrstuvwxyz!#$%&amp;()*+-;&lt;=&gt;?@^_{}[]/\:&quot;&quot;&quot;&quot;&quot;;[.D276]+1;1);MID(&quot;0123456789ABCDEFGHJKLMNPQRSTUVWXYZabcdefghijklmnpqrstuvwxyz!#$%&amp;()*+-;&lt;=&gt;?@^_{}[]/\:&quot;&quot;&quot;&quot;&quot;;[.E276]+1;1);MID(&quot;0123456789ABCDEFGHJKLMNPQRSTUVWXYZabcdefghijklmnpqrstuvwxyz!#$%&amp;()*+-;&lt;=&gt;?@^_{}[]/\:&quot;&quot;&quot;&quot;&quot;;[.F276]+1;1);MID(&quot;0123456789ABCDEFGHJKLMNPQRSTUVWXYZabcdefghijklmnpqrstuvwxyz!#$%&amp;()*+-;&lt;=&gt;?@^_{}[]/\:&quot;&quot;&quot;&quot;&quot;;[.G276]+1;1))" office:value-type="string" office:string-value="}&lt;7&gt;" calcext:value-type="string">
            <text:p>}&lt;7&gt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49373a681afd0aff95d86149a21d38f0ee15491391de5a73185a7c87c4b73e</text:p>
          </table:table-cell>
          <table:table-cell table:formula="of:=HEX2DEC(MID([.A277];1;8))+HEX2DEC(MID([.A277];9;8))+HEX2DEC(MID([.A277];17;8))+HEX2DEC(MID([.A277];25;8))+HEX2DEC(MID([.A277];33;8))+HEX2DEC(MID([.A277];41;8))+HEX2DEC(MID([.A277];49;8))+HEX2DEC(MID([.A277];57;8))" office:value-type="float" office:value="17112313658" calcext:value-type="float">
            <text:p>17112313658</text:p>
          </table:table-cell>
          <table:table-cell table:formula="of:= MOD([.B277];85^4)" office:value-type="float" office:value="42709283" calcext:value-type="float">
            <text:p>42709283</text:p>
          </table:table-cell>
          <table:table-cell table:formula="of:=MOD(((((([.C277]-[.G277])/85)-[.F277])/85)-[.E277])/85;85)" office:value-type="float" office:value="69" calcext:value-type="float">
            <text:p>69</text:p>
          </table:table-cell>
          <table:table-cell table:formula="of:=MOD(((([.C277]-[.G277])/85)-[.F277])/85;85)" office:value-type="float" office:value="46" calcext:value-type="float">
            <text:p>46</text:p>
          </table:table-cell>
          <table:table-cell table:formula="of:=MOD(([.C277]-[.G277])/85;85)" office:value-type="float" office:value="27" calcext:value-type="float">
            <text:p>27</text:p>
          </table:table-cell>
          <table:table-cell table:formula="of:=MOD([.C277];85)" office:value-type="float" office:value="13" calcext:value-type="float">
            <text:p>13</text:p>
          </table:table-cell>
          <table:table-cell table:formula="of:=COM.MICROSOFT.CONCAT(MID(&quot;0123456789ABCDEFGHJKLMNPQRSTUVWXYZabcdefghijklmnpqrstuvwxyz!#$%&amp;()*+-;&lt;=&gt;?@^_{}[]/\:&quot;&quot;&quot;&quot;&quot;;[.D277]+1;1);MID(&quot;0123456789ABCDEFGHJKLMNPQRSTUVWXYZabcdefghijklmnpqrstuvwxyz!#$%&amp;()*+-;&lt;=&gt;?@^_{}[]/\:&quot;&quot;&quot;&quot;&quot;;[.E277]+1;1);MID(&quot;0123456789ABCDEFGHJKLMNPQRSTUVWXYZabcdefghijklmnpqrstuvwxyz!#$%&amp;()*+-;&lt;=&gt;?@^_{}[]/\:&quot;&quot;&quot;&quot;&quot;;[.F277]+1;1);MID(&quot;0123456789ABCDEFGHJKLMNPQRSTUVWXYZabcdefghijklmnpqrstuvwxyz!#$%&amp;()*+-;&lt;=&gt;?@^_{}[]/\:&quot;&quot;&quot;&quot;&quot;;[.G277]+1;1))" office:value-type="string" office:string-value=";mTD" calcext:value-type="string">
            <text:p>;mT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57069575c5f247d2a84a756314a3383d601591ee1691bd0baf26af74d0cf2fc</text:p>
          </table:table-cell>
          <table:table-cell table:formula="of:=HEX2DEC(MID([.A278];1;8))+HEX2DEC(MID([.A278];9;8))+HEX2DEC(MID([.A278];17;8))+HEX2DEC(MID([.A278];25;8))+HEX2DEC(MID([.A278];33;8))+HEX2DEC(MID([.A278];41;8))+HEX2DEC(MID([.A278];49;8))+HEX2DEC(MID([.A278];57;8))" office:value-type="float" office:value="15787899790" calcext:value-type="float">
            <text:p>15787899790</text:p>
          </table:table-cell>
          <table:table-cell table:formula="of:= MOD([.B278];85^4)" office:value-type="float" office:value="23311040" calcext:value-type="float">
            <text:p>23311040</text:p>
          </table:table-cell>
          <table:table-cell table:formula="of:=MOD(((((([.C278]-[.G278])/85)-[.F278])/85)-[.E278])/85;85)" office:value-type="float" office:value="37" calcext:value-type="float">
            <text:p>37</text:p>
          </table:table-cell>
          <table:table-cell table:formula="of:=MOD(((([.C278]-[.G278])/85)-[.F278])/85;85)" office:value-type="float" office:value="81" calcext:value-type="float">
            <text:p>81</text:p>
          </table:table-cell>
          <table:table-cell table:formula="of:=MOD(([.C278]-[.G278])/85;85)" office:value-type="float" office:value="37" calcext:value-type="float">
            <text:p>37</text:p>
          </table:table-cell>
          <table:table-cell table:formula="of:=MOD([.C278];85)" office:value-type="float" office:value="45" calcext:value-type="float">
            <text:p>45</text:p>
          </table:table-cell>
          <table:table-cell table:formula="of:=COM.MICROSOFT.CONCAT(MID(&quot;0123456789ABCDEFGHJKLMNPQRSTUVWXYZabcdefghijklmnpqrstuvwxyz!#$%&amp;()*+-;&lt;=&gt;?@^_{}[]/\:&quot;&quot;&quot;&quot;&quot;;[.D278]+1;1);MID(&quot;0123456789ABCDEFGHJKLMNPQRSTUVWXYZabcdefghijklmnpqrstuvwxyz!#$%&amp;()*+-;&lt;=&gt;?@^_{}[]/\:&quot;&quot;&quot;&quot;&quot;;[.E278]+1;1);MID(&quot;0123456789ABCDEFGHJKLMNPQRSTUVWXYZabcdefghijklmnpqrstuvwxyz!#$%&amp;()*+-;&lt;=&gt;?@^_{}[]/\:&quot;&quot;&quot;&quot;&quot;;[.F278]+1;1);MID(&quot;0123456789ABCDEFGHJKLMNPQRSTUVWXYZabcdefghijklmnpqrstuvwxyz!#$%&amp;()*+-;&lt;=&gt;?@^_{}[]/\:&quot;&quot;&quot;&quot;&quot;;[.G278]+1;1))" office:value-type="string" office:string-value="d/dl" calcext:value-type="string">
            <text:p>d/d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b13b41e18749fe10663d746dc8862baf0cd43a216d719fba3789e5a57614c49</text:p>
          </table:table-cell>
          <table:table-cell table:formula="of:=HEX2DEC(MID([.A279];1;8))+HEX2DEC(MID([.A279];9;8))+HEX2DEC(MID([.A279];17;8))+HEX2DEC(MID([.A279];25;8))+HEX2DEC(MID([.A279];33;8))+HEX2DEC(MID([.A279];41;8))+HEX2DEC(MID([.A279];49;8))+HEX2DEC(MID([.A279];57;8))" office:value-type="float" office:value="14914082367" calcext:value-type="float">
            <text:p>14914082367</text:p>
          </table:table-cell>
          <table:table-cell table:formula="of:= MOD([.B279];85^4)" office:value-type="float" office:value="36904242" calcext:value-type="float">
            <text:p>36904242</text:p>
          </table:table-cell>
          <table:table-cell table:formula="of:=MOD(((((([.C279]-[.G279])/85)-[.F279])/85)-[.E279])/85;85)" office:value-type="float" office:value="60" calcext:value-type="float">
            <text:p>60</text:p>
          </table:table-cell>
          <table:table-cell table:formula="of:=MOD(((([.C279]-[.G279])/85)-[.F279])/85;85)" office:value-type="float" office:value="7" calcext:value-type="float">
            <text:p>7</text:p>
          </table:table-cell>
          <table:table-cell table:formula="of:=MOD(([.C279]-[.G279])/85;85)" office:value-type="float" office:value="72" calcext:value-type="float">
            <text:p>72</text:p>
          </table:table-cell>
          <table:table-cell table:formula="of:=MOD([.C279];85)" office:value-type="float" office:value="47" calcext:value-type="float">
            <text:p>47</text:p>
          </table:table-cell>
          <table:table-cell table:formula="of:=COM.MICROSOFT.CONCAT(MID(&quot;0123456789ABCDEFGHJKLMNPQRSTUVWXYZabcdefghijklmnpqrstuvwxyz!#$%&amp;()*+-;&lt;=&gt;?@^_{}[]/\:&quot;&quot;&quot;&quot;&quot;;[.D279]+1;1);MID(&quot;0123456789ABCDEFGHJKLMNPQRSTUVWXYZabcdefghijklmnpqrstuvwxyz!#$%&amp;()*+-;&lt;=&gt;?@^_{}[]/\:&quot;&quot;&quot;&quot;&quot;;[.E279]+1;1);MID(&quot;0123456789ABCDEFGHJKLMNPQRSTUVWXYZabcdefghijklmnpqrstuvwxyz!#$%&amp;()*+-;&lt;=&gt;?@^_{}[]/\:&quot;&quot;&quot;&quot;&quot;;[.F279]+1;1);MID(&quot;0123456789ABCDEFGHJKLMNPQRSTUVWXYZabcdefghijklmnpqrstuvwxyz!#$%&amp;()*+-;&lt;=&gt;?@^_{}[]/\:&quot;&quot;&quot;&quot;&quot;;[.G279]+1;1))" office:value-type="string" office:string-value="#7&gt;n" calcext:value-type="string">
            <text:p>#7&gt;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16e9dea9b0c470e088bc121136ee735118e474eafbf78a69828bf6f51490df</text:p>
          </table:table-cell>
          <table:table-cell table:formula="of:=HEX2DEC(MID([.A280];1;8))+HEX2DEC(MID([.A280];9;8))+HEX2DEC(MID([.A280];17;8))+HEX2DEC(MID([.A280];25;8))+HEX2DEC(MID([.A280];33;8))+HEX2DEC(MID([.A280];41;8))+HEX2DEC(MID([.A280];49;8))+HEX2DEC(MID([.A280];57;8))" office:value-type="float" office:value="21545308582" calcext:value-type="float">
            <text:p>21545308582</text:p>
          </table:table-cell>
          <table:table-cell table:formula="of:= MOD([.B280];85^4)" office:value-type="float" office:value="38651082" calcext:value-type="float">
            <text:p>38651082</text:p>
          </table:table-cell>
          <table:table-cell table:formula="of:=MOD(((((([.C280]-[.G280])/85)-[.F280])/85)-[.E280])/85;85)" office:value-type="float" office:value="62" calcext:value-type="float">
            <text:p>62</text:p>
          </table:table-cell>
          <table:table-cell table:formula="of:=MOD(((([.C280]-[.G280])/85)-[.F280])/85;85)" office:value-type="float" office:value="79" calcext:value-type="float">
            <text:p>79</text:p>
          </table:table-cell>
          <table:table-cell table:formula="of:=MOD(([.C280]-[.G280])/85;85)" office:value-type="float" office:value="53" calcext:value-type="float">
            <text:p>53</text:p>
          </table:table-cell>
          <table:table-cell table:formula="of:=MOD([.C280];85)" office:value-type="float" office:value="52" calcext:value-type="float">
            <text:p>52</text:p>
          </table:table-cell>
          <table:table-cell table:formula="of:=COM.MICROSOFT.CONCAT(MID(&quot;0123456789ABCDEFGHJKLMNPQRSTUVWXYZabcdefghijklmnpqrstuvwxyz!#$%&amp;()*+-;&lt;=&gt;?@^_{}[]/\:&quot;&quot;&quot;&quot;&quot;;[.D280]+1;1);MID(&quot;0123456789ABCDEFGHJKLMNPQRSTUVWXYZabcdefghijklmnpqrstuvwxyz!#$%&amp;()*+-;&lt;=&gt;?@^_{}[]/\:&quot;&quot;&quot;&quot;&quot;;[.E280]+1;1);MID(&quot;0123456789ABCDEFGHJKLMNPQRSTUVWXYZabcdefghijklmnpqrstuvwxyz!#$%&amp;()*+-;&lt;=&gt;?@^_{}[]/\:&quot;&quot;&quot;&quot;&quot;;[.F280]+1;1);MID(&quot;0123456789ABCDEFGHJKLMNPQRSTUVWXYZabcdefghijklmnpqrstuvwxyz!#$%&amp;()*+-;&lt;=&gt;?@^_{}[]/\:&quot;&quot;&quot;&quot;&quot;;[.G280]+1;1))" office:value-type="string" office:string-value="%[ut" calcext:value-type="string">
            <text:p>%[u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3e8fe7d126766df4c04c4f90f71a8101e3f5f60fb9c36532639f9f3a86c2f3b</text:p>
          </table:table-cell>
          <table:table-cell table:formula="of:=HEX2DEC(MID([.A281];1;8))+HEX2DEC(MID([.A281];9;8))+HEX2DEC(MID([.A281];17;8))+HEX2DEC(MID([.A281];25;8))+HEX2DEC(MID([.A281];33;8))+HEX2DEC(MID([.A281];41;8))+HEX2DEC(MID([.A281];49;8))+HEX2DEC(MID([.A281];57;8))" office:value-type="float" office:value="10104639814" calcext:value-type="float">
            <text:p>10104639814</text:p>
          </table:table-cell>
          <table:table-cell table:formula="of:= MOD([.B281];85^4)" office:value-type="float" office:value="29919189" calcext:value-type="float">
            <text:p>29919189</text:p>
          </table:table-cell>
          <table:table-cell table:formula="of:=MOD(((((([.C281]-[.G281])/85)-[.F281])/85)-[.E281])/85;85)" office:value-type="float" office:value="48" calcext:value-type="float">
            <text:p>48</text:p>
          </table:table-cell>
          <table:table-cell table:formula="of:=MOD(((([.C281]-[.G281])/85)-[.F281])/85;85)" office:value-type="float" office:value="61" calcext:value-type="float">
            <text:p>61</text:p>
          </table:table-cell>
          <table:table-cell table:formula="of:=MOD(([.C281]-[.G281])/85;85)" office:value-type="float" office:value="5" calcext:value-type="float">
            <text:p>5</text:p>
          </table:table-cell>
          <table:table-cell table:formula="of:=MOD([.C281];85)" office:value-type="float" office:value="39" calcext:value-type="float">
            <text:p>39</text:p>
          </table:table-cell>
          <table:table-cell table:formula="of:=COM.MICROSOFT.CONCAT(MID(&quot;0123456789ABCDEFGHJKLMNPQRSTUVWXYZabcdefghijklmnpqrstuvwxyz!#$%&amp;()*+-;&lt;=&gt;?@^_{}[]/\:&quot;&quot;&quot;&quot;&quot;;[.D281]+1;1);MID(&quot;0123456789ABCDEFGHJKLMNPQRSTUVWXYZabcdefghijklmnpqrstuvwxyz!#$%&amp;()*+-;&lt;=&gt;?@^_{}[]/\:&quot;&quot;&quot;&quot;&quot;;[.E281]+1;1);MID(&quot;0123456789ABCDEFGHJKLMNPQRSTUVWXYZabcdefghijklmnpqrstuvwxyz!#$%&amp;()*+-;&lt;=&gt;?@^_{}[]/\:&quot;&quot;&quot;&quot;&quot;;[.F281]+1;1);MID(&quot;0123456789ABCDEFGHJKLMNPQRSTUVWXYZabcdefghijklmnpqrstuvwxyz!#$%&amp;()*+-;&lt;=&gt;?@^_{}[]/\:&quot;&quot;&quot;&quot;&quot;;[.G281]+1;1))" office:value-type="string" office:string-value="p$5f" calcext:value-type="string">
            <text:p>p$5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caf928552fa5f85f1e375f045448ec39211095b435a3a599074c173e960e171</text:p>
          </table:table-cell>
          <table:table-cell table:formula="of:=HEX2DEC(MID([.A282];1;8))+HEX2DEC(MID([.A282];9;8))+HEX2DEC(MID([.A282];17;8))+HEX2DEC(MID([.A282];25;8))+HEX2DEC(MID([.A282];33;8))+HEX2DEC(MID([.A282];41;8))+HEX2DEC(MID([.A282];49;8))+HEX2DEC(MID([.A282];57;8))" office:value-type="float" office:value="19160816981" calcext:value-type="float">
            <text:p>19160816981</text:p>
          </table:table-cell>
          <table:table-cell table:formula="of:= MOD([.B282];85^4)" office:value-type="float" office:value="3187606" calcext:value-type="float">
            <text:p>3187606</text:p>
          </table:table-cell>
          <table:table-cell table:formula="of:=MOD(((((([.C282]-[.G282])/85)-[.F282])/85)-[.E282])/85;85)" office:value-type="float" office:value="5" calcext:value-type="float">
            <text:p>5</text:p>
          </table:table-cell>
          <table:table-cell table:formula="of:=MOD(((([.C282]-[.G282])/85)-[.F282])/85;85)" office:value-type="float" office:value="16" calcext:value-type="float">
            <text:p>16</text:p>
          </table:table-cell>
          <table:table-cell table:formula="of:=MOD(([.C282]-[.G282])/85;85)" office:value-type="float" office:value="16" calcext:value-type="float">
            <text:p>16</text:p>
          </table:table-cell>
          <table:table-cell table:formula="of:=MOD([.C282];85)" office:value-type="float" office:value="21" calcext:value-type="float">
            <text:p>21</text:p>
          </table:table-cell>
          <table:table-cell table:formula="of:=COM.MICROSOFT.CONCAT(MID(&quot;0123456789ABCDEFGHJKLMNPQRSTUVWXYZabcdefghijklmnpqrstuvwxyz!#$%&amp;()*+-;&lt;=&gt;?@^_{}[]/\:&quot;&quot;&quot;&quot;&quot;;[.D282]+1;1);MID(&quot;0123456789ABCDEFGHJKLMNPQRSTUVWXYZabcdefghijklmnpqrstuvwxyz!#$%&amp;()*+-;&lt;=&gt;?@^_{}[]/\:&quot;&quot;&quot;&quot;&quot;;[.E282]+1;1);MID(&quot;0123456789ABCDEFGHJKLMNPQRSTUVWXYZabcdefghijklmnpqrstuvwxyz!#$%&amp;()*+-;&lt;=&gt;?@^_{}[]/\:&quot;&quot;&quot;&quot;&quot;;[.F282]+1;1);MID(&quot;0123456789ABCDEFGHJKLMNPQRSTUVWXYZabcdefghijklmnpqrstuvwxyz!#$%&amp;()*+-;&lt;=&gt;?@^_{}[]/\:&quot;&quot;&quot;&quot;&quot;;[.G282]+1;1))" office:value-type="string" office:string-value="5GGM" calcext:value-type="string">
            <text:p>5GG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b70dd73c714ef5a42f7072000c6e868d7c804d24d2de882a48b4cfb587a5952</text:p>
          </table:table-cell>
          <table:table-cell table:formula="of:=HEX2DEC(MID([.A283];1;8))+HEX2DEC(MID([.A283];9;8))+HEX2DEC(MID([.A283];17;8))+HEX2DEC(MID([.A283];25;8))+HEX2DEC(MID([.A283];33;8))+HEX2DEC(MID([.A283];41;8))+HEX2DEC(MID([.A283];49;8))+HEX2DEC(MID([.A283];57;8))" office:value-type="float" office:value="17049800694" calcext:value-type="float">
            <text:p>17049800694</text:p>
          </table:table-cell>
          <table:table-cell table:formula="of:= MOD([.B283];85^4)" office:value-type="float" office:value="32396944" calcext:value-type="float">
            <text:p>32396944</text:p>
          </table:table-cell>
          <table:table-cell table:formula="of:=MOD(((((([.C283]-[.G283])/85)-[.F283])/85)-[.E283])/85;85)" office:value-type="float" office:value="52" calcext:value-type="float">
            <text:p>52</text:p>
          </table:table-cell>
          <table:table-cell table:formula="of:=MOD(((([.C283]-[.G283])/85)-[.F283])/85;85)" office:value-type="float" office:value="64" calcext:value-type="float">
            <text:p>64</text:p>
          </table:table-cell>
          <table:table-cell table:formula="of:=MOD(([.C283]-[.G283])/85;85)" office:value-type="float" office:value="0" calcext:value-type="float">
            <text:p>0</text:p>
          </table:table-cell>
          <table:table-cell table:formula="of:=MOD([.C283];85)" office:value-type="float" office:value="44" calcext:value-type="float">
            <text:p>44</text:p>
          </table:table-cell>
          <table:table-cell table:formula="of:=COM.MICROSOFT.CONCAT(MID(&quot;0123456789ABCDEFGHJKLMNPQRSTUVWXYZabcdefghijklmnpqrstuvwxyz!#$%&amp;()*+-;&lt;=&gt;?@^_{}[]/\:&quot;&quot;&quot;&quot;&quot;;[.D283]+1;1);MID(&quot;0123456789ABCDEFGHJKLMNPQRSTUVWXYZabcdefghijklmnpqrstuvwxyz!#$%&amp;()*+-;&lt;=&gt;?@^_{}[]/\:&quot;&quot;&quot;&quot;&quot;;[.E283]+1;1);MID(&quot;0123456789ABCDEFGHJKLMNPQRSTUVWXYZabcdefghijklmnpqrstuvwxyz!#$%&amp;()*+-;&lt;=&gt;?@^_{}[]/\:&quot;&quot;&quot;&quot;&quot;;[.F283]+1;1);MID(&quot;0123456789ABCDEFGHJKLMNPQRSTUVWXYZabcdefghijklmnpqrstuvwxyz!#$%&amp;()*+-;&lt;=&gt;?@^_{}[]/\:&quot;&quot;&quot;&quot;&quot;;[.G283]+1;1))" office:value-type="string" office:string-value="t(0k" calcext:value-type="string">
            <text:p>t(0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65b6c5dfda1c10331dff54981307263d2de6444cd54226a8964a58b1d1e5b0e</text:p>
          </table:table-cell>
          <table:table-cell table:formula="of:=HEX2DEC(MID([.A284];1;8))+HEX2DEC(MID([.A284];9;8))+HEX2DEC(MID([.A284];17;8))+HEX2DEC(MID([.A284];25;8))+HEX2DEC(MID([.A284];33;8))+HEX2DEC(MID([.A284];41;8))+HEX2DEC(MID([.A284];49;8))+HEX2DEC(MID([.A284];57;8))" office:value-type="float" office:value="18484501587" calcext:value-type="float">
            <text:p>18484501587</text:p>
          </table:table-cell>
          <table:table-cell table:formula="of:= MOD([.B284];85^4)" office:value-type="float" office:value="5480337" calcext:value-type="float">
            <text:p>5480337</text:p>
          </table:table-cell>
          <table:table-cell table:formula="of:=MOD(((((([.C284]-[.G284])/85)-[.F284])/85)-[.E284])/85;85)" office:value-type="float" office:value="8" calcext:value-type="float">
            <text:p>8</text:p>
          </table:table-cell>
          <table:table-cell table:formula="of:=MOD(((([.C284]-[.G284])/85)-[.F284])/85;85)" office:value-type="float" office:value="78" calcext:value-type="float">
            <text:p>78</text:p>
          </table:table-cell>
          <table:table-cell table:formula="of:=MOD(([.C284]-[.G284])/85;85)" office:value-type="float" office:value="44" calcext:value-type="float">
            <text:p>44</text:p>
          </table:table-cell>
          <table:table-cell table:formula="of:=MOD([.C284];85)" office:value-type="float" office:value="47" calcext:value-type="float">
            <text:p>47</text:p>
          </table:table-cell>
          <table:table-cell table:formula="of:=COM.MICROSOFT.CONCAT(MID(&quot;0123456789ABCDEFGHJKLMNPQRSTUVWXYZabcdefghijklmnpqrstuvwxyz!#$%&amp;()*+-;&lt;=&gt;?@^_{}[]/\:&quot;&quot;&quot;&quot;&quot;;[.D284]+1;1);MID(&quot;0123456789ABCDEFGHJKLMNPQRSTUVWXYZabcdefghijklmnpqrstuvwxyz!#$%&amp;()*+-;&lt;=&gt;?@^_{}[]/\:&quot;&quot;&quot;&quot;&quot;;[.E284]+1;1);MID(&quot;0123456789ABCDEFGHJKLMNPQRSTUVWXYZabcdefghijklmnpqrstuvwxyz!#$%&amp;()*+-;&lt;=&gt;?@^_{}[]/\:&quot;&quot;&quot;&quot;&quot;;[.F284]+1;1);MID(&quot;0123456789ABCDEFGHJKLMNPQRSTUVWXYZabcdefghijklmnpqrstuvwxyz!#$%&amp;()*+-;&lt;=&gt;?@^_{}[]/\:&quot;&quot;&quot;&quot;&quot;;[.G284]+1;1))" office:value-type="string" office:string-value="8}kn" calcext:value-type="string">
            <text:p>8}k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69c72e875add310e07ccefc2cacb5a2c983fb12b95197660903e335c4d373ce</text:p>
          </table:table-cell>
          <table:table-cell table:formula="of:=HEX2DEC(MID([.A285];1;8))+HEX2DEC(MID([.A285];9;8))+HEX2DEC(MID([.A285];17;8))+HEX2DEC(MID([.A285];25;8))+HEX2DEC(MID([.A285];33;8))+HEX2DEC(MID([.A285];41;8))+HEX2DEC(MID([.A285];49;8))+HEX2DEC(MID([.A285];57;8))" office:value-type="float" office:value="18423526417" calcext:value-type="float">
            <text:p>18423526417</text:p>
          </table:table-cell>
          <table:table-cell table:formula="of:= MOD([.B285];85^4)" office:value-type="float" office:value="48906417" calcext:value-type="float">
            <text:p>48906417</text:p>
          </table:table-cell>
          <table:table-cell table:formula="of:=MOD(((((([.C285]-[.G285])/85)-[.F285])/85)-[.E285])/85;85)" office:value-type="float" office:value="79" calcext:value-type="float">
            <text:p>79</text:p>
          </table:table-cell>
          <table:table-cell table:formula="of:=MOD(((([.C285]-[.G285])/85)-[.F285])/85;85)" office:value-type="float" office:value="54" calcext:value-type="float">
            <text:p>54</text:p>
          </table:table-cell>
          <table:table-cell table:formula="of:=MOD(([.C285]-[.G285])/85;85)" office:value-type="float" office:value="4" calcext:value-type="float">
            <text:p>4</text:p>
          </table:table-cell>
          <table:table-cell table:formula="of:=MOD([.C285];85)" office:value-type="float" office:value="52" calcext:value-type="float">
            <text:p>52</text:p>
          </table:table-cell>
          <table:table-cell table:formula="of:=COM.MICROSOFT.CONCAT(MID(&quot;0123456789ABCDEFGHJKLMNPQRSTUVWXYZabcdefghijklmnpqrstuvwxyz!#$%&amp;()*+-;&lt;=&gt;?@^_{}[]/\:&quot;&quot;&quot;&quot;&quot;;[.D285]+1;1);MID(&quot;0123456789ABCDEFGHJKLMNPQRSTUVWXYZabcdefghijklmnpqrstuvwxyz!#$%&amp;()*+-;&lt;=&gt;?@^_{}[]/\:&quot;&quot;&quot;&quot;&quot;;[.E285]+1;1);MID(&quot;0123456789ABCDEFGHJKLMNPQRSTUVWXYZabcdefghijklmnpqrstuvwxyz!#$%&amp;()*+-;&lt;=&gt;?@^_{}[]/\:&quot;&quot;&quot;&quot;&quot;;[.F285]+1;1);MID(&quot;0123456789ABCDEFGHJKLMNPQRSTUVWXYZabcdefghijklmnpqrstuvwxyz!#$%&amp;()*+-;&lt;=&gt;?@^_{}[]/\:&quot;&quot;&quot;&quot;&quot;;[.G285]+1;1))" office:value-type="string" office:string-value="[v4t" calcext:value-type="string">
            <text:p>[v4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09df7146066039424ec4267e9301dec379e48551a52fcb85118fb0e2fd3f098</text:p>
          </table:table-cell>
          <table:table-cell table:formula="of:=HEX2DEC(MID([.A286];1;8))+HEX2DEC(MID([.A286];9;8))+HEX2DEC(MID([.A286];17;8))+HEX2DEC(MID([.A286];25;8))+HEX2DEC(MID([.A286];33;8))+HEX2DEC(MID([.A286];41;8))+HEX2DEC(MID([.A286];49;8))+HEX2DEC(MID([.A286];57;8))" office:value-type="float" office:value="10502441902" calcext:value-type="float">
            <text:p>10502441902</text:p>
          </table:table-cell>
          <table:table-cell table:formula="of:= MOD([.B286];85^4)" office:value-type="float" office:value="10116277" calcext:value-type="float">
            <text:p>10116277</text:p>
          </table:table-cell>
          <table:table-cell table:formula="of:=MOD(((((([.C286]-[.G286])/85)-[.F286])/85)-[.E286])/85;85)" office:value-type="float" office:value="16" calcext:value-type="float">
            <text:p>16</text:p>
          </table:table-cell>
          <table:table-cell table:formula="of:=MOD(((([.C286]-[.G286])/85)-[.F286])/85;85)" office:value-type="float" office:value="40" calcext:value-type="float">
            <text:p>40</text:p>
          </table:table-cell>
          <table:table-cell table:formula="of:=MOD(([.C286]-[.G286])/85;85)" office:value-type="float" office:value="15" calcext:value-type="float">
            <text:p>15</text:p>
          </table:table-cell>
          <table:table-cell table:formula="of:=MOD([.C286];85)" office:value-type="float" office:value="2" calcext:value-type="float">
            <text:p>2</text:p>
          </table:table-cell>
          <table:table-cell table:formula="of:=COM.MICROSOFT.CONCAT(MID(&quot;0123456789ABCDEFGHJKLMNPQRSTUVWXYZabcdefghijklmnpqrstuvwxyz!#$%&amp;()*+-;&lt;=&gt;?@^_{}[]/\:&quot;&quot;&quot;&quot;&quot;;[.D286]+1;1);MID(&quot;0123456789ABCDEFGHJKLMNPQRSTUVWXYZabcdefghijklmnpqrstuvwxyz!#$%&amp;()*+-;&lt;=&gt;?@^_{}[]/\:&quot;&quot;&quot;&quot;&quot;;[.E286]+1;1);MID(&quot;0123456789ABCDEFGHJKLMNPQRSTUVWXYZabcdefghijklmnpqrstuvwxyz!#$%&amp;()*+-;&lt;=&gt;?@^_{}[]/\:&quot;&quot;&quot;&quot;&quot;;[.F286]+1;1);MID(&quot;0123456789ABCDEFGHJKLMNPQRSTUVWXYZabcdefghijklmnpqrstuvwxyz!#$%&amp;()*+-;&lt;=&gt;?@^_{}[]/\:&quot;&quot;&quot;&quot;&quot;;[.G286]+1;1))" office:value-type="string" office:string-value="GgF2" calcext:value-type="string">
            <text:p>GgF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bf95f7435bcafd288ad6b6183f67a47dbdb3d0e8bf3af7d5be76debd3ffb9e6</text:p>
          </table:table-cell>
          <table:table-cell table:formula="of:=HEX2DEC(MID([.A287];1;8))+HEX2DEC(MID([.A287];9;8))+HEX2DEC(MID([.A287];17;8))+HEX2DEC(MID([.A287];25;8))+HEX2DEC(MID([.A287];33;8))+HEX2DEC(MID([.A287];41;8))+HEX2DEC(MID([.A287];49;8))+HEX2DEC(MID([.A287];57;8))" office:value-type="float" office:value="20234373450" calcext:value-type="float">
            <text:p>20234373450</text:p>
          </table:table-cell>
          <table:table-cell table:formula="of:= MOD([.B287];85^4)" office:value-type="float" office:value="32731575" calcext:value-type="float">
            <text:p>32731575</text:p>
          </table:table-cell>
          <table:table-cell table:formula="of:=MOD(((((([.C287]-[.G287])/85)-[.F287])/85)-[.E287])/85;85)" office:value-type="float" office:value="53" calcext:value-type="float">
            <text:p>53</text:p>
          </table:table-cell>
          <table:table-cell table:formula="of:=MOD(((([.C287]-[.G287])/85)-[.F287])/85;85)" office:value-type="float" office:value="25" calcext:value-type="float">
            <text:p>25</text:p>
          </table:table-cell>
          <table:table-cell table:formula="of:=MOD(([.C287]-[.G287])/85;85)" office:value-type="float" office:value="27" calcext:value-type="float">
            <text:p>27</text:p>
          </table:table-cell>
          <table:table-cell table:formula="of:=MOD([.C287];85)" office:value-type="float" office:value="30" calcext:value-type="float">
            <text:p>30</text:p>
          </table:table-cell>
          <table:table-cell table:formula="of:=COM.MICROSOFT.CONCAT(MID(&quot;0123456789ABCDEFGHJKLMNPQRSTUVWXYZabcdefghijklmnpqrstuvwxyz!#$%&amp;()*+-;&lt;=&gt;?@^_{}[]/\:&quot;&quot;&quot;&quot;&quot;;[.D287]+1;1);MID(&quot;0123456789ABCDEFGHJKLMNPQRSTUVWXYZabcdefghijklmnpqrstuvwxyz!#$%&amp;()*+-;&lt;=&gt;?@^_{}[]/\:&quot;&quot;&quot;&quot;&quot;;[.E287]+1;1);MID(&quot;0123456789ABCDEFGHJKLMNPQRSTUVWXYZabcdefghijklmnpqrstuvwxyz!#$%&amp;()*+-;&lt;=&gt;?@^_{}[]/\:&quot;&quot;&quot;&quot;&quot;;[.F287]+1;1);MID(&quot;0123456789ABCDEFGHJKLMNPQRSTUVWXYZabcdefghijklmnpqrstuvwxyz!#$%&amp;()*+-;&lt;=&gt;?@^_{}[]/\:&quot;&quot;&quot;&quot;&quot;;[.G287]+1;1))" office:value-type="string" office:string-value="uRTW" calcext:value-type="string">
            <text:p>uRT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d1f7fa2be52425b90bfd563bfe5df873000a900f0c7bdbe1095ff28fee19e6c</text:p>
          </table:table-cell>
          <table:table-cell table:formula="of:=HEX2DEC(MID([.A288];1;8))+HEX2DEC(MID([.A288];9;8))+HEX2DEC(MID([.A288];17;8))+HEX2DEC(MID([.A288];25;8))+HEX2DEC(MID([.A288];33;8))+HEX2DEC(MID([.A288];41;8))+HEX2DEC(MID([.A288];49;8))+HEX2DEC(MID([.A288];57;8))" office:value-type="float" office:value="21681896249" calcext:value-type="float">
            <text:p>21681896249</text:p>
          </table:table-cell>
          <table:table-cell table:formula="of:= MOD([.B288];85^4)" office:value-type="float" office:value="18636874" calcext:value-type="float">
            <text:p>18636874</text:p>
          </table:table-cell>
          <table:table-cell table:formula="of:=MOD(((((([.C288]-[.G288])/85)-[.F288])/85)-[.E288])/85;85)" office:value-type="float" office:value="30" calcext:value-type="float">
            <text:p>30</text:p>
          </table:table-cell>
          <table:table-cell table:formula="of:=MOD(((([.C288]-[.G288])/85)-[.F288])/85;85)" office:value-type="float" office:value="29" calcext:value-type="float">
            <text:p>29</text:p>
          </table:table-cell>
          <table:table-cell table:formula="of:=MOD(([.C288]-[.G288])/85;85)" office:value-type="float" office:value="42" calcext:value-type="float">
            <text:p>42</text:p>
          </table:table-cell>
          <table:table-cell table:formula="of:=MOD([.C288];85)" office:value-type="float" office:value="29" calcext:value-type="float">
            <text:p>29</text:p>
          </table:table-cell>
          <table:table-cell table:formula="of:=COM.MICROSOFT.CONCAT(MID(&quot;0123456789ABCDEFGHJKLMNPQRSTUVWXYZabcdefghijklmnpqrstuvwxyz!#$%&amp;()*+-;&lt;=&gt;?@^_{}[]/\:&quot;&quot;&quot;&quot;&quot;;[.D288]+1;1);MID(&quot;0123456789ABCDEFGHJKLMNPQRSTUVWXYZabcdefghijklmnpqrstuvwxyz!#$%&amp;()*+-;&lt;=&gt;?@^_{}[]/\:&quot;&quot;&quot;&quot;&quot;;[.E288]+1;1);MID(&quot;0123456789ABCDEFGHJKLMNPQRSTUVWXYZabcdefghijklmnpqrstuvwxyz!#$%&amp;()*+-;&lt;=&gt;?@^_{}[]/\:&quot;&quot;&quot;&quot;&quot;;[.F288]+1;1);MID(&quot;0123456789ABCDEFGHJKLMNPQRSTUVWXYZabcdefghijklmnpqrstuvwxyz!#$%&amp;()*+-;&lt;=&gt;?@^_{}[]/\:&quot;&quot;&quot;&quot;&quot;;[.G288]+1;1))" office:value-type="string" office:string-value="WViV" calcext:value-type="string">
            <text:p>WViV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91feecb66047842a0fc32de91aea46cf48c7b6077e6ccc7800860c6beb75c95</text:p>
          </table:table-cell>
          <table:table-cell table:formula="of:=HEX2DEC(MID([.A289];1;8))+HEX2DEC(MID([.A289];9;8))+HEX2DEC(MID([.A289];17;8))+HEX2DEC(MID([.A289];25;8))+HEX2DEC(MID([.A289];33;8))+HEX2DEC(MID([.A289];41;8))+HEX2DEC(MID([.A289];49;8))+HEX2DEC(MID([.A289];57;8))" office:value-type="float" office:value="19277169625" calcext:value-type="float">
            <text:p>19277169625</text:p>
          </table:table-cell>
          <table:table-cell table:formula="of:= MOD([.B289];85^4)" office:value-type="float" office:value="15139000" calcext:value-type="float">
            <text:p>15139000</text:p>
          </table:table-cell>
          <table:table-cell table:formula="of:=MOD(((((([.C289]-[.G289])/85)-[.F289])/85)-[.E289])/85;85)" office:value-type="float" office:value="24" calcext:value-type="float">
            <text:p>24</text:p>
          </table:table-cell>
          <table:table-cell table:formula="of:=MOD(((([.C289]-[.G289])/85)-[.F289])/85;85)" office:value-type="float" office:value="55" calcext:value-type="float">
            <text:p>55</text:p>
          </table:table-cell>
          <table:table-cell table:formula="of:=MOD(([.C289]-[.G289])/85;85)" office:value-type="float" office:value="30" calcext:value-type="float">
            <text:p>30</text:p>
          </table:table-cell>
          <table:table-cell table:formula="of:=MOD([.C289];85)" office:value-type="float" office:value="75" calcext:value-type="float">
            <text:p>75</text:p>
          </table:table-cell>
          <table:table-cell table:formula="of:=COM.MICROSOFT.CONCAT(MID(&quot;0123456789ABCDEFGHJKLMNPQRSTUVWXYZabcdefghijklmnpqrstuvwxyz!#$%&amp;()*+-;&lt;=&gt;?@^_{}[]/\:&quot;&quot;&quot;&quot;&quot;;[.D289]+1;1);MID(&quot;0123456789ABCDEFGHJKLMNPQRSTUVWXYZabcdefghijklmnpqrstuvwxyz!#$%&amp;()*+-;&lt;=&gt;?@^_{}[]/\:&quot;&quot;&quot;&quot;&quot;;[.E289]+1;1);MID(&quot;0123456789ABCDEFGHJKLMNPQRSTUVWXYZabcdefghijklmnpqrstuvwxyz!#$%&amp;()*+-;&lt;=&gt;?@^_{}[]/\:&quot;&quot;&quot;&quot;&quot;;[.F289]+1;1);MID(&quot;0123456789ABCDEFGHJKLMNPQRSTUVWXYZabcdefghijklmnpqrstuvwxyz!#$%&amp;()*+-;&lt;=&gt;?@^_{}[]/\:&quot;&quot;&quot;&quot;&quot;;[.G289]+1;1))" office:value-type="string" office:string-value="QwW^" calcext:value-type="string">
            <text:p>QwW^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d8a3d460b87b468b4588322e08f2265ec6c47309c0f38ed414d8064e837ed</text:p>
          </table:table-cell>
          <table:table-cell table:formula="of:=HEX2DEC(MID([.A290];1;8))+HEX2DEC(MID([.A290];9;8))+HEX2DEC(MID([.A290];17;8))+HEX2DEC(MID([.A290];25;8))+HEX2DEC(MID([.A290];33;8))+HEX2DEC(MID([.A290];41;8))+HEX2DEC(MID([.A290];49;8))+HEX2DEC(MID([.A290];57;8))" office:value-type="float" office:value="14629730946" calcext:value-type="float">
            <text:p>14629730946</text:p>
          </table:table-cell>
          <table:table-cell table:formula="of:= MOD([.B290];85^4)" office:value-type="float" office:value="13555946" calcext:value-type="float">
            <text:p>13555946</text:p>
          </table:table-cell>
          <table:table-cell table:formula="of:=MOD(((((([.C290]-[.G290])/85)-[.F290])/85)-[.E290])/85;85)" office:value-type="float" office:value="22" calcext:value-type="float">
            <text:p>22</text:p>
          </table:table-cell>
          <table:table-cell table:formula="of:=MOD(((([.C290]-[.G290])/85)-[.F290])/85;85)" office:value-type="float" office:value="6" calcext:value-type="float">
            <text:p>6</text:p>
          </table:table-cell>
          <table:table-cell table:formula="of:=MOD(([.C290]-[.G290])/85;85)" office:value-type="float" office:value="21" calcext:value-type="float">
            <text:p>21</text:p>
          </table:table-cell>
          <table:table-cell table:formula="of:=MOD([.C290];85)" office:value-type="float" office:value="61" calcext:value-type="float">
            <text:p>61</text:p>
          </table:table-cell>
          <table:table-cell table:formula="of:=COM.MICROSOFT.CONCAT(MID(&quot;0123456789ABCDEFGHJKLMNPQRSTUVWXYZabcdefghijklmnpqrstuvwxyz!#$%&amp;()*+-;&lt;=&gt;?@^_{}[]/\:&quot;&quot;&quot;&quot;&quot;;[.D290]+1;1);MID(&quot;0123456789ABCDEFGHJKLMNPQRSTUVWXYZabcdefghijklmnpqrstuvwxyz!#$%&amp;()*+-;&lt;=&gt;?@^_{}[]/\:&quot;&quot;&quot;&quot;&quot;;[.E290]+1;1);MID(&quot;0123456789ABCDEFGHJKLMNPQRSTUVWXYZabcdefghijklmnpqrstuvwxyz!#$%&amp;()*+-;&lt;=&gt;?@^_{}[]/\:&quot;&quot;&quot;&quot;&quot;;[.F290]+1;1);MID(&quot;0123456789ABCDEFGHJKLMNPQRSTUVWXYZabcdefghijklmnpqrstuvwxyz!#$%&amp;()*+-;&lt;=&gt;?@^_{}[]/\:&quot;&quot;&quot;&quot;&quot;;[.G290]+1;1))" office:value-type="string" office:string-value="N6M$" calcext:value-type="string">
            <text:p>N6M$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42945081713d5e35823073082cc59715799dc46de6fbf80edad59c7c154f314</text:p>
          </table:table-cell>
          <table:table-cell table:formula="of:=HEX2DEC(MID([.A291];1;8))+HEX2DEC(MID([.A291];9;8))+HEX2DEC(MID([.A291];17;8))+HEX2DEC(MID([.A291];25;8))+HEX2DEC(MID([.A291];33;8))+HEX2DEC(MID([.A291];41;8))+HEX2DEC(MID([.A291];49;8))+HEX2DEC(MID([.A291];57;8))" office:value-type="float" office:value="18978726957" calcext:value-type="float">
            <text:p>18978726957</text:p>
          </table:table-cell>
          <table:table-cell table:formula="of:= MOD([.B291];85^4)" office:value-type="float" office:value="29900082" calcext:value-type="float">
            <text:p>29900082</text:p>
          </table:table-cell>
          <table:table-cell table:formula="of:=MOD(((((([.C291]-[.G291])/85)-[.F291])/85)-[.E291])/85;85)" office:value-type="float" office:value="48" calcext:value-type="float">
            <text:p>48</text:p>
          </table:table-cell>
          <table:table-cell table:formula="of:=MOD(((([.C291]-[.G291])/85)-[.F291])/85;85)" office:value-type="float" office:value="58" calcext:value-type="float">
            <text:p>58</text:p>
          </table:table-cell>
          <table:table-cell table:formula="of:=MOD(([.C291]-[.G291])/85;85)" office:value-type="float" office:value="35" calcext:value-type="float">
            <text:p>35</text:p>
          </table:table-cell>
          <table:table-cell table:formula="of:=MOD([.C291];85)" office:value-type="float" office:value="57" calcext:value-type="float">
            <text:p>57</text:p>
          </table:table-cell>
          <table:table-cell table:formula="of:=COM.MICROSOFT.CONCAT(MID(&quot;0123456789ABCDEFGHJKLMNPQRSTUVWXYZabcdefghijklmnpqrstuvwxyz!#$%&amp;()*+-;&lt;=&gt;?@^_{}[]/\:&quot;&quot;&quot;&quot;&quot;;[.D291]+1;1);MID(&quot;0123456789ABCDEFGHJKLMNPQRSTUVWXYZabcdefghijklmnpqrstuvwxyz!#$%&amp;()*+-;&lt;=&gt;?@^_{}[]/\:&quot;&quot;&quot;&quot;&quot;;[.E291]+1;1);MID(&quot;0123456789ABCDEFGHJKLMNPQRSTUVWXYZabcdefghijklmnpqrstuvwxyz!#$%&amp;()*+-;&lt;=&gt;?@^_{}[]/\:&quot;&quot;&quot;&quot;&quot;;[.F291]+1;1);MID(&quot;0123456789ABCDEFGHJKLMNPQRSTUVWXYZabcdefghijklmnpqrstuvwxyz!#$%&amp;()*+-;&lt;=&gt;?@^_{}[]/\:&quot;&quot;&quot;&quot;&quot;;[.G291]+1;1))" office:value-type="string" office:string-value="pzby" calcext:value-type="string">
            <text:p>pzb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1b731715e45909f0522043acc90cb457dd31a8736186c058cc3fd6271878326</text:p>
          </table:table-cell>
          <table:table-cell table:formula="of:=HEX2DEC(MID([.A292];1;8))+HEX2DEC(MID([.A292];9;8))+HEX2DEC(MID([.A292];17;8))+HEX2DEC(MID([.A292];25;8))+HEX2DEC(MID([.A292];33;8))+HEX2DEC(MID([.A292];41;8))+HEX2DEC(MID([.A292];49;8))+HEX2DEC(MID([.A292];57;8))" office:value-type="float" office:value="16171571363" calcext:value-type="float">
            <text:p>16171571363</text:p>
          </table:table-cell>
          <table:table-cell table:formula="of:= MOD([.B292];85^4)" office:value-type="float" office:value="41578238" calcext:value-type="float">
            <text:p>41578238</text:p>
          </table:table-cell>
          <table:table-cell table:formula="of:=MOD(((((([.C292]-[.G292])/85)-[.F292])/85)-[.E292])/85;85)" office:value-type="float" office:value="67" calcext:value-type="float">
            <text:p>67</text:p>
          </table:table-cell>
          <table:table-cell table:formula="of:=MOD(((([.C292]-[.G292])/85)-[.F292])/85;85)" office:value-type="float" office:value="59" calcext:value-type="float">
            <text:p>59</text:p>
          </table:table-cell>
          <table:table-cell table:formula="of:=MOD(([.C292]-[.G292])/85;85)" office:value-type="float" office:value="65" calcext:value-type="float">
            <text:p>65</text:p>
          </table:table-cell>
          <table:table-cell table:formula="of:=MOD([.C292];85)" office:value-type="float" office:value="63" calcext:value-type="float">
            <text:p>63</text:p>
          </table:table-cell>
          <table:table-cell table:formula="of:=COM.MICROSOFT.CONCAT(MID(&quot;0123456789ABCDEFGHJKLMNPQRSTUVWXYZabcdefghijklmnpqrstuvwxyz!#$%&amp;()*+-;&lt;=&gt;?@^_{}[]/\:&quot;&quot;&quot;&quot;&quot;;[.D292]+1;1);MID(&quot;0123456789ABCDEFGHJKLMNPQRSTUVWXYZabcdefghijklmnpqrstuvwxyz!#$%&amp;()*+-;&lt;=&gt;?@^_{}[]/\:&quot;&quot;&quot;&quot;&quot;;[.E292]+1;1);MID(&quot;0123456789ABCDEFGHJKLMNPQRSTUVWXYZabcdefghijklmnpqrstuvwxyz!#$%&amp;()*+-;&lt;=&gt;?@^_{}[]/\:&quot;&quot;&quot;&quot;&quot;;[.F292]+1;1);MID(&quot;0123456789ABCDEFGHJKLMNPQRSTUVWXYZabcdefghijklmnpqrstuvwxyz!#$%&amp;()*+-;&lt;=&gt;?@^_{}[]/\:&quot;&quot;&quot;&quot;&quot;;[.G292]+1;1))" office:value-type="string" office:string-value="+!)&amp;" calcext:value-type="string">
            <text:p>+!)&amp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09c00087d596ae1d2eb84cf8aff46271f950ff41c998f1c541885014b2581c</text:p>
          </table:table-cell>
          <table:table-cell table:formula="of:=HEX2DEC(MID([.A293];1;8))+HEX2DEC(MID([.A293];9;8))+HEX2DEC(MID([.A293];17;8))+HEX2DEC(MID([.A293];25;8))+HEX2DEC(MID([.A293];33;8))+HEX2DEC(MID([.A293];41;8))+HEX2DEC(MID([.A293];49;8))+HEX2DEC(MID([.A293];57;8))" office:value-type="float" office:value="17539845560" calcext:value-type="float">
            <text:p>17539845560</text:p>
          </table:table-cell>
          <table:table-cell table:formula="of:= MOD([.B293];85^4)" office:value-type="float" office:value="435560" calcext:value-type="float">
            <text:p>435560</text:p>
          </table:table-cell>
          <table:table-cell table:formula="of:=MOD(((((([.C293]-[.G293])/85)-[.F293])/85)-[.E293])/85;85)" office:value-type="float" office:value="0" calcext:value-type="float">
            <text:p>0</text:p>
          </table:table-cell>
          <table:table-cell table:formula="of:=MOD(((([.C293]-[.G293])/85)-[.F293])/85;85)" office:value-type="float" office:value="60" calcext:value-type="float">
            <text:p>60</text:p>
          </table:table-cell>
          <table:table-cell table:formula="of:=MOD(([.C293]-[.G293])/85;85)" office:value-type="float" office:value="24" calcext:value-type="float">
            <text:p>24</text:p>
          </table:table-cell>
          <table:table-cell table:formula="of:=MOD([.C293];85)" office:value-type="float" office:value="20" calcext:value-type="float">
            <text:p>20</text:p>
          </table:table-cell>
          <table:table-cell table:formula="of:=COM.MICROSOFT.CONCAT(MID(&quot;0123456789ABCDEFGHJKLMNPQRSTUVWXYZabcdefghijklmnpqrstuvwxyz!#$%&amp;()*+-;&lt;=&gt;?@^_{}[]/\:&quot;&quot;&quot;&quot;&quot;;[.D293]+1;1);MID(&quot;0123456789ABCDEFGHJKLMNPQRSTUVWXYZabcdefghijklmnpqrstuvwxyz!#$%&amp;()*+-;&lt;=&gt;?@^_{}[]/\:&quot;&quot;&quot;&quot;&quot;;[.E293]+1;1);MID(&quot;0123456789ABCDEFGHJKLMNPQRSTUVWXYZabcdefghijklmnpqrstuvwxyz!#$%&amp;()*+-;&lt;=&gt;?@^_{}[]/\:&quot;&quot;&quot;&quot;&quot;;[.F293]+1;1);MID(&quot;0123456789ABCDEFGHJKLMNPQRSTUVWXYZabcdefghijklmnpqrstuvwxyz!#$%&amp;()*+-;&lt;=&gt;?@^_{}[]/\:&quot;&quot;&quot;&quot;&quot;;[.G293]+1;1))" office:value-type="string" office:string-value="0#QL" calcext:value-type="string">
            <text:p>0#Q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6d28c461c3b0cc3241cd7b840dbb9fae464838164f0d9cb9e80a20224de6321</text:p>
          </table:table-cell>
          <table:table-cell table:formula="of:=HEX2DEC(MID([.A294];1;8))+HEX2DEC(MID([.A294];9;8))+HEX2DEC(MID([.A294];17;8))+HEX2DEC(MID([.A294];25;8))+HEX2DEC(MID([.A294];33;8))+HEX2DEC(MID([.A294];41;8))+HEX2DEC(MID([.A294];49;8))+HEX2DEC(MID([.A294];57;8))" office:value-type="float" office:value="11890494762" calcext:value-type="float">
            <text:p>11890494762</text:p>
          </table:table-cell>
          <table:table-cell table:formula="of:= MOD([.B294];85^4)" office:value-type="float" office:value="40952887" calcext:value-type="float">
            <text:p>40952887</text:p>
          </table:table-cell>
          <table:table-cell table:formula="of:=MOD(((((([.C294]-[.G294])/85)-[.F294])/85)-[.E294])/85;85)" office:value-type="float" office:value="66" calcext:value-type="float">
            <text:p>66</text:p>
          </table:table-cell>
          <table:table-cell table:formula="of:=MOD(((([.C294]-[.G294])/85)-[.F294])/85;85)" office:value-type="float" office:value="58" calcext:value-type="float">
            <text:p>58</text:p>
          </table:table-cell>
          <table:table-cell table:formula="of:=MOD(([.C294]-[.G294])/85;85)" office:value-type="float" office:value="18" calcext:value-type="float">
            <text:p>18</text:p>
          </table:table-cell>
          <table:table-cell table:formula="of:=MOD([.C294];85)" office:value-type="float" office:value="57" calcext:value-type="float">
            <text:p>57</text:p>
          </table:table-cell>
          <table:table-cell table:formula="of:=COM.MICROSOFT.CONCAT(MID(&quot;0123456789ABCDEFGHJKLMNPQRSTUVWXYZabcdefghijklmnpqrstuvwxyz!#$%&amp;()*+-;&lt;=&gt;?@^_{}[]/\:&quot;&quot;&quot;&quot;&quot;;[.D294]+1;1);MID(&quot;0123456789ABCDEFGHJKLMNPQRSTUVWXYZabcdefghijklmnpqrstuvwxyz!#$%&amp;()*+-;&lt;=&gt;?@^_{}[]/\:&quot;&quot;&quot;&quot;&quot;;[.E294]+1;1);MID(&quot;0123456789ABCDEFGHJKLMNPQRSTUVWXYZabcdefghijklmnpqrstuvwxyz!#$%&amp;()*+-;&lt;=&gt;?@^_{}[]/\:&quot;&quot;&quot;&quot;&quot;;[.F294]+1;1);MID(&quot;0123456789ABCDEFGHJKLMNPQRSTUVWXYZabcdefghijklmnpqrstuvwxyz!#$%&amp;()*+-;&lt;=&gt;?@^_{}[]/\:&quot;&quot;&quot;&quot;&quot;;[.G294]+1;1))" office:value-type="string" office:string-value="*zJy" calcext:value-type="string">
            <text:p>*zJ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1fc8a3216d04f9fda156fcadebe89fbfff7c61e112eaa3f7a3a72d03ba0550</text:p>
          </table:table-cell>
          <table:table-cell table:formula="of:=HEX2DEC(MID([.A295];1;8))+HEX2DEC(MID([.A295];9;8))+HEX2DEC(MID([.A295];17;8))+HEX2DEC(MID([.A295];25;8))+HEX2DEC(MID([.A295];33;8))+HEX2DEC(MID([.A295];41;8))+HEX2DEC(MID([.A295];49;8))+HEX2DEC(MID([.A295];57;8))" office:value-type="float" office:value="21886542008" calcext:value-type="float">
            <text:p>21886542008</text:p>
          </table:table-cell>
          <table:table-cell table:formula="of:= MOD([.B295];85^4)" office:value-type="float" office:value="14480133" calcext:value-type="float">
            <text:p>14480133</text:p>
          </table:table-cell>
          <table:table-cell table:formula="of:=MOD(((((([.C295]-[.G295])/85)-[.F295])/85)-[.E295])/85;85)" office:value-type="float" office:value="23" calcext:value-type="float">
            <text:p>23</text:p>
          </table:table-cell>
          <table:table-cell table:formula="of:=MOD(((([.C295]-[.G295])/85)-[.F295])/85;85)" office:value-type="float" office:value="49" calcext:value-type="float">
            <text:p>49</text:p>
          </table:table-cell>
          <table:table-cell table:formula="of:=MOD(([.C295]-[.G295])/85;85)" office:value-type="float" office:value="14" calcext:value-type="float">
            <text:p>14</text:p>
          </table:table-cell>
          <table:table-cell table:formula="of:=MOD([.C295];85)" office:value-type="float" office:value="43" calcext:value-type="float">
            <text:p>43</text:p>
          </table:table-cell>
          <table:table-cell table:formula="of:=COM.MICROSOFT.CONCAT(MID(&quot;0123456789ABCDEFGHJKLMNPQRSTUVWXYZabcdefghijklmnpqrstuvwxyz!#$%&amp;()*+-;&lt;=&gt;?@^_{}[]/\:&quot;&quot;&quot;&quot;&quot;;[.D295]+1;1);MID(&quot;0123456789ABCDEFGHJKLMNPQRSTUVWXYZabcdefghijklmnpqrstuvwxyz!#$%&amp;()*+-;&lt;=&gt;?@^_{}[]/\:&quot;&quot;&quot;&quot;&quot;;[.E295]+1;1);MID(&quot;0123456789ABCDEFGHJKLMNPQRSTUVWXYZabcdefghijklmnpqrstuvwxyz!#$%&amp;()*+-;&lt;=&gt;?@^_{}[]/\:&quot;&quot;&quot;&quot;&quot;;[.F295]+1;1);MID(&quot;0123456789ABCDEFGHJKLMNPQRSTUVWXYZabcdefghijklmnpqrstuvwxyz!#$%&amp;()*+-;&lt;=&gt;?@^_{}[]/\:&quot;&quot;&quot;&quot;&quot;;[.G295]+1;1))" office:value-type="string" office:string-value="PqEj" calcext:value-type="string">
            <text:p>PqEj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b7863224b7cb6edbc009c2ef30a14a585fca79b285595a11f066bbd8b54bc6</text:p>
          </table:table-cell>
          <table:table-cell table:formula="of:=HEX2DEC(MID([.A296];1;8))+HEX2DEC(MID([.A296];9;8))+HEX2DEC(MID([.A296];17;8))+HEX2DEC(MID([.A296];25;8))+HEX2DEC(MID([.A296];33;8))+HEX2DEC(MID([.A296];41;8))+HEX2DEC(MID([.A296];49;8))+HEX2DEC(MID([.A296];57;8))" office:value-type="float" office:value="17279144704" calcext:value-type="float">
            <text:p>17279144704</text:p>
          </table:table-cell>
          <table:table-cell table:formula="of:= MOD([.B296];85^4)" office:value-type="float" office:value="737829" calcext:value-type="float">
            <text:p>737829</text:p>
          </table:table-cell>
          <table:table-cell table:formula="of:=MOD(((((([.C296]-[.G296])/85)-[.F296])/85)-[.E296])/85;85)" office:value-type="float" office:value="1" calcext:value-type="float">
            <text:p>1</text:p>
          </table:table-cell>
          <table:table-cell table:formula="of:=MOD(((([.C296]-[.G296])/85)-[.F296])/85;85)" office:value-type="float" office:value="17" calcext:value-type="float">
            <text:p>17</text:p>
          </table:table-cell>
          <table:table-cell table:formula="of:=MOD(([.C296]-[.G296])/85;85)" office:value-type="float" office:value="10" calcext:value-type="float">
            <text:p>10</text:p>
          </table:table-cell>
          <table:table-cell table:formula="of:=MOD([.C296];85)" office:value-type="float" office:value="29" calcext:value-type="float">
            <text:p>29</text:p>
          </table:table-cell>
          <table:table-cell table:formula="of:=COM.MICROSOFT.CONCAT(MID(&quot;0123456789ABCDEFGHJKLMNPQRSTUVWXYZabcdefghijklmnpqrstuvwxyz!#$%&amp;()*+-;&lt;=&gt;?@^_{}[]/\:&quot;&quot;&quot;&quot;&quot;;[.D296]+1;1);MID(&quot;0123456789ABCDEFGHJKLMNPQRSTUVWXYZabcdefghijklmnpqrstuvwxyz!#$%&amp;()*+-;&lt;=&gt;?@^_{}[]/\:&quot;&quot;&quot;&quot;&quot;;[.E296]+1;1);MID(&quot;0123456789ABCDEFGHJKLMNPQRSTUVWXYZabcdefghijklmnpqrstuvwxyz!#$%&amp;()*+-;&lt;=&gt;?@^_{}[]/\:&quot;&quot;&quot;&quot;&quot;;[.F296]+1;1);MID(&quot;0123456789ABCDEFGHJKLMNPQRSTUVWXYZabcdefghijklmnpqrstuvwxyz!#$%&amp;()*+-;&lt;=&gt;?@^_{}[]/\:&quot;&quot;&quot;&quot;&quot;;[.G296]+1;1))" office:value-type="string" office:string-value="1HAV" calcext:value-type="string">
            <text:p>1HAV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3bc05312d04ecb2b6c64135ab59d2e63c5dc53640a7a4971fe17b5f5447d0a9</text:p>
          </table:table-cell>
          <table:table-cell table:formula="of:=HEX2DEC(MID([.A297];1;8))+HEX2DEC(MID([.A297];9;8))+HEX2DEC(MID([.A297];17;8))+HEX2DEC(MID([.A297];25;8))+HEX2DEC(MID([.A297];33;8))+HEX2DEC(MID([.A297];41;8))+HEX2DEC(MID([.A297];49;8))+HEX2DEC(MID([.A297];57;8))" office:value-type="float" office:value="14563654611" calcext:value-type="float">
            <text:p>14563654611</text:p>
          </table:table-cell>
          <table:table-cell table:formula="of:= MOD([.B297];85^4)" office:value-type="float" office:value="51880861" calcext:value-type="float">
            <text:p>51880861</text:p>
          </table:table-cell>
          <table:table-cell table:formula="of:=MOD(((((([.C297]-[.G297])/85)-[.F297])/85)-[.E297])/85;85)" office:value-type="float" office:value="84" calcext:value-type="float">
            <text:p>84</text:p>
          </table:table-cell>
          <table:table-cell table:formula="of:=MOD(((([.C297]-[.G297])/85)-[.F297])/85;85)" office:value-type="float" office:value="40" calcext:value-type="float">
            <text:p>40</text:p>
          </table:table-cell>
          <table:table-cell table:formula="of:=MOD(([.C297]-[.G297])/85;85)" office:value-type="float" office:value="63" calcext:value-type="float">
            <text:p>63</text:p>
          </table:table-cell>
          <table:table-cell table:formula="of:=MOD([.C297];85)" office:value-type="float" office:value="6" calcext:value-type="float">
            <text:p>6</text:p>
          </table:table-cell>
          <table:table-cell table:formula="of:=COM.MICROSOFT.CONCAT(MID(&quot;0123456789ABCDEFGHJKLMNPQRSTUVWXYZabcdefghijklmnpqrstuvwxyz!#$%&amp;()*+-;&lt;=&gt;?@^_{}[]/\:&quot;&quot;&quot;&quot;&quot;;[.D297]+1;1);MID(&quot;0123456789ABCDEFGHJKLMNPQRSTUVWXYZabcdefghijklmnpqrstuvwxyz!#$%&amp;()*+-;&lt;=&gt;?@^_{}[]/\:&quot;&quot;&quot;&quot;&quot;;[.E297]+1;1);MID(&quot;0123456789ABCDEFGHJKLMNPQRSTUVWXYZabcdefghijklmnpqrstuvwxyz!#$%&amp;()*+-;&lt;=&gt;?@^_{}[]/\:&quot;&quot;&quot;&quot;&quot;;[.F297]+1;1);MID(&quot;0123456789ABCDEFGHJKLMNPQRSTUVWXYZabcdefghijklmnpqrstuvwxyz!#$%&amp;()*+-;&lt;=&gt;?@^_{}[]/\:&quot;&quot;&quot;&quot;&quot;;[.G297]+1;1))" office:value-type="string" office:string-value="&quot;g&amp;6" calcext:value-type="string">
            <text:p>"g&amp;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dc36696a4da1e76493c51bde0d67878dd3a7845771fb5b1af54645210f74de</text:p>
          </table:table-cell>
          <table:table-cell table:formula="of:=HEX2DEC(MID([.A298];1;8))+HEX2DEC(MID([.A298];9;8))+HEX2DEC(MID([.A298];17;8))+HEX2DEC(MID([.A298];25;8))+HEX2DEC(MID([.A298];33;8))+HEX2DEC(MID([.A298];41;8))+HEX2DEC(MID([.A298];49;8))+HEX2DEC(MID([.A298];57;8))" office:value-type="float" office:value="16275301108" calcext:value-type="float">
            <text:p>16275301108</text:p>
          </table:table-cell>
          <table:table-cell table:formula="of:= MOD([.B298];85^4)" office:value-type="float" office:value="40906733" calcext:value-type="float">
            <text:p>40906733</text:p>
          </table:table-cell>
          <table:table-cell table:formula="of:=MOD(((((([.C298]-[.G298])/85)-[.F298])/85)-[.E298])/85;85)" office:value-type="float" office:value="66" calcext:value-type="float">
            <text:p>66</text:p>
          </table:table-cell>
          <table:table-cell table:formula="of:=MOD(((([.C298]-[.G298])/85)-[.F298])/85;85)" office:value-type="float" office:value="51" calcext:value-type="float">
            <text:p>51</text:p>
          </table:table-cell>
          <table:table-cell table:formula="of:=MOD(([.C298]-[.G298])/85;85)" office:value-type="float" office:value="70" calcext:value-type="float">
            <text:p>70</text:p>
          </table:table-cell>
          <table:table-cell table:formula="of:=MOD([.C298];85)" office:value-type="float" office:value="58" calcext:value-type="float">
            <text:p>58</text:p>
          </table:table-cell>
          <table:table-cell table:formula="of:=COM.MICROSOFT.CONCAT(MID(&quot;0123456789ABCDEFGHJKLMNPQRSTUVWXYZabcdefghijklmnpqrstuvwxyz!#$%&amp;()*+-;&lt;=&gt;?@^_{}[]/\:&quot;&quot;&quot;&quot;&quot;;[.D298]+1;1);MID(&quot;0123456789ABCDEFGHJKLMNPQRSTUVWXYZabcdefghijklmnpqrstuvwxyz!#$%&amp;()*+-;&lt;=&gt;?@^_{}[]/\:&quot;&quot;&quot;&quot;&quot;;[.E298]+1;1);MID(&quot;0123456789ABCDEFGHJKLMNPQRSTUVWXYZabcdefghijklmnpqrstuvwxyz!#$%&amp;()*+-;&lt;=&gt;?@^_{}[]/\:&quot;&quot;&quot;&quot;&quot;;[.F298]+1;1);MID(&quot;0123456789ABCDEFGHJKLMNPQRSTUVWXYZabcdefghijklmnpqrstuvwxyz!#$%&amp;()*+-;&lt;=&gt;?@^_{}[]/\:&quot;&quot;&quot;&quot;&quot;;[.G298]+1;1))" office:value-type="string" office:string-value="*s&lt;z" calcext:value-type="string">
            <text:p>*s&lt;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e52ed8efc8f80657f8cc7af72c6d75336bdf7654a65585d4569739e1d2caec3</text:p>
          </table:table-cell>
          <table:table-cell table:formula="of:=HEX2DEC(MID([.A299];1;8))+HEX2DEC(MID([.A299];9;8))+HEX2DEC(MID([.A299];17;8))+HEX2DEC(MID([.A299];25;8))+HEX2DEC(MID([.A299];33;8))+HEX2DEC(MID([.A299];41;8))+HEX2DEC(MID([.A299];49;8))+HEX2DEC(MID([.A299];57;8))" office:value-type="float" office:value="15048081176" calcext:value-type="float">
            <text:p>15048081176</text:p>
          </table:table-cell>
          <table:table-cell table:formula="of:= MOD([.B299];85^4)" office:value-type="float" office:value="14301176" calcext:value-type="float">
            <text:p>14301176</text:p>
          </table:table-cell>
          <table:table-cell table:formula="of:=MOD(((((([.C299]-[.G299])/85)-[.F299])/85)-[.E299])/85;85)" office:value-type="float" office:value="23" calcext:value-type="float">
            <text:p>23</text:p>
          </table:table-cell>
          <table:table-cell table:formula="of:=MOD(((([.C299]-[.G299])/85)-[.F299])/85;85)" office:value-type="float" office:value="24" calcext:value-type="float">
            <text:p>24</text:p>
          </table:table-cell>
          <table:table-cell table:formula="of:=MOD(([.C299]-[.G299])/85;85)" office:value-type="float" office:value="34" calcext:value-type="float">
            <text:p>34</text:p>
          </table:table-cell>
          <table:table-cell table:formula="of:=MOD([.C299];85)" office:value-type="float" office:value="11" calcext:value-type="float">
            <text:p>11</text:p>
          </table:table-cell>
          <table:table-cell table:formula="of:=COM.MICROSOFT.CONCAT(MID(&quot;0123456789ABCDEFGHJKLMNPQRSTUVWXYZabcdefghijklmnpqrstuvwxyz!#$%&amp;()*+-;&lt;=&gt;?@^_{}[]/\:&quot;&quot;&quot;&quot;&quot;;[.D299]+1;1);MID(&quot;0123456789ABCDEFGHJKLMNPQRSTUVWXYZabcdefghijklmnpqrstuvwxyz!#$%&amp;()*+-;&lt;=&gt;?@^_{}[]/\:&quot;&quot;&quot;&quot;&quot;;[.E299]+1;1);MID(&quot;0123456789ABCDEFGHJKLMNPQRSTUVWXYZabcdefghijklmnpqrstuvwxyz!#$%&amp;()*+-;&lt;=&gt;?@^_{}[]/\:&quot;&quot;&quot;&quot;&quot;;[.F299]+1;1);MID(&quot;0123456789ABCDEFGHJKLMNPQRSTUVWXYZabcdefghijklmnpqrstuvwxyz!#$%&amp;()*+-;&lt;=&gt;?@^_{}[]/\:&quot;&quot;&quot;&quot;&quot;;[.G299]+1;1))" office:value-type="string" office:string-value="PQaB" calcext:value-type="string">
            <text:p>PQa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6103beaa76bddda3a1a03ffe13e29a1030635bc417d824bce35da4eda0550cb</text:p>
          </table:table-cell>
          <table:table-cell table:formula="of:=HEX2DEC(MID([.A300];1;8))+HEX2DEC(MID([.A300];9;8))+HEX2DEC(MID([.A300];17;8))+HEX2DEC(MID([.A300];25;8))+HEX2DEC(MID([.A300];33;8))+HEX2DEC(MID([.A300];41;8))+HEX2DEC(MID([.A300];49;8))+HEX2DEC(MID([.A300];57;8))" office:value-type="float" office:value="16736529028" calcext:value-type="float">
            <text:p>16736529028</text:p>
          </table:table-cell>
          <table:table-cell table:formula="of:= MOD([.B300];85^4)" office:value-type="float" office:value="32329028" calcext:value-type="float">
            <text:p>32329028</text:p>
          </table:table-cell>
          <table:table-cell table:formula="of:=MOD(((((([.C300]-[.G300])/85)-[.F300])/85)-[.E300])/85;85)" office:value-type="float" office:value="52" calcext:value-type="float">
            <text:p>52</text:p>
          </table:table-cell>
          <table:table-cell table:formula="of:=MOD(((([.C300]-[.G300])/85)-[.F300])/85;85)" office:value-type="float" office:value="54" calcext:value-type="float">
            <text:p>54</text:p>
          </table:table-cell>
          <table:table-cell table:formula="of:=MOD(([.C300]-[.G300])/85;85)" office:value-type="float" office:value="51" calcext:value-type="float">
            <text:p>51</text:p>
          </table:table-cell>
          <table:table-cell table:formula="of:=MOD([.C300];85)" office:value-type="float" office:value="43" calcext:value-type="float">
            <text:p>43</text:p>
          </table:table-cell>
          <table:table-cell table:formula="of:=COM.MICROSOFT.CONCAT(MID(&quot;0123456789ABCDEFGHJKLMNPQRSTUVWXYZabcdefghijklmnpqrstuvwxyz!#$%&amp;()*+-;&lt;=&gt;?@^_{}[]/\:&quot;&quot;&quot;&quot;&quot;;[.D300]+1;1);MID(&quot;0123456789ABCDEFGHJKLMNPQRSTUVWXYZabcdefghijklmnpqrstuvwxyz!#$%&amp;()*+-;&lt;=&gt;?@^_{}[]/\:&quot;&quot;&quot;&quot;&quot;;[.E300]+1;1);MID(&quot;0123456789ABCDEFGHJKLMNPQRSTUVWXYZabcdefghijklmnpqrstuvwxyz!#$%&amp;()*+-;&lt;=&gt;?@^_{}[]/\:&quot;&quot;&quot;&quot;&quot;;[.F300]+1;1);MID(&quot;0123456789ABCDEFGHJKLMNPQRSTUVWXYZabcdefghijklmnpqrstuvwxyz!#$%&amp;()*+-;&lt;=&gt;?@^_{}[]/\:&quot;&quot;&quot;&quot;&quot;;[.G300]+1;1))" office:value-type="string" office:string-value="tvsj" calcext:value-type="string">
            <text:p>tvsj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68cad9cd8e420a3e041a1b00ea41d0b5ae935301d48473a5636b9d1decebee8</text:p>
          </table:table-cell>
          <table:table-cell table:formula="of:=HEX2DEC(MID([.A301];1;8))+HEX2DEC(MID([.A301];9;8))+HEX2DEC(MID([.A301];17;8))+HEX2DEC(MID([.A301];25;8))+HEX2DEC(MID([.A301];33;8))+HEX2DEC(MID([.A301];41;8))+HEX2DEC(MID([.A301];49;8))+HEX2DEC(MID([.A301];57;8))" office:value-type="float" office:value="17910563357" calcext:value-type="float">
            <text:p>17910563357</text:p>
          </table:table-cell>
          <table:table-cell table:formula="of:= MOD([.B301];85^4)" office:value-type="float" office:value="5748982" calcext:value-type="float">
            <text:p>5748982</text:p>
          </table:table-cell>
          <table:table-cell table:formula="of:=MOD(((((([.C301]-[.G301])/85)-[.F301])/85)-[.E301])/85;85)" office:value-type="float" office:value="9" calcext:value-type="float">
            <text:p>9</text:p>
          </table:table-cell>
          <table:table-cell table:formula="of:=MOD(((([.C301]-[.G301])/85)-[.F301])/85;85)" office:value-type="float" office:value="30" calcext:value-type="float">
            <text:p>30</text:p>
          </table:table-cell>
          <table:table-cell table:formula="of:=MOD(([.C301]-[.G301])/85;85)" office:value-type="float" office:value="60" calcext:value-type="float">
            <text:p>60</text:p>
          </table:table-cell>
          <table:table-cell table:formula="of:=MOD([.C301];85)" office:value-type="float" office:value="7" calcext:value-type="float">
            <text:p>7</text:p>
          </table:table-cell>
          <table:table-cell table:formula="of:=COM.MICROSOFT.CONCAT(MID(&quot;0123456789ABCDEFGHJKLMNPQRSTUVWXYZabcdefghijklmnpqrstuvwxyz!#$%&amp;()*+-;&lt;=&gt;?@^_{}[]/\:&quot;&quot;&quot;&quot;&quot;;[.D301]+1;1);MID(&quot;0123456789ABCDEFGHJKLMNPQRSTUVWXYZabcdefghijklmnpqrstuvwxyz!#$%&amp;()*+-;&lt;=&gt;?@^_{}[]/\:&quot;&quot;&quot;&quot;&quot;;[.E301]+1;1);MID(&quot;0123456789ABCDEFGHJKLMNPQRSTUVWXYZabcdefghijklmnpqrstuvwxyz!#$%&amp;()*+-;&lt;=&gt;?@^_{}[]/\:&quot;&quot;&quot;&quot;&quot;;[.F301]+1;1);MID(&quot;0123456789ABCDEFGHJKLMNPQRSTUVWXYZabcdefghijklmnpqrstuvwxyz!#$%&amp;()*+-;&lt;=&gt;?@^_{}[]/\:&quot;&quot;&quot;&quot;&quot;;[.G301]+1;1))" office:value-type="string" office:string-value="9W#7" calcext:value-type="string">
            <text:p>9W#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f3d5add13e3e2b7d1387d7790fe16545c72cdd3d4d27dd5175de4322fae192b</text:p>
          </table:table-cell>
          <table:table-cell table:formula="of:=HEX2DEC(MID([.A302];1;8))+HEX2DEC(MID([.A302];9;8))+HEX2DEC(MID([.A302];17;8))+HEX2DEC(MID([.A302];25;8))+HEX2DEC(MID([.A302];33;8))+HEX2DEC(MID([.A302];41;8))+HEX2DEC(MID([.A302];49;8))+HEX2DEC(MID([.A302];57;8))" office:value-type="float" office:value="12845652580" calcext:value-type="float">
            <text:p>12845652580</text:p>
          </table:table-cell>
          <table:table-cell table:formula="of:= MOD([.B302];85^4)" office:value-type="float" office:value="4298830" calcext:value-type="float">
            <text:p>4298830</text:p>
          </table:table-cell>
          <table:table-cell table:formula="of:=MOD(((((([.C302]-[.G302])/85)-[.F302])/85)-[.E302])/85;85)" office:value-type="float" office:value="6" calcext:value-type="float">
            <text:p>6</text:p>
          </table:table-cell>
          <table:table-cell table:formula="of:=MOD(((([.C302]-[.G302])/85)-[.F302])/85;85)" office:value-type="float" office:value="84" calcext:value-type="float">
            <text:p>84</text:p>
          </table:table-cell>
          <table:table-cell table:formula="of:=MOD(([.C302]-[.G302])/85;85)" office:value-type="float" office:value="84" calcext:value-type="float">
            <text:p>84</text:p>
          </table:table-cell>
          <table:table-cell table:formula="of:=MOD([.C302];85)" office:value-type="float" office:value="40" calcext:value-type="float">
            <text:p>40</text:p>
          </table:table-cell>
          <table:table-cell table:formula="of:=COM.MICROSOFT.CONCAT(MID(&quot;0123456789ABCDEFGHJKLMNPQRSTUVWXYZabcdefghijklmnpqrstuvwxyz!#$%&amp;()*+-;&lt;=&gt;?@^_{}[]/\:&quot;&quot;&quot;&quot;&quot;;[.D302]+1;1);MID(&quot;0123456789ABCDEFGHJKLMNPQRSTUVWXYZabcdefghijklmnpqrstuvwxyz!#$%&amp;()*+-;&lt;=&gt;?@^_{}[]/\:&quot;&quot;&quot;&quot;&quot;;[.E302]+1;1);MID(&quot;0123456789ABCDEFGHJKLMNPQRSTUVWXYZabcdefghijklmnpqrstuvwxyz!#$%&amp;()*+-;&lt;=&gt;?@^_{}[]/\:&quot;&quot;&quot;&quot;&quot;;[.F302]+1;1);MID(&quot;0123456789ABCDEFGHJKLMNPQRSTUVWXYZabcdefghijklmnpqrstuvwxyz!#$%&amp;()*+-;&lt;=&gt;?@^_{}[]/\:&quot;&quot;&quot;&quot;&quot;;[.G302]+1;1))" office:value-type="string" office:string-value="6&quot;&quot;g" calcext:value-type="string">
            <text:p>6""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807fe6dc767be2e7021d41540114b33b30fa7784f6de5521251f23a3eb66468</text:p>
          </table:table-cell>
          <table:table-cell table:formula="of:=HEX2DEC(MID([.A303];1;8))+HEX2DEC(MID([.A303];9;8))+HEX2DEC(MID([.A303];17;8))+HEX2DEC(MID([.A303];25;8))+HEX2DEC(MID([.A303];33;8))+HEX2DEC(MID([.A303];41;8))+HEX2DEC(MID([.A303];49;8))+HEX2DEC(MID([.A303];57;8))" office:value-type="float" office:value="16159129423" calcext:value-type="float">
            <text:p>16159129423</text:p>
          </table:table-cell>
          <table:table-cell table:formula="of:= MOD([.B303];85^4)" office:value-type="float" office:value="29136298" calcext:value-type="float">
            <text:p>29136298</text:p>
          </table:table-cell>
          <table:table-cell table:formula="of:=MOD(((((([.C303]-[.G303])/85)-[.F303])/85)-[.E303])/85;85)" office:value-type="float" office:value="47" calcext:value-type="float">
            <text:p>47</text:p>
          </table:table-cell>
          <table:table-cell table:formula="of:=MOD(((([.C303]-[.G303])/85)-[.F303])/85;85)" office:value-type="float" office:value="37" calcext:value-type="float">
            <text:p>37</text:p>
          </table:table-cell>
          <table:table-cell table:formula="of:=MOD(([.C303]-[.G303])/85;85)" office:value-type="float" office:value="59" calcext:value-type="float">
            <text:p>59</text:p>
          </table:table-cell>
          <table:table-cell table:formula="of:=MOD([.C303];85)" office:value-type="float" office:value="83" calcext:value-type="float">
            <text:p>83</text:p>
          </table:table-cell>
          <table:table-cell table:formula="of:=COM.MICROSOFT.CONCAT(MID(&quot;0123456789ABCDEFGHJKLMNPQRSTUVWXYZabcdefghijklmnpqrstuvwxyz!#$%&amp;()*+-;&lt;=&gt;?@^_{}[]/\:&quot;&quot;&quot;&quot;&quot;;[.D303]+1;1);MID(&quot;0123456789ABCDEFGHJKLMNPQRSTUVWXYZabcdefghijklmnpqrstuvwxyz!#$%&amp;()*+-;&lt;=&gt;?@^_{}[]/\:&quot;&quot;&quot;&quot;&quot;;[.E303]+1;1);MID(&quot;0123456789ABCDEFGHJKLMNPQRSTUVWXYZabcdefghijklmnpqrstuvwxyz!#$%&amp;()*+-;&lt;=&gt;?@^_{}[]/\:&quot;&quot;&quot;&quot;&quot;;[.F303]+1;1);MID(&quot;0123456789ABCDEFGHJKLMNPQRSTUVWXYZabcdefghijklmnpqrstuvwxyz!#$%&amp;()*+-;&lt;=&gt;?@^_{}[]/\:&quot;&quot;&quot;&quot;&quot;;[.G303]+1;1))" office:value-type="string" office:string-value="nd!:" calcext:value-type="string">
            <text:p>nd!: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969ea6a6b4beec579e78b1e0fceed16290e7f2c47af20c710fbb31459b0d714</text:p>
          </table:table-cell>
          <table:table-cell table:formula="of:=HEX2DEC(MID([.A304];1;8))+HEX2DEC(MID([.A304];9;8))+HEX2DEC(MID([.A304];17;8))+HEX2DEC(MID([.A304];25;8))+HEX2DEC(MID([.A304];33;8))+HEX2DEC(MID([.A304];41;8))+HEX2DEC(MID([.A304];49;8))+HEX2DEC(MID([.A304];57;8))" office:value-type="float" office:value="9828727678" calcext:value-type="float">
            <text:p>9828727678</text:p>
          </table:table-cell>
          <table:table-cell table:formula="of:= MOD([.B304];85^4)" office:value-type="float" office:value="15010178" calcext:value-type="float">
            <text:p>15010178</text:p>
          </table:table-cell>
          <table:table-cell table:formula="of:=MOD(((((([.C304]-[.G304])/85)-[.F304])/85)-[.E304])/85;85)" office:value-type="float" office:value="24" calcext:value-type="float">
            <text:p>24</text:p>
          </table:table-cell>
          <table:table-cell table:formula="of:=MOD(((([.C304]-[.G304])/85)-[.F304])/85;85)" office:value-type="float" office:value="37" calcext:value-type="float">
            <text:p>37</text:p>
          </table:table-cell>
          <table:table-cell table:formula="of:=MOD(([.C304]-[.G304])/85;85)" office:value-type="float" office:value="45" calcext:value-type="float">
            <text:p>45</text:p>
          </table:table-cell>
          <table:table-cell table:formula="of:=MOD([.C304];85)" office:value-type="float" office:value="28" calcext:value-type="float">
            <text:p>28</text:p>
          </table:table-cell>
          <table:table-cell table:formula="of:=COM.MICROSOFT.CONCAT(MID(&quot;0123456789ABCDEFGHJKLMNPQRSTUVWXYZabcdefghijklmnpqrstuvwxyz!#$%&amp;()*+-;&lt;=&gt;?@^_{}[]/\:&quot;&quot;&quot;&quot;&quot;;[.D304]+1;1);MID(&quot;0123456789ABCDEFGHJKLMNPQRSTUVWXYZabcdefghijklmnpqrstuvwxyz!#$%&amp;()*+-;&lt;=&gt;?@^_{}[]/\:&quot;&quot;&quot;&quot;&quot;;[.E304]+1;1);MID(&quot;0123456789ABCDEFGHJKLMNPQRSTUVWXYZabcdefghijklmnpqrstuvwxyz!#$%&amp;()*+-;&lt;=&gt;?@^_{}[]/\:&quot;&quot;&quot;&quot;&quot;;[.F304]+1;1);MID(&quot;0123456789ABCDEFGHJKLMNPQRSTUVWXYZabcdefghijklmnpqrstuvwxyz!#$%&amp;()*+-;&lt;=&gt;?@^_{}[]/\:&quot;&quot;&quot;&quot;&quot;;[.G304]+1;1))" office:value-type="string" office:string-value="QdlU" calcext:value-type="string">
            <text:p>Qdl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2b3ce24b7c6d0da5bcededbf47646e98aa83d61196dc598c02e2404ae3f03a7</text:p>
          </table:table-cell>
          <table:table-cell table:formula="of:=HEX2DEC(MID([.A305];1;8))+HEX2DEC(MID([.A305];9;8))+HEX2DEC(MID([.A305];17;8))+HEX2DEC(MID([.A305];25;8))+HEX2DEC(MID([.A305];33;8))+HEX2DEC(MID([.A305];41;8))+HEX2DEC(MID([.A305];49;8))+HEX2DEC(MID([.A305];57;8))" office:value-type="float" office:value="18476101478" calcext:value-type="float">
            <text:p>18476101478</text:p>
          </table:table-cell>
          <table:table-cell table:formula="of:= MOD([.B305];85^4)" office:value-type="float" office:value="49280853" calcext:value-type="float">
            <text:p>49280853</text:p>
          </table:table-cell>
          <table:table-cell table:formula="of:=MOD(((((([.C305]-[.G305])/85)-[.F305])/85)-[.E305])/85;85)" office:value-type="float" office:value="80" calcext:value-type="float">
            <text:p>80</text:p>
          </table:table-cell>
          <table:table-cell table:formula="of:=MOD(((([.C305]-[.G305])/85)-[.F305])/85;85)" office:value-type="float" office:value="20" calcext:value-type="float">
            <text:p>20</text:p>
          </table:table-cell>
          <table:table-cell table:formula="of:=MOD(([.C305]-[.G305])/85;85)" office:value-type="float" office:value="74" calcext:value-type="float">
            <text:p>74</text:p>
          </table:table-cell>
          <table:table-cell table:formula="of:=MOD([.C305];85)" office:value-type="float" office:value="63" calcext:value-type="float">
            <text:p>63</text:p>
          </table:table-cell>
          <table:table-cell table:formula="of:=COM.MICROSOFT.CONCAT(MID(&quot;0123456789ABCDEFGHJKLMNPQRSTUVWXYZabcdefghijklmnpqrstuvwxyz!#$%&amp;()*+-;&lt;=&gt;?@^_{}[]/\:&quot;&quot;&quot;&quot;&quot;;[.D305]+1;1);MID(&quot;0123456789ABCDEFGHJKLMNPQRSTUVWXYZabcdefghijklmnpqrstuvwxyz!#$%&amp;()*+-;&lt;=&gt;?@^_{}[]/\:&quot;&quot;&quot;&quot;&quot;;[.E305]+1;1);MID(&quot;0123456789ABCDEFGHJKLMNPQRSTUVWXYZabcdefghijklmnpqrstuvwxyz!#$%&amp;()*+-;&lt;=&gt;?@^_{}[]/\:&quot;&quot;&quot;&quot;&quot;;[.F305]+1;1);MID(&quot;0123456789ABCDEFGHJKLMNPQRSTUVWXYZabcdefghijklmnpqrstuvwxyz!#$%&amp;()*+-;&lt;=&gt;?@^_{}[]/\:&quot;&quot;&quot;&quot;&quot;;[.G305]+1;1))" office:value-type="string" office:string-value="]L@&amp;" calcext:value-type="string">
            <text:p>]L@&amp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8c62c0e8256ed8bcb1b23a308d84d8271d6d77121b6e739a993139ee42fa950</text:p>
          </table:table-cell>
          <table:table-cell table:formula="of:=HEX2DEC(MID([.A306];1;8))+HEX2DEC(MID([.A306];9;8))+HEX2DEC(MID([.A306];17;8))+HEX2DEC(MID([.A306];25;8))+HEX2DEC(MID([.A306];33;8))+HEX2DEC(MID([.A306];41;8))+HEX2DEC(MID([.A306];49;8))+HEX2DEC(MID([.A306];57;8))" office:value-type="float" office:value="15844050518" calcext:value-type="float">
            <text:p>15844050518</text:p>
          </table:table-cell>
          <table:table-cell table:formula="of:= MOD([.B306];85^4)" office:value-type="float" office:value="27261143" calcext:value-type="float">
            <text:p>27261143</text:p>
          </table:table-cell>
          <table:table-cell table:formula="of:=MOD(((((([.C306]-[.G306])/85)-[.F306])/85)-[.E306])/85;85)" office:value-type="float" office:value="44" calcext:value-type="float">
            <text:p>44</text:p>
          </table:table-cell>
          <table:table-cell table:formula="of:=MOD(((([.C306]-[.G306])/85)-[.F306])/85;85)" office:value-type="float" office:value="33" calcext:value-type="float">
            <text:p>33</text:p>
          </table:table-cell>
          <table:table-cell table:formula="of:=MOD(([.C306]-[.G306])/85;85)" office:value-type="float" office:value="14" calcext:value-type="float">
            <text:p>14</text:p>
          </table:table-cell>
          <table:table-cell table:formula="of:=MOD([.C306];85)" office:value-type="float" office:value="28" calcext:value-type="float">
            <text:p>28</text:p>
          </table:table-cell>
          <table:table-cell table:formula="of:=COM.MICROSOFT.CONCAT(MID(&quot;0123456789ABCDEFGHJKLMNPQRSTUVWXYZabcdefghijklmnpqrstuvwxyz!#$%&amp;()*+-;&lt;=&gt;?@^_{}[]/\:&quot;&quot;&quot;&quot;&quot;;[.D306]+1;1);MID(&quot;0123456789ABCDEFGHJKLMNPQRSTUVWXYZabcdefghijklmnpqrstuvwxyz!#$%&amp;()*+-;&lt;=&gt;?@^_{}[]/\:&quot;&quot;&quot;&quot;&quot;;[.E306]+1;1);MID(&quot;0123456789ABCDEFGHJKLMNPQRSTUVWXYZabcdefghijklmnpqrstuvwxyz!#$%&amp;()*+-;&lt;=&gt;?@^_{}[]/\:&quot;&quot;&quot;&quot;&quot;;[.F306]+1;1);MID(&quot;0123456789ABCDEFGHJKLMNPQRSTUVWXYZabcdefghijklmnpqrstuvwxyz!#$%&amp;()*+-;&lt;=&gt;?@^_{}[]/\:&quot;&quot;&quot;&quot;&quot;;[.G306]+1;1))" office:value-type="string" office:string-value="kZEU" calcext:value-type="string">
            <text:p>kZE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81a329be1379ebdd494f4341ba5bb2bc61e61b8a3bdf4983e54197701cb3aa7</text:p>
          </table:table-cell>
          <table:table-cell table:formula="of:=HEX2DEC(MID([.A307];1;8))+HEX2DEC(MID([.A307];9;8))+HEX2DEC(MID([.A307];17;8))+HEX2DEC(MID([.A307];25;8))+HEX2DEC(MID([.A307];33;8))+HEX2DEC(MID([.A307];41;8))+HEX2DEC(MID([.A307];49;8))+HEX2DEC(MID([.A307];57;8))" office:value-type="float" office:value="18312866597" calcext:value-type="float">
            <text:p>18312866597</text:p>
          </table:table-cell>
          <table:table-cell table:formula="of:= MOD([.B307];85^4)" office:value-type="float" office:value="42647847" calcext:value-type="float">
            <text:p>42647847</text:p>
          </table:table-cell>
          <table:table-cell table:formula="of:=MOD(((((([.C307]-[.G307])/85)-[.F307])/85)-[.E307])/85;85)" office:value-type="float" office:value="69" calcext:value-type="float">
            <text:p>69</text:p>
          </table:table-cell>
          <table:table-cell table:formula="of:=MOD(((([.C307]-[.G307])/85)-[.F307])/85;85)" office:value-type="float" office:value="37" calcext:value-type="float">
            <text:p>37</text:p>
          </table:table-cell>
          <table:table-cell table:formula="of:=MOD(([.C307]-[.G307])/85;85)" office:value-type="float" office:value="69" calcext:value-type="float">
            <text:p>69</text:p>
          </table:table-cell>
          <table:table-cell table:formula="of:=MOD([.C307];85)" office:value-type="float" office:value="32" calcext:value-type="float">
            <text:p>32</text:p>
          </table:table-cell>
          <table:table-cell table:formula="of:=COM.MICROSOFT.CONCAT(MID(&quot;0123456789ABCDEFGHJKLMNPQRSTUVWXYZabcdefghijklmnpqrstuvwxyz!#$%&amp;()*+-;&lt;=&gt;?@^_{}[]/\:&quot;&quot;&quot;&quot;&quot;;[.D307]+1;1);MID(&quot;0123456789ABCDEFGHJKLMNPQRSTUVWXYZabcdefghijklmnpqrstuvwxyz!#$%&amp;()*+-;&lt;=&gt;?@^_{}[]/\:&quot;&quot;&quot;&quot;&quot;;[.E307]+1;1);MID(&quot;0123456789ABCDEFGHJKLMNPQRSTUVWXYZabcdefghijklmnpqrstuvwxyz!#$%&amp;()*+-;&lt;=&gt;?@^_{}[]/\:&quot;&quot;&quot;&quot;&quot;;[.F307]+1;1);MID(&quot;0123456789ABCDEFGHJKLMNPQRSTUVWXYZabcdefghijklmnpqrstuvwxyz!#$%&amp;()*+-;&lt;=&gt;?@^_{}[]/\:&quot;&quot;&quot;&quot;&quot;;[.G307]+1;1))" office:value-type="string" office:string-value=";d;Y" calcext:value-type="string">
            <text:p>;d;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e104ef5b40ac5b1e9289404a366cbd505cb6d17e5161fb26105d55bfc5c1110</text:p>
          </table:table-cell>
          <table:table-cell table:formula="of:=HEX2DEC(MID([.A308];1;8))+HEX2DEC(MID([.A308];9;8))+HEX2DEC(MID([.A308];17;8))+HEX2DEC(MID([.A308];25;8))+HEX2DEC(MID([.A308];33;8))+HEX2DEC(MID([.A308];41;8))+HEX2DEC(MID([.A308];49;8))+HEX2DEC(MID([.A308];57;8))" office:value-type="float" office:value="23738574771" calcext:value-type="float">
            <text:p>23738574771</text:p>
          </table:table-cell>
          <table:table-cell table:formula="of:= MOD([.B308];85^4)" office:value-type="float" office:value="39491021" calcext:value-type="float">
            <text:p>39491021</text:p>
          </table:table-cell>
          <table:table-cell table:formula="of:=MOD(((((([.C308]-[.G308])/85)-[.F308])/85)-[.E308])/85;85)" office:value-type="float" office:value="64" calcext:value-type="float">
            <text:p>64</text:p>
          </table:table-cell>
          <table:table-cell table:formula="of:=MOD(((([.C308]-[.G308])/85)-[.F308])/85;85)" office:value-type="float" office:value="25" calcext:value-type="float">
            <text:p>25</text:p>
          </table:table-cell>
          <table:table-cell table:formula="of:=MOD(([.C308]-[.G308])/85;85)" office:value-type="float" office:value="75" calcext:value-type="float">
            <text:p>75</text:p>
          </table:table-cell>
          <table:table-cell table:formula="of:=MOD([.C308];85)" office:value-type="float" office:value="21" calcext:value-type="float">
            <text:p>21</text:p>
          </table:table-cell>
          <table:table-cell table:formula="of:=COM.MICROSOFT.CONCAT(MID(&quot;0123456789ABCDEFGHJKLMNPQRSTUVWXYZabcdefghijklmnpqrstuvwxyz!#$%&amp;()*+-;&lt;=&gt;?@^_{}[]/\:&quot;&quot;&quot;&quot;&quot;;[.D308]+1;1);MID(&quot;0123456789ABCDEFGHJKLMNPQRSTUVWXYZabcdefghijklmnpqrstuvwxyz!#$%&amp;()*+-;&lt;=&gt;?@^_{}[]/\:&quot;&quot;&quot;&quot;&quot;;[.E308]+1;1);MID(&quot;0123456789ABCDEFGHJKLMNPQRSTUVWXYZabcdefghijklmnpqrstuvwxyz!#$%&amp;()*+-;&lt;=&gt;?@^_{}[]/\:&quot;&quot;&quot;&quot;&quot;;[.F308]+1;1);MID(&quot;0123456789ABCDEFGHJKLMNPQRSTUVWXYZabcdefghijklmnpqrstuvwxyz!#$%&amp;()*+-;&lt;=&gt;?@^_{}[]/\:&quot;&quot;&quot;&quot;&quot;;[.G308]+1;1))" office:value-type="string" office:string-value="(R^M" calcext:value-type="string">
            <text:p>(R^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c53fb23e4ae1df02b05ea4cbe66145dfbeca9037cb56cb7b3e900eb0ee11b5a</text:p>
          </table:table-cell>
          <table:table-cell table:formula="of:=HEX2DEC(MID([.A309];1;8))+HEX2DEC(MID([.A309];9;8))+HEX2DEC(MID([.A309];17;8))+HEX2DEC(MID([.A309];25;8))+HEX2DEC(MID([.A309];33;8))+HEX2DEC(MID([.A309];41;8))+HEX2DEC(MID([.A309];49;8))+HEX2DEC(MID([.A309];57;8))" office:value-type="float" office:value="21573028283" calcext:value-type="float">
            <text:p>21573028283</text:p>
          </table:table-cell>
          <table:table-cell table:formula="of:= MOD([.B309];85^4)" office:value-type="float" office:value="14170158" calcext:value-type="float">
            <text:p>14170158</text:p>
          </table:table-cell>
          <table:table-cell table:formula="of:=MOD(((((([.C309]-[.G309])/85)-[.F309])/85)-[.E309])/85;85)" office:value-type="float" office:value="23" calcext:value-type="float">
            <text:p>23</text:p>
          </table:table-cell>
          <table:table-cell table:formula="of:=MOD(((([.C309]-[.G309])/85)-[.F309])/85;85)" office:value-type="float" office:value="6" calcext:value-type="float">
            <text:p>6</text:p>
          </table:table-cell>
          <table:table-cell table:formula="of:=MOD(([.C309]-[.G309])/85;85)" office:value-type="float" office:value="22" calcext:value-type="float">
            <text:p>22</text:p>
          </table:table-cell>
          <table:table-cell table:formula="of:=MOD([.C309];85)" office:value-type="float" office:value="63" calcext:value-type="float">
            <text:p>63</text:p>
          </table:table-cell>
          <table:table-cell table:formula="of:=COM.MICROSOFT.CONCAT(MID(&quot;0123456789ABCDEFGHJKLMNPQRSTUVWXYZabcdefghijklmnpqrstuvwxyz!#$%&amp;()*+-;&lt;=&gt;?@^_{}[]/\:&quot;&quot;&quot;&quot;&quot;;[.D309]+1;1);MID(&quot;0123456789ABCDEFGHJKLMNPQRSTUVWXYZabcdefghijklmnpqrstuvwxyz!#$%&amp;()*+-;&lt;=&gt;?@^_{}[]/\:&quot;&quot;&quot;&quot;&quot;;[.E309]+1;1);MID(&quot;0123456789ABCDEFGHJKLMNPQRSTUVWXYZabcdefghijklmnpqrstuvwxyz!#$%&amp;()*+-;&lt;=&gt;?@^_{}[]/\:&quot;&quot;&quot;&quot;&quot;;[.F309]+1;1);MID(&quot;0123456789ABCDEFGHJKLMNPQRSTUVWXYZabcdefghijklmnpqrstuvwxyz!#$%&amp;()*+-;&lt;=&gt;?@^_{}[]/\:&quot;&quot;&quot;&quot;&quot;;[.G309]+1;1))" office:value-type="string" office:string-value="P6N&amp;" calcext:value-type="string">
            <text:p>P6N&amp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b38a7d76ddb1e72289ec2ed4ca71fea3eaf19c47787b55619639c2594de0cf2</text:p>
          </table:table-cell>
          <table:table-cell table:formula="of:=HEX2DEC(MID([.A310];1;8))+HEX2DEC(MID([.A310];9;8))+HEX2DEC(MID([.A310];17;8))+HEX2DEC(MID([.A310];25;8))+HEX2DEC(MID([.A310];33;8))+HEX2DEC(MID([.A310];41;8))+HEX2DEC(MID([.A310];49;8))+HEX2DEC(MID([.A310];57;8))" office:value-type="float" office:value="9979437393" calcext:value-type="float">
            <text:p>9979437393</text:p>
          </table:table-cell>
          <table:table-cell table:formula="of:= MOD([.B310];85^4)" office:value-type="float" office:value="9118018" calcext:value-type="float">
            <text:p>9118018</text:p>
          </table:table-cell>
          <table:table-cell table:formula="of:=MOD(((((([.C310]-[.G310])/85)-[.F310])/85)-[.E310])/85;85)" office:value-type="float" office:value="14" calcext:value-type="float">
            <text:p>14</text:p>
          </table:table-cell>
          <table:table-cell table:formula="of:=MOD(((([.C310]-[.G310])/85)-[.F310])/85;85)" office:value-type="float" office:value="72" calcext:value-type="float">
            <text:p>72</text:p>
          </table:table-cell>
          <table:table-cell table:formula="of:=MOD(([.C310]-[.G310])/85;85)" office:value-type="float" office:value="0" calcext:value-type="float">
            <text:p>0</text:p>
          </table:table-cell>
          <table:table-cell table:formula="of:=MOD([.C310];85)" office:value-type="float" office:value="68" calcext:value-type="float">
            <text:p>68</text:p>
          </table:table-cell>
          <table:table-cell table:formula="of:=COM.MICROSOFT.CONCAT(MID(&quot;0123456789ABCDEFGHJKLMNPQRSTUVWXYZabcdefghijklmnpqrstuvwxyz!#$%&amp;()*+-;&lt;=&gt;?@^_{}[]/\:&quot;&quot;&quot;&quot;&quot;;[.D310]+1;1);MID(&quot;0123456789ABCDEFGHJKLMNPQRSTUVWXYZabcdefghijklmnpqrstuvwxyz!#$%&amp;()*+-;&lt;=&gt;?@^_{}[]/\:&quot;&quot;&quot;&quot;&quot;;[.E310]+1;1);MID(&quot;0123456789ABCDEFGHJKLMNPQRSTUVWXYZabcdefghijklmnpqrstuvwxyz!#$%&amp;()*+-;&lt;=&gt;?@^_{}[]/\:&quot;&quot;&quot;&quot;&quot;;[.F310]+1;1);MID(&quot;0123456789ABCDEFGHJKLMNPQRSTUVWXYZabcdefghijklmnpqrstuvwxyz!#$%&amp;()*+-;&lt;=&gt;?@^_{}[]/\:&quot;&quot;&quot;&quot;&quot;;[.G310]+1;1))" office:value-type="string" office:string-value="E&gt;0-" calcext:value-type="string">
            <text:p>E&gt;0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619e0b0036458929950b76340df8b3fdf6ab0b4cf09daa70ca0dbd7d4815d8b</text:p>
          </table:table-cell>
          <table:table-cell table:formula="of:=HEX2DEC(MID([.A311];1;8))+HEX2DEC(MID([.A311];9;8))+HEX2DEC(MID([.A311];17;8))+HEX2DEC(MID([.A311];25;8))+HEX2DEC(MID([.A311];33;8))+HEX2DEC(MID([.A311];41;8))+HEX2DEC(MID([.A311];49;8))+HEX2DEC(MID([.A311];57;8))" office:value-type="float" office:value="18845352097" calcext:value-type="float">
            <text:p>18845352097</text:p>
          </table:table-cell>
          <table:table-cell table:formula="of:= MOD([.B311];85^4)" office:value-type="float" office:value="926472" calcext:value-type="float">
            <text:p>926472</text:p>
          </table:table-cell>
          <table:table-cell table:formula="of:=MOD(((((([.C311]-[.G311])/85)-[.F311])/85)-[.E311])/85;85)" office:value-type="float" office:value="1" calcext:value-type="float">
            <text:p>1</text:p>
          </table:table-cell>
          <table:table-cell table:formula="of:=MOD(((([.C311]-[.G311])/85)-[.F311])/85;85)" office:value-type="float" office:value="43" calcext:value-type="float">
            <text:p>43</text:p>
          </table:table-cell>
          <table:table-cell table:formula="of:=MOD(([.C311]-[.G311])/85;85)" office:value-type="float" office:value="19" calcext:value-type="float">
            <text:p>19</text:p>
          </table:table-cell>
          <table:table-cell table:formula="of:=MOD([.C311];85)" office:value-type="float" office:value="57" calcext:value-type="float">
            <text:p>57</text:p>
          </table:table-cell>
          <table:table-cell table:formula="of:=COM.MICROSOFT.CONCAT(MID(&quot;0123456789ABCDEFGHJKLMNPQRSTUVWXYZabcdefghijklmnpqrstuvwxyz!#$%&amp;()*+-;&lt;=&gt;?@^_{}[]/\:&quot;&quot;&quot;&quot;&quot;;[.D311]+1;1);MID(&quot;0123456789ABCDEFGHJKLMNPQRSTUVWXYZabcdefghijklmnpqrstuvwxyz!#$%&amp;()*+-;&lt;=&gt;?@^_{}[]/\:&quot;&quot;&quot;&quot;&quot;;[.E311]+1;1);MID(&quot;0123456789ABCDEFGHJKLMNPQRSTUVWXYZabcdefghijklmnpqrstuvwxyz!#$%&amp;()*+-;&lt;=&gt;?@^_{}[]/\:&quot;&quot;&quot;&quot;&quot;;[.F311]+1;1);MID(&quot;0123456789ABCDEFGHJKLMNPQRSTUVWXYZabcdefghijklmnpqrstuvwxyz!#$%&amp;()*+-;&lt;=&gt;?@^_{}[]/\:&quot;&quot;&quot;&quot;&quot;;[.G311]+1;1))" office:value-type="string" office:string-value="1jKy" calcext:value-type="string">
            <text:p>1jK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9057a0b7403bf60fc1ea87c8d41d1d49035a70a5a0d8dc34e14578cdbb3ab70</text:p>
          </table:table-cell>
          <table:table-cell table:formula="of:=HEX2DEC(MID([.A312];1;8))+HEX2DEC(MID([.A312];9;8))+HEX2DEC(MID([.A312];17;8))+HEX2DEC(MID([.A312];25;8))+HEX2DEC(MID([.A312];33;8))+HEX2DEC(MID([.A312];41;8))+HEX2DEC(MID([.A312];49;8))+HEX2DEC(MID([.A312];57;8))" office:value-type="float" office:value="19771222916" calcext:value-type="float">
            <text:p>19771222916</text:p>
          </table:table-cell>
          <table:table-cell table:formula="of:= MOD([.B312];85^4)" office:value-type="float" office:value="39386666" calcext:value-type="float">
            <text:p>39386666</text:p>
          </table:table-cell>
          <table:table-cell table:formula="of:=MOD(((((([.C312]-[.G312])/85)-[.F312])/85)-[.E312])/85;85)" office:value-type="float" office:value="64" calcext:value-type="float">
            <text:p>64</text:p>
          </table:table-cell>
          <table:table-cell table:formula="of:=MOD(((([.C312]-[.G312])/85)-[.F312])/85;85)" office:value-type="float" office:value="11" calcext:value-type="float">
            <text:p>11</text:p>
          </table:table-cell>
          <table:table-cell table:formula="of:=MOD(([.C312]-[.G312])/85;85)" office:value-type="float" office:value="37" calcext:value-type="float">
            <text:p>37</text:p>
          </table:table-cell>
          <table:table-cell table:formula="of:=MOD([.C312];85)" office:value-type="float" office:value="46" calcext:value-type="float">
            <text:p>46</text:p>
          </table:table-cell>
          <table:table-cell table:formula="of:=COM.MICROSOFT.CONCAT(MID(&quot;0123456789ABCDEFGHJKLMNPQRSTUVWXYZabcdefghijklmnpqrstuvwxyz!#$%&amp;()*+-;&lt;=&gt;?@^_{}[]/\:&quot;&quot;&quot;&quot;&quot;;[.D312]+1;1);MID(&quot;0123456789ABCDEFGHJKLMNPQRSTUVWXYZabcdefghijklmnpqrstuvwxyz!#$%&amp;()*+-;&lt;=&gt;?@^_{}[]/\:&quot;&quot;&quot;&quot;&quot;;[.E312]+1;1);MID(&quot;0123456789ABCDEFGHJKLMNPQRSTUVWXYZabcdefghijklmnpqrstuvwxyz!#$%&amp;()*+-;&lt;=&gt;?@^_{}[]/\:&quot;&quot;&quot;&quot;&quot;;[.F312]+1;1);MID(&quot;0123456789ABCDEFGHJKLMNPQRSTUVWXYZabcdefghijklmnpqrstuvwxyz!#$%&amp;()*+-;&lt;=&gt;?@^_{}[]/\:&quot;&quot;&quot;&quot;&quot;;[.G312]+1;1))" office:value-type="string" office:string-value="(Bdm" calcext:value-type="string">
            <text:p>(Bd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fa9b234f73416c3f7d3bb668b28d25467e1007087aadc3d8571a9c838ac316a</text:p>
          </table:table-cell>
          <table:table-cell table:formula="of:=HEX2DEC(MID([.A313];1;8))+HEX2DEC(MID([.A313];9;8))+HEX2DEC(MID([.A313];17;8))+HEX2DEC(MID([.A313];25;8))+HEX2DEC(MID([.A313];33;8))+HEX2DEC(MID([.A313];41;8))+HEX2DEC(MID([.A313];49;8))+HEX2DEC(MID([.A313];57;8))" office:value-type="float" office:value="21064060560" calcext:value-type="float">
            <text:p>21064060560</text:p>
          </table:table-cell>
          <table:table-cell table:formula="of:= MOD([.B313];85^4)" office:value-type="float" office:value="27208685" calcext:value-type="float">
            <text:p>27208685</text:p>
          </table:table-cell>
          <table:table-cell table:formula="of:=MOD(((((([.C313]-[.G313])/85)-[.F313])/85)-[.E313])/85;85)" office:value-type="float" office:value="44" calcext:value-type="float">
            <text:p>44</text:p>
          </table:table-cell>
          <table:table-cell table:formula="of:=MOD(((([.C313]-[.G313])/85)-[.F313])/85;85)" office:value-type="float" office:value="25" calcext:value-type="float">
            <text:p>25</text:p>
          </table:table-cell>
          <table:table-cell table:formula="of:=MOD(([.C313]-[.G313])/85;85)" office:value-type="float" office:value="77" calcext:value-type="float">
            <text:p>77</text:p>
          </table:table-cell>
          <table:table-cell table:formula="of:=MOD([.C313];85)" office:value-type="float" office:value="15" calcext:value-type="float">
            <text:p>15</text:p>
          </table:table-cell>
          <table:table-cell table:formula="of:=COM.MICROSOFT.CONCAT(MID(&quot;0123456789ABCDEFGHJKLMNPQRSTUVWXYZabcdefghijklmnpqrstuvwxyz!#$%&amp;()*+-;&lt;=&gt;?@^_{}[]/\:&quot;&quot;&quot;&quot;&quot;;[.D313]+1;1);MID(&quot;0123456789ABCDEFGHJKLMNPQRSTUVWXYZabcdefghijklmnpqrstuvwxyz!#$%&amp;()*+-;&lt;=&gt;?@^_{}[]/\:&quot;&quot;&quot;&quot;&quot;;[.E313]+1;1);MID(&quot;0123456789ABCDEFGHJKLMNPQRSTUVWXYZabcdefghijklmnpqrstuvwxyz!#$%&amp;()*+-;&lt;=&gt;?@^_{}[]/\:&quot;&quot;&quot;&quot;&quot;;[.F313]+1;1);MID(&quot;0123456789ABCDEFGHJKLMNPQRSTUVWXYZabcdefghijklmnpqrstuvwxyz!#$%&amp;()*+-;&lt;=&gt;?@^_{}[]/\:&quot;&quot;&quot;&quot;&quot;;[.G313]+1;1))" office:value-type="string" office:string-value="kR{F" calcext:value-type="string">
            <text:p>kR{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4a366de1c2699ac2dedb4c755156c9e60757bb54807547c29b3562bd0a7e9ab</text:p>
          </table:table-cell>
          <table:table-cell table:formula="of:=HEX2DEC(MID([.A314];1;8))+HEX2DEC(MID([.A314];9;8))+HEX2DEC(MID([.A314];17;8))+HEX2DEC(MID([.A314];25;8))+HEX2DEC(MID([.A314];33;8))+HEX2DEC(MID([.A314];41;8))+HEX2DEC(MID([.A314];49;8))+HEX2DEC(MID([.A314];57;8))" office:value-type="float" office:value="13801697782" calcext:value-type="float">
            <text:p>13801697782</text:p>
          </table:table-cell>
          <table:table-cell table:formula="of:= MOD([.B314];85^4)" office:value-type="float" office:value="20732782" calcext:value-type="float">
            <text:p>20732782</text:p>
          </table:table-cell>
          <table:table-cell table:formula="of:=MOD(((((([.C314]-[.G314])/85)-[.F314])/85)-[.E314])/85;85)" office:value-type="float" office:value="33" calcext:value-type="float">
            <text:p>33</text:p>
          </table:table-cell>
          <table:table-cell table:formula="of:=MOD(((([.C314]-[.G314])/85)-[.F314])/85;85)" office:value-type="float" office:value="64" calcext:value-type="float">
            <text:p>64</text:p>
          </table:table-cell>
          <table:table-cell table:formula="of:=MOD(([.C314]-[.G314])/85;85)" office:value-type="float" office:value="50" calcext:value-type="float">
            <text:p>50</text:p>
          </table:table-cell>
          <table:table-cell table:formula="of:=MOD([.C314];85)" office:value-type="float" office:value="7" calcext:value-type="float">
            <text:p>7</text:p>
          </table:table-cell>
          <table:table-cell table:formula="of:=COM.MICROSOFT.CONCAT(MID(&quot;0123456789ABCDEFGHJKLMNPQRSTUVWXYZabcdefghijklmnpqrstuvwxyz!#$%&amp;()*+-;&lt;=&gt;?@^_{}[]/\:&quot;&quot;&quot;&quot;&quot;;[.D314]+1;1);MID(&quot;0123456789ABCDEFGHJKLMNPQRSTUVWXYZabcdefghijklmnpqrstuvwxyz!#$%&amp;()*+-;&lt;=&gt;?@^_{}[]/\:&quot;&quot;&quot;&quot;&quot;;[.E314]+1;1);MID(&quot;0123456789ABCDEFGHJKLMNPQRSTUVWXYZabcdefghijklmnpqrstuvwxyz!#$%&amp;()*+-;&lt;=&gt;?@^_{}[]/\:&quot;&quot;&quot;&quot;&quot;;[.F314]+1;1);MID(&quot;0123456789ABCDEFGHJKLMNPQRSTUVWXYZabcdefghijklmnpqrstuvwxyz!#$%&amp;()*+-;&lt;=&gt;?@^_{}[]/\:&quot;&quot;&quot;&quot;&quot;;[.G314]+1;1))" office:value-type="string" office:string-value="Z(r7" calcext:value-type="string">
            <text:p>Z(r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87071454b158127fea5cc3f04d95bed131c730d8a10587194dbb320635083a8</text:p>
          </table:table-cell>
          <table:table-cell table:formula="of:=HEX2DEC(MID([.A315];1;8))+HEX2DEC(MID([.A315];9;8))+HEX2DEC(MID([.A315];17;8))+HEX2DEC(MID([.A315];25;8))+HEX2DEC(MID([.A315];33;8))+HEX2DEC(MID([.A315];41;8))+HEX2DEC(MID([.A315];49;8))+HEX2DEC(MID([.A315];57;8))" office:value-type="float" office:value="13360831710" calcext:value-type="float">
            <text:p>13360831710</text:p>
          </table:table-cell>
          <table:table-cell table:formula="of:= MOD([.B315];85^4)" office:value-type="float" office:value="49672335" calcext:value-type="float">
            <text:p>49672335</text:p>
          </table:table-cell>
          <table:table-cell table:formula="of:=MOD(((((([.C315]-[.G315])/85)-[.F315])/85)-[.E315])/85;85)" office:value-type="float" office:value="80" calcext:value-type="float">
            <text:p>80</text:p>
          </table:table-cell>
          <table:table-cell table:formula="of:=MOD(((([.C315]-[.G315])/85)-[.F315])/85;85)" office:value-type="float" office:value="75" calcext:value-type="float">
            <text:p>75</text:p>
          </table:table-cell>
          <table:table-cell table:formula="of:=MOD(([.C315]-[.G315])/85;85)" office:value-type="float" office:value="5" calcext:value-type="float">
            <text:p>5</text:p>
          </table:table-cell>
          <table:table-cell table:formula="of:=MOD([.C315];85)" office:value-type="float" office:value="35" calcext:value-type="float">
            <text:p>35</text:p>
          </table:table-cell>
          <table:table-cell table:formula="of:=COM.MICROSOFT.CONCAT(MID(&quot;0123456789ABCDEFGHJKLMNPQRSTUVWXYZabcdefghijklmnpqrstuvwxyz!#$%&amp;()*+-;&lt;=&gt;?@^_{}[]/\:&quot;&quot;&quot;&quot;&quot;;[.D315]+1;1);MID(&quot;0123456789ABCDEFGHJKLMNPQRSTUVWXYZabcdefghijklmnpqrstuvwxyz!#$%&amp;()*+-;&lt;=&gt;?@^_{}[]/\:&quot;&quot;&quot;&quot;&quot;;[.E315]+1;1);MID(&quot;0123456789ABCDEFGHJKLMNPQRSTUVWXYZabcdefghijklmnpqrstuvwxyz!#$%&amp;()*+-;&lt;=&gt;?@^_{}[]/\:&quot;&quot;&quot;&quot;&quot;;[.F315]+1;1);MID(&quot;0123456789ABCDEFGHJKLMNPQRSTUVWXYZabcdefghijklmnpqrstuvwxyz!#$%&amp;()*+-;&lt;=&gt;?@^_{}[]/\:&quot;&quot;&quot;&quot;&quot;;[.G315]+1;1))" office:value-type="string" office:string-value="]^5b" calcext:value-type="string">
            <text:p>]^5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be8338192fb354ca88b7a9af39b867e0a0d7764006e537bdde93b6a4527388b</text:p>
          </table:table-cell>
          <table:table-cell table:formula="of:=HEX2DEC(MID([.A316];1;8))+HEX2DEC(MID([.A316];9;8))+HEX2DEC(MID([.A316];17;8))+HEX2DEC(MID([.A316];25;8))+HEX2DEC(MID([.A316];33;8))+HEX2DEC(MID([.A316];41;8))+HEX2DEC(MID([.A316];49;8))+HEX2DEC(MID([.A316];57;8))" office:value-type="float" office:value="18129266873" calcext:value-type="float">
            <text:p>18129266873</text:p>
          </table:table-cell>
          <table:table-cell table:formula="of:= MOD([.B316];85^4)" office:value-type="float" office:value="15649998" calcext:value-type="float">
            <text:p>15649998</text:p>
          </table:table-cell>
          <table:table-cell table:formula="of:=MOD(((((([.C316]-[.G316])/85)-[.F316])/85)-[.E316])/85;85)" office:value-type="float" office:value="25" calcext:value-type="float">
            <text:p>25</text:p>
          </table:table-cell>
          <table:table-cell table:formula="of:=MOD(((([.C316]-[.G316])/85)-[.F316])/85;85)" office:value-type="float" office:value="41" calcext:value-type="float">
            <text:p>41</text:p>
          </table:table-cell>
          <table:table-cell table:formula="of:=MOD(([.C316]-[.G316])/85;85)" office:value-type="float" office:value="7" calcext:value-type="float">
            <text:p>7</text:p>
          </table:table-cell>
          <table:table-cell table:formula="of:=MOD([.C316];85)" office:value-type="float" office:value="53" calcext:value-type="float">
            <text:p>53</text:p>
          </table:table-cell>
          <table:table-cell table:formula="of:=COM.MICROSOFT.CONCAT(MID(&quot;0123456789ABCDEFGHJKLMNPQRSTUVWXYZabcdefghijklmnpqrstuvwxyz!#$%&amp;()*+-;&lt;=&gt;?@^_{}[]/\:&quot;&quot;&quot;&quot;&quot;;[.D316]+1;1);MID(&quot;0123456789ABCDEFGHJKLMNPQRSTUVWXYZabcdefghijklmnpqrstuvwxyz!#$%&amp;()*+-;&lt;=&gt;?@^_{}[]/\:&quot;&quot;&quot;&quot;&quot;;[.E316]+1;1);MID(&quot;0123456789ABCDEFGHJKLMNPQRSTUVWXYZabcdefghijklmnpqrstuvwxyz!#$%&amp;()*+-;&lt;=&gt;?@^_{}[]/\:&quot;&quot;&quot;&quot;&quot;;[.F316]+1;1);MID(&quot;0123456789ABCDEFGHJKLMNPQRSTUVWXYZabcdefghijklmnpqrstuvwxyz!#$%&amp;()*+-;&lt;=&gt;?@^_{}[]/\:&quot;&quot;&quot;&quot;&quot;;[.G316]+1;1))" office:value-type="string" office:string-value="Rh7u" calcext:value-type="string">
            <text:p>Rh7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9d03872c65b8680b09df96eeb31d4713d439108f1bad6a0bf53369a4bb30c7a</text:p>
          </table:table-cell>
          <table:table-cell table:formula="of:=HEX2DEC(MID([.A317];1;8))+HEX2DEC(MID([.A317];9;8))+HEX2DEC(MID([.A317];17;8))+HEX2DEC(MID([.A317];25;8))+HEX2DEC(MID([.A317];33;8))+HEX2DEC(MID([.A317];41;8))+HEX2DEC(MID([.A317];49;8))+HEX2DEC(MID([.A317];57;8))" office:value-type="float" office:value="21843949453" calcext:value-type="float">
            <text:p>21843949453</text:p>
          </table:table-cell>
          <table:table-cell table:formula="of:= MOD([.B317];85^4)" office:value-type="float" office:value="24088203" calcext:value-type="float">
            <text:p>24088203</text:p>
          </table:table-cell>
          <table:table-cell table:formula="of:=MOD(((((([.C317]-[.G317])/85)-[.F317])/85)-[.E317])/85;85)" office:value-type="float" office:value="39" calcext:value-type="float">
            <text:p>39</text:p>
          </table:table-cell>
          <table:table-cell table:formula="of:=MOD(((([.C317]-[.G317])/85)-[.F317])/85;85)" office:value-type="float" office:value="19" calcext:value-type="float">
            <text:p>19</text:p>
          </table:table-cell>
          <table:table-cell table:formula="of:=MOD(([.C317]-[.G317])/85;85)" office:value-type="float" office:value="0" calcext:value-type="float">
            <text:p>0</text:p>
          </table:table-cell>
          <table:table-cell table:formula="of:=MOD([.C317];85)" office:value-type="float" office:value="53" calcext:value-type="float">
            <text:p>53</text:p>
          </table:table-cell>
          <table:table-cell table:formula="of:=COM.MICROSOFT.CONCAT(MID(&quot;0123456789ABCDEFGHJKLMNPQRSTUVWXYZabcdefghijklmnpqrstuvwxyz!#$%&amp;()*+-;&lt;=&gt;?@^_{}[]/\:&quot;&quot;&quot;&quot;&quot;;[.D317]+1;1);MID(&quot;0123456789ABCDEFGHJKLMNPQRSTUVWXYZabcdefghijklmnpqrstuvwxyz!#$%&amp;()*+-;&lt;=&gt;?@^_{}[]/\:&quot;&quot;&quot;&quot;&quot;;[.E317]+1;1);MID(&quot;0123456789ABCDEFGHJKLMNPQRSTUVWXYZabcdefghijklmnpqrstuvwxyz!#$%&amp;()*+-;&lt;=&gt;?@^_{}[]/\:&quot;&quot;&quot;&quot;&quot;;[.F317]+1;1);MID(&quot;0123456789ABCDEFGHJKLMNPQRSTUVWXYZabcdefghijklmnpqrstuvwxyz!#$%&amp;()*+-;&lt;=&gt;?@^_{}[]/\:&quot;&quot;&quot;&quot;&quot;;[.G317]+1;1))" office:value-type="string" office:string-value="fK0u" calcext:value-type="string">
            <text:p>fK0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f7b41c34cd42b7beb8865fca85ef9d67d5993725d8a8e94579a45e40eaa911d</text:p>
          </table:table-cell>
          <table:table-cell table:formula="of:=HEX2DEC(MID([.A318];1;8))+HEX2DEC(MID([.A318];9;8))+HEX2DEC(MID([.A318];17;8))+HEX2DEC(MID([.A318];25;8))+HEX2DEC(MID([.A318];33;8))+HEX2DEC(MID([.A318];41;8))+HEX2DEC(MID([.A318];49;8))+HEX2DEC(MID([.A318];57;8))" office:value-type="float" office:value="14250133015" calcext:value-type="float">
            <text:p>14250133015</text:p>
          </table:table-cell>
          <table:table-cell table:formula="of:= MOD([.B318];85^4)" office:value-type="float" office:value="51563015" calcext:value-type="float">
            <text:p>51563015</text:p>
          </table:table-cell>
          <table:table-cell table:formula="of:=MOD(((((([.C318]-[.G318])/85)-[.F318])/85)-[.E318])/85;85)" office:value-type="float" office:value="83" calcext:value-type="float">
            <text:p>83</text:p>
          </table:table-cell>
          <table:table-cell table:formula="of:=MOD(((([.C318]-[.G318])/85)-[.F318])/85;85)" office:value-type="float" office:value="81" calcext:value-type="float">
            <text:p>81</text:p>
          </table:table-cell>
          <table:table-cell table:formula="of:=MOD(([.C318]-[.G318])/85;85)" office:value-type="float" office:value="63" calcext:value-type="float">
            <text:p>63</text:p>
          </table:table-cell>
          <table:table-cell table:formula="of:=MOD([.C318];85)" office:value-type="float" office:value="60" calcext:value-type="float">
            <text:p>60</text:p>
          </table:table-cell>
          <table:table-cell table:formula="of:=COM.MICROSOFT.CONCAT(MID(&quot;0123456789ABCDEFGHJKLMNPQRSTUVWXYZabcdefghijklmnpqrstuvwxyz!#$%&amp;()*+-;&lt;=&gt;?@^_{}[]/\:&quot;&quot;&quot;&quot;&quot;;[.D318]+1;1);MID(&quot;0123456789ABCDEFGHJKLMNPQRSTUVWXYZabcdefghijklmnpqrstuvwxyz!#$%&amp;()*+-;&lt;=&gt;?@^_{}[]/\:&quot;&quot;&quot;&quot;&quot;;[.E318]+1;1);MID(&quot;0123456789ABCDEFGHJKLMNPQRSTUVWXYZabcdefghijklmnpqrstuvwxyz!#$%&amp;()*+-;&lt;=&gt;?@^_{}[]/\:&quot;&quot;&quot;&quot;&quot;;[.F318]+1;1);MID(&quot;0123456789ABCDEFGHJKLMNPQRSTUVWXYZabcdefghijklmnpqrstuvwxyz!#$%&amp;()*+-;&lt;=&gt;?@^_{}[]/\:&quot;&quot;&quot;&quot;&quot;;[.G318]+1;1))" office:value-type="string" office:string-value=":/&amp;#" calcext:value-type="string">
            <text:p>:/&amp;#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3bf8b0303fde3792881f560001cd88db2d12c8d9dd78c1413acf6846d686adc</text:p>
          </table:table-cell>
          <table:table-cell table:formula="of:=HEX2DEC(MID([.A319];1;8))+HEX2DEC(MID([.A319];9;8))+HEX2DEC(MID([.A319];17;8))+HEX2DEC(MID([.A319];25;8))+HEX2DEC(MID([.A319];33;8))+HEX2DEC(MID([.A319];41;8))+HEX2DEC(MID([.A319];49;8))+HEX2DEC(MID([.A319];57;8))" office:value-type="float" office:value="8893650538" calcext:value-type="float">
            <text:p>8893650538</text:p>
          </table:table-cell>
          <table:table-cell table:formula="of:= MOD([.B319];85^4)" office:value-type="float" office:value="19544288" calcext:value-type="float">
            <text:p>19544288</text:p>
          </table:table-cell>
          <table:table-cell table:formula="of:=MOD(((((([.C319]-[.G319])/85)-[.F319])/85)-[.E319])/85;85)" office:value-type="float" office:value="31" calcext:value-type="float">
            <text:p>31</text:p>
          </table:table-cell>
          <table:table-cell table:formula="of:=MOD(((([.C319]-[.G319])/85)-[.F319])/85;85)" office:value-type="float" office:value="70" calcext:value-type="float">
            <text:p>70</text:p>
          </table:table-cell>
          <table:table-cell table:formula="of:=MOD(([.C319]-[.G319])/85;85)" office:value-type="float" office:value="7" calcext:value-type="float">
            <text:p>7</text:p>
          </table:table-cell>
          <table:table-cell table:formula="of:=MOD([.C319];85)" office:value-type="float" office:value="68" calcext:value-type="float">
            <text:p>68</text:p>
          </table:table-cell>
          <table:table-cell table:formula="of:=COM.MICROSOFT.CONCAT(MID(&quot;0123456789ABCDEFGHJKLMNPQRSTUVWXYZabcdefghijklmnpqrstuvwxyz!#$%&amp;()*+-;&lt;=&gt;?@^_{}[]/\:&quot;&quot;&quot;&quot;&quot;;[.D319]+1;1);MID(&quot;0123456789ABCDEFGHJKLMNPQRSTUVWXYZabcdefghijklmnpqrstuvwxyz!#$%&amp;()*+-;&lt;=&gt;?@^_{}[]/\:&quot;&quot;&quot;&quot;&quot;;[.E319]+1;1);MID(&quot;0123456789ABCDEFGHJKLMNPQRSTUVWXYZabcdefghijklmnpqrstuvwxyz!#$%&amp;()*+-;&lt;=&gt;?@^_{}[]/\:&quot;&quot;&quot;&quot;&quot;;[.F319]+1;1);MID(&quot;0123456789ABCDEFGHJKLMNPQRSTUVWXYZabcdefghijklmnpqrstuvwxyz!#$%&amp;()*+-;&lt;=&gt;?@^_{}[]/\:&quot;&quot;&quot;&quot;&quot;;[.G319]+1;1))" office:value-type="string" office:string-value="X&lt;7-" calcext:value-type="string">
            <text:p>X&lt;7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b0edadf5975dd29702b4cd6f5cd560905dba04e4f41e70537c4119a3ed1471</text:p>
          </table:table-cell>
          <table:table-cell table:formula="of:=HEX2DEC(MID([.A320];1;8))+HEX2DEC(MID([.A320];9;8))+HEX2DEC(MID([.A320];17;8))+HEX2DEC(MID([.A320];25;8))+HEX2DEC(MID([.A320];33;8))+HEX2DEC(MID([.A320];41;8))+HEX2DEC(MID([.A320];49;8))+HEX2DEC(MID([.A320];57;8))" office:value-type="float" office:value="19585500074" calcext:value-type="float">
            <text:p>19585500074</text:p>
          </table:table-cell>
          <table:table-cell table:formula="of:= MOD([.B320];85^4)" office:value-type="float" office:value="10265699" calcext:value-type="float">
            <text:p>10265699</text:p>
          </table:table-cell>
          <table:table-cell table:formula="of:=MOD(((((([.C320]-[.G320])/85)-[.F320])/85)-[.E320])/85;85)" office:value-type="float" office:value="16" calcext:value-type="float">
            <text:p>16</text:p>
          </table:table-cell>
          <table:table-cell table:formula="of:=MOD(((([.C320]-[.G320])/85)-[.F320])/85;85)" office:value-type="float" office:value="60" calcext:value-type="float">
            <text:p>60</text:p>
          </table:table-cell>
          <table:table-cell table:formula="of:=MOD(([.C320]-[.G320])/85;85)" office:value-type="float" office:value="72" calcext:value-type="float">
            <text:p>72</text:p>
          </table:table-cell>
          <table:table-cell table:formula="of:=MOD([.C320];85)" office:value-type="float" office:value="79" calcext:value-type="float">
            <text:p>79</text:p>
          </table:table-cell>
          <table:table-cell table:formula="of:=COM.MICROSOFT.CONCAT(MID(&quot;0123456789ABCDEFGHJKLMNPQRSTUVWXYZabcdefghijklmnpqrstuvwxyz!#$%&amp;()*+-;&lt;=&gt;?@^_{}[]/\:&quot;&quot;&quot;&quot;&quot;;[.D320]+1;1);MID(&quot;0123456789ABCDEFGHJKLMNPQRSTUVWXYZabcdefghijklmnpqrstuvwxyz!#$%&amp;()*+-;&lt;=&gt;?@^_{}[]/\:&quot;&quot;&quot;&quot;&quot;;[.E320]+1;1);MID(&quot;0123456789ABCDEFGHJKLMNPQRSTUVWXYZabcdefghijklmnpqrstuvwxyz!#$%&amp;()*+-;&lt;=&gt;?@^_{}[]/\:&quot;&quot;&quot;&quot;&quot;;[.F320]+1;1);MID(&quot;0123456789ABCDEFGHJKLMNPQRSTUVWXYZabcdefghijklmnpqrstuvwxyz!#$%&amp;()*+-;&lt;=&gt;?@^_{}[]/\:&quot;&quot;&quot;&quot;&quot;;[.G320]+1;1))" office:value-type="string" office:string-value="G#&gt;[" calcext:value-type="string">
            <text:p>G#&gt;[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378d9ccc5f8adae41f6f4ac049c5f8b8dc5bf8aca670809746152939f7a2fa2</text:p>
          </table:table-cell>
          <table:table-cell table:formula="of:=HEX2DEC(MID([.A321];1;8))+HEX2DEC(MID([.A321];9;8))+HEX2DEC(MID([.A321];17;8))+HEX2DEC(MID([.A321];25;8))+HEX2DEC(MID([.A321];33;8))+HEX2DEC(MID([.A321];41;8))+HEX2DEC(MID([.A321];49;8))+HEX2DEC(MID([.A321];57;8))" office:value-type="float" office:value="16845186425" calcext:value-type="float">
            <text:p>16845186425</text:p>
          </table:table-cell>
          <table:table-cell table:formula="of:= MOD([.B321];85^4)" office:value-type="float" office:value="36585175" calcext:value-type="float">
            <text:p>36585175</text:p>
          </table:table-cell>
          <table:table-cell table:formula="of:=MOD(((((([.C321]-[.G321])/85)-[.F321])/85)-[.E321])/85;85)" office:value-type="float" office:value="59" calcext:value-type="float">
            <text:p>59</text:p>
          </table:table-cell>
          <table:table-cell table:formula="of:=MOD(((([.C321]-[.G321])/85)-[.F321])/85;85)" office:value-type="float" office:value="48" calcext:value-type="float">
            <text:p>48</text:p>
          </table:table-cell>
          <table:table-cell table:formula="of:=MOD(([.C321]-[.G321])/85;85)" office:value-type="float" office:value="58" calcext:value-type="float">
            <text:p>58</text:p>
          </table:table-cell>
          <table:table-cell table:formula="of:=MOD([.C321];85)" office:value-type="float" office:value="70" calcext:value-type="float">
            <text:p>70</text:p>
          </table:table-cell>
          <table:table-cell table:formula="of:=COM.MICROSOFT.CONCAT(MID(&quot;0123456789ABCDEFGHJKLMNPQRSTUVWXYZabcdefghijklmnpqrstuvwxyz!#$%&amp;()*+-;&lt;=&gt;?@^_{}[]/\:&quot;&quot;&quot;&quot;&quot;;[.D321]+1;1);MID(&quot;0123456789ABCDEFGHJKLMNPQRSTUVWXYZabcdefghijklmnpqrstuvwxyz!#$%&amp;()*+-;&lt;=&gt;?@^_{}[]/\:&quot;&quot;&quot;&quot;&quot;;[.E321]+1;1);MID(&quot;0123456789ABCDEFGHJKLMNPQRSTUVWXYZabcdefghijklmnpqrstuvwxyz!#$%&amp;()*+-;&lt;=&gt;?@^_{}[]/\:&quot;&quot;&quot;&quot;&quot;;[.F321]+1;1);MID(&quot;0123456789ABCDEFGHJKLMNPQRSTUVWXYZabcdefghijklmnpqrstuvwxyz!#$%&amp;()*+-;&lt;=&gt;?@^_{}[]/\:&quot;&quot;&quot;&quot;&quot;;[.G321]+1;1))" office:value-type="string" office:string-value="!pz&lt;" calcext:value-type="string">
            <text:p>!pz&lt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d7a2f973a60301a703dc052df9f1f0cf6dd261d9ffa1b5891d8c7e749ea0e50</text:p>
          </table:table-cell>
          <table:table-cell table:formula="of:=HEX2DEC(MID([.A322];1;8))+HEX2DEC(MID([.A322];9;8))+HEX2DEC(MID([.A322];17;8))+HEX2DEC(MID([.A322];25;8))+HEX2DEC(MID([.A322];33;8))+HEX2DEC(MID([.A322];41;8))+HEX2DEC(MID([.A322];49;8))+HEX2DEC(MID([.A322];57;8))" office:value-type="float" office:value="18963584699" calcext:value-type="float">
            <text:p>18963584699</text:p>
          </table:table-cell>
          <table:table-cell table:formula="of:= MOD([.B322];85^4)" office:value-type="float" office:value="14757824" calcext:value-type="float">
            <text:p>14757824</text:p>
          </table:table-cell>
          <table:table-cell table:formula="of:=MOD(((((([.C322]-[.G322])/85)-[.F322])/85)-[.E322])/85;85)" office:value-type="float" office:value="24" calcext:value-type="float">
            <text:p>24</text:p>
          </table:table-cell>
          <table:table-cell table:formula="of:=MOD(((([.C322]-[.G322])/85)-[.F322])/85;85)" office:value-type="float" office:value="2" calcext:value-type="float">
            <text:p>2</text:p>
          </table:table-cell>
          <table:table-cell table:formula="of:=MOD(([.C322]-[.G322])/85;85)" office:value-type="float" office:value="51" calcext:value-type="float">
            <text:p>51</text:p>
          </table:table-cell>
          <table:table-cell table:formula="of:=MOD([.C322];85)" office:value-type="float" office:value="39" calcext:value-type="float">
            <text:p>39</text:p>
          </table:table-cell>
          <table:table-cell table:formula="of:=COM.MICROSOFT.CONCAT(MID(&quot;0123456789ABCDEFGHJKLMNPQRSTUVWXYZabcdefghijklmnpqrstuvwxyz!#$%&amp;()*+-;&lt;=&gt;?@^_{}[]/\:&quot;&quot;&quot;&quot;&quot;;[.D322]+1;1);MID(&quot;0123456789ABCDEFGHJKLMNPQRSTUVWXYZabcdefghijklmnpqrstuvwxyz!#$%&amp;()*+-;&lt;=&gt;?@^_{}[]/\:&quot;&quot;&quot;&quot;&quot;;[.E322]+1;1);MID(&quot;0123456789ABCDEFGHJKLMNPQRSTUVWXYZabcdefghijklmnpqrstuvwxyz!#$%&amp;()*+-;&lt;=&gt;?@^_{}[]/\:&quot;&quot;&quot;&quot;&quot;;[.F322]+1;1);MID(&quot;0123456789ABCDEFGHJKLMNPQRSTUVWXYZabcdefghijklmnpqrstuvwxyz!#$%&amp;()*+-;&lt;=&gt;?@^_{}[]/\:&quot;&quot;&quot;&quot;&quot;;[.G322]+1;1))" office:value-type="string" office:string-value="Q2sf" calcext:value-type="string">
            <text:p>Q2s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48d9c778f5a7927ce3d0849c898845cbab87286d3e0c3560444404855b90864</text:p>
          </table:table-cell>
          <table:table-cell table:formula="of:=HEX2DEC(MID([.A323];1;8))+HEX2DEC(MID([.A323];9;8))+HEX2DEC(MID([.A323];17;8))+HEX2DEC(MID([.A323];25;8))+HEX2DEC(MID([.A323];33;8))+HEX2DEC(MID([.A323];41;8))+HEX2DEC(MID([.A323];49;8))+HEX2DEC(MID([.A323];57;8))" office:value-type="float" office:value="21262246091" calcext:value-type="float">
            <text:p>21262246091</text:p>
          </table:table-cell>
          <table:table-cell table:formula="of:= MOD([.B323];85^4)" office:value-type="float" office:value="16591716" calcext:value-type="float">
            <text:p>16591716</text:p>
          </table:table-cell>
          <table:table-cell table:formula="of:=MOD(((((([.C323]-[.G323])/85)-[.F323])/85)-[.E323])/85;85)" office:value-type="float" office:value="27" calcext:value-type="float">
            <text:p>27</text:p>
          </table:table-cell>
          <table:table-cell table:formula="of:=MOD(((([.C323]-[.G323])/85)-[.F323])/85;85)" office:value-type="float" office:value="1" calcext:value-type="float">
            <text:p>1</text:p>
          </table:table-cell>
          <table:table-cell table:formula="of:=MOD(([.C323]-[.G323])/85;85)" office:value-type="float" office:value="36" calcext:value-type="float">
            <text:p>36</text:p>
          </table:table-cell>
          <table:table-cell table:formula="of:=MOD([.C323];85)" office:value-type="float" office:value="56" calcext:value-type="float">
            <text:p>56</text:p>
          </table:table-cell>
          <table:table-cell table:formula="of:=COM.MICROSOFT.CONCAT(MID(&quot;0123456789ABCDEFGHJKLMNPQRSTUVWXYZabcdefghijklmnpqrstuvwxyz!#$%&amp;()*+-;&lt;=&gt;?@^_{}[]/\:&quot;&quot;&quot;&quot;&quot;;[.D323]+1;1);MID(&quot;0123456789ABCDEFGHJKLMNPQRSTUVWXYZabcdefghijklmnpqrstuvwxyz!#$%&amp;()*+-;&lt;=&gt;?@^_{}[]/\:&quot;&quot;&quot;&quot;&quot;;[.E323]+1;1);MID(&quot;0123456789ABCDEFGHJKLMNPQRSTUVWXYZabcdefghijklmnpqrstuvwxyz!#$%&amp;()*+-;&lt;=&gt;?@^_{}[]/\:&quot;&quot;&quot;&quot;&quot;;[.F323]+1;1);MID(&quot;0123456789ABCDEFGHJKLMNPQRSTUVWXYZabcdefghijklmnpqrstuvwxyz!#$%&amp;()*+-;&lt;=&gt;?@^_{}[]/\:&quot;&quot;&quot;&quot;&quot;;[.G323]+1;1))" office:value-type="string" office:string-value="T1cx" calcext:value-type="string">
            <text:p>T1c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f6f81930943c96a37d7741cd547ad90295a9bd63b6194b2a834a1d32bc8f85d</text:p>
          </table:table-cell>
          <table:table-cell table:formula="of:=HEX2DEC(MID([.A324];1;8))+HEX2DEC(MID([.A324];9;8))+HEX2DEC(MID([.A324];17;8))+HEX2DEC(MID([.A324];25;8))+HEX2DEC(MID([.A324];33;8))+HEX2DEC(MID([.A324];41;8))+HEX2DEC(MID([.A324];49;8))+HEX2DEC(MID([.A324];57;8))" office:value-type="float" office:value="14202713953" calcext:value-type="float">
            <text:p>14202713953</text:p>
          </table:table-cell>
          <table:table-cell table:formula="of:= MOD([.B324];85^4)" office:value-type="float" office:value="4143953" calcext:value-type="float">
            <text:p>4143953</text:p>
          </table:table-cell>
          <table:table-cell table:formula="of:=MOD(((((([.C324]-[.G324])/85)-[.F324])/85)-[.E324])/85;85)" office:value-type="float" office:value="6" calcext:value-type="float">
            <text:p>6</text:p>
          </table:table-cell>
          <table:table-cell table:formula="of:=MOD(((([.C324]-[.G324])/85)-[.F324])/85;85)" office:value-type="float" office:value="63" calcext:value-type="float">
            <text:p>63</text:p>
          </table:table-cell>
          <table:table-cell table:formula="of:=MOD(([.C324]-[.G324])/85;85)" office:value-type="float" office:value="47" calcext:value-type="float">
            <text:p>47</text:p>
          </table:table-cell>
          <table:table-cell table:formula="of:=MOD([.C324];85)" office:value-type="float" office:value="33" calcext:value-type="float">
            <text:p>33</text:p>
          </table:table-cell>
          <table:table-cell table:formula="of:=COM.MICROSOFT.CONCAT(MID(&quot;0123456789ABCDEFGHJKLMNPQRSTUVWXYZabcdefghijklmnpqrstuvwxyz!#$%&amp;()*+-;&lt;=&gt;?@^_{}[]/\:&quot;&quot;&quot;&quot;&quot;;[.D324]+1;1);MID(&quot;0123456789ABCDEFGHJKLMNPQRSTUVWXYZabcdefghijklmnpqrstuvwxyz!#$%&amp;()*+-;&lt;=&gt;?@^_{}[]/\:&quot;&quot;&quot;&quot;&quot;;[.E324]+1;1);MID(&quot;0123456789ABCDEFGHJKLMNPQRSTUVWXYZabcdefghijklmnpqrstuvwxyz!#$%&amp;()*+-;&lt;=&gt;?@^_{}[]/\:&quot;&quot;&quot;&quot;&quot;;[.F324]+1;1);MID(&quot;0123456789ABCDEFGHJKLMNPQRSTUVWXYZabcdefghijklmnpqrstuvwxyz!#$%&amp;()*+-;&lt;=&gt;?@^_{}[]/\:&quot;&quot;&quot;&quot;&quot;;[.G324]+1;1))" office:value-type="string" office:string-value="6&amp;nZ" calcext:value-type="string">
            <text:p>6&amp;n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3e7a9decbce922176ed35763497a2dd518381561eea8919e344688f95c7cfdd</text:p>
          </table:table-cell>
          <table:table-cell table:formula="of:=HEX2DEC(MID([.A325];1;8))+HEX2DEC(MID([.A325];9;8))+HEX2DEC(MID([.A325];17;8))+HEX2DEC(MID([.A325];25;8))+HEX2DEC(MID([.A325];33;8))+HEX2DEC(MID([.A325];41;8))+HEX2DEC(MID([.A325];49;8))+HEX2DEC(MID([.A325];57;8))" office:value-type="float" office:value="14842943277" calcext:value-type="float">
            <text:p>14842943277</text:p>
          </table:table-cell>
          <table:table-cell table:formula="of:= MOD([.B325];85^4)" office:value-type="float" office:value="17965777" calcext:value-type="float">
            <text:p>17965777</text:p>
          </table:table-cell>
          <table:table-cell table:formula="of:=MOD(((((([.C325]-[.G325])/85)-[.F325])/85)-[.E325])/85;85)" office:value-type="float" office:value="29" calcext:value-type="float">
            <text:p>29</text:p>
          </table:table-cell>
          <table:table-cell table:formula="of:=MOD(((([.C325]-[.G325])/85)-[.F325])/85;85)" office:value-type="float" office:value="21" calcext:value-type="float">
            <text:p>21</text:p>
          </table:table-cell>
          <table:table-cell table:formula="of:=MOD(([.C325]-[.G325])/85;85)" office:value-type="float" office:value="52" calcext:value-type="float">
            <text:p>52</text:p>
          </table:table-cell>
          <table:table-cell table:formula="of:=MOD([.C325];85)" office:value-type="float" office:value="7" calcext:value-type="float">
            <text:p>7</text:p>
          </table:table-cell>
          <table:table-cell table:formula="of:=COM.MICROSOFT.CONCAT(MID(&quot;0123456789ABCDEFGHJKLMNPQRSTUVWXYZabcdefghijklmnpqrstuvwxyz!#$%&amp;()*+-;&lt;=&gt;?@^_{}[]/\:&quot;&quot;&quot;&quot;&quot;;[.D325]+1;1);MID(&quot;0123456789ABCDEFGHJKLMNPQRSTUVWXYZabcdefghijklmnpqrstuvwxyz!#$%&amp;()*+-;&lt;=&gt;?@^_{}[]/\:&quot;&quot;&quot;&quot;&quot;;[.E325]+1;1);MID(&quot;0123456789ABCDEFGHJKLMNPQRSTUVWXYZabcdefghijklmnpqrstuvwxyz!#$%&amp;()*+-;&lt;=&gt;?@^_{}[]/\:&quot;&quot;&quot;&quot;&quot;;[.F325]+1;1);MID(&quot;0123456789ABCDEFGHJKLMNPQRSTUVWXYZabcdefghijklmnpqrstuvwxyz!#$%&amp;()*+-;&lt;=&gt;?@^_{}[]/\:&quot;&quot;&quot;&quot;&quot;;[.G325]+1;1))" office:value-type="string" office:string-value="VMt7" calcext:value-type="string">
            <text:p>VMt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8205dc0197f62724868b8e229ddef8c9f78a07dba532fb83ba2aeac2ec19855</text:p>
          </table:table-cell>
          <table:table-cell table:formula="of:=HEX2DEC(MID([.A326];1;8))+HEX2DEC(MID([.A326];9;8))+HEX2DEC(MID([.A326];17;8))+HEX2DEC(MID([.A326];25;8))+HEX2DEC(MID([.A326];33;8))+HEX2DEC(MID([.A326];41;8))+HEX2DEC(MID([.A326];49;8))+HEX2DEC(MID([.A326];57;8))" office:value-type="float" office:value="12215287766" calcext:value-type="float">
            <text:p>12215287766</text:p>
          </table:table-cell>
          <table:table-cell table:formula="of:= MOD([.B326];85^4)" office:value-type="float" office:value="341516" calcext:value-type="float">
            <text:p>341516</text:p>
          </table:table-cell>
          <table:table-cell table:formula="of:=MOD(((((([.C326]-[.G326])/85)-[.F326])/85)-[.E326])/85;85)" office:value-type="float" office:value="0" calcext:value-type="float">
            <text:p>0</text:p>
          </table:table-cell>
          <table:table-cell table:formula="of:=MOD(((([.C326]-[.G326])/85)-[.F326])/85;85)" office:value-type="float" office:value="47" calcext:value-type="float">
            <text:p>47</text:p>
          </table:table-cell>
          <table:table-cell table:formula="of:=MOD(([.C326]-[.G326])/85;85)" office:value-type="float" office:value="22" calcext:value-type="float">
            <text:p>22</text:p>
          </table:table-cell>
          <table:table-cell table:formula="of:=MOD([.C326];85)" office:value-type="float" office:value="71" calcext:value-type="float">
            <text:p>71</text:p>
          </table:table-cell>
          <table:table-cell table:formula="of:=COM.MICROSOFT.CONCAT(MID(&quot;0123456789ABCDEFGHJKLMNPQRSTUVWXYZabcdefghijklmnpqrstuvwxyz!#$%&amp;()*+-;&lt;=&gt;?@^_{}[]/\:&quot;&quot;&quot;&quot;&quot;;[.D326]+1;1);MID(&quot;0123456789ABCDEFGHJKLMNPQRSTUVWXYZabcdefghijklmnpqrstuvwxyz!#$%&amp;()*+-;&lt;=&gt;?@^_{}[]/\:&quot;&quot;&quot;&quot;&quot;;[.E326]+1;1);MID(&quot;0123456789ABCDEFGHJKLMNPQRSTUVWXYZabcdefghijklmnpqrstuvwxyz!#$%&amp;()*+-;&lt;=&gt;?@^_{}[]/\:&quot;&quot;&quot;&quot;&quot;;[.F326]+1;1);MID(&quot;0123456789ABCDEFGHJKLMNPQRSTUVWXYZabcdefghijklmnpqrstuvwxyz!#$%&amp;()*+-;&lt;=&gt;?@^_{}[]/\:&quot;&quot;&quot;&quot;&quot;;[.G326]+1;1))" office:value-type="string" office:string-value="0nN=" calcext:value-type="string">
            <text:p>0nN=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e5af7f379fedbb5244b969c189a375528d853737585e6e163fc3a19f2713998</text:p>
          </table:table-cell>
          <table:table-cell table:formula="of:=HEX2DEC(MID([.A327];1;8))+HEX2DEC(MID([.A327];9;8))+HEX2DEC(MID([.A327];17;8))+HEX2DEC(MID([.A327];25;8))+HEX2DEC(MID([.A327];33;8))+HEX2DEC(MID([.A327];41;8))+HEX2DEC(MID([.A327];49;8))+HEX2DEC(MID([.A327];57;8))" office:value-type="float" office:value="14395592606" calcext:value-type="float">
            <text:p>14395592606</text:p>
          </table:table-cell>
          <table:table-cell table:formula="of:= MOD([.B327];85^4)" office:value-type="float" office:value="40420731" calcext:value-type="float">
            <text:p>40420731</text:p>
          </table:table-cell>
          <table:table-cell table:formula="of:=MOD(((((([.C327]-[.G327])/85)-[.F327])/85)-[.E327])/85;85)" office:value-type="float" office:value="65" calcext:value-type="float">
            <text:p>65</text:p>
          </table:table-cell>
          <table:table-cell table:formula="of:=MOD(((([.C327]-[.G327])/85)-[.F327])/85;85)" office:value-type="float" office:value="69" calcext:value-type="float">
            <text:p>69</text:p>
          </table:table-cell>
          <table:table-cell table:formula="of:=MOD(([.C327]-[.G327])/85;85)" office:value-type="float" office:value="48" calcext:value-type="float">
            <text:p>48</text:p>
          </table:table-cell>
          <table:table-cell table:formula="of:=MOD([.C327];85)" office:value-type="float" office:value="1" calcext:value-type="float">
            <text:p>1</text:p>
          </table:table-cell>
          <table:table-cell table:formula="of:=COM.MICROSOFT.CONCAT(MID(&quot;0123456789ABCDEFGHJKLMNPQRSTUVWXYZabcdefghijklmnpqrstuvwxyz!#$%&amp;()*+-;&lt;=&gt;?@^_{}[]/\:&quot;&quot;&quot;&quot;&quot;;[.D327]+1;1);MID(&quot;0123456789ABCDEFGHJKLMNPQRSTUVWXYZabcdefghijklmnpqrstuvwxyz!#$%&amp;()*+-;&lt;=&gt;?@^_{}[]/\:&quot;&quot;&quot;&quot;&quot;;[.E327]+1;1);MID(&quot;0123456789ABCDEFGHJKLMNPQRSTUVWXYZabcdefghijklmnpqrstuvwxyz!#$%&amp;()*+-;&lt;=&gt;?@^_{}[]/\:&quot;&quot;&quot;&quot;&quot;;[.F327]+1;1);MID(&quot;0123456789ABCDEFGHJKLMNPQRSTUVWXYZabcdefghijklmnpqrstuvwxyz!#$%&amp;()*+-;&lt;=&gt;?@^_{}[]/\:&quot;&quot;&quot;&quot;&quot;;[.G327]+1;1))" office:value-type="string" office:string-value=");p1" calcext:value-type="string">
            <text:p>);p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fd757864954402ea3255395dc50ac28b24b7c00ed1c032b420d3e70945c2e20</text:p>
          </table:table-cell>
          <table:table-cell table:formula="of:=HEX2DEC(MID([.A328];1;8))+HEX2DEC(MID([.A328];9;8))+HEX2DEC(MID([.A328];17;8))+HEX2DEC(MID([.A328];25;8))+HEX2DEC(MID([.A328];33;8))+HEX2DEC(MID([.A328];41;8))+HEX2DEC(MID([.A328];49;8))+HEX2DEC(MID([.A328];57;8))" office:value-type="float" office:value="18764432172" calcext:value-type="float">
            <text:p>18764432172</text:p>
          </table:table-cell>
          <table:table-cell table:formula="of:= MOD([.B328];85^4)" office:value-type="float" office:value="24407797" calcext:value-type="float">
            <text:p>24407797</text:p>
          </table:table-cell>
          <table:table-cell table:formula="of:=MOD(((((([.C328]-[.G328])/85)-[.F328])/85)-[.E328])/85;85)" office:value-type="float" office:value="39" calcext:value-type="float">
            <text:p>39</text:p>
          </table:table-cell>
          <table:table-cell table:formula="of:=MOD(((([.C328]-[.G328])/85)-[.F328])/85;85)" office:value-type="float" office:value="63" calcext:value-type="float">
            <text:p>63</text:p>
          </table:table-cell>
          <table:table-cell table:formula="of:=MOD(([.C328]-[.G328])/85;85)" office:value-type="float" office:value="20" calcext:value-type="float">
            <text:p>20</text:p>
          </table:table-cell>
          <table:table-cell table:formula="of:=MOD([.C328];85)" office:value-type="float" office:value="47" calcext:value-type="float">
            <text:p>47</text:p>
          </table:table-cell>
          <table:table-cell table:formula="of:=COM.MICROSOFT.CONCAT(MID(&quot;0123456789ABCDEFGHJKLMNPQRSTUVWXYZabcdefghijklmnpqrstuvwxyz!#$%&amp;()*+-;&lt;=&gt;?@^_{}[]/\:&quot;&quot;&quot;&quot;&quot;;[.D328]+1;1);MID(&quot;0123456789ABCDEFGHJKLMNPQRSTUVWXYZabcdefghijklmnpqrstuvwxyz!#$%&amp;()*+-;&lt;=&gt;?@^_{}[]/\:&quot;&quot;&quot;&quot;&quot;;[.E328]+1;1);MID(&quot;0123456789ABCDEFGHJKLMNPQRSTUVWXYZabcdefghijklmnpqrstuvwxyz!#$%&amp;()*+-;&lt;=&gt;?@^_{}[]/\:&quot;&quot;&quot;&quot;&quot;;[.F328]+1;1);MID(&quot;0123456789ABCDEFGHJKLMNPQRSTUVWXYZabcdefghijklmnpqrstuvwxyz!#$%&amp;()*+-;&lt;=&gt;?@^_{}[]/\:&quot;&quot;&quot;&quot;&quot;;[.G328]+1;1))" office:value-type="string" office:string-value="f&amp;Ln" calcext:value-type="string">
            <text:p>f&amp;L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53d13be01c62c12cf00285bd279d058f6bd8c3307b6937f55f1729b513ddf92</text:p>
          </table:table-cell>
          <table:table-cell table:formula="of:=HEX2DEC(MID([.A329];1;8))+HEX2DEC(MID([.A329];9;8))+HEX2DEC(MID([.A329];17;8))+HEX2DEC(MID([.A329];25;8))+HEX2DEC(MID([.A329];33;8))+HEX2DEC(MID([.A329];41;8))+HEX2DEC(MID([.A329];49;8))+HEX2DEC(MID([.A329];57;8))" office:value-type="float" office:value="14195665506" calcext:value-type="float">
            <text:p>14195665506</text:p>
          </table:table-cell>
          <table:table-cell table:formula="of:= MOD([.B329];85^4)" office:value-type="float" office:value="49296131" calcext:value-type="float">
            <text:p>49296131</text:p>
          </table:table-cell>
          <table:table-cell table:formula="of:=MOD(((((([.C329]-[.G329])/85)-[.F329])/85)-[.E329])/85;85)" office:value-type="float" office:value="80" calcext:value-type="float">
            <text:p>80</text:p>
          </table:table-cell>
          <table:table-cell table:formula="of:=MOD(((([.C329]-[.G329])/85)-[.F329])/85;85)" office:value-type="float" office:value="22" calcext:value-type="float">
            <text:p>22</text:p>
          </table:table-cell>
          <table:table-cell table:formula="of:=MOD(([.C329]-[.G329])/85;85)" office:value-type="float" office:value="84" calcext:value-type="float">
            <text:p>84</text:p>
          </table:table-cell>
          <table:table-cell table:formula="of:=MOD([.C329];85)" office:value-type="float" office:value="41" calcext:value-type="float">
            <text:p>41</text:p>
          </table:table-cell>
          <table:table-cell table:formula="of:=COM.MICROSOFT.CONCAT(MID(&quot;0123456789ABCDEFGHJKLMNPQRSTUVWXYZabcdefghijklmnpqrstuvwxyz!#$%&amp;()*+-;&lt;=&gt;?@^_{}[]/\:&quot;&quot;&quot;&quot;&quot;;[.D329]+1;1);MID(&quot;0123456789ABCDEFGHJKLMNPQRSTUVWXYZabcdefghijklmnpqrstuvwxyz!#$%&amp;()*+-;&lt;=&gt;?@^_{}[]/\:&quot;&quot;&quot;&quot;&quot;;[.E329]+1;1);MID(&quot;0123456789ABCDEFGHJKLMNPQRSTUVWXYZabcdefghijklmnpqrstuvwxyz!#$%&amp;()*+-;&lt;=&gt;?@^_{}[]/\:&quot;&quot;&quot;&quot;&quot;;[.F329]+1;1);MID(&quot;0123456789ABCDEFGHJKLMNPQRSTUVWXYZabcdefghijklmnpqrstuvwxyz!#$%&amp;()*+-;&lt;=&gt;?@^_{}[]/\:&quot;&quot;&quot;&quot;&quot;;[.G329]+1;1))" office:value-type="string" office:string-value="]N&quot;h" calcext:value-type="string">
            <text:p>]N"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633d15c1d503ad547fd405870d34dfadad5b5386f6990699d234c06a4150447</text:p>
          </table:table-cell>
          <table:table-cell table:formula="of:=HEX2DEC(MID([.A330];1;8))+HEX2DEC(MID([.A330];9;8))+HEX2DEC(MID([.A330];17;8))+HEX2DEC(MID([.A330];25;8))+HEX2DEC(MID([.A330];33;8))+HEX2DEC(MID([.A330];41;8))+HEX2DEC(MID([.A330];49;8))+HEX2DEC(MID([.A330];57;8))" office:value-type="float" office:value="18652868721" calcext:value-type="float">
            <text:p>18652868721</text:p>
          </table:table-cell>
          <table:table-cell table:formula="of:= MOD([.B330];85^4)" office:value-type="float" office:value="17245596" calcext:value-type="float">
            <text:p>17245596</text:p>
          </table:table-cell>
          <table:table-cell table:formula="of:=MOD(((((([.C330]-[.G330])/85)-[.F330])/85)-[.E330])/85;85)" office:value-type="float" office:value="28" calcext:value-type="float">
            <text:p>28</text:p>
          </table:table-cell>
          <table:table-cell table:formula="of:=MOD(((([.C330]-[.G330])/85)-[.F330])/85;85)" office:value-type="float" office:value="6" calcext:value-type="float">
            <text:p>6</text:p>
          </table:table-cell>
          <table:table-cell table:formula="of:=MOD(([.C330]-[.G330])/85;85)" office:value-type="float" office:value="79" calcext:value-type="float">
            <text:p>79</text:p>
          </table:table-cell>
          <table:table-cell table:formula="of:=MOD([.C330];85)" office:value-type="float" office:value="31" calcext:value-type="float">
            <text:p>31</text:p>
          </table:table-cell>
          <table:table-cell table:formula="of:=COM.MICROSOFT.CONCAT(MID(&quot;0123456789ABCDEFGHJKLMNPQRSTUVWXYZabcdefghijklmnpqrstuvwxyz!#$%&amp;()*+-;&lt;=&gt;?@^_{}[]/\:&quot;&quot;&quot;&quot;&quot;;[.D330]+1;1);MID(&quot;0123456789ABCDEFGHJKLMNPQRSTUVWXYZabcdefghijklmnpqrstuvwxyz!#$%&amp;()*+-;&lt;=&gt;?@^_{}[]/\:&quot;&quot;&quot;&quot;&quot;;[.E330]+1;1);MID(&quot;0123456789ABCDEFGHJKLMNPQRSTUVWXYZabcdefghijklmnpqrstuvwxyz!#$%&amp;()*+-;&lt;=&gt;?@^_{}[]/\:&quot;&quot;&quot;&quot;&quot;;[.F330]+1;1);MID(&quot;0123456789ABCDEFGHJKLMNPQRSTUVWXYZabcdefghijklmnpqrstuvwxyz!#$%&amp;()*+-;&lt;=&gt;?@^_{}[]/\:&quot;&quot;&quot;&quot;&quot;;[.G330]+1;1))" office:value-type="string" office:string-value="U6[X" calcext:value-type="string">
            <text:p>U6[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3a57a1832cfa5c92e7f46e6832f88c96d0fef54383f12574cb1dbff17e7cb50</text:p>
          </table:table-cell>
          <table:table-cell table:formula="of:=HEX2DEC(MID([.A331];1;8))+HEX2DEC(MID([.A331];9;8))+HEX2DEC(MID([.A331];17;8))+HEX2DEC(MID([.A331];25;8))+HEX2DEC(MID([.A331];33;8))+HEX2DEC(MID([.A331];41;8))+HEX2DEC(MID([.A331];49;8))+HEX2DEC(MID([.A331];57;8))" office:value-type="float" office:value="8624314506" calcext:value-type="float">
            <text:p>8624314506</text:p>
          </table:table-cell>
          <table:table-cell table:formula="of:= MOD([.B331];85^4)" office:value-type="float" office:value="11211381" calcext:value-type="float">
            <text:p>11211381</text:p>
          </table:table-cell>
          <table:table-cell table:formula="of:=MOD(((((([.C331]-[.G331])/85)-[.F331])/85)-[.E331])/85;85)" office:value-type="float" office:value="18" calcext:value-type="float">
            <text:p>18</text:p>
          </table:table-cell>
          <table:table-cell table:formula="of:=MOD(((([.C331]-[.G331])/85)-[.F331])/85;85)" office:value-type="float" office:value="21" calcext:value-type="float">
            <text:p>21</text:p>
          </table:table-cell>
          <table:table-cell table:formula="of:=MOD(([.C331]-[.G331])/85;85)" office:value-type="float" office:value="63" calcext:value-type="float">
            <text:p>63</text:p>
          </table:table-cell>
          <table:table-cell table:formula="of:=MOD([.C331];85)" office:value-type="float" office:value="51" calcext:value-type="float">
            <text:p>51</text:p>
          </table:table-cell>
          <table:table-cell table:formula="of:=COM.MICROSOFT.CONCAT(MID(&quot;0123456789ABCDEFGHJKLMNPQRSTUVWXYZabcdefghijklmnpqrstuvwxyz!#$%&amp;()*+-;&lt;=&gt;?@^_{}[]/\:&quot;&quot;&quot;&quot;&quot;;[.D331]+1;1);MID(&quot;0123456789ABCDEFGHJKLMNPQRSTUVWXYZabcdefghijklmnpqrstuvwxyz!#$%&amp;()*+-;&lt;=&gt;?@^_{}[]/\:&quot;&quot;&quot;&quot;&quot;;[.E331]+1;1);MID(&quot;0123456789ABCDEFGHJKLMNPQRSTUVWXYZabcdefghijklmnpqrstuvwxyz!#$%&amp;()*+-;&lt;=&gt;?@^_{}[]/\:&quot;&quot;&quot;&quot;&quot;;[.F331]+1;1);MID(&quot;0123456789ABCDEFGHJKLMNPQRSTUVWXYZabcdefghijklmnpqrstuvwxyz!#$%&amp;()*+-;&lt;=&gt;?@^_{}[]/\:&quot;&quot;&quot;&quot;&quot;;[.G331]+1;1))" office:value-type="string" office:string-value="JM&amp;s" calcext:value-type="string">
            <text:p>JM&amp;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fb87729901f500a0d1743879f963d47fa435dfba518dea1f19f8da04514725d</text:p>
          </table:table-cell>
          <table:table-cell table:formula="of:=HEX2DEC(MID([.A332];1;8))+HEX2DEC(MID([.A332];9;8))+HEX2DEC(MID([.A332];17;8))+HEX2DEC(MID([.A332];25;8))+HEX2DEC(MID([.A332];33;8))+HEX2DEC(MID([.A332];41;8))+HEX2DEC(MID([.A332];49;8))+HEX2DEC(MID([.A332];57;8))" office:value-type="float" office:value="21249754266" calcext:value-type="float">
            <text:p>21249754266</text:p>
          </table:table-cell>
          <table:table-cell table:formula="of:= MOD([.B332];85^4)" office:value-type="float" office:value="4099891" calcext:value-type="float">
            <text:p>4099891</text:p>
          </table:table-cell>
          <table:table-cell table:formula="of:=MOD(((((([.C332]-[.G332])/85)-[.F332])/85)-[.E332])/85;85)" office:value-type="float" office:value="6" calcext:value-type="float">
            <text:p>6</text:p>
          </table:table-cell>
          <table:table-cell table:formula="of:=MOD(((([.C332]-[.G332])/85)-[.F332])/85;85)" office:value-type="float" office:value="57" calcext:value-type="float">
            <text:p>57</text:p>
          </table:table-cell>
          <table:table-cell table:formula="of:=MOD(([.C332]-[.G332])/85;85)" office:value-type="float" office:value="39" calcext:value-type="float">
            <text:p>39</text:p>
          </table:table-cell>
          <table:table-cell table:formula="of:=MOD([.C332];85)" office:value-type="float" office:value="1" calcext:value-type="float">
            <text:p>1</text:p>
          </table:table-cell>
          <table:table-cell table:formula="of:=COM.MICROSOFT.CONCAT(MID(&quot;0123456789ABCDEFGHJKLMNPQRSTUVWXYZabcdefghijklmnpqrstuvwxyz!#$%&amp;()*+-;&lt;=&gt;?@^_{}[]/\:&quot;&quot;&quot;&quot;&quot;;[.D332]+1;1);MID(&quot;0123456789ABCDEFGHJKLMNPQRSTUVWXYZabcdefghijklmnpqrstuvwxyz!#$%&amp;()*+-;&lt;=&gt;?@^_{}[]/\:&quot;&quot;&quot;&quot;&quot;;[.E332]+1;1);MID(&quot;0123456789ABCDEFGHJKLMNPQRSTUVWXYZabcdefghijklmnpqrstuvwxyz!#$%&amp;()*+-;&lt;=&gt;?@^_{}[]/\:&quot;&quot;&quot;&quot;&quot;;[.F332]+1;1);MID(&quot;0123456789ABCDEFGHJKLMNPQRSTUVWXYZabcdefghijklmnpqrstuvwxyz!#$%&amp;()*+-;&lt;=&gt;?@^_{}[]/\:&quot;&quot;&quot;&quot;&quot;;[.G332]+1;1))" office:value-type="string" office:string-value="6yf1" calcext:value-type="string">
            <text:p>6yf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7384138e2db8aa6ce4821e3b972b3295aa7ea85154db4a4b3f6e37abe083800</text:p>
          </table:table-cell>
          <table:table-cell table:formula="of:=HEX2DEC(MID([.A333];1;8))+HEX2DEC(MID([.A333];9;8))+HEX2DEC(MID([.A333];17;8))+HEX2DEC(MID([.A333];25;8))+HEX2DEC(MID([.A333];33;8))+HEX2DEC(MID([.A333];41;8))+HEX2DEC(MID([.A333];49;8))+HEX2DEC(MID([.A333];57;8))" office:value-type="float" office:value="18585181069" calcext:value-type="float">
            <text:p>18585181069</text:p>
          </table:table-cell>
          <table:table-cell table:formula="of:= MOD([.B333];85^4)" office:value-type="float" office:value="1758569" calcext:value-type="float">
            <text:p>1758569</text:p>
          </table:table-cell>
          <table:table-cell table:formula="of:=MOD(((((([.C333]-[.G333])/85)-[.F333])/85)-[.E333])/85;85)" office:value-type="float" office:value="2" calcext:value-type="float">
            <text:p>2</text:p>
          </table:table-cell>
          <table:table-cell table:formula="of:=MOD(((([.C333]-[.G333])/85)-[.F333])/85;85)" office:value-type="float" office:value="73" calcext:value-type="float">
            <text:p>73</text:p>
          </table:table-cell>
          <table:table-cell table:formula="of:=MOD(([.C333]-[.G333])/85;85)" office:value-type="float" office:value="34" calcext:value-type="float">
            <text:p>34</text:p>
          </table:table-cell>
          <table:table-cell table:formula="of:=MOD([.C333];85)" office:value-type="float" office:value="4" calcext:value-type="float">
            <text:p>4</text:p>
          </table:table-cell>
          <table:table-cell table:formula="of:=COM.MICROSOFT.CONCAT(MID(&quot;0123456789ABCDEFGHJKLMNPQRSTUVWXYZabcdefghijklmnpqrstuvwxyz!#$%&amp;()*+-;&lt;=&gt;?@^_{}[]/\:&quot;&quot;&quot;&quot;&quot;;[.D333]+1;1);MID(&quot;0123456789ABCDEFGHJKLMNPQRSTUVWXYZabcdefghijklmnpqrstuvwxyz!#$%&amp;()*+-;&lt;=&gt;?@^_{}[]/\:&quot;&quot;&quot;&quot;&quot;;[.E333]+1;1);MID(&quot;0123456789ABCDEFGHJKLMNPQRSTUVWXYZabcdefghijklmnpqrstuvwxyz!#$%&amp;()*+-;&lt;=&gt;?@^_{}[]/\:&quot;&quot;&quot;&quot;&quot;;[.F333]+1;1);MID(&quot;0123456789ABCDEFGHJKLMNPQRSTUVWXYZabcdefghijklmnpqrstuvwxyz!#$%&amp;()*+-;&lt;=&gt;?@^_{}[]/\:&quot;&quot;&quot;&quot;&quot;;[.G333]+1;1))" office:value-type="string" office:string-value="2?a4" calcext:value-type="string">
            <text:p>2?a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20a6b775fd3479ed59fad7aa54e7e58063ed7aee52d08dc25150f02a30cbdb1</text:p>
          </table:table-cell>
          <table:table-cell table:formula="of:=HEX2DEC(MID([.A334];1;8))+HEX2DEC(MID([.A334];9;8))+HEX2DEC(MID([.A334];17;8))+HEX2DEC(MID([.A334];25;8))+HEX2DEC(MID([.A334];33;8))+HEX2DEC(MID([.A334];41;8))+HEX2DEC(MID([.A334];49;8))+HEX2DEC(MID([.A334];57;8))" office:value-type="float" office:value="18527915044" calcext:value-type="float">
            <text:p>18527915044</text:p>
          </table:table-cell>
          <table:table-cell table:formula="of:= MOD([.B334];85^4)" office:value-type="float" office:value="48893794" calcext:value-type="float">
            <text:p>48893794</text:p>
          </table:table-cell>
          <table:table-cell table:formula="of:=MOD(((((([.C334]-[.G334])/85)-[.F334])/85)-[.E334])/85;85)" office:value-type="float" office:value="79" calcext:value-type="float">
            <text:p>79</text:p>
          </table:table-cell>
          <table:table-cell table:formula="of:=MOD(((([.C334]-[.G334])/85)-[.F334])/85;85)" office:value-type="float" office:value="52" calcext:value-type="float">
            <text:p>52</text:p>
          </table:table-cell>
          <table:table-cell table:formula="of:=MOD(([.C334]-[.G334])/85;85)" office:value-type="float" office:value="26" calcext:value-type="float">
            <text:p>26</text:p>
          </table:table-cell>
          <table:table-cell table:formula="of:=MOD([.C334];85)" office:value-type="float" office:value="9" calcext:value-type="float">
            <text:p>9</text:p>
          </table:table-cell>
          <table:table-cell table:formula="of:=COM.MICROSOFT.CONCAT(MID(&quot;0123456789ABCDEFGHJKLMNPQRSTUVWXYZabcdefghijklmnpqrstuvwxyz!#$%&amp;()*+-;&lt;=&gt;?@^_{}[]/\:&quot;&quot;&quot;&quot;&quot;;[.D334]+1;1);MID(&quot;0123456789ABCDEFGHJKLMNPQRSTUVWXYZabcdefghijklmnpqrstuvwxyz!#$%&amp;()*+-;&lt;=&gt;?@^_{}[]/\:&quot;&quot;&quot;&quot;&quot;;[.E334]+1;1);MID(&quot;0123456789ABCDEFGHJKLMNPQRSTUVWXYZabcdefghijklmnpqrstuvwxyz!#$%&amp;()*+-;&lt;=&gt;?@^_{}[]/\:&quot;&quot;&quot;&quot;&quot;;[.F334]+1;1);MID(&quot;0123456789ABCDEFGHJKLMNPQRSTUVWXYZabcdefghijklmnpqrstuvwxyz!#$%&amp;()*+-;&lt;=&gt;?@^_{}[]/\:&quot;&quot;&quot;&quot;&quot;;[.G334]+1;1))" office:value-type="string" office:string-value="[tS9" calcext:value-type="string">
            <text:p>[tS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f9c6aa675bfefd74781b9ca97d089dbb1d632a2e8a2d22f0a7bc8dbc0bc9315</text:p>
          </table:table-cell>
          <table:table-cell table:formula="of:=HEX2DEC(MID([.A335];1;8))+HEX2DEC(MID([.A335];9;8))+HEX2DEC(MID([.A335];17;8))+HEX2DEC(MID([.A335];25;8))+HEX2DEC(MID([.A335];33;8))+HEX2DEC(MID([.A335];41;8))+HEX2DEC(MID([.A335];49;8))+HEX2DEC(MID([.A335];57;8))" office:value-type="float" office:value="19769851619" calcext:value-type="float">
            <text:p>19769851619</text:p>
          </table:table-cell>
          <table:table-cell table:formula="of:= MOD([.B335];85^4)" office:value-type="float" office:value="38015369" calcext:value-type="float">
            <text:p>38015369</text:p>
          </table:table-cell>
          <table:table-cell table:formula="of:=MOD(((((([.C335]-[.G335])/85)-[.F335])/85)-[.E335])/85;85)" office:value-type="float" office:value="61" calcext:value-type="float">
            <text:p>61</text:p>
          </table:table-cell>
          <table:table-cell table:formula="of:=MOD(((([.C335]-[.G335])/85)-[.F335])/85;85)" office:value-type="float" office:value="76" calcext:value-type="float">
            <text:p>76</text:p>
          </table:table-cell>
          <table:table-cell table:formula="of:=MOD(([.C335]-[.G335])/85;85)" office:value-type="float" office:value="54" calcext:value-type="float">
            <text:p>54</text:p>
          </table:table-cell>
          <table:table-cell table:formula="of:=MOD([.C335];85)" office:value-type="float" office:value="54" calcext:value-type="float">
            <text:p>54</text:p>
          </table:table-cell>
          <table:table-cell table:formula="of:=COM.MICROSOFT.CONCAT(MID(&quot;0123456789ABCDEFGHJKLMNPQRSTUVWXYZabcdefghijklmnpqrstuvwxyz!#$%&amp;()*+-;&lt;=&gt;?@^_{}[]/\:&quot;&quot;&quot;&quot;&quot;;[.D335]+1;1);MID(&quot;0123456789ABCDEFGHJKLMNPQRSTUVWXYZabcdefghijklmnpqrstuvwxyz!#$%&amp;()*+-;&lt;=&gt;?@^_{}[]/\:&quot;&quot;&quot;&quot;&quot;;[.E335]+1;1);MID(&quot;0123456789ABCDEFGHJKLMNPQRSTUVWXYZabcdefghijklmnpqrstuvwxyz!#$%&amp;()*+-;&lt;=&gt;?@^_{}[]/\:&quot;&quot;&quot;&quot;&quot;;[.F335]+1;1);MID(&quot;0123456789ABCDEFGHJKLMNPQRSTUVWXYZabcdefghijklmnpqrstuvwxyz!#$%&amp;()*+-;&lt;=&gt;?@^_{}[]/\:&quot;&quot;&quot;&quot;&quot;;[.G335]+1;1))" office:value-type="string" office:string-value="$_vv" calcext:value-type="string">
            <text:p>$_vv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8b9041431a47c113011bf6056a6f48baded875b6845f59bc7f110bbd02d5ba6</text:p>
          </table:table-cell>
          <table:table-cell table:formula="of:=HEX2DEC(MID([.A336];1;8))+HEX2DEC(MID([.A336];9;8))+HEX2DEC(MID([.A336];17;8))+HEX2DEC(MID([.A336];25;8))+HEX2DEC(MID([.A336];33;8))+HEX2DEC(MID([.A336];41;8))+HEX2DEC(MID([.A336];49;8))+HEX2DEC(MID([.A336];57;8))" office:value-type="float" office:value="16633044327" calcext:value-type="float">
            <text:p>16633044327</text:p>
          </table:table-cell>
          <table:table-cell table:formula="of:= MOD([.B336];85^4)" office:value-type="float" office:value="33245577" calcext:value-type="float">
            <text:p>33245577</text:p>
          </table:table-cell>
          <table:table-cell table:formula="of:=MOD(((((([.C336]-[.G336])/85)-[.F336])/85)-[.E336])/85;85)" office:value-type="float" office:value="54" calcext:value-type="float">
            <text:p>54</text:p>
          </table:table-cell>
          <table:table-cell table:formula="of:=MOD(((([.C336]-[.G336])/85)-[.F336])/85;85)" office:value-type="float" office:value="11" calcext:value-type="float">
            <text:p>11</text:p>
          </table:table-cell>
          <table:table-cell table:formula="of:=MOD(([.C336]-[.G336])/85;85)" office:value-type="float" office:value="39" calcext:value-type="float">
            <text:p>39</text:p>
          </table:table-cell>
          <table:table-cell table:formula="of:=MOD([.C336];85)" office:value-type="float" office:value="37" calcext:value-type="float">
            <text:p>37</text:p>
          </table:table-cell>
          <table:table-cell table:formula="of:=COM.MICROSOFT.CONCAT(MID(&quot;0123456789ABCDEFGHJKLMNPQRSTUVWXYZabcdefghijklmnpqrstuvwxyz!#$%&amp;()*+-;&lt;=&gt;?@^_{}[]/\:&quot;&quot;&quot;&quot;&quot;;[.D336]+1;1);MID(&quot;0123456789ABCDEFGHJKLMNPQRSTUVWXYZabcdefghijklmnpqrstuvwxyz!#$%&amp;()*+-;&lt;=&gt;?@^_{}[]/\:&quot;&quot;&quot;&quot;&quot;;[.E336]+1;1);MID(&quot;0123456789ABCDEFGHJKLMNPQRSTUVWXYZabcdefghijklmnpqrstuvwxyz!#$%&amp;()*+-;&lt;=&gt;?@^_{}[]/\:&quot;&quot;&quot;&quot;&quot;;[.F336]+1;1);MID(&quot;0123456789ABCDEFGHJKLMNPQRSTUVWXYZabcdefghijklmnpqrstuvwxyz!#$%&amp;()*+-;&lt;=&gt;?@^_{}[]/\:&quot;&quot;&quot;&quot;&quot;;[.G336]+1;1))" office:value-type="string" office:string-value="vBfd" calcext:value-type="string">
            <text:p>vBf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8e7528e7d3370cdcc3a5a092a76f3cd6dcea17342ea96e49b938281325f3212</text:p>
          </table:table-cell>
          <table:table-cell table:formula="of:=HEX2DEC(MID([.A337];1;8))+HEX2DEC(MID([.A337];9;8))+HEX2DEC(MID([.A337];17;8))+HEX2DEC(MID([.A337];25;8))+HEX2DEC(MID([.A337];33;8))+HEX2DEC(MID([.A337];41;8))+HEX2DEC(MID([.A337];49;8))+HEX2DEC(MID([.A337];57;8))" office:value-type="float" office:value="14419492379" calcext:value-type="float">
            <text:p>14419492379</text:p>
          </table:table-cell>
          <table:table-cell table:formula="of:= MOD([.B337];85^4)" office:value-type="float" office:value="12119879" calcext:value-type="float">
            <text:p>12119879</text:p>
          </table:table-cell>
          <table:table-cell table:formula="of:=MOD(((((([.C337]-[.G337])/85)-[.F337])/85)-[.E337])/85;85)" office:value-type="float" office:value="19" calcext:value-type="float">
            <text:p>19</text:p>
          </table:table-cell>
          <table:table-cell table:formula="of:=MOD(((([.C337]-[.G337])/85)-[.F337])/85;85)" office:value-type="float" office:value="62" calcext:value-type="float">
            <text:p>62</text:p>
          </table:table-cell>
          <table:table-cell table:formula="of:=MOD(([.C337]-[.G337])/85;85)" office:value-type="float" office:value="41" calcext:value-type="float">
            <text:p>41</text:p>
          </table:table-cell>
          <table:table-cell table:formula="of:=MOD([.C337];85)" office:value-type="float" office:value="69" calcext:value-type="float">
            <text:p>69</text:p>
          </table:table-cell>
          <table:table-cell table:formula="of:=COM.MICROSOFT.CONCAT(MID(&quot;0123456789ABCDEFGHJKLMNPQRSTUVWXYZabcdefghijklmnpqrstuvwxyz!#$%&amp;()*+-;&lt;=&gt;?@^_{}[]/\:&quot;&quot;&quot;&quot;&quot;;[.D337]+1;1);MID(&quot;0123456789ABCDEFGHJKLMNPQRSTUVWXYZabcdefghijklmnpqrstuvwxyz!#$%&amp;()*+-;&lt;=&gt;?@^_{}[]/\:&quot;&quot;&quot;&quot;&quot;;[.E337]+1;1);MID(&quot;0123456789ABCDEFGHJKLMNPQRSTUVWXYZabcdefghijklmnpqrstuvwxyz!#$%&amp;()*+-;&lt;=&gt;?@^_{}[]/\:&quot;&quot;&quot;&quot;&quot;;[.F337]+1;1);MID(&quot;0123456789ABCDEFGHJKLMNPQRSTUVWXYZabcdefghijklmnpqrstuvwxyz!#$%&amp;()*+-;&lt;=&gt;?@^_{}[]/\:&quot;&quot;&quot;&quot;&quot;;[.G337]+1;1))" office:value-type="string" office:string-value="K%h;" calcext:value-type="string">
            <text:p>K%h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51797cae5e8e5798aca2def54dcd44f0dfd5213c2f2a05e21483b12d57399be</text:p>
          </table:table-cell>
          <table:table-cell table:formula="of:=HEX2DEC(MID([.A338];1;8))+HEX2DEC(MID([.A338];9;8))+HEX2DEC(MID([.A338];17;8))+HEX2DEC(MID([.A338];25;8))+HEX2DEC(MID([.A338];33;8))+HEX2DEC(MID([.A338];41;8))+HEX2DEC(MID([.A338];49;8))+HEX2DEC(MID([.A338];57;8))" office:value-type="float" office:value="15608268482" calcext:value-type="float">
            <text:p>15608268482</text:p>
          </table:table-cell>
          <table:table-cell table:formula="of:= MOD([.B338];85^4)" office:value-type="float" office:value="281607" calcext:value-type="float">
            <text:p>281607</text:p>
          </table:table-cell>
          <table:table-cell table:formula="of:=MOD(((((([.C338]-[.G338])/85)-[.F338])/85)-[.E338])/85;85)" office:value-type="float" office:value="0" calcext:value-type="float">
            <text:p>0</text:p>
          </table:table-cell>
          <table:table-cell table:formula="of:=MOD(((([.C338]-[.G338])/85)-[.F338])/85;85)" office:value-type="float" office:value="38" calcext:value-type="float">
            <text:p>38</text:p>
          </table:table-cell>
          <table:table-cell table:formula="of:=MOD(([.C338]-[.G338])/85;85)" office:value-type="float" office:value="83" calcext:value-type="float">
            <text:p>83</text:p>
          </table:table-cell>
          <table:table-cell table:formula="of:=MOD([.C338];85)" office:value-type="float" office:value="2" calcext:value-type="float">
            <text:p>2</text:p>
          </table:table-cell>
          <table:table-cell table:formula="of:=COM.MICROSOFT.CONCAT(MID(&quot;0123456789ABCDEFGHJKLMNPQRSTUVWXYZabcdefghijklmnpqrstuvwxyz!#$%&amp;()*+-;&lt;=&gt;?@^_{}[]/\:&quot;&quot;&quot;&quot;&quot;;[.D338]+1;1);MID(&quot;0123456789ABCDEFGHJKLMNPQRSTUVWXYZabcdefghijklmnpqrstuvwxyz!#$%&amp;()*+-;&lt;=&gt;?@^_{}[]/\:&quot;&quot;&quot;&quot;&quot;;[.E338]+1;1);MID(&quot;0123456789ABCDEFGHJKLMNPQRSTUVWXYZabcdefghijklmnpqrstuvwxyz!#$%&amp;()*+-;&lt;=&gt;?@^_{}[]/\:&quot;&quot;&quot;&quot;&quot;;[.F338]+1;1);MID(&quot;0123456789ABCDEFGHJKLMNPQRSTUVWXYZabcdefghijklmnpqrstuvwxyz!#$%&amp;()*+-;&lt;=&gt;?@^_{}[]/\:&quot;&quot;&quot;&quot;&quot;;[.G338]+1;1))" office:value-type="string" office:string-value="0e:2" calcext:value-type="string">
            <text:p>0e: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4b3116b2c9879d49feca51c192ebaf0415d79d7b915f5e6db1e75153d63cda9</text:p>
          </table:table-cell>
          <table:table-cell table:formula="of:=HEX2DEC(MID([.A339];1;8))+HEX2DEC(MID([.A339];9;8))+HEX2DEC(MID([.A339];17;8))+HEX2DEC(MID([.A339];25;8))+HEX2DEC(MID([.A339];33;8))+HEX2DEC(MID([.A339];41;8))+HEX2DEC(MID([.A339];49;8))+HEX2DEC(MID([.A339];57;8))" office:value-type="float" office:value="15524994502" calcext:value-type="float">
            <text:p>15524994502</text:p>
          </table:table-cell>
          <table:table-cell table:formula="of:= MOD([.B339];85^4)" office:value-type="float" office:value="21408877" calcext:value-type="float">
            <text:p>21408877</text:p>
          </table:table-cell>
          <table:table-cell table:formula="of:=MOD(((((([.C339]-[.G339])/85)-[.F339])/85)-[.E339])/85;85)" office:value-type="float" office:value="34" calcext:value-type="float">
            <text:p>34</text:p>
          </table:table-cell>
          <table:table-cell table:formula="of:=MOD(((([.C339]-[.G339])/85)-[.F339])/85;85)" office:value-type="float" office:value="73" calcext:value-type="float">
            <text:p>73</text:p>
          </table:table-cell>
          <table:table-cell table:formula="of:=MOD(([.C339]-[.G339])/85;85)" office:value-type="float" office:value="14" calcext:value-type="float">
            <text:p>14</text:p>
          </table:table-cell>
          <table:table-cell table:formula="of:=MOD([.C339];85)" office:value-type="float" office:value="12" calcext:value-type="float">
            <text:p>12</text:p>
          </table:table-cell>
          <table:table-cell table:formula="of:=COM.MICROSOFT.CONCAT(MID(&quot;0123456789ABCDEFGHJKLMNPQRSTUVWXYZabcdefghijklmnpqrstuvwxyz!#$%&amp;()*+-;&lt;=&gt;?@^_{}[]/\:&quot;&quot;&quot;&quot;&quot;;[.D339]+1;1);MID(&quot;0123456789ABCDEFGHJKLMNPQRSTUVWXYZabcdefghijklmnpqrstuvwxyz!#$%&amp;()*+-;&lt;=&gt;?@^_{}[]/\:&quot;&quot;&quot;&quot;&quot;;[.E339]+1;1);MID(&quot;0123456789ABCDEFGHJKLMNPQRSTUVWXYZabcdefghijklmnpqrstuvwxyz!#$%&amp;()*+-;&lt;=&gt;?@^_{}[]/\:&quot;&quot;&quot;&quot;&quot;;[.F339]+1;1);MID(&quot;0123456789ABCDEFGHJKLMNPQRSTUVWXYZabcdefghijklmnpqrstuvwxyz!#$%&amp;()*+-;&lt;=&gt;?@^_{}[]/\:&quot;&quot;&quot;&quot;&quot;;[.G339]+1;1))" office:value-type="string" office:string-value="a?EC" calcext:value-type="string">
            <text:p>a?E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948b966c00eb7def8dc065d963c15dc3daad8ba23a1b71b36540cf5d46952e8</text:p>
          </table:table-cell>
          <table:table-cell table:formula="of:=HEX2DEC(MID([.A340];1;8))+HEX2DEC(MID([.A340];9;8))+HEX2DEC(MID([.A340];17;8))+HEX2DEC(MID([.A340];25;8))+HEX2DEC(MID([.A340];33;8))+HEX2DEC(MID([.A340];41;8))+HEX2DEC(MID([.A340];49;8))+HEX2DEC(MID([.A340];57;8))" office:value-type="float" office:value="20207729967" calcext:value-type="float">
            <text:p>20207729967</text:p>
          </table:table-cell>
          <table:table-cell table:formula="of:= MOD([.B340];85^4)" office:value-type="float" office:value="6088092" calcext:value-type="float">
            <text:p>6088092</text:p>
          </table:table-cell>
          <table:table-cell table:formula="of:=MOD(((((([.C340]-[.G340])/85)-[.F340])/85)-[.E340])/85;85)" office:value-type="float" office:value="9" calcext:value-type="float">
            <text:p>9</text:p>
          </table:table-cell>
          <table:table-cell table:formula="of:=MOD(((([.C340]-[.G340])/85)-[.F340])/85;85)" office:value-type="float" office:value="77" calcext:value-type="float">
            <text:p>77</text:p>
          </table:table-cell>
          <table:table-cell table:formula="of:=MOD(([.C340]-[.G340])/85;85)" office:value-type="float" office:value="54" calcext:value-type="float">
            <text:p>54</text:p>
          </table:table-cell>
          <table:table-cell table:formula="of:=MOD([.C340];85)" office:value-type="float" office:value="52" calcext:value-type="float">
            <text:p>52</text:p>
          </table:table-cell>
          <table:table-cell table:formula="of:=COM.MICROSOFT.CONCAT(MID(&quot;0123456789ABCDEFGHJKLMNPQRSTUVWXYZabcdefghijklmnpqrstuvwxyz!#$%&amp;()*+-;&lt;=&gt;?@^_{}[]/\:&quot;&quot;&quot;&quot;&quot;;[.D340]+1;1);MID(&quot;0123456789ABCDEFGHJKLMNPQRSTUVWXYZabcdefghijklmnpqrstuvwxyz!#$%&amp;()*+-;&lt;=&gt;?@^_{}[]/\:&quot;&quot;&quot;&quot;&quot;;[.E340]+1;1);MID(&quot;0123456789ABCDEFGHJKLMNPQRSTUVWXYZabcdefghijklmnpqrstuvwxyz!#$%&amp;()*+-;&lt;=&gt;?@^_{}[]/\:&quot;&quot;&quot;&quot;&quot;;[.F340]+1;1);MID(&quot;0123456789ABCDEFGHJKLMNPQRSTUVWXYZabcdefghijklmnpqrstuvwxyz!#$%&amp;()*+-;&lt;=&gt;?@^_{}[]/\:&quot;&quot;&quot;&quot;&quot;;[.G340]+1;1))" office:value-type="string" office:string-value="9{vt" calcext:value-type="string">
            <text:p>9{v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eb44c2905d30987e4eb317ac6a1aea3ccfdc7e29f73d44c347801bf0b061805</text:p>
          </table:table-cell>
          <table:table-cell table:formula="of:=HEX2DEC(MID([.A341];1;8))+HEX2DEC(MID([.A341];9;8))+HEX2DEC(MID([.A341];17;8))+HEX2DEC(MID([.A341];25;8))+HEX2DEC(MID([.A341];33;8))+HEX2DEC(MID([.A341];41;8))+HEX2DEC(MID([.A341];49;8))+HEX2DEC(MID([.A341];57;8))" office:value-type="float" office:value="14965533631" calcext:value-type="float">
            <text:p>14965533631</text:p>
          </table:table-cell>
          <table:table-cell table:formula="of:= MOD([.B341];85^4)" office:value-type="float" office:value="36154881" calcext:value-type="float">
            <text:p>36154881</text:p>
          </table:table-cell>
          <table:table-cell table:formula="of:=MOD(((((([.C341]-[.G341])/85)-[.F341])/85)-[.E341])/85;85)" office:value-type="float" office:value="58" calcext:value-type="float">
            <text:p>58</text:p>
          </table:table-cell>
          <table:table-cell table:formula="of:=MOD(((([.C341]-[.G341])/85)-[.F341])/85;85)" office:value-type="float" office:value="74" calcext:value-type="float">
            <text:p>74</text:p>
          </table:table-cell>
          <table:table-cell table:formula="of:=MOD(([.C341]-[.G341])/85;85)" office:value-type="float" office:value="11" calcext:value-type="float">
            <text:p>11</text:p>
          </table:table-cell>
          <table:table-cell table:formula="of:=MOD([.C341];85)" office:value-type="float" office:value="46" calcext:value-type="float">
            <text:p>46</text:p>
          </table:table-cell>
          <table:table-cell table:formula="of:=COM.MICROSOFT.CONCAT(MID(&quot;0123456789ABCDEFGHJKLMNPQRSTUVWXYZabcdefghijklmnpqrstuvwxyz!#$%&amp;()*+-;&lt;=&gt;?@^_{}[]/\:&quot;&quot;&quot;&quot;&quot;;[.D341]+1;1);MID(&quot;0123456789ABCDEFGHJKLMNPQRSTUVWXYZabcdefghijklmnpqrstuvwxyz!#$%&amp;()*+-;&lt;=&gt;?@^_{}[]/\:&quot;&quot;&quot;&quot;&quot;;[.E341]+1;1);MID(&quot;0123456789ABCDEFGHJKLMNPQRSTUVWXYZabcdefghijklmnpqrstuvwxyz!#$%&amp;()*+-;&lt;=&gt;?@^_{}[]/\:&quot;&quot;&quot;&quot;&quot;;[.F341]+1;1);MID(&quot;0123456789ABCDEFGHJKLMNPQRSTUVWXYZabcdefghijklmnpqrstuvwxyz!#$%&amp;()*+-;&lt;=&gt;?@^_{}[]/\:&quot;&quot;&quot;&quot;&quot;;[.G341]+1;1))" office:value-type="string" office:string-value="z@Bm" calcext:value-type="string">
            <text:p>z@B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0a8dad7e09fb6db82c36af9459415aa65b441e60cff539456268a2a1f9b0beb</text:p>
          </table:table-cell>
          <table:table-cell table:formula="of:=HEX2DEC(MID([.A342];1;8))+HEX2DEC(MID([.A342];9;8))+HEX2DEC(MID([.A342];17;8))+HEX2DEC(MID([.A342];25;8))+HEX2DEC(MID([.A342];33;8))+HEX2DEC(MID([.A342];41;8))+HEX2DEC(MID([.A342];49;8))+HEX2DEC(MID([.A342];57;8))" office:value-type="float" office:value="13188283876" calcext:value-type="float">
            <text:p>13188283876</text:p>
          </table:table-cell>
          <table:table-cell table:formula="of:= MOD([.B342];85^4)" office:value-type="float" office:value="33726376" calcext:value-type="float">
            <text:p>33726376</text:p>
          </table:table-cell>
          <table:table-cell table:formula="of:=MOD(((((([.C342]-[.G342])/85)-[.F342])/85)-[.E342])/85;85)" office:value-type="float" office:value="54" calcext:value-type="float">
            <text:p>54</text:p>
          </table:table-cell>
          <table:table-cell table:formula="of:=MOD(((([.C342]-[.G342])/85)-[.F342])/85;85)" office:value-type="float" office:value="78" calcext:value-type="float">
            <text:p>78</text:p>
          </table:table-cell>
          <table:table-cell table:formula="of:=MOD(([.C342]-[.G342])/85;85)" office:value-type="float" office:value="0" calcext:value-type="float">
            <text:p>0</text:p>
          </table:table-cell>
          <table:table-cell table:formula="of:=MOD([.C342];85)" office:value-type="float" office:value="76" calcext:value-type="float">
            <text:p>76</text:p>
          </table:table-cell>
          <table:table-cell table:formula="of:=COM.MICROSOFT.CONCAT(MID(&quot;0123456789ABCDEFGHJKLMNPQRSTUVWXYZabcdefghijklmnpqrstuvwxyz!#$%&amp;()*+-;&lt;=&gt;?@^_{}[]/\:&quot;&quot;&quot;&quot;&quot;;[.D342]+1;1);MID(&quot;0123456789ABCDEFGHJKLMNPQRSTUVWXYZabcdefghijklmnpqrstuvwxyz!#$%&amp;()*+-;&lt;=&gt;?@^_{}[]/\:&quot;&quot;&quot;&quot;&quot;;[.E342]+1;1);MID(&quot;0123456789ABCDEFGHJKLMNPQRSTUVWXYZabcdefghijklmnpqrstuvwxyz!#$%&amp;()*+-;&lt;=&gt;?@^_{}[]/\:&quot;&quot;&quot;&quot;&quot;;[.F342]+1;1);MID(&quot;0123456789ABCDEFGHJKLMNPQRSTUVWXYZabcdefghijklmnpqrstuvwxyz!#$%&amp;()*+-;&lt;=&gt;?@^_{}[]/\:&quot;&quot;&quot;&quot;&quot;;[.G342]+1;1))" office:value-type="string" office:string-value="v}0_" calcext:value-type="string">
            <text:p>v}0_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909e88e7fa0c6e79055b361c918d4801bc157a1b9b680b4041f7f1c7a4590ba</text:p>
          </table:table-cell>
          <table:table-cell table:formula="of:=HEX2DEC(MID([.A343];1;8))+HEX2DEC(MID([.A343];9;8))+HEX2DEC(MID([.A343];17;8))+HEX2DEC(MID([.A343];25;8))+HEX2DEC(MID([.A343];33;8))+HEX2DEC(MID([.A343];41;8))+HEX2DEC(MID([.A343];49;8))+HEX2DEC(MID([.A343];57;8))" office:value-type="float" office:value="17279885185" calcext:value-type="float">
            <text:p>17279885185</text:p>
          </table:table-cell>
          <table:table-cell table:formula="of:= MOD([.B343];85^4)" office:value-type="float" office:value="1478310" calcext:value-type="float">
            <text:p>1478310</text:p>
          </table:table-cell>
          <table:table-cell table:formula="of:=MOD(((((([.C343]-[.G343])/85)-[.F343])/85)-[.E343])/85;85)" office:value-type="float" office:value="2" calcext:value-type="float">
            <text:p>2</text:p>
          </table:table-cell>
          <table:table-cell table:formula="of:=MOD(((([.C343]-[.G343])/85)-[.F343])/85;85)" office:value-type="float" office:value="34" calcext:value-type="float">
            <text:p>34</text:p>
          </table:table-cell>
          <table:table-cell table:formula="of:=MOD(([.C343]-[.G343])/85;85)" office:value-type="float" office:value="51" calcext:value-type="float">
            <text:p>51</text:p>
          </table:table-cell>
          <table:table-cell table:formula="of:=MOD([.C343];85)" office:value-type="float" office:value="75" calcext:value-type="float">
            <text:p>75</text:p>
          </table:table-cell>
          <table:table-cell table:formula="of:=COM.MICROSOFT.CONCAT(MID(&quot;0123456789ABCDEFGHJKLMNPQRSTUVWXYZabcdefghijklmnpqrstuvwxyz!#$%&amp;()*+-;&lt;=&gt;?@^_{}[]/\:&quot;&quot;&quot;&quot;&quot;;[.D343]+1;1);MID(&quot;0123456789ABCDEFGHJKLMNPQRSTUVWXYZabcdefghijklmnpqrstuvwxyz!#$%&amp;()*+-;&lt;=&gt;?@^_{}[]/\:&quot;&quot;&quot;&quot;&quot;;[.E343]+1;1);MID(&quot;0123456789ABCDEFGHJKLMNPQRSTUVWXYZabcdefghijklmnpqrstuvwxyz!#$%&amp;()*+-;&lt;=&gt;?@^_{}[]/\:&quot;&quot;&quot;&quot;&quot;;[.F343]+1;1);MID(&quot;0123456789ABCDEFGHJKLMNPQRSTUVWXYZabcdefghijklmnpqrstuvwxyz!#$%&amp;()*+-;&lt;=&gt;?@^_{}[]/\:&quot;&quot;&quot;&quot;&quot;;[.G343]+1;1))" office:value-type="string" office:string-value="2as^" calcext:value-type="string">
            <text:p>2as^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5fa55306cb81a01b436fa14731c79e18036d89472e4280d44bc2776e8d3184b</text:p>
          </table:table-cell>
          <table:table-cell table:formula="of:=HEX2DEC(MID([.A344];1;8))+HEX2DEC(MID([.A344];9;8))+HEX2DEC(MID([.A344];17;8))+HEX2DEC(MID([.A344];25;8))+HEX2DEC(MID([.A344];33;8))+HEX2DEC(MID([.A344];41;8))+HEX2DEC(MID([.A344];49;8))+HEX2DEC(MID([.A344];57;8))" office:value-type="float" office:value="17896055688" calcext:value-type="float">
            <text:p>17896055688</text:p>
          </table:table-cell>
          <table:table-cell table:formula="of:= MOD([.B344];85^4)" office:value-type="float" office:value="43441938" calcext:value-type="float">
            <text:p>43441938</text:p>
          </table:table-cell>
          <table:table-cell table:formula="of:=MOD(((((([.C344]-[.G344])/85)-[.F344])/85)-[.E344])/85;85)" office:value-type="float" office:value="70" calcext:value-type="float">
            <text:p>70</text:p>
          </table:table-cell>
          <table:table-cell table:formula="of:=MOD(((([.C344]-[.G344])/85)-[.F344])/85;85)" office:value-type="float" office:value="62" calcext:value-type="float">
            <text:p>62</text:p>
          </table:table-cell>
          <table:table-cell table:formula="of:=MOD(([.C344]-[.G344])/85;85)" office:value-type="float" office:value="61" calcext:value-type="float">
            <text:p>61</text:p>
          </table:table-cell>
          <table:table-cell table:formula="of:=MOD([.C344];85)" office:value-type="float" office:value="53" calcext:value-type="float">
            <text:p>53</text:p>
          </table:table-cell>
          <table:table-cell table:formula="of:=COM.MICROSOFT.CONCAT(MID(&quot;0123456789ABCDEFGHJKLMNPQRSTUVWXYZabcdefghijklmnpqrstuvwxyz!#$%&amp;()*+-;&lt;=&gt;?@^_{}[]/\:&quot;&quot;&quot;&quot;&quot;;[.D344]+1;1);MID(&quot;0123456789ABCDEFGHJKLMNPQRSTUVWXYZabcdefghijklmnpqrstuvwxyz!#$%&amp;()*+-;&lt;=&gt;?@^_{}[]/\:&quot;&quot;&quot;&quot;&quot;;[.E344]+1;1);MID(&quot;0123456789ABCDEFGHJKLMNPQRSTUVWXYZabcdefghijklmnpqrstuvwxyz!#$%&amp;()*+-;&lt;=&gt;?@^_{}[]/\:&quot;&quot;&quot;&quot;&quot;;[.F344]+1;1);MID(&quot;0123456789ABCDEFGHJKLMNPQRSTUVWXYZabcdefghijklmnpqrstuvwxyz!#$%&amp;()*+-;&lt;=&gt;?@^_{}[]/\:&quot;&quot;&quot;&quot;&quot;;[.G344]+1;1))" office:value-type="string" office:string-value="&lt;%$u" calcext:value-type="string">
            <text:p>&lt;%$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c80c1d95894af1d6b39590e0b2d0d9761caa096210587a8e3e16636297f2a40</text:p>
          </table:table-cell>
          <table:table-cell table:formula="of:=HEX2DEC(MID([.A345];1;8))+HEX2DEC(MID([.A345];9;8))+HEX2DEC(MID([.A345];17;8))+HEX2DEC(MID([.A345];25;8))+HEX2DEC(MID([.A345];33;8))+HEX2DEC(MID([.A345];41;8))+HEX2DEC(MID([.A345];49;8))+HEX2DEC(MID([.A345];57;8))" office:value-type="float" office:value="12543889487" calcext:value-type="float">
            <text:p>12543889487</text:p>
          </table:table-cell>
          <table:table-cell table:formula="of:= MOD([.B345];85^4)" office:value-type="float" office:value="15739487" calcext:value-type="float">
            <text:p>15739487</text:p>
          </table:table-cell>
          <table:table-cell table:formula="of:=MOD(((((([.C345]-[.G345])/85)-[.F345])/85)-[.E345])/85;85)" office:value-type="float" office:value="25" calcext:value-type="float">
            <text:p>25</text:p>
          </table:table-cell>
          <table:table-cell table:formula="of:=MOD(((([.C345]-[.G345])/85)-[.F345])/85;85)" office:value-type="float" office:value="53" calcext:value-type="float">
            <text:p>53</text:p>
          </table:table-cell>
          <table:table-cell table:formula="of:=MOD(([.C345]-[.G345])/85;85)" office:value-type="float" office:value="40" calcext:value-type="float">
            <text:p>40</text:p>
          </table:table-cell>
          <table:table-cell table:formula="of:=MOD([.C345];85)" office:value-type="float" office:value="37" calcext:value-type="float">
            <text:p>37</text:p>
          </table:table-cell>
          <table:table-cell table:formula="of:=COM.MICROSOFT.CONCAT(MID(&quot;0123456789ABCDEFGHJKLMNPQRSTUVWXYZabcdefghijklmnpqrstuvwxyz!#$%&amp;()*+-;&lt;=&gt;?@^_{}[]/\:&quot;&quot;&quot;&quot;&quot;;[.D345]+1;1);MID(&quot;0123456789ABCDEFGHJKLMNPQRSTUVWXYZabcdefghijklmnpqrstuvwxyz!#$%&amp;()*+-;&lt;=&gt;?@^_{}[]/\:&quot;&quot;&quot;&quot;&quot;;[.E345]+1;1);MID(&quot;0123456789ABCDEFGHJKLMNPQRSTUVWXYZabcdefghijklmnpqrstuvwxyz!#$%&amp;()*+-;&lt;=&gt;?@^_{}[]/\:&quot;&quot;&quot;&quot;&quot;;[.F345]+1;1);MID(&quot;0123456789ABCDEFGHJKLMNPQRSTUVWXYZabcdefghijklmnpqrstuvwxyz!#$%&amp;()*+-;&lt;=&gt;?@^_{}[]/\:&quot;&quot;&quot;&quot;&quot;;[.G345]+1;1))" office:value-type="string" office:string-value="Rugd" calcext:value-type="string">
            <text:p>Rug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65bec718645eb51a648264c473032afaa340715e0c302162670df109903f9c7</text:p>
          </table:table-cell>
          <table:table-cell table:formula="of:=HEX2DEC(MID([.A346];1;8))+HEX2DEC(MID([.A346];9;8))+HEX2DEC(MID([.A346];17;8))+HEX2DEC(MID([.A346];25;8))+HEX2DEC(MID([.A346];33;8))+HEX2DEC(MID([.A346];41;8))+HEX2DEC(MID([.A346];49;8))+HEX2DEC(MID([.A346];57;8))" office:value-type="float" office:value="18597941951" calcext:value-type="float">
            <text:p>18597941951</text:p>
          </table:table-cell>
          <table:table-cell table:formula="of:= MOD([.B346];85^4)" office:value-type="float" office:value="14519451" calcext:value-type="float">
            <text:p>14519451</text:p>
          </table:table-cell>
          <table:table-cell table:formula="of:=MOD(((((([.C346]-[.G346])/85)-[.F346])/85)-[.E346])/85;85)" office:value-type="float" office:value="23" calcext:value-type="float">
            <text:p>23</text:p>
          </table:table-cell>
          <table:table-cell table:formula="of:=MOD(((([.C346]-[.G346])/85)-[.F346])/85;85)" office:value-type="float" office:value="54" calcext:value-type="float">
            <text:p>54</text:p>
          </table:table-cell>
          <table:table-cell table:formula="of:=MOD(([.C346]-[.G346])/85;85)" office:value-type="float" office:value="52" calcext:value-type="float">
            <text:p>52</text:p>
          </table:table-cell>
          <table:table-cell table:formula="of:=MOD([.C346];85)" office:value-type="float" office:value="6" calcext:value-type="float">
            <text:p>6</text:p>
          </table:table-cell>
          <table:table-cell table:formula="of:=COM.MICROSOFT.CONCAT(MID(&quot;0123456789ABCDEFGHJKLMNPQRSTUVWXYZabcdefghijklmnpqrstuvwxyz!#$%&amp;()*+-;&lt;=&gt;?@^_{}[]/\:&quot;&quot;&quot;&quot;&quot;;[.D346]+1;1);MID(&quot;0123456789ABCDEFGHJKLMNPQRSTUVWXYZabcdefghijklmnpqrstuvwxyz!#$%&amp;()*+-;&lt;=&gt;?@^_{}[]/\:&quot;&quot;&quot;&quot;&quot;;[.E346]+1;1);MID(&quot;0123456789ABCDEFGHJKLMNPQRSTUVWXYZabcdefghijklmnpqrstuvwxyz!#$%&amp;()*+-;&lt;=&gt;?@^_{}[]/\:&quot;&quot;&quot;&quot;&quot;;[.F346]+1;1);MID(&quot;0123456789ABCDEFGHJKLMNPQRSTUVWXYZabcdefghijklmnpqrstuvwxyz!#$%&amp;()*+-;&lt;=&gt;?@^_{}[]/\:&quot;&quot;&quot;&quot;&quot;;[.G346]+1;1))" office:value-type="string" office:string-value="Pvt6" calcext:value-type="string">
            <text:p>Pvt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65305e9101efdba6f7e202287d754cf3fbb4c904a63a9d7af7b6215ef2cc10e</text:p>
          </table:table-cell>
          <table:table-cell table:formula="of:=HEX2DEC(MID([.A347];1;8))+HEX2DEC(MID([.A347];9;8))+HEX2DEC(MID([.A347];17;8))+HEX2DEC(MID([.A347];25;8))+HEX2DEC(MID([.A347];33;8))+HEX2DEC(MID([.A347];41;8))+HEX2DEC(MID([.A347];49;8))+HEX2DEC(MID([.A347];57;8))" office:value-type="float" office:value="17558311454" calcext:value-type="float">
            <text:p>17558311454</text:p>
          </table:table-cell>
          <table:table-cell table:formula="of:= MOD([.B347];85^4)" office:value-type="float" office:value="18901454" calcext:value-type="float">
            <text:p>18901454</text:p>
          </table:table-cell>
          <table:table-cell table:formula="of:=MOD(((((([.C347]-[.G347])/85)-[.F347])/85)-[.E347])/85;85)" office:value-type="float" office:value="30" calcext:value-type="float">
            <text:p>30</text:p>
          </table:table-cell>
          <table:table-cell table:formula="of:=MOD(((([.C347]-[.G347])/85)-[.F347])/85;85)" office:value-type="float" office:value="66" calcext:value-type="float">
            <text:p>66</text:p>
          </table:table-cell>
          <table:table-cell table:formula="of:=MOD(([.C347]-[.G347])/85;85)" office:value-type="float" office:value="10" calcext:value-type="float">
            <text:p>10</text:p>
          </table:table-cell>
          <table:table-cell table:formula="of:=MOD([.C347];85)" office:value-type="float" office:value="4" calcext:value-type="float">
            <text:p>4</text:p>
          </table:table-cell>
          <table:table-cell table:formula="of:=COM.MICROSOFT.CONCAT(MID(&quot;0123456789ABCDEFGHJKLMNPQRSTUVWXYZabcdefghijklmnpqrstuvwxyz!#$%&amp;()*+-;&lt;=&gt;?@^_{}[]/\:&quot;&quot;&quot;&quot;&quot;;[.D347]+1;1);MID(&quot;0123456789ABCDEFGHJKLMNPQRSTUVWXYZabcdefghijklmnpqrstuvwxyz!#$%&amp;()*+-;&lt;=&gt;?@^_{}[]/\:&quot;&quot;&quot;&quot;&quot;;[.E347]+1;1);MID(&quot;0123456789ABCDEFGHJKLMNPQRSTUVWXYZabcdefghijklmnpqrstuvwxyz!#$%&amp;()*+-;&lt;=&gt;?@^_{}[]/\:&quot;&quot;&quot;&quot;&quot;;[.F347]+1;1);MID(&quot;0123456789ABCDEFGHJKLMNPQRSTUVWXYZabcdefghijklmnpqrstuvwxyz!#$%&amp;()*+-;&lt;=&gt;?@^_{}[]/\:&quot;&quot;&quot;&quot;&quot;;[.G347]+1;1))" office:value-type="string" office:string-value="W*A4" calcext:value-type="string">
            <text:p>W*A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c47cda934d53d7ca29d822a59531dcf6d36cbd9740a4fd0b867a0343910a715</text:p>
          </table:table-cell>
          <table:table-cell table:formula="of:=HEX2DEC(MID([.A348];1;8))+HEX2DEC(MID([.A348];9;8))+HEX2DEC(MID([.A348];17;8))+HEX2DEC(MID([.A348];25;8))+HEX2DEC(MID([.A348];33;8))+HEX2DEC(MID([.A348];41;8))+HEX2DEC(MID([.A348];49;8))+HEX2DEC(MID([.A348];57;8))" office:value-type="float" office:value="13149605392" calcext:value-type="float">
            <text:p>13149605392</text:p>
          </table:table-cell>
          <table:table-cell table:formula="of:= MOD([.B348];85^4)" office:value-type="float" office:value="47248517" calcext:value-type="float">
            <text:p>47248517</text:p>
          </table:table-cell>
          <table:table-cell table:formula="of:=MOD(((((([.C348]-[.G348])/85)-[.F348])/85)-[.E348])/85;85)" office:value-type="float" office:value="76" calcext:value-type="float">
            <text:p>76</text:p>
          </table:table-cell>
          <table:table-cell table:formula="of:=MOD(((([.C348]-[.G348])/85)-[.F348])/85;85)" office:value-type="float" office:value="79" calcext:value-type="float">
            <text:p>79</text:p>
          </table:table-cell>
          <table:table-cell table:formula="of:=MOD(([.C348]-[.G348])/85;85)" office:value-type="float" office:value="49" calcext:value-type="float">
            <text:p>49</text:p>
          </table:table-cell>
          <table:table-cell table:formula="of:=MOD([.C348];85)" office:value-type="float" office:value="77" calcext:value-type="float">
            <text:p>77</text:p>
          </table:table-cell>
          <table:table-cell table:formula="of:=COM.MICROSOFT.CONCAT(MID(&quot;0123456789ABCDEFGHJKLMNPQRSTUVWXYZabcdefghijklmnpqrstuvwxyz!#$%&amp;()*+-;&lt;=&gt;?@^_{}[]/\:&quot;&quot;&quot;&quot;&quot;;[.D348]+1;1);MID(&quot;0123456789ABCDEFGHJKLMNPQRSTUVWXYZabcdefghijklmnpqrstuvwxyz!#$%&amp;()*+-;&lt;=&gt;?@^_{}[]/\:&quot;&quot;&quot;&quot;&quot;;[.E348]+1;1);MID(&quot;0123456789ABCDEFGHJKLMNPQRSTUVWXYZabcdefghijklmnpqrstuvwxyz!#$%&amp;()*+-;&lt;=&gt;?@^_{}[]/\:&quot;&quot;&quot;&quot;&quot;;[.F348]+1;1);MID(&quot;0123456789ABCDEFGHJKLMNPQRSTUVWXYZabcdefghijklmnpqrstuvwxyz!#$%&amp;()*+-;&lt;=&gt;?@^_{}[]/\:&quot;&quot;&quot;&quot;&quot;;[.G348]+1;1))" office:value-type="string" office:string-value="_[q{" calcext:value-type="string">
            <text:p>_[q{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118351a46ee253217def2dc00b4594b664e04462cca6c919e8f9116ad6c0c51</text:p>
          </table:table-cell>
          <table:table-cell table:formula="of:=HEX2DEC(MID([.A349];1;8))+HEX2DEC(MID([.A349];9;8))+HEX2DEC(MID([.A349];17;8))+HEX2DEC(MID([.A349];25;8))+HEX2DEC(MID([.A349];33;8))+HEX2DEC(MID([.A349];41;8))+HEX2DEC(MID([.A349];49;8))+HEX2DEC(MID([.A349];57;8))" office:value-type="float" office:value="13416379569" calcext:value-type="float">
            <text:p>13416379569</text:p>
          </table:table-cell>
          <table:table-cell table:formula="of:= MOD([.B349];85^4)" office:value-type="float" office:value="818944" calcext:value-type="float">
            <text:p>818944</text:p>
          </table:table-cell>
          <table:table-cell table:formula="of:=MOD(((((([.C349]-[.G349])/85)-[.F349])/85)-[.E349])/85;85)" office:value-type="float" office:value="1" calcext:value-type="float">
            <text:p>1</text:p>
          </table:table-cell>
          <table:table-cell table:formula="of:=MOD(((([.C349]-[.G349])/85)-[.F349])/85;85)" office:value-type="float" office:value="28" calcext:value-type="float">
            <text:p>28</text:p>
          </table:table-cell>
          <table:table-cell table:formula="of:=MOD(([.C349]-[.G349])/85;85)" office:value-type="float" office:value="29" calcext:value-type="float">
            <text:p>29</text:p>
          </table:table-cell>
          <table:table-cell table:formula="of:=MOD([.C349];85)" office:value-type="float" office:value="54" calcext:value-type="float">
            <text:p>54</text:p>
          </table:table-cell>
          <table:table-cell table:formula="of:=COM.MICROSOFT.CONCAT(MID(&quot;0123456789ABCDEFGHJKLMNPQRSTUVWXYZabcdefghijklmnpqrstuvwxyz!#$%&amp;()*+-;&lt;=&gt;?@^_{}[]/\:&quot;&quot;&quot;&quot;&quot;;[.D349]+1;1);MID(&quot;0123456789ABCDEFGHJKLMNPQRSTUVWXYZabcdefghijklmnpqrstuvwxyz!#$%&amp;()*+-;&lt;=&gt;?@^_{}[]/\:&quot;&quot;&quot;&quot;&quot;;[.E349]+1;1);MID(&quot;0123456789ABCDEFGHJKLMNPQRSTUVWXYZabcdefghijklmnpqrstuvwxyz!#$%&amp;()*+-;&lt;=&gt;?@^_{}[]/\:&quot;&quot;&quot;&quot;&quot;;[.F349]+1;1);MID(&quot;0123456789ABCDEFGHJKLMNPQRSTUVWXYZabcdefghijklmnpqrstuvwxyz!#$%&amp;()*+-;&lt;=&gt;?@^_{}[]/\:&quot;&quot;&quot;&quot;&quot;;[.G349]+1;1))" office:value-type="string" office:string-value="1UVv" calcext:value-type="string">
            <text:p>1UVv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0ce6403d9d8b2b62e8fcfac6f45403a5ac9787e68797ade6197eb15968ea339</text:p>
          </table:table-cell>
          <table:table-cell table:formula="of:=HEX2DEC(MID([.A350];1;8))+HEX2DEC(MID([.A350];9;8))+HEX2DEC(MID([.A350];17;8))+HEX2DEC(MID([.A350];25;8))+HEX2DEC(MID([.A350];33;8))+HEX2DEC(MID([.A350];41;8))+HEX2DEC(MID([.A350];49;8))+HEX2DEC(MID([.A350];57;8))" office:value-type="float" office:value="14829332553" calcext:value-type="float">
            <text:p>14829332553</text:p>
          </table:table-cell>
          <table:table-cell table:formula="of:= MOD([.B350];85^4)" office:value-type="float" office:value="4355053" calcext:value-type="float">
            <text:p>4355053</text:p>
          </table:table-cell>
          <table:table-cell table:formula="of:=MOD(((((([.C350]-[.G350])/85)-[.F350])/85)-[.E350])/85;85)" office:value-type="float" office:value="7" calcext:value-type="float">
            <text:p>7</text:p>
          </table:table-cell>
          <table:table-cell table:formula="of:=MOD(((([.C350]-[.G350])/85)-[.F350])/85;85)" office:value-type="float" office:value="7" calcext:value-type="float">
            <text:p>7</text:p>
          </table:table-cell>
          <table:table-cell table:formula="of:=MOD(([.C350]-[.G350])/85;85)" office:value-type="float" office:value="65" calcext:value-type="float">
            <text:p>65</text:p>
          </table:table-cell>
          <table:table-cell table:formula="of:=MOD([.C350];85)" office:value-type="float" office:value="78" calcext:value-type="float">
            <text:p>78</text:p>
          </table:table-cell>
          <table:table-cell table:formula="of:=COM.MICROSOFT.CONCAT(MID(&quot;0123456789ABCDEFGHJKLMNPQRSTUVWXYZabcdefghijklmnpqrstuvwxyz!#$%&amp;()*+-;&lt;=&gt;?@^_{}[]/\:&quot;&quot;&quot;&quot;&quot;;[.D350]+1;1);MID(&quot;0123456789ABCDEFGHJKLMNPQRSTUVWXYZabcdefghijklmnpqrstuvwxyz!#$%&amp;()*+-;&lt;=&gt;?@^_{}[]/\:&quot;&quot;&quot;&quot;&quot;;[.E350]+1;1);MID(&quot;0123456789ABCDEFGHJKLMNPQRSTUVWXYZabcdefghijklmnpqrstuvwxyz!#$%&amp;()*+-;&lt;=&gt;?@^_{}[]/\:&quot;&quot;&quot;&quot;&quot;;[.F350]+1;1);MID(&quot;0123456789ABCDEFGHJKLMNPQRSTUVWXYZabcdefghijklmnpqrstuvwxyz!#$%&amp;()*+-;&lt;=&gt;?@^_{}[]/\:&quot;&quot;&quot;&quot;&quot;;[.G350]+1;1))" office:value-type="string" office:string-value="77)}" calcext:value-type="string">
            <text:p>77)}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3b9400a6e33f309e0b59129329ce057e1f9342c72cc7c83de52c38a8b22446d</text:p>
          </table:table-cell>
          <table:table-cell table:formula="of:=HEX2DEC(MID([.A351];1;8))+HEX2DEC(MID([.A351];9;8))+HEX2DEC(MID([.A351];17;8))+HEX2DEC(MID([.A351];25;8))+HEX2DEC(MID([.A351];33;8))+HEX2DEC(MID([.A351];41;8))+HEX2DEC(MID([.A351];49;8))+HEX2DEC(MID([.A351];57;8))" office:value-type="float" office:value="19117268281" calcext:value-type="float">
            <text:p>19117268281</text:p>
          </table:table-cell>
          <table:table-cell table:formula="of:= MOD([.B351];85^4)" office:value-type="float" office:value="11839531" calcext:value-type="float">
            <text:p>11839531</text:p>
          </table:table-cell>
          <table:table-cell table:formula="of:=MOD(((((([.C351]-[.G351])/85)-[.F351])/85)-[.E351])/85;85)" office:value-type="float" office:value="19" calcext:value-type="float">
            <text:p>19</text:p>
          </table:table-cell>
          <table:table-cell table:formula="of:=MOD(((([.C351]-[.G351])/85)-[.F351])/85;85)" office:value-type="float" office:value="23" calcext:value-type="float">
            <text:p>23</text:p>
          </table:table-cell>
          <table:table-cell table:formula="of:=MOD(([.C351]-[.G351])/85;85)" office:value-type="float" office:value="58" calcext:value-type="float">
            <text:p>58</text:p>
          </table:table-cell>
          <table:table-cell table:formula="of:=MOD([.C351];85)" office:value-type="float" office:value="51" calcext:value-type="float">
            <text:p>51</text:p>
          </table:table-cell>
          <table:table-cell table:formula="of:=COM.MICROSOFT.CONCAT(MID(&quot;0123456789ABCDEFGHJKLMNPQRSTUVWXYZabcdefghijklmnpqrstuvwxyz!#$%&amp;()*+-;&lt;=&gt;?@^_{}[]/\:&quot;&quot;&quot;&quot;&quot;;[.D351]+1;1);MID(&quot;0123456789ABCDEFGHJKLMNPQRSTUVWXYZabcdefghijklmnpqrstuvwxyz!#$%&amp;()*+-;&lt;=&gt;?@^_{}[]/\:&quot;&quot;&quot;&quot;&quot;;[.E351]+1;1);MID(&quot;0123456789ABCDEFGHJKLMNPQRSTUVWXYZabcdefghijklmnpqrstuvwxyz!#$%&amp;()*+-;&lt;=&gt;?@^_{}[]/\:&quot;&quot;&quot;&quot;&quot;;[.F351]+1;1);MID(&quot;0123456789ABCDEFGHJKLMNPQRSTUVWXYZabcdefghijklmnpqrstuvwxyz!#$%&amp;()*+-;&lt;=&gt;?@^_{}[]/\:&quot;&quot;&quot;&quot;&quot;;[.G351]+1;1))" office:value-type="string" office:string-value="KPzs" calcext:value-type="string">
            <text:p>KPz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11e6079110680dbfcebe02b69f00171df4e71bdd97ff8b23599db0038721eff</text:p>
          </table:table-cell>
          <table:table-cell table:formula="of:=HEX2DEC(MID([.A352];1;8))+HEX2DEC(MID([.A352];9;8))+HEX2DEC(MID([.A352];17;8))+HEX2DEC(MID([.A352];25;8))+HEX2DEC(MID([.A352];33;8))+HEX2DEC(MID([.A352];41;8))+HEX2DEC(MID([.A352];49;8))+HEX2DEC(MID([.A352];57;8))" office:value-type="float" office:value="19324938078" calcext:value-type="float">
            <text:p>19324938078</text:p>
          </table:table-cell>
          <table:table-cell table:formula="of:= MOD([.B352];85^4)" office:value-type="float" office:value="10706828" calcext:value-type="float">
            <text:p>10706828</text:p>
          </table:table-cell>
          <table:table-cell table:formula="of:=MOD(((((([.C352]-[.G352])/85)-[.F352])/85)-[.E352])/85;85)" office:value-type="float" office:value="17" calcext:value-type="float">
            <text:p>17</text:p>
          </table:table-cell>
          <table:table-cell table:formula="of:=MOD(((([.C352]-[.G352])/85)-[.F352])/85;85)" office:value-type="float" office:value="36" calcext:value-type="float">
            <text:p>36</text:p>
          </table:table-cell>
          <table:table-cell table:formula="of:=MOD(([.C352]-[.G352])/85;85)" office:value-type="float" office:value="77" calcext:value-type="float">
            <text:p>77</text:p>
          </table:table-cell>
          <table:table-cell table:formula="of:=MOD([.C352];85)" office:value-type="float" office:value="58" calcext:value-type="float">
            <text:p>58</text:p>
          </table:table-cell>
          <table:table-cell table:formula="of:=COM.MICROSOFT.CONCAT(MID(&quot;0123456789ABCDEFGHJKLMNPQRSTUVWXYZabcdefghijklmnpqrstuvwxyz!#$%&amp;()*+-;&lt;=&gt;?@^_{}[]/\:&quot;&quot;&quot;&quot;&quot;;[.D352]+1;1);MID(&quot;0123456789ABCDEFGHJKLMNPQRSTUVWXYZabcdefghijklmnpqrstuvwxyz!#$%&amp;()*+-;&lt;=&gt;?@^_{}[]/\:&quot;&quot;&quot;&quot;&quot;;[.E352]+1;1);MID(&quot;0123456789ABCDEFGHJKLMNPQRSTUVWXYZabcdefghijklmnpqrstuvwxyz!#$%&amp;()*+-;&lt;=&gt;?@^_{}[]/\:&quot;&quot;&quot;&quot;&quot;;[.F352]+1;1);MID(&quot;0123456789ABCDEFGHJKLMNPQRSTUVWXYZabcdefghijklmnpqrstuvwxyz!#$%&amp;()*+-;&lt;=&gt;?@^_{}[]/\:&quot;&quot;&quot;&quot;&quot;;[.G352]+1;1))" office:value-type="string" office:string-value="Hc{z" calcext:value-type="string">
            <text:p>Hc{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320d779b5e2a5a6e071146cebcb70465b32dc57beef2a22059aabb0f0c8fb</text:p>
          </table:table-cell>
          <table:table-cell table:formula="of:=HEX2DEC(MID([.A353];1;8))+HEX2DEC(MID([.A353];9;8))+HEX2DEC(MID([.A353];17;8))+HEX2DEC(MID([.A353];25;8))+HEX2DEC(MID([.A353];33;8))+HEX2DEC(MID([.A353];41;8))+HEX2DEC(MID([.A353];49;8))+HEX2DEC(MID([.A353];57;8))" office:value-type="float" office:value="16601433516" calcext:value-type="float">
            <text:p>16601433516</text:p>
          </table:table-cell>
          <table:table-cell table:formula="of:= MOD([.B353];85^4)" office:value-type="float" office:value="1634766" calcext:value-type="float">
            <text:p>1634766</text:p>
          </table:table-cell>
          <table:table-cell table:formula="of:=MOD(((((([.C353]-[.G353])/85)-[.F353])/85)-[.E353])/85;85)" office:value-type="float" office:value="2" calcext:value-type="float">
            <text:p>2</text:p>
          </table:table-cell>
          <table:table-cell table:formula="of:=MOD(((([.C353]-[.G353])/85)-[.F353])/85;85)" office:value-type="float" office:value="56" calcext:value-type="float">
            <text:p>56</text:p>
          </table:table-cell>
          <table:table-cell table:formula="of:=MOD(([.C353]-[.G353])/85;85)" office:value-type="float" office:value="22" calcext:value-type="float">
            <text:p>22</text:p>
          </table:table-cell>
          <table:table-cell table:formula="of:=MOD([.C353];85)" office:value-type="float" office:value="46" calcext:value-type="float">
            <text:p>46</text:p>
          </table:table-cell>
          <table:table-cell table:formula="of:=COM.MICROSOFT.CONCAT(MID(&quot;0123456789ABCDEFGHJKLMNPQRSTUVWXYZabcdefghijklmnpqrstuvwxyz!#$%&amp;()*+-;&lt;=&gt;?@^_{}[]/\:&quot;&quot;&quot;&quot;&quot;;[.D353]+1;1);MID(&quot;0123456789ABCDEFGHJKLMNPQRSTUVWXYZabcdefghijklmnpqrstuvwxyz!#$%&amp;()*+-;&lt;=&gt;?@^_{}[]/\:&quot;&quot;&quot;&quot;&quot;;[.E353]+1;1);MID(&quot;0123456789ABCDEFGHJKLMNPQRSTUVWXYZabcdefghijklmnpqrstuvwxyz!#$%&amp;()*+-;&lt;=&gt;?@^_{}[]/\:&quot;&quot;&quot;&quot;&quot;;[.F353]+1;1);MID(&quot;0123456789ABCDEFGHJKLMNPQRSTUVWXYZabcdefghijklmnpqrstuvwxyz!#$%&amp;()*+-;&lt;=&gt;?@^_{}[]/\:&quot;&quot;&quot;&quot;&quot;;[.G353]+1;1))" office:value-type="string" office:string-value="2xNm" calcext:value-type="string">
            <text:p>2xN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1648ca9fc259570270d372dc503656aea57fb7494f293fa0c0a2fae9dcf4fd3</text:p>
          </table:table-cell>
          <table:table-cell table:formula="of:=HEX2DEC(MID([.A354];1;8))+HEX2DEC(MID([.A354];9;8))+HEX2DEC(MID([.A354];17;8))+HEX2DEC(MID([.A354];25;8))+HEX2DEC(MID([.A354];33;8))+HEX2DEC(MID([.A354];41;8))+HEX2DEC(MID([.A354];49;8))+HEX2DEC(MID([.A354];57;8))" office:value-type="float" office:value="19641847199" calcext:value-type="float">
            <text:p>19641847199</text:p>
          </table:table-cell>
          <table:table-cell table:formula="of:= MOD([.B354];85^4)" office:value-type="float" office:value="14412199" calcext:value-type="float">
            <text:p>14412199</text:p>
          </table:table-cell>
          <table:table-cell table:formula="of:=MOD(((((([.C354]-[.G354])/85)-[.F354])/85)-[.E354])/85;85)" office:value-type="float" office:value="23" calcext:value-type="float">
            <text:p>23</text:p>
          </table:table-cell>
          <table:table-cell table:formula="of:=MOD(((([.C354]-[.G354])/85)-[.F354])/85;85)" office:value-type="float" office:value="39" calcext:value-type="float">
            <text:p>39</text:p>
          </table:table-cell>
          <table:table-cell table:formula="of:=MOD(([.C354]-[.G354])/85;85)" office:value-type="float" office:value="65" calcext:value-type="float">
            <text:p>65</text:p>
          </table:table-cell>
          <table:table-cell table:formula="of:=MOD([.C354];85)" office:value-type="float" office:value="24" calcext:value-type="float">
            <text:p>24</text:p>
          </table:table-cell>
          <table:table-cell table:formula="of:=COM.MICROSOFT.CONCAT(MID(&quot;0123456789ABCDEFGHJKLMNPQRSTUVWXYZabcdefghijklmnpqrstuvwxyz!#$%&amp;()*+-;&lt;=&gt;?@^_{}[]/\:&quot;&quot;&quot;&quot;&quot;;[.D354]+1;1);MID(&quot;0123456789ABCDEFGHJKLMNPQRSTUVWXYZabcdefghijklmnpqrstuvwxyz!#$%&amp;()*+-;&lt;=&gt;?@^_{}[]/\:&quot;&quot;&quot;&quot;&quot;;[.E354]+1;1);MID(&quot;0123456789ABCDEFGHJKLMNPQRSTUVWXYZabcdefghijklmnpqrstuvwxyz!#$%&amp;()*+-;&lt;=&gt;?@^_{}[]/\:&quot;&quot;&quot;&quot;&quot;;[.F354]+1;1);MID(&quot;0123456789ABCDEFGHJKLMNPQRSTUVWXYZabcdefghijklmnpqrstuvwxyz!#$%&amp;()*+-;&lt;=&gt;?@^_{}[]/\:&quot;&quot;&quot;&quot;&quot;;[.G354]+1;1))" office:value-type="string" office:string-value="Pf)Q" calcext:value-type="string">
            <text:p>Pf)Q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76a6aa700839b90bfaa40900a8b74ec5cc9d9b3eecf5bf8d780b6376b8f63c2</text:p>
          </table:table-cell>
          <table:table-cell table:formula="of:=HEX2DEC(MID([.A355];1;8))+HEX2DEC(MID([.A355];9;8))+HEX2DEC(MID([.A355];17;8))+HEX2DEC(MID([.A355];25;8))+HEX2DEC(MID([.A355];33;8))+HEX2DEC(MID([.A355];41;8))+HEX2DEC(MID([.A355];49;8))+HEX2DEC(MID([.A355];57;8))" office:value-type="float" office:value="18267048791" calcext:value-type="float">
            <text:p>18267048791</text:p>
          </table:table-cell>
          <table:table-cell table:formula="of:= MOD([.B355];85^4)" office:value-type="float" office:value="49030666" calcext:value-type="float">
            <text:p>49030666</text:p>
          </table:table-cell>
          <table:table-cell table:formula="of:=MOD(((((([.C355]-[.G355])/85)-[.F355])/85)-[.E355])/85;85)" office:value-type="float" office:value="79" calcext:value-type="float">
            <text:p>79</text:p>
          </table:table-cell>
          <table:table-cell table:formula="of:=MOD(((([.C355]-[.G355])/85)-[.F355])/85;85)" office:value-type="float" office:value="71" calcext:value-type="float">
            <text:p>71</text:p>
          </table:table-cell>
          <table:table-cell table:formula="of:=MOD(([.C355]-[.G355])/85;85)" office:value-type="float" office:value="21" calcext:value-type="float">
            <text:p>21</text:p>
          </table:table-cell>
          <table:table-cell table:formula="of:=MOD([.C355];85)" office:value-type="float" office:value="31" calcext:value-type="float">
            <text:p>31</text:p>
          </table:table-cell>
          <table:table-cell table:formula="of:=COM.MICROSOFT.CONCAT(MID(&quot;0123456789ABCDEFGHJKLMNPQRSTUVWXYZabcdefghijklmnpqrstuvwxyz!#$%&amp;()*+-;&lt;=&gt;?@^_{}[]/\:&quot;&quot;&quot;&quot;&quot;;[.D355]+1;1);MID(&quot;0123456789ABCDEFGHJKLMNPQRSTUVWXYZabcdefghijklmnpqrstuvwxyz!#$%&amp;()*+-;&lt;=&gt;?@^_{}[]/\:&quot;&quot;&quot;&quot;&quot;;[.E355]+1;1);MID(&quot;0123456789ABCDEFGHJKLMNPQRSTUVWXYZabcdefghijklmnpqrstuvwxyz!#$%&amp;()*+-;&lt;=&gt;?@^_{}[]/\:&quot;&quot;&quot;&quot;&quot;;[.F355]+1;1);MID(&quot;0123456789ABCDEFGHJKLMNPQRSTUVWXYZabcdefghijklmnpqrstuvwxyz!#$%&amp;()*+-;&lt;=&gt;?@^_{}[]/\:&quot;&quot;&quot;&quot;&quot;;[.G355]+1;1))" office:value-type="string" office:string-value="[=MX" calcext:value-type="string">
            <text:p>[=M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88a375d5055941786dd7e62bb7be0e986ad858a9b1cc84033fcf295634a9cf4</text:p>
          </table:table-cell>
          <table:table-cell table:formula="of:=HEX2DEC(MID([.A356];1;8))+HEX2DEC(MID([.A356];9;8))+HEX2DEC(MID([.A356];17;8))+HEX2DEC(MID([.A356];25;8))+HEX2DEC(MID([.A356];33;8))+HEX2DEC(MID([.A356];41;8))+HEX2DEC(MID([.A356];49;8))+HEX2DEC(MID([.A356];57;8))" office:value-type="float" office:value="16178153490" calcext:value-type="float">
            <text:p>16178153490</text:p>
          </table:table-cell>
          <table:table-cell table:formula="of:= MOD([.B356];85^4)" office:value-type="float" office:value="48160365" calcext:value-type="float">
            <text:p>48160365</text:p>
          </table:table-cell>
          <table:table-cell table:formula="of:=MOD(((((([.C356]-[.G356])/85)-[.F356])/85)-[.E356])/85;85)" office:value-type="float" office:value="78" calcext:value-type="float">
            <text:p>78</text:p>
          </table:table-cell>
          <table:table-cell table:formula="of:=MOD(((([.C356]-[.G356])/85)-[.F356])/85;85)" office:value-type="float" office:value="35" calcext:value-type="float">
            <text:p>35</text:p>
          </table:table-cell>
          <table:table-cell table:formula="of:=MOD(([.C356]-[.G356])/85;85)" office:value-type="float" office:value="67" calcext:value-type="float">
            <text:p>67</text:p>
          </table:table-cell>
          <table:table-cell table:formula="of:=MOD([.C356];85)" office:value-type="float" office:value="45" calcext:value-type="float">
            <text:p>45</text:p>
          </table:table-cell>
          <table:table-cell table:formula="of:=COM.MICROSOFT.CONCAT(MID(&quot;0123456789ABCDEFGHJKLMNPQRSTUVWXYZabcdefghijklmnpqrstuvwxyz!#$%&amp;()*+-;&lt;=&gt;?@^_{}[]/\:&quot;&quot;&quot;&quot;&quot;;[.D356]+1;1);MID(&quot;0123456789ABCDEFGHJKLMNPQRSTUVWXYZabcdefghijklmnpqrstuvwxyz!#$%&amp;()*+-;&lt;=&gt;?@^_{}[]/\:&quot;&quot;&quot;&quot;&quot;;[.E356]+1;1);MID(&quot;0123456789ABCDEFGHJKLMNPQRSTUVWXYZabcdefghijklmnpqrstuvwxyz!#$%&amp;()*+-;&lt;=&gt;?@^_{}[]/\:&quot;&quot;&quot;&quot;&quot;;[.F356]+1;1);MID(&quot;0123456789ABCDEFGHJKLMNPQRSTUVWXYZabcdefghijklmnpqrstuvwxyz!#$%&amp;()*+-;&lt;=&gt;?@^_{}[]/\:&quot;&quot;&quot;&quot;&quot;;[.G356]+1;1))" office:value-type="string" office:string-value="}b+l" calcext:value-type="string">
            <text:p>}b+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1e524c097da910d3987cffec4e63ce8d477ab819c436e1d1fd23dc7a300f8fb</text:p>
          </table:table-cell>
          <table:table-cell table:formula="of:=HEX2DEC(MID([.A357];1;8))+HEX2DEC(MID([.A357];9;8))+HEX2DEC(MID([.A357];17;8))+HEX2DEC(MID([.A357];25;8))+HEX2DEC(MID([.A357];33;8))+HEX2DEC(MID([.A357];41;8))+HEX2DEC(MID([.A357];49;8))+HEX2DEC(MID([.A357];57;8))" office:value-type="float" office:value="17913615123" calcext:value-type="float">
            <text:p>17913615123</text:p>
          </table:table-cell>
          <table:table-cell table:formula="of:= MOD([.B357];85^4)" office:value-type="float" office:value="8800748" calcext:value-type="float">
            <text:p>8800748</text:p>
          </table:table-cell>
          <table:table-cell table:formula="of:=MOD(((((([.C357]-[.G357])/85)-[.F357])/85)-[.E357])/85;85)" office:value-type="float" office:value="14" calcext:value-type="float">
            <text:p>14</text:p>
          </table:table-cell>
          <table:table-cell table:formula="of:=MOD(((([.C357]-[.G357])/85)-[.F357])/85;85)" office:value-type="float" office:value="28" calcext:value-type="float">
            <text:p>28</text:p>
          </table:table-cell>
          <table:table-cell table:formula="of:=MOD(([.C357]-[.G357])/85;85)" office:value-type="float" office:value="8" calcext:value-type="float">
            <text:p>8</text:p>
          </table:table-cell>
          <table:table-cell table:formula="of:=MOD([.C357];85)" office:value-type="float" office:value="18" calcext:value-type="float">
            <text:p>18</text:p>
          </table:table-cell>
          <table:table-cell table:formula="of:=COM.MICROSOFT.CONCAT(MID(&quot;0123456789ABCDEFGHJKLMNPQRSTUVWXYZabcdefghijklmnpqrstuvwxyz!#$%&amp;()*+-;&lt;=&gt;?@^_{}[]/\:&quot;&quot;&quot;&quot;&quot;;[.D357]+1;1);MID(&quot;0123456789ABCDEFGHJKLMNPQRSTUVWXYZabcdefghijklmnpqrstuvwxyz!#$%&amp;()*+-;&lt;=&gt;?@^_{}[]/\:&quot;&quot;&quot;&quot;&quot;;[.E357]+1;1);MID(&quot;0123456789ABCDEFGHJKLMNPQRSTUVWXYZabcdefghijklmnpqrstuvwxyz!#$%&amp;()*+-;&lt;=&gt;?@^_{}[]/\:&quot;&quot;&quot;&quot;&quot;;[.F357]+1;1);MID(&quot;0123456789ABCDEFGHJKLMNPQRSTUVWXYZabcdefghijklmnpqrstuvwxyz!#$%&amp;()*+-;&lt;=&gt;?@^_{}[]/\:&quot;&quot;&quot;&quot;&quot;;[.G357]+1;1))" office:value-type="string" office:string-value="EU8J" calcext:value-type="string">
            <text:p>EU8J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184d999f23ecad6cca632a6a4d265ba9c47022f1b552c299f30868eb018bd6f</text:p>
          </table:table-cell>
          <table:table-cell table:formula="of:=HEX2DEC(MID([.A358];1;8))+HEX2DEC(MID([.A358];9;8))+HEX2DEC(MID([.A358];17;8))+HEX2DEC(MID([.A358];25;8))+HEX2DEC(MID([.A358];33;8))+HEX2DEC(MID([.A358];41;8))+HEX2DEC(MID([.A358];49;8))+HEX2DEC(MID([.A358];57;8))" office:value-type="float" office:value="19262451492" calcext:value-type="float">
            <text:p>19262451492</text:p>
          </table:table-cell>
          <table:table-cell table:formula="of:= MOD([.B358];85^4)" office:value-type="float" office:value="420867" calcext:value-type="float">
            <text:p>420867</text:p>
          </table:table-cell>
          <table:table-cell table:formula="of:=MOD(((((([.C358]-[.G358])/85)-[.F358])/85)-[.E358])/85;85)" office:value-type="float" office:value="0" calcext:value-type="float">
            <text:p>0</text:p>
          </table:table-cell>
          <table:table-cell table:formula="of:=MOD(((([.C358]-[.G358])/85)-[.F358])/85;85)" office:value-type="float" office:value="58" calcext:value-type="float">
            <text:p>58</text:p>
          </table:table-cell>
          <table:table-cell table:formula="of:=MOD(([.C358]-[.G358])/85;85)" office:value-type="float" office:value="21" calcext:value-type="float">
            <text:p>21</text:p>
          </table:table-cell>
          <table:table-cell table:formula="of:=MOD([.C358];85)" office:value-type="float" office:value="32" calcext:value-type="float">
            <text:p>32</text:p>
          </table:table-cell>
          <table:table-cell table:formula="of:=COM.MICROSOFT.CONCAT(MID(&quot;0123456789ABCDEFGHJKLMNPQRSTUVWXYZabcdefghijklmnpqrstuvwxyz!#$%&amp;()*+-;&lt;=&gt;?@^_{}[]/\:&quot;&quot;&quot;&quot;&quot;;[.D358]+1;1);MID(&quot;0123456789ABCDEFGHJKLMNPQRSTUVWXYZabcdefghijklmnpqrstuvwxyz!#$%&amp;()*+-;&lt;=&gt;?@^_{}[]/\:&quot;&quot;&quot;&quot;&quot;;[.E358]+1;1);MID(&quot;0123456789ABCDEFGHJKLMNPQRSTUVWXYZabcdefghijklmnpqrstuvwxyz!#$%&amp;()*+-;&lt;=&gt;?@^_{}[]/\:&quot;&quot;&quot;&quot;&quot;;[.F358]+1;1);MID(&quot;0123456789ABCDEFGHJKLMNPQRSTUVWXYZabcdefghijklmnpqrstuvwxyz!#$%&amp;()*+-;&lt;=&gt;?@^_{}[]/\:&quot;&quot;&quot;&quot;&quot;;[.G358]+1;1))" office:value-type="string" office:string-value="0zMY" calcext:value-type="string">
            <text:p>0zM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93ef0356a6834020dc6b724ff93a7dcf1d5b2b87c42e05270e3c92939d84392</text:p>
          </table:table-cell>
          <table:table-cell table:formula="of:=HEX2DEC(MID([.A359];1;8))+HEX2DEC(MID([.A359];9;8))+HEX2DEC(MID([.A359];17;8))+HEX2DEC(MID([.A359];25;8))+HEX2DEC(MID([.A359];33;8))+HEX2DEC(MID([.A359];41;8))+HEX2DEC(MID([.A359];49;8))+HEX2DEC(MID([.A359];57;8))" office:value-type="float" office:value="16808026876" calcext:value-type="float">
            <text:p>16808026876</text:p>
          </table:table-cell>
          <table:table-cell table:formula="of:= MOD([.B359];85^4)" office:value-type="float" office:value="51626251" calcext:value-type="float">
            <text:p>51626251</text:p>
          </table:table-cell>
          <table:table-cell table:formula="of:=MOD(((((([.C359]-[.G359])/85)-[.F359])/85)-[.E359])/85;85)" office:value-type="float" office:value="84" calcext:value-type="float">
            <text:p>84</text:p>
          </table:table-cell>
          <table:table-cell table:formula="of:=MOD(((([.C359]-[.G359])/85)-[.F359])/85;85)" office:value-type="float" office:value="5" calcext:value-type="float">
            <text:p>5</text:p>
          </table:table-cell>
          <table:table-cell table:formula="of:=MOD(([.C359]-[.G359])/85;85)" office:value-type="float" office:value="42" calcext:value-type="float">
            <text:p>42</text:p>
          </table:table-cell>
          <table:table-cell table:formula="of:=MOD([.C359];85)" office:value-type="float" office:value="56" calcext:value-type="float">
            <text:p>56</text:p>
          </table:table-cell>
          <table:table-cell table:formula="of:=COM.MICROSOFT.CONCAT(MID(&quot;0123456789ABCDEFGHJKLMNPQRSTUVWXYZabcdefghijklmnpqrstuvwxyz!#$%&amp;()*+-;&lt;=&gt;?@^_{}[]/\:&quot;&quot;&quot;&quot;&quot;;[.D359]+1;1);MID(&quot;0123456789ABCDEFGHJKLMNPQRSTUVWXYZabcdefghijklmnpqrstuvwxyz!#$%&amp;()*+-;&lt;=&gt;?@^_{}[]/\:&quot;&quot;&quot;&quot;&quot;;[.E359]+1;1);MID(&quot;0123456789ABCDEFGHJKLMNPQRSTUVWXYZabcdefghijklmnpqrstuvwxyz!#$%&amp;()*+-;&lt;=&gt;?@^_{}[]/\:&quot;&quot;&quot;&quot;&quot;;[.F359]+1;1);MID(&quot;0123456789ABCDEFGHJKLMNPQRSTUVWXYZabcdefghijklmnpqrstuvwxyz!#$%&amp;()*+-;&lt;=&gt;?@^_{}[]/\:&quot;&quot;&quot;&quot;&quot;;[.G359]+1;1))" office:value-type="string" office:string-value="&quot;5ix" calcext:value-type="string">
            <text:p>"5i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3d38dfd2364f474e8b5238ee75b225569b8bc2cc80938696ed7eb41cbb93c4e</text:p>
          </table:table-cell>
          <table:table-cell table:formula="of:=HEX2DEC(MID([.A360];1;8))+HEX2DEC(MID([.A360];9;8))+HEX2DEC(MID([.A360];17;8))+HEX2DEC(MID([.A360];25;8))+HEX2DEC(MID([.A360];33;8))+HEX2DEC(MID([.A360];41;8))+HEX2DEC(MID([.A360];49;8))+HEX2DEC(MID([.A360];57;8))" office:value-type="float" office:value="20461642872" calcext:value-type="float">
            <text:p>20461642872</text:p>
          </table:table-cell>
          <table:table-cell table:formula="of:= MOD([.B360];85^4)" office:value-type="float" office:value="51198497" calcext:value-type="float">
            <text:p>51198497</text:p>
          </table:table-cell>
          <table:table-cell table:formula="of:=MOD(((((([.C360]-[.G360])/85)-[.F360])/85)-[.E360])/85;85)" office:value-type="float" office:value="83" calcext:value-type="float">
            <text:p>83</text:p>
          </table:table-cell>
          <table:table-cell table:formula="of:=MOD(((([.C360]-[.G360])/85)-[.F360])/85;85)" office:value-type="float" office:value="31" calcext:value-type="float">
            <text:p>31</text:p>
          </table:table-cell>
          <table:table-cell table:formula="of:=MOD(([.C360]-[.G360])/85;85)" office:value-type="float" office:value="25" calcext:value-type="float">
            <text:p>25</text:p>
          </table:table-cell>
          <table:table-cell table:formula="of:=MOD([.C360];85)" office:value-type="float" office:value="22" calcext:value-type="float">
            <text:p>22</text:p>
          </table:table-cell>
          <table:table-cell table:formula="of:=COM.MICROSOFT.CONCAT(MID(&quot;0123456789ABCDEFGHJKLMNPQRSTUVWXYZabcdefghijklmnpqrstuvwxyz!#$%&amp;()*+-;&lt;=&gt;?@^_{}[]/\:&quot;&quot;&quot;&quot;&quot;;[.D360]+1;1);MID(&quot;0123456789ABCDEFGHJKLMNPQRSTUVWXYZabcdefghijklmnpqrstuvwxyz!#$%&amp;()*+-;&lt;=&gt;?@^_{}[]/\:&quot;&quot;&quot;&quot;&quot;;[.E360]+1;1);MID(&quot;0123456789ABCDEFGHJKLMNPQRSTUVWXYZabcdefghijklmnpqrstuvwxyz!#$%&amp;()*+-;&lt;=&gt;?@^_{}[]/\:&quot;&quot;&quot;&quot;&quot;;[.F360]+1;1);MID(&quot;0123456789ABCDEFGHJKLMNPQRSTUVWXYZabcdefghijklmnpqrstuvwxyz!#$%&amp;()*+-;&lt;=&gt;?@^_{}[]/\:&quot;&quot;&quot;&quot;&quot;;[.G360]+1;1))" office:value-type="string" office:string-value=":XRN" calcext:value-type="string">
            <text:p>:XR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de9f7ae15d7140aa2141c9ce21518d5e86a93c2c52ed8b9576e4a34896ce09b</text:p>
          </table:table-cell>
          <table:table-cell table:formula="of:=HEX2DEC(MID([.A361];1;8))+HEX2DEC(MID([.A361];9;8))+HEX2DEC(MID([.A361];17;8))+HEX2DEC(MID([.A361];25;8))+HEX2DEC(MID([.A361];33;8))+HEX2DEC(MID([.A361];41;8))+HEX2DEC(MID([.A361];49;8))+HEX2DEC(MID([.A361];57;8))" office:value-type="float" office:value="18360490099" calcext:value-type="float">
            <text:p>18360490099</text:p>
          </table:table-cell>
          <table:table-cell table:formula="of:= MOD([.B361];85^4)" office:value-type="float" office:value="38070724" calcext:value-type="float">
            <text:p>38070724</text:p>
          </table:table-cell>
          <table:table-cell table:formula="of:=MOD(((((([.C361]-[.G361])/85)-[.F361])/85)-[.E361])/85;85)" office:value-type="float" office:value="61" calcext:value-type="float">
            <text:p>61</text:p>
          </table:table-cell>
          <table:table-cell table:formula="of:=MOD(((([.C361]-[.G361])/85)-[.F361])/85;85)" office:value-type="float" office:value="84" calcext:value-type="float">
            <text:p>84</text:p>
          </table:table-cell>
          <table:table-cell table:formula="of:=MOD(([.C361]-[.G361])/85;85)" office:value-type="float" office:value="25" calcext:value-type="float">
            <text:p>25</text:p>
          </table:table-cell>
          <table:table-cell table:formula="of:=MOD([.C361];85)" office:value-type="float" office:value="74" calcext:value-type="float">
            <text:p>74</text:p>
          </table:table-cell>
          <table:table-cell table:formula="of:=COM.MICROSOFT.CONCAT(MID(&quot;0123456789ABCDEFGHJKLMNPQRSTUVWXYZabcdefghijklmnpqrstuvwxyz!#$%&amp;()*+-;&lt;=&gt;?@^_{}[]/\:&quot;&quot;&quot;&quot;&quot;;[.D361]+1;1);MID(&quot;0123456789ABCDEFGHJKLMNPQRSTUVWXYZabcdefghijklmnpqrstuvwxyz!#$%&amp;()*+-;&lt;=&gt;?@^_{}[]/\:&quot;&quot;&quot;&quot;&quot;;[.E361]+1;1);MID(&quot;0123456789ABCDEFGHJKLMNPQRSTUVWXYZabcdefghijklmnpqrstuvwxyz!#$%&amp;()*+-;&lt;=&gt;?@^_{}[]/\:&quot;&quot;&quot;&quot;&quot;;[.F361]+1;1);MID(&quot;0123456789ABCDEFGHJKLMNPQRSTUVWXYZabcdefghijklmnpqrstuvwxyz!#$%&amp;()*+-;&lt;=&gt;?@^_{}[]/\:&quot;&quot;&quot;&quot;&quot;;[.G361]+1;1))" office:value-type="string" office:string-value="$&quot;R@" calcext:value-type="string">
            <text:p>$"R@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5ebc5256f3aa2406c8d114e080650898e06da783031dd7c3dd9f9bb59368e22</text:p>
          </table:table-cell>
          <table:table-cell table:formula="of:=HEX2DEC(MID([.A362];1;8))+HEX2DEC(MID([.A362];9;8))+HEX2DEC(MID([.A362];17;8))+HEX2DEC(MID([.A362];25;8))+HEX2DEC(MID([.A362];33;8))+HEX2DEC(MID([.A362];41;8))+HEX2DEC(MID([.A362];49;8))+HEX2DEC(MID([.A362];57;8))" office:value-type="float" office:value="13136759053" calcext:value-type="float">
            <text:p>13136759053</text:p>
          </table:table-cell>
          <table:table-cell table:formula="of:= MOD([.B362];85^4)" office:value-type="float" office:value="34402178" calcext:value-type="float">
            <text:p>34402178</text:p>
          </table:table-cell>
          <table:table-cell table:formula="of:=MOD(((((([.C362]-[.G362])/85)-[.F362])/85)-[.E362])/85;85)" office:value-type="float" office:value="56" calcext:value-type="float">
            <text:p>56</text:p>
          </table:table-cell>
          <table:table-cell table:formula="of:=MOD(((([.C362]-[.G362])/85)-[.F362])/85;85)" office:value-type="float" office:value="1" calcext:value-type="float">
            <text:p>1</text:p>
          </table:table-cell>
          <table:table-cell table:formula="of:=MOD(([.C362]-[.G362])/85;85)" office:value-type="float" office:value="46" calcext:value-type="float">
            <text:p>46</text:p>
          </table:table-cell>
          <table:table-cell table:formula="of:=MOD([.C362];85)" office:value-type="float" office:value="43" calcext:value-type="float">
            <text:p>43</text:p>
          </table:table-cell>
          <table:table-cell table:formula="of:=COM.MICROSOFT.CONCAT(MID(&quot;0123456789ABCDEFGHJKLMNPQRSTUVWXYZabcdefghijklmnpqrstuvwxyz!#$%&amp;()*+-;&lt;=&gt;?@^_{}[]/\:&quot;&quot;&quot;&quot;&quot;;[.D362]+1;1);MID(&quot;0123456789ABCDEFGHJKLMNPQRSTUVWXYZabcdefghijklmnpqrstuvwxyz!#$%&amp;()*+-;&lt;=&gt;?@^_{}[]/\:&quot;&quot;&quot;&quot;&quot;;[.E362]+1;1);MID(&quot;0123456789ABCDEFGHJKLMNPQRSTUVWXYZabcdefghijklmnpqrstuvwxyz!#$%&amp;()*+-;&lt;=&gt;?@^_{}[]/\:&quot;&quot;&quot;&quot;&quot;;[.F362]+1;1);MID(&quot;0123456789ABCDEFGHJKLMNPQRSTUVWXYZabcdefghijklmnpqrstuvwxyz!#$%&amp;()*+-;&lt;=&gt;?@^_{}[]/\:&quot;&quot;&quot;&quot;&quot;;[.G362]+1;1))" office:value-type="string" office:string-value="x1mj" calcext:value-type="string">
            <text:p>x1mj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60260e656ad57721144aa337d701695322e53d2973b6ff8b384cd0d331bc382</text:p>
          </table:table-cell>
          <table:table-cell table:formula="of:=HEX2DEC(MID([.A363];1;8))+HEX2DEC(MID([.A363];9;8))+HEX2DEC(MID([.A363];17;8))+HEX2DEC(MID([.A363];25;8))+HEX2DEC(MID([.A363];33;8))+HEX2DEC(MID([.A363];41;8))+HEX2DEC(MID([.A363];49;8))+HEX2DEC(MID([.A363];57;8))" office:value-type="float" office:value="15224196473" calcext:value-type="float">
            <text:p>15224196473</text:p>
          </table:table-cell>
          <table:table-cell table:formula="of:= MOD([.B363];85^4)" office:value-type="float" office:value="33814598" calcext:value-type="float">
            <text:p>33814598</text:p>
          </table:table-cell>
          <table:table-cell table:formula="of:=MOD(((((([.C363]-[.G363])/85)-[.F363])/85)-[.E363])/85;85)" office:value-type="float" office:value="55" calcext:value-type="float">
            <text:p>55</text:p>
          </table:table-cell>
          <table:table-cell table:formula="of:=MOD(((([.C363]-[.G363])/85)-[.F363])/85;85)" office:value-type="float" office:value="5" calcext:value-type="float">
            <text:p>5</text:p>
          </table:table-cell>
          <table:table-cell table:formula="of:=MOD(([.C363]-[.G363])/85;85)" office:value-type="float" office:value="18" calcext:value-type="float">
            <text:p>18</text:p>
          </table:table-cell>
          <table:table-cell table:formula="of:=MOD([.C363];85)" office:value-type="float" office:value="68" calcext:value-type="float">
            <text:p>68</text:p>
          </table:table-cell>
          <table:table-cell table:formula="of:=COM.MICROSOFT.CONCAT(MID(&quot;0123456789ABCDEFGHJKLMNPQRSTUVWXYZabcdefghijklmnpqrstuvwxyz!#$%&amp;()*+-;&lt;=&gt;?@^_{}[]/\:&quot;&quot;&quot;&quot;&quot;;[.D363]+1;1);MID(&quot;0123456789ABCDEFGHJKLMNPQRSTUVWXYZabcdefghijklmnpqrstuvwxyz!#$%&amp;()*+-;&lt;=&gt;?@^_{}[]/\:&quot;&quot;&quot;&quot;&quot;;[.E363]+1;1);MID(&quot;0123456789ABCDEFGHJKLMNPQRSTUVWXYZabcdefghijklmnpqrstuvwxyz!#$%&amp;()*+-;&lt;=&gt;?@^_{}[]/\:&quot;&quot;&quot;&quot;&quot;;[.F363]+1;1);MID(&quot;0123456789ABCDEFGHJKLMNPQRSTUVWXYZabcdefghijklmnpqrstuvwxyz!#$%&amp;()*+-;&lt;=&gt;?@^_{}[]/\:&quot;&quot;&quot;&quot;&quot;;[.G363]+1;1))" office:value-type="string" office:string-value="w5J-" calcext:value-type="string">
            <text:p>w5J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9f19ecbc377dfea8adff8d5225a7fbf5229eb7f91891cbaa54a506fdaa2020</text:p>
          </table:table-cell>
          <table:table-cell table:formula="of:=HEX2DEC(MID([.A364];1;8))+HEX2DEC(MID([.A364];9;8))+HEX2DEC(MID([.A364];17;8))+HEX2DEC(MID([.A364];25;8))+HEX2DEC(MID([.A364];33;8))+HEX2DEC(MID([.A364];41;8))+HEX2DEC(MID([.A364];49;8))+HEX2DEC(MID([.A364];57;8))" office:value-type="float" office:value="24157369626" calcext:value-type="float">
            <text:p>24157369626</text:p>
          </table:table-cell>
          <table:table-cell table:formula="of:= MOD([.B364];85^4)" office:value-type="float" office:value="40680876" calcext:value-type="float">
            <text:p>40680876</text:p>
          </table:table-cell>
          <table:table-cell table:formula="of:=MOD(((((([.C364]-[.G364])/85)-[.F364])/85)-[.E364])/85;85)" office:value-type="float" office:value="66" calcext:value-type="float">
            <text:p>66</text:p>
          </table:table-cell>
          <table:table-cell table:formula="of:=MOD(((([.C364]-[.G364])/85)-[.F364])/85;85)" office:value-type="float" office:value="20" calcext:value-type="float">
            <text:p>20</text:p>
          </table:table-cell>
          <table:table-cell table:formula="of:=MOD(([.C364]-[.G364])/85;85)" office:value-type="float" office:value="48" calcext:value-type="float">
            <text:p>48</text:p>
          </table:table-cell>
          <table:table-cell table:formula="of:=MOD([.C364];85)" office:value-type="float" office:value="46" calcext:value-type="float">
            <text:p>46</text:p>
          </table:table-cell>
          <table:table-cell table:formula="of:=COM.MICROSOFT.CONCAT(MID(&quot;0123456789ABCDEFGHJKLMNPQRSTUVWXYZabcdefghijklmnpqrstuvwxyz!#$%&amp;()*+-;&lt;=&gt;?@^_{}[]/\:&quot;&quot;&quot;&quot;&quot;;[.D364]+1;1);MID(&quot;0123456789ABCDEFGHJKLMNPQRSTUVWXYZabcdefghijklmnpqrstuvwxyz!#$%&amp;()*+-;&lt;=&gt;?@^_{}[]/\:&quot;&quot;&quot;&quot;&quot;;[.E364]+1;1);MID(&quot;0123456789ABCDEFGHJKLMNPQRSTUVWXYZabcdefghijklmnpqrstuvwxyz!#$%&amp;()*+-;&lt;=&gt;?@^_{}[]/\:&quot;&quot;&quot;&quot;&quot;;[.F364]+1;1);MID(&quot;0123456789ABCDEFGHJKLMNPQRSTUVWXYZabcdefghijklmnpqrstuvwxyz!#$%&amp;()*+-;&lt;=&gt;?@^_{}[]/\:&quot;&quot;&quot;&quot;&quot;;[.G364]+1;1))" office:value-type="string" office:string-value="*Lpm" calcext:value-type="string">
            <text:p>*Lp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aab5706c662e9ea8115c3c427cfb196c584e5e9656965a850ff9f4a56ee3906</text:p>
          </table:table-cell>
          <table:table-cell table:formula="of:=HEX2DEC(MID([.A365];1;8))+HEX2DEC(MID([.A365];9;8))+HEX2DEC(MID([.A365];17;8))+HEX2DEC(MID([.A365];25;8))+HEX2DEC(MID([.A365];33;8))+HEX2DEC(MID([.A365];41;8))+HEX2DEC(MID([.A365];49;8))+HEX2DEC(MID([.A365];57;8))" office:value-type="float" office:value="14710463019" calcext:value-type="float">
            <text:p>14710463019</text:p>
          </table:table-cell>
          <table:table-cell table:formula="of:= MOD([.B365];85^4)" office:value-type="float" office:value="42087394" calcext:value-type="float">
            <text:p>42087394</text:p>
          </table:table-cell>
          <table:table-cell table:formula="of:=MOD(((((([.C365]-[.G365])/85)-[.F365])/85)-[.E365])/85;85)" office:value-type="float" office:value="68" calcext:value-type="float">
            <text:p>68</text:p>
          </table:table-cell>
          <table:table-cell table:formula="of:=MOD(((([.C365]-[.G365])/85)-[.F365])/85;85)" office:value-type="float" office:value="45" calcext:value-type="float">
            <text:p>45</text:p>
          </table:table-cell>
          <table:table-cell table:formula="of:=MOD(([.C365]-[.G365])/85;85)" office:value-type="float" office:value="20" calcext:value-type="float">
            <text:p>20</text:p>
          </table:table-cell>
          <table:table-cell table:formula="of:=MOD([.C365];85)" office:value-type="float" office:value="69" calcext:value-type="float">
            <text:p>69</text:p>
          </table:table-cell>
          <table:table-cell table:formula="of:=COM.MICROSOFT.CONCAT(MID(&quot;0123456789ABCDEFGHJKLMNPQRSTUVWXYZabcdefghijklmnpqrstuvwxyz!#$%&amp;()*+-;&lt;=&gt;?@^_{}[]/\:&quot;&quot;&quot;&quot;&quot;;[.D365]+1;1);MID(&quot;0123456789ABCDEFGHJKLMNPQRSTUVWXYZabcdefghijklmnpqrstuvwxyz!#$%&amp;()*+-;&lt;=&gt;?@^_{}[]/\:&quot;&quot;&quot;&quot;&quot;;[.E365]+1;1);MID(&quot;0123456789ABCDEFGHJKLMNPQRSTUVWXYZabcdefghijklmnpqrstuvwxyz!#$%&amp;()*+-;&lt;=&gt;?@^_{}[]/\:&quot;&quot;&quot;&quot;&quot;;[.F365]+1;1);MID(&quot;0123456789ABCDEFGHJKLMNPQRSTUVWXYZabcdefghijklmnpqrstuvwxyz!#$%&amp;()*+-;&lt;=&gt;?@^_{}[]/\:&quot;&quot;&quot;&quot;&quot;;[.G365]+1;1))" office:value-type="string" office:string-value="-lL;" calcext:value-type="string">
            <text:p>-lL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603875bae5a8be274180100681b3acc6ce671ac73a6255fa5f9843730d2f819</text:p>
          </table:table-cell>
          <table:table-cell table:formula="of:=HEX2DEC(MID([.A366];1;8))+HEX2DEC(MID([.A366];9;8))+HEX2DEC(MID([.A366];17;8))+HEX2DEC(MID([.A366];25;8))+HEX2DEC(MID([.A366];33;8))+HEX2DEC(MID([.A366];41;8))+HEX2DEC(MID([.A366];49;8))+HEX2DEC(MID([.A366];57;8))" office:value-type="float" office:value="14091444836" calcext:value-type="float">
            <text:p>14091444836</text:p>
          </table:table-cell>
          <table:table-cell table:formula="of:= MOD([.B366];85^4)" office:value-type="float" office:value="49476711" calcext:value-type="float">
            <text:p>49476711</text:p>
          </table:table-cell>
          <table:table-cell table:formula="of:=MOD(((((([.C366]-[.G366])/85)-[.F366])/85)-[.E366])/85;85)" office:value-type="float" office:value="80" calcext:value-type="float">
            <text:p>80</text:p>
          </table:table-cell>
          <table:table-cell table:formula="of:=MOD(((([.C366]-[.G366])/85)-[.F366])/85;85)" office:value-type="float" office:value="47" calcext:value-type="float">
            <text:p>47</text:p>
          </table:table-cell>
          <table:table-cell table:formula="of:=MOD(([.C366]-[.G366])/85;85)" office:value-type="float" office:value="83" calcext:value-type="float">
            <text:p>83</text:p>
          </table:table-cell>
          <table:table-cell table:formula="of:=MOD([.C366];85)" office:value-type="float" office:value="81" calcext:value-type="float">
            <text:p>81</text:p>
          </table:table-cell>
          <table:table-cell table:formula="of:=COM.MICROSOFT.CONCAT(MID(&quot;0123456789ABCDEFGHJKLMNPQRSTUVWXYZabcdefghijklmnpqrstuvwxyz!#$%&amp;()*+-;&lt;=&gt;?@^_{}[]/\:&quot;&quot;&quot;&quot;&quot;;[.D366]+1;1);MID(&quot;0123456789ABCDEFGHJKLMNPQRSTUVWXYZabcdefghijklmnpqrstuvwxyz!#$%&amp;()*+-;&lt;=&gt;?@^_{}[]/\:&quot;&quot;&quot;&quot;&quot;;[.E366]+1;1);MID(&quot;0123456789ABCDEFGHJKLMNPQRSTUVWXYZabcdefghijklmnpqrstuvwxyz!#$%&amp;()*+-;&lt;=&gt;?@^_{}[]/\:&quot;&quot;&quot;&quot;&quot;;[.F366]+1;1);MID(&quot;0123456789ABCDEFGHJKLMNPQRSTUVWXYZabcdefghijklmnpqrstuvwxyz!#$%&amp;()*+-;&lt;=&gt;?@^_{}[]/\:&quot;&quot;&quot;&quot;&quot;;[.G366]+1;1))" office:value-type="string" office:string-value="]n:/" calcext:value-type="string">
            <text:p>]n:/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2d20bdb3ec683c1f2c3429814e7ef9b85ea76d7695c16651ac3b114c6f7839c</text:p>
          </table:table-cell>
          <table:table-cell table:formula="of:=HEX2DEC(MID([.A367];1;8))+HEX2DEC(MID([.A367];9;8))+HEX2DEC(MID([.A367];17;8))+HEX2DEC(MID([.A367];25;8))+HEX2DEC(MID([.A367];33;8))+HEX2DEC(MID([.A367];41;8))+HEX2DEC(MID([.A367];49;8))+HEX2DEC(MID([.A367];57;8))" office:value-type="float" office:value="15473148859" calcext:value-type="float">
            <text:p>15473148859</text:p>
          </table:table-cell>
          <table:table-cell table:formula="of:= MOD([.B367];85^4)" office:value-type="float" office:value="21763859" calcext:value-type="float">
            <text:p>21763859</text:p>
          </table:table-cell>
          <table:table-cell table:formula="of:=MOD(((((([.C367]-[.G367])/85)-[.F367])/85)-[.E367])/85;85)" office:value-type="float" office:value="35" calcext:value-type="float">
            <text:p>35</text:p>
          </table:table-cell>
          <table:table-cell table:formula="of:=MOD(((([.C367]-[.G367])/85)-[.F367])/85;85)" office:value-type="float" office:value="37" calcext:value-type="float">
            <text:p>37</text:p>
          </table:table-cell>
          <table:table-cell table:formula="of:=MOD(([.C367]-[.G367])/85;85)" office:value-type="float" office:value="25" calcext:value-type="float">
            <text:p>25</text:p>
          </table:table-cell>
          <table:table-cell table:formula="of:=MOD([.C367];85)" office:value-type="float" office:value="34" calcext:value-type="float">
            <text:p>34</text:p>
          </table:table-cell>
          <table:table-cell table:formula="of:=COM.MICROSOFT.CONCAT(MID(&quot;0123456789ABCDEFGHJKLMNPQRSTUVWXYZabcdefghijklmnpqrstuvwxyz!#$%&amp;()*+-;&lt;=&gt;?@^_{}[]/\:&quot;&quot;&quot;&quot;&quot;;[.D367]+1;1);MID(&quot;0123456789ABCDEFGHJKLMNPQRSTUVWXYZabcdefghijklmnpqrstuvwxyz!#$%&amp;()*+-;&lt;=&gt;?@^_{}[]/\:&quot;&quot;&quot;&quot;&quot;;[.E367]+1;1);MID(&quot;0123456789ABCDEFGHJKLMNPQRSTUVWXYZabcdefghijklmnpqrstuvwxyz!#$%&amp;()*+-;&lt;=&gt;?@^_{}[]/\:&quot;&quot;&quot;&quot;&quot;;[.F367]+1;1);MID(&quot;0123456789ABCDEFGHJKLMNPQRSTUVWXYZabcdefghijklmnpqrstuvwxyz!#$%&amp;()*+-;&lt;=&gt;?@^_{}[]/\:&quot;&quot;&quot;&quot;&quot;;[.G367]+1;1))" office:value-type="string" office:string-value="bdRa" calcext:value-type="string">
            <text:p>bd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3e9aa66fc8c9e97aceae912b53d97631edb3ebd14d95c3aa08a8d689ec1cf5</text:p>
          </table:table-cell>
          <table:table-cell table:formula="of:=HEX2DEC(MID([.A368];1;8))+HEX2DEC(MID([.A368];9;8))+HEX2DEC(MID([.A368];17;8))+HEX2DEC(MID([.A368];25;8))+HEX2DEC(MID([.A368];33;8))+HEX2DEC(MID([.A368];41;8))+HEX2DEC(MID([.A368];49;8))+HEX2DEC(MID([.A368];57;8))" office:value-type="float" office:value="18175622159" calcext:value-type="float">
            <text:p>18175622159</text:p>
          </table:table-cell>
          <table:table-cell table:formula="of:= MOD([.B368];85^4)" office:value-type="float" office:value="9804659" calcext:value-type="float">
            <text:p>9804659</text:p>
          </table:table-cell>
          <table:table-cell table:formula="of:=MOD(((((([.C368]-[.G368])/85)-[.F368])/85)-[.E368])/85;85)" office:value-type="float" office:value="15" calcext:value-type="float">
            <text:p>15</text:p>
          </table:table-cell>
          <table:table-cell table:formula="of:=MOD(((([.C368]-[.G368])/85)-[.F368])/85;85)" office:value-type="float" office:value="82" calcext:value-type="float">
            <text:p>82</text:p>
          </table:table-cell>
          <table:table-cell table:formula="of:=MOD(([.C368]-[.G368])/85;85)" office:value-type="float" office:value="3" calcext:value-type="float">
            <text:p>3</text:p>
          </table:table-cell>
          <table:table-cell table:formula="of:=MOD([.C368];85)" office:value-type="float" office:value="79" calcext:value-type="float">
            <text:p>79</text:p>
          </table:table-cell>
          <table:table-cell table:formula="of:=COM.MICROSOFT.CONCAT(MID(&quot;0123456789ABCDEFGHJKLMNPQRSTUVWXYZabcdefghijklmnpqrstuvwxyz!#$%&amp;()*+-;&lt;=&gt;?@^_{}[]/\:&quot;&quot;&quot;&quot;&quot;;[.D368]+1;1);MID(&quot;0123456789ABCDEFGHJKLMNPQRSTUVWXYZabcdefghijklmnpqrstuvwxyz!#$%&amp;()*+-;&lt;=&gt;?@^_{}[]/\:&quot;&quot;&quot;&quot;&quot;;[.E368]+1;1);MID(&quot;0123456789ABCDEFGHJKLMNPQRSTUVWXYZabcdefghijklmnpqrstuvwxyz!#$%&amp;()*+-;&lt;=&gt;?@^_{}[]/\:&quot;&quot;&quot;&quot;&quot;;[.F368]+1;1);MID(&quot;0123456789ABCDEFGHJKLMNPQRSTUVWXYZabcdefghijklmnpqrstuvwxyz!#$%&amp;()*+-;&lt;=&gt;?@^_{}[]/\:&quot;&quot;&quot;&quot;&quot;;[.G368]+1;1))" office:value-type="string" office:string-value="F\3[" calcext:value-type="string">
            <text:p>F\3[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f4ea65eb6f22ac0800b3e24ce68dc6b1a63648493fae5673a67b3f872fcef4b</text:p>
          </table:table-cell>
          <table:table-cell table:formula="of:=HEX2DEC(MID([.A369];1;8))+HEX2DEC(MID([.A369];9;8))+HEX2DEC(MID([.A369];17;8))+HEX2DEC(MID([.A369];25;8))+HEX2DEC(MID([.A369];33;8))+HEX2DEC(MID([.A369];41;8))+HEX2DEC(MID([.A369];49;8))+HEX2DEC(MID([.A369];57;8))" office:value-type="float" office:value="15308675291" calcext:value-type="float">
            <text:p>15308675291</text:p>
          </table:table-cell>
          <table:table-cell table:formula="of:= MOD([.B369];85^4)" office:value-type="float" office:value="13892166" calcext:value-type="float">
            <text:p>13892166</text:p>
          </table:table-cell>
          <table:table-cell table:formula="of:=MOD(((((([.C369]-[.G369])/85)-[.F369])/85)-[.E369])/85;85)" office:value-type="float" office:value="22" calcext:value-type="float">
            <text:p>22</text:p>
          </table:table-cell>
          <table:table-cell table:formula="of:=MOD(((([.C369]-[.G369])/85)-[.F369])/85;85)" office:value-type="float" office:value="52" calcext:value-type="float">
            <text:p>52</text:p>
          </table:table-cell>
          <table:table-cell table:formula="of:=MOD(([.C369]-[.G369])/85;85)" office:value-type="float" office:value="67" calcext:value-type="float">
            <text:p>67</text:p>
          </table:table-cell>
          <table:table-cell table:formula="of:=MOD([.C369];85)" office:value-type="float" office:value="21" calcext:value-type="float">
            <text:p>21</text:p>
          </table:table-cell>
          <table:table-cell table:formula="of:=COM.MICROSOFT.CONCAT(MID(&quot;0123456789ABCDEFGHJKLMNPQRSTUVWXYZabcdefghijklmnpqrstuvwxyz!#$%&amp;()*+-;&lt;=&gt;?@^_{}[]/\:&quot;&quot;&quot;&quot;&quot;;[.D369]+1;1);MID(&quot;0123456789ABCDEFGHJKLMNPQRSTUVWXYZabcdefghijklmnpqrstuvwxyz!#$%&amp;()*+-;&lt;=&gt;?@^_{}[]/\:&quot;&quot;&quot;&quot;&quot;;[.E369]+1;1);MID(&quot;0123456789ABCDEFGHJKLMNPQRSTUVWXYZabcdefghijklmnpqrstuvwxyz!#$%&amp;()*+-;&lt;=&gt;?@^_{}[]/\:&quot;&quot;&quot;&quot;&quot;;[.F369]+1;1);MID(&quot;0123456789ABCDEFGHJKLMNPQRSTUVWXYZabcdefghijklmnpqrstuvwxyz!#$%&amp;()*+-;&lt;=&gt;?@^_{}[]/\:&quot;&quot;&quot;&quot;&quot;;[.G369]+1;1))" office:value-type="string" office:string-value="Nt+M" calcext:value-type="string">
            <text:p>Nt+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a4c3f9bb9a4e38c20cbb1c98b108c2bbdcba1b7316e6b0b1351517cbf9a37b</text:p>
          </table:table-cell>
          <table:table-cell table:formula="of:=HEX2DEC(MID([.A370];1;8))+HEX2DEC(MID([.A370];9;8))+HEX2DEC(MID([.A370];17;8))+HEX2DEC(MID([.A370];25;8))+HEX2DEC(MID([.A370];33;8))+HEX2DEC(MID([.A370];41;8))+HEX2DEC(MID([.A370];49;8))+HEX2DEC(MID([.A370];57;8))" office:value-type="float" office:value="24396115820" calcext:value-type="float">
            <text:p>24396115820</text:p>
          </table:table-cell>
          <table:table-cell table:formula="of:= MOD([.B370];85^4)" office:value-type="float" office:value="18423945" calcext:value-type="float">
            <text:p>18423945</text:p>
          </table:table-cell>
          <table:table-cell table:formula="of:=MOD(((((([.C370]-[.G370])/85)-[.F370])/85)-[.E370])/85;85)" office:value-type="float" office:value="30" calcext:value-type="float">
            <text:p>30</text:p>
          </table:table-cell>
          <table:table-cell table:formula="of:=MOD(((([.C370]-[.G370])/85)-[.F370])/85;85)" office:value-type="float" office:value="0" calcext:value-type="float">
            <text:p>0</text:p>
          </table:table-cell>
          <table:table-cell table:formula="of:=MOD(([.C370]-[.G370])/85;85)" office:value-type="float" office:value="2" calcext:value-type="float">
            <text:p>2</text:p>
          </table:table-cell>
          <table:table-cell table:formula="of:=MOD([.C370];85)" office:value-type="float" office:value="25" calcext:value-type="float">
            <text:p>25</text:p>
          </table:table-cell>
          <table:table-cell table:formula="of:=COM.MICROSOFT.CONCAT(MID(&quot;0123456789ABCDEFGHJKLMNPQRSTUVWXYZabcdefghijklmnpqrstuvwxyz!#$%&amp;()*+-;&lt;=&gt;?@^_{}[]/\:&quot;&quot;&quot;&quot;&quot;;[.D370]+1;1);MID(&quot;0123456789ABCDEFGHJKLMNPQRSTUVWXYZabcdefghijklmnpqrstuvwxyz!#$%&amp;()*+-;&lt;=&gt;?@^_{}[]/\:&quot;&quot;&quot;&quot;&quot;;[.E370]+1;1);MID(&quot;0123456789ABCDEFGHJKLMNPQRSTUVWXYZabcdefghijklmnpqrstuvwxyz!#$%&amp;()*+-;&lt;=&gt;?@^_{}[]/\:&quot;&quot;&quot;&quot;&quot;;[.F370]+1;1);MID(&quot;0123456789ABCDEFGHJKLMNPQRSTUVWXYZabcdefghijklmnpqrstuvwxyz!#$%&amp;()*+-;&lt;=&gt;?@^_{}[]/\:&quot;&quot;&quot;&quot;&quot;;[.G370]+1;1))" office:value-type="string" office:string-value="W02R" calcext:value-type="string">
            <text:p>W02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a6260e1435a6c03199a5d345587e1d5f4d27387e512d951e12de91b0c65fb5</text:p>
          </table:table-cell>
          <table:table-cell table:formula="of:=HEX2DEC(MID([.A371];1;8))+HEX2DEC(MID([.A371];9;8))+HEX2DEC(MID([.A371];17;8))+HEX2DEC(MID([.A371];25;8))+HEX2DEC(MID([.A371];33;8))+HEX2DEC(MID([.A371];41;8))+HEX2DEC(MID([.A371];49;8))+HEX2DEC(MID([.A371];57;8))" office:value-type="float" office:value="12654576593" calcext:value-type="float">
            <text:p>12654576593</text:p>
          </table:table-cell>
          <table:table-cell table:formula="of:= MOD([.B371];85^4)" office:value-type="float" office:value="22025343" calcext:value-type="float">
            <text:p>22025343</text:p>
          </table:table-cell>
          <table:table-cell table:formula="of:=MOD(((((([.C371]-[.G371])/85)-[.F371])/85)-[.E371])/85;85)" office:value-type="float" office:value="35" calcext:value-type="float">
            <text:p>35</text:p>
          </table:table-cell>
          <table:table-cell table:formula="of:=MOD(((([.C371]-[.G371])/85)-[.F371])/85;85)" office:value-type="float" office:value="73" calcext:value-type="float">
            <text:p>73</text:p>
          </table:table-cell>
          <table:table-cell table:formula="of:=MOD(([.C371]-[.G371])/85;85)" office:value-type="float" office:value="41" calcext:value-type="float">
            <text:p>41</text:p>
          </table:table-cell>
          <table:table-cell table:formula="of:=MOD([.C371];85)" office:value-type="float" office:value="58" calcext:value-type="float">
            <text:p>58</text:p>
          </table:table-cell>
          <table:table-cell table:formula="of:=COM.MICROSOFT.CONCAT(MID(&quot;0123456789ABCDEFGHJKLMNPQRSTUVWXYZabcdefghijklmnpqrstuvwxyz!#$%&amp;()*+-;&lt;=&gt;?@^_{}[]/\:&quot;&quot;&quot;&quot;&quot;;[.D371]+1;1);MID(&quot;0123456789ABCDEFGHJKLMNPQRSTUVWXYZabcdefghijklmnpqrstuvwxyz!#$%&amp;()*+-;&lt;=&gt;?@^_{}[]/\:&quot;&quot;&quot;&quot;&quot;;[.E371]+1;1);MID(&quot;0123456789ABCDEFGHJKLMNPQRSTUVWXYZabcdefghijklmnpqrstuvwxyz!#$%&amp;()*+-;&lt;=&gt;?@^_{}[]/\:&quot;&quot;&quot;&quot;&quot;;[.F371]+1;1);MID(&quot;0123456789ABCDEFGHJKLMNPQRSTUVWXYZabcdefghijklmnpqrstuvwxyz!#$%&amp;()*+-;&lt;=&gt;?@^_{}[]/\:&quot;&quot;&quot;&quot;&quot;;[.G371]+1;1))" office:value-type="string" office:string-value="b?hz" calcext:value-type="string">
            <text:p>b?h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5c9a722010e30da9ceb3ff60556c15c679f0ee0ab29c3711da3a4d4f91fa25f</text:p>
          </table:table-cell>
          <table:table-cell table:formula="of:=HEX2DEC(MID([.A372];1;8))+HEX2DEC(MID([.A372];9;8))+HEX2DEC(MID([.A372];17;8))+HEX2DEC(MID([.A372];25;8))+HEX2DEC(MID([.A372];33;8))+HEX2DEC(MID([.A372];41;8))+HEX2DEC(MID([.A372];49;8))+HEX2DEC(MID([.A372];57;8))" office:value-type="float" office:value="14539944658" calcext:value-type="float">
            <text:p>14539944658</text:p>
          </table:table-cell>
          <table:table-cell table:formula="of:= MOD([.B372];85^4)" office:value-type="float" office:value="28170908" calcext:value-type="float">
            <text:p>28170908</text:p>
          </table:table-cell>
          <table:table-cell table:formula="of:=MOD(((((([.C372]-[.G372])/85)-[.F372])/85)-[.E372])/85;85)" office:value-type="float" office:value="45" calcext:value-type="float">
            <text:p>45</text:p>
          </table:table-cell>
          <table:table-cell table:formula="of:=MOD(((([.C372]-[.G372])/85)-[.F372])/85;85)" office:value-type="float" office:value="74" calcext:value-type="float">
            <text:p>74</text:p>
          </table:table-cell>
          <table:table-cell table:formula="of:=MOD(([.C372]-[.G372])/85;85)" office:value-type="float" office:value="7" calcext:value-type="float">
            <text:p>7</text:p>
          </table:table-cell>
          <table:table-cell table:formula="of:=MOD([.C372];85)" office:value-type="float" office:value="38" calcext:value-type="float">
            <text:p>38</text:p>
          </table:table-cell>
          <table:table-cell table:formula="of:=COM.MICROSOFT.CONCAT(MID(&quot;0123456789ABCDEFGHJKLMNPQRSTUVWXYZabcdefghijklmnpqrstuvwxyz!#$%&amp;()*+-;&lt;=&gt;?@^_{}[]/\:&quot;&quot;&quot;&quot;&quot;;[.D372]+1;1);MID(&quot;0123456789ABCDEFGHJKLMNPQRSTUVWXYZabcdefghijklmnpqrstuvwxyz!#$%&amp;()*+-;&lt;=&gt;?@^_{}[]/\:&quot;&quot;&quot;&quot;&quot;;[.E372]+1;1);MID(&quot;0123456789ABCDEFGHJKLMNPQRSTUVWXYZabcdefghijklmnpqrstuvwxyz!#$%&amp;()*+-;&lt;=&gt;?@^_{}[]/\:&quot;&quot;&quot;&quot;&quot;;[.F372]+1;1);MID(&quot;0123456789ABCDEFGHJKLMNPQRSTUVWXYZabcdefghijklmnpqrstuvwxyz!#$%&amp;()*+-;&lt;=&gt;?@^_{}[]/\:&quot;&quot;&quot;&quot;&quot;;[.G372]+1;1))" office:value-type="string" office:string-value="l@7e" calcext:value-type="string">
            <text:p>l@7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128e21c6f4fbe8d60954f40b65239c00c2c58f1dc17c7995f108623001892e1</text:p>
          </table:table-cell>
          <table:table-cell table:formula="of:=HEX2DEC(MID([.A373];1;8))+HEX2DEC(MID([.A373];9;8))+HEX2DEC(MID([.A373];17;8))+HEX2DEC(MID([.A373];25;8))+HEX2DEC(MID([.A373];33;8))+HEX2DEC(MID([.A373];41;8))+HEX2DEC(MID([.A373];49;8))+HEX2DEC(MID([.A373];57;8))" office:value-type="float" office:value="12327936823" calcext:value-type="float">
            <text:p>12327936823</text:p>
          </table:table-cell>
          <table:table-cell table:formula="of:= MOD([.B373];85^4)" office:value-type="float" office:value="8589323" calcext:value-type="float">
            <text:p>8589323</text:p>
          </table:table-cell>
          <table:table-cell table:formula="of:=MOD(((((([.C373]-[.G373])/85)-[.F373])/85)-[.E373])/85;85)" office:value-type="float" office:value="13" calcext:value-type="float">
            <text:p>13</text:p>
          </table:table-cell>
          <table:table-cell table:formula="of:=MOD(((([.C373]-[.G373])/85)-[.F373])/85;85)" office:value-type="float" office:value="83" calcext:value-type="float">
            <text:p>83</text:p>
          </table:table-cell>
          <table:table-cell table:formula="of:=MOD(([.C373]-[.G373])/85;85)" office:value-type="float" office:value="70" calcext:value-type="float">
            <text:p>70</text:p>
          </table:table-cell>
          <table:table-cell table:formula="of:=MOD([.C373];85)" office:value-type="float" office:value="73" calcext:value-type="float">
            <text:p>73</text:p>
          </table:table-cell>
          <table:table-cell table:formula="of:=COM.MICROSOFT.CONCAT(MID(&quot;0123456789ABCDEFGHJKLMNPQRSTUVWXYZabcdefghijklmnpqrstuvwxyz!#$%&amp;()*+-;&lt;=&gt;?@^_{}[]/\:&quot;&quot;&quot;&quot;&quot;;[.D373]+1;1);MID(&quot;0123456789ABCDEFGHJKLMNPQRSTUVWXYZabcdefghijklmnpqrstuvwxyz!#$%&amp;()*+-;&lt;=&gt;?@^_{}[]/\:&quot;&quot;&quot;&quot;&quot;;[.E373]+1;1);MID(&quot;0123456789ABCDEFGHJKLMNPQRSTUVWXYZabcdefghijklmnpqrstuvwxyz!#$%&amp;()*+-;&lt;=&gt;?@^_{}[]/\:&quot;&quot;&quot;&quot;&quot;;[.F373]+1;1);MID(&quot;0123456789ABCDEFGHJKLMNPQRSTUVWXYZabcdefghijklmnpqrstuvwxyz!#$%&amp;()*+-;&lt;=&gt;?@^_{}[]/\:&quot;&quot;&quot;&quot;&quot;;[.G373]+1;1))" office:value-type="string" office:string-value="D:&lt;?" calcext:value-type="string">
            <text:p>D:&lt;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19e761ddb19faf2ac73ece89e2fc42787a96faedb8d6954fba2bc2682f920c5</text:p>
          </table:table-cell>
          <table:table-cell table:formula="of:=HEX2DEC(MID([.A374];1;8))+HEX2DEC(MID([.A374];9;8))+HEX2DEC(MID([.A374];17;8))+HEX2DEC(MID([.A374];25;8))+HEX2DEC(MID([.A374];33;8))+HEX2DEC(MID([.A374];41;8))+HEX2DEC(MID([.A374];49;8))+HEX2DEC(MID([.A374];57;8))" office:value-type="float" office:value="22971078667" calcext:value-type="float">
            <text:p>22971078667</text:p>
          </table:table-cell>
          <table:table-cell table:formula="of:= MOD([.B374];85^4)" office:value-type="float" office:value="2803667" calcext:value-type="float">
            <text:p>2803667</text:p>
          </table:table-cell>
          <table:table-cell table:formula="of:=MOD(((((([.C374]-[.G374])/85)-[.F374])/85)-[.E374])/85;85)" office:value-type="float" office:value="4" calcext:value-type="float">
            <text:p>4</text:p>
          </table:table-cell>
          <table:table-cell table:formula="of:=MOD(((([.C374]-[.G374])/85)-[.F374])/85;85)" office:value-type="float" office:value="48" calcext:value-type="float">
            <text:p>48</text:p>
          </table:table-cell>
          <table:table-cell table:formula="of:=MOD(([.C374]-[.G374])/85;85)" office:value-type="float" office:value="4" calcext:value-type="float">
            <text:p>4</text:p>
          </table:table-cell>
          <table:table-cell table:formula="of:=MOD([.C374];85)" office:value-type="float" office:value="27" calcext:value-type="float">
            <text:p>27</text:p>
          </table:table-cell>
          <table:table-cell table:formula="of:=COM.MICROSOFT.CONCAT(MID(&quot;0123456789ABCDEFGHJKLMNPQRSTUVWXYZabcdefghijklmnpqrstuvwxyz!#$%&amp;()*+-;&lt;=&gt;?@^_{}[]/\:&quot;&quot;&quot;&quot;&quot;;[.D374]+1;1);MID(&quot;0123456789ABCDEFGHJKLMNPQRSTUVWXYZabcdefghijklmnpqrstuvwxyz!#$%&amp;()*+-;&lt;=&gt;?@^_{}[]/\:&quot;&quot;&quot;&quot;&quot;;[.E374]+1;1);MID(&quot;0123456789ABCDEFGHJKLMNPQRSTUVWXYZabcdefghijklmnpqrstuvwxyz!#$%&amp;()*+-;&lt;=&gt;?@^_{}[]/\:&quot;&quot;&quot;&quot;&quot;;[.F374]+1;1);MID(&quot;0123456789ABCDEFGHJKLMNPQRSTUVWXYZabcdefghijklmnpqrstuvwxyz!#$%&amp;()*+-;&lt;=&gt;?@^_{}[]/\:&quot;&quot;&quot;&quot;&quot;;[.G374]+1;1))" office:value-type="string" office:string-value="4p4T" calcext:value-type="string">
            <text:p>4p4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57abc02a4ca626324ba2533c1363a21e9c2852d4c42426879978942051a70a</text:p>
          </table:table-cell>
          <table:table-cell table:formula="of:=HEX2DEC(MID([.A375];1;8))+HEX2DEC(MID([.A375];9;8))+HEX2DEC(MID([.A375];17;8))+HEX2DEC(MID([.A375];25;8))+HEX2DEC(MID([.A375];33;8))+HEX2DEC(MID([.A375];41;8))+HEX2DEC(MID([.A375];49;8))+HEX2DEC(MID([.A375];57;8))" office:value-type="float" office:value="13443711985" calcext:value-type="float">
            <text:p>13443711985</text:p>
          </table:table-cell>
          <table:table-cell table:formula="of:= MOD([.B375];85^4)" office:value-type="float" office:value="28151360" calcext:value-type="float">
            <text:p>28151360</text:p>
          </table:table-cell>
          <table:table-cell table:formula="of:=MOD(((((([.C375]-[.G375])/85)-[.F375])/85)-[.E375])/85;85)" office:value-type="float" office:value="45" calcext:value-type="float">
            <text:p>45</text:p>
          </table:table-cell>
          <table:table-cell table:formula="of:=MOD(((([.C375]-[.G375])/85)-[.F375])/85;85)" office:value-type="float" office:value="71" calcext:value-type="float">
            <text:p>71</text:p>
          </table:table-cell>
          <table:table-cell table:formula="of:=MOD(([.C375]-[.G375])/85;85)" office:value-type="float" office:value="32" calcext:value-type="float">
            <text:p>32</text:p>
          </table:table-cell>
          <table:table-cell table:formula="of:=MOD([.C375];85)" office:value-type="float" office:value="40" calcext:value-type="float">
            <text:p>40</text:p>
          </table:table-cell>
          <table:table-cell table:formula="of:=COM.MICROSOFT.CONCAT(MID(&quot;0123456789ABCDEFGHJKLMNPQRSTUVWXYZabcdefghijklmnpqrstuvwxyz!#$%&amp;()*+-;&lt;=&gt;?@^_{}[]/\:&quot;&quot;&quot;&quot;&quot;;[.D375]+1;1);MID(&quot;0123456789ABCDEFGHJKLMNPQRSTUVWXYZabcdefghijklmnpqrstuvwxyz!#$%&amp;()*+-;&lt;=&gt;?@^_{}[]/\:&quot;&quot;&quot;&quot;&quot;;[.E375]+1;1);MID(&quot;0123456789ABCDEFGHJKLMNPQRSTUVWXYZabcdefghijklmnpqrstuvwxyz!#$%&amp;()*+-;&lt;=&gt;?@^_{}[]/\:&quot;&quot;&quot;&quot;&quot;;[.F375]+1;1);MID(&quot;0123456789ABCDEFGHJKLMNPQRSTUVWXYZabcdefghijklmnpqrstuvwxyz!#$%&amp;()*+-;&lt;=&gt;?@^_{}[]/\:&quot;&quot;&quot;&quot;&quot;;[.G375]+1;1))" office:value-type="string" office:string-value="l=Yg" calcext:value-type="string">
            <text:p>l=Y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608afd9bce1657512274a189c9c6cfb2d66e5eb1efdf9b1176f66acc08399e</text:p>
          </table:table-cell>
          <table:table-cell table:formula="of:=HEX2DEC(MID([.A376];1;8))+HEX2DEC(MID([.A376];9;8))+HEX2DEC(MID([.A376];17;8))+HEX2DEC(MID([.A376];25;8))+HEX2DEC(MID([.A376];33;8))+HEX2DEC(MID([.A376];41;8))+HEX2DEC(MID([.A376];49;8))+HEX2DEC(MID([.A376];57;8))" office:value-type="float" office:value="19451108037" calcext:value-type="float">
            <text:p>19451108037</text:p>
          </table:table-cell>
          <table:table-cell table:formula="of:= MOD([.B376];85^4)" office:value-type="float" office:value="32475537" calcext:value-type="float">
            <text:p>32475537</text:p>
          </table:table-cell>
          <table:table-cell table:formula="of:=MOD(((((([.C376]-[.G376])/85)-[.F376])/85)-[.E376])/85;85)" office:value-type="float" office:value="52" calcext:value-type="float">
            <text:p>52</text:p>
          </table:table-cell>
          <table:table-cell table:formula="of:=MOD(((([.C376]-[.G376])/85)-[.F376])/85;85)" office:value-type="float" office:value="74" calcext:value-type="float">
            <text:p>74</text:p>
          </table:table-cell>
          <table:table-cell table:formula="of:=MOD(([.C376]-[.G376])/85;85)" office:value-type="float" office:value="75" calcext:value-type="float">
            <text:p>75</text:p>
          </table:table-cell>
          <table:table-cell table:formula="of:=MOD([.C376];85)" office:value-type="float" office:value="12" calcext:value-type="float">
            <text:p>12</text:p>
          </table:table-cell>
          <table:table-cell table:formula="of:=COM.MICROSOFT.CONCAT(MID(&quot;0123456789ABCDEFGHJKLMNPQRSTUVWXYZabcdefghijklmnpqrstuvwxyz!#$%&amp;()*+-;&lt;=&gt;?@^_{}[]/\:&quot;&quot;&quot;&quot;&quot;;[.D376]+1;1);MID(&quot;0123456789ABCDEFGHJKLMNPQRSTUVWXYZabcdefghijklmnpqrstuvwxyz!#$%&amp;()*+-;&lt;=&gt;?@^_{}[]/\:&quot;&quot;&quot;&quot;&quot;;[.E376]+1;1);MID(&quot;0123456789ABCDEFGHJKLMNPQRSTUVWXYZabcdefghijklmnpqrstuvwxyz!#$%&amp;()*+-;&lt;=&gt;?@^_{}[]/\:&quot;&quot;&quot;&quot;&quot;;[.F376]+1;1);MID(&quot;0123456789ABCDEFGHJKLMNPQRSTUVWXYZabcdefghijklmnpqrstuvwxyz!#$%&amp;()*+-;&lt;=&gt;?@^_{}[]/\:&quot;&quot;&quot;&quot;&quot;;[.G376]+1;1))" office:value-type="string" office:string-value="t@^C" calcext:value-type="string">
            <text:p>t@^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26f154a6c246c56ef41beb39f6adbb0e45ccfb865de5037d8ad241485f18524</text:p>
          </table:table-cell>
          <table:table-cell table:formula="of:=HEX2DEC(MID([.A377];1;8))+HEX2DEC(MID([.A377];9;8))+HEX2DEC(MID([.A377];17;8))+HEX2DEC(MID([.A377];25;8))+HEX2DEC(MID([.A377];33;8))+HEX2DEC(MID([.A377];41;8))+HEX2DEC(MID([.A377];49;8))+HEX2DEC(MID([.A377];57;8))" office:value-type="float" office:value="20235019562" calcext:value-type="float">
            <text:p>20235019562</text:p>
          </table:table-cell>
          <table:table-cell table:formula="of:= MOD([.B377];85^4)" office:value-type="float" office:value="33377687" calcext:value-type="float">
            <text:p>33377687</text:p>
          </table:table-cell>
          <table:table-cell table:formula="of:=MOD(((((([.C377]-[.G377])/85)-[.F377])/85)-[.E377])/85;85)" office:value-type="float" office:value="54" calcext:value-type="float">
            <text:p>54</text:p>
          </table:table-cell>
          <table:table-cell table:formula="of:=MOD(((([.C377]-[.G377])/85)-[.F377])/85;85)" office:value-type="float" office:value="29" calcext:value-type="float">
            <text:p>29</text:p>
          </table:table-cell>
          <table:table-cell table:formula="of:=MOD(([.C377]-[.G377])/85;85)" office:value-type="float" office:value="63" calcext:value-type="float">
            <text:p>63</text:p>
          </table:table-cell>
          <table:table-cell table:formula="of:=MOD([.C377];85)" office:value-type="float" office:value="57" calcext:value-type="float">
            <text:p>57</text:p>
          </table:table-cell>
          <table:table-cell table:formula="of:=COM.MICROSOFT.CONCAT(MID(&quot;0123456789ABCDEFGHJKLMNPQRSTUVWXYZabcdefghijklmnpqrstuvwxyz!#$%&amp;()*+-;&lt;=&gt;?@^_{}[]/\:&quot;&quot;&quot;&quot;&quot;;[.D377]+1;1);MID(&quot;0123456789ABCDEFGHJKLMNPQRSTUVWXYZabcdefghijklmnpqrstuvwxyz!#$%&amp;()*+-;&lt;=&gt;?@^_{}[]/\:&quot;&quot;&quot;&quot;&quot;;[.E377]+1;1);MID(&quot;0123456789ABCDEFGHJKLMNPQRSTUVWXYZabcdefghijklmnpqrstuvwxyz!#$%&amp;()*+-;&lt;=&gt;?@^_{}[]/\:&quot;&quot;&quot;&quot;&quot;;[.F377]+1;1);MID(&quot;0123456789ABCDEFGHJKLMNPQRSTUVWXYZabcdefghijklmnpqrstuvwxyz!#$%&amp;()*+-;&lt;=&gt;?@^_{}[]/\:&quot;&quot;&quot;&quot;&quot;;[.G377]+1;1))" office:value-type="string" office:string-value="vV&amp;y" calcext:value-type="string">
            <text:p>vV&amp;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2ffd3dda6d495c7a2675d95d685803ed9869f53d121ae2a5af75a82b07c0352</text:p>
          </table:table-cell>
          <table:table-cell table:formula="of:=HEX2DEC(MID([.A378];1;8))+HEX2DEC(MID([.A378];9;8))+HEX2DEC(MID([.A378];17;8))+HEX2DEC(MID([.A378];25;8))+HEX2DEC(MID([.A378];33;8))+HEX2DEC(MID([.A378];41;8))+HEX2DEC(MID([.A378];49;8))+HEX2DEC(MID([.A378];57;8))" office:value-type="float" office:value="22697276104" calcext:value-type="float">
            <text:p>22697276104</text:p>
          </table:table-cell>
          <table:table-cell table:formula="of:= MOD([.B378];85^4)" office:value-type="float" office:value="42204854" calcext:value-type="float">
            <text:p>42204854</text:p>
          </table:table-cell>
          <table:table-cell table:formula="of:=MOD(((((([.C378]-[.G378])/85)-[.F378])/85)-[.E378])/85;85)" office:value-type="float" office:value="68" calcext:value-type="float">
            <text:p>68</text:p>
          </table:table-cell>
          <table:table-cell table:formula="of:=MOD(((([.C378]-[.G378])/85)-[.F378])/85;85)" office:value-type="float" office:value="61" calcext:value-type="float">
            <text:p>61</text:p>
          </table:table-cell>
          <table:table-cell table:formula="of:=MOD(([.C378]-[.G378])/85;85)" office:value-type="float" office:value="42" calcext:value-type="float">
            <text:p>42</text:p>
          </table:table-cell>
          <table:table-cell table:formula="of:=MOD([.C378];85)" office:value-type="float" office:value="59" calcext:value-type="float">
            <text:p>59</text:p>
          </table:table-cell>
          <table:table-cell table:formula="of:=COM.MICROSOFT.CONCAT(MID(&quot;0123456789ABCDEFGHJKLMNPQRSTUVWXYZabcdefghijklmnpqrstuvwxyz!#$%&amp;()*+-;&lt;=&gt;?@^_{}[]/\:&quot;&quot;&quot;&quot;&quot;;[.D378]+1;1);MID(&quot;0123456789ABCDEFGHJKLMNPQRSTUVWXYZabcdefghijklmnpqrstuvwxyz!#$%&amp;()*+-;&lt;=&gt;?@^_{}[]/\:&quot;&quot;&quot;&quot;&quot;;[.E378]+1;1);MID(&quot;0123456789ABCDEFGHJKLMNPQRSTUVWXYZabcdefghijklmnpqrstuvwxyz!#$%&amp;()*+-;&lt;=&gt;?@^_{}[]/\:&quot;&quot;&quot;&quot;&quot;;[.F378]+1;1);MID(&quot;0123456789ABCDEFGHJKLMNPQRSTUVWXYZabcdefghijklmnpqrstuvwxyz!#$%&amp;()*+-;&lt;=&gt;?@^_{}[]/\:&quot;&quot;&quot;&quot;&quot;;[.G378]+1;1))" office:value-type="string" office:string-value="-$i!" calcext:value-type="string">
            <text:p>-$i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da105a0b22ad0c9e2d3862757014f0e200ba4a2c750997183634a7629349958</text:p>
          </table:table-cell>
          <table:table-cell table:formula="of:=HEX2DEC(MID([.A379];1;8))+HEX2DEC(MID([.A379];9;8))+HEX2DEC(MID([.A379];17;8))+HEX2DEC(MID([.A379];25;8))+HEX2DEC(MID([.A379];33;8))+HEX2DEC(MID([.A379];41;8))+HEX2DEC(MID([.A379];49;8))+HEX2DEC(MID([.A379];57;8))" office:value-type="float" office:value="15528676735" calcext:value-type="float">
            <text:p>15528676735</text:p>
          </table:table-cell>
          <table:table-cell table:formula="of:= MOD([.B379];85^4)" office:value-type="float" office:value="25091110" calcext:value-type="float">
            <text:p>25091110</text:p>
          </table:table-cell>
          <table:table-cell table:formula="of:=MOD(((((([.C379]-[.G379])/85)-[.F379])/85)-[.E379])/85;85)" office:value-type="float" office:value="40" calcext:value-type="float">
            <text:p>40</text:p>
          </table:table-cell>
          <table:table-cell table:formula="of:=MOD(((([.C379]-[.G379])/85)-[.F379])/85;85)" office:value-type="float" office:value="72" calcext:value-type="float">
            <text:p>72</text:p>
          </table:table-cell>
          <table:table-cell table:formula="of:=MOD(([.C379]-[.G379])/85;85)" office:value-type="float" office:value="69" calcext:value-type="float">
            <text:p>69</text:p>
          </table:table-cell>
          <table:table-cell table:formula="of:=MOD([.C379];85)" office:value-type="float" office:value="45" calcext:value-type="float">
            <text:p>45</text:p>
          </table:table-cell>
          <table:table-cell table:formula="of:=COM.MICROSOFT.CONCAT(MID(&quot;0123456789ABCDEFGHJKLMNPQRSTUVWXYZabcdefghijklmnpqrstuvwxyz!#$%&amp;()*+-;&lt;=&gt;?@^_{}[]/\:&quot;&quot;&quot;&quot;&quot;;[.D379]+1;1);MID(&quot;0123456789ABCDEFGHJKLMNPQRSTUVWXYZabcdefghijklmnpqrstuvwxyz!#$%&amp;()*+-;&lt;=&gt;?@^_{}[]/\:&quot;&quot;&quot;&quot;&quot;;[.E379]+1;1);MID(&quot;0123456789ABCDEFGHJKLMNPQRSTUVWXYZabcdefghijklmnpqrstuvwxyz!#$%&amp;()*+-;&lt;=&gt;?@^_{}[]/\:&quot;&quot;&quot;&quot;&quot;;[.F379]+1;1);MID(&quot;0123456789ABCDEFGHJKLMNPQRSTUVWXYZabcdefghijklmnpqrstuvwxyz!#$%&amp;()*+-;&lt;=&gt;?@^_{}[]/\:&quot;&quot;&quot;&quot;&quot;;[.G379]+1;1))" office:value-type="string" office:string-value="g&gt;;l" calcext:value-type="string">
            <text:p>g&gt;;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4f14f95d628a20e72158dab1a62b8761eee7573423dd87e317d917bf6ba29b1</text:p>
          </table:table-cell>
          <table:table-cell table:formula="of:=HEX2DEC(MID([.A380];1;8))+HEX2DEC(MID([.A380];9;8))+HEX2DEC(MID([.A380];17;8))+HEX2DEC(MID([.A380];25;8))+HEX2DEC(MID([.A380];33;8))+HEX2DEC(MID([.A380];41;8))+HEX2DEC(MID([.A380];49;8))+HEX2DEC(MID([.A380];57;8))" office:value-type="float" office:value="13437911265" calcext:value-type="float">
            <text:p>13437911265</text:p>
          </table:table-cell>
          <table:table-cell table:formula="of:= MOD([.B380];85^4)" office:value-type="float" office:value="22350640" calcext:value-type="float">
            <text:p>22350640</text:p>
          </table:table-cell>
          <table:table-cell table:formula="of:=MOD(((((([.C380]-[.G380])/85)-[.F380])/85)-[.E380])/85;85)" office:value-type="float" office:value="36" calcext:value-type="float">
            <text:p>36</text:p>
          </table:table-cell>
          <table:table-cell table:formula="of:=MOD(((([.C380]-[.G380])/85)-[.F380])/85;85)" office:value-type="float" office:value="33" calcext:value-type="float">
            <text:p>33</text:p>
          </table:table-cell>
          <table:table-cell table:formula="of:=MOD(([.C380]-[.G380])/85;85)" office:value-type="float" office:value="43" calcext:value-type="float">
            <text:p>43</text:p>
          </table:table-cell>
          <table:table-cell table:formula="of:=MOD([.C380];85)" office:value-type="float" office:value="60" calcext:value-type="float">
            <text:p>60</text:p>
          </table:table-cell>
          <table:table-cell table:formula="of:=COM.MICROSOFT.CONCAT(MID(&quot;0123456789ABCDEFGHJKLMNPQRSTUVWXYZabcdefghijklmnpqrstuvwxyz!#$%&amp;()*+-;&lt;=&gt;?@^_{}[]/\:&quot;&quot;&quot;&quot;&quot;;[.D380]+1;1);MID(&quot;0123456789ABCDEFGHJKLMNPQRSTUVWXYZabcdefghijklmnpqrstuvwxyz!#$%&amp;()*+-;&lt;=&gt;?@^_{}[]/\:&quot;&quot;&quot;&quot;&quot;;[.E380]+1;1);MID(&quot;0123456789ABCDEFGHJKLMNPQRSTUVWXYZabcdefghijklmnpqrstuvwxyz!#$%&amp;()*+-;&lt;=&gt;?@^_{}[]/\:&quot;&quot;&quot;&quot;&quot;;[.F380]+1;1);MID(&quot;0123456789ABCDEFGHJKLMNPQRSTUVWXYZabcdefghijklmnpqrstuvwxyz!#$%&amp;()*+-;&lt;=&gt;?@^_{}[]/\:&quot;&quot;&quot;&quot;&quot;;[.G380]+1;1))" office:value-type="string" office:string-value="cZj#" calcext:value-type="string">
            <text:p>cZj#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81bab2975735da43f75e6904516ae36e762efdcb6a5847aac2ca5b3ca7bef0e</text:p>
          </table:table-cell>
          <table:table-cell table:formula="of:=HEX2DEC(MID([.A381];1;8))+HEX2DEC(MID([.A381];9;8))+HEX2DEC(MID([.A381];17;8))+HEX2DEC(MID([.A381];25;8))+HEX2DEC(MID([.A381];33;8))+HEX2DEC(MID([.A381];41;8))+HEX2DEC(MID([.A381];49;8))+HEX2DEC(MID([.A381];57;8))" office:value-type="float" office:value="21588911786" calcext:value-type="float">
            <text:p>21588911786</text:p>
          </table:table-cell>
          <table:table-cell table:formula="of:= MOD([.B381];85^4)" office:value-type="float" office:value="30053661" calcext:value-type="float">
            <text:p>30053661</text:p>
          </table:table-cell>
          <table:table-cell table:formula="of:=MOD(((((([.C381]-[.G381])/85)-[.F381])/85)-[.E381])/85;85)" office:value-type="float" office:value="48" calcext:value-type="float">
            <text:p>48</text:p>
          </table:table-cell>
          <table:table-cell table:formula="of:=MOD(((([.C381]-[.G381])/85)-[.F381])/85;85)" office:value-type="float" office:value="79" calcext:value-type="float">
            <text:p>79</text:p>
          </table:table-cell>
          <table:table-cell table:formula="of:=MOD(([.C381]-[.G381])/85;85)" office:value-type="float" office:value="57" calcext:value-type="float">
            <text:p>57</text:p>
          </table:table-cell>
          <table:table-cell table:formula="of:=MOD([.C381];85)" office:value-type="float" office:value="41" calcext:value-type="float">
            <text:p>41</text:p>
          </table:table-cell>
          <table:table-cell table:formula="of:=COM.MICROSOFT.CONCAT(MID(&quot;0123456789ABCDEFGHJKLMNPQRSTUVWXYZabcdefghijklmnpqrstuvwxyz!#$%&amp;()*+-;&lt;=&gt;?@^_{}[]/\:&quot;&quot;&quot;&quot;&quot;;[.D381]+1;1);MID(&quot;0123456789ABCDEFGHJKLMNPQRSTUVWXYZabcdefghijklmnpqrstuvwxyz!#$%&amp;()*+-;&lt;=&gt;?@^_{}[]/\:&quot;&quot;&quot;&quot;&quot;;[.E381]+1;1);MID(&quot;0123456789ABCDEFGHJKLMNPQRSTUVWXYZabcdefghijklmnpqrstuvwxyz!#$%&amp;()*+-;&lt;=&gt;?@^_{}[]/\:&quot;&quot;&quot;&quot;&quot;;[.F381]+1;1);MID(&quot;0123456789ABCDEFGHJKLMNPQRSTUVWXYZabcdefghijklmnpqrstuvwxyz!#$%&amp;()*+-;&lt;=&gt;?@^_{}[]/\:&quot;&quot;&quot;&quot;&quot;;[.G381]+1;1))" office:value-type="string" office:string-value="p[yh" calcext:value-type="string">
            <text:p>p[y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8bd3376b9fbc9c842180ba64ce45ac04a4496bdfe3e560a4845f6a661000890</text:p>
          </table:table-cell>
          <table:table-cell table:formula="of:=HEX2DEC(MID([.A382];1;8))+HEX2DEC(MID([.A382];9;8))+HEX2DEC(MID([.A382];17;8))+HEX2DEC(MID([.A382];25;8))+HEX2DEC(MID([.A382];33;8))+HEX2DEC(MID([.A382];41;8))+HEX2DEC(MID([.A382];49;8))+HEX2DEC(MID([.A382];57;8))" office:value-type="float" office:value="15896301473" calcext:value-type="float">
            <text:p>15896301473</text:p>
          </table:table-cell>
          <table:table-cell table:formula="of:= MOD([.B382];85^4)" office:value-type="float" office:value="27311473" calcext:value-type="float">
            <text:p>27311473</text:p>
          </table:table-cell>
          <table:table-cell table:formula="of:=MOD(((((([.C382]-[.G382])/85)-[.F382])/85)-[.E382])/85;85)" office:value-type="float" office:value="44" calcext:value-type="float">
            <text:p>44</text:p>
          </table:table-cell>
          <table:table-cell table:formula="of:=MOD(((([.C382]-[.G382])/85)-[.F382])/85;85)" office:value-type="float" office:value="40" calcext:value-type="float">
            <text:p>40</text:p>
          </table:table-cell>
          <table:table-cell table:formula="of:=MOD(([.C382]-[.G382])/85;85)" office:value-type="float" office:value="11" calcext:value-type="float">
            <text:p>11</text:p>
          </table:table-cell>
          <table:table-cell table:formula="of:=MOD([.C382];85)" office:value-type="float" office:value="38" calcext:value-type="float">
            <text:p>38</text:p>
          </table:table-cell>
          <table:table-cell table:formula="of:=COM.MICROSOFT.CONCAT(MID(&quot;0123456789ABCDEFGHJKLMNPQRSTUVWXYZabcdefghijklmnpqrstuvwxyz!#$%&amp;()*+-;&lt;=&gt;?@^_{}[]/\:&quot;&quot;&quot;&quot;&quot;;[.D382]+1;1);MID(&quot;0123456789ABCDEFGHJKLMNPQRSTUVWXYZabcdefghijklmnpqrstuvwxyz!#$%&amp;()*+-;&lt;=&gt;?@^_{}[]/\:&quot;&quot;&quot;&quot;&quot;;[.E382]+1;1);MID(&quot;0123456789ABCDEFGHJKLMNPQRSTUVWXYZabcdefghijklmnpqrstuvwxyz!#$%&amp;()*+-;&lt;=&gt;?@^_{}[]/\:&quot;&quot;&quot;&quot;&quot;;[.F382]+1;1);MID(&quot;0123456789ABCDEFGHJKLMNPQRSTUVWXYZabcdefghijklmnpqrstuvwxyz!#$%&amp;()*+-;&lt;=&gt;?@^_{}[]/\:&quot;&quot;&quot;&quot;&quot;;[.G382]+1;1))" office:value-type="string" office:string-value="kgBe" calcext:value-type="string">
            <text:p>kgB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61ebd7ef23174f2864dc981387601e9d06df48c9694e53d365f1889cc379bd3</text:p>
          </table:table-cell>
          <table:table-cell table:formula="of:=HEX2DEC(MID([.A383];1;8))+HEX2DEC(MID([.A383];9;8))+HEX2DEC(MID([.A383];17;8))+HEX2DEC(MID([.A383];25;8))+HEX2DEC(MID([.A383];33;8))+HEX2DEC(MID([.A383];41;8))+HEX2DEC(MID([.A383];49;8))+HEX2DEC(MID([.A383];57;8))" office:value-type="float" office:value="20680903679" calcext:value-type="float">
            <text:p>20680903679</text:p>
          </table:table-cell>
          <table:table-cell table:formula="of:= MOD([.B383];85^4)" office:value-type="float" office:value="9456179" calcext:value-type="float">
            <text:p>9456179</text:p>
          </table:table-cell>
          <table:table-cell table:formula="of:=MOD(((((([.C383]-[.G383])/85)-[.F383])/85)-[.E383])/85;85)" office:value-type="float" office:value="15" calcext:value-type="float">
            <text:p>15</text:p>
          </table:table-cell>
          <table:table-cell table:formula="of:=MOD(((([.C383]-[.G383])/85)-[.F383])/85;85)" office:value-type="float" office:value="33" calcext:value-type="float">
            <text:p>33</text:p>
          </table:table-cell>
          <table:table-cell table:formula="of:=MOD(([.C383]-[.G383])/85;85)" office:value-type="float" office:value="69" calcext:value-type="float">
            <text:p>69</text:p>
          </table:table-cell>
          <table:table-cell table:formula="of:=MOD([.C383];85)" office:value-type="float" office:value="14" calcext:value-type="float">
            <text:p>14</text:p>
          </table:table-cell>
          <table:table-cell table:formula="of:=COM.MICROSOFT.CONCAT(MID(&quot;0123456789ABCDEFGHJKLMNPQRSTUVWXYZabcdefghijklmnpqrstuvwxyz!#$%&amp;()*+-;&lt;=&gt;?@^_{}[]/\:&quot;&quot;&quot;&quot;&quot;;[.D383]+1;1);MID(&quot;0123456789ABCDEFGHJKLMNPQRSTUVWXYZabcdefghijklmnpqrstuvwxyz!#$%&amp;()*+-;&lt;=&gt;?@^_{}[]/\:&quot;&quot;&quot;&quot;&quot;;[.E383]+1;1);MID(&quot;0123456789ABCDEFGHJKLMNPQRSTUVWXYZabcdefghijklmnpqrstuvwxyz!#$%&amp;()*+-;&lt;=&gt;?@^_{}[]/\:&quot;&quot;&quot;&quot;&quot;;[.F383]+1;1);MID(&quot;0123456789ABCDEFGHJKLMNPQRSTUVWXYZabcdefghijklmnpqrstuvwxyz!#$%&amp;()*+-;&lt;=&gt;?@^_{}[]/\:&quot;&quot;&quot;&quot;&quot;;[.G383]+1;1))" office:value-type="string" office:string-value="FZ;E" calcext:value-type="string">
            <text:p>FZ;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0f640876341d9792de532c827476f41d2de166572c0e7b1c5e9d0f377304b73</text:p>
          </table:table-cell>
          <table:table-cell table:formula="of:=HEX2DEC(MID([.A384];1;8))+HEX2DEC(MID([.A384];9;8))+HEX2DEC(MID([.A384];17;8))+HEX2DEC(MID([.A384];25;8))+HEX2DEC(MID([.A384];33;8))+HEX2DEC(MID([.A384];41;8))+HEX2DEC(MID([.A384];49;8))+HEX2DEC(MID([.A384];57;8))" office:value-type="float" office:value="16846280325" calcext:value-type="float">
            <text:p>16846280325</text:p>
          </table:table-cell>
          <table:table-cell table:formula="of:= MOD([.B384];85^4)" office:value-type="float" office:value="37679075" calcext:value-type="float">
            <text:p>37679075</text:p>
          </table:table-cell>
          <table:table-cell table:formula="of:=MOD(((((([.C384]-[.G384])/85)-[.F384])/85)-[.E384])/85;85)" office:value-type="float" office:value="61" calcext:value-type="float">
            <text:p>61</text:p>
          </table:table-cell>
          <table:table-cell table:formula="of:=MOD(((([.C384]-[.G384])/85)-[.F384])/85;85)" office:value-type="float" office:value="30" calcext:value-type="float">
            <text:p>30</text:p>
          </table:table-cell>
          <table:table-cell table:formula="of:=MOD(([.C384]-[.G384])/85;85)" office:value-type="float" office:value="8" calcext:value-type="float">
            <text:p>8</text:p>
          </table:table-cell>
          <table:table-cell table:formula="of:=MOD([.C384];85)" office:value-type="float" office:value="20" calcext:value-type="float">
            <text:p>20</text:p>
          </table:table-cell>
          <table:table-cell table:formula="of:=COM.MICROSOFT.CONCAT(MID(&quot;0123456789ABCDEFGHJKLMNPQRSTUVWXYZabcdefghijklmnpqrstuvwxyz!#$%&amp;()*+-;&lt;=&gt;?@^_{}[]/\:&quot;&quot;&quot;&quot;&quot;;[.D384]+1;1);MID(&quot;0123456789ABCDEFGHJKLMNPQRSTUVWXYZabcdefghijklmnpqrstuvwxyz!#$%&amp;()*+-;&lt;=&gt;?@^_{}[]/\:&quot;&quot;&quot;&quot;&quot;;[.E384]+1;1);MID(&quot;0123456789ABCDEFGHJKLMNPQRSTUVWXYZabcdefghijklmnpqrstuvwxyz!#$%&amp;()*+-;&lt;=&gt;?@^_{}[]/\:&quot;&quot;&quot;&quot;&quot;;[.F384]+1;1);MID(&quot;0123456789ABCDEFGHJKLMNPQRSTUVWXYZabcdefghijklmnpqrstuvwxyz!#$%&amp;()*+-;&lt;=&gt;?@^_{}[]/\:&quot;&quot;&quot;&quot;&quot;;[.G384]+1;1))" office:value-type="string" office:string-value="$W8L" calcext:value-type="string">
            <text:p>$W8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0fdd581c78f064c643714cca26d1a4046e1a3218b693a58b14ff16b1e2d110e</text:p>
          </table:table-cell>
          <table:table-cell table:formula="of:=HEX2DEC(MID([.A385];1;8))+HEX2DEC(MID([.A385];9;8))+HEX2DEC(MID([.A385];17;8))+HEX2DEC(MID([.A385];25;8))+HEX2DEC(MID([.A385];33;8))+HEX2DEC(MID([.A385];41;8))+HEX2DEC(MID([.A385];49;8))+HEX2DEC(MID([.A385];57;8))" office:value-type="float" office:value="15854004939" calcext:value-type="float">
            <text:p>15854004939</text:p>
          </table:table-cell>
          <table:table-cell table:formula="of:= MOD([.B385];85^4)" office:value-type="float" office:value="37215564" calcext:value-type="float">
            <text:p>37215564</text:p>
          </table:table-cell>
          <table:table-cell table:formula="of:=MOD(((((([.C385]-[.G385])/85)-[.F385])/85)-[.E385])/85;85)" office:value-type="float" office:value="60" calcext:value-type="float">
            <text:p>60</text:p>
          </table:table-cell>
          <table:table-cell table:formula="of:=MOD(((([.C385]-[.G385])/85)-[.F385])/85;85)" office:value-type="float" office:value="50" calcext:value-type="float">
            <text:p>50</text:p>
          </table:table-cell>
          <table:table-cell table:formula="of:=MOD(([.C385]-[.G385])/85;85)" office:value-type="float" office:value="80" calcext:value-type="float">
            <text:p>80</text:p>
          </table:table-cell>
          <table:table-cell table:formula="of:=MOD([.C385];85)" office:value-type="float" office:value="14" calcext:value-type="float">
            <text:p>14</text:p>
          </table:table-cell>
          <table:table-cell table:formula="of:=COM.MICROSOFT.CONCAT(MID(&quot;0123456789ABCDEFGHJKLMNPQRSTUVWXYZabcdefghijklmnpqrstuvwxyz!#$%&amp;()*+-;&lt;=&gt;?@^_{}[]/\:&quot;&quot;&quot;&quot;&quot;;[.D385]+1;1);MID(&quot;0123456789ABCDEFGHJKLMNPQRSTUVWXYZabcdefghijklmnpqrstuvwxyz!#$%&amp;()*+-;&lt;=&gt;?@^_{}[]/\:&quot;&quot;&quot;&quot;&quot;;[.E385]+1;1);MID(&quot;0123456789ABCDEFGHJKLMNPQRSTUVWXYZabcdefghijklmnpqrstuvwxyz!#$%&amp;()*+-;&lt;=&gt;?@^_{}[]/\:&quot;&quot;&quot;&quot;&quot;;[.F385]+1;1);MID(&quot;0123456789ABCDEFGHJKLMNPQRSTUVWXYZabcdefghijklmnpqrstuvwxyz!#$%&amp;()*+-;&lt;=&gt;?@^_{}[]/\:&quot;&quot;&quot;&quot;&quot;;[.G385]+1;1))" office:value-type="string" office:string-value="#r]E" calcext:value-type="string">
            <text:p>#r]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0e45f5672f7bccf37453741c4a5243d040e3f5b3ca78e7c89c75d9e34c2d4ac</text:p>
          </table:table-cell>
          <table:table-cell table:formula="of:=HEX2DEC(MID([.A386];1;8))+HEX2DEC(MID([.A386];9;8))+HEX2DEC(MID([.A386];17;8))+HEX2DEC(MID([.A386];25;8))+HEX2DEC(MID([.A386];33;8))+HEX2DEC(MID([.A386];41;8))+HEX2DEC(MID([.A386];49;8))+HEX2DEC(MID([.A386];57;8))" office:value-type="float" office:value="13673854916" calcext:value-type="float">
            <text:p>13673854916</text:p>
          </table:table-cell>
          <table:table-cell table:formula="of:= MOD([.B386];85^4)" office:value-type="float" office:value="49491791" calcext:value-type="float">
            <text:p>49491791</text:p>
          </table:table-cell>
          <table:table-cell table:formula="of:=MOD(((((([.C386]-[.G386])/85)-[.F386])/85)-[.E386])/85;85)" office:value-type="float" office:value="80" calcext:value-type="float">
            <text:p>80</text:p>
          </table:table-cell>
          <table:table-cell table:formula="of:=MOD(((([.C386]-[.G386])/85)-[.F386])/85;85)" office:value-type="float" office:value="50" calcext:value-type="float">
            <text:p>50</text:p>
          </table:table-cell>
          <table:table-cell table:formula="of:=MOD(([.C386]-[.G386])/85;85)" office:value-type="float" office:value="6" calcext:value-type="float">
            <text:p>6</text:p>
          </table:table-cell>
          <table:table-cell table:formula="of:=MOD([.C386];85)" office:value-type="float" office:value="31" calcext:value-type="float">
            <text:p>31</text:p>
          </table:table-cell>
          <table:table-cell table:formula="of:=COM.MICROSOFT.CONCAT(MID(&quot;0123456789ABCDEFGHJKLMNPQRSTUVWXYZabcdefghijklmnpqrstuvwxyz!#$%&amp;()*+-;&lt;=&gt;?@^_{}[]/\:&quot;&quot;&quot;&quot;&quot;;[.D386]+1;1);MID(&quot;0123456789ABCDEFGHJKLMNPQRSTUVWXYZabcdefghijklmnpqrstuvwxyz!#$%&amp;()*+-;&lt;=&gt;?@^_{}[]/\:&quot;&quot;&quot;&quot;&quot;;[.E386]+1;1);MID(&quot;0123456789ABCDEFGHJKLMNPQRSTUVWXYZabcdefghijklmnpqrstuvwxyz!#$%&amp;()*+-;&lt;=&gt;?@^_{}[]/\:&quot;&quot;&quot;&quot;&quot;;[.F386]+1;1);MID(&quot;0123456789ABCDEFGHJKLMNPQRSTUVWXYZabcdefghijklmnpqrstuvwxyz!#$%&amp;()*+-;&lt;=&gt;?@^_{}[]/\:&quot;&quot;&quot;&quot;&quot;;[.G386]+1;1))" office:value-type="string" office:string-value="]r6X" calcext:value-type="string">
            <text:p>]r6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79c81f568f7c29e169413de59514e21afa79aa0787df62272e11a71fd42dabc</text:p>
          </table:table-cell>
          <table:table-cell table:formula="of:=HEX2DEC(MID([.A387];1;8))+HEX2DEC(MID([.A387];9;8))+HEX2DEC(MID([.A387];17;8))+HEX2DEC(MID([.A387];25;8))+HEX2DEC(MID([.A387];33;8))+HEX2DEC(MID([.A387];41;8))+HEX2DEC(MID([.A387];49;8))+HEX2DEC(MID([.A387];57;8))" office:value-type="float" office:value="16253136001" calcext:value-type="float">
            <text:p>16253136001</text:p>
          </table:table-cell>
          <table:table-cell table:formula="of:= MOD([.B387];85^4)" office:value-type="float" office:value="18741626" calcext:value-type="float">
            <text:p>18741626</text:p>
          </table:table-cell>
          <table:table-cell table:formula="of:=MOD(((((([.C387]-[.G387])/85)-[.F387])/85)-[.E387])/85;85)" office:value-type="float" office:value="30" calcext:value-type="float">
            <text:p>30</text:p>
          </table:table-cell>
          <table:table-cell table:formula="of:=MOD(((([.C387]-[.G387])/85)-[.F387])/85;85)" office:value-type="float" office:value="43" calcext:value-type="float">
            <text:p>43</text:p>
          </table:table-cell>
          <table:table-cell table:formula="of:=MOD(([.C387]-[.G387])/85;85)" office:value-type="float" office:value="84" calcext:value-type="float">
            <text:p>84</text:p>
          </table:table-cell>
          <table:table-cell table:formula="of:=MOD([.C387];85)" office:value-type="float" office:value="61" calcext:value-type="float">
            <text:p>61</text:p>
          </table:table-cell>
          <table:table-cell table:formula="of:=COM.MICROSOFT.CONCAT(MID(&quot;0123456789ABCDEFGHJKLMNPQRSTUVWXYZabcdefghijklmnpqrstuvwxyz!#$%&amp;()*+-;&lt;=&gt;?@^_{}[]/\:&quot;&quot;&quot;&quot;&quot;;[.D387]+1;1);MID(&quot;0123456789ABCDEFGHJKLMNPQRSTUVWXYZabcdefghijklmnpqrstuvwxyz!#$%&amp;()*+-;&lt;=&gt;?@^_{}[]/\:&quot;&quot;&quot;&quot;&quot;;[.E387]+1;1);MID(&quot;0123456789ABCDEFGHJKLMNPQRSTUVWXYZabcdefghijklmnpqrstuvwxyz!#$%&amp;()*+-;&lt;=&gt;?@^_{}[]/\:&quot;&quot;&quot;&quot;&quot;;[.F387]+1;1);MID(&quot;0123456789ABCDEFGHJKLMNPQRSTUVWXYZabcdefghijklmnpqrstuvwxyz!#$%&amp;()*+-;&lt;=&gt;?@^_{}[]/\:&quot;&quot;&quot;&quot;&quot;;[.G387]+1;1))" office:value-type="string" office:string-value="Wj&quot;$" calcext:value-type="string">
            <text:p>Wj"$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476dba1f4bd59f1444ca1fd0770c1db808311b772f7685b3ff60ad7956418a8</text:p>
          </table:table-cell>
          <table:table-cell table:formula="of:=HEX2DEC(MID([.A388];1;8))+HEX2DEC(MID([.A388];9;8))+HEX2DEC(MID([.A388];17;8))+HEX2DEC(MID([.A388];25;8))+HEX2DEC(MID([.A388];33;8))+HEX2DEC(MID([.A388];41;8))+HEX2DEC(MID([.A388];49;8))+HEX2DEC(MID([.A388];57;8))" office:value-type="float" office:value="14458173179" calcext:value-type="float">
            <text:p>14458173179</text:p>
          </table:table-cell>
          <table:table-cell table:formula="of:= MOD([.B388];85^4)" office:value-type="float" office:value="50800679" calcext:value-type="float">
            <text:p>50800679</text:p>
          </table:table-cell>
          <table:table-cell table:formula="of:=MOD(((((([.C388]-[.G388])/85)-[.F388])/85)-[.E388])/85;85)" office:value-type="float" office:value="82" calcext:value-type="float">
            <text:p>82</text:p>
          </table:table-cell>
          <table:table-cell table:formula="of:=MOD(((([.C388]-[.G388])/85)-[.F388])/85;85)" office:value-type="float" office:value="61" calcext:value-type="float">
            <text:p>61</text:p>
          </table:table-cell>
          <table:table-cell table:formula="of:=MOD(([.C388]-[.G388])/85;85)" office:value-type="float" office:value="20" calcext:value-type="float">
            <text:p>20</text:p>
          </table:table-cell>
          <table:table-cell table:formula="of:=MOD([.C388];85)" office:value-type="float" office:value="4" calcext:value-type="float">
            <text:p>4</text:p>
          </table:table-cell>
          <table:table-cell table:formula="of:=COM.MICROSOFT.CONCAT(MID(&quot;0123456789ABCDEFGHJKLMNPQRSTUVWXYZabcdefghijklmnpqrstuvwxyz!#$%&amp;()*+-;&lt;=&gt;?@^_{}[]/\:&quot;&quot;&quot;&quot;&quot;;[.D388]+1;1);MID(&quot;0123456789ABCDEFGHJKLMNPQRSTUVWXYZabcdefghijklmnpqrstuvwxyz!#$%&amp;()*+-;&lt;=&gt;?@^_{}[]/\:&quot;&quot;&quot;&quot;&quot;;[.E388]+1;1);MID(&quot;0123456789ABCDEFGHJKLMNPQRSTUVWXYZabcdefghijklmnpqrstuvwxyz!#$%&amp;()*+-;&lt;=&gt;?@^_{}[]/\:&quot;&quot;&quot;&quot;&quot;;[.F388]+1;1);MID(&quot;0123456789ABCDEFGHJKLMNPQRSTUVWXYZabcdefghijklmnpqrstuvwxyz!#$%&amp;()*+-;&lt;=&gt;?@^_{}[]/\:&quot;&quot;&quot;&quot;&quot;;[.G388]+1;1))" office:value-type="string" office:string-value="\$L4" calcext:value-type="string">
            <text:p>\$L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ad00987ec952f521f89cd901e4cf4fcf25100a3145613131a893a52bc78ee24</text:p>
          </table:table-cell>
          <table:table-cell table:formula="of:=HEX2DEC(MID([.A389];1;8))+HEX2DEC(MID([.A389];9;8))+HEX2DEC(MID([.A389];17;8))+HEX2DEC(MID([.A389];25;8))+HEX2DEC(MID([.A389];33;8))+HEX2DEC(MID([.A389];41;8))+HEX2DEC(MID([.A389];49;8))+HEX2DEC(MID([.A389];57;8))" office:value-type="float" office:value="14007220113" calcext:value-type="float">
            <text:p>14007220113</text:p>
          </table:table-cell>
          <table:table-cell table:formula="of:= MOD([.B389];85^4)" office:value-type="float" office:value="17452613" calcext:value-type="float">
            <text:p>17452613</text:p>
          </table:table-cell>
          <table:table-cell table:formula="of:=MOD(((((([.C389]-[.G389])/85)-[.F389])/85)-[.E389])/85;85)" office:value-type="float" office:value="28" calcext:value-type="float">
            <text:p>28</text:p>
          </table:table-cell>
          <table:table-cell table:formula="of:=MOD(((([.C389]-[.G389])/85)-[.F389])/85;85)" office:value-type="float" office:value="35" calcext:value-type="float">
            <text:p>35</text:p>
          </table:table-cell>
          <table:table-cell table:formula="of:=MOD(([.C389]-[.G389])/85;85)" office:value-type="float" office:value="49" calcext:value-type="float">
            <text:p>49</text:p>
          </table:table-cell>
          <table:table-cell table:formula="of:=MOD([.C389];85)" office:value-type="float" office:value="73" calcext:value-type="float">
            <text:p>73</text:p>
          </table:table-cell>
          <table:table-cell table:formula="of:=COM.MICROSOFT.CONCAT(MID(&quot;0123456789ABCDEFGHJKLMNPQRSTUVWXYZabcdefghijklmnpqrstuvwxyz!#$%&amp;()*+-;&lt;=&gt;?@^_{}[]/\:&quot;&quot;&quot;&quot;&quot;;[.D389]+1;1);MID(&quot;0123456789ABCDEFGHJKLMNPQRSTUVWXYZabcdefghijklmnpqrstuvwxyz!#$%&amp;()*+-;&lt;=&gt;?@^_{}[]/\:&quot;&quot;&quot;&quot;&quot;;[.E389]+1;1);MID(&quot;0123456789ABCDEFGHJKLMNPQRSTUVWXYZabcdefghijklmnpqrstuvwxyz!#$%&amp;()*+-;&lt;=&gt;?@^_{}[]/\:&quot;&quot;&quot;&quot;&quot;;[.F389]+1;1);MID(&quot;0123456789ABCDEFGHJKLMNPQRSTUVWXYZabcdefghijklmnpqrstuvwxyz!#$%&amp;()*+-;&lt;=&gt;?@^_{}[]/\:&quot;&quot;&quot;&quot;&quot;;[.G389]+1;1))" office:value-type="string" office:string-value="Ubq?" calcext:value-type="string">
            <text:p>Ubq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fbcf5a21b1ae87621fa8c6c1fe8c0252c1ab6bece314c458bf6498d9c9d3e8a</text:p>
          </table:table-cell>
          <table:table-cell table:formula="of:=HEX2DEC(MID([.A390];1;8))+HEX2DEC(MID([.A390];9;8))+HEX2DEC(MID([.A390];17;8))+HEX2DEC(MID([.A390];25;8))+HEX2DEC(MID([.A390];33;8))+HEX2DEC(MID([.A390];41;8))+HEX2DEC(MID([.A390];49;8))+HEX2DEC(MID([.A390];57;8))" office:value-type="float" office:value="14488876483" calcext:value-type="float">
            <text:p>14488876483</text:p>
          </table:table-cell>
          <table:table-cell table:formula="of:= MOD([.B390];85^4)" office:value-type="float" office:value="29303358" calcext:value-type="float">
            <text:p>29303358</text:p>
          </table:table-cell>
          <table:table-cell table:formula="of:=MOD(((((([.C390]-[.G390])/85)-[.F390])/85)-[.E390])/85;85)" office:value-type="float" office:value="47" calcext:value-type="float">
            <text:p>47</text:p>
          </table:table-cell>
          <table:table-cell table:formula="of:=MOD(((([.C390]-[.G390])/85)-[.F390])/85;85)" office:value-type="float" office:value="60" calcext:value-type="float">
            <text:p>60</text:p>
          </table:table-cell>
          <table:table-cell table:formula="of:=MOD(([.C390]-[.G390])/85;85)" office:value-type="float" office:value="70" calcext:value-type="float">
            <text:p>70</text:p>
          </table:table-cell>
          <table:table-cell table:formula="of:=MOD([.C390];85)" office:value-type="float" office:value="33" calcext:value-type="float">
            <text:p>33</text:p>
          </table:table-cell>
          <table:table-cell table:formula="of:=COM.MICROSOFT.CONCAT(MID(&quot;0123456789ABCDEFGHJKLMNPQRSTUVWXYZabcdefghijklmnpqrstuvwxyz!#$%&amp;()*+-;&lt;=&gt;?@^_{}[]/\:&quot;&quot;&quot;&quot;&quot;;[.D390]+1;1);MID(&quot;0123456789ABCDEFGHJKLMNPQRSTUVWXYZabcdefghijklmnpqrstuvwxyz!#$%&amp;()*+-;&lt;=&gt;?@^_{}[]/\:&quot;&quot;&quot;&quot;&quot;;[.E390]+1;1);MID(&quot;0123456789ABCDEFGHJKLMNPQRSTUVWXYZabcdefghijklmnpqrstuvwxyz!#$%&amp;()*+-;&lt;=&gt;?@^_{}[]/\:&quot;&quot;&quot;&quot;&quot;;[.F390]+1;1);MID(&quot;0123456789ABCDEFGHJKLMNPQRSTUVWXYZabcdefghijklmnpqrstuvwxyz!#$%&amp;()*+-;&lt;=&gt;?@^_{}[]/\:&quot;&quot;&quot;&quot;&quot;;[.G390]+1;1))" office:value-type="string" office:string-value="n#&lt;Z" calcext:value-type="string">
            <text:p>n#&lt;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885c32f786ecfc9b2a865634bd861f8c5a332c0ab88605f93c751afd1c014d1</text:p>
          </table:table-cell>
          <table:table-cell table:formula="of:=HEX2DEC(MID([.A391];1;8))+HEX2DEC(MID([.A391];9;8))+HEX2DEC(MID([.A391];17;8))+HEX2DEC(MID([.A391];25;8))+HEX2DEC(MID([.A391];33;8))+HEX2DEC(MID([.A391];41;8))+HEX2DEC(MID([.A391];49;8))+HEX2DEC(MID([.A391];57;8))" office:value-type="float" office:value="22383449074" calcext:value-type="float">
            <text:p>22383449074</text:p>
          </table:table-cell>
          <table:table-cell table:formula="of:= MOD([.B391];85^4)" office:value-type="float" office:value="41581574" calcext:value-type="float">
            <text:p>41581574</text:p>
          </table:table-cell>
          <table:table-cell table:formula="of:=MOD(((((([.C391]-[.G391])/85)-[.F391])/85)-[.E391])/85;85)" office:value-type="float" office:value="67" calcext:value-type="float">
            <text:p>67</text:p>
          </table:table-cell>
          <table:table-cell table:formula="of:=MOD(((([.C391]-[.G391])/85)-[.F391])/85;85)" office:value-type="float" office:value="60" calcext:value-type="float">
            <text:p>60</text:p>
          </table:table-cell>
          <table:table-cell table:formula="of:=MOD(([.C391]-[.G391])/85;85)" office:value-type="float" office:value="19" calcext:value-type="float">
            <text:p>19</text:p>
          </table:table-cell>
          <table:table-cell table:formula="of:=MOD([.C391];85)" office:value-type="float" office:value="84" calcext:value-type="float">
            <text:p>84</text:p>
          </table:table-cell>
          <table:table-cell table:formula="of:=COM.MICROSOFT.CONCAT(MID(&quot;0123456789ABCDEFGHJKLMNPQRSTUVWXYZabcdefghijklmnpqrstuvwxyz!#$%&amp;()*+-;&lt;=&gt;?@^_{}[]/\:&quot;&quot;&quot;&quot;&quot;;[.D391]+1;1);MID(&quot;0123456789ABCDEFGHJKLMNPQRSTUVWXYZabcdefghijklmnpqrstuvwxyz!#$%&amp;()*+-;&lt;=&gt;?@^_{}[]/\:&quot;&quot;&quot;&quot;&quot;;[.E391]+1;1);MID(&quot;0123456789ABCDEFGHJKLMNPQRSTUVWXYZabcdefghijklmnpqrstuvwxyz!#$%&amp;()*+-;&lt;=&gt;?@^_{}[]/\:&quot;&quot;&quot;&quot;&quot;;[.F391]+1;1);MID(&quot;0123456789ABCDEFGHJKLMNPQRSTUVWXYZabcdefghijklmnpqrstuvwxyz!#$%&amp;()*+-;&lt;=&gt;?@^_{}[]/\:&quot;&quot;&quot;&quot;&quot;;[.G391]+1;1))" office:value-type="string" office:string-value="+#K&quot;" calcext:value-type="string">
            <text:p>+#K"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f335a61bf8c81a35fd7430b604f6073cbfae046567cf7971658336af16e4442</text:p>
          </table:table-cell>
          <table:table-cell table:formula="of:=HEX2DEC(MID([.A392];1;8))+HEX2DEC(MID([.A392];9;8))+HEX2DEC(MID([.A392];17;8))+HEX2DEC(MID([.A392];25;8))+HEX2DEC(MID([.A392];33;8))+HEX2DEC(MID([.A392];41;8))+HEX2DEC(MID([.A392];49;8))+HEX2DEC(MID([.A392];57;8))" office:value-type="float" office:value="18943889163" calcext:value-type="float">
            <text:p>18943889163</text:p>
          </table:table-cell>
          <table:table-cell table:formula="of:= MOD([.B392];85^4)" office:value-type="float" office:value="47262913" calcext:value-type="float">
            <text:p>47262913</text:p>
          </table:table-cell>
          <table:table-cell table:formula="of:=MOD(((((([.C392]-[.G392])/85)-[.F392])/85)-[.E392])/85;85)" office:value-type="float" office:value="76" calcext:value-type="float">
            <text:p>76</text:p>
          </table:table-cell>
          <table:table-cell table:formula="of:=MOD(((([.C392]-[.G392])/85)-[.F392])/85;85)" office:value-type="float" office:value="81" calcext:value-type="float">
            <text:p>81</text:p>
          </table:table-cell>
          <table:table-cell table:formula="of:=MOD(([.C392]-[.G392])/85;85)" office:value-type="float" office:value="49" calcext:value-type="float">
            <text:p>49</text:p>
          </table:table-cell>
          <table:table-cell table:formula="of:=MOD([.C392];85)" office:value-type="float" office:value="23" calcext:value-type="float">
            <text:p>23</text:p>
          </table:table-cell>
          <table:table-cell table:formula="of:=COM.MICROSOFT.CONCAT(MID(&quot;0123456789ABCDEFGHJKLMNPQRSTUVWXYZabcdefghijklmnpqrstuvwxyz!#$%&amp;()*+-;&lt;=&gt;?@^_{}[]/\:&quot;&quot;&quot;&quot;&quot;;[.D392]+1;1);MID(&quot;0123456789ABCDEFGHJKLMNPQRSTUVWXYZabcdefghijklmnpqrstuvwxyz!#$%&amp;()*+-;&lt;=&gt;?@^_{}[]/\:&quot;&quot;&quot;&quot;&quot;;[.E392]+1;1);MID(&quot;0123456789ABCDEFGHJKLMNPQRSTUVWXYZabcdefghijklmnpqrstuvwxyz!#$%&amp;()*+-;&lt;=&gt;?@^_{}[]/\:&quot;&quot;&quot;&quot;&quot;;[.F392]+1;1);MID(&quot;0123456789ABCDEFGHJKLMNPQRSTUVWXYZabcdefghijklmnpqrstuvwxyz!#$%&amp;()*+-;&lt;=&gt;?@^_{}[]/\:&quot;&quot;&quot;&quot;&quot;;[.G392]+1;1))" office:value-type="string" office:string-value="_/qP" calcext:value-type="string">
            <text:p>_/q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32e64e47ffb9c524031887a048b6973dda5f8a9a8b697cd27b5e045df359af2</text:p>
          </table:table-cell>
          <table:table-cell table:formula="of:=HEX2DEC(MID([.A393];1;8))+HEX2DEC(MID([.A393];9;8))+HEX2DEC(MID([.A393];17;8))+HEX2DEC(MID([.A393];25;8))+HEX2DEC(MID([.A393];33;8))+HEX2DEC(MID([.A393];41;8))+HEX2DEC(MID([.A393];49;8))+HEX2DEC(MID([.A393];57;8))" office:value-type="float" office:value="16193093328" calcext:value-type="float">
            <text:p>16193093328</text:p>
          </table:table-cell>
          <table:table-cell table:formula="of:= MOD([.B393];85^4)" office:value-type="float" office:value="10899578" calcext:value-type="float">
            <text:p>10899578</text:p>
          </table:table-cell>
          <table:table-cell table:formula="of:=MOD(((((([.C393]-[.G393])/85)-[.F393])/85)-[.E393])/85;85)" office:value-type="float" office:value="17" calcext:value-type="float">
            <text:p>17</text:p>
          </table:table-cell>
          <table:table-cell table:formula="of:=MOD(((([.C393]-[.G393])/85)-[.F393])/85;85)" office:value-type="float" office:value="63" calcext:value-type="float">
            <text:p>63</text:p>
          </table:table-cell>
          <table:table-cell table:formula="of:=MOD(([.C393]-[.G393])/85;85)" office:value-type="float" office:value="50" calcext:value-type="float">
            <text:p>50</text:p>
          </table:table-cell>
          <table:table-cell table:formula="of:=MOD([.C393];85)" office:value-type="float" office:value="28" calcext:value-type="float">
            <text:p>28</text:p>
          </table:table-cell>
          <table:table-cell table:formula="of:=COM.MICROSOFT.CONCAT(MID(&quot;0123456789ABCDEFGHJKLMNPQRSTUVWXYZabcdefghijklmnpqrstuvwxyz!#$%&amp;()*+-;&lt;=&gt;?@^_{}[]/\:&quot;&quot;&quot;&quot;&quot;;[.D393]+1;1);MID(&quot;0123456789ABCDEFGHJKLMNPQRSTUVWXYZabcdefghijklmnpqrstuvwxyz!#$%&amp;()*+-;&lt;=&gt;?@^_{}[]/\:&quot;&quot;&quot;&quot;&quot;;[.E393]+1;1);MID(&quot;0123456789ABCDEFGHJKLMNPQRSTUVWXYZabcdefghijklmnpqrstuvwxyz!#$%&amp;()*+-;&lt;=&gt;?@^_{}[]/\:&quot;&quot;&quot;&quot;&quot;;[.F393]+1;1);MID(&quot;0123456789ABCDEFGHJKLMNPQRSTUVWXYZabcdefghijklmnpqrstuvwxyz!#$%&amp;()*+-;&lt;=&gt;?@^_{}[]/\:&quot;&quot;&quot;&quot;&quot;;[.G393]+1;1))" office:value-type="string" office:string-value="H&amp;rU" calcext:value-type="string">
            <text:p>H&amp;r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7d114c55411d17a47f12cf4bfa0c4073256ac45294b53466fb3ecf593ac7c53</text:p>
          </table:table-cell>
          <table:table-cell table:formula="of:=HEX2DEC(MID([.A394];1;8))+HEX2DEC(MID([.A394];9;8))+HEX2DEC(MID([.A394];17;8))+HEX2DEC(MID([.A394];25;8))+HEX2DEC(MID([.A394];33;8))+HEX2DEC(MID([.A394];41;8))+HEX2DEC(MID([.A394];49;8))+HEX2DEC(MID([.A394];57;8))" office:value-type="float" office:value="12120965133" calcext:value-type="float">
            <text:p>12120965133</text:p>
          </table:table-cell>
          <table:table-cell table:formula="of:= MOD([.B394];85^4)" office:value-type="float" office:value="10420133" calcext:value-type="float">
            <text:p>10420133</text:p>
          </table:table-cell>
          <table:table-cell table:formula="of:=MOD(((((([.C394]-[.G394])/85)-[.F394])/85)-[.E394])/85;85)" office:value-type="float" office:value="16" calcext:value-type="float">
            <text:p>16</text:p>
          </table:table-cell>
          <table:table-cell table:formula="of:=MOD(((([.C394]-[.G394])/85)-[.F394])/85;85)" office:value-type="float" office:value="82" calcext:value-type="float">
            <text:p>82</text:p>
          </table:table-cell>
          <table:table-cell table:formula="of:=MOD(([.C394]-[.G394])/85;85)" office:value-type="float" office:value="19" calcext:value-type="float">
            <text:p>19</text:p>
          </table:table-cell>
          <table:table-cell table:formula="of:=MOD([.C394];85)" office:value-type="float" office:value="68" calcext:value-type="float">
            <text:p>68</text:p>
          </table:table-cell>
          <table:table-cell table:formula="of:=COM.MICROSOFT.CONCAT(MID(&quot;0123456789ABCDEFGHJKLMNPQRSTUVWXYZabcdefghijklmnpqrstuvwxyz!#$%&amp;()*+-;&lt;=&gt;?@^_{}[]/\:&quot;&quot;&quot;&quot;&quot;;[.D394]+1;1);MID(&quot;0123456789ABCDEFGHJKLMNPQRSTUVWXYZabcdefghijklmnpqrstuvwxyz!#$%&amp;()*+-;&lt;=&gt;?@^_{}[]/\:&quot;&quot;&quot;&quot;&quot;;[.E394]+1;1);MID(&quot;0123456789ABCDEFGHJKLMNPQRSTUVWXYZabcdefghijklmnpqrstuvwxyz!#$%&amp;()*+-;&lt;=&gt;?@^_{}[]/\:&quot;&quot;&quot;&quot;&quot;;[.F394]+1;1);MID(&quot;0123456789ABCDEFGHJKLMNPQRSTUVWXYZabcdefghijklmnpqrstuvwxyz!#$%&amp;()*+-;&lt;=&gt;?@^_{}[]/\:&quot;&quot;&quot;&quot;&quot;;[.G394]+1;1))" office:value-type="string" office:string-value="G\K-" calcext:value-type="string">
            <text:p>G\K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b16b2d9eb92a7ce60777fb344a43fb2146aabc424f25dcb055b175fec4cdccf</text:p>
          </table:table-cell>
          <table:table-cell table:formula="of:=HEX2DEC(MID([.A395];1;8))+HEX2DEC(MID([.A395];9;8))+HEX2DEC(MID([.A395];17;8))+HEX2DEC(MID([.A395];25;8))+HEX2DEC(MID([.A395];33;8))+HEX2DEC(MID([.A395];41;8))+HEX2DEC(MID([.A395];49;8))+HEX2DEC(MID([.A395];57;8))" office:value-type="float" office:value="13535680457" calcext:value-type="float">
            <text:p>13535680457</text:p>
          </table:table-cell>
          <table:table-cell table:formula="of:= MOD([.B395];85^4)" office:value-type="float" office:value="15718582" calcext:value-type="float">
            <text:p>15718582</text:p>
          </table:table-cell>
          <table:table-cell table:formula="of:=MOD(((((([.C395]-[.G395])/85)-[.F395])/85)-[.E395])/85;85)" office:value-type="float" office:value="25" calcext:value-type="float">
            <text:p>25</text:p>
          </table:table-cell>
          <table:table-cell table:formula="of:=MOD(((([.C395]-[.G395])/85)-[.F395])/85;85)" office:value-type="float" office:value="50" calcext:value-type="float">
            <text:p>50</text:p>
          </table:table-cell>
          <table:table-cell table:formula="of:=MOD(([.C395]-[.G395])/85;85)" office:value-type="float" office:value="49" calcext:value-type="float">
            <text:p>49</text:p>
          </table:table-cell>
          <table:table-cell table:formula="of:=MOD([.C395];85)" office:value-type="float" office:value="42" calcext:value-type="float">
            <text:p>42</text:p>
          </table:table-cell>
          <table:table-cell table:formula="of:=COM.MICROSOFT.CONCAT(MID(&quot;0123456789ABCDEFGHJKLMNPQRSTUVWXYZabcdefghijklmnpqrstuvwxyz!#$%&amp;()*+-;&lt;=&gt;?@^_{}[]/\:&quot;&quot;&quot;&quot;&quot;;[.D395]+1;1);MID(&quot;0123456789ABCDEFGHJKLMNPQRSTUVWXYZabcdefghijklmnpqrstuvwxyz!#$%&amp;()*+-;&lt;=&gt;?@^_{}[]/\:&quot;&quot;&quot;&quot;&quot;;[.E395]+1;1);MID(&quot;0123456789ABCDEFGHJKLMNPQRSTUVWXYZabcdefghijklmnpqrstuvwxyz!#$%&amp;()*+-;&lt;=&gt;?@^_{}[]/\:&quot;&quot;&quot;&quot;&quot;;[.F395]+1;1);MID(&quot;0123456789ABCDEFGHJKLMNPQRSTUVWXYZabcdefghijklmnpqrstuvwxyz!#$%&amp;()*+-;&lt;=&gt;?@^_{}[]/\:&quot;&quot;&quot;&quot;&quot;;[.G395]+1;1))" office:value-type="string" office:string-value="Rrqi" calcext:value-type="string">
            <text:p>Rrq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ee2000d4e09c2b40af8659fbac332754d531e32480314d1c22272cc001b46d</text:p>
          </table:table-cell>
          <table:table-cell table:formula="of:=HEX2DEC(MID([.A396];1;8))+HEX2DEC(MID([.A396];9;8))+HEX2DEC(MID([.A396];17;8))+HEX2DEC(MID([.A396];25;8))+HEX2DEC(MID([.A396];33;8))+HEX2DEC(MID([.A396];41;8))+HEX2DEC(MID([.A396];49;8))+HEX2DEC(MID([.A396];57;8))" office:value-type="float" office:value="15026336884" calcext:value-type="float">
            <text:p>15026336884</text:p>
          </table:table-cell>
          <table:table-cell table:formula="of:= MOD([.B396];85^4)" office:value-type="float" office:value="44757509" calcext:value-type="float">
            <text:p>44757509</text:p>
          </table:table-cell>
          <table:table-cell table:formula="of:=MOD(((((([.C396]-[.G396])/85)-[.F396])/85)-[.E396])/85;85)" office:value-type="float" office:value="72" calcext:value-type="float">
            <text:p>72</text:p>
          </table:table-cell>
          <table:table-cell table:formula="of:=MOD(((([.C396]-[.G396])/85)-[.F396])/85;85)" office:value-type="float" office:value="74" calcext:value-type="float">
            <text:p>74</text:p>
          </table:table-cell>
          <table:table-cell table:formula="of:=MOD(([.C396]-[.G396])/85;85)" office:value-type="float" office:value="68" calcext:value-type="float">
            <text:p>68</text:p>
          </table:table-cell>
          <table:table-cell table:formula="of:=MOD([.C396];85)" office:value-type="float" office:value="79" calcext:value-type="float">
            <text:p>79</text:p>
          </table:table-cell>
          <table:table-cell table:formula="of:=COM.MICROSOFT.CONCAT(MID(&quot;0123456789ABCDEFGHJKLMNPQRSTUVWXYZabcdefghijklmnpqrstuvwxyz!#$%&amp;()*+-;&lt;=&gt;?@^_{}[]/\:&quot;&quot;&quot;&quot;&quot;;[.D396]+1;1);MID(&quot;0123456789ABCDEFGHJKLMNPQRSTUVWXYZabcdefghijklmnpqrstuvwxyz!#$%&amp;()*+-;&lt;=&gt;?@^_{}[]/\:&quot;&quot;&quot;&quot;&quot;;[.E396]+1;1);MID(&quot;0123456789ABCDEFGHJKLMNPQRSTUVWXYZabcdefghijklmnpqrstuvwxyz!#$%&amp;()*+-;&lt;=&gt;?@^_{}[]/\:&quot;&quot;&quot;&quot;&quot;;[.F396]+1;1);MID(&quot;0123456789ABCDEFGHJKLMNPQRSTUVWXYZabcdefghijklmnpqrstuvwxyz!#$%&amp;()*+-;&lt;=&gt;?@^_{}[]/\:&quot;&quot;&quot;&quot;&quot;;[.G396]+1;1))" office:value-type="string" office:string-value="&gt;@-[" calcext:value-type="string">
            <text:p>&gt;@-[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97df7a1455cdee0adace581d044ca002f7dd5be3bf9435949e530f65a8f477c</text:p>
          </table:table-cell>
          <table:table-cell table:formula="of:=HEX2DEC(MID([.A397];1;8))+HEX2DEC(MID([.A397];9;8))+HEX2DEC(MID([.A397];17;8))+HEX2DEC(MID([.A397];25;8))+HEX2DEC(MID([.A397];33;8))+HEX2DEC(MID([.A397];41;8))+HEX2DEC(MID([.A397];49;8))+HEX2DEC(MID([.A397];57;8))" office:value-type="float" office:value="13098293131" calcext:value-type="float">
            <text:p>13098293131</text:p>
          </table:table-cell>
          <table:table-cell table:formula="of:= MOD([.B397];85^4)" office:value-type="float" office:value="48136881" calcext:value-type="float">
            <text:p>48136881</text:p>
          </table:table-cell>
          <table:table-cell table:formula="of:=MOD(((((([.C397]-[.G397])/85)-[.F397])/85)-[.E397])/85;85)" office:value-type="float" office:value="78" calcext:value-type="float">
            <text:p>78</text:p>
          </table:table-cell>
          <table:table-cell table:formula="of:=MOD(((([.C397]-[.G397])/85)-[.F397])/85;85)" office:value-type="float" office:value="32" calcext:value-type="float">
            <text:p>32</text:p>
          </table:table-cell>
          <table:table-cell table:formula="of:=MOD(([.C397]-[.G397])/85;85)" office:value-type="float" office:value="46" calcext:value-type="float">
            <text:p>46</text:p>
          </table:table-cell>
          <table:table-cell table:formula="of:=MOD([.C397];85)" office:value-type="float" office:value="21" calcext:value-type="float">
            <text:p>21</text:p>
          </table:table-cell>
          <table:table-cell table:formula="of:=COM.MICROSOFT.CONCAT(MID(&quot;0123456789ABCDEFGHJKLMNPQRSTUVWXYZabcdefghijklmnpqrstuvwxyz!#$%&amp;()*+-;&lt;=&gt;?@^_{}[]/\:&quot;&quot;&quot;&quot;&quot;;[.D397]+1;1);MID(&quot;0123456789ABCDEFGHJKLMNPQRSTUVWXYZabcdefghijklmnpqrstuvwxyz!#$%&amp;()*+-;&lt;=&gt;?@^_{}[]/\:&quot;&quot;&quot;&quot;&quot;;[.E397]+1;1);MID(&quot;0123456789ABCDEFGHJKLMNPQRSTUVWXYZabcdefghijklmnpqrstuvwxyz!#$%&amp;()*+-;&lt;=&gt;?@^_{}[]/\:&quot;&quot;&quot;&quot;&quot;;[.F397]+1;1);MID(&quot;0123456789ABCDEFGHJKLMNPQRSTUVWXYZabcdefghijklmnpqrstuvwxyz!#$%&amp;()*+-;&lt;=&gt;?@^_{}[]/\:&quot;&quot;&quot;&quot;&quot;;[.G397]+1;1))" office:value-type="string" office:string-value="}YmM" calcext:value-type="string">
            <text:p>}Y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702a39b6ec17e5f1fe79298d55e9eab68534d263f20eb2da826a2ebcefd226c</text:p>
          </table:table-cell>
          <table:table-cell table:formula="of:=HEX2DEC(MID([.A398];1;8))+HEX2DEC(MID([.A398];9;8))+HEX2DEC(MID([.A398];17;8))+HEX2DEC(MID([.A398];25;8))+HEX2DEC(MID([.A398];33;8))+HEX2DEC(MID([.A398];41;8))+HEX2DEC(MID([.A398];49;8))+HEX2DEC(MID([.A398];57;8))" office:value-type="float" office:value="15999324391" calcext:value-type="float">
            <text:p>15999324391</text:p>
          </table:table-cell>
          <table:table-cell table:formula="of:= MOD([.B398];85^4)" office:value-type="float" office:value="25933141" calcext:value-type="float">
            <text:p>25933141</text:p>
          </table:table-cell>
          <table:table-cell table:formula="of:=MOD(((((([.C398]-[.G398])/85)-[.F398])/85)-[.E398])/85;85)" office:value-type="float" office:value="42" calcext:value-type="float">
            <text:p>42</text:p>
          </table:table-cell>
          <table:table-cell table:formula="of:=MOD(((([.C398]-[.G398])/85)-[.F398])/85;85)" office:value-type="float" office:value="19" calcext:value-type="float">
            <text:p>19</text:p>
          </table:table-cell>
          <table:table-cell table:formula="of:=MOD(([.C398]-[.G398])/85;85)" office:value-type="float" office:value="30" calcext:value-type="float">
            <text:p>30</text:p>
          </table:table-cell>
          <table:table-cell table:formula="of:=MOD([.C398];85)" office:value-type="float" office:value="66" calcext:value-type="float">
            <text:p>66</text:p>
          </table:table-cell>
          <table:table-cell table:formula="of:=COM.MICROSOFT.CONCAT(MID(&quot;0123456789ABCDEFGHJKLMNPQRSTUVWXYZabcdefghijklmnpqrstuvwxyz!#$%&amp;()*+-;&lt;=&gt;?@^_{}[]/\:&quot;&quot;&quot;&quot;&quot;;[.D398]+1;1);MID(&quot;0123456789ABCDEFGHJKLMNPQRSTUVWXYZabcdefghijklmnpqrstuvwxyz!#$%&amp;()*+-;&lt;=&gt;?@^_{}[]/\:&quot;&quot;&quot;&quot;&quot;;[.E398]+1;1);MID(&quot;0123456789ABCDEFGHJKLMNPQRSTUVWXYZabcdefghijklmnpqrstuvwxyz!#$%&amp;()*+-;&lt;=&gt;?@^_{}[]/\:&quot;&quot;&quot;&quot;&quot;;[.F398]+1;1);MID(&quot;0123456789ABCDEFGHJKLMNPQRSTUVWXYZabcdefghijklmnpqrstuvwxyz!#$%&amp;()*+-;&lt;=&gt;?@^_{}[]/\:&quot;&quot;&quot;&quot;&quot;;[.G398]+1;1))" office:value-type="string" office:string-value="iKW*" calcext:value-type="string">
            <text:p>iKW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4d513277d029fa3fc155339b6eb2d51319b1a5e2044bb2d2957e5e982b87ea4</text:p>
          </table:table-cell>
          <table:table-cell table:formula="of:=HEX2DEC(MID([.A399];1;8))+HEX2DEC(MID([.A399];9;8))+HEX2DEC(MID([.A399];17;8))+HEX2DEC(MID([.A399];25;8))+HEX2DEC(MID([.A399];33;8))+HEX2DEC(MID([.A399];41;8))+HEX2DEC(MID([.A399];49;8))+HEX2DEC(MID([.A399];57;8))" office:value-type="float" office:value="16958123372" calcext:value-type="float">
            <text:p>16958123372</text:p>
          </table:table-cell>
          <table:table-cell table:formula="of:= MOD([.B399];85^4)" office:value-type="float" office:value="45120872" calcext:value-type="float">
            <text:p>45120872</text:p>
          </table:table-cell>
          <table:table-cell table:formula="of:=MOD(((((([.C399]-[.G399])/85)-[.F399])/85)-[.E399])/85;85)" office:value-type="float" office:value="73" calcext:value-type="float">
            <text:p>73</text:p>
          </table:table-cell>
          <table:table-cell table:formula="of:=MOD(((([.C399]-[.G399])/85)-[.F399])/85;85)" office:value-type="float" office:value="40" calcext:value-type="float">
            <text:p>40</text:p>
          </table:table-cell>
          <table:table-cell table:formula="of:=MOD(([.C399]-[.G399])/85;85)" office:value-type="float" office:value="8" calcext:value-type="float">
            <text:p>8</text:p>
          </table:table-cell>
          <table:table-cell table:formula="of:=MOD([.C399];85)" office:value-type="float" office:value="67" calcext:value-type="float">
            <text:p>67</text:p>
          </table:table-cell>
          <table:table-cell table:formula="of:=COM.MICROSOFT.CONCAT(MID(&quot;0123456789ABCDEFGHJKLMNPQRSTUVWXYZabcdefghijklmnpqrstuvwxyz!#$%&amp;()*+-;&lt;=&gt;?@^_{}[]/\:&quot;&quot;&quot;&quot;&quot;;[.D399]+1;1);MID(&quot;0123456789ABCDEFGHJKLMNPQRSTUVWXYZabcdefghijklmnpqrstuvwxyz!#$%&amp;()*+-;&lt;=&gt;?@^_{}[]/\:&quot;&quot;&quot;&quot;&quot;;[.E399]+1;1);MID(&quot;0123456789ABCDEFGHJKLMNPQRSTUVWXYZabcdefghijklmnpqrstuvwxyz!#$%&amp;()*+-;&lt;=&gt;?@^_{}[]/\:&quot;&quot;&quot;&quot;&quot;;[.F399]+1;1);MID(&quot;0123456789ABCDEFGHJKLMNPQRSTUVWXYZabcdefghijklmnpqrstuvwxyz!#$%&amp;()*+-;&lt;=&gt;?@^_{}[]/\:&quot;&quot;&quot;&quot;&quot;;[.G399]+1;1))" office:value-type="string" office:string-value="?g8+" calcext:value-type="string">
            <text:p>?g8+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1ca02eaccf1da6098acf79a3e614ba4cbaf24ec627628aed027955e9245d47f</text:p>
          </table:table-cell>
          <table:table-cell table:formula="of:=HEX2DEC(MID([.A400];1;8))+HEX2DEC(MID([.A400];9;8))+HEX2DEC(MID([.A400];17;8))+HEX2DEC(MID([.A400];25;8))+HEX2DEC(MID([.A400];33;8))+HEX2DEC(MID([.A400];41;8))+HEX2DEC(MID([.A400];49;8))+HEX2DEC(MID([.A400];57;8))" office:value-type="float" office:value="18628794367" calcext:value-type="float">
            <text:p>18628794367</text:p>
          </table:table-cell>
          <table:table-cell table:formula="of:= MOD([.B400];85^4)" office:value-type="float" office:value="45371867" calcext:value-type="float">
            <text:p>45371867</text:p>
          </table:table-cell>
          <table:table-cell table:formula="of:=MOD(((((([.C400]-[.G400])/85)-[.F400])/85)-[.E400])/85;85)" office:value-type="float" office:value="73" calcext:value-type="float">
            <text:p>73</text:p>
          </table:table-cell>
          <table:table-cell table:formula="of:=MOD(((([.C400]-[.G400])/85)-[.F400])/85;85)" office:value-type="float" office:value="74" calcext:value-type="float">
            <text:p>74</text:p>
          </table:table-cell>
          <table:table-cell table:formula="of:=MOD(([.C400]-[.G400])/85;85)" office:value-type="float" office:value="71" calcext:value-type="float">
            <text:p>71</text:p>
          </table:table-cell>
          <table:table-cell table:formula="of:=MOD([.C400];85)" office:value-type="float" office:value="57" calcext:value-type="float">
            <text:p>57</text:p>
          </table:table-cell>
          <table:table-cell table:formula="of:=COM.MICROSOFT.CONCAT(MID(&quot;0123456789ABCDEFGHJKLMNPQRSTUVWXYZabcdefghijklmnpqrstuvwxyz!#$%&amp;()*+-;&lt;=&gt;?@^_{}[]/\:&quot;&quot;&quot;&quot;&quot;;[.D400]+1;1);MID(&quot;0123456789ABCDEFGHJKLMNPQRSTUVWXYZabcdefghijklmnpqrstuvwxyz!#$%&amp;()*+-;&lt;=&gt;?@^_{}[]/\:&quot;&quot;&quot;&quot;&quot;;[.E400]+1;1);MID(&quot;0123456789ABCDEFGHJKLMNPQRSTUVWXYZabcdefghijklmnpqrstuvwxyz!#$%&amp;()*+-;&lt;=&gt;?@^_{}[]/\:&quot;&quot;&quot;&quot;&quot;;[.F400]+1;1);MID(&quot;0123456789ABCDEFGHJKLMNPQRSTUVWXYZabcdefghijklmnpqrstuvwxyz!#$%&amp;()*+-;&lt;=&gt;?@^_{}[]/\:&quot;&quot;&quot;&quot;&quot;;[.G400]+1;1))" office:value-type="string" office:string-value="?@=y" calcext:value-type="string">
            <text:p>?@=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7c168626fe053af4281c556b8b80043664eedef3bc99f8766c81d8cc1623651</text:p>
          </table:table-cell>
          <table:table-cell table:formula="of:=HEX2DEC(MID([.A401];1;8))+HEX2DEC(MID([.A401];9;8))+HEX2DEC(MID([.A401];17;8))+HEX2DEC(MID([.A401];25;8))+HEX2DEC(MID([.A401];33;8))+HEX2DEC(MID([.A401];41;8))+HEX2DEC(MID([.A401];49;8))+HEX2DEC(MID([.A401];57;8))" office:value-type="float" office:value="16863093501" calcext:value-type="float">
            <text:p>16863093501</text:p>
          </table:table-cell>
          <table:table-cell table:formula="of:= MOD([.B401];85^4)" office:value-type="float" office:value="2291626" calcext:value-type="float">
            <text:p>2291626</text:p>
          </table:table-cell>
          <table:table-cell table:formula="of:=MOD(((((([.C401]-[.G401])/85)-[.F401])/85)-[.E401])/85;85)" office:value-type="float" office:value="3" calcext:value-type="float">
            <text:p>3</text:p>
          </table:table-cell>
          <table:table-cell table:formula="of:=MOD(((([.C401]-[.G401])/85)-[.F401])/85;85)" office:value-type="float" office:value="62" calcext:value-type="float">
            <text:p>62</text:p>
          </table:table-cell>
          <table:table-cell table:formula="of:=MOD(([.C401]-[.G401])/85;85)" office:value-type="float" office:value="15" calcext:value-type="float">
            <text:p>15</text:p>
          </table:table-cell>
          <table:table-cell table:formula="of:=MOD([.C401];85)" office:value-type="float" office:value="26" calcext:value-type="float">
            <text:p>26</text:p>
          </table:table-cell>
          <table:table-cell table:formula="of:=COM.MICROSOFT.CONCAT(MID(&quot;0123456789ABCDEFGHJKLMNPQRSTUVWXYZabcdefghijklmnpqrstuvwxyz!#$%&amp;()*+-;&lt;=&gt;?@^_{}[]/\:&quot;&quot;&quot;&quot;&quot;;[.D401]+1;1);MID(&quot;0123456789ABCDEFGHJKLMNPQRSTUVWXYZabcdefghijklmnpqrstuvwxyz!#$%&amp;()*+-;&lt;=&gt;?@^_{}[]/\:&quot;&quot;&quot;&quot;&quot;;[.E401]+1;1);MID(&quot;0123456789ABCDEFGHJKLMNPQRSTUVWXYZabcdefghijklmnpqrstuvwxyz!#$%&amp;()*+-;&lt;=&gt;?@^_{}[]/\:&quot;&quot;&quot;&quot;&quot;;[.F401]+1;1);MID(&quot;0123456789ABCDEFGHJKLMNPQRSTUVWXYZabcdefghijklmnpqrstuvwxyz!#$%&amp;()*+-;&lt;=&gt;?@^_{}[]/\:&quot;&quot;&quot;&quot;&quot;;[.G401]+1;1))" office:value-type="string" office:string-value="3%FS" calcext:value-type="string">
            <text:p>3%F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64154b81b91ae782cd8fc7f265912aafa6c36078168f96951d452cab5d99dc7</text:p>
          </table:table-cell>
          <table:table-cell table:formula="of:=HEX2DEC(MID([.A402];1;8))+HEX2DEC(MID([.A402];9;8))+HEX2DEC(MID([.A402];17;8))+HEX2DEC(MID([.A402];25;8))+HEX2DEC(MID([.A402];33;8))+HEX2DEC(MID([.A402];41;8))+HEX2DEC(MID([.A402];49;8))+HEX2DEC(MID([.A402];57;8))" office:value-type="float" office:value="14907093594" calcext:value-type="float">
            <text:p>14907093594</text:p>
          </table:table-cell>
          <table:table-cell table:formula="of:= MOD([.B402];85^4)" office:value-type="float" office:value="29915469" calcext:value-type="float">
            <text:p>29915469</text:p>
          </table:table-cell>
          <table:table-cell table:formula="of:=MOD(((((([.C402]-[.G402])/85)-[.F402])/85)-[.E402])/85;85)" office:value-type="float" office:value="48" calcext:value-type="float">
            <text:p>48</text:p>
          </table:table-cell>
          <table:table-cell table:formula="of:=MOD(((([.C402]-[.G402])/85)-[.F402])/85;85)" office:value-type="float" office:value="60" calcext:value-type="float">
            <text:p>60</text:p>
          </table:table-cell>
          <table:table-cell table:formula="of:=MOD(([.C402]-[.G402])/85;85)" office:value-type="float" office:value="46" calcext:value-type="float">
            <text:p>46</text:p>
          </table:table-cell>
          <table:table-cell table:formula="of:=MOD([.C402];85)" office:value-type="float" office:value="59" calcext:value-type="float">
            <text:p>59</text:p>
          </table:table-cell>
          <table:table-cell table:formula="of:=COM.MICROSOFT.CONCAT(MID(&quot;0123456789ABCDEFGHJKLMNPQRSTUVWXYZabcdefghijklmnpqrstuvwxyz!#$%&amp;()*+-;&lt;=&gt;?@^_{}[]/\:&quot;&quot;&quot;&quot;&quot;;[.D402]+1;1);MID(&quot;0123456789ABCDEFGHJKLMNPQRSTUVWXYZabcdefghijklmnpqrstuvwxyz!#$%&amp;()*+-;&lt;=&gt;?@^_{}[]/\:&quot;&quot;&quot;&quot;&quot;;[.E402]+1;1);MID(&quot;0123456789ABCDEFGHJKLMNPQRSTUVWXYZabcdefghijklmnpqrstuvwxyz!#$%&amp;()*+-;&lt;=&gt;?@^_{}[]/\:&quot;&quot;&quot;&quot;&quot;;[.F402]+1;1);MID(&quot;0123456789ABCDEFGHJKLMNPQRSTUVWXYZabcdefghijklmnpqrstuvwxyz!#$%&amp;()*+-;&lt;=&gt;?@^_{}[]/\:&quot;&quot;&quot;&quot;&quot;;[.G402]+1;1))" office:value-type="string" office:string-value="p#m!" calcext:value-type="string">
            <text:p>p#m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4df891c484d7abb985dadf539fa1883a646dab6337af5cae4159c587b7050cc</text:p>
          </table:table-cell>
          <table:table-cell table:formula="of:=HEX2DEC(MID([.A403];1;8))+HEX2DEC(MID([.A403];9;8))+HEX2DEC(MID([.A403];17;8))+HEX2DEC(MID([.A403];25;8))+HEX2DEC(MID([.A403];33;8))+HEX2DEC(MID([.A403];41;8))+HEX2DEC(MID([.A403];49;8))+HEX2DEC(MID([.A403];57;8))" office:value-type="float" office:value="18132797427" calcext:value-type="float">
            <text:p>18132797427</text:p>
          </table:table-cell>
          <table:table-cell table:formula="of:= MOD([.B403];85^4)" office:value-type="float" office:value="19180552" calcext:value-type="float">
            <text:p>19180552</text:p>
          </table:table-cell>
          <table:table-cell table:formula="of:=MOD(((((([.C403]-[.G403])/85)-[.F403])/85)-[.E403])/85;85)" office:value-type="float" office:value="31" calcext:value-type="float">
            <text:p>31</text:p>
          </table:table-cell>
          <table:table-cell table:formula="of:=MOD(((([.C403]-[.G403])/85)-[.F403])/85;85)" office:value-type="float" office:value="19" calcext:value-type="float">
            <text:p>19</text:p>
          </table:table-cell>
          <table:table-cell table:formula="of:=MOD(([.C403]-[.G403])/85;85)" office:value-type="float" office:value="63" calcext:value-type="float">
            <text:p>63</text:p>
          </table:table-cell>
          <table:table-cell table:formula="of:=MOD([.C403];85)" office:value-type="float" office:value="47" calcext:value-type="float">
            <text:p>47</text:p>
          </table:table-cell>
          <table:table-cell table:formula="of:=COM.MICROSOFT.CONCAT(MID(&quot;0123456789ABCDEFGHJKLMNPQRSTUVWXYZabcdefghijklmnpqrstuvwxyz!#$%&amp;()*+-;&lt;=&gt;?@^_{}[]/\:&quot;&quot;&quot;&quot;&quot;;[.D403]+1;1);MID(&quot;0123456789ABCDEFGHJKLMNPQRSTUVWXYZabcdefghijklmnpqrstuvwxyz!#$%&amp;()*+-;&lt;=&gt;?@^_{}[]/\:&quot;&quot;&quot;&quot;&quot;;[.E403]+1;1);MID(&quot;0123456789ABCDEFGHJKLMNPQRSTUVWXYZabcdefghijklmnpqrstuvwxyz!#$%&amp;()*+-;&lt;=&gt;?@^_{}[]/\:&quot;&quot;&quot;&quot;&quot;;[.F403]+1;1);MID(&quot;0123456789ABCDEFGHJKLMNPQRSTUVWXYZabcdefghijklmnpqrstuvwxyz!#$%&amp;()*+-;&lt;=&gt;?@^_{}[]/\:&quot;&quot;&quot;&quot;&quot;;[.G403]+1;1))" office:value-type="string" office:string-value="XK&amp;n" calcext:value-type="string">
            <text:p>XK&amp;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d94ef1d04a57469912deb42e29ecee5168b983c775efa906cb9268596ba9f84</text:p>
          </table:table-cell>
          <table:table-cell table:formula="of:=HEX2DEC(MID([.A404];1;8))+HEX2DEC(MID([.A404];9;8))+HEX2DEC(MID([.A404];17;8))+HEX2DEC(MID([.A404];25;8))+HEX2DEC(MID([.A404];33;8))+HEX2DEC(MID([.A404];41;8))+HEX2DEC(MID([.A404];49;8))+HEX2DEC(MID([.A404];57;8))" office:value-type="float" office:value="14619604610" calcext:value-type="float">
            <text:p>14619604610</text:p>
          </table:table-cell>
          <table:table-cell table:formula="of:= MOD([.B404];85^4)" office:value-type="float" office:value="3429610" calcext:value-type="float">
            <text:p>3429610</text:p>
          </table:table-cell>
          <table:table-cell table:formula="of:=MOD(((((([.C404]-[.G404])/85)-[.F404])/85)-[.E404])/85;85)" office:value-type="float" office:value="5" calcext:value-type="float">
            <text:p>5</text:p>
          </table:table-cell>
          <table:table-cell table:formula="of:=MOD(((([.C404]-[.G404])/85)-[.F404])/85;85)" office:value-type="float" office:value="49" calcext:value-type="float">
            <text:p>49</text:p>
          </table:table-cell>
          <table:table-cell table:formula="of:=MOD(([.C404]-[.G404])/85;85)" office:value-type="float" office:value="58" calcext:value-type="float">
            <text:p>58</text:p>
          </table:table-cell>
          <table:table-cell table:formula="of:=MOD([.C404];85)" office:value-type="float" office:value="30" calcext:value-type="float">
            <text:p>30</text:p>
          </table:table-cell>
          <table:table-cell table:formula="of:=COM.MICROSOFT.CONCAT(MID(&quot;0123456789ABCDEFGHJKLMNPQRSTUVWXYZabcdefghijklmnpqrstuvwxyz!#$%&amp;()*+-;&lt;=&gt;?@^_{}[]/\:&quot;&quot;&quot;&quot;&quot;;[.D404]+1;1);MID(&quot;0123456789ABCDEFGHJKLMNPQRSTUVWXYZabcdefghijklmnpqrstuvwxyz!#$%&amp;()*+-;&lt;=&gt;?@^_{}[]/\:&quot;&quot;&quot;&quot;&quot;;[.E404]+1;1);MID(&quot;0123456789ABCDEFGHJKLMNPQRSTUVWXYZabcdefghijklmnpqrstuvwxyz!#$%&amp;()*+-;&lt;=&gt;?@^_{}[]/\:&quot;&quot;&quot;&quot;&quot;;[.F404]+1;1);MID(&quot;0123456789ABCDEFGHJKLMNPQRSTUVWXYZabcdefghijklmnpqrstuvwxyz!#$%&amp;()*+-;&lt;=&gt;?@^_{}[]/\:&quot;&quot;&quot;&quot;&quot;;[.G404]+1;1))" office:value-type="string" office:string-value="5qzW" calcext:value-type="string">
            <text:p>5qz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49f1b0f176ea361f5b418450f516d633ee202f10bae3f2973ac30ec243f7bc9</text:p>
          </table:table-cell>
          <table:table-cell table:formula="of:=HEX2DEC(MID([.A405];1;8))+HEX2DEC(MID([.A405];9;8))+HEX2DEC(MID([.A405];17;8))+HEX2DEC(MID([.A405];25;8))+HEX2DEC(MID([.A405];33;8))+HEX2DEC(MID([.A405];41;8))+HEX2DEC(MID([.A405];49;8))+HEX2DEC(MID([.A405];57;8))" office:value-type="float" office:value="11602440935" calcext:value-type="float">
            <text:p>11602440935</text:p>
          </table:table-cell>
          <table:table-cell table:formula="of:= MOD([.B405];85^4)" office:value-type="float" office:value="13902185" calcext:value-type="float">
            <text:p>13902185</text:p>
          </table:table-cell>
          <table:table-cell table:formula="of:=MOD(((((([.C405]-[.G405])/85)-[.F405])/85)-[.E405])/85;85)" office:value-type="float" office:value="22" calcext:value-type="float">
            <text:p>22</text:p>
          </table:table-cell>
          <table:table-cell table:formula="of:=MOD(((([.C405]-[.G405])/85)-[.F405])/85;85)" office:value-type="float" office:value="54" calcext:value-type="float">
            <text:p>54</text:p>
          </table:table-cell>
          <table:table-cell table:formula="of:=MOD(([.C405]-[.G405])/85;85)" office:value-type="float" office:value="15" calcext:value-type="float">
            <text:p>15</text:p>
          </table:table-cell>
          <table:table-cell table:formula="of:=MOD([.C405];85)" office:value-type="float" office:value="10" calcext:value-type="float">
            <text:p>10</text:p>
          </table:table-cell>
          <table:table-cell table:formula="of:=COM.MICROSOFT.CONCAT(MID(&quot;0123456789ABCDEFGHJKLMNPQRSTUVWXYZabcdefghijklmnpqrstuvwxyz!#$%&amp;()*+-;&lt;=&gt;?@^_{}[]/\:&quot;&quot;&quot;&quot;&quot;;[.D405]+1;1);MID(&quot;0123456789ABCDEFGHJKLMNPQRSTUVWXYZabcdefghijklmnpqrstuvwxyz!#$%&amp;()*+-;&lt;=&gt;?@^_{}[]/\:&quot;&quot;&quot;&quot;&quot;;[.E405]+1;1);MID(&quot;0123456789ABCDEFGHJKLMNPQRSTUVWXYZabcdefghijklmnpqrstuvwxyz!#$%&amp;()*+-;&lt;=&gt;?@^_{}[]/\:&quot;&quot;&quot;&quot;&quot;;[.F405]+1;1);MID(&quot;0123456789ABCDEFGHJKLMNPQRSTUVWXYZabcdefghijklmnpqrstuvwxyz!#$%&amp;()*+-;&lt;=&gt;?@^_{}[]/\:&quot;&quot;&quot;&quot;&quot;;[.G405]+1;1))" office:value-type="string" office:string-value="NvFA" calcext:value-type="string">
            <text:p>NvF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7a58cc66d1cd6b51466af8ed52d6a38053b5572fee09a0ae8859c26b82bdf67</text:p>
          </table:table-cell>
          <table:table-cell table:formula="of:=HEX2DEC(MID([.A406];1;8))+HEX2DEC(MID([.A406];9;8))+HEX2DEC(MID([.A406];17;8))+HEX2DEC(MID([.A406];25;8))+HEX2DEC(MID([.A406];33;8))+HEX2DEC(MID([.A406];41;8))+HEX2DEC(MID([.A406];49;8))+HEX2DEC(MID([.A406];57;8))" office:value-type="float" office:value="19648473162" calcext:value-type="float">
            <text:p>19648473162</text:p>
          </table:table-cell>
          <table:table-cell table:formula="of:= MOD([.B406];85^4)" office:value-type="float" office:value="21038162" calcext:value-type="float">
            <text:p>21038162</text:p>
          </table:table-cell>
          <table:table-cell table:formula="of:=MOD(((((([.C406]-[.G406])/85)-[.F406])/85)-[.E406])/85;85)" office:value-type="float" office:value="34" calcext:value-type="float">
            <text:p>34</text:p>
          </table:table-cell>
          <table:table-cell table:formula="of:=MOD(((([.C406]-[.G406])/85)-[.F406])/85;85)" office:value-type="float" office:value="21" calcext:value-type="float">
            <text:p>21</text:p>
          </table:table-cell>
          <table:table-cell table:formula="of:=MOD(([.C406]-[.G406])/85;85)" office:value-type="float" office:value="72" calcext:value-type="float">
            <text:p>72</text:p>
          </table:table-cell>
          <table:table-cell table:formula="of:=MOD([.C406];85)" office:value-type="float" office:value="67" calcext:value-type="float">
            <text:p>67</text:p>
          </table:table-cell>
          <table:table-cell table:formula="of:=COM.MICROSOFT.CONCAT(MID(&quot;0123456789ABCDEFGHJKLMNPQRSTUVWXYZabcdefghijklmnpqrstuvwxyz!#$%&amp;()*+-;&lt;=&gt;?@^_{}[]/\:&quot;&quot;&quot;&quot;&quot;;[.D406]+1;1);MID(&quot;0123456789ABCDEFGHJKLMNPQRSTUVWXYZabcdefghijklmnpqrstuvwxyz!#$%&amp;()*+-;&lt;=&gt;?@^_{}[]/\:&quot;&quot;&quot;&quot;&quot;;[.E406]+1;1);MID(&quot;0123456789ABCDEFGHJKLMNPQRSTUVWXYZabcdefghijklmnpqrstuvwxyz!#$%&amp;()*+-;&lt;=&gt;?@^_{}[]/\:&quot;&quot;&quot;&quot;&quot;;[.F406]+1;1);MID(&quot;0123456789ABCDEFGHJKLMNPQRSTUVWXYZabcdefghijklmnpqrstuvwxyz!#$%&amp;()*+-;&lt;=&gt;?@^_{}[]/\:&quot;&quot;&quot;&quot;&quot;;[.G406]+1;1))" office:value-type="string" office:string-value="aM&gt;+" calcext:value-type="string">
            <text:p>aM&gt;+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8bf41177a5f5e808a7ccb648b51080b031f15ca8018d91a576263d6cc626eb6</text:p>
          </table:table-cell>
          <table:table-cell table:formula="of:=HEX2DEC(MID([.A407];1;8))+HEX2DEC(MID([.A407];9;8))+HEX2DEC(MID([.A407];17;8))+HEX2DEC(MID([.A407];25;8))+HEX2DEC(MID([.A407];33;8))+HEX2DEC(MID([.A407];41;8))+HEX2DEC(MID([.A407];49;8))+HEX2DEC(MID([.A407];57;8))" office:value-type="float" office:value="17983681654" calcext:value-type="float">
            <text:p>17983681654</text:p>
          </table:table-cell>
          <table:table-cell table:formula="of:= MOD([.B407];85^4)" office:value-type="float" office:value="26666654" calcext:value-type="float">
            <text:p>26666654</text:p>
          </table:table-cell>
          <table:table-cell table:formula="of:=MOD(((((([.C407]-[.G407])/85)-[.F407])/85)-[.E407])/85;85)" office:value-type="float" office:value="43" calcext:value-type="float">
            <text:p>43</text:p>
          </table:table-cell>
          <table:table-cell table:formula="of:=MOD(((([.C407]-[.G407])/85)-[.F407])/85;85)" office:value-type="float" office:value="35" calcext:value-type="float">
            <text:p>35</text:p>
          </table:table-cell>
          <table:table-cell table:formula="of:=MOD(([.C407]-[.G407])/85;85)" office:value-type="float" office:value="75" calcext:value-type="float">
            <text:p>75</text:p>
          </table:table-cell>
          <table:table-cell table:formula="of:=MOD([.C407];85)" office:value-type="float" office:value="29" calcext:value-type="float">
            <text:p>29</text:p>
          </table:table-cell>
          <table:table-cell table:formula="of:=COM.MICROSOFT.CONCAT(MID(&quot;0123456789ABCDEFGHJKLMNPQRSTUVWXYZabcdefghijklmnpqrstuvwxyz!#$%&amp;()*+-;&lt;=&gt;?@^_{}[]/\:&quot;&quot;&quot;&quot;&quot;;[.D407]+1;1);MID(&quot;0123456789ABCDEFGHJKLMNPQRSTUVWXYZabcdefghijklmnpqrstuvwxyz!#$%&amp;()*+-;&lt;=&gt;?@^_{}[]/\:&quot;&quot;&quot;&quot;&quot;;[.E407]+1;1);MID(&quot;0123456789ABCDEFGHJKLMNPQRSTUVWXYZabcdefghijklmnpqrstuvwxyz!#$%&amp;()*+-;&lt;=&gt;?@^_{}[]/\:&quot;&quot;&quot;&quot;&quot;;[.F407]+1;1);MID(&quot;0123456789ABCDEFGHJKLMNPQRSTUVWXYZabcdefghijklmnpqrstuvwxyz!#$%&amp;()*+-;&lt;=&gt;?@^_{}[]/\:&quot;&quot;&quot;&quot;&quot;;[.G407]+1;1))" office:value-type="string" office:string-value="jb^V" calcext:value-type="string">
            <text:p>jb^V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8e9df17875451b106e9c052725fdca7fa706cc28f1d99e93e40fc5f456d45cb</text:p>
          </table:table-cell>
          <table:table-cell table:formula="of:=HEX2DEC(MID([.A408];1;8))+HEX2DEC(MID([.A408];9;8))+HEX2DEC(MID([.A408];17;8))+HEX2DEC(MID([.A408];25;8))+HEX2DEC(MID([.A408];33;8))+HEX2DEC(MID([.A408];41;8))+HEX2DEC(MID([.A408];49;8))+HEX2DEC(MID([.A408];57;8))" office:value-type="float" office:value="13803722390" calcext:value-type="float">
            <text:p>13803722390</text:p>
          </table:table-cell>
          <table:table-cell table:formula="of:= MOD([.B408];85^4)" office:value-type="float" office:value="22757390" calcext:value-type="float">
            <text:p>22757390</text:p>
          </table:table-cell>
          <table:table-cell table:formula="of:=MOD(((((([.C408]-[.G408])/85)-[.F408])/85)-[.E408])/85;85)" office:value-type="float" office:value="37" calcext:value-type="float">
            <text:p>37</text:p>
          </table:table-cell>
          <table:table-cell table:formula="of:=MOD(((([.C408]-[.G408])/85)-[.F408])/85;85)" office:value-type="float" office:value="4" calcext:value-type="float">
            <text:p>4</text:p>
          </table:table-cell>
          <table:table-cell table:formula="of:=MOD(([.C408]-[.G408])/85;85)" office:value-type="float" office:value="69" calcext:value-type="float">
            <text:p>69</text:p>
          </table:table-cell>
          <table:table-cell table:formula="of:=MOD([.C408];85)" office:value-type="float" office:value="0" calcext:value-type="float">
            <text:p>0</text:p>
          </table:table-cell>
          <table:table-cell table:formula="of:=COM.MICROSOFT.CONCAT(MID(&quot;0123456789ABCDEFGHJKLMNPQRSTUVWXYZabcdefghijklmnpqrstuvwxyz!#$%&amp;()*+-;&lt;=&gt;?@^_{}[]/\:&quot;&quot;&quot;&quot;&quot;;[.D408]+1;1);MID(&quot;0123456789ABCDEFGHJKLMNPQRSTUVWXYZabcdefghijklmnpqrstuvwxyz!#$%&amp;()*+-;&lt;=&gt;?@^_{}[]/\:&quot;&quot;&quot;&quot;&quot;;[.E408]+1;1);MID(&quot;0123456789ABCDEFGHJKLMNPQRSTUVWXYZabcdefghijklmnpqrstuvwxyz!#$%&amp;()*+-;&lt;=&gt;?@^_{}[]/\:&quot;&quot;&quot;&quot;&quot;;[.F408]+1;1);MID(&quot;0123456789ABCDEFGHJKLMNPQRSTUVWXYZabcdefghijklmnpqrstuvwxyz!#$%&amp;()*+-;&lt;=&gt;?@^_{}[]/\:&quot;&quot;&quot;&quot;&quot;;[.G408]+1;1))" office:value-type="string" office:string-value="d4;0" calcext:value-type="string">
            <text:p>d4;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f7a135c8c0723c12eb9297eb08d85c45ebe36141d75d20f92c99e31b60e4b20</text:p>
          </table:table-cell>
          <table:table-cell table:formula="of:=HEX2DEC(MID([.A409];1;8))+HEX2DEC(MID([.A409];9;8))+HEX2DEC(MID([.A409];17;8))+HEX2DEC(MID([.A409];25;8))+HEX2DEC(MID([.A409];33;8))+HEX2DEC(MID([.A409];41;8))+HEX2DEC(MID([.A409];49;8))+HEX2DEC(MID([.A409];57;8))" office:value-type="float" office:value="17982281683" calcext:value-type="float">
            <text:p>17982281683</text:p>
          </table:table-cell>
          <table:table-cell table:formula="of:= MOD([.B409];85^4)" office:value-type="float" office:value="25266683" calcext:value-type="float">
            <text:p>25266683</text:p>
          </table:table-cell>
          <table:table-cell table:formula="of:=MOD(((((([.C409]-[.G409])/85)-[.F409])/85)-[.E409])/85;85)" office:value-type="float" office:value="41" calcext:value-type="float">
            <text:p>41</text:p>
          </table:table-cell>
          <table:table-cell table:formula="of:=MOD(((([.C409]-[.G409])/85)-[.F409])/85;85)" office:value-type="float" office:value="12" calcext:value-type="float">
            <text:p>12</text:p>
          </table:table-cell>
          <table:table-cell table:formula="of:=MOD(([.C409]-[.G409])/85;85)" office:value-type="float" office:value="10" calcext:value-type="float">
            <text:p>10</text:p>
          </table:table-cell>
          <table:table-cell table:formula="of:=MOD([.C409];85)" office:value-type="float" office:value="8" calcext:value-type="float">
            <text:p>8</text:p>
          </table:table-cell>
          <table:table-cell table:formula="of:=COM.MICROSOFT.CONCAT(MID(&quot;0123456789ABCDEFGHJKLMNPQRSTUVWXYZabcdefghijklmnpqrstuvwxyz!#$%&amp;()*+-;&lt;=&gt;?@^_{}[]/\:&quot;&quot;&quot;&quot;&quot;;[.D409]+1;1);MID(&quot;0123456789ABCDEFGHJKLMNPQRSTUVWXYZabcdefghijklmnpqrstuvwxyz!#$%&amp;()*+-;&lt;=&gt;?@^_{}[]/\:&quot;&quot;&quot;&quot;&quot;;[.E409]+1;1);MID(&quot;0123456789ABCDEFGHJKLMNPQRSTUVWXYZabcdefghijklmnpqrstuvwxyz!#$%&amp;()*+-;&lt;=&gt;?@^_{}[]/\:&quot;&quot;&quot;&quot;&quot;;[.F409]+1;1);MID(&quot;0123456789ABCDEFGHJKLMNPQRSTUVWXYZabcdefghijklmnpqrstuvwxyz!#$%&amp;()*+-;&lt;=&gt;?@^_{}[]/\:&quot;&quot;&quot;&quot;&quot;;[.G409]+1;1))" office:value-type="string" office:string-value="hCA8" calcext:value-type="string">
            <text:p>hCA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cf447d47bb93d91db635267d9f165d1e391673ed2633790e4e421a27455c73b</text:p>
          </table:table-cell>
          <table:table-cell table:formula="of:=HEX2DEC(MID([.A410];1;8))+HEX2DEC(MID([.A410];9;8))+HEX2DEC(MID([.A410];17;8))+HEX2DEC(MID([.A410];25;8))+HEX2DEC(MID([.A410];33;8))+HEX2DEC(MID([.A410];41;8))+HEX2DEC(MID([.A410];49;8))+HEX2DEC(MID([.A410];57;8))" office:value-type="float" office:value="25991103816" calcext:value-type="float">
            <text:p>25991103816</text:p>
          </table:table-cell>
          <table:table-cell table:formula="of:= MOD([.B410];85^4)" office:value-type="float" office:value="47393191" calcext:value-type="float">
            <text:p>47393191</text:p>
          </table:table-cell>
          <table:table-cell table:formula="of:=MOD(((((([.C410]-[.G410])/85)-[.F410])/85)-[.E410])/85;85)" office:value-type="float" office:value="77" calcext:value-type="float">
            <text:p>77</text:p>
          </table:table-cell>
          <table:table-cell table:formula="of:=MOD(((([.C410]-[.G410])/85)-[.F410])/85;85)" office:value-type="float" office:value="14" calcext:value-type="float">
            <text:p>14</text:p>
          </table:table-cell>
          <table:table-cell table:formula="of:=MOD(([.C410]-[.G410])/85;85)" office:value-type="float" office:value="51" calcext:value-type="float">
            <text:p>51</text:p>
          </table:table-cell>
          <table:table-cell table:formula="of:=MOD([.C410];85)" office:value-type="float" office:value="81" calcext:value-type="float">
            <text:p>81</text:p>
          </table:table-cell>
          <table:table-cell table:formula="of:=COM.MICROSOFT.CONCAT(MID(&quot;0123456789ABCDEFGHJKLMNPQRSTUVWXYZabcdefghijklmnpqrstuvwxyz!#$%&amp;()*+-;&lt;=&gt;?@^_{}[]/\:&quot;&quot;&quot;&quot;&quot;;[.D410]+1;1);MID(&quot;0123456789ABCDEFGHJKLMNPQRSTUVWXYZabcdefghijklmnpqrstuvwxyz!#$%&amp;()*+-;&lt;=&gt;?@^_{}[]/\:&quot;&quot;&quot;&quot;&quot;;[.E410]+1;1);MID(&quot;0123456789ABCDEFGHJKLMNPQRSTUVWXYZabcdefghijklmnpqrstuvwxyz!#$%&amp;()*+-;&lt;=&gt;?@^_{}[]/\:&quot;&quot;&quot;&quot;&quot;;[.F410]+1;1);MID(&quot;0123456789ABCDEFGHJKLMNPQRSTUVWXYZabcdefghijklmnpqrstuvwxyz!#$%&amp;()*+-;&lt;=&gt;?@^_{}[]/\:&quot;&quot;&quot;&quot;&quot;;[.G410]+1;1))" office:value-type="string" office:string-value="{Es/" calcext:value-type="string">
            <text:p>{Es/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9a8960666c76a92f7ae95d808144ab52451cc06a823f0114555277d0d8539d6</text:p>
          </table:table-cell>
          <table:table-cell table:formula="of:=HEX2DEC(MID([.A411];1;8))+HEX2DEC(MID([.A411];9;8))+HEX2DEC(MID([.A411];17;8))+HEX2DEC(MID([.A411];25;8))+HEX2DEC(MID([.A411];33;8))+HEX2DEC(MID([.A411];41;8))+HEX2DEC(MID([.A411];49;8))+HEX2DEC(MID([.A411];57;8))" office:value-type="float" office:value="10997661327" calcext:value-type="float">
            <text:p>10997661327</text:p>
          </table:table-cell>
          <table:table-cell table:formula="of:= MOD([.B411];85^4)" office:value-type="float" office:value="35530077" calcext:value-type="float">
            <text:p>35530077</text:p>
          </table:table-cell>
          <table:table-cell table:formula="of:=MOD(((((([.C411]-[.G411])/85)-[.F411])/85)-[.E411])/85;85)" office:value-type="float" office:value="57" calcext:value-type="float">
            <text:p>57</text:p>
          </table:table-cell>
          <table:table-cell table:formula="of:=MOD(((([.C411]-[.G411])/85)-[.F411])/85;85)" office:value-type="float" office:value="72" calcext:value-type="float">
            <text:p>72</text:p>
          </table:table-cell>
          <table:table-cell table:formula="of:=MOD(([.C411]-[.G411])/85;85)" office:value-type="float" office:value="55" calcext:value-type="float">
            <text:p>55</text:p>
          </table:table-cell>
          <table:table-cell table:formula="of:=MOD([.C411];85)" office:value-type="float" office:value="77" calcext:value-type="float">
            <text:p>77</text:p>
          </table:table-cell>
          <table:table-cell table:formula="of:=COM.MICROSOFT.CONCAT(MID(&quot;0123456789ABCDEFGHJKLMNPQRSTUVWXYZabcdefghijklmnpqrstuvwxyz!#$%&amp;()*+-;&lt;=&gt;?@^_{}[]/\:&quot;&quot;&quot;&quot;&quot;;[.D411]+1;1);MID(&quot;0123456789ABCDEFGHJKLMNPQRSTUVWXYZabcdefghijklmnpqrstuvwxyz!#$%&amp;()*+-;&lt;=&gt;?@^_{}[]/\:&quot;&quot;&quot;&quot;&quot;;[.E411]+1;1);MID(&quot;0123456789ABCDEFGHJKLMNPQRSTUVWXYZabcdefghijklmnpqrstuvwxyz!#$%&amp;()*+-;&lt;=&gt;?@^_{}[]/\:&quot;&quot;&quot;&quot;&quot;;[.F411]+1;1);MID(&quot;0123456789ABCDEFGHJKLMNPQRSTUVWXYZabcdefghijklmnpqrstuvwxyz!#$%&amp;()*+-;&lt;=&gt;?@^_{}[]/\:&quot;&quot;&quot;&quot;&quot;;[.G411]+1;1))" office:value-type="string" office:string-value="y&gt;w{" calcext:value-type="string">
            <text:p>y&gt;w{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e82b8d46948a1768cd8b1d5ccd617d1912a5065c4c545b3476b75906974d959</text:p>
          </table:table-cell>
          <table:table-cell table:formula="of:=HEX2DEC(MID([.A412];1;8))+HEX2DEC(MID([.A412];9;8))+HEX2DEC(MID([.A412];17;8))+HEX2DEC(MID([.A412];25;8))+HEX2DEC(MID([.A412];33;8))+HEX2DEC(MID([.A412];41;8))+HEX2DEC(MID([.A412];49;8))+HEX2DEC(MID([.A412];57;8))" office:value-type="float" office:value="17587374321" calcext:value-type="float">
            <text:p>17587374321</text:p>
          </table:table-cell>
          <table:table-cell table:formula="of:= MOD([.B412];85^4)" office:value-type="float" office:value="47964321" calcext:value-type="float">
            <text:p>47964321</text:p>
          </table:table-cell>
          <table:table-cell table:formula="of:=MOD(((((([.C412]-[.G412])/85)-[.F412])/85)-[.E412])/85;85)" office:value-type="float" office:value="78" calcext:value-type="float">
            <text:p>78</text:p>
          </table:table-cell>
          <table:table-cell table:formula="of:=MOD(((([.C412]-[.G412])/85)-[.F412])/85;85)" office:value-type="float" office:value="8" calcext:value-type="float">
            <text:p>8</text:p>
          </table:table-cell>
          <table:table-cell table:formula="of:=MOD(([.C412]-[.G412])/85;85)" office:value-type="float" office:value="56" calcext:value-type="float">
            <text:p>56</text:p>
          </table:table-cell>
          <table:table-cell table:formula="of:=MOD([.C412];85)" office:value-type="float" office:value="11" calcext:value-type="float">
            <text:p>11</text:p>
          </table:table-cell>
          <table:table-cell table:formula="of:=COM.MICROSOFT.CONCAT(MID(&quot;0123456789ABCDEFGHJKLMNPQRSTUVWXYZabcdefghijklmnpqrstuvwxyz!#$%&amp;()*+-;&lt;=&gt;?@^_{}[]/\:&quot;&quot;&quot;&quot;&quot;;[.D412]+1;1);MID(&quot;0123456789ABCDEFGHJKLMNPQRSTUVWXYZabcdefghijklmnpqrstuvwxyz!#$%&amp;()*+-;&lt;=&gt;?@^_{}[]/\:&quot;&quot;&quot;&quot;&quot;;[.E412]+1;1);MID(&quot;0123456789ABCDEFGHJKLMNPQRSTUVWXYZabcdefghijklmnpqrstuvwxyz!#$%&amp;()*+-;&lt;=&gt;?@^_{}[]/\:&quot;&quot;&quot;&quot;&quot;;[.F412]+1;1);MID(&quot;0123456789ABCDEFGHJKLMNPQRSTUVWXYZabcdefghijklmnpqrstuvwxyz!#$%&amp;()*+-;&lt;=&gt;?@^_{}[]/\:&quot;&quot;&quot;&quot;&quot;;[.G412]+1;1))" office:value-type="string" office:string-value="}8xB" calcext:value-type="string">
            <text:p>}8x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4b966c1e4d66e3ced42c19ca8e9bf9ad6906911d2d9b25edc081185d05c4ca</text:p>
          </table:table-cell>
          <table:table-cell table:formula="of:=HEX2DEC(MID([.A413];1;8))+HEX2DEC(MID([.A413];9;8))+HEX2DEC(MID([.A413];17;8))+HEX2DEC(MID([.A413];25;8))+HEX2DEC(MID([.A413];33;8))+HEX2DEC(MID([.A413];41;8))+HEX2DEC(MID([.A413];49;8))+HEX2DEC(MID([.A413];57;8))" office:value-type="float" office:value="20054584569" calcext:value-type="float">
            <text:p>20054584569</text:p>
          </table:table-cell>
          <table:table-cell table:formula="of:= MOD([.B413];85^4)" office:value-type="float" office:value="9544569" calcext:value-type="float">
            <text:p>9544569</text:p>
          </table:table-cell>
          <table:table-cell table:formula="of:=MOD(((((([.C413]-[.G413])/85)-[.F413])/85)-[.E413])/85;85)" office:value-type="float" office:value="15" calcext:value-type="float">
            <text:p>15</text:p>
          </table:table-cell>
          <table:table-cell table:formula="of:=MOD(((([.C413]-[.G413])/85)-[.F413])/85;85)" office:value-type="float" office:value="46" calcext:value-type="float">
            <text:p>46</text:p>
          </table:table-cell>
          <table:table-cell table:formula="of:=MOD(([.C413]-[.G413])/85;85)" office:value-type="float" office:value="4" calcext:value-type="float">
            <text:p>4</text:p>
          </table:table-cell>
          <table:table-cell table:formula="of:=MOD([.C413];85)" office:value-type="float" office:value="4" calcext:value-type="float">
            <text:p>4</text:p>
          </table:table-cell>
          <table:table-cell table:formula="of:=COM.MICROSOFT.CONCAT(MID(&quot;0123456789ABCDEFGHJKLMNPQRSTUVWXYZabcdefghijklmnpqrstuvwxyz!#$%&amp;()*+-;&lt;=&gt;?@^_{}[]/\:&quot;&quot;&quot;&quot;&quot;;[.D413]+1;1);MID(&quot;0123456789ABCDEFGHJKLMNPQRSTUVWXYZabcdefghijklmnpqrstuvwxyz!#$%&amp;()*+-;&lt;=&gt;?@^_{}[]/\:&quot;&quot;&quot;&quot;&quot;;[.E413]+1;1);MID(&quot;0123456789ABCDEFGHJKLMNPQRSTUVWXYZabcdefghijklmnpqrstuvwxyz!#$%&amp;()*+-;&lt;=&gt;?@^_{}[]/\:&quot;&quot;&quot;&quot;&quot;;[.F413]+1;1);MID(&quot;0123456789ABCDEFGHJKLMNPQRSTUVWXYZabcdefghijklmnpqrstuvwxyz!#$%&amp;()*+-;&lt;=&gt;?@^_{}[]/\:&quot;&quot;&quot;&quot;&quot;;[.G413]+1;1))" office:value-type="string" office:string-value="Fm44" calcext:value-type="string">
            <text:p>Fm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cc6ce83098a2d1c852b990cedc63220f77a3e4cac7e605949da8fde0e4a3191</text:p>
          </table:table-cell>
          <table:table-cell table:formula="of:=HEX2DEC(MID([.A414];1;8))+HEX2DEC(MID([.A414];9;8))+HEX2DEC(MID([.A414];17;8))+HEX2DEC(MID([.A414];25;8))+HEX2DEC(MID([.A414];33;8))+HEX2DEC(MID([.A414];41;8))+HEX2DEC(MID([.A414];49;8))+HEX2DEC(MID([.A414];57;8))" office:value-type="float" office:value="17538492127" calcext:value-type="float">
            <text:p>17538492127</text:p>
          </table:table-cell>
          <table:table-cell table:formula="of:= MOD([.B414];85^4)" office:value-type="float" office:value="51282752" calcext:value-type="float">
            <text:p>51282752</text:p>
          </table:table-cell>
          <table:table-cell table:formula="of:=MOD(((((([.C414]-[.G414])/85)-[.F414])/85)-[.E414])/85;85)" office:value-type="float" office:value="83" calcext:value-type="float">
            <text:p>83</text:p>
          </table:table-cell>
          <table:table-cell table:formula="of:=MOD(((([.C414]-[.G414])/85)-[.F414])/85;85)" office:value-type="float" office:value="42" calcext:value-type="float">
            <text:p>42</text:p>
          </table:table-cell>
          <table:table-cell table:formula="of:=MOD(([.C414]-[.G414])/85;85)" office:value-type="float" office:value="81" calcext:value-type="float">
            <text:p>81</text:p>
          </table:table-cell>
          <table:table-cell table:formula="of:=MOD([.C414];85)" office:value-type="float" office:value="42" calcext:value-type="float">
            <text:p>42</text:p>
          </table:table-cell>
          <table:table-cell table:formula="of:=COM.MICROSOFT.CONCAT(MID(&quot;0123456789ABCDEFGHJKLMNPQRSTUVWXYZabcdefghijklmnpqrstuvwxyz!#$%&amp;()*+-;&lt;=&gt;?@^_{}[]/\:&quot;&quot;&quot;&quot;&quot;;[.D414]+1;1);MID(&quot;0123456789ABCDEFGHJKLMNPQRSTUVWXYZabcdefghijklmnpqrstuvwxyz!#$%&amp;()*+-;&lt;=&gt;?@^_{}[]/\:&quot;&quot;&quot;&quot;&quot;;[.E414]+1;1);MID(&quot;0123456789ABCDEFGHJKLMNPQRSTUVWXYZabcdefghijklmnpqrstuvwxyz!#$%&amp;()*+-;&lt;=&gt;?@^_{}[]/\:&quot;&quot;&quot;&quot;&quot;;[.F414]+1;1);MID(&quot;0123456789ABCDEFGHJKLMNPQRSTUVWXYZabcdefghijklmnpqrstuvwxyz!#$%&amp;()*+-;&lt;=&gt;?@^_{}[]/\:&quot;&quot;&quot;&quot;&quot;;[.G414]+1;1))" office:value-type="string" office:string-value=":i/i" calcext:value-type="string">
            <text:p>:i/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ac118eb32e8b601372264b7267bfcb587bd62ee3d1ea2bb2fa5844dbb1ac53</text:p>
          </table:table-cell>
          <table:table-cell table:formula="of:=HEX2DEC(MID([.A415];1;8))+HEX2DEC(MID([.A415];9;8))+HEX2DEC(MID([.A415];17;8))+HEX2DEC(MID([.A415];25;8))+HEX2DEC(MID([.A415];33;8))+HEX2DEC(MID([.A415];41;8))+HEX2DEC(MID([.A415];49;8))+HEX2DEC(MID([.A415];57;8))" office:value-type="float" office:value="20915832820" calcext:value-type="float">
            <text:p>20915832820</text:p>
          </table:table-cell>
          <table:table-cell table:formula="of:= MOD([.B415];85^4)" office:value-type="float" office:value="35582820" calcext:value-type="float">
            <text:p>35582820</text:p>
          </table:table-cell>
          <table:table-cell table:formula="of:=MOD(((((([.C415]-[.G415])/85)-[.F415])/85)-[.E415])/85;85)" office:value-type="float" office:value="57" calcext:value-type="float">
            <text:p>57</text:p>
          </table:table-cell>
          <table:table-cell table:formula="of:=MOD(((([.C415]-[.G415])/85)-[.F415])/85;85)" office:value-type="float" office:value="79" calcext:value-type="float">
            <text:p>79</text:p>
          </table:table-cell>
          <table:table-cell table:formula="of:=MOD(([.C415]-[.G415])/85;85)" office:value-type="float" office:value="81" calcext:value-type="float">
            <text:p>81</text:p>
          </table:table-cell>
          <table:table-cell table:formula="of:=MOD([.C415];85)" office:value-type="float" office:value="35" calcext:value-type="float">
            <text:p>35</text:p>
          </table:table-cell>
          <table:table-cell table:formula="of:=COM.MICROSOFT.CONCAT(MID(&quot;0123456789ABCDEFGHJKLMNPQRSTUVWXYZabcdefghijklmnpqrstuvwxyz!#$%&amp;()*+-;&lt;=&gt;?@^_{}[]/\:&quot;&quot;&quot;&quot;&quot;;[.D415]+1;1);MID(&quot;0123456789ABCDEFGHJKLMNPQRSTUVWXYZabcdefghijklmnpqrstuvwxyz!#$%&amp;()*+-;&lt;=&gt;?@^_{}[]/\:&quot;&quot;&quot;&quot;&quot;;[.E415]+1;1);MID(&quot;0123456789ABCDEFGHJKLMNPQRSTUVWXYZabcdefghijklmnpqrstuvwxyz!#$%&amp;()*+-;&lt;=&gt;?@^_{}[]/\:&quot;&quot;&quot;&quot;&quot;;[.F415]+1;1);MID(&quot;0123456789ABCDEFGHJKLMNPQRSTUVWXYZabcdefghijklmnpqrstuvwxyz!#$%&amp;()*+-;&lt;=&gt;?@^_{}[]/\:&quot;&quot;&quot;&quot;&quot;;[.G415]+1;1))" office:value-type="string" office:string-value="y[/b" calcext:value-type="string">
            <text:p>y[/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11eae0cc2e648efe410effd75e64dfca8f6b6532b51f6cfa29e5c03503be0d7</text:p>
          </table:table-cell>
          <table:table-cell table:formula="of:=HEX2DEC(MID([.A416];1;8))+HEX2DEC(MID([.A416];9;8))+HEX2DEC(MID([.A416];17;8))+HEX2DEC(MID([.A416];25;8))+HEX2DEC(MID([.A416];33;8))+HEX2DEC(MID([.A416];41;8))+HEX2DEC(MID([.A416];49;8))+HEX2DEC(MID([.A416];57;8))" office:value-type="float" office:value="19950149360" calcext:value-type="float">
            <text:p>19950149360</text:p>
          </table:table-cell>
          <table:table-cell table:formula="of:= MOD([.B416];85^4)" office:value-type="float" office:value="9510610" calcext:value-type="float">
            <text:p>9510610</text:p>
          </table:table-cell>
          <table:table-cell table:formula="of:=MOD(((((([.C416]-[.G416])/85)-[.F416])/85)-[.E416])/85;85)" office:value-type="float" office:value="15" calcext:value-type="float">
            <text:p>15</text:p>
          </table:table-cell>
          <table:table-cell table:formula="of:=MOD(((([.C416]-[.G416])/85)-[.F416])/85;85)" office:value-type="float" office:value="41" calcext:value-type="float">
            <text:p>41</text:p>
          </table:table-cell>
          <table:table-cell table:formula="of:=MOD(([.C416]-[.G416])/85;85)" office:value-type="float" office:value="29" calcext:value-type="float">
            <text:p>29</text:p>
          </table:table-cell>
          <table:table-cell table:formula="of:=MOD([.C416];85)" office:value-type="float" office:value="45" calcext:value-type="float">
            <text:p>45</text:p>
          </table:table-cell>
          <table:table-cell table:formula="of:=COM.MICROSOFT.CONCAT(MID(&quot;0123456789ABCDEFGHJKLMNPQRSTUVWXYZabcdefghijklmnpqrstuvwxyz!#$%&amp;()*+-;&lt;=&gt;?@^_{}[]/\:&quot;&quot;&quot;&quot;&quot;;[.D416]+1;1);MID(&quot;0123456789ABCDEFGHJKLMNPQRSTUVWXYZabcdefghijklmnpqrstuvwxyz!#$%&amp;()*+-;&lt;=&gt;?@^_{}[]/\:&quot;&quot;&quot;&quot;&quot;;[.E416]+1;1);MID(&quot;0123456789ABCDEFGHJKLMNPQRSTUVWXYZabcdefghijklmnpqrstuvwxyz!#$%&amp;()*+-;&lt;=&gt;?@^_{}[]/\:&quot;&quot;&quot;&quot;&quot;;[.F416]+1;1);MID(&quot;0123456789ABCDEFGHJKLMNPQRSTUVWXYZabcdefghijklmnpqrstuvwxyz!#$%&amp;()*+-;&lt;=&gt;?@^_{}[]/\:&quot;&quot;&quot;&quot;&quot;;[.G416]+1;1))" office:value-type="string" office:string-value="FhVl" calcext:value-type="string">
            <text:p>FhV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92c61b32619f9f894b657941a45489569d9d4e48ddd9e2d0b2f375ecd28299c</text:p>
          </table:table-cell>
          <table:table-cell table:formula="of:=HEX2DEC(MID([.A417];1;8))+HEX2DEC(MID([.A417];9;8))+HEX2DEC(MID([.A417];17;8))+HEX2DEC(MID([.A417];25;8))+HEX2DEC(MID([.A417];33;8))+HEX2DEC(MID([.A417];41;8))+HEX2DEC(MID([.A417];49;8))+HEX2DEC(MID([.A417];57;8))" office:value-type="float" office:value="15004127199" calcext:value-type="float">
            <text:p>15004127199</text:p>
          </table:table-cell>
          <table:table-cell table:formula="of:= MOD([.B417];85^4)" office:value-type="float" office:value="22547824" calcext:value-type="float">
            <text:p>22547824</text:p>
          </table:table-cell>
          <table:table-cell table:formula="of:=MOD(((((([.C417]-[.G417])/85)-[.F417])/85)-[.E417])/85;85)" office:value-type="float" office:value="36" calcext:value-type="float">
            <text:p>36</text:p>
          </table:table-cell>
          <table:table-cell table:formula="of:=MOD(((([.C417]-[.G417])/85)-[.F417])/85;85)" office:value-type="float" office:value="60" calcext:value-type="float">
            <text:p>60</text:p>
          </table:table-cell>
          <table:table-cell table:formula="of:=MOD(([.C417]-[.G417])/85;85)" office:value-type="float" office:value="68" calcext:value-type="float">
            <text:p>68</text:p>
          </table:table-cell>
          <table:table-cell table:formula="of:=MOD([.C417];85)" office:value-type="float" office:value="44" calcext:value-type="float">
            <text:p>44</text:p>
          </table:table-cell>
          <table:table-cell table:formula="of:=COM.MICROSOFT.CONCAT(MID(&quot;0123456789ABCDEFGHJKLMNPQRSTUVWXYZabcdefghijklmnpqrstuvwxyz!#$%&amp;()*+-;&lt;=&gt;?@^_{}[]/\:&quot;&quot;&quot;&quot;&quot;;[.D417]+1;1);MID(&quot;0123456789ABCDEFGHJKLMNPQRSTUVWXYZabcdefghijklmnpqrstuvwxyz!#$%&amp;()*+-;&lt;=&gt;?@^_{}[]/\:&quot;&quot;&quot;&quot;&quot;;[.E417]+1;1);MID(&quot;0123456789ABCDEFGHJKLMNPQRSTUVWXYZabcdefghijklmnpqrstuvwxyz!#$%&amp;()*+-;&lt;=&gt;?@^_{}[]/\:&quot;&quot;&quot;&quot;&quot;;[.F417]+1;1);MID(&quot;0123456789ABCDEFGHJKLMNPQRSTUVWXYZabcdefghijklmnpqrstuvwxyz!#$%&amp;()*+-;&lt;=&gt;?@^_{}[]/\:&quot;&quot;&quot;&quot;&quot;;[.G417]+1;1))" office:value-type="string" office:string-value="c#-k" calcext:value-type="string">
            <text:p>c#-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3a20615fad40d50d1eb22458ff1f0f33a7ed5dc5624c07449cef45a72e6c610</text:p>
          </table:table-cell>
          <table:table-cell table:formula="of:=HEX2DEC(MID([.A418];1;8))+HEX2DEC(MID([.A418];9;8))+HEX2DEC(MID([.A418];17;8))+HEX2DEC(MID([.A418];25;8))+HEX2DEC(MID([.A418];33;8))+HEX2DEC(MID([.A418];41;8))+HEX2DEC(MID([.A418];49;8))+HEX2DEC(MID([.A418];57;8))" office:value-type="float" office:value="16603969367" calcext:value-type="float">
            <text:p>16603969367</text:p>
          </table:table-cell>
          <table:table-cell table:formula="of:= MOD([.B418];85^4)" office:value-type="float" office:value="4170617" calcext:value-type="float">
            <text:p>4170617</text:p>
          </table:table-cell>
          <table:table-cell table:formula="of:=MOD(((((([.C418]-[.G418])/85)-[.F418])/85)-[.E418])/85;85)" office:value-type="float" office:value="6" calcext:value-type="float">
            <text:p>6</text:p>
          </table:table-cell>
          <table:table-cell table:formula="of:=MOD(((([.C418]-[.G418])/85)-[.F418])/85;85)" office:value-type="float" office:value="67" calcext:value-type="float">
            <text:p>67</text:p>
          </table:table-cell>
          <table:table-cell table:formula="of:=MOD(([.C418]-[.G418])/85;85)" office:value-type="float" office:value="21" calcext:value-type="float">
            <text:p>21</text:p>
          </table:table-cell>
          <table:table-cell table:formula="of:=MOD([.C418];85)" office:value-type="float" office:value="7" calcext:value-type="float">
            <text:p>7</text:p>
          </table:table-cell>
          <table:table-cell table:formula="of:=COM.MICROSOFT.CONCAT(MID(&quot;0123456789ABCDEFGHJKLMNPQRSTUVWXYZabcdefghijklmnpqrstuvwxyz!#$%&amp;()*+-;&lt;=&gt;?@^_{}[]/\:&quot;&quot;&quot;&quot;&quot;;[.D418]+1;1);MID(&quot;0123456789ABCDEFGHJKLMNPQRSTUVWXYZabcdefghijklmnpqrstuvwxyz!#$%&amp;()*+-;&lt;=&gt;?@^_{}[]/\:&quot;&quot;&quot;&quot;&quot;;[.E418]+1;1);MID(&quot;0123456789ABCDEFGHJKLMNPQRSTUVWXYZabcdefghijklmnpqrstuvwxyz!#$%&amp;()*+-;&lt;=&gt;?@^_{}[]/\:&quot;&quot;&quot;&quot;&quot;;[.F418]+1;1);MID(&quot;0123456789ABCDEFGHJKLMNPQRSTUVWXYZabcdefghijklmnpqrstuvwxyz!#$%&amp;()*+-;&lt;=&gt;?@^_{}[]/\:&quot;&quot;&quot;&quot;&quot;;[.G418]+1;1))" office:value-type="string" office:string-value="6+M7" calcext:value-type="string">
            <text:p>6+M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57a8989684d19877e5ea6549c0bbaafd63be1e5dab227c4d7b991332b9b1ddb</text:p>
          </table:table-cell>
          <table:table-cell table:formula="of:=HEX2DEC(MID([.A419];1;8))+HEX2DEC(MID([.A419];9;8))+HEX2DEC(MID([.A419];17;8))+HEX2DEC(MID([.A419];25;8))+HEX2DEC(MID([.A419];33;8))+HEX2DEC(MID([.A419];41;8))+HEX2DEC(MID([.A419];49;8))+HEX2DEC(MID([.A419];57;8))" office:value-type="float" office:value="20610071754" calcext:value-type="float">
            <text:p>20610071754</text:p>
          </table:table-cell>
          <table:table-cell table:formula="of:= MOD([.B419];85^4)" office:value-type="float" office:value="43025504" calcext:value-type="float">
            <text:p>43025504</text:p>
          </table:table-cell>
          <table:table-cell table:formula="of:=MOD(((((([.C419]-[.G419])/85)-[.F419])/85)-[.E419])/85;85)" office:value-type="float" office:value="70" calcext:value-type="float">
            <text:p>70</text:p>
          </table:table-cell>
          <table:table-cell table:formula="of:=MOD(((([.C419]-[.G419])/85)-[.F419])/85;85)" office:value-type="float" office:value="5" calcext:value-type="float">
            <text:p>5</text:p>
          </table:table-cell>
          <table:table-cell table:formula="of:=MOD(([.C419]-[.G419])/85;85)" office:value-type="float" office:value="7" calcext:value-type="float">
            <text:p>7</text:p>
          </table:table-cell>
          <table:table-cell table:formula="of:=MOD([.C419];85)" office:value-type="float" office:value="34" calcext:value-type="float">
            <text:p>34</text:p>
          </table:table-cell>
          <table:table-cell table:formula="of:=COM.MICROSOFT.CONCAT(MID(&quot;0123456789ABCDEFGHJKLMNPQRSTUVWXYZabcdefghijklmnpqrstuvwxyz!#$%&amp;()*+-;&lt;=&gt;?@^_{}[]/\:&quot;&quot;&quot;&quot;&quot;;[.D419]+1;1);MID(&quot;0123456789ABCDEFGHJKLMNPQRSTUVWXYZabcdefghijklmnpqrstuvwxyz!#$%&amp;()*+-;&lt;=&gt;?@^_{}[]/\:&quot;&quot;&quot;&quot;&quot;;[.E419]+1;1);MID(&quot;0123456789ABCDEFGHJKLMNPQRSTUVWXYZabcdefghijklmnpqrstuvwxyz!#$%&amp;()*+-;&lt;=&gt;?@^_{}[]/\:&quot;&quot;&quot;&quot;&quot;;[.F419]+1;1);MID(&quot;0123456789ABCDEFGHJKLMNPQRSTUVWXYZabcdefghijklmnpqrstuvwxyz!#$%&amp;()*+-;&lt;=&gt;?@^_{}[]/\:&quot;&quot;&quot;&quot;&quot;;[.G419]+1;1))" office:value-type="string" office:string-value="&lt;57a" calcext:value-type="string">
            <text:p>&lt;57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88bd18af306183823b0e1d097478b0fad6cdbda06055375719e4f78f470a256</text:p>
          </table:table-cell>
          <table:table-cell table:formula="of:=HEX2DEC(MID([.A420];1;8))+HEX2DEC(MID([.A420];9;8))+HEX2DEC(MID([.A420];17;8))+HEX2DEC(MID([.A420];25;8))+HEX2DEC(MID([.A420];33;8))+HEX2DEC(MID([.A420];41;8))+HEX2DEC(MID([.A420];49;8))+HEX2DEC(MID([.A420];57;8))" office:value-type="float" office:value="19059668926" calcext:value-type="float">
            <text:p>19059668926</text:p>
          </table:table-cell>
          <table:table-cell table:formula="of:= MOD([.B420];85^4)" office:value-type="float" office:value="6440801" calcext:value-type="float">
            <text:p>6440801</text:p>
          </table:table-cell>
          <table:table-cell table:formula="of:=MOD(((((([.C420]-[.G420])/85)-[.F420])/85)-[.E420])/85;85)" office:value-type="float" office:value="10" calcext:value-type="float">
            <text:p>10</text:p>
          </table:table-cell>
          <table:table-cell table:formula="of:=MOD(((([.C420]-[.G420])/85)-[.F420])/85;85)" office:value-type="float" office:value="41" calcext:value-type="float">
            <text:p>41</text:p>
          </table:table-cell>
          <table:table-cell table:formula="of:=MOD(([.C420]-[.G420])/85;85)" office:value-type="float" office:value="39" calcext:value-type="float">
            <text:p>39</text:p>
          </table:table-cell>
          <table:table-cell table:formula="of:=MOD([.C420];85)" office:value-type="float" office:value="11" calcext:value-type="float">
            <text:p>11</text:p>
          </table:table-cell>
          <table:table-cell table:formula="of:=COM.MICROSOFT.CONCAT(MID(&quot;0123456789ABCDEFGHJKLMNPQRSTUVWXYZabcdefghijklmnpqrstuvwxyz!#$%&amp;()*+-;&lt;=&gt;?@^_{}[]/\:&quot;&quot;&quot;&quot;&quot;;[.D420]+1;1);MID(&quot;0123456789ABCDEFGHJKLMNPQRSTUVWXYZabcdefghijklmnpqrstuvwxyz!#$%&amp;()*+-;&lt;=&gt;?@^_{}[]/\:&quot;&quot;&quot;&quot;&quot;;[.E420]+1;1);MID(&quot;0123456789ABCDEFGHJKLMNPQRSTUVWXYZabcdefghijklmnpqrstuvwxyz!#$%&amp;()*+-;&lt;=&gt;?@^_{}[]/\:&quot;&quot;&quot;&quot;&quot;;[.F420]+1;1);MID(&quot;0123456789ABCDEFGHJKLMNPQRSTUVWXYZabcdefghijklmnpqrstuvwxyz!#$%&amp;()*+-;&lt;=&gt;?@^_{}[]/\:&quot;&quot;&quot;&quot;&quot;;[.G420]+1;1))" office:value-type="string" office:string-value="AhfB" calcext:value-type="string">
            <text:p>Ahf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657346f4b1b586fc2219de041804d0a28946ab90d1f9175ee0769e2a19abf10</text:p>
          </table:table-cell>
          <table:table-cell table:formula="of:=HEX2DEC(MID([.A421];1;8))+HEX2DEC(MID([.A421];9;8))+HEX2DEC(MID([.A421];17;8))+HEX2DEC(MID([.A421];25;8))+HEX2DEC(MID([.A421];33;8))+HEX2DEC(MID([.A421];41;8))+HEX2DEC(MID([.A421];49;8))+HEX2DEC(MID([.A421];57;8))" office:value-type="float" office:value="16817757416" calcext:value-type="float">
            <text:p>16817757416</text:p>
          </table:table-cell>
          <table:table-cell table:formula="of:= MOD([.B421];85^4)" office:value-type="float" office:value="9156166" calcext:value-type="float">
            <text:p>9156166</text:p>
          </table:table-cell>
          <table:table-cell table:formula="of:=MOD(((((([.C421]-[.G421])/85)-[.F421])/85)-[.E421])/85;85)" office:value-type="float" office:value="14" calcext:value-type="float">
            <text:p>14</text:p>
          </table:table-cell>
          <table:table-cell table:formula="of:=MOD(((([.C421]-[.G421])/85)-[.F421])/85;85)" office:value-type="float" office:value="77" calcext:value-type="float">
            <text:p>77</text:p>
          </table:table-cell>
          <table:table-cell table:formula="of:=MOD(([.C421]-[.G421])/85;85)" office:value-type="float" office:value="24" calcext:value-type="float">
            <text:p>24</text:p>
          </table:table-cell>
          <table:table-cell table:formula="of:=MOD([.C421];85)" office:value-type="float" office:value="51" calcext:value-type="float">
            <text:p>51</text:p>
          </table:table-cell>
          <table:table-cell table:formula="of:=COM.MICROSOFT.CONCAT(MID(&quot;0123456789ABCDEFGHJKLMNPQRSTUVWXYZabcdefghijklmnpqrstuvwxyz!#$%&amp;()*+-;&lt;=&gt;?@^_{}[]/\:&quot;&quot;&quot;&quot;&quot;;[.D421]+1;1);MID(&quot;0123456789ABCDEFGHJKLMNPQRSTUVWXYZabcdefghijklmnpqrstuvwxyz!#$%&amp;()*+-;&lt;=&gt;?@^_{}[]/\:&quot;&quot;&quot;&quot;&quot;;[.E421]+1;1);MID(&quot;0123456789ABCDEFGHJKLMNPQRSTUVWXYZabcdefghijklmnpqrstuvwxyz!#$%&amp;()*+-;&lt;=&gt;?@^_{}[]/\:&quot;&quot;&quot;&quot;&quot;;[.F421]+1;1);MID(&quot;0123456789ABCDEFGHJKLMNPQRSTUVWXYZabcdefghijklmnpqrstuvwxyz!#$%&amp;()*+-;&lt;=&gt;?@^_{}[]/\:&quot;&quot;&quot;&quot;&quot;;[.G421]+1;1))" office:value-type="string" office:string-value="E{Qs" calcext:value-type="string">
            <text:p>E{Q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497f18670edafef25de408fd94e53557484ae9b47a206bc9bb5c0f33aa018e7</text:p>
          </table:table-cell>
          <table:table-cell table:formula="of:=HEX2DEC(MID([.A422];1;8))+HEX2DEC(MID([.A422];9;8))+HEX2DEC(MID([.A422];17;8))+HEX2DEC(MID([.A422];25;8))+HEX2DEC(MID([.A422];33;8))+HEX2DEC(MID([.A422];41;8))+HEX2DEC(MID([.A422];49;8))+HEX2DEC(MID([.A422];57;8))" office:value-type="float" office:value="17031939210" calcext:value-type="float">
            <text:p>17031939210</text:p>
          </table:table-cell>
          <table:table-cell table:formula="of:= MOD([.B422];85^4)" office:value-type="float" office:value="14535460" calcext:value-type="float">
            <text:p>14535460</text:p>
          </table:table-cell>
          <table:table-cell table:formula="of:=MOD(((((([.C422]-[.G422])/85)-[.F422])/85)-[.E422])/85;85)" office:value-type="float" office:value="23" calcext:value-type="float">
            <text:p>23</text:p>
          </table:table-cell>
          <table:table-cell table:formula="of:=MOD(((([.C422]-[.G422])/85)-[.F422])/85;85)" office:value-type="float" office:value="56" calcext:value-type="float">
            <text:p>56</text:p>
          </table:table-cell>
          <table:table-cell table:formula="of:=MOD(([.C422]-[.G422])/85;85)" office:value-type="float" office:value="70" calcext:value-type="float">
            <text:p>70</text:p>
          </table:table-cell>
          <table:table-cell table:formula="of:=MOD([.C422];85)" office:value-type="float" office:value="35" calcext:value-type="float">
            <text:p>35</text:p>
          </table:table-cell>
          <table:table-cell table:formula="of:=COM.MICROSOFT.CONCAT(MID(&quot;0123456789ABCDEFGHJKLMNPQRSTUVWXYZabcdefghijklmnpqrstuvwxyz!#$%&amp;()*+-;&lt;=&gt;?@^_{}[]/\:&quot;&quot;&quot;&quot;&quot;;[.D422]+1;1);MID(&quot;0123456789ABCDEFGHJKLMNPQRSTUVWXYZabcdefghijklmnpqrstuvwxyz!#$%&amp;()*+-;&lt;=&gt;?@^_{}[]/\:&quot;&quot;&quot;&quot;&quot;;[.E422]+1;1);MID(&quot;0123456789ABCDEFGHJKLMNPQRSTUVWXYZabcdefghijklmnpqrstuvwxyz!#$%&amp;()*+-;&lt;=&gt;?@^_{}[]/\:&quot;&quot;&quot;&quot;&quot;;[.F422]+1;1);MID(&quot;0123456789ABCDEFGHJKLMNPQRSTUVWXYZabcdefghijklmnpqrstuvwxyz!#$%&amp;()*+-;&lt;=&gt;?@^_{}[]/\:&quot;&quot;&quot;&quot;&quot;;[.G422]+1;1))" office:value-type="string" office:string-value="Px&lt;b" calcext:value-type="string">
            <text:p>Px&lt;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62db587c4257f71293cf07cafc521961712c088a52981f3d81be056eaabc95e</text:p>
          </table:table-cell>
          <table:table-cell table:formula="of:=HEX2DEC(MID([.A423];1;8))+HEX2DEC(MID([.A423];9;8))+HEX2DEC(MID([.A423];17;8))+HEX2DEC(MID([.A423];25;8))+HEX2DEC(MID([.A423];33;8))+HEX2DEC(MID([.A423];41;8))+HEX2DEC(MID([.A423];49;8))+HEX2DEC(MID([.A423];57;8))" office:value-type="float" office:value="19903623993" calcext:value-type="float">
            <text:p>19903623993</text:p>
          </table:table-cell>
          <table:table-cell table:formula="of:= MOD([.B423];85^4)" office:value-type="float" office:value="15185868" calcext:value-type="float">
            <text:p>15185868</text:p>
          </table:table-cell>
          <table:table-cell table:formula="of:=MOD(((((([.C423]-[.G423])/85)-[.F423])/85)-[.E423])/85;85)" office:value-type="float" office:value="24" calcext:value-type="float">
            <text:p>24</text:p>
          </table:table-cell>
          <table:table-cell table:formula="of:=MOD(((([.C423]-[.G423])/85)-[.F423])/85;85)" office:value-type="float" office:value="61" calcext:value-type="float">
            <text:p>61</text:p>
          </table:table-cell>
          <table:table-cell table:formula="of:=MOD(([.C423]-[.G423])/85;85)" office:value-type="float" office:value="72" calcext:value-type="float">
            <text:p>72</text:p>
          </table:table-cell>
          <table:table-cell table:formula="of:=MOD([.C423];85)" office:value-type="float" office:value="23" calcext:value-type="float">
            <text:p>23</text:p>
          </table:table-cell>
          <table:table-cell table:formula="of:=COM.MICROSOFT.CONCAT(MID(&quot;0123456789ABCDEFGHJKLMNPQRSTUVWXYZabcdefghijklmnpqrstuvwxyz!#$%&amp;()*+-;&lt;=&gt;?@^_{}[]/\:&quot;&quot;&quot;&quot;&quot;;[.D423]+1;1);MID(&quot;0123456789ABCDEFGHJKLMNPQRSTUVWXYZabcdefghijklmnpqrstuvwxyz!#$%&amp;()*+-;&lt;=&gt;?@^_{}[]/\:&quot;&quot;&quot;&quot;&quot;;[.E423]+1;1);MID(&quot;0123456789ABCDEFGHJKLMNPQRSTUVWXYZabcdefghijklmnpqrstuvwxyz!#$%&amp;()*+-;&lt;=&gt;?@^_{}[]/\:&quot;&quot;&quot;&quot;&quot;;[.F423]+1;1);MID(&quot;0123456789ABCDEFGHJKLMNPQRSTUVWXYZabcdefghijklmnpqrstuvwxyz!#$%&amp;()*+-;&lt;=&gt;?@^_{}[]/\:&quot;&quot;&quot;&quot;&quot;;[.G423]+1;1))" office:value-type="string" office:string-value="Q$&gt;P" calcext:value-type="string">
            <text:p>Q$&gt;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bf5b737f1f0e112e0837e74de759b61f8a8e3ff5b0df8b570ace436989430e</text:p>
          </table:table-cell>
          <table:table-cell table:formula="of:=HEX2DEC(MID([.A424];1;8))+HEX2DEC(MID([.A424];9;8))+HEX2DEC(MID([.A424];17;8))+HEX2DEC(MID([.A424];25;8))+HEX2DEC(MID([.A424];33;8))+HEX2DEC(MID([.A424];41;8))+HEX2DEC(MID([.A424];49;8))+HEX2DEC(MID([.A424];57;8))" office:value-type="float" office:value="16317774396" calcext:value-type="float">
            <text:p>16317774396</text:p>
          </table:table-cell>
          <table:table-cell table:formula="of:= MOD([.B424];85^4)" office:value-type="float" office:value="31179396" calcext:value-type="float">
            <text:p>31179396</text:p>
          </table:table-cell>
          <table:table-cell table:formula="of:=MOD(((((([.C424]-[.G424])/85)-[.F424])/85)-[.E424])/85;85)" office:value-type="float" office:value="50" calcext:value-type="float">
            <text:p>50</text:p>
          </table:table-cell>
          <table:table-cell table:formula="of:=MOD(((([.C424]-[.G424])/85)-[.F424])/85;85)" office:value-type="float" office:value="65" calcext:value-type="float">
            <text:p>65</text:p>
          </table:table-cell>
          <table:table-cell table:formula="of:=MOD(([.C424]-[.G424])/85;85)" office:value-type="float" office:value="41" calcext:value-type="float">
            <text:p>41</text:p>
          </table:table-cell>
          <table:table-cell table:formula="of:=MOD([.C424];85)" office:value-type="float" office:value="36" calcext:value-type="float">
            <text:p>36</text:p>
          </table:table-cell>
          <table:table-cell table:formula="of:=COM.MICROSOFT.CONCAT(MID(&quot;0123456789ABCDEFGHJKLMNPQRSTUVWXYZabcdefghijklmnpqrstuvwxyz!#$%&amp;()*+-;&lt;=&gt;?@^_{}[]/\:&quot;&quot;&quot;&quot;&quot;;[.D424]+1;1);MID(&quot;0123456789ABCDEFGHJKLMNPQRSTUVWXYZabcdefghijklmnpqrstuvwxyz!#$%&amp;()*+-;&lt;=&gt;?@^_{}[]/\:&quot;&quot;&quot;&quot;&quot;;[.E424]+1;1);MID(&quot;0123456789ABCDEFGHJKLMNPQRSTUVWXYZabcdefghijklmnpqrstuvwxyz!#$%&amp;()*+-;&lt;=&gt;?@^_{}[]/\:&quot;&quot;&quot;&quot;&quot;;[.F424]+1;1);MID(&quot;0123456789ABCDEFGHJKLMNPQRSTUVWXYZabcdefghijklmnpqrstuvwxyz!#$%&amp;()*+-;&lt;=&gt;?@^_{}[]/\:&quot;&quot;&quot;&quot;&quot;;[.G424]+1;1))" office:value-type="string" office:string-value="r)hc" calcext:value-type="string">
            <text:p>r)h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d5e724b0145b28c3859197ed6d7bd69341255b48c96e2aec12fe3304b03797f</text:p>
          </table:table-cell>
          <table:table-cell table:formula="of:=HEX2DEC(MID([.A425];1;8))+HEX2DEC(MID([.A425];9;8))+HEX2DEC(MID([.A425];17;8))+HEX2DEC(MID([.A425];25;8))+HEX2DEC(MID([.A425];33;8))+HEX2DEC(MID([.A425];41;8))+HEX2DEC(MID([.A425];49;8))+HEX2DEC(MID([.A425];57;8))" office:value-type="float" office:value="13064310991" calcext:value-type="float">
            <text:p>13064310991</text:p>
          </table:table-cell>
          <table:table-cell table:formula="of:= MOD([.B425];85^4)" office:value-type="float" office:value="14154741" calcext:value-type="float">
            <text:p>14154741</text:p>
          </table:table-cell>
          <table:table-cell table:formula="of:=MOD(((((([.C425]-[.G425])/85)-[.F425])/85)-[.E425])/85;85)" office:value-type="float" office:value="23" calcext:value-type="float">
            <text:p>23</text:p>
          </table:table-cell>
          <table:table-cell table:formula="of:=MOD(((([.C425]-[.G425])/85)-[.F425])/85;85)" office:value-type="float" office:value="4" calcext:value-type="float">
            <text:p>4</text:p>
          </table:table-cell>
          <table:table-cell table:formula="of:=MOD(([.C425]-[.G425])/85;85)" office:value-type="float" office:value="11" calcext:value-type="float">
            <text:p>11</text:p>
          </table:table-cell>
          <table:table-cell table:formula="of:=MOD([.C425];85)" office:value-type="float" office:value="31" calcext:value-type="float">
            <text:p>31</text:p>
          </table:table-cell>
          <table:table-cell table:formula="of:=COM.MICROSOFT.CONCAT(MID(&quot;0123456789ABCDEFGHJKLMNPQRSTUVWXYZabcdefghijklmnpqrstuvwxyz!#$%&amp;()*+-;&lt;=&gt;?@^_{}[]/\:&quot;&quot;&quot;&quot;&quot;;[.D425]+1;1);MID(&quot;0123456789ABCDEFGHJKLMNPQRSTUVWXYZabcdefghijklmnpqrstuvwxyz!#$%&amp;()*+-;&lt;=&gt;?@^_{}[]/\:&quot;&quot;&quot;&quot;&quot;;[.E425]+1;1);MID(&quot;0123456789ABCDEFGHJKLMNPQRSTUVWXYZabcdefghijklmnpqrstuvwxyz!#$%&amp;()*+-;&lt;=&gt;?@^_{}[]/\:&quot;&quot;&quot;&quot;&quot;;[.F425]+1;1);MID(&quot;0123456789ABCDEFGHJKLMNPQRSTUVWXYZabcdefghijklmnpqrstuvwxyz!#$%&amp;()*+-;&lt;=&gt;?@^_{}[]/\:&quot;&quot;&quot;&quot;&quot;;[.G425]+1;1))" office:value-type="string" office:string-value="P4BX" calcext:value-type="string">
            <text:p>P4B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09aa8346d420f76dfd2a63d40d19e352d11668352401d5ce43e1e70c333f681</text:p>
          </table:table-cell>
          <table:table-cell table:formula="of:=HEX2DEC(MID([.A426];1;8))+HEX2DEC(MID([.A426];9;8))+HEX2DEC(MID([.A426];17;8))+HEX2DEC(MID([.A426];25;8))+HEX2DEC(MID([.A426];33;8))+HEX2DEC(MID([.A426];41;8))+HEX2DEC(MID([.A426];49;8))+HEX2DEC(MID([.A426];57;8))" office:value-type="float" office:value="19415733484" calcext:value-type="float">
            <text:p>19415733484</text:p>
          </table:table-cell>
          <table:table-cell table:formula="of:= MOD([.B426];85^4)" office:value-type="float" office:value="49301609" calcext:value-type="float">
            <text:p>49301609</text:p>
          </table:table-cell>
          <table:table-cell table:formula="of:=MOD(((((([.C426]-[.G426])/85)-[.F426])/85)-[.E426])/85;85)" office:value-type="float" office:value="80" calcext:value-type="float">
            <text:p>80</text:p>
          </table:table-cell>
          <table:table-cell table:formula="of:=MOD(((([.C426]-[.G426])/85)-[.F426])/85;85)" office:value-type="float" office:value="23" calcext:value-type="float">
            <text:p>23</text:p>
          </table:table-cell>
          <table:table-cell table:formula="of:=MOD(([.C426]-[.G426])/85;85)" office:value-type="float" office:value="63" calcext:value-type="float">
            <text:p>63</text:p>
          </table:table-cell>
          <table:table-cell table:formula="of:=MOD([.C426];85)" office:value-type="float" office:value="79" calcext:value-type="float">
            <text:p>79</text:p>
          </table:table-cell>
          <table:table-cell table:formula="of:=COM.MICROSOFT.CONCAT(MID(&quot;0123456789ABCDEFGHJKLMNPQRSTUVWXYZabcdefghijklmnpqrstuvwxyz!#$%&amp;()*+-;&lt;=&gt;?@^_{}[]/\:&quot;&quot;&quot;&quot;&quot;;[.D426]+1;1);MID(&quot;0123456789ABCDEFGHJKLMNPQRSTUVWXYZabcdefghijklmnpqrstuvwxyz!#$%&amp;()*+-;&lt;=&gt;?@^_{}[]/\:&quot;&quot;&quot;&quot;&quot;;[.E426]+1;1);MID(&quot;0123456789ABCDEFGHJKLMNPQRSTUVWXYZabcdefghijklmnpqrstuvwxyz!#$%&amp;()*+-;&lt;=&gt;?@^_{}[]/\:&quot;&quot;&quot;&quot;&quot;;[.F426]+1;1);MID(&quot;0123456789ABCDEFGHJKLMNPQRSTUVWXYZabcdefghijklmnpqrstuvwxyz!#$%&amp;()*+-;&lt;=&gt;?@^_{}[]/\:&quot;&quot;&quot;&quot;&quot;;[.G426]+1;1))" office:value-type="string" office:string-value="]P&amp;[" calcext:value-type="string">
            <text:p>]P&amp;[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739c9f8c9968c03553730c28210af55c32a2748834e750b889d63dc4e7545ea</text:p>
          </table:table-cell>
          <table:table-cell table:formula="of:=HEX2DEC(MID([.A427];1;8))+HEX2DEC(MID([.A427];9;8))+HEX2DEC(MID([.A427];17;8))+HEX2DEC(MID([.A427];25;8))+HEX2DEC(MID([.A427];33;8))+HEX2DEC(MID([.A427];41;8))+HEX2DEC(MID([.A427];49;8))+HEX2DEC(MID([.A427];57;8))" office:value-type="float" office:value="18885082155" calcext:value-type="float">
            <text:p>18885082155</text:p>
          </table:table-cell>
          <table:table-cell table:formula="of:= MOD([.B427];85^4)" office:value-type="float" office:value="40656530" calcext:value-type="float">
            <text:p>40656530</text:p>
          </table:table-cell>
          <table:table-cell table:formula="of:=MOD(((((([.C427]-[.G427])/85)-[.F427])/85)-[.E427])/85;85)" office:value-type="float" office:value="66" calcext:value-type="float">
            <text:p>66</text:p>
          </table:table-cell>
          <table:table-cell table:formula="of:=MOD(((([.C427]-[.G427])/85)-[.F427])/85;85)" office:value-type="float" office:value="17" calcext:value-type="float">
            <text:p>17</text:p>
          </table:table-cell>
          <table:table-cell table:formula="of:=MOD(([.C427]-[.G427])/85;85)" office:value-type="float" office:value="17" calcext:value-type="float">
            <text:p>17</text:p>
          </table:table-cell>
          <table:table-cell table:formula="of:=MOD([.C427];85)" office:value-type="float" office:value="10" calcext:value-type="float">
            <text:p>10</text:p>
          </table:table-cell>
          <table:table-cell table:formula="of:=COM.MICROSOFT.CONCAT(MID(&quot;0123456789ABCDEFGHJKLMNPQRSTUVWXYZabcdefghijklmnpqrstuvwxyz!#$%&amp;()*+-;&lt;=&gt;?@^_{}[]/\:&quot;&quot;&quot;&quot;&quot;;[.D427]+1;1);MID(&quot;0123456789ABCDEFGHJKLMNPQRSTUVWXYZabcdefghijklmnpqrstuvwxyz!#$%&amp;()*+-;&lt;=&gt;?@^_{}[]/\:&quot;&quot;&quot;&quot;&quot;;[.E427]+1;1);MID(&quot;0123456789ABCDEFGHJKLMNPQRSTUVWXYZabcdefghijklmnpqrstuvwxyz!#$%&amp;()*+-;&lt;=&gt;?@^_{}[]/\:&quot;&quot;&quot;&quot;&quot;;[.F427]+1;1);MID(&quot;0123456789ABCDEFGHJKLMNPQRSTUVWXYZabcdefghijklmnpqrstuvwxyz!#$%&amp;()*+-;&lt;=&gt;?@^_{}[]/\:&quot;&quot;&quot;&quot;&quot;;[.G427]+1;1))" office:value-type="string" office:string-value="*HHA" calcext:value-type="string">
            <text:p>*HH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ee6fa88334530ea71fbdb83d523b6e7468d23ed97ad51d6418d82a873d8e20a</text:p>
          </table:table-cell>
          <table:table-cell table:formula="of:=HEX2DEC(MID([.A428];1;8))+HEX2DEC(MID([.A428];9;8))+HEX2DEC(MID([.A428];17;8))+HEX2DEC(MID([.A428];25;8))+HEX2DEC(MID([.A428];33;8))+HEX2DEC(MID([.A428];41;8))+HEX2DEC(MID([.A428];49;8))+HEX2DEC(MID([.A428];57;8))" office:value-type="float" office:value="14980782161" calcext:value-type="float">
            <text:p>14980782161</text:p>
          </table:table-cell>
          <table:table-cell table:formula="of:= MOD([.B428];85^4)" office:value-type="float" office:value="51403411" calcext:value-type="float">
            <text:p>51403411</text:p>
          </table:table-cell>
          <table:table-cell table:formula="of:=MOD(((((([.C428]-[.G428])/85)-[.F428])/85)-[.E428])/85;85)" office:value-type="float" office:value="83" calcext:value-type="float">
            <text:p>83</text:p>
          </table:table-cell>
          <table:table-cell table:formula="of:=MOD(((([.C428]-[.G428])/85)-[.F428])/85;85)" office:value-type="float" office:value="59" calcext:value-type="float">
            <text:p>59</text:p>
          </table:table-cell>
          <table:table-cell table:formula="of:=MOD(([.C428]-[.G428])/85;85)" office:value-type="float" office:value="56" calcext:value-type="float">
            <text:p>56</text:p>
          </table:table-cell>
          <table:table-cell table:formula="of:=MOD([.C428];85)" office:value-type="float" office:value="1" calcext:value-type="float">
            <text:p>1</text:p>
          </table:table-cell>
          <table:table-cell table:formula="of:=COM.MICROSOFT.CONCAT(MID(&quot;0123456789ABCDEFGHJKLMNPQRSTUVWXYZabcdefghijklmnpqrstuvwxyz!#$%&amp;()*+-;&lt;=&gt;?@^_{}[]/\:&quot;&quot;&quot;&quot;&quot;;[.D428]+1;1);MID(&quot;0123456789ABCDEFGHJKLMNPQRSTUVWXYZabcdefghijklmnpqrstuvwxyz!#$%&amp;()*+-;&lt;=&gt;?@^_{}[]/\:&quot;&quot;&quot;&quot;&quot;;[.E428]+1;1);MID(&quot;0123456789ABCDEFGHJKLMNPQRSTUVWXYZabcdefghijklmnpqrstuvwxyz!#$%&amp;()*+-;&lt;=&gt;?@^_{}[]/\:&quot;&quot;&quot;&quot;&quot;;[.F428]+1;1);MID(&quot;0123456789ABCDEFGHJKLMNPQRSTUVWXYZabcdefghijklmnpqrstuvwxyz!#$%&amp;()*+-;&lt;=&gt;?@^_{}[]/\:&quot;&quot;&quot;&quot;&quot;;[.G428]+1;1))" office:value-type="string" office:string-value=":!x1" calcext:value-type="string">
            <text:p>:!x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fab722c4165f59136c1fab84214789efd376d3851cc4195e3555c3755201e7e</text:p>
          </table:table-cell>
          <table:table-cell table:formula="of:=HEX2DEC(MID([.A429];1;8))+HEX2DEC(MID([.A429];9;8))+HEX2DEC(MID([.A429];17;8))+HEX2DEC(MID([.A429];25;8))+HEX2DEC(MID([.A429];33;8))+HEX2DEC(MID([.A429];41;8))+HEX2DEC(MID([.A429];49;8))+HEX2DEC(MID([.A429];57;8))" office:value-type="float" office:value="18276746389" calcext:value-type="float">
            <text:p>18276746389</text:p>
          </table:table-cell>
          <table:table-cell table:formula="of:= MOD([.B429];85^4)" office:value-type="float" office:value="6527639" calcext:value-type="float">
            <text:p>6527639</text:p>
          </table:table-cell>
          <table:table-cell table:formula="of:=MOD(((((([.C429]-[.G429])/85)-[.F429])/85)-[.E429])/85;85)" office:value-type="float" office:value="10" calcext:value-type="float">
            <text:p>10</text:p>
          </table:table-cell>
          <table:table-cell table:formula="of:=MOD(((([.C429]-[.G429])/85)-[.F429])/85;85)" office:value-type="float" office:value="53" calcext:value-type="float">
            <text:p>53</text:p>
          </table:table-cell>
          <table:table-cell table:formula="of:=MOD(([.C429]-[.G429])/85;85)" office:value-type="float" office:value="40" calcext:value-type="float">
            <text:p>40</text:p>
          </table:table-cell>
          <table:table-cell table:formula="of:=MOD([.C429];85)" office:value-type="float" office:value="64" calcext:value-type="float">
            <text:p>64</text:p>
          </table:table-cell>
          <table:table-cell table:formula="of:=COM.MICROSOFT.CONCAT(MID(&quot;0123456789ABCDEFGHJKLMNPQRSTUVWXYZabcdefghijklmnpqrstuvwxyz!#$%&amp;()*+-;&lt;=&gt;?@^_{}[]/\:&quot;&quot;&quot;&quot;&quot;;[.D429]+1;1);MID(&quot;0123456789ABCDEFGHJKLMNPQRSTUVWXYZabcdefghijklmnpqrstuvwxyz!#$%&amp;()*+-;&lt;=&gt;?@^_{}[]/\:&quot;&quot;&quot;&quot;&quot;;[.E429]+1;1);MID(&quot;0123456789ABCDEFGHJKLMNPQRSTUVWXYZabcdefghijklmnpqrstuvwxyz!#$%&amp;()*+-;&lt;=&gt;?@^_{}[]/\:&quot;&quot;&quot;&quot;&quot;;[.F429]+1;1);MID(&quot;0123456789ABCDEFGHJKLMNPQRSTUVWXYZabcdefghijklmnpqrstuvwxyz!#$%&amp;()*+-;&lt;=&gt;?@^_{}[]/\:&quot;&quot;&quot;&quot;&quot;;[.G429]+1;1))" office:value-type="string" office:string-value="Aug(" calcext:value-type="string">
            <text:p>Aug(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3e576c61bcb563ad0a0f9cccf38461d540e54878f4975f29ac6341d80a5caec</text:p>
          </table:table-cell>
          <table:table-cell table:formula="of:=HEX2DEC(MID([.A430];1;8))+HEX2DEC(MID([.A430];9;8))+HEX2DEC(MID([.A430];17;8))+HEX2DEC(MID([.A430];25;8))+HEX2DEC(MID([.A430];33;8))+HEX2DEC(MID([.A430];41;8))+HEX2DEC(MID([.A430];49;8))+HEX2DEC(MID([.A430];57;8))" office:value-type="float" office:value="18225157739" calcext:value-type="float">
            <text:p>18225157739</text:p>
          </table:table-cell>
          <table:table-cell table:formula="of:= MOD([.B430];85^4)" office:value-type="float" office:value="7139614" calcext:value-type="float">
            <text:p>7139614</text:p>
          </table:table-cell>
          <table:table-cell table:formula="of:=MOD(((((([.C430]-[.G430])/85)-[.F430])/85)-[.E430])/85;85)" office:value-type="float" office:value="11" calcext:value-type="float">
            <text:p>11</text:p>
          </table:table-cell>
          <table:table-cell table:formula="of:=MOD(((([.C430]-[.G430])/85)-[.F430])/85;85)" office:value-type="float" office:value="53" calcext:value-type="float">
            <text:p>53</text:p>
          </table:table-cell>
          <table:table-cell table:formula="of:=MOD(([.C430]-[.G430])/85;85)" office:value-type="float" office:value="15" calcext:value-type="float">
            <text:p>15</text:p>
          </table:table-cell>
          <table:table-cell table:formula="of:=MOD([.C430];85)" office:value-type="float" office:value="39" calcext:value-type="float">
            <text:p>39</text:p>
          </table:table-cell>
          <table:table-cell table:formula="of:=COM.MICROSOFT.CONCAT(MID(&quot;0123456789ABCDEFGHJKLMNPQRSTUVWXYZabcdefghijklmnpqrstuvwxyz!#$%&amp;()*+-;&lt;=&gt;?@^_{}[]/\:&quot;&quot;&quot;&quot;&quot;;[.D430]+1;1);MID(&quot;0123456789ABCDEFGHJKLMNPQRSTUVWXYZabcdefghijklmnpqrstuvwxyz!#$%&amp;()*+-;&lt;=&gt;?@^_{}[]/\:&quot;&quot;&quot;&quot;&quot;;[.E430]+1;1);MID(&quot;0123456789ABCDEFGHJKLMNPQRSTUVWXYZabcdefghijklmnpqrstuvwxyz!#$%&amp;()*+-;&lt;=&gt;?@^_{}[]/\:&quot;&quot;&quot;&quot;&quot;;[.F430]+1;1);MID(&quot;0123456789ABCDEFGHJKLMNPQRSTUVWXYZabcdefghijklmnpqrstuvwxyz!#$%&amp;()*+-;&lt;=&gt;?@^_{}[]/\:&quot;&quot;&quot;&quot;&quot;;[.G430]+1;1))" office:value-type="string" office:string-value="BuFf" calcext:value-type="string">
            <text:p>BuF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16147fdae6b952e586cd7634a0c82517751faca08c9a6bd38a2831fd04511a</text:p>
          </table:table-cell>
          <table:table-cell table:formula="of:=HEX2DEC(MID([.A431];1;8))+HEX2DEC(MID([.A431];9;8))+HEX2DEC(MID([.A431];17;8))+HEX2DEC(MID([.A431];25;8))+HEX2DEC(MID([.A431];33;8))+HEX2DEC(MID([.A431];41;8))+HEX2DEC(MID([.A431];49;8))+HEX2DEC(MID([.A431];57;8))" office:value-type="float" office:value="22157760206" calcext:value-type="float">
            <text:p>22157760206</text:p>
          </table:table-cell>
          <table:table-cell table:formula="of:= MOD([.B431];85^4)" office:value-type="float" office:value="24695206" calcext:value-type="float">
            <text:p>24695206</text:p>
          </table:table-cell>
          <table:table-cell table:formula="of:=MOD(((((([.C431]-[.G431])/85)-[.F431])/85)-[.E431])/85;85)" office:value-type="float" office:value="40" calcext:value-type="float">
            <text:p>40</text:p>
          </table:table-cell>
          <table:table-cell table:formula="of:=MOD(((([.C431]-[.G431])/85)-[.F431])/85;85)" office:value-type="float" office:value="18" calcext:value-type="float">
            <text:p>18</text:p>
          </table:table-cell>
          <table:table-cell table:formula="of:=MOD(([.C431]-[.G431])/85;85)" office:value-type="float" office:value="1" calcext:value-type="float">
            <text:p>1</text:p>
          </table:table-cell>
          <table:table-cell table:formula="of:=MOD([.C431];85)" office:value-type="float" office:value="71" calcext:value-type="float">
            <text:p>71</text:p>
          </table:table-cell>
          <table:table-cell table:formula="of:=COM.MICROSOFT.CONCAT(MID(&quot;0123456789ABCDEFGHJKLMNPQRSTUVWXYZabcdefghijklmnpqrstuvwxyz!#$%&amp;()*+-;&lt;=&gt;?@^_{}[]/\:&quot;&quot;&quot;&quot;&quot;;[.D431]+1;1);MID(&quot;0123456789ABCDEFGHJKLMNPQRSTUVWXYZabcdefghijklmnpqrstuvwxyz!#$%&amp;()*+-;&lt;=&gt;?@^_{}[]/\:&quot;&quot;&quot;&quot;&quot;;[.E431]+1;1);MID(&quot;0123456789ABCDEFGHJKLMNPQRSTUVWXYZabcdefghijklmnpqrstuvwxyz!#$%&amp;()*+-;&lt;=&gt;?@^_{}[]/\:&quot;&quot;&quot;&quot;&quot;;[.F431]+1;1);MID(&quot;0123456789ABCDEFGHJKLMNPQRSTUVWXYZabcdefghijklmnpqrstuvwxyz!#$%&amp;()*+-;&lt;=&gt;?@^_{}[]/\:&quot;&quot;&quot;&quot;&quot;;[.G431]+1;1))" office:value-type="string" office:string-value="gJ1=" calcext:value-type="string">
            <text:p>gJ1=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51bf930e0aa4b43575c42233f0fb5cd4770be67d82002aed80b73d3316c4ac5</text:p>
          </table:table-cell>
          <table:table-cell table:formula="of:=HEX2DEC(MID([.A432];1;8))+HEX2DEC(MID([.A432];9;8))+HEX2DEC(MID([.A432];17;8))+HEX2DEC(MID([.A432];25;8))+HEX2DEC(MID([.A432];33;8))+HEX2DEC(MID([.A432];41;8))+HEX2DEC(MID([.A432];49;8))+HEX2DEC(MID([.A432];57;8))" office:value-type="float" office:value="17536039952" calcext:value-type="float">
            <text:p>17536039952</text:p>
          </table:table-cell>
          <table:table-cell table:formula="of:= MOD([.B432];85^4)" office:value-type="float" office:value="48830577" calcext:value-type="float">
            <text:p>48830577</text:p>
          </table:table-cell>
          <table:table-cell table:formula="of:=MOD(((((([.C432]-[.G432])/85)-[.F432])/85)-[.E432])/85;85)" office:value-type="float" office:value="79" calcext:value-type="float">
            <text:p>79</text:p>
          </table:table-cell>
          <table:table-cell table:formula="of:=MOD(((([.C432]-[.G432])/85)-[.F432])/85;85)" office:value-type="float" office:value="43" calcext:value-type="float">
            <text:p>43</text:p>
          </table:table-cell>
          <table:table-cell table:formula="of:=MOD(([.C432]-[.G432])/85;85)" office:value-type="float" office:value="47" calcext:value-type="float">
            <text:p>47</text:p>
          </table:table-cell>
          <table:table-cell table:formula="of:=MOD([.C432];85)" office:value-type="float" office:value="32" calcext:value-type="float">
            <text:p>32</text:p>
          </table:table-cell>
          <table:table-cell table:formula="of:=COM.MICROSOFT.CONCAT(MID(&quot;0123456789ABCDEFGHJKLMNPQRSTUVWXYZabcdefghijklmnpqrstuvwxyz!#$%&amp;()*+-;&lt;=&gt;?@^_{}[]/\:&quot;&quot;&quot;&quot;&quot;;[.D432]+1;1);MID(&quot;0123456789ABCDEFGHJKLMNPQRSTUVWXYZabcdefghijklmnpqrstuvwxyz!#$%&amp;()*+-;&lt;=&gt;?@^_{}[]/\:&quot;&quot;&quot;&quot;&quot;;[.E432]+1;1);MID(&quot;0123456789ABCDEFGHJKLMNPQRSTUVWXYZabcdefghijklmnpqrstuvwxyz!#$%&amp;()*+-;&lt;=&gt;?@^_{}[]/\:&quot;&quot;&quot;&quot;&quot;;[.F432]+1;1);MID(&quot;0123456789ABCDEFGHJKLMNPQRSTUVWXYZabcdefghijklmnpqrstuvwxyz!#$%&amp;()*+-;&lt;=&gt;?@^_{}[]/\:&quot;&quot;&quot;&quot;&quot;;[.G432]+1;1))" office:value-type="string" office:string-value="[jnY" calcext:value-type="string">
            <text:p>[j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3e16e1b968c189b11e2656b872cef3cfbf81ffe5d1e79399be7874ecb78dd5</text:p>
          </table:table-cell>
          <table:table-cell table:formula="of:=HEX2DEC(MID([.A433];1;8))+HEX2DEC(MID([.A433];9;8))+HEX2DEC(MID([.A433];17;8))+HEX2DEC(MID([.A433];25;8))+HEX2DEC(MID([.A433];33;8))+HEX2DEC(MID([.A433];41;8))+HEX2DEC(MID([.A433];49;8))+HEX2DEC(MID([.A433];57;8))" office:value-type="float" office:value="23341251982" calcext:value-type="float">
            <text:p>23341251982</text:p>
          </table:table-cell>
          <table:table-cell table:formula="of:= MOD([.B433];85^4)" office:value-type="float" office:value="7572607" calcext:value-type="float">
            <text:p>7572607</text:p>
          </table:table-cell>
          <table:table-cell table:formula="of:=MOD(((((([.C433]-[.G433])/85)-[.F433])/85)-[.E433])/85;85)" office:value-type="float" office:value="12" calcext:value-type="float">
            <text:p>12</text:p>
          </table:table-cell>
          <table:table-cell table:formula="of:=MOD(((([.C433]-[.G433])/85)-[.F433])/85;85)" office:value-type="float" office:value="28" calcext:value-type="float">
            <text:p>28</text:p>
          </table:table-cell>
          <table:table-cell table:formula="of:=MOD(([.C433]-[.G433])/85;85)" office:value-type="float" office:value="9" calcext:value-type="float">
            <text:p>9</text:p>
          </table:table-cell>
          <table:table-cell table:formula="of:=MOD([.C433];85)" office:value-type="float" office:value="42" calcext:value-type="float">
            <text:p>42</text:p>
          </table:table-cell>
          <table:table-cell table:formula="of:=COM.MICROSOFT.CONCAT(MID(&quot;0123456789ABCDEFGHJKLMNPQRSTUVWXYZabcdefghijklmnpqrstuvwxyz!#$%&amp;()*+-;&lt;=&gt;?@^_{}[]/\:&quot;&quot;&quot;&quot;&quot;;[.D433]+1;1);MID(&quot;0123456789ABCDEFGHJKLMNPQRSTUVWXYZabcdefghijklmnpqrstuvwxyz!#$%&amp;()*+-;&lt;=&gt;?@^_{}[]/\:&quot;&quot;&quot;&quot;&quot;;[.E433]+1;1);MID(&quot;0123456789ABCDEFGHJKLMNPQRSTUVWXYZabcdefghijklmnpqrstuvwxyz!#$%&amp;()*+-;&lt;=&gt;?@^_{}[]/\:&quot;&quot;&quot;&quot;&quot;;[.F433]+1;1);MID(&quot;0123456789ABCDEFGHJKLMNPQRSTUVWXYZabcdefghijklmnpqrstuvwxyz!#$%&amp;()*+-;&lt;=&gt;?@^_{}[]/\:&quot;&quot;&quot;&quot;&quot;;[.G433]+1;1))" office:value-type="string" office:string-value="CU9i" calcext:value-type="string">
            <text:p>CU9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a1f8059e8bea1d6bb8868d0fd8ba25953a5ee111633c56cf96b3b995bf05f8a</text:p>
          </table:table-cell>
          <table:table-cell table:formula="of:=HEX2DEC(MID([.A434];1;8))+HEX2DEC(MID([.A434];9;8))+HEX2DEC(MID([.A434];17;8))+HEX2DEC(MID([.A434];25;8))+HEX2DEC(MID([.A434];33;8))+HEX2DEC(MID([.A434];41;8))+HEX2DEC(MID([.A434];49;8))+HEX2DEC(MID([.A434];57;8))" office:value-type="float" office:value="21393538040" calcext:value-type="float">
            <text:p>21393538040</text:p>
          </table:table-cell>
          <table:table-cell table:formula="of:= MOD([.B434];85^4)" office:value-type="float" office:value="43482415" calcext:value-type="float">
            <text:p>43482415</text:p>
          </table:table-cell>
          <table:table-cell table:formula="of:=MOD(((((([.C434]-[.G434])/85)-[.F434])/85)-[.E434])/85;85)" office:value-type="float" office:value="70" calcext:value-type="float">
            <text:p>70</text:p>
          </table:table-cell>
          <table:table-cell table:formula="of:=MOD(((([.C434]-[.G434])/85)-[.F434])/85;85)" office:value-type="float" office:value="68" calcext:value-type="float">
            <text:p>68</text:p>
          </table:table-cell>
          <table:table-cell table:formula="of:=MOD(([.C434]-[.G434])/85;85)" office:value-type="float" office:value="27" calcext:value-type="float">
            <text:p>27</text:p>
          </table:table-cell>
          <table:table-cell table:formula="of:=MOD([.C434];85)" office:value-type="float" office:value="70" calcext:value-type="float">
            <text:p>70</text:p>
          </table:table-cell>
          <table:table-cell table:formula="of:=COM.MICROSOFT.CONCAT(MID(&quot;0123456789ABCDEFGHJKLMNPQRSTUVWXYZabcdefghijklmnpqrstuvwxyz!#$%&amp;()*+-;&lt;=&gt;?@^_{}[]/\:&quot;&quot;&quot;&quot;&quot;;[.D434]+1;1);MID(&quot;0123456789ABCDEFGHJKLMNPQRSTUVWXYZabcdefghijklmnpqrstuvwxyz!#$%&amp;()*+-;&lt;=&gt;?@^_{}[]/\:&quot;&quot;&quot;&quot;&quot;;[.E434]+1;1);MID(&quot;0123456789ABCDEFGHJKLMNPQRSTUVWXYZabcdefghijklmnpqrstuvwxyz!#$%&amp;()*+-;&lt;=&gt;?@^_{}[]/\:&quot;&quot;&quot;&quot;&quot;;[.F434]+1;1);MID(&quot;0123456789ABCDEFGHJKLMNPQRSTUVWXYZabcdefghijklmnpqrstuvwxyz!#$%&amp;()*+-;&lt;=&gt;?@^_{}[]/\:&quot;&quot;&quot;&quot;&quot;;[.G434]+1;1))" office:value-type="string" office:string-value="&lt;-T&lt;" calcext:value-type="string">
            <text:p>&lt;-T&lt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d8584da38448364d37cbe0261edd1b1f3169a3330014391b622986237a20867</text:p>
          </table:table-cell>
          <table:table-cell table:formula="of:=HEX2DEC(MID([.A435];1;8))+HEX2DEC(MID([.A435];9;8))+HEX2DEC(MID([.A435];17;8))+HEX2DEC(MID([.A435];25;8))+HEX2DEC(MID([.A435];33;8))+HEX2DEC(MID([.A435];41;8))+HEX2DEC(MID([.A435];49;8))+HEX2DEC(MID([.A435];57;8))" office:value-type="float" office:value="19261363838" calcext:value-type="float">
            <text:p>19261363838</text:p>
          </table:table-cell>
          <table:table-cell table:formula="of:= MOD([.B435];85^4)" office:value-type="float" office:value="51533838" calcext:value-type="float">
            <text:p>51533838</text:p>
          </table:table-cell>
          <table:table-cell table:formula="of:=MOD(((((([.C435]-[.G435])/85)-[.F435])/85)-[.E435])/85;85)" office:value-type="float" office:value="83" calcext:value-type="float">
            <text:p>83</text:p>
          </table:table-cell>
          <table:table-cell table:formula="of:=MOD(((([.C435]-[.G435])/85)-[.F435])/85;85)" office:value-type="float" office:value="77" calcext:value-type="float">
            <text:p>77</text:p>
          </table:table-cell>
          <table:table-cell table:formula="of:=MOD(([.C435]-[.G435])/85;85)" office:value-type="float" office:value="60" calcext:value-type="float">
            <text:p>60</text:p>
          </table:table-cell>
          <table:table-cell table:formula="of:=MOD([.C435];85)" office:value-type="float" office:value="38" calcext:value-type="float">
            <text:p>38</text:p>
          </table:table-cell>
          <table:table-cell table:formula="of:=COM.MICROSOFT.CONCAT(MID(&quot;0123456789ABCDEFGHJKLMNPQRSTUVWXYZabcdefghijklmnpqrstuvwxyz!#$%&amp;()*+-;&lt;=&gt;?@^_{}[]/\:&quot;&quot;&quot;&quot;&quot;;[.D435]+1;1);MID(&quot;0123456789ABCDEFGHJKLMNPQRSTUVWXYZabcdefghijklmnpqrstuvwxyz!#$%&amp;()*+-;&lt;=&gt;?@^_{}[]/\:&quot;&quot;&quot;&quot;&quot;;[.E435]+1;1);MID(&quot;0123456789ABCDEFGHJKLMNPQRSTUVWXYZabcdefghijklmnpqrstuvwxyz!#$%&amp;()*+-;&lt;=&gt;?@^_{}[]/\:&quot;&quot;&quot;&quot;&quot;;[.F435]+1;1);MID(&quot;0123456789ABCDEFGHJKLMNPQRSTUVWXYZabcdefghijklmnpqrstuvwxyz!#$%&amp;()*+-;&lt;=&gt;?@^_{}[]/\:&quot;&quot;&quot;&quot;&quot;;[.G435]+1;1))" office:value-type="string" office:string-value=":{#e" calcext:value-type="string">
            <text:p>:{#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b5e433718d350151344486a923642720c44718779c1b34d7ec88b3690df2051</text:p>
          </table:table-cell>
          <table:table-cell table:formula="of:=HEX2DEC(MID([.A436];1;8))+HEX2DEC(MID([.A436];9;8))+HEX2DEC(MID([.A436];17;8))+HEX2DEC(MID([.A436];25;8))+HEX2DEC(MID([.A436];33;8))+HEX2DEC(MID([.A436];41;8))+HEX2DEC(MID([.A436];49;8))+HEX2DEC(MID([.A436];57;8))" office:value-type="float" office:value="12337147523" calcext:value-type="float">
            <text:p>12337147523</text:p>
          </table:table-cell>
          <table:table-cell table:formula="of:= MOD([.B436];85^4)" office:value-type="float" office:value="17800023" calcext:value-type="float">
            <text:p>17800023</text:p>
          </table:table-cell>
          <table:table-cell table:formula="of:=MOD(((((([.C436]-[.G436])/85)-[.F436])/85)-[.E436])/85;85)" office:value-type="float" office:value="28" calcext:value-type="float">
            <text:p>28</text:p>
          </table:table-cell>
          <table:table-cell table:formula="of:=MOD(((([.C436]-[.G436])/85)-[.F436])/85;85)" office:value-type="float" office:value="83" calcext:value-type="float">
            <text:p>83</text:p>
          </table:table-cell>
          <table:table-cell table:formula="of:=MOD(([.C436]-[.G436])/85;85)" office:value-type="float" office:value="57" calcext:value-type="float">
            <text:p>57</text:p>
          </table:table-cell>
          <table:table-cell table:formula="of:=MOD([.C436];85)" office:value-type="float" office:value="3" calcext:value-type="float">
            <text:p>3</text:p>
          </table:table-cell>
          <table:table-cell table:formula="of:=COM.MICROSOFT.CONCAT(MID(&quot;0123456789ABCDEFGHJKLMNPQRSTUVWXYZabcdefghijklmnpqrstuvwxyz!#$%&amp;()*+-;&lt;=&gt;?@^_{}[]/\:&quot;&quot;&quot;&quot;&quot;;[.D436]+1;1);MID(&quot;0123456789ABCDEFGHJKLMNPQRSTUVWXYZabcdefghijklmnpqrstuvwxyz!#$%&amp;()*+-;&lt;=&gt;?@^_{}[]/\:&quot;&quot;&quot;&quot;&quot;;[.E436]+1;1);MID(&quot;0123456789ABCDEFGHJKLMNPQRSTUVWXYZabcdefghijklmnpqrstuvwxyz!#$%&amp;()*+-;&lt;=&gt;?@^_{}[]/\:&quot;&quot;&quot;&quot;&quot;;[.F436]+1;1);MID(&quot;0123456789ABCDEFGHJKLMNPQRSTUVWXYZabcdefghijklmnpqrstuvwxyz!#$%&amp;()*+-;&lt;=&gt;?@^_{}[]/\:&quot;&quot;&quot;&quot;&quot;;[.G436]+1;1))" office:value-type="string" office:string-value="U:y3" calcext:value-type="string">
            <text:p>U:y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72c612230a8234cd219e15ddb0ba94e345d5ed9d8c205d283b0bffcd4d6ec2a</text:p>
          </table:table-cell>
          <table:table-cell table:formula="of:=HEX2DEC(MID([.A437];1;8))+HEX2DEC(MID([.A437];9;8))+HEX2DEC(MID([.A437];17;8))+HEX2DEC(MID([.A437];25;8))+HEX2DEC(MID([.A437];33;8))+HEX2DEC(MID([.A437];41;8))+HEX2DEC(MID([.A437];49;8))+HEX2DEC(MID([.A437];57;8))" office:value-type="float" office:value="20579426282" calcext:value-type="float">
            <text:p>20579426282</text:p>
          </table:table-cell>
          <table:table-cell table:formula="of:= MOD([.B437];85^4)" office:value-type="float" office:value="12380032" calcext:value-type="float">
            <text:p>12380032</text:p>
          </table:table-cell>
          <table:table-cell table:formula="of:=MOD(((((([.C437]-[.G437])/85)-[.F437])/85)-[.E437])/85;85)" office:value-type="float" office:value="20" calcext:value-type="float">
            <text:p>20</text:p>
          </table:table-cell>
          <table:table-cell table:formula="of:=MOD(((([.C437]-[.G437])/85)-[.F437])/85;85)" office:value-type="float" office:value="13" calcext:value-type="float">
            <text:p>13</text:p>
          </table:table-cell>
          <table:table-cell table:formula="of:=MOD(([.C437]-[.G437])/85;85)" office:value-type="float" office:value="42" calcext:value-type="float">
            <text:p>42</text:p>
          </table:table-cell>
          <table:table-cell table:formula="of:=MOD([.C437];85)" office:value-type="float" office:value="37" calcext:value-type="float">
            <text:p>37</text:p>
          </table:table-cell>
          <table:table-cell table:formula="of:=COM.MICROSOFT.CONCAT(MID(&quot;0123456789ABCDEFGHJKLMNPQRSTUVWXYZabcdefghijklmnpqrstuvwxyz!#$%&amp;()*+-;&lt;=&gt;?@^_{}[]/\:&quot;&quot;&quot;&quot;&quot;;[.D437]+1;1);MID(&quot;0123456789ABCDEFGHJKLMNPQRSTUVWXYZabcdefghijklmnpqrstuvwxyz!#$%&amp;()*+-;&lt;=&gt;?@^_{}[]/\:&quot;&quot;&quot;&quot;&quot;;[.E437]+1;1);MID(&quot;0123456789ABCDEFGHJKLMNPQRSTUVWXYZabcdefghijklmnpqrstuvwxyz!#$%&amp;()*+-;&lt;=&gt;?@^_{}[]/\:&quot;&quot;&quot;&quot;&quot;;[.F437]+1;1);MID(&quot;0123456789ABCDEFGHJKLMNPQRSTUVWXYZabcdefghijklmnpqrstuvwxyz!#$%&amp;()*+-;&lt;=&gt;?@^_{}[]/\:&quot;&quot;&quot;&quot;&quot;;[.G437]+1;1))" office:value-type="string" office:string-value="LDid" calcext:value-type="string">
            <text:p>LD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8d29b54798f8d1f1b7c74fd2f76104fd933a6139b3a878702901f10e0e1921</text:p>
          </table:table-cell>
          <table:table-cell table:formula="of:=HEX2DEC(MID([.A438];1;8))+HEX2DEC(MID([.A438];9;8))+HEX2DEC(MID([.A438];17;8))+HEX2DEC(MID([.A438];25;8))+HEX2DEC(MID([.A438];33;8))+HEX2DEC(MID([.A438];41;8))+HEX2DEC(MID([.A438];49;8))+HEX2DEC(MID([.A438];57;8))" office:value-type="float" office:value="17403431108" calcext:value-type="float">
            <text:p>17403431108</text:p>
          </table:table-cell>
          <table:table-cell table:formula="of:= MOD([.B438];85^4)" office:value-type="float" office:value="20622983" calcext:value-type="float">
            <text:p>20622983</text:p>
          </table:table-cell>
          <table:table-cell table:formula="of:=MOD(((((([.C438]-[.G438])/85)-[.F438])/85)-[.E438])/85;85)" office:value-type="float" office:value="33" calcext:value-type="float">
            <text:p>33</text:p>
          </table:table-cell>
          <table:table-cell table:formula="of:=MOD(((([.C438]-[.G438])/85)-[.F438])/85;85)" office:value-type="float" office:value="49" calcext:value-type="float">
            <text:p>49</text:p>
          </table:table-cell>
          <table:table-cell table:formula="of:=MOD(([.C438]-[.G438])/85;85)" office:value-type="float" office:value="33" calcext:value-type="float">
            <text:p>33</text:p>
          </table:table-cell>
          <table:table-cell table:formula="of:=MOD([.C438];85)" office:value-type="float" office:value="28" calcext:value-type="float">
            <text:p>28</text:p>
          </table:table-cell>
          <table:table-cell table:formula="of:=COM.MICROSOFT.CONCAT(MID(&quot;0123456789ABCDEFGHJKLMNPQRSTUVWXYZabcdefghijklmnpqrstuvwxyz!#$%&amp;()*+-;&lt;=&gt;?@^_{}[]/\:&quot;&quot;&quot;&quot;&quot;;[.D438]+1;1);MID(&quot;0123456789ABCDEFGHJKLMNPQRSTUVWXYZabcdefghijklmnpqrstuvwxyz!#$%&amp;()*+-;&lt;=&gt;?@^_{}[]/\:&quot;&quot;&quot;&quot;&quot;;[.E438]+1;1);MID(&quot;0123456789ABCDEFGHJKLMNPQRSTUVWXYZabcdefghijklmnpqrstuvwxyz!#$%&amp;()*+-;&lt;=&gt;?@^_{}[]/\:&quot;&quot;&quot;&quot;&quot;;[.F438]+1;1);MID(&quot;0123456789ABCDEFGHJKLMNPQRSTUVWXYZabcdefghijklmnpqrstuvwxyz!#$%&amp;()*+-;&lt;=&gt;?@^_{}[]/\:&quot;&quot;&quot;&quot;&quot;;[.G438]+1;1))" office:value-type="string" office:string-value="ZqZU" calcext:value-type="string">
            <text:p>ZqZ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74b11a99fc0c33ff82cb34de26b0be1c6005495b399843bbb60e889298006b9</text:p>
          </table:table-cell>
          <table:table-cell table:formula="of:=HEX2DEC(MID([.A439];1;8))+HEX2DEC(MID([.A439];9;8))+HEX2DEC(MID([.A439];17;8))+HEX2DEC(MID([.A439];25;8))+HEX2DEC(MID([.A439];33;8))+HEX2DEC(MID([.A439];41;8))+HEX2DEC(MID([.A439];49;8))+HEX2DEC(MID([.A439];57;8))" office:value-type="float" office:value="22819003432" calcext:value-type="float">
            <text:p>22819003432</text:p>
          </table:table-cell>
          <table:table-cell table:formula="of:= MOD([.B439];85^4)" office:value-type="float" office:value="7330307" calcext:value-type="float">
            <text:p>7330307</text:p>
          </table:table-cell>
          <table:table-cell table:formula="of:=MOD(((((([.C439]-[.G439])/85)-[.F439])/85)-[.E439])/85;85)" office:value-type="float" office:value="11" calcext:value-type="float">
            <text:p>11</text:p>
          </table:table-cell>
          <table:table-cell table:formula="of:=MOD(((([.C439]-[.G439])/85)-[.F439])/85;85)" office:value-type="float" office:value="79" calcext:value-type="float">
            <text:p>79</text:p>
          </table:table-cell>
          <table:table-cell table:formula="of:=MOD(([.C439]-[.G439])/85;85)" office:value-type="float" office:value="48" calcext:value-type="float">
            <text:p>48</text:p>
          </table:table-cell>
          <table:table-cell table:formula="of:=MOD([.C439];85)" office:value-type="float" office:value="77" calcext:value-type="float">
            <text:p>77</text:p>
          </table:table-cell>
          <table:table-cell table:formula="of:=COM.MICROSOFT.CONCAT(MID(&quot;0123456789ABCDEFGHJKLMNPQRSTUVWXYZabcdefghijklmnpqrstuvwxyz!#$%&amp;()*+-;&lt;=&gt;?@^_{}[]/\:&quot;&quot;&quot;&quot;&quot;;[.D439]+1;1);MID(&quot;0123456789ABCDEFGHJKLMNPQRSTUVWXYZabcdefghijklmnpqrstuvwxyz!#$%&amp;()*+-;&lt;=&gt;?@^_{}[]/\:&quot;&quot;&quot;&quot;&quot;;[.E439]+1;1);MID(&quot;0123456789ABCDEFGHJKLMNPQRSTUVWXYZabcdefghijklmnpqrstuvwxyz!#$%&amp;()*+-;&lt;=&gt;?@^_{}[]/\:&quot;&quot;&quot;&quot;&quot;;[.F439]+1;1);MID(&quot;0123456789ABCDEFGHJKLMNPQRSTUVWXYZabcdefghijklmnpqrstuvwxyz!#$%&amp;()*+-;&lt;=&gt;?@^_{}[]/\:&quot;&quot;&quot;&quot;&quot;;[.G439]+1;1))" office:value-type="string" office:string-value="B[p{" calcext:value-type="string">
            <text:p>B[p{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2f0783d3dc6d45667e427dcd904c4120257bd1c9ba311259fe425e947ec125b</text:p>
          </table:table-cell>
          <table:table-cell table:formula="of:=HEX2DEC(MID([.A440];1;8))+HEX2DEC(MID([.A440];9;8))+HEX2DEC(MID([.A440];17;8))+HEX2DEC(MID([.A440];25;8))+HEX2DEC(MID([.A440];33;8))+HEX2DEC(MID([.A440];41;8))+HEX2DEC(MID([.A440];49;8))+HEX2DEC(MID([.A440];57;8))" office:value-type="float" office:value="13277806342" calcext:value-type="float">
            <text:p>13277806342</text:p>
          </table:table-cell>
          <table:table-cell table:formula="of:= MOD([.B440];85^4)" office:value-type="float" office:value="18847592" calcext:value-type="float">
            <text:p>18847592</text:p>
          </table:table-cell>
          <table:table-cell table:formula="of:=MOD(((((([.C440]-[.G440])/85)-[.F440])/85)-[.E440])/85;85)" office:value-type="float" office:value="30" calcext:value-type="float">
            <text:p>30</text:p>
          </table:table-cell>
          <table:table-cell table:formula="of:=MOD(((([.C440]-[.G440])/85)-[.F440])/85;85)" office:value-type="float" office:value="58" calcext:value-type="float">
            <text:p>58</text:p>
          </table:table-cell>
          <table:table-cell table:formula="of:=MOD(([.C440]-[.G440])/85;85)" office:value-type="float" office:value="56" calcext:value-type="float">
            <text:p>56</text:p>
          </table:table-cell>
          <table:table-cell table:formula="of:=MOD([.C440];85)" office:value-type="float" office:value="32" calcext:value-type="float">
            <text:p>32</text:p>
          </table:table-cell>
          <table:table-cell table:formula="of:=COM.MICROSOFT.CONCAT(MID(&quot;0123456789ABCDEFGHJKLMNPQRSTUVWXYZabcdefghijklmnpqrstuvwxyz!#$%&amp;()*+-;&lt;=&gt;?@^_{}[]/\:&quot;&quot;&quot;&quot;&quot;;[.D440]+1;1);MID(&quot;0123456789ABCDEFGHJKLMNPQRSTUVWXYZabcdefghijklmnpqrstuvwxyz!#$%&amp;()*+-;&lt;=&gt;?@^_{}[]/\:&quot;&quot;&quot;&quot;&quot;;[.E440]+1;1);MID(&quot;0123456789ABCDEFGHJKLMNPQRSTUVWXYZabcdefghijklmnpqrstuvwxyz!#$%&amp;()*+-;&lt;=&gt;?@^_{}[]/\:&quot;&quot;&quot;&quot;&quot;;[.F440]+1;1);MID(&quot;0123456789ABCDEFGHJKLMNPQRSTUVWXYZabcdefghijklmnpqrstuvwxyz!#$%&amp;()*+-;&lt;=&gt;?@^_{}[]/\:&quot;&quot;&quot;&quot;&quot;;[.G440]+1;1))" office:value-type="string" office:string-value="WzxY" calcext:value-type="string">
            <text:p>Wzx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97d621ec6b93d9b869e8cdb134516925f2baf2fa1c8186a387f6fc35ffb77ad</text:p>
          </table:table-cell>
          <table:table-cell table:formula="of:=HEX2DEC(MID([.A441];1;8))+HEX2DEC(MID([.A441];9;8))+HEX2DEC(MID([.A441];17;8))+HEX2DEC(MID([.A441];25;8))+HEX2DEC(MID([.A441];33;8))+HEX2DEC(MID([.A441];41;8))+HEX2DEC(MID([.A441];49;8))+HEX2DEC(MID([.A441];57;8))" office:value-type="float" office:value="15628562991" calcext:value-type="float">
            <text:p>15628562991</text:p>
          </table:table-cell>
          <table:table-cell table:formula="of:= MOD([.B441];85^4)" office:value-type="float" office:value="20576116" calcext:value-type="float">
            <text:p>20576116</text:p>
          </table:table-cell>
          <table:table-cell table:formula="of:=MOD(((((([.C441]-[.G441])/85)-[.F441])/85)-[.E441])/85;85)" office:value-type="float" office:value="33" calcext:value-type="float">
            <text:p>33</text:p>
          </table:table-cell>
          <table:table-cell table:formula="of:=MOD(((([.C441]-[.G441])/85)-[.F441])/85;85)" office:value-type="float" office:value="42" calcext:value-type="float">
            <text:p>42</text:p>
          </table:table-cell>
          <table:table-cell table:formula="of:=MOD(([.C441]-[.G441])/85;85)" office:value-type="float" office:value="76" calcext:value-type="float">
            <text:p>76</text:p>
          </table:table-cell>
          <table:table-cell table:formula="of:=MOD([.C441];85)" office:value-type="float" office:value="81" calcext:value-type="float">
            <text:p>81</text:p>
          </table:table-cell>
          <table:table-cell table:formula="of:=COM.MICROSOFT.CONCAT(MID(&quot;0123456789ABCDEFGHJKLMNPQRSTUVWXYZabcdefghijklmnpqrstuvwxyz!#$%&amp;()*+-;&lt;=&gt;?@^_{}[]/\:&quot;&quot;&quot;&quot;&quot;;[.D441]+1;1);MID(&quot;0123456789ABCDEFGHJKLMNPQRSTUVWXYZabcdefghijklmnpqrstuvwxyz!#$%&amp;()*+-;&lt;=&gt;?@^_{}[]/\:&quot;&quot;&quot;&quot;&quot;;[.E441]+1;1);MID(&quot;0123456789ABCDEFGHJKLMNPQRSTUVWXYZabcdefghijklmnpqrstuvwxyz!#$%&amp;()*+-;&lt;=&gt;?@^_{}[]/\:&quot;&quot;&quot;&quot;&quot;;[.F441]+1;1);MID(&quot;0123456789ABCDEFGHJKLMNPQRSTUVWXYZabcdefghijklmnpqrstuvwxyz!#$%&amp;()*+-;&lt;=&gt;?@^_{}[]/\:&quot;&quot;&quot;&quot;&quot;;[.G441]+1;1))" office:value-type="string" office:string-value="Zi_/" calcext:value-type="string">
            <text:p>Zi_/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bd6fffda9275373172e398e03bc8a24882d90214ea29c4279c464f086757742</text:p>
          </table:table-cell>
          <table:table-cell table:formula="of:=HEX2DEC(MID([.A442];1;8))+HEX2DEC(MID([.A442];9;8))+HEX2DEC(MID([.A442];17;8))+HEX2DEC(MID([.A442];25;8))+HEX2DEC(MID([.A442];33;8))+HEX2DEC(MID([.A442];41;8))+HEX2DEC(MID([.A442];49;8))+HEX2DEC(MID([.A442];57;8))" office:value-type="float" office:value="11927756727" calcext:value-type="float">
            <text:p>11927756727</text:p>
          </table:table-cell>
          <table:table-cell table:formula="of:= MOD([.B442];85^4)" office:value-type="float" office:value="26014227" calcext:value-type="float">
            <text:p>26014227</text:p>
          </table:table-cell>
          <table:table-cell table:formula="of:=MOD(((((([.C442]-[.G442])/85)-[.F442])/85)-[.E442])/85;85)" office:value-type="float" office:value="42" calcext:value-type="float">
            <text:p>42</text:p>
          </table:table-cell>
          <table:table-cell table:formula="of:=MOD(((([.C442]-[.G442])/85)-[.F442])/85;85)" office:value-type="float" office:value="30" calcext:value-type="float">
            <text:p>30</text:p>
          </table:table-cell>
          <table:table-cell table:formula="of:=MOD(([.C442]-[.G442])/85;85)" office:value-type="float" office:value="49" calcext:value-type="float">
            <text:p>49</text:p>
          </table:table-cell>
          <table:table-cell table:formula="of:=MOD([.C442];85)" office:value-type="float" office:value="62" calcext:value-type="float">
            <text:p>62</text:p>
          </table:table-cell>
          <table:table-cell table:formula="of:=COM.MICROSOFT.CONCAT(MID(&quot;0123456789ABCDEFGHJKLMNPQRSTUVWXYZabcdefghijklmnpqrstuvwxyz!#$%&amp;()*+-;&lt;=&gt;?@^_{}[]/\:&quot;&quot;&quot;&quot;&quot;;[.D442]+1;1);MID(&quot;0123456789ABCDEFGHJKLMNPQRSTUVWXYZabcdefghijklmnpqrstuvwxyz!#$%&amp;()*+-;&lt;=&gt;?@^_{}[]/\:&quot;&quot;&quot;&quot;&quot;;[.E442]+1;1);MID(&quot;0123456789ABCDEFGHJKLMNPQRSTUVWXYZabcdefghijklmnpqrstuvwxyz!#$%&amp;()*+-;&lt;=&gt;?@^_{}[]/\:&quot;&quot;&quot;&quot;&quot;;[.F442]+1;1);MID(&quot;0123456789ABCDEFGHJKLMNPQRSTUVWXYZabcdefghijklmnpqrstuvwxyz!#$%&amp;()*+-;&lt;=&gt;?@^_{}[]/\:&quot;&quot;&quot;&quot;&quot;;[.G442]+1;1))" office:value-type="string" office:string-value="iWq%" calcext:value-type="string">
            <text:p>iWq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2d1b6647866a6cd8fc5d8a8559d4e960a6c1f5e442c4b3d5af3b1743e47b7c6</text:p>
          </table:table-cell>
          <table:table-cell table:formula="of:=HEX2DEC(MID([.A443];1;8))+HEX2DEC(MID([.A443];9;8))+HEX2DEC(MID([.A443];17;8))+HEX2DEC(MID([.A443];25;8))+HEX2DEC(MID([.A443];33;8))+HEX2DEC(MID([.A443];41;8))+HEX2DEC(MID([.A443];49;8))+HEX2DEC(MID([.A443];57;8))" office:value-type="float" office:value="13563287620" calcext:value-type="float">
            <text:p>13563287620</text:p>
          </table:table-cell>
          <table:table-cell table:formula="of:= MOD([.B443];85^4)" office:value-type="float" office:value="43325745" calcext:value-type="float">
            <text:p>43325745</text:p>
          </table:table-cell>
          <table:table-cell table:formula="of:=MOD(((((([.C443]-[.G443])/85)-[.F443])/85)-[.E443])/85;85)" office:value-type="float" office:value="70" calcext:value-type="float">
            <text:p>70</text:p>
          </table:table-cell>
          <table:table-cell table:formula="of:=MOD(((([.C443]-[.G443])/85)-[.F443])/85;85)" office:value-type="float" office:value="46" calcext:value-type="float">
            <text:p>46</text:p>
          </table:table-cell>
          <table:table-cell table:formula="of:=MOD(([.C443]-[.G443])/85;85)" office:value-type="float" office:value="54" calcext:value-type="float">
            <text:p>54</text:p>
          </table:table-cell>
          <table:table-cell table:formula="of:=MOD([.C443];85)" office:value-type="float" office:value="55" calcext:value-type="float">
            <text:p>55</text:p>
          </table:table-cell>
          <table:table-cell table:formula="of:=COM.MICROSOFT.CONCAT(MID(&quot;0123456789ABCDEFGHJKLMNPQRSTUVWXYZabcdefghijklmnpqrstuvwxyz!#$%&amp;()*+-;&lt;=&gt;?@^_{}[]/\:&quot;&quot;&quot;&quot;&quot;;[.D443]+1;1);MID(&quot;0123456789ABCDEFGHJKLMNPQRSTUVWXYZabcdefghijklmnpqrstuvwxyz!#$%&amp;()*+-;&lt;=&gt;?@^_{}[]/\:&quot;&quot;&quot;&quot;&quot;;[.E443]+1;1);MID(&quot;0123456789ABCDEFGHJKLMNPQRSTUVWXYZabcdefghijklmnpqrstuvwxyz!#$%&amp;()*+-;&lt;=&gt;?@^_{}[]/\:&quot;&quot;&quot;&quot;&quot;;[.F443]+1;1);MID(&quot;0123456789ABCDEFGHJKLMNPQRSTUVWXYZabcdefghijklmnpqrstuvwxyz!#$%&amp;()*+-;&lt;=&gt;?@^_{}[]/\:&quot;&quot;&quot;&quot;&quot;;[.G443]+1;1))" office:value-type="string" office:string-value="&lt;mvw" calcext:value-type="string">
            <text:p>&lt;mv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a0c02b0c9d5b023a170efa5cb0e0f27cd619b74738c3da4dbb131bb53a05c8e</text:p>
          </table:table-cell>
          <table:table-cell table:formula="of:=HEX2DEC(MID([.A444];1;8))+HEX2DEC(MID([.A444];9;8))+HEX2DEC(MID([.A444];17;8))+HEX2DEC(MID([.A444];25;8))+HEX2DEC(MID([.A444];33;8))+HEX2DEC(MID([.A444];41;8))+HEX2DEC(MID([.A444];49;8))+HEX2DEC(MID([.A444];57;8))" office:value-type="float" office:value="22022199552" calcext:value-type="float">
            <text:p>22022199552</text:p>
          </table:table-cell>
          <table:table-cell table:formula="of:= MOD([.B444];85^4)" office:value-type="float" office:value="45736427" calcext:value-type="float">
            <text:p>45736427</text:p>
          </table:table-cell>
          <table:table-cell table:formula="of:=MOD(((((([.C444]-[.G444])/85)-[.F444])/85)-[.E444])/85;85)" office:value-type="float" office:value="74" calcext:value-type="float">
            <text:p>74</text:p>
          </table:table-cell>
          <table:table-cell table:formula="of:=MOD(((([.C444]-[.G444])/85)-[.F444])/85;85)" office:value-type="float" office:value="40" calcext:value-type="float">
            <text:p>40</text:p>
          </table:table-cell>
          <table:table-cell table:formula="of:=MOD(([.C444]-[.G444])/85;85)" office:value-type="float" office:value="25" calcext:value-type="float">
            <text:p>25</text:p>
          </table:table-cell>
          <table:table-cell table:formula="of:=MOD([.C444];85)" office:value-type="float" office:value="52" calcext:value-type="float">
            <text:p>52</text:p>
          </table:table-cell>
          <table:table-cell table:formula="of:=COM.MICROSOFT.CONCAT(MID(&quot;0123456789ABCDEFGHJKLMNPQRSTUVWXYZabcdefghijklmnpqrstuvwxyz!#$%&amp;()*+-;&lt;=&gt;?@^_{}[]/\:&quot;&quot;&quot;&quot;&quot;;[.D444]+1;1);MID(&quot;0123456789ABCDEFGHJKLMNPQRSTUVWXYZabcdefghijklmnpqrstuvwxyz!#$%&amp;()*+-;&lt;=&gt;?@^_{}[]/\:&quot;&quot;&quot;&quot;&quot;;[.E444]+1;1);MID(&quot;0123456789ABCDEFGHJKLMNPQRSTUVWXYZabcdefghijklmnpqrstuvwxyz!#$%&amp;()*+-;&lt;=&gt;?@^_{}[]/\:&quot;&quot;&quot;&quot;&quot;;[.F444]+1;1);MID(&quot;0123456789ABCDEFGHJKLMNPQRSTUVWXYZabcdefghijklmnpqrstuvwxyz!#$%&amp;()*+-;&lt;=&gt;?@^_{}[]/\:&quot;&quot;&quot;&quot;&quot;;[.G444]+1;1))" office:value-type="string" office:string-value="@gRt" calcext:value-type="string">
            <text:p>@g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5216b755d7b08889fc7c412150f7bbd4b67e1f135c2c4aec10732f56285a789</text:p>
          </table:table-cell>
          <table:table-cell table:formula="of:=HEX2DEC(MID([.A445];1;8))+HEX2DEC(MID([.A445];9;8))+HEX2DEC(MID([.A445];17;8))+HEX2DEC(MID([.A445];25;8))+HEX2DEC(MID([.A445];33;8))+HEX2DEC(MID([.A445];41;8))+HEX2DEC(MID([.A445];49;8))+HEX2DEC(MID([.A445];57;8))" office:value-type="float" office:value="12552189161" calcext:value-type="float">
            <text:p>12552189161</text:p>
          </table:table-cell>
          <table:table-cell table:formula="of:= MOD([.B445];85^4)" office:value-type="float" office:value="24039161" calcext:value-type="float">
            <text:p>24039161</text:p>
          </table:table-cell>
          <table:table-cell table:formula="of:=MOD(((((([.C445]-[.G445])/85)-[.F445])/85)-[.E445])/85;85)" office:value-type="float" office:value="39" calcext:value-type="float">
            <text:p>39</text:p>
          </table:table-cell>
          <table:table-cell table:formula="of:=MOD(((([.C445]-[.G445])/85)-[.F445])/85;85)" office:value-type="float" office:value="12" calcext:value-type="float">
            <text:p>12</text:p>
          </table:table-cell>
          <table:table-cell table:formula="of:=MOD(([.C445]-[.G445])/85;85)" office:value-type="float" office:value="18" calcext:value-type="float">
            <text:p>18</text:p>
          </table:table-cell>
          <table:table-cell table:formula="of:=MOD([.C445];85)" office:value-type="float" office:value="56" calcext:value-type="float">
            <text:p>56</text:p>
          </table:table-cell>
          <table:table-cell table:formula="of:=COM.MICROSOFT.CONCAT(MID(&quot;0123456789ABCDEFGHJKLMNPQRSTUVWXYZabcdefghijklmnpqrstuvwxyz!#$%&amp;()*+-;&lt;=&gt;?@^_{}[]/\:&quot;&quot;&quot;&quot;&quot;;[.D445]+1;1);MID(&quot;0123456789ABCDEFGHJKLMNPQRSTUVWXYZabcdefghijklmnpqrstuvwxyz!#$%&amp;()*+-;&lt;=&gt;?@^_{}[]/\:&quot;&quot;&quot;&quot;&quot;;[.E445]+1;1);MID(&quot;0123456789ABCDEFGHJKLMNPQRSTUVWXYZabcdefghijklmnpqrstuvwxyz!#$%&amp;()*+-;&lt;=&gt;?@^_{}[]/\:&quot;&quot;&quot;&quot;&quot;;[.F445]+1;1);MID(&quot;0123456789ABCDEFGHJKLMNPQRSTUVWXYZabcdefghijklmnpqrstuvwxyz!#$%&amp;()*+-;&lt;=&gt;?@^_{}[]/\:&quot;&quot;&quot;&quot;&quot;;[.G445]+1;1))" office:value-type="string" office:string-value="fCJx" calcext:value-type="string">
            <text:p>fCJ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734748b0bf3989a28fd0e772805dc7bd2c526ab801c0b6500a12a5abd8b4a79</text:p>
          </table:table-cell>
          <table:table-cell table:formula="of:=HEX2DEC(MID([.A446];1;8))+HEX2DEC(MID([.A446];9;8))+HEX2DEC(MID([.A446];17;8))+HEX2DEC(MID([.A446];25;8))+HEX2DEC(MID([.A446];33;8))+HEX2DEC(MID([.A446];41;8))+HEX2DEC(MID([.A446];49;8))+HEX2DEC(MID([.A446];57;8))" office:value-type="float" office:value="14046240506" calcext:value-type="float">
            <text:p>14046240506</text:p>
          </table:table-cell>
          <table:table-cell table:formula="of:= MOD([.B446];85^4)" office:value-type="float" office:value="4272381" calcext:value-type="float">
            <text:p>4272381</text:p>
          </table:table-cell>
          <table:table-cell table:formula="of:=MOD(((((([.C446]-[.G446])/85)-[.F446])/85)-[.E446])/85;85)" office:value-type="float" office:value="6" calcext:value-type="float">
            <text:p>6</text:p>
          </table:table-cell>
          <table:table-cell table:formula="of:=MOD(((([.C446]-[.G446])/85)-[.F446])/85;85)" office:value-type="float" office:value="81" calcext:value-type="float">
            <text:p>81</text:p>
          </table:table-cell>
          <table:table-cell table:formula="of:=MOD(([.C446]-[.G446])/85;85)" office:value-type="float" office:value="28" calcext:value-type="float">
            <text:p>28</text:p>
          </table:table-cell>
          <table:table-cell table:formula="of:=MOD([.C446];85)" office:value-type="float" office:value="26" calcext:value-type="float">
            <text:p>26</text:p>
          </table:table-cell>
          <table:table-cell table:formula="of:=COM.MICROSOFT.CONCAT(MID(&quot;0123456789ABCDEFGHJKLMNPQRSTUVWXYZabcdefghijklmnpqrstuvwxyz!#$%&amp;()*+-;&lt;=&gt;?@^_{}[]/\:&quot;&quot;&quot;&quot;&quot;;[.D446]+1;1);MID(&quot;0123456789ABCDEFGHJKLMNPQRSTUVWXYZabcdefghijklmnpqrstuvwxyz!#$%&amp;()*+-;&lt;=&gt;?@^_{}[]/\:&quot;&quot;&quot;&quot;&quot;;[.E446]+1;1);MID(&quot;0123456789ABCDEFGHJKLMNPQRSTUVWXYZabcdefghijklmnpqrstuvwxyz!#$%&amp;()*+-;&lt;=&gt;?@^_{}[]/\:&quot;&quot;&quot;&quot;&quot;;[.F446]+1;1);MID(&quot;0123456789ABCDEFGHJKLMNPQRSTUVWXYZabcdefghijklmnpqrstuvwxyz!#$%&amp;()*+-;&lt;=&gt;?@^_{}[]/\:&quot;&quot;&quot;&quot;&quot;;[.G446]+1;1))" office:value-type="string" office:string-value="6/US" calcext:value-type="string">
            <text:p>6/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7d961b4441af9213b46b56dbf0727702888a63ad1952ff3616430f09c8170be</text:p>
          </table:table-cell>
          <table:table-cell table:formula="of:=HEX2DEC(MID([.A447];1;8))+HEX2DEC(MID([.A447];9;8))+HEX2DEC(MID([.A447];17;8))+HEX2DEC(MID([.A447];25;8))+HEX2DEC(MID([.A447];33;8))+HEX2DEC(MID([.A447];41;8))+HEX2DEC(MID([.A447];49;8))+HEX2DEC(MID([.A447];57;8))" office:value-type="float" office:value="13929656205" calcext:value-type="float">
            <text:p>13929656205</text:p>
          </table:table-cell>
          <table:table-cell table:formula="of:= MOD([.B447];85^4)" office:value-type="float" office:value="44289955" calcext:value-type="float">
            <text:p>44289955</text:p>
          </table:table-cell>
          <table:table-cell table:formula="of:=MOD(((((([.C447]-[.G447])/85)-[.F447])/85)-[.E447])/85;85)" office:value-type="float" office:value="72" calcext:value-type="float">
            <text:p>72</text:p>
          </table:table-cell>
          <table:table-cell table:formula="of:=MOD(((([.C447]-[.G447])/85)-[.F447])/85;85)" office:value-type="float" office:value="10" calcext:value-type="float">
            <text:p>10</text:p>
          </table:table-cell>
          <table:table-cell table:formula="of:=MOD(([.C447]-[.G447])/85;85)" office:value-type="float" office:value="8" calcext:value-type="float">
            <text:p>8</text:p>
          </table:table-cell>
          <table:table-cell table:formula="of:=MOD([.C447];85)" office:value-type="float" office:value="25" calcext:value-type="float">
            <text:p>25</text:p>
          </table:table-cell>
          <table:table-cell table:formula="of:=COM.MICROSOFT.CONCAT(MID(&quot;0123456789ABCDEFGHJKLMNPQRSTUVWXYZabcdefghijklmnpqrstuvwxyz!#$%&amp;()*+-;&lt;=&gt;?@^_{}[]/\:&quot;&quot;&quot;&quot;&quot;;[.D447]+1;1);MID(&quot;0123456789ABCDEFGHJKLMNPQRSTUVWXYZabcdefghijklmnpqrstuvwxyz!#$%&amp;()*+-;&lt;=&gt;?@^_{}[]/\:&quot;&quot;&quot;&quot;&quot;;[.E447]+1;1);MID(&quot;0123456789ABCDEFGHJKLMNPQRSTUVWXYZabcdefghijklmnpqrstuvwxyz!#$%&amp;()*+-;&lt;=&gt;?@^_{}[]/\:&quot;&quot;&quot;&quot;&quot;;[.F447]+1;1);MID(&quot;0123456789ABCDEFGHJKLMNPQRSTUVWXYZabcdefghijklmnpqrstuvwxyz!#$%&amp;()*+-;&lt;=&gt;?@^_{}[]/\:&quot;&quot;&quot;&quot;&quot;;[.G447]+1;1))" office:value-type="string" office:string-value="&gt;A8R" calcext:value-type="string">
            <text:p>&gt;A8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fd346cce55570f1ded781ea4e4fcb9b56ef627eb4918ec4373a7de1721c7b8e</text:p>
          </table:table-cell>
          <table:table-cell table:formula="of:=HEX2DEC(MID([.A448];1;8))+HEX2DEC(MID([.A448];9;8))+HEX2DEC(MID([.A448];17;8))+HEX2DEC(MID([.A448];25;8))+HEX2DEC(MID([.A448];33;8))+HEX2DEC(MID([.A448];41;8))+HEX2DEC(MID([.A448];49;8))+HEX2DEC(MID([.A448];57;8))" office:value-type="float" office:value="19984281587" calcext:value-type="float">
            <text:p>19984281587</text:p>
          </table:table-cell>
          <table:table-cell table:formula="of:= MOD([.B448];85^4)" office:value-type="float" office:value="43642837" calcext:value-type="float">
            <text:p>43642837</text:p>
          </table:table-cell>
          <table:table-cell table:formula="of:=MOD(((((([.C448]-[.G448])/85)-[.F448])/85)-[.E448])/85;85)" office:value-type="float" office:value="71" calcext:value-type="float">
            <text:p>71</text:p>
          </table:table-cell>
          <table:table-cell table:formula="of:=MOD(((([.C448]-[.G448])/85)-[.F448])/85;85)" office:value-type="float" office:value="5" calcext:value-type="float">
            <text:p>5</text:p>
          </table:table-cell>
          <table:table-cell table:formula="of:=MOD(([.C448]-[.G448])/85;85)" office:value-type="float" office:value="45" calcext:value-type="float">
            <text:p>45</text:p>
          </table:table-cell>
          <table:table-cell table:formula="of:=MOD([.C448];85)" office:value-type="float" office:value="12" calcext:value-type="float">
            <text:p>12</text:p>
          </table:table-cell>
          <table:table-cell table:formula="of:=COM.MICROSOFT.CONCAT(MID(&quot;0123456789ABCDEFGHJKLMNPQRSTUVWXYZabcdefghijklmnpqrstuvwxyz!#$%&amp;()*+-;&lt;=&gt;?@^_{}[]/\:&quot;&quot;&quot;&quot;&quot;;[.D448]+1;1);MID(&quot;0123456789ABCDEFGHJKLMNPQRSTUVWXYZabcdefghijklmnpqrstuvwxyz!#$%&amp;()*+-;&lt;=&gt;?@^_{}[]/\:&quot;&quot;&quot;&quot;&quot;;[.E448]+1;1);MID(&quot;0123456789ABCDEFGHJKLMNPQRSTUVWXYZabcdefghijklmnpqrstuvwxyz!#$%&amp;()*+-;&lt;=&gt;?@^_{}[]/\:&quot;&quot;&quot;&quot;&quot;;[.F448]+1;1);MID(&quot;0123456789ABCDEFGHJKLMNPQRSTUVWXYZabcdefghijklmnpqrstuvwxyz!#$%&amp;()*+-;&lt;=&gt;?@^_{}[]/\:&quot;&quot;&quot;&quot;&quot;;[.G448]+1;1))" office:value-type="string" office:string-value="=5lC" calcext:value-type="string">
            <text:p>=5l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22c56f84d86d7de672aa9f5ed8142b809ef2b0496d4fbf1e18bf3a0e5efac9f</text:p>
          </table:table-cell>
          <table:table-cell table:formula="of:=HEX2DEC(MID([.A449];1;8))+HEX2DEC(MID([.A449];9;8))+HEX2DEC(MID([.A449];17;8))+HEX2DEC(MID([.A449];25;8))+HEX2DEC(MID([.A449];33;8))+HEX2DEC(MID([.A449];41;8))+HEX2DEC(MID([.A449];49;8))+HEX2DEC(MID([.A449];57;8))" office:value-type="float" office:value="21418140343" calcext:value-type="float">
            <text:p>21418140343</text:p>
          </table:table-cell>
          <table:table-cell table:formula="of:= MOD([.B449];85^4)" office:value-type="float" office:value="15884093" calcext:value-type="float">
            <text:p>15884093</text:p>
          </table:table-cell>
          <table:table-cell table:formula="of:=MOD(((((([.C449]-[.G449])/85)-[.F449])/85)-[.E449])/85;85)" office:value-type="float" office:value="25" calcext:value-type="float">
            <text:p>25</text:p>
          </table:table-cell>
          <table:table-cell table:formula="of:=MOD(((([.C449]-[.G449])/85)-[.F449])/85;85)" office:value-type="float" office:value="73" calcext:value-type="float">
            <text:p>73</text:p>
          </table:table-cell>
          <table:table-cell table:formula="of:=MOD(([.C449]-[.G449])/85;85)" office:value-type="float" office:value="41" calcext:value-type="float">
            <text:p>41</text:p>
          </table:table-cell>
          <table:table-cell table:formula="of:=MOD([.C449];85)" office:value-type="float" office:value="58" calcext:value-type="float">
            <text:p>58</text:p>
          </table:table-cell>
          <table:table-cell table:formula="of:=COM.MICROSOFT.CONCAT(MID(&quot;0123456789ABCDEFGHJKLMNPQRSTUVWXYZabcdefghijklmnpqrstuvwxyz!#$%&amp;()*+-;&lt;=&gt;?@^_{}[]/\:&quot;&quot;&quot;&quot;&quot;;[.D449]+1;1);MID(&quot;0123456789ABCDEFGHJKLMNPQRSTUVWXYZabcdefghijklmnpqrstuvwxyz!#$%&amp;()*+-;&lt;=&gt;?@^_{}[]/\:&quot;&quot;&quot;&quot;&quot;;[.E449]+1;1);MID(&quot;0123456789ABCDEFGHJKLMNPQRSTUVWXYZabcdefghijklmnpqrstuvwxyz!#$%&amp;()*+-;&lt;=&gt;?@^_{}[]/\:&quot;&quot;&quot;&quot;&quot;;[.F449]+1;1);MID(&quot;0123456789ABCDEFGHJKLMNPQRSTUVWXYZabcdefghijklmnpqrstuvwxyz!#$%&amp;()*+-;&lt;=&gt;?@^_{}[]/\:&quot;&quot;&quot;&quot;&quot;;[.G449]+1;1))" office:value-type="string" office:string-value="R?hz" calcext:value-type="string">
            <text:p>R?h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c7e32c02a67bf332bedb67c0f040128b5d7c7fed27b75d970f463f0849d8d9d</text:p>
          </table:table-cell>
          <table:table-cell table:formula="of:=HEX2DEC(MID([.A450];1;8))+HEX2DEC(MID([.A450];9;8))+HEX2DEC(MID([.A450];17;8))+HEX2DEC(MID([.A450];25;8))+HEX2DEC(MID([.A450];33;8))+HEX2DEC(MID([.A450];41;8))+HEX2DEC(MID([.A450];49;8))+HEX2DEC(MID([.A450];57;8))" office:value-type="float" office:value="13685807355" calcext:value-type="float">
            <text:p>13685807355</text:p>
          </table:table-cell>
          <table:table-cell table:formula="of:= MOD([.B450];85^4)" office:value-type="float" office:value="9243605" calcext:value-type="float">
            <text:p>9243605</text:p>
          </table:table-cell>
          <table:table-cell table:formula="of:=MOD(((((([.C450]-[.G450])/85)-[.F450])/85)-[.E450])/85;85)" office:value-type="float" office:value="15" calcext:value-type="float">
            <text:p>15</text:p>
          </table:table-cell>
          <table:table-cell table:formula="of:=MOD(((([.C450]-[.G450])/85)-[.F450])/85;85)" office:value-type="float" office:value="4" calcext:value-type="float">
            <text:p>4</text:p>
          </table:table-cell>
          <table:table-cell table:formula="of:=MOD(([.C450]-[.G450])/85;85)" office:value-type="float" office:value="33" calcext:value-type="float">
            <text:p>33</text:p>
          </table:table-cell>
          <table:table-cell table:formula="of:=MOD([.C450];85)" office:value-type="float" office:value="25" calcext:value-type="float">
            <text:p>25</text:p>
          </table:table-cell>
          <table:table-cell table:formula="of:=COM.MICROSOFT.CONCAT(MID(&quot;0123456789ABCDEFGHJKLMNPQRSTUVWXYZabcdefghijklmnpqrstuvwxyz!#$%&amp;()*+-;&lt;=&gt;?@^_{}[]/\:&quot;&quot;&quot;&quot;&quot;;[.D450]+1;1);MID(&quot;0123456789ABCDEFGHJKLMNPQRSTUVWXYZabcdefghijklmnpqrstuvwxyz!#$%&amp;()*+-;&lt;=&gt;?@^_{}[]/\:&quot;&quot;&quot;&quot;&quot;;[.E450]+1;1);MID(&quot;0123456789ABCDEFGHJKLMNPQRSTUVWXYZabcdefghijklmnpqrstuvwxyz!#$%&amp;()*+-;&lt;=&gt;?@^_{}[]/\:&quot;&quot;&quot;&quot;&quot;;[.F450]+1;1);MID(&quot;0123456789ABCDEFGHJKLMNPQRSTUVWXYZabcdefghijklmnpqrstuvwxyz!#$%&amp;()*+-;&lt;=&gt;?@^_{}[]/\:&quot;&quot;&quot;&quot;&quot;;[.G450]+1;1))" office:value-type="string" office:string-value="F4ZR" calcext:value-type="string">
            <text:p>F4Z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092ffd7ae1fbc505352bfb43b1c0c548c6d7e26cb0e42f85439cb11a9923c0e</text:p>
          </table:table-cell>
          <table:table-cell table:formula="of:=HEX2DEC(MID([.A451];1;8))+HEX2DEC(MID([.A451];9;8))+HEX2DEC(MID([.A451];17;8))+HEX2DEC(MID([.A451];25;8))+HEX2DEC(MID([.A451];33;8))+HEX2DEC(MID([.A451];41;8))+HEX2DEC(MID([.A451];49;8))+HEX2DEC(MID([.A451];57;8))" office:value-type="float" office:value="17220325484" calcext:value-type="float">
            <text:p>17220325484</text:p>
          </table:table-cell>
          <table:table-cell table:formula="of:= MOD([.B451];85^4)" office:value-type="float" office:value="46319859" calcext:value-type="float">
            <text:p>46319859</text:p>
          </table:table-cell>
          <table:table-cell table:formula="of:=MOD(((((([.C451]-[.G451])/85)-[.F451])/85)-[.E451])/85;85)" office:value-type="float" office:value="75" calcext:value-type="float">
            <text:p>75</text:p>
          </table:table-cell>
          <table:table-cell table:formula="of:=MOD(((([.C451]-[.G451])/85)-[.F451])/85;85)" office:value-type="float" office:value="36" calcext:value-type="float">
            <text:p>36</text:p>
          </table:table-cell>
          <table:table-cell table:formula="of:=MOD(([.C451]-[.G451])/85;85)" office:value-type="float" office:value="4" calcext:value-type="float">
            <text:p>4</text:p>
          </table:table-cell>
          <table:table-cell table:formula="of:=MOD([.C451];85)" office:value-type="float" office:value="44" calcext:value-type="float">
            <text:p>44</text:p>
          </table:table-cell>
          <table:table-cell table:formula="of:=COM.MICROSOFT.CONCAT(MID(&quot;0123456789ABCDEFGHJKLMNPQRSTUVWXYZabcdefghijklmnpqrstuvwxyz!#$%&amp;()*+-;&lt;=&gt;?@^_{}[]/\:&quot;&quot;&quot;&quot;&quot;;[.D451]+1;1);MID(&quot;0123456789ABCDEFGHJKLMNPQRSTUVWXYZabcdefghijklmnpqrstuvwxyz!#$%&amp;()*+-;&lt;=&gt;?@^_{}[]/\:&quot;&quot;&quot;&quot;&quot;;[.E451]+1;1);MID(&quot;0123456789ABCDEFGHJKLMNPQRSTUVWXYZabcdefghijklmnpqrstuvwxyz!#$%&amp;()*+-;&lt;=&gt;?@^_{}[]/\:&quot;&quot;&quot;&quot;&quot;;[.F451]+1;1);MID(&quot;0123456789ABCDEFGHJKLMNPQRSTUVWXYZabcdefghijklmnpqrstuvwxyz!#$%&amp;()*+-;&lt;=&gt;?@^_{}[]/\:&quot;&quot;&quot;&quot;&quot;;[.G451]+1;1))" office:value-type="string" office:string-value="^c4k" calcext:value-type="string">
            <text:p>^c4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3eebf5db7f62a8a42bdea11ff52c2e05664e676fb96fe668d51a960f7e6165e</text:p>
          </table:table-cell>
          <table:table-cell table:formula="of:=HEX2DEC(MID([.A452];1;8))+HEX2DEC(MID([.A452];9;8))+HEX2DEC(MID([.A452];17;8))+HEX2DEC(MID([.A452];25;8))+HEX2DEC(MID([.A452];33;8))+HEX2DEC(MID([.A452];41;8))+HEX2DEC(MID([.A452];49;8))+HEX2DEC(MID([.A452];57;8))" office:value-type="float" office:value="24514214770" calcext:value-type="float">
            <text:p>24514214770</text:p>
          </table:table-cell>
          <table:table-cell table:formula="of:= MOD([.B452];85^4)" office:value-type="float" office:value="32121645" calcext:value-type="float">
            <text:p>32121645</text:p>
          </table:table-cell>
          <table:table-cell table:formula="of:=MOD(((((([.C452]-[.G452])/85)-[.F452])/85)-[.E452])/85;85)" office:value-type="float" office:value="52" calcext:value-type="float">
            <text:p>52</text:p>
          </table:table-cell>
          <table:table-cell table:formula="of:=MOD(((([.C452]-[.G452])/85)-[.F452])/85;85)" office:value-type="float" office:value="25" calcext:value-type="float">
            <text:p>25</text:p>
          </table:table-cell>
          <table:table-cell table:formula="of:=MOD(([.C452]-[.G452])/85;85)" office:value-type="float" office:value="76" calcext:value-type="float">
            <text:p>76</text:p>
          </table:table-cell>
          <table:table-cell table:formula="of:=MOD([.C452];85)" office:value-type="float" office:value="60" calcext:value-type="float">
            <text:p>60</text:p>
          </table:table-cell>
          <table:table-cell table:formula="of:=COM.MICROSOFT.CONCAT(MID(&quot;0123456789ABCDEFGHJKLMNPQRSTUVWXYZabcdefghijklmnpqrstuvwxyz!#$%&amp;()*+-;&lt;=&gt;?@^_{}[]/\:&quot;&quot;&quot;&quot;&quot;;[.D452]+1;1);MID(&quot;0123456789ABCDEFGHJKLMNPQRSTUVWXYZabcdefghijklmnpqrstuvwxyz!#$%&amp;()*+-;&lt;=&gt;?@^_{}[]/\:&quot;&quot;&quot;&quot;&quot;;[.E452]+1;1);MID(&quot;0123456789ABCDEFGHJKLMNPQRSTUVWXYZabcdefghijklmnpqrstuvwxyz!#$%&amp;()*+-;&lt;=&gt;?@^_{}[]/\:&quot;&quot;&quot;&quot;&quot;;[.F452]+1;1);MID(&quot;0123456789ABCDEFGHJKLMNPQRSTUVWXYZabcdefghijklmnpqrstuvwxyz!#$%&amp;()*+-;&lt;=&gt;?@^_{}[]/\:&quot;&quot;&quot;&quot;&quot;;[.G452]+1;1))" office:value-type="string" office:string-value="tR_#" calcext:value-type="string">
            <text:p>tR_#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c84c5c02f6d755e1d1a88d551ad24e8396446b5e811f2360d89075d3a95a889</text:p>
          </table:table-cell>
          <table:table-cell table:formula="of:=HEX2DEC(MID([.A453];1;8))+HEX2DEC(MID([.A453];9;8))+HEX2DEC(MID([.A453];17;8))+HEX2DEC(MID([.A453];25;8))+HEX2DEC(MID([.A453];33;8))+HEX2DEC(MID([.A453];41;8))+HEX2DEC(MID([.A453];49;8))+HEX2DEC(MID([.A453];57;8))" office:value-type="float" office:value="12957176236" calcext:value-type="float">
            <text:p>12957176236</text:p>
          </table:table-cell>
          <table:table-cell table:formula="of:= MOD([.B453];85^4)" office:value-type="float" office:value="11421236" calcext:value-type="float">
            <text:p>11421236</text:p>
          </table:table-cell>
          <table:table-cell table:formula="of:=MOD(((((([.C453]-[.G453])/85)-[.F453])/85)-[.E453])/85;85)" office:value-type="float" office:value="18" calcext:value-type="float">
            <text:p>18</text:p>
          </table:table-cell>
          <table:table-cell table:formula="of:=MOD(((([.C453]-[.G453])/85)-[.F453])/85;85)" office:value-type="float" office:value="50" calcext:value-type="float">
            <text:p>50</text:p>
          </table:table-cell>
          <table:table-cell table:formula="of:=MOD(([.C453]-[.G453])/85;85)" office:value-type="float" office:value="67" calcext:value-type="float">
            <text:p>67</text:p>
          </table:table-cell>
          <table:table-cell table:formula="of:=MOD([.C453];85)" office:value-type="float" office:value="41" calcext:value-type="float">
            <text:p>41</text:p>
          </table:table-cell>
          <table:table-cell table:formula="of:=COM.MICROSOFT.CONCAT(MID(&quot;0123456789ABCDEFGHJKLMNPQRSTUVWXYZabcdefghijklmnpqrstuvwxyz!#$%&amp;()*+-;&lt;=&gt;?@^_{}[]/\:&quot;&quot;&quot;&quot;&quot;;[.D453]+1;1);MID(&quot;0123456789ABCDEFGHJKLMNPQRSTUVWXYZabcdefghijklmnpqrstuvwxyz!#$%&amp;()*+-;&lt;=&gt;?@^_{}[]/\:&quot;&quot;&quot;&quot;&quot;;[.E453]+1;1);MID(&quot;0123456789ABCDEFGHJKLMNPQRSTUVWXYZabcdefghijklmnpqrstuvwxyz!#$%&amp;()*+-;&lt;=&gt;?@^_{}[]/\:&quot;&quot;&quot;&quot;&quot;;[.F453]+1;1);MID(&quot;0123456789ABCDEFGHJKLMNPQRSTUVWXYZabcdefghijklmnpqrstuvwxyz!#$%&amp;()*+-;&lt;=&gt;?@^_{}[]/\:&quot;&quot;&quot;&quot;&quot;;[.G453]+1;1))" office:value-type="string" office:string-value="Jr+h" calcext:value-type="string">
            <text:p>Jr+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b4be6de6854f575525fafc394479ae42f5dc81d3c474433f7c25b1a033bfaf2</text:p>
          </table:table-cell>
          <table:table-cell table:formula="of:=HEX2DEC(MID([.A454];1;8))+HEX2DEC(MID([.A454];9;8))+HEX2DEC(MID([.A454];17;8))+HEX2DEC(MID([.A454];25;8))+HEX2DEC(MID([.A454];33;8))+HEX2DEC(MID([.A454];41;8))+HEX2DEC(MID([.A454];49;8))+HEX2DEC(MID([.A454];57;8))" office:value-type="float" office:value="14779386198" calcext:value-type="float">
            <text:p>14779386198</text:p>
          </table:table-cell>
          <table:table-cell table:formula="of:= MOD([.B454];85^4)" office:value-type="float" office:value="6609323" calcext:value-type="float">
            <text:p>6609323</text:p>
          </table:table-cell>
          <table:table-cell table:formula="of:=MOD(((((([.C454]-[.G454])/85)-[.F454])/85)-[.E454])/85;85)" office:value-type="float" office:value="10" calcext:value-type="float">
            <text:p>10</text:p>
          </table:table-cell>
          <table:table-cell table:formula="of:=MOD(((([.C454]-[.G454])/85)-[.F454])/85;85)" office:value-type="float" office:value="64" calcext:value-type="float">
            <text:p>64</text:p>
          </table:table-cell>
          <table:table-cell table:formula="of:=MOD(([.C454]-[.G454])/85;85)" office:value-type="float" office:value="66" calcext:value-type="float">
            <text:p>66</text:p>
          </table:table-cell>
          <table:table-cell table:formula="of:=MOD([.C454];85)" office:value-type="float" office:value="63" calcext:value-type="float">
            <text:p>63</text:p>
          </table:table-cell>
          <table:table-cell table:formula="of:=COM.MICROSOFT.CONCAT(MID(&quot;0123456789ABCDEFGHJKLMNPQRSTUVWXYZabcdefghijklmnpqrstuvwxyz!#$%&amp;()*+-;&lt;=&gt;?@^_{}[]/\:&quot;&quot;&quot;&quot;&quot;;[.D454]+1;1);MID(&quot;0123456789ABCDEFGHJKLMNPQRSTUVWXYZabcdefghijklmnpqrstuvwxyz!#$%&amp;()*+-;&lt;=&gt;?@^_{}[]/\:&quot;&quot;&quot;&quot;&quot;;[.E454]+1;1);MID(&quot;0123456789ABCDEFGHJKLMNPQRSTUVWXYZabcdefghijklmnpqrstuvwxyz!#$%&amp;()*+-;&lt;=&gt;?@^_{}[]/\:&quot;&quot;&quot;&quot;&quot;;[.F454]+1;1);MID(&quot;0123456789ABCDEFGHJKLMNPQRSTUVWXYZabcdefghijklmnpqrstuvwxyz!#$%&amp;()*+-;&lt;=&gt;?@^_{}[]/\:&quot;&quot;&quot;&quot;&quot;;[.G454]+1;1))" office:value-type="string" office:string-value="A(*&amp;" calcext:value-type="string">
            <text:p>A(*&amp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8f135d64d5e1307cac651608256a4181a0c5e0795521cf6680b75966df4911d</text:p>
          </table:table-cell>
          <table:table-cell table:formula="of:=HEX2DEC(MID([.A455];1;8))+HEX2DEC(MID([.A455];9;8))+HEX2DEC(MID([.A455];17;8))+HEX2DEC(MID([.A455];25;8))+HEX2DEC(MID([.A455];33;8))+HEX2DEC(MID([.A455];41;8))+HEX2DEC(MID([.A455];49;8))+HEX2DEC(MID([.A455];57;8))" office:value-type="float" office:value="15448326149" calcext:value-type="float">
            <text:p>15448326149</text:p>
          </table:table-cell>
          <table:table-cell table:formula="of:= MOD([.B455];85^4)" office:value-type="float" office:value="49141774" calcext:value-type="float">
            <text:p>49141774</text:p>
          </table:table-cell>
          <table:table-cell table:formula="of:=MOD(((((([.C455]-[.G455])/85)-[.F455])/85)-[.E455])/85;85)" office:value-type="float" office:value="80" calcext:value-type="float">
            <text:p>80</text:p>
          </table:table-cell>
          <table:table-cell table:formula="of:=MOD(((([.C455]-[.G455])/85)-[.F455])/85;85)" office:value-type="float" office:value="1" calcext:value-type="float">
            <text:p>1</text:p>
          </table:table-cell>
          <table:table-cell table:formula="of:=MOD(([.C455]-[.G455])/85;85)" office:value-type="float" office:value="53" calcext:value-type="float">
            <text:p>53</text:p>
          </table:table-cell>
          <table:table-cell table:formula="of:=MOD([.C455];85)" office:value-type="float" office:value="44" calcext:value-type="float">
            <text:p>44</text:p>
          </table:table-cell>
          <table:table-cell table:formula="of:=COM.MICROSOFT.CONCAT(MID(&quot;0123456789ABCDEFGHJKLMNPQRSTUVWXYZabcdefghijklmnpqrstuvwxyz!#$%&amp;()*+-;&lt;=&gt;?@^_{}[]/\:&quot;&quot;&quot;&quot;&quot;;[.D455]+1;1);MID(&quot;0123456789ABCDEFGHJKLMNPQRSTUVWXYZabcdefghijklmnpqrstuvwxyz!#$%&amp;()*+-;&lt;=&gt;?@^_{}[]/\:&quot;&quot;&quot;&quot;&quot;;[.E455]+1;1);MID(&quot;0123456789ABCDEFGHJKLMNPQRSTUVWXYZabcdefghijklmnpqrstuvwxyz!#$%&amp;()*+-;&lt;=&gt;?@^_{}[]/\:&quot;&quot;&quot;&quot;&quot;;[.F455]+1;1);MID(&quot;0123456789ABCDEFGHJKLMNPQRSTUVWXYZabcdefghijklmnpqrstuvwxyz!#$%&amp;()*+-;&lt;=&gt;?@^_{}[]/\:&quot;&quot;&quot;&quot;&quot;;[.G455]+1;1))" office:value-type="string" office:string-value="]1uk" calcext:value-type="string">
            <text:p>]1u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35be522765ce267b8ca6debeeec6dc4358a1072e2763f337224f417edf456db</text:p>
          </table:table-cell>
          <table:table-cell table:formula="of:=HEX2DEC(MID([.A456];1;8))+HEX2DEC(MID([.A456];9;8))+HEX2DEC(MID([.A456];17;8))+HEX2DEC(MID([.A456];25;8))+HEX2DEC(MID([.A456];33;8))+HEX2DEC(MID([.A456];41;8))+HEX2DEC(MID([.A456];49;8))+HEX2DEC(MID([.A456];57;8))" office:value-type="float" office:value="20024212943" calcext:value-type="float">
            <text:p>20024212943</text:p>
          </table:table-cell>
          <table:table-cell table:formula="of:= MOD([.B456];85^4)" office:value-type="float" office:value="31373568" calcext:value-type="float">
            <text:p>31373568</text:p>
          </table:table-cell>
          <table:table-cell table:formula="of:=MOD(((((([.C456]-[.G456])/85)-[.F456])/85)-[.E456])/85;85)" office:value-type="float" office:value="51" calcext:value-type="float">
            <text:p>51</text:p>
          </table:table-cell>
          <table:table-cell table:formula="of:=MOD(((([.C456]-[.G456])/85)-[.F456])/85;85)" office:value-type="float" office:value="7" calcext:value-type="float">
            <text:p>7</text:p>
          </table:table-cell>
          <table:table-cell table:formula="of:=MOD(([.C456]-[.G456])/85;85)" office:value-type="float" office:value="30" calcext:value-type="float">
            <text:p>30</text:p>
          </table:table-cell>
          <table:table-cell table:formula="of:=MOD([.C456];85)" office:value-type="float" office:value="68" calcext:value-type="float">
            <text:p>68</text:p>
          </table:table-cell>
          <table:table-cell table:formula="of:=COM.MICROSOFT.CONCAT(MID(&quot;0123456789ABCDEFGHJKLMNPQRSTUVWXYZabcdefghijklmnpqrstuvwxyz!#$%&amp;()*+-;&lt;=&gt;?@^_{}[]/\:&quot;&quot;&quot;&quot;&quot;;[.D456]+1;1);MID(&quot;0123456789ABCDEFGHJKLMNPQRSTUVWXYZabcdefghijklmnpqrstuvwxyz!#$%&amp;()*+-;&lt;=&gt;?@^_{}[]/\:&quot;&quot;&quot;&quot;&quot;;[.E456]+1;1);MID(&quot;0123456789ABCDEFGHJKLMNPQRSTUVWXYZabcdefghijklmnpqrstuvwxyz!#$%&amp;()*+-;&lt;=&gt;?@^_{}[]/\:&quot;&quot;&quot;&quot;&quot;;[.F456]+1;1);MID(&quot;0123456789ABCDEFGHJKLMNPQRSTUVWXYZabcdefghijklmnpqrstuvwxyz!#$%&amp;()*+-;&lt;=&gt;?@^_{}[]/\:&quot;&quot;&quot;&quot;&quot;;[.G456]+1;1))" office:value-type="string" office:string-value="s7W-" calcext:value-type="string">
            <text:p>s7W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d9bcdac558e606c913189b6ce8db44c6eca9ccaab11f00b8226fc660a119b1e</text:p>
          </table:table-cell>
          <table:table-cell table:formula="of:=HEX2DEC(MID([.A457];1;8))+HEX2DEC(MID([.A457];9;8))+HEX2DEC(MID([.A457];17;8))+HEX2DEC(MID([.A457];25;8))+HEX2DEC(MID([.A457];33;8))+HEX2DEC(MID([.A457];41;8))+HEX2DEC(MID([.A457];49;8))+HEX2DEC(MID([.A457];57;8))" office:value-type="float" office:value="16793899123" calcext:value-type="float">
            <text:p>16793899123</text:p>
          </table:table-cell>
          <table:table-cell table:formula="of:= MOD([.B457];85^4)" office:value-type="float" office:value="37498498" calcext:value-type="float">
            <text:p>37498498</text:p>
          </table:table-cell>
          <table:table-cell table:formula="of:=MOD(((((([.C457]-[.G457])/85)-[.F457])/85)-[.E457])/85;85)" office:value-type="float" office:value="61" calcext:value-type="float">
            <text:p>61</text:p>
          </table:table-cell>
          <table:table-cell table:formula="of:=MOD(((([.C457]-[.G457])/85)-[.F457])/85;85)" office:value-type="float" office:value="5" calcext:value-type="float">
            <text:p>5</text:p>
          </table:table-cell>
          <table:table-cell table:formula="of:=MOD(([.C457]-[.G457])/85;85)" office:value-type="float" office:value="8" calcext:value-type="float">
            <text:p>8</text:p>
          </table:table-cell>
          <table:table-cell table:formula="of:=MOD([.C457];85)" office:value-type="float" office:value="68" calcext:value-type="float">
            <text:p>68</text:p>
          </table:table-cell>
          <table:table-cell table:formula="of:=COM.MICROSOFT.CONCAT(MID(&quot;0123456789ABCDEFGHJKLMNPQRSTUVWXYZabcdefghijklmnpqrstuvwxyz!#$%&amp;()*+-;&lt;=&gt;?@^_{}[]/\:&quot;&quot;&quot;&quot;&quot;;[.D457]+1;1);MID(&quot;0123456789ABCDEFGHJKLMNPQRSTUVWXYZabcdefghijklmnpqrstuvwxyz!#$%&amp;()*+-;&lt;=&gt;?@^_{}[]/\:&quot;&quot;&quot;&quot;&quot;;[.E457]+1;1);MID(&quot;0123456789ABCDEFGHJKLMNPQRSTUVWXYZabcdefghijklmnpqrstuvwxyz!#$%&amp;()*+-;&lt;=&gt;?@^_{}[]/\:&quot;&quot;&quot;&quot;&quot;;[.F457]+1;1);MID(&quot;0123456789ABCDEFGHJKLMNPQRSTUVWXYZabcdefghijklmnpqrstuvwxyz!#$%&amp;()*+-;&lt;=&gt;?@^_{}[]/\:&quot;&quot;&quot;&quot;&quot;;[.G457]+1;1))" office:value-type="string" office:string-value="$58-" calcext:value-type="string">
            <text:p>$58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5c1fe3f2fa0ef8280a53620dcb31175d5998a57012e424deda5a79e689ed91a</text:p>
          </table:table-cell>
          <table:table-cell table:formula="of:=HEX2DEC(MID([.A458];1;8))+HEX2DEC(MID([.A458];9;8))+HEX2DEC(MID([.A458];17;8))+HEX2DEC(MID([.A458];25;8))+HEX2DEC(MID([.A458];33;8))+HEX2DEC(MID([.A458];41;8))+HEX2DEC(MID([.A458];49;8))+HEX2DEC(MID([.A458];57;8))" office:value-type="float" office:value="19055215282" calcext:value-type="float">
            <text:p>19055215282</text:p>
          </table:table-cell>
          <table:table-cell table:formula="of:= MOD([.B458];85^4)" office:value-type="float" office:value="1987157" calcext:value-type="float">
            <text:p>1987157</text:p>
          </table:table-cell>
          <table:table-cell table:formula="of:=MOD(((((([.C458]-[.G458])/85)-[.F458])/85)-[.E458])/85;85)" office:value-type="float" office:value="3" calcext:value-type="float">
            <text:p>3</text:p>
          </table:table-cell>
          <table:table-cell table:formula="of:=MOD(((([.C458]-[.G458])/85)-[.F458])/85;85)" office:value-type="float" office:value="20" calcext:value-type="float">
            <text:p>20</text:p>
          </table:table-cell>
          <table:table-cell table:formula="of:=MOD(([.C458]-[.G458])/85;85)" office:value-type="float" office:value="3" calcext:value-type="float">
            <text:p>3</text:p>
          </table:table-cell>
          <table:table-cell table:formula="of:=MOD([.C458];85)" office:value-type="float" office:value="27" calcext:value-type="float">
            <text:p>27</text:p>
          </table:table-cell>
          <table:table-cell table:formula="of:=COM.MICROSOFT.CONCAT(MID(&quot;0123456789ABCDEFGHJKLMNPQRSTUVWXYZabcdefghijklmnpqrstuvwxyz!#$%&amp;()*+-;&lt;=&gt;?@^_{}[]/\:&quot;&quot;&quot;&quot;&quot;;[.D458]+1;1);MID(&quot;0123456789ABCDEFGHJKLMNPQRSTUVWXYZabcdefghijklmnpqrstuvwxyz!#$%&amp;()*+-;&lt;=&gt;?@^_{}[]/\:&quot;&quot;&quot;&quot;&quot;;[.E458]+1;1);MID(&quot;0123456789ABCDEFGHJKLMNPQRSTUVWXYZabcdefghijklmnpqrstuvwxyz!#$%&amp;()*+-;&lt;=&gt;?@^_{}[]/\:&quot;&quot;&quot;&quot;&quot;;[.F458]+1;1);MID(&quot;0123456789ABCDEFGHJKLMNPQRSTUVWXYZabcdefghijklmnpqrstuvwxyz!#$%&amp;()*+-;&lt;=&gt;?@^_{}[]/\:&quot;&quot;&quot;&quot;&quot;;[.G458]+1;1))" office:value-type="string" office:string-value="3L3T" calcext:value-type="string">
            <text:p>3L3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dfba543ee8ef7fdb3d8b587648cc22dd792bbd6272cc5447307c7c106c2374c</text:p>
          </table:table-cell>
          <table:table-cell table:formula="of:=HEX2DEC(MID([.A459];1;8))+HEX2DEC(MID([.A459];9;8))+HEX2DEC(MID([.A459];17;8))+HEX2DEC(MID([.A459];25;8))+HEX2DEC(MID([.A459];33;8))+HEX2DEC(MID([.A459];41;8))+HEX2DEC(MID([.A459];49;8))+HEX2DEC(MID([.A459];57;8))" office:value-type="float" office:value="18479682843" calcext:value-type="float">
            <text:p>18479682843</text:p>
          </table:table-cell>
          <table:table-cell table:formula="of:= MOD([.B459];85^4)" office:value-type="float" office:value="661593" calcext:value-type="float">
            <text:p>661593</text:p>
          </table:table-cell>
          <table:table-cell table:formula="of:=MOD(((((([.C459]-[.G459])/85)-[.F459])/85)-[.E459])/85;85)" office:value-type="float" office:value="1" calcext:value-type="float">
            <text:p>1</text:p>
          </table:table-cell>
          <table:table-cell table:formula="of:=MOD(((([.C459]-[.G459])/85)-[.F459])/85;85)" office:value-type="float" office:value="6" calcext:value-type="float">
            <text:p>6</text:p>
          </table:table-cell>
          <table:table-cell table:formula="of:=MOD(([.C459]-[.G459])/85;85)" office:value-type="float" office:value="48" calcext:value-type="float">
            <text:p>48</text:p>
          </table:table-cell>
          <table:table-cell table:formula="of:=MOD([.C459];85)" office:value-type="float" office:value="38" calcext:value-type="float">
            <text:p>38</text:p>
          </table:table-cell>
          <table:table-cell table:formula="of:=COM.MICROSOFT.CONCAT(MID(&quot;0123456789ABCDEFGHJKLMNPQRSTUVWXYZabcdefghijklmnpqrstuvwxyz!#$%&amp;()*+-;&lt;=&gt;?@^_{}[]/\:&quot;&quot;&quot;&quot;&quot;;[.D459]+1;1);MID(&quot;0123456789ABCDEFGHJKLMNPQRSTUVWXYZabcdefghijklmnpqrstuvwxyz!#$%&amp;()*+-;&lt;=&gt;?@^_{}[]/\:&quot;&quot;&quot;&quot;&quot;;[.E459]+1;1);MID(&quot;0123456789ABCDEFGHJKLMNPQRSTUVWXYZabcdefghijklmnpqrstuvwxyz!#$%&amp;()*+-;&lt;=&gt;?@^_{}[]/\:&quot;&quot;&quot;&quot;&quot;;[.F459]+1;1);MID(&quot;0123456789ABCDEFGHJKLMNPQRSTUVWXYZabcdefghijklmnpqrstuvwxyz!#$%&amp;()*+-;&lt;=&gt;?@^_{}[]/\:&quot;&quot;&quot;&quot;&quot;;[.G459]+1;1))" office:value-type="string" office:string-value="16pe" calcext:value-type="string">
            <text:p>16p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2dc92f9e9858319664f918c694572579bdab08c6f3c4a9410b513a55b06ce98</text:p>
          </table:table-cell>
          <table:table-cell table:formula="of:=HEX2DEC(MID([.A460];1;8))+HEX2DEC(MID([.A460];9;8))+HEX2DEC(MID([.A460];17;8))+HEX2DEC(MID([.A460];25;8))+HEX2DEC(MID([.A460];33;8))+HEX2DEC(MID([.A460];41;8))+HEX2DEC(MID([.A460];49;8))+HEX2DEC(MID([.A460];57;8))" office:value-type="float" office:value="16689788754" calcext:value-type="float">
            <text:p>16689788754</text:p>
          </table:table-cell>
          <table:table-cell table:formula="of:= MOD([.B460];85^4)" office:value-type="float" office:value="37789379" calcext:value-type="float">
            <text:p>37789379</text:p>
          </table:table-cell>
          <table:table-cell table:formula="of:=MOD(((((([.C460]-[.G460])/85)-[.F460])/85)-[.E460])/85;85)" office:value-type="float" office:value="61" calcext:value-type="float">
            <text:p>61</text:p>
          </table:table-cell>
          <table:table-cell table:formula="of:=MOD(((([.C460]-[.G460])/85)-[.F460])/85;85)" office:value-type="float" office:value="45" calcext:value-type="float">
            <text:p>45</text:p>
          </table:table-cell>
          <table:table-cell table:formula="of:=MOD(([.C460]-[.G460])/85;85)" office:value-type="float" office:value="30" calcext:value-type="float">
            <text:p>30</text:p>
          </table:table-cell>
          <table:table-cell table:formula="of:=MOD([.C460];85)" office:value-type="float" office:value="79" calcext:value-type="float">
            <text:p>79</text:p>
          </table:table-cell>
          <table:table-cell table:formula="of:=COM.MICROSOFT.CONCAT(MID(&quot;0123456789ABCDEFGHJKLMNPQRSTUVWXYZabcdefghijklmnpqrstuvwxyz!#$%&amp;()*+-;&lt;=&gt;?@^_{}[]/\:&quot;&quot;&quot;&quot;&quot;;[.D460]+1;1);MID(&quot;0123456789ABCDEFGHJKLMNPQRSTUVWXYZabcdefghijklmnpqrstuvwxyz!#$%&amp;()*+-;&lt;=&gt;?@^_{}[]/\:&quot;&quot;&quot;&quot;&quot;;[.E460]+1;1);MID(&quot;0123456789ABCDEFGHJKLMNPQRSTUVWXYZabcdefghijklmnpqrstuvwxyz!#$%&amp;()*+-;&lt;=&gt;?@^_{}[]/\:&quot;&quot;&quot;&quot;&quot;;[.F460]+1;1);MID(&quot;0123456789ABCDEFGHJKLMNPQRSTUVWXYZabcdefghijklmnpqrstuvwxyz!#$%&amp;()*+-;&lt;=&gt;?@^_{}[]/\:&quot;&quot;&quot;&quot;&quot;;[.G460]+1;1))" office:value-type="string" office:string-value="$lW[" calcext:value-type="string">
            <text:p>$lW[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bea2229d7b87b9ec122b7c1629ce40a3c61220035c0acf119c6aa446c958df6</text:p>
          </table:table-cell>
          <table:table-cell table:formula="of:=HEX2DEC(MID([.A461];1;8))+HEX2DEC(MID([.A461];9;8))+HEX2DEC(MID([.A461];17;8))+HEX2DEC(MID([.A461];25;8))+HEX2DEC(MID([.A461];33;8))+HEX2DEC(MID([.A461];41;8))+HEX2DEC(MID([.A461];49;8))+HEX2DEC(MID([.A461];57;8))" office:value-type="float" office:value="15298740413" calcext:value-type="float">
            <text:p>15298740413</text:p>
          </table:table-cell>
          <table:table-cell table:formula="of:= MOD([.B461];85^4)" office:value-type="float" office:value="3957288" calcext:value-type="float">
            <text:p>3957288</text:p>
          </table:table-cell>
          <table:table-cell table:formula="of:=MOD(((((([.C461]-[.G461])/85)-[.F461])/85)-[.E461])/85;85)" office:value-type="float" office:value="6" calcext:value-type="float">
            <text:p>6</text:p>
          </table:table-cell>
          <table:table-cell table:formula="of:=MOD(((([.C461]-[.G461])/85)-[.F461])/85;85)" office:value-type="float" office:value="37" calcext:value-type="float">
            <text:p>37</text:p>
          </table:table-cell>
          <table:table-cell table:formula="of:=MOD(([.C461]-[.G461])/85;85)" office:value-type="float" office:value="61" calcext:value-type="float">
            <text:p>61</text:p>
          </table:table-cell>
          <table:table-cell table:formula="of:=MOD([.C461];85)" office:value-type="float" office:value="28" calcext:value-type="float">
            <text:p>28</text:p>
          </table:table-cell>
          <table:table-cell table:formula="of:=COM.MICROSOFT.CONCAT(MID(&quot;0123456789ABCDEFGHJKLMNPQRSTUVWXYZabcdefghijklmnpqrstuvwxyz!#$%&amp;()*+-;&lt;=&gt;?@^_{}[]/\:&quot;&quot;&quot;&quot;&quot;;[.D461]+1;1);MID(&quot;0123456789ABCDEFGHJKLMNPQRSTUVWXYZabcdefghijklmnpqrstuvwxyz!#$%&amp;()*+-;&lt;=&gt;?@^_{}[]/\:&quot;&quot;&quot;&quot;&quot;;[.E461]+1;1);MID(&quot;0123456789ABCDEFGHJKLMNPQRSTUVWXYZabcdefghijklmnpqrstuvwxyz!#$%&amp;()*+-;&lt;=&gt;?@^_{}[]/\:&quot;&quot;&quot;&quot;&quot;;[.F461]+1;1);MID(&quot;0123456789ABCDEFGHJKLMNPQRSTUVWXYZabcdefghijklmnpqrstuvwxyz!#$%&amp;()*+-;&lt;=&gt;?@^_{}[]/\:&quot;&quot;&quot;&quot;&quot;;[.G461]+1;1))" office:value-type="string" office:string-value="6d$U" calcext:value-type="string">
            <text:p>6d$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757df589d2dcf60b6ef20aca61d7174620e3e109a7eb27bcd49115a976b40e9</text:p>
          </table:table-cell>
          <table:table-cell table:formula="of:=HEX2DEC(MID([.A462];1;8))+HEX2DEC(MID([.A462];9;8))+HEX2DEC(MID([.A462];17;8))+HEX2DEC(MID([.A462];25;8))+HEX2DEC(MID([.A462];33;8))+HEX2DEC(MID([.A462];41;8))+HEX2DEC(MID([.A462];49;8))+HEX2DEC(MID([.A462];57;8))" office:value-type="float" office:value="20716946342" calcext:value-type="float">
            <text:p>20716946342</text:p>
          </table:table-cell>
          <table:table-cell table:formula="of:= MOD([.B462];85^4)" office:value-type="float" office:value="45498842" calcext:value-type="float">
            <text:p>45498842</text:p>
          </table:table-cell>
          <table:table-cell table:formula="of:=MOD(((((([.C462]-[.G462])/85)-[.F462])/85)-[.E462])/85;85)" office:value-type="float" office:value="74" calcext:value-type="float">
            <text:p>74</text:p>
          </table:table-cell>
          <table:table-cell table:formula="of:=MOD(((([.C462]-[.G462])/85)-[.F462])/85;85)" office:value-type="float" office:value="7" calcext:value-type="float">
            <text:p>7</text:p>
          </table:table-cell>
          <table:table-cell table:formula="of:=MOD(([.C462]-[.G462])/85;85)" office:value-type="float" office:value="35" calcext:value-type="float">
            <text:p>35</text:p>
          </table:table-cell>
          <table:table-cell table:formula="of:=MOD([.C462];85)" office:value-type="float" office:value="42" calcext:value-type="float">
            <text:p>42</text:p>
          </table:table-cell>
          <table:table-cell table:formula="of:=COM.MICROSOFT.CONCAT(MID(&quot;0123456789ABCDEFGHJKLMNPQRSTUVWXYZabcdefghijklmnpqrstuvwxyz!#$%&amp;()*+-;&lt;=&gt;?@^_{}[]/\:&quot;&quot;&quot;&quot;&quot;;[.D462]+1;1);MID(&quot;0123456789ABCDEFGHJKLMNPQRSTUVWXYZabcdefghijklmnpqrstuvwxyz!#$%&amp;()*+-;&lt;=&gt;?@^_{}[]/\:&quot;&quot;&quot;&quot;&quot;;[.E462]+1;1);MID(&quot;0123456789ABCDEFGHJKLMNPQRSTUVWXYZabcdefghijklmnpqrstuvwxyz!#$%&amp;()*+-;&lt;=&gt;?@^_{}[]/\:&quot;&quot;&quot;&quot;&quot;;[.F462]+1;1);MID(&quot;0123456789ABCDEFGHJKLMNPQRSTUVWXYZabcdefghijklmnpqrstuvwxyz!#$%&amp;()*+-;&lt;=&gt;?@^_{}[]/\:&quot;&quot;&quot;&quot;&quot;;[.G462]+1;1))" office:value-type="string" office:string-value="@7bi" calcext:value-type="string">
            <text:p>@7b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944eb9fbef3b4394012562e607709346b354194d714f6dc52decd8284efb31</text:p>
          </table:table-cell>
          <table:table-cell table:formula="of:=HEX2DEC(MID([.A463];1;8))+HEX2DEC(MID([.A463];9;8))+HEX2DEC(MID([.A463];17;8))+HEX2DEC(MID([.A463];25;8))+HEX2DEC(MID([.A463];33;8))+HEX2DEC(MID([.A463];41;8))+HEX2DEC(MID([.A463];49;8))+HEX2DEC(MID([.A463];57;8))" office:value-type="float" office:value="20773186432" calcext:value-type="float">
            <text:p>20773186432</text:p>
          </table:table-cell>
          <table:table-cell table:formula="of:= MOD([.B463];85^4)" office:value-type="float" office:value="49538307" calcext:value-type="float">
            <text:p>49538307</text:p>
          </table:table-cell>
          <table:table-cell table:formula="of:=MOD(((((([.C463]-[.G463])/85)-[.F463])/85)-[.E463])/85;85)" office:value-type="float" office:value="80" calcext:value-type="float">
            <text:p>80</text:p>
          </table:table-cell>
          <table:table-cell table:formula="of:=MOD(((([.C463]-[.G463])/85)-[.F463])/85;85)" office:value-type="float" office:value="56" calcext:value-type="float">
            <text:p>56</text:p>
          </table:table-cell>
          <table:table-cell table:formula="of:=MOD(([.C463]-[.G463])/85;85)" office:value-type="float" office:value="43" calcext:value-type="float">
            <text:p>43</text:p>
          </table:table-cell>
          <table:table-cell table:formula="of:=MOD([.C463];85)" office:value-type="float" office:value="52" calcext:value-type="float">
            <text:p>52</text:p>
          </table:table-cell>
          <table:table-cell table:formula="of:=COM.MICROSOFT.CONCAT(MID(&quot;0123456789ABCDEFGHJKLMNPQRSTUVWXYZabcdefghijklmnpqrstuvwxyz!#$%&amp;()*+-;&lt;=&gt;?@^_{}[]/\:&quot;&quot;&quot;&quot;&quot;;[.D463]+1;1);MID(&quot;0123456789ABCDEFGHJKLMNPQRSTUVWXYZabcdefghijklmnpqrstuvwxyz!#$%&amp;()*+-;&lt;=&gt;?@^_{}[]/\:&quot;&quot;&quot;&quot;&quot;;[.E463]+1;1);MID(&quot;0123456789ABCDEFGHJKLMNPQRSTUVWXYZabcdefghijklmnpqrstuvwxyz!#$%&amp;()*+-;&lt;=&gt;?@^_{}[]/\:&quot;&quot;&quot;&quot;&quot;;[.F463]+1;1);MID(&quot;0123456789ABCDEFGHJKLMNPQRSTUVWXYZabcdefghijklmnpqrstuvwxyz!#$%&amp;()*+-;&lt;=&gt;?@^_{}[]/\:&quot;&quot;&quot;&quot;&quot;;[.G463]+1;1))" office:value-type="string" office:string-value="]xjt" calcext:value-type="string">
            <text:p>]xj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fdba9adccec0b22b41a8cafd2b6abcff2e032ba8d5255f179bfc21c779941ef</text:p>
          </table:table-cell>
          <table:table-cell table:formula="of:=HEX2DEC(MID([.A464];1;8))+HEX2DEC(MID([.A464];9;8))+HEX2DEC(MID([.A464];17;8))+HEX2DEC(MID([.A464];25;8))+HEX2DEC(MID([.A464];33;8))+HEX2DEC(MID([.A464];41;8))+HEX2DEC(MID([.A464];49;8))+HEX2DEC(MID([.A464];57;8))" office:value-type="float" office:value="23708596739" calcext:value-type="float">
            <text:p>23708596739</text:p>
          </table:table-cell>
          <table:table-cell table:formula="of:= MOD([.B464];85^4)" office:value-type="float" office:value="9512989" calcext:value-type="float">
            <text:p>9512989</text:p>
          </table:table-cell>
          <table:table-cell table:formula="of:=MOD(((((([.C464]-[.G464])/85)-[.F464])/85)-[.E464])/85;85)" office:value-type="float" office:value="15" calcext:value-type="float">
            <text:p>15</text:p>
          </table:table-cell>
          <table:table-cell table:formula="of:=MOD(((([.C464]-[.G464])/85)-[.F464])/85;85)" office:value-type="float" office:value="41" calcext:value-type="float">
            <text:p>41</text:p>
          </table:table-cell>
          <table:table-cell table:formula="of:=MOD(([.C464]-[.G464])/85;85)" office:value-type="float" office:value="57" calcext:value-type="float">
            <text:p>57</text:p>
          </table:table-cell>
          <table:table-cell table:formula="of:=MOD([.C464];85)" office:value-type="float" office:value="44" calcext:value-type="float">
            <text:p>44</text:p>
          </table:table-cell>
          <table:table-cell table:formula="of:=COM.MICROSOFT.CONCAT(MID(&quot;0123456789ABCDEFGHJKLMNPQRSTUVWXYZabcdefghijklmnpqrstuvwxyz!#$%&amp;()*+-;&lt;=&gt;?@^_{}[]/\:&quot;&quot;&quot;&quot;&quot;;[.D464]+1;1);MID(&quot;0123456789ABCDEFGHJKLMNPQRSTUVWXYZabcdefghijklmnpqrstuvwxyz!#$%&amp;()*+-;&lt;=&gt;?@^_{}[]/\:&quot;&quot;&quot;&quot;&quot;;[.E464]+1;1);MID(&quot;0123456789ABCDEFGHJKLMNPQRSTUVWXYZabcdefghijklmnpqrstuvwxyz!#$%&amp;()*+-;&lt;=&gt;?@^_{}[]/\:&quot;&quot;&quot;&quot;&quot;;[.F464]+1;1);MID(&quot;0123456789ABCDEFGHJKLMNPQRSTUVWXYZabcdefghijklmnpqrstuvwxyz!#$%&amp;()*+-;&lt;=&gt;?@^_{}[]/\:&quot;&quot;&quot;&quot;&quot;;[.G464]+1;1))" office:value-type="string" office:string-value="Fhyk" calcext:value-type="string">
            <text:p>Fhy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0ffa8001b52adbbeddf56b5aaa58ed0313033d3c4355a2d9eaed9e2f34d351e</text:p>
          </table:table-cell>
          <table:table-cell table:formula="of:=HEX2DEC(MID([.A465];1;8))+HEX2DEC(MID([.A465];9;8))+HEX2DEC(MID([.A465];17;8))+HEX2DEC(MID([.A465];25;8))+HEX2DEC(MID([.A465];33;8))+HEX2DEC(MID([.A465];41;8))+HEX2DEC(MID([.A465];49;8))+HEX2DEC(MID([.A465];57;8))" office:value-type="float" office:value="21411452992" calcext:value-type="float">
            <text:p>21411452992</text:p>
          </table:table-cell>
          <table:table-cell table:formula="of:= MOD([.B465];85^4)" office:value-type="float" office:value="9196742" calcext:value-type="float">
            <text:p>9196742</text:p>
          </table:table-cell>
          <table:table-cell table:formula="of:=MOD(((((([.C465]-[.G465])/85)-[.F465])/85)-[.E465])/85;85)" office:value-type="float" office:value="14" calcext:value-type="float">
            <text:p>14</text:p>
          </table:table-cell>
          <table:table-cell table:formula="of:=MOD(((([.C465]-[.G465])/85)-[.F465])/85;85)" office:value-type="float" office:value="82" calcext:value-type="float">
            <text:p>82</text:p>
          </table:table-cell>
          <table:table-cell table:formula="of:=MOD(([.C465]-[.G465])/85;85)" office:value-type="float" office:value="76" calcext:value-type="float">
            <text:p>76</text:p>
          </table:table-cell>
          <table:table-cell table:formula="of:=MOD([.C465];85)" office:value-type="float" office:value="82" calcext:value-type="float">
            <text:p>82</text:p>
          </table:table-cell>
          <table:table-cell table:formula="of:=COM.MICROSOFT.CONCAT(MID(&quot;0123456789ABCDEFGHJKLMNPQRSTUVWXYZabcdefghijklmnpqrstuvwxyz!#$%&amp;()*+-;&lt;=&gt;?@^_{}[]/\:&quot;&quot;&quot;&quot;&quot;;[.D465]+1;1);MID(&quot;0123456789ABCDEFGHJKLMNPQRSTUVWXYZabcdefghijklmnpqrstuvwxyz!#$%&amp;()*+-;&lt;=&gt;?@^_{}[]/\:&quot;&quot;&quot;&quot;&quot;;[.E465]+1;1);MID(&quot;0123456789ABCDEFGHJKLMNPQRSTUVWXYZabcdefghijklmnpqrstuvwxyz!#$%&amp;()*+-;&lt;=&gt;?@^_{}[]/\:&quot;&quot;&quot;&quot;&quot;;[.F465]+1;1);MID(&quot;0123456789ABCDEFGHJKLMNPQRSTUVWXYZabcdefghijklmnpqrstuvwxyz!#$%&amp;()*+-;&lt;=&gt;?@^_{}[]/\:&quot;&quot;&quot;&quot;&quot;;[.G465]+1;1))" office:value-type="string" office:string-value="E\_\" calcext:value-type="string">
            <text:p>E\_\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0dc9c8e8c0c6a974eae334b3340bb2d94148561c866786d8e24db4fa10cbc5</text:p>
          </table:table-cell>
          <table:table-cell table:formula="of:=HEX2DEC(MID([.A466];1;8))+HEX2DEC(MID([.A466];9;8))+HEX2DEC(MID([.A466];17;8))+HEX2DEC(MID([.A466];25;8))+HEX2DEC(MID([.A466];33;8))+HEX2DEC(MID([.A466];41;8))+HEX2DEC(MID([.A466];49;8))+HEX2DEC(MID([.A466];57;8))" office:value-type="float" office:value="21234206892" calcext:value-type="float">
            <text:p>21234206892</text:p>
          </table:table-cell>
          <table:table-cell table:formula="of:= MOD([.B466];85^4)" office:value-type="float" office:value="40753142" calcext:value-type="float">
            <text:p>40753142</text:p>
          </table:table-cell>
          <table:table-cell table:formula="of:=MOD(((((([.C466]-[.G466])/85)-[.F466])/85)-[.E466])/85;85)" office:value-type="float" office:value="66" calcext:value-type="float">
            <text:p>66</text:p>
          </table:table-cell>
          <table:table-cell table:formula="of:=MOD(((([.C466]-[.G466])/85)-[.F466])/85;85)" office:value-type="float" office:value="30" calcext:value-type="float">
            <text:p>30</text:p>
          </table:table-cell>
          <table:table-cell table:formula="of:=MOD(([.C466]-[.G466])/85;85)" office:value-type="float" office:value="48" calcext:value-type="float">
            <text:p>48</text:p>
          </table:table-cell>
          <table:table-cell table:formula="of:=MOD([.C466];85)" office:value-type="float" office:value="62" calcext:value-type="float">
            <text:p>62</text:p>
          </table:table-cell>
          <table:table-cell table:formula="of:=COM.MICROSOFT.CONCAT(MID(&quot;0123456789ABCDEFGHJKLMNPQRSTUVWXYZabcdefghijklmnpqrstuvwxyz!#$%&amp;()*+-;&lt;=&gt;?@^_{}[]/\:&quot;&quot;&quot;&quot;&quot;;[.D466]+1;1);MID(&quot;0123456789ABCDEFGHJKLMNPQRSTUVWXYZabcdefghijklmnpqrstuvwxyz!#$%&amp;()*+-;&lt;=&gt;?@^_{}[]/\:&quot;&quot;&quot;&quot;&quot;;[.E466]+1;1);MID(&quot;0123456789ABCDEFGHJKLMNPQRSTUVWXYZabcdefghijklmnpqrstuvwxyz!#$%&amp;()*+-;&lt;=&gt;?@^_{}[]/\:&quot;&quot;&quot;&quot;&quot;;[.F466]+1;1);MID(&quot;0123456789ABCDEFGHJKLMNPQRSTUVWXYZabcdefghijklmnpqrstuvwxyz!#$%&amp;()*+-;&lt;=&gt;?@^_{}[]/\:&quot;&quot;&quot;&quot;&quot;;[.G466]+1;1))" office:value-type="string" office:string-value="*Wp%" calcext:value-type="string">
            <text:p>*Wp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7aeed46a172d08e210fed9c4ad8922aeaa0d7a52faaee0fada64760d1741dd0</text:p>
          </table:table-cell>
          <table:table-cell table:formula="of:=HEX2DEC(MID([.A467];1;8))+HEX2DEC(MID([.A467];9;8))+HEX2DEC(MID([.A467];17;8))+HEX2DEC(MID([.A467];25;8))+HEX2DEC(MID([.A467];33;8))+HEX2DEC(MID([.A467];41;8))+HEX2DEC(MID([.A467];49;8))+HEX2DEC(MID([.A467];57;8))" office:value-type="float" office:value="16616810622" calcext:value-type="float">
            <text:p>16616810622</text:p>
          </table:table-cell>
          <table:table-cell table:formula="of:= MOD([.B467];85^4)" office:value-type="float" office:value="17011872" calcext:value-type="float">
            <text:p>17011872</text:p>
          </table:table-cell>
          <table:table-cell table:formula="of:=MOD(((((([.C467]-[.G467])/85)-[.F467])/85)-[.E467])/85;85)" office:value-type="float" office:value="27" calcext:value-type="float">
            <text:p>27</text:p>
          </table:table-cell>
          <table:table-cell table:formula="of:=MOD(((([.C467]-[.G467])/85)-[.F467])/85;85)" office:value-type="float" office:value="59" calcext:value-type="float">
            <text:p>59</text:p>
          </table:table-cell>
          <table:table-cell table:formula="of:=MOD(([.C467]-[.G467])/85;85)" office:value-type="float" office:value="49" calcext:value-type="float">
            <text:p>49</text:p>
          </table:table-cell>
          <table:table-cell table:formula="of:=MOD([.C467];85)" office:value-type="float" office:value="57" calcext:value-type="float">
            <text:p>57</text:p>
          </table:table-cell>
          <table:table-cell table:formula="of:=COM.MICROSOFT.CONCAT(MID(&quot;0123456789ABCDEFGHJKLMNPQRSTUVWXYZabcdefghijklmnpqrstuvwxyz!#$%&amp;()*+-;&lt;=&gt;?@^_{}[]/\:&quot;&quot;&quot;&quot;&quot;;[.D467]+1;1);MID(&quot;0123456789ABCDEFGHJKLMNPQRSTUVWXYZabcdefghijklmnpqrstuvwxyz!#$%&amp;()*+-;&lt;=&gt;?@^_{}[]/\:&quot;&quot;&quot;&quot;&quot;;[.E467]+1;1);MID(&quot;0123456789ABCDEFGHJKLMNPQRSTUVWXYZabcdefghijklmnpqrstuvwxyz!#$%&amp;()*+-;&lt;=&gt;?@^_{}[]/\:&quot;&quot;&quot;&quot;&quot;;[.F467]+1;1);MID(&quot;0123456789ABCDEFGHJKLMNPQRSTUVWXYZabcdefghijklmnpqrstuvwxyz!#$%&amp;()*+-;&lt;=&gt;?@^_{}[]/\:&quot;&quot;&quot;&quot;&quot;;[.G467]+1;1))" office:value-type="string" office:string-value="T!qy" calcext:value-type="string">
            <text:p>T!q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c9239ecb815e89f59c0e2069de43430f0731be57f0e54beba7ba202db10df11</text:p>
          </table:table-cell>
          <table:table-cell table:formula="of:=HEX2DEC(MID([.A468];1;8))+HEX2DEC(MID([.A468];9;8))+HEX2DEC(MID([.A468];17;8))+HEX2DEC(MID([.A468];25;8))+HEX2DEC(MID([.A468];33;8))+HEX2DEC(MID([.A468];41;8))+HEX2DEC(MID([.A468];49;8))+HEX2DEC(MID([.A468];57;8))" office:value-type="float" office:value="24181942903" calcext:value-type="float">
            <text:p>24181942903</text:p>
          </table:table-cell>
          <table:table-cell table:formula="of:= MOD([.B468];85^4)" office:value-type="float" office:value="13053528" calcext:value-type="float">
            <text:p>13053528</text:p>
          </table:table-cell>
          <table:table-cell table:formula="of:=MOD(((((([.C468]-[.G468])/85)-[.F468])/85)-[.E468])/85;85)" office:value-type="float" office:value="21" calcext:value-type="float">
            <text:p>21</text:p>
          </table:table-cell>
          <table:table-cell table:formula="of:=MOD(((([.C468]-[.G468])/85)-[.F468])/85;85)" office:value-type="float" office:value="21" calcext:value-type="float">
            <text:p>21</text:p>
          </table:table-cell>
          <table:table-cell table:formula="of:=MOD(([.C468]-[.G468])/85;85)" office:value-type="float" office:value="60" calcext:value-type="float">
            <text:p>60</text:p>
          </table:table-cell>
          <table:table-cell table:formula="of:=MOD([.C468];85)" office:value-type="float" office:value="78" calcext:value-type="float">
            <text:p>78</text:p>
          </table:table-cell>
          <table:table-cell table:formula="of:=COM.MICROSOFT.CONCAT(MID(&quot;0123456789ABCDEFGHJKLMNPQRSTUVWXYZabcdefghijklmnpqrstuvwxyz!#$%&amp;()*+-;&lt;=&gt;?@^_{}[]/\:&quot;&quot;&quot;&quot;&quot;;[.D468]+1;1);MID(&quot;0123456789ABCDEFGHJKLMNPQRSTUVWXYZabcdefghijklmnpqrstuvwxyz!#$%&amp;()*+-;&lt;=&gt;?@^_{}[]/\:&quot;&quot;&quot;&quot;&quot;;[.E468]+1;1);MID(&quot;0123456789ABCDEFGHJKLMNPQRSTUVWXYZabcdefghijklmnpqrstuvwxyz!#$%&amp;()*+-;&lt;=&gt;?@^_{}[]/\:&quot;&quot;&quot;&quot;&quot;;[.F468]+1;1);MID(&quot;0123456789ABCDEFGHJKLMNPQRSTUVWXYZabcdefghijklmnpqrstuvwxyz!#$%&amp;()*+-;&lt;=&gt;?@^_{}[]/\:&quot;&quot;&quot;&quot;&quot;;[.G468]+1;1))" office:value-type="string" office:string-value="MM#}" calcext:value-type="string">
            <text:p>MM#}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0b9970cb7ab022394d608d071525b6d92d1de802b4425dd5935acf804943496</text:p>
          </table:table-cell>
          <table:table-cell table:formula="of:=HEX2DEC(MID([.A469];1;8))+HEX2DEC(MID([.A469];9;8))+HEX2DEC(MID([.A469];17;8))+HEX2DEC(MID([.A469];25;8))+HEX2DEC(MID([.A469];33;8))+HEX2DEC(MID([.A469];41;8))+HEX2DEC(MID([.A469];49;8))+HEX2DEC(MID([.A469];57;8))" office:value-type="float" office:value="14133551959" calcext:value-type="float">
            <text:p>14133551959</text:p>
          </table:table-cell>
          <table:table-cell table:formula="of:= MOD([.B469];85^4)" office:value-type="float" office:value="39383209" calcext:value-type="float">
            <text:p>39383209</text:p>
          </table:table-cell>
          <table:table-cell table:formula="of:=MOD(((((([.C469]-[.G469])/85)-[.F469])/85)-[.E469])/85;85)" office:value-type="float" office:value="64" calcext:value-type="float">
            <text:p>64</text:p>
          </table:table-cell>
          <table:table-cell table:formula="of:=MOD(((([.C469]-[.G469])/85)-[.F469])/85;85)" office:value-type="float" office:value="10" calcext:value-type="float">
            <text:p>10</text:p>
          </table:table-cell>
          <table:table-cell table:formula="of:=MOD(([.C469]-[.G469])/85;85)" office:value-type="float" office:value="81" calcext:value-type="float">
            <text:p>81</text:p>
          </table:table-cell>
          <table:table-cell table:formula="of:=MOD([.C469];85)" office:value-type="float" office:value="74" calcext:value-type="float">
            <text:p>74</text:p>
          </table:table-cell>
          <table:table-cell table:formula="of:=COM.MICROSOFT.CONCAT(MID(&quot;0123456789ABCDEFGHJKLMNPQRSTUVWXYZabcdefghijklmnpqrstuvwxyz!#$%&amp;()*+-;&lt;=&gt;?@^_{}[]/\:&quot;&quot;&quot;&quot;&quot;;[.D469]+1;1);MID(&quot;0123456789ABCDEFGHJKLMNPQRSTUVWXYZabcdefghijklmnpqrstuvwxyz!#$%&amp;()*+-;&lt;=&gt;?@^_{}[]/\:&quot;&quot;&quot;&quot;&quot;;[.E469]+1;1);MID(&quot;0123456789ABCDEFGHJKLMNPQRSTUVWXYZabcdefghijklmnpqrstuvwxyz!#$%&amp;()*+-;&lt;=&gt;?@^_{}[]/\:&quot;&quot;&quot;&quot;&quot;;[.F469]+1;1);MID(&quot;0123456789ABCDEFGHJKLMNPQRSTUVWXYZabcdefghijklmnpqrstuvwxyz!#$%&amp;()*+-;&lt;=&gt;?@^_{}[]/\:&quot;&quot;&quot;&quot;&quot;;[.G469]+1;1))" office:value-type="string" office:string-value="(A/@" calcext:value-type="string">
            <text:p>(A/@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ccb41aebdb6a02394601aa3b8ded3f16678236c17acdc6d3e5dc85da07af45f</text:p>
          </table:table-cell>
          <table:table-cell table:formula="of:=HEX2DEC(MID([.A470];1;8))+HEX2DEC(MID([.A470];9;8))+HEX2DEC(MID([.A470];17;8))+HEX2DEC(MID([.A470];25;8))+HEX2DEC(MID([.A470];33;8))+HEX2DEC(MID([.A470];41;8))+HEX2DEC(MID([.A470];49;8))+HEX2DEC(MID([.A470];57;8))" office:value-type="float" office:value="18333207802" calcext:value-type="float">
            <text:p>18333207802</text:p>
          </table:table-cell>
          <table:table-cell table:formula="of:= MOD([.B470];85^4)" office:value-type="float" office:value="10788427" calcext:value-type="float">
            <text:p>10788427</text:p>
          </table:table-cell>
          <table:table-cell table:formula="of:=MOD(((((([.C470]-[.G470])/85)-[.F470])/85)-[.E470])/85;85)" office:value-type="float" office:value="17" calcext:value-type="float">
            <text:p>17</text:p>
          </table:table-cell>
          <table:table-cell table:formula="of:=MOD(((([.C470]-[.G470])/85)-[.F470])/85;85)" office:value-type="float" office:value="48" calcext:value-type="float">
            <text:p>48</text:p>
          </table:table-cell>
          <table:table-cell table:formula="of:=MOD(([.C470]-[.G470])/85;85)" office:value-type="float" office:value="17" calcext:value-type="float">
            <text:p>17</text:p>
          </table:table-cell>
          <table:table-cell table:formula="of:=MOD([.C470];85)" office:value-type="float" office:value="57" calcext:value-type="float">
            <text:p>57</text:p>
          </table:table-cell>
          <table:table-cell table:formula="of:=COM.MICROSOFT.CONCAT(MID(&quot;0123456789ABCDEFGHJKLMNPQRSTUVWXYZabcdefghijklmnpqrstuvwxyz!#$%&amp;()*+-;&lt;=&gt;?@^_{}[]/\:&quot;&quot;&quot;&quot;&quot;;[.D470]+1;1);MID(&quot;0123456789ABCDEFGHJKLMNPQRSTUVWXYZabcdefghijklmnpqrstuvwxyz!#$%&amp;()*+-;&lt;=&gt;?@^_{}[]/\:&quot;&quot;&quot;&quot;&quot;;[.E470]+1;1);MID(&quot;0123456789ABCDEFGHJKLMNPQRSTUVWXYZabcdefghijklmnpqrstuvwxyz!#$%&amp;()*+-;&lt;=&gt;?@^_{}[]/\:&quot;&quot;&quot;&quot;&quot;;[.F470]+1;1);MID(&quot;0123456789ABCDEFGHJKLMNPQRSTUVWXYZabcdefghijklmnpqrstuvwxyz!#$%&amp;()*+-;&lt;=&gt;?@^_{}[]/\:&quot;&quot;&quot;&quot;&quot;;[.G470]+1;1))" office:value-type="string" office:string-value="HpHy" calcext:value-type="string">
            <text:p>HpH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15d22597e02677f886949aaaedeb5ed6ea31d499c6820f17fee8717d00dff46</text:p>
          </table:table-cell>
          <table:table-cell table:formula="of:=HEX2DEC(MID([.A471];1;8))+HEX2DEC(MID([.A471];9;8))+HEX2DEC(MID([.A471];17;8))+HEX2DEC(MID([.A471];25;8))+HEX2DEC(MID([.A471];33;8))+HEX2DEC(MID([.A471];41;8))+HEX2DEC(MID([.A471];49;8))+HEX2DEC(MID([.A471];57;8))" office:value-type="float" office:value="20160925190" calcext:value-type="float">
            <text:p>20160925190</text:p>
          </table:table-cell>
          <table:table-cell table:formula="of:= MOD([.B471];85^4)" office:value-type="float" office:value="11483940" calcext:value-type="float">
            <text:p>11483940</text:p>
          </table:table-cell>
          <table:table-cell table:formula="of:=MOD(((((([.C471]-[.G471])/85)-[.F471])/85)-[.E471])/85;85)" office:value-type="float" office:value="18" calcext:value-type="float">
            <text:p>18</text:p>
          </table:table-cell>
          <table:table-cell table:formula="of:=MOD(((([.C471]-[.G471])/85)-[.F471])/85;85)" office:value-type="float" office:value="59" calcext:value-type="float">
            <text:p>59</text:p>
          </table:table-cell>
          <table:table-cell table:formula="of:=MOD(([.C471]-[.G471])/85;85)" office:value-type="float" office:value="40" calcext:value-type="float">
            <text:p>40</text:p>
          </table:table-cell>
          <table:table-cell table:formula="of:=MOD([.C471];85)" office:value-type="float" office:value="15" calcext:value-type="float">
            <text:p>15</text:p>
          </table:table-cell>
          <table:table-cell table:formula="of:=COM.MICROSOFT.CONCAT(MID(&quot;0123456789ABCDEFGHJKLMNPQRSTUVWXYZabcdefghijklmnpqrstuvwxyz!#$%&amp;()*+-;&lt;=&gt;?@^_{}[]/\:&quot;&quot;&quot;&quot;&quot;;[.D471]+1;1);MID(&quot;0123456789ABCDEFGHJKLMNPQRSTUVWXYZabcdefghijklmnpqrstuvwxyz!#$%&amp;()*+-;&lt;=&gt;?@^_{}[]/\:&quot;&quot;&quot;&quot;&quot;;[.E471]+1;1);MID(&quot;0123456789ABCDEFGHJKLMNPQRSTUVWXYZabcdefghijklmnpqrstuvwxyz!#$%&amp;()*+-;&lt;=&gt;?@^_{}[]/\:&quot;&quot;&quot;&quot;&quot;;[.F471]+1;1);MID(&quot;0123456789ABCDEFGHJKLMNPQRSTUVWXYZabcdefghijklmnpqrstuvwxyz!#$%&amp;()*+-;&lt;=&gt;?@^_{}[]/\:&quot;&quot;&quot;&quot;&quot;;[.G471]+1;1))" office:value-type="string" office:string-value="J!gF" calcext:value-type="string">
            <text:p>J!g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f82e52c0de8601ad3400aa80af6abb724eb1e04ab3b64b7310c8776017b82dc</text:p>
          </table:table-cell>
          <table:table-cell table:formula="of:=HEX2DEC(MID([.A472];1;8))+HEX2DEC(MID([.A472];9;8))+HEX2DEC(MID([.A472];17;8))+HEX2DEC(MID([.A472];25;8))+HEX2DEC(MID([.A472];33;8))+HEX2DEC(MID([.A472];41;8))+HEX2DEC(MID([.A472];49;8))+HEX2DEC(MID([.A472];57;8))" office:value-type="float" office:value="9366964402" calcext:value-type="float">
            <text:p>9366964402</text:p>
          </table:table-cell>
          <table:table-cell table:formula="of:= MOD([.B472];85^4)" office:value-type="float" office:value="23052527" calcext:value-type="float">
            <text:p>23052527</text:p>
          </table:table-cell>
          <table:table-cell table:formula="of:=MOD(((((([.C472]-[.G472])/85)-[.F472])/85)-[.E472])/85;85)" office:value-type="float" office:value="37" calcext:value-type="float">
            <text:p>37</text:p>
          </table:table-cell>
          <table:table-cell table:formula="of:=MOD(((([.C472]-[.G472])/85)-[.F472])/85;85)" office:value-type="float" office:value="45" calcext:value-type="float">
            <text:p>45</text:p>
          </table:table-cell>
          <table:table-cell table:formula="of:=MOD(([.C472]-[.G472])/85;85)" office:value-type="float" office:value="56" calcext:value-type="float">
            <text:p>56</text:p>
          </table:table-cell>
          <table:table-cell table:formula="of:=MOD([.C472];85)" office:value-type="float" office:value="17" calcext:value-type="float">
            <text:p>17</text:p>
          </table:table-cell>
          <table:table-cell table:formula="of:=COM.MICROSOFT.CONCAT(MID(&quot;0123456789ABCDEFGHJKLMNPQRSTUVWXYZabcdefghijklmnpqrstuvwxyz!#$%&amp;()*+-;&lt;=&gt;?@^_{}[]/\:&quot;&quot;&quot;&quot;&quot;;[.D472]+1;1);MID(&quot;0123456789ABCDEFGHJKLMNPQRSTUVWXYZabcdefghijklmnpqrstuvwxyz!#$%&amp;()*+-;&lt;=&gt;?@^_{}[]/\:&quot;&quot;&quot;&quot;&quot;;[.E472]+1;1);MID(&quot;0123456789ABCDEFGHJKLMNPQRSTUVWXYZabcdefghijklmnpqrstuvwxyz!#$%&amp;()*+-;&lt;=&gt;?@^_{}[]/\:&quot;&quot;&quot;&quot;&quot;;[.F472]+1;1);MID(&quot;0123456789ABCDEFGHJKLMNPQRSTUVWXYZabcdefghijklmnpqrstuvwxyz!#$%&amp;()*+-;&lt;=&gt;?@^_{}[]/\:&quot;&quot;&quot;&quot;&quot;;[.G472]+1;1))" office:value-type="string" office:string-value="dlxH" calcext:value-type="string">
            <text:p>dlx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3a8ee57a72a5a276025b0b436811f6ab55757534345255d35ef39eaad1a9709</text:p>
          </table:table-cell>
          <table:table-cell table:formula="of:=HEX2DEC(MID([.A473];1;8))+HEX2DEC(MID([.A473];9;8))+HEX2DEC(MID([.A473];17;8))+HEX2DEC(MID([.A473];25;8))+HEX2DEC(MID([.A473];33;8))+HEX2DEC(MID([.A473];41;8))+HEX2DEC(MID([.A473];49;8))+HEX2DEC(MID([.A473];57;8))" office:value-type="float" office:value="14178870847" calcext:value-type="float">
            <text:p>14178870847</text:p>
          </table:table-cell>
          <table:table-cell table:formula="of:= MOD([.B473];85^4)" office:value-type="float" office:value="32501472" calcext:value-type="float">
            <text:p>32501472</text:p>
          </table:table-cell>
          <table:table-cell table:formula="of:=MOD(((((([.C473]-[.G473])/85)-[.F473])/85)-[.E473])/85;85)" office:value-type="float" office:value="52" calcext:value-type="float">
            <text:p>52</text:p>
          </table:table-cell>
          <table:table-cell table:formula="of:=MOD(((([.C473]-[.G473])/85)-[.F473])/85;85)" office:value-type="float" office:value="78" calcext:value-type="float">
            <text:p>78</text:p>
          </table:table-cell>
          <table:table-cell table:formula="of:=MOD(([.C473]-[.G473])/85;85)" office:value-type="float" office:value="40" calcext:value-type="float">
            <text:p>40</text:p>
          </table:table-cell>
          <table:table-cell table:formula="of:=MOD([.C473];85)" office:value-type="float" office:value="22" calcext:value-type="float">
            <text:p>22</text:p>
          </table:table-cell>
          <table:table-cell table:formula="of:=COM.MICROSOFT.CONCAT(MID(&quot;0123456789ABCDEFGHJKLMNPQRSTUVWXYZabcdefghijklmnpqrstuvwxyz!#$%&amp;()*+-;&lt;=&gt;?@^_{}[]/\:&quot;&quot;&quot;&quot;&quot;;[.D473]+1;1);MID(&quot;0123456789ABCDEFGHJKLMNPQRSTUVWXYZabcdefghijklmnpqrstuvwxyz!#$%&amp;()*+-;&lt;=&gt;?@^_{}[]/\:&quot;&quot;&quot;&quot;&quot;;[.E473]+1;1);MID(&quot;0123456789ABCDEFGHJKLMNPQRSTUVWXYZabcdefghijklmnpqrstuvwxyz!#$%&amp;()*+-;&lt;=&gt;?@^_{}[]/\:&quot;&quot;&quot;&quot;&quot;;[.F473]+1;1);MID(&quot;0123456789ABCDEFGHJKLMNPQRSTUVWXYZabcdefghijklmnpqrstuvwxyz!#$%&amp;()*+-;&lt;=&gt;?@^_{}[]/\:&quot;&quot;&quot;&quot;&quot;;[.G473]+1;1))" office:value-type="string" office:string-value="t}gN" calcext:value-type="string">
            <text:p>t}g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9f89deee590664e3f917abb7e8cf9e7d9a71707c875de58b5914b08f5d19de8</text:p>
          </table:table-cell>
          <table:table-cell table:formula="of:=HEX2DEC(MID([.A474];1;8))+HEX2DEC(MID([.A474];9;8))+HEX2DEC(MID([.A474];17;8))+HEX2DEC(MID([.A474];25;8))+HEX2DEC(MID([.A474];33;8))+HEX2DEC(MID([.A474];41;8))+HEX2DEC(MID([.A474];49;8))+HEX2DEC(MID([.A474];57;8))" office:value-type="float" office:value="21661964077" calcext:value-type="float">
            <text:p>21661964077</text:p>
          </table:table-cell>
          <table:table-cell table:formula="of:= MOD([.B474];85^4)" office:value-type="float" office:value="50905327" calcext:value-type="float">
            <text:p>50905327</text:p>
          </table:table-cell>
          <table:table-cell table:formula="of:=MOD(((((([.C474]-[.G474])/85)-[.F474])/85)-[.E474])/85;85)" office:value-type="float" office:value="82" calcext:value-type="float">
            <text:p>82</text:p>
          </table:table-cell>
          <table:table-cell table:formula="of:=MOD(((([.C474]-[.G474])/85)-[.F474])/85;85)" office:value-type="float" office:value="75" calcext:value-type="float">
            <text:p>75</text:p>
          </table:table-cell>
          <table:table-cell table:formula="of:=MOD(([.C474]-[.G474])/85;85)" office:value-type="float" office:value="61" calcext:value-type="float">
            <text:p>61</text:p>
          </table:table-cell>
          <table:table-cell table:formula="of:=MOD([.C474];85)" office:value-type="float" office:value="17" calcext:value-type="float">
            <text:p>17</text:p>
          </table:table-cell>
          <table:table-cell table:formula="of:=COM.MICROSOFT.CONCAT(MID(&quot;0123456789ABCDEFGHJKLMNPQRSTUVWXYZabcdefghijklmnpqrstuvwxyz!#$%&amp;()*+-;&lt;=&gt;?@^_{}[]/\:&quot;&quot;&quot;&quot;&quot;;[.D474]+1;1);MID(&quot;0123456789ABCDEFGHJKLMNPQRSTUVWXYZabcdefghijklmnpqrstuvwxyz!#$%&amp;()*+-;&lt;=&gt;?@^_{}[]/\:&quot;&quot;&quot;&quot;&quot;;[.E474]+1;1);MID(&quot;0123456789ABCDEFGHJKLMNPQRSTUVWXYZabcdefghijklmnpqrstuvwxyz!#$%&amp;()*+-;&lt;=&gt;?@^_{}[]/\:&quot;&quot;&quot;&quot;&quot;;[.F474]+1;1);MID(&quot;0123456789ABCDEFGHJKLMNPQRSTUVWXYZabcdefghijklmnpqrstuvwxyz!#$%&amp;()*+-;&lt;=&gt;?@^_{}[]/\:&quot;&quot;&quot;&quot;&quot;;[.G474]+1;1))" office:value-type="string" office:string-value="\^$H" calcext:value-type="string">
            <text:p>\^$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d2e5837df4ee69fa41a72177a4747c74b6b83c45845ef16bd78827bca0f18a0</text:p>
          </table:table-cell>
          <table:table-cell table:formula="of:=HEX2DEC(MID([.A475];1;8))+HEX2DEC(MID([.A475];9;8))+HEX2DEC(MID([.A475];17;8))+HEX2DEC(MID([.A475];25;8))+HEX2DEC(MID([.A475];33;8))+HEX2DEC(MID([.A475];41;8))+HEX2DEC(MID([.A475];49;8))+HEX2DEC(MID([.A475];57;8))" office:value-type="float" office:value="20503332521" calcext:value-type="float">
            <text:p>20503332521</text:p>
          </table:table-cell>
          <table:table-cell table:formula="of:= MOD([.B475];85^4)" office:value-type="float" office:value="40687521" calcext:value-type="float">
            <text:p>40687521</text:p>
          </table:table-cell>
          <table:table-cell table:formula="of:=MOD(((((([.C475]-[.G475])/85)-[.F475])/85)-[.E475])/85;85)" office:value-type="float" office:value="66" calcext:value-type="float">
            <text:p>66</text:p>
          </table:table-cell>
          <table:table-cell table:formula="of:=MOD(((([.C475]-[.G475])/85)-[.F475])/85;85)" office:value-type="float" office:value="21" calcext:value-type="float">
            <text:p>21</text:p>
          </table:table-cell>
          <table:table-cell table:formula="of:=MOD(([.C475]-[.G475])/85;85)" office:value-type="float" office:value="41" calcext:value-type="float">
            <text:p>41</text:p>
          </table:table-cell>
          <table:table-cell table:formula="of:=MOD([.C475];85)" office:value-type="float" office:value="61" calcext:value-type="float">
            <text:p>61</text:p>
          </table:table-cell>
          <table:table-cell table:formula="of:=COM.MICROSOFT.CONCAT(MID(&quot;0123456789ABCDEFGHJKLMNPQRSTUVWXYZabcdefghijklmnpqrstuvwxyz!#$%&amp;()*+-;&lt;=&gt;?@^_{}[]/\:&quot;&quot;&quot;&quot;&quot;;[.D475]+1;1);MID(&quot;0123456789ABCDEFGHJKLMNPQRSTUVWXYZabcdefghijklmnpqrstuvwxyz!#$%&amp;()*+-;&lt;=&gt;?@^_{}[]/\:&quot;&quot;&quot;&quot;&quot;;[.E475]+1;1);MID(&quot;0123456789ABCDEFGHJKLMNPQRSTUVWXYZabcdefghijklmnpqrstuvwxyz!#$%&amp;()*+-;&lt;=&gt;?@^_{}[]/\:&quot;&quot;&quot;&quot;&quot;;[.F475]+1;1);MID(&quot;0123456789ABCDEFGHJKLMNPQRSTUVWXYZabcdefghijklmnpqrstuvwxyz!#$%&amp;()*+-;&lt;=&gt;?@^_{}[]/\:&quot;&quot;&quot;&quot;&quot;;[.G475]+1;1))" office:value-type="string" office:string-value="*Mh$" calcext:value-type="string">
            <text:p>*Mh$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8de392b88cbc0c25ad7724620c3cbc750be7032e2f6c0938eb175dbada2640d</text:p>
          </table:table-cell>
          <table:table-cell table:formula="of:=HEX2DEC(MID([.A476];1;8))+HEX2DEC(MID([.A476];9;8))+HEX2DEC(MID([.A476];17;8))+HEX2DEC(MID([.A476];25;8))+HEX2DEC(MID([.A476];33;8))+HEX2DEC(MID([.A476];41;8))+HEX2DEC(MID([.A476];49;8))+HEX2DEC(MID([.A476];57;8))" office:value-type="float" office:value="19013714599" calcext:value-type="float">
            <text:p>19013714599</text:p>
          </table:table-cell>
          <table:table-cell table:formula="of:= MOD([.B476];85^4)" office:value-type="float" office:value="12687099" calcext:value-type="float">
            <text:p>12687099</text:p>
          </table:table-cell>
          <table:table-cell table:formula="of:=MOD(((((([.C476]-[.G476])/85)-[.F476])/85)-[.E476])/85;85)" office:value-type="float" office:value="20" calcext:value-type="float">
            <text:p>20</text:p>
          </table:table-cell>
          <table:table-cell table:formula="of:=MOD(((([.C476]-[.G476])/85)-[.F476])/85;85)" office:value-type="float" office:value="55" calcext:value-type="float">
            <text:p>55</text:p>
          </table:table-cell>
          <table:table-cell table:formula="of:=MOD(([.C476]-[.G476])/85;85)" office:value-type="float" office:value="84" calcext:value-type="float">
            <text:p>84</text:p>
          </table:table-cell>
          <table:table-cell table:formula="of:=MOD([.C476];85)" office:value-type="float" office:value="84" calcext:value-type="float">
            <text:p>84</text:p>
          </table:table-cell>
          <table:table-cell table:formula="of:=COM.MICROSOFT.CONCAT(MID(&quot;0123456789ABCDEFGHJKLMNPQRSTUVWXYZabcdefghijklmnpqrstuvwxyz!#$%&amp;()*+-;&lt;=&gt;?@^_{}[]/\:&quot;&quot;&quot;&quot;&quot;;[.D476]+1;1);MID(&quot;0123456789ABCDEFGHJKLMNPQRSTUVWXYZabcdefghijklmnpqrstuvwxyz!#$%&amp;()*+-;&lt;=&gt;?@^_{}[]/\:&quot;&quot;&quot;&quot;&quot;;[.E476]+1;1);MID(&quot;0123456789ABCDEFGHJKLMNPQRSTUVWXYZabcdefghijklmnpqrstuvwxyz!#$%&amp;()*+-;&lt;=&gt;?@^_{}[]/\:&quot;&quot;&quot;&quot;&quot;;[.F476]+1;1);MID(&quot;0123456789ABCDEFGHJKLMNPQRSTUVWXYZabcdefghijklmnpqrstuvwxyz!#$%&amp;()*+-;&lt;=&gt;?@^_{}[]/\:&quot;&quot;&quot;&quot;&quot;;[.G476]+1;1))" office:value-type="string" office:string-value="Lw&quot;&quot;" calcext:value-type="string">
            <text:p>Lw""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52f2536a9e8462dc8d533cf99662098c86d035cd6e9fd58579e0c101c2e0aa5</text:p>
          </table:table-cell>
          <table:table-cell table:formula="of:=HEX2DEC(MID([.A477];1;8))+HEX2DEC(MID([.A477];9;8))+HEX2DEC(MID([.A477];17;8))+HEX2DEC(MID([.A477];25;8))+HEX2DEC(MID([.A477];33;8))+HEX2DEC(MID([.A477];41;8))+HEX2DEC(MID([.A477];49;8))+HEX2DEC(MID([.A477];57;8))" office:value-type="float" office:value="21012797235" calcext:value-type="float">
            <text:p>21012797235</text:p>
          </table:table-cell>
          <table:table-cell table:formula="of:= MOD([.B477];85^4)" office:value-type="float" office:value="28145985" calcext:value-type="float">
            <text:p>28145985</text:p>
          </table:table-cell>
          <table:table-cell table:formula="of:=MOD(((((([.C477]-[.G477])/85)-[.F477])/85)-[.E477])/85;85)" office:value-type="float" office:value="45" calcext:value-type="float">
            <text:p>45</text:p>
          </table:table-cell>
          <table:table-cell table:formula="of:=MOD(((([.C477]-[.G477])/85)-[.F477])/85;85)" office:value-type="float" office:value="70" calcext:value-type="float">
            <text:p>70</text:p>
          </table:table-cell>
          <table:table-cell table:formula="of:=MOD(([.C477]-[.G477])/85;85)" office:value-type="float" office:value="54" calcext:value-type="float">
            <text:p>54</text:p>
          </table:table-cell>
          <table:table-cell table:formula="of:=MOD([.C477];85)" office:value-type="float" office:value="20" calcext:value-type="float">
            <text:p>20</text:p>
          </table:table-cell>
          <table:table-cell table:formula="of:=COM.MICROSOFT.CONCAT(MID(&quot;0123456789ABCDEFGHJKLMNPQRSTUVWXYZabcdefghijklmnpqrstuvwxyz!#$%&amp;()*+-;&lt;=&gt;?@^_{}[]/\:&quot;&quot;&quot;&quot;&quot;;[.D477]+1;1);MID(&quot;0123456789ABCDEFGHJKLMNPQRSTUVWXYZabcdefghijklmnpqrstuvwxyz!#$%&amp;()*+-;&lt;=&gt;?@^_{}[]/\:&quot;&quot;&quot;&quot;&quot;;[.E477]+1;1);MID(&quot;0123456789ABCDEFGHJKLMNPQRSTUVWXYZabcdefghijklmnpqrstuvwxyz!#$%&amp;()*+-;&lt;=&gt;?@^_{}[]/\:&quot;&quot;&quot;&quot;&quot;;[.F477]+1;1);MID(&quot;0123456789ABCDEFGHJKLMNPQRSTUVWXYZabcdefghijklmnpqrstuvwxyz!#$%&amp;()*+-;&lt;=&gt;?@^_{}[]/\:&quot;&quot;&quot;&quot;&quot;;[.G477]+1;1))" office:value-type="string" office:string-value="l&lt;vL" calcext:value-type="string">
            <text:p>l&lt;v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2e53faddb51e1a813405792db446548d010e256a4f5982eb885daba861d247b</text:p>
          </table:table-cell>
          <table:table-cell table:formula="of:=HEX2DEC(MID([.A478];1;8))+HEX2DEC(MID([.A478];9;8))+HEX2DEC(MID([.A478];17;8))+HEX2DEC(MID([.A478];25;8))+HEX2DEC(MID([.A478];33;8))+HEX2DEC(MID([.A478];41;8))+HEX2DEC(MID([.A478];49;8))+HEX2DEC(MID([.A478];57;8))" office:value-type="float" office:value="21749913576" calcext:value-type="float">
            <text:p>21749913576</text:p>
          </table:table-cell>
          <table:table-cell table:formula="of:= MOD([.B478];85^4)" office:value-type="float" office:value="34453576" calcext:value-type="float">
            <text:p>34453576</text:p>
          </table:table-cell>
          <table:table-cell table:formula="of:=MOD(((((([.C478]-[.G478])/85)-[.F478])/85)-[.E478])/85;85)" office:value-type="float" office:value="56" calcext:value-type="float">
            <text:p>56</text:p>
          </table:table-cell>
          <table:table-cell table:formula="of:=MOD(((([.C478]-[.G478])/85)-[.F478])/85;85)" office:value-type="float" office:value="8" calcext:value-type="float">
            <text:p>8</text:p>
          </table:table-cell>
          <table:table-cell table:formula="of:=MOD(([.C478]-[.G478])/85;85)" office:value-type="float" office:value="56" calcext:value-type="float">
            <text:p>56</text:p>
          </table:table-cell>
          <table:table-cell table:formula="of:=MOD([.C478];85)" office:value-type="float" office:value="16" calcext:value-type="float">
            <text:p>16</text:p>
          </table:table-cell>
          <table:table-cell table:formula="of:=COM.MICROSOFT.CONCAT(MID(&quot;0123456789ABCDEFGHJKLMNPQRSTUVWXYZabcdefghijklmnpqrstuvwxyz!#$%&amp;()*+-;&lt;=&gt;?@^_{}[]/\:&quot;&quot;&quot;&quot;&quot;;[.D478]+1;1);MID(&quot;0123456789ABCDEFGHJKLMNPQRSTUVWXYZabcdefghijklmnpqrstuvwxyz!#$%&amp;()*+-;&lt;=&gt;?@^_{}[]/\:&quot;&quot;&quot;&quot;&quot;;[.E478]+1;1);MID(&quot;0123456789ABCDEFGHJKLMNPQRSTUVWXYZabcdefghijklmnpqrstuvwxyz!#$%&amp;()*+-;&lt;=&gt;?@^_{}[]/\:&quot;&quot;&quot;&quot;&quot;;[.F478]+1;1);MID(&quot;0123456789ABCDEFGHJKLMNPQRSTUVWXYZabcdefghijklmnpqrstuvwxyz!#$%&amp;()*+-;&lt;=&gt;?@^_{}[]/\:&quot;&quot;&quot;&quot;&quot;;[.G478]+1;1))" office:value-type="string" office:string-value="x8xG" calcext:value-type="string">
            <text:p>x8x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72dfda82a3c25e0f43215aef98806ded43ad5a8a5a274f927c1406016eae0e7</text:p>
          </table:table-cell>
          <table:table-cell table:formula="of:=HEX2DEC(MID([.A479];1;8))+HEX2DEC(MID([.A479];9;8))+HEX2DEC(MID([.A479];17;8))+HEX2DEC(MID([.A479];25;8))+HEX2DEC(MID([.A479];33;8))+HEX2DEC(MID([.A479];41;8))+HEX2DEC(MID([.A479];49;8))+HEX2DEC(MID([.A479];57;8))" office:value-type="float" office:value="17845562364" calcext:value-type="float">
            <text:p>17845562364</text:p>
          </table:table-cell>
          <table:table-cell table:formula="of:= MOD([.B479];85^4)" office:value-type="float" office:value="45149239" calcext:value-type="float">
            <text:p>45149239</text:p>
          </table:table-cell>
          <table:table-cell table:formula="of:=MOD(((((([.C479]-[.G479])/85)-[.F479])/85)-[.E479])/85;85)" office:value-type="float" office:value="73" calcext:value-type="float">
            <text:p>73</text:p>
          </table:table-cell>
          <table:table-cell table:formula="of:=MOD(((([.C479]-[.G479])/85)-[.F479])/85;85)" office:value-type="float" office:value="44" calcext:value-type="float">
            <text:p>44</text:p>
          </table:table-cell>
          <table:table-cell table:formula="of:=MOD(([.C479]-[.G479])/85;85)" office:value-type="float" office:value="2" calcext:value-type="float">
            <text:p>2</text:p>
          </table:table-cell>
          <table:table-cell table:formula="of:=MOD([.C479];85)" office:value-type="float" office:value="44" calcext:value-type="float">
            <text:p>44</text:p>
          </table:table-cell>
          <table:table-cell table:formula="of:=COM.MICROSOFT.CONCAT(MID(&quot;0123456789ABCDEFGHJKLMNPQRSTUVWXYZabcdefghijklmnpqrstuvwxyz!#$%&amp;()*+-;&lt;=&gt;?@^_{}[]/\:&quot;&quot;&quot;&quot;&quot;;[.D479]+1;1);MID(&quot;0123456789ABCDEFGHJKLMNPQRSTUVWXYZabcdefghijklmnpqrstuvwxyz!#$%&amp;()*+-;&lt;=&gt;?@^_{}[]/\:&quot;&quot;&quot;&quot;&quot;;[.E479]+1;1);MID(&quot;0123456789ABCDEFGHJKLMNPQRSTUVWXYZabcdefghijklmnpqrstuvwxyz!#$%&amp;()*+-;&lt;=&gt;?@^_{}[]/\:&quot;&quot;&quot;&quot;&quot;;[.F479]+1;1);MID(&quot;0123456789ABCDEFGHJKLMNPQRSTUVWXYZabcdefghijklmnpqrstuvwxyz!#$%&amp;()*+-;&lt;=&gt;?@^_{}[]/\:&quot;&quot;&quot;&quot;&quot;;[.G479]+1;1))" office:value-type="string" office:string-value="?k2k" calcext:value-type="string">
            <text:p>?k2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f2cfd6c93b0d7df17382adadc8b0aa041cc4b0d238d254568a4ed8696548e05</text:p>
          </table:table-cell>
          <table:table-cell table:formula="of:=HEX2DEC(MID([.A480];1;8))+HEX2DEC(MID([.A480];9;8))+HEX2DEC(MID([.A480];17;8))+HEX2DEC(MID([.A480];25;8))+HEX2DEC(MID([.A480];33;8))+HEX2DEC(MID([.A480];41;8))+HEX2DEC(MID([.A480];49;8))+HEX2DEC(MID([.A480];57;8))" office:value-type="float" office:value="13605533346" calcext:value-type="float">
            <text:p>13605533346</text:p>
          </table:table-cell>
          <table:table-cell table:formula="of:= MOD([.B480];85^4)" office:value-type="float" office:value="33370846" calcext:value-type="float">
            <text:p>33370846</text:p>
          </table:table-cell>
          <table:table-cell table:formula="of:=MOD(((((([.C480]-[.G480])/85)-[.F480])/85)-[.E480])/85;85)" office:value-type="float" office:value="54" calcext:value-type="float">
            <text:p>54</text:p>
          </table:table-cell>
          <table:table-cell table:formula="of:=MOD(((([.C480]-[.G480])/85)-[.F480])/85;85)" office:value-type="float" office:value="28" calcext:value-type="float">
            <text:p>28</text:p>
          </table:table-cell>
          <table:table-cell table:formula="of:=MOD(([.C480]-[.G480])/85;85)" office:value-type="float" office:value="68" calcext:value-type="float">
            <text:p>68</text:p>
          </table:table-cell>
          <table:table-cell table:formula="of:=MOD([.C480];85)" office:value-type="float" office:value="16" calcext:value-type="float">
            <text:p>16</text:p>
          </table:table-cell>
          <table:table-cell table:formula="of:=COM.MICROSOFT.CONCAT(MID(&quot;0123456789ABCDEFGHJKLMNPQRSTUVWXYZabcdefghijklmnpqrstuvwxyz!#$%&amp;()*+-;&lt;=&gt;?@^_{}[]/\:&quot;&quot;&quot;&quot;&quot;;[.D480]+1;1);MID(&quot;0123456789ABCDEFGHJKLMNPQRSTUVWXYZabcdefghijklmnpqrstuvwxyz!#$%&amp;()*+-;&lt;=&gt;?@^_{}[]/\:&quot;&quot;&quot;&quot;&quot;;[.E480]+1;1);MID(&quot;0123456789ABCDEFGHJKLMNPQRSTUVWXYZabcdefghijklmnpqrstuvwxyz!#$%&amp;()*+-;&lt;=&gt;?@^_{}[]/\:&quot;&quot;&quot;&quot;&quot;;[.F480]+1;1);MID(&quot;0123456789ABCDEFGHJKLMNPQRSTUVWXYZabcdefghijklmnpqrstuvwxyz!#$%&amp;()*+-;&lt;=&gt;?@^_{}[]/\:&quot;&quot;&quot;&quot;&quot;;[.G480]+1;1))" office:value-type="string" office:string-value="vU-G" calcext:value-type="string">
            <text:p>vU-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5d53765ffdad4dbac70ece7bf15fb4cbf8829e8c82429e632b407971f2e7df6</text:p>
          </table:table-cell>
          <table:table-cell table:formula="of:=HEX2DEC(MID([.A481];1;8))+HEX2DEC(MID([.A481];9;8))+HEX2DEC(MID([.A481];17;8))+HEX2DEC(MID([.A481];25;8))+HEX2DEC(MID([.A481];33;8))+HEX2DEC(MID([.A481];41;8))+HEX2DEC(MID([.A481];49;8))+HEX2DEC(MID([.A481];57;8))" office:value-type="float" office:value="20044959182" calcext:value-type="float">
            <text:p>20044959182</text:p>
          </table:table-cell>
          <table:table-cell table:formula="of:= MOD([.B481];85^4)" office:value-type="float" office:value="52119807" calcext:value-type="float">
            <text:p>52119807</text:p>
          </table:table-cell>
          <table:table-cell table:formula="of:=MOD(((((([.C481]-[.G481])/85)-[.F481])/85)-[.E481])/85;85)" office:value-type="float" office:value="84" calcext:value-type="float">
            <text:p>84</text:p>
          </table:table-cell>
          <table:table-cell table:formula="of:=MOD(((([.C481]-[.G481])/85)-[.F481])/85;85)" office:value-type="float" office:value="73" calcext:value-type="float">
            <text:p>73</text:p>
          </table:table-cell>
          <table:table-cell table:formula="of:=MOD(([.C481]-[.G481])/85;85)" office:value-type="float" office:value="69" calcext:value-type="float">
            <text:p>69</text:p>
          </table:table-cell>
          <table:table-cell table:formula="of:=MOD([.C481];85)" office:value-type="float" office:value="17" calcext:value-type="float">
            <text:p>17</text:p>
          </table:table-cell>
          <table:table-cell table:formula="of:=COM.MICROSOFT.CONCAT(MID(&quot;0123456789ABCDEFGHJKLMNPQRSTUVWXYZabcdefghijklmnpqrstuvwxyz!#$%&amp;()*+-;&lt;=&gt;?@^_{}[]/\:&quot;&quot;&quot;&quot;&quot;;[.D481]+1;1);MID(&quot;0123456789ABCDEFGHJKLMNPQRSTUVWXYZabcdefghijklmnpqrstuvwxyz!#$%&amp;()*+-;&lt;=&gt;?@^_{}[]/\:&quot;&quot;&quot;&quot;&quot;;[.E481]+1;1);MID(&quot;0123456789ABCDEFGHJKLMNPQRSTUVWXYZabcdefghijklmnpqrstuvwxyz!#$%&amp;()*+-;&lt;=&gt;?@^_{}[]/\:&quot;&quot;&quot;&quot;&quot;;[.F481]+1;1);MID(&quot;0123456789ABCDEFGHJKLMNPQRSTUVWXYZabcdefghijklmnpqrstuvwxyz!#$%&amp;()*+-;&lt;=&gt;?@^_{}[]/\:&quot;&quot;&quot;&quot;&quot;;[.G481]+1;1))" office:value-type="string" office:string-value="&quot;?;H" calcext:value-type="string">
            <text:p>"?;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4353f0d102fa3e4c1af72106346a50e7e9f97eb3ff119407a7ac68cd1610047</text:p>
          </table:table-cell>
          <table:table-cell table:formula="of:=HEX2DEC(MID([.A482];1;8))+HEX2DEC(MID([.A482];9;8))+HEX2DEC(MID([.A482];17;8))+HEX2DEC(MID([.A482];25;8))+HEX2DEC(MID([.A482];33;8))+HEX2DEC(MID([.A482];41;8))+HEX2DEC(MID([.A482];49;8))+HEX2DEC(MID([.A482];57;8))" office:value-type="float" office:value="14022046221" calcext:value-type="float">
            <text:p>14022046221</text:p>
          </table:table-cell>
          <table:table-cell table:formula="of:= MOD([.B482];85^4)" office:value-type="float" office:value="32278721" calcext:value-type="float">
            <text:p>32278721</text:p>
          </table:table-cell>
          <table:table-cell table:formula="of:=MOD(((((([.C482]-[.G482])/85)-[.F482])/85)-[.E482])/85;85)" office:value-type="float" office:value="52" calcext:value-type="float">
            <text:p>52</text:p>
          </table:table-cell>
          <table:table-cell table:formula="of:=MOD(((([.C482]-[.G482])/85)-[.F482])/85;85)" office:value-type="float" office:value="47" calcext:value-type="float">
            <text:p>47</text:p>
          </table:table-cell>
          <table:table-cell table:formula="of:=MOD(([.C482]-[.G482])/85;85)" office:value-type="float" office:value="54" calcext:value-type="float">
            <text:p>54</text:p>
          </table:table-cell>
          <table:table-cell table:formula="of:=MOD([.C482];85)" office:value-type="float" office:value="56" calcext:value-type="float">
            <text:p>56</text:p>
          </table:table-cell>
          <table:table-cell table:formula="of:=COM.MICROSOFT.CONCAT(MID(&quot;0123456789ABCDEFGHJKLMNPQRSTUVWXYZabcdefghijklmnpqrstuvwxyz!#$%&amp;()*+-;&lt;=&gt;?@^_{}[]/\:&quot;&quot;&quot;&quot;&quot;;[.D482]+1;1);MID(&quot;0123456789ABCDEFGHJKLMNPQRSTUVWXYZabcdefghijklmnpqrstuvwxyz!#$%&amp;()*+-;&lt;=&gt;?@^_{}[]/\:&quot;&quot;&quot;&quot;&quot;;[.E482]+1;1);MID(&quot;0123456789ABCDEFGHJKLMNPQRSTUVWXYZabcdefghijklmnpqrstuvwxyz!#$%&amp;()*+-;&lt;=&gt;?@^_{}[]/\:&quot;&quot;&quot;&quot;&quot;;[.F482]+1;1);MID(&quot;0123456789ABCDEFGHJKLMNPQRSTUVWXYZabcdefghijklmnpqrstuvwxyz!#$%&amp;()*+-;&lt;=&gt;?@^_{}[]/\:&quot;&quot;&quot;&quot;&quot;;[.G482]+1;1))" office:value-type="string" office:string-value="tnvx" calcext:value-type="string">
            <text:p>tnv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6c342932aa7c18f7bf1fa212aa011069fc2e50e0c7e9e4c73fcaa6851854c47</text:p>
          </table:table-cell>
          <table:table-cell table:formula="of:=HEX2DEC(MID([.A483];1;8))+HEX2DEC(MID([.A483];9;8))+HEX2DEC(MID([.A483];17;8))+HEX2DEC(MID([.A483];25;8))+HEX2DEC(MID([.A483];33;8))+HEX2DEC(MID([.A483];41;8))+HEX2DEC(MID([.A483];49;8))+HEX2DEC(MID([.A483];57;8))" office:value-type="float" office:value="11437902162" calcext:value-type="float">
            <text:p>11437902162</text:p>
          </table:table-cell>
          <table:table-cell table:formula="of:= MOD([.B483];85^4)" office:value-type="float" office:value="5965287" calcext:value-type="float">
            <text:p>5965287</text:p>
          </table:table-cell>
          <table:table-cell table:formula="of:=MOD(((((([.C483]-[.G483])/85)-[.F483])/85)-[.E483])/85;85)" office:value-type="float" office:value="9" calcext:value-type="float">
            <text:p>9</text:p>
          </table:table-cell>
          <table:table-cell table:formula="of:=MOD(((([.C483]-[.G483])/85)-[.F483])/85;85)" office:value-type="float" office:value="60" calcext:value-type="float">
            <text:p>60</text:p>
          </table:table-cell>
          <table:table-cell table:formula="of:=MOD(([.C483]-[.G483])/85;85)" office:value-type="float" office:value="54" calcext:value-type="float">
            <text:p>54</text:p>
          </table:table-cell>
          <table:table-cell table:formula="of:=MOD([.C483];85)" office:value-type="float" office:value="72" calcext:value-type="float">
            <text:p>72</text:p>
          </table:table-cell>
          <table:table-cell table:formula="of:=COM.MICROSOFT.CONCAT(MID(&quot;0123456789ABCDEFGHJKLMNPQRSTUVWXYZabcdefghijklmnpqrstuvwxyz!#$%&amp;()*+-;&lt;=&gt;?@^_{}[]/\:&quot;&quot;&quot;&quot;&quot;;[.D483]+1;1);MID(&quot;0123456789ABCDEFGHJKLMNPQRSTUVWXYZabcdefghijklmnpqrstuvwxyz!#$%&amp;()*+-;&lt;=&gt;?@^_{}[]/\:&quot;&quot;&quot;&quot;&quot;;[.E483]+1;1);MID(&quot;0123456789ABCDEFGHJKLMNPQRSTUVWXYZabcdefghijklmnpqrstuvwxyz!#$%&amp;()*+-;&lt;=&gt;?@^_{}[]/\:&quot;&quot;&quot;&quot;&quot;;[.F483]+1;1);MID(&quot;0123456789ABCDEFGHJKLMNPQRSTUVWXYZabcdefghijklmnpqrstuvwxyz!#$%&amp;()*+-;&lt;=&gt;?@^_{}[]/\:&quot;&quot;&quot;&quot;&quot;;[.G483]+1;1))" office:value-type="string" office:string-value="9#v&gt;" calcext:value-type="string">
            <text:p>9#v&gt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3c2bbb96f46d32f1627f7c1a68c3913c14335576b1ce2acdb567208695304af</text:p>
          </table:table-cell>
          <table:table-cell table:formula="of:=HEX2DEC(MID([.A484];1;8))+HEX2DEC(MID([.A484];9;8))+HEX2DEC(MID([.A484];17;8))+HEX2DEC(MID([.A484];25;8))+HEX2DEC(MID([.A484];33;8))+HEX2DEC(MID([.A484];41;8))+HEX2DEC(MID([.A484];49;8))+HEX2DEC(MID([.A484];57;8))" office:value-type="float" office:value="17461366390" calcext:value-type="float">
            <text:p>17461366390</text:p>
          </table:table-cell>
          <table:table-cell table:formula="of:= MOD([.B484];85^4)" office:value-type="float" office:value="26357640" calcext:value-type="float">
            <text:p>26357640</text:p>
          </table:table-cell>
          <table:table-cell table:formula="of:=MOD(((((([.C484]-[.G484])/85)-[.F484])/85)-[.E484])/85;85)" office:value-type="float" office:value="42" calcext:value-type="float">
            <text:p>42</text:p>
          </table:table-cell>
          <table:table-cell table:formula="of:=MOD(((([.C484]-[.G484])/85)-[.F484])/85;85)" office:value-type="float" office:value="78" calcext:value-type="float">
            <text:p>78</text:p>
          </table:table-cell>
          <table:table-cell table:formula="of:=MOD(([.C484]-[.G484])/85;85)" office:value-type="float" office:value="9" calcext:value-type="float">
            <text:p>9</text:p>
          </table:table-cell>
          <table:table-cell table:formula="of:=MOD([.C484];85)" office:value-type="float" office:value="75" calcext:value-type="float">
            <text:p>75</text:p>
          </table:table-cell>
          <table:table-cell table:formula="of:=COM.MICROSOFT.CONCAT(MID(&quot;0123456789ABCDEFGHJKLMNPQRSTUVWXYZabcdefghijklmnpqrstuvwxyz!#$%&amp;()*+-;&lt;=&gt;?@^_{}[]/\:&quot;&quot;&quot;&quot;&quot;;[.D484]+1;1);MID(&quot;0123456789ABCDEFGHJKLMNPQRSTUVWXYZabcdefghijklmnpqrstuvwxyz!#$%&amp;()*+-;&lt;=&gt;?@^_{}[]/\:&quot;&quot;&quot;&quot;&quot;;[.E484]+1;1);MID(&quot;0123456789ABCDEFGHJKLMNPQRSTUVWXYZabcdefghijklmnpqrstuvwxyz!#$%&amp;()*+-;&lt;=&gt;?@^_{}[]/\:&quot;&quot;&quot;&quot;&quot;;[.F484]+1;1);MID(&quot;0123456789ABCDEFGHJKLMNPQRSTUVWXYZabcdefghijklmnpqrstuvwxyz!#$%&amp;()*+-;&lt;=&gt;?@^_{}[]/\:&quot;&quot;&quot;&quot;&quot;;[.G484]+1;1))" office:value-type="string" office:string-value="i}9^" calcext:value-type="string">
            <text:p>i}9^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e1ee5d89f9be30044c678ffed9642faea5f558606658c39921ada3061bd98f</text:p>
          </table:table-cell>
          <table:table-cell table:formula="of:=HEX2DEC(MID([.A485];1;8))+HEX2DEC(MID([.A485];9;8))+HEX2DEC(MID([.A485];17;8))+HEX2DEC(MID([.A485];25;8))+HEX2DEC(MID([.A485];33;8))+HEX2DEC(MID([.A485];41;8))+HEX2DEC(MID([.A485];49;8))+HEX2DEC(MID([.A485];57;8))" office:value-type="float" office:value="15507082648" calcext:value-type="float">
            <text:p>15507082648</text:p>
          </table:table-cell>
          <table:table-cell table:formula="of:= MOD([.B485];85^4)" office:value-type="float" office:value="3497023" calcext:value-type="float">
            <text:p>3497023</text:p>
          </table:table-cell>
          <table:table-cell table:formula="of:=MOD(((((([.C485]-[.G485])/85)-[.F485])/85)-[.E485])/85;85)" office:value-type="float" office:value="5" calcext:value-type="float">
            <text:p>5</text:p>
          </table:table-cell>
          <table:table-cell table:formula="of:=MOD(((([.C485]-[.G485])/85)-[.F485])/85;85)" office:value-type="float" office:value="59" calcext:value-type="float">
            <text:p>59</text:p>
          </table:table-cell>
          <table:table-cell table:formula="of:=MOD(([.C485]-[.G485])/85;85)" office:value-type="float" office:value="1" calcext:value-type="float">
            <text:p>1</text:p>
          </table:table-cell>
          <table:table-cell table:formula="of:=MOD([.C485];85)" office:value-type="float" office:value="38" calcext:value-type="float">
            <text:p>38</text:p>
          </table:table-cell>
          <table:table-cell table:formula="of:=COM.MICROSOFT.CONCAT(MID(&quot;0123456789ABCDEFGHJKLMNPQRSTUVWXYZabcdefghijklmnpqrstuvwxyz!#$%&amp;()*+-;&lt;=&gt;?@^_{}[]/\:&quot;&quot;&quot;&quot;&quot;;[.D485]+1;1);MID(&quot;0123456789ABCDEFGHJKLMNPQRSTUVWXYZabcdefghijklmnpqrstuvwxyz!#$%&amp;()*+-;&lt;=&gt;?@^_{}[]/\:&quot;&quot;&quot;&quot;&quot;;[.E485]+1;1);MID(&quot;0123456789ABCDEFGHJKLMNPQRSTUVWXYZabcdefghijklmnpqrstuvwxyz!#$%&amp;()*+-;&lt;=&gt;?@^_{}[]/\:&quot;&quot;&quot;&quot;&quot;;[.F485]+1;1);MID(&quot;0123456789ABCDEFGHJKLMNPQRSTUVWXYZabcdefghijklmnpqrstuvwxyz!#$%&amp;()*+-;&lt;=&gt;?@^_{}[]/\:&quot;&quot;&quot;&quot;&quot;;[.G485]+1;1))" office:value-type="string" office:string-value="5!1e" calcext:value-type="string">
            <text:p>5!1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2761e0c472d85f62567e4ba6a560fb268cfc53c13bcb1a53022c137fb4c05ab</text:p>
          </table:table-cell>
          <table:table-cell table:formula="of:=HEX2DEC(MID([.A486];1;8))+HEX2DEC(MID([.A486];9;8))+HEX2DEC(MID([.A486];17;8))+HEX2DEC(MID([.A486];25;8))+HEX2DEC(MID([.A486];33;8))+HEX2DEC(MID([.A486];41;8))+HEX2DEC(MID([.A486];49;8))+HEX2DEC(MID([.A486];57;8))" office:value-type="float" office:value="12639327793" calcext:value-type="float">
            <text:p>12639327793</text:p>
          </table:table-cell>
          <table:table-cell table:formula="of:= MOD([.B486];85^4)" office:value-type="float" office:value="6776543" calcext:value-type="float">
            <text:p>6776543</text:p>
          </table:table-cell>
          <table:table-cell table:formula="of:=MOD(((((([.C486]-[.G486])/85)-[.F486])/85)-[.E486])/85;85)" office:value-type="float" office:value="11" calcext:value-type="float">
            <text:p>11</text:p>
          </table:table-cell>
          <table:table-cell table:formula="of:=MOD(((([.C486]-[.G486])/85)-[.F486])/85;85)" office:value-type="float" office:value="2" calcext:value-type="float">
            <text:p>2</text:p>
          </table:table-cell>
          <table:table-cell table:formula="of:=MOD(([.C486]-[.G486])/85;85)" office:value-type="float" office:value="79" calcext:value-type="float">
            <text:p>79</text:p>
          </table:table-cell>
          <table:table-cell table:formula="of:=MOD([.C486];85)" office:value-type="float" office:value="3" calcext:value-type="float">
            <text:p>3</text:p>
          </table:table-cell>
          <table:table-cell table:formula="of:=COM.MICROSOFT.CONCAT(MID(&quot;0123456789ABCDEFGHJKLMNPQRSTUVWXYZabcdefghijklmnpqrstuvwxyz!#$%&amp;()*+-;&lt;=&gt;?@^_{}[]/\:&quot;&quot;&quot;&quot;&quot;;[.D486]+1;1);MID(&quot;0123456789ABCDEFGHJKLMNPQRSTUVWXYZabcdefghijklmnpqrstuvwxyz!#$%&amp;()*+-;&lt;=&gt;?@^_{}[]/\:&quot;&quot;&quot;&quot;&quot;;[.E486]+1;1);MID(&quot;0123456789ABCDEFGHJKLMNPQRSTUVWXYZabcdefghijklmnpqrstuvwxyz!#$%&amp;()*+-;&lt;=&gt;?@^_{}[]/\:&quot;&quot;&quot;&quot;&quot;;[.F486]+1;1);MID(&quot;0123456789ABCDEFGHJKLMNPQRSTUVWXYZabcdefghijklmnpqrstuvwxyz!#$%&amp;()*+-;&lt;=&gt;?@^_{}[]/\:&quot;&quot;&quot;&quot;&quot;;[.G486]+1;1))" office:value-type="string" office:string-value="B2[3" calcext:value-type="string">
            <text:p>B2[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4b983f776fa270eac724d630c27d687dc01bde11f0677e7180eff0ce2797883</text:p>
          </table:table-cell>
          <table:table-cell table:formula="of:=HEX2DEC(MID([.A487];1;8))+HEX2DEC(MID([.A487];9;8))+HEX2DEC(MID([.A487];17;8))+HEX2DEC(MID([.A487];25;8))+HEX2DEC(MID([.A487];33;8))+HEX2DEC(MID([.A487];41;8))+HEX2DEC(MID([.A487];49;8))+HEX2DEC(MID([.A487];57;8))" office:value-type="float" office:value="15734832198" calcext:value-type="float">
            <text:p>15734832198</text:p>
          </table:table-cell>
          <table:table-cell table:formula="of:= MOD([.B487];85^4)" office:value-type="float" office:value="22444073" calcext:value-type="float">
            <text:p>22444073</text:p>
          </table:table-cell>
          <table:table-cell table:formula="of:=MOD(((((([.C487]-[.G487])/85)-[.F487])/85)-[.E487])/85;85)" office:value-type="float" office:value="36" calcext:value-type="float">
            <text:p>36</text:p>
          </table:table-cell>
          <table:table-cell table:formula="of:=MOD(((([.C487]-[.G487])/85)-[.F487])/85;85)" office:value-type="float" office:value="46" calcext:value-type="float">
            <text:p>46</text:p>
          </table:table-cell>
          <table:table-cell table:formula="of:=MOD(([.C487]-[.G487])/85;85)" office:value-type="float" office:value="37" calcext:value-type="float">
            <text:p>37</text:p>
          </table:table-cell>
          <table:table-cell table:formula="of:=MOD([.C487];85)" office:value-type="float" office:value="78" calcext:value-type="float">
            <text:p>78</text:p>
          </table:table-cell>
          <table:table-cell table:formula="of:=COM.MICROSOFT.CONCAT(MID(&quot;0123456789ABCDEFGHJKLMNPQRSTUVWXYZabcdefghijklmnpqrstuvwxyz!#$%&amp;()*+-;&lt;=&gt;?@^_{}[]/\:&quot;&quot;&quot;&quot;&quot;;[.D487]+1;1);MID(&quot;0123456789ABCDEFGHJKLMNPQRSTUVWXYZabcdefghijklmnpqrstuvwxyz!#$%&amp;()*+-;&lt;=&gt;?@^_{}[]/\:&quot;&quot;&quot;&quot;&quot;;[.E487]+1;1);MID(&quot;0123456789ABCDEFGHJKLMNPQRSTUVWXYZabcdefghijklmnpqrstuvwxyz!#$%&amp;()*+-;&lt;=&gt;?@^_{}[]/\:&quot;&quot;&quot;&quot;&quot;;[.F487]+1;1);MID(&quot;0123456789ABCDEFGHJKLMNPQRSTUVWXYZabcdefghijklmnpqrstuvwxyz!#$%&amp;()*+-;&lt;=&gt;?@^_{}[]/\:&quot;&quot;&quot;&quot;&quot;;[.G487]+1;1))" office:value-type="string" office:string-value="cmd}" calcext:value-type="string">
            <text:p>cmd}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8b33efedc139452525a280e548c029b3feddcd9aac6e6196b990cd8e2ed86bc</text:p>
          </table:table-cell>
          <table:table-cell table:formula="of:=HEX2DEC(MID([.A488];1;8))+HEX2DEC(MID([.A488];9;8))+HEX2DEC(MID([.A488];17;8))+HEX2DEC(MID([.A488];25;8))+HEX2DEC(MID([.A488];33;8))+HEX2DEC(MID([.A488];41;8))+HEX2DEC(MID([.A488];49;8))+HEX2DEC(MID([.A488];57;8))" office:value-type="float" office:value="16725333119" calcext:value-type="float">
            <text:p>16725333119</text:p>
          </table:table-cell>
          <table:table-cell table:formula="of:= MOD([.B488];85^4)" office:value-type="float" office:value="21133119" calcext:value-type="float">
            <text:p>21133119</text:p>
          </table:table-cell>
          <table:table-cell table:formula="of:=MOD(((((([.C488]-[.G488])/85)-[.F488])/85)-[.E488])/85;85)" office:value-type="float" office:value="34" calcext:value-type="float">
            <text:p>34</text:p>
          </table:table-cell>
          <table:table-cell table:formula="of:=MOD(((([.C488]-[.G488])/85)-[.F488])/85;85)" office:value-type="float" office:value="34" calcext:value-type="float">
            <text:p>34</text:p>
          </table:table-cell>
          <table:table-cell table:formula="of:=MOD(([.C488]-[.G488])/85;85)" office:value-type="float" office:value="84" calcext:value-type="float">
            <text:p>84</text:p>
          </table:table-cell>
          <table:table-cell table:formula="of:=MOD([.C488];85)" office:value-type="float" office:value="79" calcext:value-type="float">
            <text:p>79</text:p>
          </table:table-cell>
          <table:table-cell table:formula="of:=COM.MICROSOFT.CONCAT(MID(&quot;0123456789ABCDEFGHJKLMNPQRSTUVWXYZabcdefghijklmnpqrstuvwxyz!#$%&amp;()*+-;&lt;=&gt;?@^_{}[]/\:&quot;&quot;&quot;&quot;&quot;;[.D488]+1;1);MID(&quot;0123456789ABCDEFGHJKLMNPQRSTUVWXYZabcdefghijklmnpqrstuvwxyz!#$%&amp;()*+-;&lt;=&gt;?@^_{}[]/\:&quot;&quot;&quot;&quot;&quot;;[.E488]+1;1);MID(&quot;0123456789ABCDEFGHJKLMNPQRSTUVWXYZabcdefghijklmnpqrstuvwxyz!#$%&amp;()*+-;&lt;=&gt;?@^_{}[]/\:&quot;&quot;&quot;&quot;&quot;;[.F488]+1;1);MID(&quot;0123456789ABCDEFGHJKLMNPQRSTUVWXYZabcdefghijklmnpqrstuvwxyz!#$%&amp;()*+-;&lt;=&gt;?@^_{}[]/\:&quot;&quot;&quot;&quot;&quot;;[.G488]+1;1))" office:value-type="string" office:string-value="aa&quot;[" calcext:value-type="string">
            <text:p>aa"[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d0736d21edd4e194e5db02347e129c719dd4acfb659113e2d147d8a243f9ef3</text:p>
          </table:table-cell>
          <table:table-cell table:formula="of:=HEX2DEC(MID([.A489];1;8))+HEX2DEC(MID([.A489];9;8))+HEX2DEC(MID([.A489];17;8))+HEX2DEC(MID([.A489];25;8))+HEX2DEC(MID([.A489];33;8))+HEX2DEC(MID([.A489];41;8))+HEX2DEC(MID([.A489];49;8))+HEX2DEC(MID([.A489];57;8))" office:value-type="float" office:value="10262271839" calcext:value-type="float">
            <text:p>10262271839</text:p>
          </table:table-cell>
          <table:table-cell table:formula="of:= MOD([.B489];85^4)" office:value-type="float" office:value="30949339" calcext:value-type="float">
            <text:p>30949339</text:p>
          </table:table-cell>
          <table:table-cell table:formula="of:=MOD(((((([.C489]-[.G489])/85)-[.F489])/85)-[.E489])/85;85)" office:value-type="float" office:value="50" calcext:value-type="float">
            <text:p>50</text:p>
          </table:table-cell>
          <table:table-cell table:formula="of:=MOD(((([.C489]-[.G489])/85)-[.F489])/85;85)" office:value-type="float" office:value="33" calcext:value-type="float">
            <text:p>33</text:p>
          </table:table-cell>
          <table:table-cell table:formula="of:=MOD(([.C489]-[.G489])/85;85)" office:value-type="float" office:value="54" calcext:value-type="float">
            <text:p>54</text:p>
          </table:table-cell>
          <table:table-cell table:formula="of:=MOD([.C489];85)" office:value-type="float" office:value="74" calcext:value-type="float">
            <text:p>74</text:p>
          </table:table-cell>
          <table:table-cell table:formula="of:=COM.MICROSOFT.CONCAT(MID(&quot;0123456789ABCDEFGHJKLMNPQRSTUVWXYZabcdefghijklmnpqrstuvwxyz!#$%&amp;()*+-;&lt;=&gt;?@^_{}[]/\:&quot;&quot;&quot;&quot;&quot;;[.D489]+1;1);MID(&quot;0123456789ABCDEFGHJKLMNPQRSTUVWXYZabcdefghijklmnpqrstuvwxyz!#$%&amp;()*+-;&lt;=&gt;?@^_{}[]/\:&quot;&quot;&quot;&quot;&quot;;[.E489]+1;1);MID(&quot;0123456789ABCDEFGHJKLMNPQRSTUVWXYZabcdefghijklmnpqrstuvwxyz!#$%&amp;()*+-;&lt;=&gt;?@^_{}[]/\:&quot;&quot;&quot;&quot;&quot;;[.F489]+1;1);MID(&quot;0123456789ABCDEFGHJKLMNPQRSTUVWXYZabcdefghijklmnpqrstuvwxyz!#$%&amp;()*+-;&lt;=&gt;?@^_{}[]/\:&quot;&quot;&quot;&quot;&quot;;[.G489]+1;1))" office:value-type="string" office:string-value="rZv@" calcext:value-type="string">
            <text:p>rZv@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d1252fa6e5f6c3f43669c9cc95952e7855d7fe2d12c5551787e5c7ac0703850</text:p>
          </table:table-cell>
          <table:table-cell table:formula="of:=HEX2DEC(MID([.A490];1;8))+HEX2DEC(MID([.A490];9;8))+HEX2DEC(MID([.A490];17;8))+HEX2DEC(MID([.A490];25;8))+HEX2DEC(MID([.A490];33;8))+HEX2DEC(MID([.A490];41;8))+HEX2DEC(MID([.A490];49;8))+HEX2DEC(MID([.A490];57;8))" office:value-type="float" office:value="21066553529" calcext:value-type="float">
            <text:p>21066553529</text:p>
          </table:table-cell>
          <table:table-cell table:formula="of:= MOD([.B490];85^4)" office:value-type="float" office:value="29701654" calcext:value-type="float">
            <text:p>29701654</text:p>
          </table:table-cell>
          <table:table-cell table:formula="of:=MOD(((((([.C490]-[.G490])/85)-[.F490])/85)-[.E490])/85;85)" office:value-type="float" office:value="48" calcext:value-type="float">
            <text:p>48</text:p>
          </table:table-cell>
          <table:table-cell table:formula="of:=MOD(((([.C490]-[.G490])/85)-[.F490])/85;85)" office:value-type="float" office:value="30" calcext:value-type="float">
            <text:p>30</text:p>
          </table:table-cell>
          <table:table-cell table:formula="of:=MOD(([.C490]-[.G490])/85;85)" office:value-type="float" office:value="81" calcext:value-type="float">
            <text:p>81</text:p>
          </table:table-cell>
          <table:table-cell table:formula="of:=MOD([.C490];85)" office:value-type="float" office:value="19" calcext:value-type="float">
            <text:p>19</text:p>
          </table:table-cell>
          <table:table-cell table:formula="of:=COM.MICROSOFT.CONCAT(MID(&quot;0123456789ABCDEFGHJKLMNPQRSTUVWXYZabcdefghijklmnpqrstuvwxyz!#$%&amp;()*+-;&lt;=&gt;?@^_{}[]/\:&quot;&quot;&quot;&quot;&quot;;[.D490]+1;1);MID(&quot;0123456789ABCDEFGHJKLMNPQRSTUVWXYZabcdefghijklmnpqrstuvwxyz!#$%&amp;()*+-;&lt;=&gt;?@^_{}[]/\:&quot;&quot;&quot;&quot;&quot;;[.E490]+1;1);MID(&quot;0123456789ABCDEFGHJKLMNPQRSTUVWXYZabcdefghijklmnpqrstuvwxyz!#$%&amp;()*+-;&lt;=&gt;?@^_{}[]/\:&quot;&quot;&quot;&quot;&quot;;[.F490]+1;1);MID(&quot;0123456789ABCDEFGHJKLMNPQRSTUVWXYZabcdefghijklmnpqrstuvwxyz!#$%&amp;()*+-;&lt;=&gt;?@^_{}[]/\:&quot;&quot;&quot;&quot;&quot;;[.G490]+1;1))" office:value-type="string" office:string-value="pW/K" calcext:value-type="string">
            <text:p>pW/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76bd3bdaf66f4bb470cd44ed0899167bd6d153a87d8e3ba9d205185491155c</text:p>
          </table:table-cell>
          <table:table-cell table:formula="of:=HEX2DEC(MID([.A491];1;8))+HEX2DEC(MID([.A491];9;8))+HEX2DEC(MID([.A491];17;8))+HEX2DEC(MID([.A491];25;8))+HEX2DEC(MID([.A491];33;8))+HEX2DEC(MID([.A491];41;8))+HEX2DEC(MID([.A491];49;8))+HEX2DEC(MID([.A491];57;8))" office:value-type="float" office:value="21250313442" calcext:value-type="float">
            <text:p>21250313442</text:p>
          </table:table-cell>
          <table:table-cell table:formula="of:= MOD([.B491];85^4)" office:value-type="float" office:value="4659067" calcext:value-type="float">
            <text:p>4659067</text:p>
          </table:table-cell>
          <table:table-cell table:formula="of:=MOD(((((([.C491]-[.G491])/85)-[.F491])/85)-[.E491])/85;85)" office:value-type="float" office:value="7" calcext:value-type="float">
            <text:p>7</text:p>
          </table:table-cell>
          <table:table-cell table:formula="of:=MOD(((([.C491]-[.G491])/85)-[.F491])/85;85)" office:value-type="float" office:value="49" calcext:value-type="float">
            <text:p>49</text:p>
          </table:table-cell>
          <table:table-cell table:formula="of:=MOD(([.C491]-[.G491])/85;85)" office:value-type="float" office:value="72" calcext:value-type="float">
            <text:p>72</text:p>
          </table:table-cell>
          <table:table-cell table:formula="of:=MOD([.C491];85)" office:value-type="float" office:value="47" calcext:value-type="float">
            <text:p>47</text:p>
          </table:table-cell>
          <table:table-cell table:formula="of:=COM.MICROSOFT.CONCAT(MID(&quot;0123456789ABCDEFGHJKLMNPQRSTUVWXYZabcdefghijklmnpqrstuvwxyz!#$%&amp;()*+-;&lt;=&gt;?@^_{}[]/\:&quot;&quot;&quot;&quot;&quot;;[.D491]+1;1);MID(&quot;0123456789ABCDEFGHJKLMNPQRSTUVWXYZabcdefghijklmnpqrstuvwxyz!#$%&amp;()*+-;&lt;=&gt;?@^_{}[]/\:&quot;&quot;&quot;&quot;&quot;;[.E491]+1;1);MID(&quot;0123456789ABCDEFGHJKLMNPQRSTUVWXYZabcdefghijklmnpqrstuvwxyz!#$%&amp;()*+-;&lt;=&gt;?@^_{}[]/\:&quot;&quot;&quot;&quot;&quot;;[.F491]+1;1);MID(&quot;0123456789ABCDEFGHJKLMNPQRSTUVWXYZabcdefghijklmnpqrstuvwxyz!#$%&amp;()*+-;&lt;=&gt;?@^_{}[]/\:&quot;&quot;&quot;&quot;&quot;;[.G491]+1;1))" office:value-type="string" office:string-value="7q&gt;n" calcext:value-type="string">
            <text:p>7q&gt;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0ef7769d270570fe1ab58808890bb70761b8686576d021da265acbb9ffd5a5a</text:p>
          </table:table-cell>
          <table:table-cell table:formula="of:=HEX2DEC(MID([.A492];1;8))+HEX2DEC(MID([.A492];9;8))+HEX2DEC(MID([.A492];17;8))+HEX2DEC(MID([.A492];25;8))+HEX2DEC(MID([.A492];33;8))+HEX2DEC(MID([.A492];41;8))+HEX2DEC(MID([.A492];49;8))+HEX2DEC(MID([.A492];57;8))" office:value-type="float" office:value="21433381408" calcext:value-type="float">
            <text:p>21433381408</text:p>
          </table:table-cell>
          <table:table-cell table:formula="of:= MOD([.B492];85^4)" office:value-type="float" office:value="31125158" calcext:value-type="float">
            <text:p>31125158</text:p>
          </table:table-cell>
          <table:table-cell table:formula="of:=MOD(((((([.C492]-[.G492])/85)-[.F492])/85)-[.E492])/85;85)" office:value-type="float" office:value="50" calcext:value-type="float">
            <text:p>50</text:p>
          </table:table-cell>
          <table:table-cell table:formula="of:=MOD(((([.C492]-[.G492])/85)-[.F492])/85;85)" office:value-type="float" office:value="57" calcext:value-type="float">
            <text:p>57</text:p>
          </table:table-cell>
          <table:table-cell table:formula="of:=MOD(([.C492]-[.G492])/85;85)" office:value-type="float" office:value="83" calcext:value-type="float">
            <text:p>83</text:p>
          </table:table-cell>
          <table:table-cell table:formula="of:=MOD([.C492];85)" office:value-type="float" office:value="28" calcext:value-type="float">
            <text:p>28</text:p>
          </table:table-cell>
          <table:table-cell table:formula="of:=COM.MICROSOFT.CONCAT(MID(&quot;0123456789ABCDEFGHJKLMNPQRSTUVWXYZabcdefghijklmnpqrstuvwxyz!#$%&amp;()*+-;&lt;=&gt;?@^_{}[]/\:&quot;&quot;&quot;&quot;&quot;;[.D492]+1;1);MID(&quot;0123456789ABCDEFGHJKLMNPQRSTUVWXYZabcdefghijklmnpqrstuvwxyz!#$%&amp;()*+-;&lt;=&gt;?@^_{}[]/\:&quot;&quot;&quot;&quot;&quot;;[.E492]+1;1);MID(&quot;0123456789ABCDEFGHJKLMNPQRSTUVWXYZabcdefghijklmnpqrstuvwxyz!#$%&amp;()*+-;&lt;=&gt;?@^_{}[]/\:&quot;&quot;&quot;&quot;&quot;;[.F492]+1;1);MID(&quot;0123456789ABCDEFGHJKLMNPQRSTUVWXYZabcdefghijklmnpqrstuvwxyz!#$%&amp;()*+-;&lt;=&gt;?@^_{}[]/\:&quot;&quot;&quot;&quot;&quot;;[.G492]+1;1))" office:value-type="string" office:string-value="ry:U" calcext:value-type="string">
            <text:p>ry: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cf714b2ca422f1bffe3e1dee5ca3fc2416a7a9aa3abfc58e7aa74692a96f441</text:p>
          </table:table-cell>
          <table:table-cell table:formula="of:=HEX2DEC(MID([.A493];1;8))+HEX2DEC(MID([.A493];9;8))+HEX2DEC(MID([.A493];17;8))+HEX2DEC(MID([.A493];25;8))+HEX2DEC(MID([.A493];33;8))+HEX2DEC(MID([.A493];41;8))+HEX2DEC(MID([.A493];49;8))+HEX2DEC(MID([.A493];57;8))" office:value-type="float" office:value="23693575433" calcext:value-type="float">
            <text:p>23693575433</text:p>
          </table:table-cell>
          <table:table-cell table:formula="of:= MOD([.B493];85^4)" office:value-type="float" office:value="46692308" calcext:value-type="float">
            <text:p>46692308</text:p>
          </table:table-cell>
          <table:table-cell table:formula="of:=MOD(((((([.C493]-[.G493])/85)-[.F493])/85)-[.E493])/85;85)" office:value-type="float" office:value="76" calcext:value-type="float">
            <text:p>76</text:p>
          </table:table-cell>
          <table:table-cell table:formula="of:=MOD(((([.C493]-[.G493])/85)-[.F493])/85;85)" office:value-type="float" office:value="2" calcext:value-type="float">
            <text:p>2</text:p>
          </table:table-cell>
          <table:table-cell table:formula="of:=MOD(([.C493]-[.G493])/85;85)" office:value-type="float" office:value="51" calcext:value-type="float">
            <text:p>51</text:p>
          </table:table-cell>
          <table:table-cell table:formula="of:=MOD([.C493];85)" office:value-type="float" office:value="23" calcext:value-type="float">
            <text:p>23</text:p>
          </table:table-cell>
          <table:table-cell table:formula="of:=COM.MICROSOFT.CONCAT(MID(&quot;0123456789ABCDEFGHJKLMNPQRSTUVWXYZabcdefghijklmnpqrstuvwxyz!#$%&amp;()*+-;&lt;=&gt;?@^_{}[]/\:&quot;&quot;&quot;&quot;&quot;;[.D493]+1;1);MID(&quot;0123456789ABCDEFGHJKLMNPQRSTUVWXYZabcdefghijklmnpqrstuvwxyz!#$%&amp;()*+-;&lt;=&gt;?@^_{}[]/\:&quot;&quot;&quot;&quot;&quot;;[.E493]+1;1);MID(&quot;0123456789ABCDEFGHJKLMNPQRSTUVWXYZabcdefghijklmnpqrstuvwxyz!#$%&amp;()*+-;&lt;=&gt;?@^_{}[]/\:&quot;&quot;&quot;&quot;&quot;;[.F493]+1;1);MID(&quot;0123456789ABCDEFGHJKLMNPQRSTUVWXYZabcdefghijklmnpqrstuvwxyz!#$%&amp;()*+-;&lt;=&gt;?@^_{}[]/\:&quot;&quot;&quot;&quot;&quot;;[.G493]+1;1))" office:value-type="string" office:string-value="_2sP" calcext:value-type="string">
            <text:p>_2s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6b9bf7abc6c828814d919b5d66d18fd2ba7c5821df8c1e9e968ba3ee10f03c7</text:p>
          </table:table-cell>
          <table:table-cell table:formula="of:=HEX2DEC(MID([.A494];1;8))+HEX2DEC(MID([.A494];9;8))+HEX2DEC(MID([.A494];17;8))+HEX2DEC(MID([.A494];25;8))+HEX2DEC(MID([.A494];33;8))+HEX2DEC(MID([.A494];41;8))+HEX2DEC(MID([.A494];49;8))+HEX2DEC(MID([.A494];57;8))" office:value-type="float" office:value="18027428388" calcext:value-type="float">
            <text:p>18027428388</text:p>
          </table:table-cell>
          <table:table-cell table:formula="of:= MOD([.B494];85^4)" office:value-type="float" office:value="18212763" calcext:value-type="float">
            <text:p>18212763</text:p>
          </table:table-cell>
          <table:table-cell table:formula="of:=MOD(((((([.C494]-[.G494])/85)-[.F494])/85)-[.E494])/85;85)" office:value-type="float" office:value="29" calcext:value-type="float">
            <text:p>29</text:p>
          </table:table-cell>
          <table:table-cell table:formula="of:=MOD(((([.C494]-[.G494])/85)-[.F494])/85;85)" office:value-type="float" office:value="55" calcext:value-type="float">
            <text:p>55</text:p>
          </table:table-cell>
          <table:table-cell table:formula="of:=MOD(([.C494]-[.G494])/85;85)" office:value-type="float" office:value="67" calcext:value-type="float">
            <text:p>67</text:p>
          </table:table-cell>
          <table:table-cell table:formula="of:=MOD([.C494];85)" office:value-type="float" office:value="68" calcext:value-type="float">
            <text:p>68</text:p>
          </table:table-cell>
          <table:table-cell table:formula="of:=COM.MICROSOFT.CONCAT(MID(&quot;0123456789ABCDEFGHJKLMNPQRSTUVWXYZabcdefghijklmnpqrstuvwxyz!#$%&amp;()*+-;&lt;=&gt;?@^_{}[]/\:&quot;&quot;&quot;&quot;&quot;;[.D494]+1;1);MID(&quot;0123456789ABCDEFGHJKLMNPQRSTUVWXYZabcdefghijklmnpqrstuvwxyz!#$%&amp;()*+-;&lt;=&gt;?@^_{}[]/\:&quot;&quot;&quot;&quot;&quot;;[.E494]+1;1);MID(&quot;0123456789ABCDEFGHJKLMNPQRSTUVWXYZabcdefghijklmnpqrstuvwxyz!#$%&amp;()*+-;&lt;=&gt;?@^_{}[]/\:&quot;&quot;&quot;&quot;&quot;;[.F494]+1;1);MID(&quot;0123456789ABCDEFGHJKLMNPQRSTUVWXYZabcdefghijklmnpqrstuvwxyz!#$%&amp;()*+-;&lt;=&gt;?@^_{}[]/\:&quot;&quot;&quot;&quot;&quot;;[.G494]+1;1))" office:value-type="string" office:string-value="Vw+-" calcext:value-type="string">
            <text:p>Vw+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1c656391e5af170a3185bd2d2fa6275de21d80d0351fb5ca479f9be4197868c</text:p>
          </table:table-cell>
          <table:table-cell table:formula="of:=HEX2DEC(MID([.A495];1;8))+HEX2DEC(MID([.A495];9;8))+HEX2DEC(MID([.A495];17;8))+HEX2DEC(MID([.A495];25;8))+HEX2DEC(MID([.A495];33;8))+HEX2DEC(MID([.A495];41;8))+HEX2DEC(MID([.A495];49;8))+HEX2DEC(MID([.A495];57;8))" office:value-type="float" office:value="15262636451" calcext:value-type="float">
            <text:p>15262636451</text:p>
          </table:table-cell>
          <table:table-cell table:formula="of:= MOD([.B495];85^4)" office:value-type="float" office:value="20053951" calcext:value-type="float">
            <text:p>20053951</text:p>
          </table:table-cell>
          <table:table-cell table:formula="of:=MOD(((((([.C495]-[.G495])/85)-[.F495])/85)-[.E495])/85;85)" office:value-type="float" office:value="32" calcext:value-type="float">
            <text:p>32</text:p>
          </table:table-cell>
          <table:table-cell table:formula="of:=MOD(((([.C495]-[.G495])/85)-[.F495])/85;85)" office:value-type="float" office:value="55" calcext:value-type="float">
            <text:p>55</text:p>
          </table:table-cell>
          <table:table-cell table:formula="of:=MOD(([.C495]-[.G495])/85;85)" office:value-type="float" office:value="53" calcext:value-type="float">
            <text:p>53</text:p>
          </table:table-cell>
          <table:table-cell table:formula="of:=MOD([.C495];85)" office:value-type="float" office:value="71" calcext:value-type="float">
            <text:p>71</text:p>
          </table:table-cell>
          <table:table-cell table:formula="of:=COM.MICROSOFT.CONCAT(MID(&quot;0123456789ABCDEFGHJKLMNPQRSTUVWXYZabcdefghijklmnpqrstuvwxyz!#$%&amp;()*+-;&lt;=&gt;?@^_{}[]/\:&quot;&quot;&quot;&quot;&quot;;[.D495]+1;1);MID(&quot;0123456789ABCDEFGHJKLMNPQRSTUVWXYZabcdefghijklmnpqrstuvwxyz!#$%&amp;()*+-;&lt;=&gt;?@^_{}[]/\:&quot;&quot;&quot;&quot;&quot;;[.E495]+1;1);MID(&quot;0123456789ABCDEFGHJKLMNPQRSTUVWXYZabcdefghijklmnpqrstuvwxyz!#$%&amp;()*+-;&lt;=&gt;?@^_{}[]/\:&quot;&quot;&quot;&quot;&quot;;[.F495]+1;1);MID(&quot;0123456789ABCDEFGHJKLMNPQRSTUVWXYZabcdefghijklmnpqrstuvwxyz!#$%&amp;()*+-;&lt;=&gt;?@^_{}[]/\:&quot;&quot;&quot;&quot;&quot;;[.G495]+1;1))" office:value-type="string" office:string-value="Ywu=" calcext:value-type="string">
            <text:p>Ywu=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4055e6d5eadf6706ccf773327b59b1de9db8c5024908a9c18af27a0009706f4</text:p>
          </table:table-cell>
          <table:table-cell table:formula="of:=HEX2DEC(MID([.A496];1;8))+HEX2DEC(MID([.A496];9;8))+HEX2DEC(MID([.A496];17;8))+HEX2DEC(MID([.A496];25;8))+HEX2DEC(MID([.A496];33;8))+HEX2DEC(MID([.A496];41;8))+HEX2DEC(MID([.A496];49;8))+HEX2DEC(MID([.A496];57;8))" office:value-type="float" office:value="12598291629" calcext:value-type="float">
            <text:p>12598291629</text:p>
          </table:table-cell>
          <table:table-cell table:formula="of:= MOD([.B496];85^4)" office:value-type="float" office:value="17941004" calcext:value-type="float">
            <text:p>17941004</text:p>
          </table:table-cell>
          <table:table-cell table:formula="of:=MOD(((((([.C496]-[.G496])/85)-[.F496])/85)-[.E496])/85;85)" office:value-type="float" office:value="29" calcext:value-type="float">
            <text:p>29</text:p>
          </table:table-cell>
          <table:table-cell table:formula="of:=MOD(((([.C496]-[.G496])/85)-[.F496])/85;85)" office:value-type="float" office:value="18" calcext:value-type="float">
            <text:p>18</text:p>
          </table:table-cell>
          <table:table-cell table:formula="of:=MOD(([.C496]-[.G496])/85;85)" office:value-type="float" office:value="15" calcext:value-type="float">
            <text:p>15</text:p>
          </table:table-cell>
          <table:table-cell table:formula="of:=MOD([.C496];85)" office:value-type="float" office:value="54" calcext:value-type="float">
            <text:p>54</text:p>
          </table:table-cell>
          <table:table-cell table:formula="of:=COM.MICROSOFT.CONCAT(MID(&quot;0123456789ABCDEFGHJKLMNPQRSTUVWXYZabcdefghijklmnpqrstuvwxyz!#$%&amp;()*+-;&lt;=&gt;?@^_{}[]/\:&quot;&quot;&quot;&quot;&quot;;[.D496]+1;1);MID(&quot;0123456789ABCDEFGHJKLMNPQRSTUVWXYZabcdefghijklmnpqrstuvwxyz!#$%&amp;()*+-;&lt;=&gt;?@^_{}[]/\:&quot;&quot;&quot;&quot;&quot;;[.E496]+1;1);MID(&quot;0123456789ABCDEFGHJKLMNPQRSTUVWXYZabcdefghijklmnpqrstuvwxyz!#$%&amp;()*+-;&lt;=&gt;?@^_{}[]/\:&quot;&quot;&quot;&quot;&quot;;[.F496]+1;1);MID(&quot;0123456789ABCDEFGHJKLMNPQRSTUVWXYZabcdefghijklmnpqrstuvwxyz!#$%&amp;()*+-;&lt;=&gt;?@^_{}[]/\:&quot;&quot;&quot;&quot;&quot;;[.G496]+1;1))" office:value-type="string" office:string-value="VJFv" calcext:value-type="string">
            <text:p>VJFv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1f08eaca8c23608ea38162f32c950bb64e2f912a59d2ada6c0a159f98079465</text:p>
          </table:table-cell>
          <table:table-cell table:formula="of:=HEX2DEC(MID([.A497];1;8))+HEX2DEC(MID([.A497];9;8))+HEX2DEC(MID([.A497];17;8))+HEX2DEC(MID([.A497];25;8))+HEX2DEC(MID([.A497];33;8))+HEX2DEC(MID([.A497];41;8))+HEX2DEC(MID([.A497];49;8))+HEX2DEC(MID([.A497];57;8))" office:value-type="float" office:value="20506343822" calcext:value-type="float">
            <text:p>20506343822</text:p>
          </table:table-cell>
          <table:table-cell table:formula="of:= MOD([.B497];85^4)" office:value-type="float" office:value="43698822" calcext:value-type="float">
            <text:p>43698822</text:p>
          </table:table-cell>
          <table:table-cell table:formula="of:=MOD(((((([.C497]-[.G497])/85)-[.F497])/85)-[.E497])/85;85)" office:value-type="float" office:value="71" calcext:value-type="float">
            <text:p>71</text:p>
          </table:table-cell>
          <table:table-cell table:formula="of:=MOD(((([.C497]-[.G497])/85)-[.F497])/85;85)" office:value-type="float" office:value="13" calcext:value-type="float">
            <text:p>13</text:p>
          </table:table-cell>
          <table:table-cell table:formula="of:=MOD(([.C497]-[.G497])/85;85)" office:value-type="float" office:value="23" calcext:value-type="float">
            <text:p>23</text:p>
          </table:table-cell>
          <table:table-cell table:formula="of:=MOD([.C497];85)" office:value-type="float" office:value="67" calcext:value-type="float">
            <text:p>67</text:p>
          </table:table-cell>
          <table:table-cell table:formula="of:=COM.MICROSOFT.CONCAT(MID(&quot;0123456789ABCDEFGHJKLMNPQRSTUVWXYZabcdefghijklmnpqrstuvwxyz!#$%&amp;()*+-;&lt;=&gt;?@^_{}[]/\:&quot;&quot;&quot;&quot;&quot;;[.D497]+1;1);MID(&quot;0123456789ABCDEFGHJKLMNPQRSTUVWXYZabcdefghijklmnpqrstuvwxyz!#$%&amp;()*+-;&lt;=&gt;?@^_{}[]/\:&quot;&quot;&quot;&quot;&quot;;[.E497]+1;1);MID(&quot;0123456789ABCDEFGHJKLMNPQRSTUVWXYZabcdefghijklmnpqrstuvwxyz!#$%&amp;()*+-;&lt;=&gt;?@^_{}[]/\:&quot;&quot;&quot;&quot;&quot;;[.F497]+1;1);MID(&quot;0123456789ABCDEFGHJKLMNPQRSTUVWXYZabcdefghijklmnpqrstuvwxyz!#$%&amp;()*+-;&lt;=&gt;?@^_{}[]/\:&quot;&quot;&quot;&quot;&quot;;[.G497]+1;1))" office:value-type="string" office:string-value="=DP+" calcext:value-type="string">
            <text:p>=DP+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2d622e9856b32cac99156716290d347d0feef3d29ecb2160e3c786bc5a6cd08</text:p>
          </table:table-cell>
          <table:table-cell table:formula="of:=HEX2DEC(MID([.A498];1;8))+HEX2DEC(MID([.A498];9;8))+HEX2DEC(MID([.A498];17;8))+HEX2DEC(MID([.A498];25;8))+HEX2DEC(MID([.A498];33;8))+HEX2DEC(MID([.A498];41;8))+HEX2DEC(MID([.A498];49;8))+HEX2DEC(MID([.A498];57;8))" office:value-type="float" office:value="15891326513" calcext:value-type="float">
            <text:p>15891326513</text:p>
          </table:table-cell>
          <table:table-cell table:formula="of:= MOD([.B498];85^4)" office:value-type="float" office:value="22336513" calcext:value-type="float">
            <text:p>22336513</text:p>
          </table:table-cell>
          <table:table-cell table:formula="of:=MOD(((((([.C498]-[.G498])/85)-[.F498])/85)-[.E498])/85;85)" office:value-type="float" office:value="36" calcext:value-type="float">
            <text:p>36</text:p>
          </table:table-cell>
          <table:table-cell table:formula="of:=MOD(((([.C498]-[.G498])/85)-[.F498])/85;85)" office:value-type="float" office:value="31" calcext:value-type="float">
            <text:p>31</text:p>
          </table:table-cell>
          <table:table-cell table:formula="of:=MOD(([.C498]-[.G498])/85;85)" office:value-type="float" office:value="47" calcext:value-type="float">
            <text:p>47</text:p>
          </table:table-cell>
          <table:table-cell table:formula="of:=MOD([.C498];85)" office:value-type="float" office:value="43" calcext:value-type="float">
            <text:p>43</text:p>
          </table:table-cell>
          <table:table-cell table:formula="of:=COM.MICROSOFT.CONCAT(MID(&quot;0123456789ABCDEFGHJKLMNPQRSTUVWXYZabcdefghijklmnpqrstuvwxyz!#$%&amp;()*+-;&lt;=&gt;?@^_{}[]/\:&quot;&quot;&quot;&quot;&quot;;[.D498]+1;1);MID(&quot;0123456789ABCDEFGHJKLMNPQRSTUVWXYZabcdefghijklmnpqrstuvwxyz!#$%&amp;()*+-;&lt;=&gt;?@^_{}[]/\:&quot;&quot;&quot;&quot;&quot;;[.E498]+1;1);MID(&quot;0123456789ABCDEFGHJKLMNPQRSTUVWXYZabcdefghijklmnpqrstuvwxyz!#$%&amp;()*+-;&lt;=&gt;?@^_{}[]/\:&quot;&quot;&quot;&quot;&quot;;[.F498]+1;1);MID(&quot;0123456789ABCDEFGHJKLMNPQRSTUVWXYZabcdefghijklmnpqrstuvwxyz!#$%&amp;()*+-;&lt;=&gt;?@^_{}[]/\:&quot;&quot;&quot;&quot;&quot;;[.G498]+1;1))" office:value-type="string" office:string-value="cXnj" calcext:value-type="string">
            <text:p>cXnj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f73453a27cf6aa972f7aa1b0745f920a129c6ab5288cb005cb7c4e083d1d604</text:p>
          </table:table-cell>
          <table:table-cell table:formula="of:=HEX2DEC(MID([.A499];1;8))+HEX2DEC(MID([.A499];9;8))+HEX2DEC(MID([.A499];17;8))+HEX2DEC(MID([.A499];25;8))+HEX2DEC(MID([.A499];33;8))+HEX2DEC(MID([.A499];41;8))+HEX2DEC(MID([.A499];49;8))+HEX2DEC(MID([.A499];57;8))" office:value-type="float" office:value="14591754157" calcext:value-type="float">
            <text:p>14591754157</text:p>
          </table:table-cell>
          <table:table-cell table:formula="of:= MOD([.B499];85^4)" office:value-type="float" office:value="27779782" calcext:value-type="float">
            <text:p>27779782</text:p>
          </table:table-cell>
          <table:table-cell table:formula="of:=MOD(((((([.C499]-[.G499])/85)-[.F499])/85)-[.E499])/85;85)" office:value-type="float" office:value="45" calcext:value-type="float">
            <text:p>45</text:p>
          </table:table-cell>
          <table:table-cell table:formula="of:=MOD(((([.C499]-[.G499])/85)-[.F499])/85;85)" office:value-type="float" office:value="19" calcext:value-type="float">
            <text:p>19</text:p>
          </table:table-cell>
          <table:table-cell table:formula="of:=MOD(([.C499]-[.G499])/85;85)" office:value-type="float" office:value="80" calcext:value-type="float">
            <text:p>80</text:p>
          </table:table-cell>
          <table:table-cell table:formula="of:=MOD([.C499];85)" office:value-type="float" office:value="82" calcext:value-type="float">
            <text:p>82</text:p>
          </table:table-cell>
          <table:table-cell table:formula="of:=COM.MICROSOFT.CONCAT(MID(&quot;0123456789ABCDEFGHJKLMNPQRSTUVWXYZabcdefghijklmnpqrstuvwxyz!#$%&amp;()*+-;&lt;=&gt;?@^_{}[]/\:&quot;&quot;&quot;&quot;&quot;;[.D499]+1;1);MID(&quot;0123456789ABCDEFGHJKLMNPQRSTUVWXYZabcdefghijklmnpqrstuvwxyz!#$%&amp;()*+-;&lt;=&gt;?@^_{}[]/\:&quot;&quot;&quot;&quot;&quot;;[.E499]+1;1);MID(&quot;0123456789ABCDEFGHJKLMNPQRSTUVWXYZabcdefghijklmnpqrstuvwxyz!#$%&amp;()*+-;&lt;=&gt;?@^_{}[]/\:&quot;&quot;&quot;&quot;&quot;;[.F499]+1;1);MID(&quot;0123456789ABCDEFGHJKLMNPQRSTUVWXYZabcdefghijklmnpqrstuvwxyz!#$%&amp;()*+-;&lt;=&gt;?@^_{}[]/\:&quot;&quot;&quot;&quot;&quot;;[.G499]+1;1))" office:value-type="string" office:string-value="lK]\" calcext:value-type="string">
            <text:p>lK]\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3537ebc91607c273a7305703b29a3825026cd5850eadb6578e10c43d783e447</text:p>
          </table:table-cell>
          <table:table-cell table:formula="of:=HEX2DEC(MID([.A500];1;8))+HEX2DEC(MID([.A500];9;8))+HEX2DEC(MID([.A500];17;8))+HEX2DEC(MID([.A500];25;8))+HEX2DEC(MID([.A500];33;8))+HEX2DEC(MID([.A500];41;8))+HEX2DEC(MID([.A500];49;8))+HEX2DEC(MID([.A500];57;8))" office:value-type="float" office:value="15766863132" calcext:value-type="float">
            <text:p>15766863132</text:p>
          </table:table-cell>
          <table:table-cell table:formula="of:= MOD([.B500];85^4)" office:value-type="float" office:value="2274382" calcext:value-type="float">
            <text:p>2274382</text:p>
          </table:table-cell>
          <table:table-cell table:formula="of:=MOD(((((([.C500]-[.G500])/85)-[.F500])/85)-[.E500])/85;85)" office:value-type="float" office:value="3" calcext:value-type="float">
            <text:p>3</text:p>
          </table:table-cell>
          <table:table-cell table:formula="of:=MOD(((([.C500]-[.G500])/85)-[.F500])/85;85)" office:value-type="float" office:value="59" calcext:value-type="float">
            <text:p>59</text:p>
          </table:table-cell>
          <table:table-cell table:formula="of:=MOD(([.C500]-[.G500])/85;85)" office:value-type="float" office:value="67" calcext:value-type="float">
            <text:p>67</text:p>
          </table:table-cell>
          <table:table-cell table:formula="of:=MOD([.C500];85)" office:value-type="float" office:value="37" calcext:value-type="float">
            <text:p>37</text:p>
          </table:table-cell>
          <table:table-cell table:formula="of:=COM.MICROSOFT.CONCAT(MID(&quot;0123456789ABCDEFGHJKLMNPQRSTUVWXYZabcdefghijklmnpqrstuvwxyz!#$%&amp;()*+-;&lt;=&gt;?@^_{}[]/\:&quot;&quot;&quot;&quot;&quot;;[.D500]+1;1);MID(&quot;0123456789ABCDEFGHJKLMNPQRSTUVWXYZabcdefghijklmnpqrstuvwxyz!#$%&amp;()*+-;&lt;=&gt;?@^_{}[]/\:&quot;&quot;&quot;&quot;&quot;;[.E500]+1;1);MID(&quot;0123456789ABCDEFGHJKLMNPQRSTUVWXYZabcdefghijklmnpqrstuvwxyz!#$%&amp;()*+-;&lt;=&gt;?@^_{}[]/\:&quot;&quot;&quot;&quot;&quot;;[.F500]+1;1);MID(&quot;0123456789ABCDEFGHJKLMNPQRSTUVWXYZabcdefghijklmnpqrstuvwxyz!#$%&amp;()*+-;&lt;=&gt;?@^_{}[]/\:&quot;&quot;&quot;&quot;&quot;;[.G500]+1;1))" office:value-type="string" office:string-value="3!+d" calcext:value-type="string">
            <text:p>3!+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4294b263fa7113848704e0c11d8954a91e91b7eed4f28e69f0657c866d7d0d2</text:p>
          </table:table-cell>
          <table:table-cell table:formula="of:=HEX2DEC(MID([.A501];1;8))+HEX2DEC(MID([.A501];9;8))+HEX2DEC(MID([.A501];17;8))+HEX2DEC(MID([.A501];25;8))+HEX2DEC(MID([.A501];33;8))+HEX2DEC(MID([.A501];41;8))+HEX2DEC(MID([.A501];49;8))+HEX2DEC(MID([.A501];57;8))" office:value-type="float" office:value="16428018866" calcext:value-type="float">
            <text:p>16428018866</text:p>
          </table:table-cell>
          <table:table-cell table:formula="of:= MOD([.B501];85^4)" office:value-type="float" office:value="37022616" calcext:value-type="float">
            <text:p>37022616</text:p>
          </table:table-cell>
          <table:table-cell table:formula="of:=MOD(((((([.C501]-[.G501])/85)-[.F501])/85)-[.E501])/85;85)" office:value-type="float" office:value="60" calcext:value-type="float">
            <text:p>60</text:p>
          </table:table-cell>
          <table:table-cell table:formula="of:=MOD(((([.C501]-[.G501])/85)-[.F501])/85;85)" office:value-type="float" office:value="24" calcext:value-type="float">
            <text:p>24</text:p>
          </table:table-cell>
          <table:table-cell table:formula="of:=MOD(([.C501]-[.G501])/85;85)" office:value-type="float" office:value="20" calcext:value-type="float">
            <text:p>20</text:p>
          </table:table-cell>
          <table:table-cell table:formula="of:=MOD([.C501];85)" office:value-type="float" office:value="16" calcext:value-type="float">
            <text:p>16</text:p>
          </table:table-cell>
          <table:table-cell table:formula="of:=COM.MICROSOFT.CONCAT(MID(&quot;0123456789ABCDEFGHJKLMNPQRSTUVWXYZabcdefghijklmnpqrstuvwxyz!#$%&amp;()*+-;&lt;=&gt;?@^_{}[]/\:&quot;&quot;&quot;&quot;&quot;;[.D501]+1;1);MID(&quot;0123456789ABCDEFGHJKLMNPQRSTUVWXYZabcdefghijklmnpqrstuvwxyz!#$%&amp;()*+-;&lt;=&gt;?@^_{}[]/\:&quot;&quot;&quot;&quot;&quot;;[.E501]+1;1);MID(&quot;0123456789ABCDEFGHJKLMNPQRSTUVWXYZabcdefghijklmnpqrstuvwxyz!#$%&amp;()*+-;&lt;=&gt;?@^_{}[]/\:&quot;&quot;&quot;&quot;&quot;;[.F501]+1;1);MID(&quot;0123456789ABCDEFGHJKLMNPQRSTUVWXYZabcdefghijklmnpqrstuvwxyz!#$%&amp;()*+-;&lt;=&gt;?@^_{}[]/\:&quot;&quot;&quot;&quot;&quot;;[.G501]+1;1))" office:value-type="string" office:string-value="#QLG" calcext:value-type="string">
            <text:p>#QL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ec48e2794d2e37223e0a3c11bd2937020e6274071fc5035f659de78608b61b8</text:p>
          </table:table-cell>
          <table:table-cell table:formula="of:=HEX2DEC(MID([.A502];1;8))+HEX2DEC(MID([.A502];9;8))+HEX2DEC(MID([.A502];17;8))+HEX2DEC(MID([.A502];25;8))+HEX2DEC(MID([.A502];33;8))+HEX2DEC(MID([.A502];41;8))+HEX2DEC(MID([.A502];49;8))+HEX2DEC(MID([.A502];57;8))" office:value-type="float" office:value="13104210031" calcext:value-type="float">
            <text:p>13104210031</text:p>
          </table:table-cell>
          <table:table-cell table:formula="of:= MOD([.B502];85^4)" office:value-type="float" office:value="1853156" calcext:value-type="float">
            <text:p>1853156</text:p>
          </table:table-cell>
          <table:table-cell table:formula="of:=MOD(((((([.C502]-[.G502])/85)-[.F502])/85)-[.E502])/85;85)" office:value-type="float" office:value="3" calcext:value-type="float">
            <text:p>3</text:p>
          </table:table-cell>
          <table:table-cell table:formula="of:=MOD(((([.C502]-[.G502])/85)-[.F502])/85;85)" office:value-type="float" office:value="1" calcext:value-type="float">
            <text:p>1</text:p>
          </table:table-cell>
          <table:table-cell table:formula="of:=MOD(([.C502]-[.G502])/85;85)" office:value-type="float" office:value="41" calcext:value-type="float">
            <text:p>41</text:p>
          </table:table-cell>
          <table:table-cell table:formula="of:=MOD([.C502];85)" office:value-type="float" office:value="71" calcext:value-type="float">
            <text:p>71</text:p>
          </table:table-cell>
          <table:table-cell table:formula="of:=COM.MICROSOFT.CONCAT(MID(&quot;0123456789ABCDEFGHJKLMNPQRSTUVWXYZabcdefghijklmnpqrstuvwxyz!#$%&amp;()*+-;&lt;=&gt;?@^_{}[]/\:&quot;&quot;&quot;&quot;&quot;;[.D502]+1;1);MID(&quot;0123456789ABCDEFGHJKLMNPQRSTUVWXYZabcdefghijklmnpqrstuvwxyz!#$%&amp;()*+-;&lt;=&gt;?@^_{}[]/\:&quot;&quot;&quot;&quot;&quot;;[.E502]+1;1);MID(&quot;0123456789ABCDEFGHJKLMNPQRSTUVWXYZabcdefghijklmnpqrstuvwxyz!#$%&amp;()*+-;&lt;=&gt;?@^_{}[]/\:&quot;&quot;&quot;&quot;&quot;;[.F502]+1;1);MID(&quot;0123456789ABCDEFGHJKLMNPQRSTUVWXYZabcdefghijklmnpqrstuvwxyz!#$%&amp;()*+-;&lt;=&gt;?@^_{}[]/\:&quot;&quot;&quot;&quot;&quot;;[.G502]+1;1))" office:value-type="string" office:string-value="31h=" calcext:value-type="string">
            <text:p>31h=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92376c209f338959be4cf00c54dbf82662b90516082e23106faec4c43c69e49</text:p>
          </table:table-cell>
          <table:table-cell table:formula="of:=HEX2DEC(MID([.A503];1;8))+HEX2DEC(MID([.A503];9;8))+HEX2DEC(MID([.A503];17;8))+HEX2DEC(MID([.A503];25;8))+HEX2DEC(MID([.A503];33;8))+HEX2DEC(MID([.A503];41;8))+HEX2DEC(MID([.A503];49;8))+HEX2DEC(MID([.A503];57;8))" office:value-type="float" office:value="12712491760" calcext:value-type="float">
            <text:p>12712491760</text:p>
          </table:table-cell>
          <table:table-cell table:formula="of:= MOD([.B503];85^4)" office:value-type="float" office:value="27739885" calcext:value-type="float">
            <text:p>27739885</text:p>
          </table:table-cell>
          <table:table-cell table:formula="of:=MOD(((((([.C503]-[.G503])/85)-[.F503])/85)-[.E503])/85;85)" office:value-type="float" office:value="45" calcext:value-type="float">
            <text:p>45</text:p>
          </table:table-cell>
          <table:table-cell table:formula="of:=MOD(((([.C503]-[.G503])/85)-[.F503])/85;85)" office:value-type="float" office:value="14" calcext:value-type="float">
            <text:p>14</text:p>
          </table:table-cell>
          <table:table-cell table:formula="of:=MOD(([.C503]-[.G503])/85;85)" office:value-type="float" office:value="36" calcext:value-type="float">
            <text:p>36</text:p>
          </table:table-cell>
          <table:table-cell table:formula="of:=MOD([.C503];85)" office:value-type="float" office:value="50" calcext:value-type="float">
            <text:p>50</text:p>
          </table:table-cell>
          <table:table-cell table:formula="of:=COM.MICROSOFT.CONCAT(MID(&quot;0123456789ABCDEFGHJKLMNPQRSTUVWXYZabcdefghijklmnpqrstuvwxyz!#$%&amp;()*+-;&lt;=&gt;?@^_{}[]/\:&quot;&quot;&quot;&quot;&quot;;[.D503]+1;1);MID(&quot;0123456789ABCDEFGHJKLMNPQRSTUVWXYZabcdefghijklmnpqrstuvwxyz!#$%&amp;()*+-;&lt;=&gt;?@^_{}[]/\:&quot;&quot;&quot;&quot;&quot;;[.E503]+1;1);MID(&quot;0123456789ABCDEFGHJKLMNPQRSTUVWXYZabcdefghijklmnpqrstuvwxyz!#$%&amp;()*+-;&lt;=&gt;?@^_{}[]/\:&quot;&quot;&quot;&quot;&quot;;[.F503]+1;1);MID(&quot;0123456789ABCDEFGHJKLMNPQRSTUVWXYZabcdefghijklmnpqrstuvwxyz!#$%&amp;()*+-;&lt;=&gt;?@^_{}[]/\:&quot;&quot;&quot;&quot;&quot;;[.G503]+1;1))" office:value-type="string" office:string-value="lEcr" calcext:value-type="string">
            <text:p>lEc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f7780eb97bf581bd67489c46eba7b1ff7c933ecf26c7c609705841d48cbfca2</text:p>
          </table:table-cell>
          <table:table-cell table:formula="of:=HEX2DEC(MID([.A504];1;8))+HEX2DEC(MID([.A504];9;8))+HEX2DEC(MID([.A504];17;8))+HEX2DEC(MID([.A504];25;8))+HEX2DEC(MID([.A504];33;8))+HEX2DEC(MID([.A504];41;8))+HEX2DEC(MID([.A504];49;8))+HEX2DEC(MID([.A504];57;8))" office:value-type="float" office:value="22387953396" calcext:value-type="float">
            <text:p>22387953396</text:p>
          </table:table-cell>
          <table:table-cell table:formula="of:= MOD([.B504];85^4)" office:value-type="float" office:value="46085896" calcext:value-type="float">
            <text:p>46085896</text:p>
          </table:table-cell>
          <table:table-cell table:formula="of:=MOD(((((([.C504]-[.G504])/85)-[.F504])/85)-[.E504])/85;85)" office:value-type="float" office:value="75" calcext:value-type="float">
            <text:p>75</text:p>
          </table:table-cell>
          <table:table-cell table:formula="of:=MOD(((([.C504]-[.G504])/85)-[.F504])/85;85)" office:value-type="float" office:value="3" calcext:value-type="float">
            <text:p>3</text:p>
          </table:table-cell>
          <table:table-cell table:formula="of:=MOD(([.C504]-[.G504])/85;85)" office:value-type="float" office:value="57" calcext:value-type="float">
            <text:p>57</text:p>
          </table:table-cell>
          <table:table-cell table:formula="of:=MOD([.C504];85)" office:value-type="float" office:value="1" calcext:value-type="float">
            <text:p>1</text:p>
          </table:table-cell>
          <table:table-cell table:formula="of:=COM.MICROSOFT.CONCAT(MID(&quot;0123456789ABCDEFGHJKLMNPQRSTUVWXYZabcdefghijklmnpqrstuvwxyz!#$%&amp;()*+-;&lt;=&gt;?@^_{}[]/\:&quot;&quot;&quot;&quot;&quot;;[.D504]+1;1);MID(&quot;0123456789ABCDEFGHJKLMNPQRSTUVWXYZabcdefghijklmnpqrstuvwxyz!#$%&amp;()*+-;&lt;=&gt;?@^_{}[]/\:&quot;&quot;&quot;&quot;&quot;;[.E504]+1;1);MID(&quot;0123456789ABCDEFGHJKLMNPQRSTUVWXYZabcdefghijklmnpqrstuvwxyz!#$%&amp;()*+-;&lt;=&gt;?@^_{}[]/\:&quot;&quot;&quot;&quot;&quot;;[.F504]+1;1);MID(&quot;0123456789ABCDEFGHJKLMNPQRSTUVWXYZabcdefghijklmnpqrstuvwxyz!#$%&amp;()*+-;&lt;=&gt;?@^_{}[]/\:&quot;&quot;&quot;&quot;&quot;;[.G504]+1;1))" office:value-type="string" office:string-value="^3y1" calcext:value-type="string">
            <text:p>^3y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8500003733a95b652379a66ee15b3192b116bfcfcdb1aa830956af22a82c66c</text:p>
          </table:table-cell>
          <table:table-cell table:formula="of:=HEX2DEC(MID([.A505];1;8))+HEX2DEC(MID([.A505];9;8))+HEX2DEC(MID([.A505];17;8))+HEX2DEC(MID([.A505];25;8))+HEX2DEC(MID([.A505];33;8))+HEX2DEC(MID([.A505];41;8))+HEX2DEC(MID([.A505];49;8))+HEX2DEC(MID([.A505];57;8))" office:value-type="float" office:value="14744853306" calcext:value-type="float">
            <text:p>14744853306</text:p>
          </table:table-cell>
          <table:table-cell table:formula="of:= MOD([.B505];85^4)" office:value-type="float" office:value="24277056" calcext:value-type="float">
            <text:p>24277056</text:p>
          </table:table-cell>
          <table:table-cell table:formula="of:=MOD(((((([.C505]-[.G505])/85)-[.F505])/85)-[.E505])/85;85)" office:value-type="float" office:value="39" calcext:value-type="float">
            <text:p>39</text:p>
          </table:table-cell>
          <table:table-cell table:formula="of:=MOD(((([.C505]-[.G505])/85)-[.F505])/85;85)" office:value-type="float" office:value="45" calcext:value-type="float">
            <text:p>45</text:p>
          </table:table-cell>
          <table:table-cell table:formula="of:=MOD(([.C505]-[.G505])/85;85)" office:value-type="float" office:value="12" calcext:value-type="float">
            <text:p>12</text:p>
          </table:table-cell>
          <table:table-cell table:formula="of:=MOD([.C505];85)" office:value-type="float" office:value="36" calcext:value-type="float">
            <text:p>36</text:p>
          </table:table-cell>
          <table:table-cell table:formula="of:=COM.MICROSOFT.CONCAT(MID(&quot;0123456789ABCDEFGHJKLMNPQRSTUVWXYZabcdefghijklmnpqrstuvwxyz!#$%&amp;()*+-;&lt;=&gt;?@^_{}[]/\:&quot;&quot;&quot;&quot;&quot;;[.D505]+1;1);MID(&quot;0123456789ABCDEFGHJKLMNPQRSTUVWXYZabcdefghijklmnpqrstuvwxyz!#$%&amp;()*+-;&lt;=&gt;?@^_{}[]/\:&quot;&quot;&quot;&quot;&quot;;[.E505]+1;1);MID(&quot;0123456789ABCDEFGHJKLMNPQRSTUVWXYZabcdefghijklmnpqrstuvwxyz!#$%&amp;()*+-;&lt;=&gt;?@^_{}[]/\:&quot;&quot;&quot;&quot;&quot;;[.F505]+1;1);MID(&quot;0123456789ABCDEFGHJKLMNPQRSTUVWXYZabcdefghijklmnpqrstuvwxyz!#$%&amp;()*+-;&lt;=&gt;?@^_{}[]/\:&quot;&quot;&quot;&quot;&quot;;[.G505]+1;1))" office:value-type="string" office:string-value="flCc" calcext:value-type="string">
            <text:p>flC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c4bc799953a87a2fa8386f58264974bdcaf4677d5ec91fd202cc1f9ed0f38bd</text:p>
          </table:table-cell>
          <table:table-cell table:formula="of:=HEX2DEC(MID([.A506];1;8))+HEX2DEC(MID([.A506];9;8))+HEX2DEC(MID([.A506];17;8))+HEX2DEC(MID([.A506];25;8))+HEX2DEC(MID([.A506];33;8))+HEX2DEC(MID([.A506];41;8))+HEX2DEC(MID([.A506];49;8))+HEX2DEC(MID([.A506];57;8))" office:value-type="float" office:value="23056498853" calcext:value-type="float">
            <text:p>23056498853</text:p>
          </table:table-cell>
          <table:table-cell table:formula="of:= MOD([.B506];85^4)" office:value-type="float" office:value="36023228" calcext:value-type="float">
            <text:p>36023228</text:p>
          </table:table-cell>
          <table:table-cell table:formula="of:=MOD(((((([.C506]-[.G506])/85)-[.F506])/85)-[.E506])/85;85)" office:value-type="float" office:value="58" calcext:value-type="float">
            <text:p>58</text:p>
          </table:table-cell>
          <table:table-cell table:formula="of:=MOD(((([.C506]-[.G506])/85)-[.F506])/85;85)" office:value-type="float" office:value="55" calcext:value-type="float">
            <text:p>55</text:p>
          </table:table-cell>
          <table:table-cell table:formula="of:=MOD(([.C506]-[.G506])/85;85)" office:value-type="float" office:value="77" calcext:value-type="float">
            <text:p>77</text:p>
          </table:table-cell>
          <table:table-cell table:formula="of:=MOD([.C506];85)" office:value-type="float" office:value="58" calcext:value-type="float">
            <text:p>58</text:p>
          </table:table-cell>
          <table:table-cell table:formula="of:=COM.MICROSOFT.CONCAT(MID(&quot;0123456789ABCDEFGHJKLMNPQRSTUVWXYZabcdefghijklmnpqrstuvwxyz!#$%&amp;()*+-;&lt;=&gt;?@^_{}[]/\:&quot;&quot;&quot;&quot;&quot;;[.D506]+1;1);MID(&quot;0123456789ABCDEFGHJKLMNPQRSTUVWXYZabcdefghijklmnpqrstuvwxyz!#$%&amp;()*+-;&lt;=&gt;?@^_{}[]/\:&quot;&quot;&quot;&quot;&quot;;[.E506]+1;1);MID(&quot;0123456789ABCDEFGHJKLMNPQRSTUVWXYZabcdefghijklmnpqrstuvwxyz!#$%&amp;()*+-;&lt;=&gt;?@^_{}[]/\:&quot;&quot;&quot;&quot;&quot;;[.F506]+1;1);MID(&quot;0123456789ABCDEFGHJKLMNPQRSTUVWXYZabcdefghijklmnpqrstuvwxyz!#$%&amp;()*+-;&lt;=&gt;?@^_{}[]/\:&quot;&quot;&quot;&quot;&quot;;[.G506]+1;1))" office:value-type="string" office:string-value="zw{z" calcext:value-type="string">
            <text:p>zw{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1549590044d2f7b62378afe7234c54599e8cb643c760be28492c36d1aa5d90f</text:p>
          </table:table-cell>
          <table:table-cell table:formula="of:=HEX2DEC(MID([.A507];1;8))+HEX2DEC(MID([.A507];9;8))+HEX2DEC(MID([.A507];17;8))+HEX2DEC(MID([.A507];25;8))+HEX2DEC(MID([.A507];33;8))+HEX2DEC(MID([.A507];41;8))+HEX2DEC(MID([.A507];49;8))+HEX2DEC(MID([.A507];57;8))" office:value-type="float" office:value="12073666832" calcext:value-type="float">
            <text:p>12073666832</text:p>
          </table:table-cell>
          <table:table-cell table:formula="of:= MOD([.B507];85^4)" office:value-type="float" office:value="15322457" calcext:value-type="float">
            <text:p>15322457</text:p>
          </table:table-cell>
          <table:table-cell table:formula="of:=MOD(((((([.C507]-[.G507])/85)-[.F507])/85)-[.E507])/85;85)" office:value-type="float" office:value="24" calcext:value-type="float">
            <text:p>24</text:p>
          </table:table-cell>
          <table:table-cell table:formula="of:=MOD(((([.C507]-[.G507])/85)-[.F507])/85;85)" office:value-type="float" office:value="80" calcext:value-type="float">
            <text:p>80</text:p>
          </table:table-cell>
          <table:table-cell table:formula="of:=MOD(([.C507]-[.G507])/85;85)" office:value-type="float" office:value="64" calcext:value-type="float">
            <text:p>64</text:p>
          </table:table-cell>
          <table:table-cell table:formula="of:=MOD([.C507];85)" office:value-type="float" office:value="17" calcext:value-type="float">
            <text:p>17</text:p>
          </table:table-cell>
          <table:table-cell table:formula="of:=COM.MICROSOFT.CONCAT(MID(&quot;0123456789ABCDEFGHJKLMNPQRSTUVWXYZabcdefghijklmnpqrstuvwxyz!#$%&amp;()*+-;&lt;=&gt;?@^_{}[]/\:&quot;&quot;&quot;&quot;&quot;;[.D507]+1;1);MID(&quot;0123456789ABCDEFGHJKLMNPQRSTUVWXYZabcdefghijklmnpqrstuvwxyz!#$%&amp;()*+-;&lt;=&gt;?@^_{}[]/\:&quot;&quot;&quot;&quot;&quot;;[.E507]+1;1);MID(&quot;0123456789ABCDEFGHJKLMNPQRSTUVWXYZabcdefghijklmnpqrstuvwxyz!#$%&amp;()*+-;&lt;=&gt;?@^_{}[]/\:&quot;&quot;&quot;&quot;&quot;;[.F507]+1;1);MID(&quot;0123456789ABCDEFGHJKLMNPQRSTUVWXYZabcdefghijklmnpqrstuvwxyz!#$%&amp;()*+-;&lt;=&gt;?@^_{}[]/\:&quot;&quot;&quot;&quot;&quot;;[.G507]+1;1))" office:value-type="string" office:string-value="Q](H" calcext:value-type="string">
            <text:p>Q](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edc21b6621379f6ba6b0c31a75044a6a0dc11746064237204c0c1716227fd33</text:p>
          </table:table-cell>
          <table:table-cell table:formula="of:=HEX2DEC(MID([.A508];1;8))+HEX2DEC(MID([.A508];9;8))+HEX2DEC(MID([.A508];17;8))+HEX2DEC(MID([.A508];25;8))+HEX2DEC(MID([.A508];33;8))+HEX2DEC(MID([.A508];41;8))+HEX2DEC(MID([.A508];49;8))+HEX2DEC(MID([.A508];57;8))" office:value-type="float" office:value="15482478605" calcext:value-type="float">
            <text:p>15482478605</text:p>
          </table:table-cell>
          <table:table-cell table:formula="of:= MOD([.B508];85^4)" office:value-type="float" office:value="31093605" calcext:value-type="float">
            <text:p>31093605</text:p>
          </table:table-cell>
          <table:table-cell table:formula="of:=MOD(((((([.C508]-[.G508])/85)-[.F508])/85)-[.E508])/85;85)" office:value-type="float" office:value="50" calcext:value-type="float">
            <text:p>50</text:p>
          </table:table-cell>
          <table:table-cell table:formula="of:=MOD(((([.C508]-[.G508])/85)-[.F508])/85;85)" office:value-type="float" office:value="53" calcext:value-type="float">
            <text:p>53</text:p>
          </table:table-cell>
          <table:table-cell table:formula="of:=MOD(([.C508]-[.G508])/85;85)" office:value-type="float" office:value="52" calcext:value-type="float">
            <text:p>52</text:p>
          </table:table-cell>
          <table:table-cell table:formula="of:=MOD([.C508];85)" office:value-type="float" office:value="10" calcext:value-type="float">
            <text:p>10</text:p>
          </table:table-cell>
          <table:table-cell table:formula="of:=COM.MICROSOFT.CONCAT(MID(&quot;0123456789ABCDEFGHJKLMNPQRSTUVWXYZabcdefghijklmnpqrstuvwxyz!#$%&amp;()*+-;&lt;=&gt;?@^_{}[]/\:&quot;&quot;&quot;&quot;&quot;;[.D508]+1;1);MID(&quot;0123456789ABCDEFGHJKLMNPQRSTUVWXYZabcdefghijklmnpqrstuvwxyz!#$%&amp;()*+-;&lt;=&gt;?@^_{}[]/\:&quot;&quot;&quot;&quot;&quot;;[.E508]+1;1);MID(&quot;0123456789ABCDEFGHJKLMNPQRSTUVWXYZabcdefghijklmnpqrstuvwxyz!#$%&amp;()*+-;&lt;=&gt;?@^_{}[]/\:&quot;&quot;&quot;&quot;&quot;;[.F508]+1;1);MID(&quot;0123456789ABCDEFGHJKLMNPQRSTUVWXYZabcdefghijklmnpqrstuvwxyz!#$%&amp;()*+-;&lt;=&gt;?@^_{}[]/\:&quot;&quot;&quot;&quot;&quot;;[.G508]+1;1))" office:value-type="string" office:string-value="rutA" calcext:value-type="string">
            <text:p>ru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390d063dd02f23ec6bfa1ccb02f64cdae46f1af2b2c33596b9929a91b8e1747</text:p>
          </table:table-cell>
          <table:table-cell table:formula="of:=HEX2DEC(MID([.A509];1;8))+HEX2DEC(MID([.A509];9;8))+HEX2DEC(MID([.A509];17;8))+HEX2DEC(MID([.A509];25;8))+HEX2DEC(MID([.A509];33;8))+HEX2DEC(MID([.A509];41;8))+HEX2DEC(MID([.A509];49;8))+HEX2DEC(MID([.A509];57;8))" office:value-type="float" office:value="18926612274" calcext:value-type="float">
            <text:p>18926612274</text:p>
          </table:table-cell>
          <table:table-cell table:formula="of:= MOD([.B509];85^4)" office:value-type="float" office:value="29986024" calcext:value-type="float">
            <text:p>29986024</text:p>
          </table:table-cell>
          <table:table-cell table:formula="of:=MOD(((((([.C509]-[.G509])/85)-[.F509])/85)-[.E509])/85;85)" office:value-type="float" office:value="48" calcext:value-type="float">
            <text:p>48</text:p>
          </table:table-cell>
          <table:table-cell table:formula="of:=MOD(((([.C509]-[.G509])/85)-[.F509])/85;85)" office:value-type="float" office:value="70" calcext:value-type="float">
            <text:p>70</text:p>
          </table:table-cell>
          <table:table-cell table:formula="of:=MOD(([.C509]-[.G509])/85;85)" office:value-type="float" office:value="26" calcext:value-type="float">
            <text:p>26</text:p>
          </table:table-cell>
          <table:table-cell table:formula="of:=MOD([.C509];85)" office:value-type="float" office:value="64" calcext:value-type="float">
            <text:p>64</text:p>
          </table:table-cell>
          <table:table-cell table:formula="of:=COM.MICROSOFT.CONCAT(MID(&quot;0123456789ABCDEFGHJKLMNPQRSTUVWXYZabcdefghijklmnpqrstuvwxyz!#$%&amp;()*+-;&lt;=&gt;?@^_{}[]/\:&quot;&quot;&quot;&quot;&quot;;[.D509]+1;1);MID(&quot;0123456789ABCDEFGHJKLMNPQRSTUVWXYZabcdefghijklmnpqrstuvwxyz!#$%&amp;()*+-;&lt;=&gt;?@^_{}[]/\:&quot;&quot;&quot;&quot;&quot;;[.E509]+1;1);MID(&quot;0123456789ABCDEFGHJKLMNPQRSTUVWXYZabcdefghijklmnpqrstuvwxyz!#$%&amp;()*+-;&lt;=&gt;?@^_{}[]/\:&quot;&quot;&quot;&quot;&quot;;[.F509]+1;1);MID(&quot;0123456789ABCDEFGHJKLMNPQRSTUVWXYZabcdefghijklmnpqrstuvwxyz!#$%&amp;()*+-;&lt;=&gt;?@^_{}[]/\:&quot;&quot;&quot;&quot;&quot;;[.G509]+1;1))" office:value-type="string" office:string-value="p&lt;S(" calcext:value-type="string">
            <text:p>p&lt;S(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ce6f8691265acf0c9c1e0e60b963e55fc4755e0388e7eddd9f0025063027ed4</text:p>
          </table:table-cell>
          <table:table-cell table:formula="of:=HEX2DEC(MID([.A510];1;8))+HEX2DEC(MID([.A510];9;8))+HEX2DEC(MID([.A510];17;8))+HEX2DEC(MID([.A510];25;8))+HEX2DEC(MID([.A510];33;8))+HEX2DEC(MID([.A510];41;8))+HEX2DEC(MID([.A510];49;8))+HEX2DEC(MID([.A510];57;8))" office:value-type="float" office:value="15677069941" calcext:value-type="float">
            <text:p>15677069941</text:p>
          </table:table-cell>
          <table:table-cell table:formula="of:= MOD([.B510];85^4)" office:value-type="float" office:value="16882441" calcext:value-type="float">
            <text:p>16882441</text:p>
          </table:table-cell>
          <table:table-cell table:formula="of:=MOD(((((([.C510]-[.G510])/85)-[.F510])/85)-[.E510])/85;85)" office:value-type="float" office:value="27" calcext:value-type="float">
            <text:p>27</text:p>
          </table:table-cell>
          <table:table-cell table:formula="of:=MOD(((([.C510]-[.G510])/85)-[.F510])/85;85)" office:value-type="float" office:value="41" calcext:value-type="float">
            <text:p>41</text:p>
          </table:table-cell>
          <table:table-cell table:formula="of:=MOD(([.C510]-[.G510])/85;85)" office:value-type="float" office:value="56" calcext:value-type="float">
            <text:p>56</text:p>
          </table:table-cell>
          <table:table-cell table:formula="of:=MOD([.C510];85)" office:value-type="float" office:value="81" calcext:value-type="float">
            <text:p>81</text:p>
          </table:table-cell>
          <table:table-cell table:formula="of:=COM.MICROSOFT.CONCAT(MID(&quot;0123456789ABCDEFGHJKLMNPQRSTUVWXYZabcdefghijklmnpqrstuvwxyz!#$%&amp;()*+-;&lt;=&gt;?@^_{}[]/\:&quot;&quot;&quot;&quot;&quot;;[.D510]+1;1);MID(&quot;0123456789ABCDEFGHJKLMNPQRSTUVWXYZabcdefghijklmnpqrstuvwxyz!#$%&amp;()*+-;&lt;=&gt;?@^_{}[]/\:&quot;&quot;&quot;&quot;&quot;;[.E510]+1;1);MID(&quot;0123456789ABCDEFGHJKLMNPQRSTUVWXYZabcdefghijklmnpqrstuvwxyz!#$%&amp;()*+-;&lt;=&gt;?@^_{}[]/\:&quot;&quot;&quot;&quot;&quot;;[.F510]+1;1);MID(&quot;0123456789ABCDEFGHJKLMNPQRSTUVWXYZabcdefghijklmnpqrstuvwxyz!#$%&amp;()*+-;&lt;=&gt;?@^_{}[]/\:&quot;&quot;&quot;&quot;&quot;;[.G510]+1;1))" office:value-type="string" office:string-value="Thx/" calcext:value-type="string">
            <text:p>Thx/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d5ed81fc8d7485b3169ca0f6d471866dbf9277c10ea7bdafa8856e4376df421</text:p>
          </table:table-cell>
          <table:table-cell table:formula="of:=HEX2DEC(MID([.A511];1;8))+HEX2DEC(MID([.A511];9;8))+HEX2DEC(MID([.A511];17;8))+HEX2DEC(MID([.A511];25;8))+HEX2DEC(MID([.A511];33;8))+HEX2DEC(MID([.A511];41;8))+HEX2DEC(MID([.A511];49;8))+HEX2DEC(MID([.A511];57;8))" office:value-type="float" office:value="16705974602" calcext:value-type="float">
            <text:p>16705974602</text:p>
          </table:table-cell>
          <table:table-cell table:formula="of:= MOD([.B511];85^4)" office:value-type="float" office:value="1774602" calcext:value-type="float">
            <text:p>1774602</text:p>
          </table:table-cell>
          <table:table-cell table:formula="of:=MOD(((((([.C511]-[.G511])/85)-[.F511])/85)-[.E511])/85;85)" office:value-type="float" office:value="2" calcext:value-type="float">
            <text:p>2</text:p>
          </table:table-cell>
          <table:table-cell table:formula="of:=MOD(((([.C511]-[.G511])/85)-[.F511])/85;85)" office:value-type="float" office:value="75" calcext:value-type="float">
            <text:p>75</text:p>
          </table:table-cell>
          <table:table-cell table:formula="of:=MOD(([.C511]-[.G511])/85;85)" office:value-type="float" office:value="52" calcext:value-type="float">
            <text:p>52</text:p>
          </table:table-cell>
          <table:table-cell table:formula="of:=MOD([.C511];85)" office:value-type="float" office:value="57" calcext:value-type="float">
            <text:p>57</text:p>
          </table:table-cell>
          <table:table-cell table:formula="of:=COM.MICROSOFT.CONCAT(MID(&quot;0123456789ABCDEFGHJKLMNPQRSTUVWXYZabcdefghijklmnpqrstuvwxyz!#$%&amp;()*+-;&lt;=&gt;?@^_{}[]/\:&quot;&quot;&quot;&quot;&quot;;[.D511]+1;1);MID(&quot;0123456789ABCDEFGHJKLMNPQRSTUVWXYZabcdefghijklmnpqrstuvwxyz!#$%&amp;()*+-;&lt;=&gt;?@^_{}[]/\:&quot;&quot;&quot;&quot;&quot;;[.E511]+1;1);MID(&quot;0123456789ABCDEFGHJKLMNPQRSTUVWXYZabcdefghijklmnpqrstuvwxyz!#$%&amp;()*+-;&lt;=&gt;?@^_{}[]/\:&quot;&quot;&quot;&quot;&quot;;[.F511]+1;1);MID(&quot;0123456789ABCDEFGHJKLMNPQRSTUVWXYZabcdefghijklmnpqrstuvwxyz!#$%&amp;()*+-;&lt;=&gt;?@^_{}[]/\:&quot;&quot;&quot;&quot;&quot;;[.G511]+1;1))" office:value-type="string" office:string-value="2^ty" calcext:value-type="string">
            <text:p>2^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8f31204ab32b4b5bc56b0ccd57679b9d912b7ecc4592575c9e6afcd296f120a</text:p>
          </table:table-cell>
          <table:table-cell table:formula="of:=HEX2DEC(MID([.A512];1;8))+HEX2DEC(MID([.A512];9;8))+HEX2DEC(MID([.A512];17;8))+HEX2DEC(MID([.A512];25;8))+HEX2DEC(MID([.A512];33;8))+HEX2DEC(MID([.A512];41;8))+HEX2DEC(MID([.A512];49;8))+HEX2DEC(MID([.A512];57;8))" office:value-type="float" office:value="23197945974" calcext:value-type="float">
            <text:p>23197945974</text:p>
          </table:table-cell>
          <table:table-cell table:formula="of:= MOD([.B512];85^4)" office:value-type="float" office:value="20868474" calcext:value-type="float">
            <text:p>20868474</text:p>
          </table:table-cell>
          <table:table-cell table:formula="of:=MOD(((((([.C512]-[.G512])/85)-[.F512])/85)-[.E512])/85;85)" office:value-type="float" office:value="33" calcext:value-type="float">
            <text:p>33</text:p>
          </table:table-cell>
          <table:table-cell table:formula="of:=MOD(((([.C512]-[.G512])/85)-[.F512])/85;85)" office:value-type="float" office:value="83" calcext:value-type="float">
            <text:p>83</text:p>
          </table:table-cell>
          <table:table-cell table:formula="of:=MOD(([.C512]-[.G512])/85;85)" office:value-type="float" office:value="31" calcext:value-type="float">
            <text:p>31</text:p>
          </table:table-cell>
          <table:table-cell table:formula="of:=MOD([.C512];85)" office:value-type="float" office:value="39" calcext:value-type="float">
            <text:p>39</text:p>
          </table:table-cell>
          <table:table-cell table:formula="of:=COM.MICROSOFT.CONCAT(MID(&quot;0123456789ABCDEFGHJKLMNPQRSTUVWXYZabcdefghijklmnpqrstuvwxyz!#$%&amp;()*+-;&lt;=&gt;?@^_{}[]/\:&quot;&quot;&quot;&quot;&quot;;[.D512]+1;1);MID(&quot;0123456789ABCDEFGHJKLMNPQRSTUVWXYZabcdefghijklmnpqrstuvwxyz!#$%&amp;()*+-;&lt;=&gt;?@^_{}[]/\:&quot;&quot;&quot;&quot;&quot;;[.E512]+1;1);MID(&quot;0123456789ABCDEFGHJKLMNPQRSTUVWXYZabcdefghijklmnpqrstuvwxyz!#$%&amp;()*+-;&lt;=&gt;?@^_{}[]/\:&quot;&quot;&quot;&quot;&quot;;[.F512]+1;1);MID(&quot;0123456789ABCDEFGHJKLMNPQRSTUVWXYZabcdefghijklmnpqrstuvwxyz!#$%&amp;()*+-;&lt;=&gt;?@^_{}[]/\:&quot;&quot;&quot;&quot;&quot;;[.G512]+1;1))" office:value-type="string" office:string-value="Z:Xf" calcext:value-type="string">
            <text:p>Z:X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26e40367602fe56cb5b14c1df78f2b5c043b44e415d64c89d0d980492e42588</text:p>
          </table:table-cell>
          <table:table-cell table:formula="of:=HEX2DEC(MID([.A513];1;8))+HEX2DEC(MID([.A513];9;8))+HEX2DEC(MID([.A513];17;8))+HEX2DEC(MID([.A513];25;8))+HEX2DEC(MID([.A513];33;8))+HEX2DEC(MID([.A513];41;8))+HEX2DEC(MID([.A513];49;8))+HEX2DEC(MID([.A513];57;8))" office:value-type="float" office:value="20213931172" calcext:value-type="float">
            <text:p>20213931172</text:p>
          </table:table-cell>
          <table:table-cell table:formula="of:= MOD([.B513];85^4)" office:value-type="float" office:value="12289297" calcext:value-type="float">
            <text:p>12289297</text:p>
          </table:table-cell>
          <table:table-cell table:formula="of:=MOD(((((([.C513]-[.G513])/85)-[.F513])/85)-[.E513])/85;85)" office:value-type="float" office:value="20" calcext:value-type="float">
            <text:p>20</text:p>
          </table:table-cell>
          <table:table-cell table:formula="of:=MOD(((([.C513]-[.G513])/85)-[.F513])/85;85)" office:value-type="float" office:value="0" calcext:value-type="float">
            <text:p>0</text:p>
          </table:table-cell>
          <table:table-cell table:formula="of:=MOD(([.C513]-[.G513])/85;85)" office:value-type="float" office:value="79" calcext:value-type="float">
            <text:p>79</text:p>
          </table:table-cell>
          <table:table-cell table:formula="of:=MOD([.C513];85)" office:value-type="float" office:value="82" calcext:value-type="float">
            <text:p>82</text:p>
          </table:table-cell>
          <table:table-cell table:formula="of:=COM.MICROSOFT.CONCAT(MID(&quot;0123456789ABCDEFGHJKLMNPQRSTUVWXYZabcdefghijklmnpqrstuvwxyz!#$%&amp;()*+-;&lt;=&gt;?@^_{}[]/\:&quot;&quot;&quot;&quot;&quot;;[.D513]+1;1);MID(&quot;0123456789ABCDEFGHJKLMNPQRSTUVWXYZabcdefghijklmnpqrstuvwxyz!#$%&amp;()*+-;&lt;=&gt;?@^_{}[]/\:&quot;&quot;&quot;&quot;&quot;;[.E513]+1;1);MID(&quot;0123456789ABCDEFGHJKLMNPQRSTUVWXYZabcdefghijklmnpqrstuvwxyz!#$%&amp;()*+-;&lt;=&gt;?@^_{}[]/\:&quot;&quot;&quot;&quot;&quot;;[.F513]+1;1);MID(&quot;0123456789ABCDEFGHJKLMNPQRSTUVWXYZabcdefghijklmnpqrstuvwxyz!#$%&amp;()*+-;&lt;=&gt;?@^_{}[]/\:&quot;&quot;&quot;&quot;&quot;;[.G513]+1;1))" office:value-type="string" office:string-value="L0[\" calcext:value-type="string">
            <text:p>L0[\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d033da8c23a1c100fa7ecb7d0dd4b55384bc360719ae7916f6b3035b31433b9</text:p>
          </table:table-cell>
          <table:table-cell table:formula="of:=HEX2DEC(MID([.A514];1;8))+HEX2DEC(MID([.A514];9;8))+HEX2DEC(MID([.A514];17;8))+HEX2DEC(MID([.A514];25;8))+HEX2DEC(MID([.A514];33;8))+HEX2DEC(MID([.A514];41;8))+HEX2DEC(MID([.A514];49;8))+HEX2DEC(MID([.A514];57;8))" office:value-type="float" office:value="16310116515" calcext:value-type="float">
            <text:p>16310116515</text:p>
          </table:table-cell>
          <table:table-cell table:formula="of:= MOD([.B514];85^4)" office:value-type="float" office:value="23521515" calcext:value-type="float">
            <text:p>23521515</text:p>
          </table:table-cell>
          <table:table-cell table:formula="of:=MOD(((((([.C514]-[.G514])/85)-[.F514])/85)-[.E514])/85;85)" office:value-type="float" office:value="38" calcext:value-type="float">
            <text:p>38</text:p>
          </table:table-cell>
          <table:table-cell table:formula="of:=MOD(((([.C514]-[.G514])/85)-[.F514])/85;85)" office:value-type="float" office:value="25" calcext:value-type="float">
            <text:p>25</text:p>
          </table:table-cell>
          <table:table-cell table:formula="of:=MOD(([.C514]-[.G514])/85;85)" office:value-type="float" office:value="48" calcext:value-type="float">
            <text:p>48</text:p>
          </table:table-cell>
          <table:table-cell table:formula="of:=MOD([.C514];85)" office:value-type="float" office:value="60" calcext:value-type="float">
            <text:p>60</text:p>
          </table:table-cell>
          <table:table-cell table:formula="of:=COM.MICROSOFT.CONCAT(MID(&quot;0123456789ABCDEFGHJKLMNPQRSTUVWXYZabcdefghijklmnpqrstuvwxyz!#$%&amp;()*+-;&lt;=&gt;?@^_{}[]/\:&quot;&quot;&quot;&quot;&quot;;[.D514]+1;1);MID(&quot;0123456789ABCDEFGHJKLMNPQRSTUVWXYZabcdefghijklmnpqrstuvwxyz!#$%&amp;()*+-;&lt;=&gt;?@^_{}[]/\:&quot;&quot;&quot;&quot;&quot;;[.E514]+1;1);MID(&quot;0123456789ABCDEFGHJKLMNPQRSTUVWXYZabcdefghijklmnpqrstuvwxyz!#$%&amp;()*+-;&lt;=&gt;?@^_{}[]/\:&quot;&quot;&quot;&quot;&quot;;[.F514]+1;1);MID(&quot;0123456789ABCDEFGHJKLMNPQRSTUVWXYZabcdefghijklmnpqrstuvwxyz!#$%&amp;()*+-;&lt;=&gt;?@^_{}[]/\:&quot;&quot;&quot;&quot;&quot;;[.G514]+1;1))" office:value-type="string" office:string-value="eRp#" calcext:value-type="string">
            <text:p>eRp#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40269e94afb4bbc4c643851e366bf4f0d870ff0753d250b854f748cf3516285</text:p>
          </table:table-cell>
          <table:table-cell table:formula="of:=HEX2DEC(MID([.A515];1;8))+HEX2DEC(MID([.A515];9;8))+HEX2DEC(MID([.A515];17;8))+HEX2DEC(MID([.A515];25;8))+HEX2DEC(MID([.A515];33;8))+HEX2DEC(MID([.A515];41;8))+HEX2DEC(MID([.A515];49;8))+HEX2DEC(MID([.A515];57;8))" office:value-type="float" office:value="15471589713" calcext:value-type="float">
            <text:p>15471589713</text:p>
          </table:table-cell>
          <table:table-cell table:formula="of:= MOD([.B515];85^4)" office:value-type="float" office:value="20204713" calcext:value-type="float">
            <text:p>20204713</text:p>
          </table:table-cell>
          <table:table-cell table:formula="of:=MOD(((((([.C515]-[.G515])/85)-[.F515])/85)-[.E515])/85;85)" office:value-type="float" office:value="32" calcext:value-type="float">
            <text:p>32</text:p>
          </table:table-cell>
          <table:table-cell table:formula="of:=MOD(((([.C515]-[.G515])/85)-[.F515])/85;85)" office:value-type="float" office:value="76" calcext:value-type="float">
            <text:p>76</text:p>
          </table:table-cell>
          <table:table-cell table:formula="of:=MOD(([.C515]-[.G515])/85;85)" office:value-type="float" office:value="42" calcext:value-type="float">
            <text:p>42</text:p>
          </table:table-cell>
          <table:table-cell table:formula="of:=MOD([.C515];85)" office:value-type="float" office:value="43" calcext:value-type="float">
            <text:p>43</text:p>
          </table:table-cell>
          <table:table-cell table:formula="of:=COM.MICROSOFT.CONCAT(MID(&quot;0123456789ABCDEFGHJKLMNPQRSTUVWXYZabcdefghijklmnpqrstuvwxyz!#$%&amp;()*+-;&lt;=&gt;?@^_{}[]/\:&quot;&quot;&quot;&quot;&quot;;[.D515]+1;1);MID(&quot;0123456789ABCDEFGHJKLMNPQRSTUVWXYZabcdefghijklmnpqrstuvwxyz!#$%&amp;()*+-;&lt;=&gt;?@^_{}[]/\:&quot;&quot;&quot;&quot;&quot;;[.E515]+1;1);MID(&quot;0123456789ABCDEFGHJKLMNPQRSTUVWXYZabcdefghijklmnpqrstuvwxyz!#$%&amp;()*+-;&lt;=&gt;?@^_{}[]/\:&quot;&quot;&quot;&quot;&quot;;[.F515]+1;1);MID(&quot;0123456789ABCDEFGHJKLMNPQRSTUVWXYZabcdefghijklmnpqrstuvwxyz!#$%&amp;()*+-;&lt;=&gt;?@^_{}[]/\:&quot;&quot;&quot;&quot;&quot;;[.G515]+1;1))" office:value-type="string" office:string-value="Y_ij" calcext:value-type="string">
            <text:p>Y_ij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29aca65bcd9e9c95006b0311c041862b43c7ecc4d979a274796dc411f721ff8</text:p>
          </table:table-cell>
          <table:table-cell table:formula="of:=HEX2DEC(MID([.A516];1;8))+HEX2DEC(MID([.A516];9;8))+HEX2DEC(MID([.A516];17;8))+HEX2DEC(MID([.A516];25;8))+HEX2DEC(MID([.A516];33;8))+HEX2DEC(MID([.A516];41;8))+HEX2DEC(MID([.A516];49;8))+HEX2DEC(MID([.A516];57;8))" office:value-type="float" office:value="11347464685" calcext:value-type="float">
            <text:p>11347464685</text:p>
          </table:table-cell>
          <table:table-cell table:formula="of:= MOD([.B516];85^4)" office:value-type="float" office:value="19929060" calcext:value-type="float">
            <text:p>19929060</text:p>
          </table:table-cell>
          <table:table-cell table:formula="of:=MOD(((((([.C516]-[.G516])/85)-[.F516])/85)-[.E516])/85;85)" office:value-type="float" office:value="32" calcext:value-type="float">
            <text:p>32</text:p>
          </table:table-cell>
          <table:table-cell table:formula="of:=MOD(((([.C516]-[.G516])/85)-[.F516])/85;85)" office:value-type="float" office:value="38" calcext:value-type="float">
            <text:p>38</text:p>
          </table:table-cell>
          <table:table-cell table:formula="of:=MOD(([.C516]-[.G516])/85;85)" office:value-type="float" office:value="29" calcext:value-type="float">
            <text:p>29</text:p>
          </table:table-cell>
          <table:table-cell table:formula="of:=MOD([.C516];85)" office:value-type="float" office:value="45" calcext:value-type="float">
            <text:p>45</text:p>
          </table:table-cell>
          <table:table-cell table:formula="of:=COM.MICROSOFT.CONCAT(MID(&quot;0123456789ABCDEFGHJKLMNPQRSTUVWXYZabcdefghijklmnpqrstuvwxyz!#$%&amp;()*+-;&lt;=&gt;?@^_{}[]/\:&quot;&quot;&quot;&quot;&quot;;[.D516]+1;1);MID(&quot;0123456789ABCDEFGHJKLMNPQRSTUVWXYZabcdefghijklmnpqrstuvwxyz!#$%&amp;()*+-;&lt;=&gt;?@^_{}[]/\:&quot;&quot;&quot;&quot;&quot;;[.E516]+1;1);MID(&quot;0123456789ABCDEFGHJKLMNPQRSTUVWXYZabcdefghijklmnpqrstuvwxyz!#$%&amp;()*+-;&lt;=&gt;?@^_{}[]/\:&quot;&quot;&quot;&quot;&quot;;[.F516]+1;1);MID(&quot;0123456789ABCDEFGHJKLMNPQRSTUVWXYZabcdefghijklmnpqrstuvwxyz!#$%&amp;()*+-;&lt;=&gt;?@^_{}[]/\:&quot;&quot;&quot;&quot;&quot;;[.G516]+1;1))" office:value-type="string" office:string-value="YeVl" calcext:value-type="string">
            <text:p>YeV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696266b0be392342a68fdf9385b46d3e9795d178f1537185c19172fcce7fb3f</text:p>
          </table:table-cell>
          <table:table-cell table:formula="of:=HEX2DEC(MID([.A517];1;8))+HEX2DEC(MID([.A517];9;8))+HEX2DEC(MID([.A517];17;8))+HEX2DEC(MID([.A517];25;8))+HEX2DEC(MID([.A517];33;8))+HEX2DEC(MID([.A517];41;8))+HEX2DEC(MID([.A517];49;8))+HEX2DEC(MID([.A517];57;8))" office:value-type="float" office:value="15951832072" calcext:value-type="float">
            <text:p>15951832072</text:p>
          </table:table-cell>
          <table:table-cell table:formula="of:= MOD([.B517];85^4)" office:value-type="float" office:value="30641447" calcext:value-type="float">
            <text:p>30641447</text:p>
          </table:table-cell>
          <table:table-cell table:formula="of:=MOD(((((([.C517]-[.G517])/85)-[.F517])/85)-[.E517])/85;85)" office:value-type="float" office:value="49" calcext:value-type="float">
            <text:p>49</text:p>
          </table:table-cell>
          <table:table-cell table:formula="of:=MOD(((([.C517]-[.G517])/85)-[.F517])/85;85)" office:value-type="float" office:value="76" calcext:value-type="float">
            <text:p>76</text:p>
          </table:table-cell>
          <table:table-cell table:formula="of:=MOD(([.C517]-[.G517])/85;85)" office:value-type="float" office:value="2" calcext:value-type="float">
            <text:p>2</text:p>
          </table:table-cell>
          <table:table-cell table:formula="of:=MOD([.C517];85)" office:value-type="float" office:value="52" calcext:value-type="float">
            <text:p>52</text:p>
          </table:table-cell>
          <table:table-cell table:formula="of:=COM.MICROSOFT.CONCAT(MID(&quot;0123456789ABCDEFGHJKLMNPQRSTUVWXYZabcdefghijklmnpqrstuvwxyz!#$%&amp;()*+-;&lt;=&gt;?@^_{}[]/\:&quot;&quot;&quot;&quot;&quot;;[.D517]+1;1);MID(&quot;0123456789ABCDEFGHJKLMNPQRSTUVWXYZabcdefghijklmnpqrstuvwxyz!#$%&amp;()*+-;&lt;=&gt;?@^_{}[]/\:&quot;&quot;&quot;&quot;&quot;;[.E517]+1;1);MID(&quot;0123456789ABCDEFGHJKLMNPQRSTUVWXYZabcdefghijklmnpqrstuvwxyz!#$%&amp;()*+-;&lt;=&gt;?@^_{}[]/\:&quot;&quot;&quot;&quot;&quot;;[.F517]+1;1);MID(&quot;0123456789ABCDEFGHJKLMNPQRSTUVWXYZabcdefghijklmnpqrstuvwxyz!#$%&amp;()*+-;&lt;=&gt;?@^_{}[]/\:&quot;&quot;&quot;&quot;&quot;;[.G517]+1;1))" office:value-type="string" office:string-value="q_2t" calcext:value-type="string">
            <text:p>q_2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f7ce971e0a28c8ad3db0a91d9173340b7dbf0e754ccf05a004a3bc3de6e5957</text:p>
          </table:table-cell>
          <table:table-cell table:formula="of:=HEX2DEC(MID([.A518];1;8))+HEX2DEC(MID([.A518];9;8))+HEX2DEC(MID([.A518];17;8))+HEX2DEC(MID([.A518];25;8))+HEX2DEC(MID([.A518];33;8))+HEX2DEC(MID([.A518];41;8))+HEX2DEC(MID([.A518];49;8))+HEX2DEC(MID([.A518];57;8))" office:value-type="float" office:value="19469117991" calcext:value-type="float">
            <text:p>19469117991</text:p>
          </table:table-cell>
          <table:table-cell table:formula="of:= MOD([.B518];85^4)" office:value-type="float" office:value="50485491" calcext:value-type="float">
            <text:p>50485491</text:p>
          </table:table-cell>
          <table:table-cell table:formula="of:=MOD(((((([.C518]-[.G518])/85)-[.F518])/85)-[.E518])/85;85)" office:value-type="float" office:value="82" calcext:value-type="float">
            <text:p>82</text:p>
          </table:table-cell>
          <table:table-cell table:formula="of:=MOD(((([.C518]-[.G518])/85)-[.F518])/85;85)" office:value-type="float" office:value="17" calcext:value-type="float">
            <text:p>17</text:p>
          </table:table-cell>
          <table:table-cell table:formula="of:=MOD(([.C518]-[.G518])/85;85)" office:value-type="float" office:value="51" calcext:value-type="float">
            <text:p>51</text:p>
          </table:table-cell>
          <table:table-cell table:formula="of:=MOD([.C518];85)" office:value-type="float" office:value="81" calcext:value-type="float">
            <text:p>81</text:p>
          </table:table-cell>
          <table:table-cell table:formula="of:=COM.MICROSOFT.CONCAT(MID(&quot;0123456789ABCDEFGHJKLMNPQRSTUVWXYZabcdefghijklmnpqrstuvwxyz!#$%&amp;()*+-;&lt;=&gt;?@^_{}[]/\:&quot;&quot;&quot;&quot;&quot;;[.D518]+1;1);MID(&quot;0123456789ABCDEFGHJKLMNPQRSTUVWXYZabcdefghijklmnpqrstuvwxyz!#$%&amp;()*+-;&lt;=&gt;?@^_{}[]/\:&quot;&quot;&quot;&quot;&quot;;[.E518]+1;1);MID(&quot;0123456789ABCDEFGHJKLMNPQRSTUVWXYZabcdefghijklmnpqrstuvwxyz!#$%&amp;()*+-;&lt;=&gt;?@^_{}[]/\:&quot;&quot;&quot;&quot;&quot;;[.F518]+1;1);MID(&quot;0123456789ABCDEFGHJKLMNPQRSTUVWXYZabcdefghijklmnpqrstuvwxyz!#$%&amp;()*+-;&lt;=&gt;?@^_{}[]/\:&quot;&quot;&quot;&quot;&quot;;[.G518]+1;1))" office:value-type="string" office:string-value="\Hs/" calcext:value-type="string">
            <text:p>\Hs/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9688c8927b7b7277c446387f90b1d7c7f18aadc2c8a36e89b0f0ef7b0da495</text:p>
          </table:table-cell>
          <table:table-cell table:formula="of:=HEX2DEC(MID([.A519];1;8))+HEX2DEC(MID([.A519];9;8))+HEX2DEC(MID([.A519];17;8))+HEX2DEC(MID([.A519];25;8))+HEX2DEC(MID([.A519];33;8))+HEX2DEC(MID([.A519];41;8))+HEX2DEC(MID([.A519];49;8))+HEX2DEC(MID([.A519];57;8))" office:value-type="float" office:value="20298317800" calcext:value-type="float">
            <text:p>20298317800</text:p>
          </table:table-cell>
          <table:table-cell table:formula="of:= MOD([.B519];85^4)" office:value-type="float" office:value="44475300" calcext:value-type="float">
            <text:p>44475300</text:p>
          </table:table-cell>
          <table:table-cell table:formula="of:=MOD(((((([.C519]-[.G519])/85)-[.F519])/85)-[.E519])/85;85)" office:value-type="float" office:value="72" calcext:value-type="float">
            <text:p>72</text:p>
          </table:table-cell>
          <table:table-cell table:formula="of:=MOD(((([.C519]-[.G519])/85)-[.F519])/85;85)" office:value-type="float" office:value="35" calcext:value-type="float">
            <text:p>35</text:p>
          </table:table-cell>
          <table:table-cell table:formula="of:=MOD(([.C519]-[.G519])/85;85)" office:value-type="float" office:value="63" calcext:value-type="float">
            <text:p>63</text:p>
          </table:table-cell>
          <table:table-cell table:formula="of:=MOD([.C519];85)" office:value-type="float" office:value="70" calcext:value-type="float">
            <text:p>70</text:p>
          </table:table-cell>
          <table:table-cell table:formula="of:=COM.MICROSOFT.CONCAT(MID(&quot;0123456789ABCDEFGHJKLMNPQRSTUVWXYZabcdefghijklmnpqrstuvwxyz!#$%&amp;()*+-;&lt;=&gt;?@^_{}[]/\:&quot;&quot;&quot;&quot;&quot;;[.D519]+1;1);MID(&quot;0123456789ABCDEFGHJKLMNPQRSTUVWXYZabcdefghijklmnpqrstuvwxyz!#$%&amp;()*+-;&lt;=&gt;?@^_{}[]/\:&quot;&quot;&quot;&quot;&quot;;[.E519]+1;1);MID(&quot;0123456789ABCDEFGHJKLMNPQRSTUVWXYZabcdefghijklmnpqrstuvwxyz!#$%&amp;()*+-;&lt;=&gt;?@^_{}[]/\:&quot;&quot;&quot;&quot;&quot;;[.F519]+1;1);MID(&quot;0123456789ABCDEFGHJKLMNPQRSTUVWXYZabcdefghijklmnpqrstuvwxyz!#$%&amp;()*+-;&lt;=&gt;?@^_{}[]/\:&quot;&quot;&quot;&quot;&quot;;[.G519]+1;1))" office:value-type="string" office:string-value="&gt;b&amp;&lt;" calcext:value-type="string">
            <text:p>&gt;b&amp;&lt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f8a3eec58c0e6ecc0c9fc9ab9092146b0d428853da1c9824ed6d7423fa5dfe2</text:p>
          </table:table-cell>
          <table:table-cell table:formula="of:=HEX2DEC(MID([.A520];1;8))+HEX2DEC(MID([.A520];9;8))+HEX2DEC(MID([.A520];17;8))+HEX2DEC(MID([.A520];25;8))+HEX2DEC(MID([.A520];33;8))+HEX2DEC(MID([.A520];41;8))+HEX2DEC(MID([.A520];49;8))+HEX2DEC(MID([.A520];57;8))" office:value-type="float" office:value="14479846627" calcext:value-type="float">
            <text:p>14479846627</text:p>
          </table:table-cell>
          <table:table-cell table:formula="of:= MOD([.B520];85^4)" office:value-type="float" office:value="20273502" calcext:value-type="float">
            <text:p>20273502</text:p>
          </table:table-cell>
          <table:table-cell table:formula="of:=MOD(((((([.C520]-[.G520])/85)-[.F520])/85)-[.E520])/85;85)" office:value-type="float" office:value="33" calcext:value-type="float">
            <text:p>33</text:p>
          </table:table-cell>
          <table:table-cell table:formula="of:=MOD(((([.C520]-[.G520])/85)-[.F520])/85;85)" office:value-type="float" office:value="1" calcext:value-type="float">
            <text:p>1</text:p>
          </table:table-cell>
          <table:table-cell table:formula="of:=MOD(([.C520]-[.G520])/85;85)" office:value-type="float" office:value="1" calcext:value-type="float">
            <text:p>1</text:p>
          </table:table-cell>
          <table:table-cell table:formula="of:=MOD([.C520];85)" office:value-type="float" office:value="67" calcext:value-type="float">
            <text:p>67</text:p>
          </table:table-cell>
          <table:table-cell table:formula="of:=COM.MICROSOFT.CONCAT(MID(&quot;0123456789ABCDEFGHJKLMNPQRSTUVWXYZabcdefghijklmnpqrstuvwxyz!#$%&amp;()*+-;&lt;=&gt;?@^_{}[]/\:&quot;&quot;&quot;&quot;&quot;;[.D520]+1;1);MID(&quot;0123456789ABCDEFGHJKLMNPQRSTUVWXYZabcdefghijklmnpqrstuvwxyz!#$%&amp;()*+-;&lt;=&gt;?@^_{}[]/\:&quot;&quot;&quot;&quot;&quot;;[.E520]+1;1);MID(&quot;0123456789ABCDEFGHJKLMNPQRSTUVWXYZabcdefghijklmnpqrstuvwxyz!#$%&amp;()*+-;&lt;=&gt;?@^_{}[]/\:&quot;&quot;&quot;&quot;&quot;;[.F520]+1;1);MID(&quot;0123456789ABCDEFGHJKLMNPQRSTUVWXYZabcdefghijklmnpqrstuvwxyz!#$%&amp;()*+-;&lt;=&gt;?@^_{}[]/\:&quot;&quot;&quot;&quot;&quot;;[.G520]+1;1))" office:value-type="string" office:string-value="Z11+" calcext:value-type="string">
            <text:p>Z11+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8430c59951df1d835a871172779c933db36c45bf79c702fc7d1b77c5e47460e</text:p>
          </table:table-cell>
          <table:table-cell table:formula="of:=HEX2DEC(MID([.A521];1;8))+HEX2DEC(MID([.A521];9;8))+HEX2DEC(MID([.A521];17;8))+HEX2DEC(MID([.A521];25;8))+HEX2DEC(MID([.A521];33;8))+HEX2DEC(MID([.A521];41;8))+HEX2DEC(MID([.A521];49;8))+HEX2DEC(MID([.A521];57;8))" office:value-type="float" office:value="18042808975" calcext:value-type="float">
            <text:p>18042808975</text:p>
          </table:table-cell>
          <table:table-cell table:formula="of:= MOD([.B521];85^4)" office:value-type="float" office:value="33593350" calcext:value-type="float">
            <text:p>33593350</text:p>
          </table:table-cell>
          <table:table-cell table:formula="of:=MOD(((((([.C521]-[.G521])/85)-[.F521])/85)-[.E521])/85;85)" office:value-type="float" office:value="54" calcext:value-type="float">
            <text:p>54</text:p>
          </table:table-cell>
          <table:table-cell table:formula="of:=MOD(((([.C521]-[.G521])/85)-[.F521])/85;85)" office:value-type="float" office:value="59" calcext:value-type="float">
            <text:p>59</text:p>
          </table:table-cell>
          <table:table-cell table:formula="of:=MOD(([.C521]-[.G521])/85;85)" office:value-type="float" office:value="50" calcext:value-type="float">
            <text:p>50</text:p>
          </table:table-cell>
          <table:table-cell table:formula="of:=MOD([.C521];85)" office:value-type="float" office:value="75" calcext:value-type="float">
            <text:p>75</text:p>
          </table:table-cell>
          <table:table-cell table:formula="of:=COM.MICROSOFT.CONCAT(MID(&quot;0123456789ABCDEFGHJKLMNPQRSTUVWXYZabcdefghijklmnpqrstuvwxyz!#$%&amp;()*+-;&lt;=&gt;?@^_{}[]/\:&quot;&quot;&quot;&quot;&quot;;[.D521]+1;1);MID(&quot;0123456789ABCDEFGHJKLMNPQRSTUVWXYZabcdefghijklmnpqrstuvwxyz!#$%&amp;()*+-;&lt;=&gt;?@^_{}[]/\:&quot;&quot;&quot;&quot;&quot;;[.E521]+1;1);MID(&quot;0123456789ABCDEFGHJKLMNPQRSTUVWXYZabcdefghijklmnpqrstuvwxyz!#$%&amp;()*+-;&lt;=&gt;?@^_{}[]/\:&quot;&quot;&quot;&quot;&quot;;[.F521]+1;1);MID(&quot;0123456789ABCDEFGHJKLMNPQRSTUVWXYZabcdefghijklmnpqrstuvwxyz!#$%&amp;()*+-;&lt;=&gt;?@^_{}[]/\:&quot;&quot;&quot;&quot;&quot;;[.G521]+1;1))" office:value-type="string" office:string-value="v!r^" calcext:value-type="string">
            <text:p>v!r^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c1a3d56a97fd9f3ef270801524156f122d0eadbc424d8804756ebdacdb9e5e2</text:p>
          </table:table-cell>
          <table:table-cell table:formula="of:=HEX2DEC(MID([.A522];1;8))+HEX2DEC(MID([.A522];9;8))+HEX2DEC(MID([.A522];17;8))+HEX2DEC(MID([.A522];25;8))+HEX2DEC(MID([.A522];33;8))+HEX2DEC(MID([.A522];41;8))+HEX2DEC(MID([.A522];49;8))+HEX2DEC(MID([.A522];57;8))" office:value-type="float" office:value="19109841746" calcext:value-type="float">
            <text:p>19109841746</text:p>
          </table:table-cell>
          <table:table-cell table:formula="of:= MOD([.B522];85^4)" office:value-type="float" office:value="4412996" calcext:value-type="float">
            <text:p>4412996</text:p>
          </table:table-cell>
          <table:table-cell table:formula="of:=MOD(((((([.C522]-[.G522])/85)-[.F522])/85)-[.E522])/85;85)" office:value-type="float" office:value="7" calcext:value-type="float">
            <text:p>7</text:p>
          </table:table-cell>
          <table:table-cell table:formula="of:=MOD(((([.C522]-[.G522])/85)-[.F522])/85;85)" office:value-type="float" office:value="15" calcext:value-type="float">
            <text:p>15</text:p>
          </table:table-cell>
          <table:table-cell table:formula="of:=MOD(([.C522]-[.G522])/85;85)" office:value-type="float" office:value="67" calcext:value-type="float">
            <text:p>67</text:p>
          </table:table-cell>
          <table:table-cell table:formula="of:=MOD([.C522];85)" office:value-type="float" office:value="51" calcext:value-type="float">
            <text:p>51</text:p>
          </table:table-cell>
          <table:table-cell table:formula="of:=COM.MICROSOFT.CONCAT(MID(&quot;0123456789ABCDEFGHJKLMNPQRSTUVWXYZabcdefghijklmnpqrstuvwxyz!#$%&amp;()*+-;&lt;=&gt;?@^_{}[]/\:&quot;&quot;&quot;&quot;&quot;;[.D522]+1;1);MID(&quot;0123456789ABCDEFGHJKLMNPQRSTUVWXYZabcdefghijklmnpqrstuvwxyz!#$%&amp;()*+-;&lt;=&gt;?@^_{}[]/\:&quot;&quot;&quot;&quot;&quot;;[.E522]+1;1);MID(&quot;0123456789ABCDEFGHJKLMNPQRSTUVWXYZabcdefghijklmnpqrstuvwxyz!#$%&amp;()*+-;&lt;=&gt;?@^_{}[]/\:&quot;&quot;&quot;&quot;&quot;;[.F522]+1;1);MID(&quot;0123456789ABCDEFGHJKLMNPQRSTUVWXYZabcdefghijklmnpqrstuvwxyz!#$%&amp;()*+-;&lt;=&gt;?@^_{}[]/\:&quot;&quot;&quot;&quot;&quot;;[.G522]+1;1))" office:value-type="string" office:string-value="7F+s" calcext:value-type="string">
            <text:p>7F+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074122741d2f7fa312eddcbeacf98c9ed76b56e0acb5cfabdbefbd58bcae3c0</text:p>
          </table:table-cell>
          <table:table-cell table:formula="of:=HEX2DEC(MID([.A523];1;8))+HEX2DEC(MID([.A523];9;8))+HEX2DEC(MID([.A523];17;8))+HEX2DEC(MID([.A523];25;8))+HEX2DEC(MID([.A523];33;8))+HEX2DEC(MID([.A523];41;8))+HEX2DEC(MID([.A523];49;8))+HEX2DEC(MID([.A523];57;8))" office:value-type="float" office:value="17717883570" calcext:value-type="float">
            <text:p>17717883570</text:p>
          </table:table-cell>
          <table:table-cell table:formula="of:= MOD([.B523];85^4)" office:value-type="float" office:value="21871695" calcext:value-type="float">
            <text:p>21871695</text:p>
          </table:table-cell>
          <table:table-cell table:formula="of:=MOD(((((([.C523]-[.G523])/85)-[.F523])/85)-[.E523])/85;85)" office:value-type="float" office:value="35" calcext:value-type="float">
            <text:p>35</text:p>
          </table:table-cell>
          <table:table-cell table:formula="of:=MOD(((([.C523]-[.G523])/85)-[.F523])/85;85)" office:value-type="float" office:value="52" calcext:value-type="float">
            <text:p>52</text:p>
          </table:table-cell>
          <table:table-cell table:formula="of:=MOD(([.C523]-[.G523])/85;85)" office:value-type="float" office:value="19" calcext:value-type="float">
            <text:p>19</text:p>
          </table:table-cell>
          <table:table-cell table:formula="of:=MOD([.C523];85)" office:value-type="float" office:value="5" calcext:value-type="float">
            <text:p>5</text:p>
          </table:table-cell>
          <table:table-cell table:formula="of:=COM.MICROSOFT.CONCAT(MID(&quot;0123456789ABCDEFGHJKLMNPQRSTUVWXYZabcdefghijklmnpqrstuvwxyz!#$%&amp;()*+-;&lt;=&gt;?@^_{}[]/\:&quot;&quot;&quot;&quot;&quot;;[.D523]+1;1);MID(&quot;0123456789ABCDEFGHJKLMNPQRSTUVWXYZabcdefghijklmnpqrstuvwxyz!#$%&amp;()*+-;&lt;=&gt;?@^_{}[]/\:&quot;&quot;&quot;&quot;&quot;;[.E523]+1;1);MID(&quot;0123456789ABCDEFGHJKLMNPQRSTUVWXYZabcdefghijklmnpqrstuvwxyz!#$%&amp;()*+-;&lt;=&gt;?@^_{}[]/\:&quot;&quot;&quot;&quot;&quot;;[.F523]+1;1);MID(&quot;0123456789ABCDEFGHJKLMNPQRSTUVWXYZabcdefghijklmnpqrstuvwxyz!#$%&amp;()*+-;&lt;=&gt;?@^_{}[]/\:&quot;&quot;&quot;&quot;&quot;;[.G523]+1;1))" office:value-type="string" office:string-value="btK5" calcext:value-type="string">
            <text:p>btK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81cd8f5f08f3d71ade2956a71828254f4f5866da6b14684fe74e6c3f427bf6e</text:p>
          </table:table-cell>
          <table:table-cell table:formula="of:=HEX2DEC(MID([.A524];1;8))+HEX2DEC(MID([.A524];9;8))+HEX2DEC(MID([.A524];17;8))+HEX2DEC(MID([.A524];25;8))+HEX2DEC(MID([.A524];33;8))+HEX2DEC(MID([.A524];41;8))+HEX2DEC(MID([.A524];49;8))+HEX2DEC(MID([.A524];57;8))" office:value-type="float" office:value="25607577926" calcext:value-type="float">
            <text:p>25607577926</text:p>
          </table:table-cell>
          <table:table-cell table:formula="of:= MOD([.B524];85^4)" office:value-type="float" office:value="29271676" calcext:value-type="float">
            <text:p>29271676</text:p>
          </table:table-cell>
          <table:table-cell table:formula="of:=MOD(((((([.C524]-[.G524])/85)-[.F524])/85)-[.E524])/85;85)" office:value-type="float" office:value="47" calcext:value-type="float">
            <text:p>47</text:p>
          </table:table-cell>
          <table:table-cell table:formula="of:=MOD(((([.C524]-[.G524])/85)-[.F524])/85;85)" office:value-type="float" office:value="56" calcext:value-type="float">
            <text:p>56</text:p>
          </table:table-cell>
          <table:table-cell table:formula="of:=MOD(([.C524]-[.G524])/85;85)" office:value-type="float" office:value="37" calcext:value-type="float">
            <text:p>37</text:p>
          </table:table-cell>
          <table:table-cell table:formula="of:=MOD([.C524];85)" office:value-type="float" office:value="56" calcext:value-type="float">
            <text:p>56</text:p>
          </table:table-cell>
          <table:table-cell table:formula="of:=COM.MICROSOFT.CONCAT(MID(&quot;0123456789ABCDEFGHJKLMNPQRSTUVWXYZabcdefghijklmnpqrstuvwxyz!#$%&amp;()*+-;&lt;=&gt;?@^_{}[]/\:&quot;&quot;&quot;&quot;&quot;;[.D524]+1;1);MID(&quot;0123456789ABCDEFGHJKLMNPQRSTUVWXYZabcdefghijklmnpqrstuvwxyz!#$%&amp;()*+-;&lt;=&gt;?@^_{}[]/\:&quot;&quot;&quot;&quot;&quot;;[.E524]+1;1);MID(&quot;0123456789ABCDEFGHJKLMNPQRSTUVWXYZabcdefghijklmnpqrstuvwxyz!#$%&amp;()*+-;&lt;=&gt;?@^_{}[]/\:&quot;&quot;&quot;&quot;&quot;;[.F524]+1;1);MID(&quot;0123456789ABCDEFGHJKLMNPQRSTUVWXYZabcdefghijklmnpqrstuvwxyz!#$%&amp;()*+-;&lt;=&gt;?@^_{}[]/\:&quot;&quot;&quot;&quot;&quot;;[.G524]+1;1))" office:value-type="string" office:string-value="nxdx" calcext:value-type="string">
            <text:p>nxd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389a3a50c977d2daa47badb0a5f93d79c33f1f84aba754a657843d74e2be7f</text:p>
          </table:table-cell>
          <table:table-cell table:formula="of:=HEX2DEC(MID([.A525];1;8))+HEX2DEC(MID([.A525];9;8))+HEX2DEC(MID([.A525];17;8))+HEX2DEC(MID([.A525];25;8))+HEX2DEC(MID([.A525];33;8))+HEX2DEC(MID([.A525];41;8))+HEX2DEC(MID([.A525];49;8))+HEX2DEC(MID([.A525];57;8))" office:value-type="float" office:value="21205725221" calcext:value-type="float">
            <text:p>21205725221</text:p>
          </table:table-cell>
          <table:table-cell table:formula="of:= MOD([.B525];85^4)" office:value-type="float" office:value="12271471" calcext:value-type="float">
            <text:p>12271471</text:p>
          </table:table-cell>
          <table:table-cell table:formula="of:=MOD(((((([.C525]-[.G525])/85)-[.F525])/85)-[.E525])/85;85)" office:value-type="float" office:value="19" calcext:value-type="float">
            <text:p>19</text:p>
          </table:table-cell>
          <table:table-cell table:formula="of:=MOD(((([.C525]-[.G525])/85)-[.F525])/85;85)" office:value-type="float" office:value="83" calcext:value-type="float">
            <text:p>83</text:p>
          </table:table-cell>
          <table:table-cell table:formula="of:=MOD(([.C525]-[.G525])/85;85)" office:value-type="float" office:value="40" calcext:value-type="float">
            <text:p>40</text:p>
          </table:table-cell>
          <table:table-cell table:formula="of:=MOD([.C525];85)" office:value-type="float" office:value="21" calcext:value-type="float">
            <text:p>21</text:p>
          </table:table-cell>
          <table:table-cell table:formula="of:=COM.MICROSOFT.CONCAT(MID(&quot;0123456789ABCDEFGHJKLMNPQRSTUVWXYZabcdefghijklmnpqrstuvwxyz!#$%&amp;()*+-;&lt;=&gt;?@^_{}[]/\:&quot;&quot;&quot;&quot;&quot;;[.D525]+1;1);MID(&quot;0123456789ABCDEFGHJKLMNPQRSTUVWXYZabcdefghijklmnpqrstuvwxyz!#$%&amp;()*+-;&lt;=&gt;?@^_{}[]/\:&quot;&quot;&quot;&quot;&quot;;[.E525]+1;1);MID(&quot;0123456789ABCDEFGHJKLMNPQRSTUVWXYZabcdefghijklmnpqrstuvwxyz!#$%&amp;()*+-;&lt;=&gt;?@^_{}[]/\:&quot;&quot;&quot;&quot;&quot;;[.F525]+1;1);MID(&quot;0123456789ABCDEFGHJKLMNPQRSTUVWXYZabcdefghijklmnpqrstuvwxyz!#$%&amp;()*+-;&lt;=&gt;?@^_{}[]/\:&quot;&quot;&quot;&quot;&quot;;[.G525]+1;1))" office:value-type="string" office:string-value="K:gM" calcext:value-type="string">
            <text:p>K:g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08674fe33ad5aa848f48d336f6079c2b668de53a3108da4359ee5a0a2a771e5</text:p>
          </table:table-cell>
          <table:table-cell table:formula="of:=HEX2DEC(MID([.A526];1;8))+HEX2DEC(MID([.A526];9;8))+HEX2DEC(MID([.A526];17;8))+HEX2DEC(MID([.A526];25;8))+HEX2DEC(MID([.A526];33;8))+HEX2DEC(MID([.A526];41;8))+HEX2DEC(MID([.A526];49;8))+HEX2DEC(MID([.A526];57;8))" office:value-type="float" office:value="14198282775" calcext:value-type="float">
            <text:p>14198282775</text:p>
          </table:table-cell>
          <table:table-cell table:formula="of:= MOD([.B526];85^4)" office:value-type="float" office:value="51913400" calcext:value-type="float">
            <text:p>51913400</text:p>
          </table:table-cell>
          <table:table-cell table:formula="of:=MOD(((((([.C526]-[.G526])/85)-[.F526])/85)-[.E526])/85;85)" office:value-type="float" office:value="84" calcext:value-type="float">
            <text:p>84</text:p>
          </table:table-cell>
          <table:table-cell table:formula="of:=MOD(((([.C526]-[.G526])/85)-[.F526])/85;85)" office:value-type="float" office:value="45" calcext:value-type="float">
            <text:p>45</text:p>
          </table:table-cell>
          <table:table-cell table:formula="of:=MOD(([.C526]-[.G526])/85;85)" office:value-type="float" office:value="20" calcext:value-type="float">
            <text:p>20</text:p>
          </table:table-cell>
          <table:table-cell table:formula="of:=MOD([.C526];85)" office:value-type="float" office:value="75" calcext:value-type="float">
            <text:p>75</text:p>
          </table:table-cell>
          <table:table-cell table:formula="of:=COM.MICROSOFT.CONCAT(MID(&quot;0123456789ABCDEFGHJKLMNPQRSTUVWXYZabcdefghijklmnpqrstuvwxyz!#$%&amp;()*+-;&lt;=&gt;?@^_{}[]/\:&quot;&quot;&quot;&quot;&quot;;[.D526]+1;1);MID(&quot;0123456789ABCDEFGHJKLMNPQRSTUVWXYZabcdefghijklmnpqrstuvwxyz!#$%&amp;()*+-;&lt;=&gt;?@^_{}[]/\:&quot;&quot;&quot;&quot;&quot;;[.E526]+1;1);MID(&quot;0123456789ABCDEFGHJKLMNPQRSTUVWXYZabcdefghijklmnpqrstuvwxyz!#$%&amp;()*+-;&lt;=&gt;?@^_{}[]/\:&quot;&quot;&quot;&quot;&quot;;[.F526]+1;1);MID(&quot;0123456789ABCDEFGHJKLMNPQRSTUVWXYZabcdefghijklmnpqrstuvwxyz!#$%&amp;()*+-;&lt;=&gt;?@^_{}[]/\:&quot;&quot;&quot;&quot;&quot;;[.G526]+1;1))" office:value-type="string" office:string-value="&quot;lL^" calcext:value-type="string">
            <text:p>"lL^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502b50b5699bc6b011d3ad1ee8892e5a44c2c5533fbade44d98404e352c83ec</text:p>
          </table:table-cell>
          <table:table-cell table:formula="of:=HEX2DEC(MID([.A527];1;8))+HEX2DEC(MID([.A527];9;8))+HEX2DEC(MID([.A527];17;8))+HEX2DEC(MID([.A527];25;8))+HEX2DEC(MID([.A527];33;8))+HEX2DEC(MID([.A527];41;8))+HEX2DEC(MID([.A527];49;8))+HEX2DEC(MID([.A527];57;8))" office:value-type="float" office:value="15406652831" calcext:value-type="float">
            <text:p>15406652831</text:p>
          </table:table-cell>
          <table:table-cell table:formula="of:= MOD([.B527];85^4)" office:value-type="float" office:value="7468456" calcext:value-type="float">
            <text:p>7468456</text:p>
          </table:table-cell>
          <table:table-cell table:formula="of:=MOD(((((([.C527]-[.G527])/85)-[.F527])/85)-[.E527])/85;85)" office:value-type="float" office:value="12" calcext:value-type="float">
            <text:p>12</text:p>
          </table:table-cell>
          <table:table-cell table:formula="of:=MOD(((([.C527]-[.G527])/85)-[.F527])/85;85)" office:value-type="float" office:value="13" calcext:value-type="float">
            <text:p>13</text:p>
          </table:table-cell>
          <table:table-cell table:formula="of:=MOD(([.C527]-[.G527])/85;85)" office:value-type="float" office:value="59" calcext:value-type="float">
            <text:p>59</text:p>
          </table:table-cell>
          <table:table-cell table:formula="of:=MOD([.C527];85)" office:value-type="float" office:value="16" calcext:value-type="float">
            <text:p>16</text:p>
          </table:table-cell>
          <table:table-cell table:formula="of:=COM.MICROSOFT.CONCAT(MID(&quot;0123456789ABCDEFGHJKLMNPQRSTUVWXYZabcdefghijklmnpqrstuvwxyz!#$%&amp;()*+-;&lt;=&gt;?@^_{}[]/\:&quot;&quot;&quot;&quot;&quot;;[.D527]+1;1);MID(&quot;0123456789ABCDEFGHJKLMNPQRSTUVWXYZabcdefghijklmnpqrstuvwxyz!#$%&amp;()*+-;&lt;=&gt;?@^_{}[]/\:&quot;&quot;&quot;&quot;&quot;;[.E527]+1;1);MID(&quot;0123456789ABCDEFGHJKLMNPQRSTUVWXYZabcdefghijklmnpqrstuvwxyz!#$%&amp;()*+-;&lt;=&gt;?@^_{}[]/\:&quot;&quot;&quot;&quot;&quot;;[.F527]+1;1);MID(&quot;0123456789ABCDEFGHJKLMNPQRSTUVWXYZabcdefghijklmnpqrstuvwxyz!#$%&amp;()*+-;&lt;=&gt;?@^_{}[]/\:&quot;&quot;&quot;&quot;&quot;;[.G527]+1;1))" office:value-type="string" office:string-value="CD!G" calcext:value-type="string">
            <text:p>CD!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2c6f6d5d49c67c79529b862ea879846ff949f64e6c3da901437a326a9484d4</text:p>
          </table:table-cell>
          <table:table-cell table:formula="of:=HEX2DEC(MID([.A528];1;8))+HEX2DEC(MID([.A528];9;8))+HEX2DEC(MID([.A528];17;8))+HEX2DEC(MID([.A528];25;8))+HEX2DEC(MID([.A528];33;8))+HEX2DEC(MID([.A528];41;8))+HEX2DEC(MID([.A528];49;8))+HEX2DEC(MID([.A528];57;8))" office:value-type="float" office:value="10027454872" calcext:value-type="float">
            <text:p>10027454872</text:p>
          </table:table-cell>
          <table:table-cell table:formula="of:= MOD([.B528];85^4)" office:value-type="float" office:value="4934872" calcext:value-type="float">
            <text:p>4934872</text:p>
          </table:table-cell>
          <table:table-cell table:formula="of:=MOD(((((([.C528]-[.G528])/85)-[.F528])/85)-[.E528])/85;85)" office:value-type="float" office:value="8" calcext:value-type="float">
            <text:p>8</text:p>
          </table:table-cell>
          <table:table-cell table:formula="of:=MOD(((([.C528]-[.G528])/85)-[.F528])/85;85)" office:value-type="float" office:value="3" calcext:value-type="float">
            <text:p>3</text:p>
          </table:table-cell>
          <table:table-cell table:formula="of:=MOD(([.C528]-[.G528])/85;85)" office:value-type="float" office:value="2" calcext:value-type="float">
            <text:p>2</text:p>
          </table:table-cell>
          <table:table-cell table:formula="of:=MOD([.C528];85)" office:value-type="float" office:value="27" calcext:value-type="float">
            <text:p>27</text:p>
          </table:table-cell>
          <table:table-cell table:formula="of:=COM.MICROSOFT.CONCAT(MID(&quot;0123456789ABCDEFGHJKLMNPQRSTUVWXYZabcdefghijklmnpqrstuvwxyz!#$%&amp;()*+-;&lt;=&gt;?@^_{}[]/\:&quot;&quot;&quot;&quot;&quot;;[.D528]+1;1);MID(&quot;0123456789ABCDEFGHJKLMNPQRSTUVWXYZabcdefghijklmnpqrstuvwxyz!#$%&amp;()*+-;&lt;=&gt;?@^_{}[]/\:&quot;&quot;&quot;&quot;&quot;;[.E528]+1;1);MID(&quot;0123456789ABCDEFGHJKLMNPQRSTUVWXYZabcdefghijklmnpqrstuvwxyz!#$%&amp;()*+-;&lt;=&gt;?@^_{}[]/\:&quot;&quot;&quot;&quot;&quot;;[.F528]+1;1);MID(&quot;0123456789ABCDEFGHJKLMNPQRSTUVWXYZabcdefghijklmnpqrstuvwxyz!#$%&amp;()*+-;&lt;=&gt;?@^_{}[]/\:&quot;&quot;&quot;&quot;&quot;;[.G528]+1;1))" office:value-type="string" office:string-value="832T" calcext:value-type="string">
            <text:p>832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a9a08e0a1def4223618b6615e6ca28bc81c43a0d586c757c1005ce0a22be98e</text:p>
          </table:table-cell>
          <table:table-cell table:formula="of:=HEX2DEC(MID([.A529];1;8))+HEX2DEC(MID([.A529];9;8))+HEX2DEC(MID([.A529];17;8))+HEX2DEC(MID([.A529];25;8))+HEX2DEC(MID([.A529];33;8))+HEX2DEC(MID([.A529];41;8))+HEX2DEC(MID([.A529];49;8))+HEX2DEC(MID([.A529];57;8))" office:value-type="float" office:value="18283865939" calcext:value-type="float">
            <text:p>18283865939</text:p>
          </table:table-cell>
          <table:table-cell table:formula="of:= MOD([.B529];85^4)" office:value-type="float" office:value="13647189" calcext:value-type="float">
            <text:p>13647189</text:p>
          </table:table-cell>
          <table:table-cell table:formula="of:=MOD(((((([.C529]-[.G529])/85)-[.F529])/85)-[.E529])/85;85)" office:value-type="float" office:value="22" calcext:value-type="float">
            <text:p>22</text:p>
          </table:table-cell>
          <table:table-cell table:formula="of:=MOD(((([.C529]-[.G529])/85)-[.F529])/85;85)" office:value-type="float" office:value="18" calcext:value-type="float">
            <text:p>18</text:p>
          </table:table-cell>
          <table:table-cell table:formula="of:=MOD(([.C529]-[.G529])/85;85)" office:value-type="float" office:value="75" calcext:value-type="float">
            <text:p>75</text:p>
          </table:table-cell>
          <table:table-cell table:formula="of:=MOD([.C529];85)" office:value-type="float" office:value="14" calcext:value-type="float">
            <text:p>14</text:p>
          </table:table-cell>
          <table:table-cell table:formula="of:=COM.MICROSOFT.CONCAT(MID(&quot;0123456789ABCDEFGHJKLMNPQRSTUVWXYZabcdefghijklmnpqrstuvwxyz!#$%&amp;()*+-;&lt;=&gt;?@^_{}[]/\:&quot;&quot;&quot;&quot;&quot;;[.D529]+1;1);MID(&quot;0123456789ABCDEFGHJKLMNPQRSTUVWXYZabcdefghijklmnpqrstuvwxyz!#$%&amp;()*+-;&lt;=&gt;?@^_{}[]/\:&quot;&quot;&quot;&quot;&quot;;[.E529]+1;1);MID(&quot;0123456789ABCDEFGHJKLMNPQRSTUVWXYZabcdefghijklmnpqrstuvwxyz!#$%&amp;()*+-;&lt;=&gt;?@^_{}[]/\:&quot;&quot;&quot;&quot;&quot;;[.F529]+1;1);MID(&quot;0123456789ABCDEFGHJKLMNPQRSTUVWXYZabcdefghijklmnpqrstuvwxyz!#$%&amp;()*+-;&lt;=&gt;?@^_{}[]/\:&quot;&quot;&quot;&quot;&quot;;[.G529]+1;1))" office:value-type="string" office:string-value="NJ^E" calcext:value-type="string">
            <text:p>NJ^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384599adf1624d3997e1595df10cfa185024d4e2821f56874bedded47a2e50</text:p>
          </table:table-cell>
          <table:table-cell table:formula="of:=HEX2DEC(MID([.A530];1;8))+HEX2DEC(MID([.A530];9;8))+HEX2DEC(MID([.A530];17;8))+HEX2DEC(MID([.A530];25;8))+HEX2DEC(MID([.A530];33;8))+HEX2DEC(MID([.A530];41;8))+HEX2DEC(MID([.A530];49;8))+HEX2DEC(MID([.A530];57;8))" office:value-type="float" office:value="16882792081" calcext:value-type="float">
            <text:p>16882792081</text:p>
          </table:table-cell>
          <table:table-cell table:formula="of:= MOD([.B530];85^4)" office:value-type="float" office:value="21990206" calcext:value-type="float">
            <text:p>21990206</text:p>
          </table:table-cell>
          <table:table-cell table:formula="of:=MOD(((((([.C530]-[.G530])/85)-[.F530])/85)-[.E530])/85;85)" office:value-type="float" office:value="35" calcext:value-type="float">
            <text:p>35</text:p>
          </table:table-cell>
          <table:table-cell table:formula="of:=MOD(((([.C530]-[.G530])/85)-[.F530])/85;85)" office:value-type="float" office:value="68" calcext:value-type="float">
            <text:p>68</text:p>
          </table:table-cell>
          <table:table-cell table:formula="of:=MOD(([.C530]-[.G530])/85;85)" office:value-type="float" office:value="53" calcext:value-type="float">
            <text:p>53</text:p>
          </table:table-cell>
          <table:table-cell table:formula="of:=MOD([.C530];85)" office:value-type="float" office:value="26" calcext:value-type="float">
            <text:p>26</text:p>
          </table:table-cell>
          <table:table-cell table:formula="of:=COM.MICROSOFT.CONCAT(MID(&quot;0123456789ABCDEFGHJKLMNPQRSTUVWXYZabcdefghijklmnpqrstuvwxyz!#$%&amp;()*+-;&lt;=&gt;?@^_{}[]/\:&quot;&quot;&quot;&quot;&quot;;[.D530]+1;1);MID(&quot;0123456789ABCDEFGHJKLMNPQRSTUVWXYZabcdefghijklmnpqrstuvwxyz!#$%&amp;()*+-;&lt;=&gt;?@^_{}[]/\:&quot;&quot;&quot;&quot;&quot;;[.E530]+1;1);MID(&quot;0123456789ABCDEFGHJKLMNPQRSTUVWXYZabcdefghijklmnpqrstuvwxyz!#$%&amp;()*+-;&lt;=&gt;?@^_{}[]/\:&quot;&quot;&quot;&quot;&quot;;[.F530]+1;1);MID(&quot;0123456789ABCDEFGHJKLMNPQRSTUVWXYZabcdefghijklmnpqrstuvwxyz!#$%&amp;()*+-;&lt;=&gt;?@^_{}[]/\:&quot;&quot;&quot;&quot;&quot;;[.G530]+1;1))" office:value-type="string" office:string-value="b-uS" calcext:value-type="string">
            <text:p>b-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5b59df503dfc2a9170f47134a8b88b8820000a2e6ed4cd109d7f6a0d05e3160</text:p>
          </table:table-cell>
          <table:table-cell table:formula="of:=HEX2DEC(MID([.A531];1;8))+HEX2DEC(MID([.A531];9;8))+HEX2DEC(MID([.A531];17;8))+HEX2DEC(MID([.A531];25;8))+HEX2DEC(MID([.A531];33;8))+HEX2DEC(MID([.A531];41;8))+HEX2DEC(MID([.A531];49;8))+HEX2DEC(MID([.A531];57;8))" office:value-type="float" office:value="14735877596" calcext:value-type="float">
            <text:p>14735877596</text:p>
          </table:table-cell>
          <table:table-cell table:formula="of:= MOD([.B531];85^4)" office:value-type="float" office:value="15301346" calcext:value-type="float">
            <text:p>15301346</text:p>
          </table:table-cell>
          <table:table-cell table:formula="of:=MOD(((((([.C531]-[.G531])/85)-[.F531])/85)-[.E531])/85;85)" office:value-type="float" office:value="24" calcext:value-type="float">
            <text:p>24</text:p>
          </table:table-cell>
          <table:table-cell table:formula="of:=MOD(((([.C531]-[.G531])/85)-[.F531])/85;85)" office:value-type="float" office:value="77" calcext:value-type="float">
            <text:p>77</text:p>
          </table:table-cell>
          <table:table-cell table:formula="of:=MOD(([.C531]-[.G531])/85;85)" office:value-type="float" office:value="70" calcext:value-type="float">
            <text:p>70</text:p>
          </table:table-cell>
          <table:table-cell table:formula="of:=MOD([.C531];85)" office:value-type="float" office:value="71" calcext:value-type="float">
            <text:p>71</text:p>
          </table:table-cell>
          <table:table-cell table:formula="of:=COM.MICROSOFT.CONCAT(MID(&quot;0123456789ABCDEFGHJKLMNPQRSTUVWXYZabcdefghijklmnpqrstuvwxyz!#$%&amp;()*+-;&lt;=&gt;?@^_{}[]/\:&quot;&quot;&quot;&quot;&quot;;[.D531]+1;1);MID(&quot;0123456789ABCDEFGHJKLMNPQRSTUVWXYZabcdefghijklmnpqrstuvwxyz!#$%&amp;()*+-;&lt;=&gt;?@^_{}[]/\:&quot;&quot;&quot;&quot;&quot;;[.E531]+1;1);MID(&quot;0123456789ABCDEFGHJKLMNPQRSTUVWXYZabcdefghijklmnpqrstuvwxyz!#$%&amp;()*+-;&lt;=&gt;?@^_{}[]/\:&quot;&quot;&quot;&quot;&quot;;[.F531]+1;1);MID(&quot;0123456789ABCDEFGHJKLMNPQRSTUVWXYZabcdefghijklmnpqrstuvwxyz!#$%&amp;()*+-;&lt;=&gt;?@^_{}[]/\:&quot;&quot;&quot;&quot;&quot;;[.G531]+1;1))" office:value-type="string" office:string-value="Q{&lt;=" calcext:value-type="string">
            <text:p>Q{&lt;=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2630ab51724b00674a39981781534c32e8bebd45873f03f3bb7d25869235bdd</text:p>
          </table:table-cell>
          <table:table-cell table:formula="of:=HEX2DEC(MID([.A532];1;8))+HEX2DEC(MID([.A532];9;8))+HEX2DEC(MID([.A532];17;8))+HEX2DEC(MID([.A532];25;8))+HEX2DEC(MID([.A532];33;8))+HEX2DEC(MID([.A532];41;8))+HEX2DEC(MID([.A532];49;8))+HEX2DEC(MID([.A532];57;8))" office:value-type="float" office:value="12114957127" calcext:value-type="float">
            <text:p>12114957127</text:p>
          </table:table-cell>
          <table:table-cell table:formula="of:= MOD([.B532];85^4)" office:value-type="float" office:value="4412127" calcext:value-type="float">
            <text:p>4412127</text:p>
          </table:table-cell>
          <table:table-cell table:formula="of:=MOD(((((([.C532]-[.G532])/85)-[.F532])/85)-[.E532])/85;85)" office:value-type="float" office:value="7" calcext:value-type="float">
            <text:p>7</text:p>
          </table:table-cell>
          <table:table-cell table:formula="of:=MOD(((([.C532]-[.G532])/85)-[.F532])/85;85)" office:value-type="float" office:value="15" calcext:value-type="float">
            <text:p>15</text:p>
          </table:table-cell>
          <table:table-cell table:formula="of:=MOD(([.C532]-[.G532])/85;85)" office:value-type="float" office:value="57" calcext:value-type="float">
            <text:p>57</text:p>
          </table:table-cell>
          <table:table-cell table:formula="of:=MOD([.C532];85)" office:value-type="float" office:value="32" calcext:value-type="float">
            <text:p>32</text:p>
          </table:table-cell>
          <table:table-cell table:formula="of:=COM.MICROSOFT.CONCAT(MID(&quot;0123456789ABCDEFGHJKLMNPQRSTUVWXYZabcdefghijklmnpqrstuvwxyz!#$%&amp;()*+-;&lt;=&gt;?@^_{}[]/\:&quot;&quot;&quot;&quot;&quot;;[.D532]+1;1);MID(&quot;0123456789ABCDEFGHJKLMNPQRSTUVWXYZabcdefghijklmnpqrstuvwxyz!#$%&amp;()*+-;&lt;=&gt;?@^_{}[]/\:&quot;&quot;&quot;&quot;&quot;;[.E532]+1;1);MID(&quot;0123456789ABCDEFGHJKLMNPQRSTUVWXYZabcdefghijklmnpqrstuvwxyz!#$%&amp;()*+-;&lt;=&gt;?@^_{}[]/\:&quot;&quot;&quot;&quot;&quot;;[.F532]+1;1);MID(&quot;0123456789ABCDEFGHJKLMNPQRSTUVWXYZabcdefghijklmnpqrstuvwxyz!#$%&amp;()*+-;&lt;=&gt;?@^_{}[]/\:&quot;&quot;&quot;&quot;&quot;;[.G532]+1;1))" office:value-type="string" office:string-value="7FyY" calcext:value-type="string">
            <text:p>7Fy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3a2c13e66dd8cbbc16519a5fe3770a72b98e0f988e2dc342b7a5d42e5bad8ae</text:p>
          </table:table-cell>
          <table:table-cell table:formula="of:=HEX2DEC(MID([.A533];1;8))+HEX2DEC(MID([.A533];9;8))+HEX2DEC(MID([.A533];17;8))+HEX2DEC(MID([.A533];25;8))+HEX2DEC(MID([.A533];33;8))+HEX2DEC(MID([.A533];41;8))+HEX2DEC(MID([.A533];49;8))+HEX2DEC(MID([.A533];57;8))" office:value-type="float" office:value="17445014370" calcext:value-type="float">
            <text:p>17445014370</text:p>
          </table:table-cell>
          <table:table-cell table:formula="of:= MOD([.B533];85^4)" office:value-type="float" office:value="10005620" calcext:value-type="float">
            <text:p>10005620</text:p>
          </table:table-cell>
          <table:table-cell table:formula="of:=MOD(((((([.C533]-[.G533])/85)-[.F533])/85)-[.E533])/85;85)" office:value-type="float" office:value="16" calcext:value-type="float">
            <text:p>16</text:p>
          </table:table-cell>
          <table:table-cell table:formula="of:=MOD(((([.C533]-[.G533])/85)-[.F533])/85;85)" office:value-type="float" office:value="24" calcext:value-type="float">
            <text:p>24</text:p>
          </table:table-cell>
          <table:table-cell table:formula="of:=MOD(([.C533]-[.G533])/85;85)" office:value-type="float" office:value="73" calcext:value-type="float">
            <text:p>73</text:p>
          </table:table-cell>
          <table:table-cell table:formula="of:=MOD([.C533];85)" office:value-type="float" office:value="15" calcext:value-type="float">
            <text:p>15</text:p>
          </table:table-cell>
          <table:table-cell table:formula="of:=COM.MICROSOFT.CONCAT(MID(&quot;0123456789ABCDEFGHJKLMNPQRSTUVWXYZabcdefghijklmnpqrstuvwxyz!#$%&amp;()*+-;&lt;=&gt;?@^_{}[]/\:&quot;&quot;&quot;&quot;&quot;;[.D533]+1;1);MID(&quot;0123456789ABCDEFGHJKLMNPQRSTUVWXYZabcdefghijklmnpqrstuvwxyz!#$%&amp;()*+-;&lt;=&gt;?@^_{}[]/\:&quot;&quot;&quot;&quot;&quot;;[.E533]+1;1);MID(&quot;0123456789ABCDEFGHJKLMNPQRSTUVWXYZabcdefghijklmnpqrstuvwxyz!#$%&amp;()*+-;&lt;=&gt;?@^_{}[]/\:&quot;&quot;&quot;&quot;&quot;;[.F533]+1;1);MID(&quot;0123456789ABCDEFGHJKLMNPQRSTUVWXYZabcdefghijklmnpqrstuvwxyz!#$%&amp;()*+-;&lt;=&gt;?@^_{}[]/\:&quot;&quot;&quot;&quot;&quot;;[.G533]+1;1))" office:value-type="string" office:string-value="GQ?F" calcext:value-type="string">
            <text:p>GQ?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7fcb8e2232cd8ea18e93e6d4761f9843db167599efe621edf5329561faf24a7</text:p>
          </table:table-cell>
          <table:table-cell table:formula="of:=HEX2DEC(MID([.A534];1;8))+HEX2DEC(MID([.A534];9;8))+HEX2DEC(MID([.A534];17;8))+HEX2DEC(MID([.A534];25;8))+HEX2DEC(MID([.A534];33;8))+HEX2DEC(MID([.A534];41;8))+HEX2DEC(MID([.A534];49;8))+HEX2DEC(MID([.A534];57;8))" office:value-type="float" office:value="12468019505" calcext:value-type="float">
            <text:p>12468019505</text:p>
          </table:table-cell>
          <table:table-cell table:formula="of:= MOD([.B534];85^4)" office:value-type="float" office:value="44270755" calcext:value-type="float">
            <text:p>44270755</text:p>
          </table:table-cell>
          <table:table-cell table:formula="of:=MOD(((((([.C534]-[.G534])/85)-[.F534])/85)-[.E534])/85;85)" office:value-type="float" office:value="72" calcext:value-type="float">
            <text:p>72</text:p>
          </table:table-cell>
          <table:table-cell table:formula="of:=MOD(((([.C534]-[.G534])/85)-[.F534])/85;85)" office:value-type="float" office:value="7" calcext:value-type="float">
            <text:p>7</text:p>
          </table:table-cell>
          <table:table-cell table:formula="of:=MOD(([.C534]-[.G534])/85;85)" office:value-type="float" office:value="37" calcext:value-type="float">
            <text:p>37</text:p>
          </table:table-cell>
          <table:table-cell table:formula="of:=MOD([.C534];85)" office:value-type="float" office:value="35" calcext:value-type="float">
            <text:p>35</text:p>
          </table:table-cell>
          <table:table-cell table:formula="of:=COM.MICROSOFT.CONCAT(MID(&quot;0123456789ABCDEFGHJKLMNPQRSTUVWXYZabcdefghijklmnpqrstuvwxyz!#$%&amp;()*+-;&lt;=&gt;?@^_{}[]/\:&quot;&quot;&quot;&quot;&quot;;[.D534]+1;1);MID(&quot;0123456789ABCDEFGHJKLMNPQRSTUVWXYZabcdefghijklmnpqrstuvwxyz!#$%&amp;()*+-;&lt;=&gt;?@^_{}[]/\:&quot;&quot;&quot;&quot;&quot;;[.E534]+1;1);MID(&quot;0123456789ABCDEFGHJKLMNPQRSTUVWXYZabcdefghijklmnpqrstuvwxyz!#$%&amp;()*+-;&lt;=&gt;?@^_{}[]/\:&quot;&quot;&quot;&quot;&quot;;[.F534]+1;1);MID(&quot;0123456789ABCDEFGHJKLMNPQRSTUVWXYZabcdefghijklmnpqrstuvwxyz!#$%&amp;()*+-;&lt;=&gt;?@^_{}[]/\:&quot;&quot;&quot;&quot;&quot;;[.G534]+1;1))" office:value-type="string" office:string-value="&gt;7db" calcext:value-type="string">
            <text:p>&gt;7d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a468c076a2a0ff75141e1f0de7673c5b535639a213c64f35913b07852c86e10</text:p>
          </table:table-cell>
          <table:table-cell table:formula="of:=HEX2DEC(MID([.A535];1;8))+HEX2DEC(MID([.A535];9;8))+HEX2DEC(MID([.A535];17;8))+HEX2DEC(MID([.A535];25;8))+HEX2DEC(MID([.A535];33;8))+HEX2DEC(MID([.A535];41;8))+HEX2DEC(MID([.A535];49;8))+HEX2DEC(MID([.A535];57;8))" office:value-type="float" office:value="13798660296" calcext:value-type="float">
            <text:p>13798660296</text:p>
          </table:table-cell>
          <table:table-cell table:formula="of:= MOD([.B535];85^4)" office:value-type="float" office:value="17695296" calcext:value-type="float">
            <text:p>17695296</text:p>
          </table:table-cell>
          <table:table-cell table:formula="of:=MOD(((((([.C535]-[.G535])/85)-[.F535])/85)-[.E535])/85;85)" office:value-type="float" office:value="28" calcext:value-type="float">
            <text:p>28</text:p>
          </table:table-cell>
          <table:table-cell table:formula="of:=MOD(((([.C535]-[.G535])/85)-[.F535])/85;85)" office:value-type="float" office:value="69" calcext:value-type="float">
            <text:p>69</text:p>
          </table:table-cell>
          <table:table-cell table:formula="of:=MOD(([.C535]-[.G535])/85;85)" office:value-type="float" office:value="14" calcext:value-type="float">
            <text:p>14</text:p>
          </table:table-cell>
          <table:table-cell table:formula="of:=MOD([.C535];85)" office:value-type="float" office:value="81" calcext:value-type="float">
            <text:p>81</text:p>
          </table:table-cell>
          <table:table-cell table:formula="of:=COM.MICROSOFT.CONCAT(MID(&quot;0123456789ABCDEFGHJKLMNPQRSTUVWXYZabcdefghijklmnpqrstuvwxyz!#$%&amp;()*+-;&lt;=&gt;?@^_{}[]/\:&quot;&quot;&quot;&quot;&quot;;[.D535]+1;1);MID(&quot;0123456789ABCDEFGHJKLMNPQRSTUVWXYZabcdefghijklmnpqrstuvwxyz!#$%&amp;()*+-;&lt;=&gt;?@^_{}[]/\:&quot;&quot;&quot;&quot;&quot;;[.E535]+1;1);MID(&quot;0123456789ABCDEFGHJKLMNPQRSTUVWXYZabcdefghijklmnpqrstuvwxyz!#$%&amp;()*+-;&lt;=&gt;?@^_{}[]/\:&quot;&quot;&quot;&quot;&quot;;[.F535]+1;1);MID(&quot;0123456789ABCDEFGHJKLMNPQRSTUVWXYZabcdefghijklmnpqrstuvwxyz!#$%&amp;()*+-;&lt;=&gt;?@^_{}[]/\:&quot;&quot;&quot;&quot;&quot;;[.G535]+1;1))" office:value-type="string" office:string-value="U;E/" calcext:value-type="string">
            <text:p>U;E/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fcbfa87eb58761c6ceac95238670c2e9d6db0c573bc817041951df3d5baaadb</text:p>
          </table:table-cell>
          <table:table-cell table:formula="of:=HEX2DEC(MID([.A536];1;8))+HEX2DEC(MID([.A536];9;8))+HEX2DEC(MID([.A536];17;8))+HEX2DEC(MID([.A536];25;8))+HEX2DEC(MID([.A536];33;8))+HEX2DEC(MID([.A536];41;8))+HEX2DEC(MID([.A536];49;8))+HEX2DEC(MID([.A536];57;8))" office:value-type="float" office:value="20282622246" calcext:value-type="float">
            <text:p>20282622246</text:p>
          </table:table-cell>
          <table:table-cell table:formula="of:= MOD([.B536];85^4)" office:value-type="float" office:value="28779746" calcext:value-type="float">
            <text:p>28779746</text:p>
          </table:table-cell>
          <table:table-cell table:formula="of:=MOD(((((([.C536]-[.G536])/85)-[.F536])/85)-[.E536])/85;85)" office:value-type="float" office:value="46" calcext:value-type="float">
            <text:p>46</text:p>
          </table:table-cell>
          <table:table-cell table:formula="of:=MOD(((([.C536]-[.G536])/85)-[.F536])/85;85)" office:value-type="float" office:value="73" calcext:value-type="float">
            <text:p>73</text:p>
          </table:table-cell>
          <table:table-cell table:formula="of:=MOD(([.C536]-[.G536])/85;85)" office:value-type="float" office:value="30" calcext:value-type="float">
            <text:p>30</text:p>
          </table:table-cell>
          <table:table-cell table:formula="of:=MOD([.C536];85)" office:value-type="float" office:value="21" calcext:value-type="float">
            <text:p>21</text:p>
          </table:table-cell>
          <table:table-cell table:formula="of:=COM.MICROSOFT.CONCAT(MID(&quot;0123456789ABCDEFGHJKLMNPQRSTUVWXYZabcdefghijklmnpqrstuvwxyz!#$%&amp;()*+-;&lt;=&gt;?@^_{}[]/\:&quot;&quot;&quot;&quot;&quot;;[.D536]+1;1);MID(&quot;0123456789ABCDEFGHJKLMNPQRSTUVWXYZabcdefghijklmnpqrstuvwxyz!#$%&amp;()*+-;&lt;=&gt;?@^_{}[]/\:&quot;&quot;&quot;&quot;&quot;;[.E536]+1;1);MID(&quot;0123456789ABCDEFGHJKLMNPQRSTUVWXYZabcdefghijklmnpqrstuvwxyz!#$%&amp;()*+-;&lt;=&gt;?@^_{}[]/\:&quot;&quot;&quot;&quot;&quot;;[.F536]+1;1);MID(&quot;0123456789ABCDEFGHJKLMNPQRSTUVWXYZabcdefghijklmnpqrstuvwxyz!#$%&amp;()*+-;&lt;=&gt;?@^_{}[]/\:&quot;&quot;&quot;&quot;&quot;;[.G536]+1;1))" office:value-type="string" office:string-value="m?WM" calcext:value-type="string">
            <text:p>m?W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bb74f76025135a88f193adbfd87034f0e6af973dbaeeab8b18605baab9ec1d8</text:p>
          </table:table-cell>
          <table:table-cell table:formula="of:=HEX2DEC(MID([.A537];1;8))+HEX2DEC(MID([.A537];9;8))+HEX2DEC(MID([.A537];17;8))+HEX2DEC(MID([.A537];25;8))+HEX2DEC(MID([.A537];33;8))+HEX2DEC(MID([.A537];41;8))+HEX2DEC(MID([.A537];49;8))+HEX2DEC(MID([.A537];57;8))" office:value-type="float" office:value="18017120005" calcext:value-type="float">
            <text:p>18017120005</text:p>
          </table:table-cell>
          <table:table-cell table:formula="of:= MOD([.B537];85^4)" office:value-type="float" office:value="7904380" calcext:value-type="float">
            <text:p>7904380</text:p>
          </table:table-cell>
          <table:table-cell table:formula="of:=MOD(((((([.C537]-[.G537])/85)-[.F537])/85)-[.E537])/85;85)" office:value-type="float" office:value="12" calcext:value-type="float">
            <text:p>12</text:p>
          </table:table-cell>
          <table:table-cell table:formula="of:=MOD(((([.C537]-[.G537])/85)-[.F537])/85;85)" office:value-type="float" office:value="74" calcext:value-type="float">
            <text:p>74</text:p>
          </table:table-cell>
          <table:table-cell table:formula="of:=MOD(([.C537]-[.G537])/85;85)" office:value-type="float" office:value="2" calcext:value-type="float">
            <text:p>2</text:p>
          </table:table-cell>
          <table:table-cell table:formula="of:=MOD([.C537];85)" office:value-type="float" office:value="60" calcext:value-type="float">
            <text:p>60</text:p>
          </table:table-cell>
          <table:table-cell table:formula="of:=COM.MICROSOFT.CONCAT(MID(&quot;0123456789ABCDEFGHJKLMNPQRSTUVWXYZabcdefghijklmnpqrstuvwxyz!#$%&amp;()*+-;&lt;=&gt;?@^_{}[]/\:&quot;&quot;&quot;&quot;&quot;;[.D537]+1;1);MID(&quot;0123456789ABCDEFGHJKLMNPQRSTUVWXYZabcdefghijklmnpqrstuvwxyz!#$%&amp;()*+-;&lt;=&gt;?@^_{}[]/\:&quot;&quot;&quot;&quot;&quot;;[.E537]+1;1);MID(&quot;0123456789ABCDEFGHJKLMNPQRSTUVWXYZabcdefghijklmnpqrstuvwxyz!#$%&amp;()*+-;&lt;=&gt;?@^_{}[]/\:&quot;&quot;&quot;&quot;&quot;;[.F537]+1;1);MID(&quot;0123456789ABCDEFGHJKLMNPQRSTUVWXYZabcdefghijklmnpqrstuvwxyz!#$%&amp;()*+-;&lt;=&gt;?@^_{}[]/\:&quot;&quot;&quot;&quot;&quot;;[.G537]+1;1))" office:value-type="string" office:string-value="C@2#" calcext:value-type="string">
            <text:p>C@2#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b576f786b7fa4f8b67952d7b924d728aa1907a0eb7ee26aa5dfe56c13b0c98</text:p>
          </table:table-cell>
          <table:table-cell table:formula="of:=HEX2DEC(MID([.A538];1;8))+HEX2DEC(MID([.A538];9;8))+HEX2DEC(MID([.A538];17;8))+HEX2DEC(MID([.A538];25;8))+HEX2DEC(MID([.A538];33;8))+HEX2DEC(MID([.A538];41;8))+HEX2DEC(MID([.A538];49;8))+HEX2DEC(MID([.A538];57;8))" office:value-type="float" office:value="18544713075" calcext:value-type="float">
            <text:p>18544713075</text:p>
          </table:table-cell>
          <table:table-cell table:formula="of:= MOD([.B538];85^4)" office:value-type="float" office:value="13491200" calcext:value-type="float">
            <text:p>13491200</text:p>
          </table:table-cell>
          <table:table-cell table:formula="of:=MOD(((((([.C538]-[.G538])/85)-[.F538])/85)-[.E538])/85;85)" office:value-type="float" office:value="21" calcext:value-type="float">
            <text:p>21</text:p>
          </table:table-cell>
          <table:table-cell table:formula="of:=MOD(((([.C538]-[.G538])/85)-[.F538])/85;85)" office:value-type="float" office:value="82" calcext:value-type="float">
            <text:p>82</text:p>
          </table:table-cell>
          <table:table-cell table:formula="of:=MOD(([.C538]-[.G538])/85;85)" office:value-type="float" office:value="25" calcext:value-type="float">
            <text:p>25</text:p>
          </table:table-cell>
          <table:table-cell table:formula="of:=MOD([.C538];85)" office:value-type="float" office:value="0" calcext:value-type="float">
            <text:p>0</text:p>
          </table:table-cell>
          <table:table-cell table:formula="of:=COM.MICROSOFT.CONCAT(MID(&quot;0123456789ABCDEFGHJKLMNPQRSTUVWXYZabcdefghijklmnpqrstuvwxyz!#$%&amp;()*+-;&lt;=&gt;?@^_{}[]/\:&quot;&quot;&quot;&quot;&quot;;[.D538]+1;1);MID(&quot;0123456789ABCDEFGHJKLMNPQRSTUVWXYZabcdefghijklmnpqrstuvwxyz!#$%&amp;()*+-;&lt;=&gt;?@^_{}[]/\:&quot;&quot;&quot;&quot;&quot;;[.E538]+1;1);MID(&quot;0123456789ABCDEFGHJKLMNPQRSTUVWXYZabcdefghijklmnpqrstuvwxyz!#$%&amp;()*+-;&lt;=&gt;?@^_{}[]/\:&quot;&quot;&quot;&quot;&quot;;[.F538]+1;1);MID(&quot;0123456789ABCDEFGHJKLMNPQRSTUVWXYZabcdefghijklmnpqrstuvwxyz!#$%&amp;()*+-;&lt;=&gt;?@^_{}[]/\:&quot;&quot;&quot;&quot;&quot;;[.G538]+1;1))" office:value-type="string" office:string-value="M\R0" calcext:value-type="string">
            <text:p>M\R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8704d5a050ea7ce883f0a0293848cde3e76903f12e9543725faddb10cd6c3ea</text:p>
          </table:table-cell>
          <table:table-cell table:formula="of:=HEX2DEC(MID([.A539];1;8))+HEX2DEC(MID([.A539];9;8))+HEX2DEC(MID([.A539];17;8))+HEX2DEC(MID([.A539];25;8))+HEX2DEC(MID([.A539];33;8))+HEX2DEC(MID([.A539];41;8))+HEX2DEC(MID([.A539];49;8))+HEX2DEC(MID([.A539];57;8))" office:value-type="float" office:value="8547209753" calcext:value-type="float">
            <text:p>8547209753</text:p>
          </table:table-cell>
          <table:table-cell table:formula="of:= MOD([.B539];85^4)" office:value-type="float" office:value="38507878" calcext:value-type="float">
            <text:p>38507878</text:p>
          </table:table-cell>
          <table:table-cell table:formula="of:=MOD(((((([.C539]-[.G539])/85)-[.F539])/85)-[.E539])/85;85)" office:value-type="float" office:value="62" calcext:value-type="float">
            <text:p>62</text:p>
          </table:table-cell>
          <table:table-cell table:formula="of:=MOD(((([.C539]-[.G539])/85)-[.F539])/85;85)" office:value-type="float" office:value="59" calcext:value-type="float">
            <text:p>59</text:p>
          </table:table-cell>
          <table:table-cell table:formula="of:=MOD(([.C539]-[.G539])/85;85)" office:value-type="float" office:value="68" calcext:value-type="float">
            <text:p>68</text:p>
          </table:table-cell>
          <table:table-cell table:formula="of:=MOD([.C539];85)" office:value-type="float" office:value="73" calcext:value-type="float">
            <text:p>73</text:p>
          </table:table-cell>
          <table:table-cell table:formula="of:=COM.MICROSOFT.CONCAT(MID(&quot;0123456789ABCDEFGHJKLMNPQRSTUVWXYZabcdefghijklmnpqrstuvwxyz!#$%&amp;()*+-;&lt;=&gt;?@^_{}[]/\:&quot;&quot;&quot;&quot;&quot;;[.D539]+1;1);MID(&quot;0123456789ABCDEFGHJKLMNPQRSTUVWXYZabcdefghijklmnpqrstuvwxyz!#$%&amp;()*+-;&lt;=&gt;?@^_{}[]/\:&quot;&quot;&quot;&quot;&quot;;[.E539]+1;1);MID(&quot;0123456789ABCDEFGHJKLMNPQRSTUVWXYZabcdefghijklmnpqrstuvwxyz!#$%&amp;()*+-;&lt;=&gt;?@^_{}[]/\:&quot;&quot;&quot;&quot;&quot;;[.F539]+1;1);MID(&quot;0123456789ABCDEFGHJKLMNPQRSTUVWXYZabcdefghijklmnpqrstuvwxyz!#$%&amp;()*+-;&lt;=&gt;?@^_{}[]/\:&quot;&quot;&quot;&quot;&quot;;[.G539]+1;1))" office:value-type="string" office:string-value="%!-?" calcext:value-type="string">
            <text:p>%!-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f98f96d399d43f71f7a3ebf64500a7202ac1ef7b642ce745e34aab176967e39</text:p>
          </table:table-cell>
          <table:table-cell table:formula="of:=HEX2DEC(MID([.A540];1;8))+HEX2DEC(MID([.A540];9;8))+HEX2DEC(MID([.A540];17;8))+HEX2DEC(MID([.A540];25;8))+HEX2DEC(MID([.A540];33;8))+HEX2DEC(MID([.A540];41;8))+HEX2DEC(MID([.A540];49;8))+HEX2DEC(MID([.A540];57;8))" office:value-type="float" office:value="10380549354" calcext:value-type="float">
            <text:p>10380549354</text:p>
          </table:table-cell>
          <table:table-cell table:formula="of:= MOD([.B540];85^4)" office:value-type="float" office:value="44825604" calcext:value-type="float">
            <text:p>44825604</text:p>
          </table:table-cell>
          <table:table-cell table:formula="of:=MOD(((((([.C540]-[.G540])/85)-[.F540])/85)-[.E540])/85;85)" office:value-type="float" office:value="72" calcext:value-type="float">
            <text:p>72</text:p>
          </table:table-cell>
          <table:table-cell table:formula="of:=MOD(((([.C540]-[.G540])/85)-[.F540])/85;85)" office:value-type="float" office:value="84" calcext:value-type="float">
            <text:p>84</text:p>
          </table:table-cell>
          <table:table-cell table:formula="of:=MOD(([.C540]-[.G540])/85;85)" office:value-type="float" office:value="20" calcext:value-type="float">
            <text:p>20</text:p>
          </table:table-cell>
          <table:table-cell table:formula="of:=MOD([.C540];85)" office:value-type="float" office:value="4" calcext:value-type="float">
            <text:p>4</text:p>
          </table:table-cell>
          <table:table-cell table:formula="of:=COM.MICROSOFT.CONCAT(MID(&quot;0123456789ABCDEFGHJKLMNPQRSTUVWXYZabcdefghijklmnpqrstuvwxyz!#$%&amp;()*+-;&lt;=&gt;?@^_{}[]/\:&quot;&quot;&quot;&quot;&quot;;[.D540]+1;1);MID(&quot;0123456789ABCDEFGHJKLMNPQRSTUVWXYZabcdefghijklmnpqrstuvwxyz!#$%&amp;()*+-;&lt;=&gt;?@^_{}[]/\:&quot;&quot;&quot;&quot;&quot;;[.E540]+1;1);MID(&quot;0123456789ABCDEFGHJKLMNPQRSTUVWXYZabcdefghijklmnpqrstuvwxyz!#$%&amp;()*+-;&lt;=&gt;?@^_{}[]/\:&quot;&quot;&quot;&quot;&quot;;[.F540]+1;1);MID(&quot;0123456789ABCDEFGHJKLMNPQRSTUVWXYZabcdefghijklmnpqrstuvwxyz!#$%&amp;()*+-;&lt;=&gt;?@^_{}[]/\:&quot;&quot;&quot;&quot;&quot;;[.G540]+1;1))" office:value-type="string" office:string-value="&gt;&quot;L4" calcext:value-type="string">
            <text:p>&gt;"L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59c1af35594cc84ee3eaaa7815e46ef7cf33b1f45b0a4dc321ea246f36a763</text:p>
          </table:table-cell>
          <table:table-cell table:formula="of:=HEX2DEC(MID([.A541];1;8))+HEX2DEC(MID([.A541];9;8))+HEX2DEC(MID([.A541];17;8))+HEX2DEC(MID([.A541];25;8))+HEX2DEC(MID([.A541];33;8))+HEX2DEC(MID([.A541];41;8))+HEX2DEC(MID([.A541];49;8))+HEX2DEC(MID([.A541];57;8))" office:value-type="float" office:value="18038631700" calcext:value-type="float">
            <text:p>18038631700</text:p>
          </table:table-cell>
          <table:table-cell table:formula="of:= MOD([.B541];85^4)" office:value-type="float" office:value="29416075" calcext:value-type="float">
            <text:p>29416075</text:p>
          </table:table-cell>
          <table:table-cell table:formula="of:=MOD(((((([.C541]-[.G541])/85)-[.F541])/85)-[.E541])/85;85)" office:value-type="float" office:value="47" calcext:value-type="float">
            <text:p>47</text:p>
          </table:table-cell>
          <table:table-cell table:formula="of:=MOD(((([.C541]-[.G541])/85)-[.F541])/85;85)" office:value-type="float" office:value="76" calcext:value-type="float">
            <text:p>76</text:p>
          </table:table-cell>
          <table:table-cell table:formula="of:=MOD(([.C541]-[.G541])/85;85)" office:value-type="float" office:value="36" calcext:value-type="float">
            <text:p>36</text:p>
          </table:table-cell>
          <table:table-cell table:formula="of:=MOD([.C541];85)" office:value-type="float" office:value="40" calcext:value-type="float">
            <text:p>40</text:p>
          </table:table-cell>
          <table:table-cell table:formula="of:=COM.MICROSOFT.CONCAT(MID(&quot;0123456789ABCDEFGHJKLMNPQRSTUVWXYZabcdefghijklmnpqrstuvwxyz!#$%&amp;()*+-;&lt;=&gt;?@^_{}[]/\:&quot;&quot;&quot;&quot;&quot;;[.D541]+1;1);MID(&quot;0123456789ABCDEFGHJKLMNPQRSTUVWXYZabcdefghijklmnpqrstuvwxyz!#$%&amp;()*+-;&lt;=&gt;?@^_{}[]/\:&quot;&quot;&quot;&quot;&quot;;[.E541]+1;1);MID(&quot;0123456789ABCDEFGHJKLMNPQRSTUVWXYZabcdefghijklmnpqrstuvwxyz!#$%&amp;()*+-;&lt;=&gt;?@^_{}[]/\:&quot;&quot;&quot;&quot;&quot;;[.F541]+1;1);MID(&quot;0123456789ABCDEFGHJKLMNPQRSTUVWXYZabcdefghijklmnpqrstuvwxyz!#$%&amp;()*+-;&lt;=&gt;?@^_{}[]/\:&quot;&quot;&quot;&quot;&quot;;[.G541]+1;1))" office:value-type="string" office:string-value="n_cg" calcext:value-type="string">
            <text:p>n_c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6bfd50a5846007080bb35d1827a1af63cc1c280e0db4e122d70836512f4af40</text:p>
          </table:table-cell>
          <table:table-cell table:formula="of:=HEX2DEC(MID([.A542];1;8))+HEX2DEC(MID([.A542];9;8))+HEX2DEC(MID([.A542];17;8))+HEX2DEC(MID([.A542];25;8))+HEX2DEC(MID([.A542];33;8))+HEX2DEC(MID([.A542];41;8))+HEX2DEC(MID([.A542];49;8))+HEX2DEC(MID([.A542];57;8))" office:value-type="float" office:value="13962668408" calcext:value-type="float">
            <text:p>13962668408</text:p>
          </table:table-cell>
          <table:table-cell table:formula="of:= MOD([.B542];85^4)" office:value-type="float" office:value="25101533" calcext:value-type="float">
            <text:p>25101533</text:p>
          </table:table-cell>
          <table:table-cell table:formula="of:=MOD(((((([.C542]-[.G542])/85)-[.F542])/85)-[.E542])/85;85)" office:value-type="float" office:value="40" calcext:value-type="float">
            <text:p>40</text:p>
          </table:table-cell>
          <table:table-cell table:formula="of:=MOD(((([.C542]-[.G542])/85)-[.F542])/85;85)" office:value-type="float" office:value="74" calcext:value-type="float">
            <text:p>74</text:p>
          </table:table-cell>
          <table:table-cell table:formula="of:=MOD(([.C542]-[.G542])/85;85)" office:value-type="float" office:value="22" calcext:value-type="float">
            <text:p>22</text:p>
          </table:table-cell>
          <table:table-cell table:formula="of:=MOD([.C542];85)" office:value-type="float" office:value="13" calcext:value-type="float">
            <text:p>13</text:p>
          </table:table-cell>
          <table:table-cell table:formula="of:=COM.MICROSOFT.CONCAT(MID(&quot;0123456789ABCDEFGHJKLMNPQRSTUVWXYZabcdefghijklmnpqrstuvwxyz!#$%&amp;()*+-;&lt;=&gt;?@^_{}[]/\:&quot;&quot;&quot;&quot;&quot;;[.D542]+1;1);MID(&quot;0123456789ABCDEFGHJKLMNPQRSTUVWXYZabcdefghijklmnpqrstuvwxyz!#$%&amp;()*+-;&lt;=&gt;?@^_{}[]/\:&quot;&quot;&quot;&quot;&quot;;[.E542]+1;1);MID(&quot;0123456789ABCDEFGHJKLMNPQRSTUVWXYZabcdefghijklmnpqrstuvwxyz!#$%&amp;()*+-;&lt;=&gt;?@^_{}[]/\:&quot;&quot;&quot;&quot;&quot;;[.F542]+1;1);MID(&quot;0123456789ABCDEFGHJKLMNPQRSTUVWXYZabcdefghijklmnpqrstuvwxyz!#$%&amp;()*+-;&lt;=&gt;?@^_{}[]/\:&quot;&quot;&quot;&quot;&quot;;[.G542]+1;1))" office:value-type="string" office:string-value="g@ND" calcext:value-type="string">
            <text:p>g@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8314544a10f517cc1ccc6e5162613c05b7f2109d41c6a298ce7ff278e91e5bf</text:p>
          </table:table-cell>
          <table:table-cell table:formula="of:=HEX2DEC(MID([.A543];1;8))+HEX2DEC(MID([.A543];9;8))+HEX2DEC(MID([.A543];17;8))+HEX2DEC(MID([.A543];25;8))+HEX2DEC(MID([.A543];33;8))+HEX2DEC(MID([.A543];41;8))+HEX2DEC(MID([.A543];49;8))+HEX2DEC(MID([.A543];57;8))" office:value-type="float" office:value="16312230269" calcext:value-type="float">
            <text:p>16312230269</text:p>
          </table:table-cell>
          <table:table-cell table:formula="of:= MOD([.B543];85^4)" office:value-type="float" office:value="25635269" calcext:value-type="float">
            <text:p>25635269</text:p>
          </table:table-cell>
          <table:table-cell table:formula="of:=MOD(((((([.C543]-[.G543])/85)-[.F543])/85)-[.E543])/85;85)" office:value-type="float" office:value="41" calcext:value-type="float">
            <text:p>41</text:p>
          </table:table-cell>
          <table:table-cell table:formula="of:=MOD(((([.C543]-[.G543])/85)-[.F543])/85;85)" office:value-type="float" office:value="63" calcext:value-type="float">
            <text:p>63</text:p>
          </table:table-cell>
          <table:table-cell table:formula="of:=MOD(([.C543]-[.G543])/85;85)" office:value-type="float" office:value="11" calcext:value-type="float">
            <text:p>11</text:p>
          </table:table-cell>
          <table:table-cell table:formula="of:=MOD([.C543];85)" office:value-type="float" office:value="34" calcext:value-type="float">
            <text:p>34</text:p>
          </table:table-cell>
          <table:table-cell table:formula="of:=COM.MICROSOFT.CONCAT(MID(&quot;0123456789ABCDEFGHJKLMNPQRSTUVWXYZabcdefghijklmnpqrstuvwxyz!#$%&amp;()*+-;&lt;=&gt;?@^_{}[]/\:&quot;&quot;&quot;&quot;&quot;;[.D543]+1;1);MID(&quot;0123456789ABCDEFGHJKLMNPQRSTUVWXYZabcdefghijklmnpqrstuvwxyz!#$%&amp;()*+-;&lt;=&gt;?@^_{}[]/\:&quot;&quot;&quot;&quot;&quot;;[.E543]+1;1);MID(&quot;0123456789ABCDEFGHJKLMNPQRSTUVWXYZabcdefghijklmnpqrstuvwxyz!#$%&amp;()*+-;&lt;=&gt;?@^_{}[]/\:&quot;&quot;&quot;&quot;&quot;;[.F543]+1;1);MID(&quot;0123456789ABCDEFGHJKLMNPQRSTUVWXYZabcdefghijklmnpqrstuvwxyz!#$%&amp;()*+-;&lt;=&gt;?@^_{}[]/\:&quot;&quot;&quot;&quot;&quot;;[.G543]+1;1))" office:value-type="string" office:string-value="h&amp;Ba" calcext:value-type="string">
            <text:p>h&amp;B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6fe4de52be33dc3f07cde3c4e748512bd4c7b0b15c61df24f4e1fbdd9100196</text:p>
          </table:table-cell>
          <table:table-cell table:formula="of:=HEX2DEC(MID([.A544];1;8))+HEX2DEC(MID([.A544];9;8))+HEX2DEC(MID([.A544];17;8))+HEX2DEC(MID([.A544];25;8))+HEX2DEC(MID([.A544];33;8))+HEX2DEC(MID([.A544];41;8))+HEX2DEC(MID([.A544];49;8))+HEX2DEC(MID([.A544];57;8))" office:value-type="float" office:value="16328665414" calcext:value-type="float">
            <text:p>16328665414</text:p>
          </table:table-cell>
          <table:table-cell table:formula="of:= MOD([.B544];85^4)" office:value-type="float" office:value="42070414" calcext:value-type="float">
            <text:p>42070414</text:p>
          </table:table-cell>
          <table:table-cell table:formula="of:=MOD(((((([.C544]-[.G544])/85)-[.F544])/85)-[.E544])/85;85)" office:value-type="float" office:value="68" calcext:value-type="float">
            <text:p>68</text:p>
          </table:table-cell>
          <table:table-cell table:formula="of:=MOD(((([.C544]-[.G544])/85)-[.F544])/85;85)" office:value-type="float" office:value="42" calcext:value-type="float">
            <text:p>42</text:p>
          </table:table-cell>
          <table:table-cell table:formula="of:=MOD(([.C544]-[.G544])/85;85)" office:value-type="float" office:value="76" calcext:value-type="float">
            <text:p>76</text:p>
          </table:table-cell>
          <table:table-cell table:formula="of:=MOD([.C544];85)" office:value-type="float" office:value="4" calcext:value-type="float">
            <text:p>4</text:p>
          </table:table-cell>
          <table:table-cell table:formula="of:=COM.MICROSOFT.CONCAT(MID(&quot;0123456789ABCDEFGHJKLMNPQRSTUVWXYZabcdefghijklmnpqrstuvwxyz!#$%&amp;()*+-;&lt;=&gt;?@^_{}[]/\:&quot;&quot;&quot;&quot;&quot;;[.D544]+1;1);MID(&quot;0123456789ABCDEFGHJKLMNPQRSTUVWXYZabcdefghijklmnpqrstuvwxyz!#$%&amp;()*+-;&lt;=&gt;?@^_{}[]/\:&quot;&quot;&quot;&quot;&quot;;[.E544]+1;1);MID(&quot;0123456789ABCDEFGHJKLMNPQRSTUVWXYZabcdefghijklmnpqrstuvwxyz!#$%&amp;()*+-;&lt;=&gt;?@^_{}[]/\:&quot;&quot;&quot;&quot;&quot;;[.F544]+1;1);MID(&quot;0123456789ABCDEFGHJKLMNPQRSTUVWXYZabcdefghijklmnpqrstuvwxyz!#$%&amp;()*+-;&lt;=&gt;?@^_{}[]/\:&quot;&quot;&quot;&quot;&quot;;[.G544]+1;1))" office:value-type="string" office:string-value="-i_4" calcext:value-type="string">
            <text:p>-i_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6e27db66275c9c2a2779d4e9ad561dc33b22b0d9ad68c882acf50314e9b9716</text:p>
          </table:table-cell>
          <table:table-cell table:formula="of:=HEX2DEC(MID([.A545];1;8))+HEX2DEC(MID([.A545];9;8))+HEX2DEC(MID([.A545];17;8))+HEX2DEC(MID([.A545];25;8))+HEX2DEC(MID([.A545];33;8))+HEX2DEC(MID([.A545];41;8))+HEX2DEC(MID([.A545];49;8))+HEX2DEC(MID([.A545];57;8))" office:value-type="float" office:value="15277286782" calcext:value-type="float">
            <text:p>15277286782</text:p>
          </table:table-cell>
          <table:table-cell table:formula="of:= MOD([.B545];85^4)" office:value-type="float" office:value="34704282" calcext:value-type="float">
            <text:p>34704282</text:p>
          </table:table-cell>
          <table:table-cell table:formula="of:=MOD(((((([.C545]-[.G545])/85)-[.F545])/85)-[.E545])/85;85)" office:value-type="float" office:value="56" calcext:value-type="float">
            <text:p>56</text:p>
          </table:table-cell>
          <table:table-cell table:formula="of:=MOD(((([.C545]-[.G545])/85)-[.F545])/85;85)" office:value-type="float" office:value="43" calcext:value-type="float">
            <text:p>43</text:p>
          </table:table-cell>
          <table:table-cell table:formula="of:=MOD(([.C545]-[.G545])/85;85)" office:value-type="float" office:value="30" calcext:value-type="float">
            <text:p>30</text:p>
          </table:table-cell>
          <table:table-cell table:formula="of:=MOD([.C545];85)" office:value-type="float" office:value="57" calcext:value-type="float">
            <text:p>57</text:p>
          </table:table-cell>
          <table:table-cell table:formula="of:=COM.MICROSOFT.CONCAT(MID(&quot;0123456789ABCDEFGHJKLMNPQRSTUVWXYZabcdefghijklmnpqrstuvwxyz!#$%&amp;()*+-;&lt;=&gt;?@^_{}[]/\:&quot;&quot;&quot;&quot;&quot;;[.D545]+1;1);MID(&quot;0123456789ABCDEFGHJKLMNPQRSTUVWXYZabcdefghijklmnpqrstuvwxyz!#$%&amp;()*+-;&lt;=&gt;?@^_{}[]/\:&quot;&quot;&quot;&quot;&quot;;[.E545]+1;1);MID(&quot;0123456789ABCDEFGHJKLMNPQRSTUVWXYZabcdefghijklmnpqrstuvwxyz!#$%&amp;()*+-;&lt;=&gt;?@^_{}[]/\:&quot;&quot;&quot;&quot;&quot;;[.F545]+1;1);MID(&quot;0123456789ABCDEFGHJKLMNPQRSTUVWXYZabcdefghijklmnpqrstuvwxyz!#$%&amp;()*+-;&lt;=&gt;?@^_{}[]/\:&quot;&quot;&quot;&quot;&quot;;[.G545]+1;1))" office:value-type="string" office:string-value="xjWy" calcext:value-type="string">
            <text:p>xjW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989463588f8ec0d63130853621bb8f037ab4594f76aa5de2e22f523c383e52</text:p>
          </table:table-cell>
          <table:table-cell table:formula="of:=HEX2DEC(MID([.A546];1;8))+HEX2DEC(MID([.A546];9;8))+HEX2DEC(MID([.A546];17;8))+HEX2DEC(MID([.A546];25;8))+HEX2DEC(MID([.A546];33;8))+HEX2DEC(MID([.A546];41;8))+HEX2DEC(MID([.A546];49;8))+HEX2DEC(MID([.A546];57;8))" office:value-type="float" office:value="16400178065" calcext:value-type="float">
            <text:p>16400178065</text:p>
          </table:table-cell>
          <table:table-cell table:formula="of:= MOD([.B546];85^4)" office:value-type="float" office:value="9181815" calcext:value-type="float">
            <text:p>9181815</text:p>
          </table:table-cell>
          <table:table-cell table:formula="of:=MOD(((((([.C546]-[.G546])/85)-[.F546])/85)-[.E546])/85;85)" office:value-type="float" office:value="14" calcext:value-type="float">
            <text:p>14</text:p>
          </table:table-cell>
          <table:table-cell table:formula="of:=MOD(((([.C546]-[.G546])/85)-[.F546])/85;85)" office:value-type="float" office:value="80" calcext:value-type="float">
            <text:p>80</text:p>
          </table:table-cell>
          <table:table-cell table:formula="of:=MOD(([.C546]-[.G546])/85;85)" office:value-type="float" office:value="71" calcext:value-type="float">
            <text:p>71</text:p>
          </table:table-cell>
          <table:table-cell table:formula="of:=MOD([.C546];85)" office:value-type="float" office:value="30" calcext:value-type="float">
            <text:p>30</text:p>
          </table:table-cell>
          <table:table-cell table:formula="of:=COM.MICROSOFT.CONCAT(MID(&quot;0123456789ABCDEFGHJKLMNPQRSTUVWXYZabcdefghijklmnpqrstuvwxyz!#$%&amp;()*+-;&lt;=&gt;?@^_{}[]/\:&quot;&quot;&quot;&quot;&quot;;[.D546]+1;1);MID(&quot;0123456789ABCDEFGHJKLMNPQRSTUVWXYZabcdefghijklmnpqrstuvwxyz!#$%&amp;()*+-;&lt;=&gt;?@^_{}[]/\:&quot;&quot;&quot;&quot;&quot;;[.E546]+1;1);MID(&quot;0123456789ABCDEFGHJKLMNPQRSTUVWXYZabcdefghijklmnpqrstuvwxyz!#$%&amp;()*+-;&lt;=&gt;?@^_{}[]/\:&quot;&quot;&quot;&quot;&quot;;[.F546]+1;1);MID(&quot;0123456789ABCDEFGHJKLMNPQRSTUVWXYZabcdefghijklmnpqrstuvwxyz!#$%&amp;()*+-;&lt;=&gt;?@^_{}[]/\:&quot;&quot;&quot;&quot;&quot;;[.G546]+1;1))" office:value-type="string" office:string-value="E]=W" calcext:value-type="string">
            <text:p>E]=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5baa2977d74c91e4549e1b0f0be331761c8b4eb910feb9dfb6f91bbc53fa174</text:p>
          </table:table-cell>
          <table:table-cell table:formula="of:=HEX2DEC(MID([.A547];1;8))+HEX2DEC(MID([.A547];9;8))+HEX2DEC(MID([.A547];17;8))+HEX2DEC(MID([.A547];25;8))+HEX2DEC(MID([.A547];33;8))+HEX2DEC(MID([.A547];41;8))+HEX2DEC(MID([.A547];49;8))+HEX2DEC(MID([.A547];57;8))" office:value-type="float" office:value="22225572915" calcext:value-type="float">
            <text:p>22225572915</text:p>
          </table:table-cell>
          <table:table-cell table:formula="of:= MOD([.B547];85^4)" office:value-type="float" office:value="40307290" calcext:value-type="float">
            <text:p>40307290</text:p>
          </table:table-cell>
          <table:table-cell table:formula="of:=MOD(((((([.C547]-[.G547])/85)-[.F547])/85)-[.E547])/85;85)" office:value-type="float" office:value="65" calcext:value-type="float">
            <text:p>65</text:p>
          </table:table-cell>
          <table:table-cell table:formula="of:=MOD(((([.C547]-[.G547])/85)-[.F547])/85;85)" office:value-type="float" office:value="53" calcext:value-type="float">
            <text:p>53</text:p>
          </table:table-cell>
          <table:table-cell table:formula="of:=MOD(([.C547]-[.G547])/85;85)" office:value-type="float" office:value="73" calcext:value-type="float">
            <text:p>73</text:p>
          </table:table-cell>
          <table:table-cell table:formula="of:=MOD([.C547];85)" office:value-type="float" office:value="35" calcext:value-type="float">
            <text:p>35</text:p>
          </table:table-cell>
          <table:table-cell table:formula="of:=COM.MICROSOFT.CONCAT(MID(&quot;0123456789ABCDEFGHJKLMNPQRSTUVWXYZabcdefghijklmnpqrstuvwxyz!#$%&amp;()*+-;&lt;=&gt;?@^_{}[]/\:&quot;&quot;&quot;&quot;&quot;;[.D547]+1;1);MID(&quot;0123456789ABCDEFGHJKLMNPQRSTUVWXYZabcdefghijklmnpqrstuvwxyz!#$%&amp;()*+-;&lt;=&gt;?@^_{}[]/\:&quot;&quot;&quot;&quot;&quot;;[.E547]+1;1);MID(&quot;0123456789ABCDEFGHJKLMNPQRSTUVWXYZabcdefghijklmnpqrstuvwxyz!#$%&amp;()*+-;&lt;=&gt;?@^_{}[]/\:&quot;&quot;&quot;&quot;&quot;;[.F547]+1;1);MID(&quot;0123456789ABCDEFGHJKLMNPQRSTUVWXYZabcdefghijklmnpqrstuvwxyz!#$%&amp;()*+-;&lt;=&gt;?@^_{}[]/\:&quot;&quot;&quot;&quot;&quot;;[.G547]+1;1))" office:value-type="string" office:string-value=")u?b" calcext:value-type="string">
            <text:p>)u?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84aabe2c9d0111b36db3fdfefea38a20346b95c0d569a9f25e293717173597e</text:p>
          </table:table-cell>
          <table:table-cell table:formula="of:=HEX2DEC(MID([.A548];1;8))+HEX2DEC(MID([.A548];9;8))+HEX2DEC(MID([.A548];17;8))+HEX2DEC(MID([.A548];25;8))+HEX2DEC(MID([.A548];33;8))+HEX2DEC(MID([.A548];41;8))+HEX2DEC(MID([.A548];49;8))+HEX2DEC(MID([.A548];57;8))" office:value-type="float" office:value="11288147560" calcext:value-type="float">
            <text:p>11288147560</text:p>
          </table:table-cell>
          <table:table-cell table:formula="of:= MOD([.B548];85^4)" office:value-type="float" office:value="12812560" calcext:value-type="float">
            <text:p>12812560</text:p>
          </table:table-cell>
          <table:table-cell table:formula="of:=MOD(((((([.C548]-[.G548])/85)-[.F548])/85)-[.E548])/85;85)" office:value-type="float" office:value="20" calcext:value-type="float">
            <text:p>20</text:p>
          </table:table-cell>
          <table:table-cell table:formula="of:=MOD(((([.C548]-[.G548])/85)-[.F548])/85;85)" office:value-type="float" office:value="73" calcext:value-type="float">
            <text:p>73</text:p>
          </table:table-cell>
          <table:table-cell table:formula="of:=MOD(([.C548]-[.G548])/85;85)" office:value-type="float" office:value="31" calcext:value-type="float">
            <text:p>31</text:p>
          </table:table-cell>
          <table:table-cell table:formula="of:=MOD([.C548];85)" office:value-type="float" office:value="0" calcext:value-type="float">
            <text:p>0</text:p>
          </table:table-cell>
          <table:table-cell table:formula="of:=COM.MICROSOFT.CONCAT(MID(&quot;0123456789ABCDEFGHJKLMNPQRSTUVWXYZabcdefghijklmnpqrstuvwxyz!#$%&amp;()*+-;&lt;=&gt;?@^_{}[]/\:&quot;&quot;&quot;&quot;&quot;;[.D548]+1;1);MID(&quot;0123456789ABCDEFGHJKLMNPQRSTUVWXYZabcdefghijklmnpqrstuvwxyz!#$%&amp;()*+-;&lt;=&gt;?@^_{}[]/\:&quot;&quot;&quot;&quot;&quot;;[.E548]+1;1);MID(&quot;0123456789ABCDEFGHJKLMNPQRSTUVWXYZabcdefghijklmnpqrstuvwxyz!#$%&amp;()*+-;&lt;=&gt;?@^_{}[]/\:&quot;&quot;&quot;&quot;&quot;;[.F548]+1;1);MID(&quot;0123456789ABCDEFGHJKLMNPQRSTUVWXYZabcdefghijklmnpqrstuvwxyz!#$%&amp;()*+-;&lt;=&gt;?@^_{}[]/\:&quot;&quot;&quot;&quot;&quot;;[.G548]+1;1))" office:value-type="string" office:string-value="L?X0" calcext:value-type="string">
            <text:p>L?X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d2d51e3f277b732c7e55a1df549802bc13cf7f1a25eb189d374c7515faeb74c</text:p>
          </table:table-cell>
          <table:table-cell table:formula="of:=HEX2DEC(MID([.A549];1;8))+HEX2DEC(MID([.A549];9;8))+HEX2DEC(MID([.A549];17;8))+HEX2DEC(MID([.A549];25;8))+HEX2DEC(MID([.A549];33;8))+HEX2DEC(MID([.A549];41;8))+HEX2DEC(MID([.A549];49;8))+HEX2DEC(MID([.A549];57;8))" office:value-type="float" office:value="23950723956" calcext:value-type="float">
            <text:p>23950723956</text:p>
          </table:table-cell>
          <table:table-cell table:formula="of:= MOD([.B549];85^4)" office:value-type="float" office:value="42837706" calcext:value-type="float">
            <text:p>42837706</text:p>
          </table:table-cell>
          <table:table-cell table:formula="of:=MOD(((((([.C549]-[.G549])/85)-[.F549])/85)-[.E549])/85;85)" office:value-type="float" office:value="69" calcext:value-type="float">
            <text:p>69</text:p>
          </table:table-cell>
          <table:table-cell table:formula="of:=MOD(((([.C549]-[.G549])/85)-[.F549])/85;85)" office:value-type="float" office:value="64" calcext:value-type="float">
            <text:p>64</text:p>
          </table:table-cell>
          <table:table-cell table:formula="of:=MOD(([.C549]-[.G549])/85;85)" office:value-type="float" office:value="8" calcext:value-type="float">
            <text:p>8</text:p>
          </table:table-cell>
          <table:table-cell table:formula="of:=MOD([.C549];85)" office:value-type="float" office:value="1" calcext:value-type="float">
            <text:p>1</text:p>
          </table:table-cell>
          <table:table-cell table:formula="of:=COM.MICROSOFT.CONCAT(MID(&quot;0123456789ABCDEFGHJKLMNPQRSTUVWXYZabcdefghijklmnpqrstuvwxyz!#$%&amp;()*+-;&lt;=&gt;?@^_{}[]/\:&quot;&quot;&quot;&quot;&quot;;[.D549]+1;1);MID(&quot;0123456789ABCDEFGHJKLMNPQRSTUVWXYZabcdefghijklmnpqrstuvwxyz!#$%&amp;()*+-;&lt;=&gt;?@^_{}[]/\:&quot;&quot;&quot;&quot;&quot;;[.E549]+1;1);MID(&quot;0123456789ABCDEFGHJKLMNPQRSTUVWXYZabcdefghijklmnpqrstuvwxyz!#$%&amp;()*+-;&lt;=&gt;?@^_{}[]/\:&quot;&quot;&quot;&quot;&quot;;[.F549]+1;1);MID(&quot;0123456789ABCDEFGHJKLMNPQRSTUVWXYZabcdefghijklmnpqrstuvwxyz!#$%&amp;()*+-;&lt;=&gt;?@^_{}[]/\:&quot;&quot;&quot;&quot;&quot;;[.G549]+1;1))" office:value-type="string" office:string-value=";(81" calcext:value-type="string">
            <text:p>;(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a89b7b23893a92fab7b7389613e298c06681ccfcd9253bc6517c671892f2589</text:p>
          </table:table-cell>
          <table:table-cell table:formula="of:=HEX2DEC(MID([.A550];1;8))+HEX2DEC(MID([.A550];9;8))+HEX2DEC(MID([.A550];17;8))+HEX2DEC(MID([.A550];25;8))+HEX2DEC(MID([.A550];33;8))+HEX2DEC(MID([.A550];41;8))+HEX2DEC(MID([.A550];49;8))+HEX2DEC(MID([.A550];57;8))" office:value-type="float" office:value="13188487803" calcext:value-type="float">
            <text:p>13188487803</text:p>
          </table:table-cell>
          <table:table-cell table:formula="of:= MOD([.B550];85^4)" office:value-type="float" office:value="33930303" calcext:value-type="float">
            <text:p>33930303</text:p>
          </table:table-cell>
          <table:table-cell table:formula="of:=MOD(((((([.C550]-[.G550])/85)-[.F550])/85)-[.E550])/85;85)" office:value-type="float" office:value="55" calcext:value-type="float">
            <text:p>55</text:p>
          </table:table-cell>
          <table:table-cell table:formula="of:=MOD(((([.C550]-[.G550])/85)-[.F550])/85;85)" office:value-type="float" office:value="21" calcext:value-type="float">
            <text:p>21</text:p>
          </table:table-cell>
          <table:table-cell table:formula="of:=MOD(([.C550]-[.G550])/85;85)" office:value-type="float" office:value="20" calcext:value-type="float">
            <text:p>20</text:p>
          </table:table-cell>
          <table:table-cell table:formula="of:=MOD([.C550];85)" office:value-type="float" office:value="3" calcext:value-type="float">
            <text:p>3</text:p>
          </table:table-cell>
          <table:table-cell table:formula="of:=COM.MICROSOFT.CONCAT(MID(&quot;0123456789ABCDEFGHJKLMNPQRSTUVWXYZabcdefghijklmnpqrstuvwxyz!#$%&amp;()*+-;&lt;=&gt;?@^_{}[]/\:&quot;&quot;&quot;&quot;&quot;;[.D550]+1;1);MID(&quot;0123456789ABCDEFGHJKLMNPQRSTUVWXYZabcdefghijklmnpqrstuvwxyz!#$%&amp;()*+-;&lt;=&gt;?@^_{}[]/\:&quot;&quot;&quot;&quot;&quot;;[.E550]+1;1);MID(&quot;0123456789ABCDEFGHJKLMNPQRSTUVWXYZabcdefghijklmnpqrstuvwxyz!#$%&amp;()*+-;&lt;=&gt;?@^_{}[]/\:&quot;&quot;&quot;&quot;&quot;;[.F550]+1;1);MID(&quot;0123456789ABCDEFGHJKLMNPQRSTUVWXYZabcdefghijklmnpqrstuvwxyz!#$%&amp;()*+-;&lt;=&gt;?@^_{}[]/\:&quot;&quot;&quot;&quot;&quot;;[.G550]+1;1))" office:value-type="string" office:string-value="wML3" calcext:value-type="string">
            <text:p>wML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97ed9ce86afaf9e127cd9cceddf99eb12c6b98a3e02df1e8f5c21e15ab324ad</text:p>
          </table:table-cell>
          <table:table-cell table:formula="of:=HEX2DEC(MID([.A551];1;8))+HEX2DEC(MID([.A551];9;8))+HEX2DEC(MID([.A551];17;8))+HEX2DEC(MID([.A551];25;8))+HEX2DEC(MID([.A551];33;8))+HEX2DEC(MID([.A551];41;8))+HEX2DEC(MID([.A551];49;8))+HEX2DEC(MID([.A551];57;8))" office:value-type="float" office:value="12807560281" calcext:value-type="float">
            <text:p>12807560281</text:p>
          </table:table-cell>
          <table:table-cell table:formula="of:= MOD([.B551];85^4)" office:value-type="float" office:value="18407156" calcext:value-type="float">
            <text:p>18407156</text:p>
          </table:table-cell>
          <table:table-cell table:formula="of:=MOD(((((([.C551]-[.G551])/85)-[.F551])/85)-[.E551])/85;85)" office:value-type="float" office:value="29" calcext:value-type="float">
            <text:p>29</text:p>
          </table:table-cell>
          <table:table-cell table:formula="of:=MOD(((([.C551]-[.G551])/85)-[.F551])/85;85)" office:value-type="float" office:value="82" calcext:value-type="float">
            <text:p>82</text:p>
          </table:table-cell>
          <table:table-cell table:formula="of:=MOD(([.C551]-[.G551])/85;85)" office:value-type="float" office:value="59" calcext:value-type="float">
            <text:p>59</text:p>
          </table:table-cell>
          <table:table-cell table:formula="of:=MOD([.C551];85)" office:value-type="float" office:value="66" calcext:value-type="float">
            <text:p>66</text:p>
          </table:table-cell>
          <table:table-cell table:formula="of:=COM.MICROSOFT.CONCAT(MID(&quot;0123456789ABCDEFGHJKLMNPQRSTUVWXYZabcdefghijklmnpqrstuvwxyz!#$%&amp;()*+-;&lt;=&gt;?@^_{}[]/\:&quot;&quot;&quot;&quot;&quot;;[.D551]+1;1);MID(&quot;0123456789ABCDEFGHJKLMNPQRSTUVWXYZabcdefghijklmnpqrstuvwxyz!#$%&amp;()*+-;&lt;=&gt;?@^_{}[]/\:&quot;&quot;&quot;&quot;&quot;;[.E551]+1;1);MID(&quot;0123456789ABCDEFGHJKLMNPQRSTUVWXYZabcdefghijklmnpqrstuvwxyz!#$%&amp;()*+-;&lt;=&gt;?@^_{}[]/\:&quot;&quot;&quot;&quot;&quot;;[.F551]+1;1);MID(&quot;0123456789ABCDEFGHJKLMNPQRSTUVWXYZabcdefghijklmnpqrstuvwxyz!#$%&amp;()*+-;&lt;=&gt;?@^_{}[]/\:&quot;&quot;&quot;&quot;&quot;;[.G551]+1;1))" office:value-type="string" office:string-value="V\!*" calcext:value-type="string">
            <text:p>V\!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39b63a670fe4e1dd967a6d4848c8c687aad0b13cb81aef303d839287b03e56f</text:p>
          </table:table-cell>
          <table:table-cell table:formula="of:=HEX2DEC(MID([.A552];1;8))+HEX2DEC(MID([.A552];9;8))+HEX2DEC(MID([.A552];17;8))+HEX2DEC(MID([.A552];25;8))+HEX2DEC(MID([.A552];33;8))+HEX2DEC(MID([.A552];41;8))+HEX2DEC(MID([.A552];49;8))+HEX2DEC(MID([.A552];57;8))" office:value-type="float" office:value="18112626076" calcext:value-type="float">
            <text:p>18112626076</text:p>
          </table:table-cell>
          <table:table-cell table:formula="of:= MOD([.B552];85^4)" office:value-type="float" office:value="51209826" calcext:value-type="float">
            <text:p>51209826</text:p>
          </table:table-cell>
          <table:table-cell table:formula="of:=MOD(((((([.C552]-[.G552])/85)-[.F552])/85)-[.E552])/85;85)" office:value-type="float" office:value="83" calcext:value-type="float">
            <text:p>83</text:p>
          </table:table-cell>
          <table:table-cell table:formula="of:=MOD(((([.C552]-[.G552])/85)-[.F552])/85;85)" office:value-type="float" office:value="32" calcext:value-type="float">
            <text:p>32</text:p>
          </table:table-cell>
          <table:table-cell table:formula="of:=MOD(([.C552]-[.G552])/85;85)" office:value-type="float" office:value="73" calcext:value-type="float">
            <text:p>73</text:p>
          </table:table-cell>
          <table:table-cell table:formula="of:=MOD([.C552];85)" office:value-type="float" office:value="46" calcext:value-type="float">
            <text:p>46</text:p>
          </table:table-cell>
          <table:table-cell table:formula="of:=COM.MICROSOFT.CONCAT(MID(&quot;0123456789ABCDEFGHJKLMNPQRSTUVWXYZabcdefghijklmnpqrstuvwxyz!#$%&amp;()*+-;&lt;=&gt;?@^_{}[]/\:&quot;&quot;&quot;&quot;&quot;;[.D552]+1;1);MID(&quot;0123456789ABCDEFGHJKLMNPQRSTUVWXYZabcdefghijklmnpqrstuvwxyz!#$%&amp;()*+-;&lt;=&gt;?@^_{}[]/\:&quot;&quot;&quot;&quot;&quot;;[.E552]+1;1);MID(&quot;0123456789ABCDEFGHJKLMNPQRSTUVWXYZabcdefghijklmnpqrstuvwxyz!#$%&amp;()*+-;&lt;=&gt;?@^_{}[]/\:&quot;&quot;&quot;&quot;&quot;;[.F552]+1;1);MID(&quot;0123456789ABCDEFGHJKLMNPQRSTUVWXYZabcdefghijklmnpqrstuvwxyz!#$%&amp;()*+-;&lt;=&gt;?@^_{}[]/\:&quot;&quot;&quot;&quot;&quot;;[.G552]+1;1))" office:value-type="string" office:string-value=":Y?m" calcext:value-type="string">
            <text:p>:Y?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d083ddbeaf60d5039dab5b9a9f3ba47d9018019589d7d6d3172ff86d3b97a64</text:p>
          </table:table-cell>
          <table:table-cell table:formula="of:=HEX2DEC(MID([.A553];1;8))+HEX2DEC(MID([.A553];9;8))+HEX2DEC(MID([.A553];17;8))+HEX2DEC(MID([.A553];25;8))+HEX2DEC(MID([.A553];33;8))+HEX2DEC(MID([.A553];41;8))+HEX2DEC(MID([.A553];49;8))+HEX2DEC(MID([.A553];57;8))" office:value-type="float" office:value="18297139867" calcext:value-type="float">
            <text:p>18297139867</text:p>
          </table:table-cell>
          <table:table-cell table:formula="of:= MOD([.B553];85^4)" office:value-type="float" office:value="26921117" calcext:value-type="float">
            <text:p>26921117</text:p>
          </table:table-cell>
          <table:table-cell table:formula="of:=MOD(((((([.C553]-[.G553])/85)-[.F553])/85)-[.E553])/85;85)" office:value-type="float" office:value="43" calcext:value-type="float">
            <text:p>43</text:p>
          </table:table-cell>
          <table:table-cell table:formula="of:=MOD(((([.C553]-[.G553])/85)-[.F553])/85;85)" office:value-type="float" office:value="71" calcext:value-type="float">
            <text:p>71</text:p>
          </table:table-cell>
          <table:table-cell table:formula="of:=MOD(([.C553]-[.G553])/85;85)" office:value-type="float" office:value="9" calcext:value-type="float">
            <text:p>9</text:p>
          </table:table-cell>
          <table:table-cell table:formula="of:=MOD([.C553];85)" office:value-type="float" office:value="2" calcext:value-type="float">
            <text:p>2</text:p>
          </table:table-cell>
          <table:table-cell table:formula="of:=COM.MICROSOFT.CONCAT(MID(&quot;0123456789ABCDEFGHJKLMNPQRSTUVWXYZabcdefghijklmnpqrstuvwxyz!#$%&amp;()*+-;&lt;=&gt;?@^_{}[]/\:&quot;&quot;&quot;&quot;&quot;;[.D553]+1;1);MID(&quot;0123456789ABCDEFGHJKLMNPQRSTUVWXYZabcdefghijklmnpqrstuvwxyz!#$%&amp;()*+-;&lt;=&gt;?@^_{}[]/\:&quot;&quot;&quot;&quot;&quot;;[.E553]+1;1);MID(&quot;0123456789ABCDEFGHJKLMNPQRSTUVWXYZabcdefghijklmnpqrstuvwxyz!#$%&amp;()*+-;&lt;=&gt;?@^_{}[]/\:&quot;&quot;&quot;&quot;&quot;;[.F553]+1;1);MID(&quot;0123456789ABCDEFGHJKLMNPQRSTUVWXYZabcdefghijklmnpqrstuvwxyz!#$%&amp;()*+-;&lt;=&gt;?@^_{}[]/\:&quot;&quot;&quot;&quot;&quot;;[.G553]+1;1))" office:value-type="string" office:string-value="j=92" calcext:value-type="string">
            <text:p>j=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206acbad66484e3e0d0e7fe684f6fd1293947cd9385644a6a0ec368aacbe2f1</text:p>
          </table:table-cell>
          <table:table-cell table:formula="of:=HEX2DEC(MID([.A554];1;8))+HEX2DEC(MID([.A554];9;8))+HEX2DEC(MID([.A554];17;8))+HEX2DEC(MID([.A554];25;8))+HEX2DEC(MID([.A554];33;8))+HEX2DEC(MID([.A554];41;8))+HEX2DEC(MID([.A554];49;8))+HEX2DEC(MID([.A554];57;8))" office:value-type="float" office:value="17769487324" calcext:value-type="float">
            <text:p>17769487324</text:p>
          </table:table-cell>
          <table:table-cell table:formula="of:= MOD([.B554];85^4)" office:value-type="float" office:value="21274824" calcext:value-type="float">
            <text:p>21274824</text:p>
          </table:table-cell>
          <table:table-cell table:formula="of:=MOD(((((([.C554]-[.G554])/85)-[.F554])/85)-[.E554])/85;85)" office:value-type="float" office:value="34" calcext:value-type="float">
            <text:p>34</text:p>
          </table:table-cell>
          <table:table-cell table:formula="of:=MOD(((([.C554]-[.G554])/85)-[.F554])/85;85)" office:value-type="float" office:value="54" calcext:value-type="float">
            <text:p>54</text:p>
          </table:table-cell>
          <table:table-cell table:formula="of:=MOD(([.C554]-[.G554])/85;85)" office:value-type="float" office:value="52" calcext:value-type="float">
            <text:p>52</text:p>
          </table:table-cell>
          <table:table-cell table:formula="of:=MOD([.C554];85)" office:value-type="float" office:value="4" calcext:value-type="float">
            <text:p>4</text:p>
          </table:table-cell>
          <table:table-cell table:formula="of:=COM.MICROSOFT.CONCAT(MID(&quot;0123456789ABCDEFGHJKLMNPQRSTUVWXYZabcdefghijklmnpqrstuvwxyz!#$%&amp;()*+-;&lt;=&gt;?@^_{}[]/\:&quot;&quot;&quot;&quot;&quot;;[.D554]+1;1);MID(&quot;0123456789ABCDEFGHJKLMNPQRSTUVWXYZabcdefghijklmnpqrstuvwxyz!#$%&amp;()*+-;&lt;=&gt;?@^_{}[]/\:&quot;&quot;&quot;&quot;&quot;;[.E554]+1;1);MID(&quot;0123456789ABCDEFGHJKLMNPQRSTUVWXYZabcdefghijklmnpqrstuvwxyz!#$%&amp;()*+-;&lt;=&gt;?@^_{}[]/\:&quot;&quot;&quot;&quot;&quot;;[.F554]+1;1);MID(&quot;0123456789ABCDEFGHJKLMNPQRSTUVWXYZabcdefghijklmnpqrstuvwxyz!#$%&amp;()*+-;&lt;=&gt;?@^_{}[]/\:&quot;&quot;&quot;&quot;&quot;;[.G554]+1;1))" office:value-type="string" office:string-value="avt4" calcext:value-type="string">
            <text:p>avt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e53f5ceaea891c052b031485883dee8e62e3b1438285a3feb3bfc371e54ec25</text:p>
          </table:table-cell>
          <table:table-cell table:formula="of:=HEX2DEC(MID([.A555];1;8))+HEX2DEC(MID([.A555];9;8))+HEX2DEC(MID([.A555];17;8))+HEX2DEC(MID([.A555];25;8))+HEX2DEC(MID([.A555];33;8))+HEX2DEC(MID([.A555];41;8))+HEX2DEC(MID([.A555];49;8))+HEX2DEC(MID([.A555];57;8))" office:value-type="float" office:value="16376141165" calcext:value-type="float">
            <text:p>16376141165</text:p>
          </table:table-cell>
          <table:table-cell table:formula="of:= MOD([.B555];85^4)" office:value-type="float" office:value="37345540" calcext:value-type="float">
            <text:p>37345540</text:p>
          </table:table-cell>
          <table:table-cell table:formula="of:=MOD(((((([.C555]-[.G555])/85)-[.F555])/85)-[.E555])/85;85)" office:value-type="float" office:value="60" calcext:value-type="float">
            <text:p>60</text:p>
          </table:table-cell>
          <table:table-cell table:formula="of:=MOD(((([.C555]-[.G555])/85)-[.F555])/85;85)" office:value-type="float" office:value="68" calcext:value-type="float">
            <text:p>68</text:p>
          </table:table-cell>
          <table:table-cell table:formula="of:=MOD(([.C555]-[.G555])/85;85)" office:value-type="float" office:value="79" calcext:value-type="float">
            <text:p>79</text:p>
          </table:table-cell>
          <table:table-cell table:formula="of:=MOD([.C555];85)" office:value-type="float" office:value="25" calcext:value-type="float">
            <text:p>25</text:p>
          </table:table-cell>
          <table:table-cell table:formula="of:=COM.MICROSOFT.CONCAT(MID(&quot;0123456789ABCDEFGHJKLMNPQRSTUVWXYZabcdefghijklmnpqrstuvwxyz!#$%&amp;()*+-;&lt;=&gt;?@^_{}[]/\:&quot;&quot;&quot;&quot;&quot;;[.D555]+1;1);MID(&quot;0123456789ABCDEFGHJKLMNPQRSTUVWXYZabcdefghijklmnpqrstuvwxyz!#$%&amp;()*+-;&lt;=&gt;?@^_{}[]/\:&quot;&quot;&quot;&quot;&quot;;[.E555]+1;1);MID(&quot;0123456789ABCDEFGHJKLMNPQRSTUVWXYZabcdefghijklmnpqrstuvwxyz!#$%&amp;()*+-;&lt;=&gt;?@^_{}[]/\:&quot;&quot;&quot;&quot;&quot;;[.F555]+1;1);MID(&quot;0123456789ABCDEFGHJKLMNPQRSTUVWXYZabcdefghijklmnpqrstuvwxyz!#$%&amp;()*+-;&lt;=&gt;?@^_{}[]/\:&quot;&quot;&quot;&quot;&quot;;[.G555]+1;1))" office:value-type="string" office:string-value="#-[R" calcext:value-type="string">
            <text:p>#-[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59c5dc068b8d5c9442c9c391a03cf66549e6041048e76f24015e1c755bf1977</text:p>
          </table:table-cell>
          <table:table-cell table:formula="of:=HEX2DEC(MID([.A556];1;8))+HEX2DEC(MID([.A556];9;8))+HEX2DEC(MID([.A556];17;8))+HEX2DEC(MID([.A556];25;8))+HEX2DEC(MID([.A556];33;8))+HEX2DEC(MID([.A556];41;8))+HEX2DEC(MID([.A556];49;8))+HEX2DEC(MID([.A556];57;8))" office:value-type="float" office:value="9857102233" calcext:value-type="float">
            <text:p>9857102233</text:p>
          </table:table-cell>
          <table:table-cell table:formula="of:= MOD([.B556];85^4)" office:value-type="float" office:value="43384733" calcext:value-type="float">
            <text:p>43384733</text:p>
          </table:table-cell>
          <table:table-cell table:formula="of:=MOD(((((([.C556]-[.G556])/85)-[.F556])/85)-[.E556])/85;85)" office:value-type="float" office:value="70" calcext:value-type="float">
            <text:p>70</text:p>
          </table:table-cell>
          <table:table-cell table:formula="of:=MOD(((([.C556]-[.G556])/85)-[.F556])/85;85)" office:value-type="float" office:value="54" calcext:value-type="float">
            <text:p>54</text:p>
          </table:table-cell>
          <table:table-cell table:formula="of:=MOD(([.C556]-[.G556])/85;85)" office:value-type="float" office:value="68" calcext:value-type="float">
            <text:p>68</text:p>
          </table:table-cell>
          <table:table-cell table:formula="of:=MOD([.C556];85)" office:value-type="float" office:value="53" calcext:value-type="float">
            <text:p>53</text:p>
          </table:table-cell>
          <table:table-cell table:formula="of:=COM.MICROSOFT.CONCAT(MID(&quot;0123456789ABCDEFGHJKLMNPQRSTUVWXYZabcdefghijklmnpqrstuvwxyz!#$%&amp;()*+-;&lt;=&gt;?@^_{}[]/\:&quot;&quot;&quot;&quot;&quot;;[.D556]+1;1);MID(&quot;0123456789ABCDEFGHJKLMNPQRSTUVWXYZabcdefghijklmnpqrstuvwxyz!#$%&amp;()*+-;&lt;=&gt;?@^_{}[]/\:&quot;&quot;&quot;&quot;&quot;;[.E556]+1;1);MID(&quot;0123456789ABCDEFGHJKLMNPQRSTUVWXYZabcdefghijklmnpqrstuvwxyz!#$%&amp;()*+-;&lt;=&gt;?@^_{}[]/\:&quot;&quot;&quot;&quot;&quot;;[.F556]+1;1);MID(&quot;0123456789ABCDEFGHJKLMNPQRSTUVWXYZabcdefghijklmnpqrstuvwxyz!#$%&amp;()*+-;&lt;=&gt;?@^_{}[]/\:&quot;&quot;&quot;&quot;&quot;;[.G556]+1;1))" office:value-type="string" office:string-value="&lt;v-u" calcext:value-type="string">
            <text:p>&lt;v-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210682ef73bb7d168b0deaaf644e3d6b48257adcf48d40a81908232aaef8491</text:p>
          </table:table-cell>
          <table:table-cell table:formula="of:=HEX2DEC(MID([.A557];1;8))+HEX2DEC(MID([.A557];9;8))+HEX2DEC(MID([.A557];17;8))+HEX2DEC(MID([.A557];25;8))+HEX2DEC(MID([.A557];33;8))+HEX2DEC(MID([.A557];41;8))+HEX2DEC(MID([.A557];49;8))+HEX2DEC(MID([.A557];57;8))" office:value-type="float" office:value="24302654713" calcext:value-type="float">
            <text:p>24302654713</text:p>
          </table:table-cell>
          <table:table-cell table:formula="of:= MOD([.B557];85^4)" office:value-type="float" office:value="29364088" calcext:value-type="float">
            <text:p>29364088</text:p>
          </table:table-cell>
          <table:table-cell table:formula="of:=MOD(((((([.C557]-[.G557])/85)-[.F557])/85)-[.E557])/85;85)" office:value-type="float" office:value="47" calcext:value-type="float">
            <text:p>47</text:p>
          </table:table-cell>
          <table:table-cell table:formula="of:=MOD(((([.C557]-[.G557])/85)-[.F557])/85;85)" office:value-type="float" office:value="69" calcext:value-type="float">
            <text:p>69</text:p>
          </table:table-cell>
          <table:table-cell table:formula="of:=MOD(([.C557]-[.G557])/85;85)" office:value-type="float" office:value="19" calcext:value-type="float">
            <text:p>19</text:p>
          </table:table-cell>
          <table:table-cell table:formula="of:=MOD([.C557];85)" office:value-type="float" office:value="73" calcext:value-type="float">
            <text:p>73</text:p>
          </table:table-cell>
          <table:table-cell table:formula="of:=COM.MICROSOFT.CONCAT(MID(&quot;0123456789ABCDEFGHJKLMNPQRSTUVWXYZabcdefghijklmnpqrstuvwxyz!#$%&amp;()*+-;&lt;=&gt;?@^_{}[]/\:&quot;&quot;&quot;&quot;&quot;;[.D557]+1;1);MID(&quot;0123456789ABCDEFGHJKLMNPQRSTUVWXYZabcdefghijklmnpqrstuvwxyz!#$%&amp;()*+-;&lt;=&gt;?@^_{}[]/\:&quot;&quot;&quot;&quot;&quot;;[.E557]+1;1);MID(&quot;0123456789ABCDEFGHJKLMNPQRSTUVWXYZabcdefghijklmnpqrstuvwxyz!#$%&amp;()*+-;&lt;=&gt;?@^_{}[]/\:&quot;&quot;&quot;&quot;&quot;;[.F557]+1;1);MID(&quot;0123456789ABCDEFGHJKLMNPQRSTUVWXYZabcdefghijklmnpqrstuvwxyz!#$%&amp;()*+-;&lt;=&gt;?@^_{}[]/\:&quot;&quot;&quot;&quot;&quot;;[.G557]+1;1))" office:value-type="string" office:string-value="n;K?" calcext:value-type="string">
            <text:p>n;K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502c94f410b5535c1920173107b2e9a75d6938eb2141a09ff1743e689061943</text:p>
          </table:table-cell>
          <table:table-cell table:formula="of:=HEX2DEC(MID([.A558];1;8))+HEX2DEC(MID([.A558];9;8))+HEX2DEC(MID([.A558];17;8))+HEX2DEC(MID([.A558];25;8))+HEX2DEC(MID([.A558];33;8))+HEX2DEC(MID([.A558];41;8))+HEX2DEC(MID([.A558];49;8))+HEX2DEC(MID([.A558];57;8))" office:value-type="float" office:value="19463887185" calcext:value-type="float">
            <text:p>19463887185</text:p>
          </table:table-cell>
          <table:table-cell table:formula="of:= MOD([.B558];85^4)" office:value-type="float" office:value="45254685" calcext:value-type="float">
            <text:p>45254685</text:p>
          </table:table-cell>
          <table:table-cell table:formula="of:=MOD(((((([.C558]-[.G558])/85)-[.F558])/85)-[.E558])/85;85)" office:value-type="float" office:value="73" calcext:value-type="float">
            <text:p>73</text:p>
          </table:table-cell>
          <table:table-cell table:formula="of:=MOD(((([.C558]-[.G558])/85)-[.F558])/85;85)" office:value-type="float" office:value="58" calcext:value-type="float">
            <text:p>58</text:p>
          </table:table-cell>
          <table:table-cell table:formula="of:=MOD(([.C558]-[.G558])/85;85)" office:value-type="float" office:value="53" calcext:value-type="float">
            <text:p>53</text:p>
          </table:table-cell>
          <table:table-cell table:formula="of:=MOD([.C558];85)" office:value-type="float" office:value="5" calcext:value-type="float">
            <text:p>5</text:p>
          </table:table-cell>
          <table:table-cell table:formula="of:=COM.MICROSOFT.CONCAT(MID(&quot;0123456789ABCDEFGHJKLMNPQRSTUVWXYZabcdefghijklmnpqrstuvwxyz!#$%&amp;()*+-;&lt;=&gt;?@^_{}[]/\:&quot;&quot;&quot;&quot;&quot;;[.D558]+1;1);MID(&quot;0123456789ABCDEFGHJKLMNPQRSTUVWXYZabcdefghijklmnpqrstuvwxyz!#$%&amp;()*+-;&lt;=&gt;?@^_{}[]/\:&quot;&quot;&quot;&quot;&quot;;[.E558]+1;1);MID(&quot;0123456789ABCDEFGHJKLMNPQRSTUVWXYZabcdefghijklmnpqrstuvwxyz!#$%&amp;()*+-;&lt;=&gt;?@^_{}[]/\:&quot;&quot;&quot;&quot;&quot;;[.F558]+1;1);MID(&quot;0123456789ABCDEFGHJKLMNPQRSTUVWXYZabcdefghijklmnpqrstuvwxyz!#$%&amp;()*+-;&lt;=&gt;?@^_{}[]/\:&quot;&quot;&quot;&quot;&quot;;[.G558]+1;1))" office:value-type="string" office:string-value="?zu5" calcext:value-type="string">
            <text:p>?zu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fbfe464fac08a6c55d7a68a1006c3eb6b113d76bc494647d387a33de306e899</text:p>
          </table:table-cell>
          <table:table-cell table:formula="of:=HEX2DEC(MID([.A559];1;8))+HEX2DEC(MID([.A559];9;8))+HEX2DEC(MID([.A559];17;8))+HEX2DEC(MID([.A559];25;8))+HEX2DEC(MID([.A559];33;8))+HEX2DEC(MID([.A559];41;8))+HEX2DEC(MID([.A559];49;8))+HEX2DEC(MID([.A559];57;8))" office:value-type="float" office:value="19030075608" calcext:value-type="float">
            <text:p>19030075608</text:p>
          </table:table-cell>
          <table:table-cell table:formula="of:= MOD([.B559];85^4)" office:value-type="float" office:value="29048108" calcext:value-type="float">
            <text:p>29048108</text:p>
          </table:table-cell>
          <table:table-cell table:formula="of:=MOD(((((([.C559]-[.G559])/85)-[.F559])/85)-[.E559])/85;85)" office:value-type="float" office:value="47" calcext:value-type="float">
            <text:p>47</text:p>
          </table:table-cell>
          <table:table-cell table:formula="of:=MOD(((([.C559]-[.G559])/85)-[.F559])/85;85)" office:value-type="float" office:value="25" calcext:value-type="float">
            <text:p>25</text:p>
          </table:table-cell>
          <table:table-cell table:formula="of:=MOD(([.C559]-[.G559])/85;85)" office:value-type="float" office:value="42" calcext:value-type="float">
            <text:p>42</text:p>
          </table:table-cell>
          <table:table-cell table:formula="of:=MOD([.C559];85)" office:value-type="float" office:value="38" calcext:value-type="float">
            <text:p>38</text:p>
          </table:table-cell>
          <table:table-cell table:formula="of:=COM.MICROSOFT.CONCAT(MID(&quot;0123456789ABCDEFGHJKLMNPQRSTUVWXYZabcdefghijklmnpqrstuvwxyz!#$%&amp;()*+-;&lt;=&gt;?@^_{}[]/\:&quot;&quot;&quot;&quot;&quot;;[.D559]+1;1);MID(&quot;0123456789ABCDEFGHJKLMNPQRSTUVWXYZabcdefghijklmnpqrstuvwxyz!#$%&amp;()*+-;&lt;=&gt;?@^_{}[]/\:&quot;&quot;&quot;&quot;&quot;;[.E559]+1;1);MID(&quot;0123456789ABCDEFGHJKLMNPQRSTUVWXYZabcdefghijklmnpqrstuvwxyz!#$%&amp;()*+-;&lt;=&gt;?@^_{}[]/\:&quot;&quot;&quot;&quot;&quot;;[.F559]+1;1);MID(&quot;0123456789ABCDEFGHJKLMNPQRSTUVWXYZabcdefghijklmnpqrstuvwxyz!#$%&amp;()*+-;&lt;=&gt;?@^_{}[]/\:&quot;&quot;&quot;&quot;&quot;;[.G559]+1;1))" office:value-type="string" office:string-value="nRie" calcext:value-type="string">
            <text:p>nR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af0215caeb484cef32793849f408d623dea45f2be7ea67c8715f13b2add64fb</text:p>
          </table:table-cell>
          <table:table-cell table:formula="of:=HEX2DEC(MID([.A560];1;8))+HEX2DEC(MID([.A560];9;8))+HEX2DEC(MID([.A560];17;8))+HEX2DEC(MID([.A560];25;8))+HEX2DEC(MID([.A560];33;8))+HEX2DEC(MID([.A560];41;8))+HEX2DEC(MID([.A560];49;8))+HEX2DEC(MID([.A560];57;8))" office:value-type="float" office:value="19233573300" calcext:value-type="float">
            <text:p>19233573300</text:p>
          </table:table-cell>
          <table:table-cell table:formula="of:= MOD([.B560];85^4)" office:value-type="float" office:value="23743300" calcext:value-type="float">
            <text:p>23743300</text:p>
          </table:table-cell>
          <table:table-cell table:formula="of:=MOD(((((([.C560]-[.G560])/85)-[.F560])/85)-[.E560])/85;85)" office:value-type="float" office:value="38" calcext:value-type="float">
            <text:p>38</text:p>
          </table:table-cell>
          <table:table-cell table:formula="of:=MOD(((([.C560]-[.G560])/85)-[.F560])/85;85)" office:value-type="float" office:value="56" calcext:value-type="float">
            <text:p>56</text:p>
          </table:table-cell>
          <table:table-cell table:formula="of:=MOD(([.C560]-[.G560])/85;85)" office:value-type="float" office:value="22" calcext:value-type="float">
            <text:p>22</text:p>
          </table:table-cell>
          <table:table-cell table:formula="of:=MOD([.C560];85)" office:value-type="float" office:value="80" calcext:value-type="float">
            <text:p>80</text:p>
          </table:table-cell>
          <table:table-cell table:formula="of:=COM.MICROSOFT.CONCAT(MID(&quot;0123456789ABCDEFGHJKLMNPQRSTUVWXYZabcdefghijklmnpqrstuvwxyz!#$%&amp;()*+-;&lt;=&gt;?@^_{}[]/\:&quot;&quot;&quot;&quot;&quot;;[.D560]+1;1);MID(&quot;0123456789ABCDEFGHJKLMNPQRSTUVWXYZabcdefghijklmnpqrstuvwxyz!#$%&amp;()*+-;&lt;=&gt;?@^_{}[]/\:&quot;&quot;&quot;&quot;&quot;;[.E560]+1;1);MID(&quot;0123456789ABCDEFGHJKLMNPQRSTUVWXYZabcdefghijklmnpqrstuvwxyz!#$%&amp;()*+-;&lt;=&gt;?@^_{}[]/\:&quot;&quot;&quot;&quot;&quot;;[.F560]+1;1);MID(&quot;0123456789ABCDEFGHJKLMNPQRSTUVWXYZabcdefghijklmnpqrstuvwxyz!#$%&amp;()*+-;&lt;=&gt;?@^_{}[]/\:&quot;&quot;&quot;&quot;&quot;;[.G560]+1;1))" office:value-type="string" office:string-value="exN]" calcext:value-type="string">
            <text:p>exN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1a8c3f9990790c6ec892ee0c49021caa35f4ae62aa8a6ad051eaa02b85bd6ad</text:p>
          </table:table-cell>
          <table:table-cell table:formula="of:=HEX2DEC(MID([.A561];1;8))+HEX2DEC(MID([.A561];9;8))+HEX2DEC(MID([.A561];17;8))+HEX2DEC(MID([.A561];25;8))+HEX2DEC(MID([.A561];33;8))+HEX2DEC(MID([.A561];41;8))+HEX2DEC(MID([.A561];49;8))+HEX2DEC(MID([.A561];57;8))" office:value-type="float" office:value="16496990123" calcext:value-type="float">
            <text:p>16496990123</text:p>
          </table:table-cell>
          <table:table-cell table:formula="of:= MOD([.B561];85^4)" office:value-type="float" office:value="1592623" calcext:value-type="float">
            <text:p>1592623</text:p>
          </table:table-cell>
          <table:table-cell table:formula="of:=MOD(((((([.C561]-[.G561])/85)-[.F561])/85)-[.E561])/85;85)" office:value-type="float" office:value="2" calcext:value-type="float">
            <text:p>2</text:p>
          </table:table-cell>
          <table:table-cell table:formula="of:=MOD(((([.C561]-[.G561])/85)-[.F561])/85;85)" office:value-type="float" office:value="50" calcext:value-type="float">
            <text:p>50</text:p>
          </table:table-cell>
          <table:table-cell table:formula="of:=MOD(([.C561]-[.G561])/85;85)" office:value-type="float" office:value="36" calcext:value-type="float">
            <text:p>36</text:p>
          </table:table-cell>
          <table:table-cell table:formula="of:=MOD([.C561];85)" office:value-type="float" office:value="63" calcext:value-type="float">
            <text:p>63</text:p>
          </table:table-cell>
          <table:table-cell table:formula="of:=COM.MICROSOFT.CONCAT(MID(&quot;0123456789ABCDEFGHJKLMNPQRSTUVWXYZabcdefghijklmnpqrstuvwxyz!#$%&amp;()*+-;&lt;=&gt;?@^_{}[]/\:&quot;&quot;&quot;&quot;&quot;;[.D561]+1;1);MID(&quot;0123456789ABCDEFGHJKLMNPQRSTUVWXYZabcdefghijklmnpqrstuvwxyz!#$%&amp;()*+-;&lt;=&gt;?@^_{}[]/\:&quot;&quot;&quot;&quot;&quot;;[.E561]+1;1);MID(&quot;0123456789ABCDEFGHJKLMNPQRSTUVWXYZabcdefghijklmnpqrstuvwxyz!#$%&amp;()*+-;&lt;=&gt;?@^_{}[]/\:&quot;&quot;&quot;&quot;&quot;;[.F561]+1;1);MID(&quot;0123456789ABCDEFGHJKLMNPQRSTUVWXYZabcdefghijklmnpqrstuvwxyz!#$%&amp;()*+-;&lt;=&gt;?@^_{}[]/\:&quot;&quot;&quot;&quot;&quot;;[.G561]+1;1))" office:value-type="string" office:string-value="2rc&amp;" calcext:value-type="string">
            <text:p>2rc&amp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53a6829daf602c5828b1645446db8806b9f5377fba827443d2863385fd41ded</text:p>
          </table:table-cell>
          <table:table-cell table:formula="of:=HEX2DEC(MID([.A562];1;8))+HEX2DEC(MID([.A562];9;8))+HEX2DEC(MID([.A562];17;8))+HEX2DEC(MID([.A562];25;8))+HEX2DEC(MID([.A562];33;8))+HEX2DEC(MID([.A562];41;8))+HEX2DEC(MID([.A562];49;8))+HEX2DEC(MID([.A562];57;8))" office:value-type="float" office:value="19787494803" calcext:value-type="float">
            <text:p>19787494803</text:p>
          </table:table-cell>
          <table:table-cell table:formula="of:= MOD([.B562];85^4)" office:value-type="float" office:value="3457928" calcext:value-type="float">
            <text:p>3457928</text:p>
          </table:table-cell>
          <table:table-cell table:formula="of:=MOD(((((([.C562]-[.G562])/85)-[.F562])/85)-[.E562])/85;85)" office:value-type="float" office:value="5" calcext:value-type="float">
            <text:p>5</text:p>
          </table:table-cell>
          <table:table-cell table:formula="of:=MOD(((([.C562]-[.G562])/85)-[.F562])/85;85)" office:value-type="float" office:value="53" calcext:value-type="float">
            <text:p>53</text:p>
          </table:table-cell>
          <table:table-cell table:formula="of:=MOD(([.C562]-[.G562])/85;85)" office:value-type="float" office:value="51" calcext:value-type="float">
            <text:p>51</text:p>
          </table:table-cell>
          <table:table-cell table:formula="of:=MOD([.C562];85)" office:value-type="float" office:value="43" calcext:value-type="float">
            <text:p>43</text:p>
          </table:table-cell>
          <table:table-cell table:formula="of:=COM.MICROSOFT.CONCAT(MID(&quot;0123456789ABCDEFGHJKLMNPQRSTUVWXYZabcdefghijklmnpqrstuvwxyz!#$%&amp;()*+-;&lt;=&gt;?@^_{}[]/\:&quot;&quot;&quot;&quot;&quot;;[.D562]+1;1);MID(&quot;0123456789ABCDEFGHJKLMNPQRSTUVWXYZabcdefghijklmnpqrstuvwxyz!#$%&amp;()*+-;&lt;=&gt;?@^_{}[]/\:&quot;&quot;&quot;&quot;&quot;;[.E562]+1;1);MID(&quot;0123456789ABCDEFGHJKLMNPQRSTUVWXYZabcdefghijklmnpqrstuvwxyz!#$%&amp;()*+-;&lt;=&gt;?@^_{}[]/\:&quot;&quot;&quot;&quot;&quot;;[.F562]+1;1);MID(&quot;0123456789ABCDEFGHJKLMNPQRSTUVWXYZabcdefghijklmnpqrstuvwxyz!#$%&amp;()*+-;&lt;=&gt;?@^_{}[]/\:&quot;&quot;&quot;&quot;&quot;;[.G562]+1;1))" office:value-type="string" office:string-value="5usj" calcext:value-type="string">
            <text:p>5usj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bcbd376433c5a51261ea0ffa291cf0c8dcc9b8ddc26f87e55896dd2880d2b42</text:p>
          </table:table-cell>
          <table:table-cell table:formula="of:=HEX2DEC(MID([.A563];1;8))+HEX2DEC(MID([.A563];9;8))+HEX2DEC(MID([.A563];17;8))+HEX2DEC(MID([.A563];25;8))+HEX2DEC(MID([.A563];33;8))+HEX2DEC(MID([.A563];41;8))+HEX2DEC(MID([.A563];49;8))+HEX2DEC(MID([.A563];57;8))" office:value-type="float" office:value="17435904753" calcext:value-type="float">
            <text:p>17435904753</text:p>
          </table:table-cell>
          <table:table-cell table:formula="of:= MOD([.B563];85^4)" office:value-type="float" office:value="896003" calcext:value-type="float">
            <text:p>896003</text:p>
          </table:table-cell>
          <table:table-cell table:formula="of:=MOD(((((([.C563]-[.G563])/85)-[.F563])/85)-[.E563])/85;85)" office:value-type="float" office:value="1" calcext:value-type="float">
            <text:p>1</text:p>
          </table:table-cell>
          <table:table-cell table:formula="of:=MOD(((([.C563]-[.G563])/85)-[.F563])/85;85)" office:value-type="float" office:value="39" calcext:value-type="float">
            <text:p>39</text:p>
          </table:table-cell>
          <table:table-cell table:formula="of:=MOD(([.C563]-[.G563])/85;85)" office:value-type="float" office:value="1" calcext:value-type="float">
            <text:p>1</text:p>
          </table:table-cell>
          <table:table-cell table:formula="of:=MOD([.C563];85)" office:value-type="float" office:value="18" calcext:value-type="float">
            <text:p>18</text:p>
          </table:table-cell>
          <table:table-cell table:formula="of:=COM.MICROSOFT.CONCAT(MID(&quot;0123456789ABCDEFGHJKLMNPQRSTUVWXYZabcdefghijklmnpqrstuvwxyz!#$%&amp;()*+-;&lt;=&gt;?@^_{}[]/\:&quot;&quot;&quot;&quot;&quot;;[.D563]+1;1);MID(&quot;0123456789ABCDEFGHJKLMNPQRSTUVWXYZabcdefghijklmnpqrstuvwxyz!#$%&amp;()*+-;&lt;=&gt;?@^_{}[]/\:&quot;&quot;&quot;&quot;&quot;;[.E563]+1;1);MID(&quot;0123456789ABCDEFGHJKLMNPQRSTUVWXYZabcdefghijklmnpqrstuvwxyz!#$%&amp;()*+-;&lt;=&gt;?@^_{}[]/\:&quot;&quot;&quot;&quot;&quot;;[.F563]+1;1);MID(&quot;0123456789ABCDEFGHJKLMNPQRSTUVWXYZabcdefghijklmnpqrstuvwxyz!#$%&amp;()*+-;&lt;=&gt;?@^_{}[]/\:&quot;&quot;&quot;&quot;&quot;;[.G563]+1;1))" office:value-type="string" office:string-value="1f1J" calcext:value-type="string">
            <text:p>1f1J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eb86308a2708efd428b931a04f77489b82a8ae57aa960f2f08b352710aebbe9</text:p>
          </table:table-cell>
          <table:table-cell table:formula="of:=HEX2DEC(MID([.A564];1;8))+HEX2DEC(MID([.A564];9;8))+HEX2DEC(MID([.A564];17;8))+HEX2DEC(MID([.A564];25;8))+HEX2DEC(MID([.A564];33;8))+HEX2DEC(MID([.A564];41;8))+HEX2DEC(MID([.A564];49;8))+HEX2DEC(MID([.A564];57;8))" office:value-type="float" office:value="14440584847" calcext:value-type="float">
            <text:p>14440584847</text:p>
          </table:table-cell>
          <table:table-cell table:formula="of:= MOD([.B564];85^4)" office:value-type="float" office:value="33212347" calcext:value-type="float">
            <text:p>33212347</text:p>
          </table:table-cell>
          <table:table-cell table:formula="of:=MOD(((((([.C564]-[.G564])/85)-[.F564])/85)-[.E564])/85;85)" office:value-type="float" office:value="54" calcext:value-type="float">
            <text:p>54</text:p>
          </table:table-cell>
          <table:table-cell table:formula="of:=MOD(((([.C564]-[.G564])/85)-[.F564])/85;85)" office:value-type="float" office:value="6" calcext:value-type="float">
            <text:p>6</text:p>
          </table:table-cell>
          <table:table-cell table:formula="of:=MOD(([.C564]-[.G564])/85;85)" office:value-type="float" office:value="73" calcext:value-type="float">
            <text:p>73</text:p>
          </table:table-cell>
          <table:table-cell table:formula="of:=MOD([.C564];85)" office:value-type="float" office:value="42" calcext:value-type="float">
            <text:p>42</text:p>
          </table:table-cell>
          <table:table-cell table:formula="of:=COM.MICROSOFT.CONCAT(MID(&quot;0123456789ABCDEFGHJKLMNPQRSTUVWXYZabcdefghijklmnpqrstuvwxyz!#$%&amp;()*+-;&lt;=&gt;?@^_{}[]/\:&quot;&quot;&quot;&quot;&quot;;[.D564]+1;1);MID(&quot;0123456789ABCDEFGHJKLMNPQRSTUVWXYZabcdefghijklmnpqrstuvwxyz!#$%&amp;()*+-;&lt;=&gt;?@^_{}[]/\:&quot;&quot;&quot;&quot;&quot;;[.E564]+1;1);MID(&quot;0123456789ABCDEFGHJKLMNPQRSTUVWXYZabcdefghijklmnpqrstuvwxyz!#$%&amp;()*+-;&lt;=&gt;?@^_{}[]/\:&quot;&quot;&quot;&quot;&quot;;[.F564]+1;1);MID(&quot;0123456789ABCDEFGHJKLMNPQRSTUVWXYZabcdefghijklmnpqrstuvwxyz!#$%&amp;()*+-;&lt;=&gt;?@^_{}[]/\:&quot;&quot;&quot;&quot;&quot;;[.G564]+1;1))" office:value-type="string" office:string-value="v6?i" calcext:value-type="string">
            <text:p>v6?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db3b9927f1df239b45c41a82436fb9f7111602e5b8d1f268c2ba5ec8d637fba</text:p>
          </table:table-cell>
          <table:table-cell table:formula="of:=HEX2DEC(MID([.A565];1;8))+HEX2DEC(MID([.A565];9;8))+HEX2DEC(MID([.A565];17;8))+HEX2DEC(MID([.A565];25;8))+HEX2DEC(MID([.A565];33;8))+HEX2DEC(MID([.A565];41;8))+HEX2DEC(MID([.A565];49;8))+HEX2DEC(MID([.A565];57;8))" office:value-type="float" office:value="16568716812" calcext:value-type="float">
            <text:p>16568716812</text:p>
          </table:table-cell>
          <table:table-cell table:formula="of:= MOD([.B565];85^4)" office:value-type="float" office:value="21118687" calcext:value-type="float">
            <text:p>21118687</text:p>
          </table:table-cell>
          <table:table-cell table:formula="of:=MOD(((((([.C565]-[.G565])/85)-[.F565])/85)-[.E565])/85;85)" office:value-type="float" office:value="34" calcext:value-type="float">
            <text:p>34</text:p>
          </table:table-cell>
          <table:table-cell table:formula="of:=MOD(((([.C565]-[.G565])/85)-[.F565])/85;85)" office:value-type="float" office:value="33" calcext:value-type="float">
            <text:p>33</text:p>
          </table:table-cell>
          <table:table-cell table:formula="of:=MOD(([.C565]-[.G565])/85;85)" office:value-type="float" office:value="0" calcext:value-type="float">
            <text:p>0</text:p>
          </table:table-cell>
          <table:table-cell table:formula="of:=MOD([.C565];85)" office:value-type="float" office:value="12" calcext:value-type="float">
            <text:p>12</text:p>
          </table:table-cell>
          <table:table-cell table:formula="of:=COM.MICROSOFT.CONCAT(MID(&quot;0123456789ABCDEFGHJKLMNPQRSTUVWXYZabcdefghijklmnpqrstuvwxyz!#$%&amp;()*+-;&lt;=&gt;?@^_{}[]/\:&quot;&quot;&quot;&quot;&quot;;[.D565]+1;1);MID(&quot;0123456789ABCDEFGHJKLMNPQRSTUVWXYZabcdefghijklmnpqrstuvwxyz!#$%&amp;()*+-;&lt;=&gt;?@^_{}[]/\:&quot;&quot;&quot;&quot;&quot;;[.E565]+1;1);MID(&quot;0123456789ABCDEFGHJKLMNPQRSTUVWXYZabcdefghijklmnpqrstuvwxyz!#$%&amp;()*+-;&lt;=&gt;?@^_{}[]/\:&quot;&quot;&quot;&quot;&quot;;[.F565]+1;1);MID(&quot;0123456789ABCDEFGHJKLMNPQRSTUVWXYZabcdefghijklmnpqrstuvwxyz!#$%&amp;()*+-;&lt;=&gt;?@^_{}[]/\:&quot;&quot;&quot;&quot;&quot;;[.G565]+1;1))" office:value-type="string" office:string-value="aZ0C" calcext:value-type="string">
            <text:p>aZ0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24fe31f5f3f0cad9971119338ec3ab69b077b3be0ed9f69f259014a969bddcf</text:p>
          </table:table-cell>
          <table:table-cell table:formula="of:=HEX2DEC(MID([.A566];1;8))+HEX2DEC(MID([.A566];9;8))+HEX2DEC(MID([.A566];17;8))+HEX2DEC(MID([.A566];25;8))+HEX2DEC(MID([.A566];33;8))+HEX2DEC(MID([.A566];41;8))+HEX2DEC(MID([.A566];49;8))+HEX2DEC(MID([.A566];57;8))" office:value-type="float" office:value="21086221778" calcext:value-type="float">
            <text:p>21086221778</text:p>
          </table:table-cell>
          <table:table-cell table:formula="of:= MOD([.B566];85^4)" office:value-type="float" office:value="49369903" calcext:value-type="float">
            <text:p>49369903</text:p>
          </table:table-cell>
          <table:table-cell table:formula="of:=MOD(((((([.C566]-[.G566])/85)-[.F566])/85)-[.E566])/85;85)" office:value-type="float" office:value="80" calcext:value-type="float">
            <text:p>80</text:p>
          </table:table-cell>
          <table:table-cell table:formula="of:=MOD(((([.C566]-[.G566])/85)-[.F566])/85;85)" office:value-type="float" office:value="33" calcext:value-type="float">
            <text:p>33</text:p>
          </table:table-cell>
          <table:table-cell table:formula="of:=MOD(([.C566]-[.G566])/85;85)" office:value-type="float" office:value="17" calcext:value-type="float">
            <text:p>17</text:p>
          </table:table-cell>
          <table:table-cell table:formula="of:=MOD([.C566];85)" office:value-type="float" office:value="33" calcext:value-type="float">
            <text:p>33</text:p>
          </table:table-cell>
          <table:table-cell table:formula="of:=COM.MICROSOFT.CONCAT(MID(&quot;0123456789ABCDEFGHJKLMNPQRSTUVWXYZabcdefghijklmnpqrstuvwxyz!#$%&amp;()*+-;&lt;=&gt;?@^_{}[]/\:&quot;&quot;&quot;&quot;&quot;;[.D566]+1;1);MID(&quot;0123456789ABCDEFGHJKLMNPQRSTUVWXYZabcdefghijklmnpqrstuvwxyz!#$%&amp;()*+-;&lt;=&gt;?@^_{}[]/\:&quot;&quot;&quot;&quot;&quot;;[.E566]+1;1);MID(&quot;0123456789ABCDEFGHJKLMNPQRSTUVWXYZabcdefghijklmnpqrstuvwxyz!#$%&amp;()*+-;&lt;=&gt;?@^_{}[]/\:&quot;&quot;&quot;&quot;&quot;;[.F566]+1;1);MID(&quot;0123456789ABCDEFGHJKLMNPQRSTUVWXYZabcdefghijklmnpqrstuvwxyz!#$%&amp;()*+-;&lt;=&gt;?@^_{}[]/\:&quot;&quot;&quot;&quot;&quot;;[.G566]+1;1))" office:value-type="string" office:string-value="]ZHZ" calcext:value-type="string">
            <text:p>]ZH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4a509e1f028f48cc823e734d1dcd446cf7605b70dc7d596706d677c1da63faa</text:p>
          </table:table-cell>
          <table:table-cell table:formula="of:=HEX2DEC(MID([.A567];1;8))+HEX2DEC(MID([.A567];9;8))+HEX2DEC(MID([.A567];17;8))+HEX2DEC(MID([.A567];25;8))+HEX2DEC(MID([.A567];33;8))+HEX2DEC(MID([.A567];41;8))+HEX2DEC(MID([.A567];49;8))+HEX2DEC(MID([.A567];57;8))" office:value-type="float" office:value="19765673050" calcext:value-type="float">
            <text:p>19765673050</text:p>
          </table:table-cell>
          <table:table-cell table:formula="of:= MOD([.B567];85^4)" office:value-type="float" office:value="33836800" calcext:value-type="float">
            <text:p>33836800</text:p>
          </table:table-cell>
          <table:table-cell table:formula="of:=MOD(((((([.C567]-[.G567])/85)-[.F567])/85)-[.E567])/85;85)" office:value-type="float" office:value="55" calcext:value-type="float">
            <text:p>55</text:p>
          </table:table-cell>
          <table:table-cell table:formula="of:=MOD(((([.C567]-[.G567])/85)-[.F567])/85;85)" office:value-type="float" office:value="8" calcext:value-type="float">
            <text:p>8</text:p>
          </table:table-cell>
          <table:table-cell table:formula="of:=MOD(([.C567]-[.G567])/85;85)" office:value-type="float" office:value="25" calcext:value-type="float">
            <text:p>25</text:p>
          </table:table-cell>
          <table:table-cell table:formula="of:=MOD([.C567];85)" office:value-type="float" office:value="0" calcext:value-type="float">
            <text:p>0</text:p>
          </table:table-cell>
          <table:table-cell table:formula="of:=COM.MICROSOFT.CONCAT(MID(&quot;0123456789ABCDEFGHJKLMNPQRSTUVWXYZabcdefghijklmnpqrstuvwxyz!#$%&amp;()*+-;&lt;=&gt;?@^_{}[]/\:&quot;&quot;&quot;&quot;&quot;;[.D567]+1;1);MID(&quot;0123456789ABCDEFGHJKLMNPQRSTUVWXYZabcdefghijklmnpqrstuvwxyz!#$%&amp;()*+-;&lt;=&gt;?@^_{}[]/\:&quot;&quot;&quot;&quot;&quot;;[.E567]+1;1);MID(&quot;0123456789ABCDEFGHJKLMNPQRSTUVWXYZabcdefghijklmnpqrstuvwxyz!#$%&amp;()*+-;&lt;=&gt;?@^_{}[]/\:&quot;&quot;&quot;&quot;&quot;;[.F567]+1;1);MID(&quot;0123456789ABCDEFGHJKLMNPQRSTUVWXYZabcdefghijklmnpqrstuvwxyz!#$%&amp;()*+-;&lt;=&gt;?@^_{}[]/\:&quot;&quot;&quot;&quot;&quot;;[.G567]+1;1))" office:value-type="string" office:string-value="w8R0" calcext:value-type="string">
            <text:p>w8R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cf2c564a259ec0c36ecb9b94125e825938d21ada0c1016959bde8e0cd055cc4</text:p>
          </table:table-cell>
          <table:table-cell table:formula="of:=HEX2DEC(MID([.A568];1;8))+HEX2DEC(MID([.A568];9;8))+HEX2DEC(MID([.A568];17;8))+HEX2DEC(MID([.A568];25;8))+HEX2DEC(MID([.A568];33;8))+HEX2DEC(MID([.A568];41;8))+HEX2DEC(MID([.A568];49;8))+HEX2DEC(MID([.A568];57;8))" office:value-type="float" office:value="17220811784" calcext:value-type="float">
            <text:p>17220811784</text:p>
          </table:table-cell>
          <table:table-cell table:formula="of:= MOD([.B568];85^4)" office:value-type="float" office:value="46806159" calcext:value-type="float">
            <text:p>46806159</text:p>
          </table:table-cell>
          <table:table-cell table:formula="of:=MOD(((((([.C568]-[.G568])/85)-[.F568])/85)-[.E568])/85;85)" office:value-type="float" office:value="76" calcext:value-type="float">
            <text:p>76</text:p>
          </table:table-cell>
          <table:table-cell table:formula="of:=MOD(((([.C568]-[.G568])/85)-[.F568])/85;85)" office:value-type="float" office:value="18" calcext:value-type="float">
            <text:p>18</text:p>
          </table:table-cell>
          <table:table-cell table:formula="of:=MOD(([.C568]-[.G568])/85;85)" office:value-type="float" office:value="30" calcext:value-type="float">
            <text:p>30</text:p>
          </table:table-cell>
          <table:table-cell table:formula="of:=MOD([.C568];85)" office:value-type="float" office:value="59" calcext:value-type="float">
            <text:p>59</text:p>
          </table:table-cell>
          <table:table-cell table:formula="of:=COM.MICROSOFT.CONCAT(MID(&quot;0123456789ABCDEFGHJKLMNPQRSTUVWXYZabcdefghijklmnpqrstuvwxyz!#$%&amp;()*+-;&lt;=&gt;?@^_{}[]/\:&quot;&quot;&quot;&quot;&quot;;[.D568]+1;1);MID(&quot;0123456789ABCDEFGHJKLMNPQRSTUVWXYZabcdefghijklmnpqrstuvwxyz!#$%&amp;()*+-;&lt;=&gt;?@^_{}[]/\:&quot;&quot;&quot;&quot;&quot;;[.E568]+1;1);MID(&quot;0123456789ABCDEFGHJKLMNPQRSTUVWXYZabcdefghijklmnpqrstuvwxyz!#$%&amp;()*+-;&lt;=&gt;?@^_{}[]/\:&quot;&quot;&quot;&quot;&quot;;[.F568]+1;1);MID(&quot;0123456789ABCDEFGHJKLMNPQRSTUVWXYZabcdefghijklmnpqrstuvwxyz!#$%&amp;()*+-;&lt;=&gt;?@^_{}[]/\:&quot;&quot;&quot;&quot;&quot;;[.G568]+1;1))" office:value-type="string" office:string-value="_JW!" calcext:value-type="string">
            <text:p>_JW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6a4f0a1da38776f216b19ac7c8e6a3c2a8272de576ab2c6fb33867ddd8159f6</text:p>
          </table:table-cell>
          <table:table-cell table:formula="of:=HEX2DEC(MID([.A569];1;8))+HEX2DEC(MID([.A569];9;8))+HEX2DEC(MID([.A569];17;8))+HEX2DEC(MID([.A569];25;8))+HEX2DEC(MID([.A569];33;8))+HEX2DEC(MID([.A569];41;8))+HEX2DEC(MID([.A569];49;8))+HEX2DEC(MID([.A569];57;8))" office:value-type="float" office:value="20291580431" calcext:value-type="float">
            <text:p>20291580431</text:p>
          </table:table-cell>
          <table:table-cell table:formula="of:= MOD([.B569];85^4)" office:value-type="float" office:value="37737931" calcext:value-type="float">
            <text:p>37737931</text:p>
          </table:table-cell>
          <table:table-cell table:formula="of:=MOD(((((([.C569]-[.G569])/85)-[.F569])/85)-[.E569])/85;85)" office:value-type="float" office:value="61" calcext:value-type="float">
            <text:p>61</text:p>
          </table:table-cell>
          <table:table-cell table:formula="of:=MOD(((([.C569]-[.G569])/85)-[.F569])/85;85)" office:value-type="float" office:value="38" calcext:value-type="float">
            <text:p>38</text:p>
          </table:table-cell>
          <table:table-cell table:formula="of:=MOD(([.C569]-[.G569])/85;85)" office:value-type="float" office:value="20" calcext:value-type="float">
            <text:p>20</text:p>
          </table:table-cell>
          <table:table-cell table:formula="of:=MOD([.C569];85)" office:value-type="float" office:value="56" calcext:value-type="float">
            <text:p>56</text:p>
          </table:table-cell>
          <table:table-cell table:formula="of:=COM.MICROSOFT.CONCAT(MID(&quot;0123456789ABCDEFGHJKLMNPQRSTUVWXYZabcdefghijklmnpqrstuvwxyz!#$%&amp;()*+-;&lt;=&gt;?@^_{}[]/\:&quot;&quot;&quot;&quot;&quot;;[.D569]+1;1);MID(&quot;0123456789ABCDEFGHJKLMNPQRSTUVWXYZabcdefghijklmnpqrstuvwxyz!#$%&amp;()*+-;&lt;=&gt;?@^_{}[]/\:&quot;&quot;&quot;&quot;&quot;;[.E569]+1;1);MID(&quot;0123456789ABCDEFGHJKLMNPQRSTUVWXYZabcdefghijklmnpqrstuvwxyz!#$%&amp;()*+-;&lt;=&gt;?@^_{}[]/\:&quot;&quot;&quot;&quot;&quot;;[.F569]+1;1);MID(&quot;0123456789ABCDEFGHJKLMNPQRSTUVWXYZabcdefghijklmnpqrstuvwxyz!#$%&amp;()*+-;&lt;=&gt;?@^_{}[]/\:&quot;&quot;&quot;&quot;&quot;;[.G569]+1;1))" office:value-type="string" office:string-value="$eLx" calcext:value-type="string">
            <text:p>$eL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834860c74b368a6922b8064b557a48518455990c94e56993f04de1ff4803ac9</text:p>
          </table:table-cell>
          <table:table-cell table:formula="of:=HEX2DEC(MID([.A570];1;8))+HEX2DEC(MID([.A570];9;8))+HEX2DEC(MID([.A570];17;8))+HEX2DEC(MID([.A570];25;8))+HEX2DEC(MID([.A570];33;8))+HEX2DEC(MID([.A570];41;8))+HEX2DEC(MID([.A570];49;8))+HEX2DEC(MID([.A570];57;8))" office:value-type="float" office:value="17876376748" calcext:value-type="float">
            <text:p>17876376748</text:p>
          </table:table-cell>
          <table:table-cell table:formula="of:= MOD([.B570];85^4)" office:value-type="float" office:value="23762998" calcext:value-type="float">
            <text:p>23762998</text:p>
          </table:table-cell>
          <table:table-cell table:formula="of:=MOD(((((([.C570]-[.G570])/85)-[.F570])/85)-[.E570])/85;85)" office:value-type="float" office:value="38" calcext:value-type="float">
            <text:p>38</text:p>
          </table:table-cell>
          <table:table-cell table:formula="of:=MOD(((([.C570]-[.G570])/85)-[.F570])/85;85)" office:value-type="float" office:value="58" calcext:value-type="float">
            <text:p>58</text:p>
          </table:table-cell>
          <table:table-cell table:formula="of:=MOD(([.C570]-[.G570])/85;85)" office:value-type="float" office:value="84" calcext:value-type="float">
            <text:p>84</text:p>
          </table:table-cell>
          <table:table-cell table:formula="of:=MOD([.C570];85)" office:value-type="float" office:value="58" calcext:value-type="float">
            <text:p>58</text:p>
          </table:table-cell>
          <table:table-cell table:formula="of:=COM.MICROSOFT.CONCAT(MID(&quot;0123456789ABCDEFGHJKLMNPQRSTUVWXYZabcdefghijklmnpqrstuvwxyz!#$%&amp;()*+-;&lt;=&gt;?@^_{}[]/\:&quot;&quot;&quot;&quot;&quot;;[.D570]+1;1);MID(&quot;0123456789ABCDEFGHJKLMNPQRSTUVWXYZabcdefghijklmnpqrstuvwxyz!#$%&amp;()*+-;&lt;=&gt;?@^_{}[]/\:&quot;&quot;&quot;&quot;&quot;;[.E570]+1;1);MID(&quot;0123456789ABCDEFGHJKLMNPQRSTUVWXYZabcdefghijklmnpqrstuvwxyz!#$%&amp;()*+-;&lt;=&gt;?@^_{}[]/\:&quot;&quot;&quot;&quot;&quot;;[.F570]+1;1);MID(&quot;0123456789ABCDEFGHJKLMNPQRSTUVWXYZabcdefghijklmnpqrstuvwxyz!#$%&amp;()*+-;&lt;=&gt;?@^_{}[]/\:&quot;&quot;&quot;&quot;&quot;;[.G570]+1;1))" office:value-type="string" office:string-value="ez&quot;z" calcext:value-type="string">
            <text:p>ez"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31f57290e84407f08aa10d715f9fe29a39e036235daef523e19634ac05e42af</text:p>
          </table:table-cell>
          <table:table-cell table:formula="of:=HEX2DEC(MID([.A571];1;8))+HEX2DEC(MID([.A571];9;8))+HEX2DEC(MID([.A571];17;8))+HEX2DEC(MID([.A571];25;8))+HEX2DEC(MID([.A571];33;8))+HEX2DEC(MID([.A571];41;8))+HEX2DEC(MID([.A571];49;8))+HEX2DEC(MID([.A571];57;8))" office:value-type="float" office:value="11412193109" calcext:value-type="float">
            <text:p>11412193109</text:p>
          </table:table-cell>
          <table:table-cell table:formula="of:= MOD([.B571];85^4)" office:value-type="float" office:value="32456859" calcext:value-type="float">
            <text:p>32456859</text:p>
          </table:table-cell>
          <table:table-cell table:formula="of:=MOD(((((([.C571]-[.G571])/85)-[.F571])/85)-[.E571])/85;85)" office:value-type="float" office:value="52" calcext:value-type="float">
            <text:p>52</text:p>
          </table:table-cell>
          <table:table-cell table:formula="of:=MOD(((([.C571]-[.G571])/85)-[.F571])/85;85)" office:value-type="float" office:value="72" calcext:value-type="float">
            <text:p>72</text:p>
          </table:table-cell>
          <table:table-cell table:formula="of:=MOD(([.C571]-[.G571])/85;85)" office:value-type="float" office:value="25" calcext:value-type="float">
            <text:p>25</text:p>
          </table:table-cell>
          <table:table-cell table:formula="of:=MOD([.C571];85)" office:value-type="float" office:value="34" calcext:value-type="float">
            <text:p>34</text:p>
          </table:table-cell>
          <table:table-cell table:formula="of:=COM.MICROSOFT.CONCAT(MID(&quot;0123456789ABCDEFGHJKLMNPQRSTUVWXYZabcdefghijklmnpqrstuvwxyz!#$%&amp;()*+-;&lt;=&gt;?@^_{}[]/\:&quot;&quot;&quot;&quot;&quot;;[.D571]+1;1);MID(&quot;0123456789ABCDEFGHJKLMNPQRSTUVWXYZabcdefghijklmnpqrstuvwxyz!#$%&amp;()*+-;&lt;=&gt;?@^_{}[]/\:&quot;&quot;&quot;&quot;&quot;;[.E571]+1;1);MID(&quot;0123456789ABCDEFGHJKLMNPQRSTUVWXYZabcdefghijklmnpqrstuvwxyz!#$%&amp;()*+-;&lt;=&gt;?@^_{}[]/\:&quot;&quot;&quot;&quot;&quot;;[.F571]+1;1);MID(&quot;0123456789ABCDEFGHJKLMNPQRSTUVWXYZabcdefghijklmnpqrstuvwxyz!#$%&amp;()*+-;&lt;=&gt;?@^_{}[]/\:&quot;&quot;&quot;&quot;&quot;;[.G571]+1;1))" office:value-type="string" office:string-value="t&gt;Ra" calcext:value-type="string">
            <text:p>t&gt;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cc7ab749765f98c9a16788476d8fc91d9c450eafd1e40e962caaa290c8f82c</text:p>
          </table:table-cell>
          <table:table-cell table:formula="of:=HEX2DEC(MID([.A572];1;8))+HEX2DEC(MID([.A572];9;8))+HEX2DEC(MID([.A572];17;8))+HEX2DEC(MID([.A572];25;8))+HEX2DEC(MID([.A572];33;8))+HEX2DEC(MID([.A572];41;8))+HEX2DEC(MID([.A572];49;8))+HEX2DEC(MID([.A572];57;8))" office:value-type="float" office:value="14759075210" calcext:value-type="float">
            <text:p>14759075210</text:p>
          </table:table-cell>
          <table:table-cell table:formula="of:= MOD([.B572];85^4)" office:value-type="float" office:value="38498960" calcext:value-type="float">
            <text:p>38498960</text:p>
          </table:table-cell>
          <table:table-cell table:formula="of:=MOD(((((([.C572]-[.G572])/85)-[.F572])/85)-[.E572])/85;85)" office:value-type="float" office:value="62" calcext:value-type="float">
            <text:p>62</text:p>
          </table:table-cell>
          <table:table-cell table:formula="of:=MOD(((([.C572]-[.G572])/85)-[.F572])/85;85)" office:value-type="float" office:value="58" calcext:value-type="float">
            <text:p>58</text:p>
          </table:table-cell>
          <table:table-cell table:formula="of:=MOD(([.C572]-[.G572])/85;85)" office:value-type="float" office:value="48" calcext:value-type="float">
            <text:p>48</text:p>
          </table:table-cell>
          <table:table-cell table:formula="of:=MOD([.C572];85)" office:value-type="float" office:value="80" calcext:value-type="float">
            <text:p>80</text:p>
          </table:table-cell>
          <table:table-cell table:formula="of:=COM.MICROSOFT.CONCAT(MID(&quot;0123456789ABCDEFGHJKLMNPQRSTUVWXYZabcdefghijklmnpqrstuvwxyz!#$%&amp;()*+-;&lt;=&gt;?@^_{}[]/\:&quot;&quot;&quot;&quot;&quot;;[.D572]+1;1);MID(&quot;0123456789ABCDEFGHJKLMNPQRSTUVWXYZabcdefghijklmnpqrstuvwxyz!#$%&amp;()*+-;&lt;=&gt;?@^_{}[]/\:&quot;&quot;&quot;&quot;&quot;;[.E572]+1;1);MID(&quot;0123456789ABCDEFGHJKLMNPQRSTUVWXYZabcdefghijklmnpqrstuvwxyz!#$%&amp;()*+-;&lt;=&gt;?@^_{}[]/\:&quot;&quot;&quot;&quot;&quot;;[.F572]+1;1);MID(&quot;0123456789ABCDEFGHJKLMNPQRSTUVWXYZabcdefghijklmnpqrstuvwxyz!#$%&amp;()*+-;&lt;=&gt;?@^_{}[]/\:&quot;&quot;&quot;&quot;&quot;;[.G572]+1;1))" office:value-type="string" office:string-value="%zp]" calcext:value-type="string">
            <text:p>%zp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b12c534a9b274ff67e758738696bcfde34f208e6ab2b81317d489eb02638fc</text:p>
          </table:table-cell>
          <table:table-cell table:formula="of:=HEX2DEC(MID([.A573];1;8))+HEX2DEC(MID([.A573];9;8))+HEX2DEC(MID([.A573];17;8))+HEX2DEC(MID([.A573];25;8))+HEX2DEC(MID([.A573];33;8))+HEX2DEC(MID([.A573];41;8))+HEX2DEC(MID([.A573];49;8))+HEX2DEC(MID([.A573];57;8))" office:value-type="float" office:value="19054187547" calcext:value-type="float">
            <text:p>19054187547</text:p>
          </table:table-cell>
          <table:table-cell table:formula="of:= MOD([.B573];85^4)" office:value-type="float" office:value="959422" calcext:value-type="float">
            <text:p>959422</text:p>
          </table:table-cell>
          <table:table-cell table:formula="of:=MOD(((((([.C573]-[.G573])/85)-[.F573])/85)-[.E573])/85;85)" office:value-type="float" office:value="1" calcext:value-type="float">
            <text:p>1</text:p>
          </table:table-cell>
          <table:table-cell table:formula="of:=MOD(((([.C573]-[.G573])/85)-[.F573])/85;85)" office:value-type="float" office:value="47" calcext:value-type="float">
            <text:p>47</text:p>
          </table:table-cell>
          <table:table-cell table:formula="of:=MOD(([.C573]-[.G573])/85;85)" office:value-type="float" office:value="67" calcext:value-type="float">
            <text:p>67</text:p>
          </table:table-cell>
          <table:table-cell table:formula="of:=MOD([.C573];85)" office:value-type="float" office:value="27" calcext:value-type="float">
            <text:p>27</text:p>
          </table:table-cell>
          <table:table-cell table:formula="of:=COM.MICROSOFT.CONCAT(MID(&quot;0123456789ABCDEFGHJKLMNPQRSTUVWXYZabcdefghijklmnpqrstuvwxyz!#$%&amp;()*+-;&lt;=&gt;?@^_{}[]/\:&quot;&quot;&quot;&quot;&quot;;[.D573]+1;1);MID(&quot;0123456789ABCDEFGHJKLMNPQRSTUVWXYZabcdefghijklmnpqrstuvwxyz!#$%&amp;()*+-;&lt;=&gt;?@^_{}[]/\:&quot;&quot;&quot;&quot;&quot;;[.E573]+1;1);MID(&quot;0123456789ABCDEFGHJKLMNPQRSTUVWXYZabcdefghijklmnpqrstuvwxyz!#$%&amp;()*+-;&lt;=&gt;?@^_{}[]/\:&quot;&quot;&quot;&quot;&quot;;[.F573]+1;1);MID(&quot;0123456789ABCDEFGHJKLMNPQRSTUVWXYZabcdefghijklmnpqrstuvwxyz!#$%&amp;()*+-;&lt;=&gt;?@^_{}[]/\:&quot;&quot;&quot;&quot;&quot;;[.G573]+1;1))" office:value-type="string" office:string-value="1n+T" calcext:value-type="string">
            <text:p>1n+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fb34d24b5a36ba80ebc2a1a6b4437fb9b498e49488d1519938554db0892ac52</text:p>
          </table:table-cell>
          <table:table-cell table:formula="of:=HEX2DEC(MID([.A574];1;8))+HEX2DEC(MID([.A574];9;8))+HEX2DEC(MID([.A574];17;8))+HEX2DEC(MID([.A574];25;8))+HEX2DEC(MID([.A574];33;8))+HEX2DEC(MID([.A574];41;8))+HEX2DEC(MID([.A574];49;8))+HEX2DEC(MID([.A574];57;8))" office:value-type="float" office:value="15288614768" calcext:value-type="float">
            <text:p>15288614768</text:p>
          </table:table-cell>
          <table:table-cell table:formula="of:= MOD([.B574];85^4)" office:value-type="float" office:value="46032268" calcext:value-type="float">
            <text:p>46032268</text:p>
          </table:table-cell>
          <table:table-cell table:formula="of:=MOD(((((([.C574]-[.G574])/85)-[.F574])/85)-[.E574])/85;85)" office:value-type="float" office:value="74" calcext:value-type="float">
            <text:p>74</text:p>
          </table:table-cell>
          <table:table-cell table:formula="of:=MOD(((([.C574]-[.G574])/85)-[.F574])/85;85)" office:value-type="float" office:value="81" calcext:value-type="float">
            <text:p>81</text:p>
          </table:table-cell>
          <table:table-cell table:formula="of:=MOD(([.C574]-[.G574])/85;85)" office:value-type="float" office:value="21" calcext:value-type="float">
            <text:p>21</text:p>
          </table:table-cell>
          <table:table-cell table:formula="of:=MOD([.C574];85)" office:value-type="float" office:value="8" calcext:value-type="float">
            <text:p>8</text:p>
          </table:table-cell>
          <table:table-cell table:formula="of:=COM.MICROSOFT.CONCAT(MID(&quot;0123456789ABCDEFGHJKLMNPQRSTUVWXYZabcdefghijklmnpqrstuvwxyz!#$%&amp;()*+-;&lt;=&gt;?@^_{}[]/\:&quot;&quot;&quot;&quot;&quot;;[.D574]+1;1);MID(&quot;0123456789ABCDEFGHJKLMNPQRSTUVWXYZabcdefghijklmnpqrstuvwxyz!#$%&amp;()*+-;&lt;=&gt;?@^_{}[]/\:&quot;&quot;&quot;&quot;&quot;;[.E574]+1;1);MID(&quot;0123456789ABCDEFGHJKLMNPQRSTUVWXYZabcdefghijklmnpqrstuvwxyz!#$%&amp;()*+-;&lt;=&gt;?@^_{}[]/\:&quot;&quot;&quot;&quot;&quot;;[.F574]+1;1);MID(&quot;0123456789ABCDEFGHJKLMNPQRSTUVWXYZabcdefghijklmnpqrstuvwxyz!#$%&amp;()*+-;&lt;=&gt;?@^_{}[]/\:&quot;&quot;&quot;&quot;&quot;;[.G574]+1;1))" office:value-type="string" office:string-value="@/M8" calcext:value-type="string">
            <text:p>@/M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590dbaeaad31be1063b2b2392e61fa3373fd004461eb50f77b8d67738092901</text:p>
          </table:table-cell>
          <table:table-cell table:formula="of:=HEX2DEC(MID([.A575];1;8))+HEX2DEC(MID([.A575];9;8))+HEX2DEC(MID([.A575];17;8))+HEX2DEC(MID([.A575];25;8))+HEX2DEC(MID([.A575];33;8))+HEX2DEC(MID([.A575];41;8))+HEX2DEC(MID([.A575];49;8))+HEX2DEC(MID([.A575];57;8))" office:value-type="float" office:value="10580510432" calcext:value-type="float">
            <text:p>10580510432</text:p>
          </table:table-cell>
          <table:table-cell table:formula="of:= MOD([.B575];85^4)" office:value-type="float" office:value="35984182" calcext:value-type="float">
            <text:p>35984182</text:p>
          </table:table-cell>
          <table:table-cell table:formula="of:=MOD(((((([.C575]-[.G575])/85)-[.F575])/85)-[.E575])/85;85)" office:value-type="float" office:value="58" calcext:value-type="float">
            <text:p>58</text:p>
          </table:table-cell>
          <table:table-cell table:formula="of:=MOD(((([.C575]-[.G575])/85)-[.F575])/85;85)" office:value-type="float" office:value="50" calcext:value-type="float">
            <text:p>50</text:p>
          </table:table-cell>
          <table:table-cell table:formula="of:=MOD(([.C575]-[.G575])/85;85)" office:value-type="float" office:value="43" calcext:value-type="float">
            <text:p>43</text:p>
          </table:table-cell>
          <table:table-cell table:formula="of:=MOD([.C575];85)" office:value-type="float" office:value="27" calcext:value-type="float">
            <text:p>27</text:p>
          </table:table-cell>
          <table:table-cell table:formula="of:=COM.MICROSOFT.CONCAT(MID(&quot;0123456789ABCDEFGHJKLMNPQRSTUVWXYZabcdefghijklmnpqrstuvwxyz!#$%&amp;()*+-;&lt;=&gt;?@^_{}[]/\:&quot;&quot;&quot;&quot;&quot;;[.D575]+1;1);MID(&quot;0123456789ABCDEFGHJKLMNPQRSTUVWXYZabcdefghijklmnpqrstuvwxyz!#$%&amp;()*+-;&lt;=&gt;?@^_{}[]/\:&quot;&quot;&quot;&quot;&quot;;[.E575]+1;1);MID(&quot;0123456789ABCDEFGHJKLMNPQRSTUVWXYZabcdefghijklmnpqrstuvwxyz!#$%&amp;()*+-;&lt;=&gt;?@^_{}[]/\:&quot;&quot;&quot;&quot;&quot;;[.F575]+1;1);MID(&quot;0123456789ABCDEFGHJKLMNPQRSTUVWXYZabcdefghijklmnpqrstuvwxyz!#$%&amp;()*+-;&lt;=&gt;?@^_{}[]/\:&quot;&quot;&quot;&quot;&quot;;[.G575]+1;1))" office:value-type="string" office:string-value="zrjT" calcext:value-type="string">
            <text:p>zrj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71540bf256c1e2363171b46e558bf9f8957ae7f8ebc5165ef2e0bc1627bd49</text:p>
          </table:table-cell>
          <table:table-cell table:formula="of:=HEX2DEC(MID([.A576];1;8))+HEX2DEC(MID([.A576];9;8))+HEX2DEC(MID([.A576];17;8))+HEX2DEC(MID([.A576];25;8))+HEX2DEC(MID([.A576];33;8))+HEX2DEC(MID([.A576];41;8))+HEX2DEC(MID([.A576];49;8))+HEX2DEC(MID([.A576];57;8))" office:value-type="float" office:value="18470334876" calcext:value-type="float">
            <text:p>18470334876</text:p>
          </table:table-cell>
          <table:table-cell table:formula="of:= MOD([.B576];85^4)" office:value-type="float" office:value="43514251" calcext:value-type="float">
            <text:p>43514251</text:p>
          </table:table-cell>
          <table:table-cell table:formula="of:=MOD(((((([.C576]-[.G576])/85)-[.F576])/85)-[.E576])/85;85)" office:value-type="float" office:value="70" calcext:value-type="float">
            <text:p>70</text:p>
          </table:table-cell>
          <table:table-cell table:formula="of:=MOD(((([.C576]-[.G576])/85)-[.F576])/85;85)" office:value-type="float" office:value="72" calcext:value-type="float">
            <text:p>72</text:p>
          </table:table-cell>
          <table:table-cell table:formula="of:=MOD(([.C576]-[.G576])/85;85)" office:value-type="float" office:value="62" calcext:value-type="float">
            <text:p>62</text:p>
          </table:table-cell>
          <table:table-cell table:formula="of:=MOD([.C576];85)" office:value-type="float" office:value="31" calcext:value-type="float">
            <text:p>31</text:p>
          </table:table-cell>
          <table:table-cell table:formula="of:=COM.MICROSOFT.CONCAT(MID(&quot;0123456789ABCDEFGHJKLMNPQRSTUVWXYZabcdefghijklmnpqrstuvwxyz!#$%&amp;()*+-;&lt;=&gt;?@^_{}[]/\:&quot;&quot;&quot;&quot;&quot;;[.D576]+1;1);MID(&quot;0123456789ABCDEFGHJKLMNPQRSTUVWXYZabcdefghijklmnpqrstuvwxyz!#$%&amp;()*+-;&lt;=&gt;?@^_{}[]/\:&quot;&quot;&quot;&quot;&quot;;[.E576]+1;1);MID(&quot;0123456789ABCDEFGHJKLMNPQRSTUVWXYZabcdefghijklmnpqrstuvwxyz!#$%&amp;()*+-;&lt;=&gt;?@^_{}[]/\:&quot;&quot;&quot;&quot;&quot;;[.F576]+1;1);MID(&quot;0123456789ABCDEFGHJKLMNPQRSTUVWXYZabcdefghijklmnpqrstuvwxyz!#$%&amp;()*+-;&lt;=&gt;?@^_{}[]/\:&quot;&quot;&quot;&quot;&quot;;[.G576]+1;1))" office:value-type="string" office:string-value="&lt;&gt;%X" calcext:value-type="string">
            <text:p>&lt;&gt;%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dcb6add5f6aa489a85a0535bf7d8ec66fe54b7d5c4f6868122c5d2d475e8586</text:p>
          </table:table-cell>
          <table:table-cell table:formula="of:=HEX2DEC(MID([.A577];1;8))+HEX2DEC(MID([.A577];9;8))+HEX2DEC(MID([.A577];17;8))+HEX2DEC(MID([.A577];25;8))+HEX2DEC(MID([.A577];33;8))+HEX2DEC(MID([.A577];41;8))+HEX2DEC(MID([.A577];49;8))+HEX2DEC(MID([.A577];57;8))" office:value-type="float" office:value="14945171961" calcext:value-type="float">
            <text:p>14945171961</text:p>
          </table:table-cell>
          <table:table-cell table:formula="of:= MOD([.B577];85^4)" office:value-type="float" office:value="15793211" calcext:value-type="float">
            <text:p>15793211</text:p>
          </table:table-cell>
          <table:table-cell table:formula="of:=MOD(((((([.C577]-[.G577])/85)-[.F577])/85)-[.E577])/85;85)" office:value-type="float" office:value="25" calcext:value-type="float">
            <text:p>25</text:p>
          </table:table-cell>
          <table:table-cell table:formula="of:=MOD(((([.C577]-[.G577])/85)-[.F577])/85;85)" office:value-type="float" office:value="60" calcext:value-type="float">
            <text:p>60</text:p>
          </table:table-cell>
          <table:table-cell table:formula="of:=MOD(([.C577]-[.G577])/85;85)" office:value-type="float" office:value="77" calcext:value-type="float">
            <text:p>77</text:p>
          </table:table-cell>
          <table:table-cell table:formula="of:=MOD([.C577];85)" office:value-type="float" office:value="41" calcext:value-type="float">
            <text:p>41</text:p>
          </table:table-cell>
          <table:table-cell table:formula="of:=COM.MICROSOFT.CONCAT(MID(&quot;0123456789ABCDEFGHJKLMNPQRSTUVWXYZabcdefghijklmnpqrstuvwxyz!#$%&amp;()*+-;&lt;=&gt;?@^_{}[]/\:&quot;&quot;&quot;&quot;&quot;;[.D577]+1;1);MID(&quot;0123456789ABCDEFGHJKLMNPQRSTUVWXYZabcdefghijklmnpqrstuvwxyz!#$%&amp;()*+-;&lt;=&gt;?@^_{}[]/\:&quot;&quot;&quot;&quot;&quot;;[.E577]+1;1);MID(&quot;0123456789ABCDEFGHJKLMNPQRSTUVWXYZabcdefghijklmnpqrstuvwxyz!#$%&amp;()*+-;&lt;=&gt;?@^_{}[]/\:&quot;&quot;&quot;&quot;&quot;;[.F577]+1;1);MID(&quot;0123456789ABCDEFGHJKLMNPQRSTUVWXYZabcdefghijklmnpqrstuvwxyz!#$%&amp;()*+-;&lt;=&gt;?@^_{}[]/\:&quot;&quot;&quot;&quot;&quot;;[.G577]+1;1))" office:value-type="string" office:string-value="R#{h" calcext:value-type="string">
            <text:p>R#{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525321b2d02cd10e92bc697adc6bc64a8aab7abb9d97d7e9ea2ea9674d4636d</text:p>
          </table:table-cell>
          <table:table-cell table:formula="of:=HEX2DEC(MID([.A578];1;8))+HEX2DEC(MID([.A578];9;8))+HEX2DEC(MID([.A578];17;8))+HEX2DEC(MID([.A578];25;8))+HEX2DEC(MID([.A578];33;8))+HEX2DEC(MID([.A578];41;8))+HEX2DEC(MID([.A578];49;8))+HEX2DEC(MID([.A578];57;8))" office:value-type="float" office:value="18506712402" calcext:value-type="float">
            <text:p>18506712402</text:p>
          </table:table-cell>
          <table:table-cell table:formula="of:= MOD([.B578];85^4)" office:value-type="float" office:value="27691152" calcext:value-type="float">
            <text:p>27691152</text:p>
          </table:table-cell>
          <table:table-cell table:formula="of:=MOD(((((([.C578]-[.G578])/85)-[.F578])/85)-[.E578])/85;85)" office:value-type="float" office:value="45" calcext:value-type="float">
            <text:p>45</text:p>
          </table:table-cell>
          <table:table-cell table:formula="of:=MOD(((([.C578]-[.G578])/85)-[.F578])/85;85)" office:value-type="float" office:value="7" calcext:value-type="float">
            <text:p>7</text:p>
          </table:table-cell>
          <table:table-cell table:formula="of:=MOD(([.C578]-[.G578])/85;85)" office:value-type="float" office:value="58" calcext:value-type="float">
            <text:p>58</text:p>
          </table:table-cell>
          <table:table-cell table:formula="of:=MOD([.C578];85)" office:value-type="float" office:value="22" calcext:value-type="float">
            <text:p>22</text:p>
          </table:table-cell>
          <table:table-cell table:formula="of:=COM.MICROSOFT.CONCAT(MID(&quot;0123456789ABCDEFGHJKLMNPQRSTUVWXYZabcdefghijklmnpqrstuvwxyz!#$%&amp;()*+-;&lt;=&gt;?@^_{}[]/\:&quot;&quot;&quot;&quot;&quot;;[.D578]+1;1);MID(&quot;0123456789ABCDEFGHJKLMNPQRSTUVWXYZabcdefghijklmnpqrstuvwxyz!#$%&amp;()*+-;&lt;=&gt;?@^_{}[]/\:&quot;&quot;&quot;&quot;&quot;;[.E578]+1;1);MID(&quot;0123456789ABCDEFGHJKLMNPQRSTUVWXYZabcdefghijklmnpqrstuvwxyz!#$%&amp;()*+-;&lt;=&gt;?@^_{}[]/\:&quot;&quot;&quot;&quot;&quot;;[.F578]+1;1);MID(&quot;0123456789ABCDEFGHJKLMNPQRSTUVWXYZabcdefghijklmnpqrstuvwxyz!#$%&amp;()*+-;&lt;=&gt;?@^_{}[]/\:&quot;&quot;&quot;&quot;&quot;;[.G578]+1;1))" office:value-type="string" office:string-value="l7zN" calcext:value-type="string">
            <text:p>l7z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45ad1550e907d1a7a2dc8482817a19f4db07e09a2b6d3ca117281be53da9870</text:p>
          </table:table-cell>
          <table:table-cell table:formula="of:=HEX2DEC(MID([.A579];1;8))+HEX2DEC(MID([.A579];9;8))+HEX2DEC(MID([.A579];17;8))+HEX2DEC(MID([.A579];25;8))+HEX2DEC(MID([.A579];33;8))+HEX2DEC(MID([.A579];41;8))+HEX2DEC(MID([.A579];49;8))+HEX2DEC(MID([.A579];57;8))" office:value-type="float" office:value="9846465623" calcext:value-type="float">
            <text:p>9846465623</text:p>
          </table:table-cell>
          <table:table-cell table:formula="of:= MOD([.B579];85^4)" office:value-type="float" office:value="32748123" calcext:value-type="float">
            <text:p>32748123</text:p>
          </table:table-cell>
          <table:table-cell table:formula="of:=MOD(((((([.C579]-[.G579])/85)-[.F579])/85)-[.E579])/85;85)" office:value-type="float" office:value="53" calcext:value-type="float">
            <text:p>53</text:p>
          </table:table-cell>
          <table:table-cell table:formula="of:=MOD(((([.C579]-[.G579])/85)-[.F579])/85;85)" office:value-type="float" office:value="27" calcext:value-type="float">
            <text:p>27</text:p>
          </table:table-cell>
          <table:table-cell table:formula="of:=MOD(([.C579]-[.G579])/85;85)" office:value-type="float" office:value="52" calcext:value-type="float">
            <text:p>52</text:p>
          </table:table-cell>
          <table:table-cell table:formula="of:=MOD([.C579];85)" office:value-type="float" office:value="3" calcext:value-type="float">
            <text:p>3</text:p>
          </table:table-cell>
          <table:table-cell table:formula="of:=COM.MICROSOFT.CONCAT(MID(&quot;0123456789ABCDEFGHJKLMNPQRSTUVWXYZabcdefghijklmnpqrstuvwxyz!#$%&amp;()*+-;&lt;=&gt;?@^_{}[]/\:&quot;&quot;&quot;&quot;&quot;;[.D579]+1;1);MID(&quot;0123456789ABCDEFGHJKLMNPQRSTUVWXYZabcdefghijklmnpqrstuvwxyz!#$%&amp;()*+-;&lt;=&gt;?@^_{}[]/\:&quot;&quot;&quot;&quot;&quot;;[.E579]+1;1);MID(&quot;0123456789ABCDEFGHJKLMNPQRSTUVWXYZabcdefghijklmnpqrstuvwxyz!#$%&amp;()*+-;&lt;=&gt;?@^_{}[]/\:&quot;&quot;&quot;&quot;&quot;;[.F579]+1;1);MID(&quot;0123456789ABCDEFGHJKLMNPQRSTUVWXYZabcdefghijklmnpqrstuvwxyz!#$%&amp;()*+-;&lt;=&gt;?@^_{}[]/\:&quot;&quot;&quot;&quot;&quot;;[.G579]+1;1))" office:value-type="string" office:string-value="uTt3" calcext:value-type="string">
            <text:p>uTt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d54b9f660b3320e3eac68fc22bc250925011a7ff0f26d2fdf61517391792f21</text:p>
          </table:table-cell>
          <table:table-cell table:formula="of:=HEX2DEC(MID([.A580];1;8))+HEX2DEC(MID([.A580];9;8))+HEX2DEC(MID([.A580];17;8))+HEX2DEC(MID([.A580];25;8))+HEX2DEC(MID([.A580];33;8))+HEX2DEC(MID([.A580];41;8))+HEX2DEC(MID([.A580];49;8))+HEX2DEC(MID([.A580];57;8))" office:value-type="float" office:value="14868709963" calcext:value-type="float">
            <text:p>14868709963</text:p>
          </table:table-cell>
          <table:table-cell table:formula="of:= MOD([.B580];85^4)" office:value-type="float" office:value="43732463" calcext:value-type="float">
            <text:p>43732463</text:p>
          </table:table-cell>
          <table:table-cell table:formula="of:=MOD(((((([.C580]-[.G580])/85)-[.F580])/85)-[.E580])/85;85)" office:value-type="float" office:value="71" calcext:value-type="float">
            <text:p>71</text:p>
          </table:table-cell>
          <table:table-cell table:formula="of:=MOD(((([.C580]-[.G580])/85)-[.F580])/85;85)" office:value-type="float" office:value="17" calcext:value-type="float">
            <text:p>17</text:p>
          </table:table-cell>
          <table:table-cell table:formula="of:=MOD(([.C580]-[.G580])/85;85)" office:value-type="float" office:value="79" calcext:value-type="float">
            <text:p>79</text:p>
          </table:table-cell>
          <table:table-cell table:formula="of:=MOD([.C580];85)" office:value-type="float" office:value="48" calcext:value-type="float">
            <text:p>48</text:p>
          </table:table-cell>
          <table:table-cell table:formula="of:=COM.MICROSOFT.CONCAT(MID(&quot;0123456789ABCDEFGHJKLMNPQRSTUVWXYZabcdefghijklmnpqrstuvwxyz!#$%&amp;()*+-;&lt;=&gt;?@^_{}[]/\:&quot;&quot;&quot;&quot;&quot;;[.D580]+1;1);MID(&quot;0123456789ABCDEFGHJKLMNPQRSTUVWXYZabcdefghijklmnpqrstuvwxyz!#$%&amp;()*+-;&lt;=&gt;?@^_{}[]/\:&quot;&quot;&quot;&quot;&quot;;[.E580]+1;1);MID(&quot;0123456789ABCDEFGHJKLMNPQRSTUVWXYZabcdefghijklmnpqrstuvwxyz!#$%&amp;()*+-;&lt;=&gt;?@^_{}[]/\:&quot;&quot;&quot;&quot;&quot;;[.F580]+1;1);MID(&quot;0123456789ABCDEFGHJKLMNPQRSTUVWXYZabcdefghijklmnpqrstuvwxyz!#$%&amp;()*+-;&lt;=&gt;?@^_{}[]/\:&quot;&quot;&quot;&quot;&quot;;[.G580]+1;1))" office:value-type="string" office:string-value="=H[p" calcext:value-type="string">
            <text:p>=H[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4a9d01a4b4a85e1b15e3b5bb43e79810746f8c6b6221cd5068a72a3b17d823d</text:p>
          </table:table-cell>
          <table:table-cell table:formula="of:=HEX2DEC(MID([.A581];1;8))+HEX2DEC(MID([.A581];9;8))+HEX2DEC(MID([.A581];17;8))+HEX2DEC(MID([.A581];25;8))+HEX2DEC(MID([.A581];33;8))+HEX2DEC(MID([.A581];41;8))+HEX2DEC(MID([.A581];49;8))+HEX2DEC(MID([.A581];57;8))" office:value-type="float" office:value="17632990546" calcext:value-type="float">
            <text:p>17632990546</text:p>
          </table:table-cell>
          <table:table-cell table:formula="of:= MOD([.B581];85^4)" office:value-type="float" office:value="41379921" calcext:value-type="float">
            <text:p>41379921</text:p>
          </table:table-cell>
          <table:table-cell table:formula="of:=MOD(((((([.C581]-[.G581])/85)-[.F581])/85)-[.E581])/85;85)" office:value-type="float" office:value="67" calcext:value-type="float">
            <text:p>67</text:p>
          </table:table-cell>
          <table:table-cell table:formula="of:=MOD(((([.C581]-[.G581])/85)-[.F581])/85;85)" office:value-type="float" office:value="32" calcext:value-type="float">
            <text:p>32</text:p>
          </table:table-cell>
          <table:table-cell table:formula="of:=MOD(([.C581]-[.G581])/85;85)" office:value-type="float" office:value="27" calcext:value-type="float">
            <text:p>27</text:p>
          </table:table-cell>
          <table:table-cell table:formula="of:=MOD([.C581];85)" office:value-type="float" office:value="51" calcext:value-type="float">
            <text:p>51</text:p>
          </table:table-cell>
          <table:table-cell table:formula="of:=COM.MICROSOFT.CONCAT(MID(&quot;0123456789ABCDEFGHJKLMNPQRSTUVWXYZabcdefghijklmnpqrstuvwxyz!#$%&amp;()*+-;&lt;=&gt;?@^_{}[]/\:&quot;&quot;&quot;&quot;&quot;;[.D581]+1;1);MID(&quot;0123456789ABCDEFGHJKLMNPQRSTUVWXYZabcdefghijklmnpqrstuvwxyz!#$%&amp;()*+-;&lt;=&gt;?@^_{}[]/\:&quot;&quot;&quot;&quot;&quot;;[.E581]+1;1);MID(&quot;0123456789ABCDEFGHJKLMNPQRSTUVWXYZabcdefghijklmnpqrstuvwxyz!#$%&amp;()*+-;&lt;=&gt;?@^_{}[]/\:&quot;&quot;&quot;&quot;&quot;;[.F581]+1;1);MID(&quot;0123456789ABCDEFGHJKLMNPQRSTUVWXYZabcdefghijklmnpqrstuvwxyz!#$%&amp;()*+-;&lt;=&gt;?@^_{}[]/\:&quot;&quot;&quot;&quot;&quot;;[.G581]+1;1))" office:value-type="string" office:string-value="+YTs" calcext:value-type="string">
            <text:p>+Y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6c89d06453a18f77191aadde945b5e582ce14959554d8fceb421b41c343e585</text:p>
          </table:table-cell>
          <table:table-cell table:formula="of:=HEX2DEC(MID([.A582];1;8))+HEX2DEC(MID([.A582];9;8))+HEX2DEC(MID([.A582];17;8))+HEX2DEC(MID([.A582];25;8))+HEX2DEC(MID([.A582];33;8))+HEX2DEC(MID([.A582];41;8))+HEX2DEC(MID([.A582];49;8))+HEX2DEC(MID([.A582];57;8))" office:value-type="float" office:value="19017172246" calcext:value-type="float">
            <text:p>19017172246</text:p>
          </table:table-cell>
          <table:table-cell table:formula="of:= MOD([.B582];85^4)" office:value-type="float" office:value="16144746" calcext:value-type="float">
            <text:p>16144746</text:p>
          </table:table-cell>
          <table:table-cell table:formula="of:=MOD(((((([.C582]-[.G582])/85)-[.F582])/85)-[.E582])/85;85)" office:value-type="float" office:value="26" calcext:value-type="float">
            <text:p>26</text:p>
          </table:table-cell>
          <table:table-cell table:formula="of:=MOD(((([.C582]-[.G582])/85)-[.F582])/85;85)" office:value-type="float" office:value="24" calcext:value-type="float">
            <text:p>24</text:p>
          </table:table-cell>
          <table:table-cell table:formula="of:=MOD(([.C582]-[.G582])/85;85)" office:value-type="float" office:value="48" calcext:value-type="float">
            <text:p>48</text:p>
          </table:table-cell>
          <table:table-cell table:formula="of:=MOD([.C582];85)" office:value-type="float" office:value="16" calcext:value-type="float">
            <text:p>16</text:p>
          </table:table-cell>
          <table:table-cell table:formula="of:=COM.MICROSOFT.CONCAT(MID(&quot;0123456789ABCDEFGHJKLMNPQRSTUVWXYZabcdefghijklmnpqrstuvwxyz!#$%&amp;()*+-;&lt;=&gt;?@^_{}[]/\:&quot;&quot;&quot;&quot;&quot;;[.D582]+1;1);MID(&quot;0123456789ABCDEFGHJKLMNPQRSTUVWXYZabcdefghijklmnpqrstuvwxyz!#$%&amp;()*+-;&lt;=&gt;?@^_{}[]/\:&quot;&quot;&quot;&quot;&quot;;[.E582]+1;1);MID(&quot;0123456789ABCDEFGHJKLMNPQRSTUVWXYZabcdefghijklmnpqrstuvwxyz!#$%&amp;()*+-;&lt;=&gt;?@^_{}[]/\:&quot;&quot;&quot;&quot;&quot;;[.F582]+1;1);MID(&quot;0123456789ABCDEFGHJKLMNPQRSTUVWXYZabcdefghijklmnpqrstuvwxyz!#$%&amp;()*+-;&lt;=&gt;?@^_{}[]/\:&quot;&quot;&quot;&quot;&quot;;[.G582]+1;1))" office:value-type="string" office:string-value="SQpG" calcext:value-type="string">
            <text:p>SQp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cf125f2acdfb1cc02afc292d3d5e45fec4cdaa0f1e5fa9d8a3d39473defe617</text:p>
          </table:table-cell>
          <table:table-cell table:formula="of:=HEX2DEC(MID([.A583];1;8))+HEX2DEC(MID([.A583];9;8))+HEX2DEC(MID([.A583];17;8))+HEX2DEC(MID([.A583];25;8))+HEX2DEC(MID([.A583];33;8))+HEX2DEC(MID([.A583];41;8))+HEX2DEC(MID([.A583];49;8))+HEX2DEC(MID([.A583];57;8))" office:value-type="float" office:value="18366231370" calcext:value-type="float">
            <text:p>18366231370</text:p>
          </table:table-cell>
          <table:table-cell table:formula="of:= MOD([.B583];85^4)" office:value-type="float" office:value="43811995" calcext:value-type="float">
            <text:p>43811995</text:p>
          </table:table-cell>
          <table:table-cell table:formula="of:=MOD(((((([.C583]-[.G583])/85)-[.F583])/85)-[.E583])/85;85)" office:value-type="float" office:value="71" calcext:value-type="float">
            <text:p>71</text:p>
          </table:table-cell>
          <table:table-cell table:formula="of:=MOD(((([.C583]-[.G583])/85)-[.F583])/85;85)" office:value-type="float" office:value="28" calcext:value-type="float">
            <text:p>28</text:p>
          </table:table-cell>
          <table:table-cell table:formula="of:=MOD(([.C583]-[.G583])/85;85)" office:value-type="float" office:value="80" calcext:value-type="float">
            <text:p>80</text:p>
          </table:table-cell>
          <table:table-cell table:formula="of:=MOD([.C583];85)" office:value-type="float" office:value="20" calcext:value-type="float">
            <text:p>20</text:p>
          </table:table-cell>
          <table:table-cell table:formula="of:=COM.MICROSOFT.CONCAT(MID(&quot;0123456789ABCDEFGHJKLMNPQRSTUVWXYZabcdefghijklmnpqrstuvwxyz!#$%&amp;()*+-;&lt;=&gt;?@^_{}[]/\:&quot;&quot;&quot;&quot;&quot;;[.D583]+1;1);MID(&quot;0123456789ABCDEFGHJKLMNPQRSTUVWXYZabcdefghijklmnpqrstuvwxyz!#$%&amp;()*+-;&lt;=&gt;?@^_{}[]/\:&quot;&quot;&quot;&quot;&quot;;[.E583]+1;1);MID(&quot;0123456789ABCDEFGHJKLMNPQRSTUVWXYZabcdefghijklmnpqrstuvwxyz!#$%&amp;()*+-;&lt;=&gt;?@^_{}[]/\:&quot;&quot;&quot;&quot;&quot;;[.F583]+1;1);MID(&quot;0123456789ABCDEFGHJKLMNPQRSTUVWXYZabcdefghijklmnpqrstuvwxyz!#$%&amp;()*+-;&lt;=&gt;?@^_{}[]/\:&quot;&quot;&quot;&quot;&quot;;[.G583]+1;1))" office:value-type="string" office:string-value="=U]L" calcext:value-type="string">
            <text:p>=U]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5526fa785b8f98f492046f06e88e2013bda48dfc92e9e6f3e5d51e338e11003</text:p>
          </table:table-cell>
          <table:table-cell table:formula="of:=HEX2DEC(MID([.A584];1;8))+HEX2DEC(MID([.A584];9;8))+HEX2DEC(MID([.A584];17;8))+HEX2DEC(MID([.A584];25;8))+HEX2DEC(MID([.A584];33;8))+HEX2DEC(MID([.A584];41;8))+HEX2DEC(MID([.A584];49;8))+HEX2DEC(MID([.A584];57;8))" office:value-type="float" office:value="12062546779" calcext:value-type="float">
            <text:p>12062546779</text:p>
          </table:table-cell>
          <table:table-cell table:formula="of:= MOD([.B584];85^4)" office:value-type="float" office:value="4202404" calcext:value-type="float">
            <text:p>4202404</text:p>
          </table:table-cell>
          <table:table-cell table:formula="of:=MOD(((((([.C584]-[.G584])/85)-[.F584])/85)-[.E584])/85;85)" office:value-type="float" office:value="6" calcext:value-type="float">
            <text:p>6</text:p>
          </table:table-cell>
          <table:table-cell table:formula="of:=MOD(((([.C584]-[.G584])/85)-[.F584])/85;85)" office:value-type="float" office:value="71" calcext:value-type="float">
            <text:p>71</text:p>
          </table:table-cell>
          <table:table-cell table:formula="of:=MOD(([.C584]-[.G584])/85;85)" office:value-type="float" office:value="55" calcext:value-type="float">
            <text:p>55</text:p>
          </table:table-cell>
          <table:table-cell table:formula="of:=MOD([.C584];85)" office:value-type="float" office:value="4" calcext:value-type="float">
            <text:p>4</text:p>
          </table:table-cell>
          <table:table-cell table:formula="of:=COM.MICROSOFT.CONCAT(MID(&quot;0123456789ABCDEFGHJKLMNPQRSTUVWXYZabcdefghijklmnpqrstuvwxyz!#$%&amp;()*+-;&lt;=&gt;?@^_{}[]/\:&quot;&quot;&quot;&quot;&quot;;[.D584]+1;1);MID(&quot;0123456789ABCDEFGHJKLMNPQRSTUVWXYZabcdefghijklmnpqrstuvwxyz!#$%&amp;()*+-;&lt;=&gt;?@^_{}[]/\:&quot;&quot;&quot;&quot;&quot;;[.E584]+1;1);MID(&quot;0123456789ABCDEFGHJKLMNPQRSTUVWXYZabcdefghijklmnpqrstuvwxyz!#$%&amp;()*+-;&lt;=&gt;?@^_{}[]/\:&quot;&quot;&quot;&quot;&quot;;[.F584]+1;1);MID(&quot;0123456789ABCDEFGHJKLMNPQRSTUVWXYZabcdefghijklmnpqrstuvwxyz!#$%&amp;()*+-;&lt;=&gt;?@^_{}[]/\:&quot;&quot;&quot;&quot;&quot;;[.G584]+1;1))" office:value-type="string" office:string-value="6=w4" calcext:value-type="string">
            <text:p>6=w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057d969c0275594ce77ea451f3ba9c805b069e80d0f31b4b94f1366c94d30b6</text:p>
          </table:table-cell>
          <table:table-cell table:formula="of:=HEX2DEC(MID([.A585];1;8))+HEX2DEC(MID([.A585];9;8))+HEX2DEC(MID([.A585];17;8))+HEX2DEC(MID([.A585];25;8))+HEX2DEC(MID([.A585];33;8))+HEX2DEC(MID([.A585];41;8))+HEX2DEC(MID([.A585];49;8))+HEX2DEC(MID([.A585];57;8))" office:value-type="float" office:value="17239548610" calcext:value-type="float">
            <text:p>17239548610</text:p>
          </table:table-cell>
          <table:table-cell table:formula="of:= MOD([.B585];85^4)" office:value-type="float" office:value="13342360" calcext:value-type="float">
            <text:p>13342360</text:p>
          </table:table-cell>
          <table:table-cell table:formula="of:=MOD(((((([.C585]-[.G585])/85)-[.F585])/85)-[.E585])/85;85)" office:value-type="float" office:value="21" calcext:value-type="float">
            <text:p>21</text:p>
          </table:table-cell>
          <table:table-cell table:formula="of:=MOD(((([.C585]-[.G585])/85)-[.F585])/85;85)" office:value-type="float" office:value="61" calcext:value-type="float">
            <text:p>61</text:p>
          </table:table-cell>
          <table:table-cell table:formula="of:=MOD(([.C585]-[.G585])/85;85)" office:value-type="float" office:value="58" calcext:value-type="float">
            <text:p>58</text:p>
          </table:table-cell>
          <table:table-cell table:formula="of:=MOD([.C585];85)" office:value-type="float" office:value="80" calcext:value-type="float">
            <text:p>80</text:p>
          </table:table-cell>
          <table:table-cell table:formula="of:=COM.MICROSOFT.CONCAT(MID(&quot;0123456789ABCDEFGHJKLMNPQRSTUVWXYZabcdefghijklmnpqrstuvwxyz!#$%&amp;()*+-;&lt;=&gt;?@^_{}[]/\:&quot;&quot;&quot;&quot;&quot;;[.D585]+1;1);MID(&quot;0123456789ABCDEFGHJKLMNPQRSTUVWXYZabcdefghijklmnpqrstuvwxyz!#$%&amp;()*+-;&lt;=&gt;?@^_{}[]/\:&quot;&quot;&quot;&quot;&quot;;[.E585]+1;1);MID(&quot;0123456789ABCDEFGHJKLMNPQRSTUVWXYZabcdefghijklmnpqrstuvwxyz!#$%&amp;()*+-;&lt;=&gt;?@^_{}[]/\:&quot;&quot;&quot;&quot;&quot;;[.F585]+1;1);MID(&quot;0123456789ABCDEFGHJKLMNPQRSTUVWXYZabcdefghijklmnpqrstuvwxyz!#$%&amp;()*+-;&lt;=&gt;?@^_{}[]/\:&quot;&quot;&quot;&quot;&quot;;[.G585]+1;1))" office:value-type="string" office:string-value="M$z]" calcext:value-type="string">
            <text:p>M$z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7fcbe6c014f951e1fb9c188ad0218fad3cc7d9002588aed4a15f04a541c9173</text:p>
          </table:table-cell>
          <table:table-cell table:formula="of:=HEX2DEC(MID([.A586];1;8))+HEX2DEC(MID([.A586];9;8))+HEX2DEC(MID([.A586];17;8))+HEX2DEC(MID([.A586];25;8))+HEX2DEC(MID([.A586];33;8))+HEX2DEC(MID([.A586];41;8))+HEX2DEC(MID([.A586];49;8))+HEX2DEC(MID([.A586];57;8))" office:value-type="float" office:value="11448334406" calcext:value-type="float">
            <text:p>11448334406</text:p>
          </table:table-cell>
          <table:table-cell table:formula="of:= MOD([.B586];85^4)" office:value-type="float" office:value="16397531" calcext:value-type="float">
            <text:p>16397531</text:p>
          </table:table-cell>
          <table:table-cell table:formula="of:=MOD(((((([.C586]-[.G586])/85)-[.F586])/85)-[.E586])/85;85)" office:value-type="float" office:value="26" calcext:value-type="float">
            <text:p>26</text:p>
          </table:table-cell>
          <table:table-cell table:formula="of:=MOD(((([.C586]-[.G586])/85)-[.F586])/85;85)" office:value-type="float" office:value="59" calcext:value-type="float">
            <text:p>59</text:p>
          </table:table-cell>
          <table:table-cell table:formula="of:=MOD(([.C586]-[.G586])/85;85)" office:value-type="float" office:value="47" calcext:value-type="float">
            <text:p>47</text:p>
          </table:table-cell>
          <table:table-cell table:formula="of:=MOD([.C586];85)" office:value-type="float" office:value="11" calcext:value-type="float">
            <text:p>11</text:p>
          </table:table-cell>
          <table:table-cell table:formula="of:=COM.MICROSOFT.CONCAT(MID(&quot;0123456789ABCDEFGHJKLMNPQRSTUVWXYZabcdefghijklmnpqrstuvwxyz!#$%&amp;()*+-;&lt;=&gt;?@^_{}[]/\:&quot;&quot;&quot;&quot;&quot;;[.D586]+1;1);MID(&quot;0123456789ABCDEFGHJKLMNPQRSTUVWXYZabcdefghijklmnpqrstuvwxyz!#$%&amp;()*+-;&lt;=&gt;?@^_{}[]/\:&quot;&quot;&quot;&quot;&quot;;[.E586]+1;1);MID(&quot;0123456789ABCDEFGHJKLMNPQRSTUVWXYZabcdefghijklmnpqrstuvwxyz!#$%&amp;()*+-;&lt;=&gt;?@^_{}[]/\:&quot;&quot;&quot;&quot;&quot;;[.F586]+1;1);MID(&quot;0123456789ABCDEFGHJKLMNPQRSTUVWXYZabcdefghijklmnpqrstuvwxyz!#$%&amp;()*+-;&lt;=&gt;?@^_{}[]/\:&quot;&quot;&quot;&quot;&quot;;[.G586]+1;1))" office:value-type="string" office:string-value="S!nB" calcext:value-type="string">
            <text:p>S!n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5c2d3e09f97e9c06a6f57fdb5145e620277703d30b996b6f2008afbf8c907f1</text:p>
          </table:table-cell>
          <table:table-cell table:formula="of:=HEX2DEC(MID([.A587];1;8))+HEX2DEC(MID([.A587];9;8))+HEX2DEC(MID([.A587];17;8))+HEX2DEC(MID([.A587];25;8))+HEX2DEC(MID([.A587];33;8))+HEX2DEC(MID([.A587];41;8))+HEX2DEC(MID([.A587];49;8))+HEX2DEC(MID([.A587];57;8))" office:value-type="float" office:value="19643567582" calcext:value-type="float">
            <text:p>19643567582</text:p>
          </table:table-cell>
          <table:table-cell table:formula="of:= MOD([.B587];85^4)" office:value-type="float" office:value="16132582" calcext:value-type="float">
            <text:p>16132582</text:p>
          </table:table-cell>
          <table:table-cell table:formula="of:=MOD(((((([.C587]-[.G587])/85)-[.F587])/85)-[.E587])/85;85)" office:value-type="float" office:value="26" calcext:value-type="float">
            <text:p>26</text:p>
          </table:table-cell>
          <table:table-cell table:formula="of:=MOD(((([.C587]-[.G587])/85)-[.F587])/85;85)" office:value-type="float" office:value="22" calcext:value-type="float">
            <text:p>22</text:p>
          </table:table-cell>
          <table:table-cell table:formula="of:=MOD(([.C587]-[.G587])/85;85)" office:value-type="float" office:value="75" calcext:value-type="float">
            <text:p>75</text:p>
          </table:table-cell>
          <table:table-cell table:formula="of:=MOD([.C587];85)" office:value-type="float" office:value="7" calcext:value-type="float">
            <text:p>7</text:p>
          </table:table-cell>
          <table:table-cell table:formula="of:=COM.MICROSOFT.CONCAT(MID(&quot;0123456789ABCDEFGHJKLMNPQRSTUVWXYZabcdefghijklmnpqrstuvwxyz!#$%&amp;()*+-;&lt;=&gt;?@^_{}[]/\:&quot;&quot;&quot;&quot;&quot;;[.D587]+1;1);MID(&quot;0123456789ABCDEFGHJKLMNPQRSTUVWXYZabcdefghijklmnpqrstuvwxyz!#$%&amp;()*+-;&lt;=&gt;?@^_{}[]/\:&quot;&quot;&quot;&quot;&quot;;[.E587]+1;1);MID(&quot;0123456789ABCDEFGHJKLMNPQRSTUVWXYZabcdefghijklmnpqrstuvwxyz!#$%&amp;()*+-;&lt;=&gt;?@^_{}[]/\:&quot;&quot;&quot;&quot;&quot;;[.F587]+1;1);MID(&quot;0123456789ABCDEFGHJKLMNPQRSTUVWXYZabcdefghijklmnpqrstuvwxyz!#$%&amp;()*+-;&lt;=&gt;?@^_{}[]/\:&quot;&quot;&quot;&quot;&quot;;[.G587]+1;1))" office:value-type="string" office:string-value="SN^7" calcext:value-type="string">
            <text:p>SN^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3421522827625fedbc5cad2ca2fe32ec46b0f7ee53ee2e7f50215cd6cb6bb75</text:p>
          </table:table-cell>
          <table:table-cell table:formula="of:=HEX2DEC(MID([.A588];1;8))+HEX2DEC(MID([.A588];9;8))+HEX2DEC(MID([.A588];17;8))+HEX2DEC(MID([.A588];25;8))+HEX2DEC(MID([.A588];33;8))+HEX2DEC(MID([.A588];41;8))+HEX2DEC(MID([.A588];49;8))+HEX2DEC(MID([.A588];57;8))" office:value-type="float" office:value="26156772551" calcext:value-type="float">
            <text:p>26156772551</text:p>
          </table:table-cell>
          <table:table-cell table:formula="of:= MOD([.B588];85^4)" office:value-type="float" office:value="4259426" calcext:value-type="float">
            <text:p>4259426</text:p>
          </table:table-cell>
          <table:table-cell table:formula="of:=MOD(((((([.C588]-[.G588])/85)-[.F588])/85)-[.E588])/85;85)" office:value-type="float" office:value="6" calcext:value-type="float">
            <text:p>6</text:p>
          </table:table-cell>
          <table:table-cell table:formula="of:=MOD(((([.C588]-[.G588])/85)-[.F588])/85;85)" office:value-type="float" office:value="79" calcext:value-type="float">
            <text:p>79</text:p>
          </table:table-cell>
          <table:table-cell table:formula="of:=MOD(([.C588]-[.G588])/85;85)" office:value-type="float" office:value="45" calcext:value-type="float">
            <text:p>45</text:p>
          </table:table-cell>
          <table:table-cell table:formula="of:=MOD([.C588];85)" office:value-type="float" office:value="76" calcext:value-type="float">
            <text:p>76</text:p>
          </table:table-cell>
          <table:table-cell table:formula="of:=COM.MICROSOFT.CONCAT(MID(&quot;0123456789ABCDEFGHJKLMNPQRSTUVWXYZabcdefghijklmnpqrstuvwxyz!#$%&amp;()*+-;&lt;=&gt;?@^_{}[]/\:&quot;&quot;&quot;&quot;&quot;;[.D588]+1;1);MID(&quot;0123456789ABCDEFGHJKLMNPQRSTUVWXYZabcdefghijklmnpqrstuvwxyz!#$%&amp;()*+-;&lt;=&gt;?@^_{}[]/\:&quot;&quot;&quot;&quot;&quot;;[.E588]+1;1);MID(&quot;0123456789ABCDEFGHJKLMNPQRSTUVWXYZabcdefghijklmnpqrstuvwxyz!#$%&amp;()*+-;&lt;=&gt;?@^_{}[]/\:&quot;&quot;&quot;&quot;&quot;;[.F588]+1;1);MID(&quot;0123456789ABCDEFGHJKLMNPQRSTUVWXYZabcdefghijklmnpqrstuvwxyz!#$%&amp;()*+-;&lt;=&gt;?@^_{}[]/\:&quot;&quot;&quot;&quot;&quot;;[.G588]+1;1))" office:value-type="string" office:string-value="6[l_" calcext:value-type="string">
            <text:p>6[l_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7653615437a0f1cd3c5da072d7628da224d1eeec45313ddd691456bc8b937c4</text:p>
          </table:table-cell>
          <table:table-cell table:formula="of:=HEX2DEC(MID([.A589];1;8))+HEX2DEC(MID([.A589];9;8))+HEX2DEC(MID([.A589];17;8))+HEX2DEC(MID([.A589];25;8))+HEX2DEC(MID([.A589];33;8))+HEX2DEC(MID([.A589];41;8))+HEX2DEC(MID([.A589];49;8))+HEX2DEC(MID([.A589];57;8))" office:value-type="float" office:value="17750685708" calcext:value-type="float">
            <text:p>17750685708</text:p>
          </table:table-cell>
          <table:table-cell table:formula="of:= MOD([.B589];85^4)" office:value-type="float" office:value="2473208" calcext:value-type="float">
            <text:p>2473208</text:p>
          </table:table-cell>
          <table:table-cell table:formula="of:=MOD(((((([.C589]-[.G589])/85)-[.F589])/85)-[.E589])/85;85)" office:value-type="float" office:value="4" calcext:value-type="float">
            <text:p>4</text:p>
          </table:table-cell>
          <table:table-cell table:formula="of:=MOD(((([.C589]-[.G589])/85)-[.F589])/85;85)" office:value-type="float" office:value="2" calcext:value-type="float">
            <text:p>2</text:p>
          </table:table-cell>
          <table:table-cell table:formula="of:=MOD(([.C589]-[.G589])/85;85)" office:value-type="float" office:value="26" calcext:value-type="float">
            <text:p>26</text:p>
          </table:table-cell>
          <table:table-cell table:formula="of:=MOD([.C589];85)" office:value-type="float" office:value="48" calcext:value-type="float">
            <text:p>48</text:p>
          </table:table-cell>
          <table:table-cell table:formula="of:=COM.MICROSOFT.CONCAT(MID(&quot;0123456789ABCDEFGHJKLMNPQRSTUVWXYZabcdefghijklmnpqrstuvwxyz!#$%&amp;()*+-;&lt;=&gt;?@^_{}[]/\:&quot;&quot;&quot;&quot;&quot;;[.D589]+1;1);MID(&quot;0123456789ABCDEFGHJKLMNPQRSTUVWXYZabcdefghijklmnpqrstuvwxyz!#$%&amp;()*+-;&lt;=&gt;?@^_{}[]/\:&quot;&quot;&quot;&quot;&quot;;[.E589]+1;1);MID(&quot;0123456789ABCDEFGHJKLMNPQRSTUVWXYZabcdefghijklmnpqrstuvwxyz!#$%&amp;()*+-;&lt;=&gt;?@^_{}[]/\:&quot;&quot;&quot;&quot;&quot;;[.F589]+1;1);MID(&quot;0123456789ABCDEFGHJKLMNPQRSTUVWXYZabcdefghijklmnpqrstuvwxyz!#$%&amp;()*+-;&lt;=&gt;?@^_{}[]/\:&quot;&quot;&quot;&quot;&quot;;[.G589]+1;1))" office:value-type="string" office:string-value="42Sp" calcext:value-type="string">
            <text:p>42S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1dde9d12f8875abd22db0a842aa28321d37cb1e88719be9c52c45a12d97a877</text:p>
          </table:table-cell>
          <table:table-cell table:formula="of:=HEX2DEC(MID([.A590];1;8))+HEX2DEC(MID([.A590];9;8))+HEX2DEC(MID([.A590];17;8))+HEX2DEC(MID([.A590];25;8))+HEX2DEC(MID([.A590];33;8))+HEX2DEC(MID([.A590];41;8))+HEX2DEC(MID([.A590];49;8))+HEX2DEC(MID([.A590];57;8))" office:value-type="float" office:value="12594154869" calcext:value-type="float">
            <text:p>12594154869</text:p>
          </table:table-cell>
          <table:table-cell table:formula="of:= MOD([.B590];85^4)" office:value-type="float" office:value="13804244" calcext:value-type="float">
            <text:p>13804244</text:p>
          </table:table-cell>
          <table:table-cell table:formula="of:=MOD(((((([.C590]-[.G590])/85)-[.F590])/85)-[.E590])/85;85)" office:value-type="float" office:value="22" calcext:value-type="float">
            <text:p>22</text:p>
          </table:table-cell>
          <table:table-cell table:formula="of:=MOD(((([.C590]-[.G590])/85)-[.F590])/85;85)" office:value-type="float" office:value="40" calcext:value-type="float">
            <text:p>40</text:p>
          </table:table-cell>
          <table:table-cell table:formula="of:=MOD(([.C590]-[.G590])/85;85)" office:value-type="float" office:value="52" calcext:value-type="float">
            <text:p>52</text:p>
          </table:table-cell>
          <table:table-cell table:formula="of:=MOD([.C590];85)" office:value-type="float" office:value="74" calcext:value-type="float">
            <text:p>74</text:p>
          </table:table-cell>
          <table:table-cell table:formula="of:=COM.MICROSOFT.CONCAT(MID(&quot;0123456789ABCDEFGHJKLMNPQRSTUVWXYZabcdefghijklmnpqrstuvwxyz!#$%&amp;()*+-;&lt;=&gt;?@^_{}[]/\:&quot;&quot;&quot;&quot;&quot;;[.D590]+1;1);MID(&quot;0123456789ABCDEFGHJKLMNPQRSTUVWXYZabcdefghijklmnpqrstuvwxyz!#$%&amp;()*+-;&lt;=&gt;?@^_{}[]/\:&quot;&quot;&quot;&quot;&quot;;[.E590]+1;1);MID(&quot;0123456789ABCDEFGHJKLMNPQRSTUVWXYZabcdefghijklmnpqrstuvwxyz!#$%&amp;()*+-;&lt;=&gt;?@^_{}[]/\:&quot;&quot;&quot;&quot;&quot;;[.F590]+1;1);MID(&quot;0123456789ABCDEFGHJKLMNPQRSTUVWXYZabcdefghijklmnpqrstuvwxyz!#$%&amp;()*+-;&lt;=&gt;?@^_{}[]/\:&quot;&quot;&quot;&quot;&quot;;[.G590]+1;1))" office:value-type="string" office:string-value="Ngt@" calcext:value-type="string">
            <text:p>Ngt@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1641d9422e3261dd594745d690bac9a1ba0187320247a68a65b3ae38da06001</text:p>
          </table:table-cell>
          <table:table-cell table:formula="of:=HEX2DEC(MID([.A591];1;8))+HEX2DEC(MID([.A591];9;8))+HEX2DEC(MID([.A591];17;8))+HEX2DEC(MID([.A591];25;8))+HEX2DEC(MID([.A591];33;8))+HEX2DEC(MID([.A591];41;8))+HEX2DEC(MID([.A591];49;8))+HEX2DEC(MID([.A591];57;8))" office:value-type="float" office:value="14271615591" calcext:value-type="float">
            <text:p>14271615591</text:p>
          </table:table-cell>
          <table:table-cell table:formula="of:= MOD([.B591];85^4)" office:value-type="float" office:value="20844966" calcext:value-type="float">
            <text:p>20844966</text:p>
          </table:table-cell>
          <table:table-cell table:formula="of:=MOD(((((([.C591]-[.G591])/85)-[.F591])/85)-[.E591])/85;85)" office:value-type="float" office:value="33" calcext:value-type="float">
            <text:p>33</text:p>
          </table:table-cell>
          <table:table-cell table:formula="of:=MOD(((([.C591]-[.G591])/85)-[.F591])/85;85)" office:value-type="float" office:value="80" calcext:value-type="float">
            <text:p>80</text:p>
          </table:table-cell>
          <table:table-cell table:formula="of:=MOD(([.C591]-[.G591])/85;85)" office:value-type="float" office:value="9" calcext:value-type="float">
            <text:p>9</text:p>
          </table:table-cell>
          <table:table-cell table:formula="of:=MOD([.C591];85)" office:value-type="float" office:value="76" calcext:value-type="float">
            <text:p>76</text:p>
          </table:table-cell>
          <table:table-cell table:formula="of:=COM.MICROSOFT.CONCAT(MID(&quot;0123456789ABCDEFGHJKLMNPQRSTUVWXYZabcdefghijklmnpqrstuvwxyz!#$%&amp;()*+-;&lt;=&gt;?@^_{}[]/\:&quot;&quot;&quot;&quot;&quot;;[.D591]+1;1);MID(&quot;0123456789ABCDEFGHJKLMNPQRSTUVWXYZabcdefghijklmnpqrstuvwxyz!#$%&amp;()*+-;&lt;=&gt;?@^_{}[]/\:&quot;&quot;&quot;&quot;&quot;;[.E591]+1;1);MID(&quot;0123456789ABCDEFGHJKLMNPQRSTUVWXYZabcdefghijklmnpqrstuvwxyz!#$%&amp;()*+-;&lt;=&gt;?@^_{}[]/\:&quot;&quot;&quot;&quot;&quot;;[.F591]+1;1);MID(&quot;0123456789ABCDEFGHJKLMNPQRSTUVWXYZabcdefghijklmnpqrstuvwxyz!#$%&amp;()*+-;&lt;=&gt;?@^_{}[]/\:&quot;&quot;&quot;&quot;&quot;;[.G591]+1;1))" office:value-type="string" office:string-value="Z]9_" calcext:value-type="string">
            <text:p>Z]9_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81cb8d80ecaf580dec956fef62eccb4c2ba7e98bbed3d61d37268c378ed1b8b</text:p>
          </table:table-cell>
          <table:table-cell table:formula="of:=HEX2DEC(MID([.A592];1;8))+HEX2DEC(MID([.A592];9;8))+HEX2DEC(MID([.A592];17;8))+HEX2DEC(MID([.A592];25;8))+HEX2DEC(MID([.A592];33;8))+HEX2DEC(MID([.A592];41;8))+HEX2DEC(MID([.A592];49;8))+HEX2DEC(MID([.A592];57;8))" office:value-type="float" office:value="23469691473" calcext:value-type="float">
            <text:p>23469691473</text:p>
          </table:table-cell>
          <table:table-cell table:formula="of:= MOD([.B592];85^4)" office:value-type="float" office:value="31610848" calcext:value-type="float">
            <text:p>31610848</text:p>
          </table:table-cell>
          <table:table-cell table:formula="of:=MOD(((((([.C592]-[.G592])/85)-[.F592])/85)-[.E592])/85;85)" office:value-type="float" office:value="51" calcext:value-type="float">
            <text:p>51</text:p>
          </table:table-cell>
          <table:table-cell table:formula="of:=MOD(((([.C592]-[.G592])/85)-[.F592])/85;85)" office:value-type="float" office:value="40" calcext:value-type="float">
            <text:p>40</text:p>
          </table:table-cell>
          <table:table-cell table:formula="of:=MOD(([.C592]-[.G592])/85;85)" office:value-type="float" office:value="17" calcext:value-type="float">
            <text:p>17</text:p>
          </table:table-cell>
          <table:table-cell table:formula="of:=MOD([.C592];85)" office:value-type="float" office:value="28" calcext:value-type="float">
            <text:p>28</text:p>
          </table:table-cell>
          <table:table-cell table:formula="of:=COM.MICROSOFT.CONCAT(MID(&quot;0123456789ABCDEFGHJKLMNPQRSTUVWXYZabcdefghijklmnpqrstuvwxyz!#$%&amp;()*+-;&lt;=&gt;?@^_{}[]/\:&quot;&quot;&quot;&quot;&quot;;[.D592]+1;1);MID(&quot;0123456789ABCDEFGHJKLMNPQRSTUVWXYZabcdefghijklmnpqrstuvwxyz!#$%&amp;()*+-;&lt;=&gt;?@^_{}[]/\:&quot;&quot;&quot;&quot;&quot;;[.E592]+1;1);MID(&quot;0123456789ABCDEFGHJKLMNPQRSTUVWXYZabcdefghijklmnpqrstuvwxyz!#$%&amp;()*+-;&lt;=&gt;?@^_{}[]/\:&quot;&quot;&quot;&quot;&quot;;[.F592]+1;1);MID(&quot;0123456789ABCDEFGHJKLMNPQRSTUVWXYZabcdefghijklmnpqrstuvwxyz!#$%&amp;()*+-;&lt;=&gt;?@^_{}[]/\:&quot;&quot;&quot;&quot;&quot;;[.G592]+1;1))" office:value-type="string" office:string-value="sgHU" calcext:value-type="string">
            <text:p>sgH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b88a21bec0a05da1e7f8799079617e254667eda11fea1ab8fb65f41382c058d</text:p>
          </table:table-cell>
          <table:table-cell table:formula="of:=HEX2DEC(MID([.A593];1;8))+HEX2DEC(MID([.A593];9;8))+HEX2DEC(MID([.A593];17;8))+HEX2DEC(MID([.A593];25;8))+HEX2DEC(MID([.A593];33;8))+HEX2DEC(MID([.A593];41;8))+HEX2DEC(MID([.A593];49;8))+HEX2DEC(MID([.A593];57;8))" office:value-type="float" office:value="12011424963" calcext:value-type="float">
            <text:p>12011424963</text:p>
          </table:table-cell>
          <table:table-cell table:formula="of:= MOD([.B593];85^4)" office:value-type="float" office:value="5281213" calcext:value-type="float">
            <text:p>5281213</text:p>
          </table:table-cell>
          <table:table-cell table:formula="of:=MOD(((((([.C593]-[.G593])/85)-[.F593])/85)-[.E593])/85;85)" office:value-type="float" office:value="8" calcext:value-type="float">
            <text:p>8</text:p>
          </table:table-cell>
          <table:table-cell table:formula="of:=MOD(((([.C593]-[.G593])/85)-[.F593])/85;85)" office:value-type="float" office:value="50" calcext:value-type="float">
            <text:p>50</text:p>
          </table:table-cell>
          <table:table-cell table:formula="of:=MOD(([.C593]-[.G593])/85;85)" office:value-type="float" office:value="81" calcext:value-type="float">
            <text:p>81</text:p>
          </table:table-cell>
          <table:table-cell table:formula="of:=MOD([.C593];85)" office:value-type="float" office:value="78" calcext:value-type="float">
            <text:p>78</text:p>
          </table:table-cell>
          <table:table-cell table:formula="of:=COM.MICROSOFT.CONCAT(MID(&quot;0123456789ABCDEFGHJKLMNPQRSTUVWXYZabcdefghijklmnpqrstuvwxyz!#$%&amp;()*+-;&lt;=&gt;?@^_{}[]/\:&quot;&quot;&quot;&quot;&quot;;[.D593]+1;1);MID(&quot;0123456789ABCDEFGHJKLMNPQRSTUVWXYZabcdefghijklmnpqrstuvwxyz!#$%&amp;()*+-;&lt;=&gt;?@^_{}[]/\:&quot;&quot;&quot;&quot;&quot;;[.E593]+1;1);MID(&quot;0123456789ABCDEFGHJKLMNPQRSTUVWXYZabcdefghijklmnpqrstuvwxyz!#$%&amp;()*+-;&lt;=&gt;?@^_{}[]/\:&quot;&quot;&quot;&quot;&quot;;[.F593]+1;1);MID(&quot;0123456789ABCDEFGHJKLMNPQRSTUVWXYZabcdefghijklmnpqrstuvwxyz!#$%&amp;()*+-;&lt;=&gt;?@^_{}[]/\:&quot;&quot;&quot;&quot;&quot;;[.G593]+1;1))" office:value-type="string" office:string-value="8r/}" calcext:value-type="string">
            <text:p>8r/}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42359ae87cc56a471229dd86cdd2b146f8d1c761a3892eccd82c1c4574aed5d</text:p>
          </table:table-cell>
          <table:table-cell table:formula="of:=HEX2DEC(MID([.A594];1;8))+HEX2DEC(MID([.A594];9;8))+HEX2DEC(MID([.A594];17;8))+HEX2DEC(MID([.A594];25;8))+HEX2DEC(MID([.A594];33;8))+HEX2DEC(MID([.A594];41;8))+HEX2DEC(MID([.A594];49;8))+HEX2DEC(MID([.A594];57;8))" office:value-type="float" office:value="14101436353" calcext:value-type="float">
            <text:p>14101436353</text:p>
          </table:table-cell>
          <table:table-cell table:formula="of:= MOD([.B594];85^4)" office:value-type="float" office:value="7267603" calcext:value-type="float">
            <text:p>7267603</text:p>
          </table:table-cell>
          <table:table-cell table:formula="of:=MOD(((((([.C594]-[.G594])/85)-[.F594])/85)-[.E594])/85;85)" office:value-type="float" office:value="11" calcext:value-type="float">
            <text:p>11</text:p>
          </table:table-cell>
          <table:table-cell table:formula="of:=MOD(((([.C594]-[.G594])/85)-[.F594])/85;85)" office:value-type="float" office:value="70" calcext:value-type="float">
            <text:p>70</text:p>
          </table:table-cell>
          <table:table-cell table:formula="of:=MOD(([.C594]-[.G594])/85;85)" office:value-type="float" office:value="76" calcext:value-type="float">
            <text:p>76</text:p>
          </table:table-cell>
          <table:table-cell table:formula="of:=MOD([.C594];85)" office:value-type="float" office:value="18" calcext:value-type="float">
            <text:p>18</text:p>
          </table:table-cell>
          <table:table-cell table:formula="of:=COM.MICROSOFT.CONCAT(MID(&quot;0123456789ABCDEFGHJKLMNPQRSTUVWXYZabcdefghijklmnpqrstuvwxyz!#$%&amp;()*+-;&lt;=&gt;?@^_{}[]/\:&quot;&quot;&quot;&quot;&quot;;[.D594]+1;1);MID(&quot;0123456789ABCDEFGHJKLMNPQRSTUVWXYZabcdefghijklmnpqrstuvwxyz!#$%&amp;()*+-;&lt;=&gt;?@^_{}[]/\:&quot;&quot;&quot;&quot;&quot;;[.E594]+1;1);MID(&quot;0123456789ABCDEFGHJKLMNPQRSTUVWXYZabcdefghijklmnpqrstuvwxyz!#$%&amp;()*+-;&lt;=&gt;?@^_{}[]/\:&quot;&quot;&quot;&quot;&quot;;[.F594]+1;1);MID(&quot;0123456789ABCDEFGHJKLMNPQRSTUVWXYZabcdefghijklmnpqrstuvwxyz!#$%&amp;()*+-;&lt;=&gt;?@^_{}[]/\:&quot;&quot;&quot;&quot;&quot;;[.G594]+1;1))" office:value-type="string" office:string-value="B&lt;_J" calcext:value-type="string">
            <text:p>B&lt;_J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bbdc7231dc30612154b1808efeaf4b6f7e8756db6c205e6ff94579e0ba8aa0</text:p>
          </table:table-cell>
          <table:table-cell table:formula="of:=HEX2DEC(MID([.A595];1;8))+HEX2DEC(MID([.A595];9;8))+HEX2DEC(MID([.A595];17;8))+HEX2DEC(MID([.A595];25;8))+HEX2DEC(MID([.A595];33;8))+HEX2DEC(MID([.A595];41;8))+HEX2DEC(MID([.A595];49;8))+HEX2DEC(MID([.A595];57;8))" office:value-type="float" office:value="19218949483" calcext:value-type="float">
            <text:p>19218949483</text:p>
          </table:table-cell>
          <table:table-cell table:formula="of:= MOD([.B595];85^4)" office:value-type="float" office:value="9119483" calcext:value-type="float">
            <text:p>9119483</text:p>
          </table:table-cell>
          <table:table-cell table:formula="of:=MOD(((((([.C595]-[.G595])/85)-[.F595])/85)-[.E595])/85;85)" office:value-type="float" office:value="14" calcext:value-type="float">
            <text:p>14</text:p>
          </table:table-cell>
          <table:table-cell table:formula="of:=MOD(((([.C595]-[.G595])/85)-[.F595])/85;85)" office:value-type="float" office:value="72" calcext:value-type="float">
            <text:p>72</text:p>
          </table:table-cell>
          <table:table-cell table:formula="of:=MOD(([.C595]-[.G595])/85;85)" office:value-type="float" office:value="18" calcext:value-type="float">
            <text:p>18</text:p>
          </table:table-cell>
          <table:table-cell table:formula="of:=MOD([.C595];85)" office:value-type="float" office:value="3" calcext:value-type="float">
            <text:p>3</text:p>
          </table:table-cell>
          <table:table-cell table:formula="of:=COM.MICROSOFT.CONCAT(MID(&quot;0123456789ABCDEFGHJKLMNPQRSTUVWXYZabcdefghijklmnpqrstuvwxyz!#$%&amp;()*+-;&lt;=&gt;?@^_{}[]/\:&quot;&quot;&quot;&quot;&quot;;[.D595]+1;1);MID(&quot;0123456789ABCDEFGHJKLMNPQRSTUVWXYZabcdefghijklmnpqrstuvwxyz!#$%&amp;()*+-;&lt;=&gt;?@^_{}[]/\:&quot;&quot;&quot;&quot;&quot;;[.E595]+1;1);MID(&quot;0123456789ABCDEFGHJKLMNPQRSTUVWXYZabcdefghijklmnpqrstuvwxyz!#$%&amp;()*+-;&lt;=&gt;?@^_{}[]/\:&quot;&quot;&quot;&quot;&quot;;[.F595]+1;1);MID(&quot;0123456789ABCDEFGHJKLMNPQRSTUVWXYZabcdefghijklmnpqrstuvwxyz!#$%&amp;()*+-;&lt;=&gt;?@^_{}[]/\:&quot;&quot;&quot;&quot;&quot;;[.G595]+1;1))" office:value-type="string" office:string-value="E&gt;J3" calcext:value-type="string">
            <text:p>E&gt;J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2bb2035610aa72f2ae45674ebda0ad487f30af900cbfae10f072870d63e0175</text:p>
          </table:table-cell>
          <table:table-cell table:formula="of:=HEX2DEC(MID([.A596];1;8))+HEX2DEC(MID([.A596];9;8))+HEX2DEC(MID([.A596];17;8))+HEX2DEC(MID([.A596];25;8))+HEX2DEC(MID([.A596];33;8))+HEX2DEC(MID([.A596];41;8))+HEX2DEC(MID([.A596];49;8))+HEX2DEC(MID([.A596];57;8))" office:value-type="float" office:value="13564926059" calcext:value-type="float">
            <text:p>13564926059</text:p>
          </table:table-cell>
          <table:table-cell table:formula="of:= MOD([.B596];85^4)" office:value-type="float" office:value="44964184" calcext:value-type="float">
            <text:p>44964184</text:p>
          </table:table-cell>
          <table:table-cell table:formula="of:=MOD(((((([.C596]-[.G596])/85)-[.F596])/85)-[.E596])/85;85)" office:value-type="float" office:value="73" calcext:value-type="float">
            <text:p>73</text:p>
          </table:table-cell>
          <table:table-cell table:formula="of:=MOD(((([.C596]-[.G596])/85)-[.F596])/85;85)" office:value-type="float" office:value="18" calcext:value-type="float">
            <text:p>18</text:p>
          </table:table-cell>
          <table:table-cell table:formula="of:=MOD(([.C596]-[.G596])/85;85)" office:value-type="float" office:value="35" calcext:value-type="float">
            <text:p>35</text:p>
          </table:table-cell>
          <table:table-cell table:formula="of:=MOD([.C596];85)" office:value-type="float" office:value="34" calcext:value-type="float">
            <text:p>34</text:p>
          </table:table-cell>
          <table:table-cell table:formula="of:=COM.MICROSOFT.CONCAT(MID(&quot;0123456789ABCDEFGHJKLMNPQRSTUVWXYZabcdefghijklmnpqrstuvwxyz!#$%&amp;()*+-;&lt;=&gt;?@^_{}[]/\:&quot;&quot;&quot;&quot;&quot;;[.D596]+1;1);MID(&quot;0123456789ABCDEFGHJKLMNPQRSTUVWXYZabcdefghijklmnpqrstuvwxyz!#$%&amp;()*+-;&lt;=&gt;?@^_{}[]/\:&quot;&quot;&quot;&quot;&quot;;[.E596]+1;1);MID(&quot;0123456789ABCDEFGHJKLMNPQRSTUVWXYZabcdefghijklmnpqrstuvwxyz!#$%&amp;()*+-;&lt;=&gt;?@^_{}[]/\:&quot;&quot;&quot;&quot;&quot;;[.F596]+1;1);MID(&quot;0123456789ABCDEFGHJKLMNPQRSTUVWXYZabcdefghijklmnpqrstuvwxyz!#$%&amp;()*+-;&lt;=&gt;?@^_{}[]/\:&quot;&quot;&quot;&quot;&quot;;[.G596]+1;1))" office:value-type="string" office:string-value="?Jba" calcext:value-type="string">
            <text:p>?Jb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6c2799e32bf4b8c4d4c9bbaf7fe6b6122e4b1280373bd9b2ff0d194a08999d0</text:p>
          </table:table-cell>
          <table:table-cell table:formula="of:=HEX2DEC(MID([.A597];1;8))+HEX2DEC(MID([.A597];9;8))+HEX2DEC(MID([.A597];17;8))+HEX2DEC(MID([.A597];25;8))+HEX2DEC(MID([.A597];33;8))+HEX2DEC(MID([.A597];41;8))+HEX2DEC(MID([.A597];49;8))+HEX2DEC(MID([.A597];57;8))" office:value-type="float" office:value="11905508972" calcext:value-type="float">
            <text:p>11905508972</text:p>
          </table:table-cell>
          <table:table-cell table:formula="of:= MOD([.B597];85^4)" office:value-type="float" office:value="3766472" calcext:value-type="float">
            <text:p>3766472</text:p>
          </table:table-cell>
          <table:table-cell table:formula="of:=MOD(((((([.C597]-[.G597])/85)-[.F597])/85)-[.E597])/85;85)" office:value-type="float" office:value="6" calcext:value-type="float">
            <text:p>6</text:p>
          </table:table-cell>
          <table:table-cell table:formula="of:=MOD(((([.C597]-[.G597])/85)-[.F597])/85;85)" office:value-type="float" office:value="11" calcext:value-type="float">
            <text:p>11</text:p>
          </table:table-cell>
          <table:table-cell table:formula="of:=MOD(([.C597]-[.G597])/85;85)" office:value-type="float" office:value="26" calcext:value-type="float">
            <text:p>26</text:p>
          </table:table-cell>
          <table:table-cell table:formula="of:=MOD([.C597];85)" office:value-type="float" office:value="37" calcext:value-type="float">
            <text:p>37</text:p>
          </table:table-cell>
          <table:table-cell table:formula="of:=COM.MICROSOFT.CONCAT(MID(&quot;0123456789ABCDEFGHJKLMNPQRSTUVWXYZabcdefghijklmnpqrstuvwxyz!#$%&amp;()*+-;&lt;=&gt;?@^_{}[]/\:&quot;&quot;&quot;&quot;&quot;;[.D597]+1;1);MID(&quot;0123456789ABCDEFGHJKLMNPQRSTUVWXYZabcdefghijklmnpqrstuvwxyz!#$%&amp;()*+-;&lt;=&gt;?@^_{}[]/\:&quot;&quot;&quot;&quot;&quot;;[.E597]+1;1);MID(&quot;0123456789ABCDEFGHJKLMNPQRSTUVWXYZabcdefghijklmnpqrstuvwxyz!#$%&amp;()*+-;&lt;=&gt;?@^_{}[]/\:&quot;&quot;&quot;&quot;&quot;;[.F597]+1;1);MID(&quot;0123456789ABCDEFGHJKLMNPQRSTUVWXYZabcdefghijklmnpqrstuvwxyz!#$%&amp;()*+-;&lt;=&gt;?@^_{}[]/\:&quot;&quot;&quot;&quot;&quot;;[.G597]+1;1))" office:value-type="string" office:string-value="6BSd" calcext:value-type="string">
            <text:p>6BS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aa042a9dcc1b35c12d7d5e9c7a9dfc9a6d4ef5110ce357db712d1b997e92e27</text:p>
          </table:table-cell>
          <table:table-cell table:formula="of:=HEX2DEC(MID([.A598];1;8))+HEX2DEC(MID([.A598];9;8))+HEX2DEC(MID([.A598];17;8))+HEX2DEC(MID([.A598];25;8))+HEX2DEC(MID([.A598];33;8))+HEX2DEC(MID([.A598];41;8))+HEX2DEC(MID([.A598];49;8))+HEX2DEC(MID([.A598];57;8))" office:value-type="float" office:value="18664837221" calcext:value-type="float">
            <text:p>18664837221</text:p>
          </table:table-cell>
          <table:table-cell table:formula="of:= MOD([.B598];85^4)" office:value-type="float" office:value="29214096" calcext:value-type="float">
            <text:p>29214096</text:p>
          </table:table-cell>
          <table:table-cell table:formula="of:=MOD(((((([.C598]-[.G598])/85)-[.F598])/85)-[.E598])/85;85)" office:value-type="float" office:value="47" calcext:value-type="float">
            <text:p>47</text:p>
          </table:table-cell>
          <table:table-cell table:formula="of:=MOD(((([.C598]-[.G598])/85)-[.F598])/85;85)" office:value-type="float" office:value="48" calcext:value-type="float">
            <text:p>48</text:p>
          </table:table-cell>
          <table:table-cell table:formula="of:=MOD(([.C598]-[.G598])/85;85)" office:value-type="float" office:value="40" calcext:value-type="float">
            <text:p>40</text:p>
          </table:table-cell>
          <table:table-cell table:formula="of:=MOD([.C598];85)" office:value-type="float" office:value="21" calcext:value-type="float">
            <text:p>21</text:p>
          </table:table-cell>
          <table:table-cell table:formula="of:=COM.MICROSOFT.CONCAT(MID(&quot;0123456789ABCDEFGHJKLMNPQRSTUVWXYZabcdefghijklmnpqrstuvwxyz!#$%&amp;()*+-;&lt;=&gt;?@^_{}[]/\:&quot;&quot;&quot;&quot;&quot;;[.D598]+1;1);MID(&quot;0123456789ABCDEFGHJKLMNPQRSTUVWXYZabcdefghijklmnpqrstuvwxyz!#$%&amp;()*+-;&lt;=&gt;?@^_{}[]/\:&quot;&quot;&quot;&quot;&quot;;[.E598]+1;1);MID(&quot;0123456789ABCDEFGHJKLMNPQRSTUVWXYZabcdefghijklmnpqrstuvwxyz!#$%&amp;()*+-;&lt;=&gt;?@^_{}[]/\:&quot;&quot;&quot;&quot;&quot;;[.F598]+1;1);MID(&quot;0123456789ABCDEFGHJKLMNPQRSTUVWXYZabcdefghijklmnpqrstuvwxyz!#$%&amp;()*+-;&lt;=&gt;?@^_{}[]/\:&quot;&quot;&quot;&quot;&quot;;[.G598]+1;1))" office:value-type="string" office:string-value="npgM" calcext:value-type="string">
            <text:p>npg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e8aa4aac9bc19d491e0a54b92b394e1ba98f9e2c1cfab52a42dff982effdf4b</text:p>
          </table:table-cell>
          <table:table-cell table:formula="of:=HEX2DEC(MID([.A599];1;8))+HEX2DEC(MID([.A599];9;8))+HEX2DEC(MID([.A599];17;8))+HEX2DEC(MID([.A599];25;8))+HEX2DEC(MID([.A599];33;8))+HEX2DEC(MID([.A599];41;8))+HEX2DEC(MID([.A599];49;8))+HEX2DEC(MID([.A599];57;8))" office:value-type="float" office:value="19804552385" calcext:value-type="float">
            <text:p>19804552385</text:p>
          </table:table-cell>
          <table:table-cell table:formula="of:= MOD([.B599];85^4)" office:value-type="float" office:value="20515510" calcext:value-type="float">
            <text:p>20515510</text:p>
          </table:table-cell>
          <table:table-cell table:formula="of:=MOD(((((([.C599]-[.G599])/85)-[.F599])/85)-[.E599])/85;85)" office:value-type="float" office:value="33" calcext:value-type="float">
            <text:p>33</text:p>
          </table:table-cell>
          <table:table-cell table:formula="of:=MOD(((([.C599]-[.G599])/85)-[.F599])/85;85)" office:value-type="float" office:value="34" calcext:value-type="float">
            <text:p>34</text:p>
          </table:table-cell>
          <table:table-cell table:formula="of:=MOD(([.C599]-[.G599])/85;85)" office:value-type="float" office:value="43" calcext:value-type="float">
            <text:p>43</text:p>
          </table:table-cell>
          <table:table-cell table:formula="of:=MOD([.C599];85)" office:value-type="float" office:value="80" calcext:value-type="float">
            <text:p>80</text:p>
          </table:table-cell>
          <table:table-cell table:formula="of:=COM.MICROSOFT.CONCAT(MID(&quot;0123456789ABCDEFGHJKLMNPQRSTUVWXYZabcdefghijklmnpqrstuvwxyz!#$%&amp;()*+-;&lt;=&gt;?@^_{}[]/\:&quot;&quot;&quot;&quot;&quot;;[.D599]+1;1);MID(&quot;0123456789ABCDEFGHJKLMNPQRSTUVWXYZabcdefghijklmnpqrstuvwxyz!#$%&amp;()*+-;&lt;=&gt;?@^_{}[]/\:&quot;&quot;&quot;&quot;&quot;;[.E599]+1;1);MID(&quot;0123456789ABCDEFGHJKLMNPQRSTUVWXYZabcdefghijklmnpqrstuvwxyz!#$%&amp;()*+-;&lt;=&gt;?@^_{}[]/\:&quot;&quot;&quot;&quot;&quot;;[.F599]+1;1);MID(&quot;0123456789ABCDEFGHJKLMNPQRSTUVWXYZabcdefghijklmnpqrstuvwxyz!#$%&amp;()*+-;&lt;=&gt;?@^_{}[]/\:&quot;&quot;&quot;&quot;&quot;;[.G599]+1;1))" office:value-type="string" office:string-value="Zaj]" calcext:value-type="string">
            <text:p>Zaj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08d33a1b09781167911e8d69944aa4c8bf5a7ba838478fcde7e50155dc3a56c</text:p>
          </table:table-cell>
          <table:table-cell table:formula="of:=HEX2DEC(MID([.A600];1;8))+HEX2DEC(MID([.A600];9;8))+HEX2DEC(MID([.A600];17;8))+HEX2DEC(MID([.A600];25;8))+HEX2DEC(MID([.A600];33;8))+HEX2DEC(MID([.A600];41;8))+HEX2DEC(MID([.A600];49;8))+HEX2DEC(MID([.A600];57;8))" office:value-type="float" office:value="20656381456" calcext:value-type="float">
            <text:p>20656381456</text:p>
          </table:table-cell>
          <table:table-cell table:formula="of:= MOD([.B600];85^4)" office:value-type="float" office:value="37134581" calcext:value-type="float">
            <text:p>37134581</text:p>
          </table:table-cell>
          <table:table-cell table:formula="of:=MOD(((((([.C600]-[.G600])/85)-[.F600])/85)-[.E600])/85;85)" office:value-type="float" office:value="60" calcext:value-type="float">
            <text:p>60</text:p>
          </table:table-cell>
          <table:table-cell table:formula="of:=MOD(((([.C600]-[.G600])/85)-[.F600])/85;85)" office:value-type="float" office:value="39" calcext:value-type="float">
            <text:p>39</text:p>
          </table:table-cell>
          <table:table-cell table:formula="of:=MOD(([.C600]-[.G600])/85;85)" office:value-type="float" office:value="62" calcext:value-type="float">
            <text:p>62</text:p>
          </table:table-cell>
          <table:table-cell table:formula="of:=MOD([.C600];85)" office:value-type="float" office:value="36" calcext:value-type="float">
            <text:p>36</text:p>
          </table:table-cell>
          <table:table-cell table:formula="of:=COM.MICROSOFT.CONCAT(MID(&quot;0123456789ABCDEFGHJKLMNPQRSTUVWXYZabcdefghijklmnpqrstuvwxyz!#$%&amp;()*+-;&lt;=&gt;?@^_{}[]/\:&quot;&quot;&quot;&quot;&quot;;[.D600]+1;1);MID(&quot;0123456789ABCDEFGHJKLMNPQRSTUVWXYZabcdefghijklmnpqrstuvwxyz!#$%&amp;()*+-;&lt;=&gt;?@^_{}[]/\:&quot;&quot;&quot;&quot;&quot;;[.E600]+1;1);MID(&quot;0123456789ABCDEFGHJKLMNPQRSTUVWXYZabcdefghijklmnpqrstuvwxyz!#$%&amp;()*+-;&lt;=&gt;?@^_{}[]/\:&quot;&quot;&quot;&quot;&quot;;[.F600]+1;1);MID(&quot;0123456789ABCDEFGHJKLMNPQRSTUVWXYZabcdefghijklmnpqrstuvwxyz!#$%&amp;()*+-;&lt;=&gt;?@^_{}[]/\:&quot;&quot;&quot;&quot;&quot;;[.G600]+1;1))" office:value-type="string" office:string-value="#f%c" calcext:value-type="string">
            <text:p>#f%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7cdc534a44ddb215213adefd2d251e85aa92cf36ad15690ee098163ad4afa79</text:p>
          </table:table-cell>
          <table:table-cell table:formula="of:=HEX2DEC(MID([.A601];1;8))+HEX2DEC(MID([.A601];9;8))+HEX2DEC(MID([.A601];17;8))+HEX2DEC(MID([.A601];25;8))+HEX2DEC(MID([.A601];33;8))+HEX2DEC(MID([.A601];41;8))+HEX2DEC(MID([.A601];49;8))+HEX2DEC(MID([.A601];57;8))" office:value-type="float" office:value="18820931467" calcext:value-type="float">
            <text:p>18820931467</text:p>
          </table:table-cell>
          <table:table-cell table:formula="of:= MOD([.B601];85^4)" office:value-type="float" office:value="28706467" calcext:value-type="float">
            <text:p>28706467</text:p>
          </table:table-cell>
          <table:table-cell table:formula="of:=MOD(((((([.C601]-[.G601])/85)-[.F601])/85)-[.E601])/85;85)" office:value-type="float" office:value="46" calcext:value-type="float">
            <text:p>46</text:p>
          </table:table-cell>
          <table:table-cell table:formula="of:=MOD(((([.C601]-[.G601])/85)-[.F601])/85;85)" office:value-type="float" office:value="63" calcext:value-type="float">
            <text:p>63</text:p>
          </table:table-cell>
          <table:table-cell table:formula="of:=MOD(([.C601]-[.G601])/85;85)" office:value-type="float" office:value="18" calcext:value-type="float">
            <text:p>18</text:p>
          </table:table-cell>
          <table:table-cell table:formula="of:=MOD([.C601];85)" office:value-type="float" office:value="12" calcext:value-type="float">
            <text:p>12</text:p>
          </table:table-cell>
          <table:table-cell table:formula="of:=COM.MICROSOFT.CONCAT(MID(&quot;0123456789ABCDEFGHJKLMNPQRSTUVWXYZabcdefghijklmnpqrstuvwxyz!#$%&amp;()*+-;&lt;=&gt;?@^_{}[]/\:&quot;&quot;&quot;&quot;&quot;;[.D601]+1;1);MID(&quot;0123456789ABCDEFGHJKLMNPQRSTUVWXYZabcdefghijklmnpqrstuvwxyz!#$%&amp;()*+-;&lt;=&gt;?@^_{}[]/\:&quot;&quot;&quot;&quot;&quot;;[.E601]+1;1);MID(&quot;0123456789ABCDEFGHJKLMNPQRSTUVWXYZabcdefghijklmnpqrstuvwxyz!#$%&amp;()*+-;&lt;=&gt;?@^_{}[]/\:&quot;&quot;&quot;&quot;&quot;;[.F601]+1;1);MID(&quot;0123456789ABCDEFGHJKLMNPQRSTUVWXYZabcdefghijklmnpqrstuvwxyz!#$%&amp;()*+-;&lt;=&gt;?@^_{}[]/\:&quot;&quot;&quot;&quot;&quot;;[.G601]+1;1))" office:value-type="string" office:string-value="m&amp;JC" calcext:value-type="string">
            <text:p>m&amp;J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039e8bde0fde8d42ea25914df1238f0e34870f6f4efbfc3e5524fc535a133a</text:p>
          </table:table-cell>
          <table:table-cell table:formula="of:=HEX2DEC(MID([.A602];1;8))+HEX2DEC(MID([.A602];9;8))+HEX2DEC(MID([.A602];17;8))+HEX2DEC(MID([.A602];25;8))+HEX2DEC(MID([.A602];33;8))+HEX2DEC(MID([.A602];41;8))+HEX2DEC(MID([.A602];49;8))+HEX2DEC(MID([.A602];57;8))" office:value-type="float" office:value="12031459705" calcext:value-type="float">
            <text:p>12031459705</text:p>
          </table:table-cell>
          <table:table-cell table:formula="of:= MOD([.B602];85^4)" office:value-type="float" office:value="25315955" calcext:value-type="float">
            <text:p>25315955</text:p>
          </table:table-cell>
          <table:table-cell table:formula="of:=MOD(((((([.C602]-[.G602])/85)-[.F602])/85)-[.E602])/85;85)" office:value-type="float" office:value="41" calcext:value-type="float">
            <text:p>41</text:p>
          </table:table-cell>
          <table:table-cell table:formula="of:=MOD(((([.C602]-[.G602])/85)-[.F602])/85;85)" office:value-type="float" office:value="18" calcext:value-type="float">
            <text:p>18</text:p>
          </table:table-cell>
          <table:table-cell table:formula="of:=MOD(([.C602]-[.G602])/85;85)" office:value-type="float" office:value="79" calcext:value-type="float">
            <text:p>79</text:p>
          </table:table-cell>
          <table:table-cell table:formula="of:=MOD([.C602];85)" office:value-type="float" office:value="65" calcext:value-type="float">
            <text:p>65</text:p>
          </table:table-cell>
          <table:table-cell table:formula="of:=COM.MICROSOFT.CONCAT(MID(&quot;0123456789ABCDEFGHJKLMNPQRSTUVWXYZabcdefghijklmnpqrstuvwxyz!#$%&amp;()*+-;&lt;=&gt;?@^_{}[]/\:&quot;&quot;&quot;&quot;&quot;;[.D602]+1;1);MID(&quot;0123456789ABCDEFGHJKLMNPQRSTUVWXYZabcdefghijklmnpqrstuvwxyz!#$%&amp;()*+-;&lt;=&gt;?@^_{}[]/\:&quot;&quot;&quot;&quot;&quot;;[.E602]+1;1);MID(&quot;0123456789ABCDEFGHJKLMNPQRSTUVWXYZabcdefghijklmnpqrstuvwxyz!#$%&amp;()*+-;&lt;=&gt;?@^_{}[]/\:&quot;&quot;&quot;&quot;&quot;;[.F602]+1;1);MID(&quot;0123456789ABCDEFGHJKLMNPQRSTUVWXYZabcdefghijklmnpqrstuvwxyz!#$%&amp;()*+-;&lt;=&gt;?@^_{}[]/\:&quot;&quot;&quot;&quot;&quot;;[.G602]+1;1))" office:value-type="string" office:string-value="hJ[)" calcext:value-type="string">
            <text:p>hJ[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8e9a58c47abe1aeff8ae620a0ed614ee77d507ef52799d4c103d69ff35d85c</text:p>
          </table:table-cell>
          <table:table-cell table:formula="of:=HEX2DEC(MID([.A603];1;8))+HEX2DEC(MID([.A603];9;8))+HEX2DEC(MID([.A603];17;8))+HEX2DEC(MID([.A603];25;8))+HEX2DEC(MID([.A603];33;8))+HEX2DEC(MID([.A603];41;8))+HEX2DEC(MID([.A603];49;8))+HEX2DEC(MID([.A603];57;8))" office:value-type="float" office:value="23943266641" calcext:value-type="float">
            <text:p>23943266641</text:p>
          </table:table-cell>
          <table:table-cell table:formula="of:= MOD([.B603];85^4)" office:value-type="float" office:value="35380391" calcext:value-type="float">
            <text:p>35380391</text:p>
          </table:table-cell>
          <table:table-cell table:formula="of:=MOD(((((([.C603]-[.G603])/85)-[.F603])/85)-[.E603])/85;85)" office:value-type="float" office:value="57" calcext:value-type="float">
            <text:p>57</text:p>
          </table:table-cell>
          <table:table-cell table:formula="of:=MOD(((([.C603]-[.G603])/85)-[.F603])/85;85)" office:value-type="float" office:value="51" calcext:value-type="float">
            <text:p>51</text:p>
          </table:table-cell>
          <table:table-cell table:formula="of:=MOD(([.C603]-[.G603])/85;85)" office:value-type="float" office:value="79" calcext:value-type="float">
            <text:p>79</text:p>
          </table:table-cell>
          <table:table-cell table:formula="of:=MOD([.C603];85)" office:value-type="float" office:value="76" calcext:value-type="float">
            <text:p>76</text:p>
          </table:table-cell>
          <table:table-cell table:formula="of:=COM.MICROSOFT.CONCAT(MID(&quot;0123456789ABCDEFGHJKLMNPQRSTUVWXYZabcdefghijklmnpqrstuvwxyz!#$%&amp;()*+-;&lt;=&gt;?@^_{}[]/\:&quot;&quot;&quot;&quot;&quot;;[.D603]+1;1);MID(&quot;0123456789ABCDEFGHJKLMNPQRSTUVWXYZabcdefghijklmnpqrstuvwxyz!#$%&amp;()*+-;&lt;=&gt;?@^_{}[]/\:&quot;&quot;&quot;&quot;&quot;;[.E603]+1;1);MID(&quot;0123456789ABCDEFGHJKLMNPQRSTUVWXYZabcdefghijklmnpqrstuvwxyz!#$%&amp;()*+-;&lt;=&gt;?@^_{}[]/\:&quot;&quot;&quot;&quot;&quot;;[.F603]+1;1);MID(&quot;0123456789ABCDEFGHJKLMNPQRSTUVWXYZabcdefghijklmnpqrstuvwxyz!#$%&amp;()*+-;&lt;=&gt;?@^_{}[]/\:&quot;&quot;&quot;&quot;&quot;;[.G603]+1;1))" office:value-type="string" office:string-value="ys[_" calcext:value-type="string">
            <text:p>ys[_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8ef67b35dd79367f8c89133b1d0b1401c0eb795b3c1d8fadd7c0005075df2bc</text:p>
          </table:table-cell>
          <table:table-cell table:formula="of:=HEX2DEC(MID([.A604];1;8))+HEX2DEC(MID([.A604];9;8))+HEX2DEC(MID([.A604];17;8))+HEX2DEC(MID([.A604];25;8))+HEX2DEC(MID([.A604];33;8))+HEX2DEC(MID([.A604];41;8))+HEX2DEC(MID([.A604];49;8))+HEX2DEC(MID([.A604];57;8))" office:value-type="float" office:value="17818108125" calcext:value-type="float">
            <text:p>17818108125</text:p>
          </table:table-cell>
          <table:table-cell table:formula="of:= MOD([.B604];85^4)" office:value-type="float" office:value="17695000" calcext:value-type="float">
            <text:p>17695000</text:p>
          </table:table-cell>
          <table:table-cell table:formula="of:=MOD(((((([.C604]-[.G604])/85)-[.F604])/85)-[.E604])/85;85)" office:value-type="float" office:value="28" calcext:value-type="float">
            <text:p>28</text:p>
          </table:table-cell>
          <table:table-cell table:formula="of:=MOD(((([.C604]-[.G604])/85)-[.F604])/85;85)" office:value-type="float" office:value="69" calcext:value-type="float">
            <text:p>69</text:p>
          </table:table-cell>
          <table:table-cell table:formula="of:=MOD(([.C604]-[.G604])/85;85)" office:value-type="float" office:value="11" calcext:value-type="float">
            <text:p>11</text:p>
          </table:table-cell>
          <table:table-cell table:formula="of:=MOD([.C604];85)" office:value-type="float" office:value="40" calcext:value-type="float">
            <text:p>40</text:p>
          </table:table-cell>
          <table:table-cell table:formula="of:=COM.MICROSOFT.CONCAT(MID(&quot;0123456789ABCDEFGHJKLMNPQRSTUVWXYZabcdefghijklmnpqrstuvwxyz!#$%&amp;()*+-;&lt;=&gt;?@^_{}[]/\:&quot;&quot;&quot;&quot;&quot;;[.D604]+1;1);MID(&quot;0123456789ABCDEFGHJKLMNPQRSTUVWXYZabcdefghijklmnpqrstuvwxyz!#$%&amp;()*+-;&lt;=&gt;?@^_{}[]/\:&quot;&quot;&quot;&quot;&quot;;[.E604]+1;1);MID(&quot;0123456789ABCDEFGHJKLMNPQRSTUVWXYZabcdefghijklmnpqrstuvwxyz!#$%&amp;()*+-;&lt;=&gt;?@^_{}[]/\:&quot;&quot;&quot;&quot;&quot;;[.F604]+1;1);MID(&quot;0123456789ABCDEFGHJKLMNPQRSTUVWXYZabcdefghijklmnpqrstuvwxyz!#$%&amp;()*+-;&lt;=&gt;?@^_{}[]/\:&quot;&quot;&quot;&quot;&quot;;[.G604]+1;1))" office:value-type="string" office:string-value="U;Bg" calcext:value-type="string">
            <text:p>U;B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9b20b28a0211a35ba67763dfe4a00b21713d095d8d9c7555481b9be58cdd4ee</text:p>
          </table:table-cell>
          <table:table-cell table:formula="of:=HEX2DEC(MID([.A605];1;8))+HEX2DEC(MID([.A605];9;8))+HEX2DEC(MID([.A605];17;8))+HEX2DEC(MID([.A605];25;8))+HEX2DEC(MID([.A605];33;8))+HEX2DEC(MID([.A605];41;8))+HEX2DEC(MID([.A605];49;8))+HEX2DEC(MID([.A605];57;8))" office:value-type="float" office:value="20665451234" calcext:value-type="float">
            <text:p>20665451234</text:p>
          </table:table-cell>
          <table:table-cell table:formula="of:= MOD([.B605];85^4)" office:value-type="float" office:value="46204359" calcext:value-type="float">
            <text:p>46204359</text:p>
          </table:table-cell>
          <table:table-cell table:formula="of:=MOD(((((([.C605]-[.G605])/85)-[.F605])/85)-[.E605])/85;85)" office:value-type="float" office:value="75" calcext:value-type="float">
            <text:p>75</text:p>
          </table:table-cell>
          <table:table-cell table:formula="of:=MOD(((([.C605]-[.G605])/85)-[.F605])/85;85)" office:value-type="float" office:value="20" calcext:value-type="float">
            <text:p>20</text:p>
          </table:table-cell>
          <table:table-cell table:formula="of:=MOD(([.C605]-[.G605])/85;85)" office:value-type="float" office:value="5" calcext:value-type="float">
            <text:p>5</text:p>
          </table:table-cell>
          <table:table-cell table:formula="of:=MOD([.C605];85)" office:value-type="float" office:value="59" calcext:value-type="float">
            <text:p>59</text:p>
          </table:table-cell>
          <table:table-cell table:formula="of:=COM.MICROSOFT.CONCAT(MID(&quot;0123456789ABCDEFGHJKLMNPQRSTUVWXYZabcdefghijklmnpqrstuvwxyz!#$%&amp;()*+-;&lt;=&gt;?@^_{}[]/\:&quot;&quot;&quot;&quot;&quot;;[.D605]+1;1);MID(&quot;0123456789ABCDEFGHJKLMNPQRSTUVWXYZabcdefghijklmnpqrstuvwxyz!#$%&amp;()*+-;&lt;=&gt;?@^_{}[]/\:&quot;&quot;&quot;&quot;&quot;;[.E605]+1;1);MID(&quot;0123456789ABCDEFGHJKLMNPQRSTUVWXYZabcdefghijklmnpqrstuvwxyz!#$%&amp;()*+-;&lt;=&gt;?@^_{}[]/\:&quot;&quot;&quot;&quot;&quot;;[.F605]+1;1);MID(&quot;0123456789ABCDEFGHJKLMNPQRSTUVWXYZabcdefghijklmnpqrstuvwxyz!#$%&amp;()*+-;&lt;=&gt;?@^_{}[]/\:&quot;&quot;&quot;&quot;&quot;;[.G605]+1;1))" office:value-type="string" office:string-value="^L5!" calcext:value-type="string">
            <text:p>^L5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b2abe0133355871eb02c842ea8648835879a98491f4dcc24bbc8ec829d0498c</text:p>
          </table:table-cell>
          <table:table-cell table:formula="of:=HEX2DEC(MID([.A606];1;8))+HEX2DEC(MID([.A606];9;8))+HEX2DEC(MID([.A606];17;8))+HEX2DEC(MID([.A606];25;8))+HEX2DEC(MID([.A606];33;8))+HEX2DEC(MID([.A606];41;8))+HEX2DEC(MID([.A606];49;8))+HEX2DEC(MID([.A606];57;8))" office:value-type="float" office:value="15097693649" calcext:value-type="float">
            <text:p>15097693649</text:p>
          </table:table-cell>
          <table:table-cell table:formula="of:= MOD([.B606];85^4)" office:value-type="float" office:value="11713024" calcext:value-type="float">
            <text:p>11713024</text:p>
          </table:table-cell>
          <table:table-cell table:formula="of:=MOD(((((([.C606]-[.G606])/85)-[.F606])/85)-[.E606])/85;85)" office:value-type="float" office:value="19" calcext:value-type="float">
            <text:p>19</text:p>
          </table:table-cell>
          <table:table-cell table:formula="of:=MOD(((([.C606]-[.G606])/85)-[.F606])/85;85)" office:value-type="float" office:value="6" calcext:value-type="float">
            <text:p>6</text:p>
          </table:table-cell>
          <table:table-cell table:formula="of:=MOD(([.C606]-[.G606])/85;85)" office:value-type="float" office:value="15" calcext:value-type="float">
            <text:p>15</text:p>
          </table:table-cell>
          <table:table-cell table:formula="of:=MOD([.C606];85)" office:value-type="float" office:value="24" calcext:value-type="float">
            <text:p>24</text:p>
          </table:table-cell>
          <table:table-cell table:formula="of:=COM.MICROSOFT.CONCAT(MID(&quot;0123456789ABCDEFGHJKLMNPQRSTUVWXYZabcdefghijklmnpqrstuvwxyz!#$%&amp;()*+-;&lt;=&gt;?@^_{}[]/\:&quot;&quot;&quot;&quot;&quot;;[.D606]+1;1);MID(&quot;0123456789ABCDEFGHJKLMNPQRSTUVWXYZabcdefghijklmnpqrstuvwxyz!#$%&amp;()*+-;&lt;=&gt;?@^_{}[]/\:&quot;&quot;&quot;&quot;&quot;;[.E606]+1;1);MID(&quot;0123456789ABCDEFGHJKLMNPQRSTUVWXYZabcdefghijklmnpqrstuvwxyz!#$%&amp;()*+-;&lt;=&gt;?@^_{}[]/\:&quot;&quot;&quot;&quot;&quot;;[.F606]+1;1);MID(&quot;0123456789ABCDEFGHJKLMNPQRSTUVWXYZabcdefghijklmnpqrstuvwxyz!#$%&amp;()*+-;&lt;=&gt;?@^_{}[]/\:&quot;&quot;&quot;&quot;&quot;;[.G606]+1;1))" office:value-type="string" office:string-value="K6FQ" calcext:value-type="string">
            <text:p>K6FQ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2def18c4ccd45f157613121602d785a8168463bbed7ca41001d5065e4265f0</text:p>
          </table:table-cell>
          <table:table-cell table:formula="of:=HEX2DEC(MID([.A607];1;8))+HEX2DEC(MID([.A607];9;8))+HEX2DEC(MID([.A607];17;8))+HEX2DEC(MID([.A607];25;8))+HEX2DEC(MID([.A607];33;8))+HEX2DEC(MID([.A607];41;8))+HEX2DEC(MID([.A607];49;8))+HEX2DEC(MID([.A607];57;8))" office:value-type="float" office:value="13249538571" calcext:value-type="float">
            <text:p>13249538571</text:p>
          </table:table-cell>
          <table:table-cell table:formula="of:= MOD([.B607];85^4)" office:value-type="float" office:value="42780446" calcext:value-type="float">
            <text:p>42780446</text:p>
          </table:table-cell>
          <table:table-cell table:formula="of:=MOD(((((([.C607]-[.G607])/85)-[.F607])/85)-[.E607])/85;85)" office:value-type="float" office:value="69" calcext:value-type="float">
            <text:p>69</text:p>
          </table:table-cell>
          <table:table-cell table:formula="of:=MOD(((([.C607]-[.G607])/85)-[.F607])/85;85)" office:value-type="float" office:value="56" calcext:value-type="float">
            <text:p>56</text:p>
          </table:table-cell>
          <table:table-cell table:formula="of:=MOD(([.C607]-[.G607])/85;85)" office:value-type="float" office:value="14" calcext:value-type="float">
            <text:p>14</text:p>
          </table:table-cell>
          <table:table-cell table:formula="of:=MOD([.C607];85)" office:value-type="float" office:value="31" calcext:value-type="float">
            <text:p>31</text:p>
          </table:table-cell>
          <table:table-cell table:formula="of:=COM.MICROSOFT.CONCAT(MID(&quot;0123456789ABCDEFGHJKLMNPQRSTUVWXYZabcdefghijklmnpqrstuvwxyz!#$%&amp;()*+-;&lt;=&gt;?@^_{}[]/\:&quot;&quot;&quot;&quot;&quot;;[.D607]+1;1);MID(&quot;0123456789ABCDEFGHJKLMNPQRSTUVWXYZabcdefghijklmnpqrstuvwxyz!#$%&amp;()*+-;&lt;=&gt;?@^_{}[]/\:&quot;&quot;&quot;&quot;&quot;;[.E607]+1;1);MID(&quot;0123456789ABCDEFGHJKLMNPQRSTUVWXYZabcdefghijklmnpqrstuvwxyz!#$%&amp;()*+-;&lt;=&gt;?@^_{}[]/\:&quot;&quot;&quot;&quot;&quot;;[.F607]+1;1);MID(&quot;0123456789ABCDEFGHJKLMNPQRSTUVWXYZabcdefghijklmnpqrstuvwxyz!#$%&amp;()*+-;&lt;=&gt;?@^_{}[]/\:&quot;&quot;&quot;&quot;&quot;;[.G607]+1;1))" office:value-type="string" office:string-value=";xEX" calcext:value-type="string">
            <text:p>;xE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f8188e2910a4296657b6660e10750d5a75d6a3b6651ffefbdd23582172b179a</text:p>
          </table:table-cell>
          <table:table-cell table:formula="of:=HEX2DEC(MID([.A608];1;8))+HEX2DEC(MID([.A608];9;8))+HEX2DEC(MID([.A608];17;8))+HEX2DEC(MID([.A608];25;8))+HEX2DEC(MID([.A608];33;8))+HEX2DEC(MID([.A608];41;8))+HEX2DEC(MID([.A608];49;8))+HEX2DEC(MID([.A608];57;8))" office:value-type="float" office:value="18416876019" calcext:value-type="float">
            <text:p>18416876019</text:p>
          </table:table-cell>
          <table:table-cell table:formula="of:= MOD([.B608];85^4)" office:value-type="float" office:value="42256019" calcext:value-type="float">
            <text:p>42256019</text:p>
          </table:table-cell>
          <table:table-cell table:formula="of:=MOD(((((([.C608]-[.G608])/85)-[.F608])/85)-[.E608])/85;85)" office:value-type="float" office:value="68" calcext:value-type="float">
            <text:p>68</text:p>
          </table:table-cell>
          <table:table-cell table:formula="of:=MOD(((([.C608]-[.G608])/85)-[.F608])/85;85)" office:value-type="float" office:value="68" calcext:value-type="float">
            <text:p>68</text:p>
          </table:table-cell>
          <table:table-cell table:formula="of:=MOD(([.C608]-[.G608])/85;85)" office:value-type="float" office:value="49" calcext:value-type="float">
            <text:p>49</text:p>
          </table:table-cell>
          <table:table-cell table:formula="of:=MOD([.C608];85)" office:value-type="float" office:value="54" calcext:value-type="float">
            <text:p>54</text:p>
          </table:table-cell>
          <table:table-cell table:formula="of:=COM.MICROSOFT.CONCAT(MID(&quot;0123456789ABCDEFGHJKLMNPQRSTUVWXYZabcdefghijklmnpqrstuvwxyz!#$%&amp;()*+-;&lt;=&gt;?@^_{}[]/\:&quot;&quot;&quot;&quot;&quot;;[.D608]+1;1);MID(&quot;0123456789ABCDEFGHJKLMNPQRSTUVWXYZabcdefghijklmnpqrstuvwxyz!#$%&amp;()*+-;&lt;=&gt;?@^_{}[]/\:&quot;&quot;&quot;&quot;&quot;;[.E608]+1;1);MID(&quot;0123456789ABCDEFGHJKLMNPQRSTUVWXYZabcdefghijklmnpqrstuvwxyz!#$%&amp;()*+-;&lt;=&gt;?@^_{}[]/\:&quot;&quot;&quot;&quot;&quot;;[.F608]+1;1);MID(&quot;0123456789ABCDEFGHJKLMNPQRSTUVWXYZabcdefghijklmnpqrstuvwxyz!#$%&amp;()*+-;&lt;=&gt;?@^_{}[]/\:&quot;&quot;&quot;&quot;&quot;;[.G608]+1;1))" office:value-type="string" office:string-value="--qv" calcext:value-type="string">
            <text:p>--qv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cd16be4700a8dc9e5fa233d8c4a2667f318f21c15d9b8c64791d5d15e9539d0</text:p>
          </table:table-cell>
          <table:table-cell table:formula="of:=HEX2DEC(MID([.A609];1;8))+HEX2DEC(MID([.A609];9;8))+HEX2DEC(MID([.A609];17;8))+HEX2DEC(MID([.A609];25;8))+HEX2DEC(MID([.A609];33;8))+HEX2DEC(MID([.A609];41;8))+HEX2DEC(MID([.A609];49;8))+HEX2DEC(MID([.A609];57;8))" office:value-type="float" office:value="16881679828" calcext:value-type="float">
            <text:p>16881679828</text:p>
          </table:table-cell>
          <table:table-cell table:formula="of:= MOD([.B609];85^4)" office:value-type="float" office:value="20877953" calcext:value-type="float">
            <text:p>20877953</text:p>
          </table:table-cell>
          <table:table-cell table:formula="of:=MOD(((((([.C609]-[.G609])/85)-[.F609])/85)-[.E609])/85;85)" office:value-type="float" office:value="33" calcext:value-type="float">
            <text:p>33</text:p>
          </table:table-cell>
          <table:table-cell table:formula="of:=MOD(((([.C609]-[.G609])/85)-[.F609])/85;85)" office:value-type="float" office:value="84" calcext:value-type="float">
            <text:p>84</text:p>
          </table:table-cell>
          <table:table-cell table:formula="of:=MOD(([.C609]-[.G609])/85;85)" office:value-type="float" office:value="57" calcext:value-type="float">
            <text:p>57</text:p>
          </table:table-cell>
          <table:table-cell table:formula="of:=MOD([.C609];85)" office:value-type="float" office:value="83" calcext:value-type="float">
            <text:p>83</text:p>
          </table:table-cell>
          <table:table-cell table:formula="of:=COM.MICROSOFT.CONCAT(MID(&quot;0123456789ABCDEFGHJKLMNPQRSTUVWXYZabcdefghijklmnpqrstuvwxyz!#$%&amp;()*+-;&lt;=&gt;?@^_{}[]/\:&quot;&quot;&quot;&quot;&quot;;[.D609]+1;1);MID(&quot;0123456789ABCDEFGHJKLMNPQRSTUVWXYZabcdefghijklmnpqrstuvwxyz!#$%&amp;()*+-;&lt;=&gt;?@^_{}[]/\:&quot;&quot;&quot;&quot;&quot;;[.E609]+1;1);MID(&quot;0123456789ABCDEFGHJKLMNPQRSTUVWXYZabcdefghijklmnpqrstuvwxyz!#$%&amp;()*+-;&lt;=&gt;?@^_{}[]/\:&quot;&quot;&quot;&quot;&quot;;[.F609]+1;1);MID(&quot;0123456789ABCDEFGHJKLMNPQRSTUVWXYZabcdefghijklmnpqrstuvwxyz!#$%&amp;()*+-;&lt;=&gt;?@^_{}[]/\:&quot;&quot;&quot;&quot;&quot;;[.G609]+1;1))" office:value-type="string" office:string-value="Z&quot;y:" calcext:value-type="string">
            <text:p>Z"y: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fe217426ff1edfa8c796d69f79194f2d0339f84c0debe301e1ecf95ba9bb6a</text:p>
          </table:table-cell>
          <table:table-cell table:formula="of:=HEX2DEC(MID([.A610];1;8))+HEX2DEC(MID([.A610];9;8))+HEX2DEC(MID([.A610];17;8))+HEX2DEC(MID([.A610];25;8))+HEX2DEC(MID([.A610];33;8))+HEX2DEC(MID([.A610];41;8))+HEX2DEC(MID([.A610];49;8))+HEX2DEC(MID([.A610];57;8))" office:value-type="float" office:value="10047110838" calcext:value-type="float">
            <text:p>10047110838</text:p>
          </table:table-cell>
          <table:table-cell table:formula="of:= MOD([.B610];85^4)" office:value-type="float" office:value="24590838" calcext:value-type="float">
            <text:p>24590838</text:p>
          </table:table-cell>
          <table:table-cell table:formula="of:=MOD(((((([.C610]-[.G610])/85)-[.F610])/85)-[.E610])/85;85)" office:value-type="float" office:value="40" calcext:value-type="float">
            <text:p>40</text:p>
          </table:table-cell>
          <table:table-cell table:formula="of:=MOD(((([.C610]-[.G610])/85)-[.F610])/85;85)" office:value-type="float" office:value="3" calcext:value-type="float">
            <text:p>3</text:p>
          </table:table-cell>
          <table:table-cell table:formula="of:=MOD(([.C610]-[.G610])/85;85)" office:value-type="float" office:value="48" calcext:value-type="float">
            <text:p>48</text:p>
          </table:table-cell>
          <table:table-cell table:formula="of:=MOD([.C610];85)" office:value-type="float" office:value="83" calcext:value-type="float">
            <text:p>83</text:p>
          </table:table-cell>
          <table:table-cell table:formula="of:=COM.MICROSOFT.CONCAT(MID(&quot;0123456789ABCDEFGHJKLMNPQRSTUVWXYZabcdefghijklmnpqrstuvwxyz!#$%&amp;()*+-;&lt;=&gt;?@^_{}[]/\:&quot;&quot;&quot;&quot;&quot;;[.D610]+1;1);MID(&quot;0123456789ABCDEFGHJKLMNPQRSTUVWXYZabcdefghijklmnpqrstuvwxyz!#$%&amp;()*+-;&lt;=&gt;?@^_{}[]/\:&quot;&quot;&quot;&quot;&quot;;[.E610]+1;1);MID(&quot;0123456789ABCDEFGHJKLMNPQRSTUVWXYZabcdefghijklmnpqrstuvwxyz!#$%&amp;()*+-;&lt;=&gt;?@^_{}[]/\:&quot;&quot;&quot;&quot;&quot;;[.F610]+1;1);MID(&quot;0123456789ABCDEFGHJKLMNPQRSTUVWXYZabcdefghijklmnpqrstuvwxyz!#$%&amp;()*+-;&lt;=&gt;?@^_{}[]/\:&quot;&quot;&quot;&quot;&quot;;[.G610]+1;1))" office:value-type="string" office:string-value="g3p:" calcext:value-type="string">
            <text:p>g3p: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f486466e805c0cb797622e5b8e9a0dcd8bc2d465acdae84850bd91c16c3804e</text:p>
          </table:table-cell>
          <table:table-cell table:formula="of:=HEX2DEC(MID([.A611];1;8))+HEX2DEC(MID([.A611];9;8))+HEX2DEC(MID([.A611];17;8))+HEX2DEC(MID([.A611];25;8))+HEX2DEC(MID([.A611];33;8))+HEX2DEC(MID([.A611];41;8))+HEX2DEC(MID([.A611];49;8))+HEX2DEC(MID([.A611];57;8))" office:value-type="float" office:value="19210378790" calcext:value-type="float">
            <text:p>19210378790</text:p>
          </table:table-cell>
          <table:table-cell table:formula="of:= MOD([.B611];85^4)" office:value-type="float" office:value="548790" calcext:value-type="float">
            <text:p>548790</text:p>
          </table:table-cell>
          <table:table-cell table:formula="of:=MOD(((((([.C611]-[.G611])/85)-[.F611])/85)-[.E611])/85;85)" office:value-type="float" office:value="0" calcext:value-type="float">
            <text:p>0</text:p>
          </table:table-cell>
          <table:table-cell table:formula="of:=MOD(((([.C611]-[.G611])/85)-[.F611])/85;85)" office:value-type="float" office:value="75" calcext:value-type="float">
            <text:p>75</text:p>
          </table:table-cell>
          <table:table-cell table:formula="of:=MOD(([.C611]-[.G611])/85;85)" office:value-type="float" office:value="81" calcext:value-type="float">
            <text:p>81</text:p>
          </table:table-cell>
          <table:table-cell table:formula="of:=MOD([.C611];85)" office:value-type="float" office:value="30" calcext:value-type="float">
            <text:p>30</text:p>
          </table:table-cell>
          <table:table-cell table:formula="of:=COM.MICROSOFT.CONCAT(MID(&quot;0123456789ABCDEFGHJKLMNPQRSTUVWXYZabcdefghijklmnpqrstuvwxyz!#$%&amp;()*+-;&lt;=&gt;?@^_{}[]/\:&quot;&quot;&quot;&quot;&quot;;[.D611]+1;1);MID(&quot;0123456789ABCDEFGHJKLMNPQRSTUVWXYZabcdefghijklmnpqrstuvwxyz!#$%&amp;()*+-;&lt;=&gt;?@^_{}[]/\:&quot;&quot;&quot;&quot;&quot;;[.E611]+1;1);MID(&quot;0123456789ABCDEFGHJKLMNPQRSTUVWXYZabcdefghijklmnpqrstuvwxyz!#$%&amp;()*+-;&lt;=&gt;?@^_{}[]/\:&quot;&quot;&quot;&quot;&quot;;[.F611]+1;1);MID(&quot;0123456789ABCDEFGHJKLMNPQRSTUVWXYZabcdefghijklmnpqrstuvwxyz!#$%&amp;()*+-;&lt;=&gt;?@^_{}[]/\:&quot;&quot;&quot;&quot;&quot;;[.G611]+1;1))" office:value-type="string" office:string-value="0^/W" calcext:value-type="string">
            <text:p>0^/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e3cda5da49cf77a2362053f2c81f10d033b23be848446ff09dba34701d5a49</text:p>
          </table:table-cell>
          <table:table-cell table:formula="of:=HEX2DEC(MID([.A612];1;8))+HEX2DEC(MID([.A612];9;8))+HEX2DEC(MID([.A612];17;8))+HEX2DEC(MID([.A612];25;8))+HEX2DEC(MID([.A612];33;8))+HEX2DEC(MID([.A612];41;8))+HEX2DEC(MID([.A612];49;8))+HEX2DEC(MID([.A612];57;8))" office:value-type="float" office:value="27504338854" calcext:value-type="float">
            <text:p>27504338854</text:p>
          </table:table-cell>
          <table:table-cell table:formula="of:= MOD([.B612];85^4)" office:value-type="float" office:value="46810104" calcext:value-type="float">
            <text:p>46810104</text:p>
          </table:table-cell>
          <table:table-cell table:formula="of:=MOD(((((([.C612]-[.G612])/85)-[.F612])/85)-[.E612])/85;85)" office:value-type="float" office:value="76" calcext:value-type="float">
            <text:p>76</text:p>
          </table:table-cell>
          <table:table-cell table:formula="of:=MOD(((([.C612]-[.G612])/85)-[.F612])/85;85)" office:value-type="float" office:value="18" calcext:value-type="float">
            <text:p>18</text:p>
          </table:table-cell>
          <table:table-cell table:formula="of:=MOD(([.C612]-[.G612])/85;85)" office:value-type="float" office:value="77" calcext:value-type="float">
            <text:p>77</text:p>
          </table:table-cell>
          <table:table-cell table:formula="of:=MOD([.C612];85)" office:value-type="float" office:value="9" calcext:value-type="float">
            <text:p>9</text:p>
          </table:table-cell>
          <table:table-cell table:formula="of:=COM.MICROSOFT.CONCAT(MID(&quot;0123456789ABCDEFGHJKLMNPQRSTUVWXYZabcdefghijklmnpqrstuvwxyz!#$%&amp;()*+-;&lt;=&gt;?@^_{}[]/\:&quot;&quot;&quot;&quot;&quot;;[.D612]+1;1);MID(&quot;0123456789ABCDEFGHJKLMNPQRSTUVWXYZabcdefghijklmnpqrstuvwxyz!#$%&amp;()*+-;&lt;=&gt;?@^_{}[]/\:&quot;&quot;&quot;&quot;&quot;;[.E612]+1;1);MID(&quot;0123456789ABCDEFGHJKLMNPQRSTUVWXYZabcdefghijklmnpqrstuvwxyz!#$%&amp;()*+-;&lt;=&gt;?@^_{}[]/\:&quot;&quot;&quot;&quot;&quot;;[.F612]+1;1);MID(&quot;0123456789ABCDEFGHJKLMNPQRSTUVWXYZabcdefghijklmnpqrstuvwxyz!#$%&amp;()*+-;&lt;=&gt;?@^_{}[]/\:&quot;&quot;&quot;&quot;&quot;;[.G612]+1;1))" office:value-type="string" office:string-value="_J{9" calcext:value-type="string">
            <text:p>_J{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914a3811284ffbf907a3ecc99897e430c8f401b200c67643561f3cff73e50ea</text:p>
          </table:table-cell>
          <table:table-cell table:formula="of:=HEX2DEC(MID([.A613];1;8))+HEX2DEC(MID([.A613];9;8))+HEX2DEC(MID([.A613];17;8))+HEX2DEC(MID([.A613];25;8))+HEX2DEC(MID([.A613];33;8))+HEX2DEC(MID([.A613];41;8))+HEX2DEC(MID([.A613];49;8))+HEX2DEC(MID([.A613];57;8))" office:value-type="float" office:value="15281507463" calcext:value-type="float">
            <text:p>15281507463</text:p>
          </table:table-cell>
          <table:table-cell table:formula="of:= MOD([.B613];85^4)" office:value-type="float" office:value="38924963" calcext:value-type="float">
            <text:p>38924963</text:p>
          </table:table-cell>
          <table:table-cell table:formula="of:=MOD(((((([.C613]-[.G613])/85)-[.F613])/85)-[.E613])/85;85)" office:value-type="float" office:value="63" calcext:value-type="float">
            <text:p>63</text:p>
          </table:table-cell>
          <table:table-cell table:formula="of:=MOD(((([.C613]-[.G613])/85)-[.F613])/85;85)" office:value-type="float" office:value="32" calcext:value-type="float">
            <text:p>32</text:p>
          </table:table-cell>
          <table:table-cell table:formula="of:=MOD(([.C613]-[.G613])/85;85)" office:value-type="float" office:value="45" calcext:value-type="float">
            <text:p>45</text:p>
          </table:table-cell>
          <table:table-cell table:formula="of:=MOD([.C613];85)" office:value-type="float" office:value="63" calcext:value-type="float">
            <text:p>63</text:p>
          </table:table-cell>
          <table:table-cell table:formula="of:=COM.MICROSOFT.CONCAT(MID(&quot;0123456789ABCDEFGHJKLMNPQRSTUVWXYZabcdefghijklmnpqrstuvwxyz!#$%&amp;()*+-;&lt;=&gt;?@^_{}[]/\:&quot;&quot;&quot;&quot;&quot;;[.D613]+1;1);MID(&quot;0123456789ABCDEFGHJKLMNPQRSTUVWXYZabcdefghijklmnpqrstuvwxyz!#$%&amp;()*+-;&lt;=&gt;?@^_{}[]/\:&quot;&quot;&quot;&quot;&quot;;[.E613]+1;1);MID(&quot;0123456789ABCDEFGHJKLMNPQRSTUVWXYZabcdefghijklmnpqrstuvwxyz!#$%&amp;()*+-;&lt;=&gt;?@^_{}[]/\:&quot;&quot;&quot;&quot;&quot;;[.F613]+1;1);MID(&quot;0123456789ABCDEFGHJKLMNPQRSTUVWXYZabcdefghijklmnpqrstuvwxyz!#$%&amp;()*+-;&lt;=&gt;?@^_{}[]/\:&quot;&quot;&quot;&quot;&quot;;[.G613]+1;1))" office:value-type="string" office:string-value="&amp;Yl&amp;" calcext:value-type="string">
            <text:p>&amp;Yl&amp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98043a901df43526beb440b267f76f545f0c7b46e9049586173edd0ee84c113</text:p>
          </table:table-cell>
          <table:table-cell table:formula="of:=HEX2DEC(MID([.A614];1;8))+HEX2DEC(MID([.A614];9;8))+HEX2DEC(MID([.A614];17;8))+HEX2DEC(MID([.A614];25;8))+HEX2DEC(MID([.A614];33;8))+HEX2DEC(MID([.A614];41;8))+HEX2DEC(MID([.A614];49;8))+HEX2DEC(MID([.A614];57;8))" office:value-type="float" office:value="14801961450" calcext:value-type="float">
            <text:p>14801961450</text:p>
          </table:table-cell>
          <table:table-cell table:formula="of:= MOD([.B614];85^4)" office:value-type="float" office:value="29184575" calcext:value-type="float">
            <text:p>29184575</text:p>
          </table:table-cell>
          <table:table-cell table:formula="of:=MOD(((((([.C614]-[.G614])/85)-[.F614])/85)-[.E614])/85;85)" office:value-type="float" office:value="47" calcext:value-type="float">
            <text:p>47</text:p>
          </table:table-cell>
          <table:table-cell table:formula="of:=MOD(((([.C614]-[.G614])/85)-[.F614])/85;85)" office:value-type="float" office:value="44" calcext:value-type="float">
            <text:p>44</text:p>
          </table:table-cell>
          <table:table-cell table:formula="of:=MOD(([.C614]-[.G614])/85;85)" office:value-type="float" office:value="32" calcext:value-type="float">
            <text:p>32</text:p>
          </table:table-cell>
          <table:table-cell table:formula="of:=MOD([.C614];85)" office:value-type="float" office:value="80" calcext:value-type="float">
            <text:p>80</text:p>
          </table:table-cell>
          <table:table-cell table:formula="of:=COM.MICROSOFT.CONCAT(MID(&quot;0123456789ABCDEFGHJKLMNPQRSTUVWXYZabcdefghijklmnpqrstuvwxyz!#$%&amp;()*+-;&lt;=&gt;?@^_{}[]/\:&quot;&quot;&quot;&quot;&quot;;[.D614]+1;1);MID(&quot;0123456789ABCDEFGHJKLMNPQRSTUVWXYZabcdefghijklmnpqrstuvwxyz!#$%&amp;()*+-;&lt;=&gt;?@^_{}[]/\:&quot;&quot;&quot;&quot;&quot;;[.E614]+1;1);MID(&quot;0123456789ABCDEFGHJKLMNPQRSTUVWXYZabcdefghijklmnpqrstuvwxyz!#$%&amp;()*+-;&lt;=&gt;?@^_{}[]/\:&quot;&quot;&quot;&quot;&quot;;[.F614]+1;1);MID(&quot;0123456789ABCDEFGHJKLMNPQRSTUVWXYZabcdefghijklmnpqrstuvwxyz!#$%&amp;()*+-;&lt;=&gt;?@^_{}[]/\:&quot;&quot;&quot;&quot;&quot;;[.G614]+1;1))" office:value-type="string" office:string-value="nkY]" calcext:value-type="string">
            <text:p>nkY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1fd0bf659abf177e912b8bab5330c9efda2b4d0851aa7937ed7f16f8d0dca9e</text:p>
          </table:table-cell>
          <table:table-cell table:formula="of:=HEX2DEC(MID([.A615];1;8))+HEX2DEC(MID([.A615];9;8))+HEX2DEC(MID([.A615];17;8))+HEX2DEC(MID([.A615];25;8))+HEX2DEC(MID([.A615];33;8))+HEX2DEC(MID([.A615];41;8))+HEX2DEC(MID([.A615];49;8))+HEX2DEC(MID([.A615];57;8))" office:value-type="float" office:value="22423919413" calcext:value-type="float">
            <text:p>22423919413</text:p>
          </table:table-cell>
          <table:table-cell table:formula="of:= MOD([.B615];85^4)" office:value-type="float" office:value="29851288" calcext:value-type="float">
            <text:p>29851288</text:p>
          </table:table-cell>
          <table:table-cell table:formula="of:=MOD(((((([.C615]-[.G615])/85)-[.F615])/85)-[.E615])/85;85)" office:value-type="float" office:value="48" calcext:value-type="float">
            <text:p>48</text:p>
          </table:table-cell>
          <table:table-cell table:formula="of:=MOD(((([.C615]-[.G615])/85)-[.F615])/85;85)" office:value-type="float" office:value="51" calcext:value-type="float">
            <text:p>51</text:p>
          </table:table-cell>
          <table:table-cell table:formula="of:=MOD(([.C615]-[.G615])/85;85)" office:value-type="float" office:value="56" calcext:value-type="float">
            <text:p>56</text:p>
          </table:table-cell>
          <table:table-cell table:formula="of:=MOD([.C615];85)" office:value-type="float" office:value="53" calcext:value-type="float">
            <text:p>53</text:p>
          </table:table-cell>
          <table:table-cell table:formula="of:=COM.MICROSOFT.CONCAT(MID(&quot;0123456789ABCDEFGHJKLMNPQRSTUVWXYZabcdefghijklmnpqrstuvwxyz!#$%&amp;()*+-;&lt;=&gt;?@^_{}[]/\:&quot;&quot;&quot;&quot;&quot;;[.D615]+1;1);MID(&quot;0123456789ABCDEFGHJKLMNPQRSTUVWXYZabcdefghijklmnpqrstuvwxyz!#$%&amp;()*+-;&lt;=&gt;?@^_{}[]/\:&quot;&quot;&quot;&quot;&quot;;[.E615]+1;1);MID(&quot;0123456789ABCDEFGHJKLMNPQRSTUVWXYZabcdefghijklmnpqrstuvwxyz!#$%&amp;()*+-;&lt;=&gt;?@^_{}[]/\:&quot;&quot;&quot;&quot;&quot;;[.F615]+1;1);MID(&quot;0123456789ABCDEFGHJKLMNPQRSTUVWXYZabcdefghijklmnpqrstuvwxyz!#$%&amp;()*+-;&lt;=&gt;?@^_{}[]/\:&quot;&quot;&quot;&quot;&quot;;[.G615]+1;1))" office:value-type="string" office:string-value="psxu" calcext:value-type="string">
            <text:p>psx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2ca079a77bf4e5064e527d64a99d7897fd505e980c359b839bf6b882ea83ab0</text:p>
          </table:table-cell>
          <table:table-cell table:formula="of:=HEX2DEC(MID([.A616];1;8))+HEX2DEC(MID([.A616];9;8))+HEX2DEC(MID([.A616];17;8))+HEX2DEC(MID([.A616];25;8))+HEX2DEC(MID([.A616];33;8))+HEX2DEC(MID([.A616];41;8))+HEX2DEC(MID([.A616];49;8))+HEX2DEC(MID([.A616];57;8))" office:value-type="float" office:value="14546393890" calcext:value-type="float">
            <text:p>14546393890</text:p>
          </table:table-cell>
          <table:table-cell table:formula="of:= MOD([.B616];85^4)" office:value-type="float" office:value="34620140" calcext:value-type="float">
            <text:p>34620140</text:p>
          </table:table-cell>
          <table:table-cell table:formula="of:=MOD(((((([.C616]-[.G616])/85)-[.F616])/85)-[.E616])/85;85)" office:value-type="float" office:value="56" calcext:value-type="float">
            <text:p>56</text:p>
          </table:table-cell>
          <table:table-cell table:formula="of:=MOD(((([.C616]-[.G616])/85)-[.F616])/85;85)" office:value-type="float" office:value="31" calcext:value-type="float">
            <text:p>31</text:p>
          </table:table-cell>
          <table:table-cell table:formula="of:=MOD(([.C616]-[.G616])/85;85)" office:value-type="float" office:value="60" calcext:value-type="float">
            <text:p>60</text:p>
          </table:table-cell>
          <table:table-cell table:formula="of:=MOD([.C616];85)" office:value-type="float" office:value="65" calcext:value-type="float">
            <text:p>65</text:p>
          </table:table-cell>
          <table:table-cell table:formula="of:=COM.MICROSOFT.CONCAT(MID(&quot;0123456789ABCDEFGHJKLMNPQRSTUVWXYZabcdefghijklmnpqrstuvwxyz!#$%&amp;()*+-;&lt;=&gt;?@^_{}[]/\:&quot;&quot;&quot;&quot;&quot;;[.D616]+1;1);MID(&quot;0123456789ABCDEFGHJKLMNPQRSTUVWXYZabcdefghijklmnpqrstuvwxyz!#$%&amp;()*+-;&lt;=&gt;?@^_{}[]/\:&quot;&quot;&quot;&quot;&quot;;[.E616]+1;1);MID(&quot;0123456789ABCDEFGHJKLMNPQRSTUVWXYZabcdefghijklmnpqrstuvwxyz!#$%&amp;()*+-;&lt;=&gt;?@^_{}[]/\:&quot;&quot;&quot;&quot;&quot;;[.F616]+1;1);MID(&quot;0123456789ABCDEFGHJKLMNPQRSTUVWXYZabcdefghijklmnpqrstuvwxyz!#$%&amp;()*+-;&lt;=&gt;?@^_{}[]/\:&quot;&quot;&quot;&quot;&quot;;[.G616]+1;1))" office:value-type="string" office:string-value="xX#)" calcext:value-type="string">
            <text:p>xX#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e5c66f9ad54ed1075e8655013276b3c68424a33971806f6817209f271cfcd01</text:p>
          </table:table-cell>
          <table:table-cell table:formula="of:=HEX2DEC(MID([.A617];1;8))+HEX2DEC(MID([.A617];9;8))+HEX2DEC(MID([.A617];17;8))+HEX2DEC(MID([.A617];25;8))+HEX2DEC(MID([.A617];33;8))+HEX2DEC(MID([.A617];41;8))+HEX2DEC(MID([.A617];49;8))+HEX2DEC(MID([.A617];57;8))" office:value-type="float" office:value="15424375985" calcext:value-type="float">
            <text:p>15424375985</text:p>
          </table:table-cell>
          <table:table-cell table:formula="of:= MOD([.B617];85^4)" office:value-type="float" office:value="25191610" calcext:value-type="float">
            <text:p>25191610</text:p>
          </table:table-cell>
          <table:table-cell table:formula="of:=MOD(((((([.C617]-[.G617])/85)-[.F617])/85)-[.E617])/85;85)" office:value-type="float" office:value="41" calcext:value-type="float">
            <text:p>41</text:p>
          </table:table-cell>
          <table:table-cell table:formula="of:=MOD(((([.C617]-[.G617])/85)-[.F617])/85;85)" office:value-type="float" office:value="1" calcext:value-type="float">
            <text:p>1</text:p>
          </table:table-cell>
          <table:table-cell table:formula="of:=MOD(([.C617]-[.G617])/85;85)" office:value-type="float" office:value="61" calcext:value-type="float">
            <text:p>61</text:p>
          </table:table-cell>
          <table:table-cell table:formula="of:=MOD([.C617];85)" office:value-type="float" office:value="75" calcext:value-type="float">
            <text:p>75</text:p>
          </table:table-cell>
          <table:table-cell table:formula="of:=COM.MICROSOFT.CONCAT(MID(&quot;0123456789ABCDEFGHJKLMNPQRSTUVWXYZabcdefghijklmnpqrstuvwxyz!#$%&amp;()*+-;&lt;=&gt;?@^_{}[]/\:&quot;&quot;&quot;&quot;&quot;;[.D617]+1;1);MID(&quot;0123456789ABCDEFGHJKLMNPQRSTUVWXYZabcdefghijklmnpqrstuvwxyz!#$%&amp;()*+-;&lt;=&gt;?@^_{}[]/\:&quot;&quot;&quot;&quot;&quot;;[.E617]+1;1);MID(&quot;0123456789ABCDEFGHJKLMNPQRSTUVWXYZabcdefghijklmnpqrstuvwxyz!#$%&amp;()*+-;&lt;=&gt;?@^_{}[]/\:&quot;&quot;&quot;&quot;&quot;;[.F617]+1;1);MID(&quot;0123456789ABCDEFGHJKLMNPQRSTUVWXYZabcdefghijklmnpqrstuvwxyz!#$%&amp;()*+-;&lt;=&gt;?@^_{}[]/\:&quot;&quot;&quot;&quot;&quot;;[.G617]+1;1))" office:value-type="string" office:string-value="h1$^" calcext:value-type="string">
            <text:p>h1$^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8bcad2f042235d60ca60e3def0fe98988520d131fd5b5c2ab679f9707baea1b</text:p>
          </table:table-cell>
          <table:table-cell table:formula="of:=HEX2DEC(MID([.A618];1;8))+HEX2DEC(MID([.A618];9;8))+HEX2DEC(MID([.A618];17;8))+HEX2DEC(MID([.A618];25;8))+HEX2DEC(MID([.A618];33;8))+HEX2DEC(MID([.A618];41;8))+HEX2DEC(MID([.A618];49;8))+HEX2DEC(MID([.A618];57;8))" office:value-type="float" office:value="10265503570" calcext:value-type="float">
            <text:p>10265503570</text:p>
          </table:table-cell>
          <table:table-cell table:formula="of:= MOD([.B618];85^4)" office:value-type="float" office:value="34181070" calcext:value-type="float">
            <text:p>34181070</text:p>
          </table:table-cell>
          <table:table-cell table:formula="of:=MOD(((((([.C618]-[.G618])/85)-[.F618])/85)-[.E618])/85;85)" office:value-type="float" office:value="55" calcext:value-type="float">
            <text:p>55</text:p>
          </table:table-cell>
          <table:table-cell table:formula="of:=MOD(((([.C618]-[.G618])/85)-[.F618])/85;85)" office:value-type="float" office:value="55" calcext:value-type="float">
            <text:p>55</text:p>
          </table:table-cell>
          <table:table-cell table:formula="of:=MOD(([.C618]-[.G618])/85;85)" office:value-type="float" office:value="80" calcext:value-type="float">
            <text:p>80</text:p>
          </table:table-cell>
          <table:table-cell table:formula="of:=MOD([.C618];85)" office:value-type="float" office:value="20" calcext:value-type="float">
            <text:p>20</text:p>
          </table:table-cell>
          <table:table-cell table:formula="of:=COM.MICROSOFT.CONCAT(MID(&quot;0123456789ABCDEFGHJKLMNPQRSTUVWXYZabcdefghijklmnpqrstuvwxyz!#$%&amp;()*+-;&lt;=&gt;?@^_{}[]/\:&quot;&quot;&quot;&quot;&quot;;[.D618]+1;1);MID(&quot;0123456789ABCDEFGHJKLMNPQRSTUVWXYZabcdefghijklmnpqrstuvwxyz!#$%&amp;()*+-;&lt;=&gt;?@^_{}[]/\:&quot;&quot;&quot;&quot;&quot;;[.E618]+1;1);MID(&quot;0123456789ABCDEFGHJKLMNPQRSTUVWXYZabcdefghijklmnpqrstuvwxyz!#$%&amp;()*+-;&lt;=&gt;?@^_{}[]/\:&quot;&quot;&quot;&quot;&quot;;[.F618]+1;1);MID(&quot;0123456789ABCDEFGHJKLMNPQRSTUVWXYZabcdefghijklmnpqrstuvwxyz!#$%&amp;()*+-;&lt;=&gt;?@^_{}[]/\:&quot;&quot;&quot;&quot;&quot;;[.G618]+1;1))" office:value-type="string" office:string-value="ww]L" calcext:value-type="string">
            <text:p>ww]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ed95008beb54fb9a901dcf8efff470e66661470ecd2485afa55dad80148037</text:p>
          </table:table-cell>
          <table:table-cell table:formula="of:=HEX2DEC(MID([.A619];1;8))+HEX2DEC(MID([.A619];9;8))+HEX2DEC(MID([.A619];17;8))+HEX2DEC(MID([.A619];25;8))+HEX2DEC(MID([.A619];33;8))+HEX2DEC(MID([.A619];41;8))+HEX2DEC(MID([.A619];49;8))+HEX2DEC(MID([.A619];57;8))" office:value-type="float" office:value="17957281770" calcext:value-type="float">
            <text:p>17957281770</text:p>
          </table:table-cell>
          <table:table-cell table:formula="of:= MOD([.B619];85^4)" office:value-type="float" office:value="266770" calcext:value-type="float">
            <text:p>266770</text:p>
          </table:table-cell>
          <table:table-cell table:formula="of:=MOD(((((([.C619]-[.G619])/85)-[.F619])/85)-[.E619])/85;85)" office:value-type="float" office:value="0" calcext:value-type="float">
            <text:p>0</text:p>
          </table:table-cell>
          <table:table-cell table:formula="of:=MOD(((([.C619]-[.G619])/85)-[.F619])/85;85)" office:value-type="float" office:value="36" calcext:value-type="float">
            <text:p>36</text:p>
          </table:table-cell>
          <table:table-cell table:formula="of:=MOD(([.C619]-[.G619])/85;85)" office:value-type="float" office:value="78" calcext:value-type="float">
            <text:p>78</text:p>
          </table:table-cell>
          <table:table-cell table:formula="of:=MOD([.C619];85)" office:value-type="float" office:value="40" calcext:value-type="float">
            <text:p>40</text:p>
          </table:table-cell>
          <table:table-cell table:formula="of:=COM.MICROSOFT.CONCAT(MID(&quot;0123456789ABCDEFGHJKLMNPQRSTUVWXYZabcdefghijklmnpqrstuvwxyz!#$%&amp;()*+-;&lt;=&gt;?@^_{}[]/\:&quot;&quot;&quot;&quot;&quot;;[.D619]+1;1);MID(&quot;0123456789ABCDEFGHJKLMNPQRSTUVWXYZabcdefghijklmnpqrstuvwxyz!#$%&amp;()*+-;&lt;=&gt;?@^_{}[]/\:&quot;&quot;&quot;&quot;&quot;;[.E619]+1;1);MID(&quot;0123456789ABCDEFGHJKLMNPQRSTUVWXYZabcdefghijklmnpqrstuvwxyz!#$%&amp;()*+-;&lt;=&gt;?@^_{}[]/\:&quot;&quot;&quot;&quot;&quot;;[.F619]+1;1);MID(&quot;0123456789ABCDEFGHJKLMNPQRSTUVWXYZabcdefghijklmnpqrstuvwxyz!#$%&amp;()*+-;&lt;=&gt;?@^_{}[]/\:&quot;&quot;&quot;&quot;&quot;;[.G619]+1;1))" office:value-type="string" office:string-value="0c}g" calcext:value-type="string">
            <text:p>0c}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fa27eb5a1edc1181a691715d60b00f47beaa7dab6a170e25e0c5e727707cb95</text:p>
          </table:table-cell>
          <table:table-cell table:formula="of:=HEX2DEC(MID([.A620];1;8))+HEX2DEC(MID([.A620];9;8))+HEX2DEC(MID([.A620];17;8))+HEX2DEC(MID([.A620];25;8))+HEX2DEC(MID([.A620];33;8))+HEX2DEC(MID([.A620];41;8))+HEX2DEC(MID([.A620];49;8))+HEX2DEC(MID([.A620];57;8))" office:value-type="float" office:value="18952264345" calcext:value-type="float">
            <text:p>18952264345</text:p>
          </table:table-cell>
          <table:table-cell table:formula="of:= MOD([.B620];85^4)" office:value-type="float" office:value="3437470" calcext:value-type="float">
            <text:p>3437470</text:p>
          </table:table-cell>
          <table:table-cell table:formula="of:=MOD(((((([.C620]-[.G620])/85)-[.F620])/85)-[.E620])/85;85)" office:value-type="float" office:value="5" calcext:value-type="float">
            <text:p>5</text:p>
          </table:table-cell>
          <table:table-cell table:formula="of:=MOD(((([.C620]-[.G620])/85)-[.F620])/85;85)" office:value-type="float" office:value="50" calcext:value-type="float">
            <text:p>50</text:p>
          </table:table-cell>
          <table:table-cell table:formula="of:=MOD(([.C620]-[.G620])/85;85)" office:value-type="float" office:value="65" calcext:value-type="float">
            <text:p>65</text:p>
          </table:table-cell>
          <table:table-cell table:formula="of:=MOD([.C620];85)" office:value-type="float" office:value="70" calcext:value-type="float">
            <text:p>70</text:p>
          </table:table-cell>
          <table:table-cell table:formula="of:=COM.MICROSOFT.CONCAT(MID(&quot;0123456789ABCDEFGHJKLMNPQRSTUVWXYZabcdefghijklmnpqrstuvwxyz!#$%&amp;()*+-;&lt;=&gt;?@^_{}[]/\:&quot;&quot;&quot;&quot;&quot;;[.D620]+1;1);MID(&quot;0123456789ABCDEFGHJKLMNPQRSTUVWXYZabcdefghijklmnpqrstuvwxyz!#$%&amp;()*+-;&lt;=&gt;?@^_{}[]/\:&quot;&quot;&quot;&quot;&quot;;[.E620]+1;1);MID(&quot;0123456789ABCDEFGHJKLMNPQRSTUVWXYZabcdefghijklmnpqrstuvwxyz!#$%&amp;()*+-;&lt;=&gt;?@^_{}[]/\:&quot;&quot;&quot;&quot;&quot;;[.F620]+1;1);MID(&quot;0123456789ABCDEFGHJKLMNPQRSTUVWXYZabcdefghijklmnpqrstuvwxyz!#$%&amp;()*+-;&lt;=&gt;?@^_{}[]/\:&quot;&quot;&quot;&quot;&quot;;[.G620]+1;1))" office:value-type="string" office:string-value="5r)&lt;" calcext:value-type="string">
            <text:p>5r)&lt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19171393cf5156afbec4cee42b978d3c7a25122e10651d7fb3332d87b7a19cf</text:p>
          </table:table-cell>
          <table:table-cell table:formula="of:=HEX2DEC(MID([.A621];1;8))+HEX2DEC(MID([.A621];9;8))+HEX2DEC(MID([.A621];17;8))+HEX2DEC(MID([.A621];25;8))+HEX2DEC(MID([.A621];33;8))+HEX2DEC(MID([.A621];41;8))+HEX2DEC(MID([.A621];49;8))+HEX2DEC(MID([.A621];57;8))" office:value-type="float" office:value="20342520836" calcext:value-type="float">
            <text:p>20342520836</text:p>
          </table:table-cell>
          <table:table-cell table:formula="of:= MOD([.B621];85^4)" office:value-type="float" office:value="36477711" calcext:value-type="float">
            <text:p>36477711</text:p>
          </table:table-cell>
          <table:table-cell table:formula="of:=MOD(((((([.C621]-[.G621])/85)-[.F621])/85)-[.E621])/85;85)" office:value-type="float" office:value="59" calcext:value-type="float">
            <text:p>59</text:p>
          </table:table-cell>
          <table:table-cell table:formula="of:=MOD(((([.C621]-[.G621])/85)-[.F621])/85;85)" office:value-type="float" office:value="33" calcext:value-type="float">
            <text:p>33</text:p>
          </table:table-cell>
          <table:table-cell table:formula="of:=MOD(([.C621]-[.G621])/85;85)" office:value-type="float" office:value="69" calcext:value-type="float">
            <text:p>69</text:p>
          </table:table-cell>
          <table:table-cell table:formula="of:=MOD([.C621];85)" office:value-type="float" office:value="46" calcext:value-type="float">
            <text:p>46</text:p>
          </table:table-cell>
          <table:table-cell table:formula="of:=COM.MICROSOFT.CONCAT(MID(&quot;0123456789ABCDEFGHJKLMNPQRSTUVWXYZabcdefghijklmnpqrstuvwxyz!#$%&amp;()*+-;&lt;=&gt;?@^_{}[]/\:&quot;&quot;&quot;&quot;&quot;;[.D621]+1;1);MID(&quot;0123456789ABCDEFGHJKLMNPQRSTUVWXYZabcdefghijklmnpqrstuvwxyz!#$%&amp;()*+-;&lt;=&gt;?@^_{}[]/\:&quot;&quot;&quot;&quot;&quot;;[.E621]+1;1);MID(&quot;0123456789ABCDEFGHJKLMNPQRSTUVWXYZabcdefghijklmnpqrstuvwxyz!#$%&amp;()*+-;&lt;=&gt;?@^_{}[]/\:&quot;&quot;&quot;&quot;&quot;;[.F621]+1;1);MID(&quot;0123456789ABCDEFGHJKLMNPQRSTUVWXYZabcdefghijklmnpqrstuvwxyz!#$%&amp;()*+-;&lt;=&gt;?@^_{}[]/\:&quot;&quot;&quot;&quot;&quot;;[.G621]+1;1))" office:value-type="string" office:string-value="!Z;m" calcext:value-type="string">
            <text:p>!Z;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58330c1a39fdc51dec55fc80a4ee41ce50ccdabc6e07aab1c9ec549038be70e</text:p>
          </table:table-cell>
          <table:table-cell table:formula="of:=HEX2DEC(MID([.A622];1;8))+HEX2DEC(MID([.A622];9;8))+HEX2DEC(MID([.A622];17;8))+HEX2DEC(MID([.A622];25;8))+HEX2DEC(MID([.A622];33;8))+HEX2DEC(MID([.A622];41;8))+HEX2DEC(MID([.A622];49;8))+HEX2DEC(MID([.A622];57;8))" office:value-type="float" office:value="16614639011" calcext:value-type="float">
            <text:p>16614639011</text:p>
          </table:table-cell>
          <table:table-cell table:formula="of:= MOD([.B622];85^4)" office:value-type="float" office:value="14840261" calcext:value-type="float">
            <text:p>14840261</text:p>
          </table:table-cell>
          <table:table-cell table:formula="of:=MOD(((((([.C622]-[.G622])/85)-[.F622])/85)-[.E622])/85;85)" office:value-type="float" office:value="24" calcext:value-type="float">
            <text:p>24</text:p>
          </table:table-cell>
          <table:table-cell table:formula="of:=MOD(((([.C622]-[.G622])/85)-[.F622])/85;85)" office:value-type="float" office:value="14" calcext:value-type="float">
            <text:p>14</text:p>
          </table:table-cell>
          <table:table-cell table:formula="of:=MOD(([.C622]-[.G622])/85;85)" office:value-type="float" office:value="1" calcext:value-type="float">
            <text:p>1</text:p>
          </table:table-cell>
          <table:table-cell table:formula="of:=MOD([.C622];85)" office:value-type="float" office:value="26" calcext:value-type="float">
            <text:p>26</text:p>
          </table:table-cell>
          <table:table-cell table:formula="of:=COM.MICROSOFT.CONCAT(MID(&quot;0123456789ABCDEFGHJKLMNPQRSTUVWXYZabcdefghijklmnpqrstuvwxyz!#$%&amp;()*+-;&lt;=&gt;?@^_{}[]/\:&quot;&quot;&quot;&quot;&quot;;[.D622]+1;1);MID(&quot;0123456789ABCDEFGHJKLMNPQRSTUVWXYZabcdefghijklmnpqrstuvwxyz!#$%&amp;()*+-;&lt;=&gt;?@^_{}[]/\:&quot;&quot;&quot;&quot;&quot;;[.E622]+1;1);MID(&quot;0123456789ABCDEFGHJKLMNPQRSTUVWXYZabcdefghijklmnpqrstuvwxyz!#$%&amp;()*+-;&lt;=&gt;?@^_{}[]/\:&quot;&quot;&quot;&quot;&quot;;[.F622]+1;1);MID(&quot;0123456789ABCDEFGHJKLMNPQRSTUVWXYZabcdefghijklmnpqrstuvwxyz!#$%&amp;()*+-;&lt;=&gt;?@^_{}[]/\:&quot;&quot;&quot;&quot;&quot;;[.G622]+1;1))" office:value-type="string" office:string-value="QE1S" calcext:value-type="string">
            <text:p>QE1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57980c9d4fee2b75c73ef634bc842cb6d708b2d5087075b78d19f07ed7d12de</text:p>
          </table:table-cell>
          <table:table-cell table:formula="of:=HEX2DEC(MID([.A623];1;8))+HEX2DEC(MID([.A623];9;8))+HEX2DEC(MID([.A623];17;8))+HEX2DEC(MID([.A623];25;8))+HEX2DEC(MID([.A623];33;8))+HEX2DEC(MID([.A623];41;8))+HEX2DEC(MID([.A623];49;8))+HEX2DEC(MID([.A623];57;8))" office:value-type="float" office:value="19176020507" calcext:value-type="float">
            <text:p>19176020507</text:p>
          </table:table-cell>
          <table:table-cell table:formula="of:= MOD([.B623];85^4)" office:value-type="float" office:value="18391132" calcext:value-type="float">
            <text:p>18391132</text:p>
          </table:table-cell>
          <table:table-cell table:formula="of:=MOD(((((([.C623]-[.G623])/85)-[.F623])/85)-[.E623])/85;85)" office:value-type="float" office:value="29" calcext:value-type="float">
            <text:p>29</text:p>
          </table:table-cell>
          <table:table-cell table:formula="of:=MOD(((([.C623]-[.G623])/85)-[.F623])/85;85)" office:value-type="float" office:value="80" calcext:value-type="float">
            <text:p>80</text:p>
          </table:table-cell>
          <table:table-cell table:formula="of:=MOD(([.C623]-[.G623])/85;85)" office:value-type="float" office:value="41" calcext:value-type="float">
            <text:p>41</text:p>
          </table:table-cell>
          <table:table-cell table:formula="of:=MOD([.C623];85)" office:value-type="float" office:value="22" calcext:value-type="float">
            <text:p>22</text:p>
          </table:table-cell>
          <table:table-cell table:formula="of:=COM.MICROSOFT.CONCAT(MID(&quot;0123456789ABCDEFGHJKLMNPQRSTUVWXYZabcdefghijklmnpqrstuvwxyz!#$%&amp;()*+-;&lt;=&gt;?@^_{}[]/\:&quot;&quot;&quot;&quot;&quot;;[.D623]+1;1);MID(&quot;0123456789ABCDEFGHJKLMNPQRSTUVWXYZabcdefghijklmnpqrstuvwxyz!#$%&amp;()*+-;&lt;=&gt;?@^_{}[]/\:&quot;&quot;&quot;&quot;&quot;;[.E623]+1;1);MID(&quot;0123456789ABCDEFGHJKLMNPQRSTUVWXYZabcdefghijklmnpqrstuvwxyz!#$%&amp;()*+-;&lt;=&gt;?@^_{}[]/\:&quot;&quot;&quot;&quot;&quot;;[.F623]+1;1);MID(&quot;0123456789ABCDEFGHJKLMNPQRSTUVWXYZabcdefghijklmnpqrstuvwxyz!#$%&amp;()*+-;&lt;=&gt;?@^_{}[]/\:&quot;&quot;&quot;&quot;&quot;;[.G623]+1;1))" office:value-type="string" office:string-value="V]hN" calcext:value-type="string">
            <text:p>V]h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554a6e812bd6b80acda8d60307b0c20e0b54a06419cc848ed28db63bb0ad7fd</text:p>
          </table:table-cell>
          <table:table-cell table:formula="of:=HEX2DEC(MID([.A624];1;8))+HEX2DEC(MID([.A624];9;8))+HEX2DEC(MID([.A624];17;8))+HEX2DEC(MID([.A624];25;8))+HEX2DEC(MID([.A624];33;8))+HEX2DEC(MID([.A624];41;8))+HEX2DEC(MID([.A624];49;8))+HEX2DEC(MID([.A624];57;8))" office:value-type="float" office:value="18520830358" calcext:value-type="float">
            <text:p>18520830358</text:p>
          </table:table-cell>
          <table:table-cell table:formula="of:= MOD([.B624];85^4)" office:value-type="float" office:value="41809108" calcext:value-type="float">
            <text:p>41809108</text:p>
          </table:table-cell>
          <table:table-cell table:formula="of:=MOD(((((([.C624]-[.G624])/85)-[.F624])/85)-[.E624])/85;85)" office:value-type="float" office:value="68" calcext:value-type="float">
            <text:p>68</text:p>
          </table:table-cell>
          <table:table-cell table:formula="of:=MOD(((([.C624]-[.G624])/85)-[.F624])/85;85)" office:value-type="float" office:value="6" calcext:value-type="float">
            <text:p>6</text:p>
          </table:table-cell>
          <table:table-cell table:formula="of:=MOD(([.C624]-[.G624])/85;85)" office:value-type="float" office:value="61" calcext:value-type="float">
            <text:p>61</text:p>
          </table:table-cell>
          <table:table-cell table:formula="of:=MOD([.C624];85)" office:value-type="float" office:value="73" calcext:value-type="float">
            <text:p>73</text:p>
          </table:table-cell>
          <table:table-cell table:formula="of:=COM.MICROSOFT.CONCAT(MID(&quot;0123456789ABCDEFGHJKLMNPQRSTUVWXYZabcdefghijklmnpqrstuvwxyz!#$%&amp;()*+-;&lt;=&gt;?@^_{}[]/\:&quot;&quot;&quot;&quot;&quot;;[.D624]+1;1);MID(&quot;0123456789ABCDEFGHJKLMNPQRSTUVWXYZabcdefghijklmnpqrstuvwxyz!#$%&amp;()*+-;&lt;=&gt;?@^_{}[]/\:&quot;&quot;&quot;&quot;&quot;;[.E624]+1;1);MID(&quot;0123456789ABCDEFGHJKLMNPQRSTUVWXYZabcdefghijklmnpqrstuvwxyz!#$%&amp;()*+-;&lt;=&gt;?@^_{}[]/\:&quot;&quot;&quot;&quot;&quot;;[.F624]+1;1);MID(&quot;0123456789ABCDEFGHJKLMNPQRSTUVWXYZabcdefghijklmnpqrstuvwxyz!#$%&amp;()*+-;&lt;=&gt;?@^_{}[]/\:&quot;&quot;&quot;&quot;&quot;;[.G624]+1;1))" office:value-type="string" office:string-value="-6$?" calcext:value-type="string">
            <text:p>-6$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23d6f1eefc536ecaefac8405466631513676cf8c77f1aa4d785ab875a879707</text:p>
          </table:table-cell>
          <table:table-cell table:formula="of:=HEX2DEC(MID([.A625];1;8))+HEX2DEC(MID([.A625];9;8))+HEX2DEC(MID([.A625];17;8))+HEX2DEC(MID([.A625];25;8))+HEX2DEC(MID([.A625];33;8))+HEX2DEC(MID([.A625];41;8))+HEX2DEC(MID([.A625];49;8))+HEX2DEC(MID([.A625];57;8))" office:value-type="float" office:value="21245696905" calcext:value-type="float">
            <text:p>21245696905</text:p>
          </table:table-cell>
          <table:table-cell table:formula="of:= MOD([.B625];85^4)" office:value-type="float" office:value="42530" calcext:value-type="float">
            <text:p>42530</text:p>
          </table:table-cell>
          <table:table-cell table:formula="of:=MOD(((((([.C625]-[.G625])/85)-[.F625])/85)-[.E625])/85;85)" office:value-type="float" office:value="0" calcext:value-type="float">
            <text:p>0</text:p>
          </table:table-cell>
          <table:table-cell table:formula="of:=MOD(((([.C625]-[.G625])/85)-[.F625])/85;85)" office:value-type="float" office:value="5" calcext:value-type="float">
            <text:p>5</text:p>
          </table:table-cell>
          <table:table-cell table:formula="of:=MOD(([.C625]-[.G625])/85;85)" office:value-type="float" office:value="75" calcext:value-type="float">
            <text:p>75</text:p>
          </table:table-cell>
          <table:table-cell table:formula="of:=MOD([.C625];85)" office:value-type="float" office:value="30" calcext:value-type="float">
            <text:p>30</text:p>
          </table:table-cell>
          <table:table-cell table:formula="of:=COM.MICROSOFT.CONCAT(MID(&quot;0123456789ABCDEFGHJKLMNPQRSTUVWXYZabcdefghijklmnpqrstuvwxyz!#$%&amp;()*+-;&lt;=&gt;?@^_{}[]/\:&quot;&quot;&quot;&quot;&quot;;[.D625]+1;1);MID(&quot;0123456789ABCDEFGHJKLMNPQRSTUVWXYZabcdefghijklmnpqrstuvwxyz!#$%&amp;()*+-;&lt;=&gt;?@^_{}[]/\:&quot;&quot;&quot;&quot;&quot;;[.E625]+1;1);MID(&quot;0123456789ABCDEFGHJKLMNPQRSTUVWXYZabcdefghijklmnpqrstuvwxyz!#$%&amp;()*+-;&lt;=&gt;?@^_{}[]/\:&quot;&quot;&quot;&quot;&quot;;[.F625]+1;1);MID(&quot;0123456789ABCDEFGHJKLMNPQRSTUVWXYZabcdefghijklmnpqrstuvwxyz!#$%&amp;()*+-;&lt;=&gt;?@^_{}[]/\:&quot;&quot;&quot;&quot;&quot;;[.G625]+1;1))" office:value-type="string" office:string-value="05^W" calcext:value-type="string">
            <text:p>05^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839c3007ceda971bb65af4d65955e5c26a1a0848253bedc96b695c1eab4a7a4</text:p>
          </table:table-cell>
          <table:table-cell table:formula="of:=HEX2DEC(MID([.A626];1;8))+HEX2DEC(MID([.A626];9;8))+HEX2DEC(MID([.A626];17;8))+HEX2DEC(MID([.A626];25;8))+HEX2DEC(MID([.A626];33;8))+HEX2DEC(MID([.A626];41;8))+HEX2DEC(MID([.A626];49;8))+HEX2DEC(MID([.A626];57;8))" office:value-type="float" office:value="17725331167" calcext:value-type="float">
            <text:p>17725331167</text:p>
          </table:table-cell>
          <table:table-cell table:formula="of:= MOD([.B626];85^4)" office:value-type="float" office:value="29319292" calcext:value-type="float">
            <text:p>29319292</text:p>
          </table:table-cell>
          <table:table-cell table:formula="of:=MOD(((((([.C626]-[.G626])/85)-[.F626])/85)-[.E626])/85;85)" office:value-type="float" office:value="47" calcext:value-type="float">
            <text:p>47</text:p>
          </table:table-cell>
          <table:table-cell table:formula="of:=MOD(((([.C626]-[.G626])/85)-[.F626])/85;85)" office:value-type="float" office:value="63" calcext:value-type="float">
            <text:p>63</text:p>
          </table:table-cell>
          <table:table-cell table:formula="of:=MOD(([.C626]-[.G626])/85;85)" office:value-type="float" office:value="2" calcext:value-type="float">
            <text:p>2</text:p>
          </table:table-cell>
          <table:table-cell table:formula="of:=MOD([.C626];85)" office:value-type="float" office:value="72" calcext:value-type="float">
            <text:p>72</text:p>
          </table:table-cell>
          <table:table-cell table:formula="of:=COM.MICROSOFT.CONCAT(MID(&quot;0123456789ABCDEFGHJKLMNPQRSTUVWXYZabcdefghijklmnpqrstuvwxyz!#$%&amp;()*+-;&lt;=&gt;?@^_{}[]/\:&quot;&quot;&quot;&quot;&quot;;[.D626]+1;1);MID(&quot;0123456789ABCDEFGHJKLMNPQRSTUVWXYZabcdefghijklmnpqrstuvwxyz!#$%&amp;()*+-;&lt;=&gt;?@^_{}[]/\:&quot;&quot;&quot;&quot;&quot;;[.E626]+1;1);MID(&quot;0123456789ABCDEFGHJKLMNPQRSTUVWXYZabcdefghijklmnpqrstuvwxyz!#$%&amp;()*+-;&lt;=&gt;?@^_{}[]/\:&quot;&quot;&quot;&quot;&quot;;[.F626]+1;1);MID(&quot;0123456789ABCDEFGHJKLMNPQRSTUVWXYZabcdefghijklmnpqrstuvwxyz!#$%&amp;()*+-;&lt;=&gt;?@^_{}[]/\:&quot;&quot;&quot;&quot;&quot;;[.G626]+1;1))" office:value-type="string" office:string-value="n&amp;2&gt;" calcext:value-type="string">
            <text:p>n&amp;2&gt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ba2fd31e3dbe18e27632a75395a98102cd5e8f95f7b0294e68b59f01ee333a7</text:p>
          </table:table-cell>
          <table:table-cell table:formula="of:=HEX2DEC(MID([.A627];1;8))+HEX2DEC(MID([.A627];9;8))+HEX2DEC(MID([.A627];17;8))+HEX2DEC(MID([.A627];25;8))+HEX2DEC(MID([.A627];33;8))+HEX2DEC(MID([.A627];41;8))+HEX2DEC(MID([.A627];49;8))+HEX2DEC(MID([.A627];57;8))" office:value-type="float" office:value="12381330024" calcext:value-type="float">
            <text:p>12381330024</text:p>
          </table:table-cell>
          <table:table-cell table:formula="of:= MOD([.B627];85^4)" office:value-type="float" office:value="9781899" calcext:value-type="float">
            <text:p>9781899</text:p>
          </table:table-cell>
          <table:table-cell table:formula="of:=MOD(((((([.C627]-[.G627])/85)-[.F627])/85)-[.E627])/85;85)" office:value-type="float" office:value="15" calcext:value-type="float">
            <text:p>15</text:p>
          </table:table-cell>
          <table:table-cell table:formula="of:=MOD(((([.C627]-[.G627])/85)-[.F627])/85;85)" office:value-type="float" office:value="78" calcext:value-type="float">
            <text:p>78</text:p>
          </table:table-cell>
          <table:table-cell table:formula="of:=MOD(([.C627]-[.G627])/85;85)" office:value-type="float" office:value="76" calcext:value-type="float">
            <text:p>76</text:p>
          </table:table-cell>
          <table:table-cell table:formula="of:=MOD([.C627];85)" office:value-type="float" office:value="14" calcext:value-type="float">
            <text:p>14</text:p>
          </table:table-cell>
          <table:table-cell table:formula="of:=COM.MICROSOFT.CONCAT(MID(&quot;0123456789ABCDEFGHJKLMNPQRSTUVWXYZabcdefghijklmnpqrstuvwxyz!#$%&amp;()*+-;&lt;=&gt;?@^_{}[]/\:&quot;&quot;&quot;&quot;&quot;;[.D627]+1;1);MID(&quot;0123456789ABCDEFGHJKLMNPQRSTUVWXYZabcdefghijklmnpqrstuvwxyz!#$%&amp;()*+-;&lt;=&gt;?@^_{}[]/\:&quot;&quot;&quot;&quot;&quot;;[.E627]+1;1);MID(&quot;0123456789ABCDEFGHJKLMNPQRSTUVWXYZabcdefghijklmnpqrstuvwxyz!#$%&amp;()*+-;&lt;=&gt;?@^_{}[]/\:&quot;&quot;&quot;&quot;&quot;;[.F627]+1;1);MID(&quot;0123456789ABCDEFGHJKLMNPQRSTUVWXYZabcdefghijklmnpqrstuvwxyz!#$%&amp;()*+-;&lt;=&gt;?@^_{}[]/\:&quot;&quot;&quot;&quot;&quot;;[.G627]+1;1))" office:value-type="string" office:string-value="F}_E" calcext:value-type="string">
            <text:p>F}_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0094b1c6a2bbf741cf5acd1fba545fcb662bdba48f92b61a17ed77ff82aa90</text:p>
          </table:table-cell>
          <table:table-cell table:formula="of:=HEX2DEC(MID([.A628];1;8))+HEX2DEC(MID([.A628];9;8))+HEX2DEC(MID([.A628];17;8))+HEX2DEC(MID([.A628];25;8))+HEX2DEC(MID([.A628];33;8))+HEX2DEC(MID([.A628];41;8))+HEX2DEC(MID([.A628];49;8))+HEX2DEC(MID([.A628];57;8))" office:value-type="float" office:value="19322984044" calcext:value-type="float">
            <text:p>19322984044</text:p>
          </table:table-cell>
          <table:table-cell table:formula="of:= MOD([.B628];85^4)" office:value-type="float" office:value="8752794" calcext:value-type="float">
            <text:p>8752794</text:p>
          </table:table-cell>
          <table:table-cell table:formula="of:=MOD(((((([.C628]-[.G628])/85)-[.F628])/85)-[.E628])/85;85)" office:value-type="float" office:value="14" calcext:value-type="float">
            <text:p>14</text:p>
          </table:table-cell>
          <table:table-cell table:formula="of:=MOD(((([.C628]-[.G628])/85)-[.F628])/85;85)" office:value-type="float" office:value="21" calcext:value-type="float">
            <text:p>21</text:p>
          </table:table-cell>
          <table:table-cell table:formula="of:=MOD(([.C628]-[.G628])/85;85)" office:value-type="float" office:value="39" calcext:value-type="float">
            <text:p>39</text:p>
          </table:table-cell>
          <table:table-cell table:formula="of:=MOD([.C628];85)" office:value-type="float" office:value="4" calcext:value-type="float">
            <text:p>4</text:p>
          </table:table-cell>
          <table:table-cell table:formula="of:=COM.MICROSOFT.CONCAT(MID(&quot;0123456789ABCDEFGHJKLMNPQRSTUVWXYZabcdefghijklmnpqrstuvwxyz!#$%&amp;()*+-;&lt;=&gt;?@^_{}[]/\:&quot;&quot;&quot;&quot;&quot;;[.D628]+1;1);MID(&quot;0123456789ABCDEFGHJKLMNPQRSTUVWXYZabcdefghijklmnpqrstuvwxyz!#$%&amp;()*+-;&lt;=&gt;?@^_{}[]/\:&quot;&quot;&quot;&quot;&quot;;[.E628]+1;1);MID(&quot;0123456789ABCDEFGHJKLMNPQRSTUVWXYZabcdefghijklmnpqrstuvwxyz!#$%&amp;()*+-;&lt;=&gt;?@^_{}[]/\:&quot;&quot;&quot;&quot;&quot;;[.F628]+1;1);MID(&quot;0123456789ABCDEFGHJKLMNPQRSTUVWXYZabcdefghijklmnpqrstuvwxyz!#$%&amp;()*+-;&lt;=&gt;?@^_{}[]/\:&quot;&quot;&quot;&quot;&quot;;[.G628]+1;1))" office:value-type="string" office:string-value="EMf4" calcext:value-type="string">
            <text:p>EMf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710899598c5aacc25701262a5a48d86f87ac7024d5dcd9baa481ec73449bcf2</text:p>
          </table:table-cell>
          <table:table-cell table:formula="of:=HEX2DEC(MID([.A629];1;8))+HEX2DEC(MID([.A629];9;8))+HEX2DEC(MID([.A629];17;8))+HEX2DEC(MID([.A629];25;8))+HEX2DEC(MID([.A629];33;8))+HEX2DEC(MID([.A629];41;8))+HEX2DEC(MID([.A629];49;8))+HEX2DEC(MID([.A629];57;8))" office:value-type="float" office:value="19047728287" calcext:value-type="float">
            <text:p>19047728287</text:p>
          </table:table-cell>
          <table:table-cell table:formula="of:= MOD([.B629];85^4)" office:value-type="float" office:value="46700787" calcext:value-type="float">
            <text:p>46700787</text:p>
          </table:table-cell>
          <table:table-cell table:formula="of:=MOD(((((([.C629]-[.G629])/85)-[.F629])/85)-[.E629])/85;85)" office:value-type="float" office:value="76" calcext:value-type="float">
            <text:p>76</text:p>
          </table:table-cell>
          <table:table-cell table:formula="of:=MOD(((([.C629]-[.G629])/85)-[.F629])/85;85)" office:value-type="float" office:value="3" calcext:value-type="float">
            <text:p>3</text:p>
          </table:table-cell>
          <table:table-cell table:formula="of:=MOD(([.C629]-[.G629])/85;85)" office:value-type="float" office:value="66" calcext:value-type="float">
            <text:p>66</text:p>
          </table:table-cell>
          <table:table-cell table:formula="of:=MOD([.C629];85)" office:value-type="float" office:value="2" calcext:value-type="float">
            <text:p>2</text:p>
          </table:table-cell>
          <table:table-cell table:formula="of:=COM.MICROSOFT.CONCAT(MID(&quot;0123456789ABCDEFGHJKLMNPQRSTUVWXYZabcdefghijklmnpqrstuvwxyz!#$%&amp;()*+-;&lt;=&gt;?@^_{}[]/\:&quot;&quot;&quot;&quot;&quot;;[.D629]+1;1);MID(&quot;0123456789ABCDEFGHJKLMNPQRSTUVWXYZabcdefghijklmnpqrstuvwxyz!#$%&amp;()*+-;&lt;=&gt;?@^_{}[]/\:&quot;&quot;&quot;&quot;&quot;;[.E629]+1;1);MID(&quot;0123456789ABCDEFGHJKLMNPQRSTUVWXYZabcdefghijklmnpqrstuvwxyz!#$%&amp;()*+-;&lt;=&gt;?@^_{}[]/\:&quot;&quot;&quot;&quot;&quot;;[.F629]+1;1);MID(&quot;0123456789ABCDEFGHJKLMNPQRSTUVWXYZabcdefghijklmnpqrstuvwxyz!#$%&amp;()*+-;&lt;=&gt;?@^_{}[]/\:&quot;&quot;&quot;&quot;&quot;;[.G629]+1;1))" office:value-type="string" office:string-value="_3*2" calcext:value-type="string">
            <text:p>_3*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eac2d898682427b63fa106d573be06d9da64e8c42e6c8260e577521cdde9808</text:p>
          </table:table-cell>
          <table:table-cell table:formula="of:=HEX2DEC(MID([.A630];1;8))+HEX2DEC(MID([.A630];9;8))+HEX2DEC(MID([.A630];17;8))+HEX2DEC(MID([.A630];25;8))+HEX2DEC(MID([.A630];33;8))+HEX2DEC(MID([.A630];41;8))+HEX2DEC(MID([.A630];49;8))+HEX2DEC(MID([.A630];57;8))" office:value-type="float" office:value="14447772857" calcext:value-type="float">
            <text:p>14447772857</text:p>
          </table:table-cell>
          <table:table-cell table:formula="of:= MOD([.B630];85^4)" office:value-type="float" office:value="40400357" calcext:value-type="float">
            <text:p>40400357</text:p>
          </table:table-cell>
          <table:table-cell table:formula="of:=MOD(((((([.C630]-[.G630])/85)-[.F630])/85)-[.E630])/85;85)" office:value-type="float" office:value="65" calcext:value-type="float">
            <text:p>65</text:p>
          </table:table-cell>
          <table:table-cell table:formula="of:=MOD(((([.C630]-[.G630])/85)-[.F630])/85;85)" office:value-type="float" office:value="66" calcext:value-type="float">
            <text:p>66</text:p>
          </table:table-cell>
          <table:table-cell table:formula="of:=MOD(([.C630]-[.G630])/85;85)" office:value-type="float" office:value="63" calcext:value-type="float">
            <text:p>63</text:p>
          </table:table-cell>
          <table:table-cell table:formula="of:=MOD([.C630];85)" office:value-type="float" office:value="27" calcext:value-type="float">
            <text:p>27</text:p>
          </table:table-cell>
          <table:table-cell table:formula="of:=COM.MICROSOFT.CONCAT(MID(&quot;0123456789ABCDEFGHJKLMNPQRSTUVWXYZabcdefghijklmnpqrstuvwxyz!#$%&amp;()*+-;&lt;=&gt;?@^_{}[]/\:&quot;&quot;&quot;&quot;&quot;;[.D630]+1;1);MID(&quot;0123456789ABCDEFGHJKLMNPQRSTUVWXYZabcdefghijklmnpqrstuvwxyz!#$%&amp;()*+-;&lt;=&gt;?@^_{}[]/\:&quot;&quot;&quot;&quot;&quot;;[.E630]+1;1);MID(&quot;0123456789ABCDEFGHJKLMNPQRSTUVWXYZabcdefghijklmnpqrstuvwxyz!#$%&amp;()*+-;&lt;=&gt;?@^_{}[]/\:&quot;&quot;&quot;&quot;&quot;;[.F630]+1;1);MID(&quot;0123456789ABCDEFGHJKLMNPQRSTUVWXYZabcdefghijklmnpqrstuvwxyz!#$%&amp;()*+-;&lt;=&gt;?@^_{}[]/\:&quot;&quot;&quot;&quot;&quot;;[.G630]+1;1))" office:value-type="string" office:string-value=")*&amp;T" calcext:value-type="string">
            <text:p>)*&amp;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3c6ac9fafb61163200a886287bfe703a9b308f9858de43ffacda029ee38861d</text:p>
          </table:table-cell>
          <table:table-cell table:formula="of:=HEX2DEC(MID([.A631];1;8))+HEX2DEC(MID([.A631];9;8))+HEX2DEC(MID([.A631];17;8))+HEX2DEC(MID([.A631];25;8))+HEX2DEC(MID([.A631];33;8))+HEX2DEC(MID([.A631];41;8))+HEX2DEC(MID([.A631];49;8))+HEX2DEC(MID([.A631];57;8))" office:value-type="float" office:value="22608232677" calcext:value-type="float">
            <text:p>22608232677</text:p>
          </table:table-cell>
          <table:table-cell table:formula="of:= MOD([.B631];85^4)" office:value-type="float" office:value="5362052" calcext:value-type="float">
            <text:p>5362052</text:p>
          </table:table-cell>
          <table:table-cell table:formula="of:=MOD(((((([.C631]-[.G631])/85)-[.F631])/85)-[.E631])/85;85)" office:value-type="float" office:value="8" calcext:value-type="float">
            <text:p>8</text:p>
          </table:table-cell>
          <table:table-cell table:formula="of:=MOD(((([.C631]-[.G631])/85)-[.F631])/85;85)" office:value-type="float" office:value="62" calcext:value-type="float">
            <text:p>62</text:p>
          </table:table-cell>
          <table:table-cell table:formula="of:=MOD(([.C631]-[.G631])/85;85)" office:value-type="float" office:value="12" calcext:value-type="float">
            <text:p>12</text:p>
          </table:table-cell>
          <table:table-cell table:formula="of:=MOD([.C631];85)" office:value-type="float" office:value="82" calcext:value-type="float">
            <text:p>82</text:p>
          </table:table-cell>
          <table:table-cell table:formula="of:=COM.MICROSOFT.CONCAT(MID(&quot;0123456789ABCDEFGHJKLMNPQRSTUVWXYZabcdefghijklmnpqrstuvwxyz!#$%&amp;()*+-;&lt;=&gt;?@^_{}[]/\:&quot;&quot;&quot;&quot;&quot;;[.D631]+1;1);MID(&quot;0123456789ABCDEFGHJKLMNPQRSTUVWXYZabcdefghijklmnpqrstuvwxyz!#$%&amp;()*+-;&lt;=&gt;?@^_{}[]/\:&quot;&quot;&quot;&quot;&quot;;[.E631]+1;1);MID(&quot;0123456789ABCDEFGHJKLMNPQRSTUVWXYZabcdefghijklmnpqrstuvwxyz!#$%&amp;()*+-;&lt;=&gt;?@^_{}[]/\:&quot;&quot;&quot;&quot;&quot;;[.F631]+1;1);MID(&quot;0123456789ABCDEFGHJKLMNPQRSTUVWXYZabcdefghijklmnpqrstuvwxyz!#$%&amp;()*+-;&lt;=&gt;?@^_{}[]/\:&quot;&quot;&quot;&quot;&quot;;[.G631]+1;1))" office:value-type="string" office:string-value="8%C\" calcext:value-type="string">
            <text:p>8%C\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abfae4fc829d975ab0595a8a6190623ec5b1b8457658f86dbe54308c20ea028</text:p>
          </table:table-cell>
          <table:table-cell table:formula="of:=HEX2DEC(MID([.A632];1;8))+HEX2DEC(MID([.A632];9;8))+HEX2DEC(MID([.A632];17;8))+HEX2DEC(MID([.A632];25;8))+HEX2DEC(MID([.A632];33;8))+HEX2DEC(MID([.A632];41;8))+HEX2DEC(MID([.A632];49;8))+HEX2DEC(MID([.A632];57;8))" office:value-type="float" office:value="22644830665" calcext:value-type="float">
            <text:p>22644830665</text:p>
          </table:table-cell>
          <table:table-cell table:formula="of:= MOD([.B632];85^4)" office:value-type="float" office:value="41960040" calcext:value-type="float">
            <text:p>41960040</text:p>
          </table:table-cell>
          <table:table-cell table:formula="of:=MOD(((((([.C632]-[.G632])/85)-[.F632])/85)-[.E632])/85;85)" office:value-type="float" office:value="68" calcext:value-type="float">
            <text:p>68</text:p>
          </table:table-cell>
          <table:table-cell table:formula="of:=MOD(((([.C632]-[.G632])/85)-[.F632])/85;85)" office:value-type="float" office:value="27" calcext:value-type="float">
            <text:p>27</text:p>
          </table:table-cell>
          <table:table-cell table:formula="of:=MOD(([.C632]-[.G632])/85;85)" office:value-type="float" office:value="52" calcext:value-type="float">
            <text:p>52</text:p>
          </table:table-cell>
          <table:table-cell table:formula="of:=MOD([.C632];85)" office:value-type="float" office:value="45" calcext:value-type="float">
            <text:p>45</text:p>
          </table:table-cell>
          <table:table-cell table:formula="of:=COM.MICROSOFT.CONCAT(MID(&quot;0123456789ABCDEFGHJKLMNPQRSTUVWXYZabcdefghijklmnpqrstuvwxyz!#$%&amp;()*+-;&lt;=&gt;?@^_{}[]/\:&quot;&quot;&quot;&quot;&quot;;[.D632]+1;1);MID(&quot;0123456789ABCDEFGHJKLMNPQRSTUVWXYZabcdefghijklmnpqrstuvwxyz!#$%&amp;()*+-;&lt;=&gt;?@^_{}[]/\:&quot;&quot;&quot;&quot;&quot;;[.E632]+1;1);MID(&quot;0123456789ABCDEFGHJKLMNPQRSTUVWXYZabcdefghijklmnpqrstuvwxyz!#$%&amp;()*+-;&lt;=&gt;?@^_{}[]/\:&quot;&quot;&quot;&quot;&quot;;[.F632]+1;1);MID(&quot;0123456789ABCDEFGHJKLMNPQRSTUVWXYZabcdefghijklmnpqrstuvwxyz!#$%&amp;()*+-;&lt;=&gt;?@^_{}[]/\:&quot;&quot;&quot;&quot;&quot;;[.G632]+1;1))" office:value-type="string" office:string-value="-Ttl" calcext:value-type="string">
            <text:p>-Tt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49b8fe79f9801e6f16ad9781aaaa29327294949c748df1ef28a95c66e950f27</text:p>
          </table:table-cell>
          <table:table-cell table:formula="of:=HEX2DEC(MID([.A633];1;8))+HEX2DEC(MID([.A633];9;8))+HEX2DEC(MID([.A633];17;8))+HEX2DEC(MID([.A633];25;8))+HEX2DEC(MID([.A633];33;8))+HEX2DEC(MID([.A633];41;8))+HEX2DEC(MID([.A633];49;8))+HEX2DEC(MID([.A633];57;8))" office:value-type="float" office:value="18519612204" calcext:value-type="float">
            <text:p>18519612204</text:p>
          </table:table-cell>
          <table:table-cell table:formula="of:= MOD([.B633];85^4)" office:value-type="float" office:value="40590954" calcext:value-type="float">
            <text:p>40590954</text:p>
          </table:table-cell>
          <table:table-cell table:formula="of:=MOD(((((([.C633]-[.G633])/85)-[.F633])/85)-[.E633])/85;85)" office:value-type="float" office:value="66" calcext:value-type="float">
            <text:p>66</text:p>
          </table:table-cell>
          <table:table-cell table:formula="of:=MOD(((([.C633]-[.G633])/85)-[.F633])/85;85)" office:value-type="float" office:value="8" calcext:value-type="float">
            <text:p>8</text:p>
          </table:table-cell>
          <table:table-cell table:formula="of:=MOD(([.C633]-[.G633])/85;85)" office:value-type="float" office:value="10" calcext:value-type="float">
            <text:p>10</text:p>
          </table:table-cell>
          <table:table-cell table:formula="of:=MOD([.C633];85)" office:value-type="float" office:value="54" calcext:value-type="float">
            <text:p>54</text:p>
          </table:table-cell>
          <table:table-cell table:formula="of:=COM.MICROSOFT.CONCAT(MID(&quot;0123456789ABCDEFGHJKLMNPQRSTUVWXYZabcdefghijklmnpqrstuvwxyz!#$%&amp;()*+-;&lt;=&gt;?@^_{}[]/\:&quot;&quot;&quot;&quot;&quot;;[.D633]+1;1);MID(&quot;0123456789ABCDEFGHJKLMNPQRSTUVWXYZabcdefghijklmnpqrstuvwxyz!#$%&amp;()*+-;&lt;=&gt;?@^_{}[]/\:&quot;&quot;&quot;&quot;&quot;;[.E633]+1;1);MID(&quot;0123456789ABCDEFGHJKLMNPQRSTUVWXYZabcdefghijklmnpqrstuvwxyz!#$%&amp;()*+-;&lt;=&gt;?@^_{}[]/\:&quot;&quot;&quot;&quot;&quot;;[.F633]+1;1);MID(&quot;0123456789ABCDEFGHJKLMNPQRSTUVWXYZabcdefghijklmnpqrstuvwxyz!#$%&amp;()*+-;&lt;=&gt;?@^_{}[]/\:&quot;&quot;&quot;&quot;&quot;;[.G633]+1;1))" office:value-type="string" office:string-value="*8Av" calcext:value-type="string">
            <text:p>*8Av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4eca9ff809ce26d03796e574a45cbfb4257afd4b09e2b5e35360b07c24c8a4d</text:p>
          </table:table-cell>
          <table:table-cell table:formula="of:=HEX2DEC(MID([.A634];1;8))+HEX2DEC(MID([.A634];9;8))+HEX2DEC(MID([.A634];17;8))+HEX2DEC(MID([.A634];25;8))+HEX2DEC(MID([.A634];33;8))+HEX2DEC(MID([.A634];41;8))+HEX2DEC(MID([.A634];49;8))+HEX2DEC(MID([.A634];57;8))" office:value-type="float" office:value="15531587396" calcext:value-type="float">
            <text:p>15531587396</text:p>
          </table:table-cell>
          <table:table-cell table:formula="of:= MOD([.B634];85^4)" office:value-type="float" office:value="28001771" calcext:value-type="float">
            <text:p>28001771</text:p>
          </table:table-cell>
          <table:table-cell table:formula="of:=MOD(((((([.C634]-[.G634])/85)-[.F634])/85)-[.E634])/85;85)" office:value-type="float" office:value="45" calcext:value-type="float">
            <text:p>45</text:p>
          </table:table-cell>
          <table:table-cell table:formula="of:=MOD(((([.C634]-[.G634])/85)-[.F634])/85;85)" office:value-type="float" office:value="50" calcext:value-type="float">
            <text:p>50</text:p>
          </table:table-cell>
          <table:table-cell table:formula="of:=MOD(([.C634]-[.G634])/85;85)" office:value-type="float" office:value="57" calcext:value-type="float">
            <text:p>57</text:p>
          </table:table-cell>
          <table:table-cell table:formula="of:=MOD([.C634];85)" office:value-type="float" office:value="51" calcext:value-type="float">
            <text:p>51</text:p>
          </table:table-cell>
          <table:table-cell table:formula="of:=COM.MICROSOFT.CONCAT(MID(&quot;0123456789ABCDEFGHJKLMNPQRSTUVWXYZabcdefghijklmnpqrstuvwxyz!#$%&amp;()*+-;&lt;=&gt;?@^_{}[]/\:&quot;&quot;&quot;&quot;&quot;;[.D634]+1;1);MID(&quot;0123456789ABCDEFGHJKLMNPQRSTUVWXYZabcdefghijklmnpqrstuvwxyz!#$%&amp;()*+-;&lt;=&gt;?@^_{}[]/\:&quot;&quot;&quot;&quot;&quot;;[.E634]+1;1);MID(&quot;0123456789ABCDEFGHJKLMNPQRSTUVWXYZabcdefghijklmnpqrstuvwxyz!#$%&amp;()*+-;&lt;=&gt;?@^_{}[]/\:&quot;&quot;&quot;&quot;&quot;;[.F634]+1;1);MID(&quot;0123456789ABCDEFGHJKLMNPQRSTUVWXYZabcdefghijklmnpqrstuvwxyz!#$%&amp;()*+-;&lt;=&gt;?@^_{}[]/\:&quot;&quot;&quot;&quot;&quot;;[.G634]+1;1))" office:value-type="string" office:string-value="lrys" calcext:value-type="string">
            <text:p>lry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2487fa10511c3fd3f8c9fa6fc106466be55cc5002357657f8f51e29b814734</text:p>
          </table:table-cell>
          <table:table-cell table:formula="of:=HEX2DEC(MID([.A635];1;8))+HEX2DEC(MID([.A635];9;8))+HEX2DEC(MID([.A635];17;8))+HEX2DEC(MID([.A635];25;8))+HEX2DEC(MID([.A635];33;8))+HEX2DEC(MID([.A635];41;8))+HEX2DEC(MID([.A635];49;8))+HEX2DEC(MID([.A635];57;8))" office:value-type="float" office:value="14953267641" calcext:value-type="float">
            <text:p>14953267641</text:p>
          </table:table-cell>
          <table:table-cell table:formula="of:= MOD([.B635];85^4)" office:value-type="float" office:value="23888891" calcext:value-type="float">
            <text:p>23888891</text:p>
          </table:table-cell>
          <table:table-cell table:formula="of:=MOD(((((([.C635]-[.G635])/85)-[.F635])/85)-[.E635])/85;85)" office:value-type="float" office:value="38" calcext:value-type="float">
            <text:p>38</text:p>
          </table:table-cell>
          <table:table-cell table:formula="of:=MOD(((([.C635]-[.G635])/85)-[.F635])/85;85)" office:value-type="float" office:value="76" calcext:value-type="float">
            <text:p>76</text:p>
          </table:table-cell>
          <table:table-cell table:formula="of:=MOD(([.C635]-[.G635])/85;85)" office:value-type="float" office:value="35" calcext:value-type="float">
            <text:p>35</text:p>
          </table:table-cell>
          <table:table-cell table:formula="of:=MOD([.C635];85)" office:value-type="float" office:value="66" calcext:value-type="float">
            <text:p>66</text:p>
          </table:table-cell>
          <table:table-cell table:formula="of:=COM.MICROSOFT.CONCAT(MID(&quot;0123456789ABCDEFGHJKLMNPQRSTUVWXYZabcdefghijklmnpqrstuvwxyz!#$%&amp;()*+-;&lt;=&gt;?@^_{}[]/\:&quot;&quot;&quot;&quot;&quot;;[.D635]+1;1);MID(&quot;0123456789ABCDEFGHJKLMNPQRSTUVWXYZabcdefghijklmnpqrstuvwxyz!#$%&amp;()*+-;&lt;=&gt;?@^_{}[]/\:&quot;&quot;&quot;&quot;&quot;;[.E635]+1;1);MID(&quot;0123456789ABCDEFGHJKLMNPQRSTUVWXYZabcdefghijklmnpqrstuvwxyz!#$%&amp;()*+-;&lt;=&gt;?@^_{}[]/\:&quot;&quot;&quot;&quot;&quot;;[.F635]+1;1);MID(&quot;0123456789ABCDEFGHJKLMNPQRSTUVWXYZabcdefghijklmnpqrstuvwxyz!#$%&amp;()*+-;&lt;=&gt;?@^_{}[]/\:&quot;&quot;&quot;&quot;&quot;;[.G635]+1;1))" office:value-type="string" office:string-value="e_b*" calcext:value-type="string">
            <text:p>e_b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4a0b7468a3000c6ecf66c919fbc42938d4a536c747383a58ae3bf5a7aee7b35</text:p>
          </table:table-cell>
          <table:table-cell table:formula="of:=HEX2DEC(MID([.A636];1;8))+HEX2DEC(MID([.A636];9;8))+HEX2DEC(MID([.A636];17;8))+HEX2DEC(MID([.A636];25;8))+HEX2DEC(MID([.A636];33;8))+HEX2DEC(MID([.A636];41;8))+HEX2DEC(MID([.A636];49;8))+HEX2DEC(MID([.A636];57;8))" office:value-type="float" office:value="18573654224" calcext:value-type="float">
            <text:p>18573654224</text:p>
          </table:table-cell>
          <table:table-cell table:formula="of:= MOD([.B636];85^4)" office:value-type="float" office:value="42432349" calcext:value-type="float">
            <text:p>42432349</text:p>
          </table:table-cell>
          <table:table-cell table:formula="of:=MOD(((((([.C636]-[.G636])/85)-[.F636])/85)-[.E636])/85;85)" office:value-type="float" office:value="69" calcext:value-type="float">
            <text:p>69</text:p>
          </table:table-cell>
          <table:table-cell table:formula="of:=MOD(((([.C636]-[.G636])/85)-[.F636])/85;85)" office:value-type="float" office:value="7" calcext:value-type="float">
            <text:p>7</text:p>
          </table:table-cell>
          <table:table-cell table:formula="of:=MOD(([.C636]-[.G636])/85;85)" office:value-type="float" office:value="84" calcext:value-type="float">
            <text:p>84</text:p>
          </table:table-cell>
          <table:table-cell table:formula="of:=MOD([.C636];85)" office:value-type="float" office:value="9" calcext:value-type="float">
            <text:p>9</text:p>
          </table:table-cell>
          <table:table-cell table:formula="of:=COM.MICROSOFT.CONCAT(MID(&quot;0123456789ABCDEFGHJKLMNPQRSTUVWXYZabcdefghijklmnpqrstuvwxyz!#$%&amp;()*+-;&lt;=&gt;?@^_{}[]/\:&quot;&quot;&quot;&quot;&quot;;[.D636]+1;1);MID(&quot;0123456789ABCDEFGHJKLMNPQRSTUVWXYZabcdefghijklmnpqrstuvwxyz!#$%&amp;()*+-;&lt;=&gt;?@^_{}[]/\:&quot;&quot;&quot;&quot;&quot;;[.E636]+1;1);MID(&quot;0123456789ABCDEFGHJKLMNPQRSTUVWXYZabcdefghijklmnpqrstuvwxyz!#$%&amp;()*+-;&lt;=&gt;?@^_{}[]/\:&quot;&quot;&quot;&quot;&quot;;[.F636]+1;1);MID(&quot;0123456789ABCDEFGHJKLMNPQRSTUVWXYZabcdefghijklmnpqrstuvwxyz!#$%&amp;()*+-;&lt;=&gt;?@^_{}[]/\:&quot;&quot;&quot;&quot;&quot;;[.G636]+1;1))" office:value-type="string" office:string-value=";7&quot;9" calcext:value-type="string">
            <text:p>;7"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1cfa25f872290e79a3351b6d879e89ff2d1eab356b57ee3192a6e60b63ba640</text:p>
          </table:table-cell>
          <table:table-cell table:formula="of:=HEX2DEC(MID([.A637];1;8))+HEX2DEC(MID([.A637];9;8))+HEX2DEC(MID([.A637];17;8))+HEX2DEC(MID([.A637];25;8))+HEX2DEC(MID([.A637];33;8))+HEX2DEC(MID([.A637];41;8))+HEX2DEC(MID([.A637];49;8))+HEX2DEC(MID([.A637];57;8))" office:value-type="float" office:value="20745874385" calcext:value-type="float">
            <text:p>20745874385</text:p>
          </table:table-cell>
          <table:table-cell table:formula="of:= MOD([.B637];85^4)" office:value-type="float" office:value="22226260" calcext:value-type="float">
            <text:p>22226260</text:p>
          </table:table-cell>
          <table:table-cell table:formula="of:=MOD(((((([.C637]-[.G637])/85)-[.F637])/85)-[.E637])/85;85)" office:value-type="float" office:value="36" calcext:value-type="float">
            <text:p>36</text:p>
          </table:table-cell>
          <table:table-cell table:formula="of:=MOD(((([.C637]-[.G637])/85)-[.F637])/85;85)" office:value-type="float" office:value="16" calcext:value-type="float">
            <text:p>16</text:p>
          </table:table-cell>
          <table:table-cell table:formula="of:=MOD(([.C637]-[.G637])/85;85)" office:value-type="float" office:value="25" calcext:value-type="float">
            <text:p>25</text:p>
          </table:table-cell>
          <table:table-cell table:formula="of:=MOD([.C637];85)" office:value-type="float" office:value="35" calcext:value-type="float">
            <text:p>35</text:p>
          </table:table-cell>
          <table:table-cell table:formula="of:=COM.MICROSOFT.CONCAT(MID(&quot;0123456789ABCDEFGHJKLMNPQRSTUVWXYZabcdefghijklmnpqrstuvwxyz!#$%&amp;()*+-;&lt;=&gt;?@^_{}[]/\:&quot;&quot;&quot;&quot;&quot;;[.D637]+1;1);MID(&quot;0123456789ABCDEFGHJKLMNPQRSTUVWXYZabcdefghijklmnpqrstuvwxyz!#$%&amp;()*+-;&lt;=&gt;?@^_{}[]/\:&quot;&quot;&quot;&quot;&quot;;[.E637]+1;1);MID(&quot;0123456789ABCDEFGHJKLMNPQRSTUVWXYZabcdefghijklmnpqrstuvwxyz!#$%&amp;()*+-;&lt;=&gt;?@^_{}[]/\:&quot;&quot;&quot;&quot;&quot;;[.F637]+1;1);MID(&quot;0123456789ABCDEFGHJKLMNPQRSTUVWXYZabcdefghijklmnpqrstuvwxyz!#$%&amp;()*+-;&lt;=&gt;?@^_{}[]/\:&quot;&quot;&quot;&quot;&quot;;[.G637]+1;1))" office:value-type="string" office:string-value="cGRb" calcext:value-type="string">
            <text:p>cGR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68eda846164b56222286d7fa32728cc65ac749d44113f354480e033be6ca9ff</text:p>
          </table:table-cell>
          <table:table-cell table:formula="of:=HEX2DEC(MID([.A638];1;8))+HEX2DEC(MID([.A638];9;8))+HEX2DEC(MID([.A638];17;8))+HEX2DEC(MID([.A638];25;8))+HEX2DEC(MID([.A638];33;8))+HEX2DEC(MID([.A638];41;8))+HEX2DEC(MID([.A638];49;8))+HEX2DEC(MID([.A638];57;8))" office:value-type="float" office:value="13051520053" calcext:value-type="float">
            <text:p>13051520053</text:p>
          </table:table-cell>
          <table:table-cell table:formula="of:= MOD([.B638];85^4)" office:value-type="float" office:value="1363803" calcext:value-type="float">
            <text:p>1363803</text:p>
          </table:table-cell>
          <table:table-cell table:formula="of:=MOD(((((([.C638]-[.G638])/85)-[.F638])/85)-[.E638])/85;85)" office:value-type="float" office:value="2" calcext:value-type="float">
            <text:p>2</text:p>
          </table:table-cell>
          <table:table-cell table:formula="of:=MOD(((([.C638]-[.G638])/85)-[.F638])/85;85)" office:value-type="float" office:value="18" calcext:value-type="float">
            <text:p>18</text:p>
          </table:table-cell>
          <table:table-cell table:formula="of:=MOD(([.C638]-[.G638])/85;85)" office:value-type="float" office:value="64" calcext:value-type="float">
            <text:p>64</text:p>
          </table:table-cell>
          <table:table-cell table:formula="of:=MOD([.C638];85)" office:value-type="float" office:value="63" calcext:value-type="float">
            <text:p>63</text:p>
          </table:table-cell>
          <table:table-cell table:formula="of:=COM.MICROSOFT.CONCAT(MID(&quot;0123456789ABCDEFGHJKLMNPQRSTUVWXYZabcdefghijklmnpqrstuvwxyz!#$%&amp;()*+-;&lt;=&gt;?@^_{}[]/\:&quot;&quot;&quot;&quot;&quot;;[.D638]+1;1);MID(&quot;0123456789ABCDEFGHJKLMNPQRSTUVWXYZabcdefghijklmnpqrstuvwxyz!#$%&amp;()*+-;&lt;=&gt;?@^_{}[]/\:&quot;&quot;&quot;&quot;&quot;;[.E638]+1;1);MID(&quot;0123456789ABCDEFGHJKLMNPQRSTUVWXYZabcdefghijklmnpqrstuvwxyz!#$%&amp;()*+-;&lt;=&gt;?@^_{}[]/\:&quot;&quot;&quot;&quot;&quot;;[.F638]+1;1);MID(&quot;0123456789ABCDEFGHJKLMNPQRSTUVWXYZabcdefghijklmnpqrstuvwxyz!#$%&amp;()*+-;&lt;=&gt;?@^_{}[]/\:&quot;&quot;&quot;&quot;&quot;;[.G638]+1;1))" office:value-type="string" office:string-value="2J(&amp;" calcext:value-type="string">
            <text:p>2J(&amp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b2a7fa702888f55292911b5fa50be514a811c9528a534b201dacf4f7470a681</text:p>
          </table:table-cell>
          <table:table-cell table:formula="of:=HEX2DEC(MID([.A639];1;8))+HEX2DEC(MID([.A639];9;8))+HEX2DEC(MID([.A639];17;8))+HEX2DEC(MID([.A639];25;8))+HEX2DEC(MID([.A639];33;8))+HEX2DEC(MID([.A639];41;8))+HEX2DEC(MID([.A639];49;8))+HEX2DEC(MID([.A639];57;8))" office:value-type="float" office:value="9841845785" calcext:value-type="float">
            <text:p>9841845785</text:p>
          </table:table-cell>
          <table:table-cell table:formula="of:= MOD([.B639];85^4)" office:value-type="float" office:value="28128285" calcext:value-type="float">
            <text:p>28128285</text:p>
          </table:table-cell>
          <table:table-cell table:formula="of:=MOD(((((([.C639]-[.G639])/85)-[.F639])/85)-[.E639])/85;85)" office:value-type="float" office:value="45" calcext:value-type="float">
            <text:p>45</text:p>
          </table:table-cell>
          <table:table-cell table:formula="of:=MOD(((([.C639]-[.G639])/85)-[.F639])/85;85)" office:value-type="float" office:value="68" calcext:value-type="float">
            <text:p>68</text:p>
          </table:table-cell>
          <table:table-cell table:formula="of:=MOD(([.C639]-[.G639])/85;85)" office:value-type="float" office:value="16" calcext:value-type="float">
            <text:p>16</text:p>
          </table:table-cell>
          <table:table-cell table:formula="of:=MOD([.C639];85)" office:value-type="float" office:value="0" calcext:value-type="float">
            <text:p>0</text:p>
          </table:table-cell>
          <table:table-cell table:formula="of:=COM.MICROSOFT.CONCAT(MID(&quot;0123456789ABCDEFGHJKLMNPQRSTUVWXYZabcdefghijklmnpqrstuvwxyz!#$%&amp;()*+-;&lt;=&gt;?@^_{}[]/\:&quot;&quot;&quot;&quot;&quot;;[.D639]+1;1);MID(&quot;0123456789ABCDEFGHJKLMNPQRSTUVWXYZabcdefghijklmnpqrstuvwxyz!#$%&amp;()*+-;&lt;=&gt;?@^_{}[]/\:&quot;&quot;&quot;&quot;&quot;;[.E639]+1;1);MID(&quot;0123456789ABCDEFGHJKLMNPQRSTUVWXYZabcdefghijklmnpqrstuvwxyz!#$%&amp;()*+-;&lt;=&gt;?@^_{}[]/\:&quot;&quot;&quot;&quot;&quot;;[.F639]+1;1);MID(&quot;0123456789ABCDEFGHJKLMNPQRSTUVWXYZabcdefghijklmnpqrstuvwxyz!#$%&amp;()*+-;&lt;=&gt;?@^_{}[]/\:&quot;&quot;&quot;&quot;&quot;;[.G639]+1;1))" office:value-type="string" office:string-value="l-G0" calcext:value-type="string">
            <text:p>l-G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6bed0bb8f99baa9519d72132d816246ba093467aa92a8f2451264dc818a2cca</text:p>
          </table:table-cell>
          <table:table-cell table:formula="of:=HEX2DEC(MID([.A640];1;8))+HEX2DEC(MID([.A640];9;8))+HEX2DEC(MID([.A640];17;8))+HEX2DEC(MID([.A640];25;8))+HEX2DEC(MID([.A640];33;8))+HEX2DEC(MID([.A640];41;8))+HEX2DEC(MID([.A640];49;8))+HEX2DEC(MID([.A640];57;8))" office:value-type="float" office:value="16117649084" calcext:value-type="float">
            <text:p>16117649084</text:p>
          </table:table-cell>
          <table:table-cell table:formula="of:= MOD([.B640];85^4)" office:value-type="float" office:value="39856584" calcext:value-type="float">
            <text:p>39856584</text:p>
          </table:table-cell>
          <table:table-cell table:formula="of:=MOD(((((([.C640]-[.G640])/85)-[.F640])/85)-[.E640])/85;85)" office:value-type="float" office:value="64" calcext:value-type="float">
            <text:p>64</text:p>
          </table:table-cell>
          <table:table-cell table:formula="of:=MOD(((([.C640]-[.G640])/85)-[.F640])/85;85)" office:value-type="float" office:value="76" calcext:value-type="float">
            <text:p>76</text:p>
          </table:table-cell>
          <table:table-cell table:formula="of:=MOD(([.C640]-[.G640])/85;85)" office:value-type="float" office:value="40" calcext:value-type="float">
            <text:p>40</text:p>
          </table:table-cell>
          <table:table-cell table:formula="of:=MOD([.C640];85)" office:value-type="float" office:value="84" calcext:value-type="float">
            <text:p>84</text:p>
          </table:table-cell>
          <table:table-cell table:formula="of:=COM.MICROSOFT.CONCAT(MID(&quot;0123456789ABCDEFGHJKLMNPQRSTUVWXYZabcdefghijklmnpqrstuvwxyz!#$%&amp;()*+-;&lt;=&gt;?@^_{}[]/\:&quot;&quot;&quot;&quot;&quot;;[.D640]+1;1);MID(&quot;0123456789ABCDEFGHJKLMNPQRSTUVWXYZabcdefghijklmnpqrstuvwxyz!#$%&amp;()*+-;&lt;=&gt;?@^_{}[]/\:&quot;&quot;&quot;&quot;&quot;;[.E640]+1;1);MID(&quot;0123456789ABCDEFGHJKLMNPQRSTUVWXYZabcdefghijklmnpqrstuvwxyz!#$%&amp;()*+-;&lt;=&gt;?@^_{}[]/\:&quot;&quot;&quot;&quot;&quot;;[.F640]+1;1);MID(&quot;0123456789ABCDEFGHJKLMNPQRSTUVWXYZabcdefghijklmnpqrstuvwxyz!#$%&amp;()*+-;&lt;=&gt;?@^_{}[]/\:&quot;&quot;&quot;&quot;&quot;;[.G640]+1;1))" office:value-type="string" office:string-value="(_g&quot;" calcext:value-type="string">
            <text:p>(_g"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c29639363374a5202168d04aa446ff9c800adfed441451b8ec209ba111f2279</text:p>
          </table:table-cell>
          <table:table-cell table:formula="of:=HEX2DEC(MID([.A641];1;8))+HEX2DEC(MID([.A641];9;8))+HEX2DEC(MID([.A641];17;8))+HEX2DEC(MID([.A641];25;8))+HEX2DEC(MID([.A641];33;8))+HEX2DEC(MID([.A641];41;8))+HEX2DEC(MID([.A641];49;8))+HEX2DEC(MID([.A641];57;8))" office:value-type="float" office:value="15432862254" calcext:value-type="float">
            <text:p>15432862254</text:p>
          </table:table-cell>
          <table:table-cell table:formula="of:= MOD([.B641];85^4)" office:value-type="float" office:value="33677879" calcext:value-type="float">
            <text:p>33677879</text:p>
          </table:table-cell>
          <table:table-cell table:formula="of:=MOD(((((([.C641]-[.G641])/85)-[.F641])/85)-[.E641])/85;85)" office:value-type="float" office:value="54" calcext:value-type="float">
            <text:p>54</text:p>
          </table:table-cell>
          <table:table-cell table:formula="of:=MOD(((([.C641]-[.G641])/85)-[.F641])/85;85)" office:value-type="float" office:value="71" calcext:value-type="float">
            <text:p>71</text:p>
          </table:table-cell>
          <table:table-cell table:formula="of:=MOD(([.C641]-[.G641])/85;85)" office:value-type="float" office:value="25" calcext:value-type="float">
            <text:p>25</text:p>
          </table:table-cell>
          <table:table-cell table:formula="of:=MOD([.C641];85)" office:value-type="float" office:value="29" calcext:value-type="float">
            <text:p>29</text:p>
          </table:table-cell>
          <table:table-cell table:formula="of:=COM.MICROSOFT.CONCAT(MID(&quot;0123456789ABCDEFGHJKLMNPQRSTUVWXYZabcdefghijklmnpqrstuvwxyz!#$%&amp;()*+-;&lt;=&gt;?@^_{}[]/\:&quot;&quot;&quot;&quot;&quot;;[.D641]+1;1);MID(&quot;0123456789ABCDEFGHJKLMNPQRSTUVWXYZabcdefghijklmnpqrstuvwxyz!#$%&amp;()*+-;&lt;=&gt;?@^_{}[]/\:&quot;&quot;&quot;&quot;&quot;;[.E641]+1;1);MID(&quot;0123456789ABCDEFGHJKLMNPQRSTUVWXYZabcdefghijklmnpqrstuvwxyz!#$%&amp;()*+-;&lt;=&gt;?@^_{}[]/\:&quot;&quot;&quot;&quot;&quot;;[.F641]+1;1);MID(&quot;0123456789ABCDEFGHJKLMNPQRSTUVWXYZabcdefghijklmnpqrstuvwxyz!#$%&amp;()*+-;&lt;=&gt;?@^_{}[]/\:&quot;&quot;&quot;&quot;&quot;;[.G641]+1;1))" office:value-type="string" office:string-value="v=RV" calcext:value-type="string">
            <text:p>v=RV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11c2feab63f767de3e63d9bf2c92ff051978aef459d1a0351b13dd643a59817</text:p>
          </table:table-cell>
          <table:table-cell table:formula="of:=HEX2DEC(MID([.A642];1;8))+HEX2DEC(MID([.A642];9;8))+HEX2DEC(MID([.A642];17;8))+HEX2DEC(MID([.A642];25;8))+HEX2DEC(MID([.A642];33;8))+HEX2DEC(MID([.A642];41;8))+HEX2DEC(MID([.A642];49;8))+HEX2DEC(MID([.A642];57;8))" office:value-type="float" office:value="18431250129" calcext:value-type="float">
            <text:p>18431250129</text:p>
          </table:table-cell>
          <table:table-cell table:formula="of:= MOD([.B642];85^4)" office:value-type="float" office:value="4429504" calcext:value-type="float">
            <text:p>4429504</text:p>
          </table:table-cell>
          <table:table-cell table:formula="of:=MOD(((((([.C642]-[.G642])/85)-[.F642])/85)-[.E642])/85;85)" office:value-type="float" office:value="7" calcext:value-type="float">
            <text:p>7</text:p>
          </table:table-cell>
          <table:table-cell table:formula="of:=MOD(((([.C642]-[.G642])/85)-[.F642])/85;85)" office:value-type="float" office:value="18" calcext:value-type="float">
            <text:p>18</text:p>
          </table:table-cell>
          <table:table-cell table:formula="of:=MOD(([.C642]-[.G642])/85;85)" office:value-type="float" office:value="6" calcext:value-type="float">
            <text:p>6</text:p>
          </table:table-cell>
          <table:table-cell table:formula="of:=MOD([.C642];85)" office:value-type="float" office:value="69" calcext:value-type="float">
            <text:p>69</text:p>
          </table:table-cell>
          <table:table-cell table:formula="of:=COM.MICROSOFT.CONCAT(MID(&quot;0123456789ABCDEFGHJKLMNPQRSTUVWXYZabcdefghijklmnpqrstuvwxyz!#$%&amp;()*+-;&lt;=&gt;?@^_{}[]/\:&quot;&quot;&quot;&quot;&quot;;[.D642]+1;1);MID(&quot;0123456789ABCDEFGHJKLMNPQRSTUVWXYZabcdefghijklmnpqrstuvwxyz!#$%&amp;()*+-;&lt;=&gt;?@^_{}[]/\:&quot;&quot;&quot;&quot;&quot;;[.E642]+1;1);MID(&quot;0123456789ABCDEFGHJKLMNPQRSTUVWXYZabcdefghijklmnpqrstuvwxyz!#$%&amp;()*+-;&lt;=&gt;?@^_{}[]/\:&quot;&quot;&quot;&quot;&quot;;[.F642]+1;1);MID(&quot;0123456789ABCDEFGHJKLMNPQRSTUVWXYZabcdefghijklmnpqrstuvwxyz!#$%&amp;()*+-;&lt;=&gt;?@^_{}[]/\:&quot;&quot;&quot;&quot;&quot;;[.G642]+1;1))" office:value-type="string" office:string-value="7J6;" calcext:value-type="string">
            <text:p>7J6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f66561e21b0199b9062fd250073abd3285978f46e226f876467b3f749246434</text:p>
          </table:table-cell>
          <table:table-cell table:formula="of:=HEX2DEC(MID([.A643];1;8))+HEX2DEC(MID([.A643];9;8))+HEX2DEC(MID([.A643];17;8))+HEX2DEC(MID([.A643];25;8))+HEX2DEC(MID([.A643];33;8))+HEX2DEC(MID([.A643];41;8))+HEX2DEC(MID([.A643];49;8))+HEX2DEC(MID([.A643];57;8))" office:value-type="float" office:value="10300496215" calcext:value-type="float">
            <text:p>10300496215</text:p>
          </table:table-cell>
          <table:table-cell table:formula="of:= MOD([.B643];85^4)" office:value-type="float" office:value="16973090" calcext:value-type="float">
            <text:p>16973090</text:p>
          </table:table-cell>
          <table:table-cell table:formula="of:=MOD(((((([.C643]-[.G643])/85)-[.F643])/85)-[.E643])/85;85)" office:value-type="float" office:value="27" calcext:value-type="float">
            <text:p>27</text:p>
          </table:table-cell>
          <table:table-cell table:formula="of:=MOD(((([.C643]-[.G643])/85)-[.F643])/85;85)" office:value-type="float" office:value="54" calcext:value-type="float">
            <text:p>54</text:p>
          </table:table-cell>
          <table:table-cell table:formula="of:=MOD(([.C643]-[.G643])/85;85)" office:value-type="float" office:value="18" calcext:value-type="float">
            <text:p>18</text:p>
          </table:table-cell>
          <table:table-cell table:formula="of:=MOD([.C643];85)" office:value-type="float" office:value="35" calcext:value-type="float">
            <text:p>35</text:p>
          </table:table-cell>
          <table:table-cell table:formula="of:=COM.MICROSOFT.CONCAT(MID(&quot;0123456789ABCDEFGHJKLMNPQRSTUVWXYZabcdefghijklmnpqrstuvwxyz!#$%&amp;()*+-;&lt;=&gt;?@^_{}[]/\:&quot;&quot;&quot;&quot;&quot;;[.D643]+1;1);MID(&quot;0123456789ABCDEFGHJKLMNPQRSTUVWXYZabcdefghijklmnpqrstuvwxyz!#$%&amp;()*+-;&lt;=&gt;?@^_{}[]/\:&quot;&quot;&quot;&quot;&quot;;[.E643]+1;1);MID(&quot;0123456789ABCDEFGHJKLMNPQRSTUVWXYZabcdefghijklmnpqrstuvwxyz!#$%&amp;()*+-;&lt;=&gt;?@^_{}[]/\:&quot;&quot;&quot;&quot;&quot;;[.F643]+1;1);MID(&quot;0123456789ABCDEFGHJKLMNPQRSTUVWXYZabcdefghijklmnpqrstuvwxyz!#$%&amp;()*+-;&lt;=&gt;?@^_{}[]/\:&quot;&quot;&quot;&quot;&quot;;[.G643]+1;1))" office:value-type="string" office:string-value="TvJb" calcext:value-type="string">
            <text:p>TvJ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a86d5bf17c88b97b2bd92254d46ba4474b7227f83a5a69c1759b633e690fdb0</text:p>
          </table:table-cell>
          <table:table-cell table:formula="of:=HEX2DEC(MID([.A644];1;8))+HEX2DEC(MID([.A644];9;8))+HEX2DEC(MID([.A644];17;8))+HEX2DEC(MID([.A644];25;8))+HEX2DEC(MID([.A644];33;8))+HEX2DEC(MID([.A644];41;8))+HEX2DEC(MID([.A644];49;8))+HEX2DEC(MID([.A644];57;8))" office:value-type="float" office:value="15445207741" calcext:value-type="float">
            <text:p>15445207741</text:p>
          </table:table-cell>
          <table:table-cell table:formula="of:= MOD([.B644];85^4)" office:value-type="float" office:value="46023366" calcext:value-type="float">
            <text:p>46023366</text:p>
          </table:table-cell>
          <table:table-cell table:formula="of:=MOD(((((([.C644]-[.G644])/85)-[.F644])/85)-[.E644])/85;85)" office:value-type="float" office:value="74" calcext:value-type="float">
            <text:p>74</text:p>
          </table:table-cell>
          <table:table-cell table:formula="of:=MOD(((([.C644]-[.G644])/85)-[.F644])/85;85)" office:value-type="float" office:value="80" calcext:value-type="float">
            <text:p>80</text:p>
          </table:table-cell>
          <table:table-cell table:formula="of:=MOD(([.C644]-[.G644])/85;85)" office:value-type="float" office:value="1" calcext:value-type="float">
            <text:p>1</text:p>
          </table:table-cell>
          <table:table-cell table:formula="of:=MOD([.C644];85)" office:value-type="float" office:value="31" calcext:value-type="float">
            <text:p>31</text:p>
          </table:table-cell>
          <table:table-cell table:formula="of:=COM.MICROSOFT.CONCAT(MID(&quot;0123456789ABCDEFGHJKLMNPQRSTUVWXYZabcdefghijklmnpqrstuvwxyz!#$%&amp;()*+-;&lt;=&gt;?@^_{}[]/\:&quot;&quot;&quot;&quot;&quot;;[.D644]+1;1);MID(&quot;0123456789ABCDEFGHJKLMNPQRSTUVWXYZabcdefghijklmnpqrstuvwxyz!#$%&amp;()*+-;&lt;=&gt;?@^_{}[]/\:&quot;&quot;&quot;&quot;&quot;;[.E644]+1;1);MID(&quot;0123456789ABCDEFGHJKLMNPQRSTUVWXYZabcdefghijklmnpqrstuvwxyz!#$%&amp;()*+-;&lt;=&gt;?@^_{}[]/\:&quot;&quot;&quot;&quot;&quot;;[.F644]+1;1);MID(&quot;0123456789ABCDEFGHJKLMNPQRSTUVWXYZabcdefghijklmnpqrstuvwxyz!#$%&amp;()*+-;&lt;=&gt;?@^_{}[]/\:&quot;&quot;&quot;&quot;&quot;;[.G644]+1;1))" office:value-type="string" office:string-value="@]1X" calcext:value-type="string">
            <text:p>@]1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5b128a84c8a17bb72b511889d7a67c13735a146621484f819e0b9607f0337bf</text:p>
          </table:table-cell>
          <table:table-cell table:formula="of:=HEX2DEC(MID([.A645];1;8))+HEX2DEC(MID([.A645];9;8))+HEX2DEC(MID([.A645];17;8))+HEX2DEC(MID([.A645];25;8))+HEX2DEC(MID([.A645];33;8))+HEX2DEC(MID([.A645];41;8))+HEX2DEC(MID([.A645];49;8))+HEX2DEC(MID([.A645];57;8))" office:value-type="float" office:value="11082977545" calcext:value-type="float">
            <text:p>11082977545</text:p>
          </table:table-cell>
          <table:table-cell table:formula="of:= MOD([.B645];85^4)" office:value-type="float" office:value="16445045" calcext:value-type="float">
            <text:p>16445045</text:p>
          </table:table-cell>
          <table:table-cell table:formula="of:=MOD(((((([.C645]-[.G645])/85)-[.F645])/85)-[.E645])/85;85)" office:value-type="float" office:value="26" calcext:value-type="float">
            <text:p>26</text:p>
          </table:table-cell>
          <table:table-cell table:formula="of:=MOD(((([.C645]-[.G645])/85)-[.F645])/85;85)" office:value-type="float" office:value="66" calcext:value-type="float">
            <text:p>66</text:p>
          </table:table-cell>
          <table:table-cell table:formula="of:=MOD(([.C645]-[.G645])/85;85)" office:value-type="float" office:value="11" calcext:value-type="float">
            <text:p>11</text:p>
          </table:table-cell>
          <table:table-cell table:formula="of:=MOD([.C645];85)" office:value-type="float" office:value="10" calcext:value-type="float">
            <text:p>10</text:p>
          </table:table-cell>
          <table:table-cell table:formula="of:=COM.MICROSOFT.CONCAT(MID(&quot;0123456789ABCDEFGHJKLMNPQRSTUVWXYZabcdefghijklmnpqrstuvwxyz!#$%&amp;()*+-;&lt;=&gt;?@^_{}[]/\:&quot;&quot;&quot;&quot;&quot;;[.D645]+1;1);MID(&quot;0123456789ABCDEFGHJKLMNPQRSTUVWXYZabcdefghijklmnpqrstuvwxyz!#$%&amp;()*+-;&lt;=&gt;?@^_{}[]/\:&quot;&quot;&quot;&quot;&quot;;[.E645]+1;1);MID(&quot;0123456789ABCDEFGHJKLMNPQRSTUVWXYZabcdefghijklmnpqrstuvwxyz!#$%&amp;()*+-;&lt;=&gt;?@^_{}[]/\:&quot;&quot;&quot;&quot;&quot;;[.F645]+1;1);MID(&quot;0123456789ABCDEFGHJKLMNPQRSTUVWXYZabcdefghijklmnpqrstuvwxyz!#$%&amp;()*+-;&lt;=&gt;?@^_{}[]/\:&quot;&quot;&quot;&quot;&quot;;[.G645]+1;1))" office:value-type="string" office:string-value="S*BA" calcext:value-type="string">
            <text:p>S*B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f94bbae165fec63cc2dd1065cc337696fb71ba1b51d60adf5d7ab8258cfc4a3</text:p>
          </table:table-cell>
          <table:table-cell table:formula="of:=HEX2DEC(MID([.A646];1;8))+HEX2DEC(MID([.A646];9;8))+HEX2DEC(MID([.A646];17;8))+HEX2DEC(MID([.A646];25;8))+HEX2DEC(MID([.A646];33;8))+HEX2DEC(MID([.A646];41;8))+HEX2DEC(MID([.A646];49;8))+HEX2DEC(MID([.A646];57;8))" office:value-type="float" office:value="18293562611" calcext:value-type="float">
            <text:p>18293562611</text:p>
          </table:table-cell>
          <table:table-cell table:formula="of:= MOD([.B646];85^4)" office:value-type="float" office:value="23343861" calcext:value-type="float">
            <text:p>23343861</text:p>
          </table:table-cell>
          <table:table-cell table:formula="of:=MOD(((((([.C646]-[.G646])/85)-[.F646])/85)-[.E646])/85;85)" office:value-type="float" office:value="38" calcext:value-type="float">
            <text:p>38</text:p>
          </table:table-cell>
          <table:table-cell table:formula="of:=MOD(((([.C646]-[.G646])/85)-[.F646])/85;85)" office:value-type="float" office:value="0" calcext:value-type="float">
            <text:p>0</text:p>
          </table:table-cell>
          <table:table-cell table:formula="of:=MOD(([.C646]-[.G646])/85;85)" office:value-type="float" office:value="83" calcext:value-type="float">
            <text:p>83</text:p>
          </table:table-cell>
          <table:table-cell table:formula="of:=MOD([.C646];85)" office:value-type="float" office:value="56" calcext:value-type="float">
            <text:p>56</text:p>
          </table:table-cell>
          <table:table-cell table:formula="of:=COM.MICROSOFT.CONCAT(MID(&quot;0123456789ABCDEFGHJKLMNPQRSTUVWXYZabcdefghijklmnpqrstuvwxyz!#$%&amp;()*+-;&lt;=&gt;?@^_{}[]/\:&quot;&quot;&quot;&quot;&quot;;[.D646]+1;1);MID(&quot;0123456789ABCDEFGHJKLMNPQRSTUVWXYZabcdefghijklmnpqrstuvwxyz!#$%&amp;()*+-;&lt;=&gt;?@^_{}[]/\:&quot;&quot;&quot;&quot;&quot;;[.E646]+1;1);MID(&quot;0123456789ABCDEFGHJKLMNPQRSTUVWXYZabcdefghijklmnpqrstuvwxyz!#$%&amp;()*+-;&lt;=&gt;?@^_{}[]/\:&quot;&quot;&quot;&quot;&quot;;[.F646]+1;1);MID(&quot;0123456789ABCDEFGHJKLMNPQRSTUVWXYZabcdefghijklmnpqrstuvwxyz!#$%&amp;()*+-;&lt;=&gt;?@^_{}[]/\:&quot;&quot;&quot;&quot;&quot;;[.G646]+1;1))" office:value-type="string" office:string-value="e0:x" calcext:value-type="string">
            <text:p>e0: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a2a5ea75282bf45dfcd2df50bea57b953ffecba63d8809c4e9abd233b828f73</text:p>
          </table:table-cell>
          <table:table-cell table:formula="of:=HEX2DEC(MID([.A647];1;8))+HEX2DEC(MID([.A647];9;8))+HEX2DEC(MID([.A647];17;8))+HEX2DEC(MID([.A647];25;8))+HEX2DEC(MID([.A647];33;8))+HEX2DEC(MID([.A647];41;8))+HEX2DEC(MID([.A647];49;8))+HEX2DEC(MID([.A647];57;8))" office:value-type="float" office:value="10911112582" calcext:value-type="float">
            <text:p>10911112582</text:p>
          </table:table-cell>
          <table:table-cell table:formula="of:= MOD([.B647];85^4)" office:value-type="float" office:value="1181957" calcext:value-type="float">
            <text:p>1181957</text:p>
          </table:table-cell>
          <table:table-cell table:formula="of:=MOD(((((([.C647]-[.G647])/85)-[.F647])/85)-[.E647])/85;85)" office:value-type="float" office:value="1" calcext:value-type="float">
            <text:p>1</text:p>
          </table:table-cell>
          <table:table-cell table:formula="of:=MOD(((([.C647]-[.G647])/85)-[.F647])/85;85)" office:value-type="float" office:value="78" calcext:value-type="float">
            <text:p>78</text:p>
          </table:table-cell>
          <table:table-cell table:formula="of:=MOD(([.C647]-[.G647])/85;85)" office:value-type="float" office:value="50" calcext:value-type="float">
            <text:p>50</text:p>
          </table:table-cell>
          <table:table-cell table:formula="of:=MOD([.C647];85)" office:value-type="float" office:value="32" calcext:value-type="float">
            <text:p>32</text:p>
          </table:table-cell>
          <table:table-cell table:formula="of:=COM.MICROSOFT.CONCAT(MID(&quot;0123456789ABCDEFGHJKLMNPQRSTUVWXYZabcdefghijklmnpqrstuvwxyz!#$%&amp;()*+-;&lt;=&gt;?@^_{}[]/\:&quot;&quot;&quot;&quot;&quot;;[.D647]+1;1);MID(&quot;0123456789ABCDEFGHJKLMNPQRSTUVWXYZabcdefghijklmnpqrstuvwxyz!#$%&amp;()*+-;&lt;=&gt;?@^_{}[]/\:&quot;&quot;&quot;&quot;&quot;;[.E647]+1;1);MID(&quot;0123456789ABCDEFGHJKLMNPQRSTUVWXYZabcdefghijklmnpqrstuvwxyz!#$%&amp;()*+-;&lt;=&gt;?@^_{}[]/\:&quot;&quot;&quot;&quot;&quot;;[.F647]+1;1);MID(&quot;0123456789ABCDEFGHJKLMNPQRSTUVWXYZabcdefghijklmnpqrstuvwxyz!#$%&amp;()*+-;&lt;=&gt;?@^_{}[]/\:&quot;&quot;&quot;&quot;&quot;;[.G647]+1;1))" office:value-type="string" office:string-value="1}rY" calcext:value-type="string">
            <text:p>1}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0a7492161635391d7f60ecec1a487a335251e5e814d9c5206e9d55dd8bfcbf5</text:p>
          </table:table-cell>
          <table:table-cell table:formula="of:=HEX2DEC(MID([.A648];1;8))+HEX2DEC(MID([.A648];9;8))+HEX2DEC(MID([.A648];17;8))+HEX2DEC(MID([.A648];25;8))+HEX2DEC(MID([.A648];33;8))+HEX2DEC(MID([.A648];41;8))+HEX2DEC(MID([.A648];49;8))+HEX2DEC(MID([.A648];57;8))" office:value-type="float" office:value="18819944229" calcext:value-type="float">
            <text:p>18819944229</text:p>
          </table:table-cell>
          <table:table-cell table:formula="of:= MOD([.B648];85^4)" office:value-type="float" office:value="27719229" calcext:value-type="float">
            <text:p>27719229</text:p>
          </table:table-cell>
          <table:table-cell table:formula="of:=MOD(((((([.C648]-[.G648])/85)-[.F648])/85)-[.E648])/85;85)" office:value-type="float" office:value="45" calcext:value-type="float">
            <text:p>45</text:p>
          </table:table-cell>
          <table:table-cell table:formula="of:=MOD(((([.C648]-[.G648])/85)-[.F648])/85;85)" office:value-type="float" office:value="11" calcext:value-type="float">
            <text:p>11</text:p>
          </table:table-cell>
          <table:table-cell table:formula="of:=MOD(([.C648]-[.G648])/85;85)" office:value-type="float" office:value="48" calcext:value-type="float">
            <text:p>48</text:p>
          </table:table-cell>
          <table:table-cell table:formula="of:=MOD([.C648];85)" office:value-type="float" office:value="49" calcext:value-type="float">
            <text:p>49</text:p>
          </table:table-cell>
          <table:table-cell table:formula="of:=COM.MICROSOFT.CONCAT(MID(&quot;0123456789ABCDEFGHJKLMNPQRSTUVWXYZabcdefghijklmnpqrstuvwxyz!#$%&amp;()*+-;&lt;=&gt;?@^_{}[]/\:&quot;&quot;&quot;&quot;&quot;;[.D648]+1;1);MID(&quot;0123456789ABCDEFGHJKLMNPQRSTUVWXYZabcdefghijklmnpqrstuvwxyz!#$%&amp;()*+-;&lt;=&gt;?@^_{}[]/\:&quot;&quot;&quot;&quot;&quot;;[.E648]+1;1);MID(&quot;0123456789ABCDEFGHJKLMNPQRSTUVWXYZabcdefghijklmnpqrstuvwxyz!#$%&amp;()*+-;&lt;=&gt;?@^_{}[]/\:&quot;&quot;&quot;&quot;&quot;;[.F648]+1;1);MID(&quot;0123456789ABCDEFGHJKLMNPQRSTUVWXYZabcdefghijklmnpqrstuvwxyz!#$%&amp;()*+-;&lt;=&gt;?@^_{}[]/\:&quot;&quot;&quot;&quot;&quot;;[.G648]+1;1))" office:value-type="string" office:string-value="lBpq" calcext:value-type="string">
            <text:p>lBpq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f96ea273758df32b97f99457df0a670bba7fd5626f8ec981007c353c420998</text:p>
          </table:table-cell>
          <table:table-cell table:formula="of:=HEX2DEC(MID([.A649];1;8))+HEX2DEC(MID([.A649];9;8))+HEX2DEC(MID([.A649];17;8))+HEX2DEC(MID([.A649];25;8))+HEX2DEC(MID([.A649];33;8))+HEX2DEC(MID([.A649];41;8))+HEX2DEC(MID([.A649];49;8))+HEX2DEC(MID([.A649];57;8))" office:value-type="float" office:value="9820083451" calcext:value-type="float">
            <text:p>9820083451</text:p>
          </table:table-cell>
          <table:table-cell table:formula="of:= MOD([.B649];85^4)" office:value-type="float" office:value="6365951" calcext:value-type="float">
            <text:p>6365951</text:p>
          </table:table-cell>
          <table:table-cell table:formula="of:=MOD(((((([.C649]-[.G649])/85)-[.F649])/85)-[.E649])/85;85)" office:value-type="float" office:value="10" calcext:value-type="float">
            <text:p>10</text:p>
          </table:table-cell>
          <table:table-cell table:formula="of:=MOD(((([.C649]-[.G649])/85)-[.F649])/85;85)" office:value-type="float" office:value="31" calcext:value-type="float">
            <text:p>31</text:p>
          </table:table-cell>
          <table:table-cell table:formula="of:=MOD(([.C649]-[.G649])/85;85)" office:value-type="float" office:value="8" calcext:value-type="float">
            <text:p>8</text:p>
          </table:table-cell>
          <table:table-cell table:formula="of:=MOD([.C649];85)" office:value-type="float" office:value="46" calcext:value-type="float">
            <text:p>46</text:p>
          </table:table-cell>
          <table:table-cell table:formula="of:=COM.MICROSOFT.CONCAT(MID(&quot;0123456789ABCDEFGHJKLMNPQRSTUVWXYZabcdefghijklmnpqrstuvwxyz!#$%&amp;()*+-;&lt;=&gt;?@^_{}[]/\:&quot;&quot;&quot;&quot;&quot;;[.D649]+1;1);MID(&quot;0123456789ABCDEFGHJKLMNPQRSTUVWXYZabcdefghijklmnpqrstuvwxyz!#$%&amp;()*+-;&lt;=&gt;?@^_{}[]/\:&quot;&quot;&quot;&quot;&quot;;[.E649]+1;1);MID(&quot;0123456789ABCDEFGHJKLMNPQRSTUVWXYZabcdefghijklmnpqrstuvwxyz!#$%&amp;()*+-;&lt;=&gt;?@^_{}[]/\:&quot;&quot;&quot;&quot;&quot;;[.F649]+1;1);MID(&quot;0123456789ABCDEFGHJKLMNPQRSTUVWXYZabcdefghijklmnpqrstuvwxyz!#$%&amp;()*+-;&lt;=&gt;?@^_{}[]/\:&quot;&quot;&quot;&quot;&quot;;[.G649]+1;1))" office:value-type="string" office:string-value="AX8m" calcext:value-type="string">
            <text:p>AX8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2d64d25abb9578689df4ed87b08ce1781643b0e267687bf280adf59a0424a0</text:p>
          </table:table-cell>
          <table:table-cell table:formula="of:=HEX2DEC(MID([.A650];1;8))+HEX2DEC(MID([.A650];9;8))+HEX2DEC(MID([.A650];17;8))+HEX2DEC(MID([.A650];25;8))+HEX2DEC(MID([.A650];33;8))+HEX2DEC(MID([.A650];41;8))+HEX2DEC(MID([.A650];49;8))+HEX2DEC(MID([.A650];57;8))" office:value-type="float" office:value="21948398296" calcext:value-type="float">
            <text:p>21948398296</text:p>
          </table:table-cell>
          <table:table-cell table:formula="of:= MOD([.B650];85^4)" office:value-type="float" office:value="24135796" calcext:value-type="float">
            <text:p>24135796</text:p>
          </table:table-cell>
          <table:table-cell table:formula="of:=MOD(((((([.C650]-[.G650])/85)-[.F650])/85)-[.E650])/85;85)" office:value-type="float" office:value="39" calcext:value-type="float">
            <text:p>39</text:p>
          </table:table-cell>
          <table:table-cell table:formula="of:=MOD(((([.C650]-[.G650])/85)-[.F650])/85;85)" office:value-type="float" office:value="25" calcext:value-type="float">
            <text:p>25</text:p>
          </table:table-cell>
          <table:table-cell table:formula="of:=MOD(([.C650]-[.G650])/85;85)" office:value-type="float" office:value="50" calcext:value-type="float">
            <text:p>50</text:p>
          </table:table-cell>
          <table:table-cell table:formula="of:=MOD([.C650];85)" office:value-type="float" office:value="46" calcext:value-type="float">
            <text:p>46</text:p>
          </table:table-cell>
          <table:table-cell table:formula="of:=COM.MICROSOFT.CONCAT(MID(&quot;0123456789ABCDEFGHJKLMNPQRSTUVWXYZabcdefghijklmnpqrstuvwxyz!#$%&amp;()*+-;&lt;=&gt;?@^_{}[]/\:&quot;&quot;&quot;&quot;&quot;;[.D650]+1;1);MID(&quot;0123456789ABCDEFGHJKLMNPQRSTUVWXYZabcdefghijklmnpqrstuvwxyz!#$%&amp;()*+-;&lt;=&gt;?@^_{}[]/\:&quot;&quot;&quot;&quot;&quot;;[.E650]+1;1);MID(&quot;0123456789ABCDEFGHJKLMNPQRSTUVWXYZabcdefghijklmnpqrstuvwxyz!#$%&amp;()*+-;&lt;=&gt;?@^_{}[]/\:&quot;&quot;&quot;&quot;&quot;;[.F650]+1;1);MID(&quot;0123456789ABCDEFGHJKLMNPQRSTUVWXYZabcdefghijklmnpqrstuvwxyz!#$%&amp;()*+-;&lt;=&gt;?@^_{}[]/\:&quot;&quot;&quot;&quot;&quot;;[.G650]+1;1))" office:value-type="string" office:string-value="fRrm" calcext:value-type="string">
            <text:p>fRr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aae908f0885ee0bc886c506963020298eeee7e549084babf7e823f768e08950</text:p>
          </table:table-cell>
          <table:table-cell table:formula="of:=HEX2DEC(MID([.A651];1;8))+HEX2DEC(MID([.A651];9;8))+HEX2DEC(MID([.A651];17;8))+HEX2DEC(MID([.A651];25;8))+HEX2DEC(MID([.A651];33;8))+HEX2DEC(MID([.A651];41;8))+HEX2DEC(MID([.A651];49;8))+HEX2DEC(MID([.A651];57;8))" office:value-type="float" office:value="17358865568" calcext:value-type="float">
            <text:p>17358865568</text:p>
          </table:table-cell>
          <table:table-cell table:formula="of:= MOD([.B651];85^4)" office:value-type="float" office:value="28258068" calcext:value-type="float">
            <text:p>28258068</text:p>
          </table:table-cell>
          <table:table-cell table:formula="of:=MOD(((((([.C651]-[.G651])/85)-[.F651])/85)-[.E651])/85;85)" office:value-type="float" office:value="46" calcext:value-type="float">
            <text:p>46</text:p>
          </table:table-cell>
          <table:table-cell table:formula="of:=MOD(((([.C651]-[.G651])/85)-[.F651])/85;85)" office:value-type="float" office:value="1" calcext:value-type="float">
            <text:p>1</text:p>
          </table:table-cell>
          <table:table-cell table:formula="of:=MOD(([.C651]-[.G651])/85;85)" office:value-type="float" office:value="12" calcext:value-type="float">
            <text:p>12</text:p>
          </table:table-cell>
          <table:table-cell table:formula="of:=MOD([.C651];85)" office:value-type="float" office:value="73" calcext:value-type="float">
            <text:p>73</text:p>
          </table:table-cell>
          <table:table-cell table:formula="of:=COM.MICROSOFT.CONCAT(MID(&quot;0123456789ABCDEFGHJKLMNPQRSTUVWXYZabcdefghijklmnpqrstuvwxyz!#$%&amp;()*+-;&lt;=&gt;?@^_{}[]/\:&quot;&quot;&quot;&quot;&quot;;[.D651]+1;1);MID(&quot;0123456789ABCDEFGHJKLMNPQRSTUVWXYZabcdefghijklmnpqrstuvwxyz!#$%&amp;()*+-;&lt;=&gt;?@^_{}[]/\:&quot;&quot;&quot;&quot;&quot;;[.E651]+1;1);MID(&quot;0123456789ABCDEFGHJKLMNPQRSTUVWXYZabcdefghijklmnpqrstuvwxyz!#$%&amp;()*+-;&lt;=&gt;?@^_{}[]/\:&quot;&quot;&quot;&quot;&quot;;[.F651]+1;1);MID(&quot;0123456789ABCDEFGHJKLMNPQRSTUVWXYZabcdefghijklmnpqrstuvwxyz!#$%&amp;()*+-;&lt;=&gt;?@^_{}[]/\:&quot;&quot;&quot;&quot;&quot;;[.G651]+1;1))" office:value-type="string" office:string-value="m1C?" calcext:value-type="string">
            <text:p>m1C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114b0a30886c59a27c101d2280dd71b51b66450fa468de8766bb022adac15ec</text:p>
          </table:table-cell>
          <table:table-cell table:formula="of:=HEX2DEC(MID([.A652];1;8))+HEX2DEC(MID([.A652];9;8))+HEX2DEC(MID([.A652];17;8))+HEX2DEC(MID([.A652];25;8))+HEX2DEC(MID([.A652];33;8))+HEX2DEC(MID([.A652];41;8))+HEX2DEC(MID([.A652];49;8))+HEX2DEC(MID([.A652];57;8))" office:value-type="float" office:value="13044221808" calcext:value-type="float">
            <text:p>13044221808</text:p>
          </table:table-cell>
          <table:table-cell table:formula="of:= MOD([.B652];85^4)" office:value-type="float" office:value="46266183" calcext:value-type="float">
            <text:p>46266183</text:p>
          </table:table-cell>
          <table:table-cell table:formula="of:=MOD(((((([.C652]-[.G652])/85)-[.F652])/85)-[.E652])/85;85)" office:value-type="float" office:value="75" calcext:value-type="float">
            <text:p>75</text:p>
          </table:table-cell>
          <table:table-cell table:formula="of:=MOD(((([.C652]-[.G652])/85)-[.F652])/85;85)" office:value-type="float" office:value="28" calcext:value-type="float">
            <text:p>28</text:p>
          </table:table-cell>
          <table:table-cell table:formula="of:=MOD(([.C652]-[.G652])/85;85)" office:value-type="float" office:value="53" calcext:value-type="float">
            <text:p>53</text:p>
          </table:table-cell>
          <table:table-cell table:formula="of:=MOD([.C652];85)" office:value-type="float" office:value="3" calcext:value-type="float">
            <text:p>3</text:p>
          </table:table-cell>
          <table:table-cell table:formula="of:=COM.MICROSOFT.CONCAT(MID(&quot;0123456789ABCDEFGHJKLMNPQRSTUVWXYZabcdefghijklmnpqrstuvwxyz!#$%&amp;()*+-;&lt;=&gt;?@^_{}[]/\:&quot;&quot;&quot;&quot;&quot;;[.D652]+1;1);MID(&quot;0123456789ABCDEFGHJKLMNPQRSTUVWXYZabcdefghijklmnpqrstuvwxyz!#$%&amp;()*+-;&lt;=&gt;?@^_{}[]/\:&quot;&quot;&quot;&quot;&quot;;[.E652]+1;1);MID(&quot;0123456789ABCDEFGHJKLMNPQRSTUVWXYZabcdefghijklmnpqrstuvwxyz!#$%&amp;()*+-;&lt;=&gt;?@^_{}[]/\:&quot;&quot;&quot;&quot;&quot;;[.F652]+1;1);MID(&quot;0123456789ABCDEFGHJKLMNPQRSTUVWXYZabcdefghijklmnpqrstuvwxyz!#$%&amp;()*+-;&lt;=&gt;?@^_{}[]/\:&quot;&quot;&quot;&quot;&quot;;[.G652]+1;1))" office:value-type="string" office:string-value="^Uu3" calcext:value-type="string">
            <text:p>^Uu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c0373d3a1fc85a4b7ef15b95acf4ab22965ecf9953086a61358e1f99c36be5d</text:p>
          </table:table-cell>
          <table:table-cell table:formula="of:=HEX2DEC(MID([.A653];1;8))+HEX2DEC(MID([.A653];9;8))+HEX2DEC(MID([.A653];17;8))+HEX2DEC(MID([.A653];25;8))+HEX2DEC(MID([.A653];33;8))+HEX2DEC(MID([.A653];41;8))+HEX2DEC(MID([.A653];49;8))+HEX2DEC(MID([.A653];57;8))" office:value-type="float" office:value="13940059607" calcext:value-type="float">
            <text:p>13940059607</text:p>
          </table:table-cell>
          <table:table-cell table:formula="of:= MOD([.B653];85^4)" office:value-type="float" office:value="2492732" calcext:value-type="float">
            <text:p>2492732</text:p>
          </table:table-cell>
          <table:table-cell table:formula="of:=MOD(((((([.C653]-[.G653])/85)-[.F653])/85)-[.E653])/85;85)" office:value-type="float" office:value="4" calcext:value-type="float">
            <text:p>4</text:p>
          </table:table-cell>
          <table:table-cell table:formula="of:=MOD(((([.C653]-[.G653])/85)-[.F653])/85;85)" office:value-type="float" office:value="5" calcext:value-type="float">
            <text:p>5</text:p>
          </table:table-cell>
          <table:table-cell table:formula="of:=MOD(([.C653]-[.G653])/85;85)" office:value-type="float" office:value="1" calcext:value-type="float">
            <text:p>1</text:p>
          </table:table-cell>
          <table:table-cell table:formula="of:=MOD([.C653];85)" office:value-type="float" office:value="22" calcext:value-type="float">
            <text:p>22</text:p>
          </table:table-cell>
          <table:table-cell table:formula="of:=COM.MICROSOFT.CONCAT(MID(&quot;0123456789ABCDEFGHJKLMNPQRSTUVWXYZabcdefghijklmnpqrstuvwxyz!#$%&amp;()*+-;&lt;=&gt;?@^_{}[]/\:&quot;&quot;&quot;&quot;&quot;;[.D653]+1;1);MID(&quot;0123456789ABCDEFGHJKLMNPQRSTUVWXYZabcdefghijklmnpqrstuvwxyz!#$%&amp;()*+-;&lt;=&gt;?@^_{}[]/\:&quot;&quot;&quot;&quot;&quot;;[.E653]+1;1);MID(&quot;0123456789ABCDEFGHJKLMNPQRSTUVWXYZabcdefghijklmnpqrstuvwxyz!#$%&amp;()*+-;&lt;=&gt;?@^_{}[]/\:&quot;&quot;&quot;&quot;&quot;;[.F653]+1;1);MID(&quot;0123456789ABCDEFGHJKLMNPQRSTUVWXYZabcdefghijklmnpqrstuvwxyz!#$%&amp;()*+-;&lt;=&gt;?@^_{}[]/\:&quot;&quot;&quot;&quot;&quot;;[.G653]+1;1))" office:value-type="string" office:string-value="451N" calcext:value-type="string">
            <text:p>451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6f3de5622fc5691f4a1747c3e4c1be68c2dfc08d05829d028fb084020413a8d</text:p>
          </table:table-cell>
          <table:table-cell table:formula="of:=HEX2DEC(MID([.A654];1;8))+HEX2DEC(MID([.A654];9;8))+HEX2DEC(MID([.A654];17;8))+HEX2DEC(MID([.A654];25;8))+HEX2DEC(MID([.A654];33;8))+HEX2DEC(MID([.A654];41;8))+HEX2DEC(MID([.A654];49;8))+HEX2DEC(MID([.A654];57;8))" office:value-type="float" office:value="16955485678" calcext:value-type="float">
            <text:p>16955485678</text:p>
          </table:table-cell>
          <table:table-cell table:formula="of:= MOD([.B654];85^4)" office:value-type="float" office:value="42483178" calcext:value-type="float">
            <text:p>42483178</text:p>
          </table:table-cell>
          <table:table-cell table:formula="of:=MOD(((((([.C654]-[.G654])/85)-[.F654])/85)-[.E654])/85;85)" office:value-type="float" office:value="69" calcext:value-type="float">
            <text:p>69</text:p>
          </table:table-cell>
          <table:table-cell table:formula="of:=MOD(((([.C654]-[.G654])/85)-[.F654])/85;85)" office:value-type="float" office:value="15" calcext:value-type="float">
            <text:p>15</text:p>
          </table:table-cell>
          <table:table-cell table:formula="of:=MOD(([.C654]-[.G654])/85;85)" office:value-type="float" office:value="2" calcext:value-type="float">
            <text:p>2</text:p>
          </table:table-cell>
          <table:table-cell table:formula="of:=MOD([.C654];85)" office:value-type="float" office:value="8" calcext:value-type="float">
            <text:p>8</text:p>
          </table:table-cell>
          <table:table-cell table:formula="of:=COM.MICROSOFT.CONCAT(MID(&quot;0123456789ABCDEFGHJKLMNPQRSTUVWXYZabcdefghijklmnpqrstuvwxyz!#$%&amp;()*+-;&lt;=&gt;?@^_{}[]/\:&quot;&quot;&quot;&quot;&quot;;[.D654]+1;1);MID(&quot;0123456789ABCDEFGHJKLMNPQRSTUVWXYZabcdefghijklmnpqrstuvwxyz!#$%&amp;()*+-;&lt;=&gt;?@^_{}[]/\:&quot;&quot;&quot;&quot;&quot;;[.E654]+1;1);MID(&quot;0123456789ABCDEFGHJKLMNPQRSTUVWXYZabcdefghijklmnpqrstuvwxyz!#$%&amp;()*+-;&lt;=&gt;?@^_{}[]/\:&quot;&quot;&quot;&quot;&quot;;[.F654]+1;1);MID(&quot;0123456789ABCDEFGHJKLMNPQRSTUVWXYZabcdefghijklmnpqrstuvwxyz!#$%&amp;()*+-;&lt;=&gt;?@^_{}[]/\:&quot;&quot;&quot;&quot;&quot;;[.G654]+1;1))" office:value-type="string" office:string-value=";F28" calcext:value-type="string">
            <text:p>;F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e7e084f7a696fbc62f399841e6173592a5928ee6b5f24ceddce6b5d38e0774e</text:p>
          </table:table-cell>
          <table:table-cell table:formula="of:=HEX2DEC(MID([.A655];1;8))+HEX2DEC(MID([.A655];9;8))+HEX2DEC(MID([.A655];17;8))+HEX2DEC(MID([.A655];25;8))+HEX2DEC(MID([.A655];33;8))+HEX2DEC(MID([.A655];41;8))+HEX2DEC(MID([.A655];49;8))+HEX2DEC(MID([.A655];57;8))" office:value-type="float" office:value="14338471247" calcext:value-type="float">
            <text:p>14338471247</text:p>
          </table:table-cell>
          <table:table-cell table:formula="of:= MOD([.B655];85^4)" office:value-type="float" office:value="35499997" calcext:value-type="float">
            <text:p>35499997</text:p>
          </table:table-cell>
          <table:table-cell table:formula="of:=MOD(((((([.C655]-[.G655])/85)-[.F655])/85)-[.E655])/85;85)" office:value-type="float" office:value="57" calcext:value-type="float">
            <text:p>57</text:p>
          </table:table-cell>
          <table:table-cell table:formula="of:=MOD(((([.C655]-[.G655])/85)-[.F655])/85;85)" office:value-type="float" office:value="68" calcext:value-type="float">
            <text:p>68</text:p>
          </table:table-cell>
          <table:table-cell table:formula="of:=MOD(([.C655]-[.G655])/85;85)" office:value-type="float" office:value="42" calcext:value-type="float">
            <text:p>42</text:p>
          </table:table-cell>
          <table:table-cell table:formula="of:=MOD([.C655];85)" office:value-type="float" office:value="2" calcext:value-type="float">
            <text:p>2</text:p>
          </table:table-cell>
          <table:table-cell table:formula="of:=COM.MICROSOFT.CONCAT(MID(&quot;0123456789ABCDEFGHJKLMNPQRSTUVWXYZabcdefghijklmnpqrstuvwxyz!#$%&amp;()*+-;&lt;=&gt;?@^_{}[]/\:&quot;&quot;&quot;&quot;&quot;;[.D655]+1;1);MID(&quot;0123456789ABCDEFGHJKLMNPQRSTUVWXYZabcdefghijklmnpqrstuvwxyz!#$%&amp;()*+-;&lt;=&gt;?@^_{}[]/\:&quot;&quot;&quot;&quot;&quot;;[.E655]+1;1);MID(&quot;0123456789ABCDEFGHJKLMNPQRSTUVWXYZabcdefghijklmnpqrstuvwxyz!#$%&amp;()*+-;&lt;=&gt;?@^_{}[]/\:&quot;&quot;&quot;&quot;&quot;;[.F655]+1;1);MID(&quot;0123456789ABCDEFGHJKLMNPQRSTUVWXYZabcdefghijklmnpqrstuvwxyz!#$%&amp;()*+-;&lt;=&gt;?@^_{}[]/\:&quot;&quot;&quot;&quot;&quot;;[.G655]+1;1))" office:value-type="string" office:string-value="y-i2" calcext:value-type="string">
            <text:p>y-i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7db6cbeab7cf4aa8ddfbcec34f4df58186e3354cbe7822756864df81e7dc6f</text:p>
          </table:table-cell>
          <table:table-cell table:formula="of:=HEX2DEC(MID([.A656];1;8))+HEX2DEC(MID([.A656];9;8))+HEX2DEC(MID([.A656];17;8))+HEX2DEC(MID([.A656];25;8))+HEX2DEC(MID([.A656];33;8))+HEX2DEC(MID([.A656];41;8))+HEX2DEC(MID([.A656];49;8))+HEX2DEC(MID([.A656];57;8))" office:value-type="float" office:value="18202782845" calcext:value-type="float">
            <text:p>18202782845</text:p>
          </table:table-cell>
          <table:table-cell table:formula="of:= MOD([.B656];85^4)" office:value-type="float" office:value="36965345" calcext:value-type="float">
            <text:p>36965345</text:p>
          </table:table-cell>
          <table:table-cell table:formula="of:=MOD(((((([.C656]-[.G656])/85)-[.F656])/85)-[.E656])/85;85)" office:value-type="float" office:value="60" calcext:value-type="float">
            <text:p>60</text:p>
          </table:table-cell>
          <table:table-cell table:formula="of:=MOD(((([.C656]-[.G656])/85)-[.F656])/85;85)" office:value-type="float" office:value="16" calcext:value-type="float">
            <text:p>16</text:p>
          </table:table-cell>
          <table:table-cell table:formula="of:=MOD(([.C656]-[.G656])/85;85)" office:value-type="float" office:value="26" calcext:value-type="float">
            <text:p>26</text:p>
          </table:table-cell>
          <table:table-cell table:formula="of:=MOD([.C656];85)" office:value-type="float" office:value="35" calcext:value-type="float">
            <text:p>35</text:p>
          </table:table-cell>
          <table:table-cell table:formula="of:=COM.MICROSOFT.CONCAT(MID(&quot;0123456789ABCDEFGHJKLMNPQRSTUVWXYZabcdefghijklmnpqrstuvwxyz!#$%&amp;()*+-;&lt;=&gt;?@^_{}[]/\:&quot;&quot;&quot;&quot;&quot;;[.D656]+1;1);MID(&quot;0123456789ABCDEFGHJKLMNPQRSTUVWXYZabcdefghijklmnpqrstuvwxyz!#$%&amp;()*+-;&lt;=&gt;?@^_{}[]/\:&quot;&quot;&quot;&quot;&quot;;[.E656]+1;1);MID(&quot;0123456789ABCDEFGHJKLMNPQRSTUVWXYZabcdefghijklmnpqrstuvwxyz!#$%&amp;()*+-;&lt;=&gt;?@^_{}[]/\:&quot;&quot;&quot;&quot;&quot;;[.F656]+1;1);MID(&quot;0123456789ABCDEFGHJKLMNPQRSTUVWXYZabcdefghijklmnpqrstuvwxyz!#$%&amp;()*+-;&lt;=&gt;?@^_{}[]/\:&quot;&quot;&quot;&quot;&quot;;[.G656]+1;1))" office:value-type="string" office:string-value="#GSb" calcext:value-type="string">
            <text:p>#GS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825bf96e906f95338ee9403af665808dc72c555206630821ee4d3b91c8419ed</text:p>
          </table:table-cell>
          <table:table-cell table:formula="of:=HEX2DEC(MID([.A657];1;8))+HEX2DEC(MID([.A657];9;8))+HEX2DEC(MID([.A657];17;8))+HEX2DEC(MID([.A657];25;8))+HEX2DEC(MID([.A657];33;8))+HEX2DEC(MID([.A657];41;8))+HEX2DEC(MID([.A657];49;8))+HEX2DEC(MID([.A657];57;8))" office:value-type="float" office:value="14256670833" calcext:value-type="float">
            <text:p>14256670833</text:p>
          </table:table-cell>
          <table:table-cell table:formula="of:= MOD([.B657];85^4)" office:value-type="float" office:value="5900208" calcext:value-type="float">
            <text:p>5900208</text:p>
          </table:table-cell>
          <table:table-cell table:formula="of:=MOD(((((([.C657]-[.G657])/85)-[.F657])/85)-[.E657])/85;85)" office:value-type="float" office:value="9" calcext:value-type="float">
            <text:p>9</text:p>
          </table:table-cell>
          <table:table-cell table:formula="of:=MOD(((([.C657]-[.G657])/85)-[.F657])/85;85)" office:value-type="float" office:value="51" calcext:value-type="float">
            <text:p>51</text:p>
          </table:table-cell>
          <table:table-cell table:formula="of:=MOD(([.C657]-[.G657])/85;85)" office:value-type="float" office:value="54" calcext:value-type="float">
            <text:p>54</text:p>
          </table:table-cell>
          <table:table-cell table:formula="of:=MOD([.C657];85)" office:value-type="float" office:value="18" calcext:value-type="float">
            <text:p>18</text:p>
          </table:table-cell>
          <table:table-cell table:formula="of:=COM.MICROSOFT.CONCAT(MID(&quot;0123456789ABCDEFGHJKLMNPQRSTUVWXYZabcdefghijklmnpqrstuvwxyz!#$%&amp;()*+-;&lt;=&gt;?@^_{}[]/\:&quot;&quot;&quot;&quot;&quot;;[.D657]+1;1);MID(&quot;0123456789ABCDEFGHJKLMNPQRSTUVWXYZabcdefghijklmnpqrstuvwxyz!#$%&amp;()*+-;&lt;=&gt;?@^_{}[]/\:&quot;&quot;&quot;&quot;&quot;;[.E657]+1;1);MID(&quot;0123456789ABCDEFGHJKLMNPQRSTUVWXYZabcdefghijklmnpqrstuvwxyz!#$%&amp;()*+-;&lt;=&gt;?@^_{}[]/\:&quot;&quot;&quot;&quot;&quot;;[.F657]+1;1);MID(&quot;0123456789ABCDEFGHJKLMNPQRSTUVWXYZabcdefghijklmnpqrstuvwxyz!#$%&amp;()*+-;&lt;=&gt;?@^_{}[]/\:&quot;&quot;&quot;&quot;&quot;;[.G657]+1;1))" office:value-type="string" office:string-value="9svJ" calcext:value-type="string">
            <text:p>9svJ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b6fc7ea87404fbb9a4f2055d910a0c96261097418b4385cd0cd0253b95df6bc</text:p>
          </table:table-cell>
          <table:table-cell table:formula="of:=HEX2DEC(MID([.A658];1;8))+HEX2DEC(MID([.A658];9;8))+HEX2DEC(MID([.A658];17;8))+HEX2DEC(MID([.A658];25;8))+HEX2DEC(MID([.A658];33;8))+HEX2DEC(MID([.A658];41;8))+HEX2DEC(MID([.A658];49;8))+HEX2DEC(MID([.A658];57;8))" office:value-type="float" office:value="19517150114" calcext:value-type="float">
            <text:p>19517150114</text:p>
          </table:table-cell>
          <table:table-cell table:formula="of:= MOD([.B658];85^4)" office:value-type="float" office:value="46316989" calcext:value-type="float">
            <text:p>46316989</text:p>
          </table:table-cell>
          <table:table-cell table:formula="of:=MOD(((((([.C658]-[.G658])/85)-[.F658])/85)-[.E658])/85;85)" office:value-type="float" office:value="75" calcext:value-type="float">
            <text:p>75</text:p>
          </table:table-cell>
          <table:table-cell table:formula="of:=MOD(((([.C658]-[.G658])/85)-[.F658])/85;85)" office:value-type="float" office:value="35" calcext:value-type="float">
            <text:p>35</text:p>
          </table:table-cell>
          <table:table-cell table:formula="of:=MOD(([.C658]-[.G658])/85;85)" office:value-type="float" office:value="55" calcext:value-type="float">
            <text:p>55</text:p>
          </table:table-cell>
          <table:table-cell table:formula="of:=MOD([.C658];85)" office:value-type="float" office:value="64" calcext:value-type="float">
            <text:p>64</text:p>
          </table:table-cell>
          <table:table-cell table:formula="of:=COM.MICROSOFT.CONCAT(MID(&quot;0123456789ABCDEFGHJKLMNPQRSTUVWXYZabcdefghijklmnpqrstuvwxyz!#$%&amp;()*+-;&lt;=&gt;?@^_{}[]/\:&quot;&quot;&quot;&quot;&quot;;[.D658]+1;1);MID(&quot;0123456789ABCDEFGHJKLMNPQRSTUVWXYZabcdefghijklmnpqrstuvwxyz!#$%&amp;()*+-;&lt;=&gt;?@^_{}[]/\:&quot;&quot;&quot;&quot;&quot;;[.E658]+1;1);MID(&quot;0123456789ABCDEFGHJKLMNPQRSTUVWXYZabcdefghijklmnpqrstuvwxyz!#$%&amp;()*+-;&lt;=&gt;?@^_{}[]/\:&quot;&quot;&quot;&quot;&quot;;[.F658]+1;1);MID(&quot;0123456789ABCDEFGHJKLMNPQRSTUVWXYZabcdefghijklmnpqrstuvwxyz!#$%&amp;()*+-;&lt;=&gt;?@^_{}[]/\:&quot;&quot;&quot;&quot;&quot;;[.G658]+1;1))" office:value-type="string" office:string-value="^bw(" calcext:value-type="string">
            <text:p>^bw(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7016ab54bf8781e1e37c47b450360aa0d3c926374e308df51ef54afc1bb5129</text:p>
          </table:table-cell>
          <table:table-cell table:formula="of:=HEX2DEC(MID([.A659];1;8))+HEX2DEC(MID([.A659];9;8))+HEX2DEC(MID([.A659];17;8))+HEX2DEC(MID([.A659];25;8))+HEX2DEC(MID([.A659];33;8))+HEX2DEC(MID([.A659];41;8))+HEX2DEC(MID([.A659];49;8))+HEX2DEC(MID([.A659];57;8))" office:value-type="float" office:value="13891488018" calcext:value-type="float">
            <text:p>13891488018</text:p>
          </table:table-cell>
          <table:table-cell table:formula="of:= MOD([.B659];85^4)" office:value-type="float" office:value="6121768" calcext:value-type="float">
            <text:p>6121768</text:p>
          </table:table-cell>
          <table:table-cell table:formula="of:=MOD(((((([.C659]-[.G659])/85)-[.F659])/85)-[.E659])/85;85)" office:value-type="float" office:value="9" calcext:value-type="float">
            <text:p>9</text:p>
          </table:table-cell>
          <table:table-cell table:formula="of:=MOD(((([.C659]-[.G659])/85)-[.F659])/85;85)" office:value-type="float" office:value="82" calcext:value-type="float">
            <text:p>82</text:p>
          </table:table-cell>
          <table:table-cell table:formula="of:=MOD(([.C659]-[.G659])/85;85)" office:value-type="float" office:value="25" calcext:value-type="float">
            <text:p>25</text:p>
          </table:table-cell>
          <table:table-cell table:formula="of:=MOD([.C659];85)" office:value-type="float" office:value="68" calcext:value-type="float">
            <text:p>68</text:p>
          </table:table-cell>
          <table:table-cell table:formula="of:=COM.MICROSOFT.CONCAT(MID(&quot;0123456789ABCDEFGHJKLMNPQRSTUVWXYZabcdefghijklmnpqrstuvwxyz!#$%&amp;()*+-;&lt;=&gt;?@^_{}[]/\:&quot;&quot;&quot;&quot;&quot;;[.D659]+1;1);MID(&quot;0123456789ABCDEFGHJKLMNPQRSTUVWXYZabcdefghijklmnpqrstuvwxyz!#$%&amp;()*+-;&lt;=&gt;?@^_{}[]/\:&quot;&quot;&quot;&quot;&quot;;[.E659]+1;1);MID(&quot;0123456789ABCDEFGHJKLMNPQRSTUVWXYZabcdefghijklmnpqrstuvwxyz!#$%&amp;()*+-;&lt;=&gt;?@^_{}[]/\:&quot;&quot;&quot;&quot;&quot;;[.F659]+1;1);MID(&quot;0123456789ABCDEFGHJKLMNPQRSTUVWXYZabcdefghijklmnpqrstuvwxyz!#$%&amp;()*+-;&lt;=&gt;?@^_{}[]/\:&quot;&quot;&quot;&quot;&quot;;[.G659]+1;1))" office:value-type="string" office:string-value="9\R-" calcext:value-type="string">
            <text:p>9\R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b14581d3251425b38f401a9a284006dafc4aeb7b7ab12d0bddbf72e42ae777a</text:p>
          </table:table-cell>
          <table:table-cell table:formula="of:=HEX2DEC(MID([.A660];1;8))+HEX2DEC(MID([.A660];9;8))+HEX2DEC(MID([.A660];17;8))+HEX2DEC(MID([.A660];25;8))+HEX2DEC(MID([.A660];33;8))+HEX2DEC(MID([.A660];41;8))+HEX2DEC(MID([.A660];49;8))+HEX2DEC(MID([.A660];57;8))" office:value-type="float" office:value="16925576381" calcext:value-type="float">
            <text:p>16925576381</text:p>
          </table:table-cell>
          <table:table-cell table:formula="of:= MOD([.B660];85^4)" office:value-type="float" office:value="12573881" calcext:value-type="float">
            <text:p>12573881</text:p>
          </table:table-cell>
          <table:table-cell table:formula="of:=MOD(((((([.C660]-[.G660])/85)-[.F660])/85)-[.E660])/85;85)" office:value-type="float" office:value="20" calcext:value-type="float">
            <text:p>20</text:p>
          </table:table-cell>
          <table:table-cell table:formula="of:=MOD(((([.C660]-[.G660])/85)-[.F660])/85;85)" office:value-type="float" office:value="40" calcext:value-type="float">
            <text:p>40</text:p>
          </table:table-cell>
          <table:table-cell table:formula="of:=MOD(([.C660]-[.G660])/85;85)" office:value-type="float" office:value="28" calcext:value-type="float">
            <text:p>28</text:p>
          </table:table-cell>
          <table:table-cell table:formula="of:=MOD([.C660];85)" office:value-type="float" office:value="1" calcext:value-type="float">
            <text:p>1</text:p>
          </table:table-cell>
          <table:table-cell table:formula="of:=COM.MICROSOFT.CONCAT(MID(&quot;0123456789ABCDEFGHJKLMNPQRSTUVWXYZabcdefghijklmnpqrstuvwxyz!#$%&amp;()*+-;&lt;=&gt;?@^_{}[]/\:&quot;&quot;&quot;&quot;&quot;;[.D660]+1;1);MID(&quot;0123456789ABCDEFGHJKLMNPQRSTUVWXYZabcdefghijklmnpqrstuvwxyz!#$%&amp;()*+-;&lt;=&gt;?@^_{}[]/\:&quot;&quot;&quot;&quot;&quot;;[.E660]+1;1);MID(&quot;0123456789ABCDEFGHJKLMNPQRSTUVWXYZabcdefghijklmnpqrstuvwxyz!#$%&amp;()*+-;&lt;=&gt;?@^_{}[]/\:&quot;&quot;&quot;&quot;&quot;;[.F660]+1;1);MID(&quot;0123456789ABCDEFGHJKLMNPQRSTUVWXYZabcdefghijklmnpqrstuvwxyz!#$%&amp;()*+-;&lt;=&gt;?@^_{}[]/\:&quot;&quot;&quot;&quot;&quot;;[.G660]+1;1))" office:value-type="string" office:string-value="LgU1" calcext:value-type="string">
            <text:p>LgU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0418d8c2d539a75c762db402fa67eb633b3ff2f1dcc1d1064d108a608009a02</text:p>
          </table:table-cell>
          <table:table-cell table:formula="of:=HEX2DEC(MID([.A661];1;8))+HEX2DEC(MID([.A661];9;8))+HEX2DEC(MID([.A661];17;8))+HEX2DEC(MID([.A661];25;8))+HEX2DEC(MID([.A661];33;8))+HEX2DEC(MID([.A661];41;8))+HEX2DEC(MID([.A661];49;8))+HEX2DEC(MID([.A661];57;8))" office:value-type="float" office:value="9981411550" calcext:value-type="float">
            <text:p>9981411550</text:p>
          </table:table-cell>
          <table:table-cell table:formula="of:= MOD([.B661];85^4)" office:value-type="float" office:value="11092175" calcext:value-type="float">
            <text:p>11092175</text:p>
          </table:table-cell>
          <table:table-cell table:formula="of:=MOD(((((([.C661]-[.G661])/85)-[.F661])/85)-[.E661])/85;85)" office:value-type="float" office:value="18" calcext:value-type="float">
            <text:p>18</text:p>
          </table:table-cell>
          <table:table-cell table:formula="of:=MOD(((([.C661]-[.G661])/85)-[.F661])/85;85)" office:value-type="float" office:value="5" calcext:value-type="float">
            <text:p>5</text:p>
          </table:table-cell>
          <table:table-cell table:formula="of:=MOD(([.C661]-[.G661])/85;85)" office:value-type="float" office:value="21" calcext:value-type="float">
            <text:p>21</text:p>
          </table:table-cell>
          <table:table-cell table:formula="of:=MOD([.C661];85)" office:value-type="float" office:value="15" calcext:value-type="float">
            <text:p>15</text:p>
          </table:table-cell>
          <table:table-cell table:formula="of:=COM.MICROSOFT.CONCAT(MID(&quot;0123456789ABCDEFGHJKLMNPQRSTUVWXYZabcdefghijklmnpqrstuvwxyz!#$%&amp;()*+-;&lt;=&gt;?@^_{}[]/\:&quot;&quot;&quot;&quot;&quot;;[.D661]+1;1);MID(&quot;0123456789ABCDEFGHJKLMNPQRSTUVWXYZabcdefghijklmnpqrstuvwxyz!#$%&amp;()*+-;&lt;=&gt;?@^_{}[]/\:&quot;&quot;&quot;&quot;&quot;;[.E661]+1;1);MID(&quot;0123456789ABCDEFGHJKLMNPQRSTUVWXYZabcdefghijklmnpqrstuvwxyz!#$%&amp;()*+-;&lt;=&gt;?@^_{}[]/\:&quot;&quot;&quot;&quot;&quot;;[.F661]+1;1);MID(&quot;0123456789ABCDEFGHJKLMNPQRSTUVWXYZabcdefghijklmnpqrstuvwxyz!#$%&amp;()*+-;&lt;=&gt;?@^_{}[]/\:&quot;&quot;&quot;&quot;&quot;;[.G661]+1;1))" office:value-type="string" office:string-value="J5MF" calcext:value-type="string">
            <text:p>J5M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415e01b88c1283eb54fa6917b7204aa6840bcea15564738b459b3e56b2b3eb2</text:p>
          </table:table-cell>
          <table:table-cell table:formula="of:=HEX2DEC(MID([.A662];1;8))+HEX2DEC(MID([.A662];9;8))+HEX2DEC(MID([.A662];17;8))+HEX2DEC(MID([.A662];25;8))+HEX2DEC(MID([.A662];33;8))+HEX2DEC(MID([.A662];41;8))+HEX2DEC(MID([.A662];49;8))+HEX2DEC(MID([.A662];57;8))" office:value-type="float" office:value="14943562317" calcext:value-type="float">
            <text:p>14943562317</text:p>
          </table:table-cell>
          <table:table-cell table:formula="of:= MOD([.B662];85^4)" office:value-type="float" office:value="14183567" calcext:value-type="float">
            <text:p>14183567</text:p>
          </table:table-cell>
          <table:table-cell table:formula="of:=MOD(((((([.C662]-[.G662])/85)-[.F662])/85)-[.E662])/85;85)" office:value-type="float" office:value="23" calcext:value-type="float">
            <text:p>23</text:p>
          </table:table-cell>
          <table:table-cell table:formula="of:=MOD(((([.C662]-[.G662])/85)-[.F662])/85;85)" office:value-type="float" office:value="8" calcext:value-type="float">
            <text:p>8</text:p>
          </table:table-cell>
          <table:table-cell table:formula="of:=MOD(([.C662]-[.G662])/85;85)" office:value-type="float" office:value="10" calcext:value-type="float">
            <text:p>10</text:p>
          </table:table-cell>
          <table:table-cell table:formula="of:=MOD([.C662];85)" office:value-type="float" office:value="42" calcext:value-type="float">
            <text:p>42</text:p>
          </table:table-cell>
          <table:table-cell table:formula="of:=COM.MICROSOFT.CONCAT(MID(&quot;0123456789ABCDEFGHJKLMNPQRSTUVWXYZabcdefghijklmnpqrstuvwxyz!#$%&amp;()*+-;&lt;=&gt;?@^_{}[]/\:&quot;&quot;&quot;&quot;&quot;;[.D662]+1;1);MID(&quot;0123456789ABCDEFGHJKLMNPQRSTUVWXYZabcdefghijklmnpqrstuvwxyz!#$%&amp;()*+-;&lt;=&gt;?@^_{}[]/\:&quot;&quot;&quot;&quot;&quot;;[.E662]+1;1);MID(&quot;0123456789ABCDEFGHJKLMNPQRSTUVWXYZabcdefghijklmnpqrstuvwxyz!#$%&amp;()*+-;&lt;=&gt;?@^_{}[]/\:&quot;&quot;&quot;&quot;&quot;;[.F662]+1;1);MID(&quot;0123456789ABCDEFGHJKLMNPQRSTUVWXYZabcdefghijklmnpqrstuvwxyz!#$%&amp;()*+-;&lt;=&gt;?@^_{}[]/\:&quot;&quot;&quot;&quot;&quot;;[.G662]+1;1))" office:value-type="string" office:string-value="P8Ai" calcext:value-type="string">
            <text:p>P8A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b5f40cb5e445af120b9d28e30293297b50f2adce5ab64796692cf80faf19dc4</text:p>
          </table:table-cell>
          <table:table-cell table:formula="of:=HEX2DEC(MID([.A663];1;8))+HEX2DEC(MID([.A663];9;8))+HEX2DEC(MID([.A663];17;8))+HEX2DEC(MID([.A663];25;8))+HEX2DEC(MID([.A663];33;8))+HEX2DEC(MID([.A663];41;8))+HEX2DEC(MID([.A663];49;8))+HEX2DEC(MID([.A663];57;8))" office:value-type="float" office:value="19440967034" calcext:value-type="float">
            <text:p>19440967034</text:p>
          </table:table-cell>
          <table:table-cell table:formula="of:= MOD([.B663];85^4)" office:value-type="float" office:value="22334534" calcext:value-type="float">
            <text:p>22334534</text:p>
          </table:table-cell>
          <table:table-cell table:formula="of:=MOD(((((([.C663]-[.G663])/85)-[.F663])/85)-[.E663])/85;85)" office:value-type="float" office:value="36" calcext:value-type="float">
            <text:p>36</text:p>
          </table:table-cell>
          <table:table-cell table:formula="of:=MOD(((([.C663]-[.G663])/85)-[.F663])/85;85)" office:value-type="float" office:value="31" calcext:value-type="float">
            <text:p>31</text:p>
          </table:table-cell>
          <table:table-cell table:formula="of:=MOD(([.C663]-[.G663])/85;85)" office:value-type="float" office:value="24" calcext:value-type="float">
            <text:p>24</text:p>
          </table:table-cell>
          <table:table-cell table:formula="of:=MOD([.C663];85)" office:value-type="float" office:value="19" calcext:value-type="float">
            <text:p>19</text:p>
          </table:table-cell>
          <table:table-cell table:formula="of:=COM.MICROSOFT.CONCAT(MID(&quot;0123456789ABCDEFGHJKLMNPQRSTUVWXYZabcdefghijklmnpqrstuvwxyz!#$%&amp;()*+-;&lt;=&gt;?@^_{}[]/\:&quot;&quot;&quot;&quot;&quot;;[.D663]+1;1);MID(&quot;0123456789ABCDEFGHJKLMNPQRSTUVWXYZabcdefghijklmnpqrstuvwxyz!#$%&amp;()*+-;&lt;=&gt;?@^_{}[]/\:&quot;&quot;&quot;&quot;&quot;;[.E663]+1;1);MID(&quot;0123456789ABCDEFGHJKLMNPQRSTUVWXYZabcdefghijklmnpqrstuvwxyz!#$%&amp;()*+-;&lt;=&gt;?@^_{}[]/\:&quot;&quot;&quot;&quot;&quot;;[.F663]+1;1);MID(&quot;0123456789ABCDEFGHJKLMNPQRSTUVWXYZabcdefghijklmnpqrstuvwxyz!#$%&amp;()*+-;&lt;=&gt;?@^_{}[]/\:&quot;&quot;&quot;&quot;&quot;;[.G663]+1;1))" office:value-type="string" office:string-value="cXQK" calcext:value-type="string">
            <text:p>cXQ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6f617ad719108a27eb849d6defa7d493360108a88f28b8a00d5449c92e20357</text:p>
          </table:table-cell>
          <table:table-cell table:formula="of:=HEX2DEC(MID([.A664];1;8))+HEX2DEC(MID([.A664];9;8))+HEX2DEC(MID([.A664];17;8))+HEX2DEC(MID([.A664];25;8))+HEX2DEC(MID([.A664];33;8))+HEX2DEC(MID([.A664];41;8))+HEX2DEC(MID([.A664];49;8))+HEX2DEC(MID([.A664];57;8))" office:value-type="float" office:value="15137491829" calcext:value-type="float">
            <text:p>15137491829</text:p>
          </table:table-cell>
          <table:table-cell table:formula="of:= MOD([.B664];85^4)" office:value-type="float" office:value="51511204" calcext:value-type="float">
            <text:p>51511204</text:p>
          </table:table-cell>
          <table:table-cell table:formula="of:=MOD(((((([.C664]-[.G664])/85)-[.F664])/85)-[.E664])/85;85)" office:value-type="float" office:value="83" calcext:value-type="float">
            <text:p>83</text:p>
          </table:table-cell>
          <table:table-cell table:formula="of:=MOD(((([.C664]-[.G664])/85)-[.F664])/85;85)" office:value-type="float" office:value="74" calcext:value-type="float">
            <text:p>74</text:p>
          </table:table-cell>
          <table:table-cell table:formula="of:=MOD(([.C664]-[.G664])/85;85)" office:value-type="float" office:value="49" calcext:value-type="float">
            <text:p>49</text:p>
          </table:table-cell>
          <table:table-cell table:formula="of:=MOD([.C664];85)" office:value-type="float" office:value="14" calcext:value-type="float">
            <text:p>14</text:p>
          </table:table-cell>
          <table:table-cell table:formula="of:=COM.MICROSOFT.CONCAT(MID(&quot;0123456789ABCDEFGHJKLMNPQRSTUVWXYZabcdefghijklmnpqrstuvwxyz!#$%&amp;()*+-;&lt;=&gt;?@^_{}[]/\:&quot;&quot;&quot;&quot;&quot;;[.D664]+1;1);MID(&quot;0123456789ABCDEFGHJKLMNPQRSTUVWXYZabcdefghijklmnpqrstuvwxyz!#$%&amp;()*+-;&lt;=&gt;?@^_{}[]/\:&quot;&quot;&quot;&quot;&quot;;[.E664]+1;1);MID(&quot;0123456789ABCDEFGHJKLMNPQRSTUVWXYZabcdefghijklmnpqrstuvwxyz!#$%&amp;()*+-;&lt;=&gt;?@^_{}[]/\:&quot;&quot;&quot;&quot;&quot;;[.F664]+1;1);MID(&quot;0123456789ABCDEFGHJKLMNPQRSTUVWXYZabcdefghijklmnpqrstuvwxyz!#$%&amp;()*+-;&lt;=&gt;?@^_{}[]/\:&quot;&quot;&quot;&quot;&quot;;[.G664]+1;1))" office:value-type="string" office:string-value=":@qE" calcext:value-type="string">
            <text:p>:@q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ffc2d7d8fdf27c0cdcebad026722b7cd3bc42867b38c96f26f7d8c8d2616e94</text:p>
          </table:table-cell>
          <table:table-cell table:formula="of:=HEX2DEC(MID([.A665];1;8))+HEX2DEC(MID([.A665];9;8))+HEX2DEC(MID([.A665];17;8))+HEX2DEC(MID([.A665];25;8))+HEX2DEC(MID([.A665];33;8))+HEX2DEC(MID([.A665];41;8))+HEX2DEC(MID([.A665];49;8))+HEX2DEC(MID([.A665];57;8))" office:value-type="float" office:value="20340969178" calcext:value-type="float">
            <text:p>20340969178</text:p>
          </table:table-cell>
          <table:table-cell table:formula="of:= MOD([.B665];85^4)" office:value-type="float" office:value="34926053" calcext:value-type="float">
            <text:p>34926053</text:p>
          </table:table-cell>
          <table:table-cell table:formula="of:=MOD(((((([.C665]-[.G665])/85)-[.F665])/85)-[.E665])/85;85)" office:value-type="float" office:value="56" calcext:value-type="float">
            <text:p>56</text:p>
          </table:table-cell>
          <table:table-cell table:formula="of:=MOD(((([.C665]-[.G665])/85)-[.F665])/85;85)" office:value-type="float" office:value="74" calcext:value-type="float">
            <text:p>74</text:p>
          </table:table-cell>
          <table:table-cell table:formula="of:=MOD(([.C665]-[.G665])/85;85)" office:value-type="float" office:value="4" calcext:value-type="float">
            <text:p>4</text:p>
          </table:table-cell>
          <table:table-cell table:formula="of:=MOD([.C665];85)" office:value-type="float" office:value="63" calcext:value-type="float">
            <text:p>63</text:p>
          </table:table-cell>
          <table:table-cell table:formula="of:=COM.MICROSOFT.CONCAT(MID(&quot;0123456789ABCDEFGHJKLMNPQRSTUVWXYZabcdefghijklmnpqrstuvwxyz!#$%&amp;()*+-;&lt;=&gt;?@^_{}[]/\:&quot;&quot;&quot;&quot;&quot;;[.D665]+1;1);MID(&quot;0123456789ABCDEFGHJKLMNPQRSTUVWXYZabcdefghijklmnpqrstuvwxyz!#$%&amp;()*+-;&lt;=&gt;?@^_{}[]/\:&quot;&quot;&quot;&quot;&quot;;[.E665]+1;1);MID(&quot;0123456789ABCDEFGHJKLMNPQRSTUVWXYZabcdefghijklmnpqrstuvwxyz!#$%&amp;()*+-;&lt;=&gt;?@^_{}[]/\:&quot;&quot;&quot;&quot;&quot;;[.F665]+1;1);MID(&quot;0123456789ABCDEFGHJKLMNPQRSTUVWXYZabcdefghijklmnpqrstuvwxyz!#$%&amp;()*+-;&lt;=&gt;?@^_{}[]/\:&quot;&quot;&quot;&quot;&quot;;[.G665]+1;1))" office:value-type="string" office:string-value="x@4&amp;" calcext:value-type="string">
            <text:p>x@4&amp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7faa705eadc244a7372c2c2af0311741d1f51fec356e743acdd29b02f5f94fb</text:p>
          </table:table-cell>
          <table:table-cell table:formula="of:=HEX2DEC(MID([.A666];1;8))+HEX2DEC(MID([.A666];9;8))+HEX2DEC(MID([.A666];17;8))+HEX2DEC(MID([.A666];25;8))+HEX2DEC(MID([.A666];33;8))+HEX2DEC(MID([.A666];41;8))+HEX2DEC(MID([.A666];49;8))+HEX2DEC(MID([.A666];57;8))" office:value-type="float" office:value="18287138673" calcext:value-type="float">
            <text:p>18287138673</text:p>
          </table:table-cell>
          <table:table-cell table:formula="of:= MOD([.B666];85^4)" office:value-type="float" office:value="16919923" calcext:value-type="float">
            <text:p>16919923</text:p>
          </table:table-cell>
          <table:table-cell table:formula="of:=MOD(((((([.C666]-[.G666])/85)-[.F666])/85)-[.E666])/85;85)" office:value-type="float" office:value="27" calcext:value-type="float">
            <text:p>27</text:p>
          </table:table-cell>
          <table:table-cell table:formula="of:=MOD(((([.C666]-[.G666])/85)-[.F666])/85;85)" office:value-type="float" office:value="46" calcext:value-type="float">
            <text:p>46</text:p>
          </table:table-cell>
          <table:table-cell table:formula="of:=MOD(([.C666]-[.G666])/85;85)" office:value-type="float" office:value="72" calcext:value-type="float">
            <text:p>72</text:p>
          </table:table-cell>
          <table:table-cell table:formula="of:=MOD([.C666];85)" office:value-type="float" office:value="78" calcext:value-type="float">
            <text:p>78</text:p>
          </table:table-cell>
          <table:table-cell table:formula="of:=COM.MICROSOFT.CONCAT(MID(&quot;0123456789ABCDEFGHJKLMNPQRSTUVWXYZabcdefghijklmnpqrstuvwxyz!#$%&amp;()*+-;&lt;=&gt;?@^_{}[]/\:&quot;&quot;&quot;&quot;&quot;;[.D666]+1;1);MID(&quot;0123456789ABCDEFGHJKLMNPQRSTUVWXYZabcdefghijklmnpqrstuvwxyz!#$%&amp;()*+-;&lt;=&gt;?@^_{}[]/\:&quot;&quot;&quot;&quot;&quot;;[.E666]+1;1);MID(&quot;0123456789ABCDEFGHJKLMNPQRSTUVWXYZabcdefghijklmnpqrstuvwxyz!#$%&amp;()*+-;&lt;=&gt;?@^_{}[]/\:&quot;&quot;&quot;&quot;&quot;;[.F666]+1;1);MID(&quot;0123456789ABCDEFGHJKLMNPQRSTUVWXYZabcdefghijklmnpqrstuvwxyz!#$%&amp;()*+-;&lt;=&gt;?@^_{}[]/\:&quot;&quot;&quot;&quot;&quot;;[.G666]+1;1))" office:value-type="string" office:string-value="Tm&gt;}" calcext:value-type="string">
            <text:p>Tm&gt;}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5a86efbcdf0dc2cdba643a99528c6ab92cfc7ead17d655b3f63b841d74efb7</text:p>
          </table:table-cell>
          <table:table-cell table:formula="of:=HEX2DEC(MID([.A667];1;8))+HEX2DEC(MID([.A667];9;8))+HEX2DEC(MID([.A667];17;8))+HEX2DEC(MID([.A667];25;8))+HEX2DEC(MID([.A667];33;8))+HEX2DEC(MID([.A667];41;8))+HEX2DEC(MID([.A667];49;8))+HEX2DEC(MID([.A667];57;8))" office:value-type="float" office:value="21658764131" calcext:value-type="float">
            <text:p>21658764131</text:p>
          </table:table-cell>
          <table:table-cell table:formula="of:= MOD([.B667];85^4)" office:value-type="float" office:value="47705381" calcext:value-type="float">
            <text:p>47705381</text:p>
          </table:table-cell>
          <table:table-cell table:formula="of:=MOD(((((([.C667]-[.G667])/85)-[.F667])/85)-[.E667])/85;85)" office:value-type="float" office:value="77" calcext:value-type="float">
            <text:p>77</text:p>
          </table:table-cell>
          <table:table-cell table:formula="of:=MOD(((([.C667]-[.G667])/85)-[.F667])/85;85)" office:value-type="float" office:value="57" calcext:value-type="float">
            <text:p>57</text:p>
          </table:table-cell>
          <table:table-cell table:formula="of:=MOD(([.C667]-[.G667])/85;85)" office:value-type="float" office:value="69" calcext:value-type="float">
            <text:p>69</text:p>
          </table:table-cell>
          <table:table-cell table:formula="of:=MOD([.C667];85)" office:value-type="float" office:value="66" calcext:value-type="float">
            <text:p>66</text:p>
          </table:table-cell>
          <table:table-cell table:formula="of:=COM.MICROSOFT.CONCAT(MID(&quot;0123456789ABCDEFGHJKLMNPQRSTUVWXYZabcdefghijklmnpqrstuvwxyz!#$%&amp;()*+-;&lt;=&gt;?@^_{}[]/\:&quot;&quot;&quot;&quot;&quot;;[.D667]+1;1);MID(&quot;0123456789ABCDEFGHJKLMNPQRSTUVWXYZabcdefghijklmnpqrstuvwxyz!#$%&amp;()*+-;&lt;=&gt;?@^_{}[]/\:&quot;&quot;&quot;&quot;&quot;;[.E667]+1;1);MID(&quot;0123456789ABCDEFGHJKLMNPQRSTUVWXYZabcdefghijklmnpqrstuvwxyz!#$%&amp;()*+-;&lt;=&gt;?@^_{}[]/\:&quot;&quot;&quot;&quot;&quot;;[.F667]+1;1);MID(&quot;0123456789ABCDEFGHJKLMNPQRSTUVWXYZabcdefghijklmnpqrstuvwxyz!#$%&amp;()*+-;&lt;=&gt;?@^_{}[]/\:&quot;&quot;&quot;&quot;&quot;;[.G667]+1;1))" office:value-type="string" office:string-value="{y;*" calcext:value-type="string">
            <text:p>{y;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0aafd8f996f73ca2bc22a269043e5fdae9c3e1725e57995f8622582adabf9d</text:p>
          </table:table-cell>
          <table:table-cell table:formula="of:=HEX2DEC(MID([.A668];1;8))+HEX2DEC(MID([.A668];9;8))+HEX2DEC(MID([.A668];17;8))+HEX2DEC(MID([.A668];25;8))+HEX2DEC(MID([.A668];33;8))+HEX2DEC(MID([.A668];41;8))+HEX2DEC(MID([.A668];49;8))+HEX2DEC(MID([.A668];57;8))" office:value-type="float" office:value="16996042116" calcext:value-type="float">
            <text:p>16996042116</text:p>
          </table:table-cell>
          <table:table-cell table:formula="of:= MOD([.B668];85^4)" office:value-type="float" office:value="30838991" calcext:value-type="float">
            <text:p>30838991</text:p>
          </table:table-cell>
          <table:table-cell table:formula="of:=MOD(((((([.C668]-[.G668])/85)-[.F668])/85)-[.E668])/85;85)" office:value-type="float" office:value="50" calcext:value-type="float">
            <text:p>50</text:p>
          </table:table-cell>
          <table:table-cell table:formula="of:=MOD(((([.C668]-[.G668])/85)-[.F668])/85;85)" office:value-type="float" office:value="18" calcext:value-type="float">
            <text:p>18</text:p>
          </table:table-cell>
          <table:table-cell table:formula="of:=MOD(([.C668]-[.G668])/85;85)" office:value-type="float" office:value="31" calcext:value-type="float">
            <text:p>31</text:p>
          </table:table-cell>
          <table:table-cell table:formula="of:=MOD([.C668];85)" office:value-type="float" office:value="56" calcext:value-type="float">
            <text:p>56</text:p>
          </table:table-cell>
          <table:table-cell table:formula="of:=COM.MICROSOFT.CONCAT(MID(&quot;0123456789ABCDEFGHJKLMNPQRSTUVWXYZabcdefghijklmnpqrstuvwxyz!#$%&amp;()*+-;&lt;=&gt;?@^_{}[]/\:&quot;&quot;&quot;&quot;&quot;;[.D668]+1;1);MID(&quot;0123456789ABCDEFGHJKLMNPQRSTUVWXYZabcdefghijklmnpqrstuvwxyz!#$%&amp;()*+-;&lt;=&gt;?@^_{}[]/\:&quot;&quot;&quot;&quot;&quot;;[.E668]+1;1);MID(&quot;0123456789ABCDEFGHJKLMNPQRSTUVWXYZabcdefghijklmnpqrstuvwxyz!#$%&amp;()*+-;&lt;=&gt;?@^_{}[]/\:&quot;&quot;&quot;&quot;&quot;;[.F668]+1;1);MID(&quot;0123456789ABCDEFGHJKLMNPQRSTUVWXYZabcdefghijklmnpqrstuvwxyz!#$%&amp;()*+-;&lt;=&gt;?@^_{}[]/\:&quot;&quot;&quot;&quot;&quot;;[.G668]+1;1))" office:value-type="string" office:string-value="rJXx" calcext:value-type="string">
            <text:p>rJX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b51f72bbf8d852192e7a54a088cb18e1b5e654770231d5b7248b8fd0ead67ed</text:p>
          </table:table-cell>
          <table:table-cell table:formula="of:=HEX2DEC(MID([.A669];1;8))+HEX2DEC(MID([.A669];9;8))+HEX2DEC(MID([.A669];17;8))+HEX2DEC(MID([.A669];25;8))+HEX2DEC(MID([.A669];33;8))+HEX2DEC(MID([.A669];41;8))+HEX2DEC(MID([.A669];49;8))+HEX2DEC(MID([.A669];57;8))" office:value-type="float" office:value="12663355056" calcext:value-type="float">
            <text:p>12663355056</text:p>
          </table:table-cell>
          <table:table-cell table:formula="of:= MOD([.B669];85^4)" office:value-type="float" office:value="30803806" calcext:value-type="float">
            <text:p>30803806</text:p>
          </table:table-cell>
          <table:table-cell table:formula="of:=MOD(((((([.C669]-[.G669])/85)-[.F669])/85)-[.E669])/85;85)" office:value-type="float" office:value="50" calcext:value-type="float">
            <text:p>50</text:p>
          </table:table-cell>
          <table:table-cell table:formula="of:=MOD(((([.C669]-[.G669])/85)-[.F669])/85;85)" office:value-type="float" office:value="13" calcext:value-type="float">
            <text:p>13</text:p>
          </table:table-cell>
          <table:table-cell table:formula="of:=MOD(([.C669]-[.G669])/85;85)" office:value-type="float" office:value="42" calcext:value-type="float">
            <text:p>42</text:p>
          </table:table-cell>
          <table:table-cell table:formula="of:=MOD([.C669];85)" office:value-type="float" office:value="61" calcext:value-type="float">
            <text:p>61</text:p>
          </table:table-cell>
          <table:table-cell table:formula="of:=COM.MICROSOFT.CONCAT(MID(&quot;0123456789ABCDEFGHJKLMNPQRSTUVWXYZabcdefghijklmnpqrstuvwxyz!#$%&amp;()*+-;&lt;=&gt;?@^_{}[]/\:&quot;&quot;&quot;&quot;&quot;;[.D669]+1;1);MID(&quot;0123456789ABCDEFGHJKLMNPQRSTUVWXYZabcdefghijklmnpqrstuvwxyz!#$%&amp;()*+-;&lt;=&gt;?@^_{}[]/\:&quot;&quot;&quot;&quot;&quot;;[.E669]+1;1);MID(&quot;0123456789ABCDEFGHJKLMNPQRSTUVWXYZabcdefghijklmnpqrstuvwxyz!#$%&amp;()*+-;&lt;=&gt;?@^_{}[]/\:&quot;&quot;&quot;&quot;&quot;;[.F669]+1;1);MID(&quot;0123456789ABCDEFGHJKLMNPQRSTUVWXYZabcdefghijklmnpqrstuvwxyz!#$%&amp;()*+-;&lt;=&gt;?@^_{}[]/\:&quot;&quot;&quot;&quot;&quot;;[.G669]+1;1))" office:value-type="string" office:string-value="rDi$" calcext:value-type="string">
            <text:p>rDi$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54071ccab67fb8dc30d3a0d83122c29cb25ced9864380815fce35d65a155d94</text:p>
          </table:table-cell>
          <table:table-cell table:formula="of:=HEX2DEC(MID([.A670];1;8))+HEX2DEC(MID([.A670];9;8))+HEX2DEC(MID([.A670];17;8))+HEX2DEC(MID([.A670];25;8))+HEX2DEC(MID([.A670];33;8))+HEX2DEC(MID([.A670];41;8))+HEX2DEC(MID([.A670];49;8))+HEX2DEC(MID([.A670];57;8))" office:value-type="float" office:value="17214781011" calcext:value-type="float">
            <text:p>17214781011</text:p>
          </table:table-cell>
          <table:table-cell table:formula="of:= MOD([.B670];85^4)" office:value-type="float" office:value="40775386" calcext:value-type="float">
            <text:p>40775386</text:p>
          </table:table-cell>
          <table:table-cell table:formula="of:=MOD(((((([.C670]-[.G670])/85)-[.F670])/85)-[.E670])/85;85)" office:value-type="float" office:value="66" calcext:value-type="float">
            <text:p>66</text:p>
          </table:table-cell>
          <table:table-cell table:formula="of:=MOD(((([.C670]-[.G670])/85)-[.F670])/85;85)" office:value-type="float" office:value="33" calcext:value-type="float">
            <text:p>33</text:p>
          </table:table-cell>
          <table:table-cell table:formula="of:=MOD(([.C670]-[.G670])/85;85)" office:value-type="float" office:value="55" calcext:value-type="float">
            <text:p>55</text:p>
          </table:table-cell>
          <table:table-cell table:formula="of:=MOD([.C670];85)" office:value-type="float" office:value="36" calcext:value-type="float">
            <text:p>36</text:p>
          </table:table-cell>
          <table:table-cell table:formula="of:=COM.MICROSOFT.CONCAT(MID(&quot;0123456789ABCDEFGHJKLMNPQRSTUVWXYZabcdefghijklmnpqrstuvwxyz!#$%&amp;()*+-;&lt;=&gt;?@^_{}[]/\:&quot;&quot;&quot;&quot;&quot;;[.D670]+1;1);MID(&quot;0123456789ABCDEFGHJKLMNPQRSTUVWXYZabcdefghijklmnpqrstuvwxyz!#$%&amp;()*+-;&lt;=&gt;?@^_{}[]/\:&quot;&quot;&quot;&quot;&quot;;[.E670]+1;1);MID(&quot;0123456789ABCDEFGHJKLMNPQRSTUVWXYZabcdefghijklmnpqrstuvwxyz!#$%&amp;()*+-;&lt;=&gt;?@^_{}[]/\:&quot;&quot;&quot;&quot;&quot;;[.F670]+1;1);MID(&quot;0123456789ABCDEFGHJKLMNPQRSTUVWXYZabcdefghijklmnpqrstuvwxyz!#$%&amp;()*+-;&lt;=&gt;?@^_{}[]/\:&quot;&quot;&quot;&quot;&quot;;[.G670]+1;1))" office:value-type="string" office:string-value="*Zwc" calcext:value-type="string">
            <text:p>*Zw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372028596b2ae08a68bb41e85d8a65289b8c611605e26954af26209784df5f</text:p>
          </table:table-cell>
          <table:table-cell table:formula="of:=HEX2DEC(MID([.A671];1;8))+HEX2DEC(MID([.A671];9;8))+HEX2DEC(MID([.A671];17;8))+HEX2DEC(MID([.A671];25;8))+HEX2DEC(MID([.A671];33;8))+HEX2DEC(MID([.A671];41;8))+HEX2DEC(MID([.A671];49;8))+HEX2DEC(MID([.A671];57;8))" office:value-type="float" office:value="13895599351" calcext:value-type="float">
            <text:p>13895599351</text:p>
          </table:table-cell>
          <table:table-cell table:formula="of:= MOD([.B671];85^4)" office:value-type="float" office:value="10233101" calcext:value-type="float">
            <text:p>10233101</text:p>
          </table:table-cell>
          <table:table-cell table:formula="of:=MOD(((((([.C671]-[.G671])/85)-[.F671])/85)-[.E671])/85;85)" office:value-type="float" office:value="16" calcext:value-type="float">
            <text:p>16</text:p>
          </table:table-cell>
          <table:table-cell table:formula="of:=MOD(((([.C671]-[.G671])/85)-[.F671])/85;85)" office:value-type="float" office:value="56" calcext:value-type="float">
            <text:p>56</text:p>
          </table:table-cell>
          <table:table-cell table:formula="of:=MOD(([.C671]-[.G671])/85;85)" office:value-type="float" office:value="29" calcext:value-type="float">
            <text:p>29</text:p>
          </table:table-cell>
          <table:table-cell table:formula="of:=MOD([.C671];85)" office:value-type="float" office:value="36" calcext:value-type="float">
            <text:p>36</text:p>
          </table:table-cell>
          <table:table-cell table:formula="of:=COM.MICROSOFT.CONCAT(MID(&quot;0123456789ABCDEFGHJKLMNPQRSTUVWXYZabcdefghijklmnpqrstuvwxyz!#$%&amp;()*+-;&lt;=&gt;?@^_{}[]/\:&quot;&quot;&quot;&quot;&quot;;[.D671]+1;1);MID(&quot;0123456789ABCDEFGHJKLMNPQRSTUVWXYZabcdefghijklmnpqrstuvwxyz!#$%&amp;()*+-;&lt;=&gt;?@^_{}[]/\:&quot;&quot;&quot;&quot;&quot;;[.E671]+1;1);MID(&quot;0123456789ABCDEFGHJKLMNPQRSTUVWXYZabcdefghijklmnpqrstuvwxyz!#$%&amp;()*+-;&lt;=&gt;?@^_{}[]/\:&quot;&quot;&quot;&quot;&quot;;[.F671]+1;1);MID(&quot;0123456789ABCDEFGHJKLMNPQRSTUVWXYZabcdefghijklmnpqrstuvwxyz!#$%&amp;()*+-;&lt;=&gt;?@^_{}[]/\:&quot;&quot;&quot;&quot;&quot;;[.G671]+1;1))" office:value-type="string" office:string-value="GxVc" calcext:value-type="string">
            <text:p>GxV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41cde8c9abcde3699cd84c112b27b0dd5a2dffa30cef105fb3cec659c25bfa</text:p>
          </table:table-cell>
          <table:table-cell table:formula="of:=HEX2DEC(MID([.A672];1;8))+HEX2DEC(MID([.A672];9;8))+HEX2DEC(MID([.A672];17;8))+HEX2DEC(MID([.A672];25;8))+HEX2DEC(MID([.A672];33;8))+HEX2DEC(MID([.A672];41;8))+HEX2DEC(MID([.A672];49;8))+HEX2DEC(MID([.A672];57;8))" office:value-type="float" office:value="18196128662" calcext:value-type="float">
            <text:p>18196128662</text:p>
          </table:table-cell>
          <table:table-cell table:formula="of:= MOD([.B672];85^4)" office:value-type="float" office:value="30311162" calcext:value-type="float">
            <text:p>30311162</text:p>
          </table:table-cell>
          <table:table-cell table:formula="of:=MOD(((((([.C672]-[.G672])/85)-[.F672])/85)-[.E672])/85;85)" office:value-type="float" office:value="49" calcext:value-type="float">
            <text:p>49</text:p>
          </table:table-cell>
          <table:table-cell table:formula="of:=MOD(((([.C672]-[.G672])/85)-[.F672])/85;85)" office:value-type="float" office:value="30" calcext:value-type="float">
            <text:p>30</text:p>
          </table:table-cell>
          <table:table-cell table:formula="of:=MOD(([.C672]-[.G672])/85;85)" office:value-type="float" office:value="26" calcext:value-type="float">
            <text:p>26</text:p>
          </table:table-cell>
          <table:table-cell table:formula="of:=MOD([.C672];85)" office:value-type="float" office:value="77" calcext:value-type="float">
            <text:p>77</text:p>
          </table:table-cell>
          <table:table-cell table:formula="of:=COM.MICROSOFT.CONCAT(MID(&quot;0123456789ABCDEFGHJKLMNPQRSTUVWXYZabcdefghijklmnpqrstuvwxyz!#$%&amp;()*+-;&lt;=&gt;?@^_{}[]/\:&quot;&quot;&quot;&quot;&quot;;[.D672]+1;1);MID(&quot;0123456789ABCDEFGHJKLMNPQRSTUVWXYZabcdefghijklmnpqrstuvwxyz!#$%&amp;()*+-;&lt;=&gt;?@^_{}[]/\:&quot;&quot;&quot;&quot;&quot;;[.E672]+1;1);MID(&quot;0123456789ABCDEFGHJKLMNPQRSTUVWXYZabcdefghijklmnpqrstuvwxyz!#$%&amp;()*+-;&lt;=&gt;?@^_{}[]/\:&quot;&quot;&quot;&quot;&quot;;[.F672]+1;1);MID(&quot;0123456789ABCDEFGHJKLMNPQRSTUVWXYZabcdefghijklmnpqrstuvwxyz!#$%&amp;()*+-;&lt;=&gt;?@^_{}[]/\:&quot;&quot;&quot;&quot;&quot;;[.G672]+1;1))" office:value-type="string" office:string-value="qWS{" calcext:value-type="string">
            <text:p>qWS{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8af872af752ec8e147b78183c4c2d66183575d4bd40478e8ad450102c20dd1e</text:p>
          </table:table-cell>
          <table:table-cell table:formula="of:=HEX2DEC(MID([.A673];1;8))+HEX2DEC(MID([.A673];9;8))+HEX2DEC(MID([.A673];17;8))+HEX2DEC(MID([.A673];25;8))+HEX2DEC(MID([.A673];33;8))+HEX2DEC(MID([.A673];41;8))+HEX2DEC(MID([.A673];49;8))+HEX2DEC(MID([.A673];57;8))" office:value-type="float" office:value="12301173702" calcext:value-type="float">
            <text:p>12301173702</text:p>
          </table:table-cell>
          <table:table-cell table:formula="of:= MOD([.B673];85^4)" office:value-type="float" office:value="34026827" calcext:value-type="float">
            <text:p>34026827</text:p>
          </table:table-cell>
          <table:table-cell table:formula="of:=MOD(((((([.C673]-[.G673])/85)-[.F673])/85)-[.E673])/85;85)" office:value-type="float" office:value="55" calcext:value-type="float">
            <text:p>55</text:p>
          </table:table-cell>
          <table:table-cell table:formula="of:=MOD(((([.C673]-[.G673])/85)-[.F673])/85;85)" office:value-type="float" office:value="34" calcext:value-type="float">
            <text:p>34</text:p>
          </table:table-cell>
          <table:table-cell table:formula="of:=MOD(([.C673]-[.G673])/85;85)" office:value-type="float" office:value="50" calcext:value-type="float">
            <text:p>50</text:p>
          </table:table-cell>
          <table:table-cell table:formula="of:=MOD([.C673];85)" office:value-type="float" office:value="52" calcext:value-type="float">
            <text:p>52</text:p>
          </table:table-cell>
          <table:table-cell table:formula="of:=COM.MICROSOFT.CONCAT(MID(&quot;0123456789ABCDEFGHJKLMNPQRSTUVWXYZabcdefghijklmnpqrstuvwxyz!#$%&amp;()*+-;&lt;=&gt;?@^_{}[]/\:&quot;&quot;&quot;&quot;&quot;;[.D673]+1;1);MID(&quot;0123456789ABCDEFGHJKLMNPQRSTUVWXYZabcdefghijklmnpqrstuvwxyz!#$%&amp;()*+-;&lt;=&gt;?@^_{}[]/\:&quot;&quot;&quot;&quot;&quot;;[.E673]+1;1);MID(&quot;0123456789ABCDEFGHJKLMNPQRSTUVWXYZabcdefghijklmnpqrstuvwxyz!#$%&amp;()*+-;&lt;=&gt;?@^_{}[]/\:&quot;&quot;&quot;&quot;&quot;;[.F673]+1;1);MID(&quot;0123456789ABCDEFGHJKLMNPQRSTUVWXYZabcdefghijklmnpqrstuvwxyz!#$%&amp;()*+-;&lt;=&gt;?@^_{}[]/\:&quot;&quot;&quot;&quot;&quot;;[.G673]+1;1))" office:value-type="string" office:string-value="wart" calcext:value-type="string">
            <text:p>wa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cdd0e8838b4b1f894b35e46a0c168d64b6221c88d07ca5c0d0faec04fedceaa</text:p>
          </table:table-cell>
          <table:table-cell table:formula="of:=HEX2DEC(MID([.A674];1;8))+HEX2DEC(MID([.A674];9;8))+HEX2DEC(MID([.A674];17;8))+HEX2DEC(MID([.A674];25;8))+HEX2DEC(MID([.A674];33;8))+HEX2DEC(MID([.A674];41;8))+HEX2DEC(MID([.A674];49;8))+HEX2DEC(MID([.A674];57;8))" office:value-type="float" office:value="15576461610" calcext:value-type="float">
            <text:p>15576461610</text:p>
          </table:table-cell>
          <table:table-cell table:formula="of:= MOD([.B674];85^4)" office:value-type="float" office:value="20675360" calcext:value-type="float">
            <text:p>20675360</text:p>
          </table:table-cell>
          <table:table-cell table:formula="of:=MOD(((((([.C674]-[.G674])/85)-[.F674])/85)-[.E674])/85;85)" office:value-type="float" office:value="33" calcext:value-type="float">
            <text:p>33</text:p>
          </table:table-cell>
          <table:table-cell table:formula="of:=MOD(((([.C674]-[.G674])/85)-[.F674])/85;85)" office:value-type="float" office:value="56" calcext:value-type="float">
            <text:p>56</text:p>
          </table:table-cell>
          <table:table-cell table:formula="of:=MOD(([.C674]-[.G674])/85;85)" office:value-type="float" office:value="54" calcext:value-type="float">
            <text:p>54</text:p>
          </table:table-cell>
          <table:table-cell table:formula="of:=MOD([.C674];85)" office:value-type="float" office:value="45" calcext:value-type="float">
            <text:p>45</text:p>
          </table:table-cell>
          <table:table-cell table:formula="of:=COM.MICROSOFT.CONCAT(MID(&quot;0123456789ABCDEFGHJKLMNPQRSTUVWXYZabcdefghijklmnpqrstuvwxyz!#$%&amp;()*+-;&lt;=&gt;?@^_{}[]/\:&quot;&quot;&quot;&quot;&quot;;[.D674]+1;1);MID(&quot;0123456789ABCDEFGHJKLMNPQRSTUVWXYZabcdefghijklmnpqrstuvwxyz!#$%&amp;()*+-;&lt;=&gt;?@^_{}[]/\:&quot;&quot;&quot;&quot;&quot;;[.E674]+1;1);MID(&quot;0123456789ABCDEFGHJKLMNPQRSTUVWXYZabcdefghijklmnpqrstuvwxyz!#$%&amp;()*+-;&lt;=&gt;?@^_{}[]/\:&quot;&quot;&quot;&quot;&quot;;[.F674]+1;1);MID(&quot;0123456789ABCDEFGHJKLMNPQRSTUVWXYZabcdefghijklmnpqrstuvwxyz!#$%&amp;()*+-;&lt;=&gt;?@^_{}[]/\:&quot;&quot;&quot;&quot;&quot;;[.G674]+1;1))" office:value-type="string" office:string-value="Zxvl" calcext:value-type="string">
            <text:p>Zxv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1476fcd7b5dfa4a59559d46faee6744cf4607cba0ab465b1cf5c6162102bc0</text:p>
          </table:table-cell>
          <table:table-cell table:formula="of:=HEX2DEC(MID([.A675];1;8))+HEX2DEC(MID([.A675];9;8))+HEX2DEC(MID([.A675];17;8))+HEX2DEC(MID([.A675];25;8))+HEX2DEC(MID([.A675];33;8))+HEX2DEC(MID([.A675];41;8))+HEX2DEC(MID([.A675];49;8))+HEX2DEC(MID([.A675];57;8))" office:value-type="float" office:value="18638255082" calcext:value-type="float">
            <text:p>18638255082</text:p>
          </table:table-cell>
          <table:table-cell table:formula="of:= MOD([.B675];85^4)" office:value-type="float" office:value="2631957" calcext:value-type="float">
            <text:p>2631957</text:p>
          </table:table-cell>
          <table:table-cell table:formula="of:=MOD(((((([.C675]-[.G675])/85)-[.F675])/85)-[.E675])/85;85)" office:value-type="float" office:value="4" calcext:value-type="float">
            <text:p>4</text:p>
          </table:table-cell>
          <table:table-cell table:formula="of:=MOD(((([.C675]-[.G675])/85)-[.F675])/85;85)" office:value-type="float" office:value="24" calcext:value-type="float">
            <text:p>24</text:p>
          </table:table-cell>
          <table:table-cell table:formula="of:=MOD(([.C675]-[.G675])/85;85)" office:value-type="float" office:value="24" calcext:value-type="float">
            <text:p>24</text:p>
          </table:table-cell>
          <table:table-cell table:formula="of:=MOD([.C675];85)" office:value-type="float" office:value="17" calcext:value-type="float">
            <text:p>17</text:p>
          </table:table-cell>
          <table:table-cell table:formula="of:=COM.MICROSOFT.CONCAT(MID(&quot;0123456789ABCDEFGHJKLMNPQRSTUVWXYZabcdefghijklmnpqrstuvwxyz!#$%&amp;()*+-;&lt;=&gt;?@^_{}[]/\:&quot;&quot;&quot;&quot;&quot;;[.D675]+1;1);MID(&quot;0123456789ABCDEFGHJKLMNPQRSTUVWXYZabcdefghijklmnpqrstuvwxyz!#$%&amp;()*+-;&lt;=&gt;?@^_{}[]/\:&quot;&quot;&quot;&quot;&quot;;[.E675]+1;1);MID(&quot;0123456789ABCDEFGHJKLMNPQRSTUVWXYZabcdefghijklmnpqrstuvwxyz!#$%&amp;()*+-;&lt;=&gt;?@^_{}[]/\:&quot;&quot;&quot;&quot;&quot;;[.F675]+1;1);MID(&quot;0123456789ABCDEFGHJKLMNPQRSTUVWXYZabcdefghijklmnpqrstuvwxyz!#$%&amp;()*+-;&lt;=&gt;?@^_{}[]/\:&quot;&quot;&quot;&quot;&quot;;[.G675]+1;1))" office:value-type="string" office:string-value="4QQH" calcext:value-type="string">
            <text:p>4QQ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bb2d5b81d58031f82a3b0a13571597639a69b47c44225c6f0f62091fbbca52b</text:p>
          </table:table-cell>
          <table:table-cell table:formula="of:=HEX2DEC(MID([.A676];1;8))+HEX2DEC(MID([.A676];9;8))+HEX2DEC(MID([.A676];17;8))+HEX2DEC(MID([.A676];25;8))+HEX2DEC(MID([.A676];33;8))+HEX2DEC(MID([.A676];41;8))+HEX2DEC(MID([.A676];49;8))+HEX2DEC(MID([.A676];57;8))" office:value-type="float" office:value="16839829943" calcext:value-type="float">
            <text:p>16839829943</text:p>
          </table:table-cell>
          <table:table-cell table:formula="of:= MOD([.B676];85^4)" office:value-type="float" office:value="31228693" calcext:value-type="float">
            <text:p>31228693</text:p>
          </table:table-cell>
          <table:table-cell table:formula="of:=MOD(((((([.C676]-[.G676])/85)-[.F676])/85)-[.E676])/85;85)" office:value-type="float" office:value="50" calcext:value-type="float">
            <text:p>50</text:p>
          </table:table-cell>
          <table:table-cell table:formula="of:=MOD(((([.C676]-[.G676])/85)-[.F676])/85;85)" office:value-type="float" office:value="72" calcext:value-type="float">
            <text:p>72</text:p>
          </table:table-cell>
          <table:table-cell table:formula="of:=MOD(([.C676]-[.G676])/85;85)" office:value-type="float" office:value="26" calcext:value-type="float">
            <text:p>26</text:p>
          </table:table-cell>
          <table:table-cell table:formula="of:=MOD([.C676];85)" office:value-type="float" office:value="33" calcext:value-type="float">
            <text:p>33</text:p>
          </table:table-cell>
          <table:table-cell table:formula="of:=COM.MICROSOFT.CONCAT(MID(&quot;0123456789ABCDEFGHJKLMNPQRSTUVWXYZabcdefghijklmnpqrstuvwxyz!#$%&amp;()*+-;&lt;=&gt;?@^_{}[]/\:&quot;&quot;&quot;&quot;&quot;;[.D676]+1;1);MID(&quot;0123456789ABCDEFGHJKLMNPQRSTUVWXYZabcdefghijklmnpqrstuvwxyz!#$%&amp;()*+-;&lt;=&gt;?@^_{}[]/\:&quot;&quot;&quot;&quot;&quot;;[.E676]+1;1);MID(&quot;0123456789ABCDEFGHJKLMNPQRSTUVWXYZabcdefghijklmnpqrstuvwxyz!#$%&amp;()*+-;&lt;=&gt;?@^_{}[]/\:&quot;&quot;&quot;&quot;&quot;;[.F676]+1;1);MID(&quot;0123456789ABCDEFGHJKLMNPQRSTUVWXYZabcdefghijklmnpqrstuvwxyz!#$%&amp;()*+-;&lt;=&gt;?@^_{}[]/\:&quot;&quot;&quot;&quot;&quot;;[.G676]+1;1))" office:value-type="string" office:string-value="r&gt;SZ" calcext:value-type="string">
            <text:p>r&gt;S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da0f739413d3a706e784bc294de663b37b0c522a11abaf171b988a57a393d74</text:p>
          </table:table-cell>
          <table:table-cell table:formula="of:=HEX2DEC(MID([.A677];1;8))+HEX2DEC(MID([.A677];9;8))+HEX2DEC(MID([.A677];17;8))+HEX2DEC(MID([.A677];25;8))+HEX2DEC(MID([.A677];33;8))+HEX2DEC(MID([.A677];41;8))+HEX2DEC(MID([.A677];49;8))+HEX2DEC(MID([.A677];57;8))" office:value-type="float" office:value="14075242962" calcext:value-type="float">
            <text:p>14075242962</text:p>
          </table:table-cell>
          <table:table-cell table:formula="of:= MOD([.B677];85^4)" office:value-type="float" office:value="33274837" calcext:value-type="float">
            <text:p>33274837</text:p>
          </table:table-cell>
          <table:table-cell table:formula="of:=MOD(((((([.C677]-[.G677])/85)-[.F677])/85)-[.E677])/85;85)" office:value-type="float" office:value="54" calcext:value-type="float">
            <text:p>54</text:p>
          </table:table-cell>
          <table:table-cell table:formula="of:=MOD(((([.C677]-[.G677])/85)-[.F677])/85;85)" office:value-type="float" office:value="15" calcext:value-type="float">
            <text:p>15</text:p>
          </table:table-cell>
          <table:table-cell table:formula="of:=MOD(([.C677]-[.G677])/85;85)" office:value-type="float" office:value="43" calcext:value-type="float">
            <text:p>43</text:p>
          </table:table-cell>
          <table:table-cell table:formula="of:=MOD([.C677];85)" office:value-type="float" office:value="57" calcext:value-type="float">
            <text:p>57</text:p>
          </table:table-cell>
          <table:table-cell table:formula="of:=COM.MICROSOFT.CONCAT(MID(&quot;0123456789ABCDEFGHJKLMNPQRSTUVWXYZabcdefghijklmnpqrstuvwxyz!#$%&amp;()*+-;&lt;=&gt;?@^_{}[]/\:&quot;&quot;&quot;&quot;&quot;;[.D677]+1;1);MID(&quot;0123456789ABCDEFGHJKLMNPQRSTUVWXYZabcdefghijklmnpqrstuvwxyz!#$%&amp;()*+-;&lt;=&gt;?@^_{}[]/\:&quot;&quot;&quot;&quot;&quot;;[.E677]+1;1);MID(&quot;0123456789ABCDEFGHJKLMNPQRSTUVWXYZabcdefghijklmnpqrstuvwxyz!#$%&amp;()*+-;&lt;=&gt;?@^_{}[]/\:&quot;&quot;&quot;&quot;&quot;;[.F677]+1;1);MID(&quot;0123456789ABCDEFGHJKLMNPQRSTUVWXYZabcdefghijklmnpqrstuvwxyz!#$%&amp;()*+-;&lt;=&gt;?@^_{}[]/\:&quot;&quot;&quot;&quot;&quot;;[.G677]+1;1))" office:value-type="string" office:string-value="vFjy" calcext:value-type="string">
            <text:p>vFj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20bfde4b83d8d3ab886f19c3938ac91e30beea8bd30bf2a9c9c3568e8def893</text:p>
          </table:table-cell>
          <table:table-cell table:formula="of:=HEX2DEC(MID([.A678];1;8))+HEX2DEC(MID([.A678];9;8))+HEX2DEC(MID([.A678];17;8))+HEX2DEC(MID([.A678];25;8))+HEX2DEC(MID([.A678];33;8))+HEX2DEC(MID([.A678];41;8))+HEX2DEC(MID([.A678];49;8))+HEX2DEC(MID([.A678];57;8))" office:value-type="float" office:value="24457053464" calcext:value-type="float">
            <text:p>24457053464</text:p>
          </table:table-cell>
          <table:table-cell table:formula="of:= MOD([.B678];85^4)" office:value-type="float" office:value="27160964" calcext:value-type="float">
            <text:p>27160964</text:p>
          </table:table-cell>
          <table:table-cell table:formula="of:=MOD(((((([.C678]-[.G678])/85)-[.F678])/85)-[.E678])/85;85)" office:value-type="float" office:value="44" calcext:value-type="float">
            <text:p>44</text:p>
          </table:table-cell>
          <table:table-cell table:formula="of:=MOD(((([.C678]-[.G678])/85)-[.F678])/85;85)" office:value-type="float" office:value="19" calcext:value-type="float">
            <text:p>19</text:p>
          </table:table-cell>
          <table:table-cell table:formula="of:=MOD(([.C678]-[.G678])/85;85)" office:value-type="float" office:value="25" calcext:value-type="float">
            <text:p>25</text:p>
          </table:table-cell>
          <table:table-cell table:formula="of:=MOD([.C678];85)" office:value-type="float" office:value="64" calcext:value-type="float">
            <text:p>64</text:p>
          </table:table-cell>
          <table:table-cell table:formula="of:=COM.MICROSOFT.CONCAT(MID(&quot;0123456789ABCDEFGHJKLMNPQRSTUVWXYZabcdefghijklmnpqrstuvwxyz!#$%&amp;()*+-;&lt;=&gt;?@^_{}[]/\:&quot;&quot;&quot;&quot;&quot;;[.D678]+1;1);MID(&quot;0123456789ABCDEFGHJKLMNPQRSTUVWXYZabcdefghijklmnpqrstuvwxyz!#$%&amp;()*+-;&lt;=&gt;?@^_{}[]/\:&quot;&quot;&quot;&quot;&quot;;[.E678]+1;1);MID(&quot;0123456789ABCDEFGHJKLMNPQRSTUVWXYZabcdefghijklmnpqrstuvwxyz!#$%&amp;()*+-;&lt;=&gt;?@^_{}[]/\:&quot;&quot;&quot;&quot;&quot;;[.F678]+1;1);MID(&quot;0123456789ABCDEFGHJKLMNPQRSTUVWXYZabcdefghijklmnpqrstuvwxyz!#$%&amp;()*+-;&lt;=&gt;?@^_{}[]/\:&quot;&quot;&quot;&quot;&quot;;[.G678]+1;1))" office:value-type="string" office:string-value="kKR(" calcext:value-type="string">
            <text:p>kKR(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b3bf83e88d43a0433dea8af575cb48f1818237fa4b5ef69a95ca75635658f8e</text:p>
          </table:table-cell>
          <table:table-cell table:formula="of:=HEX2DEC(MID([.A679];1;8))+HEX2DEC(MID([.A679];9;8))+HEX2DEC(MID([.A679];17;8))+HEX2DEC(MID([.A679];25;8))+HEX2DEC(MID([.A679];33;8))+HEX2DEC(MID([.A679];41;8))+HEX2DEC(MID([.A679];49;8))+HEX2DEC(MID([.A679];57;8))" office:value-type="float" office:value="14946130252" calcext:value-type="float">
            <text:p>14946130252</text:p>
          </table:table-cell>
          <table:table-cell table:formula="of:= MOD([.B679];85^4)" office:value-type="float" office:value="16751502" calcext:value-type="float">
            <text:p>16751502</text:p>
          </table:table-cell>
          <table:table-cell table:formula="of:=MOD(((((([.C679]-[.G679])/85)-[.F679])/85)-[.E679])/85;85)" office:value-type="float" office:value="27" calcext:value-type="float">
            <text:p>27</text:p>
          </table:table-cell>
          <table:table-cell table:formula="of:=MOD(((([.C679]-[.G679])/85)-[.F679])/85;85)" office:value-type="float" office:value="23" calcext:value-type="float">
            <text:p>23</text:p>
          </table:table-cell>
          <table:table-cell table:formula="of:=MOD(([.C679]-[.G679])/85;85)" office:value-type="float" office:value="46" calcext:value-type="float">
            <text:p>46</text:p>
          </table:table-cell>
          <table:table-cell table:formula="of:=MOD([.C679];85)" office:value-type="float" office:value="42" calcext:value-type="float">
            <text:p>42</text:p>
          </table:table-cell>
          <table:table-cell table:formula="of:=COM.MICROSOFT.CONCAT(MID(&quot;0123456789ABCDEFGHJKLMNPQRSTUVWXYZabcdefghijklmnpqrstuvwxyz!#$%&amp;()*+-;&lt;=&gt;?@^_{}[]/\:&quot;&quot;&quot;&quot;&quot;;[.D679]+1;1);MID(&quot;0123456789ABCDEFGHJKLMNPQRSTUVWXYZabcdefghijklmnpqrstuvwxyz!#$%&amp;()*+-;&lt;=&gt;?@^_{}[]/\:&quot;&quot;&quot;&quot;&quot;;[.E679]+1;1);MID(&quot;0123456789ABCDEFGHJKLMNPQRSTUVWXYZabcdefghijklmnpqrstuvwxyz!#$%&amp;()*+-;&lt;=&gt;?@^_{}[]/\:&quot;&quot;&quot;&quot;&quot;;[.F679]+1;1);MID(&quot;0123456789ABCDEFGHJKLMNPQRSTUVWXYZabcdefghijklmnpqrstuvwxyz!#$%&amp;()*+-;&lt;=&gt;?@^_{}[]/\:&quot;&quot;&quot;&quot;&quot;;[.G679]+1;1))" office:value-type="string" office:string-value="TPmi" calcext:value-type="string">
            <text:p>TPm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53331417aa43d5365b8c2413dd6c070fbc6958edff1c919dd3660fce5383449</text:p>
          </table:table-cell>
          <table:table-cell table:formula="of:=HEX2DEC(MID([.A680];1;8))+HEX2DEC(MID([.A680];9;8))+HEX2DEC(MID([.A680];17;8))+HEX2DEC(MID([.A680];25;8))+HEX2DEC(MID([.A680];33;8))+HEX2DEC(MID([.A680];41;8))+HEX2DEC(MID([.A680];49;8))+HEX2DEC(MID([.A680];57;8))" office:value-type="float" office:value="22574654769" calcext:value-type="float">
            <text:p>22574654769</text:p>
          </table:table-cell>
          <table:table-cell table:formula="of:= MOD([.B680];85^4)" office:value-type="float" office:value="23984769" calcext:value-type="float">
            <text:p>23984769</text:p>
          </table:table-cell>
          <table:table-cell table:formula="of:=MOD(((((([.C680]-[.G680])/85)-[.F680])/85)-[.E680])/85;85)" office:value-type="float" office:value="39" calcext:value-type="float">
            <text:p>39</text:p>
          </table:table-cell>
          <table:table-cell table:formula="of:=MOD(((([.C680]-[.G680])/85)-[.F680])/85;85)" office:value-type="float" office:value="4" calcext:value-type="float">
            <text:p>4</text:p>
          </table:table-cell>
          <table:table-cell table:formula="of:=MOD(([.C680]-[.G680])/85;85)" office:value-type="float" office:value="58" calcext:value-type="float">
            <text:p>58</text:p>
          </table:table-cell>
          <table:table-cell table:formula="of:=MOD([.C680];85)" office:value-type="float" office:value="64" calcext:value-type="float">
            <text:p>64</text:p>
          </table:table-cell>
          <table:table-cell table:formula="of:=COM.MICROSOFT.CONCAT(MID(&quot;0123456789ABCDEFGHJKLMNPQRSTUVWXYZabcdefghijklmnpqrstuvwxyz!#$%&amp;()*+-;&lt;=&gt;?@^_{}[]/\:&quot;&quot;&quot;&quot;&quot;;[.D680]+1;1);MID(&quot;0123456789ABCDEFGHJKLMNPQRSTUVWXYZabcdefghijklmnpqrstuvwxyz!#$%&amp;()*+-;&lt;=&gt;?@^_{}[]/\:&quot;&quot;&quot;&quot;&quot;;[.E680]+1;1);MID(&quot;0123456789ABCDEFGHJKLMNPQRSTUVWXYZabcdefghijklmnpqrstuvwxyz!#$%&amp;()*+-;&lt;=&gt;?@^_{}[]/\:&quot;&quot;&quot;&quot;&quot;;[.F680]+1;1);MID(&quot;0123456789ABCDEFGHJKLMNPQRSTUVWXYZabcdefghijklmnpqrstuvwxyz!#$%&amp;()*+-;&lt;=&gt;?@^_{}[]/\:&quot;&quot;&quot;&quot;&quot;;[.G680]+1;1))" office:value-type="string" office:string-value="f4z(" calcext:value-type="string">
            <text:p>f4z(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21ec7fc388e3fd084f8d46536adc3b2077d866839b5f5dc6248e6790bb3488e</text:p>
          </table:table-cell>
          <table:table-cell table:formula="of:=HEX2DEC(MID([.A681];1;8))+HEX2DEC(MID([.A681];9;8))+HEX2DEC(MID([.A681];17;8))+HEX2DEC(MID([.A681];25;8))+HEX2DEC(MID([.A681];33;8))+HEX2DEC(MID([.A681];41;8))+HEX2DEC(MID([.A681];49;8))+HEX2DEC(MID([.A681];57;8))" office:value-type="float" office:value="7340247854" calcext:value-type="float">
            <text:p>7340247854</text:p>
          </table:table-cell>
          <table:table-cell table:formula="of:= MOD([.B681];85^4)" office:value-type="float" office:value="32160354" calcext:value-type="float">
            <text:p>32160354</text:p>
          </table:table-cell>
          <table:table-cell table:formula="of:=MOD(((((([.C681]-[.G681])/85)-[.F681])/85)-[.E681])/85;85)" office:value-type="float" office:value="52" calcext:value-type="float">
            <text:p>52</text:p>
          </table:table-cell>
          <table:table-cell table:formula="of:=MOD(((([.C681]-[.G681])/85)-[.F681])/85;85)" office:value-type="float" office:value="31" calcext:value-type="float">
            <text:p>31</text:p>
          </table:table-cell>
          <table:table-cell table:formula="of:=MOD(([.C681]-[.G681])/85;85)" office:value-type="float" office:value="22" calcext:value-type="float">
            <text:p>22</text:p>
          </table:table-cell>
          <table:table-cell table:formula="of:=MOD([.C681];85)" office:value-type="float" office:value="9" calcext:value-type="float">
            <text:p>9</text:p>
          </table:table-cell>
          <table:table-cell table:formula="of:=COM.MICROSOFT.CONCAT(MID(&quot;0123456789ABCDEFGHJKLMNPQRSTUVWXYZabcdefghijklmnpqrstuvwxyz!#$%&amp;()*+-;&lt;=&gt;?@^_{}[]/\:&quot;&quot;&quot;&quot;&quot;;[.D681]+1;1);MID(&quot;0123456789ABCDEFGHJKLMNPQRSTUVWXYZabcdefghijklmnpqrstuvwxyz!#$%&amp;()*+-;&lt;=&gt;?@^_{}[]/\:&quot;&quot;&quot;&quot;&quot;;[.E681]+1;1);MID(&quot;0123456789ABCDEFGHJKLMNPQRSTUVWXYZabcdefghijklmnpqrstuvwxyz!#$%&amp;()*+-;&lt;=&gt;?@^_{}[]/\:&quot;&quot;&quot;&quot;&quot;;[.F681]+1;1);MID(&quot;0123456789ABCDEFGHJKLMNPQRSTUVWXYZabcdefghijklmnpqrstuvwxyz!#$%&amp;()*+-;&lt;=&gt;?@^_{}[]/\:&quot;&quot;&quot;&quot;&quot;;[.G681]+1;1))" office:value-type="string" office:string-value="tXN9" calcext:value-type="string">
            <text:p>tXN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5feddddcf05a36102a60e41d70ce3a88939e8283ec42fbfc32b95c90c3e4af6</text:p>
          </table:table-cell>
          <table:table-cell table:formula="of:=HEX2DEC(MID([.A682];1;8))+HEX2DEC(MID([.A682];9;8))+HEX2DEC(MID([.A682];17;8))+HEX2DEC(MID([.A682];25;8))+HEX2DEC(MID([.A682];33;8))+HEX2DEC(MID([.A682];41;8))+HEX2DEC(MID([.A682];49;8))+HEX2DEC(MID([.A682];57;8))" office:value-type="float" office:value="17014156237" calcext:value-type="float">
            <text:p>17014156237</text:p>
          </table:table-cell>
          <table:table-cell table:formula="of:= MOD([.B682];85^4)" office:value-type="float" office:value="48953112" calcext:value-type="float">
            <text:p>48953112</text:p>
          </table:table-cell>
          <table:table-cell table:formula="of:=MOD(((((([.C682]-[.G682])/85)-[.F682])/85)-[.E682])/85;85)" office:value-type="float" office:value="79" calcext:value-type="float">
            <text:p>79</text:p>
          </table:table-cell>
          <table:table-cell table:formula="of:=MOD(((([.C682]-[.G682])/85)-[.F682])/85;85)" office:value-type="float" office:value="60" calcext:value-type="float">
            <text:p>60</text:p>
          </table:table-cell>
          <table:table-cell table:formula="of:=MOD(([.C682]-[.G682])/85;85)" office:value-type="float" office:value="43" calcext:value-type="float">
            <text:p>43</text:p>
          </table:table-cell>
          <table:table-cell table:formula="of:=MOD([.C682];85)" office:value-type="float" office:value="82" calcext:value-type="float">
            <text:p>82</text:p>
          </table:table-cell>
          <table:table-cell table:formula="of:=COM.MICROSOFT.CONCAT(MID(&quot;0123456789ABCDEFGHJKLMNPQRSTUVWXYZabcdefghijklmnpqrstuvwxyz!#$%&amp;()*+-;&lt;=&gt;?@^_{}[]/\:&quot;&quot;&quot;&quot;&quot;;[.D682]+1;1);MID(&quot;0123456789ABCDEFGHJKLMNPQRSTUVWXYZabcdefghijklmnpqrstuvwxyz!#$%&amp;()*+-;&lt;=&gt;?@^_{}[]/\:&quot;&quot;&quot;&quot;&quot;;[.E682]+1;1);MID(&quot;0123456789ABCDEFGHJKLMNPQRSTUVWXYZabcdefghijklmnpqrstuvwxyz!#$%&amp;()*+-;&lt;=&gt;?@^_{}[]/\:&quot;&quot;&quot;&quot;&quot;;[.F682]+1;1);MID(&quot;0123456789ABCDEFGHJKLMNPQRSTUVWXYZabcdefghijklmnpqrstuvwxyz!#$%&amp;()*+-;&lt;=&gt;?@^_{}[]/\:&quot;&quot;&quot;&quot;&quot;;[.G682]+1;1))" office:value-type="string" office:string-value="[#j\" calcext:value-type="string">
            <text:p>[#j\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467be81ffd4036ddc64745782ca829a2017adf30f52019cf963d05f3a0ac6ae</text:p>
          </table:table-cell>
          <table:table-cell table:formula="of:=HEX2DEC(MID([.A683];1;8))+HEX2DEC(MID([.A683];9;8))+HEX2DEC(MID([.A683];17;8))+HEX2DEC(MID([.A683];25;8))+HEX2DEC(MID([.A683];33;8))+HEX2DEC(MID([.A683];41;8))+HEX2DEC(MID([.A683];49;8))+HEX2DEC(MID([.A683];57;8))" office:value-type="float" office:value="17553358715" calcext:value-type="float">
            <text:p>17553358715</text:p>
          </table:table-cell>
          <table:table-cell table:formula="of:= MOD([.B683];85^4)" office:value-type="float" office:value="13948715" calcext:value-type="float">
            <text:p>13948715</text:p>
          </table:table-cell>
          <table:table-cell table:formula="of:=MOD(((((([.C683]-[.G683])/85)-[.F683])/85)-[.E683])/85;85)" office:value-type="float" office:value="22" calcext:value-type="float">
            <text:p>22</text:p>
          </table:table-cell>
          <table:table-cell table:formula="of:=MOD(((([.C683]-[.G683])/85)-[.F683])/85;85)" office:value-type="float" office:value="60" calcext:value-type="float">
            <text:p>60</text:p>
          </table:table-cell>
          <table:table-cell table:formula="of:=MOD(([.C683]-[.G683])/85;85)" office:value-type="float" office:value="52" calcext:value-type="float">
            <text:p>52</text:p>
          </table:table-cell>
          <table:table-cell table:formula="of:=MOD([.C683];85)" office:value-type="float" office:value="45" calcext:value-type="float">
            <text:p>45</text:p>
          </table:table-cell>
          <table:table-cell table:formula="of:=COM.MICROSOFT.CONCAT(MID(&quot;0123456789ABCDEFGHJKLMNPQRSTUVWXYZabcdefghijklmnpqrstuvwxyz!#$%&amp;()*+-;&lt;=&gt;?@^_{}[]/\:&quot;&quot;&quot;&quot;&quot;;[.D683]+1;1);MID(&quot;0123456789ABCDEFGHJKLMNPQRSTUVWXYZabcdefghijklmnpqrstuvwxyz!#$%&amp;()*+-;&lt;=&gt;?@^_{}[]/\:&quot;&quot;&quot;&quot;&quot;;[.E683]+1;1);MID(&quot;0123456789ABCDEFGHJKLMNPQRSTUVWXYZabcdefghijklmnpqrstuvwxyz!#$%&amp;()*+-;&lt;=&gt;?@^_{}[]/\:&quot;&quot;&quot;&quot;&quot;;[.F683]+1;1);MID(&quot;0123456789ABCDEFGHJKLMNPQRSTUVWXYZabcdefghijklmnpqrstuvwxyz!#$%&amp;()*+-;&lt;=&gt;?@^_{}[]/\:&quot;&quot;&quot;&quot;&quot;;[.G683]+1;1))" office:value-type="string" office:string-value="N#tl" calcext:value-type="string">
            <text:p>N#t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3ddb7cc831f149b0acaa8fc48d3872abef4bcf5f4f2e5b832cab797cb09330</text:p>
          </table:table-cell>
          <table:table-cell table:formula="of:=HEX2DEC(MID([.A684];1;8))+HEX2DEC(MID([.A684];9;8))+HEX2DEC(MID([.A684];17;8))+HEX2DEC(MID([.A684];25;8))+HEX2DEC(MID([.A684];33;8))+HEX2DEC(MID([.A684];41;8))+HEX2DEC(MID([.A684];49;8))+HEX2DEC(MID([.A684];57;8))" office:value-type="float" office:value="22393743513" calcext:value-type="float">
            <text:p>22393743513</text:p>
          </table:table-cell>
          <table:table-cell table:formula="of:= MOD([.B684];85^4)" office:value-type="float" office:value="51876013" calcext:value-type="float">
            <text:p>51876013</text:p>
          </table:table-cell>
          <table:table-cell table:formula="of:=MOD(((((([.C684]-[.G684])/85)-[.F684])/85)-[.E684])/85;85)" office:value-type="float" office:value="84" calcext:value-type="float">
            <text:p>84</text:p>
          </table:table-cell>
          <table:table-cell table:formula="of:=MOD(((([.C684]-[.G684])/85)-[.F684])/85;85)" office:value-type="float" office:value="40" calcext:value-type="float">
            <text:p>40</text:p>
          </table:table-cell>
          <table:table-cell table:formula="of:=MOD(([.C684]-[.G684])/85;85)" office:value-type="float" office:value="6" calcext:value-type="float">
            <text:p>6</text:p>
          </table:table-cell>
          <table:table-cell table:formula="of:=MOD([.C684];85)" office:value-type="float" office:value="3" calcext:value-type="float">
            <text:p>3</text:p>
          </table:table-cell>
          <table:table-cell table:formula="of:=COM.MICROSOFT.CONCAT(MID(&quot;0123456789ABCDEFGHJKLMNPQRSTUVWXYZabcdefghijklmnpqrstuvwxyz!#$%&amp;()*+-;&lt;=&gt;?@^_{}[]/\:&quot;&quot;&quot;&quot;&quot;;[.D684]+1;1);MID(&quot;0123456789ABCDEFGHJKLMNPQRSTUVWXYZabcdefghijklmnpqrstuvwxyz!#$%&amp;()*+-;&lt;=&gt;?@^_{}[]/\:&quot;&quot;&quot;&quot;&quot;;[.E684]+1;1);MID(&quot;0123456789ABCDEFGHJKLMNPQRSTUVWXYZabcdefghijklmnpqrstuvwxyz!#$%&amp;()*+-;&lt;=&gt;?@^_{}[]/\:&quot;&quot;&quot;&quot;&quot;;[.F684]+1;1);MID(&quot;0123456789ABCDEFGHJKLMNPQRSTUVWXYZabcdefghijklmnpqrstuvwxyz!#$%&amp;()*+-;&lt;=&gt;?@^_{}[]/\:&quot;&quot;&quot;&quot;&quot;;[.G684]+1;1))" office:value-type="string" office:string-value="&quot;g63" calcext:value-type="string">
            <text:p>"g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831a2964a92b51538bcbcdfc8ddfd527a8df2a452c127cdbcebbf543112330c</text:p>
          </table:table-cell>
          <table:table-cell table:formula="of:=HEX2DEC(MID([.A685];1;8))+HEX2DEC(MID([.A685];9;8))+HEX2DEC(MID([.A685];17;8))+HEX2DEC(MID([.A685];25;8))+HEX2DEC(MID([.A685];33;8))+HEX2DEC(MID([.A685];41;8))+HEX2DEC(MID([.A685];49;8))+HEX2DEC(MID([.A685];57;8))" office:value-type="float" office:value="15563759277" calcext:value-type="float">
            <text:p>15563759277</text:p>
          </table:table-cell>
          <table:table-cell table:formula="of:= MOD([.B685];85^4)" office:value-type="float" office:value="7973027" calcext:value-type="float">
            <text:p>7973027</text:p>
          </table:table-cell>
          <table:table-cell table:formula="of:=MOD(((((([.C685]-[.G685])/85)-[.F685])/85)-[.E685])/85;85)" office:value-type="float" office:value="12" calcext:value-type="float">
            <text:p>12</text:p>
          </table:table-cell>
          <table:table-cell table:formula="of:=MOD(((([.C685]-[.G685])/85)-[.F685])/85;85)" office:value-type="float" office:value="83" calcext:value-type="float">
            <text:p>83</text:p>
          </table:table-cell>
          <table:table-cell table:formula="of:=MOD(([.C685]-[.G685])/85;85)" office:value-type="float" office:value="45" calcext:value-type="float">
            <text:p>45</text:p>
          </table:table-cell>
          <table:table-cell table:formula="of:=MOD([.C685];85)" office:value-type="float" office:value="27" calcext:value-type="float">
            <text:p>27</text:p>
          </table:table-cell>
          <table:table-cell table:formula="of:=COM.MICROSOFT.CONCAT(MID(&quot;0123456789ABCDEFGHJKLMNPQRSTUVWXYZabcdefghijklmnpqrstuvwxyz!#$%&amp;()*+-;&lt;=&gt;?@^_{}[]/\:&quot;&quot;&quot;&quot;&quot;;[.D685]+1;1);MID(&quot;0123456789ABCDEFGHJKLMNPQRSTUVWXYZabcdefghijklmnpqrstuvwxyz!#$%&amp;()*+-;&lt;=&gt;?@^_{}[]/\:&quot;&quot;&quot;&quot;&quot;;[.E685]+1;1);MID(&quot;0123456789ABCDEFGHJKLMNPQRSTUVWXYZabcdefghijklmnpqrstuvwxyz!#$%&amp;()*+-;&lt;=&gt;?@^_{}[]/\:&quot;&quot;&quot;&quot;&quot;;[.F685]+1;1);MID(&quot;0123456789ABCDEFGHJKLMNPQRSTUVWXYZabcdefghijklmnpqrstuvwxyz!#$%&amp;()*+-;&lt;=&gt;?@^_{}[]/\:&quot;&quot;&quot;&quot;&quot;;[.G685]+1;1))" office:value-type="string" office:string-value="C:lT" calcext:value-type="string">
            <text:p>C:l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9f0fd5abfed174f0ee1966779a3f5a2af7a43b2b09af6260768adeb356d850d</text:p>
          </table:table-cell>
          <table:table-cell table:formula="of:=HEX2DEC(MID([.A686];1;8))+HEX2DEC(MID([.A686];9;8))+HEX2DEC(MID([.A686];17;8))+HEX2DEC(MID([.A686];25;8))+HEX2DEC(MID([.A686];33;8))+HEX2DEC(MID([.A686];41;8))+HEX2DEC(MID([.A686];49;8))+HEX2DEC(MID([.A686];57;8))" office:value-type="float" office:value="16631401858" calcext:value-type="float">
            <text:p>16631401858</text:p>
          </table:table-cell>
          <table:table-cell table:formula="of:= MOD([.B686];85^4)" office:value-type="float" office:value="31603108" calcext:value-type="float">
            <text:p>31603108</text:p>
          </table:table-cell>
          <table:table-cell table:formula="of:=MOD(((((([.C686]-[.G686])/85)-[.F686])/85)-[.E686])/85;85)" office:value-type="float" office:value="51" calcext:value-type="float">
            <text:p>51</text:p>
          </table:table-cell>
          <table:table-cell table:formula="of:=MOD(((([.C686]-[.G686])/85)-[.F686])/85;85)" office:value-type="float" office:value="39" calcext:value-type="float">
            <text:p>39</text:p>
          </table:table-cell>
          <table:table-cell table:formula="of:=MOD(([.C686]-[.G686])/85;85)" office:value-type="float" office:value="11" calcext:value-type="float">
            <text:p>11</text:p>
          </table:table-cell>
          <table:table-cell table:formula="of:=MOD([.C686];85)" office:value-type="float" office:value="23" calcext:value-type="float">
            <text:p>23</text:p>
          </table:table-cell>
          <table:table-cell table:formula="of:=COM.MICROSOFT.CONCAT(MID(&quot;0123456789ABCDEFGHJKLMNPQRSTUVWXYZabcdefghijklmnpqrstuvwxyz!#$%&amp;()*+-;&lt;=&gt;?@^_{}[]/\:&quot;&quot;&quot;&quot;&quot;;[.D686]+1;1);MID(&quot;0123456789ABCDEFGHJKLMNPQRSTUVWXYZabcdefghijklmnpqrstuvwxyz!#$%&amp;()*+-;&lt;=&gt;?@^_{}[]/\:&quot;&quot;&quot;&quot;&quot;;[.E686]+1;1);MID(&quot;0123456789ABCDEFGHJKLMNPQRSTUVWXYZabcdefghijklmnpqrstuvwxyz!#$%&amp;()*+-;&lt;=&gt;?@^_{}[]/\:&quot;&quot;&quot;&quot;&quot;;[.F686]+1;1);MID(&quot;0123456789ABCDEFGHJKLMNPQRSTUVWXYZabcdefghijklmnpqrstuvwxyz!#$%&amp;()*+-;&lt;=&gt;?@^_{}[]/\:&quot;&quot;&quot;&quot;&quot;;[.G686]+1;1))" office:value-type="string" office:string-value="sfBP" calcext:value-type="string">
            <text:p>sfB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267861aa56e0f32d0ee3bb3d0c5cfaf8a9b724433c3c9c45ab1750c37c825a4</text:p>
          </table:table-cell>
          <table:table-cell table:formula="of:=HEX2DEC(MID([.A687];1;8))+HEX2DEC(MID([.A687];9;8))+HEX2DEC(MID([.A687];17;8))+HEX2DEC(MID([.A687];25;8))+HEX2DEC(MID([.A687];33;8))+HEX2DEC(MID([.A687];41;8))+HEX2DEC(MID([.A687];49;8))+HEX2DEC(MID([.A687];57;8))" office:value-type="float" office:value="19233142630" calcext:value-type="float">
            <text:p>19233142630</text:p>
          </table:table-cell>
          <table:table-cell table:formula="of:= MOD([.B687];85^4)" office:value-type="float" office:value="23312630" calcext:value-type="float">
            <text:p>23312630</text:p>
          </table:table-cell>
          <table:table-cell table:formula="of:=MOD(((((([.C687]-[.G687])/85)-[.F687])/85)-[.E687])/85;85)" office:value-type="float" office:value="37" calcext:value-type="float">
            <text:p>37</text:p>
          </table:table-cell>
          <table:table-cell table:formula="of:=MOD(((([.C687]-[.G687])/85)-[.F687])/85;85)" office:value-type="float" office:value="81" calcext:value-type="float">
            <text:p>81</text:p>
          </table:table-cell>
          <table:table-cell table:formula="of:=MOD(([.C687]-[.G687])/85;85)" office:value-type="float" office:value="56" calcext:value-type="float">
            <text:p>56</text:p>
          </table:table-cell>
          <table:table-cell table:formula="of:=MOD([.C687];85)" office:value-type="float" office:value="20" calcext:value-type="float">
            <text:p>20</text:p>
          </table:table-cell>
          <table:table-cell table:formula="of:=COM.MICROSOFT.CONCAT(MID(&quot;0123456789ABCDEFGHJKLMNPQRSTUVWXYZabcdefghijklmnpqrstuvwxyz!#$%&amp;()*+-;&lt;=&gt;?@^_{}[]/\:&quot;&quot;&quot;&quot;&quot;;[.D687]+1;1);MID(&quot;0123456789ABCDEFGHJKLMNPQRSTUVWXYZabcdefghijklmnpqrstuvwxyz!#$%&amp;()*+-;&lt;=&gt;?@^_{}[]/\:&quot;&quot;&quot;&quot;&quot;;[.E687]+1;1);MID(&quot;0123456789ABCDEFGHJKLMNPQRSTUVWXYZabcdefghijklmnpqrstuvwxyz!#$%&amp;()*+-;&lt;=&gt;?@^_{}[]/\:&quot;&quot;&quot;&quot;&quot;;[.F687]+1;1);MID(&quot;0123456789ABCDEFGHJKLMNPQRSTUVWXYZabcdefghijklmnpqrstuvwxyz!#$%&amp;()*+-;&lt;=&gt;?@^_{}[]/\:&quot;&quot;&quot;&quot;&quot;;[.G687]+1;1))" office:value-type="string" office:string-value="d/xL" calcext:value-type="string">
            <text:p>d/x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9b298f8e01aee716e52ae3f26c9d751435bd15facdf88450df53b18ef095933</text:p>
          </table:table-cell>
          <table:table-cell table:formula="of:=HEX2DEC(MID([.A688];1;8))+HEX2DEC(MID([.A688];9;8))+HEX2DEC(MID([.A688];17;8))+HEX2DEC(MID([.A688];25;8))+HEX2DEC(MID([.A688];33;8))+HEX2DEC(MID([.A688];41;8))+HEX2DEC(MID([.A688];49;8))+HEX2DEC(MID([.A688];57;8))" office:value-type="float" office:value="15504505576" calcext:value-type="float">
            <text:p>15504505576</text:p>
          </table:table-cell>
          <table:table-cell table:formula="of:= MOD([.B688];85^4)" office:value-type="float" office:value="919951" calcext:value-type="float">
            <text:p>919951</text:p>
          </table:table-cell>
          <table:table-cell table:formula="of:=MOD(((((([.C688]-[.G688])/85)-[.F688])/85)-[.E688])/85;85)" office:value-type="float" office:value="1" calcext:value-type="float">
            <text:p>1</text:p>
          </table:table-cell>
          <table:table-cell table:formula="of:=MOD(((([.C688]-[.G688])/85)-[.F688])/85;85)" office:value-type="float" office:value="42" calcext:value-type="float">
            <text:p>42</text:p>
          </table:table-cell>
          <table:table-cell table:formula="of:=MOD(([.C688]-[.G688])/85;85)" office:value-type="float" office:value="27" calcext:value-type="float">
            <text:p>27</text:p>
          </table:table-cell>
          <table:table-cell table:formula="of:=MOD([.C688];85)" office:value-type="float" office:value="81" calcext:value-type="float">
            <text:p>81</text:p>
          </table:table-cell>
          <table:table-cell table:formula="of:=COM.MICROSOFT.CONCAT(MID(&quot;0123456789ABCDEFGHJKLMNPQRSTUVWXYZabcdefghijklmnpqrstuvwxyz!#$%&amp;()*+-;&lt;=&gt;?@^_{}[]/\:&quot;&quot;&quot;&quot;&quot;;[.D688]+1;1);MID(&quot;0123456789ABCDEFGHJKLMNPQRSTUVWXYZabcdefghijklmnpqrstuvwxyz!#$%&amp;()*+-;&lt;=&gt;?@^_{}[]/\:&quot;&quot;&quot;&quot;&quot;;[.E688]+1;1);MID(&quot;0123456789ABCDEFGHJKLMNPQRSTUVWXYZabcdefghijklmnpqrstuvwxyz!#$%&amp;()*+-;&lt;=&gt;?@^_{}[]/\:&quot;&quot;&quot;&quot;&quot;;[.F688]+1;1);MID(&quot;0123456789ABCDEFGHJKLMNPQRSTUVWXYZabcdefghijklmnpqrstuvwxyz!#$%&amp;()*+-;&lt;=&gt;?@^_{}[]/\:&quot;&quot;&quot;&quot;&quot;;[.G688]+1;1))" office:value-type="string" office:string-value="1iT/" calcext:value-type="string">
            <text:p>1iT/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05c470c381cf0ef104f7e2bbe9dc3825a1f321589c6fdae64956afe2a4da8bd</text:p>
          </table:table-cell>
          <table:table-cell table:formula="of:=HEX2DEC(MID([.A689];1;8))+HEX2DEC(MID([.A689];9;8))+HEX2DEC(MID([.A689];17;8))+HEX2DEC(MID([.A689];25;8))+HEX2DEC(MID([.A689];33;8))+HEX2DEC(MID([.A689];41;8))+HEX2DEC(MID([.A689];49;8))+HEX2DEC(MID([.A689];57;8))" office:value-type="float" office:value="13861109030" calcext:value-type="float">
            <text:p>13861109030</text:p>
          </table:table-cell>
          <table:table-cell table:formula="of:= MOD([.B689];85^4)" office:value-type="float" office:value="27943405" calcext:value-type="float">
            <text:p>27943405</text:p>
          </table:table-cell>
          <table:table-cell table:formula="of:=MOD(((((([.C689]-[.G689])/85)-[.F689])/85)-[.E689])/85;85)" office:value-type="float" office:value="45" calcext:value-type="float">
            <text:p>45</text:p>
          </table:table-cell>
          <table:table-cell table:formula="of:=MOD(((([.C689]-[.G689])/85)-[.F689])/85;85)" office:value-type="float" office:value="42" calcext:value-type="float">
            <text:p>42</text:p>
          </table:table-cell>
          <table:table-cell table:formula="of:=MOD(([.C689]-[.G689])/85;85)" office:value-type="float" office:value="50" calcext:value-type="float">
            <text:p>50</text:p>
          </table:table-cell>
          <table:table-cell table:formula="of:=MOD([.C689];85)" office:value-type="float" office:value="80" calcext:value-type="float">
            <text:p>80</text:p>
          </table:table-cell>
          <table:table-cell table:formula="of:=COM.MICROSOFT.CONCAT(MID(&quot;0123456789ABCDEFGHJKLMNPQRSTUVWXYZabcdefghijklmnpqrstuvwxyz!#$%&amp;()*+-;&lt;=&gt;?@^_{}[]/\:&quot;&quot;&quot;&quot;&quot;;[.D689]+1;1);MID(&quot;0123456789ABCDEFGHJKLMNPQRSTUVWXYZabcdefghijklmnpqrstuvwxyz!#$%&amp;()*+-;&lt;=&gt;?@^_{}[]/\:&quot;&quot;&quot;&quot;&quot;;[.E689]+1;1);MID(&quot;0123456789ABCDEFGHJKLMNPQRSTUVWXYZabcdefghijklmnpqrstuvwxyz!#$%&amp;()*+-;&lt;=&gt;?@^_{}[]/\:&quot;&quot;&quot;&quot;&quot;;[.F689]+1;1);MID(&quot;0123456789ABCDEFGHJKLMNPQRSTUVWXYZabcdefghijklmnpqrstuvwxyz!#$%&amp;()*+-;&lt;=&gt;?@^_{}[]/\:&quot;&quot;&quot;&quot;&quot;;[.G689]+1;1))" office:value-type="string" office:string-value="lir]" calcext:value-type="string">
            <text:p>lir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21c480639ab25d97b487b56214ee18b3046062bc797ca1d2a420ddf9b203cf2</text:p>
          </table:table-cell>
          <table:table-cell table:formula="of:=HEX2DEC(MID([.A690];1;8))+HEX2DEC(MID([.A690];9;8))+HEX2DEC(MID([.A690];17;8))+HEX2DEC(MID([.A690];25;8))+HEX2DEC(MID([.A690];33;8))+HEX2DEC(MID([.A690];41;8))+HEX2DEC(MID([.A690];49;8))+HEX2DEC(MID([.A690];57;8))" office:value-type="float" office:value="11637024217" calcext:value-type="float">
            <text:p>11637024217</text:p>
          </table:table-cell>
          <table:table-cell table:formula="of:= MOD([.B690];85^4)" office:value-type="float" office:value="48485467" calcext:value-type="float">
            <text:p>48485467</text:p>
          </table:table-cell>
          <table:table-cell table:formula="of:=MOD(((((([.C690]-[.G690])/85)-[.F690])/85)-[.E690])/85;85)" office:value-type="float" office:value="78" calcext:value-type="float">
            <text:p>78</text:p>
          </table:table-cell>
          <table:table-cell table:formula="of:=MOD(((([.C690]-[.G690])/85)-[.F690])/85;85)" office:value-type="float" office:value="80" calcext:value-type="float">
            <text:p>80</text:p>
          </table:table-cell>
          <table:table-cell table:formula="of:=MOD(([.C690]-[.G690])/85;85)" office:value-type="float" office:value="67" calcext:value-type="float">
            <text:p>67</text:p>
          </table:table-cell>
          <table:table-cell table:formula="of:=MOD([.C690];85)" office:value-type="float" office:value="22" calcext:value-type="float">
            <text:p>22</text:p>
          </table:table-cell>
          <table:table-cell table:formula="of:=COM.MICROSOFT.CONCAT(MID(&quot;0123456789ABCDEFGHJKLMNPQRSTUVWXYZabcdefghijklmnpqrstuvwxyz!#$%&amp;()*+-;&lt;=&gt;?@^_{}[]/\:&quot;&quot;&quot;&quot;&quot;;[.D690]+1;1);MID(&quot;0123456789ABCDEFGHJKLMNPQRSTUVWXYZabcdefghijklmnpqrstuvwxyz!#$%&amp;()*+-;&lt;=&gt;?@^_{}[]/\:&quot;&quot;&quot;&quot;&quot;;[.E690]+1;1);MID(&quot;0123456789ABCDEFGHJKLMNPQRSTUVWXYZabcdefghijklmnpqrstuvwxyz!#$%&amp;()*+-;&lt;=&gt;?@^_{}[]/\:&quot;&quot;&quot;&quot;&quot;;[.F690]+1;1);MID(&quot;0123456789ABCDEFGHJKLMNPQRSTUVWXYZabcdefghijklmnpqrstuvwxyz!#$%&amp;()*+-;&lt;=&gt;?@^_{}[]/\:&quot;&quot;&quot;&quot;&quot;;[.G690]+1;1))" office:value-type="string" office:string-value="}]+N" calcext:value-type="string">
            <text:p>}]+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4cc79e5cecf645e3c07363db8210ff4f949b39f21b35ae53e5b2a3efaef7e05</text:p>
          </table:table-cell>
          <table:table-cell table:formula="of:=HEX2DEC(MID([.A691];1;8))+HEX2DEC(MID([.A691];9;8))+HEX2DEC(MID([.A691];17;8))+HEX2DEC(MID([.A691];25;8))+HEX2DEC(MID([.A691];33;8))+HEX2DEC(MID([.A691];41;8))+HEX2DEC(MID([.A691];49;8))+HEX2DEC(MID([.A691];57;8))" office:value-type="float" office:value="20871633723" calcext:value-type="float">
            <text:p>20871633723</text:p>
          </table:table-cell>
          <table:table-cell table:formula="of:= MOD([.B691];85^4)" office:value-type="float" office:value="43584348" calcext:value-type="float">
            <text:p>43584348</text:p>
          </table:table-cell>
          <table:table-cell table:formula="of:=MOD(((((([.C691]-[.G691])/85)-[.F691])/85)-[.E691])/85;85)" office:value-type="float" office:value="70" calcext:value-type="float">
            <text:p>70</text:p>
          </table:table-cell>
          <table:table-cell table:formula="of:=MOD(((([.C691]-[.G691])/85)-[.F691])/85;85)" office:value-type="float" office:value="82" calcext:value-type="float">
            <text:p>82</text:p>
          </table:table-cell>
          <table:table-cell table:formula="of:=MOD(([.C691]-[.G691])/85;85)" office:value-type="float" office:value="37" calcext:value-type="float">
            <text:p>37</text:p>
          </table:table-cell>
          <table:table-cell table:formula="of:=MOD([.C691];85)" office:value-type="float" office:value="3" calcext:value-type="float">
            <text:p>3</text:p>
          </table:table-cell>
          <table:table-cell table:formula="of:=COM.MICROSOFT.CONCAT(MID(&quot;0123456789ABCDEFGHJKLMNPQRSTUVWXYZabcdefghijklmnpqrstuvwxyz!#$%&amp;()*+-;&lt;=&gt;?@^_{}[]/\:&quot;&quot;&quot;&quot;&quot;;[.D691]+1;1);MID(&quot;0123456789ABCDEFGHJKLMNPQRSTUVWXYZabcdefghijklmnpqrstuvwxyz!#$%&amp;()*+-;&lt;=&gt;?@^_{}[]/\:&quot;&quot;&quot;&quot;&quot;;[.E691]+1;1);MID(&quot;0123456789ABCDEFGHJKLMNPQRSTUVWXYZabcdefghijklmnpqrstuvwxyz!#$%&amp;()*+-;&lt;=&gt;?@^_{}[]/\:&quot;&quot;&quot;&quot;&quot;;[.F691]+1;1);MID(&quot;0123456789ABCDEFGHJKLMNPQRSTUVWXYZabcdefghijklmnpqrstuvwxyz!#$%&amp;()*+-;&lt;=&gt;?@^_{}[]/\:&quot;&quot;&quot;&quot;&quot;;[.G691]+1;1))" office:value-type="string" office:string-value="&lt;\d3" calcext:value-type="string">
            <text:p>&lt;\d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6de933a9fa58b1e6a2a3d01c303fb27f55800fe63ceaa6cd88310f4a1d5e25c</text:p>
          </table:table-cell>
          <table:table-cell table:formula="of:=HEX2DEC(MID([.A692];1;8))+HEX2DEC(MID([.A692];9;8))+HEX2DEC(MID([.A692];17;8))+HEX2DEC(MID([.A692];25;8))+HEX2DEC(MID([.A692];33;8))+HEX2DEC(MID([.A692];41;8))+HEX2DEC(MID([.A692];49;8))+HEX2DEC(MID([.A692];57;8))" office:value-type="float" office:value="23474599226" calcext:value-type="float">
            <text:p>23474599226</text:p>
          </table:table-cell>
          <table:table-cell table:formula="of:= MOD([.B692];85^4)" office:value-type="float" office:value="36518601" calcext:value-type="float">
            <text:p>36518601</text:p>
          </table:table-cell>
          <table:table-cell table:formula="of:=MOD(((((([.C692]-[.G692])/85)-[.F692])/85)-[.E692])/85;85)" office:value-type="float" office:value="59" calcext:value-type="float">
            <text:p>59</text:p>
          </table:table-cell>
          <table:table-cell table:formula="of:=MOD(((([.C692]-[.G692])/85)-[.F692])/85;85)" office:value-type="float" office:value="39" calcext:value-type="float">
            <text:p>39</text:p>
          </table:table-cell>
          <table:table-cell table:formula="of:=MOD(([.C692]-[.G692])/85;85)" office:value-type="float" office:value="40" calcext:value-type="float">
            <text:p>40</text:p>
          </table:table-cell>
          <table:table-cell table:formula="of:=MOD([.C692];85)" office:value-type="float" office:value="51" calcext:value-type="float">
            <text:p>51</text:p>
          </table:table-cell>
          <table:table-cell table:formula="of:=COM.MICROSOFT.CONCAT(MID(&quot;0123456789ABCDEFGHJKLMNPQRSTUVWXYZabcdefghijklmnpqrstuvwxyz!#$%&amp;()*+-;&lt;=&gt;?@^_{}[]/\:&quot;&quot;&quot;&quot;&quot;;[.D692]+1;1);MID(&quot;0123456789ABCDEFGHJKLMNPQRSTUVWXYZabcdefghijklmnpqrstuvwxyz!#$%&amp;()*+-;&lt;=&gt;?@^_{}[]/\:&quot;&quot;&quot;&quot;&quot;;[.E692]+1;1);MID(&quot;0123456789ABCDEFGHJKLMNPQRSTUVWXYZabcdefghijklmnpqrstuvwxyz!#$%&amp;()*+-;&lt;=&gt;?@^_{}[]/\:&quot;&quot;&quot;&quot;&quot;;[.F692]+1;1);MID(&quot;0123456789ABCDEFGHJKLMNPQRSTUVWXYZabcdefghijklmnpqrstuvwxyz!#$%&amp;()*+-;&lt;=&gt;?@^_{}[]/\:&quot;&quot;&quot;&quot;&quot;;[.G692]+1;1))" office:value-type="string" office:string-value="!fgs" calcext:value-type="string">
            <text:p>!fg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5480e7eda9c4b337e13aeaa4dfb6770fb6a37b863438126e4587068402b8bfc</text:p>
          </table:table-cell>
          <table:table-cell table:formula="of:=HEX2DEC(MID([.A693];1;8))+HEX2DEC(MID([.A693];9;8))+HEX2DEC(MID([.A693];17;8))+HEX2DEC(MID([.A693];25;8))+HEX2DEC(MID([.A693];33;8))+HEX2DEC(MID([.A693];41;8))+HEX2DEC(MID([.A693];49;8))+HEX2DEC(MID([.A693];57;8))" office:value-type="float" office:value="19581445389" calcext:value-type="float">
            <text:p>19581445389</text:p>
          </table:table-cell>
          <table:table-cell table:formula="of:= MOD([.B693];85^4)" office:value-type="float" office:value="6211014" calcext:value-type="float">
            <text:p>6211014</text:p>
          </table:table-cell>
          <table:table-cell table:formula="of:=MOD(((((([.C693]-[.G693])/85)-[.F693])/85)-[.E693])/85;85)" office:value-type="float" office:value="10" calcext:value-type="float">
            <text:p>10</text:p>
          </table:table-cell>
          <table:table-cell table:formula="of:=MOD(((([.C693]-[.G693])/85)-[.F693])/85;85)" office:value-type="float" office:value="9" calcext:value-type="float">
            <text:p>9</text:p>
          </table:table-cell>
          <table:table-cell table:formula="of:=MOD(([.C693]-[.G693])/85;85)" office:value-type="float" office:value="55" calcext:value-type="float">
            <text:p>55</text:p>
          </table:table-cell>
          <table:table-cell table:formula="of:=MOD([.C693];85)" office:value-type="float" office:value="64" calcext:value-type="float">
            <text:p>64</text:p>
          </table:table-cell>
          <table:table-cell table:formula="of:=COM.MICROSOFT.CONCAT(MID(&quot;0123456789ABCDEFGHJKLMNPQRSTUVWXYZabcdefghijklmnpqrstuvwxyz!#$%&amp;()*+-;&lt;=&gt;?@^_{}[]/\:&quot;&quot;&quot;&quot;&quot;;[.D693]+1;1);MID(&quot;0123456789ABCDEFGHJKLMNPQRSTUVWXYZabcdefghijklmnpqrstuvwxyz!#$%&amp;()*+-;&lt;=&gt;?@^_{}[]/\:&quot;&quot;&quot;&quot;&quot;;[.E693]+1;1);MID(&quot;0123456789ABCDEFGHJKLMNPQRSTUVWXYZabcdefghijklmnpqrstuvwxyz!#$%&amp;()*+-;&lt;=&gt;?@^_{}[]/\:&quot;&quot;&quot;&quot;&quot;;[.F693]+1;1);MID(&quot;0123456789ABCDEFGHJKLMNPQRSTUVWXYZabcdefghijklmnpqrstuvwxyz!#$%&amp;()*+-;&lt;=&gt;?@^_{}[]/\:&quot;&quot;&quot;&quot;&quot;;[.G693]+1;1))" office:value-type="string" office:string-value="A9w(" calcext:value-type="string">
            <text:p>A9w(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24839ec9632d382486ba7aac7e0bda3b4bda1d4bd79be9ae78e7e1e813ddd8</text:p>
          </table:table-cell>
          <table:table-cell table:formula="of:=HEX2DEC(MID([.A694];1;8))+HEX2DEC(MID([.A694];9;8))+HEX2DEC(MID([.A694];17;8))+HEX2DEC(MID([.A694];25;8))+HEX2DEC(MID([.A694];33;8))+HEX2DEC(MID([.A694];41;8))+HEX2DEC(MID([.A694];49;8))+HEX2DEC(MID([.A694];57;8))" office:value-type="float" office:value="15975887593" calcext:value-type="float">
            <text:p>15975887593</text:p>
          </table:table-cell>
          <table:table-cell table:formula="of:= MOD([.B694];85^4)" office:value-type="float" office:value="2496343" calcext:value-type="float">
            <text:p>2496343</text:p>
          </table:table-cell>
          <table:table-cell table:formula="of:=MOD(((((([.C694]-[.G694])/85)-[.F694])/85)-[.E694])/85;85)" office:value-type="float" office:value="4" calcext:value-type="float">
            <text:p>4</text:p>
          </table:table-cell>
          <table:table-cell table:formula="of:=MOD(((([.C694]-[.G694])/85)-[.F694])/85;85)" office:value-type="float" office:value="5" calcext:value-type="float">
            <text:p>5</text:p>
          </table:table-cell>
          <table:table-cell table:formula="of:=MOD(([.C694]-[.G694])/85;85)" office:value-type="float" office:value="43" calcext:value-type="float">
            <text:p>43</text:p>
          </table:table-cell>
          <table:table-cell table:formula="of:=MOD([.C694];85)" office:value-type="float" office:value="63" calcext:value-type="float">
            <text:p>63</text:p>
          </table:table-cell>
          <table:table-cell table:formula="of:=COM.MICROSOFT.CONCAT(MID(&quot;0123456789ABCDEFGHJKLMNPQRSTUVWXYZabcdefghijklmnpqrstuvwxyz!#$%&amp;()*+-;&lt;=&gt;?@^_{}[]/\:&quot;&quot;&quot;&quot;&quot;;[.D694]+1;1);MID(&quot;0123456789ABCDEFGHJKLMNPQRSTUVWXYZabcdefghijklmnpqrstuvwxyz!#$%&amp;()*+-;&lt;=&gt;?@^_{}[]/\:&quot;&quot;&quot;&quot;&quot;;[.E694]+1;1);MID(&quot;0123456789ABCDEFGHJKLMNPQRSTUVWXYZabcdefghijklmnpqrstuvwxyz!#$%&amp;()*+-;&lt;=&gt;?@^_{}[]/\:&quot;&quot;&quot;&quot;&quot;;[.F694]+1;1);MID(&quot;0123456789ABCDEFGHJKLMNPQRSTUVWXYZabcdefghijklmnpqrstuvwxyz!#$%&amp;()*+-;&lt;=&gt;?@^_{}[]/\:&quot;&quot;&quot;&quot;&quot;;[.G694]+1;1))" office:value-type="string" office:string-value="45j&amp;" calcext:value-type="string">
            <text:p>45j&amp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89279ba3b0ae113e6fcc96131da61d17c7da49a0e5eb6891d94d80e32142951</text:p>
          </table:table-cell>
          <table:table-cell table:formula="of:=HEX2DEC(MID([.A695];1;8))+HEX2DEC(MID([.A695];9;8))+HEX2DEC(MID([.A695];17;8))+HEX2DEC(MID([.A695];25;8))+HEX2DEC(MID([.A695];33;8))+HEX2DEC(MID([.A695];41;8))+HEX2DEC(MID([.A695];49;8))+HEX2DEC(MID([.A695];57;8))" office:value-type="float" office:value="10317587073" calcext:value-type="float">
            <text:p>10317587073</text:p>
          </table:table-cell>
          <table:table-cell table:formula="of:= MOD([.B695];85^4)" office:value-type="float" office:value="34063948" calcext:value-type="float">
            <text:p>34063948</text:p>
          </table:table-cell>
          <table:table-cell table:formula="of:=MOD(((((([.C695]-[.G695])/85)-[.F695])/85)-[.E695])/85;85)" office:value-type="float" office:value="55" calcext:value-type="float">
            <text:p>55</text:p>
          </table:table-cell>
          <table:table-cell table:formula="of:=MOD(((([.C695]-[.G695])/85)-[.F695])/85;85)" office:value-type="float" office:value="39" calcext:value-type="float">
            <text:p>39</text:p>
          </table:table-cell>
          <table:table-cell table:formula="of:=MOD(([.C695]-[.G695])/85;85)" office:value-type="float" office:value="62" calcext:value-type="float">
            <text:p>62</text:p>
          </table:table-cell>
          <table:table-cell table:formula="of:=MOD([.C695];85)" office:value-type="float" office:value="28" calcext:value-type="float">
            <text:p>28</text:p>
          </table:table-cell>
          <table:table-cell table:formula="of:=COM.MICROSOFT.CONCAT(MID(&quot;0123456789ABCDEFGHJKLMNPQRSTUVWXYZabcdefghijklmnpqrstuvwxyz!#$%&amp;()*+-;&lt;=&gt;?@^_{}[]/\:&quot;&quot;&quot;&quot;&quot;;[.D695]+1;1);MID(&quot;0123456789ABCDEFGHJKLMNPQRSTUVWXYZabcdefghijklmnpqrstuvwxyz!#$%&amp;()*+-;&lt;=&gt;?@^_{}[]/\:&quot;&quot;&quot;&quot;&quot;;[.E695]+1;1);MID(&quot;0123456789ABCDEFGHJKLMNPQRSTUVWXYZabcdefghijklmnpqrstuvwxyz!#$%&amp;()*+-;&lt;=&gt;?@^_{}[]/\:&quot;&quot;&quot;&quot;&quot;;[.F695]+1;1);MID(&quot;0123456789ABCDEFGHJKLMNPQRSTUVWXYZabcdefghijklmnpqrstuvwxyz!#$%&amp;()*+-;&lt;=&gt;?@^_{}[]/\:&quot;&quot;&quot;&quot;&quot;;[.G695]+1;1))" office:value-type="string" office:string-value="wf%U" calcext:value-type="string">
            <text:p>wf%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678ad5f5ddbf099f2dbd697b367bc237132b31ec1c4daff1a2445eb648fd39a</text:p>
          </table:table-cell>
          <table:table-cell table:formula="of:=HEX2DEC(MID([.A696];1;8))+HEX2DEC(MID([.A696];9;8))+HEX2DEC(MID([.A696];17;8))+HEX2DEC(MID([.A696];25;8))+HEX2DEC(MID([.A696];33;8))+HEX2DEC(MID([.A696];41;8))+HEX2DEC(MID([.A696];49;8))+HEX2DEC(MID([.A696];57;8))" office:value-type="float" office:value="19264690260" calcext:value-type="float">
            <text:p>19264690260</text:p>
          </table:table-cell>
          <table:table-cell table:formula="of:= MOD([.B696];85^4)" office:value-type="float" office:value="2659635" calcext:value-type="float">
            <text:p>2659635</text:p>
          </table:table-cell>
          <table:table-cell table:formula="of:=MOD(((((([.C696]-[.G696])/85)-[.F696])/85)-[.E696])/85;85)" office:value-type="float" office:value="4" calcext:value-type="float">
            <text:p>4</text:p>
          </table:table-cell>
          <table:table-cell table:formula="of:=MOD(((([.C696]-[.G696])/85)-[.F696])/85;85)" office:value-type="float" office:value="28" calcext:value-type="float">
            <text:p>28</text:p>
          </table:table-cell>
          <table:table-cell table:formula="of:=MOD(([.C696]-[.G696])/85;85)" office:value-type="float" office:value="9" calcext:value-type="float">
            <text:p>9</text:p>
          </table:table-cell>
          <table:table-cell table:formula="of:=MOD([.C696];85)" office:value-type="float" office:value="70" calcext:value-type="float">
            <text:p>70</text:p>
          </table:table-cell>
          <table:table-cell table:formula="of:=COM.MICROSOFT.CONCAT(MID(&quot;0123456789ABCDEFGHJKLMNPQRSTUVWXYZabcdefghijklmnpqrstuvwxyz!#$%&amp;()*+-;&lt;=&gt;?@^_{}[]/\:&quot;&quot;&quot;&quot;&quot;;[.D696]+1;1);MID(&quot;0123456789ABCDEFGHJKLMNPQRSTUVWXYZabcdefghijklmnpqrstuvwxyz!#$%&amp;()*+-;&lt;=&gt;?@^_{}[]/\:&quot;&quot;&quot;&quot;&quot;;[.E696]+1;1);MID(&quot;0123456789ABCDEFGHJKLMNPQRSTUVWXYZabcdefghijklmnpqrstuvwxyz!#$%&amp;()*+-;&lt;=&gt;?@^_{}[]/\:&quot;&quot;&quot;&quot;&quot;;[.F696]+1;1);MID(&quot;0123456789ABCDEFGHJKLMNPQRSTUVWXYZabcdefghijklmnpqrstuvwxyz!#$%&amp;()*+-;&lt;=&gt;?@^_{}[]/\:&quot;&quot;&quot;&quot;&quot;;[.G696]+1;1))" office:value-type="string" office:string-value="4U9&lt;" calcext:value-type="string">
            <text:p>4U9&lt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1192ff47b132470f721e7a1af7903f1f42a6cd97306ae1c4da6e2b5b87757c3</text:p>
          </table:table-cell>
          <table:table-cell table:formula="of:=HEX2DEC(MID([.A697];1;8))+HEX2DEC(MID([.A697];9;8))+HEX2DEC(MID([.A697];17;8))+HEX2DEC(MID([.A697];25;8))+HEX2DEC(MID([.A697];33;8))+HEX2DEC(MID([.A697];41;8))+HEX2DEC(MID([.A697];49;8))+HEX2DEC(MID([.A697];57;8))" office:value-type="float" office:value="20671010147" calcext:value-type="float">
            <text:p>20671010147</text:p>
          </table:table-cell>
          <table:table-cell table:formula="of:= MOD([.B697];85^4)" office:value-type="float" office:value="51763272" calcext:value-type="float">
            <text:p>51763272</text:p>
          </table:table-cell>
          <table:table-cell table:formula="of:=MOD(((((([.C697]-[.G697])/85)-[.F697])/85)-[.E697])/85;85)" office:value-type="float" office:value="84" calcext:value-type="float">
            <text:p>84</text:p>
          </table:table-cell>
          <table:table-cell table:formula="of:=MOD(((([.C697]-[.G697])/85)-[.F697])/85;85)" office:value-type="float" office:value="24" calcext:value-type="float">
            <text:p>24</text:p>
          </table:table-cell>
          <table:table-cell table:formula="of:=MOD(([.C697]-[.G697])/85;85)" office:value-type="float" office:value="39" calcext:value-type="float">
            <text:p>39</text:p>
          </table:table-cell>
          <table:table-cell table:formula="of:=MOD([.C697];85)" office:value-type="float" office:value="57" calcext:value-type="float">
            <text:p>57</text:p>
          </table:table-cell>
          <table:table-cell table:formula="of:=COM.MICROSOFT.CONCAT(MID(&quot;0123456789ABCDEFGHJKLMNPQRSTUVWXYZabcdefghijklmnpqrstuvwxyz!#$%&amp;()*+-;&lt;=&gt;?@^_{}[]/\:&quot;&quot;&quot;&quot;&quot;;[.D697]+1;1);MID(&quot;0123456789ABCDEFGHJKLMNPQRSTUVWXYZabcdefghijklmnpqrstuvwxyz!#$%&amp;()*+-;&lt;=&gt;?@^_{}[]/\:&quot;&quot;&quot;&quot;&quot;;[.E697]+1;1);MID(&quot;0123456789ABCDEFGHJKLMNPQRSTUVWXYZabcdefghijklmnpqrstuvwxyz!#$%&amp;()*+-;&lt;=&gt;?@^_{}[]/\:&quot;&quot;&quot;&quot;&quot;;[.F697]+1;1);MID(&quot;0123456789ABCDEFGHJKLMNPQRSTUVWXYZabcdefghijklmnpqrstuvwxyz!#$%&amp;()*+-;&lt;=&gt;?@^_{}[]/\:&quot;&quot;&quot;&quot;&quot;;[.G697]+1;1))" office:value-type="string" office:string-value="&quot;Qfy" calcext:value-type="string">
            <text:p>"Qf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b328fc1ef4327a0bb3b9d951c2a09a5a24ea814dd6040bc1330e2842502aaec</text:p>
          </table:table-cell>
          <table:table-cell table:formula="of:=HEX2DEC(MID([.A698];1;8))+HEX2DEC(MID([.A698];9;8))+HEX2DEC(MID([.A698];17;8))+HEX2DEC(MID([.A698];25;8))+HEX2DEC(MID([.A698];33;8))+HEX2DEC(MID([.A698];41;8))+HEX2DEC(MID([.A698];49;8))+HEX2DEC(MID([.A698];57;8))" office:value-type="float" office:value="15732692187" calcext:value-type="float">
            <text:p>15732692187</text:p>
          </table:table-cell>
          <table:table-cell table:formula="of:= MOD([.B698];85^4)" office:value-type="float" office:value="20304062" calcext:value-type="float">
            <text:p>20304062</text:p>
          </table:table-cell>
          <table:table-cell table:formula="of:=MOD(((((([.C698]-[.G698])/85)-[.F698])/85)-[.E698])/85;85)" office:value-type="float" office:value="33" calcext:value-type="float">
            <text:p>33</text:p>
          </table:table-cell>
          <table:table-cell table:formula="of:=MOD(((([.C698]-[.G698])/85)-[.F698])/85;85)" office:value-type="float" office:value="5" calcext:value-type="float">
            <text:p>5</text:p>
          </table:table-cell>
          <table:table-cell table:formula="of:=MOD(([.C698]-[.G698])/85;85)" office:value-type="float" office:value="21" calcext:value-type="float">
            <text:p>21</text:p>
          </table:table-cell>
          <table:table-cell table:formula="of:=MOD([.C698];85)" office:value-type="float" office:value="27" calcext:value-type="float">
            <text:p>27</text:p>
          </table:table-cell>
          <table:table-cell table:formula="of:=COM.MICROSOFT.CONCAT(MID(&quot;0123456789ABCDEFGHJKLMNPQRSTUVWXYZabcdefghijklmnpqrstuvwxyz!#$%&amp;()*+-;&lt;=&gt;?@^_{}[]/\:&quot;&quot;&quot;&quot;&quot;;[.D698]+1;1);MID(&quot;0123456789ABCDEFGHJKLMNPQRSTUVWXYZabcdefghijklmnpqrstuvwxyz!#$%&amp;()*+-;&lt;=&gt;?@^_{}[]/\:&quot;&quot;&quot;&quot;&quot;;[.E698]+1;1);MID(&quot;0123456789ABCDEFGHJKLMNPQRSTUVWXYZabcdefghijklmnpqrstuvwxyz!#$%&amp;()*+-;&lt;=&gt;?@^_{}[]/\:&quot;&quot;&quot;&quot;&quot;;[.F698]+1;1);MID(&quot;0123456789ABCDEFGHJKLMNPQRSTUVWXYZabcdefghijklmnpqrstuvwxyz!#$%&amp;()*+-;&lt;=&gt;?@^_{}[]/\:&quot;&quot;&quot;&quot;&quot;;[.G698]+1;1))" office:value-type="string" office:string-value="Z5MT" calcext:value-type="string">
            <text:p>Z5M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eb53cfba18d14520e4088356415aa6830438a7ea400fa20662a59a5be731072</text:p>
          </table:table-cell>
          <table:table-cell table:formula="of:=HEX2DEC(MID([.A699];1;8))+HEX2DEC(MID([.A699];9;8))+HEX2DEC(MID([.A699];17;8))+HEX2DEC(MID([.A699];25;8))+HEX2DEC(MID([.A699];33;8))+HEX2DEC(MID([.A699];41;8))+HEX2DEC(MID([.A699];49;8))+HEX2DEC(MID([.A699];57;8))" office:value-type="float" office:value="14956524191" calcext:value-type="float">
            <text:p>14956524191</text:p>
          </table:table-cell>
          <table:table-cell table:formula="of:= MOD([.B699];85^4)" office:value-type="float" office:value="27145441" calcext:value-type="float">
            <text:p>27145441</text:p>
          </table:table-cell>
          <table:table-cell table:formula="of:=MOD(((((([.C699]-[.G699])/85)-[.F699])/85)-[.E699])/85;85)" office:value-type="float" office:value="44" calcext:value-type="float">
            <text:p>44</text:p>
          </table:table-cell>
          <table:table-cell table:formula="of:=MOD(((([.C699]-[.G699])/85)-[.F699])/85;85)" office:value-type="float" office:value="17" calcext:value-type="float">
            <text:p>17</text:p>
          </table:table-cell>
          <table:table-cell table:formula="of:=MOD(([.C699]-[.G699])/85;85)" office:value-type="float" office:value="13" calcext:value-type="float">
            <text:p>13</text:p>
          </table:table-cell>
          <table:table-cell table:formula="of:=MOD([.C699];85)" office:value-type="float" office:value="11" calcext:value-type="float">
            <text:p>11</text:p>
          </table:table-cell>
          <table:table-cell table:formula="of:=COM.MICROSOFT.CONCAT(MID(&quot;0123456789ABCDEFGHJKLMNPQRSTUVWXYZabcdefghijklmnpqrstuvwxyz!#$%&amp;()*+-;&lt;=&gt;?@^_{}[]/\:&quot;&quot;&quot;&quot;&quot;;[.D699]+1;1);MID(&quot;0123456789ABCDEFGHJKLMNPQRSTUVWXYZabcdefghijklmnpqrstuvwxyz!#$%&amp;()*+-;&lt;=&gt;?@^_{}[]/\:&quot;&quot;&quot;&quot;&quot;;[.E699]+1;1);MID(&quot;0123456789ABCDEFGHJKLMNPQRSTUVWXYZabcdefghijklmnpqrstuvwxyz!#$%&amp;()*+-;&lt;=&gt;?@^_{}[]/\:&quot;&quot;&quot;&quot;&quot;;[.F699]+1;1);MID(&quot;0123456789ABCDEFGHJKLMNPQRSTUVWXYZabcdefghijklmnpqrstuvwxyz!#$%&amp;()*+-;&lt;=&gt;?@^_{}[]/\:&quot;&quot;&quot;&quot;&quot;;[.G699]+1;1))" office:value-type="string" office:string-value="kHDB" calcext:value-type="string">
            <text:p>kHD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47c5695f7bdae0c49c994d1b9afc0234dfaaa6905b91f4b9e4ad55088a5052b</text:p>
          </table:table-cell>
          <table:table-cell table:formula="of:=HEX2DEC(MID([.A700];1;8))+HEX2DEC(MID([.A700];9;8))+HEX2DEC(MID([.A700];17;8))+HEX2DEC(MID([.A700];25;8))+HEX2DEC(MID([.A700];33;8))+HEX2DEC(MID([.A700];41;8))+HEX2DEC(MID([.A700];49;8))+HEX2DEC(MID([.A700];57;8))" office:value-type="float" office:value="16279600580" calcext:value-type="float">
            <text:p>16279600580</text:p>
          </table:table-cell>
          <table:table-cell table:formula="of:= MOD([.B700];85^4)" office:value-type="float" office:value="45206205" calcext:value-type="float">
            <text:p>45206205</text:p>
          </table:table-cell>
          <table:table-cell table:formula="of:=MOD(((((([.C700]-[.G700])/85)-[.F700])/85)-[.E700])/85;85)" office:value-type="float" office:value="73" calcext:value-type="float">
            <text:p>73</text:p>
          </table:table-cell>
          <table:table-cell table:formula="of:=MOD(((([.C700]-[.G700])/85)-[.F700])/85;85)" office:value-type="float" office:value="51" calcext:value-type="float">
            <text:p>51</text:p>
          </table:table-cell>
          <table:table-cell table:formula="of:=MOD(([.C700]-[.G700])/85;85)" office:value-type="float" office:value="77" calcext:value-type="float">
            <text:p>77</text:p>
          </table:table-cell>
          <table:table-cell table:formula="of:=MOD([.C700];85)" office:value-type="float" office:value="60" calcext:value-type="float">
            <text:p>60</text:p>
          </table:table-cell>
          <table:table-cell table:formula="of:=COM.MICROSOFT.CONCAT(MID(&quot;0123456789ABCDEFGHJKLMNPQRSTUVWXYZabcdefghijklmnpqrstuvwxyz!#$%&amp;()*+-;&lt;=&gt;?@^_{}[]/\:&quot;&quot;&quot;&quot;&quot;;[.D700]+1;1);MID(&quot;0123456789ABCDEFGHJKLMNPQRSTUVWXYZabcdefghijklmnpqrstuvwxyz!#$%&amp;()*+-;&lt;=&gt;?@^_{}[]/\:&quot;&quot;&quot;&quot;&quot;;[.E700]+1;1);MID(&quot;0123456789ABCDEFGHJKLMNPQRSTUVWXYZabcdefghijklmnpqrstuvwxyz!#$%&amp;()*+-;&lt;=&gt;?@^_{}[]/\:&quot;&quot;&quot;&quot;&quot;;[.F700]+1;1);MID(&quot;0123456789ABCDEFGHJKLMNPQRSTUVWXYZabcdefghijklmnpqrstuvwxyz!#$%&amp;()*+-;&lt;=&gt;?@^_{}[]/\:&quot;&quot;&quot;&quot;&quot;;[.G700]+1;1))" office:value-type="string" office:string-value="?s{#" calcext:value-type="string">
            <text:p>?s{#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b6ea96fb508b6dfc3238c5d4fdff89fc81a27836f2dcd65f4e0d6967696dd6b</text:p>
          </table:table-cell>
          <table:table-cell table:formula="of:=HEX2DEC(MID([.A701];1;8))+HEX2DEC(MID([.A701];9;8))+HEX2DEC(MID([.A701];17;8))+HEX2DEC(MID([.A701];25;8))+HEX2DEC(MID([.A701];33;8))+HEX2DEC(MID([.A701];41;8))+HEX2DEC(MID([.A701];49;8))+HEX2DEC(MID([.A701];57;8))" office:value-type="float" office:value="20237159987" calcext:value-type="float">
            <text:p>20237159987</text:p>
          </table:table-cell>
          <table:table-cell table:formula="of:= MOD([.B701];85^4)" office:value-type="float" office:value="35518112" calcext:value-type="float">
            <text:p>35518112</text:p>
          </table:table-cell>
          <table:table-cell table:formula="of:=MOD(((((([.C701]-[.G701])/85)-[.F701])/85)-[.E701])/85;85)" office:value-type="float" office:value="57" calcext:value-type="float">
            <text:p>57</text:p>
          </table:table-cell>
          <table:table-cell table:formula="of:=MOD(((([.C701]-[.G701])/85)-[.F701])/85;85)" office:value-type="float" office:value="71" calcext:value-type="float">
            <text:p>71</text:p>
          </table:table-cell>
          <table:table-cell table:formula="of:=MOD(([.C701]-[.G701])/85;85)" office:value-type="float" office:value="0" calcext:value-type="float">
            <text:p>0</text:p>
          </table:table-cell>
          <table:table-cell table:formula="of:=MOD([.C701];85)" office:value-type="float" office:value="12" calcext:value-type="float">
            <text:p>12</text:p>
          </table:table-cell>
          <table:table-cell table:formula="of:=COM.MICROSOFT.CONCAT(MID(&quot;0123456789ABCDEFGHJKLMNPQRSTUVWXYZabcdefghijklmnpqrstuvwxyz!#$%&amp;()*+-;&lt;=&gt;?@^_{}[]/\:&quot;&quot;&quot;&quot;&quot;;[.D701]+1;1);MID(&quot;0123456789ABCDEFGHJKLMNPQRSTUVWXYZabcdefghijklmnpqrstuvwxyz!#$%&amp;()*+-;&lt;=&gt;?@^_{}[]/\:&quot;&quot;&quot;&quot;&quot;;[.E701]+1;1);MID(&quot;0123456789ABCDEFGHJKLMNPQRSTUVWXYZabcdefghijklmnpqrstuvwxyz!#$%&amp;()*+-;&lt;=&gt;?@^_{}[]/\:&quot;&quot;&quot;&quot;&quot;;[.F701]+1;1);MID(&quot;0123456789ABCDEFGHJKLMNPQRSTUVWXYZabcdefghijklmnpqrstuvwxyz!#$%&amp;()*+-;&lt;=&gt;?@^_{}[]/\:&quot;&quot;&quot;&quot;&quot;;[.G701]+1;1))" office:value-type="string" office:string-value="y=0C" calcext:value-type="string">
            <text:p>y=0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e353cbb2eff2b55683fb0a19a2be3818967ea927d79204bb299a9a058bfdaf3</text:p>
          </table:table-cell>
          <table:table-cell table:formula="of:=HEX2DEC(MID([.A702];1;8))+HEX2DEC(MID([.A702];9;8))+HEX2DEC(MID([.A702];17;8))+HEX2DEC(MID([.A702];25;8))+HEX2DEC(MID([.A702];33;8))+HEX2DEC(MID([.A702];41;8))+HEX2DEC(MID([.A702];49;8))+HEX2DEC(MID([.A702];57;8))" office:value-type="float" office:value="15600356258" calcext:value-type="float">
            <text:p>15600356258</text:p>
          </table:table-cell>
          <table:table-cell table:formula="of:= MOD([.B702];85^4)" office:value-type="float" office:value="44570008" calcext:value-type="float">
            <text:p>44570008</text:p>
          </table:table-cell>
          <table:table-cell table:formula="of:=MOD(((((([.C702]-[.G702])/85)-[.F702])/85)-[.E702])/85;85)" office:value-type="float" office:value="72" calcext:value-type="float">
            <text:p>72</text:p>
          </table:table-cell>
          <table:table-cell table:formula="of:=MOD(((([.C702]-[.G702])/85)-[.F702])/85;85)" office:value-type="float" office:value="48" calcext:value-type="float">
            <text:p>48</text:p>
          </table:table-cell>
          <table:table-cell table:formula="of:=MOD(([.C702]-[.G702])/85;85)" office:value-type="float" office:value="73" calcext:value-type="float">
            <text:p>73</text:p>
          </table:table-cell>
          <table:table-cell table:formula="of:=MOD([.C702];85)" office:value-type="float" office:value="3" calcext:value-type="float">
            <text:p>3</text:p>
          </table:table-cell>
          <table:table-cell table:formula="of:=COM.MICROSOFT.CONCAT(MID(&quot;0123456789ABCDEFGHJKLMNPQRSTUVWXYZabcdefghijklmnpqrstuvwxyz!#$%&amp;()*+-;&lt;=&gt;?@^_{}[]/\:&quot;&quot;&quot;&quot;&quot;;[.D702]+1;1);MID(&quot;0123456789ABCDEFGHJKLMNPQRSTUVWXYZabcdefghijklmnpqrstuvwxyz!#$%&amp;()*+-;&lt;=&gt;?@^_{}[]/\:&quot;&quot;&quot;&quot;&quot;;[.E702]+1;1);MID(&quot;0123456789ABCDEFGHJKLMNPQRSTUVWXYZabcdefghijklmnpqrstuvwxyz!#$%&amp;()*+-;&lt;=&gt;?@^_{}[]/\:&quot;&quot;&quot;&quot;&quot;;[.F702]+1;1);MID(&quot;0123456789ABCDEFGHJKLMNPQRSTUVWXYZabcdefghijklmnpqrstuvwxyz!#$%&amp;()*+-;&lt;=&gt;?@^_{}[]/\:&quot;&quot;&quot;&quot;&quot;;[.G702]+1;1))" office:value-type="string" office:string-value="&gt;p?3" calcext:value-type="string">
            <text:p>&gt;p?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4c3cc29c8e42455948aca1dcc545d258f9d33c51dfd5e90d6cfa6ed5c9da357</text:p>
          </table:table-cell>
          <table:table-cell table:formula="of:=HEX2DEC(MID([.A703];1;8))+HEX2DEC(MID([.A703];9;8))+HEX2DEC(MID([.A703];17;8))+HEX2DEC(MID([.A703];25;8))+HEX2DEC(MID([.A703];33;8))+HEX2DEC(MID([.A703];41;8))+HEX2DEC(MID([.A703];49;8))+HEX2DEC(MID([.A703];57;8))" office:value-type="float" office:value="19319944281" calcext:value-type="float">
            <text:p>19319944281</text:p>
          </table:table-cell>
          <table:table-cell table:formula="of:= MOD([.B703];85^4)" office:value-type="float" office:value="5713031" calcext:value-type="float">
            <text:p>5713031</text:p>
          </table:table-cell>
          <table:table-cell table:formula="of:=MOD(((((([.C703]-[.G703])/85)-[.F703])/85)-[.E703])/85;85)" office:value-type="float" office:value="9" calcext:value-type="float">
            <text:p>9</text:p>
          </table:table-cell>
          <table:table-cell table:formula="of:=MOD(((([.C703]-[.G703])/85)-[.F703])/85;85)" office:value-type="float" office:value="25" calcext:value-type="float">
            <text:p>25</text:p>
          </table:table-cell>
          <table:table-cell table:formula="of:=MOD(([.C703]-[.G703])/85;85)" office:value-type="float" office:value="62" calcext:value-type="float">
            <text:p>62</text:p>
          </table:table-cell>
          <table:table-cell table:formula="of:=MOD([.C703];85)" office:value-type="float" office:value="11" calcext:value-type="float">
            <text:p>11</text:p>
          </table:table-cell>
          <table:table-cell table:formula="of:=COM.MICROSOFT.CONCAT(MID(&quot;0123456789ABCDEFGHJKLMNPQRSTUVWXYZabcdefghijklmnpqrstuvwxyz!#$%&amp;()*+-;&lt;=&gt;?@^_{}[]/\:&quot;&quot;&quot;&quot;&quot;;[.D703]+1;1);MID(&quot;0123456789ABCDEFGHJKLMNPQRSTUVWXYZabcdefghijklmnpqrstuvwxyz!#$%&amp;()*+-;&lt;=&gt;?@^_{}[]/\:&quot;&quot;&quot;&quot;&quot;;[.E703]+1;1);MID(&quot;0123456789ABCDEFGHJKLMNPQRSTUVWXYZabcdefghijklmnpqrstuvwxyz!#$%&amp;()*+-;&lt;=&gt;?@^_{}[]/\:&quot;&quot;&quot;&quot;&quot;;[.F703]+1;1);MID(&quot;0123456789ABCDEFGHJKLMNPQRSTUVWXYZabcdefghijklmnpqrstuvwxyz!#$%&amp;()*+-;&lt;=&gt;?@^_{}[]/\:&quot;&quot;&quot;&quot;&quot;;[.G703]+1;1))" office:value-type="string" office:string-value="9R%B" calcext:value-type="string">
            <text:p>9R%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29b4a6ccfd1f37671734b229ecc5a75190996d9e076b2a2271333857472cd56</text:p>
          </table:table-cell>
          <table:table-cell table:formula="of:=HEX2DEC(MID([.A704];1;8))+HEX2DEC(MID([.A704];9;8))+HEX2DEC(MID([.A704];17;8))+HEX2DEC(MID([.A704];25;8))+HEX2DEC(MID([.A704];33;8))+HEX2DEC(MID([.A704];41;8))+HEX2DEC(MID([.A704];49;8))+HEX2DEC(MID([.A704];57;8))" office:value-type="float" office:value="17040616911" calcext:value-type="float">
            <text:p>17040616911</text:p>
          </table:table-cell>
          <table:table-cell table:formula="of:= MOD([.B704];85^4)" office:value-type="float" office:value="23213161" calcext:value-type="float">
            <text:p>23213161</text:p>
          </table:table-cell>
          <table:table-cell table:formula="of:=MOD(((((([.C704]-[.G704])/85)-[.F704])/85)-[.E704])/85;85)" office:value-type="float" office:value="37" calcext:value-type="float">
            <text:p>37</text:p>
          </table:table-cell>
          <table:table-cell table:formula="of:=MOD(((([.C704]-[.G704])/85)-[.F704])/85;85)" office:value-type="float" office:value="67" calcext:value-type="float">
            <text:p>67</text:p>
          </table:table-cell>
          <table:table-cell table:formula="of:=MOD(([.C704]-[.G704])/85;85)" office:value-type="float" office:value="76" calcext:value-type="float">
            <text:p>76</text:p>
          </table:table-cell>
          <table:table-cell table:formula="of:=MOD([.C704];85)" office:value-type="float" office:value="1" calcext:value-type="float">
            <text:p>1</text:p>
          </table:table-cell>
          <table:table-cell table:formula="of:=COM.MICROSOFT.CONCAT(MID(&quot;0123456789ABCDEFGHJKLMNPQRSTUVWXYZabcdefghijklmnpqrstuvwxyz!#$%&amp;()*+-;&lt;=&gt;?@^_{}[]/\:&quot;&quot;&quot;&quot;&quot;;[.D704]+1;1);MID(&quot;0123456789ABCDEFGHJKLMNPQRSTUVWXYZabcdefghijklmnpqrstuvwxyz!#$%&amp;()*+-;&lt;=&gt;?@^_{}[]/\:&quot;&quot;&quot;&quot;&quot;;[.E704]+1;1);MID(&quot;0123456789ABCDEFGHJKLMNPQRSTUVWXYZabcdefghijklmnpqrstuvwxyz!#$%&amp;()*+-;&lt;=&gt;?@^_{}[]/\:&quot;&quot;&quot;&quot;&quot;;[.F704]+1;1);MID(&quot;0123456789ABCDEFGHJKLMNPQRSTUVWXYZabcdefghijklmnpqrstuvwxyz!#$%&amp;()*+-;&lt;=&gt;?@^_{}[]/\:&quot;&quot;&quot;&quot;&quot;;[.G704]+1;1))" office:value-type="string" office:string-value="d+_1" calcext:value-type="string">
            <text:p>d+_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3445aa688fddf09cf8b39ab9ddfc5b006c62e19403dd96825ad2deed8c4a76c</text:p>
          </table:table-cell>
          <table:table-cell table:formula="of:=HEX2DEC(MID([.A705];1;8))+HEX2DEC(MID([.A705];9;8))+HEX2DEC(MID([.A705];17;8))+HEX2DEC(MID([.A705];25;8))+HEX2DEC(MID([.A705];33;8))+HEX2DEC(MID([.A705];41;8))+HEX2DEC(MID([.A705];49;8))+HEX2DEC(MID([.A705];57;8))" office:value-type="float" office:value="15823214053" calcext:value-type="float">
            <text:p>15823214053</text:p>
          </table:table-cell>
          <table:table-cell table:formula="of:= MOD([.B705];85^4)" office:value-type="float" office:value="6424678" calcext:value-type="float">
            <text:p>6424678</text:p>
          </table:table-cell>
          <table:table-cell table:formula="of:=MOD(((((([.C705]-[.G705])/85)-[.F705])/85)-[.E705])/85;85)" office:value-type="float" office:value="10" calcext:value-type="float">
            <text:p>10</text:p>
          </table:table-cell>
          <table:table-cell table:formula="of:=MOD(((([.C705]-[.G705])/85)-[.F705])/85;85)" office:value-type="float" office:value="39" calcext:value-type="float">
            <text:p>39</text:p>
          </table:table-cell>
          <table:table-cell table:formula="of:=MOD(([.C705]-[.G705])/85;85)" office:value-type="float" office:value="19" calcext:value-type="float">
            <text:p>19</text:p>
          </table:table-cell>
          <table:table-cell table:formula="of:=MOD([.C705];85)" office:value-type="float" office:value="38" calcext:value-type="float">
            <text:p>38</text:p>
          </table:table-cell>
          <table:table-cell table:formula="of:=COM.MICROSOFT.CONCAT(MID(&quot;0123456789ABCDEFGHJKLMNPQRSTUVWXYZabcdefghijklmnpqrstuvwxyz!#$%&amp;()*+-;&lt;=&gt;?@^_{}[]/\:&quot;&quot;&quot;&quot;&quot;;[.D705]+1;1);MID(&quot;0123456789ABCDEFGHJKLMNPQRSTUVWXYZabcdefghijklmnpqrstuvwxyz!#$%&amp;()*+-;&lt;=&gt;?@^_{}[]/\:&quot;&quot;&quot;&quot;&quot;;[.E705]+1;1);MID(&quot;0123456789ABCDEFGHJKLMNPQRSTUVWXYZabcdefghijklmnpqrstuvwxyz!#$%&amp;()*+-;&lt;=&gt;?@^_{}[]/\:&quot;&quot;&quot;&quot;&quot;;[.F705]+1;1);MID(&quot;0123456789ABCDEFGHJKLMNPQRSTUVWXYZabcdefghijklmnpqrstuvwxyz!#$%&amp;()*+-;&lt;=&gt;?@^_{}[]/\:&quot;&quot;&quot;&quot;&quot;;[.G705]+1;1))" office:value-type="string" office:string-value="AfKe" calcext:value-type="string">
            <text:p>AfK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948a65fd2f82c647fb55a550ac88d646ac5e6c717a4df3d7f8a8f153dcbc972</text:p>
          </table:table-cell>
          <table:table-cell table:formula="of:=HEX2DEC(MID([.A706];1;8))+HEX2DEC(MID([.A706];9;8))+HEX2DEC(MID([.A706];17;8))+HEX2DEC(MID([.A706];25;8))+HEX2DEC(MID([.A706];33;8))+HEX2DEC(MID([.A706];41;8))+HEX2DEC(MID([.A706];49;8))+HEX2DEC(MID([.A706];57;8))" office:value-type="float" office:value="11920201991" calcext:value-type="float">
            <text:p>11920201991</text:p>
          </table:table-cell>
          <table:table-cell table:formula="of:= MOD([.B706];85^4)" office:value-type="float" office:value="18459491" calcext:value-type="float">
            <text:p>18459491</text:p>
          </table:table-cell>
          <table:table-cell table:formula="of:=MOD(((((([.C706]-[.G706])/85)-[.F706])/85)-[.E706])/85;85)" office:value-type="float" office:value="30" calcext:value-type="float">
            <text:p>30</text:p>
          </table:table-cell>
          <table:table-cell table:formula="of:=MOD(((([.C706]-[.G706])/85)-[.F706])/85;85)" office:value-type="float" office:value="4" calcext:value-type="float">
            <text:p>4</text:p>
          </table:table-cell>
          <table:table-cell table:formula="of:=MOD(([.C706]-[.G706])/85;85)" office:value-type="float" office:value="80" calcext:value-type="float">
            <text:p>80</text:p>
          </table:table-cell>
          <table:table-cell table:formula="of:=MOD([.C706];85)" office:value-type="float" office:value="41" calcext:value-type="float">
            <text:p>41</text:p>
          </table:table-cell>
          <table:table-cell table:formula="of:=COM.MICROSOFT.CONCAT(MID(&quot;0123456789ABCDEFGHJKLMNPQRSTUVWXYZabcdefghijklmnpqrstuvwxyz!#$%&amp;()*+-;&lt;=&gt;?@^_{}[]/\:&quot;&quot;&quot;&quot;&quot;;[.D706]+1;1);MID(&quot;0123456789ABCDEFGHJKLMNPQRSTUVWXYZabcdefghijklmnpqrstuvwxyz!#$%&amp;()*+-;&lt;=&gt;?@^_{}[]/\:&quot;&quot;&quot;&quot;&quot;;[.E706]+1;1);MID(&quot;0123456789ABCDEFGHJKLMNPQRSTUVWXYZabcdefghijklmnpqrstuvwxyz!#$%&amp;()*+-;&lt;=&gt;?@^_{}[]/\:&quot;&quot;&quot;&quot;&quot;;[.F706]+1;1);MID(&quot;0123456789ABCDEFGHJKLMNPQRSTUVWXYZabcdefghijklmnpqrstuvwxyz!#$%&amp;()*+-;&lt;=&gt;?@^_{}[]/\:&quot;&quot;&quot;&quot;&quot;;[.G706]+1;1))" office:value-type="string" office:string-value="W4]h" calcext:value-type="string">
            <text:p>W4]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5ca2cdfad81f20951852c2e4943c8fd42f5b963bd0aceeae277619d97101e45</text:p>
          </table:table-cell>
          <table:table-cell table:formula="of:=HEX2DEC(MID([.A707];1;8))+HEX2DEC(MID([.A707];9;8))+HEX2DEC(MID([.A707];17;8))+HEX2DEC(MID([.A707];25;8))+HEX2DEC(MID([.A707];33;8))+HEX2DEC(MID([.A707];41;8))+HEX2DEC(MID([.A707];49;8))+HEX2DEC(MID([.A707];57;8))" office:value-type="float" office:value="17844476994" calcext:value-type="float">
            <text:p>17844476994</text:p>
          </table:table-cell>
          <table:table-cell table:formula="of:= MOD([.B707];85^4)" office:value-type="float" office:value="44063869" calcext:value-type="float">
            <text:p>44063869</text:p>
          </table:table-cell>
          <table:table-cell table:formula="of:=MOD(((((([.C707]-[.G707])/85)-[.F707])/85)-[.E707])/85;85)" office:value-type="float" office:value="71" calcext:value-type="float">
            <text:p>71</text:p>
          </table:table-cell>
          <table:table-cell table:formula="of:=MOD(((([.C707]-[.G707])/85)-[.F707])/85;85)" office:value-type="float" office:value="63" calcext:value-type="float">
            <text:p>63</text:p>
          </table:table-cell>
          <table:table-cell table:formula="of:=MOD(([.C707]-[.G707])/85;85)" office:value-type="float" office:value="68" calcext:value-type="float">
            <text:p>68</text:p>
          </table:table-cell>
          <table:table-cell table:formula="of:=MOD([.C707];85)" office:value-type="float" office:value="39" calcext:value-type="float">
            <text:p>39</text:p>
          </table:table-cell>
          <table:table-cell table:formula="of:=COM.MICROSOFT.CONCAT(MID(&quot;0123456789ABCDEFGHJKLMNPQRSTUVWXYZabcdefghijklmnpqrstuvwxyz!#$%&amp;()*+-;&lt;=&gt;?@^_{}[]/\:&quot;&quot;&quot;&quot;&quot;;[.D707]+1;1);MID(&quot;0123456789ABCDEFGHJKLMNPQRSTUVWXYZabcdefghijklmnpqrstuvwxyz!#$%&amp;()*+-;&lt;=&gt;?@^_{}[]/\:&quot;&quot;&quot;&quot;&quot;;[.E707]+1;1);MID(&quot;0123456789ABCDEFGHJKLMNPQRSTUVWXYZabcdefghijklmnpqrstuvwxyz!#$%&amp;()*+-;&lt;=&gt;?@^_{}[]/\:&quot;&quot;&quot;&quot;&quot;;[.F707]+1;1);MID(&quot;0123456789ABCDEFGHJKLMNPQRSTUVWXYZabcdefghijklmnpqrstuvwxyz!#$%&amp;()*+-;&lt;=&gt;?@^_{}[]/\:&quot;&quot;&quot;&quot;&quot;;[.G707]+1;1))" office:value-type="string" office:string-value="=&amp;-f" calcext:value-type="string">
            <text:p>=&amp;-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3951978da9fd0d44978efafd20f9ce909a7566f387209cf6edc5f7a5fa79b6b</text:p>
          </table:table-cell>
          <table:table-cell table:formula="of:=HEX2DEC(MID([.A708];1;8))+HEX2DEC(MID([.A708];9;8))+HEX2DEC(MID([.A708];17;8))+HEX2DEC(MID([.A708];25;8))+HEX2DEC(MID([.A708];33;8))+HEX2DEC(MID([.A708];41;8))+HEX2DEC(MID([.A708];49;8))+HEX2DEC(MID([.A708];57;8))" office:value-type="float" office:value="17085157895" calcext:value-type="float">
            <text:p>17085157895</text:p>
          </table:table-cell>
          <table:table-cell table:formula="of:= MOD([.B708];85^4)" office:value-type="float" office:value="15553520" calcext:value-type="float">
            <text:p>15553520</text:p>
          </table:table-cell>
          <table:table-cell table:formula="of:=MOD(((((([.C708]-[.G708])/85)-[.F708])/85)-[.E708])/85;85)" office:value-type="float" office:value="25" calcext:value-type="float">
            <text:p>25</text:p>
          </table:table-cell>
          <table:table-cell table:formula="of:=MOD(((([.C708]-[.G708])/85)-[.F708])/85;85)" office:value-type="float" office:value="27" calcext:value-type="float">
            <text:p>27</text:p>
          </table:table-cell>
          <table:table-cell table:formula="of:=MOD(([.C708]-[.G708])/85;85)" office:value-type="float" office:value="62" calcext:value-type="float">
            <text:p>62</text:p>
          </table:table-cell>
          <table:table-cell table:formula="of:=MOD([.C708];85)" office:value-type="float" office:value="50" calcext:value-type="float">
            <text:p>50</text:p>
          </table:table-cell>
          <table:table-cell table:formula="of:=COM.MICROSOFT.CONCAT(MID(&quot;0123456789ABCDEFGHJKLMNPQRSTUVWXYZabcdefghijklmnpqrstuvwxyz!#$%&amp;()*+-;&lt;=&gt;?@^_{}[]/\:&quot;&quot;&quot;&quot;&quot;;[.D708]+1;1);MID(&quot;0123456789ABCDEFGHJKLMNPQRSTUVWXYZabcdefghijklmnpqrstuvwxyz!#$%&amp;()*+-;&lt;=&gt;?@^_{}[]/\:&quot;&quot;&quot;&quot;&quot;;[.E708]+1;1);MID(&quot;0123456789ABCDEFGHJKLMNPQRSTUVWXYZabcdefghijklmnpqrstuvwxyz!#$%&amp;()*+-;&lt;=&gt;?@^_{}[]/\:&quot;&quot;&quot;&quot;&quot;;[.F708]+1;1);MID(&quot;0123456789ABCDEFGHJKLMNPQRSTUVWXYZabcdefghijklmnpqrstuvwxyz!#$%&amp;()*+-;&lt;=&gt;?@^_{}[]/\:&quot;&quot;&quot;&quot;&quot;;[.G708]+1;1))" office:value-type="string" office:string-value="RT%r" calcext:value-type="string">
            <text:p>RT%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5797c6e1f5f830df8413056460a3a5e4b2990834092d8824cf9af1354603424</text:p>
          </table:table-cell>
          <table:table-cell table:formula="of:=HEX2DEC(MID([.A709];1;8))+HEX2DEC(MID([.A709];9;8))+HEX2DEC(MID([.A709];17;8))+HEX2DEC(MID([.A709];25;8))+HEX2DEC(MID([.A709];33;8))+HEX2DEC(MID([.A709];41;8))+HEX2DEC(MID([.A709];49;8))+HEX2DEC(MID([.A709];57;8))" office:value-type="float" office:value="14767797867" calcext:value-type="float">
            <text:p>14767797867</text:p>
          </table:table-cell>
          <table:table-cell table:formula="of:= MOD([.B709];85^4)" office:value-type="float" office:value="47221617" calcext:value-type="float">
            <text:p>47221617</text:p>
          </table:table-cell>
          <table:table-cell table:formula="of:=MOD(((((([.C709]-[.G709])/85)-[.F709])/85)-[.E709])/85;85)" office:value-type="float" office:value="76" calcext:value-type="float">
            <text:p>76</text:p>
          </table:table-cell>
          <table:table-cell table:formula="of:=MOD(((([.C709]-[.G709])/85)-[.F709])/85;85)" office:value-type="float" office:value="75" calcext:value-type="float">
            <text:p>75</text:p>
          </table:table-cell>
          <table:table-cell table:formula="of:=MOD(([.C709]-[.G709])/85;85)" office:value-type="float" office:value="73" calcext:value-type="float">
            <text:p>73</text:p>
          </table:table-cell>
          <table:table-cell table:formula="of:=MOD([.C709];85)" office:value-type="float" office:value="37" calcext:value-type="float">
            <text:p>37</text:p>
          </table:table-cell>
          <table:table-cell table:formula="of:=COM.MICROSOFT.CONCAT(MID(&quot;0123456789ABCDEFGHJKLMNPQRSTUVWXYZabcdefghijklmnpqrstuvwxyz!#$%&amp;()*+-;&lt;=&gt;?@^_{}[]/\:&quot;&quot;&quot;&quot;&quot;;[.D709]+1;1);MID(&quot;0123456789ABCDEFGHJKLMNPQRSTUVWXYZabcdefghijklmnpqrstuvwxyz!#$%&amp;()*+-;&lt;=&gt;?@^_{}[]/\:&quot;&quot;&quot;&quot;&quot;;[.E709]+1;1);MID(&quot;0123456789ABCDEFGHJKLMNPQRSTUVWXYZabcdefghijklmnpqrstuvwxyz!#$%&amp;()*+-;&lt;=&gt;?@^_{}[]/\:&quot;&quot;&quot;&quot;&quot;;[.F709]+1;1);MID(&quot;0123456789ABCDEFGHJKLMNPQRSTUVWXYZabcdefghijklmnpqrstuvwxyz!#$%&amp;()*+-;&lt;=&gt;?@^_{}[]/\:&quot;&quot;&quot;&quot;&quot;;[.G709]+1;1))" office:value-type="string" office:string-value="_^?d" calcext:value-type="string">
            <text:p>_^?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9bbb6db52a22a63ff69bc24cde5de75ae8ec066c46dde985108871d0635336d</text:p>
          </table:table-cell>
          <table:table-cell table:formula="of:=HEX2DEC(MID([.A710];1;8))+HEX2DEC(MID([.A710];9;8))+HEX2DEC(MID([.A710];17;8))+HEX2DEC(MID([.A710];25;8))+HEX2DEC(MID([.A710];33;8))+HEX2DEC(MID([.A710];41;8))+HEX2DEC(MID([.A710];49;8))+HEX2DEC(MID([.A710];57;8))" office:value-type="float" office:value="19929748831" calcext:value-type="float">
            <text:p>19929748831</text:p>
          </table:table-cell>
          <table:table-cell table:formula="of:= MOD([.B710];85^4)" office:value-type="float" office:value="41310706" calcext:value-type="float">
            <text:p>41310706</text:p>
          </table:table-cell>
          <table:table-cell table:formula="of:=MOD(((((([.C710]-[.G710])/85)-[.F710])/85)-[.E710])/85;85)" office:value-type="float" office:value="67" calcext:value-type="float">
            <text:p>67</text:p>
          </table:table-cell>
          <table:table-cell table:formula="of:=MOD(((([.C710]-[.G710])/85)-[.F710])/85;85)" office:value-type="float" office:value="22" calcext:value-type="float">
            <text:p>22</text:p>
          </table:table-cell>
          <table:table-cell table:formula="of:=MOD(([.C710]-[.G710])/85;85)" office:value-type="float" office:value="63" calcext:value-type="float">
            <text:p>63</text:p>
          </table:table-cell>
          <table:table-cell table:formula="of:=MOD([.C710];85)" office:value-type="float" office:value="26" calcext:value-type="float">
            <text:p>26</text:p>
          </table:table-cell>
          <table:table-cell table:formula="of:=COM.MICROSOFT.CONCAT(MID(&quot;0123456789ABCDEFGHJKLMNPQRSTUVWXYZabcdefghijklmnpqrstuvwxyz!#$%&amp;()*+-;&lt;=&gt;?@^_{}[]/\:&quot;&quot;&quot;&quot;&quot;;[.D710]+1;1);MID(&quot;0123456789ABCDEFGHJKLMNPQRSTUVWXYZabcdefghijklmnpqrstuvwxyz!#$%&amp;()*+-;&lt;=&gt;?@^_{}[]/\:&quot;&quot;&quot;&quot;&quot;;[.E710]+1;1);MID(&quot;0123456789ABCDEFGHJKLMNPQRSTUVWXYZabcdefghijklmnpqrstuvwxyz!#$%&amp;()*+-;&lt;=&gt;?@^_{}[]/\:&quot;&quot;&quot;&quot;&quot;;[.F710]+1;1);MID(&quot;0123456789ABCDEFGHJKLMNPQRSTUVWXYZabcdefghijklmnpqrstuvwxyz!#$%&amp;()*+-;&lt;=&gt;?@^_{}[]/\:&quot;&quot;&quot;&quot;&quot;;[.G710]+1;1))" office:value-type="string" office:string-value="+N&amp;S" calcext:value-type="string">
            <text:p>+N&amp;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f268f88e74094ee3178941691f4d297a65d7daffffd18598e980066dd008369</text:p>
          </table:table-cell>
          <table:table-cell table:formula="of:=HEX2DEC(MID([.A711];1;8))+HEX2DEC(MID([.A711];9;8))+HEX2DEC(MID([.A711];17;8))+HEX2DEC(MID([.A711];25;8))+HEX2DEC(MID([.A711];33;8))+HEX2DEC(MID([.A711];41;8))+HEX2DEC(MID([.A711];49;8))+HEX2DEC(MID([.A711];57;8))" office:value-type="float" office:value="20867163386" calcext:value-type="float">
            <text:p>20867163386</text:p>
          </table:table-cell>
          <table:table-cell table:formula="of:= MOD([.B711];85^4)" office:value-type="float" office:value="39114011" calcext:value-type="float">
            <text:p>39114011</text:p>
          </table:table-cell>
          <table:table-cell table:formula="of:=MOD(((((([.C711]-[.G711])/85)-[.F711])/85)-[.E711])/85;85)" office:value-type="float" office:value="63" calcext:value-type="float">
            <text:p>63</text:p>
          </table:table-cell>
          <table:table-cell table:formula="of:=MOD(((([.C711]-[.G711])/85)-[.F711])/85;85)" office:value-type="float" office:value="58" calcext:value-type="float">
            <text:p>58</text:p>
          </table:table-cell>
          <table:table-cell table:formula="of:=MOD(([.C711]-[.G711])/85;85)" office:value-type="float" office:value="59" calcext:value-type="float">
            <text:p>59</text:p>
          </table:table-cell>
          <table:table-cell table:formula="of:=MOD([.C711];85)" office:value-type="float" office:value="71" calcext:value-type="float">
            <text:p>71</text:p>
          </table:table-cell>
          <table:table-cell table:formula="of:=COM.MICROSOFT.CONCAT(MID(&quot;0123456789ABCDEFGHJKLMNPQRSTUVWXYZabcdefghijklmnpqrstuvwxyz!#$%&amp;()*+-;&lt;=&gt;?@^_{}[]/\:&quot;&quot;&quot;&quot;&quot;;[.D711]+1;1);MID(&quot;0123456789ABCDEFGHJKLMNPQRSTUVWXYZabcdefghijklmnpqrstuvwxyz!#$%&amp;()*+-;&lt;=&gt;?@^_{}[]/\:&quot;&quot;&quot;&quot;&quot;;[.E711]+1;1);MID(&quot;0123456789ABCDEFGHJKLMNPQRSTUVWXYZabcdefghijklmnpqrstuvwxyz!#$%&amp;()*+-;&lt;=&gt;?@^_{}[]/\:&quot;&quot;&quot;&quot;&quot;;[.F711]+1;1);MID(&quot;0123456789ABCDEFGHJKLMNPQRSTUVWXYZabcdefghijklmnpqrstuvwxyz!#$%&amp;()*+-;&lt;=&gt;?@^_{}[]/\:&quot;&quot;&quot;&quot;&quot;;[.G711]+1;1))" office:value-type="string" office:string-value="&amp;z!=" calcext:value-type="string">
            <text:p>&amp;z!=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0ed9740ef89fe8d1791e589c25d2211c0cdaab3f1c0038654ef0e144ab8a405</text:p>
          </table:table-cell>
          <table:table-cell table:formula="of:=HEX2DEC(MID([.A712];1;8))+HEX2DEC(MID([.A712];9;8))+HEX2DEC(MID([.A712];17;8))+HEX2DEC(MID([.A712];25;8))+HEX2DEC(MID([.A712];33;8))+HEX2DEC(MID([.A712];41;8))+HEX2DEC(MID([.A712];49;8))+HEX2DEC(MID([.A712];57;8))" office:value-type="float" office:value="20612644281" calcext:value-type="float">
            <text:p>20612644281</text:p>
          </table:table-cell>
          <table:table-cell table:formula="of:= MOD([.B712];85^4)" office:value-type="float" office:value="45598031" calcext:value-type="float">
            <text:p>45598031</text:p>
          </table:table-cell>
          <table:table-cell table:formula="of:=MOD(((((([.C712]-[.G712])/85)-[.F712])/85)-[.E712])/85;85)" office:value-type="float" office:value="74" calcext:value-type="float">
            <text:p>74</text:p>
          </table:table-cell>
          <table:table-cell table:formula="of:=MOD(((([.C712]-[.G712])/85)-[.F712])/85;85)" office:value-type="float" office:value="21" calcext:value-type="float">
            <text:p>21</text:p>
          </table:table-cell>
          <table:table-cell table:formula="of:=MOD(([.C712]-[.G712])/85;85)" office:value-type="float" office:value="12" calcext:value-type="float">
            <text:p>12</text:p>
          </table:table-cell>
          <table:table-cell table:formula="of:=MOD([.C712];85)" office:value-type="float" office:value="36" calcext:value-type="float">
            <text:p>36</text:p>
          </table:table-cell>
          <table:table-cell table:formula="of:=COM.MICROSOFT.CONCAT(MID(&quot;0123456789ABCDEFGHJKLMNPQRSTUVWXYZabcdefghijklmnpqrstuvwxyz!#$%&amp;()*+-;&lt;=&gt;?@^_{}[]/\:&quot;&quot;&quot;&quot;&quot;;[.D712]+1;1);MID(&quot;0123456789ABCDEFGHJKLMNPQRSTUVWXYZabcdefghijklmnpqrstuvwxyz!#$%&amp;()*+-;&lt;=&gt;?@^_{}[]/\:&quot;&quot;&quot;&quot;&quot;;[.E712]+1;1);MID(&quot;0123456789ABCDEFGHJKLMNPQRSTUVWXYZabcdefghijklmnpqrstuvwxyz!#$%&amp;()*+-;&lt;=&gt;?@^_{}[]/\:&quot;&quot;&quot;&quot;&quot;;[.F712]+1;1);MID(&quot;0123456789ABCDEFGHJKLMNPQRSTUVWXYZabcdefghijklmnpqrstuvwxyz!#$%&amp;()*+-;&lt;=&gt;?@^_{}[]/\:&quot;&quot;&quot;&quot;&quot;;[.G712]+1;1))" office:value-type="string" office:string-value="@MCc" calcext:value-type="string">
            <text:p>@MC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f20ffe36bcdff531fca83d6f21a32dce1e2c201fe2d8791af29b4b2f910d47f</text:p>
          </table:table-cell>
          <table:table-cell table:formula="of:=HEX2DEC(MID([.A713];1;8))+HEX2DEC(MID([.A713];9;8))+HEX2DEC(MID([.A713];17;8))+HEX2DEC(MID([.A713];25;8))+HEX2DEC(MID([.A713];33;8))+HEX2DEC(MID([.A713];41;8))+HEX2DEC(MID([.A713];49;8))+HEX2DEC(MID([.A713];57;8))" office:value-type="float" office:value="24781949099" calcext:value-type="float">
            <text:p>24781949099</text:p>
          </table:table-cell>
          <table:table-cell table:formula="of:= MOD([.B713];85^4)" office:value-type="float" office:value="38852849" calcext:value-type="float">
            <text:p>38852849</text:p>
          </table:table-cell>
          <table:table-cell table:formula="of:=MOD(((((([.C713]-[.G713])/85)-[.F713])/85)-[.E713])/85;85)" office:value-type="float" office:value="63" calcext:value-type="float">
            <text:p>63</text:p>
          </table:table-cell>
          <table:table-cell table:formula="of:=MOD(((([.C713]-[.G713])/85)-[.F713])/85;85)" office:value-type="float" office:value="22" calcext:value-type="float">
            <text:p>22</text:p>
          </table:table-cell>
          <table:table-cell table:formula="of:=MOD(([.C713]-[.G713])/85;85)" office:value-type="float" office:value="47" calcext:value-type="float">
            <text:p>47</text:p>
          </table:table-cell>
          <table:table-cell table:formula="of:=MOD([.C713];85)" office:value-type="float" office:value="29" calcext:value-type="float">
            <text:p>29</text:p>
          </table:table-cell>
          <table:table-cell table:formula="of:=COM.MICROSOFT.CONCAT(MID(&quot;0123456789ABCDEFGHJKLMNPQRSTUVWXYZabcdefghijklmnpqrstuvwxyz!#$%&amp;()*+-;&lt;=&gt;?@^_{}[]/\:&quot;&quot;&quot;&quot;&quot;;[.D713]+1;1);MID(&quot;0123456789ABCDEFGHJKLMNPQRSTUVWXYZabcdefghijklmnpqrstuvwxyz!#$%&amp;()*+-;&lt;=&gt;?@^_{}[]/\:&quot;&quot;&quot;&quot;&quot;;[.E713]+1;1);MID(&quot;0123456789ABCDEFGHJKLMNPQRSTUVWXYZabcdefghijklmnpqrstuvwxyz!#$%&amp;()*+-;&lt;=&gt;?@^_{}[]/\:&quot;&quot;&quot;&quot;&quot;;[.F713]+1;1);MID(&quot;0123456789ABCDEFGHJKLMNPQRSTUVWXYZabcdefghijklmnpqrstuvwxyz!#$%&amp;()*+-;&lt;=&gt;?@^_{}[]/\:&quot;&quot;&quot;&quot;&quot;;[.G713]+1;1))" office:value-type="string" office:string-value="&amp;NnV" calcext:value-type="string">
            <text:p>&amp;NnV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231b4356461444276804b82875365393249b8de04af57ebb55eda875c0cff1c</text:p>
          </table:table-cell>
          <table:table-cell table:formula="of:=HEX2DEC(MID([.A714];1;8))+HEX2DEC(MID([.A714];9;8))+HEX2DEC(MID([.A714];17;8))+HEX2DEC(MID([.A714];25;8))+HEX2DEC(MID([.A714];33;8))+HEX2DEC(MID([.A714];41;8))+HEX2DEC(MID([.A714];49;8))+HEX2DEC(MID([.A714];57;8))" office:value-type="float" office:value="13368005534" calcext:value-type="float">
            <text:p>13368005534</text:p>
          </table:table-cell>
          <table:table-cell table:formula="of:= MOD([.B714];85^4)" office:value-type="float" office:value="4645534" calcext:value-type="float">
            <text:p>4645534</text:p>
          </table:table-cell>
          <table:table-cell table:formula="of:=MOD(((((([.C714]-[.G714])/85)-[.F714])/85)-[.E714])/85;85)" office:value-type="float" office:value="7" calcext:value-type="float">
            <text:p>7</text:p>
          </table:table-cell>
          <table:table-cell table:formula="of:=MOD(((([.C714]-[.G714])/85)-[.F714])/85;85)" office:value-type="float" office:value="47" calcext:value-type="float">
            <text:p>47</text:p>
          </table:table-cell>
          <table:table-cell table:formula="of:=MOD(([.C714]-[.G714])/85;85)" office:value-type="float" office:value="83" calcext:value-type="float">
            <text:p>83</text:p>
          </table:table-cell>
          <table:table-cell table:formula="of:=MOD([.C714];85)" office:value-type="float" office:value="29" calcext:value-type="float">
            <text:p>29</text:p>
          </table:table-cell>
          <table:table-cell table:formula="of:=COM.MICROSOFT.CONCAT(MID(&quot;0123456789ABCDEFGHJKLMNPQRSTUVWXYZabcdefghijklmnpqrstuvwxyz!#$%&amp;()*+-;&lt;=&gt;?@^_{}[]/\:&quot;&quot;&quot;&quot;&quot;;[.D714]+1;1);MID(&quot;0123456789ABCDEFGHJKLMNPQRSTUVWXYZabcdefghijklmnpqrstuvwxyz!#$%&amp;()*+-;&lt;=&gt;?@^_{}[]/\:&quot;&quot;&quot;&quot;&quot;;[.E714]+1;1);MID(&quot;0123456789ABCDEFGHJKLMNPQRSTUVWXYZabcdefghijklmnpqrstuvwxyz!#$%&amp;()*+-;&lt;=&gt;?@^_{}[]/\:&quot;&quot;&quot;&quot;&quot;;[.F714]+1;1);MID(&quot;0123456789ABCDEFGHJKLMNPQRSTUVWXYZabcdefghijklmnpqrstuvwxyz!#$%&amp;()*+-;&lt;=&gt;?@^_{}[]/\:&quot;&quot;&quot;&quot;&quot;;[.G714]+1;1))" office:value-type="string" office:string-value="7n:V" calcext:value-type="string">
            <text:p>7n:V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ee48460e991c7818d25075c967e0bf4e4e542808055076b1b42734043cffa59</text:p>
          </table:table-cell>
          <table:table-cell table:formula="of:=HEX2DEC(MID([.A715];1;8))+HEX2DEC(MID([.A715];9;8))+HEX2DEC(MID([.A715];17;8))+HEX2DEC(MID([.A715];25;8))+HEX2DEC(MID([.A715];33;8))+HEX2DEC(MID([.A715];41;8))+HEX2DEC(MID([.A715];49;8))+HEX2DEC(MID([.A715];57;8))" office:value-type="float" office:value="17454995125" calcext:value-type="float">
            <text:p>17454995125</text:p>
          </table:table-cell>
          <table:table-cell table:formula="of:= MOD([.B715];85^4)" office:value-type="float" office:value="19986375" calcext:value-type="float">
            <text:p>19986375</text:p>
          </table:table-cell>
          <table:table-cell table:formula="of:=MOD(((((([.C715]-[.G715])/85)-[.F715])/85)-[.E715])/85;85)" office:value-type="float" office:value="32" calcext:value-type="float">
            <text:p>32</text:p>
          </table:table-cell>
          <table:table-cell table:formula="of:=MOD(((([.C715]-[.G715])/85)-[.F715])/85;85)" office:value-type="float" office:value="46" calcext:value-type="float">
            <text:p>46</text:p>
          </table:table-cell>
          <table:table-cell table:formula="of:=MOD(([.C715]-[.G715])/85;85)" office:value-type="float" office:value="23" calcext:value-type="float">
            <text:p>23</text:p>
          </table:table-cell>
          <table:table-cell table:formula="of:=MOD([.C715];85)" office:value-type="float" office:value="70" calcext:value-type="float">
            <text:p>70</text:p>
          </table:table-cell>
          <table:table-cell table:formula="of:=COM.MICROSOFT.CONCAT(MID(&quot;0123456789ABCDEFGHJKLMNPQRSTUVWXYZabcdefghijklmnpqrstuvwxyz!#$%&amp;()*+-;&lt;=&gt;?@^_{}[]/\:&quot;&quot;&quot;&quot;&quot;;[.D715]+1;1);MID(&quot;0123456789ABCDEFGHJKLMNPQRSTUVWXYZabcdefghijklmnpqrstuvwxyz!#$%&amp;()*+-;&lt;=&gt;?@^_{}[]/\:&quot;&quot;&quot;&quot;&quot;;[.E715]+1;1);MID(&quot;0123456789ABCDEFGHJKLMNPQRSTUVWXYZabcdefghijklmnpqrstuvwxyz!#$%&amp;()*+-;&lt;=&gt;?@^_{}[]/\:&quot;&quot;&quot;&quot;&quot;;[.F715]+1;1);MID(&quot;0123456789ABCDEFGHJKLMNPQRSTUVWXYZabcdefghijklmnpqrstuvwxyz!#$%&amp;()*+-;&lt;=&gt;?@^_{}[]/\:&quot;&quot;&quot;&quot;&quot;;[.G715]+1;1))" office:value-type="string" office:string-value="YmP&lt;" calcext:value-type="string">
            <text:p>YmP&lt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c7e2d84a199ff911ac861ad43716fd0f9c34a6407625010d9bb4e9ff9b2167</text:p>
          </table:table-cell>
          <table:table-cell table:formula="of:=HEX2DEC(MID([.A716];1;8))+HEX2DEC(MID([.A716];9;8))+HEX2DEC(MID([.A716];17;8))+HEX2DEC(MID([.A716];25;8))+HEX2DEC(MID([.A716];33;8))+HEX2DEC(MID([.A716];41;8))+HEX2DEC(MID([.A716];49;8))+HEX2DEC(MID([.A716];57;8))" office:value-type="float" office:value="13858918367" calcext:value-type="float">
            <text:p>13858918367</text:p>
          </table:table-cell>
          <table:table-cell table:formula="of:= MOD([.B716];85^4)" office:value-type="float" office:value="25752742" calcext:value-type="float">
            <text:p>25752742</text:p>
          </table:table-cell>
          <table:table-cell table:formula="of:=MOD(((((([.C716]-[.G716])/85)-[.F716])/85)-[.E716])/85;85)" office:value-type="float" office:value="41" calcext:value-type="float">
            <text:p>41</text:p>
          </table:table-cell>
          <table:table-cell table:formula="of:=MOD(((([.C716]-[.G716])/85)-[.F716])/85;85)" office:value-type="float" office:value="79" calcext:value-type="float">
            <text:p>79</text:p>
          </table:table-cell>
          <table:table-cell table:formula="of:=MOD(([.C716]-[.G716])/85;85)" office:value-type="float" office:value="33" calcext:value-type="float">
            <text:p>33</text:p>
          </table:table-cell>
          <table:table-cell table:formula="of:=MOD([.C716];85)" office:value-type="float" office:value="37" calcext:value-type="float">
            <text:p>37</text:p>
          </table:table-cell>
          <table:table-cell table:formula="of:=COM.MICROSOFT.CONCAT(MID(&quot;0123456789ABCDEFGHJKLMNPQRSTUVWXYZabcdefghijklmnpqrstuvwxyz!#$%&amp;()*+-;&lt;=&gt;?@^_{}[]/\:&quot;&quot;&quot;&quot;&quot;;[.D716]+1;1);MID(&quot;0123456789ABCDEFGHJKLMNPQRSTUVWXYZabcdefghijklmnpqrstuvwxyz!#$%&amp;()*+-;&lt;=&gt;?@^_{}[]/\:&quot;&quot;&quot;&quot;&quot;;[.E716]+1;1);MID(&quot;0123456789ABCDEFGHJKLMNPQRSTUVWXYZabcdefghijklmnpqrstuvwxyz!#$%&amp;()*+-;&lt;=&gt;?@^_{}[]/\:&quot;&quot;&quot;&quot;&quot;;[.F716]+1;1);MID(&quot;0123456789ABCDEFGHJKLMNPQRSTUVWXYZabcdefghijklmnpqrstuvwxyz!#$%&amp;()*+-;&lt;=&gt;?@^_{}[]/\:&quot;&quot;&quot;&quot;&quot;;[.G716]+1;1))" office:value-type="string" office:string-value="h[Zd" calcext:value-type="string">
            <text:p>h[Z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38072cfa9a552b0c6f495fe07c1f56a07ef8eda73774c05892136ad553362f0</text:p>
          </table:table-cell>
          <table:table-cell table:formula="of:=HEX2DEC(MID([.A717];1;8))+HEX2DEC(MID([.A717];9;8))+HEX2DEC(MID([.A717];17;8))+HEX2DEC(MID([.A717];25;8))+HEX2DEC(MID([.A717];33;8))+HEX2DEC(MID([.A717];41;8))+HEX2DEC(MID([.A717];49;8))+HEX2DEC(MID([.A717];57;8))" office:value-type="float" office:value="15663088995" calcext:value-type="float">
            <text:p>15663088995</text:p>
          </table:table-cell>
          <table:table-cell table:formula="of:= MOD([.B717];85^4)" office:value-type="float" office:value="2901495" calcext:value-type="float">
            <text:p>2901495</text:p>
          </table:table-cell>
          <table:table-cell table:formula="of:=MOD(((((([.C717]-[.G717])/85)-[.F717])/85)-[.E717])/85;85)" office:value-type="float" office:value="4" calcext:value-type="float">
            <text:p>4</text:p>
          </table:table-cell>
          <table:table-cell table:formula="of:=MOD(((([.C717]-[.G717])/85)-[.F717])/85;85)" office:value-type="float" office:value="61" calcext:value-type="float">
            <text:p>61</text:p>
          </table:table-cell>
          <table:table-cell table:formula="of:=MOD(([.C717]-[.G717])/85;85)" office:value-type="float" office:value="50" calcext:value-type="float">
            <text:p>50</text:p>
          </table:table-cell>
          <table:table-cell table:formula="of:=MOD([.C717];85)" office:value-type="float" office:value="20" calcext:value-type="float">
            <text:p>20</text:p>
          </table:table-cell>
          <table:table-cell table:formula="of:=COM.MICROSOFT.CONCAT(MID(&quot;0123456789ABCDEFGHJKLMNPQRSTUVWXYZabcdefghijklmnpqrstuvwxyz!#$%&amp;()*+-;&lt;=&gt;?@^_{}[]/\:&quot;&quot;&quot;&quot;&quot;;[.D717]+1;1);MID(&quot;0123456789ABCDEFGHJKLMNPQRSTUVWXYZabcdefghijklmnpqrstuvwxyz!#$%&amp;()*+-;&lt;=&gt;?@^_{}[]/\:&quot;&quot;&quot;&quot;&quot;;[.E717]+1;1);MID(&quot;0123456789ABCDEFGHJKLMNPQRSTUVWXYZabcdefghijklmnpqrstuvwxyz!#$%&amp;()*+-;&lt;=&gt;?@^_{}[]/\:&quot;&quot;&quot;&quot;&quot;;[.F717]+1;1);MID(&quot;0123456789ABCDEFGHJKLMNPQRSTUVWXYZabcdefghijklmnpqrstuvwxyz!#$%&amp;()*+-;&lt;=&gt;?@^_{}[]/\:&quot;&quot;&quot;&quot;&quot;;[.G717]+1;1))" office:value-type="string" office:string-value="4$rL" calcext:value-type="string">
            <text:p>4$r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d42234635e87f07d19c2a5b7e2f316dd40389c46abd2223052146caa5e3483e</text:p>
          </table:table-cell>
          <table:table-cell table:formula="of:=HEX2DEC(MID([.A718];1;8))+HEX2DEC(MID([.A718];9;8))+HEX2DEC(MID([.A718];17;8))+HEX2DEC(MID([.A718];25;8))+HEX2DEC(MID([.A718];33;8))+HEX2DEC(MID([.A718];41;8))+HEX2DEC(MID([.A718];49;8))+HEX2DEC(MID([.A718];57;8))" office:value-type="float" office:value="15245981956" calcext:value-type="float">
            <text:p>15245981956</text:p>
          </table:table-cell>
          <table:table-cell table:formula="of:= MOD([.B718];85^4)" office:value-type="float" office:value="3399456" calcext:value-type="float">
            <text:p>3399456</text:p>
          </table:table-cell>
          <table:table-cell table:formula="of:=MOD(((((([.C718]-[.G718])/85)-[.F718])/85)-[.E718])/85;85)" office:value-type="float" office:value="5" calcext:value-type="float">
            <text:p>5</text:p>
          </table:table-cell>
          <table:table-cell table:formula="of:=MOD(((([.C718]-[.G718])/85)-[.F718])/85;85)" office:value-type="float" office:value="45" calcext:value-type="float">
            <text:p>45</text:p>
          </table:table-cell>
          <table:table-cell table:formula="of:=MOD(([.C718]-[.G718])/85;85)" office:value-type="float" office:value="43" calcext:value-type="float">
            <text:p>43</text:p>
          </table:table-cell>
          <table:table-cell table:formula="of:=MOD([.C718];85)" office:value-type="float" office:value="51" calcext:value-type="float">
            <text:p>51</text:p>
          </table:table-cell>
          <table:table-cell table:formula="of:=COM.MICROSOFT.CONCAT(MID(&quot;0123456789ABCDEFGHJKLMNPQRSTUVWXYZabcdefghijklmnpqrstuvwxyz!#$%&amp;()*+-;&lt;=&gt;?@^_{}[]/\:&quot;&quot;&quot;&quot;&quot;;[.D718]+1;1);MID(&quot;0123456789ABCDEFGHJKLMNPQRSTUVWXYZabcdefghijklmnpqrstuvwxyz!#$%&amp;()*+-;&lt;=&gt;?@^_{}[]/\:&quot;&quot;&quot;&quot;&quot;;[.E718]+1;1);MID(&quot;0123456789ABCDEFGHJKLMNPQRSTUVWXYZabcdefghijklmnpqrstuvwxyz!#$%&amp;()*+-;&lt;=&gt;?@^_{}[]/\:&quot;&quot;&quot;&quot;&quot;;[.F718]+1;1);MID(&quot;0123456789ABCDEFGHJKLMNPQRSTUVWXYZabcdefghijklmnpqrstuvwxyz!#$%&amp;()*+-;&lt;=&gt;?@^_{}[]/\:&quot;&quot;&quot;&quot;&quot;;[.G718]+1;1))" office:value-type="string" office:string-value="5ljs" calcext:value-type="string">
            <text:p>5lj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6ec9c9d3f1137e842562b29c0a996aaa480202ec43d6e8b7e961c4d71ca748</text:p>
          </table:table-cell>
          <table:table-cell table:formula="of:=HEX2DEC(MID([.A719];1;8))+HEX2DEC(MID([.A719];9;8))+HEX2DEC(MID([.A719];17;8))+HEX2DEC(MID([.A719];25;8))+HEX2DEC(MID([.A719];33;8))+HEX2DEC(MID([.A719];41;8))+HEX2DEC(MID([.A719];49;8))+HEX2DEC(MID([.A719];57;8))" office:value-type="float" office:value="24798935897" calcext:value-type="float">
            <text:p>24798935897</text:p>
          </table:table-cell>
          <table:table-cell table:formula="of:= MOD([.B719];85^4)" office:value-type="float" office:value="3639022" calcext:value-type="float">
            <text:p>3639022</text:p>
          </table:table-cell>
          <table:table-cell table:formula="of:=MOD(((((([.C719]-[.G719])/85)-[.F719])/85)-[.E719])/85;85)" office:value-type="float" office:value="5" calcext:value-type="float">
            <text:p>5</text:p>
          </table:table-cell>
          <table:table-cell table:formula="of:=MOD(((([.C719]-[.G719])/85)-[.F719])/85;85)" office:value-type="float" office:value="78" calcext:value-type="float">
            <text:p>78</text:p>
          </table:table-cell>
          <table:table-cell table:formula="of:=MOD(([.C719]-[.G719])/85;85)" office:value-type="float" office:value="57" calcext:value-type="float">
            <text:p>57</text:p>
          </table:table-cell>
          <table:table-cell table:formula="of:=MOD([.C719];85)" office:value-type="float" office:value="2" calcext:value-type="float">
            <text:p>2</text:p>
          </table:table-cell>
          <table:table-cell table:formula="of:=COM.MICROSOFT.CONCAT(MID(&quot;0123456789ABCDEFGHJKLMNPQRSTUVWXYZabcdefghijklmnpqrstuvwxyz!#$%&amp;()*+-;&lt;=&gt;?@^_{}[]/\:&quot;&quot;&quot;&quot;&quot;;[.D719]+1;1);MID(&quot;0123456789ABCDEFGHJKLMNPQRSTUVWXYZabcdefghijklmnpqrstuvwxyz!#$%&amp;()*+-;&lt;=&gt;?@^_{}[]/\:&quot;&quot;&quot;&quot;&quot;;[.E719]+1;1);MID(&quot;0123456789ABCDEFGHJKLMNPQRSTUVWXYZabcdefghijklmnpqrstuvwxyz!#$%&amp;()*+-;&lt;=&gt;?@^_{}[]/\:&quot;&quot;&quot;&quot;&quot;;[.F719]+1;1);MID(&quot;0123456789ABCDEFGHJKLMNPQRSTUVWXYZabcdefghijklmnpqrstuvwxyz!#$%&amp;()*+-;&lt;=&gt;?@^_{}[]/\:&quot;&quot;&quot;&quot;&quot;;[.G719]+1;1))" office:value-type="string" office:string-value="5}y2" calcext:value-type="string">
            <text:p>5}y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85f1c7dab094c5daf61d6f707bed4c21c8d190a72a5058813f13135257a7a68</text:p>
          </table:table-cell>
          <table:table-cell table:formula="of:=HEX2DEC(MID([.A720];1;8))+HEX2DEC(MID([.A720];9;8))+HEX2DEC(MID([.A720];17;8))+HEX2DEC(MID([.A720];25;8))+HEX2DEC(MID([.A720];33;8))+HEX2DEC(MID([.A720];41;8))+HEX2DEC(MID([.A720];49;8))+HEX2DEC(MID([.A720];57;8))" office:value-type="float" office:value="13206216386" calcext:value-type="float">
            <text:p>13206216386</text:p>
          </table:table-cell>
          <table:table-cell table:formula="of:= MOD([.B720];85^4)" office:value-type="float" office:value="51658886" calcext:value-type="float">
            <text:p>51658886</text:p>
          </table:table-cell>
          <table:table-cell table:formula="of:=MOD(((((([.C720]-[.G720])/85)-[.F720])/85)-[.E720])/85;85)" office:value-type="float" office:value="84" calcext:value-type="float">
            <text:p>84</text:p>
          </table:table-cell>
          <table:table-cell table:formula="of:=MOD(((([.C720]-[.G720])/85)-[.F720])/85;85)" office:value-type="float" office:value="10" calcext:value-type="float">
            <text:p>10</text:p>
          </table:table-cell>
          <table:table-cell table:formula="of:=MOD(([.C720]-[.G720])/85;85)" office:value-type="float" office:value="1" calcext:value-type="float">
            <text:p>1</text:p>
          </table:table-cell>
          <table:table-cell table:formula="of:=MOD([.C720];85)" office:value-type="float" office:value="51" calcext:value-type="float">
            <text:p>51</text:p>
          </table:table-cell>
          <table:table-cell table:formula="of:=COM.MICROSOFT.CONCAT(MID(&quot;0123456789ABCDEFGHJKLMNPQRSTUVWXYZabcdefghijklmnpqrstuvwxyz!#$%&amp;()*+-;&lt;=&gt;?@^_{}[]/\:&quot;&quot;&quot;&quot;&quot;;[.D720]+1;1);MID(&quot;0123456789ABCDEFGHJKLMNPQRSTUVWXYZabcdefghijklmnpqrstuvwxyz!#$%&amp;()*+-;&lt;=&gt;?@^_{}[]/\:&quot;&quot;&quot;&quot;&quot;;[.E720]+1;1);MID(&quot;0123456789ABCDEFGHJKLMNPQRSTUVWXYZabcdefghijklmnpqrstuvwxyz!#$%&amp;()*+-;&lt;=&gt;?@^_{}[]/\:&quot;&quot;&quot;&quot;&quot;;[.F720]+1;1);MID(&quot;0123456789ABCDEFGHJKLMNPQRSTUVWXYZabcdefghijklmnpqrstuvwxyz!#$%&amp;()*+-;&lt;=&gt;?@^_{}[]/\:&quot;&quot;&quot;&quot;&quot;;[.G720]+1;1))" office:value-type="string" office:string-value="&quot;A1s" calcext:value-type="string">
            <text:p>"A1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900398fd4009e66d9147d45ed387135ca68b6b96868db2e2c1258cdeea89ec2</text:p>
          </table:table-cell>
          <table:table-cell table:formula="of:=HEX2DEC(MID([.A721];1;8))+HEX2DEC(MID([.A721];9;8))+HEX2DEC(MID([.A721];17;8))+HEX2DEC(MID([.A721];25;8))+HEX2DEC(MID([.A721];33;8))+HEX2DEC(MID([.A721];41;8))+HEX2DEC(MID([.A721];49;8))+HEX2DEC(MID([.A721];57;8))" office:value-type="float" office:value="21757579237" calcext:value-type="float">
            <text:p>21757579237</text:p>
          </table:table-cell>
          <table:table-cell table:formula="of:= MOD([.B721];85^4)" office:value-type="float" office:value="42119237" calcext:value-type="float">
            <text:p>42119237</text:p>
          </table:table-cell>
          <table:table-cell table:formula="of:=MOD(((((([.C721]-[.G721])/85)-[.F721])/85)-[.E721])/85;85)" office:value-type="float" office:value="68" calcext:value-type="float">
            <text:p>68</text:p>
          </table:table-cell>
          <table:table-cell table:formula="of:=MOD(((([.C721]-[.G721])/85)-[.F721])/85;85)" office:value-type="float" office:value="49" calcext:value-type="float">
            <text:p>49</text:p>
          </table:table-cell>
          <table:table-cell table:formula="of:=MOD(([.C721]-[.G721])/85;85)" office:value-type="float" office:value="55" calcext:value-type="float">
            <text:p>55</text:p>
          </table:table-cell>
          <table:table-cell table:formula="of:=MOD([.C721];85)" office:value-type="float" office:value="37" calcext:value-type="float">
            <text:p>37</text:p>
          </table:table-cell>
          <table:table-cell table:formula="of:=COM.MICROSOFT.CONCAT(MID(&quot;0123456789ABCDEFGHJKLMNPQRSTUVWXYZabcdefghijklmnpqrstuvwxyz!#$%&amp;()*+-;&lt;=&gt;?@^_{}[]/\:&quot;&quot;&quot;&quot;&quot;;[.D721]+1;1);MID(&quot;0123456789ABCDEFGHJKLMNPQRSTUVWXYZabcdefghijklmnpqrstuvwxyz!#$%&amp;()*+-;&lt;=&gt;?@^_{}[]/\:&quot;&quot;&quot;&quot;&quot;;[.E721]+1;1);MID(&quot;0123456789ABCDEFGHJKLMNPQRSTUVWXYZabcdefghijklmnpqrstuvwxyz!#$%&amp;()*+-;&lt;=&gt;?@^_{}[]/\:&quot;&quot;&quot;&quot;&quot;;[.F721]+1;1);MID(&quot;0123456789ABCDEFGHJKLMNPQRSTUVWXYZabcdefghijklmnpqrstuvwxyz!#$%&amp;()*+-;&lt;=&gt;?@^_{}[]/\:&quot;&quot;&quot;&quot;&quot;;[.G721]+1;1))" office:value-type="string" office:string-value="-qwd" calcext:value-type="string">
            <text:p>-qw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1c3ee4befade66973d99a6ae1d84a1d88c85c04f0a2438c7a105cc4e19ef922</text:p>
          </table:table-cell>
          <table:table-cell table:formula="of:=HEX2DEC(MID([.A722];1;8))+HEX2DEC(MID([.A722];9;8))+HEX2DEC(MID([.A722];17;8))+HEX2DEC(MID([.A722];25;8))+HEX2DEC(MID([.A722];33;8))+HEX2DEC(MID([.A722];41;8))+HEX2DEC(MID([.A722];49;8))+HEX2DEC(MID([.A722];57;8))" office:value-type="float" office:value="23559253681" calcext:value-type="float">
            <text:p>23559253681</text:p>
          </table:table-cell>
          <table:table-cell table:formula="of:= MOD([.B722];85^4)" office:value-type="float" office:value="16771806" calcext:value-type="float">
            <text:p>16771806</text:p>
          </table:table-cell>
          <table:table-cell table:formula="of:=MOD(((((([.C722]-[.G722])/85)-[.F722])/85)-[.E722])/85;85)" office:value-type="float" office:value="27" calcext:value-type="float">
            <text:p>27</text:p>
          </table:table-cell>
          <table:table-cell table:formula="of:=MOD(((([.C722]-[.G722])/85)-[.F722])/85;85)" office:value-type="float" office:value="26" calcext:value-type="float">
            <text:p>26</text:p>
          </table:table-cell>
          <table:table-cell table:formula="of:=MOD(([.C722]-[.G722])/85;85)" office:value-type="float" office:value="30" calcext:value-type="float">
            <text:p>30</text:p>
          </table:table-cell>
          <table:table-cell table:formula="of:=MOD([.C722];85)" office:value-type="float" office:value="31" calcext:value-type="float">
            <text:p>31</text:p>
          </table:table-cell>
          <table:table-cell table:formula="of:=COM.MICROSOFT.CONCAT(MID(&quot;0123456789ABCDEFGHJKLMNPQRSTUVWXYZabcdefghijklmnpqrstuvwxyz!#$%&amp;()*+-;&lt;=&gt;?@^_{}[]/\:&quot;&quot;&quot;&quot;&quot;;[.D722]+1;1);MID(&quot;0123456789ABCDEFGHJKLMNPQRSTUVWXYZabcdefghijklmnpqrstuvwxyz!#$%&amp;()*+-;&lt;=&gt;?@^_{}[]/\:&quot;&quot;&quot;&quot;&quot;;[.E722]+1;1);MID(&quot;0123456789ABCDEFGHJKLMNPQRSTUVWXYZabcdefghijklmnpqrstuvwxyz!#$%&amp;()*+-;&lt;=&gt;?@^_{}[]/\:&quot;&quot;&quot;&quot;&quot;;[.F722]+1;1);MID(&quot;0123456789ABCDEFGHJKLMNPQRSTUVWXYZabcdefghijklmnpqrstuvwxyz!#$%&amp;()*+-;&lt;=&gt;?@^_{}[]/\:&quot;&quot;&quot;&quot;&quot;;[.G722]+1;1))" office:value-type="string" office:string-value="TSWX" calcext:value-type="string">
            <text:p>TSW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40154083d726867f5e43282aeaf021f9300ec6287d4d2c874493ee655a766e7</text:p>
          </table:table-cell>
          <table:table-cell table:formula="of:=HEX2DEC(MID([.A723];1;8))+HEX2DEC(MID([.A723];9;8))+HEX2DEC(MID([.A723];17;8))+HEX2DEC(MID([.A723];25;8))+HEX2DEC(MID([.A723];33;8))+HEX2DEC(MID([.A723];41;8))+HEX2DEC(MID([.A723];49;8))+HEX2DEC(MID([.A723];57;8))" office:value-type="float" office:value="16555791879" calcext:value-type="float">
            <text:p>16555791879</text:p>
          </table:table-cell>
          <table:table-cell table:formula="of:= MOD([.B723];85^4)" office:value-type="float" office:value="8193754" calcext:value-type="float">
            <text:p>8193754</text:p>
          </table:table-cell>
          <table:table-cell table:formula="of:=MOD(((((([.C723]-[.G723])/85)-[.F723])/85)-[.E723])/85;85)" office:value-type="float" office:value="13" calcext:value-type="float">
            <text:p>13</text:p>
          </table:table-cell>
          <table:table-cell table:formula="of:=MOD(((([.C723]-[.G723])/85)-[.F723])/85;85)" office:value-type="float" office:value="29" calcext:value-type="float">
            <text:p>29</text:p>
          </table:table-cell>
          <table:table-cell table:formula="of:=MOD(([.C723]-[.G723])/85;85)" office:value-type="float" office:value="7" calcext:value-type="float">
            <text:p>7</text:p>
          </table:table-cell>
          <table:table-cell table:formula="of:=MOD([.C723];85)" office:value-type="float" office:value="9" calcext:value-type="float">
            <text:p>9</text:p>
          </table:table-cell>
          <table:table-cell table:formula="of:=COM.MICROSOFT.CONCAT(MID(&quot;0123456789ABCDEFGHJKLMNPQRSTUVWXYZabcdefghijklmnpqrstuvwxyz!#$%&amp;()*+-;&lt;=&gt;?@^_{}[]/\:&quot;&quot;&quot;&quot;&quot;;[.D723]+1;1);MID(&quot;0123456789ABCDEFGHJKLMNPQRSTUVWXYZabcdefghijklmnpqrstuvwxyz!#$%&amp;()*+-;&lt;=&gt;?@^_{}[]/\:&quot;&quot;&quot;&quot;&quot;;[.E723]+1;1);MID(&quot;0123456789ABCDEFGHJKLMNPQRSTUVWXYZabcdefghijklmnpqrstuvwxyz!#$%&amp;()*+-;&lt;=&gt;?@^_{}[]/\:&quot;&quot;&quot;&quot;&quot;;[.F723]+1;1);MID(&quot;0123456789ABCDEFGHJKLMNPQRSTUVWXYZabcdefghijklmnpqrstuvwxyz!#$%&amp;()*+-;&lt;=&gt;?@^_{}[]/\:&quot;&quot;&quot;&quot;&quot;;[.G723]+1;1))" office:value-type="string" office:string-value="DV79" calcext:value-type="string">
            <text:p>DV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8c31ce64a398c398659b4cff18b7341a39852642ea933f0acad43ed6b3dacd2</text:p>
          </table:table-cell>
          <table:table-cell table:formula="of:=HEX2DEC(MID([.A724];1;8))+HEX2DEC(MID([.A724];9;8))+HEX2DEC(MID([.A724];17;8))+HEX2DEC(MID([.A724];25;8))+HEX2DEC(MID([.A724];33;8))+HEX2DEC(MID([.A724];41;8))+HEX2DEC(MID([.A724];49;8))+HEX2DEC(MID([.A724];57;8))" office:value-type="float" office:value="18338433090" calcext:value-type="float">
            <text:p>18338433090</text:p>
          </table:table-cell>
          <table:table-cell table:formula="of:= MOD([.B724];85^4)" office:value-type="float" office:value="16013715" calcext:value-type="float">
            <text:p>16013715</text:p>
          </table:table-cell>
          <table:table-cell table:formula="of:=MOD(((((([.C724]-[.G724])/85)-[.F724])/85)-[.E724])/85;85)" office:value-type="float" office:value="26" calcext:value-type="float">
            <text:p>26</text:p>
          </table:table-cell>
          <table:table-cell table:formula="of:=MOD(((([.C724]-[.G724])/85)-[.F724])/85;85)" office:value-type="float" office:value="6" calcext:value-type="float">
            <text:p>6</text:p>
          </table:table-cell>
          <table:table-cell table:formula="of:=MOD(([.C724]-[.G724])/85;85)" office:value-type="float" office:value="36" calcext:value-type="float">
            <text:p>36</text:p>
          </table:table-cell>
          <table:table-cell table:formula="of:=MOD([.C724];85)" office:value-type="float" office:value="55" calcext:value-type="float">
            <text:p>55</text:p>
          </table:table-cell>
          <table:table-cell table:formula="of:=COM.MICROSOFT.CONCAT(MID(&quot;0123456789ABCDEFGHJKLMNPQRSTUVWXYZabcdefghijklmnpqrstuvwxyz!#$%&amp;()*+-;&lt;=&gt;?@^_{}[]/\:&quot;&quot;&quot;&quot;&quot;;[.D724]+1;1);MID(&quot;0123456789ABCDEFGHJKLMNPQRSTUVWXYZabcdefghijklmnpqrstuvwxyz!#$%&amp;()*+-;&lt;=&gt;?@^_{}[]/\:&quot;&quot;&quot;&quot;&quot;;[.E724]+1;1);MID(&quot;0123456789ABCDEFGHJKLMNPQRSTUVWXYZabcdefghijklmnpqrstuvwxyz!#$%&amp;()*+-;&lt;=&gt;?@^_{}[]/\:&quot;&quot;&quot;&quot;&quot;;[.F724]+1;1);MID(&quot;0123456789ABCDEFGHJKLMNPQRSTUVWXYZabcdefghijklmnpqrstuvwxyz!#$%&amp;()*+-;&lt;=&gt;?@^_{}[]/\:&quot;&quot;&quot;&quot;&quot;;[.G724]+1;1))" office:value-type="string" office:string-value="S6cw" calcext:value-type="string">
            <text:p>S6c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a3ba55f0b77f41a54f54f769cbe405a75d0390b5080ddf6ab8d884ee4e10404</text:p>
          </table:table-cell>
          <table:table-cell table:formula="of:=HEX2DEC(MID([.A725];1;8))+HEX2DEC(MID([.A725];9;8))+HEX2DEC(MID([.A725];17;8))+HEX2DEC(MID([.A725];25;8))+HEX2DEC(MID([.A725];33;8))+HEX2DEC(MID([.A725];41;8))+HEX2DEC(MID([.A725];49;8))+HEX2DEC(MID([.A725];57;8))" office:value-type="float" office:value="16343551132" calcext:value-type="float">
            <text:p>16343551132</text:p>
          </table:table-cell>
          <table:table-cell table:formula="of:= MOD([.B725];85^4)" office:value-type="float" office:value="4755507" calcext:value-type="float">
            <text:p>4755507</text:p>
          </table:table-cell>
          <table:table-cell table:formula="of:=MOD(((((([.C725]-[.G725])/85)-[.F725])/85)-[.E725])/85;85)" office:value-type="float" office:value="7" calcext:value-type="float">
            <text:p>7</text:p>
          </table:table-cell>
          <table:table-cell table:formula="of:=MOD(((([.C725]-[.G725])/85)-[.F725])/85;85)" office:value-type="float" office:value="63" calcext:value-type="float">
            <text:p>63</text:p>
          </table:table-cell>
          <table:table-cell table:formula="of:=MOD(([.C725]-[.G725])/85;85)" office:value-type="float" office:value="17" calcext:value-type="float">
            <text:p>17</text:p>
          </table:table-cell>
          <table:table-cell table:formula="of:=MOD([.C725];85)" office:value-type="float" office:value="12" calcext:value-type="float">
            <text:p>12</text:p>
          </table:table-cell>
          <table:table-cell table:formula="of:=COM.MICROSOFT.CONCAT(MID(&quot;0123456789ABCDEFGHJKLMNPQRSTUVWXYZabcdefghijklmnpqrstuvwxyz!#$%&amp;()*+-;&lt;=&gt;?@^_{}[]/\:&quot;&quot;&quot;&quot;&quot;;[.D725]+1;1);MID(&quot;0123456789ABCDEFGHJKLMNPQRSTUVWXYZabcdefghijklmnpqrstuvwxyz!#$%&amp;()*+-;&lt;=&gt;?@^_{}[]/\:&quot;&quot;&quot;&quot;&quot;;[.E725]+1;1);MID(&quot;0123456789ABCDEFGHJKLMNPQRSTUVWXYZabcdefghijklmnpqrstuvwxyz!#$%&amp;()*+-;&lt;=&gt;?@^_{}[]/\:&quot;&quot;&quot;&quot;&quot;;[.F725]+1;1);MID(&quot;0123456789ABCDEFGHJKLMNPQRSTUVWXYZabcdefghijklmnpqrstuvwxyz!#$%&amp;()*+-;&lt;=&gt;?@^_{}[]/\:&quot;&quot;&quot;&quot;&quot;;[.G725]+1;1))" office:value-type="string" office:string-value="7&amp;HC" calcext:value-type="string">
            <text:p>7&amp;H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1868ec8b528eb2d298c62f2a300bcef70bf777df7f3591186894fca775f58d8</text:p>
          </table:table-cell>
          <table:table-cell table:formula="of:=HEX2DEC(MID([.A726];1;8))+HEX2DEC(MID([.A726];9;8))+HEX2DEC(MID([.A726];17;8))+HEX2DEC(MID([.A726];25;8))+HEX2DEC(MID([.A726];33;8))+HEX2DEC(MID([.A726];41;8))+HEX2DEC(MID([.A726];49;8))+HEX2DEC(MID([.A726];57;8))" office:value-type="float" office:value="17613460230" calcext:value-type="float">
            <text:p>17613460230</text:p>
          </table:table-cell>
          <table:table-cell table:formula="of:= MOD([.B726];85^4)" office:value-type="float" office:value="21849605" calcext:value-type="float">
            <text:p>21849605</text:p>
          </table:table-cell>
          <table:table-cell table:formula="of:=MOD(((((([.C726]-[.G726])/85)-[.F726])/85)-[.E726])/85;85)" office:value-type="float" office:value="35" calcext:value-type="float">
            <text:p>35</text:p>
          </table:table-cell>
          <table:table-cell table:formula="of:=MOD(((([.C726]-[.G726])/85)-[.F726])/85;85)" office:value-type="float" office:value="49" calcext:value-type="float">
            <text:p>49</text:p>
          </table:table-cell>
          <table:table-cell table:formula="of:=MOD(([.C726]-[.G726])/85;85)" office:value-type="float" office:value="14" calcext:value-type="float">
            <text:p>14</text:p>
          </table:table-cell>
          <table:table-cell table:formula="of:=MOD([.C726];85)" office:value-type="float" office:value="15" calcext:value-type="float">
            <text:p>15</text:p>
          </table:table-cell>
          <table:table-cell table:formula="of:=COM.MICROSOFT.CONCAT(MID(&quot;0123456789ABCDEFGHJKLMNPQRSTUVWXYZabcdefghijklmnpqrstuvwxyz!#$%&amp;()*+-;&lt;=&gt;?@^_{}[]/\:&quot;&quot;&quot;&quot;&quot;;[.D726]+1;1);MID(&quot;0123456789ABCDEFGHJKLMNPQRSTUVWXYZabcdefghijklmnpqrstuvwxyz!#$%&amp;()*+-;&lt;=&gt;?@^_{}[]/\:&quot;&quot;&quot;&quot;&quot;;[.E726]+1;1);MID(&quot;0123456789ABCDEFGHJKLMNPQRSTUVWXYZabcdefghijklmnpqrstuvwxyz!#$%&amp;()*+-;&lt;=&gt;?@^_{}[]/\:&quot;&quot;&quot;&quot;&quot;;[.F726]+1;1);MID(&quot;0123456789ABCDEFGHJKLMNPQRSTUVWXYZabcdefghijklmnpqrstuvwxyz!#$%&amp;()*+-;&lt;=&gt;?@^_{}[]/\:&quot;&quot;&quot;&quot;&quot;;[.G726]+1;1))" office:value-type="string" office:string-value="bqEF" calcext:value-type="string">
            <text:p>bqE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16869656b553b0a39b93c11652f301bd233cd81e2bc80a866c3825c9ceb58e3</text:p>
          </table:table-cell>
          <table:table-cell table:formula="of:=HEX2DEC(MID([.A727];1;8))+HEX2DEC(MID([.A727];9;8))+HEX2DEC(MID([.A727];17;8))+HEX2DEC(MID([.A727];25;8))+HEX2DEC(MID([.A727];33;8))+HEX2DEC(MID([.A727];41;8))+HEX2DEC(MID([.A727];49;8))+HEX2DEC(MID([.A727];57;8))" office:value-type="float" office:value="18325256707" calcext:value-type="float">
            <text:p>18325256707</text:p>
          </table:table-cell>
          <table:table-cell table:formula="of:= MOD([.B727];85^4)" office:value-type="float" office:value="2837332" calcext:value-type="float">
            <text:p>2837332</text:p>
          </table:table-cell>
          <table:table-cell table:formula="of:=MOD(((((([.C727]-[.G727])/85)-[.F727])/85)-[.E727])/85;85)" office:value-type="float" office:value="4" calcext:value-type="float">
            <text:p>4</text:p>
          </table:table-cell>
          <table:table-cell table:formula="of:=MOD(((([.C727]-[.G727])/85)-[.F727])/85;85)" office:value-type="float" office:value="52" calcext:value-type="float">
            <text:p>52</text:p>
          </table:table-cell>
          <table:table-cell table:formula="of:=MOD(([.C727]-[.G727])/85;85)" office:value-type="float" office:value="60" calcext:value-type="float">
            <text:p>60</text:p>
          </table:table-cell>
          <table:table-cell table:formula="of:=MOD([.C727];85)" office:value-type="float" office:value="32" calcext:value-type="float">
            <text:p>32</text:p>
          </table:table-cell>
          <table:table-cell table:formula="of:=COM.MICROSOFT.CONCAT(MID(&quot;0123456789ABCDEFGHJKLMNPQRSTUVWXYZabcdefghijklmnpqrstuvwxyz!#$%&amp;()*+-;&lt;=&gt;?@^_{}[]/\:&quot;&quot;&quot;&quot;&quot;;[.D727]+1;1);MID(&quot;0123456789ABCDEFGHJKLMNPQRSTUVWXYZabcdefghijklmnpqrstuvwxyz!#$%&amp;()*+-;&lt;=&gt;?@^_{}[]/\:&quot;&quot;&quot;&quot;&quot;;[.E727]+1;1);MID(&quot;0123456789ABCDEFGHJKLMNPQRSTUVWXYZabcdefghijklmnpqrstuvwxyz!#$%&amp;()*+-;&lt;=&gt;?@^_{}[]/\:&quot;&quot;&quot;&quot;&quot;;[.F727]+1;1);MID(&quot;0123456789ABCDEFGHJKLMNPQRSTUVWXYZabcdefghijklmnpqrstuvwxyz!#$%&amp;()*+-;&lt;=&gt;?@^_{}[]/\:&quot;&quot;&quot;&quot;&quot;;[.G727]+1;1))" office:value-type="string" office:string-value="4t#Y" calcext:value-type="string">
            <text:p>4t#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9f2c4af6c7308bbc9b8cfb3ea4e1c9a5e67d4316341825595ba1d1a827dc14b</text:p>
          </table:table-cell>
          <table:table-cell table:formula="of:=HEX2DEC(MID([.A728];1;8))+HEX2DEC(MID([.A728];9;8))+HEX2DEC(MID([.A728];17;8))+HEX2DEC(MID([.A728];25;8))+HEX2DEC(MID([.A728];33;8))+HEX2DEC(MID([.A728];41;8))+HEX2DEC(MID([.A728];49;8))+HEX2DEC(MID([.A728];57;8))" office:value-type="float" office:value="19936439970" calcext:value-type="float">
            <text:p>19936439970</text:p>
          </table:table-cell>
          <table:table-cell table:formula="of:= MOD([.B728];85^4)" office:value-type="float" office:value="48001845" calcext:value-type="float">
            <text:p>48001845</text:p>
          </table:table-cell>
          <table:table-cell table:formula="of:=MOD(((((([.C728]-[.G728])/85)-[.F728])/85)-[.E728])/85;85)" office:value-type="float" office:value="78" calcext:value-type="float">
            <text:p>78</text:p>
          </table:table-cell>
          <table:table-cell table:formula="of:=MOD(((([.C728]-[.G728])/85)-[.F728])/85;85)" office:value-type="float" office:value="13" calcext:value-type="float">
            <text:p>13</text:p>
          </table:table-cell>
          <table:table-cell table:formula="of:=MOD(([.C728]-[.G728])/85;85)" office:value-type="float" office:value="72" calcext:value-type="float">
            <text:p>72</text:p>
          </table:table-cell>
          <table:table-cell table:formula="of:=MOD([.C728];85)" office:value-type="float" office:value="50" calcext:value-type="float">
            <text:p>50</text:p>
          </table:table-cell>
          <table:table-cell table:formula="of:=COM.MICROSOFT.CONCAT(MID(&quot;0123456789ABCDEFGHJKLMNPQRSTUVWXYZabcdefghijklmnpqrstuvwxyz!#$%&amp;()*+-;&lt;=&gt;?@^_{}[]/\:&quot;&quot;&quot;&quot;&quot;;[.D728]+1;1);MID(&quot;0123456789ABCDEFGHJKLMNPQRSTUVWXYZabcdefghijklmnpqrstuvwxyz!#$%&amp;()*+-;&lt;=&gt;?@^_{}[]/\:&quot;&quot;&quot;&quot;&quot;;[.E728]+1;1);MID(&quot;0123456789ABCDEFGHJKLMNPQRSTUVWXYZabcdefghijklmnpqrstuvwxyz!#$%&amp;()*+-;&lt;=&gt;?@^_{}[]/\:&quot;&quot;&quot;&quot;&quot;;[.F728]+1;1);MID(&quot;0123456789ABCDEFGHJKLMNPQRSTUVWXYZabcdefghijklmnpqrstuvwxyz!#$%&amp;()*+-;&lt;=&gt;?@^_{}[]/\:&quot;&quot;&quot;&quot;&quot;;[.G728]+1;1))" office:value-type="string" office:string-value="}D&gt;r" calcext:value-type="string">
            <text:p>}D&gt;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906e8951d93b2c6f94c7158b38236255bcbd8c886e3aa797c14b3c86492d0b1</text:p>
          </table:table-cell>
          <table:table-cell table:formula="of:=HEX2DEC(MID([.A729];1;8))+HEX2DEC(MID([.A729];9;8))+HEX2DEC(MID([.A729];17;8))+HEX2DEC(MID([.A729];25;8))+HEX2DEC(MID([.A729];33;8))+HEX2DEC(MID([.A729];41;8))+HEX2DEC(MID([.A729];49;8))+HEX2DEC(MID([.A729];57;8))" office:value-type="float" office:value="15414086290" calcext:value-type="float">
            <text:p>15414086290</text:p>
          </table:table-cell>
          <table:table-cell table:formula="of:= MOD([.B729];85^4)" office:value-type="float" office:value="14901915" calcext:value-type="float">
            <text:p>14901915</text:p>
          </table:table-cell>
          <table:table-cell table:formula="of:=MOD(((((([.C729]-[.G729])/85)-[.F729])/85)-[.E729])/85;85)" office:value-type="float" office:value="24" calcext:value-type="float">
            <text:p>24</text:p>
          </table:table-cell>
          <table:table-cell table:formula="of:=MOD(((([.C729]-[.G729])/85)-[.F729])/85;85)" office:value-type="float" office:value="22" calcext:value-type="float">
            <text:p>22</text:p>
          </table:table-cell>
          <table:table-cell table:formula="of:=MOD(([.C729]-[.G729])/85;85)" office:value-type="float" office:value="46" calcext:value-type="float">
            <text:p>46</text:p>
          </table:table-cell>
          <table:table-cell table:formula="of:=MOD([.C729];85)" office:value-type="float" office:value="55" calcext:value-type="float">
            <text:p>55</text:p>
          </table:table-cell>
          <table:table-cell table:formula="of:=COM.MICROSOFT.CONCAT(MID(&quot;0123456789ABCDEFGHJKLMNPQRSTUVWXYZabcdefghijklmnpqrstuvwxyz!#$%&amp;()*+-;&lt;=&gt;?@^_{}[]/\:&quot;&quot;&quot;&quot;&quot;;[.D729]+1;1);MID(&quot;0123456789ABCDEFGHJKLMNPQRSTUVWXYZabcdefghijklmnpqrstuvwxyz!#$%&amp;()*+-;&lt;=&gt;?@^_{}[]/\:&quot;&quot;&quot;&quot;&quot;;[.E729]+1;1);MID(&quot;0123456789ABCDEFGHJKLMNPQRSTUVWXYZabcdefghijklmnpqrstuvwxyz!#$%&amp;()*+-;&lt;=&gt;?@^_{}[]/\:&quot;&quot;&quot;&quot;&quot;;[.F729]+1;1);MID(&quot;0123456789ABCDEFGHJKLMNPQRSTUVWXYZabcdefghijklmnpqrstuvwxyz!#$%&amp;()*+-;&lt;=&gt;?@^_{}[]/\:&quot;&quot;&quot;&quot;&quot;;[.G729]+1;1))" office:value-type="string" office:string-value="QNmw" calcext:value-type="string">
            <text:p>QNm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90d74e9586466fd38cf0b20643968ef3a805b784a9cb1feb1b7dc67bb7d20cf</text:p>
          </table:table-cell>
          <table:table-cell table:formula="of:=HEX2DEC(MID([.A730];1;8))+HEX2DEC(MID([.A730];9;8))+HEX2DEC(MID([.A730];17;8))+HEX2DEC(MID([.A730];25;8))+HEX2DEC(MID([.A730];33;8))+HEX2DEC(MID([.A730];41;8))+HEX2DEC(MID([.A730];49;8))+HEX2DEC(MID([.A730];57;8))" office:value-type="float" office:value="15582648993" calcext:value-type="float">
            <text:p>15582648993</text:p>
          </table:table-cell>
          <table:table-cell table:formula="of:= MOD([.B730];85^4)" office:value-type="float" office:value="26862743" calcext:value-type="float">
            <text:p>26862743</text:p>
          </table:table-cell>
          <table:table-cell table:formula="of:=MOD(((((([.C730]-[.G730])/85)-[.F730])/85)-[.E730])/85;85)" office:value-type="float" office:value="43" calcext:value-type="float">
            <text:p>43</text:p>
          </table:table-cell>
          <table:table-cell table:formula="of:=MOD(((([.C730]-[.G730])/85)-[.F730])/85;85)" office:value-type="float" office:value="63" calcext:value-type="float">
            <text:p>63</text:p>
          </table:table-cell>
          <table:table-cell table:formula="of:=MOD(([.C730]-[.G730])/85;85)" office:value-type="float" office:value="2" calcext:value-type="float">
            <text:p>2</text:p>
          </table:table-cell>
          <table:table-cell table:formula="of:=MOD([.C730];85)" office:value-type="float" office:value="23" calcext:value-type="float">
            <text:p>23</text:p>
          </table:table-cell>
          <table:table-cell table:formula="of:=COM.MICROSOFT.CONCAT(MID(&quot;0123456789ABCDEFGHJKLMNPQRSTUVWXYZabcdefghijklmnpqrstuvwxyz!#$%&amp;()*+-;&lt;=&gt;?@^_{}[]/\:&quot;&quot;&quot;&quot;&quot;;[.D730]+1;1);MID(&quot;0123456789ABCDEFGHJKLMNPQRSTUVWXYZabcdefghijklmnpqrstuvwxyz!#$%&amp;()*+-;&lt;=&gt;?@^_{}[]/\:&quot;&quot;&quot;&quot;&quot;;[.E730]+1;1);MID(&quot;0123456789ABCDEFGHJKLMNPQRSTUVWXYZabcdefghijklmnpqrstuvwxyz!#$%&amp;()*+-;&lt;=&gt;?@^_{}[]/\:&quot;&quot;&quot;&quot;&quot;;[.F730]+1;1);MID(&quot;0123456789ABCDEFGHJKLMNPQRSTUVWXYZabcdefghijklmnpqrstuvwxyz!#$%&amp;()*+-;&lt;=&gt;?@^_{}[]/\:&quot;&quot;&quot;&quot;&quot;;[.G730]+1;1))" office:value-type="string" office:string-value="j&amp;2P" calcext:value-type="string">
            <text:p>j&amp;2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9251a7129c487da904b002c20337dd8550166f964629000a848b4da2f7b0541</text:p>
          </table:table-cell>
          <table:table-cell table:formula="of:=HEX2DEC(MID([.A731];1;8))+HEX2DEC(MID([.A731];9;8))+HEX2DEC(MID([.A731];17;8))+HEX2DEC(MID([.A731];25;8))+HEX2DEC(MID([.A731];33;8))+HEX2DEC(MID([.A731];41;8))+HEX2DEC(MID([.A731];49;8))+HEX2DEC(MID([.A731];57;8))" office:value-type="float" office:value="10545516899" calcext:value-type="float">
            <text:p>10545516899</text:p>
          </table:table-cell>
          <table:table-cell table:formula="of:= MOD([.B731];85^4)" office:value-type="float" office:value="990649" calcext:value-type="float">
            <text:p>990649</text:p>
          </table:table-cell>
          <table:table-cell table:formula="of:=MOD(((((([.C731]-[.G731])/85)-[.F731])/85)-[.E731])/85;85)" office:value-type="float" office:value="1" calcext:value-type="float">
            <text:p>1</text:p>
          </table:table-cell>
          <table:table-cell table:formula="of:=MOD(((([.C731]-[.G731])/85)-[.F731])/85;85)" office:value-type="float" office:value="52" calcext:value-type="float">
            <text:p>52</text:p>
          </table:table-cell>
          <table:table-cell table:formula="of:=MOD(([.C731]-[.G731])/85;85)" office:value-type="float" office:value="9" calcext:value-type="float">
            <text:p>9</text:p>
          </table:table-cell>
          <table:table-cell table:formula="of:=MOD([.C731];85)" office:value-type="float" office:value="59" calcext:value-type="float">
            <text:p>59</text:p>
          </table:table-cell>
          <table:table-cell table:formula="of:=COM.MICROSOFT.CONCAT(MID(&quot;0123456789ABCDEFGHJKLMNPQRSTUVWXYZabcdefghijklmnpqrstuvwxyz!#$%&amp;()*+-;&lt;=&gt;?@^_{}[]/\:&quot;&quot;&quot;&quot;&quot;;[.D731]+1;1);MID(&quot;0123456789ABCDEFGHJKLMNPQRSTUVWXYZabcdefghijklmnpqrstuvwxyz!#$%&amp;()*+-;&lt;=&gt;?@^_{}[]/\:&quot;&quot;&quot;&quot;&quot;;[.E731]+1;1);MID(&quot;0123456789ABCDEFGHJKLMNPQRSTUVWXYZabcdefghijklmnpqrstuvwxyz!#$%&amp;()*+-;&lt;=&gt;?@^_{}[]/\:&quot;&quot;&quot;&quot;&quot;;[.F731]+1;1);MID(&quot;0123456789ABCDEFGHJKLMNPQRSTUVWXYZabcdefghijklmnpqrstuvwxyz!#$%&amp;()*+-;&lt;=&gt;?@^_{}[]/\:&quot;&quot;&quot;&quot;&quot;;[.G731]+1;1))" office:value-type="string" office:string-value="1t9!" calcext:value-type="string">
            <text:p>1t9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167f2fcbf3c641b8857e859ba871b5feb29f5a1f6ce3255861057b0d65549e8</text:p>
          </table:table-cell>
          <table:table-cell table:formula="of:=HEX2DEC(MID([.A732];1;8))+HEX2DEC(MID([.A732];9;8))+HEX2DEC(MID([.A732];17;8))+HEX2DEC(MID([.A732];25;8))+HEX2DEC(MID([.A732];33;8))+HEX2DEC(MID([.A732];41;8))+HEX2DEC(MID([.A732];49;8))+HEX2DEC(MID([.A732];57;8))" office:value-type="float" office:value="26606642269" calcext:value-type="float">
            <text:p>26606642269</text:p>
          </table:table-cell>
          <table:table-cell table:formula="of:= MOD([.B732];85^4)" office:value-type="float" office:value="36524144" calcext:value-type="float">
            <text:p>36524144</text:p>
          </table:table-cell>
          <table:table-cell table:formula="of:=MOD(((((([.C732]-[.G732])/85)-[.F732])/85)-[.E732])/85;85)" office:value-type="float" office:value="59" calcext:value-type="float">
            <text:p>59</text:p>
          </table:table-cell>
          <table:table-cell table:formula="of:=MOD(((([.C732]-[.G732])/85)-[.F732])/85;85)" office:value-type="float" office:value="40" calcext:value-type="float">
            <text:p>40</text:p>
          </table:table-cell>
          <table:table-cell table:formula="of:=MOD(([.C732]-[.G732])/85;85)" office:value-type="float" office:value="20" calcext:value-type="float">
            <text:p>20</text:p>
          </table:table-cell>
          <table:table-cell table:formula="of:=MOD([.C732];85)" office:value-type="float" office:value="69" calcext:value-type="float">
            <text:p>69</text:p>
          </table:table-cell>
          <table:table-cell table:formula="of:=COM.MICROSOFT.CONCAT(MID(&quot;0123456789ABCDEFGHJKLMNPQRSTUVWXYZabcdefghijklmnpqrstuvwxyz!#$%&amp;()*+-;&lt;=&gt;?@^_{}[]/\:&quot;&quot;&quot;&quot;&quot;;[.D732]+1;1);MID(&quot;0123456789ABCDEFGHJKLMNPQRSTUVWXYZabcdefghijklmnpqrstuvwxyz!#$%&amp;()*+-;&lt;=&gt;?@^_{}[]/\:&quot;&quot;&quot;&quot;&quot;;[.E732]+1;1);MID(&quot;0123456789ABCDEFGHJKLMNPQRSTUVWXYZabcdefghijklmnpqrstuvwxyz!#$%&amp;()*+-;&lt;=&gt;?@^_{}[]/\:&quot;&quot;&quot;&quot;&quot;;[.F732]+1;1);MID(&quot;0123456789ABCDEFGHJKLMNPQRSTUVWXYZabcdefghijklmnpqrstuvwxyz!#$%&amp;()*+-;&lt;=&gt;?@^_{}[]/\:&quot;&quot;&quot;&quot;&quot;;[.G732]+1;1))" office:value-type="string" office:string-value="!gL;" calcext:value-type="string">
            <text:p>!gL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c96eeededcd856d2297f8dd9045fd5d6a31f83b9115379bd1408ff16de76535</text:p>
          </table:table-cell>
          <table:table-cell table:formula="of:=HEX2DEC(MID([.A733];1;8))+HEX2DEC(MID([.A733];9;8))+HEX2DEC(MID([.A733];17;8))+HEX2DEC(MID([.A733];25;8))+HEX2DEC(MID([.A733];33;8))+HEX2DEC(MID([.A733];41;8))+HEX2DEC(MID([.A733];49;8))+HEX2DEC(MID([.A733];57;8))" office:value-type="float" office:value="20798607248" calcext:value-type="float">
            <text:p>20798607248</text:p>
          </table:table-cell>
          <table:table-cell table:formula="of:= MOD([.B733];85^4)" office:value-type="float" office:value="22758498" calcext:value-type="float">
            <text:p>22758498</text:p>
          </table:table-cell>
          <table:table-cell table:formula="of:=MOD(((((([.C733]-[.G733])/85)-[.F733])/85)-[.E733])/85;85)" office:value-type="float" office:value="37" calcext:value-type="float">
            <text:p>37</text:p>
          </table:table-cell>
          <table:table-cell table:formula="of:=MOD(((([.C733]-[.G733])/85)-[.F733])/85;85)" office:value-type="float" office:value="4" calcext:value-type="float">
            <text:p>4</text:p>
          </table:table-cell>
          <table:table-cell table:formula="of:=MOD(([.C733]-[.G733])/85;85)" office:value-type="float" office:value="82" calcext:value-type="float">
            <text:p>82</text:p>
          </table:table-cell>
          <table:table-cell table:formula="of:=MOD([.C733];85)" office:value-type="float" office:value="3" calcext:value-type="float">
            <text:p>3</text:p>
          </table:table-cell>
          <table:table-cell table:formula="of:=COM.MICROSOFT.CONCAT(MID(&quot;0123456789ABCDEFGHJKLMNPQRSTUVWXYZabcdefghijklmnpqrstuvwxyz!#$%&amp;()*+-;&lt;=&gt;?@^_{}[]/\:&quot;&quot;&quot;&quot;&quot;;[.D733]+1;1);MID(&quot;0123456789ABCDEFGHJKLMNPQRSTUVWXYZabcdefghijklmnpqrstuvwxyz!#$%&amp;()*+-;&lt;=&gt;?@^_{}[]/\:&quot;&quot;&quot;&quot;&quot;;[.E733]+1;1);MID(&quot;0123456789ABCDEFGHJKLMNPQRSTUVWXYZabcdefghijklmnpqrstuvwxyz!#$%&amp;()*+-;&lt;=&gt;?@^_{}[]/\:&quot;&quot;&quot;&quot;&quot;;[.F733]+1;1);MID(&quot;0123456789ABCDEFGHJKLMNPQRSTUVWXYZabcdefghijklmnpqrstuvwxyz!#$%&amp;()*+-;&lt;=&gt;?@^_{}[]/\:&quot;&quot;&quot;&quot;&quot;;[.G733]+1;1))" office:value-type="string" office:string-value="d4\3" calcext:value-type="string">
            <text:p>d4\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bebf5fa8de98f69468b656faceb0ef9616f4463a8c5b4d2bb718b139aa6960d</text:p>
          </table:table-cell>
          <table:table-cell table:formula="of:=HEX2DEC(MID([.A734];1;8))+HEX2DEC(MID([.A734];9;8))+HEX2DEC(MID([.A734];17;8))+HEX2DEC(MID([.A734];25;8))+HEX2DEC(MID([.A734];33;8))+HEX2DEC(MID([.A734];41;8))+HEX2DEC(MID([.A734];49;8))+HEX2DEC(MID([.A734];57;8))" office:value-type="float" office:value="18750182432" calcext:value-type="float">
            <text:p>18750182432</text:p>
          </table:table-cell>
          <table:table-cell table:formula="of:= MOD([.B734];85^4)" office:value-type="float" office:value="10158057" calcext:value-type="float">
            <text:p>10158057</text:p>
          </table:table-cell>
          <table:table-cell table:formula="of:=MOD(((((([.C734]-[.G734])/85)-[.F734])/85)-[.E734])/85;85)" office:value-type="float" office:value="16" calcext:value-type="float">
            <text:p>16</text:p>
          </table:table-cell>
          <table:table-cell table:formula="of:=MOD(((([.C734]-[.G734])/85)-[.F734])/85;85)" office:value-type="float" office:value="45" calcext:value-type="float">
            <text:p>45</text:p>
          </table:table-cell>
          <table:table-cell table:formula="of:=MOD(([.C734]-[.G734])/85;85)" office:value-type="float" office:value="81" calcext:value-type="float">
            <text:p>81</text:p>
          </table:table-cell>
          <table:table-cell table:formula="of:=MOD([.C734];85)" office:value-type="float" office:value="47" calcext:value-type="float">
            <text:p>47</text:p>
          </table:table-cell>
          <table:table-cell table:formula="of:=COM.MICROSOFT.CONCAT(MID(&quot;0123456789ABCDEFGHJKLMNPQRSTUVWXYZabcdefghijklmnpqrstuvwxyz!#$%&amp;()*+-;&lt;=&gt;?@^_{}[]/\:&quot;&quot;&quot;&quot;&quot;;[.D734]+1;1);MID(&quot;0123456789ABCDEFGHJKLMNPQRSTUVWXYZabcdefghijklmnpqrstuvwxyz!#$%&amp;()*+-;&lt;=&gt;?@^_{}[]/\:&quot;&quot;&quot;&quot;&quot;;[.E734]+1;1);MID(&quot;0123456789ABCDEFGHJKLMNPQRSTUVWXYZabcdefghijklmnpqrstuvwxyz!#$%&amp;()*+-;&lt;=&gt;?@^_{}[]/\:&quot;&quot;&quot;&quot;&quot;;[.F734]+1;1);MID(&quot;0123456789ABCDEFGHJKLMNPQRSTUVWXYZabcdefghijklmnpqrstuvwxyz!#$%&amp;()*+-;&lt;=&gt;?@^_{}[]/\:&quot;&quot;&quot;&quot;&quot;;[.G734]+1;1))" office:value-type="string" office:string-value="Gl/n" calcext:value-type="string">
            <text:p>Gl/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9e053f236ae5f012657110017573529c39bbfd0fc0fccc774737ed083bee5ef</text:p>
          </table:table-cell>
          <table:table-cell table:formula="of:=HEX2DEC(MID([.A735];1;8))+HEX2DEC(MID([.A735];9;8))+HEX2DEC(MID([.A735];17;8))+HEX2DEC(MID([.A735];25;8))+HEX2DEC(MID([.A735];33;8))+HEX2DEC(MID([.A735];41;8))+HEX2DEC(MID([.A735];49;8))+HEX2DEC(MID([.A735];57;8))" office:value-type="float" office:value="17819167346" calcext:value-type="float">
            <text:p>17819167346</text:p>
          </table:table-cell>
          <table:table-cell table:formula="of:= MOD([.B735];85^4)" office:value-type="float" office:value="18754221" calcext:value-type="float">
            <text:p>18754221</text:p>
          </table:table-cell>
          <table:table-cell table:formula="of:=MOD(((((([.C735]-[.G735])/85)-[.F735])/85)-[.E735])/85;85)" office:value-type="float" office:value="30" calcext:value-type="float">
            <text:p>30</text:p>
          </table:table-cell>
          <table:table-cell table:formula="of:=MOD(((([.C735]-[.G735])/85)-[.F735])/85;85)" office:value-type="float" office:value="45" calcext:value-type="float">
            <text:p>45</text:p>
          </table:table-cell>
          <table:table-cell table:formula="of:=MOD(([.C735]-[.G735])/85;85)" office:value-type="float" office:value="62" calcext:value-type="float">
            <text:p>62</text:p>
          </table:table-cell>
          <table:table-cell table:formula="of:=MOD([.C735];85)" office:value-type="float" office:value="76" calcext:value-type="float">
            <text:p>76</text:p>
          </table:table-cell>
          <table:table-cell table:formula="of:=COM.MICROSOFT.CONCAT(MID(&quot;0123456789ABCDEFGHJKLMNPQRSTUVWXYZabcdefghijklmnpqrstuvwxyz!#$%&amp;()*+-;&lt;=&gt;?@^_{}[]/\:&quot;&quot;&quot;&quot;&quot;;[.D735]+1;1);MID(&quot;0123456789ABCDEFGHJKLMNPQRSTUVWXYZabcdefghijklmnpqrstuvwxyz!#$%&amp;()*+-;&lt;=&gt;?@^_{}[]/\:&quot;&quot;&quot;&quot;&quot;;[.E735]+1;1);MID(&quot;0123456789ABCDEFGHJKLMNPQRSTUVWXYZabcdefghijklmnpqrstuvwxyz!#$%&amp;()*+-;&lt;=&gt;?@^_{}[]/\:&quot;&quot;&quot;&quot;&quot;;[.F735]+1;1);MID(&quot;0123456789ABCDEFGHJKLMNPQRSTUVWXYZabcdefghijklmnpqrstuvwxyz!#$%&amp;()*+-;&lt;=&gt;?@^_{}[]/\:&quot;&quot;&quot;&quot;&quot;;[.G735]+1;1))" office:value-type="string" office:string-value="Wl%_" calcext:value-type="string">
            <text:p>Wl%_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23a358def361d458e75ac23f59b239feaab7a8fd03603c21618d82c0ae9973c</text:p>
          </table:table-cell>
          <table:table-cell table:formula="of:=HEX2DEC(MID([.A736];1;8))+HEX2DEC(MID([.A736];9;8))+HEX2DEC(MID([.A736];17;8))+HEX2DEC(MID([.A736];25;8))+HEX2DEC(MID([.A736];33;8))+HEX2DEC(MID([.A736];41;8))+HEX2DEC(MID([.A736];49;8))+HEX2DEC(MID([.A736];57;8))" office:value-type="float" office:value="20156059725" calcext:value-type="float">
            <text:p>20156059725</text:p>
          </table:table-cell>
          <table:table-cell table:formula="of:= MOD([.B736];85^4)" office:value-type="float" office:value="6618475" calcext:value-type="float">
            <text:p>6618475</text:p>
          </table:table-cell>
          <table:table-cell table:formula="of:=MOD(((((([.C736]-[.G736])/85)-[.F736])/85)-[.E736])/85;85)" office:value-type="float" office:value="10" calcext:value-type="float">
            <text:p>10</text:p>
          </table:table-cell>
          <table:table-cell table:formula="of:=MOD(((([.C736]-[.G736])/85)-[.F736])/85;85)" office:value-type="float" office:value="66" calcext:value-type="float">
            <text:p>66</text:p>
          </table:table-cell>
          <table:table-cell table:formula="of:=MOD(([.C736]-[.G736])/85;85)" office:value-type="float" office:value="4" calcext:value-type="float">
            <text:p>4</text:p>
          </table:table-cell>
          <table:table-cell table:formula="of:=MOD([.C736];85)" office:value-type="float" office:value="35" calcext:value-type="float">
            <text:p>35</text:p>
          </table:table-cell>
          <table:table-cell table:formula="of:=COM.MICROSOFT.CONCAT(MID(&quot;0123456789ABCDEFGHJKLMNPQRSTUVWXYZabcdefghijklmnpqrstuvwxyz!#$%&amp;()*+-;&lt;=&gt;?@^_{}[]/\:&quot;&quot;&quot;&quot;&quot;;[.D736]+1;1);MID(&quot;0123456789ABCDEFGHJKLMNPQRSTUVWXYZabcdefghijklmnpqrstuvwxyz!#$%&amp;()*+-;&lt;=&gt;?@^_{}[]/\:&quot;&quot;&quot;&quot;&quot;;[.E736]+1;1);MID(&quot;0123456789ABCDEFGHJKLMNPQRSTUVWXYZabcdefghijklmnpqrstuvwxyz!#$%&amp;()*+-;&lt;=&gt;?@^_{}[]/\:&quot;&quot;&quot;&quot;&quot;;[.F736]+1;1);MID(&quot;0123456789ABCDEFGHJKLMNPQRSTUVWXYZabcdefghijklmnpqrstuvwxyz!#$%&amp;()*+-;&lt;=&gt;?@^_{}[]/\:&quot;&quot;&quot;&quot;&quot;;[.G736]+1;1))" office:value-type="string" office:string-value="A*4b" calcext:value-type="string">
            <text:p>A*4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65d91cdd130eaca9e3fc56c55ec25054d56cc9e2666765c2cbf626c80be574e</text:p>
          </table:table-cell>
          <table:table-cell table:formula="of:=HEX2DEC(MID([.A737];1;8))+HEX2DEC(MID([.A737];9;8))+HEX2DEC(MID([.A737];17;8))+HEX2DEC(MID([.A737];25;8))+HEX2DEC(MID([.A737];33;8))+HEX2DEC(MID([.A737];41;8))+HEX2DEC(MID([.A737];49;8))+HEX2DEC(MID([.A737];57;8))" office:value-type="float" office:value="15786664892" calcext:value-type="float">
            <text:p>15786664892</text:p>
          </table:table-cell>
          <table:table-cell table:formula="of:= MOD([.B737];85^4)" office:value-type="float" office:value="22076142" calcext:value-type="float">
            <text:p>22076142</text:p>
          </table:table-cell>
          <table:table-cell table:formula="of:=MOD(((((([.C737]-[.G737])/85)-[.F737])/85)-[.E737])/85;85)" office:value-type="float" office:value="35" calcext:value-type="float">
            <text:p>35</text:p>
          </table:table-cell>
          <table:table-cell table:formula="of:=MOD(((([.C737]-[.G737])/85)-[.F737])/85;85)" office:value-type="float" office:value="80" calcext:value-type="float">
            <text:p>80</text:p>
          </table:table-cell>
          <table:table-cell table:formula="of:=MOD(([.C737]-[.G737])/85;85)" office:value-type="float" office:value="44" calcext:value-type="float">
            <text:p>44</text:p>
          </table:table-cell>
          <table:table-cell table:formula="of:=MOD([.C737];85)" office:value-type="float" office:value="27" calcext:value-type="float">
            <text:p>27</text:p>
          </table:table-cell>
          <table:table-cell table:formula="of:=COM.MICROSOFT.CONCAT(MID(&quot;0123456789ABCDEFGHJKLMNPQRSTUVWXYZabcdefghijklmnpqrstuvwxyz!#$%&amp;()*+-;&lt;=&gt;?@^_{}[]/\:&quot;&quot;&quot;&quot;&quot;;[.D737]+1;1);MID(&quot;0123456789ABCDEFGHJKLMNPQRSTUVWXYZabcdefghijklmnpqrstuvwxyz!#$%&amp;()*+-;&lt;=&gt;?@^_{}[]/\:&quot;&quot;&quot;&quot;&quot;;[.E737]+1;1);MID(&quot;0123456789ABCDEFGHJKLMNPQRSTUVWXYZabcdefghijklmnpqrstuvwxyz!#$%&amp;()*+-;&lt;=&gt;?@^_{}[]/\:&quot;&quot;&quot;&quot;&quot;;[.F737]+1;1);MID(&quot;0123456789ABCDEFGHJKLMNPQRSTUVWXYZabcdefghijklmnpqrstuvwxyz!#$%&amp;()*+-;&lt;=&gt;?@^_{}[]/\:&quot;&quot;&quot;&quot;&quot;;[.G737]+1;1))" office:value-type="string" office:string-value="b]kT" calcext:value-type="string">
            <text:p>b]k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6e7dc69b35a0263ac29711ca51215e4c4dfe4213f176bc3a4e8ddcc044a306</text:p>
          </table:table-cell>
          <table:table-cell table:formula="of:=HEX2DEC(MID([.A738];1;8))+HEX2DEC(MID([.A738];9;8))+HEX2DEC(MID([.A738];17;8))+HEX2DEC(MID([.A738];25;8))+HEX2DEC(MID([.A738];33;8))+HEX2DEC(MID([.A738];41;8))+HEX2DEC(MID([.A738];49;8))+HEX2DEC(MID([.A738];57;8))" office:value-type="float" office:value="15678995515" calcext:value-type="float">
            <text:p>15678995515</text:p>
          </table:table-cell>
          <table:table-cell table:formula="of:= MOD([.B738];85^4)" office:value-type="float" office:value="18808015" calcext:value-type="float">
            <text:p>18808015</text:p>
          </table:table-cell>
          <table:table-cell table:formula="of:=MOD(((((([.C738]-[.G738])/85)-[.F738])/85)-[.E738])/85;85)" office:value-type="float" office:value="30" calcext:value-type="float">
            <text:p>30</text:p>
          </table:table-cell>
          <table:table-cell table:formula="of:=MOD(((([.C738]-[.G738])/85)-[.F738])/85;85)" office:value-type="float" office:value="53" calcext:value-type="float">
            <text:p>53</text:p>
          </table:table-cell>
          <table:table-cell table:formula="of:=MOD(([.C738]-[.G738])/85;85)" office:value-type="float" office:value="15" calcext:value-type="float">
            <text:p>15</text:p>
          </table:table-cell>
          <table:table-cell table:formula="of:=MOD([.C738];85)" office:value-type="float" office:value="65" calcext:value-type="float">
            <text:p>65</text:p>
          </table:table-cell>
          <table:table-cell table:formula="of:=COM.MICROSOFT.CONCAT(MID(&quot;0123456789ABCDEFGHJKLMNPQRSTUVWXYZabcdefghijklmnpqrstuvwxyz!#$%&amp;()*+-;&lt;=&gt;?@^_{}[]/\:&quot;&quot;&quot;&quot;&quot;;[.D738]+1;1);MID(&quot;0123456789ABCDEFGHJKLMNPQRSTUVWXYZabcdefghijklmnpqrstuvwxyz!#$%&amp;()*+-;&lt;=&gt;?@^_{}[]/\:&quot;&quot;&quot;&quot;&quot;;[.E738]+1;1);MID(&quot;0123456789ABCDEFGHJKLMNPQRSTUVWXYZabcdefghijklmnpqrstuvwxyz!#$%&amp;()*+-;&lt;=&gt;?@^_{}[]/\:&quot;&quot;&quot;&quot;&quot;;[.F738]+1;1);MID(&quot;0123456789ABCDEFGHJKLMNPQRSTUVWXYZabcdefghijklmnpqrstuvwxyz!#$%&amp;()*+-;&lt;=&gt;?@^_{}[]/\:&quot;&quot;&quot;&quot;&quot;;[.G738]+1;1))" office:value-type="string" office:string-value="WuF)" calcext:value-type="string">
            <text:p>WuF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df24862b9970e96cfb02c523f9f3ef7eb2e265cc2c9e47e1d9ad059dcc41461</text:p>
          </table:table-cell>
          <table:table-cell table:formula="of:=HEX2DEC(MID([.A739];1;8))+HEX2DEC(MID([.A739];9;8))+HEX2DEC(MID([.A739];17;8))+HEX2DEC(MID([.A739];25;8))+HEX2DEC(MID([.A739];33;8))+HEX2DEC(MID([.A739];41;8))+HEX2DEC(MID([.A739];49;8))+HEX2DEC(MID([.A739];57;8))" office:value-type="float" office:value="21729620437" calcext:value-type="float">
            <text:p>21729620437</text:p>
          </table:table-cell>
          <table:table-cell table:formula="of:= MOD([.B739];85^4)" office:value-type="float" office:value="14160437" calcext:value-type="float">
            <text:p>14160437</text:p>
          </table:table-cell>
          <table:table-cell table:formula="of:=MOD(((((([.C739]-[.G739])/85)-[.F739])/85)-[.E739])/85;85)" office:value-type="float" office:value="23" calcext:value-type="float">
            <text:p>23</text:p>
          </table:table-cell>
          <table:table-cell table:formula="of:=MOD(((([.C739]-[.G739])/85)-[.F739])/85;85)" office:value-type="float" office:value="4" calcext:value-type="float">
            <text:p>4</text:p>
          </table:table-cell>
          <table:table-cell table:formula="of:=MOD(([.C739]-[.G739])/85;85)" office:value-type="float" office:value="78" calcext:value-type="float">
            <text:p>78</text:p>
          </table:table-cell>
          <table:table-cell table:formula="of:=MOD([.C739];85)" office:value-type="float" office:value="32" calcext:value-type="float">
            <text:p>32</text:p>
          </table:table-cell>
          <table:table-cell table:formula="of:=COM.MICROSOFT.CONCAT(MID(&quot;0123456789ABCDEFGHJKLMNPQRSTUVWXYZabcdefghijklmnpqrstuvwxyz!#$%&amp;()*+-;&lt;=&gt;?@^_{}[]/\:&quot;&quot;&quot;&quot;&quot;;[.D739]+1;1);MID(&quot;0123456789ABCDEFGHJKLMNPQRSTUVWXYZabcdefghijklmnpqrstuvwxyz!#$%&amp;()*+-;&lt;=&gt;?@^_{}[]/\:&quot;&quot;&quot;&quot;&quot;;[.E739]+1;1);MID(&quot;0123456789ABCDEFGHJKLMNPQRSTUVWXYZabcdefghijklmnpqrstuvwxyz!#$%&amp;()*+-;&lt;=&gt;?@^_{}[]/\:&quot;&quot;&quot;&quot;&quot;;[.F739]+1;1);MID(&quot;0123456789ABCDEFGHJKLMNPQRSTUVWXYZabcdefghijklmnpqrstuvwxyz!#$%&amp;()*+-;&lt;=&gt;?@^_{}[]/\:&quot;&quot;&quot;&quot;&quot;;[.G739]+1;1))" office:value-type="string" office:string-value="P4}Y" calcext:value-type="string">
            <text:p>P4}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440a3d4770b55401482f2fbb284d606bacd38b7123875b7b26f1c8bc1a1b48f</text:p>
          </table:table-cell>
          <table:table-cell table:formula="of:=HEX2DEC(MID([.A740];1;8))+HEX2DEC(MID([.A740];9;8))+HEX2DEC(MID([.A740];17;8))+HEX2DEC(MID([.A740];25;8))+HEX2DEC(MID([.A740];33;8))+HEX2DEC(MID([.A740];41;8))+HEX2DEC(MID([.A740];49;8))+HEX2DEC(MID([.A740];57;8))" office:value-type="float" office:value="16968728989" calcext:value-type="float">
            <text:p>16968728989</text:p>
          </table:table-cell>
          <table:table-cell table:formula="of:= MOD([.B740];85^4)" office:value-type="float" office:value="3525864" calcext:value-type="float">
            <text:p>3525864</text:p>
          </table:table-cell>
          <table:table-cell table:formula="of:=MOD(((((([.C740]-[.G740])/85)-[.F740])/85)-[.E740])/85;85)" office:value-type="float" office:value="5" calcext:value-type="float">
            <text:p>5</text:p>
          </table:table-cell>
          <table:table-cell table:formula="of:=MOD(((([.C740]-[.G740])/85)-[.F740])/85;85)" office:value-type="float" office:value="63" calcext:value-type="float">
            <text:p>63</text:p>
          </table:table-cell>
          <table:table-cell table:formula="of:=MOD(([.C740]-[.G740])/85;85)" office:value-type="float" office:value="0" calcext:value-type="float">
            <text:p>0</text:p>
          </table:table-cell>
          <table:table-cell table:formula="of:=MOD([.C740];85)" office:value-type="float" office:value="64" calcext:value-type="float">
            <text:p>64</text:p>
          </table:table-cell>
          <table:table-cell table:formula="of:=COM.MICROSOFT.CONCAT(MID(&quot;0123456789ABCDEFGHJKLMNPQRSTUVWXYZabcdefghijklmnpqrstuvwxyz!#$%&amp;()*+-;&lt;=&gt;?@^_{}[]/\:&quot;&quot;&quot;&quot;&quot;;[.D740]+1;1);MID(&quot;0123456789ABCDEFGHJKLMNPQRSTUVWXYZabcdefghijklmnpqrstuvwxyz!#$%&amp;()*+-;&lt;=&gt;?@^_{}[]/\:&quot;&quot;&quot;&quot;&quot;;[.E740]+1;1);MID(&quot;0123456789ABCDEFGHJKLMNPQRSTUVWXYZabcdefghijklmnpqrstuvwxyz!#$%&amp;()*+-;&lt;=&gt;?@^_{}[]/\:&quot;&quot;&quot;&quot;&quot;;[.F740]+1;1);MID(&quot;0123456789ABCDEFGHJKLMNPQRSTUVWXYZabcdefghijklmnpqrstuvwxyz!#$%&amp;()*+-;&lt;=&gt;?@^_{}[]/\:&quot;&quot;&quot;&quot;&quot;;[.G740]+1;1))" office:value-type="string" office:string-value="5&amp;0(" calcext:value-type="string">
            <text:p>5&amp;0(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b43e07955cc3a9e17d74b960abf019bca14a764c87faa83fca03c00020683ee</text:p>
          </table:table-cell>
          <table:table-cell table:formula="of:=HEX2DEC(MID([.A741];1;8))+HEX2DEC(MID([.A741];9;8))+HEX2DEC(MID([.A741];17;8))+HEX2DEC(MID([.A741];25;8))+HEX2DEC(MID([.A741];33;8))+HEX2DEC(MID([.A741];41;8))+HEX2DEC(MID([.A741];49;8))+HEX2DEC(MID([.A741];57;8))" office:value-type="float" office:value="15382706717" calcext:value-type="float">
            <text:p>15382706717</text:p>
          </table:table-cell>
          <table:table-cell table:formula="of:= MOD([.B741];85^4)" office:value-type="float" office:value="35722967" calcext:value-type="float">
            <text:p>35722967</text:p>
          </table:table-cell>
          <table:table-cell table:formula="of:=MOD(((((([.C741]-[.G741])/85)-[.F741])/85)-[.E741])/85;85)" office:value-type="float" office:value="58" calcext:value-type="float">
            <text:p>58</text:p>
          </table:table-cell>
          <table:table-cell table:formula="of:=MOD(((([.C741]-[.G741])/85)-[.F741])/85;85)" office:value-type="float" office:value="14" calcext:value-type="float">
            <text:p>14</text:p>
          </table:table-cell>
          <table:table-cell table:formula="of:=MOD(([.C741]-[.G741])/85;85)" office:value-type="float" office:value="30" calcext:value-type="float">
            <text:p>30</text:p>
          </table:table-cell>
          <table:table-cell table:formula="of:=MOD([.C741];85)" office:value-type="float" office:value="17" calcext:value-type="float">
            <text:p>17</text:p>
          </table:table-cell>
          <table:table-cell table:formula="of:=COM.MICROSOFT.CONCAT(MID(&quot;0123456789ABCDEFGHJKLMNPQRSTUVWXYZabcdefghijklmnpqrstuvwxyz!#$%&amp;()*+-;&lt;=&gt;?@^_{}[]/\:&quot;&quot;&quot;&quot;&quot;;[.D741]+1;1);MID(&quot;0123456789ABCDEFGHJKLMNPQRSTUVWXYZabcdefghijklmnpqrstuvwxyz!#$%&amp;()*+-;&lt;=&gt;?@^_{}[]/\:&quot;&quot;&quot;&quot;&quot;;[.E741]+1;1);MID(&quot;0123456789ABCDEFGHJKLMNPQRSTUVWXYZabcdefghijklmnpqrstuvwxyz!#$%&amp;()*+-;&lt;=&gt;?@^_{}[]/\:&quot;&quot;&quot;&quot;&quot;;[.F741]+1;1);MID(&quot;0123456789ABCDEFGHJKLMNPQRSTUVWXYZabcdefghijklmnpqrstuvwxyz!#$%&amp;()*+-;&lt;=&gt;?@^_{}[]/\:&quot;&quot;&quot;&quot;&quot;;[.G741]+1;1))" office:value-type="string" office:string-value="zEWH" calcext:value-type="string">
            <text:p>zEW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3973547bf83b66a8c3d4ba4ec764d079fe2dda36aa4fa852ef9b6e0e3fb1695</text:p>
          </table:table-cell>
          <table:table-cell table:formula="of:=HEX2DEC(MID([.A742];1;8))+HEX2DEC(MID([.A742];9;8))+HEX2DEC(MID([.A742];17;8))+HEX2DEC(MID([.A742];25;8))+HEX2DEC(MID([.A742];33;8))+HEX2DEC(MID([.A742];41;8))+HEX2DEC(MID([.A742];49;8))+HEX2DEC(MID([.A742];57;8))" office:value-type="float" office:value="18677967353" calcext:value-type="float">
            <text:p>18677967353</text:p>
          </table:table-cell>
          <table:table-cell table:formula="of:= MOD([.B742];85^4)" office:value-type="float" office:value="42344228" calcext:value-type="float">
            <text:p>42344228</text:p>
          </table:table-cell>
          <table:table-cell table:formula="of:=MOD(((((([.C742]-[.G742])/85)-[.F742])/85)-[.E742])/85;85)" office:value-type="float" office:value="68" calcext:value-type="float">
            <text:p>68</text:p>
          </table:table-cell>
          <table:table-cell table:formula="of:=MOD(((([.C742]-[.G742])/85)-[.F742])/85;85)" office:value-type="float" office:value="80" calcext:value-type="float">
            <text:p>80</text:p>
          </table:table-cell>
          <table:table-cell table:formula="of:=MOD(([.C742]-[.G742])/85;85)" office:value-type="float" office:value="67" calcext:value-type="float">
            <text:p>67</text:p>
          </table:table-cell>
          <table:table-cell table:formula="of:=MOD([.C742];85)" office:value-type="float" office:value="33" calcext:value-type="float">
            <text:p>33</text:p>
          </table:table-cell>
          <table:table-cell table:formula="of:=COM.MICROSOFT.CONCAT(MID(&quot;0123456789ABCDEFGHJKLMNPQRSTUVWXYZabcdefghijklmnpqrstuvwxyz!#$%&amp;()*+-;&lt;=&gt;?@^_{}[]/\:&quot;&quot;&quot;&quot;&quot;;[.D742]+1;1);MID(&quot;0123456789ABCDEFGHJKLMNPQRSTUVWXYZabcdefghijklmnpqrstuvwxyz!#$%&amp;()*+-;&lt;=&gt;?@^_{}[]/\:&quot;&quot;&quot;&quot;&quot;;[.E742]+1;1);MID(&quot;0123456789ABCDEFGHJKLMNPQRSTUVWXYZabcdefghijklmnpqrstuvwxyz!#$%&amp;()*+-;&lt;=&gt;?@^_{}[]/\:&quot;&quot;&quot;&quot;&quot;;[.F742]+1;1);MID(&quot;0123456789ABCDEFGHJKLMNPQRSTUVWXYZabcdefghijklmnpqrstuvwxyz!#$%&amp;()*+-;&lt;=&gt;?@^_{}[]/\:&quot;&quot;&quot;&quot;&quot;;[.G742]+1;1))" office:value-type="string" office:string-value="-]+Z" calcext:value-type="string">
            <text:p>-]+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0691d75d94f02350c877119a1722ce49786d9bdccb004a5425500965b0db000</text:p>
          </table:table-cell>
          <table:table-cell table:formula="of:=HEX2DEC(MID([.A743];1;8))+HEX2DEC(MID([.A743];9;8))+HEX2DEC(MID([.A743];17;8))+HEX2DEC(MID([.A743];25;8))+HEX2DEC(MID([.A743];33;8))+HEX2DEC(MID([.A743];41;8))+HEX2DEC(MID([.A743];49;8))+HEX2DEC(MID([.A743];57;8))" office:value-type="float" office:value="17067363487" calcext:value-type="float">
            <text:p>17067363487</text:p>
          </table:table-cell>
          <table:table-cell table:formula="of:= MOD([.B743];85^4)" office:value-type="float" office:value="49959737" calcext:value-type="float">
            <text:p>49959737</text:p>
          </table:table-cell>
          <table:table-cell table:formula="of:=MOD(((((([.C743]-[.G743])/85)-[.F743])/85)-[.E743])/85;85)" office:value-type="float" office:value="81" calcext:value-type="float">
            <text:p>81</text:p>
          </table:table-cell>
          <table:table-cell table:formula="of:=MOD(((([.C743]-[.G743])/85)-[.F743])/85;85)" office:value-type="float" office:value="29" calcext:value-type="float">
            <text:p>29</text:p>
          </table:table-cell>
          <table:table-cell table:formula="of:=MOD(([.C743]-[.G743])/85;85)" office:value-type="float" office:value="71" calcext:value-type="float">
            <text:p>71</text:p>
          </table:table-cell>
          <table:table-cell table:formula="of:=MOD([.C743];85)" office:value-type="float" office:value="52" calcext:value-type="float">
            <text:p>52</text:p>
          </table:table-cell>
          <table:table-cell table:formula="of:=COM.MICROSOFT.CONCAT(MID(&quot;0123456789ABCDEFGHJKLMNPQRSTUVWXYZabcdefghijklmnpqrstuvwxyz!#$%&amp;()*+-;&lt;=&gt;?@^_{}[]/\:&quot;&quot;&quot;&quot;&quot;;[.D743]+1;1);MID(&quot;0123456789ABCDEFGHJKLMNPQRSTUVWXYZabcdefghijklmnpqrstuvwxyz!#$%&amp;()*+-;&lt;=&gt;?@^_{}[]/\:&quot;&quot;&quot;&quot;&quot;;[.E743]+1;1);MID(&quot;0123456789ABCDEFGHJKLMNPQRSTUVWXYZabcdefghijklmnpqrstuvwxyz!#$%&amp;()*+-;&lt;=&gt;?@^_{}[]/\:&quot;&quot;&quot;&quot;&quot;;[.F743]+1;1);MID(&quot;0123456789ABCDEFGHJKLMNPQRSTUVWXYZabcdefghijklmnpqrstuvwxyz!#$%&amp;()*+-;&lt;=&gt;?@^_{}[]/\:&quot;&quot;&quot;&quot;&quot;;[.G743]+1;1))" office:value-type="string" office:string-value="/V=t" calcext:value-type="string">
            <text:p>/V=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d24492c8ed230760e8e5bca6788cbc58c86c4e6cc47f7780a328fd26b9c4749</text:p>
          </table:table-cell>
          <table:table-cell table:formula="of:=HEX2DEC(MID([.A744];1;8))+HEX2DEC(MID([.A744];9;8))+HEX2DEC(MID([.A744];17;8))+HEX2DEC(MID([.A744];25;8))+HEX2DEC(MID([.A744];33;8))+HEX2DEC(MID([.A744];41;8))+HEX2DEC(MID([.A744];49;8))+HEX2DEC(MID([.A744];57;8))" office:value-type="float" office:value="13164557482" calcext:value-type="float">
            <text:p>13164557482</text:p>
          </table:table-cell>
          <table:table-cell table:formula="of:= MOD([.B744];85^4)" office:value-type="float" office:value="9999982" calcext:value-type="float">
            <text:p>9999982</text:p>
          </table:table-cell>
          <table:table-cell table:formula="of:=MOD(((((([.C744]-[.G744])/85)-[.F744])/85)-[.E744])/85;85)" office:value-type="float" office:value="16" calcext:value-type="float">
            <text:p>16</text:p>
          </table:table-cell>
          <table:table-cell table:formula="of:=MOD(((([.C744]-[.G744])/85)-[.F744])/85;85)" office:value-type="float" office:value="24" calcext:value-type="float">
            <text:p>24</text:p>
          </table:table-cell>
          <table:table-cell table:formula="of:=MOD(([.C744]-[.G744])/85;85)" office:value-type="float" office:value="6" calcext:value-type="float">
            <text:p>6</text:p>
          </table:table-cell>
          <table:table-cell table:formula="of:=MOD([.C744];85)" office:value-type="float" office:value="72" calcext:value-type="float">
            <text:p>72</text:p>
          </table:table-cell>
          <table:table-cell table:formula="of:=COM.MICROSOFT.CONCAT(MID(&quot;0123456789ABCDEFGHJKLMNPQRSTUVWXYZabcdefghijklmnpqrstuvwxyz!#$%&amp;()*+-;&lt;=&gt;?@^_{}[]/\:&quot;&quot;&quot;&quot;&quot;;[.D744]+1;1);MID(&quot;0123456789ABCDEFGHJKLMNPQRSTUVWXYZabcdefghijklmnpqrstuvwxyz!#$%&amp;()*+-;&lt;=&gt;?@^_{}[]/\:&quot;&quot;&quot;&quot;&quot;;[.E744]+1;1);MID(&quot;0123456789ABCDEFGHJKLMNPQRSTUVWXYZabcdefghijklmnpqrstuvwxyz!#$%&amp;()*+-;&lt;=&gt;?@^_{}[]/\:&quot;&quot;&quot;&quot;&quot;;[.F744]+1;1);MID(&quot;0123456789ABCDEFGHJKLMNPQRSTUVWXYZabcdefghijklmnpqrstuvwxyz!#$%&amp;()*+-;&lt;=&gt;?@^_{}[]/\:&quot;&quot;&quot;&quot;&quot;;[.G744]+1;1))" office:value-type="string" office:string-value="GQ6&gt;" calcext:value-type="string">
            <text:p>GQ6&gt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a411eab6dc3431021059b9f59f07823a0303ff869b639e1df92f295cfb11721</text:p>
          </table:table-cell>
          <table:table-cell table:formula="of:=HEX2DEC(MID([.A745];1;8))+HEX2DEC(MID([.A745];9;8))+HEX2DEC(MID([.A745];17;8))+HEX2DEC(MID([.A745];25;8))+HEX2DEC(MID([.A745];33;8))+HEX2DEC(MID([.A745];41;8))+HEX2DEC(MID([.A745];49;8))+HEX2DEC(MID([.A745];57;8))" office:value-type="float" office:value="17920489740" calcext:value-type="float">
            <text:p>17920489740</text:p>
          </table:table-cell>
          <table:table-cell table:formula="of:= MOD([.B745];85^4)" office:value-type="float" office:value="15675365" calcext:value-type="float">
            <text:p>15675365</text:p>
          </table:table-cell>
          <table:table-cell table:formula="of:=MOD(((((([.C745]-[.G745])/85)-[.F745])/85)-[.E745])/85;85)" office:value-type="float" office:value="25" calcext:value-type="float">
            <text:p>25</text:p>
          </table:table-cell>
          <table:table-cell table:formula="of:=MOD(((([.C745]-[.G745])/85)-[.F745])/85;85)" office:value-type="float" office:value="44" calcext:value-type="float">
            <text:p>44</text:p>
          </table:table-cell>
          <table:table-cell table:formula="of:=MOD(([.C745]-[.G745])/85;85)" office:value-type="float" office:value="51" calcext:value-type="float">
            <text:p>51</text:p>
          </table:table-cell>
          <table:table-cell table:formula="of:=MOD([.C745];85)" office:value-type="float" office:value="5" calcext:value-type="float">
            <text:p>5</text:p>
          </table:table-cell>
          <table:table-cell table:formula="of:=COM.MICROSOFT.CONCAT(MID(&quot;0123456789ABCDEFGHJKLMNPQRSTUVWXYZabcdefghijklmnpqrstuvwxyz!#$%&amp;()*+-;&lt;=&gt;?@^_{}[]/\:&quot;&quot;&quot;&quot;&quot;;[.D745]+1;1);MID(&quot;0123456789ABCDEFGHJKLMNPQRSTUVWXYZabcdefghijklmnpqrstuvwxyz!#$%&amp;()*+-;&lt;=&gt;?@^_{}[]/\:&quot;&quot;&quot;&quot;&quot;;[.E745]+1;1);MID(&quot;0123456789ABCDEFGHJKLMNPQRSTUVWXYZabcdefghijklmnpqrstuvwxyz!#$%&amp;()*+-;&lt;=&gt;?@^_{}[]/\:&quot;&quot;&quot;&quot;&quot;;[.F745]+1;1);MID(&quot;0123456789ABCDEFGHJKLMNPQRSTUVWXYZabcdefghijklmnpqrstuvwxyz!#$%&amp;()*+-;&lt;=&gt;?@^_{}[]/\:&quot;&quot;&quot;&quot;&quot;;[.G745]+1;1))" office:value-type="string" office:string-value="Rks5" calcext:value-type="string">
            <text:p>Rks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47c22d7be40ef947c664d879e6d56fe8965ea3fbde6706bd2d0fbb8b0fc825b</text:p>
          </table:table-cell>
          <table:table-cell table:formula="of:=HEX2DEC(MID([.A746];1;8))+HEX2DEC(MID([.A746];9;8))+HEX2DEC(MID([.A746];17;8))+HEX2DEC(MID([.A746];25;8))+HEX2DEC(MID([.A746];33;8))+HEX2DEC(MID([.A746];41;8))+HEX2DEC(MID([.A746];49;8))+HEX2DEC(MID([.A746];57;8))" office:value-type="float" office:value="23767715757" calcext:value-type="float">
            <text:p>23767715757</text:p>
          </table:table-cell>
          <table:table-cell table:formula="of:= MOD([.B746];85^4)" office:value-type="float" office:value="16431382" calcext:value-type="float">
            <text:p>16431382</text:p>
          </table:table-cell>
          <table:table-cell table:formula="of:=MOD(((((([.C746]-[.G746])/85)-[.F746])/85)-[.E746])/85;85)" office:value-type="float" office:value="26" calcext:value-type="float">
            <text:p>26</text:p>
          </table:table-cell>
          <table:table-cell table:formula="of:=MOD(((([.C746]-[.G746])/85)-[.F746])/85;85)" office:value-type="float" office:value="64" calcext:value-type="float">
            <text:p>64</text:p>
          </table:table-cell>
          <table:table-cell table:formula="of:=MOD(([.C746]-[.G746])/85;85)" office:value-type="float" office:value="20" calcext:value-type="float">
            <text:p>20</text:p>
          </table:table-cell>
          <table:table-cell table:formula="of:=MOD([.C746];85)" office:value-type="float" office:value="32" calcext:value-type="float">
            <text:p>32</text:p>
          </table:table-cell>
          <table:table-cell table:formula="of:=COM.MICROSOFT.CONCAT(MID(&quot;0123456789ABCDEFGHJKLMNPQRSTUVWXYZabcdefghijklmnpqrstuvwxyz!#$%&amp;()*+-;&lt;=&gt;?@^_{}[]/\:&quot;&quot;&quot;&quot;&quot;;[.D746]+1;1);MID(&quot;0123456789ABCDEFGHJKLMNPQRSTUVWXYZabcdefghijklmnpqrstuvwxyz!#$%&amp;()*+-;&lt;=&gt;?@^_{}[]/\:&quot;&quot;&quot;&quot;&quot;;[.E746]+1;1);MID(&quot;0123456789ABCDEFGHJKLMNPQRSTUVWXYZabcdefghijklmnpqrstuvwxyz!#$%&amp;()*+-;&lt;=&gt;?@^_{}[]/\:&quot;&quot;&quot;&quot;&quot;;[.F746]+1;1);MID(&quot;0123456789ABCDEFGHJKLMNPQRSTUVWXYZabcdefghijklmnpqrstuvwxyz!#$%&amp;()*+-;&lt;=&gt;?@^_{}[]/\:&quot;&quot;&quot;&quot;&quot;;[.G746]+1;1))" office:value-type="string" office:string-value="S(LY" calcext:value-type="string">
            <text:p>S(L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f48e84237efa571864ee295ce65eebb5733d41b1f21a7c49e3ea734d4c59c5d</text:p>
          </table:table-cell>
          <table:table-cell table:formula="of:=HEX2DEC(MID([.A747];1;8))+HEX2DEC(MID([.A747];9;8))+HEX2DEC(MID([.A747];17;8))+HEX2DEC(MID([.A747];25;8))+HEX2DEC(MID([.A747];33;8))+HEX2DEC(MID([.A747];41;8))+HEX2DEC(MID([.A747];49;8))+HEX2DEC(MID([.A747];57;8))" office:value-type="float" office:value="15657803379" calcext:value-type="float">
            <text:p>15657803379</text:p>
          </table:table-cell>
          <table:table-cell table:formula="of:= MOD([.B747];85^4)" office:value-type="float" office:value="49816504" calcext:value-type="float">
            <text:p>49816504</text:p>
          </table:table-cell>
          <table:table-cell table:formula="of:=MOD(((((([.C747]-[.G747])/85)-[.F747])/85)-[.E747])/85;85)" office:value-type="float" office:value="81" calcext:value-type="float">
            <text:p>81</text:p>
          </table:table-cell>
          <table:table-cell table:formula="of:=MOD(((([.C747]-[.G747])/85)-[.F747])/85;85)" office:value-type="float" office:value="10" calcext:value-type="float">
            <text:p>10</text:p>
          </table:table-cell>
          <table:table-cell table:formula="of:=MOD(([.C747]-[.G747])/85;85)" office:value-type="float" office:value="1" calcext:value-type="float">
            <text:p>1</text:p>
          </table:table-cell>
          <table:table-cell table:formula="of:=MOD([.C747];85)" office:value-type="float" office:value="44" calcext:value-type="float">
            <text:p>44</text:p>
          </table:table-cell>
          <table:table-cell table:formula="of:=COM.MICROSOFT.CONCAT(MID(&quot;0123456789ABCDEFGHJKLMNPQRSTUVWXYZabcdefghijklmnpqrstuvwxyz!#$%&amp;()*+-;&lt;=&gt;?@^_{}[]/\:&quot;&quot;&quot;&quot;&quot;;[.D747]+1;1);MID(&quot;0123456789ABCDEFGHJKLMNPQRSTUVWXYZabcdefghijklmnpqrstuvwxyz!#$%&amp;()*+-;&lt;=&gt;?@^_{}[]/\:&quot;&quot;&quot;&quot;&quot;;[.E747]+1;1);MID(&quot;0123456789ABCDEFGHJKLMNPQRSTUVWXYZabcdefghijklmnpqrstuvwxyz!#$%&amp;()*+-;&lt;=&gt;?@^_{}[]/\:&quot;&quot;&quot;&quot;&quot;;[.F747]+1;1);MID(&quot;0123456789ABCDEFGHJKLMNPQRSTUVWXYZabcdefghijklmnpqrstuvwxyz!#$%&amp;()*+-;&lt;=&gt;?@^_{}[]/\:&quot;&quot;&quot;&quot;&quot;;[.G747]+1;1))" office:value-type="string" office:string-value="/A1k" calcext:value-type="string">
            <text:p>/A1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9a9908e426e40a62c15171cd34233aaad3442b4ab5e3c17d40c65adf5cd2858</text:p>
          </table:table-cell>
          <table:table-cell table:formula="of:=HEX2DEC(MID([.A748];1;8))+HEX2DEC(MID([.A748];9;8))+HEX2DEC(MID([.A748];17;8))+HEX2DEC(MID([.A748];25;8))+HEX2DEC(MID([.A748];33;8))+HEX2DEC(MID([.A748];41;8))+HEX2DEC(MID([.A748];49;8))+HEX2DEC(MID([.A748];57;8))" office:value-type="float" office:value="19291384010" calcext:value-type="float">
            <text:p>19291384010</text:p>
          </table:table-cell>
          <table:table-cell table:formula="of:= MOD([.B748];85^4)" office:value-type="float" office:value="29353385" calcext:value-type="float">
            <text:p>29353385</text:p>
          </table:table-cell>
          <table:table-cell table:formula="of:=MOD(((((([.C748]-[.G748])/85)-[.F748])/85)-[.E748])/85;85)" office:value-type="float" office:value="47" calcext:value-type="float">
            <text:p>47</text:p>
          </table:table-cell>
          <table:table-cell table:formula="of:=MOD(((([.C748]-[.G748])/85)-[.F748])/85;85)" office:value-type="float" office:value="67" calcext:value-type="float">
            <text:p>67</text:p>
          </table:table-cell>
          <table:table-cell table:formula="of:=MOD(([.C748]-[.G748])/85;85)" office:value-type="float" office:value="63" calcext:value-type="float">
            <text:p>63</text:p>
          </table:table-cell>
          <table:table-cell table:formula="of:=MOD([.C748];85)" office:value-type="float" office:value="80" calcext:value-type="float">
            <text:p>80</text:p>
          </table:table-cell>
          <table:table-cell table:formula="of:=COM.MICROSOFT.CONCAT(MID(&quot;0123456789ABCDEFGHJKLMNPQRSTUVWXYZabcdefghijklmnpqrstuvwxyz!#$%&amp;()*+-;&lt;=&gt;?@^_{}[]/\:&quot;&quot;&quot;&quot;&quot;;[.D748]+1;1);MID(&quot;0123456789ABCDEFGHJKLMNPQRSTUVWXYZabcdefghijklmnpqrstuvwxyz!#$%&amp;()*+-;&lt;=&gt;?@^_{}[]/\:&quot;&quot;&quot;&quot;&quot;;[.E748]+1;1);MID(&quot;0123456789ABCDEFGHJKLMNPQRSTUVWXYZabcdefghijklmnpqrstuvwxyz!#$%&amp;()*+-;&lt;=&gt;?@^_{}[]/\:&quot;&quot;&quot;&quot;&quot;;[.F748]+1;1);MID(&quot;0123456789ABCDEFGHJKLMNPQRSTUVWXYZabcdefghijklmnpqrstuvwxyz!#$%&amp;()*+-;&lt;=&gt;?@^_{}[]/\:&quot;&quot;&quot;&quot;&quot;;[.G748]+1;1))" office:value-type="string" office:string-value="n+&amp;]" calcext:value-type="string">
            <text:p>n+&amp;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35afb174a7f8cee01b12d840310722409dfce5ae07492ccd5dd346eb94ad661</text:p>
          </table:table-cell>
          <table:table-cell table:formula="of:=HEX2DEC(MID([.A749];1;8))+HEX2DEC(MID([.A749];9;8))+HEX2DEC(MID([.A749];17;8))+HEX2DEC(MID([.A749];25;8))+HEX2DEC(MID([.A749];33;8))+HEX2DEC(MID([.A749];41;8))+HEX2DEC(MID([.A749];49;8))+HEX2DEC(MID([.A749];57;8))" office:value-type="float" office:value="15503758242" calcext:value-type="float">
            <text:p>15503758242</text:p>
          </table:table-cell>
          <table:table-cell table:formula="of:= MOD([.B749];85^4)" office:value-type="float" office:value="172617" calcext:value-type="float">
            <text:p>172617</text:p>
          </table:table-cell>
          <table:table-cell table:formula="of:=MOD(((((([.C749]-[.G749])/85)-[.F749])/85)-[.E749])/85;85)" office:value-type="float" office:value="0" calcext:value-type="float">
            <text:p>0</text:p>
          </table:table-cell>
          <table:table-cell table:formula="of:=MOD(((([.C749]-[.G749])/85)-[.F749])/85;85)" office:value-type="float" office:value="23" calcext:value-type="float">
            <text:p>23</text:p>
          </table:table-cell>
          <table:table-cell table:formula="of:=MOD(([.C749]-[.G749])/85;85)" office:value-type="float" office:value="75" calcext:value-type="float">
            <text:p>75</text:p>
          </table:table-cell>
          <table:table-cell table:formula="of:=MOD([.C749];85)" office:value-type="float" office:value="67" calcext:value-type="float">
            <text:p>67</text:p>
          </table:table-cell>
          <table:table-cell table:formula="of:=COM.MICROSOFT.CONCAT(MID(&quot;0123456789ABCDEFGHJKLMNPQRSTUVWXYZabcdefghijklmnpqrstuvwxyz!#$%&amp;()*+-;&lt;=&gt;?@^_{}[]/\:&quot;&quot;&quot;&quot;&quot;;[.D749]+1;1);MID(&quot;0123456789ABCDEFGHJKLMNPQRSTUVWXYZabcdefghijklmnpqrstuvwxyz!#$%&amp;()*+-;&lt;=&gt;?@^_{}[]/\:&quot;&quot;&quot;&quot;&quot;;[.E749]+1;1);MID(&quot;0123456789ABCDEFGHJKLMNPQRSTUVWXYZabcdefghijklmnpqrstuvwxyz!#$%&amp;()*+-;&lt;=&gt;?@^_{}[]/\:&quot;&quot;&quot;&quot;&quot;;[.F749]+1;1);MID(&quot;0123456789ABCDEFGHJKLMNPQRSTUVWXYZabcdefghijklmnpqrstuvwxyz!#$%&amp;()*+-;&lt;=&gt;?@^_{}[]/\:&quot;&quot;&quot;&quot;&quot;;[.G749]+1;1))" office:value-type="string" office:string-value="0P^+" calcext:value-type="string">
            <text:p>0P^+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a0e95da83fa399e0fccb4e16bedf4549b0dff2c4e760752c1985a84c4610541</text:p>
          </table:table-cell>
          <table:table-cell table:formula="of:=HEX2DEC(MID([.A750];1;8))+HEX2DEC(MID([.A750];9;8))+HEX2DEC(MID([.A750];17;8))+HEX2DEC(MID([.A750];25;8))+HEX2DEC(MID([.A750];33;8))+HEX2DEC(MID([.A750];41;8))+HEX2DEC(MID([.A750];49;8))+HEX2DEC(MID([.A750];57;8))" office:value-type="float" office:value="16261373680" calcext:value-type="float">
            <text:p>16261373680</text:p>
          </table:table-cell>
          <table:table-cell table:formula="of:= MOD([.B750];85^4)" office:value-type="float" office:value="26979305" calcext:value-type="float">
            <text:p>26979305</text:p>
          </table:table-cell>
          <table:table-cell table:formula="of:=MOD(((((([.C750]-[.G750])/85)-[.F750])/85)-[.E750])/85;85)" office:value-type="float" office:value="43" calcext:value-type="float">
            <text:p>43</text:p>
          </table:table-cell>
          <table:table-cell table:formula="of:=MOD(((([.C750]-[.G750])/85)-[.F750])/85;85)" office:value-type="float" office:value="79" calcext:value-type="float">
            <text:p>79</text:p>
          </table:table-cell>
          <table:table-cell table:formula="of:=MOD(([.C750]-[.G750])/85;85)" office:value-type="float" office:value="13" calcext:value-type="float">
            <text:p>13</text:p>
          </table:table-cell>
          <table:table-cell table:formula="of:=MOD([.C750];85)" office:value-type="float" office:value="50" calcext:value-type="float">
            <text:p>50</text:p>
          </table:table-cell>
          <table:table-cell table:formula="of:=COM.MICROSOFT.CONCAT(MID(&quot;0123456789ABCDEFGHJKLMNPQRSTUVWXYZabcdefghijklmnpqrstuvwxyz!#$%&amp;()*+-;&lt;=&gt;?@^_{}[]/\:&quot;&quot;&quot;&quot;&quot;;[.D750]+1;1);MID(&quot;0123456789ABCDEFGHJKLMNPQRSTUVWXYZabcdefghijklmnpqrstuvwxyz!#$%&amp;()*+-;&lt;=&gt;?@^_{}[]/\:&quot;&quot;&quot;&quot;&quot;;[.E750]+1;1);MID(&quot;0123456789ABCDEFGHJKLMNPQRSTUVWXYZabcdefghijklmnpqrstuvwxyz!#$%&amp;()*+-;&lt;=&gt;?@^_{}[]/\:&quot;&quot;&quot;&quot;&quot;;[.F750]+1;1);MID(&quot;0123456789ABCDEFGHJKLMNPQRSTUVWXYZabcdefghijklmnpqrstuvwxyz!#$%&amp;()*+-;&lt;=&gt;?@^_{}[]/\:&quot;&quot;&quot;&quot;&quot;;[.G750]+1;1))" office:value-type="string" office:string-value="j[Dr" calcext:value-type="string">
            <text:p>j[D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ba48da128a05fc906b023153699a1d100fbb0325bd7ec13c024b1792a98a058</text:p>
          </table:table-cell>
          <table:table-cell table:formula="of:=HEX2DEC(MID([.A751];1;8))+HEX2DEC(MID([.A751];9;8))+HEX2DEC(MID([.A751];17;8))+HEX2DEC(MID([.A751];25;8))+HEX2DEC(MID([.A751];33;8))+HEX2DEC(MID([.A751];41;8))+HEX2DEC(MID([.A751];49;8))+HEX2DEC(MID([.A751];57;8))" office:value-type="float" office:value="9548308582" calcext:value-type="float">
            <text:p>9548308582</text:p>
          </table:table-cell>
          <table:table-cell table:formula="of:= MOD([.B751];85^4)" office:value-type="float" office:value="47794832" calcext:value-type="float">
            <text:p>47794832</text:p>
          </table:table-cell>
          <table:table-cell table:formula="of:=MOD(((((([.C751]-[.G751])/85)-[.F751])/85)-[.E751])/85;85)" office:value-type="float" office:value="77" calcext:value-type="float">
            <text:p>77</text:p>
          </table:table-cell>
          <table:table-cell table:formula="of:=MOD(((([.C751]-[.G751])/85)-[.F751])/85;85)" office:value-type="float" office:value="70" calcext:value-type="float">
            <text:p>70</text:p>
          </table:table-cell>
          <table:table-cell table:formula="of:=MOD(([.C751]-[.G751])/85;85)" office:value-type="float" office:value="17" calcext:value-type="float">
            <text:p>17</text:p>
          </table:table-cell>
          <table:table-cell table:formula="of:=MOD([.C751];85)" office:value-type="float" office:value="12" calcext:value-type="float">
            <text:p>12</text:p>
          </table:table-cell>
          <table:table-cell table:formula="of:=COM.MICROSOFT.CONCAT(MID(&quot;0123456789ABCDEFGHJKLMNPQRSTUVWXYZabcdefghijklmnpqrstuvwxyz!#$%&amp;()*+-;&lt;=&gt;?@^_{}[]/\:&quot;&quot;&quot;&quot;&quot;;[.D751]+1;1);MID(&quot;0123456789ABCDEFGHJKLMNPQRSTUVWXYZabcdefghijklmnpqrstuvwxyz!#$%&amp;()*+-;&lt;=&gt;?@^_{}[]/\:&quot;&quot;&quot;&quot;&quot;;[.E751]+1;1);MID(&quot;0123456789ABCDEFGHJKLMNPQRSTUVWXYZabcdefghijklmnpqrstuvwxyz!#$%&amp;()*+-;&lt;=&gt;?@^_{}[]/\:&quot;&quot;&quot;&quot;&quot;;[.F751]+1;1);MID(&quot;0123456789ABCDEFGHJKLMNPQRSTUVWXYZabcdefghijklmnpqrstuvwxyz!#$%&amp;()*+-;&lt;=&gt;?@^_{}[]/\:&quot;&quot;&quot;&quot;&quot;;[.G751]+1;1))" office:value-type="string" office:string-value="{&lt;HC" calcext:value-type="string">
            <text:p>{&lt;H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66289dff8349bd4272e0d99ef56ae2ebd42c1a2d20efe6f2c7016b819a08fb</text:p>
          </table:table-cell>
          <table:table-cell table:formula="of:=HEX2DEC(MID([.A752];1;8))+HEX2DEC(MID([.A752];9;8))+HEX2DEC(MID([.A752];17;8))+HEX2DEC(MID([.A752];25;8))+HEX2DEC(MID([.A752];33;8))+HEX2DEC(MID([.A752];41;8))+HEX2DEC(MID([.A752];49;8))+HEX2DEC(MID([.A752];57;8))" office:value-type="float" office:value="22760907899" calcext:value-type="float">
            <text:p>22760907899</text:p>
          </table:table-cell>
          <table:table-cell table:formula="of:= MOD([.B752];85^4)" office:value-type="float" office:value="1435399" calcext:value-type="float">
            <text:p>1435399</text:p>
          </table:table-cell>
          <table:table-cell table:formula="of:=MOD(((((([.C752]-[.G752])/85)-[.F752])/85)-[.E752])/85;85)" office:value-type="float" office:value="2" calcext:value-type="float">
            <text:p>2</text:p>
          </table:table-cell>
          <table:table-cell table:formula="of:=MOD(((([.C752]-[.G752])/85)-[.F752])/85;85)" office:value-type="float" office:value="28" calcext:value-type="float">
            <text:p>28</text:p>
          </table:table-cell>
          <table:table-cell table:formula="of:=MOD(([.C752]-[.G752])/85;85)" office:value-type="float" office:value="57" calcext:value-type="float">
            <text:p>57</text:p>
          </table:table-cell>
          <table:table-cell table:formula="of:=MOD([.C752];85)" office:value-type="float" office:value="4" calcext:value-type="float">
            <text:p>4</text:p>
          </table:table-cell>
          <table:table-cell table:formula="of:=COM.MICROSOFT.CONCAT(MID(&quot;0123456789ABCDEFGHJKLMNPQRSTUVWXYZabcdefghijklmnpqrstuvwxyz!#$%&amp;()*+-;&lt;=&gt;?@^_{}[]/\:&quot;&quot;&quot;&quot;&quot;;[.D752]+1;1);MID(&quot;0123456789ABCDEFGHJKLMNPQRSTUVWXYZabcdefghijklmnpqrstuvwxyz!#$%&amp;()*+-;&lt;=&gt;?@^_{}[]/\:&quot;&quot;&quot;&quot;&quot;;[.E752]+1;1);MID(&quot;0123456789ABCDEFGHJKLMNPQRSTUVWXYZabcdefghijklmnpqrstuvwxyz!#$%&amp;()*+-;&lt;=&gt;?@^_{}[]/\:&quot;&quot;&quot;&quot;&quot;;[.F752]+1;1);MID(&quot;0123456789ABCDEFGHJKLMNPQRSTUVWXYZabcdefghijklmnpqrstuvwxyz!#$%&amp;()*+-;&lt;=&gt;?@^_{}[]/\:&quot;&quot;&quot;&quot;&quot;;[.G752]+1;1))" office:value-type="string" office:string-value="2Uy4" calcext:value-type="string">
            <text:p>2Uy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25592314026d1ddc2648e08319ba1e90b3b5f7423e337c54b70ff58b3cd033e</text:p>
          </table:table-cell>
          <table:table-cell table:formula="of:=HEX2DEC(MID([.A753];1;8))+HEX2DEC(MID([.A753];9;8))+HEX2DEC(MID([.A753];17;8))+HEX2DEC(MID([.A753];25;8))+HEX2DEC(MID([.A753];33;8))+HEX2DEC(MID([.A753];41;8))+HEX2DEC(MID([.A753];49;8))+HEX2DEC(MID([.A753];57;8))" office:value-type="float" office:value="12697808334" calcext:value-type="float">
            <text:p>12697808334</text:p>
          </table:table-cell>
          <table:table-cell table:formula="of:= MOD([.B753];85^4)" office:value-type="float" office:value="13056459" calcext:value-type="float">
            <text:p>13056459</text:p>
          </table:table-cell>
          <table:table-cell table:formula="of:=MOD(((((([.C753]-[.G753])/85)-[.F753])/85)-[.E753])/85;85)" office:value-type="float" office:value="21" calcext:value-type="float">
            <text:p>21</text:p>
          </table:table-cell>
          <table:table-cell table:formula="of:=MOD(((([.C753]-[.G753])/85)-[.F753])/85;85)" office:value-type="float" office:value="22" calcext:value-type="float">
            <text:p>22</text:p>
          </table:table-cell>
          <table:table-cell table:formula="of:=MOD(([.C753]-[.G753])/85;85)" office:value-type="float" office:value="10" calcext:value-type="float">
            <text:p>10</text:p>
          </table:table-cell>
          <table:table-cell table:formula="of:=MOD([.C753];85)" office:value-type="float" office:value="34" calcext:value-type="float">
            <text:p>34</text:p>
          </table:table-cell>
          <table:table-cell table:formula="of:=COM.MICROSOFT.CONCAT(MID(&quot;0123456789ABCDEFGHJKLMNPQRSTUVWXYZabcdefghijklmnpqrstuvwxyz!#$%&amp;()*+-;&lt;=&gt;?@^_{}[]/\:&quot;&quot;&quot;&quot;&quot;;[.D753]+1;1);MID(&quot;0123456789ABCDEFGHJKLMNPQRSTUVWXYZabcdefghijklmnpqrstuvwxyz!#$%&amp;()*+-;&lt;=&gt;?@^_{}[]/\:&quot;&quot;&quot;&quot;&quot;;[.E753]+1;1);MID(&quot;0123456789ABCDEFGHJKLMNPQRSTUVWXYZabcdefghijklmnpqrstuvwxyz!#$%&amp;()*+-;&lt;=&gt;?@^_{}[]/\:&quot;&quot;&quot;&quot;&quot;;[.F753]+1;1);MID(&quot;0123456789ABCDEFGHJKLMNPQRSTUVWXYZabcdefghijklmnpqrstuvwxyz!#$%&amp;()*+-;&lt;=&gt;?@^_{}[]/\:&quot;&quot;&quot;&quot;&quot;;[.G753]+1;1))" office:value-type="string" office:string-value="MNAa" calcext:value-type="string">
            <text:p>MNA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2b583d5d8eca49087a2ae8dbcc11e0ce5a3c2585c1d85373b7bd4e5653c5c40</text:p>
          </table:table-cell>
          <table:table-cell table:formula="of:=HEX2DEC(MID([.A754];1;8))+HEX2DEC(MID([.A754];9;8))+HEX2DEC(MID([.A754];17;8))+HEX2DEC(MID([.A754];25;8))+HEX2DEC(MID([.A754];33;8))+HEX2DEC(MID([.A754];41;8))+HEX2DEC(MID([.A754];49;8))+HEX2DEC(MID([.A754];57;8))" office:value-type="float" office:value="20711435698" calcext:value-type="float">
            <text:p>20711435698</text:p>
          </table:table-cell>
          <table:table-cell table:formula="of:= MOD([.B754];85^4)" office:value-type="float" office:value="39988198" calcext:value-type="float">
            <text:p>39988198</text:p>
          </table:table-cell>
          <table:table-cell table:formula="of:=MOD(((((([.C754]-[.G754])/85)-[.F754])/85)-[.E754])/85;85)" office:value-type="float" office:value="65" calcext:value-type="float">
            <text:p>65</text:p>
          </table:table-cell>
          <table:table-cell table:formula="of:=MOD(((([.C754]-[.G754])/85)-[.F754])/85;85)" office:value-type="float" office:value="9" calcext:value-type="float">
            <text:p>9</text:p>
          </table:table-cell>
          <table:table-cell table:formula="of:=MOD(([.C754]-[.G754])/85;85)" office:value-type="float" office:value="59" calcext:value-type="float">
            <text:p>59</text:p>
          </table:table-cell>
          <table:table-cell table:formula="of:=MOD([.C754];85)" office:value-type="float" office:value="33" calcext:value-type="float">
            <text:p>33</text:p>
          </table:table-cell>
          <table:table-cell table:formula="of:=COM.MICROSOFT.CONCAT(MID(&quot;0123456789ABCDEFGHJKLMNPQRSTUVWXYZabcdefghijklmnpqrstuvwxyz!#$%&amp;()*+-;&lt;=&gt;?@^_{}[]/\:&quot;&quot;&quot;&quot;&quot;;[.D754]+1;1);MID(&quot;0123456789ABCDEFGHJKLMNPQRSTUVWXYZabcdefghijklmnpqrstuvwxyz!#$%&amp;()*+-;&lt;=&gt;?@^_{}[]/\:&quot;&quot;&quot;&quot;&quot;;[.E754]+1;1);MID(&quot;0123456789ABCDEFGHJKLMNPQRSTUVWXYZabcdefghijklmnpqrstuvwxyz!#$%&amp;()*+-;&lt;=&gt;?@^_{}[]/\:&quot;&quot;&quot;&quot;&quot;;[.F754]+1;1);MID(&quot;0123456789ABCDEFGHJKLMNPQRSTUVWXYZabcdefghijklmnpqrstuvwxyz!#$%&amp;()*+-;&lt;=&gt;?@^_{}[]/\:&quot;&quot;&quot;&quot;&quot;;[.G754]+1;1))" office:value-type="string" office:string-value=")9!Z" calcext:value-type="string">
            <text:p>)9!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ddafda721043dc891037679ff8377bb3c06bd95766a45e8ac62a9417071af7f</text:p>
          </table:table-cell>
          <table:table-cell table:formula="of:=HEX2DEC(MID([.A755];1;8))+HEX2DEC(MID([.A755];9;8))+HEX2DEC(MID([.A755];17;8))+HEX2DEC(MID([.A755];25;8))+HEX2DEC(MID([.A755];33;8))+HEX2DEC(MID([.A755];41;8))+HEX2DEC(MID([.A755];49;8))+HEX2DEC(MID([.A755];57;8))" office:value-type="float" office:value="16352249312" calcext:value-type="float">
            <text:p>16352249312</text:p>
          </table:table-cell>
          <table:table-cell table:formula="of:= MOD([.B755];85^4)" office:value-type="float" office:value="13453687" calcext:value-type="float">
            <text:p>13453687</text:p>
          </table:table-cell>
          <table:table-cell table:formula="of:=MOD(((((([.C755]-[.G755])/85)-[.F755])/85)-[.E755])/85;85)" office:value-type="float" office:value="21" calcext:value-type="float">
            <text:p>21</text:p>
          </table:table-cell>
          <table:table-cell table:formula="of:=MOD(((([.C755]-[.G755])/85)-[.F755])/85;85)" office:value-type="float" office:value="77" calcext:value-type="float">
            <text:p>77</text:p>
          </table:table-cell>
          <table:table-cell table:formula="of:=MOD(([.C755]-[.G755])/85;85)" office:value-type="float" office:value="8" calcext:value-type="float">
            <text:p>8</text:p>
          </table:table-cell>
          <table:table-cell table:formula="of:=MOD([.C755];85)" office:value-type="float" office:value="57" calcext:value-type="float">
            <text:p>57</text:p>
          </table:table-cell>
          <table:table-cell table:formula="of:=COM.MICROSOFT.CONCAT(MID(&quot;0123456789ABCDEFGHJKLMNPQRSTUVWXYZabcdefghijklmnpqrstuvwxyz!#$%&amp;()*+-;&lt;=&gt;?@^_{}[]/\:&quot;&quot;&quot;&quot;&quot;;[.D755]+1;1);MID(&quot;0123456789ABCDEFGHJKLMNPQRSTUVWXYZabcdefghijklmnpqrstuvwxyz!#$%&amp;()*+-;&lt;=&gt;?@^_{}[]/\:&quot;&quot;&quot;&quot;&quot;;[.E755]+1;1);MID(&quot;0123456789ABCDEFGHJKLMNPQRSTUVWXYZabcdefghijklmnpqrstuvwxyz!#$%&amp;()*+-;&lt;=&gt;?@^_{}[]/\:&quot;&quot;&quot;&quot;&quot;;[.F755]+1;1);MID(&quot;0123456789ABCDEFGHJKLMNPQRSTUVWXYZabcdefghijklmnpqrstuvwxyz!#$%&amp;()*+-;&lt;=&gt;?@^_{}[]/\:&quot;&quot;&quot;&quot;&quot;;[.G755]+1;1))" office:value-type="string" office:string-value="M{8y" calcext:value-type="string">
            <text:p>M{8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c29a42475ff298e5b533f5679cd1050764d6b72dbfb17372f1cef3e6e1c984a</text:p>
          </table:table-cell>
          <table:table-cell table:formula="of:=HEX2DEC(MID([.A756];1;8))+HEX2DEC(MID([.A756];9;8))+HEX2DEC(MID([.A756];17;8))+HEX2DEC(MID([.A756];25;8))+HEX2DEC(MID([.A756];33;8))+HEX2DEC(MID([.A756];41;8))+HEX2DEC(MID([.A756];49;8))+HEX2DEC(MID([.A756];57;8))" office:value-type="float" office:value="15951669129" calcext:value-type="float">
            <text:p>15951669129</text:p>
          </table:table-cell>
          <table:table-cell table:formula="of:= MOD([.B756];85^4)" office:value-type="float" office:value="30478504" calcext:value-type="float">
            <text:p>30478504</text:p>
          </table:table-cell>
          <table:table-cell table:formula="of:=MOD(((((([.C756]-[.G756])/85)-[.F756])/85)-[.E756])/85;85)" office:value-type="float" office:value="49" calcext:value-type="float">
            <text:p>49</text:p>
          </table:table-cell>
          <table:table-cell table:formula="of:=MOD(((([.C756]-[.G756])/85)-[.F756])/85;85)" office:value-type="float" office:value="53" calcext:value-type="float">
            <text:p>53</text:p>
          </table:table-cell>
          <table:table-cell table:formula="of:=MOD(([.C756]-[.G756])/85;85)" office:value-type="float" office:value="40" calcext:value-type="float">
            <text:p>40</text:p>
          </table:table-cell>
          <table:table-cell table:formula="of:=MOD([.C756];85)" office:value-type="float" office:value="54" calcext:value-type="float">
            <text:p>54</text:p>
          </table:table-cell>
          <table:table-cell table:formula="of:=COM.MICROSOFT.CONCAT(MID(&quot;0123456789ABCDEFGHJKLMNPQRSTUVWXYZabcdefghijklmnpqrstuvwxyz!#$%&amp;()*+-;&lt;=&gt;?@^_{}[]/\:&quot;&quot;&quot;&quot;&quot;;[.D756]+1;1);MID(&quot;0123456789ABCDEFGHJKLMNPQRSTUVWXYZabcdefghijklmnpqrstuvwxyz!#$%&amp;()*+-;&lt;=&gt;?@^_{}[]/\:&quot;&quot;&quot;&quot;&quot;;[.E756]+1;1);MID(&quot;0123456789ABCDEFGHJKLMNPQRSTUVWXYZabcdefghijklmnpqrstuvwxyz!#$%&amp;()*+-;&lt;=&gt;?@^_{}[]/\:&quot;&quot;&quot;&quot;&quot;;[.F756]+1;1);MID(&quot;0123456789ABCDEFGHJKLMNPQRSTUVWXYZabcdefghijklmnpqrstuvwxyz!#$%&amp;()*+-;&lt;=&gt;?@^_{}[]/\:&quot;&quot;&quot;&quot;&quot;;[.G756]+1;1))" office:value-type="string" office:string-value="qugv" calcext:value-type="string">
            <text:p>qugv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bfd8d36e45e2f1817c655129e5828f0737f0559f867e9efc8be18fcc23e187d</text:p>
          </table:table-cell>
          <table:table-cell table:formula="of:=HEX2DEC(MID([.A757];1;8))+HEX2DEC(MID([.A757];9;8))+HEX2DEC(MID([.A757];17;8))+HEX2DEC(MID([.A757];25;8))+HEX2DEC(MID([.A757];33;8))+HEX2DEC(MID([.A757];41;8))+HEX2DEC(MID([.A757];49;8))+HEX2DEC(MID([.A757];57;8))" office:value-type="float" office:value="21699058449" calcext:value-type="float">
            <text:p>21699058449</text:p>
          </table:table-cell>
          <table:table-cell table:formula="of:= MOD([.B757];85^4)" office:value-type="float" office:value="35799074" calcext:value-type="float">
            <text:p>35799074</text:p>
          </table:table-cell>
          <table:table-cell table:formula="of:=MOD(((((([.C757]-[.G757])/85)-[.F757])/85)-[.E757])/85;85)" office:value-type="float" office:value="58" calcext:value-type="float">
            <text:p>58</text:p>
          </table:table-cell>
          <table:table-cell table:formula="of:=MOD(((([.C757]-[.G757])/85)-[.F757])/85;85)" office:value-type="float" office:value="24" calcext:value-type="float">
            <text:p>24</text:p>
          </table:table-cell>
          <table:table-cell table:formula="of:=MOD(([.C757]-[.G757])/85;85)" office:value-type="float" office:value="75" calcext:value-type="float">
            <text:p>75</text:p>
          </table:table-cell>
          <table:table-cell table:formula="of:=MOD([.C757];85)" office:value-type="float" office:value="49" calcext:value-type="float">
            <text:p>49</text:p>
          </table:table-cell>
          <table:table-cell table:formula="of:=COM.MICROSOFT.CONCAT(MID(&quot;0123456789ABCDEFGHJKLMNPQRSTUVWXYZabcdefghijklmnpqrstuvwxyz!#$%&amp;()*+-;&lt;=&gt;?@^_{}[]/\:&quot;&quot;&quot;&quot;&quot;;[.D757]+1;1);MID(&quot;0123456789ABCDEFGHJKLMNPQRSTUVWXYZabcdefghijklmnpqrstuvwxyz!#$%&amp;()*+-;&lt;=&gt;?@^_{}[]/\:&quot;&quot;&quot;&quot;&quot;;[.E757]+1;1);MID(&quot;0123456789ABCDEFGHJKLMNPQRSTUVWXYZabcdefghijklmnpqrstuvwxyz!#$%&amp;()*+-;&lt;=&gt;?@^_{}[]/\:&quot;&quot;&quot;&quot;&quot;;[.F757]+1;1);MID(&quot;0123456789ABCDEFGHJKLMNPQRSTUVWXYZabcdefghijklmnpqrstuvwxyz!#$%&amp;()*+-;&lt;=&gt;?@^_{}[]/\:&quot;&quot;&quot;&quot;&quot;;[.G757]+1;1))" office:value-type="string" office:string-value="zQ^q" calcext:value-type="string">
            <text:p>zQ^q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7615fab5bd53deabdd9791b1d7c1c4360d752656d14090fc5cdff1341811765</text:p>
          </table:table-cell>
          <table:table-cell table:formula="of:=HEX2DEC(MID([.A758];1;8))+HEX2DEC(MID([.A758];9;8))+HEX2DEC(MID([.A758];17;8))+HEX2DEC(MID([.A758];25;8))+HEX2DEC(MID([.A758];33;8))+HEX2DEC(MID([.A758];41;8))+HEX2DEC(MID([.A758];49;8))+HEX2DEC(MID([.A758];57;8))" office:value-type="float" office:value="15364170975" calcext:value-type="float">
            <text:p>15364170975</text:p>
          </table:table-cell>
          <table:table-cell table:formula="of:= MOD([.B758];85^4)" office:value-type="float" office:value="17187225" calcext:value-type="float">
            <text:p>17187225</text:p>
          </table:table-cell>
          <table:table-cell table:formula="of:=MOD(((((([.C758]-[.G758])/85)-[.F758])/85)-[.E758])/85;85)" office:value-type="float" office:value="27" calcext:value-type="float">
            <text:p>27</text:p>
          </table:table-cell>
          <table:table-cell table:formula="of:=MOD(((([.C758]-[.G758])/85)-[.F758])/85;85)" office:value-type="float" office:value="83" calcext:value-type="float">
            <text:p>83</text:p>
          </table:table-cell>
          <table:table-cell table:formula="of:=MOD(([.C758]-[.G758])/85;85)" office:value-type="float" office:value="72" calcext:value-type="float">
            <text:p>72</text:p>
          </table:table-cell>
          <table:table-cell table:formula="of:=MOD([.C758];85)" office:value-type="float" office:value="55" calcext:value-type="float">
            <text:p>55</text:p>
          </table:table-cell>
          <table:table-cell table:formula="of:=COM.MICROSOFT.CONCAT(MID(&quot;0123456789ABCDEFGHJKLMNPQRSTUVWXYZabcdefghijklmnpqrstuvwxyz!#$%&amp;()*+-;&lt;=&gt;?@^_{}[]/\:&quot;&quot;&quot;&quot;&quot;;[.D758]+1;1);MID(&quot;0123456789ABCDEFGHJKLMNPQRSTUVWXYZabcdefghijklmnpqrstuvwxyz!#$%&amp;()*+-;&lt;=&gt;?@^_{}[]/\:&quot;&quot;&quot;&quot;&quot;;[.E758]+1;1);MID(&quot;0123456789ABCDEFGHJKLMNPQRSTUVWXYZabcdefghijklmnpqrstuvwxyz!#$%&amp;()*+-;&lt;=&gt;?@^_{}[]/\:&quot;&quot;&quot;&quot;&quot;;[.F758]+1;1);MID(&quot;0123456789ABCDEFGHJKLMNPQRSTUVWXYZabcdefghijklmnpqrstuvwxyz!#$%&amp;()*+-;&lt;=&gt;?@^_{}[]/\:&quot;&quot;&quot;&quot;&quot;;[.G758]+1;1))" office:value-type="string" office:string-value="T:&gt;w" calcext:value-type="string">
            <text:p>T:&gt;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7fe3e1af45f207cb15f249b72fa2fc32d5f69da29df702a92cd1f6990816b5a</text:p>
          </table:table-cell>
          <table:table-cell table:formula="of:=HEX2DEC(MID([.A759];1;8))+HEX2DEC(MID([.A759];9;8))+HEX2DEC(MID([.A759];17;8))+HEX2DEC(MID([.A759];25;8))+HEX2DEC(MID([.A759];33;8))+HEX2DEC(MID([.A759];41;8))+HEX2DEC(MID([.A759];49;8))+HEX2DEC(MID([.A759];57;8))" office:value-type="float" office:value="17905751995" calcext:value-type="float">
            <text:p>17905751995</text:p>
          </table:table-cell>
          <table:table-cell table:formula="of:= MOD([.B759];85^4)" office:value-type="float" office:value="937620" calcext:value-type="float">
            <text:p>937620</text:p>
          </table:table-cell>
          <table:table-cell table:formula="of:=MOD(((((([.C759]-[.G759])/85)-[.F759])/85)-[.E759])/85;85)" office:value-type="float" office:value="1" calcext:value-type="float">
            <text:p>1</text:p>
          </table:table-cell>
          <table:table-cell table:formula="of:=MOD(((([.C759]-[.G759])/85)-[.F759])/85;85)" office:value-type="float" office:value="44" calcext:value-type="float">
            <text:p>44</text:p>
          </table:table-cell>
          <table:table-cell table:formula="of:=MOD(([.C759]-[.G759])/85;85)" office:value-type="float" office:value="65" calcext:value-type="float">
            <text:p>65</text:p>
          </table:table-cell>
          <table:table-cell table:formula="of:=MOD([.C759];85)" office:value-type="float" office:value="70" calcext:value-type="float">
            <text:p>70</text:p>
          </table:table-cell>
          <table:table-cell table:formula="of:=COM.MICROSOFT.CONCAT(MID(&quot;0123456789ABCDEFGHJKLMNPQRSTUVWXYZabcdefghijklmnpqrstuvwxyz!#$%&amp;()*+-;&lt;=&gt;?@^_{}[]/\:&quot;&quot;&quot;&quot;&quot;;[.D759]+1;1);MID(&quot;0123456789ABCDEFGHJKLMNPQRSTUVWXYZabcdefghijklmnpqrstuvwxyz!#$%&amp;()*+-;&lt;=&gt;?@^_{}[]/\:&quot;&quot;&quot;&quot;&quot;;[.E759]+1;1);MID(&quot;0123456789ABCDEFGHJKLMNPQRSTUVWXYZabcdefghijklmnpqrstuvwxyz!#$%&amp;()*+-;&lt;=&gt;?@^_{}[]/\:&quot;&quot;&quot;&quot;&quot;;[.F759]+1;1);MID(&quot;0123456789ABCDEFGHJKLMNPQRSTUVWXYZabcdefghijklmnpqrstuvwxyz!#$%&amp;()*+-;&lt;=&gt;?@^_{}[]/\:&quot;&quot;&quot;&quot;&quot;;[.G759]+1;1))" office:value-type="string" office:string-value="1k)&lt;" calcext:value-type="string">
            <text:p>1k)&lt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38cd75dfdd5204f7703969f09f584f89c91a55b8fa6f287276d185deb1413d1</text:p>
          </table:table-cell>
          <table:table-cell table:formula="of:=HEX2DEC(MID([.A760];1;8))+HEX2DEC(MID([.A760];9;8))+HEX2DEC(MID([.A760];17;8))+HEX2DEC(MID([.A760];25;8))+HEX2DEC(MID([.A760];33;8))+HEX2DEC(MID([.A760];41;8))+HEX2DEC(MID([.A760];49;8))+HEX2DEC(MID([.A760];57;8))" office:value-type="float" office:value="19882366803" calcext:value-type="float">
            <text:p>19882366803</text:p>
          </table:table-cell>
          <table:table-cell table:formula="of:= MOD([.B760];85^4)" office:value-type="float" office:value="46129303" calcext:value-type="float">
            <text:p>46129303</text:p>
          </table:table-cell>
          <table:table-cell table:formula="of:=MOD(((((([.C760]-[.G760])/85)-[.F760])/85)-[.E760])/85;85)" office:value-type="float" office:value="75" calcext:value-type="float">
            <text:p>75</text:p>
          </table:table-cell>
          <table:table-cell table:formula="of:=MOD(((([.C760]-[.G760])/85)-[.F760])/85;85)" office:value-type="float" office:value="9" calcext:value-type="float">
            <text:p>9</text:p>
          </table:table-cell>
          <table:table-cell table:formula="of:=MOD(([.C760]-[.G760])/85;85)" office:value-type="float" office:value="57" calcext:value-type="float">
            <text:p>57</text:p>
          </table:table-cell>
          <table:table-cell table:formula="of:=MOD([.C760];85)" office:value-type="float" office:value="58" calcext:value-type="float">
            <text:p>58</text:p>
          </table:table-cell>
          <table:table-cell table:formula="of:=COM.MICROSOFT.CONCAT(MID(&quot;0123456789ABCDEFGHJKLMNPQRSTUVWXYZabcdefghijklmnpqrstuvwxyz!#$%&amp;()*+-;&lt;=&gt;?@^_{}[]/\:&quot;&quot;&quot;&quot;&quot;;[.D760]+1;1);MID(&quot;0123456789ABCDEFGHJKLMNPQRSTUVWXYZabcdefghijklmnpqrstuvwxyz!#$%&amp;()*+-;&lt;=&gt;?@^_{}[]/\:&quot;&quot;&quot;&quot;&quot;;[.E760]+1;1);MID(&quot;0123456789ABCDEFGHJKLMNPQRSTUVWXYZabcdefghijklmnpqrstuvwxyz!#$%&amp;()*+-;&lt;=&gt;?@^_{}[]/\:&quot;&quot;&quot;&quot;&quot;;[.F760]+1;1);MID(&quot;0123456789ABCDEFGHJKLMNPQRSTUVWXYZabcdefghijklmnpqrstuvwxyz!#$%&amp;()*+-;&lt;=&gt;?@^_{}[]/\:&quot;&quot;&quot;&quot;&quot;;[.G760]+1;1))" office:value-type="string" office:string-value="^9yz" calcext:value-type="string">
            <text:p>^9y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f94a9a5e0d7a7cc15f6760cdfa3a1b88750fd89f70d82e459af4b588597ade3</text:p>
          </table:table-cell>
          <table:table-cell table:formula="of:=HEX2DEC(MID([.A761];1;8))+HEX2DEC(MID([.A761];9;8))+HEX2DEC(MID([.A761];17;8))+HEX2DEC(MID([.A761];25;8))+HEX2DEC(MID([.A761];33;8))+HEX2DEC(MID([.A761];41;8))+HEX2DEC(MID([.A761];49;8))+HEX2DEC(MID([.A761];57;8))" office:value-type="float" office:value="20194255581" calcext:value-type="float">
            <text:p>20194255581</text:p>
          </table:table-cell>
          <table:table-cell table:formula="of:= MOD([.B761];85^4)" office:value-type="float" office:value="44814331" calcext:value-type="float">
            <text:p>44814331</text:p>
          </table:table-cell>
          <table:table-cell table:formula="of:=MOD(((((([.C761]-[.G761])/85)-[.F761])/85)-[.E761])/85;85)" office:value-type="float" office:value="72" calcext:value-type="float">
            <text:p>72</text:p>
          </table:table-cell>
          <table:table-cell table:formula="of:=MOD(((([.C761]-[.G761])/85)-[.F761])/85;85)" office:value-type="float" office:value="82" calcext:value-type="float">
            <text:p>82</text:p>
          </table:table-cell>
          <table:table-cell table:formula="of:=MOD(([.C761]-[.G761])/85;85)" office:value-type="float" office:value="57" calcext:value-type="float">
            <text:p>57</text:p>
          </table:table-cell>
          <table:table-cell table:formula="of:=MOD([.C761];85)" office:value-type="float" office:value="36" calcext:value-type="float">
            <text:p>36</text:p>
          </table:table-cell>
          <table:table-cell table:formula="of:=COM.MICROSOFT.CONCAT(MID(&quot;0123456789ABCDEFGHJKLMNPQRSTUVWXYZabcdefghijklmnpqrstuvwxyz!#$%&amp;()*+-;&lt;=&gt;?@^_{}[]/\:&quot;&quot;&quot;&quot;&quot;;[.D761]+1;1);MID(&quot;0123456789ABCDEFGHJKLMNPQRSTUVWXYZabcdefghijklmnpqrstuvwxyz!#$%&amp;()*+-;&lt;=&gt;?@^_{}[]/\:&quot;&quot;&quot;&quot;&quot;;[.E761]+1;1);MID(&quot;0123456789ABCDEFGHJKLMNPQRSTUVWXYZabcdefghijklmnpqrstuvwxyz!#$%&amp;()*+-;&lt;=&gt;?@^_{}[]/\:&quot;&quot;&quot;&quot;&quot;;[.F761]+1;1);MID(&quot;0123456789ABCDEFGHJKLMNPQRSTUVWXYZabcdefghijklmnpqrstuvwxyz!#$%&amp;()*+-;&lt;=&gt;?@^_{}[]/\:&quot;&quot;&quot;&quot;&quot;;[.G761]+1;1))" office:value-type="string" office:string-value="&gt;\yc" calcext:value-type="string">
            <text:p>&gt;\y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4d980dc3dd2b13d317fa60de5014bc7fa1e9da002152be45d1cbd0c4550133e</text:p>
          </table:table-cell>
          <table:table-cell table:formula="of:=HEX2DEC(MID([.A762];1;8))+HEX2DEC(MID([.A762];9;8))+HEX2DEC(MID([.A762];17;8))+HEX2DEC(MID([.A762];25;8))+HEX2DEC(MID([.A762];33;8))+HEX2DEC(MID([.A762];41;8))+HEX2DEC(MID([.A762];49;8))+HEX2DEC(MID([.A762];57;8))" office:value-type="float" office:value="12747390395" calcext:value-type="float">
            <text:p>12747390395</text:p>
          </table:table-cell>
          <table:table-cell table:formula="of:= MOD([.B762];85^4)" office:value-type="float" office:value="10437895" calcext:value-type="float">
            <text:p>10437895</text:p>
          </table:table-cell>
          <table:table-cell table:formula="of:=MOD(((((([.C762]-[.G762])/85)-[.F762])/85)-[.E762])/85;85)" office:value-type="float" office:value="16" calcext:value-type="float">
            <text:p>16</text:p>
          </table:table-cell>
          <table:table-cell table:formula="of:=MOD(((([.C762]-[.G762])/85)-[.F762])/85;85)" office:value-type="float" office:value="84" calcext:value-type="float">
            <text:p>84</text:p>
          </table:table-cell>
          <table:table-cell table:formula="of:=MOD(([.C762]-[.G762])/85;85)" office:value-type="float" office:value="58" calcext:value-type="float">
            <text:p>58</text:p>
          </table:table-cell>
          <table:table-cell table:formula="of:=MOD([.C762];85)" office:value-type="float" office:value="65" calcext:value-type="float">
            <text:p>65</text:p>
          </table:table-cell>
          <table:table-cell table:formula="of:=COM.MICROSOFT.CONCAT(MID(&quot;0123456789ABCDEFGHJKLMNPQRSTUVWXYZabcdefghijklmnpqrstuvwxyz!#$%&amp;()*+-;&lt;=&gt;?@^_{}[]/\:&quot;&quot;&quot;&quot;&quot;;[.D762]+1;1);MID(&quot;0123456789ABCDEFGHJKLMNPQRSTUVWXYZabcdefghijklmnpqrstuvwxyz!#$%&amp;()*+-;&lt;=&gt;?@^_{}[]/\:&quot;&quot;&quot;&quot;&quot;;[.E762]+1;1);MID(&quot;0123456789ABCDEFGHJKLMNPQRSTUVWXYZabcdefghijklmnpqrstuvwxyz!#$%&amp;()*+-;&lt;=&gt;?@^_{}[]/\:&quot;&quot;&quot;&quot;&quot;;[.F762]+1;1);MID(&quot;0123456789ABCDEFGHJKLMNPQRSTUVWXYZabcdefghijklmnpqrstuvwxyz!#$%&amp;()*+-;&lt;=&gt;?@^_{}[]/\:&quot;&quot;&quot;&quot;&quot;;[.G762]+1;1))" office:value-type="string" office:string-value="G&quot;z)" calcext:value-type="string">
            <text:p>G"z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cd36aa5e203e290e0a0ccacc9eed1f1d1bd686fd7225b2bf074d89af09cd28f</text:p>
          </table:table-cell>
          <table:table-cell table:formula="of:=HEX2DEC(MID([.A763];1;8))+HEX2DEC(MID([.A763];9;8))+HEX2DEC(MID([.A763];17;8))+HEX2DEC(MID([.A763];25;8))+HEX2DEC(MID([.A763];33;8))+HEX2DEC(MID([.A763];41;8))+HEX2DEC(MID([.A763];49;8))+HEX2DEC(MID([.A763];57;8))" office:value-type="float" office:value="26362796693" calcext:value-type="float">
            <text:p>26362796693</text:p>
          </table:table-cell>
          <table:table-cell table:formula="of:= MOD([.B763];85^4)" office:value-type="float" office:value="1481068" calcext:value-type="float">
            <text:p>1481068</text:p>
          </table:table-cell>
          <table:table-cell table:formula="of:=MOD(((((([.C763]-[.G763])/85)-[.F763])/85)-[.E763])/85;85)" office:value-type="float" office:value="2" calcext:value-type="float">
            <text:p>2</text:p>
          </table:table-cell>
          <table:table-cell table:formula="of:=MOD(((([.C763]-[.G763])/85)-[.F763])/85;85)" office:value-type="float" office:value="34" calcext:value-type="float">
            <text:p>34</text:p>
          </table:table-cell>
          <table:table-cell table:formula="of:=MOD(([.C763]-[.G763])/85;85)" office:value-type="float" office:value="84" calcext:value-type="float">
            <text:p>84</text:p>
          </table:table-cell>
          <table:table-cell table:formula="of:=MOD([.C763];85)" office:value-type="float" office:value="28" calcext:value-type="float">
            <text:p>28</text:p>
          </table:table-cell>
          <table:table-cell table:formula="of:=COM.MICROSOFT.CONCAT(MID(&quot;0123456789ABCDEFGHJKLMNPQRSTUVWXYZabcdefghijklmnpqrstuvwxyz!#$%&amp;()*+-;&lt;=&gt;?@^_{}[]/\:&quot;&quot;&quot;&quot;&quot;;[.D763]+1;1);MID(&quot;0123456789ABCDEFGHJKLMNPQRSTUVWXYZabcdefghijklmnpqrstuvwxyz!#$%&amp;()*+-;&lt;=&gt;?@^_{}[]/\:&quot;&quot;&quot;&quot;&quot;;[.E763]+1;1);MID(&quot;0123456789ABCDEFGHJKLMNPQRSTUVWXYZabcdefghijklmnpqrstuvwxyz!#$%&amp;()*+-;&lt;=&gt;?@^_{}[]/\:&quot;&quot;&quot;&quot;&quot;;[.F763]+1;1);MID(&quot;0123456789ABCDEFGHJKLMNPQRSTUVWXYZabcdefghijklmnpqrstuvwxyz!#$%&amp;()*+-;&lt;=&gt;?@^_{}[]/\:&quot;&quot;&quot;&quot;&quot;;[.G763]+1;1))" office:value-type="string" office:string-value="2a&quot;U" calcext:value-type="string">
            <text:p>2a"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8cea0faf937fa0456d3a3c267395b5e52261ec1fe5bf3592fcbd05890436199</text:p>
          </table:table-cell>
          <table:table-cell table:formula="of:=HEX2DEC(MID([.A764];1;8))+HEX2DEC(MID([.A764];9;8))+HEX2DEC(MID([.A764];17;8))+HEX2DEC(MID([.A764];25;8))+HEX2DEC(MID([.A764];33;8))+HEX2DEC(MID([.A764];41;8))+HEX2DEC(MID([.A764];49;8))+HEX2DEC(MID([.A764];57;8))" office:value-type="float" office:value="19338157609" calcext:value-type="float">
            <text:p>19338157609</text:p>
          </table:table-cell>
          <table:table-cell table:formula="of:= MOD([.B764];85^4)" office:value-type="float" office:value="23926359" calcext:value-type="float">
            <text:p>23926359</text:p>
          </table:table-cell>
          <table:table-cell table:formula="of:=MOD(((((([.C764]-[.G764])/85)-[.F764])/85)-[.E764])/85;85)" office:value-type="float" office:value="38" calcext:value-type="float">
            <text:p>38</text:p>
          </table:table-cell>
          <table:table-cell table:formula="of:=MOD(((([.C764]-[.G764])/85)-[.F764])/85;85)" office:value-type="float" office:value="81" calcext:value-type="float">
            <text:p>81</text:p>
          </table:table-cell>
          <table:table-cell table:formula="of:=MOD(([.C764]-[.G764])/85;85)" office:value-type="float" office:value="51" calcext:value-type="float">
            <text:p>51</text:p>
          </table:table-cell>
          <table:table-cell table:formula="of:=MOD([.C764];85)" office:value-type="float" office:value="49" calcext:value-type="float">
            <text:p>49</text:p>
          </table:table-cell>
          <table:table-cell table:formula="of:=COM.MICROSOFT.CONCAT(MID(&quot;0123456789ABCDEFGHJKLMNPQRSTUVWXYZabcdefghijklmnpqrstuvwxyz!#$%&amp;()*+-;&lt;=&gt;?@^_{}[]/\:&quot;&quot;&quot;&quot;&quot;;[.D764]+1;1);MID(&quot;0123456789ABCDEFGHJKLMNPQRSTUVWXYZabcdefghijklmnpqrstuvwxyz!#$%&amp;()*+-;&lt;=&gt;?@^_{}[]/\:&quot;&quot;&quot;&quot;&quot;;[.E764]+1;1);MID(&quot;0123456789ABCDEFGHJKLMNPQRSTUVWXYZabcdefghijklmnpqrstuvwxyz!#$%&amp;()*+-;&lt;=&gt;?@^_{}[]/\:&quot;&quot;&quot;&quot;&quot;;[.F764]+1;1);MID(&quot;0123456789ABCDEFGHJKLMNPQRSTUVWXYZabcdefghijklmnpqrstuvwxyz!#$%&amp;()*+-;&lt;=&gt;?@^_{}[]/\:&quot;&quot;&quot;&quot;&quot;;[.G764]+1;1))" office:value-type="string" office:string-value="e/sq" calcext:value-type="string">
            <text:p>e/sq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98b2db32348f8708827b5cffa3d8a60b4d00d3b5041239c9c0256a5ae63e7e</text:p>
          </table:table-cell>
          <table:table-cell table:formula="of:=HEX2DEC(MID([.A765];1;8))+HEX2DEC(MID([.A765];9;8))+HEX2DEC(MID([.A765];17;8))+HEX2DEC(MID([.A765];25;8))+HEX2DEC(MID([.A765];33;8))+HEX2DEC(MID([.A765];41;8))+HEX2DEC(MID([.A765];49;8))+HEX2DEC(MID([.A765];57;8))" office:value-type="float" office:value="16876506456" calcext:value-type="float">
            <text:p>16876506456</text:p>
          </table:table-cell>
          <table:table-cell table:formula="of:= MOD([.B765];85^4)" office:value-type="float" office:value="15704581" calcext:value-type="float">
            <text:p>15704581</text:p>
          </table:table-cell>
          <table:table-cell table:formula="of:=MOD(((((([.C765]-[.G765])/85)-[.F765])/85)-[.E765])/85;85)" office:value-type="float" office:value="25" calcext:value-type="float">
            <text:p>25</text:p>
          </table:table-cell>
          <table:table-cell table:formula="of:=MOD(((([.C765]-[.G765])/85)-[.F765])/85;85)" office:value-type="float" office:value="48" calcext:value-type="float">
            <text:p>48</text:p>
          </table:table-cell>
          <table:table-cell table:formula="of:=MOD(([.C765]-[.G765])/85;85)" office:value-type="float" office:value="54" calcext:value-type="float">
            <text:p>54</text:p>
          </table:table-cell>
          <table:table-cell table:formula="of:=MOD([.C765];85)" office:value-type="float" office:value="66" calcext:value-type="float">
            <text:p>66</text:p>
          </table:table-cell>
          <table:table-cell table:formula="of:=COM.MICROSOFT.CONCAT(MID(&quot;0123456789ABCDEFGHJKLMNPQRSTUVWXYZabcdefghijklmnpqrstuvwxyz!#$%&amp;()*+-;&lt;=&gt;?@^_{}[]/\:&quot;&quot;&quot;&quot;&quot;;[.D765]+1;1);MID(&quot;0123456789ABCDEFGHJKLMNPQRSTUVWXYZabcdefghijklmnpqrstuvwxyz!#$%&amp;()*+-;&lt;=&gt;?@^_{}[]/\:&quot;&quot;&quot;&quot;&quot;;[.E765]+1;1);MID(&quot;0123456789ABCDEFGHJKLMNPQRSTUVWXYZabcdefghijklmnpqrstuvwxyz!#$%&amp;()*+-;&lt;=&gt;?@^_{}[]/\:&quot;&quot;&quot;&quot;&quot;;[.F765]+1;1);MID(&quot;0123456789ABCDEFGHJKLMNPQRSTUVWXYZabcdefghijklmnpqrstuvwxyz!#$%&amp;()*+-;&lt;=&gt;?@^_{}[]/\:&quot;&quot;&quot;&quot;&quot;;[.G765]+1;1))" office:value-type="string" office:string-value="Rpv*" calcext:value-type="string">
            <text:p>Rpv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3ca7243a0b18c3b22e1b28ded08036a6cc32c4091597ab7866659eee2740b7</text:p>
          </table:table-cell>
          <table:table-cell table:formula="of:=HEX2DEC(MID([.A766];1;8))+HEX2DEC(MID([.A766];9;8))+HEX2DEC(MID([.A766];17;8))+HEX2DEC(MID([.A766];25;8))+HEX2DEC(MID([.A766];33;8))+HEX2DEC(MID([.A766];41;8))+HEX2DEC(MID([.A766];49;8))+HEX2DEC(MID([.A766];57;8))" office:value-type="float" office:value="18282302473" calcext:value-type="float">
            <text:p>18282302473</text:p>
          </table:table-cell>
          <table:table-cell table:formula="of:= MOD([.B766];85^4)" office:value-type="float" office:value="12083723" calcext:value-type="float">
            <text:p>12083723</text:p>
          </table:table-cell>
          <table:table-cell table:formula="of:=MOD(((((([.C766]-[.G766])/85)-[.F766])/85)-[.E766])/85;85)" office:value-type="float" office:value="19" calcext:value-type="float">
            <text:p>19</text:p>
          </table:table-cell>
          <table:table-cell table:formula="of:=MOD(((([.C766]-[.G766])/85)-[.F766])/85;85)" office:value-type="float" office:value="57" calcext:value-type="float">
            <text:p>57</text:p>
          </table:table-cell>
          <table:table-cell table:formula="of:=MOD(([.C766]-[.G766])/85;85)" office:value-type="float" office:value="41" calcext:value-type="float">
            <text:p>41</text:p>
          </table:table-cell>
          <table:table-cell table:formula="of:=MOD([.C766];85)" office:value-type="float" office:value="38" calcext:value-type="float">
            <text:p>38</text:p>
          </table:table-cell>
          <table:table-cell table:formula="of:=COM.MICROSOFT.CONCAT(MID(&quot;0123456789ABCDEFGHJKLMNPQRSTUVWXYZabcdefghijklmnpqrstuvwxyz!#$%&amp;()*+-;&lt;=&gt;?@^_{}[]/\:&quot;&quot;&quot;&quot;&quot;;[.D766]+1;1);MID(&quot;0123456789ABCDEFGHJKLMNPQRSTUVWXYZabcdefghijklmnpqrstuvwxyz!#$%&amp;()*+-;&lt;=&gt;?@^_{}[]/\:&quot;&quot;&quot;&quot;&quot;;[.E766]+1;1);MID(&quot;0123456789ABCDEFGHJKLMNPQRSTUVWXYZabcdefghijklmnpqrstuvwxyz!#$%&amp;()*+-;&lt;=&gt;?@^_{}[]/\:&quot;&quot;&quot;&quot;&quot;;[.F766]+1;1);MID(&quot;0123456789ABCDEFGHJKLMNPQRSTUVWXYZabcdefghijklmnpqrstuvwxyz!#$%&amp;()*+-;&lt;=&gt;?@^_{}[]/\:&quot;&quot;&quot;&quot;&quot;;[.G766]+1;1))" office:value-type="string" office:string-value="Kyhe" calcext:value-type="string">
            <text:p>Ky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9bc3f91c8bcb78d6cac35245329b743754fabd4c84b959f80c155c0a00f8c5d</text:p>
          </table:table-cell>
          <table:table-cell table:formula="of:=HEX2DEC(MID([.A767];1;8))+HEX2DEC(MID([.A767];9;8))+HEX2DEC(MID([.A767];17;8))+HEX2DEC(MID([.A767];25;8))+HEX2DEC(MID([.A767];33;8))+HEX2DEC(MID([.A767];41;8))+HEX2DEC(MID([.A767];49;8))+HEX2DEC(MID([.A767];57;8))" office:value-type="float" office:value="18265868053" calcext:value-type="float">
            <text:p>18265868053</text:p>
          </table:table-cell>
          <table:table-cell table:formula="of:= MOD([.B767];85^4)" office:value-type="float" office:value="47849928" calcext:value-type="float">
            <text:p>47849928</text:p>
          </table:table-cell>
          <table:table-cell table:formula="of:=MOD(((((([.C767]-[.G767])/85)-[.F767])/85)-[.E767])/85;85)" office:value-type="float" office:value="77" calcext:value-type="float">
            <text:p>77</text:p>
          </table:table-cell>
          <table:table-cell table:formula="of:=MOD(((([.C767]-[.G767])/85)-[.F767])/85;85)" office:value-type="float" office:value="77" calcext:value-type="float">
            <text:p>77</text:p>
          </table:table-cell>
          <table:table-cell table:formula="of:=MOD(([.C767]-[.G767])/85;85)" office:value-type="float" office:value="70" calcext:value-type="float">
            <text:p>70</text:p>
          </table:table-cell>
          <table:table-cell table:formula="of:=MOD([.C767];85)" office:value-type="float" office:value="28" calcext:value-type="float">
            <text:p>28</text:p>
          </table:table-cell>
          <table:table-cell table:formula="of:=COM.MICROSOFT.CONCAT(MID(&quot;0123456789ABCDEFGHJKLMNPQRSTUVWXYZabcdefghijklmnpqrstuvwxyz!#$%&amp;()*+-;&lt;=&gt;?@^_{}[]/\:&quot;&quot;&quot;&quot;&quot;;[.D767]+1;1);MID(&quot;0123456789ABCDEFGHJKLMNPQRSTUVWXYZabcdefghijklmnpqrstuvwxyz!#$%&amp;()*+-;&lt;=&gt;?@^_{}[]/\:&quot;&quot;&quot;&quot;&quot;;[.E767]+1;1);MID(&quot;0123456789ABCDEFGHJKLMNPQRSTUVWXYZabcdefghijklmnpqrstuvwxyz!#$%&amp;()*+-;&lt;=&gt;?@^_{}[]/\:&quot;&quot;&quot;&quot;&quot;;[.F767]+1;1);MID(&quot;0123456789ABCDEFGHJKLMNPQRSTUVWXYZabcdefghijklmnpqrstuvwxyz!#$%&amp;()*+-;&lt;=&gt;?@^_{}[]/\:&quot;&quot;&quot;&quot;&quot;;[.G767]+1;1))" office:value-type="string" office:string-value="{{&lt;U" calcext:value-type="string">
            <text:p>{{&lt;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3cb9dc698868e4cd440c1813bacd5b8341d6dad7a62dd333e674326cfcba2be</text:p>
          </table:table-cell>
          <table:table-cell table:formula="of:=HEX2DEC(MID([.A768];1;8))+HEX2DEC(MID([.A768];9;8))+HEX2DEC(MID([.A768];17;8))+HEX2DEC(MID([.A768];25;8))+HEX2DEC(MID([.A768];33;8))+HEX2DEC(MID([.A768];41;8))+HEX2DEC(MID([.A768];49;8))+HEX2DEC(MID([.A768];57;8))" office:value-type="float" office:value="16256267279" calcext:value-type="float">
            <text:p>16256267279</text:p>
          </table:table-cell>
          <table:table-cell table:formula="of:= MOD([.B768];85^4)" office:value-type="float" office:value="21872904" calcext:value-type="float">
            <text:p>21872904</text:p>
          </table:table-cell>
          <table:table-cell table:formula="of:=MOD(((((([.C768]-[.G768])/85)-[.F768])/85)-[.E768])/85;85)" office:value-type="float" office:value="35" calcext:value-type="float">
            <text:p>35</text:p>
          </table:table-cell>
          <table:table-cell table:formula="of:=MOD(((([.C768]-[.G768])/85)-[.F768])/85;85)" office:value-type="float" office:value="52" calcext:value-type="float">
            <text:p>52</text:p>
          </table:table-cell>
          <table:table-cell table:formula="of:=MOD(([.C768]-[.G768])/85;85)" office:value-type="float" office:value="33" calcext:value-type="float">
            <text:p>33</text:p>
          </table:table-cell>
          <table:table-cell table:formula="of:=MOD([.C768];85)" office:value-type="float" office:value="24" calcext:value-type="float">
            <text:p>24</text:p>
          </table:table-cell>
          <table:table-cell table:formula="of:=COM.MICROSOFT.CONCAT(MID(&quot;0123456789ABCDEFGHJKLMNPQRSTUVWXYZabcdefghijklmnpqrstuvwxyz!#$%&amp;()*+-;&lt;=&gt;?@^_{}[]/\:&quot;&quot;&quot;&quot;&quot;;[.D768]+1;1);MID(&quot;0123456789ABCDEFGHJKLMNPQRSTUVWXYZabcdefghijklmnpqrstuvwxyz!#$%&amp;()*+-;&lt;=&gt;?@^_{}[]/\:&quot;&quot;&quot;&quot;&quot;;[.E768]+1;1);MID(&quot;0123456789ABCDEFGHJKLMNPQRSTUVWXYZabcdefghijklmnpqrstuvwxyz!#$%&amp;()*+-;&lt;=&gt;?@^_{}[]/\:&quot;&quot;&quot;&quot;&quot;;[.F768]+1;1);MID(&quot;0123456789ABCDEFGHJKLMNPQRSTUVWXYZabcdefghijklmnpqrstuvwxyz!#$%&amp;()*+-;&lt;=&gt;?@^_{}[]/\:&quot;&quot;&quot;&quot;&quot;;[.G768]+1;1))" office:value-type="string" office:string-value="btZQ" calcext:value-type="string">
            <text:p>btZQ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9816874ee677ad0899661abe6aacfac7ecadd3983aa1dbdc56b1ed074db7b29</text:p>
          </table:table-cell>
          <table:table-cell table:formula="of:=HEX2DEC(MID([.A769];1;8))+HEX2DEC(MID([.A769];9;8))+HEX2DEC(MID([.A769];17;8))+HEX2DEC(MID([.A769];25;8))+HEX2DEC(MID([.A769];33;8))+HEX2DEC(MID([.A769];41;8))+HEX2DEC(MID([.A769];49;8))+HEX2DEC(MID([.A769];57;8))" office:value-type="float" office:value="21288561034" calcext:value-type="float">
            <text:p>21288561034</text:p>
          </table:table-cell>
          <table:table-cell table:formula="of:= MOD([.B769];85^4)" office:value-type="float" office:value="42906659" calcext:value-type="float">
            <text:p>42906659</text:p>
          </table:table-cell>
          <table:table-cell table:formula="of:=MOD(((((([.C769]-[.G769])/85)-[.F769])/85)-[.E769])/85;85)" office:value-type="float" office:value="69" calcext:value-type="float">
            <text:p>69</text:p>
          </table:table-cell>
          <table:table-cell table:formula="of:=MOD(((([.C769]-[.G769])/85)-[.F769])/85;85)" office:value-type="float" office:value="73" calcext:value-type="float">
            <text:p>73</text:p>
          </table:table-cell>
          <table:table-cell table:formula="of:=MOD(([.C769]-[.G769])/85;85)" office:value-type="float" office:value="54" calcext:value-type="float">
            <text:p>54</text:p>
          </table:table-cell>
          <table:table-cell table:formula="of:=MOD([.C769];85)" office:value-type="float" office:value="19" calcext:value-type="float">
            <text:p>19</text:p>
          </table:table-cell>
          <table:table-cell table:formula="of:=COM.MICROSOFT.CONCAT(MID(&quot;0123456789ABCDEFGHJKLMNPQRSTUVWXYZabcdefghijklmnpqrstuvwxyz!#$%&amp;()*+-;&lt;=&gt;?@^_{}[]/\:&quot;&quot;&quot;&quot;&quot;;[.D769]+1;1);MID(&quot;0123456789ABCDEFGHJKLMNPQRSTUVWXYZabcdefghijklmnpqrstuvwxyz!#$%&amp;()*+-;&lt;=&gt;?@^_{}[]/\:&quot;&quot;&quot;&quot;&quot;;[.E769]+1;1);MID(&quot;0123456789ABCDEFGHJKLMNPQRSTUVWXYZabcdefghijklmnpqrstuvwxyz!#$%&amp;()*+-;&lt;=&gt;?@^_{}[]/\:&quot;&quot;&quot;&quot;&quot;;[.F769]+1;1);MID(&quot;0123456789ABCDEFGHJKLMNPQRSTUVWXYZabcdefghijklmnpqrstuvwxyz!#$%&amp;()*+-;&lt;=&gt;?@^_{}[]/\:&quot;&quot;&quot;&quot;&quot;;[.G769]+1;1))" office:value-type="string" office:string-value=";?vK" calcext:value-type="string">
            <text:p>;?v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a1f08de4f0d7c0d5f745843bfb2e7e8284ba04e1c15dae0dfd25622964883c</text:p>
          </table:table-cell>
          <table:table-cell table:formula="of:=HEX2DEC(MID([.A770];1;8))+HEX2DEC(MID([.A770];9;8))+HEX2DEC(MID([.A770];17;8))+HEX2DEC(MID([.A770];25;8))+HEX2DEC(MID([.A770];33;8))+HEX2DEC(MID([.A770];41;8))+HEX2DEC(MID([.A770];49;8))+HEX2DEC(MID([.A770];57;8))" office:value-type="float" office:value="18541773215" calcext:value-type="float">
            <text:p>18541773215</text:p>
          </table:table-cell>
          <table:table-cell table:formula="of:= MOD([.B770];85^4)" office:value-type="float" office:value="10551340" calcext:value-type="float">
            <text:p>10551340</text:p>
          </table:table-cell>
          <table:table-cell table:formula="of:=MOD(((((([.C770]-[.G770])/85)-[.F770])/85)-[.E770])/85;85)" office:value-type="float" office:value="17" calcext:value-type="float">
            <text:p>17</text:p>
          </table:table-cell>
          <table:table-cell table:formula="of:=MOD(((([.C770]-[.G770])/85)-[.F770])/85;85)" office:value-type="float" office:value="15" calcext:value-type="float">
            <text:p>15</text:p>
          </table:table-cell>
          <table:table-cell table:formula="of:=MOD(([.C770]-[.G770])/85;85)" office:value-type="float" office:value="33" calcext:value-type="float">
            <text:p>33</text:p>
          </table:table-cell>
          <table:table-cell table:formula="of:=MOD([.C770];85)" office:value-type="float" office:value="35" calcext:value-type="float">
            <text:p>35</text:p>
          </table:table-cell>
          <table:table-cell table:formula="of:=COM.MICROSOFT.CONCAT(MID(&quot;0123456789ABCDEFGHJKLMNPQRSTUVWXYZabcdefghijklmnpqrstuvwxyz!#$%&amp;()*+-;&lt;=&gt;?@^_{}[]/\:&quot;&quot;&quot;&quot;&quot;;[.D770]+1;1);MID(&quot;0123456789ABCDEFGHJKLMNPQRSTUVWXYZabcdefghijklmnpqrstuvwxyz!#$%&amp;()*+-;&lt;=&gt;?@^_{}[]/\:&quot;&quot;&quot;&quot;&quot;;[.E770]+1;1);MID(&quot;0123456789ABCDEFGHJKLMNPQRSTUVWXYZabcdefghijklmnpqrstuvwxyz!#$%&amp;()*+-;&lt;=&gt;?@^_{}[]/\:&quot;&quot;&quot;&quot;&quot;;[.F770]+1;1);MID(&quot;0123456789ABCDEFGHJKLMNPQRSTUVWXYZabcdefghijklmnpqrstuvwxyz!#$%&amp;()*+-;&lt;=&gt;?@^_{}[]/\:&quot;&quot;&quot;&quot;&quot;;[.G770]+1;1))" office:value-type="string" office:string-value="HFZb" calcext:value-type="string">
            <text:p>HFZ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c49b0badacd9a2b90dda6621d141162732bf83418d0d76cc4c422f28eb4f1d</text:p>
          </table:table-cell>
          <table:table-cell table:formula="of:=HEX2DEC(MID([.A771];1;8))+HEX2DEC(MID([.A771];9;8))+HEX2DEC(MID([.A771];17;8))+HEX2DEC(MID([.A771];25;8))+HEX2DEC(MID([.A771];33;8))+HEX2DEC(MID([.A771];41;8))+HEX2DEC(MID([.A771];49;8))+HEX2DEC(MID([.A771];57;8))" office:value-type="float" office:value="16396054126" calcext:value-type="float">
            <text:p>16396054126</text:p>
          </table:table-cell>
          <table:table-cell table:formula="of:= MOD([.B771];85^4)" office:value-type="float" office:value="5057876" calcext:value-type="float">
            <text:p>5057876</text:p>
          </table:table-cell>
          <table:table-cell table:formula="of:=MOD(((((([.C771]-[.G771])/85)-[.F771])/85)-[.E771])/85;85)" office:value-type="float" office:value="8" calcext:value-type="float">
            <text:p>8</text:p>
          </table:table-cell>
          <table:table-cell table:formula="of:=MOD(((([.C771]-[.G771])/85)-[.F771])/85;85)" office:value-type="float" office:value="20" calcext:value-type="float">
            <text:p>20</text:p>
          </table:table-cell>
          <table:table-cell table:formula="of:=MOD(([.C771]-[.G771])/85;85)" office:value-type="float" office:value="4" calcext:value-type="float">
            <text:p>4</text:p>
          </table:table-cell>
          <table:table-cell table:formula="of:=MOD([.C771];85)" office:value-type="float" office:value="36" calcext:value-type="float">
            <text:p>36</text:p>
          </table:table-cell>
          <table:table-cell table:formula="of:=COM.MICROSOFT.CONCAT(MID(&quot;0123456789ABCDEFGHJKLMNPQRSTUVWXYZabcdefghijklmnpqrstuvwxyz!#$%&amp;()*+-;&lt;=&gt;?@^_{}[]/\:&quot;&quot;&quot;&quot;&quot;;[.D771]+1;1);MID(&quot;0123456789ABCDEFGHJKLMNPQRSTUVWXYZabcdefghijklmnpqrstuvwxyz!#$%&amp;()*+-;&lt;=&gt;?@^_{}[]/\:&quot;&quot;&quot;&quot;&quot;;[.E771]+1;1);MID(&quot;0123456789ABCDEFGHJKLMNPQRSTUVWXYZabcdefghijklmnpqrstuvwxyz!#$%&amp;()*+-;&lt;=&gt;?@^_{}[]/\:&quot;&quot;&quot;&quot;&quot;;[.F771]+1;1);MID(&quot;0123456789ABCDEFGHJKLMNPQRSTUVWXYZabcdefghijklmnpqrstuvwxyz!#$%&amp;()*+-;&lt;=&gt;?@^_{}[]/\:&quot;&quot;&quot;&quot;&quot;;[.G771]+1;1))" office:value-type="string" office:string-value="8L4c" calcext:value-type="string">
            <text:p>8L4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1980fe65a442811a941daf1c3f12ee379486c78678714f4b269e002d5773ef8</text:p>
          </table:table-cell>
          <table:table-cell table:formula="of:=HEX2DEC(MID([.A772];1;8))+HEX2DEC(MID([.A772];9;8))+HEX2DEC(MID([.A772];17;8))+HEX2DEC(MID([.A772];25;8))+HEX2DEC(MID([.A772];33;8))+HEX2DEC(MID([.A772];41;8))+HEX2DEC(MID([.A772];49;8))+HEX2DEC(MID([.A772];57;8))" office:value-type="float" office:value="20698882609" calcext:value-type="float">
            <text:p>20698882609</text:p>
          </table:table-cell>
          <table:table-cell table:formula="of:= MOD([.B772];85^4)" office:value-type="float" office:value="27435109" calcext:value-type="float">
            <text:p>27435109</text:p>
          </table:table-cell>
          <table:table-cell table:formula="of:=MOD(((((([.C772]-[.G772])/85)-[.F772])/85)-[.E772])/85;85)" office:value-type="float" office:value="44" calcext:value-type="float">
            <text:p>44</text:p>
          </table:table-cell>
          <table:table-cell table:formula="of:=MOD(((([.C772]-[.G772])/85)-[.F772])/85;85)" office:value-type="float" office:value="57" calcext:value-type="float">
            <text:p>57</text:p>
          </table:table-cell>
          <table:table-cell table:formula="of:=MOD(([.C772]-[.G772])/85;85)" office:value-type="float" office:value="20" calcext:value-type="float">
            <text:p>20</text:p>
          </table:table-cell>
          <table:table-cell table:formula="of:=MOD([.C772];85)" office:value-type="float" office:value="84" calcext:value-type="float">
            <text:p>84</text:p>
          </table:table-cell>
          <table:table-cell table:formula="of:=COM.MICROSOFT.CONCAT(MID(&quot;0123456789ABCDEFGHJKLMNPQRSTUVWXYZabcdefghijklmnpqrstuvwxyz!#$%&amp;()*+-;&lt;=&gt;?@^_{}[]/\:&quot;&quot;&quot;&quot;&quot;;[.D772]+1;1);MID(&quot;0123456789ABCDEFGHJKLMNPQRSTUVWXYZabcdefghijklmnpqrstuvwxyz!#$%&amp;()*+-;&lt;=&gt;?@^_{}[]/\:&quot;&quot;&quot;&quot;&quot;;[.E772]+1;1);MID(&quot;0123456789ABCDEFGHJKLMNPQRSTUVWXYZabcdefghijklmnpqrstuvwxyz!#$%&amp;()*+-;&lt;=&gt;?@^_{}[]/\:&quot;&quot;&quot;&quot;&quot;;[.F772]+1;1);MID(&quot;0123456789ABCDEFGHJKLMNPQRSTUVWXYZabcdefghijklmnpqrstuvwxyz!#$%&amp;()*+-;&lt;=&gt;?@^_{}[]/\:&quot;&quot;&quot;&quot;&quot;;[.G772]+1;1))" office:value-type="string" office:string-value="kyL&quot;" calcext:value-type="string">
            <text:p>kyL"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8bd1be5197ced0a092b8f5ae7a961b66d3e7d81063a9870e3be2a72aff64257</text:p>
          </table:table-cell>
          <table:table-cell table:formula="of:=HEX2DEC(MID([.A773];1;8))+HEX2DEC(MID([.A773];9;8))+HEX2DEC(MID([.A773];17;8))+HEX2DEC(MID([.A773];25;8))+HEX2DEC(MID([.A773];33;8))+HEX2DEC(MID([.A773];41;8))+HEX2DEC(MID([.A773];49;8))+HEX2DEC(MID([.A773];57;8))" office:value-type="float" office:value="15740992697" calcext:value-type="float">
            <text:p>15740992697</text:p>
          </table:table-cell>
          <table:table-cell table:formula="of:= MOD([.B773];85^4)" office:value-type="float" office:value="28604572" calcext:value-type="float">
            <text:p>28604572</text:p>
          </table:table-cell>
          <table:table-cell table:formula="of:=MOD(((((([.C773]-[.G773])/85)-[.F773])/85)-[.E773])/85;85)" office:value-type="float" office:value="46" calcext:value-type="float">
            <text:p>46</text:p>
          </table:table-cell>
          <table:table-cell table:formula="of:=MOD(((([.C773]-[.G773])/85)-[.F773])/85;85)" office:value-type="float" office:value="49" calcext:value-type="float">
            <text:p>49</text:p>
          </table:table-cell>
          <table:table-cell table:formula="of:=MOD(([.C773]-[.G773])/85;85)" office:value-type="float" office:value="9" calcext:value-type="float">
            <text:p>9</text:p>
          </table:table-cell>
          <table:table-cell table:formula="of:=MOD([.C773];85)" office:value-type="float" office:value="32" calcext:value-type="float">
            <text:p>32</text:p>
          </table:table-cell>
          <table:table-cell table:formula="of:=COM.MICROSOFT.CONCAT(MID(&quot;0123456789ABCDEFGHJKLMNPQRSTUVWXYZabcdefghijklmnpqrstuvwxyz!#$%&amp;()*+-;&lt;=&gt;?@^_{}[]/\:&quot;&quot;&quot;&quot;&quot;;[.D773]+1;1);MID(&quot;0123456789ABCDEFGHJKLMNPQRSTUVWXYZabcdefghijklmnpqrstuvwxyz!#$%&amp;()*+-;&lt;=&gt;?@^_{}[]/\:&quot;&quot;&quot;&quot;&quot;;[.E773]+1;1);MID(&quot;0123456789ABCDEFGHJKLMNPQRSTUVWXYZabcdefghijklmnpqrstuvwxyz!#$%&amp;()*+-;&lt;=&gt;?@^_{}[]/\:&quot;&quot;&quot;&quot;&quot;;[.F773]+1;1);MID(&quot;0123456789ABCDEFGHJKLMNPQRSTUVWXYZabcdefghijklmnpqrstuvwxyz!#$%&amp;()*+-;&lt;=&gt;?@^_{}[]/\:&quot;&quot;&quot;&quot;&quot;;[.G773]+1;1))" office:value-type="string" office:string-value="mq9Y" calcext:value-type="string">
            <text:p>mq9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834d333b474fa250809895b392ec6569f4b4dd67674d25a633286b0df217cbb</text:p>
          </table:table-cell>
          <table:table-cell table:formula="of:=HEX2DEC(MID([.A774];1;8))+HEX2DEC(MID([.A774];9;8))+HEX2DEC(MID([.A774];17;8))+HEX2DEC(MID([.A774];25;8))+HEX2DEC(MID([.A774];33;8))+HEX2DEC(MID([.A774];41;8))+HEX2DEC(MID([.A774];49;8))+HEX2DEC(MID([.A774];57;8))" office:value-type="float" office:value="16206151844" calcext:value-type="float">
            <text:p>16206151844</text:p>
          </table:table-cell>
          <table:table-cell table:formula="of:= MOD([.B774];85^4)" office:value-type="float" office:value="23958094" calcext:value-type="float">
            <text:p>23958094</text:p>
          </table:table-cell>
          <table:table-cell table:formula="of:=MOD(((((([.C774]-[.G774])/85)-[.F774])/85)-[.E774])/85;85)" office:value-type="float" office:value="39" calcext:value-type="float">
            <text:p>39</text:p>
          </table:table-cell>
          <table:table-cell table:formula="of:=MOD(((([.C774]-[.G774])/85)-[.F774])/85;85)" office:value-type="float" office:value="0" calcext:value-type="float">
            <text:p>0</text:p>
          </table:table-cell>
          <table:table-cell table:formula="of:=MOD(([.C774]-[.G774])/85;85)" office:value-type="float" office:value="84" calcext:value-type="float">
            <text:p>84</text:p>
          </table:table-cell>
          <table:table-cell table:formula="of:=MOD([.C774];85)" office:value-type="float" office:value="79" calcext:value-type="float">
            <text:p>79</text:p>
          </table:table-cell>
          <table:table-cell table:formula="of:=COM.MICROSOFT.CONCAT(MID(&quot;0123456789ABCDEFGHJKLMNPQRSTUVWXYZabcdefghijklmnpqrstuvwxyz!#$%&amp;()*+-;&lt;=&gt;?@^_{}[]/\:&quot;&quot;&quot;&quot;&quot;;[.D774]+1;1);MID(&quot;0123456789ABCDEFGHJKLMNPQRSTUVWXYZabcdefghijklmnpqrstuvwxyz!#$%&amp;()*+-;&lt;=&gt;?@^_{}[]/\:&quot;&quot;&quot;&quot;&quot;;[.E774]+1;1);MID(&quot;0123456789ABCDEFGHJKLMNPQRSTUVWXYZabcdefghijklmnpqrstuvwxyz!#$%&amp;()*+-;&lt;=&gt;?@^_{}[]/\:&quot;&quot;&quot;&quot;&quot;;[.F774]+1;1);MID(&quot;0123456789ABCDEFGHJKLMNPQRSTUVWXYZabcdefghijklmnpqrstuvwxyz!#$%&amp;()*+-;&lt;=&gt;?@^_{}[]/\:&quot;&quot;&quot;&quot;&quot;;[.G774]+1;1))" office:value-type="string" office:string-value="f0&quot;[" calcext:value-type="string">
            <text:p>f0"[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0d33d45f7c4b3a30b3db06dbf98076bc7ca99be23ee5698062947e09cdd12e1</text:p>
          </table:table-cell>
          <table:table-cell table:formula="of:=HEX2DEC(MID([.A775];1;8))+HEX2DEC(MID([.A775];9;8))+HEX2DEC(MID([.A775];17;8))+HEX2DEC(MID([.A775];25;8))+HEX2DEC(MID([.A775];33;8))+HEX2DEC(MID([.A775];41;8))+HEX2DEC(MID([.A775];49;8))+HEX2DEC(MID([.A775];57;8))" office:value-type="float" office:value="15068885975" calcext:value-type="float">
            <text:p>15068885975</text:p>
          </table:table-cell>
          <table:table-cell table:formula="of:= MOD([.B775];85^4)" office:value-type="float" office:value="35105975" calcext:value-type="float">
            <text:p>35105975</text:p>
          </table:table-cell>
          <table:table-cell table:formula="of:=MOD(((((([.C775]-[.G775])/85)-[.F775])/85)-[.E775])/85;85)" office:value-type="float" office:value="57" calcext:value-type="float">
            <text:p>57</text:p>
          </table:table-cell>
          <table:table-cell table:formula="of:=MOD(((([.C775]-[.G775])/85)-[.F775])/85;85)" office:value-type="float" office:value="13" calcext:value-type="float">
            <text:p>13</text:p>
          </table:table-cell>
          <table:table-cell table:formula="of:=MOD(([.C775]-[.G775])/85;85)" office:value-type="float" office:value="81" calcext:value-type="float">
            <text:p>81</text:p>
          </table:table-cell>
          <table:table-cell table:formula="of:=MOD([.C775];85)" office:value-type="float" office:value="40" calcext:value-type="float">
            <text:p>40</text:p>
          </table:table-cell>
          <table:table-cell table:formula="of:=COM.MICROSOFT.CONCAT(MID(&quot;0123456789ABCDEFGHJKLMNPQRSTUVWXYZabcdefghijklmnpqrstuvwxyz!#$%&amp;()*+-;&lt;=&gt;?@^_{}[]/\:&quot;&quot;&quot;&quot;&quot;;[.D775]+1;1);MID(&quot;0123456789ABCDEFGHJKLMNPQRSTUVWXYZabcdefghijklmnpqrstuvwxyz!#$%&amp;()*+-;&lt;=&gt;?@^_{}[]/\:&quot;&quot;&quot;&quot;&quot;;[.E775]+1;1);MID(&quot;0123456789ABCDEFGHJKLMNPQRSTUVWXYZabcdefghijklmnpqrstuvwxyz!#$%&amp;()*+-;&lt;=&gt;?@^_{}[]/\:&quot;&quot;&quot;&quot;&quot;;[.F775]+1;1);MID(&quot;0123456789ABCDEFGHJKLMNPQRSTUVWXYZabcdefghijklmnpqrstuvwxyz!#$%&amp;()*+-;&lt;=&gt;?@^_{}[]/\:&quot;&quot;&quot;&quot;&quot;;[.G775]+1;1))" office:value-type="string" office:string-value="yD/g" calcext:value-type="string">
            <text:p>yD/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7520f7622647f417ee6f3c00cfd78caeb131daa11202aad5fa392f4eca3a59d</text:p>
          </table:table-cell>
          <table:table-cell table:formula="of:=HEX2DEC(MID([.A776];1;8))+HEX2DEC(MID([.A776];9;8))+HEX2DEC(MID([.A776];17;8))+HEX2DEC(MID([.A776];25;8))+HEX2DEC(MID([.A776];33;8))+HEX2DEC(MID([.A776];41;8))+HEX2DEC(MID([.A776];49;8))+HEX2DEC(MID([.A776];57;8))" office:value-type="float" office:value="13658061865" calcext:value-type="float">
            <text:p>13658061865</text:p>
          </table:table-cell>
          <table:table-cell table:formula="of:= MOD([.B776];85^4)" office:value-type="float" office:value="33698740" calcext:value-type="float">
            <text:p>33698740</text:p>
          </table:table-cell>
          <table:table-cell table:formula="of:=MOD(((((([.C776]-[.G776])/85)-[.F776])/85)-[.E776])/85;85)" office:value-type="float" office:value="54" calcext:value-type="float">
            <text:p>54</text:p>
          </table:table-cell>
          <table:table-cell table:formula="of:=MOD(((([.C776]-[.G776])/85)-[.F776])/85;85)" office:value-type="float" office:value="74" calcext:value-type="float">
            <text:p>74</text:p>
          </table:table-cell>
          <table:table-cell table:formula="of:=MOD(([.C776]-[.G776])/85;85)" office:value-type="float" office:value="15" calcext:value-type="float">
            <text:p>15</text:p>
          </table:table-cell>
          <table:table-cell table:formula="of:=MOD([.C776];85)" office:value-type="float" office:value="65" calcext:value-type="float">
            <text:p>65</text:p>
          </table:table-cell>
          <table:table-cell table:formula="of:=COM.MICROSOFT.CONCAT(MID(&quot;0123456789ABCDEFGHJKLMNPQRSTUVWXYZabcdefghijklmnpqrstuvwxyz!#$%&amp;()*+-;&lt;=&gt;?@^_{}[]/\:&quot;&quot;&quot;&quot;&quot;;[.D776]+1;1);MID(&quot;0123456789ABCDEFGHJKLMNPQRSTUVWXYZabcdefghijklmnpqrstuvwxyz!#$%&amp;()*+-;&lt;=&gt;?@^_{}[]/\:&quot;&quot;&quot;&quot;&quot;;[.E776]+1;1);MID(&quot;0123456789ABCDEFGHJKLMNPQRSTUVWXYZabcdefghijklmnpqrstuvwxyz!#$%&amp;()*+-;&lt;=&gt;?@^_{}[]/\:&quot;&quot;&quot;&quot;&quot;;[.F776]+1;1);MID(&quot;0123456789ABCDEFGHJKLMNPQRSTUVWXYZabcdefghijklmnpqrstuvwxyz!#$%&amp;()*+-;&lt;=&gt;?@^_{}[]/\:&quot;&quot;&quot;&quot;&quot;;[.G776]+1;1))" office:value-type="string" office:string-value="v@F)" calcext:value-type="string">
            <text:p>v@F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c07881574c756da1ab3eb71d4da5442204d91d3d80102d62818dc0aa7fd667b</text:p>
          </table:table-cell>
          <table:table-cell table:formula="of:=HEX2DEC(MID([.A777];1;8))+HEX2DEC(MID([.A777];9;8))+HEX2DEC(MID([.A777];17;8))+HEX2DEC(MID([.A777];25;8))+HEX2DEC(MID([.A777];33;8))+HEX2DEC(MID([.A777];41;8))+HEX2DEC(MID([.A777];49;8))+HEX2DEC(MID([.A777];57;8))" office:value-type="float" office:value="17863669200" calcext:value-type="float">
            <text:p>17863669200</text:p>
          </table:table-cell>
          <table:table-cell table:formula="of:= MOD([.B777];85^4)" office:value-type="float" office:value="11055450" calcext:value-type="float">
            <text:p>11055450</text:p>
          </table:table-cell>
          <table:table-cell table:formula="of:=MOD(((((([.C777]-[.G777])/85)-[.F777])/85)-[.E777])/85;85)" office:value-type="float" office:value="18" calcext:value-type="float">
            <text:p>18</text:p>
          </table:table-cell>
          <table:table-cell table:formula="of:=MOD(((([.C777]-[.G777])/85)-[.F777])/85;85)" office:value-type="float" office:value="0" calcext:value-type="float">
            <text:p>0</text:p>
          </table:table-cell>
          <table:table-cell table:formula="of:=MOD(([.C777]-[.G777])/85;85)" office:value-type="float" office:value="14" calcext:value-type="float">
            <text:p>14</text:p>
          </table:table-cell>
          <table:table-cell table:formula="of:=MOD([.C777];85)" office:value-type="float" office:value="10" calcext:value-type="float">
            <text:p>10</text:p>
          </table:table-cell>
          <table:table-cell table:formula="of:=COM.MICROSOFT.CONCAT(MID(&quot;0123456789ABCDEFGHJKLMNPQRSTUVWXYZabcdefghijklmnpqrstuvwxyz!#$%&amp;()*+-;&lt;=&gt;?@^_{}[]/\:&quot;&quot;&quot;&quot;&quot;;[.D777]+1;1);MID(&quot;0123456789ABCDEFGHJKLMNPQRSTUVWXYZabcdefghijklmnpqrstuvwxyz!#$%&amp;()*+-;&lt;=&gt;?@^_{}[]/\:&quot;&quot;&quot;&quot;&quot;;[.E777]+1;1);MID(&quot;0123456789ABCDEFGHJKLMNPQRSTUVWXYZabcdefghijklmnpqrstuvwxyz!#$%&amp;()*+-;&lt;=&gt;?@^_{}[]/\:&quot;&quot;&quot;&quot;&quot;;[.F777]+1;1);MID(&quot;0123456789ABCDEFGHJKLMNPQRSTUVWXYZabcdefghijklmnpqrstuvwxyz!#$%&amp;()*+-;&lt;=&gt;?@^_{}[]/\:&quot;&quot;&quot;&quot;&quot;;[.G777]+1;1))" office:value-type="string" office:string-value="J0EA" calcext:value-type="string">
            <text:p>J0E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4ac70e5b43f47d205e6483b65209eb41e2e951aa57bf17e5b466112bbed9def</text:p>
          </table:table-cell>
          <table:table-cell table:formula="of:=HEX2DEC(MID([.A778];1;8))+HEX2DEC(MID([.A778];9;8))+HEX2DEC(MID([.A778];17;8))+HEX2DEC(MID([.A778];25;8))+HEX2DEC(MID([.A778];33;8))+HEX2DEC(MID([.A778];41;8))+HEX2DEC(MID([.A778];49;8))+HEX2DEC(MID([.A778];57;8))" office:value-type="float" office:value="12865054015" calcext:value-type="float">
            <text:p>12865054015</text:p>
          </table:table-cell>
          <table:table-cell table:formula="of:= MOD([.B778];85^4)" office:value-type="float" office:value="23700265" calcext:value-type="float">
            <text:p>23700265</text:p>
          </table:table-cell>
          <table:table-cell table:formula="of:=MOD(((((([.C778]-[.G778])/85)-[.F778])/85)-[.E778])/85;85)" office:value-type="float" office:value="38" calcext:value-type="float">
            <text:p>38</text:p>
          </table:table-cell>
          <table:table-cell table:formula="of:=MOD(((([.C778]-[.G778])/85)-[.F778])/85;85)" office:value-type="float" office:value="50" calcext:value-type="float">
            <text:p>50</text:p>
          </table:table-cell>
          <table:table-cell table:formula="of:=MOD(([.C778]-[.G778])/85;85)" office:value-type="float" office:value="26" calcext:value-type="float">
            <text:p>26</text:p>
          </table:table-cell>
          <table:table-cell table:formula="of:=MOD([.C778];85)" office:value-type="float" office:value="55" calcext:value-type="float">
            <text:p>55</text:p>
          </table:table-cell>
          <table:table-cell table:formula="of:=COM.MICROSOFT.CONCAT(MID(&quot;0123456789ABCDEFGHJKLMNPQRSTUVWXYZabcdefghijklmnpqrstuvwxyz!#$%&amp;()*+-;&lt;=&gt;?@^_{}[]/\:&quot;&quot;&quot;&quot;&quot;;[.D778]+1;1);MID(&quot;0123456789ABCDEFGHJKLMNPQRSTUVWXYZabcdefghijklmnpqrstuvwxyz!#$%&amp;()*+-;&lt;=&gt;?@^_{}[]/\:&quot;&quot;&quot;&quot;&quot;;[.E778]+1;1);MID(&quot;0123456789ABCDEFGHJKLMNPQRSTUVWXYZabcdefghijklmnpqrstuvwxyz!#$%&amp;()*+-;&lt;=&gt;?@^_{}[]/\:&quot;&quot;&quot;&quot;&quot;;[.F778]+1;1);MID(&quot;0123456789ABCDEFGHJKLMNPQRSTUVWXYZabcdefghijklmnpqrstuvwxyz!#$%&amp;()*+-;&lt;=&gt;?@^_{}[]/\:&quot;&quot;&quot;&quot;&quot;;[.G778]+1;1))" office:value-type="string" office:string-value="erSw" calcext:value-type="string">
            <text:p>erS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09d1c710bda9c4c59f5324e654f4c17ceb5ae55f753a26024a9f288d7e9447b</text:p>
          </table:table-cell>
          <table:table-cell table:formula="of:=HEX2DEC(MID([.A779];1;8))+HEX2DEC(MID([.A779];9;8))+HEX2DEC(MID([.A779];17;8))+HEX2DEC(MID([.A779];25;8))+HEX2DEC(MID([.A779];33;8))+HEX2DEC(MID([.A779];41;8))+HEX2DEC(MID([.A779];49;8))+HEX2DEC(MID([.A779];57;8))" office:value-type="float" office:value="17152130778" calcext:value-type="float">
            <text:p>17152130778</text:p>
          </table:table-cell>
          <table:table-cell table:formula="of:= MOD([.B779];85^4)" office:value-type="float" office:value="30325778" calcext:value-type="float">
            <text:p>30325778</text:p>
          </table:table-cell>
          <table:table-cell table:formula="of:=MOD(((((([.C779]-[.G779])/85)-[.F779])/85)-[.E779])/85;85)" office:value-type="float" office:value="49" calcext:value-type="float">
            <text:p>49</text:p>
          </table:table-cell>
          <table:table-cell table:formula="of:=MOD(((([.C779]-[.G779])/85)-[.F779])/85;85)" office:value-type="float" office:value="32" calcext:value-type="float">
            <text:p>32</text:p>
          </table:table-cell>
          <table:table-cell table:formula="of:=MOD(([.C779]-[.G779])/85;85)" office:value-type="float" office:value="28" calcext:value-type="float">
            <text:p>28</text:p>
          </table:table-cell>
          <table:table-cell table:formula="of:=MOD([.C779];85)" office:value-type="float" office:value="73" calcext:value-type="float">
            <text:p>73</text:p>
          </table:table-cell>
          <table:table-cell table:formula="of:=COM.MICROSOFT.CONCAT(MID(&quot;0123456789ABCDEFGHJKLMNPQRSTUVWXYZabcdefghijklmnpqrstuvwxyz!#$%&amp;()*+-;&lt;=&gt;?@^_{}[]/\:&quot;&quot;&quot;&quot;&quot;;[.D779]+1;1);MID(&quot;0123456789ABCDEFGHJKLMNPQRSTUVWXYZabcdefghijklmnpqrstuvwxyz!#$%&amp;()*+-;&lt;=&gt;?@^_{}[]/\:&quot;&quot;&quot;&quot;&quot;;[.E779]+1;1);MID(&quot;0123456789ABCDEFGHJKLMNPQRSTUVWXYZabcdefghijklmnpqrstuvwxyz!#$%&amp;()*+-;&lt;=&gt;?@^_{}[]/\:&quot;&quot;&quot;&quot;&quot;;[.F779]+1;1);MID(&quot;0123456789ABCDEFGHJKLMNPQRSTUVWXYZabcdefghijklmnpqrstuvwxyz!#$%&amp;()*+-;&lt;=&gt;?@^_{}[]/\:&quot;&quot;&quot;&quot;&quot;;[.G779]+1;1))" office:value-type="string" office:string-value="qYU?" calcext:value-type="string">
            <text:p>qYU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1c89491c7f2633f19ad217f732d832ade0bd773d19b2f1e87e0e5c3b45b29d3</text:p>
          </table:table-cell>
          <table:table-cell table:formula="of:=HEX2DEC(MID([.A780];1;8))+HEX2DEC(MID([.A780];9;8))+HEX2DEC(MID([.A780];17;8))+HEX2DEC(MID([.A780];25;8))+HEX2DEC(MID([.A780];33;8))+HEX2DEC(MID([.A780];41;8))+HEX2DEC(MID([.A780];49;8))+HEX2DEC(MID([.A780];57;8))" office:value-type="float" office:value="19637252768" calcext:value-type="float">
            <text:p>19637252768</text:p>
          </table:table-cell>
          <table:table-cell table:formula="of:= MOD([.B780];85^4)" office:value-type="float" office:value="9817768" calcext:value-type="float">
            <text:p>9817768</text:p>
          </table:table-cell>
          <table:table-cell table:formula="of:=MOD(((((([.C780]-[.G780])/85)-[.F780])/85)-[.E780])/85;85)" office:value-type="float" office:value="15" calcext:value-type="float">
            <text:p>15</text:p>
          </table:table-cell>
          <table:table-cell table:formula="of:=MOD(((([.C780]-[.G780])/85)-[.F780])/85;85)" office:value-type="float" office:value="83" calcext:value-type="float">
            <text:p>83</text:p>
          </table:table-cell>
          <table:table-cell table:formula="of:=MOD(([.C780]-[.G780])/85;85)" office:value-type="float" office:value="73" calcext:value-type="float">
            <text:p>73</text:p>
          </table:table-cell>
          <table:table-cell table:formula="of:=MOD([.C780];85)" office:value-type="float" office:value="13" calcext:value-type="float">
            <text:p>13</text:p>
          </table:table-cell>
          <table:table-cell table:formula="of:=COM.MICROSOFT.CONCAT(MID(&quot;0123456789ABCDEFGHJKLMNPQRSTUVWXYZabcdefghijklmnpqrstuvwxyz!#$%&amp;()*+-;&lt;=&gt;?@^_{}[]/\:&quot;&quot;&quot;&quot;&quot;;[.D780]+1;1);MID(&quot;0123456789ABCDEFGHJKLMNPQRSTUVWXYZabcdefghijklmnpqrstuvwxyz!#$%&amp;()*+-;&lt;=&gt;?@^_{}[]/\:&quot;&quot;&quot;&quot;&quot;;[.E780]+1;1);MID(&quot;0123456789ABCDEFGHJKLMNPQRSTUVWXYZabcdefghijklmnpqrstuvwxyz!#$%&amp;()*+-;&lt;=&gt;?@^_{}[]/\:&quot;&quot;&quot;&quot;&quot;;[.F780]+1;1);MID(&quot;0123456789ABCDEFGHJKLMNPQRSTUVWXYZabcdefghijklmnpqrstuvwxyz!#$%&amp;()*+-;&lt;=&gt;?@^_{}[]/\:&quot;&quot;&quot;&quot;&quot;;[.G780]+1;1))" office:value-type="string" office:string-value="F:?D" calcext:value-type="string">
            <text:p>F:?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5ccc638ccbddaba545b1797d10a948bdce098589baea11ee0793a9ef2864fe</text:p>
          </table:table-cell>
          <table:table-cell table:formula="of:=HEX2DEC(MID([.A781];1;8))+HEX2DEC(MID([.A781];9;8))+HEX2DEC(MID([.A781];17;8))+HEX2DEC(MID([.A781];25;8))+HEX2DEC(MID([.A781];33;8))+HEX2DEC(MID([.A781];41;8))+HEX2DEC(MID([.A781];49;8))+HEX2DEC(MID([.A781];57;8))" office:value-type="float" office:value="23609209100" calcext:value-type="float">
            <text:p>23609209100</text:p>
          </table:table-cell>
          <table:table-cell table:formula="of:= MOD([.B781];85^4)" office:value-type="float" office:value="14526600" calcext:value-type="float">
            <text:p>14526600</text:p>
          </table:table-cell>
          <table:table-cell table:formula="of:=MOD(((((([.C781]-[.G781])/85)-[.F781])/85)-[.E781])/85;85)" office:value-type="float" office:value="23" calcext:value-type="float">
            <text:p>23</text:p>
          </table:table-cell>
          <table:table-cell table:formula="of:=MOD(((([.C781]-[.G781])/85)-[.F781])/85;85)" office:value-type="float" office:value="55" calcext:value-type="float">
            <text:p>55</text:p>
          </table:table-cell>
          <table:table-cell table:formula="of:=MOD(([.C781]-[.G781])/85;85)" office:value-type="float" office:value="51" calcext:value-type="float">
            <text:p>51</text:p>
          </table:table-cell>
          <table:table-cell table:formula="of:=MOD([.C781];85)" office:value-type="float" office:value="15" calcext:value-type="float">
            <text:p>15</text:p>
          </table:table-cell>
          <table:table-cell table:formula="of:=COM.MICROSOFT.CONCAT(MID(&quot;0123456789ABCDEFGHJKLMNPQRSTUVWXYZabcdefghijklmnpqrstuvwxyz!#$%&amp;()*+-;&lt;=&gt;?@^_{}[]/\:&quot;&quot;&quot;&quot;&quot;;[.D781]+1;1);MID(&quot;0123456789ABCDEFGHJKLMNPQRSTUVWXYZabcdefghijklmnpqrstuvwxyz!#$%&amp;()*+-;&lt;=&gt;?@^_{}[]/\:&quot;&quot;&quot;&quot;&quot;;[.E781]+1;1);MID(&quot;0123456789ABCDEFGHJKLMNPQRSTUVWXYZabcdefghijklmnpqrstuvwxyz!#$%&amp;()*+-;&lt;=&gt;?@^_{}[]/\:&quot;&quot;&quot;&quot;&quot;;[.F781]+1;1);MID(&quot;0123456789ABCDEFGHJKLMNPQRSTUVWXYZabcdefghijklmnpqrstuvwxyz!#$%&amp;()*+-;&lt;=&gt;?@^_{}[]/\:&quot;&quot;&quot;&quot;&quot;;[.G781]+1;1))" office:value-type="string" office:string-value="PwsF" calcext:value-type="string">
            <text:p>Pws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93e5b8f4de65bd6eafd8244023ba8d5f106dae8a628b4e59a85baf478754593</text:p>
          </table:table-cell>
          <table:table-cell table:formula="of:=HEX2DEC(MID([.A782];1;8))+HEX2DEC(MID([.A782];9;8))+HEX2DEC(MID([.A782];17;8))+HEX2DEC(MID([.A782];25;8))+HEX2DEC(MID([.A782];33;8))+HEX2DEC(MID([.A782];41;8))+HEX2DEC(MID([.A782];49;8))+HEX2DEC(MID([.A782];57;8))" office:value-type="float" office:value="17155257042" calcext:value-type="float">
            <text:p>17155257042</text:p>
          </table:table-cell>
          <table:table-cell table:formula="of:= MOD([.B782];85^4)" office:value-type="float" office:value="33452042" calcext:value-type="float">
            <text:p>33452042</text:p>
          </table:table-cell>
          <table:table-cell table:formula="of:=MOD(((((([.C782]-[.G782])/85)-[.F782])/85)-[.E782])/85;85)" office:value-type="float" office:value="54" calcext:value-type="float">
            <text:p>54</text:p>
          </table:table-cell>
          <table:table-cell table:formula="of:=MOD(((([.C782]-[.G782])/85)-[.F782])/85;85)" office:value-type="float" office:value="40" calcext:value-type="float">
            <text:p>40</text:p>
          </table:table-cell>
          <table:table-cell table:formula="of:=MOD(([.C782]-[.G782])/85;85)" office:value-type="float" office:value="3" calcext:value-type="float">
            <text:p>3</text:p>
          </table:table-cell>
          <table:table-cell table:formula="of:=MOD([.C782];85)" office:value-type="float" office:value="37" calcext:value-type="float">
            <text:p>37</text:p>
          </table:table-cell>
          <table:table-cell table:formula="of:=COM.MICROSOFT.CONCAT(MID(&quot;0123456789ABCDEFGHJKLMNPQRSTUVWXYZabcdefghijklmnpqrstuvwxyz!#$%&amp;()*+-;&lt;=&gt;?@^_{}[]/\:&quot;&quot;&quot;&quot;&quot;;[.D782]+1;1);MID(&quot;0123456789ABCDEFGHJKLMNPQRSTUVWXYZabcdefghijklmnpqrstuvwxyz!#$%&amp;()*+-;&lt;=&gt;?@^_{}[]/\:&quot;&quot;&quot;&quot;&quot;;[.E782]+1;1);MID(&quot;0123456789ABCDEFGHJKLMNPQRSTUVWXYZabcdefghijklmnpqrstuvwxyz!#$%&amp;()*+-;&lt;=&gt;?@^_{}[]/\:&quot;&quot;&quot;&quot;&quot;;[.F782]+1;1);MID(&quot;0123456789ABCDEFGHJKLMNPQRSTUVWXYZabcdefghijklmnpqrstuvwxyz!#$%&amp;()*+-;&lt;=&gt;?@^_{}[]/\:&quot;&quot;&quot;&quot;&quot;;[.G782]+1;1))" office:value-type="string" office:string-value="vg3d" calcext:value-type="string">
            <text:p>vg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18b971fb2667f4cabfd8b3e39c087d2f44da13ee8adf02607b6e23e11fa36c2</text:p>
          </table:table-cell>
          <table:table-cell table:formula="of:=HEX2DEC(MID([.A783];1;8))+HEX2DEC(MID([.A783];9;8))+HEX2DEC(MID([.A783];17;8))+HEX2DEC(MID([.A783];25;8))+HEX2DEC(MID([.A783];33;8))+HEX2DEC(MID([.A783];41;8))+HEX2DEC(MID([.A783];49;8))+HEX2DEC(MID([.A783];57;8))" office:value-type="float" office:value="19065000927" calcext:value-type="float">
            <text:p>19065000927</text:p>
          </table:table-cell>
          <table:table-cell table:formula="of:= MOD([.B783];85^4)" office:value-type="float" office:value="11772802" calcext:value-type="float">
            <text:p>11772802</text:p>
          </table:table-cell>
          <table:table-cell table:formula="of:=MOD(((((([.C783]-[.G783])/85)-[.F783])/85)-[.E783])/85;85)" office:value-type="float" office:value="19" calcext:value-type="float">
            <text:p>19</text:p>
          </table:table-cell>
          <table:table-cell table:formula="of:=MOD(((([.C783]-[.G783])/85)-[.F783])/85;85)" office:value-type="float" office:value="14" calcext:value-type="float">
            <text:p>14</text:p>
          </table:table-cell>
          <table:table-cell table:formula="of:=MOD(([.C783]-[.G783])/85;85)" office:value-type="float" office:value="38" calcext:value-type="float">
            <text:p>38</text:p>
          </table:table-cell>
          <table:table-cell table:formula="of:=MOD([.C783];85)" office:value-type="float" office:value="47" calcext:value-type="float">
            <text:p>47</text:p>
          </table:table-cell>
          <table:table-cell table:formula="of:=COM.MICROSOFT.CONCAT(MID(&quot;0123456789ABCDEFGHJKLMNPQRSTUVWXYZabcdefghijklmnpqrstuvwxyz!#$%&amp;()*+-;&lt;=&gt;?@^_{}[]/\:&quot;&quot;&quot;&quot;&quot;;[.D783]+1;1);MID(&quot;0123456789ABCDEFGHJKLMNPQRSTUVWXYZabcdefghijklmnpqrstuvwxyz!#$%&amp;()*+-;&lt;=&gt;?@^_{}[]/\:&quot;&quot;&quot;&quot;&quot;;[.E783]+1;1);MID(&quot;0123456789ABCDEFGHJKLMNPQRSTUVWXYZabcdefghijklmnpqrstuvwxyz!#$%&amp;()*+-;&lt;=&gt;?@^_{}[]/\:&quot;&quot;&quot;&quot;&quot;;[.F783]+1;1);MID(&quot;0123456789ABCDEFGHJKLMNPQRSTUVWXYZabcdefghijklmnpqrstuvwxyz!#$%&amp;()*+-;&lt;=&gt;?@^_{}[]/\:&quot;&quot;&quot;&quot;&quot;;[.G783]+1;1))" office:value-type="string" office:string-value="KEen" calcext:value-type="string">
            <text:p>KE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4e0e75067e564d696d0d38be18b52aca9e015c750ce94153f0f97edac76bcc9</text:p>
          </table:table-cell>
          <table:table-cell table:formula="of:=HEX2DEC(MID([.A784];1;8))+HEX2DEC(MID([.A784];9;8))+HEX2DEC(MID([.A784];17;8))+HEX2DEC(MID([.A784];25;8))+HEX2DEC(MID([.A784];33;8))+HEX2DEC(MID([.A784];41;8))+HEX2DEC(MID([.A784];49;8))+HEX2DEC(MID([.A784];57;8))" office:value-type="float" office:value="16296407279" calcext:value-type="float">
            <text:p>16296407279</text:p>
          </table:table-cell>
          <table:table-cell table:formula="of:= MOD([.B784];85^4)" office:value-type="float" office:value="9812279" calcext:value-type="float">
            <text:p>9812279</text:p>
          </table:table-cell>
          <table:table-cell table:formula="of:=MOD(((((([.C784]-[.G784])/85)-[.F784])/85)-[.E784])/85;85)" office:value-type="float" office:value="15" calcext:value-type="float">
            <text:p>15</text:p>
          </table:table-cell>
          <table:table-cell table:formula="of:=MOD(((([.C784]-[.G784])/85)-[.F784])/85;85)" office:value-type="float" office:value="83" calcext:value-type="float">
            <text:p>83</text:p>
          </table:table-cell>
          <table:table-cell table:formula="of:=MOD(([.C784]-[.G784])/85;85)" office:value-type="float" office:value="8" calcext:value-type="float">
            <text:p>8</text:p>
          </table:table-cell>
          <table:table-cell table:formula="of:=MOD([.C784];85)" office:value-type="float" office:value="49" calcext:value-type="float">
            <text:p>49</text:p>
          </table:table-cell>
          <table:table-cell table:formula="of:=COM.MICROSOFT.CONCAT(MID(&quot;0123456789ABCDEFGHJKLMNPQRSTUVWXYZabcdefghijklmnpqrstuvwxyz!#$%&amp;()*+-;&lt;=&gt;?@^_{}[]/\:&quot;&quot;&quot;&quot;&quot;;[.D784]+1;1);MID(&quot;0123456789ABCDEFGHJKLMNPQRSTUVWXYZabcdefghijklmnpqrstuvwxyz!#$%&amp;()*+-;&lt;=&gt;?@^_{}[]/\:&quot;&quot;&quot;&quot;&quot;;[.E784]+1;1);MID(&quot;0123456789ABCDEFGHJKLMNPQRSTUVWXYZabcdefghijklmnpqrstuvwxyz!#$%&amp;()*+-;&lt;=&gt;?@^_{}[]/\:&quot;&quot;&quot;&quot;&quot;;[.F784]+1;1);MID(&quot;0123456789ABCDEFGHJKLMNPQRSTUVWXYZabcdefghijklmnpqrstuvwxyz!#$%&amp;()*+-;&lt;=&gt;?@^_{}[]/\:&quot;&quot;&quot;&quot;&quot;;[.G784]+1;1))" office:value-type="string" office:string-value="F:8q" calcext:value-type="string">
            <text:p>F:8q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b52988e6a5f86d72ecf8b59fa8ed58a174663d54001db9db8190f9692fb1489</text:p>
          </table:table-cell>
          <table:table-cell table:formula="of:=HEX2DEC(MID([.A785];1;8))+HEX2DEC(MID([.A785];9;8))+HEX2DEC(MID([.A785];17;8))+HEX2DEC(MID([.A785];25;8))+HEX2DEC(MID([.A785];33;8))+HEX2DEC(MID([.A785];41;8))+HEX2DEC(MID([.A785];49;8))+HEX2DEC(MID([.A785];57;8))" office:value-type="float" office:value="14519428057" calcext:value-type="float">
            <text:p>14519428057</text:p>
          </table:table-cell>
          <table:table-cell table:formula="of:= MOD([.B785];85^4)" office:value-type="float" office:value="7654307" calcext:value-type="float">
            <text:p>7654307</text:p>
          </table:table-cell>
          <table:table-cell table:formula="of:=MOD(((((([.C785]-[.G785])/85)-[.F785])/85)-[.E785])/85;85)" office:value-type="float" office:value="12" calcext:value-type="float">
            <text:p>12</text:p>
          </table:table-cell>
          <table:table-cell table:formula="of:=MOD(((([.C785]-[.G785])/85)-[.F785])/85;85)" office:value-type="float" office:value="39" calcext:value-type="float">
            <text:p>39</text:p>
          </table:table-cell>
          <table:table-cell table:formula="of:=MOD(([.C785]-[.G785])/85;85)" office:value-type="float" office:value="35" calcext:value-type="float">
            <text:p>35</text:p>
          </table:table-cell>
          <table:table-cell table:formula="of:=MOD([.C785];85)" office:value-type="float" office:value="57" calcext:value-type="float">
            <text:p>57</text:p>
          </table:table-cell>
          <table:table-cell table:formula="of:=COM.MICROSOFT.CONCAT(MID(&quot;0123456789ABCDEFGHJKLMNPQRSTUVWXYZabcdefghijklmnpqrstuvwxyz!#$%&amp;()*+-;&lt;=&gt;?@^_{}[]/\:&quot;&quot;&quot;&quot;&quot;;[.D785]+1;1);MID(&quot;0123456789ABCDEFGHJKLMNPQRSTUVWXYZabcdefghijklmnpqrstuvwxyz!#$%&amp;()*+-;&lt;=&gt;?@^_{}[]/\:&quot;&quot;&quot;&quot;&quot;;[.E785]+1;1);MID(&quot;0123456789ABCDEFGHJKLMNPQRSTUVWXYZabcdefghijklmnpqrstuvwxyz!#$%&amp;()*+-;&lt;=&gt;?@^_{}[]/\:&quot;&quot;&quot;&quot;&quot;;[.F785]+1;1);MID(&quot;0123456789ABCDEFGHJKLMNPQRSTUVWXYZabcdefghijklmnpqrstuvwxyz!#$%&amp;()*+-;&lt;=&gt;?@^_{}[]/\:&quot;&quot;&quot;&quot;&quot;;[.G785]+1;1))" office:value-type="string" office:string-value="Cfby" calcext:value-type="string">
            <text:p>Cfb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d3fef6cef1eadb871c0843d5c4c5d48d2fd96a2574300ebbfb898ab886ecfb</text:p>
          </table:table-cell>
          <table:table-cell table:formula="of:=HEX2DEC(MID([.A786];1;8))+HEX2DEC(MID([.A786];9;8))+HEX2DEC(MID([.A786];17;8))+HEX2DEC(MID([.A786];25;8))+HEX2DEC(MID([.A786];33;8))+HEX2DEC(MID([.A786];41;8))+HEX2DEC(MID([.A786];49;8))+HEX2DEC(MID([.A786];57;8))" office:value-type="float" office:value="21270181861" calcext:value-type="float">
            <text:p>21270181861</text:p>
          </table:table-cell>
          <table:table-cell table:formula="of:= MOD([.B786];85^4)" office:value-type="float" office:value="24527486" calcext:value-type="float">
            <text:p>24527486</text:p>
          </table:table-cell>
          <table:table-cell table:formula="of:=MOD(((((([.C786]-[.G786])/85)-[.F786])/85)-[.E786])/85;85)" office:value-type="float" office:value="39" calcext:value-type="float">
            <text:p>39</text:p>
          </table:table-cell>
          <table:table-cell table:formula="of:=MOD(((([.C786]-[.G786])/85)-[.F786])/85;85)" office:value-type="float" office:value="79" calcext:value-type="float">
            <text:p>79</text:p>
          </table:table-cell>
          <table:table-cell table:formula="of:=MOD(([.C786]-[.G786])/85;85)" office:value-type="float" office:value="68" calcext:value-type="float">
            <text:p>68</text:p>
          </table:table-cell>
          <table:table-cell table:formula="of:=MOD([.C786];85)" office:value-type="float" office:value="56" calcext:value-type="float">
            <text:p>56</text:p>
          </table:table-cell>
          <table:table-cell table:formula="of:=COM.MICROSOFT.CONCAT(MID(&quot;0123456789ABCDEFGHJKLMNPQRSTUVWXYZabcdefghijklmnpqrstuvwxyz!#$%&amp;()*+-;&lt;=&gt;?@^_{}[]/\:&quot;&quot;&quot;&quot;&quot;;[.D786]+1;1);MID(&quot;0123456789ABCDEFGHJKLMNPQRSTUVWXYZabcdefghijklmnpqrstuvwxyz!#$%&amp;()*+-;&lt;=&gt;?@^_{}[]/\:&quot;&quot;&quot;&quot;&quot;;[.E786]+1;1);MID(&quot;0123456789ABCDEFGHJKLMNPQRSTUVWXYZabcdefghijklmnpqrstuvwxyz!#$%&amp;()*+-;&lt;=&gt;?@^_{}[]/\:&quot;&quot;&quot;&quot;&quot;;[.F786]+1;1);MID(&quot;0123456789ABCDEFGHJKLMNPQRSTUVWXYZabcdefghijklmnpqrstuvwxyz!#$%&amp;()*+-;&lt;=&gt;?@^_{}[]/\:&quot;&quot;&quot;&quot;&quot;;[.G786]+1;1))" office:value-type="string" office:string-value="f[-x" calcext:value-type="string">
            <text:p>f[-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48fbc42a927604c67c48fbbcf4fe1ed16813a27df2f7de61814084a253e9c2f</text:p>
          </table:table-cell>
          <table:table-cell table:formula="of:=HEX2DEC(MID([.A787];1;8))+HEX2DEC(MID([.A787];9;8))+HEX2DEC(MID([.A787];17;8))+HEX2DEC(MID([.A787];25;8))+HEX2DEC(MID([.A787];33;8))+HEX2DEC(MID([.A787];41;8))+HEX2DEC(MID([.A787];49;8))+HEX2DEC(MID([.A787];57;8))" office:value-type="float" office:value="14089644732" calcext:value-type="float">
            <text:p>14089644732</text:p>
          </table:table-cell>
          <table:table-cell table:formula="of:= MOD([.B787];85^4)" office:value-type="float" office:value="47676607" calcext:value-type="float">
            <text:p>47676607</text:p>
          </table:table-cell>
          <table:table-cell table:formula="of:=MOD(((((([.C787]-[.G787])/85)-[.F787])/85)-[.E787])/85;85)" office:value-type="float" office:value="77" calcext:value-type="float">
            <text:p>77</text:p>
          </table:table-cell>
          <table:table-cell table:formula="of:=MOD(((([.C787]-[.G787])/85)-[.F787])/85;85)" office:value-type="float" office:value="53" calcext:value-type="float">
            <text:p>53</text:p>
          </table:table-cell>
          <table:table-cell table:formula="of:=MOD(([.C787]-[.G787])/85;85)" office:value-type="float" office:value="71" calcext:value-type="float">
            <text:p>71</text:p>
          </table:table-cell>
          <table:table-cell table:formula="of:=MOD([.C787];85)" office:value-type="float" office:value="22" calcext:value-type="float">
            <text:p>22</text:p>
          </table:table-cell>
          <table:table-cell table:formula="of:=COM.MICROSOFT.CONCAT(MID(&quot;0123456789ABCDEFGHJKLMNPQRSTUVWXYZabcdefghijklmnpqrstuvwxyz!#$%&amp;()*+-;&lt;=&gt;?@^_{}[]/\:&quot;&quot;&quot;&quot;&quot;;[.D787]+1;1);MID(&quot;0123456789ABCDEFGHJKLMNPQRSTUVWXYZabcdefghijklmnpqrstuvwxyz!#$%&amp;()*+-;&lt;=&gt;?@^_{}[]/\:&quot;&quot;&quot;&quot;&quot;;[.E787]+1;1);MID(&quot;0123456789ABCDEFGHJKLMNPQRSTUVWXYZabcdefghijklmnpqrstuvwxyz!#$%&amp;()*+-;&lt;=&gt;?@^_{}[]/\:&quot;&quot;&quot;&quot;&quot;;[.F787]+1;1);MID(&quot;0123456789ABCDEFGHJKLMNPQRSTUVWXYZabcdefghijklmnpqrstuvwxyz!#$%&amp;()*+-;&lt;=&gt;?@^_{}[]/\:&quot;&quot;&quot;&quot;&quot;;[.G787]+1;1))" office:value-type="string" office:string-value="{u=N" calcext:value-type="string">
            <text:p>{u=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1aca6f974237101f9218438c624085f95f8d3eebe9ff64ce5d36336a4bb5ad8</text:p>
          </table:table-cell>
          <table:table-cell table:formula="of:=HEX2DEC(MID([.A788];1;8))+HEX2DEC(MID([.A788];9;8))+HEX2DEC(MID([.A788];17;8))+HEX2DEC(MID([.A788];25;8))+HEX2DEC(MID([.A788];33;8))+HEX2DEC(MID([.A788];41;8))+HEX2DEC(MID([.A788];49;8))+HEX2DEC(MID([.A788];57;8))" office:value-type="float" office:value="25840921817" calcext:value-type="float">
            <text:p>25840921817</text:p>
          </table:table-cell>
          <table:table-cell table:formula="of:= MOD([.B788];85^4)" office:value-type="float" office:value="1612442" calcext:value-type="float">
            <text:p>1612442</text:p>
          </table:table-cell>
          <table:table-cell table:formula="of:=MOD(((((([.C788]-[.G788])/85)-[.F788])/85)-[.E788])/85;85)" office:value-type="float" office:value="2" calcext:value-type="float">
            <text:p>2</text:p>
          </table:table-cell>
          <table:table-cell table:formula="of:=MOD(((([.C788]-[.G788])/85)-[.F788])/85;85)" office:value-type="float" office:value="53" calcext:value-type="float">
            <text:p>53</text:p>
          </table:table-cell>
          <table:table-cell table:formula="of:=MOD(([.C788]-[.G788])/85;85)" office:value-type="float" office:value="14" calcext:value-type="float">
            <text:p>14</text:p>
          </table:table-cell>
          <table:table-cell table:formula="of:=MOD([.C788];85)" office:value-type="float" office:value="77" calcext:value-type="float">
            <text:p>77</text:p>
          </table:table-cell>
          <table:table-cell table:formula="of:=COM.MICROSOFT.CONCAT(MID(&quot;0123456789ABCDEFGHJKLMNPQRSTUVWXYZabcdefghijklmnpqrstuvwxyz!#$%&amp;()*+-;&lt;=&gt;?@^_{}[]/\:&quot;&quot;&quot;&quot;&quot;;[.D788]+1;1);MID(&quot;0123456789ABCDEFGHJKLMNPQRSTUVWXYZabcdefghijklmnpqrstuvwxyz!#$%&amp;()*+-;&lt;=&gt;?@^_{}[]/\:&quot;&quot;&quot;&quot;&quot;;[.E788]+1;1);MID(&quot;0123456789ABCDEFGHJKLMNPQRSTUVWXYZabcdefghijklmnpqrstuvwxyz!#$%&amp;()*+-;&lt;=&gt;?@^_{}[]/\:&quot;&quot;&quot;&quot;&quot;;[.F788]+1;1);MID(&quot;0123456789ABCDEFGHJKLMNPQRSTUVWXYZabcdefghijklmnpqrstuvwxyz!#$%&amp;()*+-;&lt;=&gt;?@^_{}[]/\:&quot;&quot;&quot;&quot;&quot;;[.G788]+1;1))" office:value-type="string" office:string-value="2uE{" calcext:value-type="string">
            <text:p>2uE{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ded13e5143ba0fd5aae0431ad20a76f71f03787d574b85666ec191f81742298</text:p>
          </table:table-cell>
          <table:table-cell table:formula="of:=HEX2DEC(MID([.A789];1;8))+HEX2DEC(MID([.A789];9;8))+HEX2DEC(MID([.A789];17;8))+HEX2DEC(MID([.A789];25;8))+HEX2DEC(MID([.A789];33;8))+HEX2DEC(MID([.A789];41;8))+HEX2DEC(MID([.A789];49;8))+HEX2DEC(MID([.A789];57;8))" office:value-type="float" office:value="15464172566" calcext:value-type="float">
            <text:p>15464172566</text:p>
          </table:table-cell>
          <table:table-cell table:formula="of:= MOD([.B789];85^4)" office:value-type="float" office:value="12787566" calcext:value-type="float">
            <text:p>12787566</text:p>
          </table:table-cell>
          <table:table-cell table:formula="of:=MOD(((((([.C789]-[.G789])/85)-[.F789])/85)-[.E789])/85;85)" office:value-type="float" office:value="20" calcext:value-type="float">
            <text:p>20</text:p>
          </table:table-cell>
          <table:table-cell table:formula="of:=MOD(((([.C789]-[.G789])/85)-[.F789])/85;85)" office:value-type="float" office:value="69" calcext:value-type="float">
            <text:p>69</text:p>
          </table:table-cell>
          <table:table-cell table:formula="of:=MOD(([.C789]-[.G789])/85;85)" office:value-type="float" office:value="76" calcext:value-type="float">
            <text:p>76</text:p>
          </table:table-cell>
          <table:table-cell table:formula="of:=MOD([.C789];85)" office:value-type="float" office:value="81" calcext:value-type="float">
            <text:p>81</text:p>
          </table:table-cell>
          <table:table-cell table:formula="of:=COM.MICROSOFT.CONCAT(MID(&quot;0123456789ABCDEFGHJKLMNPQRSTUVWXYZabcdefghijklmnpqrstuvwxyz!#$%&amp;()*+-;&lt;=&gt;?@^_{}[]/\:&quot;&quot;&quot;&quot;&quot;;[.D789]+1;1);MID(&quot;0123456789ABCDEFGHJKLMNPQRSTUVWXYZabcdefghijklmnpqrstuvwxyz!#$%&amp;()*+-;&lt;=&gt;?@^_{}[]/\:&quot;&quot;&quot;&quot;&quot;;[.E789]+1;1);MID(&quot;0123456789ABCDEFGHJKLMNPQRSTUVWXYZabcdefghijklmnpqrstuvwxyz!#$%&amp;()*+-;&lt;=&gt;?@^_{}[]/\:&quot;&quot;&quot;&quot;&quot;;[.F789]+1;1);MID(&quot;0123456789ABCDEFGHJKLMNPQRSTUVWXYZabcdefghijklmnpqrstuvwxyz!#$%&amp;()*+-;&lt;=&gt;?@^_{}[]/\:&quot;&quot;&quot;&quot;&quot;;[.G789]+1;1))" office:value-type="string" office:string-value="L;_/" calcext:value-type="string">
            <text:p>L;_/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a69bea183395344bfadb1c7892ec6f72ff8dfefd8954d5946502afcc7656af2</text:p>
          </table:table-cell>
          <table:table-cell table:formula="of:=HEX2DEC(MID([.A790];1;8))+HEX2DEC(MID([.A790];9;8))+HEX2DEC(MID([.A790];17;8))+HEX2DEC(MID([.A790];25;8))+HEX2DEC(MID([.A790];33;8))+HEX2DEC(MID([.A790];41;8))+HEX2DEC(MID([.A790];49;8))+HEX2DEC(MID([.A790];57;8))" office:value-type="float" office:value="18467737049" calcext:value-type="float">
            <text:p>18467737049</text:p>
          </table:table-cell>
          <table:table-cell table:formula="of:= MOD([.B790];85^4)" office:value-type="float" office:value="40916424" calcext:value-type="float">
            <text:p>40916424</text:p>
          </table:table-cell>
          <table:table-cell table:formula="of:=MOD(((((([.C790]-[.G790])/85)-[.F790])/85)-[.E790])/85;85)" office:value-type="float" office:value="66" calcext:value-type="float">
            <text:p>66</text:p>
          </table:table-cell>
          <table:table-cell table:formula="of:=MOD(((([.C790]-[.G790])/85)-[.F790])/85;85)" office:value-type="float" office:value="53" calcext:value-type="float">
            <text:p>53</text:p>
          </table:table-cell>
          <table:table-cell table:formula="of:=MOD(([.C790]-[.G790])/85;85)" office:value-type="float" office:value="14" calcext:value-type="float">
            <text:p>14</text:p>
          </table:table-cell>
          <table:table-cell table:formula="of:=MOD([.C790];85)" office:value-type="float" office:value="59" calcext:value-type="float">
            <text:p>59</text:p>
          </table:table-cell>
          <table:table-cell table:formula="of:=COM.MICROSOFT.CONCAT(MID(&quot;0123456789ABCDEFGHJKLMNPQRSTUVWXYZabcdefghijklmnpqrstuvwxyz!#$%&amp;()*+-;&lt;=&gt;?@^_{}[]/\:&quot;&quot;&quot;&quot;&quot;;[.D790]+1;1);MID(&quot;0123456789ABCDEFGHJKLMNPQRSTUVWXYZabcdefghijklmnpqrstuvwxyz!#$%&amp;()*+-;&lt;=&gt;?@^_{}[]/\:&quot;&quot;&quot;&quot;&quot;;[.E790]+1;1);MID(&quot;0123456789ABCDEFGHJKLMNPQRSTUVWXYZabcdefghijklmnpqrstuvwxyz!#$%&amp;()*+-;&lt;=&gt;?@^_{}[]/\:&quot;&quot;&quot;&quot;&quot;;[.F790]+1;1);MID(&quot;0123456789ABCDEFGHJKLMNPQRSTUVWXYZabcdefghijklmnpqrstuvwxyz!#$%&amp;()*+-;&lt;=&gt;?@^_{}[]/\:&quot;&quot;&quot;&quot;&quot;;[.G790]+1;1))" office:value-type="string" office:string-value="*uE!" calcext:value-type="string">
            <text:p>*uE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869386df9ad7e5318b484cd8f21dc8fda7fc267f2e926169f644a51e190f785</text:p>
          </table:table-cell>
          <table:table-cell table:formula="of:=HEX2DEC(MID([.A791];1;8))+HEX2DEC(MID([.A791];9;8))+HEX2DEC(MID([.A791];17;8))+HEX2DEC(MID([.A791];25;8))+HEX2DEC(MID([.A791];33;8))+HEX2DEC(MID([.A791];41;8))+HEX2DEC(MID([.A791];49;8))+HEX2DEC(MID([.A791];57;8))" office:value-type="float" office:value="21882421871" calcext:value-type="float">
            <text:p>21882421871</text:p>
          </table:table-cell>
          <table:table-cell table:formula="of:= MOD([.B791];85^4)" office:value-type="float" office:value="10359996" calcext:value-type="float">
            <text:p>10359996</text:p>
          </table:table-cell>
          <table:table-cell table:formula="of:=MOD(((((([.C791]-[.G791])/85)-[.F791])/85)-[.E791])/85;85)" office:value-type="float" office:value="16" calcext:value-type="float">
            <text:p>16</text:p>
          </table:table-cell>
          <table:table-cell table:formula="of:=MOD(((([.C791]-[.G791])/85)-[.F791])/85;85)" office:value-type="float" office:value="73" calcext:value-type="float">
            <text:p>73</text:p>
          </table:table-cell>
          <table:table-cell table:formula="of:=MOD(([.C791]-[.G791])/85;85)" office:value-type="float" office:value="77" calcext:value-type="float">
            <text:p>77</text:p>
          </table:table-cell>
          <table:table-cell table:formula="of:=MOD([.C791];85)" office:value-type="float" office:value="26" calcext:value-type="float">
            <text:p>26</text:p>
          </table:table-cell>
          <table:table-cell table:formula="of:=COM.MICROSOFT.CONCAT(MID(&quot;0123456789ABCDEFGHJKLMNPQRSTUVWXYZabcdefghijklmnpqrstuvwxyz!#$%&amp;()*+-;&lt;=&gt;?@^_{}[]/\:&quot;&quot;&quot;&quot;&quot;;[.D791]+1;1);MID(&quot;0123456789ABCDEFGHJKLMNPQRSTUVWXYZabcdefghijklmnpqrstuvwxyz!#$%&amp;()*+-;&lt;=&gt;?@^_{}[]/\:&quot;&quot;&quot;&quot;&quot;;[.E791]+1;1);MID(&quot;0123456789ABCDEFGHJKLMNPQRSTUVWXYZabcdefghijklmnpqrstuvwxyz!#$%&amp;()*+-;&lt;=&gt;?@^_{}[]/\:&quot;&quot;&quot;&quot;&quot;;[.F791]+1;1);MID(&quot;0123456789ABCDEFGHJKLMNPQRSTUVWXYZabcdefghijklmnpqrstuvwxyz!#$%&amp;()*+-;&lt;=&gt;?@^_{}[]/\:&quot;&quot;&quot;&quot;&quot;;[.G791]+1;1))" office:value-type="string" office:string-value="G?{S" calcext:value-type="string">
            <text:p>G?{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928266e89b1da2263838e86df3a430548ca1768bedbc9d4b20f9e370d5518df</text:p>
          </table:table-cell>
          <table:table-cell table:formula="of:=HEX2DEC(MID([.A792];1;8))+HEX2DEC(MID([.A792];9;8))+HEX2DEC(MID([.A792];17;8))+HEX2DEC(MID([.A792];25;8))+HEX2DEC(MID([.A792];33;8))+HEX2DEC(MID([.A792];41;8))+HEX2DEC(MID([.A792];49;8))+HEX2DEC(MID([.A792];57;8))" office:value-type="float" office:value="19002452589" calcext:value-type="float">
            <text:p>19002452589</text:p>
          </table:table-cell>
          <table:table-cell table:formula="of:= MOD([.B792];85^4)" office:value-type="float" office:value="1425089" calcext:value-type="float">
            <text:p>1425089</text:p>
          </table:table-cell>
          <table:table-cell table:formula="of:=MOD(((((([.C792]-[.G792])/85)-[.F792])/85)-[.E792])/85;85)" office:value-type="float" office:value="2" calcext:value-type="float">
            <text:p>2</text:p>
          </table:table-cell>
          <table:table-cell table:formula="of:=MOD(((([.C792]-[.G792])/85)-[.F792])/85;85)" office:value-type="float" office:value="27" calcext:value-type="float">
            <text:p>27</text:p>
          </table:table-cell>
          <table:table-cell table:formula="of:=MOD(([.C792]-[.G792])/85;85)" office:value-type="float" office:value="20" calcext:value-type="float">
            <text:p>20</text:p>
          </table:table-cell>
          <table:table-cell table:formula="of:=MOD([.C792];85)" office:value-type="float" office:value="64" calcext:value-type="float">
            <text:p>64</text:p>
          </table:table-cell>
          <table:table-cell table:formula="of:=COM.MICROSOFT.CONCAT(MID(&quot;0123456789ABCDEFGHJKLMNPQRSTUVWXYZabcdefghijklmnpqrstuvwxyz!#$%&amp;()*+-;&lt;=&gt;?@^_{}[]/\:&quot;&quot;&quot;&quot;&quot;;[.D792]+1;1);MID(&quot;0123456789ABCDEFGHJKLMNPQRSTUVWXYZabcdefghijklmnpqrstuvwxyz!#$%&amp;()*+-;&lt;=&gt;?@^_{}[]/\:&quot;&quot;&quot;&quot;&quot;;[.E792]+1;1);MID(&quot;0123456789ABCDEFGHJKLMNPQRSTUVWXYZabcdefghijklmnpqrstuvwxyz!#$%&amp;()*+-;&lt;=&gt;?@^_{}[]/\:&quot;&quot;&quot;&quot;&quot;;[.F792]+1;1);MID(&quot;0123456789ABCDEFGHJKLMNPQRSTUVWXYZabcdefghijklmnpqrstuvwxyz!#$%&amp;()*+-;&lt;=&gt;?@^_{}[]/\:&quot;&quot;&quot;&quot;&quot;;[.G792]+1;1))" office:value-type="string" office:string-value="2TL(" calcext:value-type="string">
            <text:p>2TL(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0d75b0127c1a659159e4848167b5a76d370fc572cd6fc0a25917ab2b7a6782b</text:p>
          </table:table-cell>
          <table:table-cell table:formula="of:=HEX2DEC(MID([.A793];1;8))+HEX2DEC(MID([.A793];9;8))+HEX2DEC(MID([.A793];17;8))+HEX2DEC(MID([.A793];25;8))+HEX2DEC(MID([.A793];33;8))+HEX2DEC(MID([.A793];41;8))+HEX2DEC(MID([.A793];49;8))+HEX2DEC(MID([.A793];57;8))" office:value-type="float" office:value="11848027990" calcext:value-type="float">
            <text:p>11848027990</text:p>
          </table:table-cell>
          <table:table-cell table:formula="of:= MOD([.B793];85^4)" office:value-type="float" office:value="50686740" calcext:value-type="float">
            <text:p>50686740</text:p>
          </table:table-cell>
          <table:table-cell table:formula="of:=MOD(((((([.C793]-[.G793])/85)-[.F793])/85)-[.E793])/85;85)" office:value-type="float" office:value="82" calcext:value-type="float">
            <text:p>82</text:p>
          </table:table-cell>
          <table:table-cell table:formula="of:=MOD(((([.C793]-[.G793])/85)-[.F793])/85;85)" office:value-type="float" office:value="45" calcext:value-type="float">
            <text:p>45</text:p>
          </table:table-cell>
          <table:table-cell table:formula="of:=MOD(([.C793]-[.G793])/85;85)" office:value-type="float" office:value="39" calcext:value-type="float">
            <text:p>39</text:p>
          </table:table-cell>
          <table:table-cell table:formula="of:=MOD([.C793];85)" office:value-type="float" office:value="50" calcext:value-type="float">
            <text:p>50</text:p>
          </table:table-cell>
          <table:table-cell table:formula="of:=COM.MICROSOFT.CONCAT(MID(&quot;0123456789ABCDEFGHJKLMNPQRSTUVWXYZabcdefghijklmnpqrstuvwxyz!#$%&amp;()*+-;&lt;=&gt;?@^_{}[]/\:&quot;&quot;&quot;&quot;&quot;;[.D793]+1;1);MID(&quot;0123456789ABCDEFGHJKLMNPQRSTUVWXYZabcdefghijklmnpqrstuvwxyz!#$%&amp;()*+-;&lt;=&gt;?@^_{}[]/\:&quot;&quot;&quot;&quot;&quot;;[.E793]+1;1);MID(&quot;0123456789ABCDEFGHJKLMNPQRSTUVWXYZabcdefghijklmnpqrstuvwxyz!#$%&amp;()*+-;&lt;=&gt;?@^_{}[]/\:&quot;&quot;&quot;&quot;&quot;;[.F793]+1;1);MID(&quot;0123456789ABCDEFGHJKLMNPQRSTUVWXYZabcdefghijklmnpqrstuvwxyz!#$%&amp;()*+-;&lt;=&gt;?@^_{}[]/\:&quot;&quot;&quot;&quot;&quot;;[.G793]+1;1))" office:value-type="string" office:string-value="\lfr" calcext:value-type="string">
            <text:p>\lf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b37fb694665082cfc6a0d7c4984e822cfec093f4ec63719810db117184e5593</text:p>
          </table:table-cell>
          <table:table-cell table:formula="of:=HEX2DEC(MID([.A794];1;8))+HEX2DEC(MID([.A794];9;8))+HEX2DEC(MID([.A794];17;8))+HEX2DEC(MID([.A794];25;8))+HEX2DEC(MID([.A794];33;8))+HEX2DEC(MID([.A794];41;8))+HEX2DEC(MID([.A794];49;8))+HEX2DEC(MID([.A794];57;8))" office:value-type="float" office:value="16636330037" calcext:value-type="float">
            <text:p>16636330037</text:p>
          </table:table-cell>
          <table:table-cell table:formula="of:= MOD([.B794];85^4)" office:value-type="float" office:value="36531287" calcext:value-type="float">
            <text:p>36531287</text:p>
          </table:table-cell>
          <table:table-cell table:formula="of:=MOD(((((([.C794]-[.G794])/85)-[.F794])/85)-[.E794])/85;85)" office:value-type="float" office:value="59" calcext:value-type="float">
            <text:p>59</text:p>
          </table:table-cell>
          <table:table-cell table:formula="of:=MOD(((([.C794]-[.G794])/85)-[.F794])/85;85)" office:value-type="float" office:value="41" calcext:value-type="float">
            <text:p>41</text:p>
          </table:table-cell>
          <table:table-cell table:formula="of:=MOD(([.C794]-[.G794])/85;85)" office:value-type="float" office:value="19" calcext:value-type="float">
            <text:p>19</text:p>
          </table:table-cell>
          <table:table-cell table:formula="of:=MOD([.C794];85)" office:value-type="float" office:value="72" calcext:value-type="float">
            <text:p>72</text:p>
          </table:table-cell>
          <table:table-cell table:formula="of:=COM.MICROSOFT.CONCAT(MID(&quot;0123456789ABCDEFGHJKLMNPQRSTUVWXYZabcdefghijklmnpqrstuvwxyz!#$%&amp;()*+-;&lt;=&gt;?@^_{}[]/\:&quot;&quot;&quot;&quot;&quot;;[.D794]+1;1);MID(&quot;0123456789ABCDEFGHJKLMNPQRSTUVWXYZabcdefghijklmnpqrstuvwxyz!#$%&amp;()*+-;&lt;=&gt;?@^_{}[]/\:&quot;&quot;&quot;&quot;&quot;;[.E794]+1;1);MID(&quot;0123456789ABCDEFGHJKLMNPQRSTUVWXYZabcdefghijklmnpqrstuvwxyz!#$%&amp;()*+-;&lt;=&gt;?@^_{}[]/\:&quot;&quot;&quot;&quot;&quot;;[.F794]+1;1);MID(&quot;0123456789ABCDEFGHJKLMNPQRSTUVWXYZabcdefghijklmnpqrstuvwxyz!#$%&amp;()*+-;&lt;=&gt;?@^_{}[]/\:&quot;&quot;&quot;&quot;&quot;;[.G794]+1;1))" office:value-type="string" office:string-value="!hK&gt;" calcext:value-type="string">
            <text:p>!hK&gt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ba0770fd80a0745fc6cda66b76c71ba98663c16b7266f733a1b8a0cd2ab7e46</text:p>
          </table:table-cell>
          <table:table-cell table:formula="of:=HEX2DEC(MID([.A795];1;8))+HEX2DEC(MID([.A795];9;8))+HEX2DEC(MID([.A795];17;8))+HEX2DEC(MID([.A795];25;8))+HEX2DEC(MID([.A795];33;8))+HEX2DEC(MID([.A795];41;8))+HEX2DEC(MID([.A795];49;8))+HEX2DEC(MID([.A795];57;8))" office:value-type="float" office:value="22613032527" calcext:value-type="float">
            <text:p>22613032527</text:p>
          </table:table-cell>
          <table:table-cell table:formula="of:= MOD([.B795];85^4)" office:value-type="float" office:value="10161902" calcext:value-type="float">
            <text:p>10161902</text:p>
          </table:table-cell>
          <table:table-cell table:formula="of:=MOD(((((([.C795]-[.G795])/85)-[.F795])/85)-[.E795])/85;85)" office:value-type="float" office:value="16" calcext:value-type="float">
            <text:p>16</text:p>
          </table:table-cell>
          <table:table-cell table:formula="of:=MOD(((([.C795]-[.G795])/85)-[.F795])/85;85)" office:value-type="float" office:value="46" calcext:value-type="float">
            <text:p>46</text:p>
          </table:table-cell>
          <table:table-cell table:formula="of:=MOD(([.C795]-[.G795])/85;85)" office:value-type="float" office:value="41" calcext:value-type="float">
            <text:p>41</text:p>
          </table:table-cell>
          <table:table-cell table:formula="of:=MOD([.C795];85)" office:value-type="float" office:value="67" calcext:value-type="float">
            <text:p>67</text:p>
          </table:table-cell>
          <table:table-cell table:formula="of:=COM.MICROSOFT.CONCAT(MID(&quot;0123456789ABCDEFGHJKLMNPQRSTUVWXYZabcdefghijklmnpqrstuvwxyz!#$%&amp;()*+-;&lt;=&gt;?@^_{}[]/\:&quot;&quot;&quot;&quot;&quot;;[.D795]+1;1);MID(&quot;0123456789ABCDEFGHJKLMNPQRSTUVWXYZabcdefghijklmnpqrstuvwxyz!#$%&amp;()*+-;&lt;=&gt;?@^_{}[]/\:&quot;&quot;&quot;&quot;&quot;;[.E795]+1;1);MID(&quot;0123456789ABCDEFGHJKLMNPQRSTUVWXYZabcdefghijklmnpqrstuvwxyz!#$%&amp;()*+-;&lt;=&gt;?@^_{}[]/\:&quot;&quot;&quot;&quot;&quot;;[.F795]+1;1);MID(&quot;0123456789ABCDEFGHJKLMNPQRSTUVWXYZabcdefghijklmnpqrstuvwxyz!#$%&amp;()*+-;&lt;=&gt;?@^_{}[]/\:&quot;&quot;&quot;&quot;&quot;;[.G795]+1;1))" office:value-type="string" office:string-value="Gmh+" calcext:value-type="string">
            <text:p>Gmh+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680a0a9851fc3fd269aa3c2e4f7b99ce410bfb59f33c2706b841e1787bb4b6c</text:p>
          </table:table-cell>
          <table:table-cell table:formula="of:=HEX2DEC(MID([.A796];1;8))+HEX2DEC(MID([.A796];9;8))+HEX2DEC(MID([.A796];17;8))+HEX2DEC(MID([.A796];25;8))+HEX2DEC(MID([.A796];33;8))+HEX2DEC(MID([.A796];41;8))+HEX2DEC(MID([.A796];49;8))+HEX2DEC(MID([.A796];57;8))" office:value-type="float" office:value="17409945004" calcext:value-type="float">
            <text:p>17409945004</text:p>
          </table:table-cell>
          <table:table-cell table:formula="of:= MOD([.B796];85^4)" office:value-type="float" office:value="27136879" calcext:value-type="float">
            <text:p>27136879</text:p>
          </table:table-cell>
          <table:table-cell table:formula="of:=MOD(((((([.C796]-[.G796])/85)-[.F796])/85)-[.E796])/85;85)" office:value-type="float" office:value="44" calcext:value-type="float">
            <text:p>44</text:p>
          </table:table-cell>
          <table:table-cell table:formula="of:=MOD(((([.C796]-[.G796])/85)-[.F796])/85;85)" office:value-type="float" office:value="15" calcext:value-type="float">
            <text:p>15</text:p>
          </table:table-cell>
          <table:table-cell table:formula="of:=MOD(([.C796]-[.G796])/85;85)" office:value-type="float" office:value="82" calcext:value-type="float">
            <text:p>82</text:p>
          </table:table-cell>
          <table:table-cell table:formula="of:=MOD([.C796];85)" office:value-type="float" office:value="34" calcext:value-type="float">
            <text:p>34</text:p>
          </table:table-cell>
          <table:table-cell table:formula="of:=COM.MICROSOFT.CONCAT(MID(&quot;0123456789ABCDEFGHJKLMNPQRSTUVWXYZabcdefghijklmnpqrstuvwxyz!#$%&amp;()*+-;&lt;=&gt;?@^_{}[]/\:&quot;&quot;&quot;&quot;&quot;;[.D796]+1;1);MID(&quot;0123456789ABCDEFGHJKLMNPQRSTUVWXYZabcdefghijklmnpqrstuvwxyz!#$%&amp;()*+-;&lt;=&gt;?@^_{}[]/\:&quot;&quot;&quot;&quot;&quot;;[.E796]+1;1);MID(&quot;0123456789ABCDEFGHJKLMNPQRSTUVWXYZabcdefghijklmnpqrstuvwxyz!#$%&amp;()*+-;&lt;=&gt;?@^_{}[]/\:&quot;&quot;&quot;&quot;&quot;;[.F796]+1;1);MID(&quot;0123456789ABCDEFGHJKLMNPQRSTUVWXYZabcdefghijklmnpqrstuvwxyz!#$%&amp;()*+-;&lt;=&gt;?@^_{}[]/\:&quot;&quot;&quot;&quot;&quot;;[.G796]+1;1))" office:value-type="string" office:string-value="kF\a" calcext:value-type="string">
            <text:p>kF\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8c6ae33c3660cc6faf06479c625c287f2dee522e5517790b650dbaad4ac55b9</text:p>
          </table:table-cell>
          <table:table-cell table:formula="of:=HEX2DEC(MID([.A797];1;8))+HEX2DEC(MID([.A797];9;8))+HEX2DEC(MID([.A797];17;8))+HEX2DEC(MID([.A797];25;8))+HEX2DEC(MID([.A797];33;8))+HEX2DEC(MID([.A797];41;8))+HEX2DEC(MID([.A797];49;8))+HEX2DEC(MID([.A797];57;8))" office:value-type="float" office:value="28998397966" calcext:value-type="float">
            <text:p>28998397966</text:p>
          </table:table-cell>
          <table:table-cell table:formula="of:= MOD([.B797];85^4)" office:value-type="float" office:value="27051091" calcext:value-type="float">
            <text:p>27051091</text:p>
          </table:table-cell>
          <table:table-cell table:formula="of:=MOD(((((([.C797]-[.G797])/85)-[.F797])/85)-[.E797])/85;85)" office:value-type="float" office:value="44" calcext:value-type="float">
            <text:p>44</text:p>
          </table:table-cell>
          <table:table-cell table:formula="of:=MOD(((([.C797]-[.G797])/85)-[.F797])/85;85)" office:value-type="float" office:value="4" calcext:value-type="float">
            <text:p>4</text:p>
          </table:table-cell>
          <table:table-cell table:formula="of:=MOD(([.C797]-[.G797])/85;85)" office:value-type="float" office:value="8" calcext:value-type="float">
            <text:p>8</text:p>
          </table:table-cell>
          <table:table-cell table:formula="of:=MOD([.C797];85)" office:value-type="float" office:value="11" calcext:value-type="float">
            <text:p>11</text:p>
          </table:table-cell>
          <table:table-cell table:formula="of:=COM.MICROSOFT.CONCAT(MID(&quot;0123456789ABCDEFGHJKLMNPQRSTUVWXYZabcdefghijklmnpqrstuvwxyz!#$%&amp;()*+-;&lt;=&gt;?@^_{}[]/\:&quot;&quot;&quot;&quot;&quot;;[.D797]+1;1);MID(&quot;0123456789ABCDEFGHJKLMNPQRSTUVWXYZabcdefghijklmnpqrstuvwxyz!#$%&amp;()*+-;&lt;=&gt;?@^_{}[]/\:&quot;&quot;&quot;&quot;&quot;;[.E797]+1;1);MID(&quot;0123456789ABCDEFGHJKLMNPQRSTUVWXYZabcdefghijklmnpqrstuvwxyz!#$%&amp;()*+-;&lt;=&gt;?@^_{}[]/\:&quot;&quot;&quot;&quot;&quot;;[.F797]+1;1);MID(&quot;0123456789ABCDEFGHJKLMNPQRSTUVWXYZabcdefghijklmnpqrstuvwxyz!#$%&amp;()*+-;&lt;=&gt;?@^_{}[]/\:&quot;&quot;&quot;&quot;&quot;;[.G797]+1;1))" office:value-type="string" office:string-value="k48B" calcext:value-type="string">
            <text:p>k48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246b73c21c28e13c6a35b0750876e6cfae3c19b543ac3115993aba518f936d</text:p>
          </table:table-cell>
          <table:table-cell table:formula="of:=HEX2DEC(MID([.A798];1;8))+HEX2DEC(MID([.A798];9;8))+HEX2DEC(MID([.A798];17;8))+HEX2DEC(MID([.A798];25;8))+HEX2DEC(MID([.A798];33;8))+HEX2DEC(MID([.A798];41;8))+HEX2DEC(MID([.A798];49;8))+HEX2DEC(MID([.A798];57;8))" office:value-type="float" office:value="15817635675" calcext:value-type="float">
            <text:p>15817635675</text:p>
          </table:table-cell>
          <table:table-cell table:formula="of:= MOD([.B798];85^4)" office:value-type="float" office:value="846300" calcext:value-type="float">
            <text:p>846300</text:p>
          </table:table-cell>
          <table:table-cell table:formula="of:=MOD(((((([.C798]-[.G798])/85)-[.F798])/85)-[.E798])/85;85)" office:value-type="float" office:value="1" calcext:value-type="float">
            <text:p>1</text:p>
          </table:table-cell>
          <table:table-cell table:formula="of:=MOD(((([.C798]-[.G798])/85)-[.F798])/85;85)" office:value-type="float" office:value="32" calcext:value-type="float">
            <text:p>32</text:p>
          </table:table-cell>
          <table:table-cell table:formula="of:=MOD(([.C798]-[.G798])/85;85)" office:value-type="float" office:value="11" calcext:value-type="float">
            <text:p>11</text:p>
          </table:table-cell>
          <table:table-cell table:formula="of:=MOD([.C798];85)" office:value-type="float" office:value="40" calcext:value-type="float">
            <text:p>40</text:p>
          </table:table-cell>
          <table:table-cell table:formula="of:=COM.MICROSOFT.CONCAT(MID(&quot;0123456789ABCDEFGHJKLMNPQRSTUVWXYZabcdefghijklmnpqrstuvwxyz!#$%&amp;()*+-;&lt;=&gt;?@^_{}[]/\:&quot;&quot;&quot;&quot;&quot;;[.D798]+1;1);MID(&quot;0123456789ABCDEFGHJKLMNPQRSTUVWXYZabcdefghijklmnpqrstuvwxyz!#$%&amp;()*+-;&lt;=&gt;?@^_{}[]/\:&quot;&quot;&quot;&quot;&quot;;[.E798]+1;1);MID(&quot;0123456789ABCDEFGHJKLMNPQRSTUVWXYZabcdefghijklmnpqrstuvwxyz!#$%&amp;()*+-;&lt;=&gt;?@^_{}[]/\:&quot;&quot;&quot;&quot;&quot;;[.F798]+1;1);MID(&quot;0123456789ABCDEFGHJKLMNPQRSTUVWXYZabcdefghijklmnpqrstuvwxyz!#$%&amp;()*+-;&lt;=&gt;?@^_{}[]/\:&quot;&quot;&quot;&quot;&quot;;[.G798]+1;1))" office:value-type="string" office:string-value="1YBg" calcext:value-type="string">
            <text:p>1YB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9b0dba41a30104b3959af5356f6ccad980b42265f2d91523767fd326f0cdbc2</text:p>
          </table:table-cell>
          <table:table-cell table:formula="of:=HEX2DEC(MID([.A799];1;8))+HEX2DEC(MID([.A799];9;8))+HEX2DEC(MID([.A799];17;8))+HEX2DEC(MID([.A799];25;8))+HEX2DEC(MID([.A799];33;8))+HEX2DEC(MID([.A799];41;8))+HEX2DEC(MID([.A799];49;8))+HEX2DEC(MID([.A799];57;8))" office:value-type="float" office:value="9963508827" calcext:value-type="float">
            <text:p>9963508827</text:p>
          </table:table-cell>
          <table:table-cell table:formula="of:= MOD([.B799];85^4)" office:value-type="float" office:value="45390077" calcext:value-type="float">
            <text:p>45390077</text:p>
          </table:table-cell>
          <table:table-cell table:formula="of:=MOD(((((([.C799]-[.G799])/85)-[.F799])/85)-[.E799])/85;85)" office:value-type="float" office:value="73" calcext:value-type="float">
            <text:p>73</text:p>
          </table:table-cell>
          <table:table-cell table:formula="of:=MOD(((([.C799]-[.G799])/85)-[.F799])/85;85)" office:value-type="float" office:value="77" calcext:value-type="float">
            <text:p>77</text:p>
          </table:table-cell>
          <table:table-cell table:formula="of:=MOD(([.C799]-[.G799])/85;85)" office:value-type="float" office:value="30" calcext:value-type="float">
            <text:p>30</text:p>
          </table:table-cell>
          <table:table-cell table:formula="of:=MOD([.C799];85)" office:value-type="float" office:value="77" calcext:value-type="float">
            <text:p>77</text:p>
          </table:table-cell>
          <table:table-cell table:formula="of:=COM.MICROSOFT.CONCAT(MID(&quot;0123456789ABCDEFGHJKLMNPQRSTUVWXYZabcdefghijklmnpqrstuvwxyz!#$%&amp;()*+-;&lt;=&gt;?@^_{}[]/\:&quot;&quot;&quot;&quot;&quot;;[.D799]+1;1);MID(&quot;0123456789ABCDEFGHJKLMNPQRSTUVWXYZabcdefghijklmnpqrstuvwxyz!#$%&amp;()*+-;&lt;=&gt;?@^_{}[]/\:&quot;&quot;&quot;&quot;&quot;;[.E799]+1;1);MID(&quot;0123456789ABCDEFGHJKLMNPQRSTUVWXYZabcdefghijklmnpqrstuvwxyz!#$%&amp;()*+-;&lt;=&gt;?@^_{}[]/\:&quot;&quot;&quot;&quot;&quot;;[.F799]+1;1);MID(&quot;0123456789ABCDEFGHJKLMNPQRSTUVWXYZabcdefghijklmnpqrstuvwxyz!#$%&amp;()*+-;&lt;=&gt;?@^_{}[]/\:&quot;&quot;&quot;&quot;&quot;;[.G799]+1;1))" office:value-type="string" office:string-value="?{W{" calcext:value-type="string">
            <text:p>?{W{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c108708cb942a74a95bc09ad62c66d7d3aa557a1ca7231cf7ea56de50c7f000</text:p>
          </table:table-cell>
          <table:table-cell table:formula="of:=HEX2DEC(MID([.A800];1;8))+HEX2DEC(MID([.A800];9;8))+HEX2DEC(MID([.A800];17;8))+HEX2DEC(MID([.A800];25;8))+HEX2DEC(MID([.A800];33;8))+HEX2DEC(MID([.A800];41;8))+HEX2DEC(MID([.A800];49;8))+HEX2DEC(MID([.A800];57;8))" office:value-type="float" office:value="19598973025" calcext:value-type="float">
            <text:p>19598973025</text:p>
          </table:table-cell>
          <table:table-cell table:formula="of:= MOD([.B800];85^4)" office:value-type="float" office:value="23738650" calcext:value-type="float">
            <text:p>23738650</text:p>
          </table:table-cell>
          <table:table-cell table:formula="of:=MOD(((((([.C800]-[.G800])/85)-[.F800])/85)-[.E800])/85;85)" office:value-type="float" office:value="38" calcext:value-type="float">
            <text:p>38</text:p>
          </table:table-cell>
          <table:table-cell table:formula="of:=MOD(((([.C800]-[.G800])/85)-[.F800])/85;85)" office:value-type="float" office:value="55" calcext:value-type="float">
            <text:p>55</text:p>
          </table:table-cell>
          <table:table-cell table:formula="of:=MOD(([.C800]-[.G800])/85;85)" office:value-type="float" office:value="53" calcext:value-type="float">
            <text:p>53</text:p>
          </table:table-cell>
          <table:table-cell table:formula="of:=MOD([.C800];85)" office:value-type="float" office:value="20" calcext:value-type="float">
            <text:p>20</text:p>
          </table:table-cell>
          <table:table-cell table:formula="of:=COM.MICROSOFT.CONCAT(MID(&quot;0123456789ABCDEFGHJKLMNPQRSTUVWXYZabcdefghijklmnpqrstuvwxyz!#$%&amp;()*+-;&lt;=&gt;?@^_{}[]/\:&quot;&quot;&quot;&quot;&quot;;[.D800]+1;1);MID(&quot;0123456789ABCDEFGHJKLMNPQRSTUVWXYZabcdefghijklmnpqrstuvwxyz!#$%&amp;()*+-;&lt;=&gt;?@^_{}[]/\:&quot;&quot;&quot;&quot;&quot;;[.E800]+1;1);MID(&quot;0123456789ABCDEFGHJKLMNPQRSTUVWXYZabcdefghijklmnpqrstuvwxyz!#$%&amp;()*+-;&lt;=&gt;?@^_{}[]/\:&quot;&quot;&quot;&quot;&quot;;[.F800]+1;1);MID(&quot;0123456789ABCDEFGHJKLMNPQRSTUVWXYZabcdefghijklmnpqrstuvwxyz!#$%&amp;()*+-;&lt;=&gt;?@^_{}[]/\:&quot;&quot;&quot;&quot;&quot;;[.G800]+1;1))" office:value-type="string" office:string-value="ewuL" calcext:value-type="string">
            <text:p>ewu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ccc3f91fd7ba9e400de51aaf096f2eccfff71a47a594feaf2de59ba99bc3da1</text:p>
          </table:table-cell>
          <table:table-cell table:formula="of:=HEX2DEC(MID([.A801];1;8))+HEX2DEC(MID([.A801];9;8))+HEX2DEC(MID([.A801];17;8))+HEX2DEC(MID([.A801];25;8))+HEX2DEC(MID([.A801];33;8))+HEX2DEC(MID([.A801];41;8))+HEX2DEC(MID([.A801];49;8))+HEX2DEC(MID([.A801];57;8))" office:value-type="float" office:value="22325266164" calcext:value-type="float">
            <text:p>22325266164</text:p>
          </table:table-cell>
          <table:table-cell table:formula="of:= MOD([.B801];85^4)" office:value-type="float" office:value="35599289" calcext:value-type="float">
            <text:p>35599289</text:p>
          </table:table-cell>
          <table:table-cell table:formula="of:=MOD(((((([.C801]-[.G801])/85)-[.F801])/85)-[.E801])/85;85)" office:value-type="float" office:value="57" calcext:value-type="float">
            <text:p>57</text:p>
          </table:table-cell>
          <table:table-cell table:formula="of:=MOD(((([.C801]-[.G801])/85)-[.F801])/85;85)" office:value-type="float" office:value="82" calcext:value-type="float">
            <text:p>82</text:p>
          </table:table-cell>
          <table:table-cell table:formula="of:=MOD(([.C801]-[.G801])/85;85)" office:value-type="float" office:value="20" calcext:value-type="float">
            <text:p>20</text:p>
          </table:table-cell>
          <table:table-cell table:formula="of:=MOD([.C801];85)" office:value-type="float" office:value="14" calcext:value-type="float">
            <text:p>14</text:p>
          </table:table-cell>
          <table:table-cell table:formula="of:=COM.MICROSOFT.CONCAT(MID(&quot;0123456789ABCDEFGHJKLMNPQRSTUVWXYZabcdefghijklmnpqrstuvwxyz!#$%&amp;()*+-;&lt;=&gt;?@^_{}[]/\:&quot;&quot;&quot;&quot;&quot;;[.D801]+1;1);MID(&quot;0123456789ABCDEFGHJKLMNPQRSTUVWXYZabcdefghijklmnpqrstuvwxyz!#$%&amp;()*+-;&lt;=&gt;?@^_{}[]/\:&quot;&quot;&quot;&quot;&quot;;[.E801]+1;1);MID(&quot;0123456789ABCDEFGHJKLMNPQRSTUVWXYZabcdefghijklmnpqrstuvwxyz!#$%&amp;()*+-;&lt;=&gt;?@^_{}[]/\:&quot;&quot;&quot;&quot;&quot;;[.F801]+1;1);MID(&quot;0123456789ABCDEFGHJKLMNPQRSTUVWXYZabcdefghijklmnpqrstuvwxyz!#$%&amp;()*+-;&lt;=&gt;?@^_{}[]/\:&quot;&quot;&quot;&quot;&quot;;[.G801]+1;1))" office:value-type="string" office:string-value="y\LE" calcext:value-type="string">
            <text:p>y\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cd29fcba35ffc953808262baffb971b9ceae5b1d54958c95bee9f8845e8434c</text:p>
          </table:table-cell>
          <table:table-cell table:formula="of:=HEX2DEC(MID([.A802];1;8))+HEX2DEC(MID([.A802];9;8))+HEX2DEC(MID([.A802];17;8))+HEX2DEC(MID([.A802];25;8))+HEX2DEC(MID([.A802];33;8))+HEX2DEC(MID([.A802];41;8))+HEX2DEC(MID([.A802];49;8))+HEX2DEC(MID([.A802];57;8))" office:value-type="float" office:value="19264535284" calcext:value-type="float">
            <text:p>19264535284</text:p>
          </table:table-cell>
          <table:table-cell table:formula="of:= MOD([.B802];85^4)" office:value-type="float" office:value="2504659" calcext:value-type="float">
            <text:p>2504659</text:p>
          </table:table-cell>
          <table:table-cell table:formula="of:=MOD(((((([.C802]-[.G802])/85)-[.F802])/85)-[.E802])/85;85)" office:value-type="float" office:value="4" calcext:value-type="float">
            <text:p>4</text:p>
          </table:table-cell>
          <table:table-cell table:formula="of:=MOD(((([.C802]-[.G802])/85)-[.F802])/85;85)" office:value-type="float" office:value="6" calcext:value-type="float">
            <text:p>6</text:p>
          </table:table-cell>
          <table:table-cell table:formula="of:=MOD(([.C802]-[.G802])/85;85)" office:value-type="float" office:value="56" calcext:value-type="float">
            <text:p>56</text:p>
          </table:table-cell>
          <table:table-cell table:formula="of:=MOD([.C802];85)" office:value-type="float" office:value="49" calcext:value-type="float">
            <text:p>49</text:p>
          </table:table-cell>
          <table:table-cell table:formula="of:=COM.MICROSOFT.CONCAT(MID(&quot;0123456789ABCDEFGHJKLMNPQRSTUVWXYZabcdefghijklmnpqrstuvwxyz!#$%&amp;()*+-;&lt;=&gt;?@^_{}[]/\:&quot;&quot;&quot;&quot;&quot;;[.D802]+1;1);MID(&quot;0123456789ABCDEFGHJKLMNPQRSTUVWXYZabcdefghijklmnpqrstuvwxyz!#$%&amp;()*+-;&lt;=&gt;?@^_{}[]/\:&quot;&quot;&quot;&quot;&quot;;[.E802]+1;1);MID(&quot;0123456789ABCDEFGHJKLMNPQRSTUVWXYZabcdefghijklmnpqrstuvwxyz!#$%&amp;()*+-;&lt;=&gt;?@^_{}[]/\:&quot;&quot;&quot;&quot;&quot;;[.F802]+1;1);MID(&quot;0123456789ABCDEFGHJKLMNPQRSTUVWXYZabcdefghijklmnpqrstuvwxyz!#$%&amp;()*+-;&lt;=&gt;?@^_{}[]/\:&quot;&quot;&quot;&quot;&quot;;[.G802]+1;1))" office:value-type="string" office:string-value="46xq" calcext:value-type="string">
            <text:p>46xq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0a99ac8d8c70014a1ffce7d0454d1d9b6163a77561746d6f6afc0193669c523</text:p>
          </table:table-cell>
          <table:table-cell table:formula="of:=HEX2DEC(MID([.A803];1;8))+HEX2DEC(MID([.A803];9;8))+HEX2DEC(MID([.A803];17;8))+HEX2DEC(MID([.A803];25;8))+HEX2DEC(MID([.A803];33;8))+HEX2DEC(MID([.A803];41;8))+HEX2DEC(MID([.A803];49;8))+HEX2DEC(MID([.A803];57;8))" office:value-type="float" office:value="18136973755" calcext:value-type="float">
            <text:p>18136973755</text:p>
          </table:table-cell>
          <table:table-cell table:formula="of:= MOD([.B803];85^4)" office:value-type="float" office:value="23356880" calcext:value-type="float">
            <text:p>23356880</text:p>
          </table:table-cell>
          <table:table-cell table:formula="of:=MOD(((((([.C803]-[.G803])/85)-[.F803])/85)-[.E803])/85;85)" office:value-type="float" office:value="38" calcext:value-type="float">
            <text:p>38</text:p>
          </table:table-cell>
          <table:table-cell table:formula="of:=MOD(((([.C803]-[.G803])/85)-[.F803])/85;85)" office:value-type="float" office:value="2" calcext:value-type="float">
            <text:p>2</text:p>
          </table:table-cell>
          <table:table-cell table:formula="of:=MOD(([.C803]-[.G803])/85;85)" office:value-type="float" office:value="66" calcext:value-type="float">
            <text:p>66</text:p>
          </table:table-cell>
          <table:table-cell table:formula="of:=MOD([.C803];85)" office:value-type="float" office:value="70" calcext:value-type="float">
            <text:p>70</text:p>
          </table:table-cell>
          <table:table-cell table:formula="of:=COM.MICROSOFT.CONCAT(MID(&quot;0123456789ABCDEFGHJKLMNPQRSTUVWXYZabcdefghijklmnpqrstuvwxyz!#$%&amp;()*+-;&lt;=&gt;?@^_{}[]/\:&quot;&quot;&quot;&quot;&quot;;[.D803]+1;1);MID(&quot;0123456789ABCDEFGHJKLMNPQRSTUVWXYZabcdefghijklmnpqrstuvwxyz!#$%&amp;()*+-;&lt;=&gt;?@^_{}[]/\:&quot;&quot;&quot;&quot;&quot;;[.E803]+1;1);MID(&quot;0123456789ABCDEFGHJKLMNPQRSTUVWXYZabcdefghijklmnpqrstuvwxyz!#$%&amp;()*+-;&lt;=&gt;?@^_{}[]/\:&quot;&quot;&quot;&quot;&quot;;[.F803]+1;1);MID(&quot;0123456789ABCDEFGHJKLMNPQRSTUVWXYZabcdefghijklmnpqrstuvwxyz!#$%&amp;()*+-;&lt;=&gt;?@^_{}[]/\:&quot;&quot;&quot;&quot;&quot;;[.G803]+1;1))" office:value-type="string" office:string-value="e2*&lt;" calcext:value-type="string">
            <text:p>e2*&lt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3afef95705d1d60c3d84b8d94d0c5bcc8218d57c9036b329868d933787801c6</text:p>
          </table:table-cell>
          <table:table-cell table:formula="of:=HEX2DEC(MID([.A804];1;8))+HEX2DEC(MID([.A804];9;8))+HEX2DEC(MID([.A804];17;8))+HEX2DEC(MID([.A804];25;8))+HEX2DEC(MID([.A804];33;8))+HEX2DEC(MID([.A804];41;8))+HEX2DEC(MID([.A804];49;8))+HEX2DEC(MID([.A804];57;8))" office:value-type="float" office:value="20916728256" calcext:value-type="float">
            <text:p>20916728256</text:p>
          </table:table-cell>
          <table:table-cell table:formula="of:= MOD([.B804];85^4)" office:value-type="float" office:value="36478256" calcext:value-type="float">
            <text:p>36478256</text:p>
          </table:table-cell>
          <table:table-cell table:formula="of:=MOD(((((([.C804]-[.G804])/85)-[.F804])/85)-[.E804])/85;85)" office:value-type="float" office:value="59" calcext:value-type="float">
            <text:p>59</text:p>
          </table:table-cell>
          <table:table-cell table:formula="of:=MOD(((([.C804]-[.G804])/85)-[.F804])/85;85)" office:value-type="float" office:value="33" calcext:value-type="float">
            <text:p>33</text:p>
          </table:table-cell>
          <table:table-cell table:formula="of:=MOD(([.C804]-[.G804])/85;85)" office:value-type="float" office:value="75" calcext:value-type="float">
            <text:p>75</text:p>
          </table:table-cell>
          <table:table-cell table:formula="of:=MOD([.C804];85)" office:value-type="float" office:value="81" calcext:value-type="float">
            <text:p>81</text:p>
          </table:table-cell>
          <table:table-cell table:formula="of:=COM.MICROSOFT.CONCAT(MID(&quot;0123456789ABCDEFGHJKLMNPQRSTUVWXYZabcdefghijklmnpqrstuvwxyz!#$%&amp;()*+-;&lt;=&gt;?@^_{}[]/\:&quot;&quot;&quot;&quot;&quot;;[.D804]+1;1);MID(&quot;0123456789ABCDEFGHJKLMNPQRSTUVWXYZabcdefghijklmnpqrstuvwxyz!#$%&amp;()*+-;&lt;=&gt;?@^_{}[]/\:&quot;&quot;&quot;&quot;&quot;;[.E804]+1;1);MID(&quot;0123456789ABCDEFGHJKLMNPQRSTUVWXYZabcdefghijklmnpqrstuvwxyz!#$%&amp;()*+-;&lt;=&gt;?@^_{}[]/\:&quot;&quot;&quot;&quot;&quot;;[.F804]+1;1);MID(&quot;0123456789ABCDEFGHJKLMNPQRSTUVWXYZabcdefghijklmnpqrstuvwxyz!#$%&amp;()*+-;&lt;=&gt;?@^_{}[]/\:&quot;&quot;&quot;&quot;&quot;;[.G804]+1;1))" office:value-type="string" office:string-value="!Z^/" calcext:value-type="string">
            <text:p>!Z^/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9331a73ff64b08024cdd0421b58d083067a10b9406944e060701eac615d5e17</text:p>
          </table:table-cell>
          <table:table-cell table:formula="of:=HEX2DEC(MID([.A805];1;8))+HEX2DEC(MID([.A805];9;8))+HEX2DEC(MID([.A805];17;8))+HEX2DEC(MID([.A805];25;8))+HEX2DEC(MID([.A805];33;8))+HEX2DEC(MID([.A805];41;8))+HEX2DEC(MID([.A805];49;8))+HEX2DEC(MID([.A805];57;8))" office:value-type="float" office:value="11835227668" calcext:value-type="float">
            <text:p>11835227668</text:p>
          </table:table-cell>
          <table:table-cell table:formula="of:= MOD([.B805];85^4)" office:value-type="float" office:value="37886418" calcext:value-type="float">
            <text:p>37886418</text:p>
          </table:table-cell>
          <table:table-cell table:formula="of:=MOD(((((([.C805]-[.G805])/85)-[.F805])/85)-[.E805])/85;85)" office:value-type="float" office:value="61" calcext:value-type="float">
            <text:p>61</text:p>
          </table:table-cell>
          <table:table-cell table:formula="of:=MOD(((([.C805]-[.G805])/85)-[.F805])/85;85)" office:value-type="float" office:value="58" calcext:value-type="float">
            <text:p>58</text:p>
          </table:table-cell>
          <table:table-cell table:formula="of:=MOD(([.C805]-[.G805])/85;85)" office:value-type="float" office:value="67" calcext:value-type="float">
            <text:p>67</text:p>
          </table:table-cell>
          <table:table-cell table:formula="of:=MOD([.C805];85)" office:value-type="float" office:value="48" calcext:value-type="float">
            <text:p>48</text:p>
          </table:table-cell>
          <table:table-cell table:formula="of:=COM.MICROSOFT.CONCAT(MID(&quot;0123456789ABCDEFGHJKLMNPQRSTUVWXYZabcdefghijklmnpqrstuvwxyz!#$%&amp;()*+-;&lt;=&gt;?@^_{}[]/\:&quot;&quot;&quot;&quot;&quot;;[.D805]+1;1);MID(&quot;0123456789ABCDEFGHJKLMNPQRSTUVWXYZabcdefghijklmnpqrstuvwxyz!#$%&amp;()*+-;&lt;=&gt;?@^_{}[]/\:&quot;&quot;&quot;&quot;&quot;;[.E805]+1;1);MID(&quot;0123456789ABCDEFGHJKLMNPQRSTUVWXYZabcdefghijklmnpqrstuvwxyz!#$%&amp;()*+-;&lt;=&gt;?@^_{}[]/\:&quot;&quot;&quot;&quot;&quot;;[.F805]+1;1);MID(&quot;0123456789ABCDEFGHJKLMNPQRSTUVWXYZabcdefghijklmnpqrstuvwxyz!#$%&amp;()*+-;&lt;=&gt;?@^_{}[]/\:&quot;&quot;&quot;&quot;&quot;;[.G805]+1;1))" office:value-type="string" office:string-value="$z+p" calcext:value-type="string">
            <text:p>$z+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e583abfac5f84bd9eddbd4f34e8753863a1b3f61844c9e757a632944f7eeabd</text:p>
          </table:table-cell>
          <table:table-cell table:formula="of:=HEX2DEC(MID([.A806];1;8))+HEX2DEC(MID([.A806];9;8))+HEX2DEC(MID([.A806];17;8))+HEX2DEC(MID([.A806];25;8))+HEX2DEC(MID([.A806];33;8))+HEX2DEC(MID([.A806];41;8))+HEX2DEC(MID([.A806];49;8))+HEX2DEC(MID([.A806];57;8))" office:value-type="float" office:value="12373822769" calcext:value-type="float">
            <text:p>12373822769</text:p>
          </table:table-cell>
          <table:table-cell table:formula="of:= MOD([.B806];85^4)" office:value-type="float" office:value="2274644" calcext:value-type="float">
            <text:p>2274644</text:p>
          </table:table-cell>
          <table:table-cell table:formula="of:=MOD(((((([.C806]-[.G806])/85)-[.F806])/85)-[.E806])/85;85)" office:value-type="float" office:value="3" calcext:value-type="float">
            <text:p>3</text:p>
          </table:table-cell>
          <table:table-cell table:formula="of:=MOD(((([.C806]-[.G806])/85)-[.F806])/85;85)" office:value-type="float" office:value="59" calcext:value-type="float">
            <text:p>59</text:p>
          </table:table-cell>
          <table:table-cell table:formula="of:=MOD(([.C806]-[.G806])/85;85)" office:value-type="float" office:value="70" calcext:value-type="float">
            <text:p>70</text:p>
          </table:table-cell>
          <table:table-cell table:formula="of:=MOD([.C806];85)" office:value-type="float" office:value="44" calcext:value-type="float">
            <text:p>44</text:p>
          </table:table-cell>
          <table:table-cell table:formula="of:=COM.MICROSOFT.CONCAT(MID(&quot;0123456789ABCDEFGHJKLMNPQRSTUVWXYZabcdefghijklmnpqrstuvwxyz!#$%&amp;()*+-;&lt;=&gt;?@^_{}[]/\:&quot;&quot;&quot;&quot;&quot;;[.D806]+1;1);MID(&quot;0123456789ABCDEFGHJKLMNPQRSTUVWXYZabcdefghijklmnpqrstuvwxyz!#$%&amp;()*+-;&lt;=&gt;?@^_{}[]/\:&quot;&quot;&quot;&quot;&quot;;[.E806]+1;1);MID(&quot;0123456789ABCDEFGHJKLMNPQRSTUVWXYZabcdefghijklmnpqrstuvwxyz!#$%&amp;()*+-;&lt;=&gt;?@^_{}[]/\:&quot;&quot;&quot;&quot;&quot;;[.F806]+1;1);MID(&quot;0123456789ABCDEFGHJKLMNPQRSTUVWXYZabcdefghijklmnpqrstuvwxyz!#$%&amp;()*+-;&lt;=&gt;?@^_{}[]/\:&quot;&quot;&quot;&quot;&quot;;[.G806]+1;1))" office:value-type="string" office:string-value="3!&lt;k" calcext:value-type="string">
            <text:p>3!&lt;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649820fba7dcee6ab300b5e63ad9b37c1cef2128e8a9e65219982887fb8b643</text:p>
          </table:table-cell>
          <table:table-cell table:formula="of:=HEX2DEC(MID([.A807];1;8))+HEX2DEC(MID([.A807];9;8))+HEX2DEC(MID([.A807];17;8))+HEX2DEC(MID([.A807];25;8))+HEX2DEC(MID([.A807];33;8))+HEX2DEC(MID([.A807];41;8))+HEX2DEC(MID([.A807];49;8))+HEX2DEC(MID([.A807];57;8))" office:value-type="float" office:value="16128196812" calcext:value-type="float">
            <text:p>16128196812</text:p>
          </table:table-cell>
          <table:table-cell table:formula="of:= MOD([.B807];85^4)" office:value-type="float" office:value="50404312" calcext:value-type="float">
            <text:p>50404312</text:p>
          </table:table-cell>
          <table:table-cell table:formula="of:=MOD(((((([.C807]-[.G807])/85)-[.F807])/85)-[.E807])/85;85)" office:value-type="float" office:value="82" calcext:value-type="float">
            <text:p>82</text:p>
          </table:table-cell>
          <table:table-cell table:formula="of:=MOD(((([.C807]-[.G807])/85)-[.F807])/85;85)" office:value-type="float" office:value="6" calcext:value-type="float">
            <text:p>6</text:p>
          </table:table-cell>
          <table:table-cell table:formula="of:=MOD(([.C807]-[.G807])/85;85)" office:value-type="float" office:value="31" calcext:value-type="float">
            <text:p>31</text:p>
          </table:table-cell>
          <table:table-cell table:formula="of:=MOD([.C807];85)" office:value-type="float" office:value="77" calcext:value-type="float">
            <text:p>77</text:p>
          </table:table-cell>
          <table:table-cell table:formula="of:=COM.MICROSOFT.CONCAT(MID(&quot;0123456789ABCDEFGHJKLMNPQRSTUVWXYZabcdefghijklmnpqrstuvwxyz!#$%&amp;()*+-;&lt;=&gt;?@^_{}[]/\:&quot;&quot;&quot;&quot;&quot;;[.D807]+1;1);MID(&quot;0123456789ABCDEFGHJKLMNPQRSTUVWXYZabcdefghijklmnpqrstuvwxyz!#$%&amp;()*+-;&lt;=&gt;?@^_{}[]/\:&quot;&quot;&quot;&quot;&quot;;[.E807]+1;1);MID(&quot;0123456789ABCDEFGHJKLMNPQRSTUVWXYZabcdefghijklmnpqrstuvwxyz!#$%&amp;()*+-;&lt;=&gt;?@^_{}[]/\:&quot;&quot;&quot;&quot;&quot;;[.F807]+1;1);MID(&quot;0123456789ABCDEFGHJKLMNPQRSTUVWXYZabcdefghijklmnpqrstuvwxyz!#$%&amp;()*+-;&lt;=&gt;?@^_{}[]/\:&quot;&quot;&quot;&quot;&quot;;[.G807]+1;1))" office:value-type="string" office:string-value="\6X{" calcext:value-type="string">
            <text:p>\6X{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493b40fb098067da902804a322dea2f619106ea665e4f6a9ee1d1fed204e8e3</text:p>
          </table:table-cell>
          <table:table-cell table:formula="of:=HEX2DEC(MID([.A808];1;8))+HEX2DEC(MID([.A808];9;8))+HEX2DEC(MID([.A808];17;8))+HEX2DEC(MID([.A808];25;8))+HEX2DEC(MID([.A808];33;8))+HEX2DEC(MID([.A808];41;8))+HEX2DEC(MID([.A808];49;8))+HEX2DEC(MID([.A808];57;8))" office:value-type="float" office:value="18944767546" calcext:value-type="float">
            <text:p>18944767546</text:p>
          </table:table-cell>
          <table:table-cell table:formula="of:= MOD([.B808];85^4)" office:value-type="float" office:value="48141296" calcext:value-type="float">
            <text:p>48141296</text:p>
          </table:table-cell>
          <table:table-cell table:formula="of:=MOD(((((([.C808]-[.G808])/85)-[.F808])/85)-[.E808])/85;85)" office:value-type="float" office:value="78" calcext:value-type="float">
            <text:p>78</text:p>
          </table:table-cell>
          <table:table-cell table:formula="of:=MOD(((([.C808]-[.G808])/85)-[.F808])/85;85)" office:value-type="float" office:value="33" calcext:value-type="float">
            <text:p>33</text:p>
          </table:table-cell>
          <table:table-cell table:formula="of:=MOD(([.C808]-[.G808])/85;85)" office:value-type="float" office:value="13" calcext:value-type="float">
            <text:p>13</text:p>
          </table:table-cell>
          <table:table-cell table:formula="of:=MOD([.C808];85)" office:value-type="float" office:value="16" calcext:value-type="float">
            <text:p>16</text:p>
          </table:table-cell>
          <table:table-cell table:formula="of:=COM.MICROSOFT.CONCAT(MID(&quot;0123456789ABCDEFGHJKLMNPQRSTUVWXYZabcdefghijklmnpqrstuvwxyz!#$%&amp;()*+-;&lt;=&gt;?@^_{}[]/\:&quot;&quot;&quot;&quot;&quot;;[.D808]+1;1);MID(&quot;0123456789ABCDEFGHJKLMNPQRSTUVWXYZabcdefghijklmnpqrstuvwxyz!#$%&amp;()*+-;&lt;=&gt;?@^_{}[]/\:&quot;&quot;&quot;&quot;&quot;;[.E808]+1;1);MID(&quot;0123456789ABCDEFGHJKLMNPQRSTUVWXYZabcdefghijklmnpqrstuvwxyz!#$%&amp;()*+-;&lt;=&gt;?@^_{}[]/\:&quot;&quot;&quot;&quot;&quot;;[.F808]+1;1);MID(&quot;0123456789ABCDEFGHJKLMNPQRSTUVWXYZabcdefghijklmnpqrstuvwxyz!#$%&amp;()*+-;&lt;=&gt;?@^_{}[]/\:&quot;&quot;&quot;&quot;&quot;;[.G808]+1;1))" office:value-type="string" office:string-value="}ZDG" calcext:value-type="string">
            <text:p>}ZD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4b27229a3487311352ad8dd3130f9a143ce77782e44df4ee0312a2db7506f43</text:p>
          </table:table-cell>
          <table:table-cell table:formula="of:=HEX2DEC(MID([.A809];1;8))+HEX2DEC(MID([.A809];9;8))+HEX2DEC(MID([.A809];17;8))+HEX2DEC(MID([.A809];25;8))+HEX2DEC(MID([.A809];33;8))+HEX2DEC(MID([.A809];41;8))+HEX2DEC(MID([.A809];49;8))+HEX2DEC(MID([.A809];57;8))" office:value-type="float" office:value="15433705454" calcext:value-type="float">
            <text:p>15433705454</text:p>
          </table:table-cell>
          <table:table-cell table:formula="of:= MOD([.B809];85^4)" office:value-type="float" office:value="34521079" calcext:value-type="float">
            <text:p>34521079</text:p>
          </table:table-cell>
          <table:table-cell table:formula="of:=MOD(((((([.C809]-[.G809])/85)-[.F809])/85)-[.E809])/85;85)" office:value-type="float" office:value="56" calcext:value-type="float">
            <text:p>56</text:p>
          </table:table-cell>
          <table:table-cell table:formula="of:=MOD(((([.C809]-[.G809])/85)-[.F809])/85;85)" office:value-type="float" office:value="18" calcext:value-type="float">
            <text:p>18</text:p>
          </table:table-cell>
          <table:table-cell table:formula="of:=MOD(([.C809]-[.G809])/85;85)" office:value-type="float" office:value="0" calcext:value-type="float">
            <text:p>0</text:p>
          </table:table-cell>
          <table:table-cell table:formula="of:=MOD([.C809];85)" office:value-type="float" office:value="29" calcext:value-type="float">
            <text:p>29</text:p>
          </table:table-cell>
          <table:table-cell table:formula="of:=COM.MICROSOFT.CONCAT(MID(&quot;0123456789ABCDEFGHJKLMNPQRSTUVWXYZabcdefghijklmnpqrstuvwxyz!#$%&amp;()*+-;&lt;=&gt;?@^_{}[]/\:&quot;&quot;&quot;&quot;&quot;;[.D809]+1;1);MID(&quot;0123456789ABCDEFGHJKLMNPQRSTUVWXYZabcdefghijklmnpqrstuvwxyz!#$%&amp;()*+-;&lt;=&gt;?@^_{}[]/\:&quot;&quot;&quot;&quot;&quot;;[.E809]+1;1);MID(&quot;0123456789ABCDEFGHJKLMNPQRSTUVWXYZabcdefghijklmnpqrstuvwxyz!#$%&amp;()*+-;&lt;=&gt;?@^_{}[]/\:&quot;&quot;&quot;&quot;&quot;;[.F809]+1;1);MID(&quot;0123456789ABCDEFGHJKLMNPQRSTUVWXYZabcdefghijklmnpqrstuvwxyz!#$%&amp;()*+-;&lt;=&gt;?@^_{}[]/\:&quot;&quot;&quot;&quot;&quot;;[.G809]+1;1))" office:value-type="string" office:string-value="xJ0V" calcext:value-type="string">
            <text:p>xJ0V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b4551d0abd496a54412335c5acb60eb6a0cbb595a5675259baf64833077d330</text:p>
          </table:table-cell>
          <table:table-cell table:formula="of:=HEX2DEC(MID([.A810];1;8))+HEX2DEC(MID([.A810];9;8))+HEX2DEC(MID([.A810];17;8))+HEX2DEC(MID([.A810];25;8))+HEX2DEC(MID([.A810];33;8))+HEX2DEC(MID([.A810];41;8))+HEX2DEC(MID([.A810];49;8))+HEX2DEC(MID([.A810];57;8))" office:value-type="float" office:value="15678432493" calcext:value-type="float">
            <text:p>15678432493</text:p>
          </table:table-cell>
          <table:table-cell table:formula="of:= MOD([.B810];85^4)" office:value-type="float" office:value="18244993" calcext:value-type="float">
            <text:p>18244993</text:p>
          </table:table-cell>
          <table:table-cell table:formula="of:=MOD(((((([.C810]-[.G810])/85)-[.F810])/85)-[.E810])/85;85)" office:value-type="float" office:value="29" calcext:value-type="float">
            <text:p>29</text:p>
          </table:table-cell>
          <table:table-cell table:formula="of:=MOD(((([.C810]-[.G810])/85)-[.F810])/85;85)" office:value-type="float" office:value="60" calcext:value-type="float">
            <text:p>60</text:p>
          </table:table-cell>
          <table:table-cell table:formula="of:=MOD(([.C810]-[.G810])/85;85)" office:value-type="float" office:value="21" calcext:value-type="float">
            <text:p>21</text:p>
          </table:table-cell>
          <table:table-cell table:formula="of:=MOD([.C810];85)" office:value-type="float" office:value="83" calcext:value-type="float">
            <text:p>83</text:p>
          </table:table-cell>
          <table:table-cell table:formula="of:=COM.MICROSOFT.CONCAT(MID(&quot;0123456789ABCDEFGHJKLMNPQRSTUVWXYZabcdefghijklmnpqrstuvwxyz!#$%&amp;()*+-;&lt;=&gt;?@^_{}[]/\:&quot;&quot;&quot;&quot;&quot;;[.D810]+1;1);MID(&quot;0123456789ABCDEFGHJKLMNPQRSTUVWXYZabcdefghijklmnpqrstuvwxyz!#$%&amp;()*+-;&lt;=&gt;?@^_{}[]/\:&quot;&quot;&quot;&quot;&quot;;[.E810]+1;1);MID(&quot;0123456789ABCDEFGHJKLMNPQRSTUVWXYZabcdefghijklmnpqrstuvwxyz!#$%&amp;()*+-;&lt;=&gt;?@^_{}[]/\:&quot;&quot;&quot;&quot;&quot;;[.F810]+1;1);MID(&quot;0123456789ABCDEFGHJKLMNPQRSTUVWXYZabcdefghijklmnpqrstuvwxyz!#$%&amp;()*+-;&lt;=&gt;?@^_{}[]/\:&quot;&quot;&quot;&quot;&quot;;[.G810]+1;1))" office:value-type="string" office:string-value="V#M:" calcext:value-type="string">
            <text:p>V#M: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b6345624787f2ca96d44e59546d084ae429549d7b2aa64b055739bc72a3c08b</text:p>
          </table:table-cell>
          <table:table-cell table:formula="of:=HEX2DEC(MID([.A811];1;8))+HEX2DEC(MID([.A811];9;8))+HEX2DEC(MID([.A811];17;8))+HEX2DEC(MID([.A811];25;8))+HEX2DEC(MID([.A811];33;8))+HEX2DEC(MID([.A811];41;8))+HEX2DEC(MID([.A811];49;8))+HEX2DEC(MID([.A811];57;8))" office:value-type="float" office:value="16198108158" calcext:value-type="float">
            <text:p>16198108158</text:p>
          </table:table-cell>
          <table:table-cell table:formula="of:= MOD([.B811];85^4)" office:value-type="float" office:value="15914408" calcext:value-type="float">
            <text:p>15914408</text:p>
          </table:table-cell>
          <table:table-cell table:formula="of:=MOD(((((([.C811]-[.G811])/85)-[.F811])/85)-[.E811])/85;85)" office:value-type="float" office:value="25" calcext:value-type="float">
            <text:p>25</text:p>
          </table:table-cell>
          <table:table-cell table:formula="of:=MOD(((([.C811]-[.G811])/85)-[.F811])/85;85)" office:value-type="float" office:value="77" calcext:value-type="float">
            <text:p>77</text:p>
          </table:table-cell>
          <table:table-cell table:formula="of:=MOD(([.C811]-[.G811])/85;85)" office:value-type="float" office:value="58" calcext:value-type="float">
            <text:p>58</text:p>
          </table:table-cell>
          <table:table-cell table:formula="of:=MOD([.C811];85)" office:value-type="float" office:value="28" calcext:value-type="float">
            <text:p>28</text:p>
          </table:table-cell>
          <table:table-cell table:formula="of:=COM.MICROSOFT.CONCAT(MID(&quot;0123456789ABCDEFGHJKLMNPQRSTUVWXYZabcdefghijklmnpqrstuvwxyz!#$%&amp;()*+-;&lt;=&gt;?@^_{}[]/\:&quot;&quot;&quot;&quot;&quot;;[.D811]+1;1);MID(&quot;0123456789ABCDEFGHJKLMNPQRSTUVWXYZabcdefghijklmnpqrstuvwxyz!#$%&amp;()*+-;&lt;=&gt;?@^_{}[]/\:&quot;&quot;&quot;&quot;&quot;;[.E811]+1;1);MID(&quot;0123456789ABCDEFGHJKLMNPQRSTUVWXYZabcdefghijklmnpqrstuvwxyz!#$%&amp;()*+-;&lt;=&gt;?@^_{}[]/\:&quot;&quot;&quot;&quot;&quot;;[.F811]+1;1);MID(&quot;0123456789ABCDEFGHJKLMNPQRSTUVWXYZabcdefghijklmnpqrstuvwxyz!#$%&amp;()*+-;&lt;=&gt;?@^_{}[]/\:&quot;&quot;&quot;&quot;&quot;;[.G811]+1;1))" office:value-type="string" office:string-value="R{zU" calcext:value-type="string">
            <text:p>R{z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512fdfb0cc74c1a8549f1474c5f5a2aef149a30d405e60de4904dc085870c24</text:p>
          </table:table-cell>
          <table:table-cell table:formula="of:=HEX2DEC(MID([.A812];1;8))+HEX2DEC(MID([.A812];9;8))+HEX2DEC(MID([.A812];17;8))+HEX2DEC(MID([.A812];25;8))+HEX2DEC(MID([.A812];33;8))+HEX2DEC(MID([.A812];41;8))+HEX2DEC(MID([.A812];49;8))+HEX2DEC(MID([.A812];57;8))" office:value-type="float" office:value="21486727079" calcext:value-type="float">
            <text:p>21486727079</text:p>
          </table:table-cell>
          <table:table-cell table:formula="of:= MOD([.B812];85^4)" office:value-type="float" office:value="32270204" calcext:value-type="float">
            <text:p>32270204</text:p>
          </table:table-cell>
          <table:table-cell table:formula="of:=MOD(((((([.C812]-[.G812])/85)-[.F812])/85)-[.E812])/85;85)" office:value-type="float" office:value="52" calcext:value-type="float">
            <text:p>52</text:p>
          </table:table-cell>
          <table:table-cell table:formula="of:=MOD(((([.C812]-[.G812])/85)-[.F812])/85;85)" office:value-type="float" office:value="46" calcext:value-type="float">
            <text:p>46</text:p>
          </table:table-cell>
          <table:table-cell table:formula="of:=MOD(([.C812]-[.G812])/85;85)" office:value-type="float" office:value="39" calcext:value-type="float">
            <text:p>39</text:p>
          </table:table-cell>
          <table:table-cell table:formula="of:=MOD([.C812];85)" office:value-type="float" office:value="39" calcext:value-type="float">
            <text:p>39</text:p>
          </table:table-cell>
          <table:table-cell table:formula="of:=COM.MICROSOFT.CONCAT(MID(&quot;0123456789ABCDEFGHJKLMNPQRSTUVWXYZabcdefghijklmnpqrstuvwxyz!#$%&amp;()*+-;&lt;=&gt;?@^_{}[]/\:&quot;&quot;&quot;&quot;&quot;;[.D812]+1;1);MID(&quot;0123456789ABCDEFGHJKLMNPQRSTUVWXYZabcdefghijklmnpqrstuvwxyz!#$%&amp;()*+-;&lt;=&gt;?@^_{}[]/\:&quot;&quot;&quot;&quot;&quot;;[.E812]+1;1);MID(&quot;0123456789ABCDEFGHJKLMNPQRSTUVWXYZabcdefghijklmnpqrstuvwxyz!#$%&amp;()*+-;&lt;=&gt;?@^_{}[]/\:&quot;&quot;&quot;&quot;&quot;;[.F812]+1;1);MID(&quot;0123456789ABCDEFGHJKLMNPQRSTUVWXYZabcdefghijklmnpqrstuvwxyz!#$%&amp;()*+-;&lt;=&gt;?@^_{}[]/\:&quot;&quot;&quot;&quot;&quot;;[.G812]+1;1))" office:value-type="string" office:string-value="tmff" calcext:value-type="string">
            <text:p>tmf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da2aa700dd6cd0253cb37fb9b251090392f22709b6a8f38a4cf273876e7877b</text:p>
          </table:table-cell>
          <table:table-cell table:formula="of:=HEX2DEC(MID([.A813];1;8))+HEX2DEC(MID([.A813];9;8))+HEX2DEC(MID([.A813];17;8))+HEX2DEC(MID([.A813];25;8))+HEX2DEC(MID([.A813];33;8))+HEX2DEC(MID([.A813];41;8))+HEX2DEC(MID([.A813];49;8))+HEX2DEC(MID([.A813];57;8))" office:value-type="float" office:value="16822968408" calcext:value-type="float">
            <text:p>16822968408</text:p>
          </table:table-cell>
          <table:table-cell table:formula="of:= MOD([.B813];85^4)" office:value-type="float" office:value="14367158" calcext:value-type="float">
            <text:p>14367158</text:p>
          </table:table-cell>
          <table:table-cell table:formula="of:=MOD(((((([.C813]-[.G813])/85)-[.F813])/85)-[.E813])/85;85)" office:value-type="float" office:value="23" calcext:value-type="float">
            <text:p>23</text:p>
          </table:table-cell>
          <table:table-cell table:formula="of:=MOD(((([.C813]-[.G813])/85)-[.F813])/85;85)" office:value-type="float" office:value="33" calcext:value-type="float">
            <text:p>33</text:p>
          </table:table-cell>
          <table:table-cell table:formula="of:=MOD(([.C813]-[.G813])/85;85)" office:value-type="float" office:value="45" calcext:value-type="float">
            <text:p>45</text:p>
          </table:table-cell>
          <table:table-cell table:formula="of:=MOD([.C813];85)" office:value-type="float" office:value="33" calcext:value-type="float">
            <text:p>33</text:p>
          </table:table-cell>
          <table:table-cell table:formula="of:=COM.MICROSOFT.CONCAT(MID(&quot;0123456789ABCDEFGHJKLMNPQRSTUVWXYZabcdefghijklmnpqrstuvwxyz!#$%&amp;()*+-;&lt;=&gt;?@^_{}[]/\:&quot;&quot;&quot;&quot;&quot;;[.D813]+1;1);MID(&quot;0123456789ABCDEFGHJKLMNPQRSTUVWXYZabcdefghijklmnpqrstuvwxyz!#$%&amp;()*+-;&lt;=&gt;?@^_{}[]/\:&quot;&quot;&quot;&quot;&quot;;[.E813]+1;1);MID(&quot;0123456789ABCDEFGHJKLMNPQRSTUVWXYZabcdefghijklmnpqrstuvwxyz!#$%&amp;()*+-;&lt;=&gt;?@^_{}[]/\:&quot;&quot;&quot;&quot;&quot;;[.F813]+1;1);MID(&quot;0123456789ABCDEFGHJKLMNPQRSTUVWXYZabcdefghijklmnpqrstuvwxyz!#$%&amp;()*+-;&lt;=&gt;?@^_{}[]/\:&quot;&quot;&quot;&quot;&quot;;[.G813]+1;1))" office:value-type="string" office:string-value="PZlZ" calcext:value-type="string">
            <text:p>PZl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9609216d723c87c90d42d4f3b41ad2374c4246cdc10e9bd2ce85c416d6758b0</text:p>
          </table:table-cell>
          <table:table-cell table:formula="of:=HEX2DEC(MID([.A814];1;8))+HEX2DEC(MID([.A814];9;8))+HEX2DEC(MID([.A814];17;8))+HEX2DEC(MID([.A814];25;8))+HEX2DEC(MID([.A814];33;8))+HEX2DEC(MID([.A814];41;8))+HEX2DEC(MID([.A814];49;8))+HEX2DEC(MID([.A814];57;8))" office:value-type="float" office:value="17846695966" calcext:value-type="float">
            <text:p>17846695966</text:p>
          </table:table-cell>
          <table:table-cell table:formula="of:= MOD([.B814];85^4)" office:value-type="float" office:value="46282841" calcext:value-type="float">
            <text:p>46282841</text:p>
          </table:table-cell>
          <table:table-cell table:formula="of:=MOD(((((([.C814]-[.G814])/85)-[.F814])/85)-[.E814])/85;85)" office:value-type="float" office:value="75" calcext:value-type="float">
            <text:p>75</text:p>
          </table:table-cell>
          <table:table-cell table:formula="of:=MOD(((([.C814]-[.G814])/85)-[.F814])/85;85)" office:value-type="float" office:value="30" calcext:value-type="float">
            <text:p>30</text:p>
          </table:table-cell>
          <table:table-cell table:formula="of:=MOD(([.C814]-[.G814])/85;85)" office:value-type="float" office:value="79" calcext:value-type="float">
            <text:p>79</text:p>
          </table:table-cell>
          <table:table-cell table:formula="of:=MOD([.C814];85)" office:value-type="float" office:value="1" calcext:value-type="float">
            <text:p>1</text:p>
          </table:table-cell>
          <table:table-cell table:formula="of:=COM.MICROSOFT.CONCAT(MID(&quot;0123456789ABCDEFGHJKLMNPQRSTUVWXYZabcdefghijklmnpqrstuvwxyz!#$%&amp;()*+-;&lt;=&gt;?@^_{}[]/\:&quot;&quot;&quot;&quot;&quot;;[.D814]+1;1);MID(&quot;0123456789ABCDEFGHJKLMNPQRSTUVWXYZabcdefghijklmnpqrstuvwxyz!#$%&amp;()*+-;&lt;=&gt;?@^_{}[]/\:&quot;&quot;&quot;&quot;&quot;;[.E814]+1;1);MID(&quot;0123456789ABCDEFGHJKLMNPQRSTUVWXYZabcdefghijklmnpqrstuvwxyz!#$%&amp;()*+-;&lt;=&gt;?@^_{}[]/\:&quot;&quot;&quot;&quot;&quot;;[.F814]+1;1);MID(&quot;0123456789ABCDEFGHJKLMNPQRSTUVWXYZabcdefghijklmnpqrstuvwxyz!#$%&amp;()*+-;&lt;=&gt;?@^_{}[]/\:&quot;&quot;&quot;&quot;&quot;;[.G814]+1;1))" office:value-type="string" office:string-value="^W[1" calcext:value-type="string">
            <text:p>^W[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5280b8b252b49ba18220f3a8a30b3695a493d5268cc27f82ca8b2b37c9d9c1a</text:p>
          </table:table-cell>
          <table:table-cell table:formula="of:=HEX2DEC(MID([.A815];1;8))+HEX2DEC(MID([.A815];9;8))+HEX2DEC(MID([.A815];17;8))+HEX2DEC(MID([.A815];25;8))+HEX2DEC(MID([.A815];33;8))+HEX2DEC(MID([.A815];41;8))+HEX2DEC(MID([.A815];49;8))+HEX2DEC(MID([.A815];57;8))" office:value-type="float" office:value="12230708223" calcext:value-type="float">
            <text:p>12230708223</text:p>
          </table:table-cell>
          <table:table-cell table:formula="of:= MOD([.B815];85^4)" office:value-type="float" office:value="15761973" calcext:value-type="float">
            <text:p>15761973</text:p>
          </table:table-cell>
          <table:table-cell table:formula="of:=MOD(((((([.C815]-[.G815])/85)-[.F815])/85)-[.E815])/85;85)" office:value-type="float" office:value="25" calcext:value-type="float">
            <text:p>25</text:p>
          </table:table-cell>
          <table:table-cell table:formula="of:=MOD(((([.C815]-[.G815])/85)-[.F815])/85;85)" office:value-type="float" office:value="56" calcext:value-type="float">
            <text:p>56</text:p>
          </table:table-cell>
          <table:table-cell table:formula="of:=MOD(([.C815]-[.G815])/85;85)" office:value-type="float" office:value="49" calcext:value-type="float">
            <text:p>49</text:p>
          </table:table-cell>
          <table:table-cell table:formula="of:=MOD([.C815];85)" office:value-type="float" office:value="83" calcext:value-type="float">
            <text:p>83</text:p>
          </table:table-cell>
          <table:table-cell table:formula="of:=COM.MICROSOFT.CONCAT(MID(&quot;0123456789ABCDEFGHJKLMNPQRSTUVWXYZabcdefghijklmnpqrstuvwxyz!#$%&amp;()*+-;&lt;=&gt;?@^_{}[]/\:&quot;&quot;&quot;&quot;&quot;;[.D815]+1;1);MID(&quot;0123456789ABCDEFGHJKLMNPQRSTUVWXYZabcdefghijklmnpqrstuvwxyz!#$%&amp;()*+-;&lt;=&gt;?@^_{}[]/\:&quot;&quot;&quot;&quot;&quot;;[.E815]+1;1);MID(&quot;0123456789ABCDEFGHJKLMNPQRSTUVWXYZabcdefghijklmnpqrstuvwxyz!#$%&amp;()*+-;&lt;=&gt;?@^_{}[]/\:&quot;&quot;&quot;&quot;&quot;;[.F815]+1;1);MID(&quot;0123456789ABCDEFGHJKLMNPQRSTUVWXYZabcdefghijklmnpqrstuvwxyz!#$%&amp;()*+-;&lt;=&gt;?@^_{}[]/\:&quot;&quot;&quot;&quot;&quot;;[.G815]+1;1))" office:value-type="string" office:string-value="Rxq:" calcext:value-type="string">
            <text:p>Rxq: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b1e4876f2609cab54dbb0e3be5dfd728a7fdec0cf108b54f5f4e269a0b44e33</text:p>
          </table:table-cell>
          <table:table-cell table:formula="of:=HEX2DEC(MID([.A816];1;8))+HEX2DEC(MID([.A816];9;8))+HEX2DEC(MID([.A816];17;8))+HEX2DEC(MID([.A816];25;8))+HEX2DEC(MID([.A816];33;8))+HEX2DEC(MID([.A816];41;8))+HEX2DEC(MID([.A816];49;8))+HEX2DEC(MID([.A816];57;8))" office:value-type="float" office:value="24711933478" calcext:value-type="float">
            <text:p>24711933478</text:p>
          </table:table-cell>
          <table:table-cell table:formula="of:= MOD([.B816];85^4)" office:value-type="float" office:value="21037853" calcext:value-type="float">
            <text:p>21037853</text:p>
          </table:table-cell>
          <table:table-cell table:formula="of:=MOD(((((([.C816]-[.G816])/85)-[.F816])/85)-[.E816])/85;85)" office:value-type="float" office:value="34" calcext:value-type="float">
            <text:p>34</text:p>
          </table:table-cell>
          <table:table-cell table:formula="of:=MOD(((([.C816]-[.G816])/85)-[.F816])/85;85)" office:value-type="float" office:value="21" calcext:value-type="float">
            <text:p>21</text:p>
          </table:table-cell>
          <table:table-cell table:formula="of:=MOD(([.C816]-[.G816])/85;85)" office:value-type="float" office:value="69" calcext:value-type="float">
            <text:p>69</text:p>
          </table:table-cell>
          <table:table-cell table:formula="of:=MOD([.C816];85)" office:value-type="float" office:value="13" calcext:value-type="float">
            <text:p>13</text:p>
          </table:table-cell>
          <table:table-cell table:formula="of:=COM.MICROSOFT.CONCAT(MID(&quot;0123456789ABCDEFGHJKLMNPQRSTUVWXYZabcdefghijklmnpqrstuvwxyz!#$%&amp;()*+-;&lt;=&gt;?@^_{}[]/\:&quot;&quot;&quot;&quot;&quot;;[.D816]+1;1);MID(&quot;0123456789ABCDEFGHJKLMNPQRSTUVWXYZabcdefghijklmnpqrstuvwxyz!#$%&amp;()*+-;&lt;=&gt;?@^_{}[]/\:&quot;&quot;&quot;&quot;&quot;;[.E816]+1;1);MID(&quot;0123456789ABCDEFGHJKLMNPQRSTUVWXYZabcdefghijklmnpqrstuvwxyz!#$%&amp;()*+-;&lt;=&gt;?@^_{}[]/\:&quot;&quot;&quot;&quot;&quot;;[.F816]+1;1);MID(&quot;0123456789ABCDEFGHJKLMNPQRSTUVWXYZabcdefghijklmnpqrstuvwxyz!#$%&amp;()*+-;&lt;=&gt;?@^_{}[]/\:&quot;&quot;&quot;&quot;&quot;;[.G816]+1;1))" office:value-type="string" office:string-value="aM;D" calcext:value-type="string">
            <text:p>aM;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f27fdcfc02e676d555c62cd0ea114173f0729527d67ed39d55532cdf28d9d36</text:p>
          </table:table-cell>
          <table:table-cell table:formula="of:=HEX2DEC(MID([.A817];1;8))+HEX2DEC(MID([.A817];9;8))+HEX2DEC(MID([.A817];17;8))+HEX2DEC(MID([.A817];25;8))+HEX2DEC(MID([.A817];33;8))+HEX2DEC(MID([.A817];41;8))+HEX2DEC(MID([.A817];49;8))+HEX2DEC(MID([.A817];57;8))" office:value-type="float" office:value="18381914798" calcext:value-type="float">
            <text:p>18381914798</text:p>
          </table:table-cell>
          <table:table-cell table:formula="of:= MOD([.B817];85^4)" office:value-type="float" office:value="7294798" calcext:value-type="float">
            <text:p>7294798</text:p>
          </table:table-cell>
          <table:table-cell table:formula="of:=MOD(((((([.C817]-[.G817])/85)-[.F817])/85)-[.E817])/85;85)" office:value-type="float" office:value="11" calcext:value-type="float">
            <text:p>11</text:p>
          </table:table-cell>
          <table:table-cell table:formula="of:=MOD(((([.C817]-[.G817])/85)-[.F817])/85;85)" office:value-type="float" office:value="74" calcext:value-type="float">
            <text:p>74</text:p>
          </table:table-cell>
          <table:table-cell table:formula="of:=MOD(([.C817]-[.G817])/85;85)" office:value-type="float" office:value="56" calcext:value-type="float">
            <text:p>56</text:p>
          </table:table-cell>
          <table:table-cell table:formula="of:=MOD([.C817];85)" office:value-type="float" office:value="13" calcext:value-type="float">
            <text:p>13</text:p>
          </table:table-cell>
          <table:table-cell table:formula="of:=COM.MICROSOFT.CONCAT(MID(&quot;0123456789ABCDEFGHJKLMNPQRSTUVWXYZabcdefghijklmnpqrstuvwxyz!#$%&amp;()*+-;&lt;=&gt;?@^_{}[]/\:&quot;&quot;&quot;&quot;&quot;;[.D817]+1;1);MID(&quot;0123456789ABCDEFGHJKLMNPQRSTUVWXYZabcdefghijklmnpqrstuvwxyz!#$%&amp;()*+-;&lt;=&gt;?@^_{}[]/\:&quot;&quot;&quot;&quot;&quot;;[.E817]+1;1);MID(&quot;0123456789ABCDEFGHJKLMNPQRSTUVWXYZabcdefghijklmnpqrstuvwxyz!#$%&amp;()*+-;&lt;=&gt;?@^_{}[]/\:&quot;&quot;&quot;&quot;&quot;;[.F817]+1;1);MID(&quot;0123456789ABCDEFGHJKLMNPQRSTUVWXYZabcdefghijklmnpqrstuvwxyz!#$%&amp;()*+-;&lt;=&gt;?@^_{}[]/\:&quot;&quot;&quot;&quot;&quot;;[.G817]+1;1))" office:value-type="string" office:string-value="B@xD" calcext:value-type="string">
            <text:p>B@x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65c3b5412f433d25f9e09f18af2027c07650b7493014ba4242167e104f8f849</text:p>
          </table:table-cell>
          <table:table-cell table:formula="of:=HEX2DEC(MID([.A818];1;8))+HEX2DEC(MID([.A818];9;8))+HEX2DEC(MID([.A818];17;8))+HEX2DEC(MID([.A818];25;8))+HEX2DEC(MID([.A818];33;8))+HEX2DEC(MID([.A818];41;8))+HEX2DEC(MID([.A818];49;8))+HEX2DEC(MID([.A818];57;8))" office:value-type="float" office:value="11666535125" calcext:value-type="float">
            <text:p>11666535125</text:p>
          </table:table-cell>
          <table:table-cell table:formula="of:= MOD([.B818];85^4)" office:value-type="float" office:value="25795750" calcext:value-type="float">
            <text:p>25795750</text:p>
          </table:table-cell>
          <table:table-cell table:formula="of:=MOD(((((([.C818]-[.G818])/85)-[.F818])/85)-[.E818])/85;85)" office:value-type="float" office:value="42" calcext:value-type="float">
            <text:p>42</text:p>
          </table:table-cell>
          <table:table-cell table:formula="of:=MOD(((([.C818]-[.G818])/85)-[.F818])/85;85)" office:value-type="float" office:value="0" calcext:value-type="float">
            <text:p>0</text:p>
          </table:table-cell>
          <table:table-cell table:formula="of:=MOD(([.C818]-[.G818])/85;85)" office:value-type="float" office:value="29" calcext:value-type="float">
            <text:p>29</text:p>
          </table:table-cell>
          <table:table-cell table:formula="of:=MOD([.C818];85)" office:value-type="float" office:value="35" calcext:value-type="float">
            <text:p>35</text:p>
          </table:table-cell>
          <table:table-cell table:formula="of:=COM.MICROSOFT.CONCAT(MID(&quot;0123456789ABCDEFGHJKLMNPQRSTUVWXYZabcdefghijklmnpqrstuvwxyz!#$%&amp;()*+-;&lt;=&gt;?@^_{}[]/\:&quot;&quot;&quot;&quot;&quot;;[.D818]+1;1);MID(&quot;0123456789ABCDEFGHJKLMNPQRSTUVWXYZabcdefghijklmnpqrstuvwxyz!#$%&amp;()*+-;&lt;=&gt;?@^_{}[]/\:&quot;&quot;&quot;&quot;&quot;;[.E818]+1;1);MID(&quot;0123456789ABCDEFGHJKLMNPQRSTUVWXYZabcdefghijklmnpqrstuvwxyz!#$%&amp;()*+-;&lt;=&gt;?@^_{}[]/\:&quot;&quot;&quot;&quot;&quot;;[.F818]+1;1);MID(&quot;0123456789ABCDEFGHJKLMNPQRSTUVWXYZabcdefghijklmnpqrstuvwxyz!#$%&amp;()*+-;&lt;=&gt;?@^_{}[]/\:&quot;&quot;&quot;&quot;&quot;;[.G818]+1;1))" office:value-type="string" office:string-value="i0Vb" calcext:value-type="string">
            <text:p>i0V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94fecfc7c11f6a13916d0677c228e5829c12832fd126848163169611d1effd5</text:p>
          </table:table-cell>
          <table:table-cell table:formula="of:=HEX2DEC(MID([.A819];1;8))+HEX2DEC(MID([.A819];9;8))+HEX2DEC(MID([.A819];17;8))+HEX2DEC(MID([.A819];25;8))+HEX2DEC(MID([.A819];33;8))+HEX2DEC(MID([.A819];41;8))+HEX2DEC(MID([.A819];49;8))+HEX2DEC(MID([.A819];57;8))" office:value-type="float" office:value="13501414412" calcext:value-type="float">
            <text:p>13501414412</text:p>
          </table:table-cell>
          <table:table-cell table:formula="of:= MOD([.B819];85^4)" office:value-type="float" office:value="33653162" calcext:value-type="float">
            <text:p>33653162</text:p>
          </table:table-cell>
          <table:table-cell table:formula="of:=MOD(((((([.C819]-[.G819])/85)-[.F819])/85)-[.E819])/85;85)" office:value-type="float" office:value="54" calcext:value-type="float">
            <text:p>54</text:p>
          </table:table-cell>
          <table:table-cell table:formula="of:=MOD(((([.C819]-[.G819])/85)-[.F819])/85;85)" office:value-type="float" office:value="67" calcext:value-type="float">
            <text:p>67</text:p>
          </table:table-cell>
          <table:table-cell table:formula="of:=MOD(([.C819]-[.G819])/85;85)" office:value-type="float" office:value="74" calcext:value-type="float">
            <text:p>74</text:p>
          </table:table-cell>
          <table:table-cell table:formula="of:=MOD([.C819];85)" office:value-type="float" office:value="47" calcext:value-type="float">
            <text:p>47</text:p>
          </table:table-cell>
          <table:table-cell table:formula="of:=COM.MICROSOFT.CONCAT(MID(&quot;0123456789ABCDEFGHJKLMNPQRSTUVWXYZabcdefghijklmnpqrstuvwxyz!#$%&amp;()*+-;&lt;=&gt;?@^_{}[]/\:&quot;&quot;&quot;&quot;&quot;;[.D819]+1;1);MID(&quot;0123456789ABCDEFGHJKLMNPQRSTUVWXYZabcdefghijklmnpqrstuvwxyz!#$%&amp;()*+-;&lt;=&gt;?@^_{}[]/\:&quot;&quot;&quot;&quot;&quot;;[.E819]+1;1);MID(&quot;0123456789ABCDEFGHJKLMNPQRSTUVWXYZabcdefghijklmnpqrstuvwxyz!#$%&amp;()*+-;&lt;=&gt;?@^_{}[]/\:&quot;&quot;&quot;&quot;&quot;;[.F819]+1;1);MID(&quot;0123456789ABCDEFGHJKLMNPQRSTUVWXYZabcdefghijklmnpqrstuvwxyz!#$%&amp;()*+-;&lt;=&gt;?@^_{}[]/\:&quot;&quot;&quot;&quot;&quot;;[.G819]+1;1))" office:value-type="string" office:string-value="v+@n" calcext:value-type="string">
            <text:p>v+@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93cb23c724c9650c70c0b138961eefc7422ec4c0011ef83616bf7994807eb95</text:p>
          </table:table-cell>
          <table:table-cell table:formula="of:=HEX2DEC(MID([.A820];1;8))+HEX2DEC(MID([.A820];9;8))+HEX2DEC(MID([.A820];17;8))+HEX2DEC(MID([.A820];25;8))+HEX2DEC(MID([.A820];33;8))+HEX2DEC(MID([.A820];41;8))+HEX2DEC(MID([.A820];49;8))+HEX2DEC(MID([.A820];57;8))" office:value-type="float" office:value="14120124824" calcext:value-type="float">
            <text:p>14120124824</text:p>
          </table:table-cell>
          <table:table-cell table:formula="of:= MOD([.B820];85^4)" office:value-type="float" office:value="25956074" calcext:value-type="float">
            <text:p>25956074</text:p>
          </table:table-cell>
          <table:table-cell table:formula="of:=MOD(((((([.C820]-[.G820])/85)-[.F820])/85)-[.E820])/85;85)" office:value-type="float" office:value="42" calcext:value-type="float">
            <text:p>42</text:p>
          </table:table-cell>
          <table:table-cell table:formula="of:=MOD(((([.C820]-[.G820])/85)-[.F820])/85;85)" office:value-type="float" office:value="22" calcext:value-type="float">
            <text:p>22</text:p>
          </table:table-cell>
          <table:table-cell table:formula="of:=MOD(([.C820]-[.G820])/85;85)" office:value-type="float" office:value="45" calcext:value-type="float">
            <text:p>45</text:p>
          </table:table-cell>
          <table:table-cell table:formula="of:=MOD([.C820];85)" office:value-type="float" office:value="49" calcext:value-type="float">
            <text:p>49</text:p>
          </table:table-cell>
          <table:table-cell table:formula="of:=COM.MICROSOFT.CONCAT(MID(&quot;0123456789ABCDEFGHJKLMNPQRSTUVWXYZabcdefghijklmnpqrstuvwxyz!#$%&amp;()*+-;&lt;=&gt;?@^_{}[]/\:&quot;&quot;&quot;&quot;&quot;;[.D820]+1;1);MID(&quot;0123456789ABCDEFGHJKLMNPQRSTUVWXYZabcdefghijklmnpqrstuvwxyz!#$%&amp;()*+-;&lt;=&gt;?@^_{}[]/\:&quot;&quot;&quot;&quot;&quot;;[.E820]+1;1);MID(&quot;0123456789ABCDEFGHJKLMNPQRSTUVWXYZabcdefghijklmnpqrstuvwxyz!#$%&amp;()*+-;&lt;=&gt;?@^_{}[]/\:&quot;&quot;&quot;&quot;&quot;;[.F820]+1;1);MID(&quot;0123456789ABCDEFGHJKLMNPQRSTUVWXYZabcdefghijklmnpqrstuvwxyz!#$%&amp;()*+-;&lt;=&gt;?@^_{}[]/\:&quot;&quot;&quot;&quot;&quot;;[.G820]+1;1))" office:value-type="string" office:string-value="iNlq" calcext:value-type="string">
            <text:p>iNlq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fe2bd7ea2be37bebc39bf7c41d491a7964d3ad1fa48367761b9ab2870644012</text:p>
          </table:table-cell>
          <table:table-cell table:formula="of:=HEX2DEC(MID([.A821];1;8))+HEX2DEC(MID([.A821];9;8))+HEX2DEC(MID([.A821];17;8))+HEX2DEC(MID([.A821];25;8))+HEX2DEC(MID([.A821];33;8))+HEX2DEC(MID([.A821];41;8))+HEX2DEC(MID([.A821];49;8))+HEX2DEC(MID([.A821];57;8))" office:value-type="float" office:value="19384148705" calcext:value-type="float">
            <text:p>19384148705</text:p>
          </table:table-cell>
          <table:table-cell table:formula="of:= MOD([.B821];85^4)" office:value-type="float" office:value="17716830" calcext:value-type="float">
            <text:p>17716830</text:p>
          </table:table-cell>
          <table:table-cell table:formula="of:=MOD(((((([.C821]-[.G821])/85)-[.F821])/85)-[.E821])/85;85)" office:value-type="float" office:value="28" calcext:value-type="float">
            <text:p>28</text:p>
          </table:table-cell>
          <table:table-cell table:formula="of:=MOD(((([.C821]-[.G821])/85)-[.F821])/85;85)" office:value-type="float" office:value="72" calcext:value-type="float">
            <text:p>72</text:p>
          </table:table-cell>
          <table:table-cell table:formula="of:=MOD(([.C821]-[.G821])/85;85)" office:value-type="float" office:value="13" calcext:value-type="float">
            <text:p>13</text:p>
          </table:table-cell>
          <table:table-cell table:formula="of:=MOD([.C821];85)" office:value-type="float" office:value="25" calcext:value-type="float">
            <text:p>25</text:p>
          </table:table-cell>
          <table:table-cell table:formula="of:=COM.MICROSOFT.CONCAT(MID(&quot;0123456789ABCDEFGHJKLMNPQRSTUVWXYZabcdefghijklmnpqrstuvwxyz!#$%&amp;()*+-;&lt;=&gt;?@^_{}[]/\:&quot;&quot;&quot;&quot;&quot;;[.D821]+1;1);MID(&quot;0123456789ABCDEFGHJKLMNPQRSTUVWXYZabcdefghijklmnpqrstuvwxyz!#$%&amp;()*+-;&lt;=&gt;?@^_{}[]/\:&quot;&quot;&quot;&quot;&quot;;[.E821]+1;1);MID(&quot;0123456789ABCDEFGHJKLMNPQRSTUVWXYZabcdefghijklmnpqrstuvwxyz!#$%&amp;()*+-;&lt;=&gt;?@^_{}[]/\:&quot;&quot;&quot;&quot;&quot;;[.F821]+1;1);MID(&quot;0123456789ABCDEFGHJKLMNPQRSTUVWXYZabcdefghijklmnpqrstuvwxyz!#$%&amp;()*+-;&lt;=&gt;?@^_{}[]/\:&quot;&quot;&quot;&quot;&quot;;[.G821]+1;1))" office:value-type="string" office:string-value="U&gt;DR" calcext:value-type="string">
            <text:p>U&gt;D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dbf966b4e9896f57b2413818c1da312eaf41014bb1b353bf425f23edb4618aa</text:p>
          </table:table-cell>
          <table:table-cell table:formula="of:=HEX2DEC(MID([.A822];1;8))+HEX2DEC(MID([.A822];9;8))+HEX2DEC(MID([.A822];17;8))+HEX2DEC(MID([.A822];25;8))+HEX2DEC(MID([.A822];33;8))+HEX2DEC(MID([.A822];41;8))+HEX2DEC(MID([.A822];49;8))+HEX2DEC(MID([.A822];57;8))" office:value-type="float" office:value="21895656490" calcext:value-type="float">
            <text:p>21895656490</text:p>
          </table:table-cell>
          <table:table-cell table:formula="of:= MOD([.B822];85^4)" office:value-type="float" office:value="23594615" calcext:value-type="float">
            <text:p>23594615</text:p>
          </table:table-cell>
          <table:table-cell table:formula="of:=MOD(((((([.C822]-[.G822])/85)-[.F822])/85)-[.E822])/85;85)" office:value-type="float" office:value="38" calcext:value-type="float">
            <text:p>38</text:p>
          </table:table-cell>
          <table:table-cell table:formula="of:=MOD(((([.C822]-[.G822])/85)-[.F822])/85;85)" office:value-type="float" office:value="35" calcext:value-type="float">
            <text:p>35</text:p>
          </table:table-cell>
          <table:table-cell table:formula="of:=MOD(([.C822]-[.G822])/85;85)" office:value-type="float" office:value="58" calcext:value-type="float">
            <text:p>58</text:p>
          </table:table-cell>
          <table:table-cell table:formula="of:=MOD([.C822];85)" office:value-type="float" office:value="60" calcext:value-type="float">
            <text:p>60</text:p>
          </table:table-cell>
          <table:table-cell table:formula="of:=COM.MICROSOFT.CONCAT(MID(&quot;0123456789ABCDEFGHJKLMNPQRSTUVWXYZabcdefghijklmnpqrstuvwxyz!#$%&amp;()*+-;&lt;=&gt;?@^_{}[]/\:&quot;&quot;&quot;&quot;&quot;;[.D822]+1;1);MID(&quot;0123456789ABCDEFGHJKLMNPQRSTUVWXYZabcdefghijklmnpqrstuvwxyz!#$%&amp;()*+-;&lt;=&gt;?@^_{}[]/\:&quot;&quot;&quot;&quot;&quot;;[.E822]+1;1);MID(&quot;0123456789ABCDEFGHJKLMNPQRSTUVWXYZabcdefghijklmnpqrstuvwxyz!#$%&amp;()*+-;&lt;=&gt;?@^_{}[]/\:&quot;&quot;&quot;&quot;&quot;;[.F822]+1;1);MID(&quot;0123456789ABCDEFGHJKLMNPQRSTUVWXYZabcdefghijklmnpqrstuvwxyz!#$%&amp;()*+-;&lt;=&gt;?@^_{}[]/\:&quot;&quot;&quot;&quot;&quot;;[.G822]+1;1))" office:value-type="string" office:string-value="ebz#" calcext:value-type="string">
            <text:p>ebz#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337f07d36e2a81099186db409ba61ef811c5661f99039da665082f3acdb20d1</text:p>
          </table:table-cell>
          <table:table-cell table:formula="of:=HEX2DEC(MID([.A823];1;8))+HEX2DEC(MID([.A823];9;8))+HEX2DEC(MID([.A823];17;8))+HEX2DEC(MID([.A823];25;8))+HEX2DEC(MID([.A823];33;8))+HEX2DEC(MID([.A823];41;8))+HEX2DEC(MID([.A823];49;8))+HEX2DEC(MID([.A823];57;8))" office:value-type="float" office:value="17360591919" calcext:value-type="float">
            <text:p>17360591919</text:p>
          </table:table-cell>
          <table:table-cell table:formula="of:= MOD([.B823];85^4)" office:value-type="float" office:value="29984419" calcext:value-type="float">
            <text:p>29984419</text:p>
          </table:table-cell>
          <table:table-cell table:formula="of:=MOD(((((([.C823]-[.G823])/85)-[.F823])/85)-[.E823])/85;85)" office:value-type="float" office:value="48" calcext:value-type="float">
            <text:p>48</text:p>
          </table:table-cell>
          <table:table-cell table:formula="of:=MOD(((([.C823]-[.G823])/85)-[.F823])/85;85)" office:value-type="float" office:value="70" calcext:value-type="float">
            <text:p>70</text:p>
          </table:table-cell>
          <table:table-cell table:formula="of:=MOD(([.C823]-[.G823])/85;85)" office:value-type="float" office:value="7" calcext:value-type="float">
            <text:p>7</text:p>
          </table:table-cell>
          <table:table-cell table:formula="of:=MOD([.C823];85)" office:value-type="float" office:value="74" calcext:value-type="float">
            <text:p>74</text:p>
          </table:table-cell>
          <table:table-cell table:formula="of:=COM.MICROSOFT.CONCAT(MID(&quot;0123456789ABCDEFGHJKLMNPQRSTUVWXYZabcdefghijklmnpqrstuvwxyz!#$%&amp;()*+-;&lt;=&gt;?@^_{}[]/\:&quot;&quot;&quot;&quot;&quot;;[.D823]+1;1);MID(&quot;0123456789ABCDEFGHJKLMNPQRSTUVWXYZabcdefghijklmnpqrstuvwxyz!#$%&amp;()*+-;&lt;=&gt;?@^_{}[]/\:&quot;&quot;&quot;&quot;&quot;;[.E823]+1;1);MID(&quot;0123456789ABCDEFGHJKLMNPQRSTUVWXYZabcdefghijklmnpqrstuvwxyz!#$%&amp;()*+-;&lt;=&gt;?@^_{}[]/\:&quot;&quot;&quot;&quot;&quot;;[.F823]+1;1);MID(&quot;0123456789ABCDEFGHJKLMNPQRSTUVWXYZabcdefghijklmnpqrstuvwxyz!#$%&amp;()*+-;&lt;=&gt;?@^_{}[]/\:&quot;&quot;&quot;&quot;&quot;;[.G823]+1;1))" office:value-type="string" office:string-value="p&lt;7@" calcext:value-type="string">
            <text:p>p&lt;7@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e03d45178094957b2d2cf598082a9041ee1c170ab394edb6631f27f07484797</text:p>
          </table:table-cell>
          <table:table-cell table:formula="of:=HEX2DEC(MID([.A824];1;8))+HEX2DEC(MID([.A824];9;8))+HEX2DEC(MID([.A824];17;8))+HEX2DEC(MID([.A824];25;8))+HEX2DEC(MID([.A824];33;8))+HEX2DEC(MID([.A824];41;8))+HEX2DEC(MID([.A824];49;8))+HEX2DEC(MID([.A824];57;8))" office:value-type="float" office:value="14780194918" calcext:value-type="float">
            <text:p>14780194918</text:p>
          </table:table-cell>
          <table:table-cell table:formula="of:= MOD([.B824];85^4)" office:value-type="float" office:value="7418043" calcext:value-type="float">
            <text:p>7418043</text:p>
          </table:table-cell>
          <table:table-cell table:formula="of:=MOD(((((([.C824]-[.G824])/85)-[.F824])/85)-[.E824])/85;85)" office:value-type="float" office:value="12" calcext:value-type="float">
            <text:p>12</text:p>
          </table:table-cell>
          <table:table-cell table:formula="of:=MOD(((([.C824]-[.G824])/85)-[.F824])/85;85)" office:value-type="float" office:value="6" calcext:value-type="float">
            <text:p>6</text:p>
          </table:table-cell>
          <table:table-cell table:formula="of:=MOD(([.C824]-[.G824])/85;85)" office:value-type="float" office:value="61" calcext:value-type="float">
            <text:p>61</text:p>
          </table:table-cell>
          <table:table-cell table:formula="of:=MOD([.C824];85)" office:value-type="float" office:value="8" calcext:value-type="float">
            <text:p>8</text:p>
          </table:table-cell>
          <table:table-cell table:formula="of:=COM.MICROSOFT.CONCAT(MID(&quot;0123456789ABCDEFGHJKLMNPQRSTUVWXYZabcdefghijklmnpqrstuvwxyz!#$%&amp;()*+-;&lt;=&gt;?@^_{}[]/\:&quot;&quot;&quot;&quot;&quot;;[.D824]+1;1);MID(&quot;0123456789ABCDEFGHJKLMNPQRSTUVWXYZabcdefghijklmnpqrstuvwxyz!#$%&amp;()*+-;&lt;=&gt;?@^_{}[]/\:&quot;&quot;&quot;&quot;&quot;;[.E824]+1;1);MID(&quot;0123456789ABCDEFGHJKLMNPQRSTUVWXYZabcdefghijklmnpqrstuvwxyz!#$%&amp;()*+-;&lt;=&gt;?@^_{}[]/\:&quot;&quot;&quot;&quot;&quot;;[.F824]+1;1);MID(&quot;0123456789ABCDEFGHJKLMNPQRSTUVWXYZabcdefghijklmnpqrstuvwxyz!#$%&amp;()*+-;&lt;=&gt;?@^_{}[]/\:&quot;&quot;&quot;&quot;&quot;;[.G824]+1;1))" office:value-type="string" office:string-value="C6$8" calcext:value-type="string">
            <text:p>C6$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9e2022b67e3067b4c4d50306b17670dddebc1147ed5c752da85da40c23ea704</text:p>
          </table:table-cell>
          <table:table-cell table:formula="of:=HEX2DEC(MID([.A825];1;8))+HEX2DEC(MID([.A825];9;8))+HEX2DEC(MID([.A825];17;8))+HEX2DEC(MID([.A825];25;8))+HEX2DEC(MID([.A825];33;8))+HEX2DEC(MID([.A825];41;8))+HEX2DEC(MID([.A825];49;8))+HEX2DEC(MID([.A825];57;8))" office:value-type="float" office:value="21251475853" calcext:value-type="float">
            <text:p>21251475853</text:p>
          </table:table-cell>
          <table:table-cell table:formula="of:= MOD([.B825];85^4)" office:value-type="float" office:value="5821478" calcext:value-type="float">
            <text:p>5821478</text:p>
          </table:table-cell>
          <table:table-cell table:formula="of:=MOD(((((([.C825]-[.G825])/85)-[.F825])/85)-[.E825])/85;85)" office:value-type="float" office:value="9" calcext:value-type="float">
            <text:p>9</text:p>
          </table:table-cell>
          <table:table-cell table:formula="of:=MOD(((([.C825]-[.G825])/85)-[.F825])/85;85)" office:value-type="float" office:value="40" calcext:value-type="float">
            <text:p>40</text:p>
          </table:table-cell>
          <table:table-cell table:formula="of:=MOD(([.C825]-[.G825])/85;85)" office:value-type="float" office:value="62" calcext:value-type="float">
            <text:p>62</text:p>
          </table:table-cell>
          <table:table-cell table:formula="of:=MOD([.C825];85)" office:value-type="float" office:value="83" calcext:value-type="float">
            <text:p>83</text:p>
          </table:table-cell>
          <table:table-cell table:formula="of:=COM.MICROSOFT.CONCAT(MID(&quot;0123456789ABCDEFGHJKLMNPQRSTUVWXYZabcdefghijklmnpqrstuvwxyz!#$%&amp;()*+-;&lt;=&gt;?@^_{}[]/\:&quot;&quot;&quot;&quot;&quot;;[.D825]+1;1);MID(&quot;0123456789ABCDEFGHJKLMNPQRSTUVWXYZabcdefghijklmnpqrstuvwxyz!#$%&amp;()*+-;&lt;=&gt;?@^_{}[]/\:&quot;&quot;&quot;&quot;&quot;;[.E825]+1;1);MID(&quot;0123456789ABCDEFGHJKLMNPQRSTUVWXYZabcdefghijklmnpqrstuvwxyz!#$%&amp;()*+-;&lt;=&gt;?@^_{}[]/\:&quot;&quot;&quot;&quot;&quot;;[.F825]+1;1);MID(&quot;0123456789ABCDEFGHJKLMNPQRSTUVWXYZabcdefghijklmnpqrstuvwxyz!#$%&amp;()*+-;&lt;=&gt;?@^_{}[]/\:&quot;&quot;&quot;&quot;&quot;;[.G825]+1;1))" office:value-type="string" office:string-value="9g%:" calcext:value-type="string">
            <text:p>9g%: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a5438b7657ed80921a2f42611ff3539d323c13e97688ad9bebfbe8b702f73ac</text:p>
          </table:table-cell>
          <table:table-cell table:formula="of:=HEX2DEC(MID([.A826];1;8))+HEX2DEC(MID([.A826];9;8))+HEX2DEC(MID([.A826];17;8))+HEX2DEC(MID([.A826];25;8))+HEX2DEC(MID([.A826];33;8))+HEX2DEC(MID([.A826];41;8))+HEX2DEC(MID([.A826];49;8))+HEX2DEC(MID([.A826];57;8))" office:value-type="float" office:value="15517923437" calcext:value-type="float">
            <text:p>15517923437</text:p>
          </table:table-cell>
          <table:table-cell table:formula="of:= MOD([.B826];85^4)" office:value-type="float" office:value="14337812" calcext:value-type="float">
            <text:p>14337812</text:p>
          </table:table-cell>
          <table:table-cell table:formula="of:=MOD(((((([.C826]-[.G826])/85)-[.F826])/85)-[.E826])/85;85)" office:value-type="float" office:value="23" calcext:value-type="float">
            <text:p>23</text:p>
          </table:table-cell>
          <table:table-cell table:formula="of:=MOD(((([.C826]-[.G826])/85)-[.F826])/85;85)" office:value-type="float" office:value="29" calcext:value-type="float">
            <text:p>29</text:p>
          </table:table-cell>
          <table:table-cell table:formula="of:=MOD(([.C826]-[.G826])/85;85)" office:value-type="float" office:value="40" calcext:value-type="float">
            <text:p>40</text:p>
          </table:table-cell>
          <table:table-cell table:formula="of:=MOD([.C826];85)" office:value-type="float" office:value="12" calcext:value-type="float">
            <text:p>12</text:p>
          </table:table-cell>
          <table:table-cell table:formula="of:=COM.MICROSOFT.CONCAT(MID(&quot;0123456789ABCDEFGHJKLMNPQRSTUVWXYZabcdefghijklmnpqrstuvwxyz!#$%&amp;()*+-;&lt;=&gt;?@^_{}[]/\:&quot;&quot;&quot;&quot;&quot;;[.D826]+1;1);MID(&quot;0123456789ABCDEFGHJKLMNPQRSTUVWXYZabcdefghijklmnpqrstuvwxyz!#$%&amp;()*+-;&lt;=&gt;?@^_{}[]/\:&quot;&quot;&quot;&quot;&quot;;[.E826]+1;1);MID(&quot;0123456789ABCDEFGHJKLMNPQRSTUVWXYZabcdefghijklmnpqrstuvwxyz!#$%&amp;()*+-;&lt;=&gt;?@^_{}[]/\:&quot;&quot;&quot;&quot;&quot;;[.F826]+1;1);MID(&quot;0123456789ABCDEFGHJKLMNPQRSTUVWXYZabcdefghijklmnpqrstuvwxyz!#$%&amp;()*+-;&lt;=&gt;?@^_{}[]/\:&quot;&quot;&quot;&quot;&quot;;[.G826]+1;1))" office:value-type="string" office:string-value="PVgC" calcext:value-type="string">
            <text:p>PVg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94a817c3b88b0dc494d8c3f75d565ef06b85291ba2d4c5f92f16623d8c537f7</text:p>
          </table:table-cell>
          <table:table-cell table:formula="of:=HEX2DEC(MID([.A827];1;8))+HEX2DEC(MID([.A827];9;8))+HEX2DEC(MID([.A827];17;8))+HEX2DEC(MID([.A827];25;8))+HEX2DEC(MID([.A827];33;8))+HEX2DEC(MID([.A827];41;8))+HEX2DEC(MID([.A827];49;8))+HEX2DEC(MID([.A827];57;8))" office:value-type="float" office:value="16384156048" calcext:value-type="float">
            <text:p>16384156048</text:p>
          </table:table-cell>
          <table:table-cell table:formula="of:= MOD([.B827];85^4)" office:value-type="float" office:value="45360423" calcext:value-type="float">
            <text:p>45360423</text:p>
          </table:table-cell>
          <table:table-cell table:formula="of:=MOD(((((([.C827]-[.G827])/85)-[.F827])/85)-[.E827])/85;85)" office:value-type="float" office:value="73" calcext:value-type="float">
            <text:p>73</text:p>
          </table:table-cell>
          <table:table-cell table:formula="of:=MOD(((([.C827]-[.G827])/85)-[.F827])/85;85)" office:value-type="float" office:value="73" calcext:value-type="float">
            <text:p>73</text:p>
          </table:table-cell>
          <table:table-cell table:formula="of:=MOD(([.C827]-[.G827])/85;85)" office:value-type="float" office:value="22" calcext:value-type="float">
            <text:p>22</text:p>
          </table:table-cell>
          <table:table-cell table:formula="of:=MOD([.C827];85)" office:value-type="float" office:value="3" calcext:value-type="float">
            <text:p>3</text:p>
          </table:table-cell>
          <table:table-cell table:formula="of:=COM.MICROSOFT.CONCAT(MID(&quot;0123456789ABCDEFGHJKLMNPQRSTUVWXYZabcdefghijklmnpqrstuvwxyz!#$%&amp;()*+-;&lt;=&gt;?@^_{}[]/\:&quot;&quot;&quot;&quot;&quot;;[.D827]+1;1);MID(&quot;0123456789ABCDEFGHJKLMNPQRSTUVWXYZabcdefghijklmnpqrstuvwxyz!#$%&amp;()*+-;&lt;=&gt;?@^_{}[]/\:&quot;&quot;&quot;&quot;&quot;;[.E827]+1;1);MID(&quot;0123456789ABCDEFGHJKLMNPQRSTUVWXYZabcdefghijklmnpqrstuvwxyz!#$%&amp;()*+-;&lt;=&gt;?@^_{}[]/\:&quot;&quot;&quot;&quot;&quot;;[.F827]+1;1);MID(&quot;0123456789ABCDEFGHJKLMNPQRSTUVWXYZabcdefghijklmnpqrstuvwxyz!#$%&amp;()*+-;&lt;=&gt;?@^_{}[]/\:&quot;&quot;&quot;&quot;&quot;;[.G827]+1;1))" office:value-type="string" office:string-value="??N3" calcext:value-type="string">
            <text:p>??N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dc39f24e1a6dc2de7eb86d88654f4e4763b14fe0b8aec6bae2fa44f47de9c62</text:p>
          </table:table-cell>
          <table:table-cell table:formula="of:=HEX2DEC(MID([.A828];1;8))+HEX2DEC(MID([.A828];9;8))+HEX2DEC(MID([.A828];17;8))+HEX2DEC(MID([.A828];25;8))+HEX2DEC(MID([.A828];33;8))+HEX2DEC(MID([.A828];41;8))+HEX2DEC(MID([.A828];49;8))+HEX2DEC(MID([.A828];57;8))" office:value-type="float" office:value="17003657511" calcext:value-type="float">
            <text:p>17003657511</text:p>
          </table:table-cell>
          <table:table-cell table:formula="of:= MOD([.B828];85^4)" office:value-type="float" office:value="38454386" calcext:value-type="float">
            <text:p>38454386</text:p>
          </table:table-cell>
          <table:table-cell table:formula="of:=MOD(((((([.C828]-[.G828])/85)-[.F828])/85)-[.E828])/85;85)" office:value-type="float" office:value="62" calcext:value-type="float">
            <text:p>62</text:p>
          </table:table-cell>
          <table:table-cell table:formula="of:=MOD(((([.C828]-[.G828])/85)-[.F828])/85;85)" office:value-type="float" office:value="52" calcext:value-type="float">
            <text:p>52</text:p>
          </table:table-cell>
          <table:table-cell table:formula="of:=MOD(([.C828]-[.G828])/85;85)" office:value-type="float" office:value="34" calcext:value-type="float">
            <text:p>34</text:p>
          </table:table-cell>
          <table:table-cell table:formula="of:=MOD([.C828];85)" office:value-type="float" office:value="46" calcext:value-type="float">
            <text:p>46</text:p>
          </table:table-cell>
          <table:table-cell table:formula="of:=COM.MICROSOFT.CONCAT(MID(&quot;0123456789ABCDEFGHJKLMNPQRSTUVWXYZabcdefghijklmnpqrstuvwxyz!#$%&amp;()*+-;&lt;=&gt;?@^_{}[]/\:&quot;&quot;&quot;&quot;&quot;;[.D828]+1;1);MID(&quot;0123456789ABCDEFGHJKLMNPQRSTUVWXYZabcdefghijklmnpqrstuvwxyz!#$%&amp;()*+-;&lt;=&gt;?@^_{}[]/\:&quot;&quot;&quot;&quot;&quot;;[.E828]+1;1);MID(&quot;0123456789ABCDEFGHJKLMNPQRSTUVWXYZabcdefghijklmnpqrstuvwxyz!#$%&amp;()*+-;&lt;=&gt;?@^_{}[]/\:&quot;&quot;&quot;&quot;&quot;;[.F828]+1;1);MID(&quot;0123456789ABCDEFGHJKLMNPQRSTUVWXYZabcdefghijklmnpqrstuvwxyz!#$%&amp;()*+-;&lt;=&gt;?@^_{}[]/\:&quot;&quot;&quot;&quot;&quot;;[.G828]+1;1))" office:value-type="string" office:string-value="%tam" calcext:value-type="string">
            <text:p>%ta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cb7384e128764b54f5c165e58507c28d450b56714f55c24012765f01917e706</text:p>
          </table:table-cell>
          <table:table-cell table:formula="of:=HEX2DEC(MID([.A829];1;8))+HEX2DEC(MID([.A829];9;8))+HEX2DEC(MID([.A829];17;8))+HEX2DEC(MID([.A829];25;8))+HEX2DEC(MID([.A829];33;8))+HEX2DEC(MID([.A829];41;8))+HEX2DEC(MID([.A829];49;8))+HEX2DEC(MID([.A829];57;8))" office:value-type="float" office:value="8228212234" calcext:value-type="float">
            <text:p>8228212234</text:p>
          </table:table-cell>
          <table:table-cell table:formula="of:= MOD([.B829];85^4)" office:value-type="float" office:value="32714109" calcext:value-type="float">
            <text:p>32714109</text:p>
          </table:table-cell>
          <table:table-cell table:formula="of:=MOD(((((([.C829]-[.G829])/85)-[.F829])/85)-[.E829])/85;85)" office:value-type="float" office:value="53" calcext:value-type="float">
            <text:p>53</text:p>
          </table:table-cell>
          <table:table-cell table:formula="of:=MOD(((([.C829]-[.G829])/85)-[.F829])/85;85)" office:value-type="float" office:value="22" calcext:value-type="float">
            <text:p>22</text:p>
          </table:table-cell>
          <table:table-cell table:formula="of:=MOD(([.C829]-[.G829])/85;85)" office:value-type="float" office:value="76" calcext:value-type="float">
            <text:p>76</text:p>
          </table:table-cell>
          <table:table-cell table:formula="of:=MOD([.C829];85)" office:value-type="float" office:value="74" calcext:value-type="float">
            <text:p>74</text:p>
          </table:table-cell>
          <table:table-cell table:formula="of:=COM.MICROSOFT.CONCAT(MID(&quot;0123456789ABCDEFGHJKLMNPQRSTUVWXYZabcdefghijklmnpqrstuvwxyz!#$%&amp;()*+-;&lt;=&gt;?@^_{}[]/\:&quot;&quot;&quot;&quot;&quot;;[.D829]+1;1);MID(&quot;0123456789ABCDEFGHJKLMNPQRSTUVWXYZabcdefghijklmnpqrstuvwxyz!#$%&amp;()*+-;&lt;=&gt;?@^_{}[]/\:&quot;&quot;&quot;&quot;&quot;;[.E829]+1;1);MID(&quot;0123456789ABCDEFGHJKLMNPQRSTUVWXYZabcdefghijklmnpqrstuvwxyz!#$%&amp;()*+-;&lt;=&gt;?@^_{}[]/\:&quot;&quot;&quot;&quot;&quot;;[.F829]+1;1);MID(&quot;0123456789ABCDEFGHJKLMNPQRSTUVWXYZabcdefghijklmnpqrstuvwxyz!#$%&amp;()*+-;&lt;=&gt;?@^_{}[]/\:&quot;&quot;&quot;&quot;&quot;;[.G829]+1;1))" office:value-type="string" office:string-value="uN_@" calcext:value-type="string">
            <text:p>uN_@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92f9b09674069091f3cd5b7e1e36cb1322fcb6fa16595a5edb88f38edcd1c28</text:p>
          </table:table-cell>
          <table:table-cell table:formula="of:=HEX2DEC(MID([.A830];1;8))+HEX2DEC(MID([.A830];9;8))+HEX2DEC(MID([.A830];17;8))+HEX2DEC(MID([.A830];25;8))+HEX2DEC(MID([.A830];33;8))+HEX2DEC(MID([.A830];41;8))+HEX2DEC(MID([.A830];49;8))+HEX2DEC(MID([.A830];57;8))" office:value-type="float" office:value="18264838894" calcext:value-type="float">
            <text:p>18264838894</text:p>
          </table:table-cell>
          <table:table-cell table:formula="of:= MOD([.B830];85^4)" office:value-type="float" office:value="46820769" calcext:value-type="float">
            <text:p>46820769</text:p>
          </table:table-cell>
          <table:table-cell table:formula="of:=MOD(((((([.C830]-[.G830])/85)-[.F830])/85)-[.E830])/85;85)" office:value-type="float" office:value="76" calcext:value-type="float">
            <text:p>76</text:p>
          </table:table-cell>
          <table:table-cell table:formula="of:=MOD(((([.C830]-[.G830])/85)-[.F830])/85;85)" office:value-type="float" office:value="20" calcext:value-type="float">
            <text:p>20</text:p>
          </table:table-cell>
          <table:table-cell table:formula="of:=MOD(([.C830]-[.G830])/85;85)" office:value-type="float" office:value="32" calcext:value-type="float">
            <text:p>32</text:p>
          </table:table-cell>
          <table:table-cell table:formula="of:=MOD([.C830];85)" office:value-type="float" office:value="49" calcext:value-type="float">
            <text:p>49</text:p>
          </table:table-cell>
          <table:table-cell table:formula="of:=COM.MICROSOFT.CONCAT(MID(&quot;0123456789ABCDEFGHJKLMNPQRSTUVWXYZabcdefghijklmnpqrstuvwxyz!#$%&amp;()*+-;&lt;=&gt;?@^_{}[]/\:&quot;&quot;&quot;&quot;&quot;;[.D830]+1;1);MID(&quot;0123456789ABCDEFGHJKLMNPQRSTUVWXYZabcdefghijklmnpqrstuvwxyz!#$%&amp;()*+-;&lt;=&gt;?@^_{}[]/\:&quot;&quot;&quot;&quot;&quot;;[.E830]+1;1);MID(&quot;0123456789ABCDEFGHJKLMNPQRSTUVWXYZabcdefghijklmnpqrstuvwxyz!#$%&amp;()*+-;&lt;=&gt;?@^_{}[]/\:&quot;&quot;&quot;&quot;&quot;;[.F830]+1;1);MID(&quot;0123456789ABCDEFGHJKLMNPQRSTUVWXYZabcdefghijklmnpqrstuvwxyz!#$%&amp;()*+-;&lt;=&gt;?@^_{}[]/\:&quot;&quot;&quot;&quot;&quot;;[.G830]+1;1))" office:value-type="string" office:string-value="_LYq" calcext:value-type="string">
            <text:p>_LYq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02f8e59b39769bce3a413b06ca1ca1b52d785bd6d8768b1a7ff21ce21c5e69</text:p>
          </table:table-cell>
          <table:table-cell table:formula="of:=HEX2DEC(MID([.A831];1;8))+HEX2DEC(MID([.A831];9;8))+HEX2DEC(MID([.A831];17;8))+HEX2DEC(MID([.A831];25;8))+HEX2DEC(MID([.A831];33;8))+HEX2DEC(MID([.A831];41;8))+HEX2DEC(MID([.A831];49;8))+HEX2DEC(MID([.A831];57;8))" office:value-type="float" office:value="19946212551" calcext:value-type="float">
            <text:p>19946212551</text:p>
          </table:table-cell>
          <table:table-cell table:formula="of:= MOD([.B831];85^4)" office:value-type="float" office:value="5573801" calcext:value-type="float">
            <text:p>5573801</text:p>
          </table:table-cell>
          <table:table-cell table:formula="of:=MOD(((((([.C831]-[.G831])/85)-[.F831])/85)-[.E831])/85;85)" office:value-type="float" office:value="9" calcext:value-type="float">
            <text:p>9</text:p>
          </table:table-cell>
          <table:table-cell table:formula="of:=MOD(((([.C831]-[.G831])/85)-[.F831])/85;85)" office:value-type="float" office:value="6" calcext:value-type="float">
            <text:p>6</text:p>
          </table:table-cell>
          <table:table-cell table:formula="of:=MOD(([.C831]-[.G831])/85;85)" office:value-type="float" office:value="39" calcext:value-type="float">
            <text:p>39</text:p>
          </table:table-cell>
          <table:table-cell table:formula="of:=MOD([.C831];85)" office:value-type="float" office:value="11" calcext:value-type="float">
            <text:p>11</text:p>
          </table:table-cell>
          <table:table-cell table:formula="of:=COM.MICROSOFT.CONCAT(MID(&quot;0123456789ABCDEFGHJKLMNPQRSTUVWXYZabcdefghijklmnpqrstuvwxyz!#$%&amp;()*+-;&lt;=&gt;?@^_{}[]/\:&quot;&quot;&quot;&quot;&quot;;[.D831]+1;1);MID(&quot;0123456789ABCDEFGHJKLMNPQRSTUVWXYZabcdefghijklmnpqrstuvwxyz!#$%&amp;()*+-;&lt;=&gt;?@^_{}[]/\:&quot;&quot;&quot;&quot;&quot;;[.E831]+1;1);MID(&quot;0123456789ABCDEFGHJKLMNPQRSTUVWXYZabcdefghijklmnpqrstuvwxyz!#$%&amp;()*+-;&lt;=&gt;?@^_{}[]/\:&quot;&quot;&quot;&quot;&quot;;[.F831]+1;1);MID(&quot;0123456789ABCDEFGHJKLMNPQRSTUVWXYZabcdefghijklmnpqrstuvwxyz!#$%&amp;()*+-;&lt;=&gt;?@^_{}[]/\:&quot;&quot;&quot;&quot;&quot;;[.G831]+1;1))" office:value-type="string" office:string-value="96fB" calcext:value-type="string">
            <text:p>96f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e6e4c7b2ef0b6a5513c7b7a5f8c2a97ae683fb2a9186dde008f64778dee3b4a</text:p>
          </table:table-cell>
          <table:table-cell table:formula="of:=HEX2DEC(MID([.A832];1;8))+HEX2DEC(MID([.A832];9;8))+HEX2DEC(MID([.A832];17;8))+HEX2DEC(MID([.A832];25;8))+HEX2DEC(MID([.A832];33;8))+HEX2DEC(MID([.A832];41;8))+HEX2DEC(MID([.A832];49;8))+HEX2DEC(MID([.A832];57;8))" office:value-type="float" office:value="14028240514" calcext:value-type="float">
            <text:p>14028240514</text:p>
          </table:table-cell>
          <table:table-cell table:formula="of:= MOD([.B832];85^4)" office:value-type="float" office:value="38473014" calcext:value-type="float">
            <text:p>38473014</text:p>
          </table:table-cell>
          <table:table-cell table:formula="of:=MOD(((((([.C832]-[.G832])/85)-[.F832])/85)-[.E832])/85;85)" office:value-type="float" office:value="62" calcext:value-type="float">
            <text:p>62</text:p>
          </table:table-cell>
          <table:table-cell table:formula="of:=MOD(((([.C832]-[.G832])/85)-[.F832])/85;85)" office:value-type="float" office:value="54" calcext:value-type="float">
            <text:p>54</text:p>
          </table:table-cell>
          <table:table-cell table:formula="of:=MOD(([.C832]-[.G832])/85;85)" office:value-type="float" office:value="83" calcext:value-type="float">
            <text:p>83</text:p>
          </table:table-cell>
          <table:table-cell table:formula="of:=MOD([.C832];85)" office:value-type="float" office:value="59" calcext:value-type="float">
            <text:p>59</text:p>
          </table:table-cell>
          <table:table-cell table:formula="of:=COM.MICROSOFT.CONCAT(MID(&quot;0123456789ABCDEFGHJKLMNPQRSTUVWXYZabcdefghijklmnpqrstuvwxyz!#$%&amp;()*+-;&lt;=&gt;?@^_{}[]/\:&quot;&quot;&quot;&quot;&quot;;[.D832]+1;1);MID(&quot;0123456789ABCDEFGHJKLMNPQRSTUVWXYZabcdefghijklmnpqrstuvwxyz!#$%&amp;()*+-;&lt;=&gt;?@^_{}[]/\:&quot;&quot;&quot;&quot;&quot;;[.E832]+1;1);MID(&quot;0123456789ABCDEFGHJKLMNPQRSTUVWXYZabcdefghijklmnpqrstuvwxyz!#$%&amp;()*+-;&lt;=&gt;?@^_{}[]/\:&quot;&quot;&quot;&quot;&quot;;[.F832]+1;1);MID(&quot;0123456789ABCDEFGHJKLMNPQRSTUVWXYZabcdefghijklmnpqrstuvwxyz!#$%&amp;()*+-;&lt;=&gt;?@^_{}[]/\:&quot;&quot;&quot;&quot;&quot;;[.G832]+1;1))" office:value-type="string" office:string-value="%v:!" calcext:value-type="string">
            <text:p>%v: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3dc988705cf620254b9d196379816ef9eb78cdf56f146866cc78951c378462e</text:p>
          </table:table-cell>
          <table:table-cell table:formula="of:=HEX2DEC(MID([.A833];1;8))+HEX2DEC(MID([.A833];9;8))+HEX2DEC(MID([.A833];17;8))+HEX2DEC(MID([.A833];25;8))+HEX2DEC(MID([.A833];33;8))+HEX2DEC(MID([.A833];41;8))+HEX2DEC(MID([.A833];49;8))+HEX2DEC(MID([.A833];57;8))" office:value-type="float" office:value="14426736114" calcext:value-type="float">
            <text:p>14426736114</text:p>
          </table:table-cell>
          <table:table-cell table:formula="of:= MOD([.B833];85^4)" office:value-type="float" office:value="19363614" calcext:value-type="float">
            <text:p>19363614</text:p>
          </table:table-cell>
          <table:table-cell table:formula="of:=MOD(((((([.C833]-[.G833])/85)-[.F833])/85)-[.E833])/85;85)" office:value-type="float" office:value="31" calcext:value-type="float">
            <text:p>31</text:p>
          </table:table-cell>
          <table:table-cell table:formula="of:=MOD(((([.C833]-[.G833])/85)-[.F833])/85;85)" office:value-type="float" office:value="45" calcext:value-type="float">
            <text:p>45</text:p>
          </table:table-cell>
          <table:table-cell table:formula="of:=MOD(([.C833]-[.G833])/85;85)" office:value-type="float" office:value="7" calcext:value-type="float">
            <text:p>7</text:p>
          </table:table-cell>
          <table:table-cell table:formula="of:=MOD([.C833];85)" office:value-type="float" office:value="19" calcext:value-type="float">
            <text:p>19</text:p>
          </table:table-cell>
          <table:table-cell table:formula="of:=COM.MICROSOFT.CONCAT(MID(&quot;0123456789ABCDEFGHJKLMNPQRSTUVWXYZabcdefghijklmnpqrstuvwxyz!#$%&amp;()*+-;&lt;=&gt;?@^_{}[]/\:&quot;&quot;&quot;&quot;&quot;;[.D833]+1;1);MID(&quot;0123456789ABCDEFGHJKLMNPQRSTUVWXYZabcdefghijklmnpqrstuvwxyz!#$%&amp;()*+-;&lt;=&gt;?@^_{}[]/\:&quot;&quot;&quot;&quot;&quot;;[.E833]+1;1);MID(&quot;0123456789ABCDEFGHJKLMNPQRSTUVWXYZabcdefghijklmnpqrstuvwxyz!#$%&amp;()*+-;&lt;=&gt;?@^_{}[]/\:&quot;&quot;&quot;&quot;&quot;;[.F833]+1;1);MID(&quot;0123456789ABCDEFGHJKLMNPQRSTUVWXYZabcdefghijklmnpqrstuvwxyz!#$%&amp;()*+-;&lt;=&gt;?@^_{}[]/\:&quot;&quot;&quot;&quot;&quot;;[.G833]+1;1))" office:value-type="string" office:string-value="Xl7K" calcext:value-type="string">
            <text:p>Xl7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1c5ee908b9b1850bf789868a3fbfc38e4bfeb90a5e23d2ed0d8885c977c6f06</text:p>
          </table:table-cell>
          <table:table-cell table:formula="of:=HEX2DEC(MID([.A834];1;8))+HEX2DEC(MID([.A834];9;8))+HEX2DEC(MID([.A834];17;8))+HEX2DEC(MID([.A834];25;8))+HEX2DEC(MID([.A834];33;8))+HEX2DEC(MID([.A834];41;8))+HEX2DEC(MID([.A834];49;8))+HEX2DEC(MID([.A834];57;8))" office:value-type="float" office:value="24491375520" calcext:value-type="float">
            <text:p>24491375520</text:p>
          </table:table-cell>
          <table:table-cell table:formula="of:= MOD([.B834];85^4)" office:value-type="float" office:value="9282395" calcext:value-type="float">
            <text:p>9282395</text:p>
          </table:table-cell>
          <table:table-cell table:formula="of:=MOD(((((([.C834]-[.G834])/85)-[.F834])/85)-[.E834])/85;85)" office:value-type="float" office:value="15" calcext:value-type="float">
            <text:p>15</text:p>
          </table:table-cell>
          <table:table-cell table:formula="of:=MOD(((([.C834]-[.G834])/85)-[.F834])/85;85)" office:value-type="float" office:value="9" calcext:value-type="float">
            <text:p>9</text:p>
          </table:table-cell>
          <table:table-cell table:formula="of:=MOD(([.C834]-[.G834])/85;85)" office:value-type="float" office:value="64" calcext:value-type="float">
            <text:p>64</text:p>
          </table:table-cell>
          <table:table-cell table:formula="of:=MOD([.C834];85)" office:value-type="float" office:value="55" calcext:value-type="float">
            <text:p>55</text:p>
          </table:table-cell>
          <table:table-cell table:formula="of:=COM.MICROSOFT.CONCAT(MID(&quot;0123456789ABCDEFGHJKLMNPQRSTUVWXYZabcdefghijklmnpqrstuvwxyz!#$%&amp;()*+-;&lt;=&gt;?@^_{}[]/\:&quot;&quot;&quot;&quot;&quot;;[.D834]+1;1);MID(&quot;0123456789ABCDEFGHJKLMNPQRSTUVWXYZabcdefghijklmnpqrstuvwxyz!#$%&amp;()*+-;&lt;=&gt;?@^_{}[]/\:&quot;&quot;&quot;&quot;&quot;;[.E834]+1;1);MID(&quot;0123456789ABCDEFGHJKLMNPQRSTUVWXYZabcdefghijklmnpqrstuvwxyz!#$%&amp;()*+-;&lt;=&gt;?@^_{}[]/\:&quot;&quot;&quot;&quot;&quot;;[.F834]+1;1);MID(&quot;0123456789ABCDEFGHJKLMNPQRSTUVWXYZabcdefghijklmnpqrstuvwxyz!#$%&amp;()*+-;&lt;=&gt;?@^_{}[]/\:&quot;&quot;&quot;&quot;&quot;;[.G834]+1;1))" office:value-type="string" office:string-value="F9(w" calcext:value-type="string">
            <text:p>F9(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0b10a6f23369059339a4e0ed6ea97daab93247d0cb2c8397a6dbd99de47ceb0</text:p>
          </table:table-cell>
          <table:table-cell table:formula="of:=HEX2DEC(MID([.A835];1;8))+HEX2DEC(MID([.A835];9;8))+HEX2DEC(MID([.A835];17;8))+HEX2DEC(MID([.A835];25;8))+HEX2DEC(MID([.A835];33;8))+HEX2DEC(MID([.A835];41;8))+HEX2DEC(MID([.A835];49;8))+HEX2DEC(MID([.A835];57;8))" office:value-type="float" office:value="16096164271" calcext:value-type="float">
            <text:p>16096164271</text:p>
          </table:table-cell>
          <table:table-cell table:formula="of:= MOD([.B835];85^4)" office:value-type="float" office:value="18371771" calcext:value-type="float">
            <text:p>18371771</text:p>
          </table:table-cell>
          <table:table-cell table:formula="of:=MOD(((((([.C835]-[.G835])/85)-[.F835])/85)-[.E835])/85;85)" office:value-type="float" office:value="29" calcext:value-type="float">
            <text:p>29</text:p>
          </table:table-cell>
          <table:table-cell table:formula="of:=MOD(((([.C835]-[.G835])/85)-[.F835])/85;85)" office:value-type="float" office:value="77" calcext:value-type="float">
            <text:p>77</text:p>
          </table:table-cell>
          <table:table-cell table:formula="of:=MOD(([.C835]-[.G835])/85;85)" office:value-type="float" office:value="68" calcext:value-type="float">
            <text:p>68</text:p>
          </table:table-cell>
          <table:table-cell table:formula="of:=MOD([.C835];85)" office:value-type="float" office:value="41" calcext:value-type="float">
            <text:p>41</text:p>
          </table:table-cell>
          <table:table-cell table:formula="of:=COM.MICROSOFT.CONCAT(MID(&quot;0123456789ABCDEFGHJKLMNPQRSTUVWXYZabcdefghijklmnpqrstuvwxyz!#$%&amp;()*+-;&lt;=&gt;?@^_{}[]/\:&quot;&quot;&quot;&quot;&quot;;[.D835]+1;1);MID(&quot;0123456789ABCDEFGHJKLMNPQRSTUVWXYZabcdefghijklmnpqrstuvwxyz!#$%&amp;()*+-;&lt;=&gt;?@^_{}[]/\:&quot;&quot;&quot;&quot;&quot;;[.E835]+1;1);MID(&quot;0123456789ABCDEFGHJKLMNPQRSTUVWXYZabcdefghijklmnpqrstuvwxyz!#$%&amp;()*+-;&lt;=&gt;?@^_{}[]/\:&quot;&quot;&quot;&quot;&quot;;[.F835]+1;1);MID(&quot;0123456789ABCDEFGHJKLMNPQRSTUVWXYZabcdefghijklmnpqrstuvwxyz!#$%&amp;()*+-;&lt;=&gt;?@^_{}[]/\:&quot;&quot;&quot;&quot;&quot;;[.G835]+1;1))" office:value-type="string" office:string-value="V{-h" calcext:value-type="string">
            <text:p>V{-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6175a7fd7e3134f19883cfa1159ee1dd134d74eec2da7ac3887aa53095927b4</text:p>
          </table:table-cell>
          <table:table-cell table:formula="of:=HEX2DEC(MID([.A836];1;8))+HEX2DEC(MID([.A836];9;8))+HEX2DEC(MID([.A836];17;8))+HEX2DEC(MID([.A836];25;8))+HEX2DEC(MID([.A836];33;8))+HEX2DEC(MID([.A836];41;8))+HEX2DEC(MID([.A836];49;8))+HEX2DEC(MID([.A836];57;8))" office:value-type="float" office:value="15705565670" calcext:value-type="float">
            <text:p>15705565670</text:p>
          </table:table-cell>
          <table:table-cell table:formula="of:= MOD([.B836];85^4)" office:value-type="float" office:value="45378170" calcext:value-type="float">
            <text:p>45378170</text:p>
          </table:table-cell>
          <table:table-cell table:formula="of:=MOD(((((([.C836]-[.G836])/85)-[.F836])/85)-[.E836])/85;85)" office:value-type="float" office:value="73" calcext:value-type="float">
            <text:p>73</text:p>
          </table:table-cell>
          <table:table-cell table:formula="of:=MOD(((([.C836]-[.G836])/85)-[.F836])/85;85)" office:value-type="float" office:value="75" calcext:value-type="float">
            <text:p>75</text:p>
          </table:table-cell>
          <table:table-cell table:formula="of:=MOD(([.C836]-[.G836])/85;85)" office:value-type="float" office:value="60" calcext:value-type="float">
            <text:p>60</text:p>
          </table:table-cell>
          <table:table-cell table:formula="of:=MOD([.C836];85)" office:value-type="float" office:value="70" calcext:value-type="float">
            <text:p>70</text:p>
          </table:table-cell>
          <table:table-cell table:formula="of:=COM.MICROSOFT.CONCAT(MID(&quot;0123456789ABCDEFGHJKLMNPQRSTUVWXYZabcdefghijklmnpqrstuvwxyz!#$%&amp;()*+-;&lt;=&gt;?@^_{}[]/\:&quot;&quot;&quot;&quot;&quot;;[.D836]+1;1);MID(&quot;0123456789ABCDEFGHJKLMNPQRSTUVWXYZabcdefghijklmnpqrstuvwxyz!#$%&amp;()*+-;&lt;=&gt;?@^_{}[]/\:&quot;&quot;&quot;&quot;&quot;;[.E836]+1;1);MID(&quot;0123456789ABCDEFGHJKLMNPQRSTUVWXYZabcdefghijklmnpqrstuvwxyz!#$%&amp;()*+-;&lt;=&gt;?@^_{}[]/\:&quot;&quot;&quot;&quot;&quot;;[.F836]+1;1);MID(&quot;0123456789ABCDEFGHJKLMNPQRSTUVWXYZabcdefghijklmnpqrstuvwxyz!#$%&amp;()*+-;&lt;=&gt;?@^_{}[]/\:&quot;&quot;&quot;&quot;&quot;;[.G836]+1;1))" office:value-type="string" office:string-value="?^#&lt;" calcext:value-type="string">
            <text:p>?^#&lt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0eb8e60a2b80a40f0b02d35ca1e88deee60774debf4d1e9ad90d393b4f8ad8f</text:p>
          </table:table-cell>
          <table:table-cell table:formula="of:=HEX2DEC(MID([.A837];1;8))+HEX2DEC(MID([.A837];9;8))+HEX2DEC(MID([.A837];17;8))+HEX2DEC(MID([.A837];25;8))+HEX2DEC(MID([.A837];33;8))+HEX2DEC(MID([.A837];41;8))+HEX2DEC(MID([.A837];49;8))+HEX2DEC(MID([.A837];57;8))" office:value-type="float" office:value="24885926155" calcext:value-type="float">
            <text:p>24885926155</text:p>
          </table:table-cell>
          <table:table-cell table:formula="of:= MOD([.B837];85^4)" office:value-type="float" office:value="38428655" calcext:value-type="float">
            <text:p>38428655</text:p>
          </table:table-cell>
          <table:table-cell table:formula="of:=MOD(((((([.C837]-[.G837])/85)-[.F837])/85)-[.E837])/85;85)" office:value-type="float" office:value="62" calcext:value-type="float">
            <text:p>62</text:p>
          </table:table-cell>
          <table:table-cell table:formula="of:=MOD(((([.C837]-[.G837])/85)-[.F837])/85;85)" office:value-type="float" office:value="48" calcext:value-type="float">
            <text:p>48</text:p>
          </table:table-cell>
          <table:table-cell table:formula="of:=MOD(([.C837]-[.G837])/85;85)" office:value-type="float" office:value="71" calcext:value-type="float">
            <text:p>71</text:p>
          </table:table-cell>
          <table:table-cell table:formula="of:=MOD([.C837];85)" office:value-type="float" office:value="70" calcext:value-type="float">
            <text:p>70</text:p>
          </table:table-cell>
          <table:table-cell table:formula="of:=COM.MICROSOFT.CONCAT(MID(&quot;0123456789ABCDEFGHJKLMNPQRSTUVWXYZabcdefghijklmnpqrstuvwxyz!#$%&amp;()*+-;&lt;=&gt;?@^_{}[]/\:&quot;&quot;&quot;&quot;&quot;;[.D837]+1;1);MID(&quot;0123456789ABCDEFGHJKLMNPQRSTUVWXYZabcdefghijklmnpqrstuvwxyz!#$%&amp;()*+-;&lt;=&gt;?@^_{}[]/\:&quot;&quot;&quot;&quot;&quot;;[.E837]+1;1);MID(&quot;0123456789ABCDEFGHJKLMNPQRSTUVWXYZabcdefghijklmnpqrstuvwxyz!#$%&amp;()*+-;&lt;=&gt;?@^_{}[]/\:&quot;&quot;&quot;&quot;&quot;;[.F837]+1;1);MID(&quot;0123456789ABCDEFGHJKLMNPQRSTUVWXYZabcdefghijklmnpqrstuvwxyz!#$%&amp;()*+-;&lt;=&gt;?@^_{}[]/\:&quot;&quot;&quot;&quot;&quot;;[.G837]+1;1))" office:value-type="string" office:string-value="%p=&lt;" calcext:value-type="string">
            <text:p>%p=&lt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56eb1532f2488b42af1f615f65cc2df9570a3cde47976bd83c447c12077e7a</text:p>
          </table:table-cell>
          <table:table-cell table:formula="of:=HEX2DEC(MID([.A838];1;8))+HEX2DEC(MID([.A838];9;8))+HEX2DEC(MID([.A838];17;8))+HEX2DEC(MID([.A838];25;8))+HEX2DEC(MID([.A838];33;8))+HEX2DEC(MID([.A838];41;8))+HEX2DEC(MID([.A838];49;8))+HEX2DEC(MID([.A838];57;8))" office:value-type="float" office:value="16060023755" calcext:value-type="float">
            <text:p>16060023755</text:p>
          </table:table-cell>
          <table:table-cell table:formula="of:= MOD([.B838];85^4)" office:value-type="float" office:value="34431880" calcext:value-type="float">
            <text:p>34431880</text:p>
          </table:table-cell>
          <table:table-cell table:formula="of:=MOD(((((([.C838]-[.G838])/85)-[.F838])/85)-[.E838])/85;85)" office:value-type="float" office:value="56" calcext:value-type="float">
            <text:p>56</text:p>
          </table:table-cell>
          <table:table-cell table:formula="of:=MOD(((([.C838]-[.G838])/85)-[.F838])/85;85)" office:value-type="float" office:value="5" calcext:value-type="float">
            <text:p>5</text:p>
          </table:table-cell>
          <table:table-cell table:formula="of:=MOD(([.C838]-[.G838])/85;85)" office:value-type="float" office:value="55" calcext:value-type="float">
            <text:p>55</text:p>
          </table:table-cell>
          <table:table-cell table:formula="of:=MOD([.C838];85)" office:value-type="float" office:value="80" calcext:value-type="float">
            <text:p>80</text:p>
          </table:table-cell>
          <table:table-cell table:formula="of:=COM.MICROSOFT.CONCAT(MID(&quot;0123456789ABCDEFGHJKLMNPQRSTUVWXYZabcdefghijklmnpqrstuvwxyz!#$%&amp;()*+-;&lt;=&gt;?@^_{}[]/\:&quot;&quot;&quot;&quot;&quot;;[.D838]+1;1);MID(&quot;0123456789ABCDEFGHJKLMNPQRSTUVWXYZabcdefghijklmnpqrstuvwxyz!#$%&amp;()*+-;&lt;=&gt;?@^_{}[]/\:&quot;&quot;&quot;&quot;&quot;;[.E838]+1;1);MID(&quot;0123456789ABCDEFGHJKLMNPQRSTUVWXYZabcdefghijklmnpqrstuvwxyz!#$%&amp;()*+-;&lt;=&gt;?@^_{}[]/\:&quot;&quot;&quot;&quot;&quot;;[.F838]+1;1);MID(&quot;0123456789ABCDEFGHJKLMNPQRSTUVWXYZabcdefghijklmnpqrstuvwxyz!#$%&amp;()*+-;&lt;=&gt;?@^_{}[]/\:&quot;&quot;&quot;&quot;&quot;;[.G838]+1;1))" office:value-type="string" office:string-value="x5w]" calcext:value-type="string">
            <text:p>x5w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edbee9b729ca56a6d6d116736ecf148d725afb6cde9d57c82434b777b652ed2</text:p>
          </table:table-cell>
          <table:table-cell table:formula="of:=HEX2DEC(MID([.A839];1;8))+HEX2DEC(MID([.A839];9;8))+HEX2DEC(MID([.A839];17;8))+HEX2DEC(MID([.A839];25;8))+HEX2DEC(MID([.A839];33;8))+HEX2DEC(MID([.A839];41;8))+HEX2DEC(MID([.A839];49;8))+HEX2DEC(MID([.A839];57;8))" office:value-type="float" office:value="16786298415" calcext:value-type="float">
            <text:p>16786298415</text:p>
          </table:table-cell>
          <table:table-cell table:formula="of:= MOD([.B839];85^4)" office:value-type="float" office:value="29897790" calcext:value-type="float">
            <text:p>29897790</text:p>
          </table:table-cell>
          <table:table-cell table:formula="of:=MOD(((((([.C839]-[.G839])/85)-[.F839])/85)-[.E839])/85;85)" office:value-type="float" office:value="48" calcext:value-type="float">
            <text:p>48</text:p>
          </table:table-cell>
          <table:table-cell table:formula="of:=MOD(((([.C839]-[.G839])/85)-[.F839])/85;85)" office:value-type="float" office:value="58" calcext:value-type="float">
            <text:p>58</text:p>
          </table:table-cell>
          <table:table-cell table:formula="of:=MOD(([.C839]-[.G839])/85;85)" office:value-type="float" office:value="8" calcext:value-type="float">
            <text:p>8</text:p>
          </table:table-cell>
          <table:table-cell table:formula="of:=MOD([.C839];85)" office:value-type="float" office:value="60" calcext:value-type="float">
            <text:p>60</text:p>
          </table:table-cell>
          <table:table-cell table:formula="of:=COM.MICROSOFT.CONCAT(MID(&quot;0123456789ABCDEFGHJKLMNPQRSTUVWXYZabcdefghijklmnpqrstuvwxyz!#$%&amp;()*+-;&lt;=&gt;?@^_{}[]/\:&quot;&quot;&quot;&quot;&quot;;[.D839]+1;1);MID(&quot;0123456789ABCDEFGHJKLMNPQRSTUVWXYZabcdefghijklmnpqrstuvwxyz!#$%&amp;()*+-;&lt;=&gt;?@^_{}[]/\:&quot;&quot;&quot;&quot;&quot;;[.E839]+1;1);MID(&quot;0123456789ABCDEFGHJKLMNPQRSTUVWXYZabcdefghijklmnpqrstuvwxyz!#$%&amp;()*+-;&lt;=&gt;?@^_{}[]/\:&quot;&quot;&quot;&quot;&quot;;[.F839]+1;1);MID(&quot;0123456789ABCDEFGHJKLMNPQRSTUVWXYZabcdefghijklmnpqrstuvwxyz!#$%&amp;()*+-;&lt;=&gt;?@^_{}[]/\:&quot;&quot;&quot;&quot;&quot;;[.G839]+1;1))" office:value-type="string" office:string-value="pz8#" calcext:value-type="string">
            <text:p>pz8#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92927e78c3182d65433ea8b23d27ae80bc9e363543de62be0ee0594fc46452b</text:p>
          </table:table-cell>
          <table:table-cell table:formula="of:=HEX2DEC(MID([.A840];1;8))+HEX2DEC(MID([.A840];9;8))+HEX2DEC(MID([.A840];17;8))+HEX2DEC(MID([.A840];25;8))+HEX2DEC(MID([.A840];33;8))+HEX2DEC(MID([.A840];41;8))+HEX2DEC(MID([.A840];49;8))+HEX2DEC(MID([.A840];57;8))" office:value-type="float" office:value="14405149821" calcext:value-type="float">
            <text:p>14405149821</text:p>
          </table:table-cell>
          <table:table-cell table:formula="of:= MOD([.B840];85^4)" office:value-type="float" office:value="49977946" calcext:value-type="float">
            <text:p>49977946</text:p>
          </table:table-cell>
          <table:table-cell table:formula="of:=MOD(((((([.C840]-[.G840])/85)-[.F840])/85)-[.E840])/85;85)" office:value-type="float" office:value="81" calcext:value-type="float">
            <text:p>81</text:p>
          </table:table-cell>
          <table:table-cell table:formula="of:=MOD(((([.C840]-[.G840])/85)-[.F840])/85;85)" office:value-type="float" office:value="32" calcext:value-type="float">
            <text:p>32</text:p>
          </table:table-cell>
          <table:table-cell table:formula="of:=MOD(([.C840]-[.G840])/85;85)" office:value-type="float" office:value="30" calcext:value-type="float">
            <text:p>30</text:p>
          </table:table-cell>
          <table:table-cell table:formula="of:=MOD([.C840];85)" office:value-type="float" office:value="71" calcext:value-type="float">
            <text:p>71</text:p>
          </table:table-cell>
          <table:table-cell table:formula="of:=COM.MICROSOFT.CONCAT(MID(&quot;0123456789ABCDEFGHJKLMNPQRSTUVWXYZabcdefghijklmnpqrstuvwxyz!#$%&amp;()*+-;&lt;=&gt;?@^_{}[]/\:&quot;&quot;&quot;&quot;&quot;;[.D840]+1;1);MID(&quot;0123456789ABCDEFGHJKLMNPQRSTUVWXYZabcdefghijklmnpqrstuvwxyz!#$%&amp;()*+-;&lt;=&gt;?@^_{}[]/\:&quot;&quot;&quot;&quot;&quot;;[.E840]+1;1);MID(&quot;0123456789ABCDEFGHJKLMNPQRSTUVWXYZabcdefghijklmnpqrstuvwxyz!#$%&amp;()*+-;&lt;=&gt;?@^_{}[]/\:&quot;&quot;&quot;&quot;&quot;;[.F840]+1;1);MID(&quot;0123456789ABCDEFGHJKLMNPQRSTUVWXYZabcdefghijklmnpqrstuvwxyz!#$%&amp;()*+-;&lt;=&gt;?@^_{}[]/\:&quot;&quot;&quot;&quot;&quot;;[.G840]+1;1))" office:value-type="string" office:string-value="/YW=" calcext:value-type="string">
            <text:p>/YW=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9c30b22b87524d336a9d32593b7e245f5be7333b93fd29cbc05a51a40a66996</text:p>
          </table:table-cell>
          <table:table-cell table:formula="of:=HEX2DEC(MID([.A841];1;8))+HEX2DEC(MID([.A841];9;8))+HEX2DEC(MID([.A841];17;8))+HEX2DEC(MID([.A841];25;8))+HEX2DEC(MID([.A841];33;8))+HEX2DEC(MID([.A841];41;8))+HEX2DEC(MID([.A841];49;8))+HEX2DEC(MID([.A841];57;8))" office:value-type="float" office:value="21345090014" calcext:value-type="float">
            <text:p>21345090014</text:p>
          </table:table-cell>
          <table:table-cell table:formula="of:= MOD([.B841];85^4)" office:value-type="float" office:value="47235014" calcext:value-type="float">
            <text:p>47235014</text:p>
          </table:table-cell>
          <table:table-cell table:formula="of:=MOD(((((([.C841]-[.G841])/85)-[.F841])/85)-[.E841])/85;85)" office:value-type="float" office:value="76" calcext:value-type="float">
            <text:p>76</text:p>
          </table:table-cell>
          <table:table-cell table:formula="of:=MOD(((([.C841]-[.G841])/85)-[.F841])/85;85)" office:value-type="float" office:value="77" calcext:value-type="float">
            <text:p>77</text:p>
          </table:table-cell>
          <table:table-cell table:formula="of:=MOD(([.C841]-[.G841])/85;85)" office:value-type="float" office:value="61" calcext:value-type="float">
            <text:p>61</text:p>
          </table:table-cell>
          <table:table-cell table:formula="of:=MOD([.C841];85)" office:value-type="float" office:value="4" calcext:value-type="float">
            <text:p>4</text:p>
          </table:table-cell>
          <table:table-cell table:formula="of:=COM.MICROSOFT.CONCAT(MID(&quot;0123456789ABCDEFGHJKLMNPQRSTUVWXYZabcdefghijklmnpqrstuvwxyz!#$%&amp;()*+-;&lt;=&gt;?@^_{}[]/\:&quot;&quot;&quot;&quot;&quot;;[.D841]+1;1);MID(&quot;0123456789ABCDEFGHJKLMNPQRSTUVWXYZabcdefghijklmnpqrstuvwxyz!#$%&amp;()*+-;&lt;=&gt;?@^_{}[]/\:&quot;&quot;&quot;&quot;&quot;;[.E841]+1;1);MID(&quot;0123456789ABCDEFGHJKLMNPQRSTUVWXYZabcdefghijklmnpqrstuvwxyz!#$%&amp;()*+-;&lt;=&gt;?@^_{}[]/\:&quot;&quot;&quot;&quot;&quot;;[.F841]+1;1);MID(&quot;0123456789ABCDEFGHJKLMNPQRSTUVWXYZabcdefghijklmnpqrstuvwxyz!#$%&amp;()*+-;&lt;=&gt;?@^_{}[]/\:&quot;&quot;&quot;&quot;&quot;;[.G841]+1;1))" office:value-type="string" office:string-value="_{$4" calcext:value-type="string">
            <text:p>_{$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ef8b568d6ceda5268ebf214d69eec6bf3fd9031c538a1a6ad5aac0d75e95d75</text:p>
          </table:table-cell>
          <table:table-cell table:formula="of:=HEX2DEC(MID([.A842];1;8))+HEX2DEC(MID([.A842];9;8))+HEX2DEC(MID([.A842];17;8))+HEX2DEC(MID([.A842];25;8))+HEX2DEC(MID([.A842];33;8))+HEX2DEC(MID([.A842];41;8))+HEX2DEC(MID([.A842];49;8))+HEX2DEC(MID([.A842];57;8))" office:value-type="float" office:value="21773461906" calcext:value-type="float">
            <text:p>21773461906</text:p>
          </table:table-cell>
          <table:table-cell table:formula="of:= MOD([.B842];85^4)" office:value-type="float" office:value="5801281" calcext:value-type="float">
            <text:p>5801281</text:p>
          </table:table-cell>
          <table:table-cell table:formula="of:=MOD(((((([.C842]-[.G842])/85)-[.F842])/85)-[.E842])/85;85)" office:value-type="float" office:value="9" calcext:value-type="float">
            <text:p>9</text:p>
          </table:table-cell>
          <table:table-cell table:formula="of:=MOD(((([.C842]-[.G842])/85)-[.F842])/85;85)" office:value-type="float" office:value="37" calcext:value-type="float">
            <text:p>37</text:p>
          </table:table-cell>
          <table:table-cell table:formula="of:=MOD(([.C842]-[.G842])/85;85)" office:value-type="float" office:value="80" calcext:value-type="float">
            <text:p>80</text:p>
          </table:table-cell>
          <table:table-cell table:formula="of:=MOD([.C842];85)" office:value-type="float" office:value="31" calcext:value-type="float">
            <text:p>31</text:p>
          </table:table-cell>
          <table:table-cell table:formula="of:=COM.MICROSOFT.CONCAT(MID(&quot;0123456789ABCDEFGHJKLMNPQRSTUVWXYZabcdefghijklmnpqrstuvwxyz!#$%&amp;()*+-;&lt;=&gt;?@^_{}[]/\:&quot;&quot;&quot;&quot;&quot;;[.D842]+1;1);MID(&quot;0123456789ABCDEFGHJKLMNPQRSTUVWXYZabcdefghijklmnpqrstuvwxyz!#$%&amp;()*+-;&lt;=&gt;?@^_{}[]/\:&quot;&quot;&quot;&quot;&quot;;[.E842]+1;1);MID(&quot;0123456789ABCDEFGHJKLMNPQRSTUVWXYZabcdefghijklmnpqrstuvwxyz!#$%&amp;()*+-;&lt;=&gt;?@^_{}[]/\:&quot;&quot;&quot;&quot;&quot;;[.F842]+1;1);MID(&quot;0123456789ABCDEFGHJKLMNPQRSTUVWXYZabcdefghijklmnpqrstuvwxyz!#$%&amp;()*+-;&lt;=&gt;?@^_{}[]/\:&quot;&quot;&quot;&quot;&quot;;[.G842]+1;1))" office:value-type="string" office:string-value="9d]X" calcext:value-type="string">
            <text:p>9d]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964eafdc685eb25641b61a7e613b893063b577ca9b851350519bc6b04842d74</text:p>
          </table:table-cell>
          <table:table-cell table:formula="of:=HEX2DEC(MID([.A843];1;8))+HEX2DEC(MID([.A843];9;8))+HEX2DEC(MID([.A843];17;8))+HEX2DEC(MID([.A843];25;8))+HEX2DEC(MID([.A843];33;8))+HEX2DEC(MID([.A843];41;8))+HEX2DEC(MID([.A843];49;8))+HEX2DEC(MID([.A843];57;8))" office:value-type="float" office:value="16167699180" calcext:value-type="float">
            <text:p>16167699180</text:p>
          </table:table-cell>
          <table:table-cell table:formula="of:= MOD([.B843];85^4)" office:value-type="float" office:value="37706055" calcext:value-type="float">
            <text:p>37706055</text:p>
          </table:table-cell>
          <table:table-cell table:formula="of:=MOD(((((([.C843]-[.G843])/85)-[.F843])/85)-[.E843])/85;85)" office:value-type="float" office:value="61" calcext:value-type="float">
            <text:p>61</text:p>
          </table:table-cell>
          <table:table-cell table:formula="of:=MOD(((([.C843]-[.G843])/85)-[.F843])/85;85)" office:value-type="float" office:value="33" calcext:value-type="float">
            <text:p>33</text:p>
          </table:table-cell>
          <table:table-cell table:formula="of:=MOD(([.C843]-[.G843])/85;85)" office:value-type="float" office:value="70" calcext:value-type="float">
            <text:p>70</text:p>
          </table:table-cell>
          <table:table-cell table:formula="of:=MOD([.C843];85)" office:value-type="float" office:value="55" calcext:value-type="float">
            <text:p>55</text:p>
          </table:table-cell>
          <table:table-cell table:formula="of:=COM.MICROSOFT.CONCAT(MID(&quot;0123456789ABCDEFGHJKLMNPQRSTUVWXYZabcdefghijklmnpqrstuvwxyz!#$%&amp;()*+-;&lt;=&gt;?@^_{}[]/\:&quot;&quot;&quot;&quot;&quot;;[.D843]+1;1);MID(&quot;0123456789ABCDEFGHJKLMNPQRSTUVWXYZabcdefghijklmnpqrstuvwxyz!#$%&amp;()*+-;&lt;=&gt;?@^_{}[]/\:&quot;&quot;&quot;&quot;&quot;;[.E843]+1;1);MID(&quot;0123456789ABCDEFGHJKLMNPQRSTUVWXYZabcdefghijklmnpqrstuvwxyz!#$%&amp;()*+-;&lt;=&gt;?@^_{}[]/\:&quot;&quot;&quot;&quot;&quot;;[.F843]+1;1);MID(&quot;0123456789ABCDEFGHJKLMNPQRSTUVWXYZabcdefghijklmnpqrstuvwxyz!#$%&amp;()*+-;&lt;=&gt;?@^_{}[]/\:&quot;&quot;&quot;&quot;&quot;;[.G843]+1;1))" office:value-type="string" office:string-value="$Z&lt;w" calcext:value-type="string">
            <text:p>$Z&lt;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3ac2ed0ee62464af8f29e40e26a3e0540899380c8b13b570f2491756bea85f3</text:p>
          </table:table-cell>
          <table:table-cell table:formula="of:=HEX2DEC(MID([.A844];1;8))+HEX2DEC(MID([.A844];9;8))+HEX2DEC(MID([.A844];17;8))+HEX2DEC(MID([.A844];25;8))+HEX2DEC(MID([.A844];33;8))+HEX2DEC(MID([.A844];41;8))+HEX2DEC(MID([.A844];49;8))+HEX2DEC(MID([.A844];57;8))" office:value-type="float" office:value="21771925406" calcext:value-type="float">
            <text:p>21771925406</text:p>
          </table:table-cell>
          <table:table-cell table:formula="of:= MOD([.B844];85^4)" office:value-type="float" office:value="4264781" calcext:value-type="float">
            <text:p>4264781</text:p>
          </table:table-cell>
          <table:table-cell table:formula="of:=MOD(((((([.C844]-[.G844])/85)-[.F844])/85)-[.E844])/85;85)" office:value-type="float" office:value="6" calcext:value-type="float">
            <text:p>6</text:p>
          </table:table-cell>
          <table:table-cell table:formula="of:=MOD(((([.C844]-[.G844])/85)-[.F844])/85;85)" office:value-type="float" office:value="80" calcext:value-type="float">
            <text:p>80</text:p>
          </table:table-cell>
          <table:table-cell table:formula="of:=MOD(([.C844]-[.G844])/85;85)" office:value-type="float" office:value="23" calcext:value-type="float">
            <text:p>23</text:p>
          </table:table-cell>
          <table:table-cell table:formula="of:=MOD([.C844];85)" office:value-type="float" office:value="76" calcext:value-type="float">
            <text:p>76</text:p>
          </table:table-cell>
          <table:table-cell table:formula="of:=COM.MICROSOFT.CONCAT(MID(&quot;0123456789ABCDEFGHJKLMNPQRSTUVWXYZabcdefghijklmnpqrstuvwxyz!#$%&amp;()*+-;&lt;=&gt;?@^_{}[]/\:&quot;&quot;&quot;&quot;&quot;;[.D844]+1;1);MID(&quot;0123456789ABCDEFGHJKLMNPQRSTUVWXYZabcdefghijklmnpqrstuvwxyz!#$%&amp;()*+-;&lt;=&gt;?@^_{}[]/\:&quot;&quot;&quot;&quot;&quot;;[.E844]+1;1);MID(&quot;0123456789ABCDEFGHJKLMNPQRSTUVWXYZabcdefghijklmnpqrstuvwxyz!#$%&amp;()*+-;&lt;=&gt;?@^_{}[]/\:&quot;&quot;&quot;&quot;&quot;;[.F844]+1;1);MID(&quot;0123456789ABCDEFGHJKLMNPQRSTUVWXYZabcdefghijklmnpqrstuvwxyz!#$%&amp;()*+-;&lt;=&gt;?@^_{}[]/\:&quot;&quot;&quot;&quot;&quot;;[.G844]+1;1))" office:value-type="string" office:string-value="6]P_" calcext:value-type="string">
            <text:p>6]P_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d5f6ffe8a29e1f9d9107fcced580b494f66adbf34d46aa6df3d79d298053b92</text:p>
          </table:table-cell>
          <table:table-cell table:formula="of:=HEX2DEC(MID([.A845];1;8))+HEX2DEC(MID([.A845];9;8))+HEX2DEC(MID([.A845];17;8))+HEX2DEC(MID([.A845];25;8))+HEX2DEC(MID([.A845];33;8))+HEX2DEC(MID([.A845];41;8))+HEX2DEC(MID([.A845];49;8))+HEX2DEC(MID([.A845];57;8))" office:value-type="float" office:value="20559407829" calcext:value-type="float">
            <text:p>20559407829</text:p>
          </table:table-cell>
          <table:table-cell table:formula="of:= MOD([.B845];85^4)" office:value-type="float" office:value="44562204" calcext:value-type="float">
            <text:p>44562204</text:p>
          </table:table-cell>
          <table:table-cell table:formula="of:=MOD(((((([.C845]-[.G845])/85)-[.F845])/85)-[.E845])/85;85)" office:value-type="float" office:value="72" calcext:value-type="float">
            <text:p>72</text:p>
          </table:table-cell>
          <table:table-cell table:formula="of:=MOD(((([.C845]-[.G845])/85)-[.F845])/85;85)" office:value-type="float" office:value="47" calcext:value-type="float">
            <text:p>47</text:p>
          </table:table-cell>
          <table:table-cell table:formula="of:=MOD(([.C845]-[.G845])/85;85)" office:value-type="float" office:value="66" calcext:value-type="float">
            <text:p>66</text:p>
          </table:table-cell>
          <table:table-cell table:formula="of:=MOD([.C845];85)" office:value-type="float" office:value="19" calcext:value-type="float">
            <text:p>19</text:p>
          </table:table-cell>
          <table:table-cell table:formula="of:=COM.MICROSOFT.CONCAT(MID(&quot;0123456789ABCDEFGHJKLMNPQRSTUVWXYZabcdefghijklmnpqrstuvwxyz!#$%&amp;()*+-;&lt;=&gt;?@^_{}[]/\:&quot;&quot;&quot;&quot;&quot;;[.D845]+1;1);MID(&quot;0123456789ABCDEFGHJKLMNPQRSTUVWXYZabcdefghijklmnpqrstuvwxyz!#$%&amp;()*+-;&lt;=&gt;?@^_{}[]/\:&quot;&quot;&quot;&quot;&quot;;[.E845]+1;1);MID(&quot;0123456789ABCDEFGHJKLMNPQRSTUVWXYZabcdefghijklmnpqrstuvwxyz!#$%&amp;()*+-;&lt;=&gt;?@^_{}[]/\:&quot;&quot;&quot;&quot;&quot;;[.F845]+1;1);MID(&quot;0123456789ABCDEFGHJKLMNPQRSTUVWXYZabcdefghijklmnpqrstuvwxyz!#$%&amp;()*+-;&lt;=&gt;?@^_{}[]/\:&quot;&quot;&quot;&quot;&quot;;[.G845]+1;1))" office:value-type="string" office:string-value="&gt;n*K" calcext:value-type="string">
            <text:p>&gt;n*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99eb94fcbba5b1a9be203c9fd98b7ebd3e6650c31e2604c2b9ec704e38eb83c</text:p>
          </table:table-cell>
          <table:table-cell table:formula="of:=HEX2DEC(MID([.A846];1;8))+HEX2DEC(MID([.A846];9;8))+HEX2DEC(MID([.A846];17;8))+HEX2DEC(MID([.A846];25;8))+HEX2DEC(MID([.A846];33;8))+HEX2DEC(MID([.A846];41;8))+HEX2DEC(MID([.A846];49;8))+HEX2DEC(MID([.A846];57;8))" office:value-type="float" office:value="21538411701" calcext:value-type="float">
            <text:p>21538411701</text:p>
          </table:table-cell>
          <table:table-cell table:formula="of:= MOD([.B846];85^4)" office:value-type="float" office:value="31754201" calcext:value-type="float">
            <text:p>31754201</text:p>
          </table:table-cell>
          <table:table-cell table:formula="of:=MOD(((((([.C846]-[.G846])/85)-[.F846])/85)-[.E846])/85;85)" office:value-type="float" office:value="51" calcext:value-type="float">
            <text:p>51</text:p>
          </table:table-cell>
          <table:table-cell table:formula="of:=MOD(((([.C846]-[.G846])/85)-[.F846])/85;85)" office:value-type="float" office:value="60" calcext:value-type="float">
            <text:p>60</text:p>
          </table:table-cell>
          <table:table-cell table:formula="of:=MOD(([.C846]-[.G846])/85;85)" office:value-type="float" office:value="3" calcext:value-type="float">
            <text:p>3</text:p>
          </table:table-cell>
          <table:table-cell table:formula="of:=MOD([.C846];85)" office:value-type="float" office:value="71" calcext:value-type="float">
            <text:p>71</text:p>
          </table:table-cell>
          <table:table-cell table:formula="of:=COM.MICROSOFT.CONCAT(MID(&quot;0123456789ABCDEFGHJKLMNPQRSTUVWXYZabcdefghijklmnpqrstuvwxyz!#$%&amp;()*+-;&lt;=&gt;?@^_{}[]/\:&quot;&quot;&quot;&quot;&quot;;[.D846]+1;1);MID(&quot;0123456789ABCDEFGHJKLMNPQRSTUVWXYZabcdefghijklmnpqrstuvwxyz!#$%&amp;()*+-;&lt;=&gt;?@^_{}[]/\:&quot;&quot;&quot;&quot;&quot;;[.E846]+1;1);MID(&quot;0123456789ABCDEFGHJKLMNPQRSTUVWXYZabcdefghijklmnpqrstuvwxyz!#$%&amp;()*+-;&lt;=&gt;?@^_{}[]/\:&quot;&quot;&quot;&quot;&quot;;[.F846]+1;1);MID(&quot;0123456789ABCDEFGHJKLMNPQRSTUVWXYZabcdefghijklmnpqrstuvwxyz!#$%&amp;()*+-;&lt;=&gt;?@^_{}[]/\:&quot;&quot;&quot;&quot;&quot;;[.G846]+1;1))" office:value-type="string" office:string-value="s#3=" calcext:value-type="string">
            <text:p>s#3=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50fb46b422406b2b0fc89c674bfb4e6df41548629110322a00690ab39b37133</text:p>
          </table:table-cell>
          <table:table-cell table:formula="of:=HEX2DEC(MID([.A847];1;8))+HEX2DEC(MID([.A847];9;8))+HEX2DEC(MID([.A847];17;8))+HEX2DEC(MID([.A847];25;8))+HEX2DEC(MID([.A847];33;8))+HEX2DEC(MID([.A847];41;8))+HEX2DEC(MID([.A847];49;8))+HEX2DEC(MID([.A847];57;8))" office:value-type="float" office:value="15820673871" calcext:value-type="float">
            <text:p>15820673871</text:p>
          </table:table-cell>
          <table:table-cell table:formula="of:= MOD([.B847];85^4)" office:value-type="float" office:value="3884496" calcext:value-type="float">
            <text:p>3884496</text:p>
          </table:table-cell>
          <table:table-cell table:formula="of:=MOD(((((([.C847]-[.G847])/85)-[.F847])/85)-[.E847])/85;85)" office:value-type="float" office:value="6" calcext:value-type="float">
            <text:p>6</text:p>
          </table:table-cell>
          <table:table-cell table:formula="of:=MOD(((([.C847]-[.G847])/85)-[.F847])/85;85)" office:value-type="float" office:value="27" calcext:value-type="float">
            <text:p>27</text:p>
          </table:table-cell>
          <table:table-cell table:formula="of:=MOD(([.C847]-[.G847])/85;85)" office:value-type="float" office:value="54" calcext:value-type="float">
            <text:p>54</text:p>
          </table:table-cell>
          <table:table-cell table:formula="of:=MOD([.C847];85)" office:value-type="float" office:value="81" calcext:value-type="float">
            <text:p>81</text:p>
          </table:table-cell>
          <table:table-cell table:formula="of:=COM.MICROSOFT.CONCAT(MID(&quot;0123456789ABCDEFGHJKLMNPQRSTUVWXYZabcdefghijklmnpqrstuvwxyz!#$%&amp;()*+-;&lt;=&gt;?@^_{}[]/\:&quot;&quot;&quot;&quot;&quot;;[.D847]+1;1);MID(&quot;0123456789ABCDEFGHJKLMNPQRSTUVWXYZabcdefghijklmnpqrstuvwxyz!#$%&amp;()*+-;&lt;=&gt;?@^_{}[]/\:&quot;&quot;&quot;&quot;&quot;;[.E847]+1;1);MID(&quot;0123456789ABCDEFGHJKLMNPQRSTUVWXYZabcdefghijklmnpqrstuvwxyz!#$%&amp;()*+-;&lt;=&gt;?@^_{}[]/\:&quot;&quot;&quot;&quot;&quot;;[.F847]+1;1);MID(&quot;0123456789ABCDEFGHJKLMNPQRSTUVWXYZabcdefghijklmnpqrstuvwxyz!#$%&amp;()*+-;&lt;=&gt;?@^_{}[]/\:&quot;&quot;&quot;&quot;&quot;;[.G847]+1;1))" office:value-type="string" office:string-value="6Tv/" calcext:value-type="string">
            <text:p>6Tv/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94700d20ccef1dff65cd65fced16a74f19a6bd5b6bda5013f60c11b293fb92b</text:p>
          </table:table-cell>
          <table:table-cell table:formula="of:=HEX2DEC(MID([.A848];1;8))+HEX2DEC(MID([.A848];9;8))+HEX2DEC(MID([.A848];17;8))+HEX2DEC(MID([.A848];25;8))+HEX2DEC(MID([.A848];33;8))+HEX2DEC(MID([.A848];41;8))+HEX2DEC(MID([.A848];49;8))+HEX2DEC(MID([.A848];57;8))" office:value-type="float" office:value="18995789472" calcext:value-type="float">
            <text:p>18995789472</text:p>
          </table:table-cell>
          <table:table-cell table:formula="of:= MOD([.B848];85^4)" office:value-type="float" office:value="46962597" calcext:value-type="float">
            <text:p>46962597</text:p>
          </table:table-cell>
          <table:table-cell table:formula="of:=MOD(((((([.C848]-[.G848])/85)-[.F848])/85)-[.E848])/85;85)" office:value-type="float" office:value="76" calcext:value-type="float">
            <text:p>76</text:p>
          </table:table-cell>
          <table:table-cell table:formula="of:=MOD(((([.C848]-[.G848])/85)-[.F848])/85;85)" office:value-type="float" office:value="40" calcext:value-type="float">
            <text:p>40</text:p>
          </table:table-cell>
          <table:table-cell table:formula="of:=MOD(([.C848]-[.G848])/85;85)" office:value-type="float" office:value="1" calcext:value-type="float">
            <text:p>1</text:p>
          </table:table-cell>
          <table:table-cell table:formula="of:=MOD([.C848];85)" office:value-type="float" office:value="12" calcext:value-type="float">
            <text:p>12</text:p>
          </table:table-cell>
          <table:table-cell table:formula="of:=COM.MICROSOFT.CONCAT(MID(&quot;0123456789ABCDEFGHJKLMNPQRSTUVWXYZabcdefghijklmnpqrstuvwxyz!#$%&amp;()*+-;&lt;=&gt;?@^_{}[]/\:&quot;&quot;&quot;&quot;&quot;;[.D848]+1;1);MID(&quot;0123456789ABCDEFGHJKLMNPQRSTUVWXYZabcdefghijklmnpqrstuvwxyz!#$%&amp;()*+-;&lt;=&gt;?@^_{}[]/\:&quot;&quot;&quot;&quot;&quot;;[.E848]+1;1);MID(&quot;0123456789ABCDEFGHJKLMNPQRSTUVWXYZabcdefghijklmnpqrstuvwxyz!#$%&amp;()*+-;&lt;=&gt;?@^_{}[]/\:&quot;&quot;&quot;&quot;&quot;;[.F848]+1;1);MID(&quot;0123456789ABCDEFGHJKLMNPQRSTUVWXYZabcdefghijklmnpqrstuvwxyz!#$%&amp;()*+-;&lt;=&gt;?@^_{}[]/\:&quot;&quot;&quot;&quot;&quot;;[.G848]+1;1))" office:value-type="string" office:string-value="_g1C" calcext:value-type="string">
            <text:p>_g1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4c8b68027a1d9c2135cace31d40e1be86c4de790ae292fa20b0c937918d5141</text:p>
          </table:table-cell>
          <table:table-cell table:formula="of:=HEX2DEC(MID([.A849];1;8))+HEX2DEC(MID([.A849];9;8))+HEX2DEC(MID([.A849];17;8))+HEX2DEC(MID([.A849];25;8))+HEX2DEC(MID([.A849];33;8))+HEX2DEC(MID([.A849];41;8))+HEX2DEC(MID([.A849];49;8))+HEX2DEC(MID([.A849];57;8))" office:value-type="float" office:value="6994897614" calcext:value-type="float">
            <text:p>6994897614</text:p>
          </table:table-cell>
          <table:table-cell table:formula="of:= MOD([.B849];85^4)" office:value-type="float" office:value="13864" calcext:value-type="float">
            <text:p>13864</text:p>
          </table:table-cell>
          <table:table-cell table:formula="of:=MOD(((((([.C849]-[.G849])/85)-[.F849])/85)-[.E849])/85;85)" office:value-type="float" office:value="0" calcext:value-type="float">
            <text:p>0</text:p>
          </table:table-cell>
          <table:table-cell table:formula="of:=MOD(((([.C849]-[.G849])/85)-[.F849])/85;85)" office:value-type="float" office:value="1" calcext:value-type="float">
            <text:p>1</text:p>
          </table:table-cell>
          <table:table-cell table:formula="of:=MOD(([.C849]-[.G849])/85;85)" office:value-type="float" office:value="78" calcext:value-type="float">
            <text:p>78</text:p>
          </table:table-cell>
          <table:table-cell table:formula="of:=MOD([.C849];85)" office:value-type="float" office:value="9" calcext:value-type="float">
            <text:p>9</text:p>
          </table:table-cell>
          <table:table-cell table:formula="of:=COM.MICROSOFT.CONCAT(MID(&quot;0123456789ABCDEFGHJKLMNPQRSTUVWXYZabcdefghijklmnpqrstuvwxyz!#$%&amp;()*+-;&lt;=&gt;?@^_{}[]/\:&quot;&quot;&quot;&quot;&quot;;[.D849]+1;1);MID(&quot;0123456789ABCDEFGHJKLMNPQRSTUVWXYZabcdefghijklmnpqrstuvwxyz!#$%&amp;()*+-;&lt;=&gt;?@^_{}[]/\:&quot;&quot;&quot;&quot;&quot;;[.E849]+1;1);MID(&quot;0123456789ABCDEFGHJKLMNPQRSTUVWXYZabcdefghijklmnpqrstuvwxyz!#$%&amp;()*+-;&lt;=&gt;?@^_{}[]/\:&quot;&quot;&quot;&quot;&quot;;[.F849]+1;1);MID(&quot;0123456789ABCDEFGHJKLMNPQRSTUVWXYZabcdefghijklmnpqrstuvwxyz!#$%&amp;()*+-;&lt;=&gt;?@^_{}[]/\:&quot;&quot;&quot;&quot;&quot;;[.G849]+1;1))" office:value-type="string" office:string-value="01}9" calcext:value-type="string">
            <text:p>01}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26e5df09632311c90e3d6915e5699be3bc83964fbbeaf46411036cfc974797</text:p>
          </table:table-cell>
          <table:table-cell table:formula="of:=HEX2DEC(MID([.A850];1;8))+HEX2DEC(MID([.A850];9;8))+HEX2DEC(MID([.A850];17;8))+HEX2DEC(MID([.A850];25;8))+HEX2DEC(MID([.A850];33;8))+HEX2DEC(MID([.A850];41;8))+HEX2DEC(MID([.A850];49;8))+HEX2DEC(MID([.A850];57;8))" office:value-type="float" office:value="16586271105" calcext:value-type="float">
            <text:p>16586271105</text:p>
          </table:table-cell>
          <table:table-cell table:formula="of:= MOD([.B850];85^4)" office:value-type="float" office:value="38672980" calcext:value-type="float">
            <text:p>38672980</text:p>
          </table:table-cell>
          <table:table-cell table:formula="of:=MOD(((((([.C850]-[.G850])/85)-[.F850])/85)-[.E850])/85;85)" office:value-type="float" office:value="62" calcext:value-type="float">
            <text:p>62</text:p>
          </table:table-cell>
          <table:table-cell table:formula="of:=MOD(((([.C850]-[.G850])/85)-[.F850])/85;85)" office:value-type="float" office:value="82" calcext:value-type="float">
            <text:p>82</text:p>
          </table:table-cell>
          <table:table-cell table:formula="of:=MOD(([.C850]-[.G850])/85;85)" office:value-type="float" office:value="56" calcext:value-type="float">
            <text:p>56</text:p>
          </table:table-cell>
          <table:table-cell table:formula="of:=MOD([.C850];85)" office:value-type="float" office:value="20" calcext:value-type="float">
            <text:p>20</text:p>
          </table:table-cell>
          <table:table-cell table:formula="of:=COM.MICROSOFT.CONCAT(MID(&quot;0123456789ABCDEFGHJKLMNPQRSTUVWXYZabcdefghijklmnpqrstuvwxyz!#$%&amp;()*+-;&lt;=&gt;?@^_{}[]/\:&quot;&quot;&quot;&quot;&quot;;[.D850]+1;1);MID(&quot;0123456789ABCDEFGHJKLMNPQRSTUVWXYZabcdefghijklmnpqrstuvwxyz!#$%&amp;()*+-;&lt;=&gt;?@^_{}[]/\:&quot;&quot;&quot;&quot;&quot;;[.E850]+1;1);MID(&quot;0123456789ABCDEFGHJKLMNPQRSTUVWXYZabcdefghijklmnpqrstuvwxyz!#$%&amp;()*+-;&lt;=&gt;?@^_{}[]/\:&quot;&quot;&quot;&quot;&quot;;[.F850]+1;1);MID(&quot;0123456789ABCDEFGHJKLMNPQRSTUVWXYZabcdefghijklmnpqrstuvwxyz!#$%&amp;()*+-;&lt;=&gt;?@^_{}[]/\:&quot;&quot;&quot;&quot;&quot;;[.G850]+1;1))" office:value-type="string" office:string-value="%\xL" calcext:value-type="string">
            <text:p>%\x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3692c70d4d0c90f964f5cd2de1e7d1ce7770e1853c6ed235087000ad98e0eb7</text:p>
          </table:table-cell>
          <table:table-cell table:formula="of:=HEX2DEC(MID([.A851];1;8))+HEX2DEC(MID([.A851];9;8))+HEX2DEC(MID([.A851];17;8))+HEX2DEC(MID([.A851];25;8))+HEX2DEC(MID([.A851];33;8))+HEX2DEC(MID([.A851];41;8))+HEX2DEC(MID([.A851];49;8))+HEX2DEC(MID([.A851];57;8))" office:value-type="float" office:value="22850230633" calcext:value-type="float">
            <text:p>22850230633</text:p>
          </table:table-cell>
          <table:table-cell table:formula="of:= MOD([.B851];85^4)" office:value-type="float" office:value="38557508" calcext:value-type="float">
            <text:p>38557508</text:p>
          </table:table-cell>
          <table:table-cell table:formula="of:=MOD(((((([.C851]-[.G851])/85)-[.F851])/85)-[.E851])/85;85)" office:value-type="float" office:value="62" calcext:value-type="float">
            <text:p>62</text:p>
          </table:table-cell>
          <table:table-cell table:formula="of:=MOD(((([.C851]-[.G851])/85)-[.F851])/85;85)" office:value-type="float" office:value="66" calcext:value-type="float">
            <text:p>66</text:p>
          </table:table-cell>
          <table:table-cell table:formula="of:=MOD(([.C851]-[.G851])/85;85)" office:value-type="float" office:value="57" calcext:value-type="float">
            <text:p>57</text:p>
          </table:table-cell>
          <table:table-cell table:formula="of:=MOD([.C851];85)" office:value-type="float" office:value="63" calcext:value-type="float">
            <text:p>63</text:p>
          </table:table-cell>
          <table:table-cell table:formula="of:=COM.MICROSOFT.CONCAT(MID(&quot;0123456789ABCDEFGHJKLMNPQRSTUVWXYZabcdefghijklmnpqrstuvwxyz!#$%&amp;()*+-;&lt;=&gt;?@^_{}[]/\:&quot;&quot;&quot;&quot;&quot;;[.D851]+1;1);MID(&quot;0123456789ABCDEFGHJKLMNPQRSTUVWXYZabcdefghijklmnpqrstuvwxyz!#$%&amp;()*+-;&lt;=&gt;?@^_{}[]/\:&quot;&quot;&quot;&quot;&quot;;[.E851]+1;1);MID(&quot;0123456789ABCDEFGHJKLMNPQRSTUVWXYZabcdefghijklmnpqrstuvwxyz!#$%&amp;()*+-;&lt;=&gt;?@^_{}[]/\:&quot;&quot;&quot;&quot;&quot;;[.F851]+1;1);MID(&quot;0123456789ABCDEFGHJKLMNPQRSTUVWXYZabcdefghijklmnpqrstuvwxyz!#$%&amp;()*+-;&lt;=&gt;?@^_{}[]/\:&quot;&quot;&quot;&quot;&quot;;[.G851]+1;1))" office:value-type="string" office:string-value="%*y&amp;" calcext:value-type="string">
            <text:p>%*y&amp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b2e09f687a7cb77a8917129f7433764837dd6170b3dcc001099e977f3f46c38</text:p>
          </table:table-cell>
          <table:table-cell table:formula="of:=HEX2DEC(MID([.A852];1;8))+HEX2DEC(MID([.A852];9;8))+HEX2DEC(MID([.A852];17;8))+HEX2DEC(MID([.A852];25;8))+HEX2DEC(MID([.A852];33;8))+HEX2DEC(MID([.A852];41;8))+HEX2DEC(MID([.A852];49;8))+HEX2DEC(MID([.A852];57;8))" office:value-type="float" office:value="16206034368" calcext:value-type="float">
            <text:p>16206034368</text:p>
          </table:table-cell>
          <table:table-cell table:formula="of:= MOD([.B852];85^4)" office:value-type="float" office:value="23840618" calcext:value-type="float">
            <text:p>23840618</text:p>
          </table:table-cell>
          <table:table-cell table:formula="of:=MOD(((((([.C852]-[.G852])/85)-[.F852])/85)-[.E852])/85;85)" office:value-type="float" office:value="38" calcext:value-type="float">
            <text:p>38</text:p>
          </table:table-cell>
          <table:table-cell table:formula="of:=MOD(((([.C852]-[.G852])/85)-[.F852])/85;85)" office:value-type="float" office:value="69" calcext:value-type="float">
            <text:p>69</text:p>
          </table:table-cell>
          <table:table-cell table:formula="of:=MOD(([.C852]-[.G852])/85;85)" office:value-type="float" office:value="62" calcext:value-type="float">
            <text:p>62</text:p>
          </table:table-cell>
          <table:table-cell table:formula="of:=MOD([.C852];85)" office:value-type="float" office:value="73" calcext:value-type="float">
            <text:p>73</text:p>
          </table:table-cell>
          <table:table-cell table:formula="of:=COM.MICROSOFT.CONCAT(MID(&quot;0123456789ABCDEFGHJKLMNPQRSTUVWXYZabcdefghijklmnpqrstuvwxyz!#$%&amp;()*+-;&lt;=&gt;?@^_{}[]/\:&quot;&quot;&quot;&quot;&quot;;[.D852]+1;1);MID(&quot;0123456789ABCDEFGHJKLMNPQRSTUVWXYZabcdefghijklmnpqrstuvwxyz!#$%&amp;()*+-;&lt;=&gt;?@^_{}[]/\:&quot;&quot;&quot;&quot;&quot;;[.E852]+1;1);MID(&quot;0123456789ABCDEFGHJKLMNPQRSTUVWXYZabcdefghijklmnpqrstuvwxyz!#$%&amp;()*+-;&lt;=&gt;?@^_{}[]/\:&quot;&quot;&quot;&quot;&quot;;[.F852]+1;1);MID(&quot;0123456789ABCDEFGHJKLMNPQRSTUVWXYZabcdefghijklmnpqrstuvwxyz!#$%&amp;()*+-;&lt;=&gt;?@^_{}[]/\:&quot;&quot;&quot;&quot;&quot;;[.G852]+1;1))" office:value-type="string" office:string-value="e;%?" calcext:value-type="string">
            <text:p>e;%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7f354a799e691b1acb9a91b868ab774ff468cd6d5be73dc771668d422fa3b66</text:p>
          </table:table-cell>
          <table:table-cell table:formula="of:=HEX2DEC(MID([.A853];1;8))+HEX2DEC(MID([.A853];9;8))+HEX2DEC(MID([.A853];17;8))+HEX2DEC(MID([.A853];25;8))+HEX2DEC(MID([.A853];33;8))+HEX2DEC(MID([.A853];41;8))+HEX2DEC(MID([.A853];49;8))+HEX2DEC(MID([.A853];57;8))" office:value-type="float" office:value="18860993491" calcext:value-type="float">
            <text:p>18860993491</text:p>
          </table:table-cell>
          <table:table-cell table:formula="of:= MOD([.B853];85^4)" office:value-type="float" office:value="16567866" calcext:value-type="float">
            <text:p>16567866</text:p>
          </table:table-cell>
          <table:table-cell table:formula="of:=MOD(((((([.C853]-[.G853])/85)-[.F853])/85)-[.E853])/85;85)" office:value-type="float" office:value="26" calcext:value-type="float">
            <text:p>26</text:p>
          </table:table-cell>
          <table:table-cell table:formula="of:=MOD(((([.C853]-[.G853])/85)-[.F853])/85;85)" office:value-type="float" office:value="83" calcext:value-type="float">
            <text:p>83</text:p>
          </table:table-cell>
          <table:table-cell table:formula="of:=MOD(([.C853]-[.G853])/85;85)" office:value-type="float" office:value="11" calcext:value-type="float">
            <text:p>11</text:p>
          </table:table-cell>
          <table:table-cell table:formula="of:=MOD([.C853];85)" office:value-type="float" office:value="6" calcext:value-type="float">
            <text:p>6</text:p>
          </table:table-cell>
          <table:table-cell table:formula="of:=COM.MICROSOFT.CONCAT(MID(&quot;0123456789ABCDEFGHJKLMNPQRSTUVWXYZabcdefghijklmnpqrstuvwxyz!#$%&amp;()*+-;&lt;=&gt;?@^_{}[]/\:&quot;&quot;&quot;&quot;&quot;;[.D853]+1;1);MID(&quot;0123456789ABCDEFGHJKLMNPQRSTUVWXYZabcdefghijklmnpqrstuvwxyz!#$%&amp;()*+-;&lt;=&gt;?@^_{}[]/\:&quot;&quot;&quot;&quot;&quot;;[.E853]+1;1);MID(&quot;0123456789ABCDEFGHJKLMNPQRSTUVWXYZabcdefghijklmnpqrstuvwxyz!#$%&amp;()*+-;&lt;=&gt;?@^_{}[]/\:&quot;&quot;&quot;&quot;&quot;;[.F853]+1;1);MID(&quot;0123456789ABCDEFGHJKLMNPQRSTUVWXYZabcdefghijklmnpqrstuvwxyz!#$%&amp;()*+-;&lt;=&gt;?@^_{}[]/\:&quot;&quot;&quot;&quot;&quot;;[.G853]+1;1))" office:value-type="string" office:string-value="S:B6" calcext:value-type="string">
            <text:p>S:B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e3ec74a966dfb757c43267c196f8d8d463370bb25db6d09b000b25466f60fc1</text:p>
          </table:table-cell>
          <table:table-cell table:formula="of:=HEX2DEC(MID([.A854];1;8))+HEX2DEC(MID([.A854];9;8))+HEX2DEC(MID([.A854];17;8))+HEX2DEC(MID([.A854];25;8))+HEX2DEC(MID([.A854];33;8))+HEX2DEC(MID([.A854];41;8))+HEX2DEC(MID([.A854];49;8))+HEX2DEC(MID([.A854];57;8))" office:value-type="float" office:value="13914936993" calcext:value-type="float">
            <text:p>13914936993</text:p>
          </table:table-cell>
          <table:table-cell table:formula="of:= MOD([.B854];85^4)" office:value-type="float" office:value="29570743" calcext:value-type="float">
            <text:p>29570743</text:p>
          </table:table-cell>
          <table:table-cell table:formula="of:=MOD(((((([.C854]-[.G854])/85)-[.F854])/85)-[.E854])/85;85)" office:value-type="float" office:value="48" calcext:value-type="float">
            <text:p>48</text:p>
          </table:table-cell>
          <table:table-cell table:formula="of:=MOD(((([.C854]-[.G854])/85)-[.F854])/85;85)" office:value-type="float" office:value="12" calcext:value-type="float">
            <text:p>12</text:p>
          </table:table-cell>
          <table:table-cell table:formula="of:=MOD(([.C854]-[.G854])/85;85)" office:value-type="float" office:value="71" calcext:value-type="float">
            <text:p>71</text:p>
          </table:table-cell>
          <table:table-cell table:formula="of:=MOD([.C854];85)" office:value-type="float" office:value="8" calcext:value-type="float">
            <text:p>8</text:p>
          </table:table-cell>
          <table:table-cell table:formula="of:=COM.MICROSOFT.CONCAT(MID(&quot;0123456789ABCDEFGHJKLMNPQRSTUVWXYZabcdefghijklmnpqrstuvwxyz!#$%&amp;()*+-;&lt;=&gt;?@^_{}[]/\:&quot;&quot;&quot;&quot;&quot;;[.D854]+1;1);MID(&quot;0123456789ABCDEFGHJKLMNPQRSTUVWXYZabcdefghijklmnpqrstuvwxyz!#$%&amp;()*+-;&lt;=&gt;?@^_{}[]/\:&quot;&quot;&quot;&quot;&quot;;[.E854]+1;1);MID(&quot;0123456789ABCDEFGHJKLMNPQRSTUVWXYZabcdefghijklmnpqrstuvwxyz!#$%&amp;()*+-;&lt;=&gt;?@^_{}[]/\:&quot;&quot;&quot;&quot;&quot;;[.F854]+1;1);MID(&quot;0123456789ABCDEFGHJKLMNPQRSTUVWXYZabcdefghijklmnpqrstuvwxyz!#$%&amp;()*+-;&lt;=&gt;?@^_{}[]/\:&quot;&quot;&quot;&quot;&quot;;[.G854]+1;1))" office:value-type="string" office:string-value="pC=8" calcext:value-type="string">
            <text:p>pC=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9a9dc8a2ea14420d6f42c21fb670ea1d07d1ede46d77b81f9514b1961724627</text:p>
          </table:table-cell>
          <table:table-cell table:formula="of:=HEX2DEC(MID([.A855];1;8))+HEX2DEC(MID([.A855];9;8))+HEX2DEC(MID([.A855];17;8))+HEX2DEC(MID([.A855];25;8))+HEX2DEC(MID([.A855];33;8))+HEX2DEC(MID([.A855];41;8))+HEX2DEC(MID([.A855];49;8))+HEX2DEC(MID([.A855];57;8))" office:value-type="float" office:value="21151778571" calcext:value-type="float">
            <text:p>21151778571</text:p>
          </table:table-cell>
          <table:table-cell table:formula="of:= MOD([.B855];85^4)" office:value-type="float" office:value="10525446" calcext:value-type="float">
            <text:p>10525446</text:p>
          </table:table-cell>
          <table:table-cell table:formula="of:=MOD(((((([.C855]-[.G855])/85)-[.F855])/85)-[.E855])/85;85)" office:value-type="float" office:value="17" calcext:value-type="float">
            <text:p>17</text:p>
          </table:table-cell>
          <table:table-cell table:formula="of:=MOD(((([.C855]-[.G855])/85)-[.F855])/85;85)" office:value-type="float" office:value="11" calcext:value-type="float">
            <text:p>11</text:p>
          </table:table-cell>
          <table:table-cell table:formula="of:=MOD(([.C855]-[.G855])/85;85)" office:value-type="float" office:value="68" calcext:value-type="float">
            <text:p>68</text:p>
          </table:table-cell>
          <table:table-cell table:formula="of:=MOD([.C855];85)" office:value-type="float" office:value="66" calcext:value-type="float">
            <text:p>66</text:p>
          </table:table-cell>
          <table:table-cell table:formula="of:=COM.MICROSOFT.CONCAT(MID(&quot;0123456789ABCDEFGHJKLMNPQRSTUVWXYZabcdefghijklmnpqrstuvwxyz!#$%&amp;()*+-;&lt;=&gt;?@^_{}[]/\:&quot;&quot;&quot;&quot;&quot;;[.D855]+1;1);MID(&quot;0123456789ABCDEFGHJKLMNPQRSTUVWXYZabcdefghijklmnpqrstuvwxyz!#$%&amp;()*+-;&lt;=&gt;?@^_{}[]/\:&quot;&quot;&quot;&quot;&quot;;[.E855]+1;1);MID(&quot;0123456789ABCDEFGHJKLMNPQRSTUVWXYZabcdefghijklmnpqrstuvwxyz!#$%&amp;()*+-;&lt;=&gt;?@^_{}[]/\:&quot;&quot;&quot;&quot;&quot;;[.F855]+1;1);MID(&quot;0123456789ABCDEFGHJKLMNPQRSTUVWXYZabcdefghijklmnpqrstuvwxyz!#$%&amp;()*+-;&lt;=&gt;?@^_{}[]/\:&quot;&quot;&quot;&quot;&quot;;[.G855]+1;1))" office:value-type="string" office:string-value="HB-*" calcext:value-type="string">
            <text:p>HB-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ebc1820d18d495b60418c87dda7116db8318afe37e2658d0170eb0e974d56b4</text:p>
          </table:table-cell>
          <table:table-cell table:formula="of:=HEX2DEC(MID([.A856];1;8))+HEX2DEC(MID([.A856];9;8))+HEX2DEC(MID([.A856];17;8))+HEX2DEC(MID([.A856];25;8))+HEX2DEC(MID([.A856];33;8))+HEX2DEC(MID([.A856];41;8))+HEX2DEC(MID([.A856];49;8))+HEX2DEC(MID([.A856];57;8))" office:value-type="float" office:value="18102890940" calcext:value-type="float">
            <text:p>18102890940</text:p>
          </table:table-cell>
          <table:table-cell table:formula="of:= MOD([.B856];85^4)" office:value-type="float" office:value="41474690" calcext:value-type="float">
            <text:p>41474690</text:p>
          </table:table-cell>
          <table:table-cell table:formula="of:=MOD(((((([.C856]-[.G856])/85)-[.F856])/85)-[.E856])/85;85)" office:value-type="float" office:value="67" calcext:value-type="float">
            <text:p>67</text:p>
          </table:table-cell>
          <table:table-cell table:formula="of:=MOD(((([.C856]-[.G856])/85)-[.F856])/85;85)" office:value-type="float" office:value="45" calcext:value-type="float">
            <text:p>45</text:p>
          </table:table-cell>
          <table:table-cell table:formula="of:=MOD(([.C856]-[.G856])/85;85)" office:value-type="float" office:value="37" calcext:value-type="float">
            <text:p>37</text:p>
          </table:table-cell>
          <table:table-cell table:formula="of:=MOD([.C856];85)" office:value-type="float" office:value="45" calcext:value-type="float">
            <text:p>45</text:p>
          </table:table-cell>
          <table:table-cell table:formula="of:=COM.MICROSOFT.CONCAT(MID(&quot;0123456789ABCDEFGHJKLMNPQRSTUVWXYZabcdefghijklmnpqrstuvwxyz!#$%&amp;()*+-;&lt;=&gt;?@^_{}[]/\:&quot;&quot;&quot;&quot;&quot;;[.D856]+1;1);MID(&quot;0123456789ABCDEFGHJKLMNPQRSTUVWXYZabcdefghijklmnpqrstuvwxyz!#$%&amp;()*+-;&lt;=&gt;?@^_{}[]/\:&quot;&quot;&quot;&quot;&quot;;[.E856]+1;1);MID(&quot;0123456789ABCDEFGHJKLMNPQRSTUVWXYZabcdefghijklmnpqrstuvwxyz!#$%&amp;()*+-;&lt;=&gt;?@^_{}[]/\:&quot;&quot;&quot;&quot;&quot;;[.F856]+1;1);MID(&quot;0123456789ABCDEFGHJKLMNPQRSTUVWXYZabcdefghijklmnpqrstuvwxyz!#$%&amp;()*+-;&lt;=&gt;?@^_{}[]/\:&quot;&quot;&quot;&quot;&quot;;[.G856]+1;1))" office:value-type="string" office:string-value="+ldl" calcext:value-type="string">
            <text:p>+ld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ca187c69381402c187ed7bae72cae6f72b05b7656aca72d44027536d27cd42b</text:p>
          </table:table-cell>
          <table:table-cell table:formula="of:=HEX2DEC(MID([.A857];1;8))+HEX2DEC(MID([.A857];9;8))+HEX2DEC(MID([.A857];17;8))+HEX2DEC(MID([.A857];25;8))+HEX2DEC(MID([.A857];33;8))+HEX2DEC(MID([.A857];41;8))+HEX2DEC(MID([.A857];49;8))+HEX2DEC(MID([.A857];57;8))" office:value-type="float" office:value="17979578911" calcext:value-type="float">
            <text:p>17979578911</text:p>
          </table:table-cell>
          <table:table-cell table:formula="of:= MOD([.B857];85^4)" office:value-type="float" office:value="22563911" calcext:value-type="float">
            <text:p>22563911</text:p>
          </table:table-cell>
          <table:table-cell table:formula="of:=MOD(((((([.C857]-[.G857])/85)-[.F857])/85)-[.E857])/85;85)" office:value-type="float" office:value="36" calcext:value-type="float">
            <text:p>36</text:p>
          </table:table-cell>
          <table:table-cell table:formula="of:=MOD(((([.C857]-[.G857])/85)-[.F857])/85;85)" office:value-type="float" office:value="63" calcext:value-type="float">
            <text:p>63</text:p>
          </table:table-cell>
          <table:table-cell table:formula="of:=MOD(([.C857]-[.G857])/85;85)" office:value-type="float" office:value="2" calcext:value-type="float">
            <text:p>2</text:p>
          </table:table-cell>
          <table:table-cell table:formula="of:=MOD([.C857];85)" office:value-type="float" office:value="66" calcext:value-type="float">
            <text:p>66</text:p>
          </table:table-cell>
          <table:table-cell table:formula="of:=COM.MICROSOFT.CONCAT(MID(&quot;0123456789ABCDEFGHJKLMNPQRSTUVWXYZabcdefghijklmnpqrstuvwxyz!#$%&amp;()*+-;&lt;=&gt;?@^_{}[]/\:&quot;&quot;&quot;&quot;&quot;;[.D857]+1;1);MID(&quot;0123456789ABCDEFGHJKLMNPQRSTUVWXYZabcdefghijklmnpqrstuvwxyz!#$%&amp;()*+-;&lt;=&gt;?@^_{}[]/\:&quot;&quot;&quot;&quot;&quot;;[.E857]+1;1);MID(&quot;0123456789ABCDEFGHJKLMNPQRSTUVWXYZabcdefghijklmnpqrstuvwxyz!#$%&amp;()*+-;&lt;=&gt;?@^_{}[]/\:&quot;&quot;&quot;&quot;&quot;;[.F857]+1;1);MID(&quot;0123456789ABCDEFGHJKLMNPQRSTUVWXYZabcdefghijklmnpqrstuvwxyz!#$%&amp;()*+-;&lt;=&gt;?@^_{}[]/\:&quot;&quot;&quot;&quot;&quot;;[.G857]+1;1))" office:value-type="string" office:string-value="c&amp;2*" calcext:value-type="string">
            <text:p>c&amp;2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12a79399e60304a9f701c1ecac7956bf2f1b046e6c6f0d6c29b3fe3a29bad76</text:p>
          </table:table-cell>
          <table:table-cell table:formula="of:=HEX2DEC(MID([.A858];1;8))+HEX2DEC(MID([.A858];9;8))+HEX2DEC(MID([.A858];17;8))+HEX2DEC(MID([.A858];25;8))+HEX2DEC(MID([.A858];33;8))+HEX2DEC(MID([.A858];41;8))+HEX2DEC(MID([.A858];49;8))+HEX2DEC(MID([.A858];57;8))" office:value-type="float" office:value="24305068417" calcext:value-type="float">
            <text:p>24305068417</text:p>
          </table:table-cell>
          <table:table-cell table:formula="of:= MOD([.B858];85^4)" office:value-type="float" office:value="31777792" calcext:value-type="float">
            <text:p>31777792</text:p>
          </table:table-cell>
          <table:table-cell table:formula="of:=MOD(((((([.C858]-[.G858])/85)-[.F858])/85)-[.E858])/85;85)" office:value-type="float" office:value="51" calcext:value-type="float">
            <text:p>51</text:p>
          </table:table-cell>
          <table:table-cell table:formula="of:=MOD(((([.C858]-[.G858])/85)-[.F858])/85;85)" office:value-type="float" office:value="63" calcext:value-type="float">
            <text:p>63</text:p>
          </table:table-cell>
          <table:table-cell table:formula="of:=MOD(([.C858]-[.G858])/85;85)" office:value-type="float" office:value="26" calcext:value-type="float">
            <text:p>26</text:p>
          </table:table-cell>
          <table:table-cell table:formula="of:=MOD([.C858];85)" office:value-type="float" office:value="32" calcext:value-type="float">
            <text:p>32</text:p>
          </table:table-cell>
          <table:table-cell table:formula="of:=COM.MICROSOFT.CONCAT(MID(&quot;0123456789ABCDEFGHJKLMNPQRSTUVWXYZabcdefghijklmnpqrstuvwxyz!#$%&amp;()*+-;&lt;=&gt;?@^_{}[]/\:&quot;&quot;&quot;&quot;&quot;;[.D858]+1;1);MID(&quot;0123456789ABCDEFGHJKLMNPQRSTUVWXYZabcdefghijklmnpqrstuvwxyz!#$%&amp;()*+-;&lt;=&gt;?@^_{}[]/\:&quot;&quot;&quot;&quot;&quot;;[.E858]+1;1);MID(&quot;0123456789ABCDEFGHJKLMNPQRSTUVWXYZabcdefghijklmnpqrstuvwxyz!#$%&amp;()*+-;&lt;=&gt;?@^_{}[]/\:&quot;&quot;&quot;&quot;&quot;;[.F858]+1;1);MID(&quot;0123456789ABCDEFGHJKLMNPQRSTUVWXYZabcdefghijklmnpqrstuvwxyz!#$%&amp;()*+-;&lt;=&gt;?@^_{}[]/\:&quot;&quot;&quot;&quot;&quot;;[.G858]+1;1))" office:value-type="string" office:string-value="s&amp;SY" calcext:value-type="string">
            <text:p>s&amp;S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8a53b187eafce20581c78ddb75b73dd5ae80b7501ddb0c83f23a589ee2a0a85</text:p>
          </table:table-cell>
          <table:table-cell table:formula="of:=HEX2DEC(MID([.A859];1;8))+HEX2DEC(MID([.A859];9;8))+HEX2DEC(MID([.A859];17;8))+HEX2DEC(MID([.A859];25;8))+HEX2DEC(MID([.A859];33;8))+HEX2DEC(MID([.A859];41;8))+HEX2DEC(MID([.A859];49;8))+HEX2DEC(MID([.A859];57;8))" office:value-type="float" office:value="16120832573" calcext:value-type="float">
            <text:p>16120832573</text:p>
          </table:table-cell>
          <table:table-cell table:formula="of:= MOD([.B859];85^4)" office:value-type="float" office:value="43040073" calcext:value-type="float">
            <text:p>43040073</text:p>
          </table:table-cell>
          <table:table-cell table:formula="of:=MOD(((((([.C859]-[.G859])/85)-[.F859])/85)-[.E859])/85;85)" office:value-type="float" office:value="70" calcext:value-type="float">
            <text:p>70</text:p>
          </table:table-cell>
          <table:table-cell table:formula="of:=MOD(((([.C859]-[.G859])/85)-[.F859])/85;85)" office:value-type="float" office:value="7" calcext:value-type="float">
            <text:p>7</text:p>
          </table:table-cell>
          <table:table-cell table:formula="of:=MOD(([.C859]-[.G859])/85;85)" office:value-type="float" office:value="8" calcext:value-type="float">
            <text:p>8</text:p>
          </table:table-cell>
          <table:table-cell table:formula="of:=MOD([.C859];85)" office:value-type="float" office:value="68" calcext:value-type="float">
            <text:p>68</text:p>
          </table:table-cell>
          <table:table-cell table:formula="of:=COM.MICROSOFT.CONCAT(MID(&quot;0123456789ABCDEFGHJKLMNPQRSTUVWXYZabcdefghijklmnpqrstuvwxyz!#$%&amp;()*+-;&lt;=&gt;?@^_{}[]/\:&quot;&quot;&quot;&quot;&quot;;[.D859]+1;1);MID(&quot;0123456789ABCDEFGHJKLMNPQRSTUVWXYZabcdefghijklmnpqrstuvwxyz!#$%&amp;()*+-;&lt;=&gt;?@^_{}[]/\:&quot;&quot;&quot;&quot;&quot;;[.E859]+1;1);MID(&quot;0123456789ABCDEFGHJKLMNPQRSTUVWXYZabcdefghijklmnpqrstuvwxyz!#$%&amp;()*+-;&lt;=&gt;?@^_{}[]/\:&quot;&quot;&quot;&quot;&quot;;[.F859]+1;1);MID(&quot;0123456789ABCDEFGHJKLMNPQRSTUVWXYZabcdefghijklmnpqrstuvwxyz!#$%&amp;()*+-;&lt;=&gt;?@^_{}[]/\:&quot;&quot;&quot;&quot;&quot;;[.G859]+1;1))" office:value-type="string" office:string-value="&lt;78-" calcext:value-type="string">
            <text:p>&lt;78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7d84b76d82872a2c03ae0dd97ff208ea7a9f506946c05dcc0e15e82542e8b5b</text:p>
          </table:table-cell>
          <table:table-cell table:formula="of:=HEX2DEC(MID([.A860];1;8))+HEX2DEC(MID([.A860];9;8))+HEX2DEC(MID([.A860];17;8))+HEX2DEC(MID([.A860];25;8))+HEX2DEC(MID([.A860];33;8))+HEX2DEC(MID([.A860];41;8))+HEX2DEC(MID([.A860];49;8))+HEX2DEC(MID([.A860];57;8))" office:value-type="float" office:value="22974342210" calcext:value-type="float">
            <text:p>22974342210</text:p>
          </table:table-cell>
          <table:table-cell table:formula="of:= MOD([.B860];85^4)" office:value-type="float" office:value="6067210" calcext:value-type="float">
            <text:p>6067210</text:p>
          </table:table-cell>
          <table:table-cell table:formula="of:=MOD(((((([.C860]-[.G860])/85)-[.F860])/85)-[.E860])/85;85)" office:value-type="float" office:value="9" calcext:value-type="float">
            <text:p>9</text:p>
          </table:table-cell>
          <table:table-cell table:formula="of:=MOD(((([.C860]-[.G860])/85)-[.F860])/85;85)" office:value-type="float" office:value="74" calcext:value-type="float">
            <text:p>74</text:p>
          </table:table-cell>
          <table:table-cell table:formula="of:=MOD(([.C860]-[.G860])/85;85)" office:value-type="float" office:value="63" calcext:value-type="float">
            <text:p>63</text:p>
          </table:table-cell>
          <table:table-cell table:formula="of:=MOD([.C860];85)" office:value-type="float" office:value="80" calcext:value-type="float">
            <text:p>80</text:p>
          </table:table-cell>
          <table:table-cell table:formula="of:=COM.MICROSOFT.CONCAT(MID(&quot;0123456789ABCDEFGHJKLMNPQRSTUVWXYZabcdefghijklmnpqrstuvwxyz!#$%&amp;()*+-;&lt;=&gt;?@^_{}[]/\:&quot;&quot;&quot;&quot;&quot;;[.D860]+1;1);MID(&quot;0123456789ABCDEFGHJKLMNPQRSTUVWXYZabcdefghijklmnpqrstuvwxyz!#$%&amp;()*+-;&lt;=&gt;?@^_{}[]/\:&quot;&quot;&quot;&quot;&quot;;[.E860]+1;1);MID(&quot;0123456789ABCDEFGHJKLMNPQRSTUVWXYZabcdefghijklmnpqrstuvwxyz!#$%&amp;()*+-;&lt;=&gt;?@^_{}[]/\:&quot;&quot;&quot;&quot;&quot;;[.F860]+1;1);MID(&quot;0123456789ABCDEFGHJKLMNPQRSTUVWXYZabcdefghijklmnpqrstuvwxyz!#$%&amp;()*+-;&lt;=&gt;?@^_{}[]/\:&quot;&quot;&quot;&quot;&quot;;[.G860]+1;1))" office:value-type="string" office:string-value="9@&amp;]" calcext:value-type="string">
            <text:p>9@&amp;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0331378d68b833b097861af6912bea752514f396a7b2c250474a0509d545b33</text:p>
          </table:table-cell>
          <table:table-cell table:formula="of:=HEX2DEC(MID([.A861];1;8))+HEX2DEC(MID([.A861];9;8))+HEX2DEC(MID([.A861];17;8))+HEX2DEC(MID([.A861];25;8))+HEX2DEC(MID([.A861];33;8))+HEX2DEC(MID([.A861];41;8))+HEX2DEC(MID([.A861];49;8))+HEX2DEC(MID([.A861];57;8))" office:value-type="float" office:value="12211662314" calcext:value-type="float">
            <text:p>12211662314</text:p>
          </table:table-cell>
          <table:table-cell table:formula="of:= MOD([.B861];85^4)" office:value-type="float" office:value="48916689" calcext:value-type="float">
            <text:p>48916689</text:p>
          </table:table-cell>
          <table:table-cell table:formula="of:=MOD(((((([.C861]-[.G861])/85)-[.F861])/85)-[.E861])/85;85)" office:value-type="float" office:value="79" calcext:value-type="float">
            <text:p>79</text:p>
          </table:table-cell>
          <table:table-cell table:formula="of:=MOD(((([.C861]-[.G861])/85)-[.F861])/85;85)" office:value-type="float" office:value="55" calcext:value-type="float">
            <text:p>55</text:p>
          </table:table-cell>
          <table:table-cell table:formula="of:=MOD(([.C861]-[.G861])/85;85)" office:value-type="float" office:value="40" calcext:value-type="float">
            <text:p>40</text:p>
          </table:table-cell>
          <table:table-cell table:formula="of:=MOD([.C861];85)" office:value-type="float" office:value="39" calcext:value-type="float">
            <text:p>39</text:p>
          </table:table-cell>
          <table:table-cell table:formula="of:=COM.MICROSOFT.CONCAT(MID(&quot;0123456789ABCDEFGHJKLMNPQRSTUVWXYZabcdefghijklmnpqrstuvwxyz!#$%&amp;()*+-;&lt;=&gt;?@^_{}[]/\:&quot;&quot;&quot;&quot;&quot;;[.D861]+1;1);MID(&quot;0123456789ABCDEFGHJKLMNPQRSTUVWXYZabcdefghijklmnpqrstuvwxyz!#$%&amp;()*+-;&lt;=&gt;?@^_{}[]/\:&quot;&quot;&quot;&quot;&quot;;[.E861]+1;1);MID(&quot;0123456789ABCDEFGHJKLMNPQRSTUVWXYZabcdefghijklmnpqrstuvwxyz!#$%&amp;()*+-;&lt;=&gt;?@^_{}[]/\:&quot;&quot;&quot;&quot;&quot;;[.F861]+1;1);MID(&quot;0123456789ABCDEFGHJKLMNPQRSTUVWXYZabcdefghijklmnpqrstuvwxyz!#$%&amp;()*+-;&lt;=&gt;?@^_{}[]/\:&quot;&quot;&quot;&quot;&quot;;[.G861]+1;1))" office:value-type="string" office:string-value="[wgf" calcext:value-type="string">
            <text:p>[wg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9cc9df75870eb98d8321c692feb8af2233808815a76d56c7ebd6d7100540d2</text:p>
          </table:table-cell>
          <table:table-cell table:formula="of:=HEX2DEC(MID([.A862];1;8))+HEX2DEC(MID([.A862];9;8))+HEX2DEC(MID([.A862];17;8))+HEX2DEC(MID([.A862];25;8))+HEX2DEC(MID([.A862];33;8))+HEX2DEC(MID([.A862];41;8))+HEX2DEC(MID([.A862];49;8))+HEX2DEC(MID([.A862];57;8))" office:value-type="float" office:value="12540033172" calcext:value-type="float">
            <text:p>12540033172</text:p>
          </table:table-cell>
          <table:table-cell table:formula="of:= MOD([.B862];85^4)" office:value-type="float" office:value="11883172" calcext:value-type="float">
            <text:p>11883172</text:p>
          </table:table-cell>
          <table:table-cell table:formula="of:=MOD(((((([.C862]-[.G862])/85)-[.F862])/85)-[.E862])/85;85)" office:value-type="float" office:value="19" calcext:value-type="float">
            <text:p>19</text:p>
          </table:table-cell>
          <table:table-cell table:formula="of:=MOD(((([.C862]-[.G862])/85)-[.F862])/85;85)" office:value-type="float" office:value="29" calcext:value-type="float">
            <text:p>29</text:p>
          </table:table-cell>
          <table:table-cell table:formula="of:=MOD(([.C862]-[.G862])/85;85)" office:value-type="float" office:value="62" calcext:value-type="float">
            <text:p>62</text:p>
          </table:table-cell>
          <table:table-cell table:formula="of:=MOD([.C862];85)" office:value-type="float" office:value="2" calcext:value-type="float">
            <text:p>2</text:p>
          </table:table-cell>
          <table:table-cell table:formula="of:=COM.MICROSOFT.CONCAT(MID(&quot;0123456789ABCDEFGHJKLMNPQRSTUVWXYZabcdefghijklmnpqrstuvwxyz!#$%&amp;()*+-;&lt;=&gt;?@^_{}[]/\:&quot;&quot;&quot;&quot;&quot;;[.D862]+1;1);MID(&quot;0123456789ABCDEFGHJKLMNPQRSTUVWXYZabcdefghijklmnpqrstuvwxyz!#$%&amp;()*+-;&lt;=&gt;?@^_{}[]/\:&quot;&quot;&quot;&quot;&quot;;[.E862]+1;1);MID(&quot;0123456789ABCDEFGHJKLMNPQRSTUVWXYZabcdefghijklmnpqrstuvwxyz!#$%&amp;()*+-;&lt;=&gt;?@^_{}[]/\:&quot;&quot;&quot;&quot;&quot;;[.F862]+1;1);MID(&quot;0123456789ABCDEFGHJKLMNPQRSTUVWXYZabcdefghijklmnpqrstuvwxyz!#$%&amp;()*+-;&lt;=&gt;?@^_{}[]/\:&quot;&quot;&quot;&quot;&quot;;[.G862]+1;1))" office:value-type="string" office:string-value="KV%2" calcext:value-type="string">
            <text:p>KV%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58c15bbbfaa1686d17e9225a7cc5212f2dd950fa53e679607afb05b8376339f</text:p>
          </table:table-cell>
          <table:table-cell table:formula="of:=HEX2DEC(MID([.A863];1;8))+HEX2DEC(MID([.A863];9;8))+HEX2DEC(MID([.A863];17;8))+HEX2DEC(MID([.A863];25;8))+HEX2DEC(MID([.A863];33;8))+HEX2DEC(MID([.A863];41;8))+HEX2DEC(MID([.A863];49;8))+HEX2DEC(MID([.A863];57;8))" office:value-type="float" office:value="22578131223" calcext:value-type="float">
            <text:p>22578131223</text:p>
          </table:table-cell>
          <table:table-cell table:formula="of:= MOD([.B863];85^4)" office:value-type="float" office:value="27461223" calcext:value-type="float">
            <text:p>27461223</text:p>
          </table:table-cell>
          <table:table-cell table:formula="of:=MOD(((((([.C863]-[.G863])/85)-[.F863])/85)-[.E863])/85;85)" office:value-type="float" office:value="44" calcext:value-type="float">
            <text:p>44</text:p>
          </table:table-cell>
          <table:table-cell table:formula="of:=MOD(((([.C863]-[.G863])/85)-[.F863])/85;85)" office:value-type="float" office:value="60" calcext:value-type="float">
            <text:p>60</text:p>
          </table:table-cell>
          <table:table-cell table:formula="of:=MOD(([.C863]-[.G863])/85;85)" office:value-type="float" office:value="73" calcext:value-type="float">
            <text:p>73</text:p>
          </table:table-cell>
          <table:table-cell table:formula="of:=MOD([.C863];85)" office:value-type="float" office:value="18" calcext:value-type="float">
            <text:p>18</text:p>
          </table:table-cell>
          <table:table-cell table:formula="of:=COM.MICROSOFT.CONCAT(MID(&quot;0123456789ABCDEFGHJKLMNPQRSTUVWXYZabcdefghijklmnpqrstuvwxyz!#$%&amp;()*+-;&lt;=&gt;?@^_{}[]/\:&quot;&quot;&quot;&quot;&quot;;[.D863]+1;1);MID(&quot;0123456789ABCDEFGHJKLMNPQRSTUVWXYZabcdefghijklmnpqrstuvwxyz!#$%&amp;()*+-;&lt;=&gt;?@^_{}[]/\:&quot;&quot;&quot;&quot;&quot;;[.E863]+1;1);MID(&quot;0123456789ABCDEFGHJKLMNPQRSTUVWXYZabcdefghijklmnpqrstuvwxyz!#$%&amp;()*+-;&lt;=&gt;?@^_{}[]/\:&quot;&quot;&quot;&quot;&quot;;[.F863]+1;1);MID(&quot;0123456789ABCDEFGHJKLMNPQRSTUVWXYZabcdefghijklmnpqrstuvwxyz!#$%&amp;()*+-;&lt;=&gt;?@^_{}[]/\:&quot;&quot;&quot;&quot;&quot;;[.G863]+1;1))" office:value-type="string" office:string-value="k#?J" calcext:value-type="string">
            <text:p>k#?J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77b23a0d484b1d2ddfb4429c9291b855ec0b00e530fea54c0a7dd870cbacc64</text:p>
          </table:table-cell>
          <table:table-cell table:formula="of:=HEX2DEC(MID([.A864];1;8))+HEX2DEC(MID([.A864];9;8))+HEX2DEC(MID([.A864];17;8))+HEX2DEC(MID([.A864];25;8))+HEX2DEC(MID([.A864];33;8))+HEX2DEC(MID([.A864];41;8))+HEX2DEC(MID([.A864];49;8))+HEX2DEC(MID([.A864];57;8))" office:value-type="float" office:value="20440381805" calcext:value-type="float">
            <text:p>20440381805</text:p>
          </table:table-cell>
          <table:table-cell table:formula="of:= MOD([.B864];85^4)" office:value-type="float" office:value="29937430" calcext:value-type="float">
            <text:p>29937430</text:p>
          </table:table-cell>
          <table:table-cell table:formula="of:=MOD(((((([.C864]-[.G864])/85)-[.F864])/85)-[.E864])/85;85)" office:value-type="float" office:value="48" calcext:value-type="float">
            <text:p>48</text:p>
          </table:table-cell>
          <table:table-cell table:formula="of:=MOD(((([.C864]-[.G864])/85)-[.F864])/85;85)" office:value-type="float" office:value="63" calcext:value-type="float">
            <text:p>63</text:p>
          </table:table-cell>
          <table:table-cell table:formula="of:=MOD(([.C864]-[.G864])/85;85)" office:value-type="float" office:value="50" calcext:value-type="float">
            <text:p>50</text:p>
          </table:table-cell>
          <table:table-cell table:formula="of:=MOD([.C864];85)" office:value-type="float" office:value="5" calcext:value-type="float">
            <text:p>5</text:p>
          </table:table-cell>
          <table:table-cell table:formula="of:=COM.MICROSOFT.CONCAT(MID(&quot;0123456789ABCDEFGHJKLMNPQRSTUVWXYZabcdefghijklmnpqrstuvwxyz!#$%&amp;()*+-;&lt;=&gt;?@^_{}[]/\:&quot;&quot;&quot;&quot;&quot;;[.D864]+1;1);MID(&quot;0123456789ABCDEFGHJKLMNPQRSTUVWXYZabcdefghijklmnpqrstuvwxyz!#$%&amp;()*+-;&lt;=&gt;?@^_{}[]/\:&quot;&quot;&quot;&quot;&quot;;[.E864]+1;1);MID(&quot;0123456789ABCDEFGHJKLMNPQRSTUVWXYZabcdefghijklmnpqrstuvwxyz!#$%&amp;()*+-;&lt;=&gt;?@^_{}[]/\:&quot;&quot;&quot;&quot;&quot;;[.F864]+1;1);MID(&quot;0123456789ABCDEFGHJKLMNPQRSTUVWXYZabcdefghijklmnpqrstuvwxyz!#$%&amp;()*+-;&lt;=&gt;?@^_{}[]/\:&quot;&quot;&quot;&quot;&quot;;[.G864]+1;1))" office:value-type="string" office:string-value="p&amp;r5" calcext:value-type="string">
            <text:p>p&amp;r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93276e4153e012baaefcc0550b2ddcfc0ee0ba1542c8dfaaeba3d59a5ab9b45</text:p>
          </table:table-cell>
          <table:table-cell table:formula="of:=HEX2DEC(MID([.A865];1;8))+HEX2DEC(MID([.A865];9;8))+HEX2DEC(MID([.A865];17;8))+HEX2DEC(MID([.A865];25;8))+HEX2DEC(MID([.A865];33;8))+HEX2DEC(MID([.A865];41;8))+HEX2DEC(MID([.A865];49;8))+HEX2DEC(MID([.A865];57;8))" office:value-type="float" office:value="17508307996" calcext:value-type="float">
            <text:p>17508307996</text:p>
          </table:table-cell>
          <table:table-cell table:formula="of:= MOD([.B865];85^4)" office:value-type="float" office:value="21098621" calcext:value-type="float">
            <text:p>21098621</text:p>
          </table:table-cell>
          <table:table-cell table:formula="of:=MOD(((((([.C865]-[.G865])/85)-[.F865])/85)-[.E865])/85;85)" office:value-type="float" office:value="34" calcext:value-type="float">
            <text:p>34</text:p>
          </table:table-cell>
          <table:table-cell table:formula="of:=MOD(((([.C865]-[.G865])/85)-[.F865])/85;85)" office:value-type="float" office:value="30" calcext:value-type="float">
            <text:p>30</text:p>
          </table:table-cell>
          <table:table-cell table:formula="of:=MOD(([.C865]-[.G865])/85;85)" office:value-type="float" office:value="19" calcext:value-type="float">
            <text:p>19</text:p>
          </table:table-cell>
          <table:table-cell table:formula="of:=MOD([.C865];85)" office:value-type="float" office:value="6" calcext:value-type="float">
            <text:p>6</text:p>
          </table:table-cell>
          <table:table-cell table:formula="of:=COM.MICROSOFT.CONCAT(MID(&quot;0123456789ABCDEFGHJKLMNPQRSTUVWXYZabcdefghijklmnpqrstuvwxyz!#$%&amp;()*+-;&lt;=&gt;?@^_{}[]/\:&quot;&quot;&quot;&quot;&quot;;[.D865]+1;1);MID(&quot;0123456789ABCDEFGHJKLMNPQRSTUVWXYZabcdefghijklmnpqrstuvwxyz!#$%&amp;()*+-;&lt;=&gt;?@^_{}[]/\:&quot;&quot;&quot;&quot;&quot;;[.E865]+1;1);MID(&quot;0123456789ABCDEFGHJKLMNPQRSTUVWXYZabcdefghijklmnpqrstuvwxyz!#$%&amp;()*+-;&lt;=&gt;?@^_{}[]/\:&quot;&quot;&quot;&quot;&quot;;[.F865]+1;1);MID(&quot;0123456789ABCDEFGHJKLMNPQRSTUVWXYZabcdefghijklmnpqrstuvwxyz!#$%&amp;()*+-;&lt;=&gt;?@^_{}[]/\:&quot;&quot;&quot;&quot;&quot;;[.G865]+1;1))" office:value-type="string" office:string-value="aWK6" calcext:value-type="string">
            <text:p>aWK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4ca9c82081ee39c47f732e443b2f193773d4b9885b84cc68bc3aabb748a2af1</text:p>
          </table:table-cell>
          <table:table-cell table:formula="of:=HEX2DEC(MID([.A866];1;8))+HEX2DEC(MID([.A866];9;8))+HEX2DEC(MID([.A866];17;8))+HEX2DEC(MID([.A866];25;8))+HEX2DEC(MID([.A866];33;8))+HEX2DEC(MID([.A866];41;8))+HEX2DEC(MID([.A866];49;8))+HEX2DEC(MID([.A866];57;8))" office:value-type="float" office:value="12982882975" calcext:value-type="float">
            <text:p>12982882975</text:p>
          </table:table-cell>
          <table:table-cell table:formula="of:= MOD([.B866];85^4)" office:value-type="float" office:value="37127975" calcext:value-type="float">
            <text:p>37127975</text:p>
          </table:table-cell>
          <table:table-cell table:formula="of:=MOD(((((([.C866]-[.G866])/85)-[.F866])/85)-[.E866])/85;85)" office:value-type="float" office:value="60" calcext:value-type="float">
            <text:p>60</text:p>
          </table:table-cell>
          <table:table-cell table:formula="of:=MOD(((([.C866]-[.G866])/85)-[.F866])/85;85)" office:value-type="float" office:value="38" calcext:value-type="float">
            <text:p>38</text:p>
          </table:table-cell>
          <table:table-cell table:formula="of:=MOD(([.C866]-[.G866])/85;85)" office:value-type="float" office:value="69" calcext:value-type="float">
            <text:p>69</text:p>
          </table:table-cell>
          <table:table-cell table:formula="of:=MOD([.C866];85)" office:value-type="float" office:value="60" calcext:value-type="float">
            <text:p>60</text:p>
          </table:table-cell>
          <table:table-cell table:formula="of:=COM.MICROSOFT.CONCAT(MID(&quot;0123456789ABCDEFGHJKLMNPQRSTUVWXYZabcdefghijklmnpqrstuvwxyz!#$%&amp;()*+-;&lt;=&gt;?@^_{}[]/\:&quot;&quot;&quot;&quot;&quot;;[.D866]+1;1);MID(&quot;0123456789ABCDEFGHJKLMNPQRSTUVWXYZabcdefghijklmnpqrstuvwxyz!#$%&amp;()*+-;&lt;=&gt;?@^_{}[]/\:&quot;&quot;&quot;&quot;&quot;;[.E866]+1;1);MID(&quot;0123456789ABCDEFGHJKLMNPQRSTUVWXYZabcdefghijklmnpqrstuvwxyz!#$%&amp;()*+-;&lt;=&gt;?@^_{}[]/\:&quot;&quot;&quot;&quot;&quot;;[.F866]+1;1);MID(&quot;0123456789ABCDEFGHJKLMNPQRSTUVWXYZabcdefghijklmnpqrstuvwxyz!#$%&amp;()*+-;&lt;=&gt;?@^_{}[]/\:&quot;&quot;&quot;&quot;&quot;;[.G866]+1;1))" office:value-type="string" office:string-value="#e;#" calcext:value-type="string">
            <text:p>#e;#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4fbd87a132e5570b32005c2c1e553bdaf16393dde4e58d53e9a0740c291c2c0</text:p>
          </table:table-cell>
          <table:table-cell table:formula="of:=HEX2DEC(MID([.A867];1;8))+HEX2DEC(MID([.A867];9;8))+HEX2DEC(MID([.A867];17;8))+HEX2DEC(MID([.A867];25;8))+HEX2DEC(MID([.A867];33;8))+HEX2DEC(MID([.A867];41;8))+HEX2DEC(MID([.A867];49;8))+HEX2DEC(MID([.A867];57;8))" office:value-type="float" office:value="21403526011" calcext:value-type="float">
            <text:p>21403526011</text:p>
          </table:table-cell>
          <table:table-cell table:formula="of:= MOD([.B867];85^4)" office:value-type="float" office:value="1269761" calcext:value-type="float">
            <text:p>1269761</text:p>
          </table:table-cell>
          <table:table-cell table:formula="of:=MOD(((((([.C867]-[.G867])/85)-[.F867])/85)-[.E867])/85;85)" office:value-type="float" office:value="2" calcext:value-type="float">
            <text:p>2</text:p>
          </table:table-cell>
          <table:table-cell table:formula="of:=MOD(((([.C867]-[.G867])/85)-[.F867])/85;85)" office:value-type="float" office:value="5" calcext:value-type="float">
            <text:p>5</text:p>
          </table:table-cell>
          <table:table-cell table:formula="of:=MOD(([.C867]-[.G867])/85;85)" office:value-type="float" office:value="63" calcext:value-type="float">
            <text:p>63</text:p>
          </table:table-cell>
          <table:table-cell table:formula="of:=MOD([.C867];85)" office:value-type="float" office:value="31" calcext:value-type="float">
            <text:p>31</text:p>
          </table:table-cell>
          <table:table-cell table:formula="of:=COM.MICROSOFT.CONCAT(MID(&quot;0123456789ABCDEFGHJKLMNPQRSTUVWXYZabcdefghijklmnpqrstuvwxyz!#$%&amp;()*+-;&lt;=&gt;?@^_{}[]/\:&quot;&quot;&quot;&quot;&quot;;[.D867]+1;1);MID(&quot;0123456789ABCDEFGHJKLMNPQRSTUVWXYZabcdefghijklmnpqrstuvwxyz!#$%&amp;()*+-;&lt;=&gt;?@^_{}[]/\:&quot;&quot;&quot;&quot;&quot;;[.E867]+1;1);MID(&quot;0123456789ABCDEFGHJKLMNPQRSTUVWXYZabcdefghijklmnpqrstuvwxyz!#$%&amp;()*+-;&lt;=&gt;?@^_{}[]/\:&quot;&quot;&quot;&quot;&quot;;[.F867]+1;1);MID(&quot;0123456789ABCDEFGHJKLMNPQRSTUVWXYZabcdefghijklmnpqrstuvwxyz!#$%&amp;()*+-;&lt;=&gt;?@^_{}[]/\:&quot;&quot;&quot;&quot;&quot;;[.G867]+1;1))" office:value-type="string" office:string-value="25&amp;X" calcext:value-type="string">
            <text:p>25&amp;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e817712ac6b526f0925f41a9ff8b27cab148e4bade7fdf73a4ee7d28b9e7f34</text:p>
          </table:table-cell>
          <table:table-cell table:formula="of:=HEX2DEC(MID([.A868];1;8))+HEX2DEC(MID([.A868];9;8))+HEX2DEC(MID([.A868];17;8))+HEX2DEC(MID([.A868];25;8))+HEX2DEC(MID([.A868];33;8))+HEX2DEC(MID([.A868];41;8))+HEX2DEC(MID([.A868];49;8))+HEX2DEC(MID([.A868];57;8))" office:value-type="float" office:value="17229505375" calcext:value-type="float">
            <text:p>17229505375</text:p>
          </table:table-cell>
          <table:table-cell table:formula="of:= MOD([.B868];85^4)" office:value-type="float" office:value="3299125" calcext:value-type="float">
            <text:p>3299125</text:p>
          </table:table-cell>
          <table:table-cell table:formula="of:=MOD(((((([.C868]-[.G868])/85)-[.F868])/85)-[.E868])/85;85)" office:value-type="float" office:value="5" calcext:value-type="float">
            <text:p>5</text:p>
          </table:table-cell>
          <table:table-cell table:formula="of:=MOD(((([.C868]-[.G868])/85)-[.F868])/85;85)" office:value-type="float" office:value="31" calcext:value-type="float">
            <text:p>31</text:p>
          </table:table-cell>
          <table:table-cell table:formula="of:=MOD(([.C868]-[.G868])/85;85)" office:value-type="float" office:value="53" calcext:value-type="float">
            <text:p>53</text:p>
          </table:table-cell>
          <table:table-cell table:formula="of:=MOD([.C868];85)" office:value-type="float" office:value="20" calcext:value-type="float">
            <text:p>20</text:p>
          </table:table-cell>
          <table:table-cell table:formula="of:=COM.MICROSOFT.CONCAT(MID(&quot;0123456789ABCDEFGHJKLMNPQRSTUVWXYZabcdefghijklmnpqrstuvwxyz!#$%&amp;()*+-;&lt;=&gt;?@^_{}[]/\:&quot;&quot;&quot;&quot;&quot;;[.D868]+1;1);MID(&quot;0123456789ABCDEFGHJKLMNPQRSTUVWXYZabcdefghijklmnpqrstuvwxyz!#$%&amp;()*+-;&lt;=&gt;?@^_{}[]/\:&quot;&quot;&quot;&quot;&quot;;[.E868]+1;1);MID(&quot;0123456789ABCDEFGHJKLMNPQRSTUVWXYZabcdefghijklmnpqrstuvwxyz!#$%&amp;()*+-;&lt;=&gt;?@^_{}[]/\:&quot;&quot;&quot;&quot;&quot;;[.F868]+1;1);MID(&quot;0123456789ABCDEFGHJKLMNPQRSTUVWXYZabcdefghijklmnpqrstuvwxyz!#$%&amp;()*+-;&lt;=&gt;?@^_{}[]/\:&quot;&quot;&quot;&quot;&quot;;[.G868]+1;1))" office:value-type="string" office:string-value="5XuL" calcext:value-type="string">
            <text:p>5Xu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68fa10b6f1258aefbfc52c5953c017aa0de3f7765b3deaaf9b69b63260926f0</text:p>
          </table:table-cell>
          <table:table-cell table:formula="of:=HEX2DEC(MID([.A869];1;8))+HEX2DEC(MID([.A869];9;8))+HEX2DEC(MID([.A869];17;8))+HEX2DEC(MID([.A869];25;8))+HEX2DEC(MID([.A869];33;8))+HEX2DEC(MID([.A869];41;8))+HEX2DEC(MID([.A869];49;8))+HEX2DEC(MID([.A869];57;8))" office:value-type="float" office:value="18206174828" calcext:value-type="float">
            <text:p>18206174828</text:p>
          </table:table-cell>
          <table:table-cell table:formula="of:= MOD([.B869];85^4)" office:value-type="float" office:value="40357328" calcext:value-type="float">
            <text:p>40357328</text:p>
          </table:table-cell>
          <table:table-cell table:formula="of:=MOD(((((([.C869]-[.G869])/85)-[.F869])/85)-[.E869])/85;85)" office:value-type="float" office:value="65" calcext:value-type="float">
            <text:p>65</text:p>
          </table:table-cell>
          <table:table-cell table:formula="of:=MOD(((([.C869]-[.G869])/85)-[.F869])/85;85)" office:value-type="float" office:value="60" calcext:value-type="float">
            <text:p>60</text:p>
          </table:table-cell>
          <table:table-cell table:formula="of:=MOD(([.C869]-[.G869])/85;85)" office:value-type="float" office:value="67" calcext:value-type="float">
            <text:p>67</text:p>
          </table:table-cell>
          <table:table-cell table:formula="of:=MOD([.C869];85)" office:value-type="float" office:value="8" calcext:value-type="float">
            <text:p>8</text:p>
          </table:table-cell>
          <table:table-cell table:formula="of:=COM.MICROSOFT.CONCAT(MID(&quot;0123456789ABCDEFGHJKLMNPQRSTUVWXYZabcdefghijklmnpqrstuvwxyz!#$%&amp;()*+-;&lt;=&gt;?@^_{}[]/\:&quot;&quot;&quot;&quot;&quot;;[.D869]+1;1);MID(&quot;0123456789ABCDEFGHJKLMNPQRSTUVWXYZabcdefghijklmnpqrstuvwxyz!#$%&amp;()*+-;&lt;=&gt;?@^_{}[]/\:&quot;&quot;&quot;&quot;&quot;;[.E869]+1;1);MID(&quot;0123456789ABCDEFGHJKLMNPQRSTUVWXYZabcdefghijklmnpqrstuvwxyz!#$%&amp;()*+-;&lt;=&gt;?@^_{}[]/\:&quot;&quot;&quot;&quot;&quot;;[.F869]+1;1);MID(&quot;0123456789ABCDEFGHJKLMNPQRSTUVWXYZabcdefghijklmnpqrstuvwxyz!#$%&amp;()*+-;&lt;=&gt;?@^_{}[]/\:&quot;&quot;&quot;&quot;&quot;;[.G869]+1;1))" office:value-type="string" office:string-value=")#+8" calcext:value-type="string">
            <text:p>)#+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42d784f89df050c441b5471db01b0976302db3747668a0df456ac01db868c3d</text:p>
          </table:table-cell>
          <table:table-cell table:formula="of:=HEX2DEC(MID([.A870];1;8))+HEX2DEC(MID([.A870];9;8))+HEX2DEC(MID([.A870];17;8))+HEX2DEC(MID([.A870];25;8))+HEX2DEC(MID([.A870];33;8))+HEX2DEC(MID([.A870];41;8))+HEX2DEC(MID([.A870];49;8))+HEX2DEC(MID([.A870];57;8))" office:value-type="float" office:value="19183706085" calcext:value-type="float">
            <text:p>19183706085</text:p>
          </table:table-cell>
          <table:table-cell table:formula="of:= MOD([.B870];85^4)" office:value-type="float" office:value="26076710" calcext:value-type="float">
            <text:p>26076710</text:p>
          </table:table-cell>
          <table:table-cell table:formula="of:=MOD(((((([.C870]-[.G870])/85)-[.F870])/85)-[.E870])/85;85)" office:value-type="float" office:value="42" calcext:value-type="float">
            <text:p>42</text:p>
          </table:table-cell>
          <table:table-cell table:formula="of:=MOD(((([.C870]-[.G870])/85)-[.F870])/85;85)" office:value-type="float" office:value="39" calcext:value-type="float">
            <text:p>39</text:p>
          </table:table-cell>
          <table:table-cell table:formula="of:=MOD(([.C870]-[.G870])/85;85)" office:value-type="float" office:value="19" calcext:value-type="float">
            <text:p>19</text:p>
          </table:table-cell>
          <table:table-cell table:formula="of:=MOD([.C870];85)" office:value-type="float" office:value="70" calcext:value-type="float">
            <text:p>70</text:p>
          </table:table-cell>
          <table:table-cell table:formula="of:=COM.MICROSOFT.CONCAT(MID(&quot;0123456789ABCDEFGHJKLMNPQRSTUVWXYZabcdefghijklmnpqrstuvwxyz!#$%&amp;()*+-;&lt;=&gt;?@^_{}[]/\:&quot;&quot;&quot;&quot;&quot;;[.D870]+1;1);MID(&quot;0123456789ABCDEFGHJKLMNPQRSTUVWXYZabcdefghijklmnpqrstuvwxyz!#$%&amp;()*+-;&lt;=&gt;?@^_{}[]/\:&quot;&quot;&quot;&quot;&quot;;[.E870]+1;1);MID(&quot;0123456789ABCDEFGHJKLMNPQRSTUVWXYZabcdefghijklmnpqrstuvwxyz!#$%&amp;()*+-;&lt;=&gt;?@^_{}[]/\:&quot;&quot;&quot;&quot;&quot;;[.F870]+1;1);MID(&quot;0123456789ABCDEFGHJKLMNPQRSTUVWXYZabcdefghijklmnpqrstuvwxyz!#$%&amp;()*+-;&lt;=&gt;?@^_{}[]/\:&quot;&quot;&quot;&quot;&quot;;[.G870]+1;1))" office:value-type="string" office:string-value="ifK&lt;" calcext:value-type="string">
            <text:p>ifK&lt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fecafa3c13f9e0463a381511b375fe4cae213406e5918a45a41bde88d05ef8f</text:p>
          </table:table-cell>
          <table:table-cell table:formula="of:=HEX2DEC(MID([.A871];1;8))+HEX2DEC(MID([.A871];9;8))+HEX2DEC(MID([.A871];17;8))+HEX2DEC(MID([.A871];25;8))+HEX2DEC(MID([.A871];33;8))+HEX2DEC(MID([.A871];41;8))+HEX2DEC(MID([.A871];49;8))+HEX2DEC(MID([.A871];57;8))" office:value-type="float" office:value="16115173431" calcext:value-type="float">
            <text:p>16115173431</text:p>
          </table:table-cell>
          <table:table-cell table:formula="of:= MOD([.B871];85^4)" office:value-type="float" office:value="37380931" calcext:value-type="float">
            <text:p>37380931</text:p>
          </table:table-cell>
          <table:table-cell table:formula="of:=MOD(((((([.C871]-[.G871])/85)-[.F871])/85)-[.E871])/85;85)" office:value-type="float" office:value="60" calcext:value-type="float">
            <text:p>60</text:p>
          </table:table-cell>
          <table:table-cell table:formula="of:=MOD(((([.C871]-[.G871])/85)-[.F871])/85;85)" office:value-type="float" office:value="73" calcext:value-type="float">
            <text:p>73</text:p>
          </table:table-cell>
          <table:table-cell table:formula="of:=MOD(([.C871]-[.G871])/85;85)" office:value-type="float" office:value="70" calcext:value-type="float">
            <text:p>70</text:p>
          </table:table-cell>
          <table:table-cell table:formula="of:=MOD([.C871];85)" office:value-type="float" office:value="56" calcext:value-type="float">
            <text:p>56</text:p>
          </table:table-cell>
          <table:table-cell table:formula="of:=COM.MICROSOFT.CONCAT(MID(&quot;0123456789ABCDEFGHJKLMNPQRSTUVWXYZabcdefghijklmnpqrstuvwxyz!#$%&amp;()*+-;&lt;=&gt;?@^_{}[]/\:&quot;&quot;&quot;&quot;&quot;;[.D871]+1;1);MID(&quot;0123456789ABCDEFGHJKLMNPQRSTUVWXYZabcdefghijklmnpqrstuvwxyz!#$%&amp;()*+-;&lt;=&gt;?@^_{}[]/\:&quot;&quot;&quot;&quot;&quot;;[.E871]+1;1);MID(&quot;0123456789ABCDEFGHJKLMNPQRSTUVWXYZabcdefghijklmnpqrstuvwxyz!#$%&amp;()*+-;&lt;=&gt;?@^_{}[]/\:&quot;&quot;&quot;&quot;&quot;;[.F871]+1;1);MID(&quot;0123456789ABCDEFGHJKLMNPQRSTUVWXYZabcdefghijklmnpqrstuvwxyz!#$%&amp;()*+-;&lt;=&gt;?@^_{}[]/\:&quot;&quot;&quot;&quot;&quot;;[.G871]+1;1))" office:value-type="string" office:string-value="#?&lt;x" calcext:value-type="string">
            <text:p>#?&lt;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bb5b98b0330e719bc98a69c93ddb5f414908832d18bb2dcc49cf5f27447eb7d</text:p>
          </table:table-cell>
          <table:table-cell table:formula="of:=HEX2DEC(MID([.A872];1;8))+HEX2DEC(MID([.A872];9;8))+HEX2DEC(MID([.A872];17;8))+HEX2DEC(MID([.A872];25;8))+HEX2DEC(MID([.A872];33;8))+HEX2DEC(MID([.A872];41;8))+HEX2DEC(MID([.A872];49;8))+HEX2DEC(MID([.A872];57;8))" office:value-type="float" office:value="16884046257" calcext:value-type="float">
            <text:p>16884046257</text:p>
          </table:table-cell>
          <table:table-cell table:formula="of:= MOD([.B872];85^4)" office:value-type="float" office:value="23244382" calcext:value-type="float">
            <text:p>23244382</text:p>
          </table:table-cell>
          <table:table-cell table:formula="of:=MOD(((((([.C872]-[.G872])/85)-[.F872])/85)-[.E872])/85;85)" office:value-type="float" office:value="37" calcext:value-type="float">
            <text:p>37</text:p>
          </table:table-cell>
          <table:table-cell table:formula="of:=MOD(((([.C872]-[.G872])/85)-[.F872])/85;85)" office:value-type="float" office:value="72" calcext:value-type="float">
            <text:p>72</text:p>
          </table:table-cell>
          <table:table-cell table:formula="of:=MOD(([.C872]-[.G872])/85;85)" office:value-type="float" office:value="18" calcext:value-type="float">
            <text:p>18</text:p>
          </table:table-cell>
          <table:table-cell table:formula="of:=MOD([.C872];85)" office:value-type="float" office:value="27" calcext:value-type="float">
            <text:p>27</text:p>
          </table:table-cell>
          <table:table-cell table:formula="of:=COM.MICROSOFT.CONCAT(MID(&quot;0123456789ABCDEFGHJKLMNPQRSTUVWXYZabcdefghijklmnpqrstuvwxyz!#$%&amp;()*+-;&lt;=&gt;?@^_{}[]/\:&quot;&quot;&quot;&quot;&quot;;[.D872]+1;1);MID(&quot;0123456789ABCDEFGHJKLMNPQRSTUVWXYZabcdefghijklmnpqrstuvwxyz!#$%&amp;()*+-;&lt;=&gt;?@^_{}[]/\:&quot;&quot;&quot;&quot;&quot;;[.E872]+1;1);MID(&quot;0123456789ABCDEFGHJKLMNPQRSTUVWXYZabcdefghijklmnpqrstuvwxyz!#$%&amp;()*+-;&lt;=&gt;?@^_{}[]/\:&quot;&quot;&quot;&quot;&quot;;[.F872]+1;1);MID(&quot;0123456789ABCDEFGHJKLMNPQRSTUVWXYZabcdefghijklmnpqrstuvwxyz!#$%&amp;()*+-;&lt;=&gt;?@^_{}[]/\:&quot;&quot;&quot;&quot;&quot;;[.G872]+1;1))" office:value-type="string" office:string-value="d&gt;JT" calcext:value-type="string">
            <text:p>d&gt;J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522d6ff883641ee81523781d98716d3431efe0b7940a8b3222278c08a3ffe8f</text:p>
          </table:table-cell>
          <table:table-cell table:formula="of:=HEX2DEC(MID([.A873];1;8))+HEX2DEC(MID([.A873];9;8))+HEX2DEC(MID([.A873];17;8))+HEX2DEC(MID([.A873];25;8))+HEX2DEC(MID([.A873];33;8))+HEX2DEC(MID([.A873];41;8))+HEX2DEC(MID([.A873];49;8))+HEX2DEC(MID([.A873];57;8))" office:value-type="float" office:value="18001200462" calcext:value-type="float">
            <text:p>18001200462</text:p>
          </table:table-cell>
          <table:table-cell table:formula="of:= MOD([.B873];85^4)" office:value-type="float" office:value="44185462" calcext:value-type="float">
            <text:p>44185462</text:p>
          </table:table-cell>
          <table:table-cell table:formula="of:=MOD(((((([.C873]-[.G873])/85)-[.F873])/85)-[.E873])/85;85)" office:value-type="float" office:value="71" calcext:value-type="float">
            <text:p>71</text:p>
          </table:table-cell>
          <table:table-cell table:formula="of:=MOD(((([.C873]-[.G873])/85)-[.F873])/85;85)" office:value-type="float" office:value="80" calcext:value-type="float">
            <text:p>80</text:p>
          </table:table-cell>
          <table:table-cell table:formula="of:=MOD(([.C873]-[.G873])/85;85)" office:value-type="float" office:value="53" calcext:value-type="float">
            <text:p>53</text:p>
          </table:table-cell>
          <table:table-cell table:formula="of:=MOD([.C873];85)" office:value-type="float" office:value="82" calcext:value-type="float">
            <text:p>82</text:p>
          </table:table-cell>
          <table:table-cell table:formula="of:=COM.MICROSOFT.CONCAT(MID(&quot;0123456789ABCDEFGHJKLMNPQRSTUVWXYZabcdefghijklmnpqrstuvwxyz!#$%&amp;()*+-;&lt;=&gt;?@^_{}[]/\:&quot;&quot;&quot;&quot;&quot;;[.D873]+1;1);MID(&quot;0123456789ABCDEFGHJKLMNPQRSTUVWXYZabcdefghijklmnpqrstuvwxyz!#$%&amp;()*+-;&lt;=&gt;?@^_{}[]/\:&quot;&quot;&quot;&quot;&quot;;[.E873]+1;1);MID(&quot;0123456789ABCDEFGHJKLMNPQRSTUVWXYZabcdefghijklmnpqrstuvwxyz!#$%&amp;()*+-;&lt;=&gt;?@^_{}[]/\:&quot;&quot;&quot;&quot;&quot;;[.F873]+1;1);MID(&quot;0123456789ABCDEFGHJKLMNPQRSTUVWXYZabcdefghijklmnpqrstuvwxyz!#$%&amp;()*+-;&lt;=&gt;?@^_{}[]/\:&quot;&quot;&quot;&quot;&quot;;[.G873]+1;1))" office:value-type="string" office:string-value="=]u\" calcext:value-type="string">
            <text:p>=]u\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7f963b32da36f58accc798e0bf12c2c7adbc1e55e13bb72a644220883213533</text:p>
          </table:table-cell>
          <table:table-cell table:formula="of:=HEX2DEC(MID([.A874];1;8))+HEX2DEC(MID([.A874];9;8))+HEX2DEC(MID([.A874];17;8))+HEX2DEC(MID([.A874];25;8))+HEX2DEC(MID([.A874];33;8))+HEX2DEC(MID([.A874];41;8))+HEX2DEC(MID([.A874];49;8))+HEX2DEC(MID([.A874];57;8))" office:value-type="float" office:value="14507003223" calcext:value-type="float">
            <text:p>14507003223</text:p>
          </table:table-cell>
          <table:table-cell table:formula="of:= MOD([.B874];85^4)" office:value-type="float" office:value="47430098" calcext:value-type="float">
            <text:p>47430098</text:p>
          </table:table-cell>
          <table:table-cell table:formula="of:=MOD(((((([.C874]-[.G874])/85)-[.F874])/85)-[.E874])/85;85)" office:value-type="float" office:value="77" calcext:value-type="float">
            <text:p>77</text:p>
          </table:table-cell>
          <table:table-cell table:formula="of:=MOD(((([.C874]-[.G874])/85)-[.F874])/85;85)" office:value-type="float" office:value="19" calcext:value-type="float">
            <text:p>19</text:p>
          </table:table-cell>
          <table:table-cell table:formula="of:=MOD(([.C874]-[.G874])/85;85)" office:value-type="float" office:value="61" calcext:value-type="float">
            <text:p>61</text:p>
          </table:table-cell>
          <table:table-cell table:formula="of:=MOD([.C874];85)" office:value-type="float" office:value="13" calcext:value-type="float">
            <text:p>13</text:p>
          </table:table-cell>
          <table:table-cell table:formula="of:=COM.MICROSOFT.CONCAT(MID(&quot;0123456789ABCDEFGHJKLMNPQRSTUVWXYZabcdefghijklmnpqrstuvwxyz!#$%&amp;()*+-;&lt;=&gt;?@^_{}[]/\:&quot;&quot;&quot;&quot;&quot;;[.D874]+1;1);MID(&quot;0123456789ABCDEFGHJKLMNPQRSTUVWXYZabcdefghijklmnpqrstuvwxyz!#$%&amp;()*+-;&lt;=&gt;?@^_{}[]/\:&quot;&quot;&quot;&quot;&quot;;[.E874]+1;1);MID(&quot;0123456789ABCDEFGHJKLMNPQRSTUVWXYZabcdefghijklmnpqrstuvwxyz!#$%&amp;()*+-;&lt;=&gt;?@^_{}[]/\:&quot;&quot;&quot;&quot;&quot;;[.F874]+1;1);MID(&quot;0123456789ABCDEFGHJKLMNPQRSTUVWXYZabcdefghijklmnpqrstuvwxyz!#$%&amp;()*+-;&lt;=&gt;?@^_{}[]/\:&quot;&quot;&quot;&quot;&quot;;[.G874]+1;1))" office:value-type="string" office:string-value="{K$D" calcext:value-type="string">
            <text:p>{K$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6589c6f054a6cba3faf6e574d149855894c133962e5e0bd0fb1980b07571419</text:p>
          </table:table-cell>
          <table:table-cell table:formula="of:=HEX2DEC(MID([.A875];1;8))+HEX2DEC(MID([.A875];9;8))+HEX2DEC(MID([.A875];17;8))+HEX2DEC(MID([.A875];25;8))+HEX2DEC(MID([.A875];33;8))+HEX2DEC(MID([.A875];41;8))+HEX2DEC(MID([.A875];49;8))+HEX2DEC(MID([.A875];57;8))" office:value-type="float" office:value="9321951215" calcext:value-type="float">
            <text:p>9321951215</text:p>
          </table:table-cell>
          <table:table-cell table:formula="of:= MOD([.B875];85^4)" office:value-type="float" office:value="30239965" calcext:value-type="float">
            <text:p>30239965</text:p>
          </table:table-cell>
          <table:table-cell table:formula="of:=MOD(((((([.C875]-[.G875])/85)-[.F875])/85)-[.E875])/85;85)" office:value-type="float" office:value="49" calcext:value-type="float">
            <text:p>49</text:p>
          </table:table-cell>
          <table:table-cell table:formula="of:=MOD(((([.C875]-[.G875])/85)-[.F875])/85;85)" office:value-type="float" office:value="20" calcext:value-type="float">
            <text:p>20</text:p>
          </table:table-cell>
          <table:table-cell table:formula="of:=MOD(([.C875]-[.G875])/85;85)" office:value-type="float" office:value="39" calcext:value-type="float">
            <text:p>39</text:p>
          </table:table-cell>
          <table:table-cell table:formula="of:=MOD([.C875];85)" office:value-type="float" office:value="25" calcext:value-type="float">
            <text:p>25</text:p>
          </table:table-cell>
          <table:table-cell table:formula="of:=COM.MICROSOFT.CONCAT(MID(&quot;0123456789ABCDEFGHJKLMNPQRSTUVWXYZabcdefghijklmnpqrstuvwxyz!#$%&amp;()*+-;&lt;=&gt;?@^_{}[]/\:&quot;&quot;&quot;&quot;&quot;;[.D875]+1;1);MID(&quot;0123456789ABCDEFGHJKLMNPQRSTUVWXYZabcdefghijklmnpqrstuvwxyz!#$%&amp;()*+-;&lt;=&gt;?@^_{}[]/\:&quot;&quot;&quot;&quot;&quot;;[.E875]+1;1);MID(&quot;0123456789ABCDEFGHJKLMNPQRSTUVWXYZabcdefghijklmnpqrstuvwxyz!#$%&amp;()*+-;&lt;=&gt;?@^_{}[]/\:&quot;&quot;&quot;&quot;&quot;;[.F875]+1;1);MID(&quot;0123456789ABCDEFGHJKLMNPQRSTUVWXYZabcdefghijklmnpqrstuvwxyz!#$%&amp;()*+-;&lt;=&gt;?@^_{}[]/\:&quot;&quot;&quot;&quot;&quot;;[.G875]+1;1))" office:value-type="string" office:string-value="qLfR" calcext:value-type="string">
            <text:p>qLf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82b6ce4435c6d3206fb24f18198fd0ed7ef1b6f90d71cd0d433b323a8b83c5e</text:p>
          </table:table-cell>
          <table:table-cell table:formula="of:=HEX2DEC(MID([.A876];1;8))+HEX2DEC(MID([.A876];9;8))+HEX2DEC(MID([.A876];17;8))+HEX2DEC(MID([.A876];25;8))+HEX2DEC(MID([.A876];33;8))+HEX2DEC(MID([.A876];41;8))+HEX2DEC(MID([.A876];49;8))+HEX2DEC(MID([.A876];57;8))" office:value-type="float" office:value="16539067349" calcext:value-type="float">
            <text:p>16539067349</text:p>
          </table:table-cell>
          <table:table-cell table:formula="of:= MOD([.B876];85^4)" office:value-type="float" office:value="43669849" calcext:value-type="float">
            <text:p>43669849</text:p>
          </table:table-cell>
          <table:table-cell table:formula="of:=MOD(((((([.C876]-[.G876])/85)-[.F876])/85)-[.E876])/85;85)" office:value-type="float" office:value="71" calcext:value-type="float">
            <text:p>71</text:p>
          </table:table-cell>
          <table:table-cell table:formula="of:=MOD(((([.C876]-[.G876])/85)-[.F876])/85;85)" office:value-type="float" office:value="9" calcext:value-type="float">
            <text:p>9</text:p>
          </table:table-cell>
          <table:table-cell table:formula="of:=MOD(([.C876]-[.G876])/85;85)" office:value-type="float" office:value="22" calcext:value-type="float">
            <text:p>22</text:p>
          </table:table-cell>
          <table:table-cell table:formula="of:=MOD([.C876];85)" office:value-type="float" office:value="79" calcext:value-type="float">
            <text:p>79</text:p>
          </table:table-cell>
          <table:table-cell table:formula="of:=COM.MICROSOFT.CONCAT(MID(&quot;0123456789ABCDEFGHJKLMNPQRSTUVWXYZabcdefghijklmnpqrstuvwxyz!#$%&amp;()*+-;&lt;=&gt;?@^_{}[]/\:&quot;&quot;&quot;&quot;&quot;;[.D876]+1;1);MID(&quot;0123456789ABCDEFGHJKLMNPQRSTUVWXYZabcdefghijklmnpqrstuvwxyz!#$%&amp;()*+-;&lt;=&gt;?@^_{}[]/\:&quot;&quot;&quot;&quot;&quot;;[.E876]+1;1);MID(&quot;0123456789ABCDEFGHJKLMNPQRSTUVWXYZabcdefghijklmnpqrstuvwxyz!#$%&amp;()*+-;&lt;=&gt;?@^_{}[]/\:&quot;&quot;&quot;&quot;&quot;;[.F876]+1;1);MID(&quot;0123456789ABCDEFGHJKLMNPQRSTUVWXYZabcdefghijklmnpqrstuvwxyz!#$%&amp;()*+-;&lt;=&gt;?@^_{}[]/\:&quot;&quot;&quot;&quot;&quot;;[.G876]+1;1))" office:value-type="string" office:string-value="=9N[" calcext:value-type="string">
            <text:p>=9N[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2f9933100f33882104764d84b7d94ea6d3ec4ae05b8e57b352a02e398682a96</text:p>
          </table:table-cell>
          <table:table-cell table:formula="of:=HEX2DEC(MID([.A877];1;8))+HEX2DEC(MID([.A877];9;8))+HEX2DEC(MID([.A877];17;8))+HEX2DEC(MID([.A877];25;8))+HEX2DEC(MID([.A877];33;8))+HEX2DEC(MID([.A877];41;8))+HEX2DEC(MID([.A877];49;8))+HEX2DEC(MID([.A877];57;8))" office:value-type="float" office:value="10472889623" calcext:value-type="float">
            <text:p>10472889623</text:p>
          </table:table-cell>
          <table:table-cell table:formula="of:= MOD([.B877];85^4)" office:value-type="float" office:value="32764623" calcext:value-type="float">
            <text:p>32764623</text:p>
          </table:table-cell>
          <table:table-cell table:formula="of:=MOD(((((([.C877]-[.G877])/85)-[.F877])/85)-[.E877])/85;85)" office:value-type="float" office:value="53" calcext:value-type="float">
            <text:p>53</text:p>
          </table:table-cell>
          <table:table-cell table:formula="of:=MOD(((([.C877]-[.G877])/85)-[.F877])/85;85)" office:value-type="float" office:value="29" calcext:value-type="float">
            <text:p>29</text:p>
          </table:table-cell>
          <table:table-cell table:formula="of:=MOD(([.C877]-[.G877])/85;85)" office:value-type="float" office:value="76" calcext:value-type="float">
            <text:p>76</text:p>
          </table:table-cell>
          <table:table-cell table:formula="of:=MOD([.C877];85)" office:value-type="float" office:value="13" calcext:value-type="float">
            <text:p>13</text:p>
          </table:table-cell>
          <table:table-cell table:formula="of:=COM.MICROSOFT.CONCAT(MID(&quot;0123456789ABCDEFGHJKLMNPQRSTUVWXYZabcdefghijklmnpqrstuvwxyz!#$%&amp;()*+-;&lt;=&gt;?@^_{}[]/\:&quot;&quot;&quot;&quot;&quot;;[.D877]+1;1);MID(&quot;0123456789ABCDEFGHJKLMNPQRSTUVWXYZabcdefghijklmnpqrstuvwxyz!#$%&amp;()*+-;&lt;=&gt;?@^_{}[]/\:&quot;&quot;&quot;&quot;&quot;;[.E877]+1;1);MID(&quot;0123456789ABCDEFGHJKLMNPQRSTUVWXYZabcdefghijklmnpqrstuvwxyz!#$%&amp;()*+-;&lt;=&gt;?@^_{}[]/\:&quot;&quot;&quot;&quot;&quot;;[.F877]+1;1);MID(&quot;0123456789ABCDEFGHJKLMNPQRSTUVWXYZabcdefghijklmnpqrstuvwxyz!#$%&amp;()*+-;&lt;=&gt;?@^_{}[]/\:&quot;&quot;&quot;&quot;&quot;;[.G877]+1;1))" office:value-type="string" office:string-value="uV_D" calcext:value-type="string">
            <text:p>uV_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4017f9f04701d7a9837f8e521b7c98bd050740a7cccdc811201c82941172281</text:p>
          </table:table-cell>
          <table:table-cell table:formula="of:=HEX2DEC(MID([.A878];1;8))+HEX2DEC(MID([.A878];9;8))+HEX2DEC(MID([.A878];17;8))+HEX2DEC(MID([.A878];25;8))+HEX2DEC(MID([.A878];33;8))+HEX2DEC(MID([.A878];41;8))+HEX2DEC(MID([.A878];49;8))+HEX2DEC(MID([.A878];57;8))" office:value-type="float" office:value="13465262782" calcext:value-type="float">
            <text:p>13465262782</text:p>
          </table:table-cell>
          <table:table-cell table:formula="of:= MOD([.B878];85^4)" office:value-type="float" office:value="49702157" calcext:value-type="float">
            <text:p>49702157</text:p>
          </table:table-cell>
          <table:table-cell table:formula="of:=MOD(((((([.C878]-[.G878])/85)-[.F878])/85)-[.E878])/85;85)" office:value-type="float" office:value="80" calcext:value-type="float">
            <text:p>80</text:p>
          </table:table-cell>
          <table:table-cell table:formula="of:=MOD(((([.C878]-[.G878])/85)-[.F878])/85;85)" office:value-type="float" office:value="79" calcext:value-type="float">
            <text:p>79</text:p>
          </table:table-cell>
          <table:table-cell table:formula="of:=MOD(([.C878]-[.G878])/85;85)" office:value-type="float" office:value="16" calcext:value-type="float">
            <text:p>16</text:p>
          </table:table-cell>
          <table:table-cell table:formula="of:=MOD([.C878];85)" office:value-type="float" office:value="22" calcext:value-type="float">
            <text:p>22</text:p>
          </table:table-cell>
          <table:table-cell table:formula="of:=COM.MICROSOFT.CONCAT(MID(&quot;0123456789ABCDEFGHJKLMNPQRSTUVWXYZabcdefghijklmnpqrstuvwxyz!#$%&amp;()*+-;&lt;=&gt;?@^_{}[]/\:&quot;&quot;&quot;&quot;&quot;;[.D878]+1;1);MID(&quot;0123456789ABCDEFGHJKLMNPQRSTUVWXYZabcdefghijklmnpqrstuvwxyz!#$%&amp;()*+-;&lt;=&gt;?@^_{}[]/\:&quot;&quot;&quot;&quot;&quot;;[.E878]+1;1);MID(&quot;0123456789ABCDEFGHJKLMNPQRSTUVWXYZabcdefghijklmnpqrstuvwxyz!#$%&amp;()*+-;&lt;=&gt;?@^_{}[]/\:&quot;&quot;&quot;&quot;&quot;;[.F878]+1;1);MID(&quot;0123456789ABCDEFGHJKLMNPQRSTUVWXYZabcdefghijklmnpqrstuvwxyz!#$%&amp;()*+-;&lt;=&gt;?@^_{}[]/\:&quot;&quot;&quot;&quot;&quot;;[.G878]+1;1))" office:value-type="string" office:string-value="][GN" calcext:value-type="string">
            <text:p>][G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967da211f5678b263bde0310fd5e90b19d621b353fa8ab9ee8467193a712758</text:p>
          </table:table-cell>
          <table:table-cell table:formula="of:=HEX2DEC(MID([.A879];1;8))+HEX2DEC(MID([.A879];9;8))+HEX2DEC(MID([.A879];17;8))+HEX2DEC(MID([.A879];25;8))+HEX2DEC(MID([.A879];33;8))+HEX2DEC(MID([.A879];41;8))+HEX2DEC(MID([.A879];49;8))+HEX2DEC(MID([.A879];57;8))" office:value-type="float" office:value="11326215916" calcext:value-type="float">
            <text:p>11326215916</text:p>
          </table:table-cell>
          <table:table-cell table:formula="of:= MOD([.B879];85^4)" office:value-type="float" office:value="50880916" calcext:value-type="float">
            <text:p>50880916</text:p>
          </table:table-cell>
          <table:table-cell table:formula="of:=MOD(((((([.C879]-[.G879])/85)-[.F879])/85)-[.E879])/85;85)" office:value-type="float" office:value="82" calcext:value-type="float">
            <text:p>82</text:p>
          </table:table-cell>
          <table:table-cell table:formula="of:=MOD(((([.C879]-[.G879])/85)-[.F879])/85;85)" office:value-type="float" office:value="72" calcext:value-type="float">
            <text:p>72</text:p>
          </table:table-cell>
          <table:table-cell table:formula="of:=MOD(([.C879]-[.G879])/85;85)" office:value-type="float" office:value="29" calcext:value-type="float">
            <text:p>29</text:p>
          </table:table-cell>
          <table:table-cell table:formula="of:=MOD([.C879];85)" office:value-type="float" office:value="1" calcext:value-type="float">
            <text:p>1</text:p>
          </table:table-cell>
          <table:table-cell table:formula="of:=COM.MICROSOFT.CONCAT(MID(&quot;0123456789ABCDEFGHJKLMNPQRSTUVWXYZabcdefghijklmnpqrstuvwxyz!#$%&amp;()*+-;&lt;=&gt;?@^_{}[]/\:&quot;&quot;&quot;&quot;&quot;;[.D879]+1;1);MID(&quot;0123456789ABCDEFGHJKLMNPQRSTUVWXYZabcdefghijklmnpqrstuvwxyz!#$%&amp;()*+-;&lt;=&gt;?@^_{}[]/\:&quot;&quot;&quot;&quot;&quot;;[.E879]+1;1);MID(&quot;0123456789ABCDEFGHJKLMNPQRSTUVWXYZabcdefghijklmnpqrstuvwxyz!#$%&amp;()*+-;&lt;=&gt;?@^_{}[]/\:&quot;&quot;&quot;&quot;&quot;;[.F879]+1;1);MID(&quot;0123456789ABCDEFGHJKLMNPQRSTUVWXYZabcdefghijklmnpqrstuvwxyz!#$%&amp;()*+-;&lt;=&gt;?@^_{}[]/\:&quot;&quot;&quot;&quot;&quot;;[.G879]+1;1))" office:value-type="string" office:string-value="\&gt;V1" calcext:value-type="string">
            <text:p>\&gt;V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93f6b4e35dcb7edd9e8da21209157edc41a9ccdca289181f690c401e22240a4</text:p>
          </table:table-cell>
          <table:table-cell table:formula="of:=HEX2DEC(MID([.A880];1;8))+HEX2DEC(MID([.A880];9;8))+HEX2DEC(MID([.A880];17;8))+HEX2DEC(MID([.A880];25;8))+HEX2DEC(MID([.A880];33;8))+HEX2DEC(MID([.A880];41;8))+HEX2DEC(MID([.A880];49;8))+HEX2DEC(MID([.A880];57;8))" office:value-type="float" office:value="23899965500" calcext:value-type="float">
            <text:p>23899965500</text:p>
          </table:table-cell>
          <table:table-cell table:formula="of:= MOD([.B880];85^4)" office:value-type="float" office:value="44279875" calcext:value-type="float">
            <text:p>44279875</text:p>
          </table:table-cell>
          <table:table-cell table:formula="of:=MOD(((((([.C880]-[.G880])/85)-[.F880])/85)-[.E880])/85;85)" office:value-type="float" office:value="72" calcext:value-type="float">
            <text:p>72</text:p>
          </table:table-cell>
          <table:table-cell table:formula="of:=MOD(((([.C880]-[.G880])/85)-[.F880])/85;85)" office:value-type="float" office:value="8" calcext:value-type="float">
            <text:p>8</text:p>
          </table:table-cell>
          <table:table-cell table:formula="of:=MOD(([.C880]-[.G880])/85;85)" office:value-type="float" office:value="59" calcext:value-type="float">
            <text:p>59</text:p>
          </table:table-cell>
          <table:table-cell table:formula="of:=MOD([.C880];85)" office:value-type="float" office:value="60" calcext:value-type="float">
            <text:p>60</text:p>
          </table:table-cell>
          <table:table-cell table:formula="of:=COM.MICROSOFT.CONCAT(MID(&quot;0123456789ABCDEFGHJKLMNPQRSTUVWXYZabcdefghijklmnpqrstuvwxyz!#$%&amp;()*+-;&lt;=&gt;?@^_{}[]/\:&quot;&quot;&quot;&quot;&quot;;[.D880]+1;1);MID(&quot;0123456789ABCDEFGHJKLMNPQRSTUVWXYZabcdefghijklmnpqrstuvwxyz!#$%&amp;()*+-;&lt;=&gt;?@^_{}[]/\:&quot;&quot;&quot;&quot;&quot;;[.E880]+1;1);MID(&quot;0123456789ABCDEFGHJKLMNPQRSTUVWXYZabcdefghijklmnpqrstuvwxyz!#$%&amp;()*+-;&lt;=&gt;?@^_{}[]/\:&quot;&quot;&quot;&quot;&quot;;[.F880]+1;1);MID(&quot;0123456789ABCDEFGHJKLMNPQRSTUVWXYZabcdefghijklmnpqrstuvwxyz!#$%&amp;()*+-;&lt;=&gt;?@^_{}[]/\:&quot;&quot;&quot;&quot;&quot;;[.G880]+1;1))" office:value-type="string" office:string-value="&gt;8!#" calcext:value-type="string">
            <text:p>&gt;8!#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ff4a39a9a23fd80dc2c1197fc5f705fe5549340b84b4e57c019cd80bffe3480</text:p>
          </table:table-cell>
          <table:table-cell table:formula="of:=HEX2DEC(MID([.A881];1;8))+HEX2DEC(MID([.A881];9;8))+HEX2DEC(MID([.A881];17;8))+HEX2DEC(MID([.A881];25;8))+HEX2DEC(MID([.A881];33;8))+HEX2DEC(MID([.A881];41;8))+HEX2DEC(MID([.A881];49;8))+HEX2DEC(MID([.A881];57;8))" office:value-type="float" office:value="25507399335" calcext:value-type="float">
            <text:p>25507399335</text:p>
          </table:table-cell>
          <table:table-cell table:formula="of:= MOD([.B881];85^4)" office:value-type="float" office:value="33494335" calcext:value-type="float">
            <text:p>33494335</text:p>
          </table:table-cell>
          <table:table-cell table:formula="of:=MOD(((((([.C881]-[.G881])/85)-[.F881])/85)-[.E881])/85;85)" office:value-type="float" office:value="54" calcext:value-type="float">
            <text:p>54</text:p>
          </table:table-cell>
          <table:table-cell table:formula="of:=MOD(((([.C881]-[.G881])/85)-[.F881])/85;85)" office:value-type="float" office:value="45" calcext:value-type="float">
            <text:p>45</text:p>
          </table:table-cell>
          <table:table-cell table:formula="of:=MOD(([.C881]-[.G881])/85;85)" office:value-type="float" office:value="76" calcext:value-type="float">
            <text:p>76</text:p>
          </table:table-cell>
          <table:table-cell table:formula="of:=MOD([.C881];85)" office:value-type="float" office:value="0" calcext:value-type="float">
            <text:p>0</text:p>
          </table:table-cell>
          <table:table-cell table:formula="of:=COM.MICROSOFT.CONCAT(MID(&quot;0123456789ABCDEFGHJKLMNPQRSTUVWXYZabcdefghijklmnpqrstuvwxyz!#$%&amp;()*+-;&lt;=&gt;?@^_{}[]/\:&quot;&quot;&quot;&quot;&quot;;[.D881]+1;1);MID(&quot;0123456789ABCDEFGHJKLMNPQRSTUVWXYZabcdefghijklmnpqrstuvwxyz!#$%&amp;()*+-;&lt;=&gt;?@^_{}[]/\:&quot;&quot;&quot;&quot;&quot;;[.E881]+1;1);MID(&quot;0123456789ABCDEFGHJKLMNPQRSTUVWXYZabcdefghijklmnpqrstuvwxyz!#$%&amp;()*+-;&lt;=&gt;?@^_{}[]/\:&quot;&quot;&quot;&quot;&quot;;[.F881]+1;1);MID(&quot;0123456789ABCDEFGHJKLMNPQRSTUVWXYZabcdefghijklmnpqrstuvwxyz!#$%&amp;()*+-;&lt;=&gt;?@^_{}[]/\:&quot;&quot;&quot;&quot;&quot;;[.G881]+1;1))" office:value-type="string" office:string-value="vl_0" calcext:value-type="string">
            <text:p>vl_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a19beeb929794500be4910d790847b2f9cfd6c80e8614491d90478a4fbc1e61</text:p>
          </table:table-cell>
          <table:table-cell table:formula="of:=HEX2DEC(MID([.A882];1;8))+HEX2DEC(MID([.A882];9;8))+HEX2DEC(MID([.A882];17;8))+HEX2DEC(MID([.A882];25;8))+HEX2DEC(MID([.A882];33;8))+HEX2DEC(MID([.A882];41;8))+HEX2DEC(MID([.A882];49;8))+HEX2DEC(MID([.A882];57;8))" office:value-type="float" office:value="13811875062" calcext:value-type="float">
            <text:p>13811875062</text:p>
          </table:table-cell>
          <table:table-cell table:formula="of:= MOD([.B882];85^4)" office:value-type="float" office:value="30910062" calcext:value-type="float">
            <text:p>30910062</text:p>
          </table:table-cell>
          <table:table-cell table:formula="of:=MOD(((((([.C882]-[.G882])/85)-[.F882])/85)-[.E882])/85;85)" office:value-type="float" office:value="50" calcext:value-type="float">
            <text:p>50</text:p>
          </table:table-cell>
          <table:table-cell table:formula="of:=MOD(((([.C882]-[.G882])/85)-[.F882])/85;85)" office:value-type="float" office:value="28" calcext:value-type="float">
            <text:p>28</text:p>
          </table:table-cell>
          <table:table-cell table:formula="of:=MOD(([.C882]-[.G882])/85;85)" office:value-type="float" office:value="17" calcext:value-type="float">
            <text:p>17</text:p>
          </table:table-cell>
          <table:table-cell table:formula="of:=MOD([.C882];85)" office:value-type="float" office:value="67" calcext:value-type="float">
            <text:p>67</text:p>
          </table:table-cell>
          <table:table-cell table:formula="of:=COM.MICROSOFT.CONCAT(MID(&quot;0123456789ABCDEFGHJKLMNPQRSTUVWXYZabcdefghijklmnpqrstuvwxyz!#$%&amp;()*+-;&lt;=&gt;?@^_{}[]/\:&quot;&quot;&quot;&quot;&quot;;[.D882]+1;1);MID(&quot;0123456789ABCDEFGHJKLMNPQRSTUVWXYZabcdefghijklmnpqrstuvwxyz!#$%&amp;()*+-;&lt;=&gt;?@^_{}[]/\:&quot;&quot;&quot;&quot;&quot;;[.E882]+1;1);MID(&quot;0123456789ABCDEFGHJKLMNPQRSTUVWXYZabcdefghijklmnpqrstuvwxyz!#$%&amp;()*+-;&lt;=&gt;?@^_{}[]/\:&quot;&quot;&quot;&quot;&quot;;[.F882]+1;1);MID(&quot;0123456789ABCDEFGHJKLMNPQRSTUVWXYZabcdefghijklmnpqrstuvwxyz!#$%&amp;()*+-;&lt;=&gt;?@^_{}[]/\:&quot;&quot;&quot;&quot;&quot;;[.G882]+1;1))" office:value-type="string" office:string-value="rUH+" calcext:value-type="string">
            <text:p>rUH+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e0fc7bc5a7ead37c325cba92d88b595a65a745524db409b14726e1688e20670</text:p>
          </table:table-cell>
          <table:table-cell table:formula="of:=HEX2DEC(MID([.A883];1;8))+HEX2DEC(MID([.A883];9;8))+HEX2DEC(MID([.A883];17;8))+HEX2DEC(MID([.A883];25;8))+HEX2DEC(MID([.A883];33;8))+HEX2DEC(MID([.A883];41;8))+HEX2DEC(MID([.A883];49;8))+HEX2DEC(MID([.A883];57;8))" office:value-type="float" office:value="15867518887" calcext:value-type="float">
            <text:p>15867518887</text:p>
          </table:table-cell>
          <table:table-cell table:formula="of:= MOD([.B883];85^4)" office:value-type="float" office:value="50729512" calcext:value-type="float">
            <text:p>50729512</text:p>
          </table:table-cell>
          <table:table-cell table:formula="of:=MOD(((((([.C883]-[.G883])/85)-[.F883])/85)-[.E883])/85;85)" office:value-type="float" office:value="82" calcext:value-type="float">
            <text:p>82</text:p>
          </table:table-cell>
          <table:table-cell table:formula="of:=MOD(((([.C883]-[.G883])/85)-[.F883])/85;85)" office:value-type="float" office:value="51" calcext:value-type="float">
            <text:p>51</text:p>
          </table:table-cell>
          <table:table-cell table:formula="of:=MOD(([.C883]-[.G883])/85;85)" office:value-type="float" office:value="32" calcext:value-type="float">
            <text:p>32</text:p>
          </table:table-cell>
          <table:table-cell table:formula="of:=MOD([.C883];85)" office:value-type="float" office:value="67" calcext:value-type="float">
            <text:p>67</text:p>
          </table:table-cell>
          <table:table-cell table:formula="of:=COM.MICROSOFT.CONCAT(MID(&quot;0123456789ABCDEFGHJKLMNPQRSTUVWXYZabcdefghijklmnpqrstuvwxyz!#$%&amp;()*+-;&lt;=&gt;?@^_{}[]/\:&quot;&quot;&quot;&quot;&quot;;[.D883]+1;1);MID(&quot;0123456789ABCDEFGHJKLMNPQRSTUVWXYZabcdefghijklmnpqrstuvwxyz!#$%&amp;()*+-;&lt;=&gt;?@^_{}[]/\:&quot;&quot;&quot;&quot;&quot;;[.E883]+1;1);MID(&quot;0123456789ABCDEFGHJKLMNPQRSTUVWXYZabcdefghijklmnpqrstuvwxyz!#$%&amp;()*+-;&lt;=&gt;?@^_{}[]/\:&quot;&quot;&quot;&quot;&quot;;[.F883]+1;1);MID(&quot;0123456789ABCDEFGHJKLMNPQRSTUVWXYZabcdefghijklmnpqrstuvwxyz!#$%&amp;()*+-;&lt;=&gt;?@^_{}[]/\:&quot;&quot;&quot;&quot;&quot;;[.G883]+1;1))" office:value-type="string" office:string-value="\sY+" calcext:value-type="string">
            <text:p>\sY+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7176d48a9e2493da3d45325e876af3ef84837d171776c9dc2599c64dc6410ea</text:p>
          </table:table-cell>
          <table:table-cell table:formula="of:=HEX2DEC(MID([.A884];1;8))+HEX2DEC(MID([.A884];9;8))+HEX2DEC(MID([.A884];17;8))+HEX2DEC(MID([.A884];25;8))+HEX2DEC(MID([.A884];33;8))+HEX2DEC(MID([.A884];41;8))+HEX2DEC(MID([.A884];49;8))+HEX2DEC(MID([.A884];57;8))" office:value-type="float" office:value="22913616548" calcext:value-type="float">
            <text:p>22913616548</text:p>
          </table:table-cell>
          <table:table-cell table:formula="of:= MOD([.B884];85^4)" office:value-type="float" office:value="49742798" calcext:value-type="float">
            <text:p>49742798</text:p>
          </table:table-cell>
          <table:table-cell table:formula="of:=MOD(((((([.C884]-[.G884])/85)-[.F884])/85)-[.E884])/85;85)" office:value-type="float" office:value="80" calcext:value-type="float">
            <text:p>80</text:p>
          </table:table-cell>
          <table:table-cell table:formula="of:=MOD(((([.C884]-[.G884])/85)-[.F884])/85;85)" office:value-type="float" office:value="84" calcext:value-type="float">
            <text:p>84</text:p>
          </table:table-cell>
          <table:table-cell table:formula="of:=MOD(([.C884]-[.G884])/85;85)" office:value-type="float" office:value="69" calcext:value-type="float">
            <text:p>69</text:p>
          </table:table-cell>
          <table:table-cell table:formula="of:=MOD([.C884];85)" office:value-type="float" office:value="33" calcext:value-type="float">
            <text:p>33</text:p>
          </table:table-cell>
          <table:table-cell table:formula="of:=COM.MICROSOFT.CONCAT(MID(&quot;0123456789ABCDEFGHJKLMNPQRSTUVWXYZabcdefghijklmnpqrstuvwxyz!#$%&amp;()*+-;&lt;=&gt;?@^_{}[]/\:&quot;&quot;&quot;&quot;&quot;;[.D884]+1;1);MID(&quot;0123456789ABCDEFGHJKLMNPQRSTUVWXYZabcdefghijklmnpqrstuvwxyz!#$%&amp;()*+-;&lt;=&gt;?@^_{}[]/\:&quot;&quot;&quot;&quot;&quot;;[.E884]+1;1);MID(&quot;0123456789ABCDEFGHJKLMNPQRSTUVWXYZabcdefghijklmnpqrstuvwxyz!#$%&amp;()*+-;&lt;=&gt;?@^_{}[]/\:&quot;&quot;&quot;&quot;&quot;;[.F884]+1;1);MID(&quot;0123456789ABCDEFGHJKLMNPQRSTUVWXYZabcdefghijklmnpqrstuvwxyz!#$%&amp;()*+-;&lt;=&gt;?@^_{}[]/\:&quot;&quot;&quot;&quot;&quot;;[.G884]+1;1))" office:value-type="string" office:string-value="]&quot;;Z" calcext:value-type="string">
            <text:p>]";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9f81b72e2f290dfb67164fa5a2e45bd23e834c0e8ec5e8c5ced4154116c88d5</text:p>
          </table:table-cell>
          <table:table-cell table:formula="of:=HEX2DEC(MID([.A885];1;8))+HEX2DEC(MID([.A885];9;8))+HEX2DEC(MID([.A885];17;8))+HEX2DEC(MID([.A885];25;8))+HEX2DEC(MID([.A885];33;8))+HEX2DEC(MID([.A885];41;8))+HEX2DEC(MID([.A885];49;8))+HEX2DEC(MID([.A885];57;8))" office:value-type="float" office:value="18399933565" calcext:value-type="float">
            <text:p>18399933565</text:p>
          </table:table-cell>
          <table:table-cell table:formula="of:= MOD([.B885];85^4)" office:value-type="float" office:value="25313565" calcext:value-type="float">
            <text:p>25313565</text:p>
          </table:table-cell>
          <table:table-cell table:formula="of:=MOD(((((([.C885]-[.G885])/85)-[.F885])/85)-[.E885])/85;85)" office:value-type="float" office:value="41" calcext:value-type="float">
            <text:p>41</text:p>
          </table:table-cell>
          <table:table-cell table:formula="of:=MOD(((([.C885]-[.G885])/85)-[.F885])/85;85)" office:value-type="float" office:value="18" calcext:value-type="float">
            <text:p>18</text:p>
          </table:table-cell>
          <table:table-cell table:formula="of:=MOD(([.C885]-[.G885])/85;85)" office:value-type="float" office:value="51" calcext:value-type="float">
            <text:p>51</text:p>
          </table:table-cell>
          <table:table-cell table:formula="of:=MOD([.C885];85)" office:value-type="float" office:value="55" calcext:value-type="float">
            <text:p>55</text:p>
          </table:table-cell>
          <table:table-cell table:formula="of:=COM.MICROSOFT.CONCAT(MID(&quot;0123456789ABCDEFGHJKLMNPQRSTUVWXYZabcdefghijklmnpqrstuvwxyz!#$%&amp;()*+-;&lt;=&gt;?@^_{}[]/\:&quot;&quot;&quot;&quot;&quot;;[.D885]+1;1);MID(&quot;0123456789ABCDEFGHJKLMNPQRSTUVWXYZabcdefghijklmnpqrstuvwxyz!#$%&amp;()*+-;&lt;=&gt;?@^_{}[]/\:&quot;&quot;&quot;&quot;&quot;;[.E885]+1;1);MID(&quot;0123456789ABCDEFGHJKLMNPQRSTUVWXYZabcdefghijklmnpqrstuvwxyz!#$%&amp;()*+-;&lt;=&gt;?@^_{}[]/\:&quot;&quot;&quot;&quot;&quot;;[.F885]+1;1);MID(&quot;0123456789ABCDEFGHJKLMNPQRSTUVWXYZabcdefghijklmnpqrstuvwxyz!#$%&amp;()*+-;&lt;=&gt;?@^_{}[]/\:&quot;&quot;&quot;&quot;&quot;;[.G885]+1;1))" office:value-type="string" office:string-value="hJsw" calcext:value-type="string">
            <text:p>hJs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123a077cc4560bcf758e1ec01817e837280fd9cc65dc083eb2938ffb34d717</text:p>
          </table:table-cell>
          <table:table-cell table:formula="of:=HEX2DEC(MID([.A886];1;8))+HEX2DEC(MID([.A886];9;8))+HEX2DEC(MID([.A886];17;8))+HEX2DEC(MID([.A886];25;8))+HEX2DEC(MID([.A886];33;8))+HEX2DEC(MID([.A886];41;8))+HEX2DEC(MID([.A886];49;8))+HEX2DEC(MID([.A886];57;8))" office:value-type="float" office:value="19794594975" calcext:value-type="float">
            <text:p>19794594975</text:p>
          </table:table-cell>
          <table:table-cell table:formula="of:= MOD([.B886];85^4)" office:value-type="float" office:value="10558100" calcext:value-type="float">
            <text:p>10558100</text:p>
          </table:table-cell>
          <table:table-cell table:formula="of:=MOD(((((([.C886]-[.G886])/85)-[.F886])/85)-[.E886])/85;85)" office:value-type="float" office:value="17" calcext:value-type="float">
            <text:p>17</text:p>
          </table:table-cell>
          <table:table-cell table:formula="of:=MOD(((([.C886]-[.G886])/85)-[.F886])/85;85)" office:value-type="float" office:value="16" calcext:value-type="float">
            <text:p>16</text:p>
          </table:table-cell>
          <table:table-cell table:formula="of:=MOD(([.C886]-[.G886])/85;85)" office:value-type="float" office:value="27" calcext:value-type="float">
            <text:p>27</text:p>
          </table:table-cell>
          <table:table-cell table:formula="of:=MOD([.C886];85)" office:value-type="float" office:value="80" calcext:value-type="float">
            <text:p>80</text:p>
          </table:table-cell>
          <table:table-cell table:formula="of:=COM.MICROSOFT.CONCAT(MID(&quot;0123456789ABCDEFGHJKLMNPQRSTUVWXYZabcdefghijklmnpqrstuvwxyz!#$%&amp;()*+-;&lt;=&gt;?@^_{}[]/\:&quot;&quot;&quot;&quot;&quot;;[.D886]+1;1);MID(&quot;0123456789ABCDEFGHJKLMNPQRSTUVWXYZabcdefghijklmnpqrstuvwxyz!#$%&amp;()*+-;&lt;=&gt;?@^_{}[]/\:&quot;&quot;&quot;&quot;&quot;;[.E886]+1;1);MID(&quot;0123456789ABCDEFGHJKLMNPQRSTUVWXYZabcdefghijklmnpqrstuvwxyz!#$%&amp;()*+-;&lt;=&gt;?@^_{}[]/\:&quot;&quot;&quot;&quot;&quot;;[.F886]+1;1);MID(&quot;0123456789ABCDEFGHJKLMNPQRSTUVWXYZabcdefghijklmnpqrstuvwxyz!#$%&amp;()*+-;&lt;=&gt;?@^_{}[]/\:&quot;&quot;&quot;&quot;&quot;;[.G886]+1;1))" office:value-type="string" office:string-value="HGT]" calcext:value-type="string">
            <text:p>HGT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2e67d9e903e444706b7eeac6085416f907477b1729149211a4ba337d533b1de</text:p>
          </table:table-cell>
          <table:table-cell table:formula="of:=HEX2DEC(MID([.A887];1;8))+HEX2DEC(MID([.A887];9;8))+HEX2DEC(MID([.A887];17;8))+HEX2DEC(MID([.A887];25;8))+HEX2DEC(MID([.A887];33;8))+HEX2DEC(MID([.A887];41;8))+HEX2DEC(MID([.A887];49;8))+HEX2DEC(MID([.A887];57;8))" office:value-type="float" office:value="14980417511" calcext:value-type="float">
            <text:p>14980417511</text:p>
          </table:table-cell>
          <table:table-cell table:formula="of:= MOD([.B887];85^4)" office:value-type="float" office:value="51038761" calcext:value-type="float">
            <text:p>51038761</text:p>
          </table:table-cell>
          <table:table-cell table:formula="of:=MOD(((((([.C887]-[.G887])/85)-[.F887])/85)-[.E887])/85;85)" office:value-type="float" office:value="83" calcext:value-type="float">
            <text:p>83</text:p>
          </table:table-cell>
          <table:table-cell table:formula="of:=MOD(((([.C887]-[.G887])/85)-[.F887])/85;85)" office:value-type="float" office:value="9" calcext:value-type="float">
            <text:p>9</text:p>
          </table:table-cell>
          <table:table-cell table:formula="of:=MOD(([.C887]-[.G887])/85;85)" office:value-type="float" office:value="16" calcext:value-type="float">
            <text:p>16</text:p>
          </table:table-cell>
          <table:table-cell table:formula="of:=MOD([.C887];85)" office:value-type="float" office:value="1" calcext:value-type="float">
            <text:p>1</text:p>
          </table:table-cell>
          <table:table-cell table:formula="of:=COM.MICROSOFT.CONCAT(MID(&quot;0123456789ABCDEFGHJKLMNPQRSTUVWXYZabcdefghijklmnpqrstuvwxyz!#$%&amp;()*+-;&lt;=&gt;?@^_{}[]/\:&quot;&quot;&quot;&quot;&quot;;[.D887]+1;1);MID(&quot;0123456789ABCDEFGHJKLMNPQRSTUVWXYZabcdefghijklmnpqrstuvwxyz!#$%&amp;()*+-;&lt;=&gt;?@^_{}[]/\:&quot;&quot;&quot;&quot;&quot;;[.E887]+1;1);MID(&quot;0123456789ABCDEFGHJKLMNPQRSTUVWXYZabcdefghijklmnpqrstuvwxyz!#$%&amp;()*+-;&lt;=&gt;?@^_{}[]/\:&quot;&quot;&quot;&quot;&quot;;[.F887]+1;1);MID(&quot;0123456789ABCDEFGHJKLMNPQRSTUVWXYZabcdefghijklmnpqrstuvwxyz!#$%&amp;()*+-;&lt;=&gt;?@^_{}[]/\:&quot;&quot;&quot;&quot;&quot;;[.G887]+1;1))" office:value-type="string" office:string-value=":9G1" calcext:value-type="string">
            <text:p>:9G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0621e8d556b882e82aa629a54e11d85c1cc64c55cad1242e1b7420427424288</text:p>
          </table:table-cell>
          <table:table-cell table:formula="of:=HEX2DEC(MID([.A888];1;8))+HEX2DEC(MID([.A888];9;8))+HEX2DEC(MID([.A888];17;8))+HEX2DEC(MID([.A888];25;8))+HEX2DEC(MID([.A888];33;8))+HEX2DEC(MID([.A888];41;8))+HEX2DEC(MID([.A888];49;8))+HEX2DEC(MID([.A888];57;8))" office:value-type="float" office:value="16455049837" calcext:value-type="float">
            <text:p>16455049837</text:p>
          </table:table-cell>
          <table:table-cell table:formula="of:= MOD([.B888];85^4)" office:value-type="float" office:value="11852962" calcext:value-type="float">
            <text:p>11852962</text:p>
          </table:table-cell>
          <table:table-cell table:formula="of:=MOD(((((([.C888]-[.G888])/85)-[.F888])/85)-[.E888])/85;85)" office:value-type="float" office:value="19" calcext:value-type="float">
            <text:p>19</text:p>
          </table:table-cell>
          <table:table-cell table:formula="of:=MOD(((([.C888]-[.G888])/85)-[.F888])/85;85)" office:value-type="float" office:value="25" calcext:value-type="float">
            <text:p>25</text:p>
          </table:table-cell>
          <table:table-cell table:formula="of:=MOD(([.C888]-[.G888])/85;85)" office:value-type="float" office:value="46" calcext:value-type="float">
            <text:p>46</text:p>
          </table:table-cell>
          <table:table-cell table:formula="of:=MOD([.C888];85)" office:value-type="float" office:value="52" calcext:value-type="float">
            <text:p>52</text:p>
          </table:table-cell>
          <table:table-cell table:formula="of:=COM.MICROSOFT.CONCAT(MID(&quot;0123456789ABCDEFGHJKLMNPQRSTUVWXYZabcdefghijklmnpqrstuvwxyz!#$%&amp;()*+-;&lt;=&gt;?@^_{}[]/\:&quot;&quot;&quot;&quot;&quot;;[.D888]+1;1);MID(&quot;0123456789ABCDEFGHJKLMNPQRSTUVWXYZabcdefghijklmnpqrstuvwxyz!#$%&amp;()*+-;&lt;=&gt;?@^_{}[]/\:&quot;&quot;&quot;&quot;&quot;;[.E888]+1;1);MID(&quot;0123456789ABCDEFGHJKLMNPQRSTUVWXYZabcdefghijklmnpqrstuvwxyz!#$%&amp;()*+-;&lt;=&gt;?@^_{}[]/\:&quot;&quot;&quot;&quot;&quot;;[.F888]+1;1);MID(&quot;0123456789ABCDEFGHJKLMNPQRSTUVWXYZabcdefghijklmnpqrstuvwxyz!#$%&amp;()*+-;&lt;=&gt;?@^_{}[]/\:&quot;&quot;&quot;&quot;&quot;;[.G888]+1;1))" office:value-type="string" office:string-value="KRmt" calcext:value-type="string">
            <text:p>KRm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159c00db79e11023298b62db4a2952eb8c85c276a9a120ab351e411d1665a35</text:p>
          </table:table-cell>
          <table:table-cell table:formula="of:=HEX2DEC(MID([.A889];1;8))+HEX2DEC(MID([.A889];9;8))+HEX2DEC(MID([.A889];17;8))+HEX2DEC(MID([.A889];25;8))+HEX2DEC(MID([.A889];33;8))+HEX2DEC(MID([.A889];41;8))+HEX2DEC(MID([.A889];49;8))+HEX2DEC(MID([.A889];57;8))" office:value-type="float" office:value="18929797345" calcext:value-type="float">
            <text:p>18929797345</text:p>
          </table:table-cell>
          <table:table-cell table:formula="of:= MOD([.B889];85^4)" office:value-type="float" office:value="33171095" calcext:value-type="float">
            <text:p>33171095</text:p>
          </table:table-cell>
          <table:table-cell table:formula="of:=MOD(((((([.C889]-[.G889])/85)-[.F889])/85)-[.E889])/85;85)" office:value-type="float" office:value="54" calcext:value-type="float">
            <text:p>54</text:p>
          </table:table-cell>
          <table:table-cell table:formula="of:=MOD(((([.C889]-[.G889])/85)-[.F889])/85;85)" office:value-type="float" office:value="1" calcext:value-type="float">
            <text:p>1</text:p>
          </table:table-cell>
          <table:table-cell table:formula="of:=MOD(([.C889]-[.G889])/85;85)" office:value-type="float" office:value="13" calcext:value-type="float">
            <text:p>13</text:p>
          </table:table-cell>
          <table:table-cell table:formula="of:=MOD([.C889];85)" office:value-type="float" office:value="15" calcext:value-type="float">
            <text:p>15</text:p>
          </table:table-cell>
          <table:table-cell table:formula="of:=COM.MICROSOFT.CONCAT(MID(&quot;0123456789ABCDEFGHJKLMNPQRSTUVWXYZabcdefghijklmnpqrstuvwxyz!#$%&amp;()*+-;&lt;=&gt;?@^_{}[]/\:&quot;&quot;&quot;&quot;&quot;;[.D889]+1;1);MID(&quot;0123456789ABCDEFGHJKLMNPQRSTUVWXYZabcdefghijklmnpqrstuvwxyz!#$%&amp;()*+-;&lt;=&gt;?@^_{}[]/\:&quot;&quot;&quot;&quot;&quot;;[.E889]+1;1);MID(&quot;0123456789ABCDEFGHJKLMNPQRSTUVWXYZabcdefghijklmnpqrstuvwxyz!#$%&amp;()*+-;&lt;=&gt;?@^_{}[]/\:&quot;&quot;&quot;&quot;&quot;;[.F889]+1;1);MID(&quot;0123456789ABCDEFGHJKLMNPQRSTUVWXYZabcdefghijklmnpqrstuvwxyz!#$%&amp;()*+-;&lt;=&gt;?@^_{}[]/\:&quot;&quot;&quot;&quot;&quot;;[.G889]+1;1))" office:value-type="string" office:string-value="v1DF" calcext:value-type="string">
            <text:p>v1D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81f415df413d734719c11bee366ea142b5020d46c29e4ea9bb2b9594aa9ee1d</text:p>
          </table:table-cell>
          <table:table-cell table:formula="of:=HEX2DEC(MID([.A890];1;8))+HEX2DEC(MID([.A890];9;8))+HEX2DEC(MID([.A890];17;8))+HEX2DEC(MID([.A890];25;8))+HEX2DEC(MID([.A890];33;8))+HEX2DEC(MID([.A890];41;8))+HEX2DEC(MID([.A890];49;8))+HEX2DEC(MID([.A890];57;8))" office:value-type="float" office:value="19579847063" calcext:value-type="float">
            <text:p>19579847063</text:p>
          </table:table-cell>
          <table:table-cell table:formula="of:= MOD([.B890];85^4)" office:value-type="float" office:value="4612688" calcext:value-type="float">
            <text:p>4612688</text:p>
          </table:table-cell>
          <table:table-cell table:formula="of:=MOD(((((([.C890]-[.G890])/85)-[.F890])/85)-[.E890])/85;85)" office:value-type="float" office:value="7" calcext:value-type="float">
            <text:p>7</text:p>
          </table:table-cell>
          <table:table-cell table:formula="of:=MOD(((([.C890]-[.G890])/85)-[.F890])/85;85)" office:value-type="float" office:value="43" calcext:value-type="float">
            <text:p>43</text:p>
          </table:table-cell>
          <table:table-cell table:formula="of:=MOD(([.C890]-[.G890])/85;85)" office:value-type="float" office:value="36" calcext:value-type="float">
            <text:p>36</text:p>
          </table:table-cell>
          <table:table-cell table:formula="of:=MOD([.C890];85)" office:value-type="float" office:value="78" calcext:value-type="float">
            <text:p>78</text:p>
          </table:table-cell>
          <table:table-cell table:formula="of:=COM.MICROSOFT.CONCAT(MID(&quot;0123456789ABCDEFGHJKLMNPQRSTUVWXYZabcdefghijklmnpqrstuvwxyz!#$%&amp;()*+-;&lt;=&gt;?@^_{}[]/\:&quot;&quot;&quot;&quot;&quot;;[.D890]+1;1);MID(&quot;0123456789ABCDEFGHJKLMNPQRSTUVWXYZabcdefghijklmnpqrstuvwxyz!#$%&amp;()*+-;&lt;=&gt;?@^_{}[]/\:&quot;&quot;&quot;&quot;&quot;;[.E890]+1;1);MID(&quot;0123456789ABCDEFGHJKLMNPQRSTUVWXYZabcdefghijklmnpqrstuvwxyz!#$%&amp;()*+-;&lt;=&gt;?@^_{}[]/\:&quot;&quot;&quot;&quot;&quot;;[.F890]+1;1);MID(&quot;0123456789ABCDEFGHJKLMNPQRSTUVWXYZabcdefghijklmnpqrstuvwxyz!#$%&amp;()*+-;&lt;=&gt;?@^_{}[]/\:&quot;&quot;&quot;&quot;&quot;;[.G890]+1;1))" office:value-type="string" office:string-value="7jc}" calcext:value-type="string">
            <text:p>7jc}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b69c851fda52c9e2c24b39dabd9302d014786bdba5e2a7425cf6dfcb3e6ce8f</text:p>
          </table:table-cell>
          <table:table-cell table:formula="of:=HEX2DEC(MID([.A891];1;8))+HEX2DEC(MID([.A891];9;8))+HEX2DEC(MID([.A891];17;8))+HEX2DEC(MID([.A891];25;8))+HEX2DEC(MID([.A891];33;8))+HEX2DEC(MID([.A891];41;8))+HEX2DEC(MID([.A891];49;8))+HEX2DEC(MID([.A891];57;8))" office:value-type="float" office:value="15139915381" calcext:value-type="float">
            <text:p>15139915381</text:p>
          </table:table-cell>
          <table:table-cell table:formula="of:= MOD([.B891];85^4)" office:value-type="float" office:value="1734131" calcext:value-type="float">
            <text:p>1734131</text:p>
          </table:table-cell>
          <table:table-cell table:formula="of:=MOD(((((([.C891]-[.G891])/85)-[.F891])/85)-[.E891])/85;85)" office:value-type="float" office:value="2" calcext:value-type="float">
            <text:p>2</text:p>
          </table:table-cell>
          <table:table-cell table:formula="of:=MOD(((([.C891]-[.G891])/85)-[.F891])/85;85)" office:value-type="float" office:value="70" calcext:value-type="float">
            <text:p>70</text:p>
          </table:table-cell>
          <table:table-cell table:formula="of:=MOD(([.C891]-[.G891])/85;85)" office:value-type="float" office:value="1" calcext:value-type="float">
            <text:p>1</text:p>
          </table:table-cell>
          <table:table-cell table:formula="of:=MOD([.C891];85)" office:value-type="float" office:value="46" calcext:value-type="float">
            <text:p>46</text:p>
          </table:table-cell>
          <table:table-cell table:formula="of:=COM.MICROSOFT.CONCAT(MID(&quot;0123456789ABCDEFGHJKLMNPQRSTUVWXYZabcdefghijklmnpqrstuvwxyz!#$%&amp;()*+-;&lt;=&gt;?@^_{}[]/\:&quot;&quot;&quot;&quot;&quot;;[.D891]+1;1);MID(&quot;0123456789ABCDEFGHJKLMNPQRSTUVWXYZabcdefghijklmnpqrstuvwxyz!#$%&amp;()*+-;&lt;=&gt;?@^_{}[]/\:&quot;&quot;&quot;&quot;&quot;;[.E891]+1;1);MID(&quot;0123456789ABCDEFGHJKLMNPQRSTUVWXYZabcdefghijklmnpqrstuvwxyz!#$%&amp;()*+-;&lt;=&gt;?@^_{}[]/\:&quot;&quot;&quot;&quot;&quot;;[.F891]+1;1);MID(&quot;0123456789ABCDEFGHJKLMNPQRSTUVWXYZabcdefghijklmnpqrstuvwxyz!#$%&amp;()*+-;&lt;=&gt;?@^_{}[]/\:&quot;&quot;&quot;&quot;&quot;;[.G891]+1;1))" office:value-type="string" office:string-value="2&lt;1m" calcext:value-type="string">
            <text:p>2&lt;1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0cc1607cdf0fc42b95df9f3b60b3708fae756009227fb537a3ce81021ef304</text:p>
          </table:table-cell>
          <table:table-cell table:formula="of:=HEX2DEC(MID([.A892];1;8))+HEX2DEC(MID([.A892];9;8))+HEX2DEC(MID([.A892];17;8))+HEX2DEC(MID([.A892];25;8))+HEX2DEC(MID([.A892];33;8))+HEX2DEC(MID([.A892];41;8))+HEX2DEC(MID([.A892];49;8))+HEX2DEC(MID([.A892];57;8))" office:value-type="float" office:value="7758813901" calcext:value-type="float">
            <text:p>7758813901</text:p>
          </table:table-cell>
          <table:table-cell table:formula="of:= MOD([.B892];85^4)" office:value-type="float" office:value="33121401" calcext:value-type="float">
            <text:p>33121401</text:p>
          </table:table-cell>
          <table:table-cell table:formula="of:=MOD(((((([.C892]-[.G892])/85)-[.F892])/85)-[.E892])/85;85)" office:value-type="float" office:value="53" calcext:value-type="float">
            <text:p>53</text:p>
          </table:table-cell>
          <table:table-cell table:formula="of:=MOD(((([.C892]-[.G892])/85)-[.F892])/85;85)" office:value-type="float" office:value="79" calcext:value-type="float">
            <text:p>79</text:p>
          </table:table-cell>
          <table:table-cell table:formula="of:=MOD(([.C892]-[.G892])/85;85)" office:value-type="float" office:value="23" calcext:value-type="float">
            <text:p>23</text:p>
          </table:table-cell>
          <table:table-cell table:formula="of:=MOD([.C892];85)" office:value-type="float" office:value="46" calcext:value-type="float">
            <text:p>46</text:p>
          </table:table-cell>
          <table:table-cell table:formula="of:=COM.MICROSOFT.CONCAT(MID(&quot;0123456789ABCDEFGHJKLMNPQRSTUVWXYZabcdefghijklmnpqrstuvwxyz!#$%&amp;()*+-;&lt;=&gt;?@^_{}[]/\:&quot;&quot;&quot;&quot;&quot;;[.D892]+1;1);MID(&quot;0123456789ABCDEFGHJKLMNPQRSTUVWXYZabcdefghijklmnpqrstuvwxyz!#$%&amp;()*+-;&lt;=&gt;?@^_{}[]/\:&quot;&quot;&quot;&quot;&quot;;[.E892]+1;1);MID(&quot;0123456789ABCDEFGHJKLMNPQRSTUVWXYZabcdefghijklmnpqrstuvwxyz!#$%&amp;()*+-;&lt;=&gt;?@^_{}[]/\:&quot;&quot;&quot;&quot;&quot;;[.F892]+1;1);MID(&quot;0123456789ABCDEFGHJKLMNPQRSTUVWXYZabcdefghijklmnpqrstuvwxyz!#$%&amp;()*+-;&lt;=&gt;?@^_{}[]/\:&quot;&quot;&quot;&quot;&quot;;[.G892]+1;1))" office:value-type="string" office:string-value="u[Pm" calcext:value-type="string">
            <text:p>u[P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2caf463818e33587218f354ad3cf0e75a34a6e6124c4e3fddd1c4ef255b7b1f</text:p>
          </table:table-cell>
          <table:table-cell table:formula="of:=HEX2DEC(MID([.A893];1;8))+HEX2DEC(MID([.A893];9;8))+HEX2DEC(MID([.A893];17;8))+HEX2DEC(MID([.A893];25;8))+HEX2DEC(MID([.A893];33;8))+HEX2DEC(MID([.A893];41;8))+HEX2DEC(MID([.A893];49;8))+HEX2DEC(MID([.A893];57;8))" office:value-type="float" office:value="16162570537" calcext:value-type="float">
            <text:p>16162570537</text:p>
          </table:table-cell>
          <table:table-cell table:formula="of:= MOD([.B893];85^4)" office:value-type="float" office:value="32577412" calcext:value-type="float">
            <text:p>32577412</text:p>
          </table:table-cell>
          <table:table-cell table:formula="of:=MOD(((((([.C893]-[.G893])/85)-[.F893])/85)-[.E893])/85;85)" office:value-type="float" office:value="53" calcext:value-type="float">
            <text:p>53</text:p>
          </table:table-cell>
          <table:table-cell table:formula="of:=MOD(((([.C893]-[.G893])/85)-[.F893])/85;85)" office:value-type="float" office:value="3" calcext:value-type="float">
            <text:p>3</text:p>
          </table:table-cell>
          <table:table-cell table:formula="of:=MOD(([.C893]-[.G893])/85;85)" office:value-type="float" office:value="83" calcext:value-type="float">
            <text:p>83</text:p>
          </table:table-cell>
          <table:table-cell table:formula="of:=MOD([.C893];85)" office:value-type="float" office:value="57" calcext:value-type="float">
            <text:p>57</text:p>
          </table:table-cell>
          <table:table-cell table:formula="of:=COM.MICROSOFT.CONCAT(MID(&quot;0123456789ABCDEFGHJKLMNPQRSTUVWXYZabcdefghijklmnpqrstuvwxyz!#$%&amp;()*+-;&lt;=&gt;?@^_{}[]/\:&quot;&quot;&quot;&quot;&quot;;[.D893]+1;1);MID(&quot;0123456789ABCDEFGHJKLMNPQRSTUVWXYZabcdefghijklmnpqrstuvwxyz!#$%&amp;()*+-;&lt;=&gt;?@^_{}[]/\:&quot;&quot;&quot;&quot;&quot;;[.E893]+1;1);MID(&quot;0123456789ABCDEFGHJKLMNPQRSTUVWXYZabcdefghijklmnpqrstuvwxyz!#$%&amp;()*+-;&lt;=&gt;?@^_{}[]/\:&quot;&quot;&quot;&quot;&quot;;[.F893]+1;1);MID(&quot;0123456789ABCDEFGHJKLMNPQRSTUVWXYZabcdefghijklmnpqrstuvwxyz!#$%&amp;()*+-;&lt;=&gt;?@^_{}[]/\:&quot;&quot;&quot;&quot;&quot;;[.G893]+1;1))" office:value-type="string" office:string-value="u3:y" calcext:value-type="string">
            <text:p>u3: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15bf5ab8289270cbb7747f6d9adf211ee113e1b9d1f2a38746c86cafec39cfa</text:p>
          </table:table-cell>
          <table:table-cell table:formula="of:=HEX2DEC(MID([.A894];1;8))+HEX2DEC(MID([.A894];9;8))+HEX2DEC(MID([.A894];17;8))+HEX2DEC(MID([.A894];25;8))+HEX2DEC(MID([.A894];33;8))+HEX2DEC(MID([.A894];41;8))+HEX2DEC(MID([.A894];49;8))+HEX2DEC(MID([.A894];57;8))" office:value-type="float" office:value="24820507349" calcext:value-type="float">
            <text:p>24820507349</text:p>
          </table:table-cell>
          <table:table-cell table:formula="of:= MOD([.B894];85^4)" office:value-type="float" office:value="25210474" calcext:value-type="float">
            <text:p>25210474</text:p>
          </table:table-cell>
          <table:table-cell table:formula="of:=MOD(((((([.C894]-[.G894])/85)-[.F894])/85)-[.E894])/85;85)" office:value-type="float" office:value="41" calcext:value-type="float">
            <text:p>41</text:p>
          </table:table-cell>
          <table:table-cell table:formula="of:=MOD(((([.C894]-[.G894])/85)-[.F894])/85;85)" office:value-type="float" office:value="4" calcext:value-type="float">
            <text:p>4</text:p>
          </table:table-cell>
          <table:table-cell table:formula="of:=MOD(([.C894]-[.G894])/85;85)" office:value-type="float" office:value="28" calcext:value-type="float">
            <text:p>28</text:p>
          </table:table-cell>
          <table:table-cell table:formula="of:=MOD([.C894];85)" office:value-type="float" office:value="69" calcext:value-type="float">
            <text:p>69</text:p>
          </table:table-cell>
          <table:table-cell table:formula="of:=COM.MICROSOFT.CONCAT(MID(&quot;0123456789ABCDEFGHJKLMNPQRSTUVWXYZabcdefghijklmnpqrstuvwxyz!#$%&amp;()*+-;&lt;=&gt;?@^_{}[]/\:&quot;&quot;&quot;&quot;&quot;;[.D894]+1;1);MID(&quot;0123456789ABCDEFGHJKLMNPQRSTUVWXYZabcdefghijklmnpqrstuvwxyz!#$%&amp;()*+-;&lt;=&gt;?@^_{}[]/\:&quot;&quot;&quot;&quot;&quot;;[.E894]+1;1);MID(&quot;0123456789ABCDEFGHJKLMNPQRSTUVWXYZabcdefghijklmnpqrstuvwxyz!#$%&amp;()*+-;&lt;=&gt;?@^_{}[]/\:&quot;&quot;&quot;&quot;&quot;;[.F894]+1;1);MID(&quot;0123456789ABCDEFGHJKLMNPQRSTUVWXYZabcdefghijklmnpqrstuvwxyz!#$%&amp;()*+-;&lt;=&gt;?@^_{}[]/\:&quot;&quot;&quot;&quot;&quot;;[.G894]+1;1))" office:value-type="string" office:string-value="h4U;" calcext:value-type="string">
            <text:p>h4U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7a9eef114da0a09aa24211b5f02237f85923ce4bfe3012a90c4bd586b62b55d</text:p>
          </table:table-cell>
          <table:table-cell table:formula="of:=HEX2DEC(MID([.A895];1;8))+HEX2DEC(MID([.A895];9;8))+HEX2DEC(MID([.A895];17;8))+HEX2DEC(MID([.A895];25;8))+HEX2DEC(MID([.A895];33;8))+HEX2DEC(MID([.A895];41;8))+HEX2DEC(MID([.A895];49;8))+HEX2DEC(MID([.A895];57;8))" office:value-type="float" office:value="15154474583" calcext:value-type="float">
            <text:p>15154474583</text:p>
          </table:table-cell>
          <table:table-cell table:formula="of:= MOD([.B895];85^4)" office:value-type="float" office:value="16293333" calcext:value-type="float">
            <text:p>16293333</text:p>
          </table:table-cell>
          <table:table-cell table:formula="of:=MOD(((((([.C895]-[.G895])/85)-[.F895])/85)-[.E895])/85;85)" office:value-type="float" office:value="26" calcext:value-type="float">
            <text:p>26</text:p>
          </table:table-cell>
          <table:table-cell table:formula="of:=MOD(((([.C895]-[.G895])/85)-[.F895])/85;85)" office:value-type="float" office:value="45" calcext:value-type="float">
            <text:p>45</text:p>
          </table:table-cell>
          <table:table-cell table:formula="of:=MOD(([.C895]-[.G895])/85;85)" office:value-type="float" office:value="11" calcext:value-type="float">
            <text:p>11</text:p>
          </table:table-cell>
          <table:table-cell table:formula="of:=MOD([.C895];85)" office:value-type="float" office:value="23" calcext:value-type="float">
            <text:p>23</text:p>
          </table:table-cell>
          <table:table-cell table:formula="of:=COM.MICROSOFT.CONCAT(MID(&quot;0123456789ABCDEFGHJKLMNPQRSTUVWXYZabcdefghijklmnpqrstuvwxyz!#$%&amp;()*+-;&lt;=&gt;?@^_{}[]/\:&quot;&quot;&quot;&quot;&quot;;[.D895]+1;1);MID(&quot;0123456789ABCDEFGHJKLMNPQRSTUVWXYZabcdefghijklmnpqrstuvwxyz!#$%&amp;()*+-;&lt;=&gt;?@^_{}[]/\:&quot;&quot;&quot;&quot;&quot;;[.E895]+1;1);MID(&quot;0123456789ABCDEFGHJKLMNPQRSTUVWXYZabcdefghijklmnpqrstuvwxyz!#$%&amp;()*+-;&lt;=&gt;?@^_{}[]/\:&quot;&quot;&quot;&quot;&quot;;[.F895]+1;1);MID(&quot;0123456789ABCDEFGHJKLMNPQRSTUVWXYZabcdefghijklmnpqrstuvwxyz!#$%&amp;()*+-;&lt;=&gt;?@^_{}[]/\:&quot;&quot;&quot;&quot;&quot;;[.G895]+1;1))" office:value-type="string" office:string-value="SlBP" calcext:value-type="string">
            <text:p>SlB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bf713239d6d72b6022a74451cfee41230bb9a90fda2d4ded87aa1cb319eea06</text:p>
          </table:table-cell>
          <table:table-cell table:formula="of:=HEX2DEC(MID([.A896];1;8))+HEX2DEC(MID([.A896];9;8))+HEX2DEC(MID([.A896];17;8))+HEX2DEC(MID([.A896];25;8))+HEX2DEC(MID([.A896];33;8))+HEX2DEC(MID([.A896];41;8))+HEX2DEC(MID([.A896];49;8))+HEX2DEC(MID([.A896];57;8))" office:value-type="float" office:value="14244239727" calcext:value-type="float">
            <text:p>14244239727</text:p>
          </table:table-cell>
          <table:table-cell table:formula="of:= MOD([.B896];85^4)" office:value-type="float" office:value="45669727" calcext:value-type="float">
            <text:p>45669727</text:p>
          </table:table-cell>
          <table:table-cell table:formula="of:=MOD(((((([.C896]-[.G896])/85)-[.F896])/85)-[.E896])/85;85)" office:value-type="float" office:value="74" calcext:value-type="float">
            <text:p>74</text:p>
          </table:table-cell>
          <table:table-cell table:formula="of:=MOD(((([.C896]-[.G896])/85)-[.F896])/85;85)" office:value-type="float" office:value="31" calcext:value-type="float">
            <text:p>31</text:p>
          </table:table-cell>
          <table:table-cell table:formula="of:=MOD(([.C896]-[.G896])/85;85)" office:value-type="float" office:value="5" calcext:value-type="float">
            <text:p>5</text:p>
          </table:table-cell>
          <table:table-cell table:formula="of:=MOD([.C896];85)" office:value-type="float" office:value="77" calcext:value-type="float">
            <text:p>77</text:p>
          </table:table-cell>
          <table:table-cell table:formula="of:=COM.MICROSOFT.CONCAT(MID(&quot;0123456789ABCDEFGHJKLMNPQRSTUVWXYZabcdefghijklmnpqrstuvwxyz!#$%&amp;()*+-;&lt;=&gt;?@^_{}[]/\:&quot;&quot;&quot;&quot;&quot;;[.D896]+1;1);MID(&quot;0123456789ABCDEFGHJKLMNPQRSTUVWXYZabcdefghijklmnpqrstuvwxyz!#$%&amp;()*+-;&lt;=&gt;?@^_{}[]/\:&quot;&quot;&quot;&quot;&quot;;[.E896]+1;1);MID(&quot;0123456789ABCDEFGHJKLMNPQRSTUVWXYZabcdefghijklmnpqrstuvwxyz!#$%&amp;()*+-;&lt;=&gt;?@^_{}[]/\:&quot;&quot;&quot;&quot;&quot;;[.F896]+1;1);MID(&quot;0123456789ABCDEFGHJKLMNPQRSTUVWXYZabcdefghijklmnpqrstuvwxyz!#$%&amp;()*+-;&lt;=&gt;?@^_{}[]/\:&quot;&quot;&quot;&quot;&quot;;[.G896]+1;1))" office:value-type="string" office:string-value="@X5{" calcext:value-type="string">
            <text:p>@X5{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76619cecc534d68a47299c4e8f51e3533fa0a7d3c613587938587b7eaf4d7b6</text:p>
          </table:table-cell>
          <table:table-cell table:formula="of:=HEX2DEC(MID([.A897];1;8))+HEX2DEC(MID([.A897];9;8))+HEX2DEC(MID([.A897];17;8))+HEX2DEC(MID([.A897];25;8))+HEX2DEC(MID([.A897];33;8))+HEX2DEC(MID([.A897];41;8))+HEX2DEC(MID([.A897];49;8))+HEX2DEC(MID([.A897];57;8))" office:value-type="float" office:value="21742665376" calcext:value-type="float">
            <text:p>21742665376</text:p>
          </table:table-cell>
          <table:table-cell table:formula="of:= MOD([.B897];85^4)" office:value-type="float" office:value="27205376" calcext:value-type="float">
            <text:p>27205376</text:p>
          </table:table-cell>
          <table:table-cell table:formula="of:=MOD(((((([.C897]-[.G897])/85)-[.F897])/85)-[.E897])/85;85)" office:value-type="float" office:value="44" calcext:value-type="float">
            <text:p>44</text:p>
          </table:table-cell>
          <table:table-cell table:formula="of:=MOD(((([.C897]-[.G897])/85)-[.F897])/85;85)" office:value-type="float" office:value="25" calcext:value-type="float">
            <text:p>25</text:p>
          </table:table-cell>
          <table:table-cell table:formula="of:=MOD(([.C897]-[.G897])/85;85)" office:value-type="float" office:value="38" calcext:value-type="float">
            <text:p>38</text:p>
          </table:table-cell>
          <table:table-cell table:formula="of:=MOD([.C897];85)" office:value-type="float" office:value="21" calcext:value-type="float">
            <text:p>21</text:p>
          </table:table-cell>
          <table:table-cell table:formula="of:=COM.MICROSOFT.CONCAT(MID(&quot;0123456789ABCDEFGHJKLMNPQRSTUVWXYZabcdefghijklmnpqrstuvwxyz!#$%&amp;()*+-;&lt;=&gt;?@^_{}[]/\:&quot;&quot;&quot;&quot;&quot;;[.D897]+1;1);MID(&quot;0123456789ABCDEFGHJKLMNPQRSTUVWXYZabcdefghijklmnpqrstuvwxyz!#$%&amp;()*+-;&lt;=&gt;?@^_{}[]/\:&quot;&quot;&quot;&quot;&quot;;[.E897]+1;1);MID(&quot;0123456789ABCDEFGHJKLMNPQRSTUVWXYZabcdefghijklmnpqrstuvwxyz!#$%&amp;()*+-;&lt;=&gt;?@^_{}[]/\:&quot;&quot;&quot;&quot;&quot;;[.F897]+1;1);MID(&quot;0123456789ABCDEFGHJKLMNPQRSTUVWXYZabcdefghijklmnpqrstuvwxyz!#$%&amp;()*+-;&lt;=&gt;?@^_{}[]/\:&quot;&quot;&quot;&quot;&quot;;[.G897]+1;1))" office:value-type="string" office:string-value="kReM" calcext:value-type="string">
            <text:p>kR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6b73c57f6a4c05c2768d05d26f4d1e7a663a38576195299836831ccabfe420e</text:p>
          </table:table-cell>
          <table:table-cell table:formula="of:=HEX2DEC(MID([.A898];1;8))+HEX2DEC(MID([.A898];9;8))+HEX2DEC(MID([.A898];17;8))+HEX2DEC(MID([.A898];25;8))+HEX2DEC(MID([.A898];33;8))+HEX2DEC(MID([.A898];41;8))+HEX2DEC(MID([.A898];49;8))+HEX2DEC(MID([.A898];57;8))" office:value-type="float" office:value="16770730223" calcext:value-type="float">
            <text:p>16770730223</text:p>
          </table:table-cell>
          <table:table-cell table:formula="of:= MOD([.B898];85^4)" office:value-type="float" office:value="14329598" calcext:value-type="float">
            <text:p>14329598</text:p>
          </table:table-cell>
          <table:table-cell table:formula="of:=MOD(((((([.C898]-[.G898])/85)-[.F898])/85)-[.E898])/85;85)" office:value-type="float" office:value="23" calcext:value-type="float">
            <text:p>23</text:p>
          </table:table-cell>
          <table:table-cell table:formula="of:=MOD(((([.C898]-[.G898])/85)-[.F898])/85;85)" office:value-type="float" office:value="28" calcext:value-type="float">
            <text:p>28</text:p>
          </table:table-cell>
          <table:table-cell table:formula="of:=MOD(([.C898]-[.G898])/85;85)" office:value-type="float" office:value="28" calcext:value-type="float">
            <text:p>28</text:p>
          </table:table-cell>
          <table:table-cell table:formula="of:=MOD([.C898];85)" office:value-type="float" office:value="43" calcext:value-type="float">
            <text:p>43</text:p>
          </table:table-cell>
          <table:table-cell table:formula="of:=COM.MICROSOFT.CONCAT(MID(&quot;0123456789ABCDEFGHJKLMNPQRSTUVWXYZabcdefghijklmnpqrstuvwxyz!#$%&amp;()*+-;&lt;=&gt;?@^_{}[]/\:&quot;&quot;&quot;&quot;&quot;;[.D898]+1;1);MID(&quot;0123456789ABCDEFGHJKLMNPQRSTUVWXYZabcdefghijklmnpqrstuvwxyz!#$%&amp;()*+-;&lt;=&gt;?@^_{}[]/\:&quot;&quot;&quot;&quot;&quot;;[.E898]+1;1);MID(&quot;0123456789ABCDEFGHJKLMNPQRSTUVWXYZabcdefghijklmnpqrstuvwxyz!#$%&amp;()*+-;&lt;=&gt;?@^_{}[]/\:&quot;&quot;&quot;&quot;&quot;;[.F898]+1;1);MID(&quot;0123456789ABCDEFGHJKLMNPQRSTUVWXYZabcdefghijklmnpqrstuvwxyz!#$%&amp;()*+-;&lt;=&gt;?@^_{}[]/\:&quot;&quot;&quot;&quot;&quot;;[.G898]+1;1))" office:value-type="string" office:string-value="PUUj" calcext:value-type="string">
            <text:p>PUUj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cfbb57420a4b2c50f7bd3042faa034e5671dd21683dbdac9c3053d99a72af65</text:p>
          </table:table-cell>
          <table:table-cell table:formula="of:=HEX2DEC(MID([.A899];1;8))+HEX2DEC(MID([.A899];9;8))+HEX2DEC(MID([.A899];17;8))+HEX2DEC(MID([.A899];25;8))+HEX2DEC(MID([.A899];33;8))+HEX2DEC(MID([.A899];41;8))+HEX2DEC(MID([.A899];49;8))+HEX2DEC(MID([.A899];57;8))" office:value-type="float" office:value="13993827478" calcext:value-type="float">
            <text:p>13993827478</text:p>
          </table:table-cell>
          <table:table-cell table:formula="of:= MOD([.B899];85^4)" office:value-type="float" office:value="4059978" calcext:value-type="float">
            <text:p>4059978</text:p>
          </table:table-cell>
          <table:table-cell table:formula="of:=MOD(((((([.C899]-[.G899])/85)-[.F899])/85)-[.E899])/85;85)" office:value-type="float" office:value="6" calcext:value-type="float">
            <text:p>6</text:p>
          </table:table-cell>
          <table:table-cell table:formula="of:=MOD(((([.C899]-[.G899])/85)-[.F899])/85;85)" office:value-type="float" office:value="51" calcext:value-type="float">
            <text:p>51</text:p>
          </table:table-cell>
          <table:table-cell table:formula="of:=MOD(([.C899]-[.G899])/85;85)" office:value-type="float" office:value="79" calcext:value-type="float">
            <text:p>79</text:p>
          </table:table-cell>
          <table:table-cell table:formula="of:=MOD([.C899];85)" office:value-type="float" office:value="38" calcext:value-type="float">
            <text:p>38</text:p>
          </table:table-cell>
          <table:table-cell table:formula="of:=COM.MICROSOFT.CONCAT(MID(&quot;0123456789ABCDEFGHJKLMNPQRSTUVWXYZabcdefghijklmnpqrstuvwxyz!#$%&amp;()*+-;&lt;=&gt;?@^_{}[]/\:&quot;&quot;&quot;&quot;&quot;;[.D899]+1;1);MID(&quot;0123456789ABCDEFGHJKLMNPQRSTUVWXYZabcdefghijklmnpqrstuvwxyz!#$%&amp;()*+-;&lt;=&gt;?@^_{}[]/\:&quot;&quot;&quot;&quot;&quot;;[.E899]+1;1);MID(&quot;0123456789ABCDEFGHJKLMNPQRSTUVWXYZabcdefghijklmnpqrstuvwxyz!#$%&amp;()*+-;&lt;=&gt;?@^_{}[]/\:&quot;&quot;&quot;&quot;&quot;;[.F899]+1;1);MID(&quot;0123456789ABCDEFGHJKLMNPQRSTUVWXYZabcdefghijklmnpqrstuvwxyz!#$%&amp;()*+-;&lt;=&gt;?@^_{}[]/\:&quot;&quot;&quot;&quot;&quot;;[.G899]+1;1))" office:value-type="string" office:string-value="6s[e" calcext:value-type="string">
            <text:p>6s[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ce88b505594766ae4cdc48d1b9fb4f1a602216d93110d2aafc00d19ac240341</text:p>
          </table:table-cell>
          <table:table-cell table:formula="of:=HEX2DEC(MID([.A900];1;8))+HEX2DEC(MID([.A900];9;8))+HEX2DEC(MID([.A900];17;8))+HEX2DEC(MID([.A900];25;8))+HEX2DEC(MID([.A900];33;8))+HEX2DEC(MID([.A900];41;8))+HEX2DEC(MID([.A900];49;8))+HEX2DEC(MID([.A900];57;8))" office:value-type="float" office:value="17848973865" calcext:value-type="float">
            <text:p>17848973865</text:p>
          </table:table-cell>
          <table:table-cell table:formula="of:= MOD([.B900];85^4)" office:value-type="float" office:value="48560740" calcext:value-type="float">
            <text:p>48560740</text:p>
          </table:table-cell>
          <table:table-cell table:formula="of:=MOD(((((([.C900]-[.G900])/85)-[.F900])/85)-[.E900])/85;85)" office:value-type="float" office:value="79" calcext:value-type="float">
            <text:p>79</text:p>
          </table:table-cell>
          <table:table-cell table:formula="of:=MOD(((([.C900]-[.G900])/85)-[.F900])/85;85)" office:value-type="float" office:value="6" calcext:value-type="float">
            <text:p>6</text:p>
          </table:table-cell>
          <table:table-cell table:formula="of:=MOD(([.C900]-[.G900])/85;85)" office:value-type="float" office:value="17" calcext:value-type="float">
            <text:p>17</text:p>
          </table:table-cell>
          <table:table-cell table:formula="of:=MOD([.C900];85)" office:value-type="float" office:value="70" calcext:value-type="float">
            <text:p>70</text:p>
          </table:table-cell>
          <table:table-cell table:formula="of:=COM.MICROSOFT.CONCAT(MID(&quot;0123456789ABCDEFGHJKLMNPQRSTUVWXYZabcdefghijklmnpqrstuvwxyz!#$%&amp;()*+-;&lt;=&gt;?@^_{}[]/\:&quot;&quot;&quot;&quot;&quot;;[.D900]+1;1);MID(&quot;0123456789ABCDEFGHJKLMNPQRSTUVWXYZabcdefghijklmnpqrstuvwxyz!#$%&amp;()*+-;&lt;=&gt;?@^_{}[]/\:&quot;&quot;&quot;&quot;&quot;;[.E900]+1;1);MID(&quot;0123456789ABCDEFGHJKLMNPQRSTUVWXYZabcdefghijklmnpqrstuvwxyz!#$%&amp;()*+-;&lt;=&gt;?@^_{}[]/\:&quot;&quot;&quot;&quot;&quot;;[.F900]+1;1);MID(&quot;0123456789ABCDEFGHJKLMNPQRSTUVWXYZabcdefghijklmnpqrstuvwxyz!#$%&amp;()*+-;&lt;=&gt;?@^_{}[]/\:&quot;&quot;&quot;&quot;&quot;;[.G900]+1;1))" office:value-type="string" office:string-value="[6H&lt;" calcext:value-type="string">
            <text:p>[6H&lt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39175fa786ac1bf674197873c91e3820954356db81c4db3da1a733ace9a30f2</text:p>
          </table:table-cell>
          <table:table-cell table:formula="of:=HEX2DEC(MID([.A901];1;8))+HEX2DEC(MID([.A901];9;8))+HEX2DEC(MID([.A901];17;8))+HEX2DEC(MID([.A901];25;8))+HEX2DEC(MID([.A901];33;8))+HEX2DEC(MID([.A901];41;8))+HEX2DEC(MID([.A901];49;8))+HEX2DEC(MID([.A901];57;8))" office:value-type="float" office:value="18957523470" calcext:value-type="float">
            <text:p>18957523470</text:p>
          </table:table-cell>
          <table:table-cell table:formula="of:= MOD([.B901];85^4)" office:value-type="float" office:value="8696595" calcext:value-type="float">
            <text:p>8696595</text:p>
          </table:table-cell>
          <table:table-cell table:formula="of:=MOD(((((([.C901]-[.G901])/85)-[.F901])/85)-[.E901])/85;85)" office:value-type="float" office:value="14" calcext:value-type="float">
            <text:p>14</text:p>
          </table:table-cell>
          <table:table-cell table:formula="of:=MOD(((([.C901]-[.G901])/85)-[.F901])/85;85)" office:value-type="float" office:value="13" calcext:value-type="float">
            <text:p>13</text:p>
          </table:table-cell>
          <table:table-cell table:formula="of:=MOD(([.C901]-[.G901])/85;85)" office:value-type="float" office:value="57" calcext:value-type="float">
            <text:p>57</text:p>
          </table:table-cell>
          <table:table-cell table:formula="of:=MOD([.C901];85)" office:value-type="float" office:value="75" calcext:value-type="float">
            <text:p>75</text:p>
          </table:table-cell>
          <table:table-cell table:formula="of:=COM.MICROSOFT.CONCAT(MID(&quot;0123456789ABCDEFGHJKLMNPQRSTUVWXYZabcdefghijklmnpqrstuvwxyz!#$%&amp;()*+-;&lt;=&gt;?@^_{}[]/\:&quot;&quot;&quot;&quot;&quot;;[.D901]+1;1);MID(&quot;0123456789ABCDEFGHJKLMNPQRSTUVWXYZabcdefghijklmnpqrstuvwxyz!#$%&amp;()*+-;&lt;=&gt;?@^_{}[]/\:&quot;&quot;&quot;&quot;&quot;;[.E901]+1;1);MID(&quot;0123456789ABCDEFGHJKLMNPQRSTUVWXYZabcdefghijklmnpqrstuvwxyz!#$%&amp;()*+-;&lt;=&gt;?@^_{}[]/\:&quot;&quot;&quot;&quot;&quot;;[.F901]+1;1);MID(&quot;0123456789ABCDEFGHJKLMNPQRSTUVWXYZabcdefghijklmnpqrstuvwxyz!#$%&amp;()*+-;&lt;=&gt;?@^_{}[]/\:&quot;&quot;&quot;&quot;&quot;;[.G901]+1;1))" office:value-type="string" office:string-value="EDy^" calcext:value-type="string">
            <text:p>EDy^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a73933aa63b17f4659e6f47bf862ed573436b47fb3882691f0fbb383be96b9a</text:p>
          </table:table-cell>
          <table:table-cell table:formula="of:=HEX2DEC(MID([.A902];1;8))+HEX2DEC(MID([.A902];9;8))+HEX2DEC(MID([.A902];17;8))+HEX2DEC(MID([.A902];25;8))+HEX2DEC(MID([.A902];33;8))+HEX2DEC(MID([.A902];41;8))+HEX2DEC(MID([.A902];49;8))+HEX2DEC(MID([.A902];57;8))" office:value-type="float" office:value="16094092748" calcext:value-type="float">
            <text:p>16094092748</text:p>
          </table:table-cell>
          <table:table-cell table:formula="of:= MOD([.B902];85^4)" office:value-type="float" office:value="16300248" calcext:value-type="float">
            <text:p>16300248</text:p>
          </table:table-cell>
          <table:table-cell table:formula="of:=MOD(((((([.C902]-[.G902])/85)-[.F902])/85)-[.E902])/85;85)" office:value-type="float" office:value="26" calcext:value-type="float">
            <text:p>26</text:p>
          </table:table-cell>
          <table:table-cell table:formula="of:=MOD(((([.C902]-[.G902])/85)-[.F902])/85;85)" office:value-type="float" office:value="46" calcext:value-type="float">
            <text:p>46</text:p>
          </table:table-cell>
          <table:table-cell table:formula="of:=MOD(([.C902]-[.G902])/85;85)" office:value-type="float" office:value="7" calcext:value-type="float">
            <text:p>7</text:p>
          </table:table-cell>
          <table:table-cell table:formula="of:=MOD([.C902];85)" office:value-type="float" office:value="53" calcext:value-type="float">
            <text:p>53</text:p>
          </table:table-cell>
          <table:table-cell table:formula="of:=COM.MICROSOFT.CONCAT(MID(&quot;0123456789ABCDEFGHJKLMNPQRSTUVWXYZabcdefghijklmnpqrstuvwxyz!#$%&amp;()*+-;&lt;=&gt;?@^_{}[]/\:&quot;&quot;&quot;&quot;&quot;;[.D902]+1;1);MID(&quot;0123456789ABCDEFGHJKLMNPQRSTUVWXYZabcdefghijklmnpqrstuvwxyz!#$%&amp;()*+-;&lt;=&gt;?@^_{}[]/\:&quot;&quot;&quot;&quot;&quot;;[.E902]+1;1);MID(&quot;0123456789ABCDEFGHJKLMNPQRSTUVWXYZabcdefghijklmnpqrstuvwxyz!#$%&amp;()*+-;&lt;=&gt;?@^_{}[]/\:&quot;&quot;&quot;&quot;&quot;;[.F902]+1;1);MID(&quot;0123456789ABCDEFGHJKLMNPQRSTUVWXYZabcdefghijklmnpqrstuvwxyz!#$%&amp;()*+-;&lt;=&gt;?@^_{}[]/\:&quot;&quot;&quot;&quot;&quot;;[.G902]+1;1))" office:value-type="string" office:string-value="Sm7u" calcext:value-type="string">
            <text:p>Sm7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2f1a6d92267c9f76dc66173843d9e5b713179e17f9bd29a0779e60ef58de27a</text:p>
          </table:table-cell>
          <table:table-cell table:formula="of:=HEX2DEC(MID([.A903];1;8))+HEX2DEC(MID([.A903];9;8))+HEX2DEC(MID([.A903];17;8))+HEX2DEC(MID([.A903];25;8))+HEX2DEC(MID([.A903];33;8))+HEX2DEC(MID([.A903];41;8))+HEX2DEC(MID([.A903];49;8))+HEX2DEC(MID([.A903];57;8))" office:value-type="float" office:value="13508969889" calcext:value-type="float">
            <text:p>13508969889</text:p>
          </table:table-cell>
          <table:table-cell table:formula="of:= MOD([.B903];85^4)" office:value-type="float" office:value="41208639" calcext:value-type="float">
            <text:p>41208639</text:p>
          </table:table-cell>
          <table:table-cell table:formula="of:=MOD(((((([.C903]-[.G903])/85)-[.F903])/85)-[.E903])/85;85)" office:value-type="float" office:value="67" calcext:value-type="float">
            <text:p>67</text:p>
          </table:table-cell>
          <table:table-cell table:formula="of:=MOD(((([.C903]-[.G903])/85)-[.F903])/85;85)" office:value-type="float" office:value="8" calcext:value-type="float">
            <text:p>8</text:p>
          </table:table-cell>
          <table:table-cell table:formula="of:=MOD(([.C903]-[.G903])/85;85)" office:value-type="float" office:value="52" calcext:value-type="float">
            <text:p>52</text:p>
          </table:table-cell>
          <table:table-cell table:formula="of:=MOD([.C903];85)" office:value-type="float" office:value="44" calcext:value-type="float">
            <text:p>44</text:p>
          </table:table-cell>
          <table:table-cell table:formula="of:=COM.MICROSOFT.CONCAT(MID(&quot;0123456789ABCDEFGHJKLMNPQRSTUVWXYZabcdefghijklmnpqrstuvwxyz!#$%&amp;()*+-;&lt;=&gt;?@^_{}[]/\:&quot;&quot;&quot;&quot;&quot;;[.D903]+1;1);MID(&quot;0123456789ABCDEFGHJKLMNPQRSTUVWXYZabcdefghijklmnpqrstuvwxyz!#$%&amp;()*+-;&lt;=&gt;?@^_{}[]/\:&quot;&quot;&quot;&quot;&quot;;[.E903]+1;1);MID(&quot;0123456789ABCDEFGHJKLMNPQRSTUVWXYZabcdefghijklmnpqrstuvwxyz!#$%&amp;()*+-;&lt;=&gt;?@^_{}[]/\:&quot;&quot;&quot;&quot;&quot;;[.F903]+1;1);MID(&quot;0123456789ABCDEFGHJKLMNPQRSTUVWXYZabcdefghijklmnpqrstuvwxyz!#$%&amp;()*+-;&lt;=&gt;?@^_{}[]/\:&quot;&quot;&quot;&quot;&quot;;[.G903]+1;1))" office:value-type="string" office:string-value="+8tk" calcext:value-type="string">
            <text:p>+8t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e56028e1319cab38e0131580ae7db71386e648b5865be5af034388b21ed5df7</text:p>
          </table:table-cell>
          <table:table-cell table:formula="of:=HEX2DEC(MID([.A904];1;8))+HEX2DEC(MID([.A904];9;8))+HEX2DEC(MID([.A904];17;8))+HEX2DEC(MID([.A904];25;8))+HEX2DEC(MID([.A904];33;8))+HEX2DEC(MID([.A904];41;8))+HEX2DEC(MID([.A904];49;8))+HEX2DEC(MID([.A904];57;8))" office:value-type="float" office:value="10423800689" calcext:value-type="float">
            <text:p>10423800689</text:p>
          </table:table-cell>
          <table:table-cell table:formula="of:= MOD([.B904];85^4)" office:value-type="float" office:value="35876314" calcext:value-type="float">
            <text:p>35876314</text:p>
          </table:table-cell>
          <table:table-cell table:formula="of:=MOD(((((([.C904]-[.G904])/85)-[.F904])/85)-[.E904])/85;85)" office:value-type="float" office:value="58" calcext:value-type="float">
            <text:p>58</text:p>
          </table:table-cell>
          <table:table-cell table:formula="of:=MOD(((([.C904]-[.G904])/85)-[.F904])/85;85)" office:value-type="float" office:value="35" calcext:value-type="float">
            <text:p>35</text:p>
          </table:table-cell>
          <table:table-cell table:formula="of:=MOD(([.C904]-[.G904])/85;85)" office:value-type="float" office:value="49" calcext:value-type="float">
            <text:p>49</text:p>
          </table:table-cell>
          <table:table-cell table:formula="of:=MOD([.C904];85)" office:value-type="float" office:value="24" calcext:value-type="float">
            <text:p>24</text:p>
          </table:table-cell>
          <table:table-cell table:formula="of:=COM.MICROSOFT.CONCAT(MID(&quot;0123456789ABCDEFGHJKLMNPQRSTUVWXYZabcdefghijklmnpqrstuvwxyz!#$%&amp;()*+-;&lt;=&gt;?@^_{}[]/\:&quot;&quot;&quot;&quot;&quot;;[.D904]+1;1);MID(&quot;0123456789ABCDEFGHJKLMNPQRSTUVWXYZabcdefghijklmnpqrstuvwxyz!#$%&amp;()*+-;&lt;=&gt;?@^_{}[]/\:&quot;&quot;&quot;&quot;&quot;;[.E904]+1;1);MID(&quot;0123456789ABCDEFGHJKLMNPQRSTUVWXYZabcdefghijklmnpqrstuvwxyz!#$%&amp;()*+-;&lt;=&gt;?@^_{}[]/\:&quot;&quot;&quot;&quot;&quot;;[.F904]+1;1);MID(&quot;0123456789ABCDEFGHJKLMNPQRSTUVWXYZabcdefghijklmnpqrstuvwxyz!#$%&amp;()*+-;&lt;=&gt;?@^_{}[]/\:&quot;&quot;&quot;&quot;&quot;;[.G904]+1;1))" office:value-type="string" office:string-value="zbqQ" calcext:value-type="string">
            <text:p>zbqQ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e845d15706e39a2bf66e7761bd1d838924ac20c751039cfea7c7a0fd9ac468c</text:p>
          </table:table-cell>
          <table:table-cell table:formula="of:=HEX2DEC(MID([.A905];1;8))+HEX2DEC(MID([.A905];9;8))+HEX2DEC(MID([.A905];17;8))+HEX2DEC(MID([.A905];25;8))+HEX2DEC(MID([.A905];33;8))+HEX2DEC(MID([.A905];41;8))+HEX2DEC(MID([.A905];49;8))+HEX2DEC(MID([.A905];57;8))" office:value-type="float" office:value="17812099803" calcext:value-type="float">
            <text:p>17812099803</text:p>
          </table:table-cell>
          <table:table-cell table:formula="of:= MOD([.B905];85^4)" office:value-type="float" office:value="11686678" calcext:value-type="float">
            <text:p>11686678</text:p>
          </table:table-cell>
          <table:table-cell table:formula="of:=MOD(((((([.C905]-[.G905])/85)-[.F905])/85)-[.E905])/85;85)" office:value-type="float" office:value="19" calcext:value-type="float">
            <text:p>19</text:p>
          </table:table-cell>
          <table:table-cell table:formula="of:=MOD(((([.C905]-[.G905])/85)-[.F905])/85;85)" office:value-type="float" office:value="2" calcext:value-type="float">
            <text:p>2</text:p>
          </table:table-cell>
          <table:table-cell table:formula="of:=MOD(([.C905]-[.G905])/85;85)" office:value-type="float" office:value="45" calcext:value-type="float">
            <text:p>45</text:p>
          </table:table-cell>
          <table:table-cell table:formula="of:=MOD([.C905];85)" office:value-type="float" office:value="28" calcext:value-type="float">
            <text:p>28</text:p>
          </table:table-cell>
          <table:table-cell table:formula="of:=COM.MICROSOFT.CONCAT(MID(&quot;0123456789ABCDEFGHJKLMNPQRSTUVWXYZabcdefghijklmnpqrstuvwxyz!#$%&amp;()*+-;&lt;=&gt;?@^_{}[]/\:&quot;&quot;&quot;&quot;&quot;;[.D905]+1;1);MID(&quot;0123456789ABCDEFGHJKLMNPQRSTUVWXYZabcdefghijklmnpqrstuvwxyz!#$%&amp;()*+-;&lt;=&gt;?@^_{}[]/\:&quot;&quot;&quot;&quot;&quot;;[.E905]+1;1);MID(&quot;0123456789ABCDEFGHJKLMNPQRSTUVWXYZabcdefghijklmnpqrstuvwxyz!#$%&amp;()*+-;&lt;=&gt;?@^_{}[]/\:&quot;&quot;&quot;&quot;&quot;;[.F905]+1;1);MID(&quot;0123456789ABCDEFGHJKLMNPQRSTUVWXYZabcdefghijklmnpqrstuvwxyz!#$%&amp;()*+-;&lt;=&gt;?@^_{}[]/\:&quot;&quot;&quot;&quot;&quot;;[.G905]+1;1))" office:value-type="string" office:string-value="K2lU" calcext:value-type="string">
            <text:p>K2l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5d5951110b725f6ed4fa3058279a270a7bf0cb2f7bc36457582802cb565d58</text:p>
          </table:table-cell>
          <table:table-cell table:formula="of:=HEX2DEC(MID([.A906];1;8))+HEX2DEC(MID([.A906];9;8))+HEX2DEC(MID([.A906];17;8))+HEX2DEC(MID([.A906];25;8))+HEX2DEC(MID([.A906];33;8))+HEX2DEC(MID([.A906];41;8))+HEX2DEC(MID([.A906];49;8))+HEX2DEC(MID([.A906];57;8))" office:value-type="float" office:value="12365568400" calcext:value-type="float">
            <text:p>12365568400</text:p>
          </table:table-cell>
          <table:table-cell table:formula="of:= MOD([.B906];85^4)" office:value-type="float" office:value="46220900" calcext:value-type="float">
            <text:p>46220900</text:p>
          </table:table-cell>
          <table:table-cell table:formula="of:=MOD(((((([.C906]-[.G906])/85)-[.F906])/85)-[.E906])/85;85)" office:value-type="float" office:value="75" calcext:value-type="float">
            <text:p>75</text:p>
          </table:table-cell>
          <table:table-cell table:formula="of:=MOD(((([.C906]-[.G906])/85)-[.F906])/85;85)" office:value-type="float" office:value="22" calcext:value-type="float">
            <text:p>22</text:p>
          </table:table-cell>
          <table:table-cell table:formula="of:=MOD(([.C906]-[.G906])/85;85)" office:value-type="float" office:value="30" calcext:value-type="float">
            <text:p>30</text:p>
          </table:table-cell>
          <table:table-cell table:formula="of:=MOD([.C906];85)" office:value-type="float" office:value="25" calcext:value-type="float">
            <text:p>25</text:p>
          </table:table-cell>
          <table:table-cell table:formula="of:=COM.MICROSOFT.CONCAT(MID(&quot;0123456789ABCDEFGHJKLMNPQRSTUVWXYZabcdefghijklmnpqrstuvwxyz!#$%&amp;()*+-;&lt;=&gt;?@^_{}[]/\:&quot;&quot;&quot;&quot;&quot;;[.D906]+1;1);MID(&quot;0123456789ABCDEFGHJKLMNPQRSTUVWXYZabcdefghijklmnpqrstuvwxyz!#$%&amp;()*+-;&lt;=&gt;?@^_{}[]/\:&quot;&quot;&quot;&quot;&quot;;[.E906]+1;1);MID(&quot;0123456789ABCDEFGHJKLMNPQRSTUVWXYZabcdefghijklmnpqrstuvwxyz!#$%&amp;()*+-;&lt;=&gt;?@^_{}[]/\:&quot;&quot;&quot;&quot;&quot;;[.F906]+1;1);MID(&quot;0123456789ABCDEFGHJKLMNPQRSTUVWXYZabcdefghijklmnpqrstuvwxyz!#$%&amp;()*+-;&lt;=&gt;?@^_{}[]/\:&quot;&quot;&quot;&quot;&quot;;[.G906]+1;1))" office:value-type="string" office:string-value="^NWR" calcext:value-type="string">
            <text:p>^NW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147f0bb4eb5b339f9bfbe1ff3491a7e4232027e874184887de25b602370c273</text:p>
          </table:table-cell>
          <table:table-cell table:formula="of:=HEX2DEC(MID([.A907];1;8))+HEX2DEC(MID([.A907];9;8))+HEX2DEC(MID([.A907];17;8))+HEX2DEC(MID([.A907];25;8))+HEX2DEC(MID([.A907];33;8))+HEX2DEC(MID([.A907];41;8))+HEX2DEC(MID([.A907];49;8))+HEX2DEC(MID([.A907];57;8))" office:value-type="float" office:value="17847624042" calcext:value-type="float">
            <text:p>17847624042</text:p>
          </table:table-cell>
          <table:table-cell table:formula="of:= MOD([.B907];85^4)" office:value-type="float" office:value="47210917" calcext:value-type="float">
            <text:p>47210917</text:p>
          </table:table-cell>
          <table:table-cell table:formula="of:=MOD(((((([.C907]-[.G907])/85)-[.F907])/85)-[.E907])/85;85)" office:value-type="float" office:value="76" calcext:value-type="float">
            <text:p>76</text:p>
          </table:table-cell>
          <table:table-cell table:formula="of:=MOD(((([.C907]-[.G907])/85)-[.F907])/85;85)" office:value-type="float" office:value="74" calcext:value-type="float">
            <text:p>74</text:p>
          </table:table-cell>
          <table:table-cell table:formula="of:=MOD(([.C907]-[.G907])/85;85)" office:value-type="float" office:value="32" calcext:value-type="float">
            <text:p>32</text:p>
          </table:table-cell>
          <table:table-cell table:formula="of:=MOD([.C907];85)" office:value-type="float" office:value="47" calcext:value-type="float">
            <text:p>47</text:p>
          </table:table-cell>
          <table:table-cell table:formula="of:=COM.MICROSOFT.CONCAT(MID(&quot;0123456789ABCDEFGHJKLMNPQRSTUVWXYZabcdefghijklmnpqrstuvwxyz!#$%&amp;()*+-;&lt;=&gt;?@^_{}[]/\:&quot;&quot;&quot;&quot;&quot;;[.D907]+1;1);MID(&quot;0123456789ABCDEFGHJKLMNPQRSTUVWXYZabcdefghijklmnpqrstuvwxyz!#$%&amp;()*+-;&lt;=&gt;?@^_{}[]/\:&quot;&quot;&quot;&quot;&quot;;[.E907]+1;1);MID(&quot;0123456789ABCDEFGHJKLMNPQRSTUVWXYZabcdefghijklmnpqrstuvwxyz!#$%&amp;()*+-;&lt;=&gt;?@^_{}[]/\:&quot;&quot;&quot;&quot;&quot;;[.F907]+1;1);MID(&quot;0123456789ABCDEFGHJKLMNPQRSTUVWXYZabcdefghijklmnpqrstuvwxyz!#$%&amp;()*+-;&lt;=&gt;?@^_{}[]/\:&quot;&quot;&quot;&quot;&quot;;[.G907]+1;1))" office:value-type="string" office:string-value="_@Yn" calcext:value-type="string">
            <text:p>_@Y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970a501a5bbd2193ba5536cdfe4aa929c7828ec2fd85786e8d0e44144cc63c9</text:p>
          </table:table-cell>
          <table:table-cell table:formula="of:=HEX2DEC(MID([.A908];1;8))+HEX2DEC(MID([.A908];9;8))+HEX2DEC(MID([.A908];17;8))+HEX2DEC(MID([.A908];25;8))+HEX2DEC(MID([.A908];33;8))+HEX2DEC(MID([.A908];41;8))+HEX2DEC(MID([.A908];49;8))+HEX2DEC(MID([.A908];57;8))" office:value-type="float" office:value="16720870804" calcext:value-type="float">
            <text:p>16720870804</text:p>
          </table:table-cell>
          <table:table-cell table:formula="of:= MOD([.B908];85^4)" office:value-type="float" office:value="16670804" calcext:value-type="float">
            <text:p>16670804</text:p>
          </table:table-cell>
          <table:table-cell table:formula="of:=MOD(((((([.C908]-[.G908])/85)-[.F908])/85)-[.E908])/85;85)" office:value-type="float" office:value="27" calcext:value-type="float">
            <text:p>27</text:p>
          </table:table-cell>
          <table:table-cell table:formula="of:=MOD(((([.C908]-[.G908])/85)-[.F908])/85;85)" office:value-type="float" office:value="12" calcext:value-type="float">
            <text:p>12</text:p>
          </table:table-cell>
          <table:table-cell table:formula="of:=MOD(([.C908]-[.G908])/85;85)" office:value-type="float" office:value="32" calcext:value-type="float">
            <text:p>32</text:p>
          </table:table-cell>
          <table:table-cell table:formula="of:=MOD([.C908];85)" office:value-type="float" office:value="9" calcext:value-type="float">
            <text:p>9</text:p>
          </table:table-cell>
          <table:table-cell table:formula="of:=COM.MICROSOFT.CONCAT(MID(&quot;0123456789ABCDEFGHJKLMNPQRSTUVWXYZabcdefghijklmnpqrstuvwxyz!#$%&amp;()*+-;&lt;=&gt;?@^_{}[]/\:&quot;&quot;&quot;&quot;&quot;;[.D908]+1;1);MID(&quot;0123456789ABCDEFGHJKLMNPQRSTUVWXYZabcdefghijklmnpqrstuvwxyz!#$%&amp;()*+-;&lt;=&gt;?@^_{}[]/\:&quot;&quot;&quot;&quot;&quot;;[.E908]+1;1);MID(&quot;0123456789ABCDEFGHJKLMNPQRSTUVWXYZabcdefghijklmnpqrstuvwxyz!#$%&amp;()*+-;&lt;=&gt;?@^_{}[]/\:&quot;&quot;&quot;&quot;&quot;;[.F908]+1;1);MID(&quot;0123456789ABCDEFGHJKLMNPQRSTUVWXYZabcdefghijklmnpqrstuvwxyz!#$%&amp;()*+-;&lt;=&gt;?@^_{}[]/\:&quot;&quot;&quot;&quot;&quot;;[.G908]+1;1))" office:value-type="string" office:string-value="TCY9" calcext:value-type="string">
            <text:p>TCY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5ef26658db000e0d661d54add309ff14305b055198b7376f386812bad2a0f6d</text:p>
          </table:table-cell>
          <table:table-cell table:formula="of:=HEX2DEC(MID([.A909];1;8))+HEX2DEC(MID([.A909];9;8))+HEX2DEC(MID([.A909];17;8))+HEX2DEC(MID([.A909];25;8))+HEX2DEC(MID([.A909];33;8))+HEX2DEC(MID([.A909];41;8))+HEX2DEC(MID([.A909];49;8))+HEX2DEC(MID([.A909];57;8))" office:value-type="float" office:value="21817938147" calcext:value-type="float">
            <text:p>21817938147</text:p>
          </table:table-cell>
          <table:table-cell table:formula="of:= MOD([.B909];85^4)" office:value-type="float" office:value="50277522" calcext:value-type="float">
            <text:p>50277522</text:p>
          </table:table-cell>
          <table:table-cell table:formula="of:=MOD(((((([.C909]-[.G909])/85)-[.F909])/85)-[.E909])/85;85)" office:value-type="float" office:value="81" calcext:value-type="float">
            <text:p>81</text:p>
          </table:table-cell>
          <table:table-cell table:formula="of:=MOD(((([.C909]-[.G909])/85)-[.F909])/85;85)" office:value-type="float" office:value="73" calcext:value-type="float">
            <text:p>73</text:p>
          </table:table-cell>
          <table:table-cell table:formula="of:=MOD(([.C909]-[.G909])/85;85)" office:value-type="float" office:value="70" calcext:value-type="float">
            <text:p>70</text:p>
          </table:table-cell>
          <table:table-cell table:formula="of:=MOD([.C909];85)" office:value-type="float" office:value="22" calcext:value-type="float">
            <text:p>22</text:p>
          </table:table-cell>
          <table:table-cell table:formula="of:=COM.MICROSOFT.CONCAT(MID(&quot;0123456789ABCDEFGHJKLMNPQRSTUVWXYZabcdefghijklmnpqrstuvwxyz!#$%&amp;()*+-;&lt;=&gt;?@^_{}[]/\:&quot;&quot;&quot;&quot;&quot;;[.D909]+1;1);MID(&quot;0123456789ABCDEFGHJKLMNPQRSTUVWXYZabcdefghijklmnpqrstuvwxyz!#$%&amp;()*+-;&lt;=&gt;?@^_{}[]/\:&quot;&quot;&quot;&quot;&quot;;[.E909]+1;1);MID(&quot;0123456789ABCDEFGHJKLMNPQRSTUVWXYZabcdefghijklmnpqrstuvwxyz!#$%&amp;()*+-;&lt;=&gt;?@^_{}[]/\:&quot;&quot;&quot;&quot;&quot;;[.F909]+1;1);MID(&quot;0123456789ABCDEFGHJKLMNPQRSTUVWXYZabcdefghijklmnpqrstuvwxyz!#$%&amp;()*+-;&lt;=&gt;?@^_{}[]/\:&quot;&quot;&quot;&quot;&quot;;[.G909]+1;1))" office:value-type="string" office:string-value="/?&lt;N" calcext:value-type="string">
            <text:p>/?&lt;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eeb04d111d9f8a0fa434289466516fd226a17cc2a612970e08bbbe13d14e317</text:p>
          </table:table-cell>
          <table:table-cell table:formula="of:=HEX2DEC(MID([.A910];1;8))+HEX2DEC(MID([.A910];9;8))+HEX2DEC(MID([.A910];17;8))+HEX2DEC(MID([.A910];25;8))+HEX2DEC(MID([.A910];33;8))+HEX2DEC(MID([.A910];41;8))+HEX2DEC(MID([.A910];49;8))+HEX2DEC(MID([.A910];57;8))" office:value-type="float" office:value="12815251243" calcext:value-type="float">
            <text:p>12815251243</text:p>
          </table:table-cell>
          <table:table-cell table:formula="of:= MOD([.B910];85^4)" office:value-type="float" office:value="26098118" calcext:value-type="float">
            <text:p>26098118</text:p>
          </table:table-cell>
          <table:table-cell table:formula="of:=MOD(((((([.C910]-[.G910])/85)-[.F910])/85)-[.E910])/85;85)" office:value-type="float" office:value="42" calcext:value-type="float">
            <text:p>42</text:p>
          </table:table-cell>
          <table:table-cell table:formula="of:=MOD(((([.C910]-[.G910])/85)-[.F910])/85;85)" office:value-type="float" office:value="42" calcext:value-type="float">
            <text:p>42</text:p>
          </table:table-cell>
          <table:table-cell table:formula="of:=MOD(([.C910]-[.G910])/85;85)" office:value-type="float" office:value="16" calcext:value-type="float">
            <text:p>16</text:p>
          </table:table-cell>
          <table:table-cell table:formula="of:=MOD([.C910];85)" office:value-type="float" office:value="58" calcext:value-type="float">
            <text:p>58</text:p>
          </table:table-cell>
          <table:table-cell table:formula="of:=COM.MICROSOFT.CONCAT(MID(&quot;0123456789ABCDEFGHJKLMNPQRSTUVWXYZabcdefghijklmnpqrstuvwxyz!#$%&amp;()*+-;&lt;=&gt;?@^_{}[]/\:&quot;&quot;&quot;&quot;&quot;;[.D910]+1;1);MID(&quot;0123456789ABCDEFGHJKLMNPQRSTUVWXYZabcdefghijklmnpqrstuvwxyz!#$%&amp;()*+-;&lt;=&gt;?@^_{}[]/\:&quot;&quot;&quot;&quot;&quot;;[.E910]+1;1);MID(&quot;0123456789ABCDEFGHJKLMNPQRSTUVWXYZabcdefghijklmnpqrstuvwxyz!#$%&amp;()*+-;&lt;=&gt;?@^_{}[]/\:&quot;&quot;&quot;&quot;&quot;;[.F910]+1;1);MID(&quot;0123456789ABCDEFGHJKLMNPQRSTUVWXYZabcdefghijklmnpqrstuvwxyz!#$%&amp;()*+-;&lt;=&gt;?@^_{}[]/\:&quot;&quot;&quot;&quot;&quot;;[.G910]+1;1))" office:value-type="string" office:string-value="iiGz" calcext:value-type="string">
            <text:p>iiG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e40df1e1d2f312e8d43e67370cae22b1c761c7fea214011b11349df71f7fd62</text:p>
          </table:table-cell>
          <table:table-cell table:formula="of:=HEX2DEC(MID([.A911];1;8))+HEX2DEC(MID([.A911];9;8))+HEX2DEC(MID([.A911];17;8))+HEX2DEC(MID([.A911];25;8))+HEX2DEC(MID([.A911];33;8))+HEX2DEC(MID([.A911];41;8))+HEX2DEC(MID([.A911];49;8))+HEX2DEC(MID([.A911];57;8))" office:value-type="float" office:value="15353347259" calcext:value-type="float">
            <text:p>15353347259</text:p>
          </table:table-cell>
          <table:table-cell table:formula="of:= MOD([.B911];85^4)" office:value-type="float" office:value="6363509" calcext:value-type="float">
            <text:p>6363509</text:p>
          </table:table-cell>
          <table:table-cell table:formula="of:=MOD(((((([.C911]-[.G911])/85)-[.F911])/85)-[.E911])/85;85)" office:value-type="float" office:value="10" calcext:value-type="float">
            <text:p>10</text:p>
          </table:table-cell>
          <table:table-cell table:formula="of:=MOD(((([.C911]-[.G911])/85)-[.F911])/85;85)" office:value-type="float" office:value="30" calcext:value-type="float">
            <text:p>30</text:p>
          </table:table-cell>
          <table:table-cell table:formula="of:=MOD(([.C911]-[.G911])/85;85)" office:value-type="float" office:value="64" calcext:value-type="float">
            <text:p>64</text:p>
          </table:table-cell>
          <table:table-cell table:formula="of:=MOD([.C911];85)" office:value-type="float" office:value="69" calcext:value-type="float">
            <text:p>69</text:p>
          </table:table-cell>
          <table:table-cell table:formula="of:=COM.MICROSOFT.CONCAT(MID(&quot;0123456789ABCDEFGHJKLMNPQRSTUVWXYZabcdefghijklmnpqrstuvwxyz!#$%&amp;()*+-;&lt;=&gt;?@^_{}[]/\:&quot;&quot;&quot;&quot;&quot;;[.D911]+1;1);MID(&quot;0123456789ABCDEFGHJKLMNPQRSTUVWXYZabcdefghijklmnpqrstuvwxyz!#$%&amp;()*+-;&lt;=&gt;?@^_{}[]/\:&quot;&quot;&quot;&quot;&quot;;[.E911]+1;1);MID(&quot;0123456789ABCDEFGHJKLMNPQRSTUVWXYZabcdefghijklmnpqrstuvwxyz!#$%&amp;()*+-;&lt;=&gt;?@^_{}[]/\:&quot;&quot;&quot;&quot;&quot;;[.F911]+1;1);MID(&quot;0123456789ABCDEFGHJKLMNPQRSTUVWXYZabcdefghijklmnpqrstuvwxyz!#$%&amp;()*+-;&lt;=&gt;?@^_{}[]/\:&quot;&quot;&quot;&quot;&quot;;[.G911]+1;1))" office:value-type="string" office:string-value="AW(;" calcext:value-type="string">
            <text:p>AW(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d15e147bc65df67f5162a896b6cccf3a8b7257c76af69a39faa06c64c20b0a</text:p>
          </table:table-cell>
          <table:table-cell table:formula="of:=HEX2DEC(MID([.A912];1;8))+HEX2DEC(MID([.A912];9;8))+HEX2DEC(MID([.A912];17;8))+HEX2DEC(MID([.A912];25;8))+HEX2DEC(MID([.A912];33;8))+HEX2DEC(MID([.A912];41;8))+HEX2DEC(MID([.A912];49;8))+HEX2DEC(MID([.A912];57;8))" office:value-type="float" office:value="17722179560" calcext:value-type="float">
            <text:p>17722179560</text:p>
          </table:table-cell>
          <table:table-cell table:formula="of:= MOD([.B912];85^4)" office:value-type="float" office:value="26167685" calcext:value-type="float">
            <text:p>26167685</text:p>
          </table:table-cell>
          <table:table-cell table:formula="of:=MOD(((((([.C912]-[.G912])/85)-[.F912])/85)-[.E912])/85;85)" office:value-type="float" office:value="42" calcext:value-type="float">
            <text:p>42</text:p>
          </table:table-cell>
          <table:table-cell table:formula="of:=MOD(((([.C912]-[.G912])/85)-[.F912])/85;85)" office:value-type="float" office:value="51" calcext:value-type="float">
            <text:p>51</text:p>
          </table:table-cell>
          <table:table-cell table:formula="of:=MOD(([.C912]-[.G912])/85;85)" office:value-type="float" office:value="70" calcext:value-type="float">
            <text:p>70</text:p>
          </table:table-cell>
          <table:table-cell table:formula="of:=MOD([.C912];85)" office:value-type="float" office:value="10" calcext:value-type="float">
            <text:p>10</text:p>
          </table:table-cell>
          <table:table-cell table:formula="of:=COM.MICROSOFT.CONCAT(MID(&quot;0123456789ABCDEFGHJKLMNPQRSTUVWXYZabcdefghijklmnpqrstuvwxyz!#$%&amp;()*+-;&lt;=&gt;?@^_{}[]/\:&quot;&quot;&quot;&quot;&quot;;[.D912]+1;1);MID(&quot;0123456789ABCDEFGHJKLMNPQRSTUVWXYZabcdefghijklmnpqrstuvwxyz!#$%&amp;()*+-;&lt;=&gt;?@^_{}[]/\:&quot;&quot;&quot;&quot;&quot;;[.E912]+1;1);MID(&quot;0123456789ABCDEFGHJKLMNPQRSTUVWXYZabcdefghijklmnpqrstuvwxyz!#$%&amp;()*+-;&lt;=&gt;?@^_{}[]/\:&quot;&quot;&quot;&quot;&quot;;[.F912]+1;1);MID(&quot;0123456789ABCDEFGHJKLMNPQRSTUVWXYZabcdefghijklmnpqrstuvwxyz!#$%&amp;()*+-;&lt;=&gt;?@^_{}[]/\:&quot;&quot;&quot;&quot;&quot;;[.G912]+1;1))" office:value-type="string" office:string-value="is&lt;A" calcext:value-type="string">
            <text:p>is&lt;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16da5272c7e30d2abdb6a3f937bbc03d4117ce51c5c1fdd807b1b1b3b53b06</text:p>
          </table:table-cell>
          <table:table-cell table:formula="of:=HEX2DEC(MID([.A913];1;8))+HEX2DEC(MID([.A913];9;8))+HEX2DEC(MID([.A913];17;8))+HEX2DEC(MID([.A913];25;8))+HEX2DEC(MID([.A913];33;8))+HEX2DEC(MID([.A913];41;8))+HEX2DEC(MID([.A913];49;8))+HEX2DEC(MID([.A913];57;8))" office:value-type="float" office:value="17256937028" calcext:value-type="float">
            <text:p>17256937028</text:p>
          </table:table-cell>
          <table:table-cell table:formula="of:= MOD([.B913];85^4)" office:value-type="float" office:value="30730778" calcext:value-type="float">
            <text:p>30730778</text:p>
          </table:table-cell>
          <table:table-cell table:formula="of:=MOD(((((([.C913]-[.G913])/85)-[.F913])/85)-[.E913])/85;85)" office:value-type="float" office:value="50" calcext:value-type="float">
            <text:p>50</text:p>
          </table:table-cell>
          <table:table-cell table:formula="of:=MOD(((([.C913]-[.G913])/85)-[.F913])/85;85)" office:value-type="float" office:value="3" calcext:value-type="float">
            <text:p>3</text:p>
          </table:table-cell>
          <table:table-cell table:formula="of:=MOD(([.C913]-[.G913])/85;85)" office:value-type="float" office:value="33" calcext:value-type="float">
            <text:p>33</text:p>
          </table:table-cell>
          <table:table-cell table:formula="of:=MOD([.C913];85)" office:value-type="float" office:value="48" calcext:value-type="float">
            <text:p>48</text:p>
          </table:table-cell>
          <table:table-cell table:formula="of:=COM.MICROSOFT.CONCAT(MID(&quot;0123456789ABCDEFGHJKLMNPQRSTUVWXYZabcdefghijklmnpqrstuvwxyz!#$%&amp;()*+-;&lt;=&gt;?@^_{}[]/\:&quot;&quot;&quot;&quot;&quot;;[.D913]+1;1);MID(&quot;0123456789ABCDEFGHJKLMNPQRSTUVWXYZabcdefghijklmnpqrstuvwxyz!#$%&amp;()*+-;&lt;=&gt;?@^_{}[]/\:&quot;&quot;&quot;&quot;&quot;;[.E913]+1;1);MID(&quot;0123456789ABCDEFGHJKLMNPQRSTUVWXYZabcdefghijklmnpqrstuvwxyz!#$%&amp;()*+-;&lt;=&gt;?@^_{}[]/\:&quot;&quot;&quot;&quot;&quot;;[.F913]+1;1);MID(&quot;0123456789ABCDEFGHJKLMNPQRSTUVWXYZabcdefghijklmnpqrstuvwxyz!#$%&amp;()*+-;&lt;=&gt;?@^_{}[]/\:&quot;&quot;&quot;&quot;&quot;;[.G913]+1;1))" office:value-type="string" office:string-value="r3Zp" calcext:value-type="string">
            <text:p>r3Z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c05a11264c74a65b7e1aceff1e6de4cdc7467178976f6f9a97ab536a3d478c4</text:p>
          </table:table-cell>
          <table:table-cell table:formula="of:=HEX2DEC(MID([.A914];1;8))+HEX2DEC(MID([.A914];9;8))+HEX2DEC(MID([.A914];17;8))+HEX2DEC(MID([.A914];25;8))+HEX2DEC(MID([.A914];33;8))+HEX2DEC(MID([.A914];41;8))+HEX2DEC(MID([.A914];49;8))+HEX2DEC(MID([.A914];57;8))" office:value-type="float" office:value="21706572476" calcext:value-type="float">
            <text:p>21706572476</text:p>
          </table:table-cell>
          <table:table-cell table:formula="of:= MOD([.B914];85^4)" office:value-type="float" office:value="43313101" calcext:value-type="float">
            <text:p>43313101</text:p>
          </table:table-cell>
          <table:table-cell table:formula="of:=MOD(((((([.C914]-[.G914])/85)-[.F914])/85)-[.E914])/85;85)" office:value-type="float" office:value="70" calcext:value-type="float">
            <text:p>70</text:p>
          </table:table-cell>
          <table:table-cell table:formula="of:=MOD(((([.C914]-[.G914])/85)-[.F914])/85;85)" office:value-type="float" office:value="44" calcext:value-type="float">
            <text:p>44</text:p>
          </table:table-cell>
          <table:table-cell table:formula="of:=MOD(([.C914]-[.G914])/85;85)" office:value-type="float" office:value="75" calcext:value-type="float">
            <text:p>75</text:p>
          </table:table-cell>
          <table:table-cell table:formula="of:=MOD([.C914];85)" office:value-type="float" office:value="76" calcext:value-type="float">
            <text:p>76</text:p>
          </table:table-cell>
          <table:table-cell table:formula="of:=COM.MICROSOFT.CONCAT(MID(&quot;0123456789ABCDEFGHJKLMNPQRSTUVWXYZabcdefghijklmnpqrstuvwxyz!#$%&amp;()*+-;&lt;=&gt;?@^_{}[]/\:&quot;&quot;&quot;&quot;&quot;;[.D914]+1;1);MID(&quot;0123456789ABCDEFGHJKLMNPQRSTUVWXYZabcdefghijklmnpqrstuvwxyz!#$%&amp;()*+-;&lt;=&gt;?@^_{}[]/\:&quot;&quot;&quot;&quot;&quot;;[.E914]+1;1);MID(&quot;0123456789ABCDEFGHJKLMNPQRSTUVWXYZabcdefghijklmnpqrstuvwxyz!#$%&amp;()*+-;&lt;=&gt;?@^_{}[]/\:&quot;&quot;&quot;&quot;&quot;;[.F914]+1;1);MID(&quot;0123456789ABCDEFGHJKLMNPQRSTUVWXYZabcdefghijklmnpqrstuvwxyz!#$%&amp;()*+-;&lt;=&gt;?@^_{}[]/\:&quot;&quot;&quot;&quot;&quot;;[.G914]+1;1))" office:value-type="string" office:string-value="&lt;k^_" calcext:value-type="string">
            <text:p>&lt;k^_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cf73f9092973d569ec1ee503c47b72f886fd96f0dd68d693ec47eba43d91713</text:p>
          </table:table-cell>
          <table:table-cell table:formula="of:=HEX2DEC(MID([.A915];1;8))+HEX2DEC(MID([.A915];9;8))+HEX2DEC(MID([.A915];17;8))+HEX2DEC(MID([.A915];25;8))+HEX2DEC(MID([.A915];33;8))+HEX2DEC(MID([.A915];41;8))+HEX2DEC(MID([.A915];49;8))+HEX2DEC(MID([.A915];57;8))" office:value-type="float" office:value="13211803402" calcext:value-type="float">
            <text:p>13211803402</text:p>
          </table:table-cell>
          <table:table-cell table:formula="of:= MOD([.B915];85^4)" office:value-type="float" office:value="5045277" calcext:value-type="float">
            <text:p>5045277</text:p>
          </table:table-cell>
          <table:table-cell table:formula="of:=MOD(((((([.C915]-[.G915])/85)-[.F915])/85)-[.E915])/85;85)" office:value-type="float" office:value="8" calcext:value-type="float">
            <text:p>8</text:p>
          </table:table-cell>
          <table:table-cell table:formula="of:=MOD(((([.C915]-[.G915])/85)-[.F915])/85;85)" office:value-type="float" office:value="18" calcext:value-type="float">
            <text:p>18</text:p>
          </table:table-cell>
          <table:table-cell table:formula="of:=MOD(([.C915]-[.G915])/85;85)" office:value-type="float" office:value="26" calcext:value-type="float">
            <text:p>26</text:p>
          </table:table-cell>
          <table:table-cell table:formula="of:=MOD([.C915];85)" office:value-type="float" office:value="17" calcext:value-type="float">
            <text:p>17</text:p>
          </table:table-cell>
          <table:table-cell table:formula="of:=COM.MICROSOFT.CONCAT(MID(&quot;0123456789ABCDEFGHJKLMNPQRSTUVWXYZabcdefghijklmnpqrstuvwxyz!#$%&amp;()*+-;&lt;=&gt;?@^_{}[]/\:&quot;&quot;&quot;&quot;&quot;;[.D915]+1;1);MID(&quot;0123456789ABCDEFGHJKLMNPQRSTUVWXYZabcdefghijklmnpqrstuvwxyz!#$%&amp;()*+-;&lt;=&gt;?@^_{}[]/\:&quot;&quot;&quot;&quot;&quot;;[.E915]+1;1);MID(&quot;0123456789ABCDEFGHJKLMNPQRSTUVWXYZabcdefghijklmnpqrstuvwxyz!#$%&amp;()*+-;&lt;=&gt;?@^_{}[]/\:&quot;&quot;&quot;&quot;&quot;;[.F915]+1;1);MID(&quot;0123456789ABCDEFGHJKLMNPQRSTUVWXYZabcdefghijklmnpqrstuvwxyz!#$%&amp;()*+-;&lt;=&gt;?@^_{}[]/\:&quot;&quot;&quot;&quot;&quot;;[.G915]+1;1))" office:value-type="string" office:string-value="8JSH" calcext:value-type="string">
            <text:p>8JS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f7d819f4052ab692d86a80a3ceb4dbbd92117d1a92585a8aae6205e5d0c5e27</text:p>
          </table:table-cell>
          <table:table-cell table:formula="of:=HEX2DEC(MID([.A916];1;8))+HEX2DEC(MID([.A916];9;8))+HEX2DEC(MID([.A916];17;8))+HEX2DEC(MID([.A916];25;8))+HEX2DEC(MID([.A916];33;8))+HEX2DEC(MID([.A916];41;8))+HEX2DEC(MID([.A916];49;8))+HEX2DEC(MID([.A916];57;8))" office:value-type="float" office:value="18060361419" calcext:value-type="float">
            <text:p>18060361419</text:p>
          </table:table-cell>
          <table:table-cell table:formula="of:= MOD([.B916];85^4)" office:value-type="float" office:value="51145794" calcext:value-type="float">
            <text:p>51145794</text:p>
          </table:table-cell>
          <table:table-cell table:formula="of:=MOD(((((([.C916]-[.G916])/85)-[.F916])/85)-[.E916])/85;85)" office:value-type="float" office:value="83" calcext:value-type="float">
            <text:p>83</text:p>
          </table:table-cell>
          <table:table-cell table:formula="of:=MOD(((([.C916]-[.G916])/85)-[.F916])/85;85)" office:value-type="float" office:value="24" calcext:value-type="float">
            <text:p>24</text:p>
          </table:table-cell>
          <table:table-cell table:formula="of:=MOD(([.C916]-[.G916])/85;85)" office:value-type="float" office:value="0" calcext:value-type="float">
            <text:p>0</text:p>
          </table:table-cell>
          <table:table-cell table:formula="of:=MOD([.C916];85)" office:value-type="float" office:value="19" calcext:value-type="float">
            <text:p>19</text:p>
          </table:table-cell>
          <table:table-cell table:formula="of:=COM.MICROSOFT.CONCAT(MID(&quot;0123456789ABCDEFGHJKLMNPQRSTUVWXYZabcdefghijklmnpqrstuvwxyz!#$%&amp;()*+-;&lt;=&gt;?@^_{}[]/\:&quot;&quot;&quot;&quot;&quot;;[.D916]+1;1);MID(&quot;0123456789ABCDEFGHJKLMNPQRSTUVWXYZabcdefghijklmnpqrstuvwxyz!#$%&amp;()*+-;&lt;=&gt;?@^_{}[]/\:&quot;&quot;&quot;&quot;&quot;;[.E916]+1;1);MID(&quot;0123456789ABCDEFGHJKLMNPQRSTUVWXYZabcdefghijklmnpqrstuvwxyz!#$%&amp;()*+-;&lt;=&gt;?@^_{}[]/\:&quot;&quot;&quot;&quot;&quot;;[.F916]+1;1);MID(&quot;0123456789ABCDEFGHJKLMNPQRSTUVWXYZabcdefghijklmnpqrstuvwxyz!#$%&amp;()*+-;&lt;=&gt;?@^_{}[]/\:&quot;&quot;&quot;&quot;&quot;;[.G916]+1;1))" office:value-type="string" office:string-value=":Q0K" calcext:value-type="string">
            <text:p>:Q0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5cbc212419376c042a467d4ce316f92d931f32863d05ee2dc9a18ee6df8a5ec</text:p>
          </table:table-cell>
          <table:table-cell table:formula="of:=HEX2DEC(MID([.A917];1;8))+HEX2DEC(MID([.A917];9;8))+HEX2DEC(MID([.A917];17;8))+HEX2DEC(MID([.A917];25;8))+HEX2DEC(MID([.A917];33;8))+HEX2DEC(MID([.A917];41;8))+HEX2DEC(MID([.A917];49;8))+HEX2DEC(MID([.A917];57;8))" office:value-type="float" office:value="18518515996" calcext:value-type="float">
            <text:p>18518515996</text:p>
          </table:table-cell>
          <table:table-cell table:formula="of:= MOD([.B917];85^4)" office:value-type="float" office:value="39494746" calcext:value-type="float">
            <text:p>39494746</text:p>
          </table:table-cell>
          <table:table-cell table:formula="of:=MOD(((((([.C917]-[.G917])/85)-[.F917])/85)-[.E917])/85;85)" office:value-type="float" office:value="64" calcext:value-type="float">
            <text:p>64</text:p>
          </table:table-cell>
          <table:table-cell table:formula="of:=MOD(((([.C917]-[.G917])/85)-[.F917])/85;85)" office:value-type="float" office:value="26" calcext:value-type="float">
            <text:p>26</text:p>
          </table:table-cell>
          <table:table-cell table:formula="of:=MOD(([.C917]-[.G917])/85;85)" office:value-type="float" office:value="34" calcext:value-type="float">
            <text:p>34</text:p>
          </table:table-cell>
          <table:table-cell table:formula="of:=MOD([.C917];85)" office:value-type="float" office:value="6" calcext:value-type="float">
            <text:p>6</text:p>
          </table:table-cell>
          <table:table-cell table:formula="of:=COM.MICROSOFT.CONCAT(MID(&quot;0123456789ABCDEFGHJKLMNPQRSTUVWXYZabcdefghijklmnpqrstuvwxyz!#$%&amp;()*+-;&lt;=&gt;?@^_{}[]/\:&quot;&quot;&quot;&quot;&quot;;[.D917]+1;1);MID(&quot;0123456789ABCDEFGHJKLMNPQRSTUVWXYZabcdefghijklmnpqrstuvwxyz!#$%&amp;()*+-;&lt;=&gt;?@^_{}[]/\:&quot;&quot;&quot;&quot;&quot;;[.E917]+1;1);MID(&quot;0123456789ABCDEFGHJKLMNPQRSTUVWXYZabcdefghijklmnpqrstuvwxyz!#$%&amp;()*+-;&lt;=&gt;?@^_{}[]/\:&quot;&quot;&quot;&quot;&quot;;[.F917]+1;1);MID(&quot;0123456789ABCDEFGHJKLMNPQRSTUVWXYZabcdefghijklmnpqrstuvwxyz!#$%&amp;()*+-;&lt;=&gt;?@^_{}[]/\:&quot;&quot;&quot;&quot;&quot;;[.G917]+1;1))" office:value-type="string" office:string-value="(Sa6" calcext:value-type="string">
            <text:p>(Sa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dac334cf325e506d4304baaf990f2b52e7e4f5c21388e3f1bcad89b9aa830c8</text:p>
          </table:table-cell>
          <table:table-cell table:formula="of:=HEX2DEC(MID([.A918];1;8))+HEX2DEC(MID([.A918];9;8))+HEX2DEC(MID([.A918];17;8))+HEX2DEC(MID([.A918];25;8))+HEX2DEC(MID([.A918];33;8))+HEX2DEC(MID([.A918];41;8))+HEX2DEC(MID([.A918];49;8))+HEX2DEC(MID([.A918];57;8))" office:value-type="float" office:value="17796251055" calcext:value-type="float">
            <text:p>17796251055</text:p>
          </table:table-cell>
          <table:table-cell table:formula="of:= MOD([.B918];85^4)" office:value-type="float" office:value="48038555" calcext:value-type="float">
            <text:p>48038555</text:p>
          </table:table-cell>
          <table:table-cell table:formula="of:=MOD(((((([.C918]-[.G918])/85)-[.F918])/85)-[.E918])/85;85)" office:value-type="float" office:value="78" calcext:value-type="float">
            <text:p>78</text:p>
          </table:table-cell>
          <table:table-cell table:formula="of:=MOD(((([.C918]-[.G918])/85)-[.F918])/85;85)" office:value-type="float" office:value="18" calcext:value-type="float">
            <text:p>18</text:p>
          </table:table-cell>
          <table:table-cell table:formula="of:=MOD(([.C918]-[.G918])/85;85)" office:value-type="float" office:value="79" calcext:value-type="float">
            <text:p>79</text:p>
          </table:table-cell>
          <table:table-cell table:formula="of:=MOD([.C918];85)" office:value-type="float" office:value="40" calcext:value-type="float">
            <text:p>40</text:p>
          </table:table-cell>
          <table:table-cell table:formula="of:=COM.MICROSOFT.CONCAT(MID(&quot;0123456789ABCDEFGHJKLMNPQRSTUVWXYZabcdefghijklmnpqrstuvwxyz!#$%&amp;()*+-;&lt;=&gt;?@^_{}[]/\:&quot;&quot;&quot;&quot;&quot;;[.D918]+1;1);MID(&quot;0123456789ABCDEFGHJKLMNPQRSTUVWXYZabcdefghijklmnpqrstuvwxyz!#$%&amp;()*+-;&lt;=&gt;?@^_{}[]/\:&quot;&quot;&quot;&quot;&quot;;[.E918]+1;1);MID(&quot;0123456789ABCDEFGHJKLMNPQRSTUVWXYZabcdefghijklmnpqrstuvwxyz!#$%&amp;()*+-;&lt;=&gt;?@^_{}[]/\:&quot;&quot;&quot;&quot;&quot;;[.F918]+1;1);MID(&quot;0123456789ABCDEFGHJKLMNPQRSTUVWXYZabcdefghijklmnpqrstuvwxyz!#$%&amp;()*+-;&lt;=&gt;?@^_{}[]/\:&quot;&quot;&quot;&quot;&quot;;[.G918]+1;1))" office:value-type="string" office:string-value="}J[g" calcext:value-type="string">
            <text:p>}J[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ec71794be7b95e84365384b9f13da60ac3269a0cb74bb3d4ed24e9aabf266d9</text:p>
          </table:table-cell>
          <table:table-cell table:formula="of:=HEX2DEC(MID([.A919];1;8))+HEX2DEC(MID([.A919];9;8))+HEX2DEC(MID([.A919];17;8))+HEX2DEC(MID([.A919];25;8))+HEX2DEC(MID([.A919];33;8))+HEX2DEC(MID([.A919];41;8))+HEX2DEC(MID([.A919];49;8))+HEX2DEC(MID([.A919];57;8))" office:value-type="float" office:value="18021325431" calcext:value-type="float">
            <text:p>18021325431</text:p>
          </table:table-cell>
          <table:table-cell table:formula="of:= MOD([.B919];85^4)" office:value-type="float" office:value="12109806" calcext:value-type="float">
            <text:p>12109806</text:p>
          </table:table-cell>
          <table:table-cell table:formula="of:=MOD(((((([.C919]-[.G919])/85)-[.F919])/85)-[.E919])/85;85)" office:value-type="float" office:value="19" calcext:value-type="float">
            <text:p>19</text:p>
          </table:table-cell>
          <table:table-cell table:formula="of:=MOD(((([.C919]-[.G919])/85)-[.F919])/85;85)" office:value-type="float" office:value="61" calcext:value-type="float">
            <text:p>61</text:p>
          </table:table-cell>
          <table:table-cell table:formula="of:=MOD(([.C919]-[.G919])/85;85)" office:value-type="float" office:value="8" calcext:value-type="float">
            <text:p>8</text:p>
          </table:table-cell>
          <table:table-cell table:formula="of:=MOD([.C919];85)" office:value-type="float" office:value="26" calcext:value-type="float">
            <text:p>26</text:p>
          </table:table-cell>
          <table:table-cell table:formula="of:=COM.MICROSOFT.CONCAT(MID(&quot;0123456789ABCDEFGHJKLMNPQRSTUVWXYZabcdefghijklmnpqrstuvwxyz!#$%&amp;()*+-;&lt;=&gt;?@^_{}[]/\:&quot;&quot;&quot;&quot;&quot;;[.D919]+1;1);MID(&quot;0123456789ABCDEFGHJKLMNPQRSTUVWXYZabcdefghijklmnpqrstuvwxyz!#$%&amp;()*+-;&lt;=&gt;?@^_{}[]/\:&quot;&quot;&quot;&quot;&quot;;[.E919]+1;1);MID(&quot;0123456789ABCDEFGHJKLMNPQRSTUVWXYZabcdefghijklmnpqrstuvwxyz!#$%&amp;()*+-;&lt;=&gt;?@^_{}[]/\:&quot;&quot;&quot;&quot;&quot;;[.F919]+1;1);MID(&quot;0123456789ABCDEFGHJKLMNPQRSTUVWXYZabcdefghijklmnpqrstuvwxyz!#$%&amp;()*+-;&lt;=&gt;?@^_{}[]/\:&quot;&quot;&quot;&quot;&quot;;[.G919]+1;1))" office:value-type="string" office:string-value="K$8S" calcext:value-type="string">
            <text:p>K$8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7d292b72b14921a87980272c2c1a13bd4d7d27d5b6123256989b98de4d0ffd1</text:p>
          </table:table-cell>
          <table:table-cell table:formula="of:=HEX2DEC(MID([.A920];1;8))+HEX2DEC(MID([.A920];9;8))+HEX2DEC(MID([.A920];17;8))+HEX2DEC(MID([.A920];25;8))+HEX2DEC(MID([.A920];33;8))+HEX2DEC(MID([.A920];41;8))+HEX2DEC(MID([.A920];49;8))+HEX2DEC(MID([.A920];57;8))" office:value-type="float" office:value="20868003710" calcext:value-type="float">
            <text:p>20868003710</text:p>
          </table:table-cell>
          <table:table-cell table:formula="of:= MOD([.B920];85^4)" office:value-type="float" office:value="39954335" calcext:value-type="float">
            <text:p>39954335</text:p>
          </table:table-cell>
          <table:table-cell table:formula="of:=MOD(((((([.C920]-[.G920])/85)-[.F920])/85)-[.E920])/85;85)" office:value-type="float" office:value="65" calcext:value-type="float">
            <text:p>65</text:p>
          </table:table-cell>
          <table:table-cell table:formula="of:=MOD(((([.C920]-[.G920])/85)-[.F920])/85;85)" office:value-type="float" office:value="5" calcext:value-type="float">
            <text:p>5</text:p>
          </table:table-cell>
          <table:table-cell table:formula="of:=MOD(([.C920]-[.G920])/85;85)" office:value-type="float" office:value="1" calcext:value-type="float">
            <text:p>1</text:p>
          </table:table-cell>
          <table:table-cell table:formula="of:=MOD([.C920];85)" office:value-type="float" office:value="0" calcext:value-type="float">
            <text:p>0</text:p>
          </table:table-cell>
          <table:table-cell table:formula="of:=COM.MICROSOFT.CONCAT(MID(&quot;0123456789ABCDEFGHJKLMNPQRSTUVWXYZabcdefghijklmnpqrstuvwxyz!#$%&amp;()*+-;&lt;=&gt;?@^_{}[]/\:&quot;&quot;&quot;&quot;&quot;;[.D920]+1;1);MID(&quot;0123456789ABCDEFGHJKLMNPQRSTUVWXYZabcdefghijklmnpqrstuvwxyz!#$%&amp;()*+-;&lt;=&gt;?@^_{}[]/\:&quot;&quot;&quot;&quot;&quot;;[.E920]+1;1);MID(&quot;0123456789ABCDEFGHJKLMNPQRSTUVWXYZabcdefghijklmnpqrstuvwxyz!#$%&amp;()*+-;&lt;=&gt;?@^_{}[]/\:&quot;&quot;&quot;&quot;&quot;;[.F920]+1;1);MID(&quot;0123456789ABCDEFGHJKLMNPQRSTUVWXYZabcdefghijklmnpqrstuvwxyz!#$%&amp;()*+-;&lt;=&gt;?@^_{}[]/\:&quot;&quot;&quot;&quot;&quot;;[.G920]+1;1))" office:value-type="string" office:string-value=")510" calcext:value-type="string">
            <text:p>)5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58db4381961536b87fc18a9e5a2208ef259358865acc0b881d79aa0d8c30da5</text:p>
          </table:table-cell>
          <table:table-cell table:formula="of:=HEX2DEC(MID([.A921];1;8))+HEX2DEC(MID([.A921];9;8))+HEX2DEC(MID([.A921];17;8))+HEX2DEC(MID([.A921];25;8))+HEX2DEC(MID([.A921];33;8))+HEX2DEC(MID([.A921];41;8))+HEX2DEC(MID([.A921];49;8))+HEX2DEC(MID([.A921];57;8))" office:value-type="float" office:value="22266371935" calcext:value-type="float">
            <text:p>22266371935</text:p>
          </table:table-cell>
          <table:table-cell table:formula="of:= MOD([.B921];85^4)" office:value-type="float" office:value="28905685" calcext:value-type="float">
            <text:p>28905685</text:p>
          </table:table-cell>
          <table:table-cell table:formula="of:=MOD(((((([.C921]-[.G921])/85)-[.F921])/85)-[.E921])/85;85)" office:value-type="float" office:value="47" calcext:value-type="float">
            <text:p>47</text:p>
          </table:table-cell>
          <table:table-cell table:formula="of:=MOD(((([.C921]-[.G921])/85)-[.F921])/85;85)" office:value-type="float" office:value="5" calcext:value-type="float">
            <text:p>5</text:p>
          </table:table-cell>
          <table:table-cell table:formula="of:=MOD(([.C921]-[.G921])/85;85)" office:value-type="float" office:value="66" calcext:value-type="float">
            <text:p>66</text:p>
          </table:table-cell>
          <table:table-cell table:formula="of:=MOD([.C921];85)" office:value-type="float" office:value="75" calcext:value-type="float">
            <text:p>75</text:p>
          </table:table-cell>
          <table:table-cell table:formula="of:=COM.MICROSOFT.CONCAT(MID(&quot;0123456789ABCDEFGHJKLMNPQRSTUVWXYZabcdefghijklmnpqrstuvwxyz!#$%&amp;()*+-;&lt;=&gt;?@^_{}[]/\:&quot;&quot;&quot;&quot;&quot;;[.D921]+1;1);MID(&quot;0123456789ABCDEFGHJKLMNPQRSTUVWXYZabcdefghijklmnpqrstuvwxyz!#$%&amp;()*+-;&lt;=&gt;?@^_{}[]/\:&quot;&quot;&quot;&quot;&quot;;[.E921]+1;1);MID(&quot;0123456789ABCDEFGHJKLMNPQRSTUVWXYZabcdefghijklmnpqrstuvwxyz!#$%&amp;()*+-;&lt;=&gt;?@^_{}[]/\:&quot;&quot;&quot;&quot;&quot;;[.F921]+1;1);MID(&quot;0123456789ABCDEFGHJKLMNPQRSTUVWXYZabcdefghijklmnpqrstuvwxyz!#$%&amp;()*+-;&lt;=&gt;?@^_{}[]/\:&quot;&quot;&quot;&quot;&quot;;[.G921]+1;1))" office:value-type="string" office:string-value="n5*^" calcext:value-type="string">
            <text:p>n5*^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9940468bf18608df53e6a8b660ddd0e14140b2c3e038d2f1b47c60a8d61f41a</text:p>
          </table:table-cell>
          <table:table-cell table:formula="of:=HEX2DEC(MID([.A922];1;8))+HEX2DEC(MID([.A922];9;8))+HEX2DEC(MID([.A922];17;8))+HEX2DEC(MID([.A922];25;8))+HEX2DEC(MID([.A922];33;8))+HEX2DEC(MID([.A922];41;8))+HEX2DEC(MID([.A922];49;8))+HEX2DEC(MID([.A922];57;8))" office:value-type="float" office:value="17158504205" calcext:value-type="float">
            <text:p>17158504205</text:p>
          </table:table-cell>
          <table:table-cell table:formula="of:= MOD([.B922];85^4)" office:value-type="float" office:value="36699205" calcext:value-type="float">
            <text:p>36699205</text:p>
          </table:table-cell>
          <table:table-cell table:formula="of:=MOD(((((([.C922]-[.G922])/85)-[.F922])/85)-[.E922])/85;85)" office:value-type="float" office:value="59" calcext:value-type="float">
            <text:p>59</text:p>
          </table:table-cell>
          <table:table-cell table:formula="of:=MOD(((([.C922]-[.G922])/85)-[.F922])/85;85)" office:value-type="float" office:value="64" calcext:value-type="float">
            <text:p>64</text:p>
          </table:table-cell>
          <table:table-cell table:formula="of:=MOD(([.C922]-[.G922])/85;85)" office:value-type="float" office:value="40" calcext:value-type="float">
            <text:p>40</text:p>
          </table:table-cell>
          <table:table-cell table:formula="of:=MOD([.C922];85)" office:value-type="float" office:value="30" calcext:value-type="float">
            <text:p>30</text:p>
          </table:table-cell>
          <table:table-cell table:formula="of:=COM.MICROSOFT.CONCAT(MID(&quot;0123456789ABCDEFGHJKLMNPQRSTUVWXYZabcdefghijklmnpqrstuvwxyz!#$%&amp;()*+-;&lt;=&gt;?@^_{}[]/\:&quot;&quot;&quot;&quot;&quot;;[.D922]+1;1);MID(&quot;0123456789ABCDEFGHJKLMNPQRSTUVWXYZabcdefghijklmnpqrstuvwxyz!#$%&amp;()*+-;&lt;=&gt;?@^_{}[]/\:&quot;&quot;&quot;&quot;&quot;;[.E922]+1;1);MID(&quot;0123456789ABCDEFGHJKLMNPQRSTUVWXYZabcdefghijklmnpqrstuvwxyz!#$%&amp;()*+-;&lt;=&gt;?@^_{}[]/\:&quot;&quot;&quot;&quot;&quot;;[.F922]+1;1);MID(&quot;0123456789ABCDEFGHJKLMNPQRSTUVWXYZabcdefghijklmnpqrstuvwxyz!#$%&amp;()*+-;&lt;=&gt;?@^_{}[]/\:&quot;&quot;&quot;&quot;&quot;;[.G922]+1;1))" office:value-type="string" office:string-value="!(gW" calcext:value-type="string">
            <text:p>!(g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c38fc2d4a08dca2f6f2b0b8ca6fc35aa38f5bc3d82ca22df8a9eee6705e8de4</text:p>
          </table:table-cell>
          <table:table-cell table:formula="of:=HEX2DEC(MID([.A923];1;8))+HEX2DEC(MID([.A923];9;8))+HEX2DEC(MID([.A923];17;8))+HEX2DEC(MID([.A923];25;8))+HEX2DEC(MID([.A923];33;8))+HEX2DEC(MID([.A923];41;8))+HEX2DEC(MID([.A923];49;8))+HEX2DEC(MID([.A923];57;8))" office:value-type="float" office:value="24635819931" calcext:value-type="float">
            <text:p>24635819931</text:p>
          </table:table-cell>
          <table:table-cell table:formula="of:= MOD([.B923];85^4)" office:value-type="float" office:value="49325556" calcext:value-type="float">
            <text:p>49325556</text:p>
          </table:table-cell>
          <table:table-cell table:formula="of:=MOD(((((([.C923]-[.G923])/85)-[.F923])/85)-[.E923])/85;85)" office:value-type="float" office:value="80" calcext:value-type="float">
            <text:p>80</text:p>
          </table:table-cell>
          <table:table-cell table:formula="of:=MOD(((([.C923]-[.G923])/85)-[.F923])/85;85)" office:value-type="float" office:value="27" calcext:value-type="float">
            <text:p>27</text:p>
          </table:table-cell>
          <table:table-cell table:formula="of:=MOD(([.C923]-[.G923])/85;85)" office:value-type="float" office:value="5" calcext:value-type="float">
            <text:p>5</text:p>
          </table:table-cell>
          <table:table-cell table:formula="of:=MOD([.C923];85)" office:value-type="float" office:value="56" calcext:value-type="float">
            <text:p>56</text:p>
          </table:table-cell>
          <table:table-cell table:formula="of:=COM.MICROSOFT.CONCAT(MID(&quot;0123456789ABCDEFGHJKLMNPQRSTUVWXYZabcdefghijklmnpqrstuvwxyz!#$%&amp;()*+-;&lt;=&gt;?@^_{}[]/\:&quot;&quot;&quot;&quot;&quot;;[.D923]+1;1);MID(&quot;0123456789ABCDEFGHJKLMNPQRSTUVWXYZabcdefghijklmnpqrstuvwxyz!#$%&amp;()*+-;&lt;=&gt;?@^_{}[]/\:&quot;&quot;&quot;&quot;&quot;;[.E923]+1;1);MID(&quot;0123456789ABCDEFGHJKLMNPQRSTUVWXYZabcdefghijklmnpqrstuvwxyz!#$%&amp;()*+-;&lt;=&gt;?@^_{}[]/\:&quot;&quot;&quot;&quot;&quot;;[.F923]+1;1);MID(&quot;0123456789ABCDEFGHJKLMNPQRSTUVWXYZabcdefghijklmnpqrstuvwxyz!#$%&amp;()*+-;&lt;=&gt;?@^_{}[]/\:&quot;&quot;&quot;&quot;&quot;;[.G923]+1;1))" office:value-type="string" office:string-value="]T5x" calcext:value-type="string">
            <text:p>]T5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eba8f3814d9328e97b6dcaa28ed4728d65fe79746f0ef9b2c9a9ae876e88792</text:p>
          </table:table-cell>
          <table:table-cell table:formula="of:=HEX2DEC(MID([.A924];1;8))+HEX2DEC(MID([.A924];9;8))+HEX2DEC(MID([.A924];17;8))+HEX2DEC(MID([.A924];25;8))+HEX2DEC(MID([.A924];33;8))+HEX2DEC(MID([.A924];41;8))+HEX2DEC(MID([.A924];49;8))+HEX2DEC(MID([.A924];57;8))" office:value-type="float" office:value="11895824196" calcext:value-type="float">
            <text:p>11895824196</text:p>
          </table:table-cell>
          <table:table-cell table:formula="of:= MOD([.B924];85^4)" office:value-type="float" office:value="46282321" calcext:value-type="float">
            <text:p>46282321</text:p>
          </table:table-cell>
          <table:table-cell table:formula="of:=MOD(((((([.C924]-[.G924])/85)-[.F924])/85)-[.E924])/85;85)" office:value-type="float" office:value="75" calcext:value-type="float">
            <text:p>75</text:p>
          </table:table-cell>
          <table:table-cell table:formula="of:=MOD(((([.C924]-[.G924])/85)-[.F924])/85;85)" office:value-type="float" office:value="30" calcext:value-type="float">
            <text:p>30</text:p>
          </table:table-cell>
          <table:table-cell table:formula="of:=MOD(([.C924]-[.G924])/85;85)" office:value-type="float" office:value="72" calcext:value-type="float">
            <text:p>72</text:p>
          </table:table-cell>
          <table:table-cell table:formula="of:=MOD([.C924];85)" office:value-type="float" office:value="76" calcext:value-type="float">
            <text:p>76</text:p>
          </table:table-cell>
          <table:table-cell table:formula="of:=COM.MICROSOFT.CONCAT(MID(&quot;0123456789ABCDEFGHJKLMNPQRSTUVWXYZabcdefghijklmnpqrstuvwxyz!#$%&amp;()*+-;&lt;=&gt;?@^_{}[]/\:&quot;&quot;&quot;&quot;&quot;;[.D924]+1;1);MID(&quot;0123456789ABCDEFGHJKLMNPQRSTUVWXYZabcdefghijklmnpqrstuvwxyz!#$%&amp;()*+-;&lt;=&gt;?@^_{}[]/\:&quot;&quot;&quot;&quot;&quot;;[.E924]+1;1);MID(&quot;0123456789ABCDEFGHJKLMNPQRSTUVWXYZabcdefghijklmnpqrstuvwxyz!#$%&amp;()*+-;&lt;=&gt;?@^_{}[]/\:&quot;&quot;&quot;&quot;&quot;;[.F924]+1;1);MID(&quot;0123456789ABCDEFGHJKLMNPQRSTUVWXYZabcdefghijklmnpqrstuvwxyz!#$%&amp;()*+-;&lt;=&gt;?@^_{}[]/\:&quot;&quot;&quot;&quot;&quot;;[.G924]+1;1))" office:value-type="string" office:string-value="^W&gt;_" calcext:value-type="string">
            <text:p>^W&gt;_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e7910d73a23ccc61cc89fe08e6c36844844ac7f90683747bcf2153186819cb</text:p>
          </table:table-cell>
          <table:table-cell table:formula="of:=HEX2DEC(MID([.A925];1;8))+HEX2DEC(MID([.A925];9;8))+HEX2DEC(MID([.A925];17;8))+HEX2DEC(MID([.A925];25;8))+HEX2DEC(MID([.A925];33;8))+HEX2DEC(MID([.A925];41;8))+HEX2DEC(MID([.A925];49;8))+HEX2DEC(MID([.A925];57;8))" office:value-type="float" office:value="15753749656" calcext:value-type="float">
            <text:p>15753749656</text:p>
          </table:table-cell>
          <table:table-cell table:formula="of:= MOD([.B925];85^4)" office:value-type="float" office:value="41361531" calcext:value-type="float">
            <text:p>41361531</text:p>
          </table:table-cell>
          <table:table-cell table:formula="of:=MOD(((((([.C925]-[.G925])/85)-[.F925])/85)-[.E925])/85;85)" office:value-type="float" office:value="67" calcext:value-type="float">
            <text:p>67</text:p>
          </table:table-cell>
          <table:table-cell table:formula="of:=MOD(((([.C925]-[.G925])/85)-[.F925])/85;85)" office:value-type="float" office:value="29" calcext:value-type="float">
            <text:p>29</text:p>
          </table:table-cell>
          <table:table-cell table:formula="of:=MOD(([.C925]-[.G925])/85;85)" office:value-type="float" office:value="66" calcext:value-type="float">
            <text:p>66</text:p>
          </table:table-cell>
          <table:table-cell table:formula="of:=MOD([.C925];85)" office:value-type="float" office:value="21" calcext:value-type="float">
            <text:p>21</text:p>
          </table:table-cell>
          <table:table-cell table:formula="of:=COM.MICROSOFT.CONCAT(MID(&quot;0123456789ABCDEFGHJKLMNPQRSTUVWXYZabcdefghijklmnpqrstuvwxyz!#$%&amp;()*+-;&lt;=&gt;?@^_{}[]/\:&quot;&quot;&quot;&quot;&quot;;[.D925]+1;1);MID(&quot;0123456789ABCDEFGHJKLMNPQRSTUVWXYZabcdefghijklmnpqrstuvwxyz!#$%&amp;()*+-;&lt;=&gt;?@^_{}[]/\:&quot;&quot;&quot;&quot;&quot;;[.E925]+1;1);MID(&quot;0123456789ABCDEFGHJKLMNPQRSTUVWXYZabcdefghijklmnpqrstuvwxyz!#$%&amp;()*+-;&lt;=&gt;?@^_{}[]/\:&quot;&quot;&quot;&quot;&quot;;[.F925]+1;1);MID(&quot;0123456789ABCDEFGHJKLMNPQRSTUVWXYZabcdefghijklmnpqrstuvwxyz!#$%&amp;()*+-;&lt;=&gt;?@^_{}[]/\:&quot;&quot;&quot;&quot;&quot;;[.G925]+1;1))" office:value-type="string" office:string-value="+V*M" calcext:value-type="string">
            <text:p>+V*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279c51234e990e9d56b5fb170243ace63a61ca401a11342e4277eb91b409d69</text:p>
          </table:table-cell>
          <table:table-cell table:formula="of:=HEX2DEC(MID([.A926];1;8))+HEX2DEC(MID([.A926];9;8))+HEX2DEC(MID([.A926];17;8))+HEX2DEC(MID([.A926];25;8))+HEX2DEC(MID([.A926];33;8))+HEX2DEC(MID([.A926];41;8))+HEX2DEC(MID([.A926];49;8))+HEX2DEC(MID([.A926];57;8))" office:value-type="float" office:value="15865101442" calcext:value-type="float">
            <text:p>15865101442</text:p>
          </table:table-cell>
          <table:table-cell table:formula="of:= MOD([.B926];85^4)" office:value-type="float" office:value="48312067" calcext:value-type="float">
            <text:p>48312067</text:p>
          </table:table-cell>
          <table:table-cell table:formula="of:=MOD(((((([.C926]-[.G926])/85)-[.F926])/85)-[.E926])/85;85)" office:value-type="float" office:value="78" calcext:value-type="float">
            <text:p>78</text:p>
          </table:table-cell>
          <table:table-cell table:formula="of:=MOD(((([.C926]-[.G926])/85)-[.F926])/85;85)" office:value-type="float" office:value="56" calcext:value-type="float">
            <text:p>56</text:p>
          </table:table-cell>
          <table:table-cell table:formula="of:=MOD(([.C926]-[.G926])/85;85)" office:value-type="float" office:value="67" calcext:value-type="float">
            <text:p>67</text:p>
          </table:table-cell>
          <table:table-cell table:formula="of:=MOD([.C926];85)" office:value-type="float" office:value="22" calcext:value-type="float">
            <text:p>22</text:p>
          </table:table-cell>
          <table:table-cell table:formula="of:=COM.MICROSOFT.CONCAT(MID(&quot;0123456789ABCDEFGHJKLMNPQRSTUVWXYZabcdefghijklmnpqrstuvwxyz!#$%&amp;()*+-;&lt;=&gt;?@^_{}[]/\:&quot;&quot;&quot;&quot;&quot;;[.D926]+1;1);MID(&quot;0123456789ABCDEFGHJKLMNPQRSTUVWXYZabcdefghijklmnpqrstuvwxyz!#$%&amp;()*+-;&lt;=&gt;?@^_{}[]/\:&quot;&quot;&quot;&quot;&quot;;[.E926]+1;1);MID(&quot;0123456789ABCDEFGHJKLMNPQRSTUVWXYZabcdefghijklmnpqrstuvwxyz!#$%&amp;()*+-;&lt;=&gt;?@^_{}[]/\:&quot;&quot;&quot;&quot;&quot;;[.F926]+1;1);MID(&quot;0123456789ABCDEFGHJKLMNPQRSTUVWXYZabcdefghijklmnpqrstuvwxyz!#$%&amp;()*+-;&lt;=&gt;?@^_{}[]/\:&quot;&quot;&quot;&quot;&quot;;[.G926]+1;1))" office:value-type="string" office:string-value="}x+N" calcext:value-type="string">
            <text:p>}x+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6d89bcc46ed3bd2db9661fba091edeaa897e8bd53bebd37299fbc7db4686384</text:p>
          </table:table-cell>
          <table:table-cell table:formula="of:=HEX2DEC(MID([.A927];1;8))+HEX2DEC(MID([.A927];9;8))+HEX2DEC(MID([.A927];17;8))+HEX2DEC(MID([.A927];25;8))+HEX2DEC(MID([.A927];33;8))+HEX2DEC(MID([.A927];41;8))+HEX2DEC(MID([.A927];49;8))+HEX2DEC(MID([.A927];57;8))" office:value-type="float" office:value="15909842296" calcext:value-type="float">
            <text:p>15909842296</text:p>
          </table:table-cell>
          <table:table-cell table:formula="of:= MOD([.B927];85^4)" office:value-type="float" office:value="40852296" calcext:value-type="float">
            <text:p>40852296</text:p>
          </table:table-cell>
          <table:table-cell table:formula="of:=MOD(((((([.C927]-[.G927])/85)-[.F927])/85)-[.E927])/85;85)" office:value-type="float" office:value="66" calcext:value-type="float">
            <text:p>66</text:p>
          </table:table-cell>
          <table:table-cell table:formula="of:=MOD(((([.C927]-[.G927])/85)-[.F927])/85;85)" office:value-type="float" office:value="44" calcext:value-type="float">
            <text:p>44</text:p>
          </table:table-cell>
          <table:table-cell table:formula="of:=MOD(([.C927]-[.G927])/85;85)" office:value-type="float" office:value="25" calcext:value-type="float">
            <text:p>25</text:p>
          </table:table-cell>
          <table:table-cell table:formula="of:=MOD([.C927];85)" office:value-type="float" office:value="21" calcext:value-type="float">
            <text:p>21</text:p>
          </table:table-cell>
          <table:table-cell table:formula="of:=COM.MICROSOFT.CONCAT(MID(&quot;0123456789ABCDEFGHJKLMNPQRSTUVWXYZabcdefghijklmnpqrstuvwxyz!#$%&amp;()*+-;&lt;=&gt;?@^_{}[]/\:&quot;&quot;&quot;&quot;&quot;;[.D927]+1;1);MID(&quot;0123456789ABCDEFGHJKLMNPQRSTUVWXYZabcdefghijklmnpqrstuvwxyz!#$%&amp;()*+-;&lt;=&gt;?@^_{}[]/\:&quot;&quot;&quot;&quot;&quot;;[.E927]+1;1);MID(&quot;0123456789ABCDEFGHJKLMNPQRSTUVWXYZabcdefghijklmnpqrstuvwxyz!#$%&amp;()*+-;&lt;=&gt;?@^_{}[]/\:&quot;&quot;&quot;&quot;&quot;;[.F927]+1;1);MID(&quot;0123456789ABCDEFGHJKLMNPQRSTUVWXYZabcdefghijklmnpqrstuvwxyz!#$%&amp;()*+-;&lt;=&gt;?@^_{}[]/\:&quot;&quot;&quot;&quot;&quot;;[.G927]+1;1))" office:value-type="string" office:string-value="*kRM" calcext:value-type="string">
            <text:p>*kR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fc50863286fe7f295042379d99ff3f8747138035c8a9dd724bab03ffb58665e</text:p>
          </table:table-cell>
          <table:table-cell table:formula="of:=HEX2DEC(MID([.A928];1;8))+HEX2DEC(MID([.A928];9;8))+HEX2DEC(MID([.A928];17;8))+HEX2DEC(MID([.A928];25;8))+HEX2DEC(MID([.A928];33;8))+HEX2DEC(MID([.A928];41;8))+HEX2DEC(MID([.A928];49;8))+HEX2DEC(MID([.A928];57;8))" office:value-type="float" office:value="16507204669" calcext:value-type="float">
            <text:p>16507204669</text:p>
          </table:table-cell>
          <table:table-cell table:formula="of:= MOD([.B928];85^4)" office:value-type="float" office:value="11807169" calcext:value-type="float">
            <text:p>11807169</text:p>
          </table:table-cell>
          <table:table-cell table:formula="of:=MOD(((((([.C928]-[.G928])/85)-[.F928])/85)-[.E928])/85;85)" office:value-type="float" office:value="19" calcext:value-type="float">
            <text:p>19</text:p>
          </table:table-cell>
          <table:table-cell table:formula="of:=MOD(((([.C928]-[.G928])/85)-[.F928])/85;85)" office:value-type="float" office:value="19" calcext:value-type="float">
            <text:p>19</text:p>
          </table:table-cell>
          <table:table-cell table:formula="of:=MOD(([.C928]-[.G928])/85;85)" office:value-type="float" office:value="17" calcext:value-type="float">
            <text:p>17</text:p>
          </table:table-cell>
          <table:table-cell table:formula="of:=MOD([.C928];85)" office:value-type="float" office:value="74" calcext:value-type="float">
            <text:p>74</text:p>
          </table:table-cell>
          <table:table-cell table:formula="of:=COM.MICROSOFT.CONCAT(MID(&quot;0123456789ABCDEFGHJKLMNPQRSTUVWXYZabcdefghijklmnpqrstuvwxyz!#$%&amp;()*+-;&lt;=&gt;?@^_{}[]/\:&quot;&quot;&quot;&quot;&quot;;[.D928]+1;1);MID(&quot;0123456789ABCDEFGHJKLMNPQRSTUVWXYZabcdefghijklmnpqrstuvwxyz!#$%&amp;()*+-;&lt;=&gt;?@^_{}[]/\:&quot;&quot;&quot;&quot;&quot;;[.E928]+1;1);MID(&quot;0123456789ABCDEFGHJKLMNPQRSTUVWXYZabcdefghijklmnpqrstuvwxyz!#$%&amp;()*+-;&lt;=&gt;?@^_{}[]/\:&quot;&quot;&quot;&quot;&quot;;[.F928]+1;1);MID(&quot;0123456789ABCDEFGHJKLMNPQRSTUVWXYZabcdefghijklmnpqrstuvwxyz!#$%&amp;()*+-;&lt;=&gt;?@^_{}[]/\:&quot;&quot;&quot;&quot;&quot;;[.G928]+1;1))" office:value-type="string" office:string-value="KKH@" calcext:value-type="string">
            <text:p>KKH@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b7eb8f7e67ef6aa50e3b3b6b98b4836b9263ee0086b57513e505e0ca3e11f6a</text:p>
          </table:table-cell>
          <table:table-cell table:formula="of:=HEX2DEC(MID([.A929];1;8))+HEX2DEC(MID([.A929];9;8))+HEX2DEC(MID([.A929];17;8))+HEX2DEC(MID([.A929];25;8))+HEX2DEC(MID([.A929];33;8))+HEX2DEC(MID([.A929];41;8))+HEX2DEC(MID([.A929];49;8))+HEX2DEC(MID([.A929];57;8))" office:value-type="float" office:value="16377691956" calcext:value-type="float">
            <text:p>16377691956</text:p>
          </table:table-cell>
          <table:table-cell table:formula="of:= MOD([.B929];85^4)" office:value-type="float" office:value="38896331" calcext:value-type="float">
            <text:p>38896331</text:p>
          </table:table-cell>
          <table:table-cell table:formula="of:=MOD(((((([.C929]-[.G929])/85)-[.F929])/85)-[.E929])/85;85)" office:value-type="float" office:value="63" calcext:value-type="float">
            <text:p>63</text:p>
          </table:table-cell>
          <table:table-cell table:formula="of:=MOD(((([.C929]-[.G929])/85)-[.F929])/85;85)" office:value-type="float" office:value="28" calcext:value-type="float">
            <text:p>28</text:p>
          </table:table-cell>
          <table:table-cell table:formula="of:=MOD(([.C929]-[.G929])/85;85)" office:value-type="float" office:value="48" calcext:value-type="float">
            <text:p>48</text:p>
          </table:table-cell>
          <table:table-cell table:formula="of:=MOD([.C929];85)" office:value-type="float" office:value="76" calcext:value-type="float">
            <text:p>76</text:p>
          </table:table-cell>
          <table:table-cell table:formula="of:=COM.MICROSOFT.CONCAT(MID(&quot;0123456789ABCDEFGHJKLMNPQRSTUVWXYZabcdefghijklmnpqrstuvwxyz!#$%&amp;()*+-;&lt;=&gt;?@^_{}[]/\:&quot;&quot;&quot;&quot;&quot;;[.D929]+1;1);MID(&quot;0123456789ABCDEFGHJKLMNPQRSTUVWXYZabcdefghijklmnpqrstuvwxyz!#$%&amp;()*+-;&lt;=&gt;?@^_{}[]/\:&quot;&quot;&quot;&quot;&quot;;[.E929]+1;1);MID(&quot;0123456789ABCDEFGHJKLMNPQRSTUVWXYZabcdefghijklmnpqrstuvwxyz!#$%&amp;()*+-;&lt;=&gt;?@^_{}[]/\:&quot;&quot;&quot;&quot;&quot;;[.F929]+1;1);MID(&quot;0123456789ABCDEFGHJKLMNPQRSTUVWXYZabcdefghijklmnpqrstuvwxyz!#$%&amp;()*+-;&lt;=&gt;?@^_{}[]/\:&quot;&quot;&quot;&quot;&quot;;[.G929]+1;1))" office:value-type="string" office:string-value="&amp;Up_" calcext:value-type="string">
            <text:p>&amp;Up_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c9a6c273bcb01a205aed16c6e1a3689bb312fbd66742848a7d1fb774846b3f</text:p>
          </table:table-cell>
          <table:table-cell table:formula="of:=HEX2DEC(MID([.A930];1;8))+HEX2DEC(MID([.A930];9;8))+HEX2DEC(MID([.A930];17;8))+HEX2DEC(MID([.A930];25;8))+HEX2DEC(MID([.A930];33;8))+HEX2DEC(MID([.A930];41;8))+HEX2DEC(MID([.A930];49;8))+HEX2DEC(MID([.A930];57;8))" office:value-type="float" office:value="19207735247" calcext:value-type="float">
            <text:p>19207735247</text:p>
          </table:table-cell>
          <table:table-cell table:formula="of:= MOD([.B930];85^4)" office:value-type="float" office:value="50105872" calcext:value-type="float">
            <text:p>50105872</text:p>
          </table:table-cell>
          <table:table-cell table:formula="of:=MOD(((((([.C930]-[.G930])/85)-[.F930])/85)-[.E930])/85;85)" office:value-type="float" office:value="81" calcext:value-type="float">
            <text:p>81</text:p>
          </table:table-cell>
          <table:table-cell table:formula="of:=MOD(((([.C930]-[.G930])/85)-[.F930])/85;85)" office:value-type="float" office:value="50" calcext:value-type="float">
            <text:p>50</text:p>
          </table:table-cell>
          <table:table-cell table:formula="of:=MOD(([.C930]-[.G930])/85;85)" office:value-type="float" office:value="5" calcext:value-type="float">
            <text:p>5</text:p>
          </table:table-cell>
          <table:table-cell table:formula="of:=MOD([.C930];85)" office:value-type="float" office:value="72" calcext:value-type="float">
            <text:p>72</text:p>
          </table:table-cell>
          <table:table-cell table:formula="of:=COM.MICROSOFT.CONCAT(MID(&quot;0123456789ABCDEFGHJKLMNPQRSTUVWXYZabcdefghijklmnpqrstuvwxyz!#$%&amp;()*+-;&lt;=&gt;?@^_{}[]/\:&quot;&quot;&quot;&quot;&quot;;[.D930]+1;1);MID(&quot;0123456789ABCDEFGHJKLMNPQRSTUVWXYZabcdefghijklmnpqrstuvwxyz!#$%&amp;()*+-;&lt;=&gt;?@^_{}[]/\:&quot;&quot;&quot;&quot;&quot;;[.E930]+1;1);MID(&quot;0123456789ABCDEFGHJKLMNPQRSTUVWXYZabcdefghijklmnpqrstuvwxyz!#$%&amp;()*+-;&lt;=&gt;?@^_{}[]/\:&quot;&quot;&quot;&quot;&quot;;[.F930]+1;1);MID(&quot;0123456789ABCDEFGHJKLMNPQRSTUVWXYZabcdefghijklmnpqrstuvwxyz!#$%&amp;()*+-;&lt;=&gt;?@^_{}[]/\:&quot;&quot;&quot;&quot;&quot;;[.G930]+1;1))" office:value-type="string" office:string-value="/r5&gt;" calcext:value-type="string">
            <text:p>/r5&gt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e1310e6ba008583b76d12f14435222b9bda1455f2733d44d7f17621b7405c4f</text:p>
          </table:table-cell>
          <table:table-cell table:formula="of:=HEX2DEC(MID([.A931];1;8))+HEX2DEC(MID([.A931];9;8))+HEX2DEC(MID([.A931];17;8))+HEX2DEC(MID([.A931];25;8))+HEX2DEC(MID([.A931];33;8))+HEX2DEC(MID([.A931];41;8))+HEX2DEC(MID([.A931];49;8))+HEX2DEC(MID([.A931];57;8))" office:value-type="float" office:value="21495082894" calcext:value-type="float">
            <text:p>21495082894</text:p>
          </table:table-cell>
          <table:table-cell table:formula="of:= MOD([.B931];85^4)" office:value-type="float" office:value="40626019" calcext:value-type="float">
            <text:p>40626019</text:p>
          </table:table-cell>
          <table:table-cell table:formula="of:=MOD(((((([.C931]-[.G931])/85)-[.F931])/85)-[.E931])/85;85)" office:value-type="float" office:value="66" calcext:value-type="float">
            <text:p>66</text:p>
          </table:table-cell>
          <table:table-cell table:formula="of:=MOD(((([.C931]-[.G931])/85)-[.F931])/85;85)" office:value-type="float" office:value="12" calcext:value-type="float">
            <text:p>12</text:p>
          </table:table-cell>
          <table:table-cell table:formula="of:=MOD(([.C931]-[.G931])/85;85)" office:value-type="float" office:value="83" calcext:value-type="float">
            <text:p>83</text:p>
          </table:table-cell>
          <table:table-cell table:formula="of:=MOD([.C931];85)" office:value-type="float" office:value="14" calcext:value-type="float">
            <text:p>14</text:p>
          </table:table-cell>
          <table:table-cell table:formula="of:=COM.MICROSOFT.CONCAT(MID(&quot;0123456789ABCDEFGHJKLMNPQRSTUVWXYZabcdefghijklmnpqrstuvwxyz!#$%&amp;()*+-;&lt;=&gt;?@^_{}[]/\:&quot;&quot;&quot;&quot;&quot;;[.D931]+1;1);MID(&quot;0123456789ABCDEFGHJKLMNPQRSTUVWXYZabcdefghijklmnpqrstuvwxyz!#$%&amp;()*+-;&lt;=&gt;?@^_{}[]/\:&quot;&quot;&quot;&quot;&quot;;[.E931]+1;1);MID(&quot;0123456789ABCDEFGHJKLMNPQRSTUVWXYZabcdefghijklmnpqrstuvwxyz!#$%&amp;()*+-;&lt;=&gt;?@^_{}[]/\:&quot;&quot;&quot;&quot;&quot;;[.F931]+1;1);MID(&quot;0123456789ABCDEFGHJKLMNPQRSTUVWXYZabcdefghijklmnpqrstuvwxyz!#$%&amp;()*+-;&lt;=&gt;?@^_{}[]/\:&quot;&quot;&quot;&quot;&quot;;[.G931]+1;1))" office:value-type="string" office:string-value="*C:E" calcext:value-type="string">
            <text:p>*C: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4b95dd9acd54e0c26714a556996840de8f92c245f7bf5779c9261e76c078c9e</text:p>
          </table:table-cell>
          <table:table-cell table:formula="of:=HEX2DEC(MID([.A932];1;8))+HEX2DEC(MID([.A932];9;8))+HEX2DEC(MID([.A932];17;8))+HEX2DEC(MID([.A932];25;8))+HEX2DEC(MID([.A932];33;8))+HEX2DEC(MID([.A932];41;8))+HEX2DEC(MID([.A932];49;8))+HEX2DEC(MID([.A932];57;8))" office:value-type="float" office:value="16418966119" calcext:value-type="float">
            <text:p>16418966119</text:p>
          </table:table-cell>
          <table:table-cell table:formula="of:= MOD([.B932];85^4)" office:value-type="float" office:value="27969869" calcext:value-type="float">
            <text:p>27969869</text:p>
          </table:table-cell>
          <table:table-cell table:formula="of:=MOD(((((([.C932]-[.G932])/85)-[.F932])/85)-[.E932])/85;85)" office:value-type="float" office:value="45" calcext:value-type="float">
            <text:p>45</text:p>
          </table:table-cell>
          <table:table-cell table:formula="of:=MOD(((([.C932]-[.G932])/85)-[.F932])/85;85)" office:value-type="float" office:value="46" calcext:value-type="float">
            <text:p>46</text:p>
          </table:table-cell>
          <table:table-cell table:formula="of:=MOD(([.C932]-[.G932])/85;85)" office:value-type="float" office:value="22" calcext:value-type="float">
            <text:p>22</text:p>
          </table:table-cell>
          <table:table-cell table:formula="of:=MOD([.C932];85)" office:value-type="float" office:value="24" calcext:value-type="float">
            <text:p>24</text:p>
          </table:table-cell>
          <table:table-cell table:formula="of:=COM.MICROSOFT.CONCAT(MID(&quot;0123456789ABCDEFGHJKLMNPQRSTUVWXYZabcdefghijklmnpqrstuvwxyz!#$%&amp;()*+-;&lt;=&gt;?@^_{}[]/\:&quot;&quot;&quot;&quot;&quot;;[.D932]+1;1);MID(&quot;0123456789ABCDEFGHJKLMNPQRSTUVWXYZabcdefghijklmnpqrstuvwxyz!#$%&amp;()*+-;&lt;=&gt;?@^_{}[]/\:&quot;&quot;&quot;&quot;&quot;;[.E932]+1;1);MID(&quot;0123456789ABCDEFGHJKLMNPQRSTUVWXYZabcdefghijklmnpqrstuvwxyz!#$%&amp;()*+-;&lt;=&gt;?@^_{}[]/\:&quot;&quot;&quot;&quot;&quot;;[.F932]+1;1);MID(&quot;0123456789ABCDEFGHJKLMNPQRSTUVWXYZabcdefghijklmnpqrstuvwxyz!#$%&amp;()*+-;&lt;=&gt;?@^_{}[]/\:&quot;&quot;&quot;&quot;&quot;;[.G932]+1;1))" office:value-type="string" office:string-value="lmNQ" calcext:value-type="string">
            <text:p>lmNQ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c533e3da5b07893b35bb39d5d77dd811ffd715cf53c89cf29c2e96d8655ff0e</text:p>
          </table:table-cell>
          <table:table-cell table:formula="of:=HEX2DEC(MID([.A933];1;8))+HEX2DEC(MID([.A933];9;8))+HEX2DEC(MID([.A933];17;8))+HEX2DEC(MID([.A933];25;8))+HEX2DEC(MID([.A933];33;8))+HEX2DEC(MID([.A933];41;8))+HEX2DEC(MID([.A933];49;8))+HEX2DEC(MID([.A933];57;8))" office:value-type="float" office:value="15974673300" calcext:value-type="float">
            <text:p>15974673300</text:p>
          </table:table-cell>
          <table:table-cell table:formula="of:= MOD([.B933];85^4)" office:value-type="float" office:value="1282050" calcext:value-type="float">
            <text:p>1282050</text:p>
          </table:table-cell>
          <table:table-cell table:formula="of:=MOD(((((([.C933]-[.G933])/85)-[.F933])/85)-[.E933])/85;85)" office:value-type="float" office:value="2" calcext:value-type="float">
            <text:p>2</text:p>
          </table:table-cell>
          <table:table-cell table:formula="of:=MOD(((([.C933]-[.G933])/85)-[.F933])/85;85)" office:value-type="float" office:value="7" calcext:value-type="float">
            <text:p>7</text:p>
          </table:table-cell>
          <table:table-cell table:formula="of:=MOD(([.C933]-[.G933])/85;85)" office:value-type="float" office:value="37" calcext:value-type="float">
            <text:p>37</text:p>
          </table:table-cell>
          <table:table-cell table:formula="of:=MOD([.C933];85)" office:value-type="float" office:value="80" calcext:value-type="float">
            <text:p>80</text:p>
          </table:table-cell>
          <table:table-cell table:formula="of:=COM.MICROSOFT.CONCAT(MID(&quot;0123456789ABCDEFGHJKLMNPQRSTUVWXYZabcdefghijklmnpqrstuvwxyz!#$%&amp;()*+-;&lt;=&gt;?@^_{}[]/\:&quot;&quot;&quot;&quot;&quot;;[.D933]+1;1);MID(&quot;0123456789ABCDEFGHJKLMNPQRSTUVWXYZabcdefghijklmnpqrstuvwxyz!#$%&amp;()*+-;&lt;=&gt;?@^_{}[]/\:&quot;&quot;&quot;&quot;&quot;;[.E933]+1;1);MID(&quot;0123456789ABCDEFGHJKLMNPQRSTUVWXYZabcdefghijklmnpqrstuvwxyz!#$%&amp;()*+-;&lt;=&gt;?@^_{}[]/\:&quot;&quot;&quot;&quot;&quot;;[.F933]+1;1);MID(&quot;0123456789ABCDEFGHJKLMNPQRSTUVWXYZabcdefghijklmnpqrstuvwxyz!#$%&amp;()*+-;&lt;=&gt;?@^_{}[]/\:&quot;&quot;&quot;&quot;&quot;;[.G933]+1;1))" office:value-type="string" office:string-value="27d]" calcext:value-type="string">
            <text:p>27d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11e612a58d27ac1c6ea14afb96c8853539d3830b100b5c2dc96579ec3ab77c6</text:p>
          </table:table-cell>
          <table:table-cell table:formula="of:=HEX2DEC(MID([.A934];1;8))+HEX2DEC(MID([.A934];9;8))+HEX2DEC(MID([.A934];17;8))+HEX2DEC(MID([.A934];25;8))+HEX2DEC(MID([.A934];33;8))+HEX2DEC(MID([.A934];41;8))+HEX2DEC(MID([.A934];49;8))+HEX2DEC(MID([.A934];57;8))" office:value-type="float" office:value="21192193603" calcext:value-type="float">
            <text:p>21192193603</text:p>
          </table:table-cell>
          <table:table-cell table:formula="of:= MOD([.B934];85^4)" office:value-type="float" office:value="50940478" calcext:value-type="float">
            <text:p>50940478</text:p>
          </table:table-cell>
          <table:table-cell table:formula="of:=MOD(((((([.C934]-[.G934])/85)-[.F934])/85)-[.E934])/85;85)" office:value-type="float" office:value="82" calcext:value-type="float">
            <text:p>82</text:p>
          </table:table-cell>
          <table:table-cell table:formula="of:=MOD(((([.C934]-[.G934])/85)-[.F934])/85;85)" office:value-type="float" office:value="80" calcext:value-type="float">
            <text:p>80</text:p>
          </table:table-cell>
          <table:table-cell table:formula="of:=MOD(([.C934]-[.G934])/85;85)" office:value-type="float" office:value="49" calcext:value-type="float">
            <text:p>49</text:p>
          </table:table-cell>
          <table:table-cell table:formula="of:=MOD([.C934];85)" office:value-type="float" office:value="63" calcext:value-type="float">
            <text:p>63</text:p>
          </table:table-cell>
          <table:table-cell table:formula="of:=COM.MICROSOFT.CONCAT(MID(&quot;0123456789ABCDEFGHJKLMNPQRSTUVWXYZabcdefghijklmnpqrstuvwxyz!#$%&amp;()*+-;&lt;=&gt;?@^_{}[]/\:&quot;&quot;&quot;&quot;&quot;;[.D934]+1;1);MID(&quot;0123456789ABCDEFGHJKLMNPQRSTUVWXYZabcdefghijklmnpqrstuvwxyz!#$%&amp;()*+-;&lt;=&gt;?@^_{}[]/\:&quot;&quot;&quot;&quot;&quot;;[.E934]+1;1);MID(&quot;0123456789ABCDEFGHJKLMNPQRSTUVWXYZabcdefghijklmnpqrstuvwxyz!#$%&amp;()*+-;&lt;=&gt;?@^_{}[]/\:&quot;&quot;&quot;&quot;&quot;;[.F934]+1;1);MID(&quot;0123456789ABCDEFGHJKLMNPQRSTUVWXYZabcdefghijklmnpqrstuvwxyz!#$%&amp;()*+-;&lt;=&gt;?@^_{}[]/\:&quot;&quot;&quot;&quot;&quot;;[.G934]+1;1))" office:value-type="string" office:string-value="\]q&amp;" calcext:value-type="string">
            <text:p>\]q&amp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6d9cf43a6fe25df4de0918e70af1bc55e02e199f0ddc9772b15289e395667df</text:p>
          </table:table-cell>
          <table:table-cell table:formula="of:=HEX2DEC(MID([.A935];1;8))+HEX2DEC(MID([.A935];9;8))+HEX2DEC(MID([.A935];17;8))+HEX2DEC(MID([.A935];25;8))+HEX2DEC(MID([.A935];33;8))+HEX2DEC(MID([.A935];41;8))+HEX2DEC(MID([.A935];49;8))+HEX2DEC(MID([.A935];57;8))" office:value-type="float" office:value="15027396098" calcext:value-type="float">
            <text:p>15027396098</text:p>
          </table:table-cell>
          <table:table-cell table:formula="of:= MOD([.B935];85^4)" office:value-type="float" office:value="45816723" calcext:value-type="float">
            <text:p>45816723</text:p>
          </table:table-cell>
          <table:table-cell table:formula="of:=MOD(((((([.C935]-[.G935])/85)-[.F935])/85)-[.E935])/85;85)" office:value-type="float" office:value="74" calcext:value-type="float">
            <text:p>74</text:p>
          </table:table-cell>
          <table:table-cell table:formula="of:=MOD(((([.C935]-[.G935])/85)-[.F935])/85;85)" office:value-type="float" office:value="51" calcext:value-type="float">
            <text:p>51</text:p>
          </table:table-cell>
          <table:table-cell table:formula="of:=MOD(([.C935]-[.G935])/85;85)" office:value-type="float" office:value="35" calcext:value-type="float">
            <text:p>35</text:p>
          </table:table-cell>
          <table:table-cell table:formula="of:=MOD([.C935];85)" office:value-type="float" office:value="23" calcext:value-type="float">
            <text:p>23</text:p>
          </table:table-cell>
          <table:table-cell table:formula="of:=COM.MICROSOFT.CONCAT(MID(&quot;0123456789ABCDEFGHJKLMNPQRSTUVWXYZabcdefghijklmnpqrstuvwxyz!#$%&amp;()*+-;&lt;=&gt;?@^_{}[]/\:&quot;&quot;&quot;&quot;&quot;;[.D935]+1;1);MID(&quot;0123456789ABCDEFGHJKLMNPQRSTUVWXYZabcdefghijklmnpqrstuvwxyz!#$%&amp;()*+-;&lt;=&gt;?@^_{}[]/\:&quot;&quot;&quot;&quot;&quot;;[.E935]+1;1);MID(&quot;0123456789ABCDEFGHJKLMNPQRSTUVWXYZabcdefghijklmnpqrstuvwxyz!#$%&amp;()*+-;&lt;=&gt;?@^_{}[]/\:&quot;&quot;&quot;&quot;&quot;;[.F935]+1;1);MID(&quot;0123456789ABCDEFGHJKLMNPQRSTUVWXYZabcdefghijklmnpqrstuvwxyz!#$%&amp;()*+-;&lt;=&gt;?@^_{}[]/\:&quot;&quot;&quot;&quot;&quot;;[.G935]+1;1))" office:value-type="string" office:string-value="@sbP" calcext:value-type="string">
            <text:p>@sb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ddae79bf9f3a5030cddcf1ea2315f0323623c1ecbda8be81ee3b54bd4e22d48</text:p>
          </table:table-cell>
          <table:table-cell table:formula="of:=HEX2DEC(MID([.A936];1;8))+HEX2DEC(MID([.A936];9;8))+HEX2DEC(MID([.A936];17;8))+HEX2DEC(MID([.A936];25;8))+HEX2DEC(MID([.A936];33;8))+HEX2DEC(MID([.A936];41;8))+HEX2DEC(MID([.A936];49;8))+HEX2DEC(MID([.A936];57;8))" office:value-type="float" office:value="16003392856" calcext:value-type="float">
            <text:p>16003392856</text:p>
          </table:table-cell>
          <table:table-cell table:formula="of:= MOD([.B936];85^4)" office:value-type="float" office:value="30001606" calcext:value-type="float">
            <text:p>30001606</text:p>
          </table:table-cell>
          <table:table-cell table:formula="of:=MOD(((((([.C936]-[.G936])/85)-[.F936])/85)-[.E936])/85;85)" office:value-type="float" office:value="48" calcext:value-type="float">
            <text:p>48</text:p>
          </table:table-cell>
          <table:table-cell table:formula="of:=MOD(((([.C936]-[.G936])/85)-[.F936])/85;85)" office:value-type="float" office:value="72" calcext:value-type="float">
            <text:p>72</text:p>
          </table:table-cell>
          <table:table-cell table:formula="of:=MOD(([.C936]-[.G936])/85;85)" office:value-type="float" office:value="40" calcext:value-type="float">
            <text:p>40</text:p>
          </table:table-cell>
          <table:table-cell table:formula="of:=MOD([.C936];85)" office:value-type="float" office:value="6" calcext:value-type="float">
            <text:p>6</text:p>
          </table:table-cell>
          <table:table-cell table:formula="of:=COM.MICROSOFT.CONCAT(MID(&quot;0123456789ABCDEFGHJKLMNPQRSTUVWXYZabcdefghijklmnpqrstuvwxyz!#$%&amp;()*+-;&lt;=&gt;?@^_{}[]/\:&quot;&quot;&quot;&quot;&quot;;[.D936]+1;1);MID(&quot;0123456789ABCDEFGHJKLMNPQRSTUVWXYZabcdefghijklmnpqrstuvwxyz!#$%&amp;()*+-;&lt;=&gt;?@^_{}[]/\:&quot;&quot;&quot;&quot;&quot;;[.E936]+1;1);MID(&quot;0123456789ABCDEFGHJKLMNPQRSTUVWXYZabcdefghijklmnpqrstuvwxyz!#$%&amp;()*+-;&lt;=&gt;?@^_{}[]/\:&quot;&quot;&quot;&quot;&quot;;[.F936]+1;1);MID(&quot;0123456789ABCDEFGHJKLMNPQRSTUVWXYZabcdefghijklmnpqrstuvwxyz!#$%&amp;()*+-;&lt;=&gt;?@^_{}[]/\:&quot;&quot;&quot;&quot;&quot;;[.G936]+1;1))" office:value-type="string" office:string-value="p&gt;g6" calcext:value-type="string">
            <text:p>p&gt;g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1d1d404947d2e746eddf495122465621bcd14b30f6d5e61cc651ad1fe4df5be</text:p>
          </table:table-cell>
          <table:table-cell table:formula="of:=HEX2DEC(MID([.A937];1;8))+HEX2DEC(MID([.A937];9;8))+HEX2DEC(MID([.A937];17;8))+HEX2DEC(MID([.A937];25;8))+HEX2DEC(MID([.A937];33;8))+HEX2DEC(MID([.A937];41;8))+HEX2DEC(MID([.A937];49;8))+HEX2DEC(MID([.A937];57;8))" office:value-type="float" office:value="14717739026" calcext:value-type="float">
            <text:p>14717739026</text:p>
          </table:table-cell>
          <table:table-cell table:formula="of:= MOD([.B937];85^4)" office:value-type="float" office:value="49363401" calcext:value-type="float">
            <text:p>49363401</text:p>
          </table:table-cell>
          <table:table-cell table:formula="of:=MOD(((((([.C937]-[.G937])/85)-[.F937])/85)-[.E937])/85;85)" office:value-type="float" office:value="80" calcext:value-type="float">
            <text:p>80</text:p>
          </table:table-cell>
          <table:table-cell table:formula="of:=MOD(((([.C937]-[.G937])/85)-[.F937])/85;85)" office:value-type="float" office:value="32" calcext:value-type="float">
            <text:p>32</text:p>
          </table:table-cell>
          <table:table-cell table:formula="of:=MOD(([.C937]-[.G937])/85;85)" office:value-type="float" office:value="25" calcext:value-type="float">
            <text:p>25</text:p>
          </table:table-cell>
          <table:table-cell table:formula="of:=MOD([.C937];85)" office:value-type="float" office:value="76" calcext:value-type="float">
            <text:p>76</text:p>
          </table:table-cell>
          <table:table-cell table:formula="of:=COM.MICROSOFT.CONCAT(MID(&quot;0123456789ABCDEFGHJKLMNPQRSTUVWXYZabcdefghijklmnpqrstuvwxyz!#$%&amp;()*+-;&lt;=&gt;?@^_{}[]/\:&quot;&quot;&quot;&quot;&quot;;[.D937]+1;1);MID(&quot;0123456789ABCDEFGHJKLMNPQRSTUVWXYZabcdefghijklmnpqrstuvwxyz!#$%&amp;()*+-;&lt;=&gt;?@^_{}[]/\:&quot;&quot;&quot;&quot;&quot;;[.E937]+1;1);MID(&quot;0123456789ABCDEFGHJKLMNPQRSTUVWXYZabcdefghijklmnpqrstuvwxyz!#$%&amp;()*+-;&lt;=&gt;?@^_{}[]/\:&quot;&quot;&quot;&quot;&quot;;[.F937]+1;1);MID(&quot;0123456789ABCDEFGHJKLMNPQRSTUVWXYZabcdefghijklmnpqrstuvwxyz!#$%&amp;()*+-;&lt;=&gt;?@^_{}[]/\:&quot;&quot;&quot;&quot;&quot;;[.G937]+1;1))" office:value-type="string" office:string-value="]YR_" calcext:value-type="string">
            <text:p>]YR_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9610789fd060e9b0cc5a0cac731cccaaba21bc9e7a917713dc82a866e50f06d</text:p>
          </table:table-cell>
          <table:table-cell table:formula="of:=HEX2DEC(MID([.A938];1;8))+HEX2DEC(MID([.A938];9;8))+HEX2DEC(MID([.A938];17;8))+HEX2DEC(MID([.A938];25;8))+HEX2DEC(MID([.A938];33;8))+HEX2DEC(MID([.A938];41;8))+HEX2DEC(MID([.A938];49;8))+HEX2DEC(MID([.A938];57;8))" office:value-type="float" office:value="20564857317" calcext:value-type="float">
            <text:p>20564857317</text:p>
          </table:table-cell>
          <table:table-cell table:formula="of:= MOD([.B938];85^4)" office:value-type="float" office:value="50011692" calcext:value-type="float">
            <text:p>50011692</text:p>
          </table:table-cell>
          <table:table-cell table:formula="of:=MOD(((((([.C938]-[.G938])/85)-[.F938])/85)-[.E938])/85;85)" office:value-type="float" office:value="81" calcext:value-type="float">
            <text:p>81</text:p>
          </table:table-cell>
          <table:table-cell table:formula="of:=MOD(((([.C938]-[.G938])/85)-[.F938])/85;85)" office:value-type="float" office:value="37" calcext:value-type="float">
            <text:p>37</text:p>
          </table:table-cell>
          <table:table-cell table:formula="of:=MOD(([.C938]-[.G938])/85;85)" office:value-type="float" office:value="2" calcext:value-type="float">
            <text:p>2</text:p>
          </table:table-cell>
          <table:table-cell table:formula="of:=MOD([.C938];85)" office:value-type="float" office:value="72" calcext:value-type="float">
            <text:p>72</text:p>
          </table:table-cell>
          <table:table-cell table:formula="of:=COM.MICROSOFT.CONCAT(MID(&quot;0123456789ABCDEFGHJKLMNPQRSTUVWXYZabcdefghijklmnpqrstuvwxyz!#$%&amp;()*+-;&lt;=&gt;?@^_{}[]/\:&quot;&quot;&quot;&quot;&quot;;[.D938]+1;1);MID(&quot;0123456789ABCDEFGHJKLMNPQRSTUVWXYZabcdefghijklmnpqrstuvwxyz!#$%&amp;()*+-;&lt;=&gt;?@^_{}[]/\:&quot;&quot;&quot;&quot;&quot;;[.E938]+1;1);MID(&quot;0123456789ABCDEFGHJKLMNPQRSTUVWXYZabcdefghijklmnpqrstuvwxyz!#$%&amp;()*+-;&lt;=&gt;?@^_{}[]/\:&quot;&quot;&quot;&quot;&quot;;[.F938]+1;1);MID(&quot;0123456789ABCDEFGHJKLMNPQRSTUVWXYZabcdefghijklmnpqrstuvwxyz!#$%&amp;()*+-;&lt;=&gt;?@^_{}[]/\:&quot;&quot;&quot;&quot;&quot;;[.G938]+1;1))" office:value-type="string" office:string-value="/d2&gt;" calcext:value-type="string">
            <text:p>/d2&gt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ddcc54faeb2cb9e1ce874d4f37ca5fcda31b8cd4b816d87aed707a3a2bc0372</text:p>
          </table:table-cell>
          <table:table-cell table:formula="of:=HEX2DEC(MID([.A939];1;8))+HEX2DEC(MID([.A939];9;8))+HEX2DEC(MID([.A939];17;8))+HEX2DEC(MID([.A939];25;8))+HEX2DEC(MID([.A939];33;8))+HEX2DEC(MID([.A939];41;8))+HEX2DEC(MID([.A939];49;8))+HEX2DEC(MID([.A939];57;8))" office:value-type="float" office:value="21277367590" calcext:value-type="float">
            <text:p>21277367590</text:p>
          </table:table-cell>
          <table:table-cell table:formula="of:= MOD([.B939];85^4)" office:value-type="float" office:value="31713215" calcext:value-type="float">
            <text:p>31713215</text:p>
          </table:table-cell>
          <table:table-cell table:formula="of:=MOD(((((([.C939]-[.G939])/85)-[.F939])/85)-[.E939])/85;85)" office:value-type="float" office:value="51" calcext:value-type="float">
            <text:p>51</text:p>
          </table:table-cell>
          <table:table-cell table:formula="of:=MOD(((([.C939]-[.G939])/85)-[.F939])/85;85)" office:value-type="float" office:value="54" calcext:value-type="float">
            <text:p>54</text:p>
          </table:table-cell>
          <table:table-cell table:formula="of:=MOD(([.C939]-[.G939])/85;85)" office:value-type="float" office:value="31" calcext:value-type="float">
            <text:p>31</text:p>
          </table:table-cell>
          <table:table-cell table:formula="of:=MOD([.C939];85)" office:value-type="float" office:value="55" calcext:value-type="float">
            <text:p>55</text:p>
          </table:table-cell>
          <table:table-cell table:formula="of:=COM.MICROSOFT.CONCAT(MID(&quot;0123456789ABCDEFGHJKLMNPQRSTUVWXYZabcdefghijklmnpqrstuvwxyz!#$%&amp;()*+-;&lt;=&gt;?@^_{}[]/\:&quot;&quot;&quot;&quot;&quot;;[.D939]+1;1);MID(&quot;0123456789ABCDEFGHJKLMNPQRSTUVWXYZabcdefghijklmnpqrstuvwxyz!#$%&amp;()*+-;&lt;=&gt;?@^_{}[]/\:&quot;&quot;&quot;&quot;&quot;;[.E939]+1;1);MID(&quot;0123456789ABCDEFGHJKLMNPQRSTUVWXYZabcdefghijklmnpqrstuvwxyz!#$%&amp;()*+-;&lt;=&gt;?@^_{}[]/\:&quot;&quot;&quot;&quot;&quot;;[.F939]+1;1);MID(&quot;0123456789ABCDEFGHJKLMNPQRSTUVWXYZabcdefghijklmnpqrstuvwxyz!#$%&amp;()*+-;&lt;=&gt;?@^_{}[]/\:&quot;&quot;&quot;&quot;&quot;;[.G939]+1;1))" office:value-type="string" office:string-value="svXw" calcext:value-type="string">
            <text:p>svX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ee03b0707d81649bd64d10e4498bbab743dd1e2b88d84b60ea3b5c2c928cba</text:p>
          </table:table-cell>
          <table:table-cell table:formula="of:=HEX2DEC(MID([.A940];1;8))+HEX2DEC(MID([.A940];9;8))+HEX2DEC(MID([.A940];17;8))+HEX2DEC(MID([.A940];25;8))+HEX2DEC(MID([.A940];33;8))+HEX2DEC(MID([.A940];41;8))+HEX2DEC(MID([.A940];49;8))+HEX2DEC(MID([.A940];57;8))" office:value-type="float" office:value="18452110173" calcext:value-type="float">
            <text:p>18452110173</text:p>
          </table:table-cell>
          <table:table-cell table:formula="of:= MOD([.B940];85^4)" office:value-type="float" office:value="25289548" calcext:value-type="float">
            <text:p>25289548</text:p>
          </table:table-cell>
          <table:table-cell table:formula="of:=MOD(((((([.C940]-[.G940])/85)-[.F940])/85)-[.E940])/85;85)" office:value-type="float" office:value="41" calcext:value-type="float">
            <text:p>41</text:p>
          </table:table-cell>
          <table:table-cell table:formula="of:=MOD(((([.C940]-[.G940])/85)-[.F940])/85;85)" office:value-type="float" office:value="15" calcext:value-type="float">
            <text:p>15</text:p>
          </table:table-cell>
          <table:table-cell table:formula="of:=MOD(([.C940]-[.G940])/85;85)" office:value-type="float" office:value="24" calcext:value-type="float">
            <text:p>24</text:p>
          </table:table-cell>
          <table:table-cell table:formula="of:=MOD([.C940];85)" office:value-type="float" office:value="8" calcext:value-type="float">
            <text:p>8</text:p>
          </table:table-cell>
          <table:table-cell table:formula="of:=COM.MICROSOFT.CONCAT(MID(&quot;0123456789ABCDEFGHJKLMNPQRSTUVWXYZabcdefghijklmnpqrstuvwxyz!#$%&amp;()*+-;&lt;=&gt;?@^_{}[]/\:&quot;&quot;&quot;&quot;&quot;;[.D940]+1;1);MID(&quot;0123456789ABCDEFGHJKLMNPQRSTUVWXYZabcdefghijklmnpqrstuvwxyz!#$%&amp;()*+-;&lt;=&gt;?@^_{}[]/\:&quot;&quot;&quot;&quot;&quot;;[.E940]+1;1);MID(&quot;0123456789ABCDEFGHJKLMNPQRSTUVWXYZabcdefghijklmnpqrstuvwxyz!#$%&amp;()*+-;&lt;=&gt;?@^_{}[]/\:&quot;&quot;&quot;&quot;&quot;;[.F940]+1;1);MID(&quot;0123456789ABCDEFGHJKLMNPQRSTUVWXYZabcdefghijklmnpqrstuvwxyz!#$%&amp;()*+-;&lt;=&gt;?@^_{}[]/\:&quot;&quot;&quot;&quot;&quot;;[.G940]+1;1))" office:value-type="string" office:string-value="hFQ8" calcext:value-type="string">
            <text:p>hFQ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aae34f8e1487f857379b2de5d6ce002802164f33da926fd82a9a5e12e2d894</text:p>
          </table:table-cell>
          <table:table-cell table:formula="of:=HEX2DEC(MID([.A941];1;8))+HEX2DEC(MID([.A941];9;8))+HEX2DEC(MID([.A941];17;8))+HEX2DEC(MID([.A941];25;8))+HEX2DEC(MID([.A941];33;8))+HEX2DEC(MID([.A941];41;8))+HEX2DEC(MID([.A941];49;8))+HEX2DEC(MID([.A941];57;8))" office:value-type="float" office:value="16923488292" calcext:value-type="float">
            <text:p>16923488292</text:p>
          </table:table-cell>
          <table:table-cell table:formula="of:= MOD([.B941];85^4)" office:value-type="float" office:value="10485792" calcext:value-type="float">
            <text:p>10485792</text:p>
          </table:table-cell>
          <table:table-cell table:formula="of:=MOD(((((([.C941]-[.G941])/85)-[.F941])/85)-[.E941])/85;85)" office:value-type="float" office:value="17" calcext:value-type="float">
            <text:p>17</text:p>
          </table:table-cell>
          <table:table-cell table:formula="of:=MOD(((([.C941]-[.G941])/85)-[.F941])/85;85)" office:value-type="float" office:value="6" calcext:value-type="float">
            <text:p>6</text:p>
          </table:table-cell>
          <table:table-cell table:formula="of:=MOD(([.C941]-[.G941])/85;85)" office:value-type="float" office:value="27" calcext:value-type="float">
            <text:p>27</text:p>
          </table:table-cell>
          <table:table-cell table:formula="of:=MOD([.C941];85)" office:value-type="float" office:value="22" calcext:value-type="float">
            <text:p>22</text:p>
          </table:table-cell>
          <table:table-cell table:formula="of:=COM.MICROSOFT.CONCAT(MID(&quot;0123456789ABCDEFGHJKLMNPQRSTUVWXYZabcdefghijklmnpqrstuvwxyz!#$%&amp;()*+-;&lt;=&gt;?@^_{}[]/\:&quot;&quot;&quot;&quot;&quot;;[.D941]+1;1);MID(&quot;0123456789ABCDEFGHJKLMNPQRSTUVWXYZabcdefghijklmnpqrstuvwxyz!#$%&amp;()*+-;&lt;=&gt;?@^_{}[]/\:&quot;&quot;&quot;&quot;&quot;;[.E941]+1;1);MID(&quot;0123456789ABCDEFGHJKLMNPQRSTUVWXYZabcdefghijklmnpqrstuvwxyz!#$%&amp;()*+-;&lt;=&gt;?@^_{}[]/\:&quot;&quot;&quot;&quot;&quot;;[.F941]+1;1);MID(&quot;0123456789ABCDEFGHJKLMNPQRSTUVWXYZabcdefghijklmnpqrstuvwxyz!#$%&amp;()*+-;&lt;=&gt;?@^_{}[]/\:&quot;&quot;&quot;&quot;&quot;;[.G941]+1;1))" office:value-type="string" office:string-value="H6TN" calcext:value-type="string">
            <text:p>H6T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3688f2b4873a61d45f68ebcfb8db53fab5fa605307a23fa0f264565ab5d6f47</text:p>
          </table:table-cell>
          <table:table-cell table:formula="of:=HEX2DEC(MID([.A942];1;8))+HEX2DEC(MID([.A942];9;8))+HEX2DEC(MID([.A942];17;8))+HEX2DEC(MID([.A942];25;8))+HEX2DEC(MID([.A942];33;8))+HEX2DEC(MID([.A942];41;8))+HEX2DEC(MID([.A942];49;8))+HEX2DEC(MID([.A942];57;8))" office:value-type="float" office:value="13484554222" calcext:value-type="float">
            <text:p>13484554222</text:p>
          </table:table-cell>
          <table:table-cell table:formula="of:= MOD([.B942];85^4)" office:value-type="float" office:value="16792972" calcext:value-type="float">
            <text:p>16792972</text:p>
          </table:table-cell>
          <table:table-cell table:formula="of:=MOD(((((([.C942]-[.G942])/85)-[.F942])/85)-[.E942])/85;85)" office:value-type="float" office:value="27" calcext:value-type="float">
            <text:p>27</text:p>
          </table:table-cell>
          <table:table-cell table:formula="of:=MOD(((([.C942]-[.G942])/85)-[.F942])/85;85)" office:value-type="float" office:value="29" calcext:value-type="float">
            <text:p>29</text:p>
          </table:table-cell>
          <table:table-cell table:formula="of:=MOD(([.C942]-[.G942])/85;85)" office:value-type="float" office:value="24" calcext:value-type="float">
            <text:p>24</text:p>
          </table:table-cell>
          <table:table-cell table:formula="of:=MOD([.C942];85)" office:value-type="float" office:value="32" calcext:value-type="float">
            <text:p>32</text:p>
          </table:table-cell>
          <table:table-cell table:formula="of:=COM.MICROSOFT.CONCAT(MID(&quot;0123456789ABCDEFGHJKLMNPQRSTUVWXYZabcdefghijklmnpqrstuvwxyz!#$%&amp;()*+-;&lt;=&gt;?@^_{}[]/\:&quot;&quot;&quot;&quot;&quot;;[.D942]+1;1);MID(&quot;0123456789ABCDEFGHJKLMNPQRSTUVWXYZabcdefghijklmnpqrstuvwxyz!#$%&amp;()*+-;&lt;=&gt;?@^_{}[]/\:&quot;&quot;&quot;&quot;&quot;;[.E942]+1;1);MID(&quot;0123456789ABCDEFGHJKLMNPQRSTUVWXYZabcdefghijklmnpqrstuvwxyz!#$%&amp;()*+-;&lt;=&gt;?@^_{}[]/\:&quot;&quot;&quot;&quot;&quot;;[.F942]+1;1);MID(&quot;0123456789ABCDEFGHJKLMNPQRSTUVWXYZabcdefghijklmnpqrstuvwxyz!#$%&amp;()*+-;&lt;=&gt;?@^_{}[]/\:&quot;&quot;&quot;&quot;&quot;;[.G942]+1;1))" office:value-type="string" office:string-value="TVQY" calcext:value-type="string">
            <text:p>TVQ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fd2d225676da335e394091cbec0d9c0c42ff4397898f6b3500e32463026646e</text:p>
          </table:table-cell>
          <table:table-cell table:formula="of:=HEX2DEC(MID([.A943];1;8))+HEX2DEC(MID([.A943];9;8))+HEX2DEC(MID([.A943];17;8))+HEX2DEC(MID([.A943];25;8))+HEX2DEC(MID([.A943];33;8))+HEX2DEC(MID([.A943];41;8))+HEX2DEC(MID([.A943];49;8))+HEX2DEC(MID([.A943];57;8))" office:value-type="float" office:value="18900769238" calcext:value-type="float">
            <text:p>18900769238</text:p>
          </table:table-cell>
          <table:table-cell table:formula="of:= MOD([.B943];85^4)" office:value-type="float" office:value="4142988" calcext:value-type="float">
            <text:p>4142988</text:p>
          </table:table-cell>
          <table:table-cell table:formula="of:=MOD(((((([.C943]-[.G943])/85)-[.F943])/85)-[.E943])/85;85)" office:value-type="float" office:value="6" calcext:value-type="float">
            <text:p>6</text:p>
          </table:table-cell>
          <table:table-cell table:formula="of:=MOD(((([.C943]-[.G943])/85)-[.F943])/85;85)" office:value-type="float" office:value="63" calcext:value-type="float">
            <text:p>63</text:p>
          </table:table-cell>
          <table:table-cell table:formula="of:=MOD(([.C943]-[.G943])/85;85)" office:value-type="float" office:value="36" calcext:value-type="float">
            <text:p>36</text:p>
          </table:table-cell>
          <table:table-cell table:formula="of:=MOD([.C943];85)" office:value-type="float" office:value="3" calcext:value-type="float">
            <text:p>3</text:p>
          </table:table-cell>
          <table:table-cell table:formula="of:=COM.MICROSOFT.CONCAT(MID(&quot;0123456789ABCDEFGHJKLMNPQRSTUVWXYZabcdefghijklmnpqrstuvwxyz!#$%&amp;()*+-;&lt;=&gt;?@^_{}[]/\:&quot;&quot;&quot;&quot;&quot;;[.D943]+1;1);MID(&quot;0123456789ABCDEFGHJKLMNPQRSTUVWXYZabcdefghijklmnpqrstuvwxyz!#$%&amp;()*+-;&lt;=&gt;?@^_{}[]/\:&quot;&quot;&quot;&quot;&quot;;[.E943]+1;1);MID(&quot;0123456789ABCDEFGHJKLMNPQRSTUVWXYZabcdefghijklmnpqrstuvwxyz!#$%&amp;()*+-;&lt;=&gt;?@^_{}[]/\:&quot;&quot;&quot;&quot;&quot;;[.F943]+1;1);MID(&quot;0123456789ABCDEFGHJKLMNPQRSTUVWXYZabcdefghijklmnpqrstuvwxyz!#$%&amp;()*+-;&lt;=&gt;?@^_{}[]/\:&quot;&quot;&quot;&quot;&quot;;[.G943]+1;1))" office:value-type="string" office:string-value="6&amp;c3" calcext:value-type="string">
            <text:p>6&amp;c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98ee6742ab9bff697d368f66a09b48ae01a32be00658e18898be915489b81d2</text:p>
          </table:table-cell>
          <table:table-cell table:formula="of:=HEX2DEC(MID([.A944];1;8))+HEX2DEC(MID([.A944];9;8))+HEX2DEC(MID([.A944];17;8))+HEX2DEC(MID([.A944];25;8))+HEX2DEC(MID([.A944];33;8))+HEX2DEC(MID([.A944];41;8))+HEX2DEC(MID([.A944];49;8))+HEX2DEC(MID([.A944];57;8))" office:value-type="float" office:value="15180033959" calcext:value-type="float">
            <text:p>15180033959</text:p>
          </table:table-cell>
          <table:table-cell table:formula="of:= MOD([.B944];85^4)" office:value-type="float" office:value="41852709" calcext:value-type="float">
            <text:p>41852709</text:p>
          </table:table-cell>
          <table:table-cell table:formula="of:=MOD(((((([.C944]-[.G944])/85)-[.F944])/85)-[.E944])/85;85)" office:value-type="float" office:value="68" calcext:value-type="float">
            <text:p>68</text:p>
          </table:table-cell>
          <table:table-cell table:formula="of:=MOD(((([.C944]-[.G944])/85)-[.F944])/85;85)" office:value-type="float" office:value="12" calcext:value-type="float">
            <text:p>12</text:p>
          </table:table-cell>
          <table:table-cell table:formula="of:=MOD(([.C944]-[.G944])/85;85)" office:value-type="float" office:value="64" calcext:value-type="float">
            <text:p>64</text:p>
          </table:table-cell>
          <table:table-cell table:formula="of:=MOD([.C944];85)" office:value-type="float" office:value="69" calcext:value-type="float">
            <text:p>69</text:p>
          </table:table-cell>
          <table:table-cell table:formula="of:=COM.MICROSOFT.CONCAT(MID(&quot;0123456789ABCDEFGHJKLMNPQRSTUVWXYZabcdefghijklmnpqrstuvwxyz!#$%&amp;()*+-;&lt;=&gt;?@^_{}[]/\:&quot;&quot;&quot;&quot;&quot;;[.D944]+1;1);MID(&quot;0123456789ABCDEFGHJKLMNPQRSTUVWXYZabcdefghijklmnpqrstuvwxyz!#$%&amp;()*+-;&lt;=&gt;?@^_{}[]/\:&quot;&quot;&quot;&quot;&quot;;[.E944]+1;1);MID(&quot;0123456789ABCDEFGHJKLMNPQRSTUVWXYZabcdefghijklmnpqrstuvwxyz!#$%&amp;()*+-;&lt;=&gt;?@^_{}[]/\:&quot;&quot;&quot;&quot;&quot;;[.F944]+1;1);MID(&quot;0123456789ABCDEFGHJKLMNPQRSTUVWXYZabcdefghijklmnpqrstuvwxyz!#$%&amp;()*+-;&lt;=&gt;?@^_{}[]/\:&quot;&quot;&quot;&quot;&quot;;[.G944]+1;1))" office:value-type="string" office:string-value="-C(;" calcext:value-type="string">
            <text:p>-C(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a3cc8ae6abd272d2adbb617cae2fab8f6f35ee6bff7f565291a49fcb1dc54b9</text:p>
          </table:table-cell>
          <table:table-cell table:formula="of:=HEX2DEC(MID([.A945];1;8))+HEX2DEC(MID([.A945];9;8))+HEX2DEC(MID([.A945];17;8))+HEX2DEC(MID([.A945];25;8))+HEX2DEC(MID([.A945];33;8))+HEX2DEC(MID([.A945];41;8))+HEX2DEC(MID([.A945];49;8))+HEX2DEC(MID([.A945];57;8))" office:value-type="float" office:value="19001938858" calcext:value-type="float">
            <text:p>19001938858</text:p>
          </table:table-cell>
          <table:table-cell table:formula="of:= MOD([.B945];85^4)" office:value-type="float" office:value="911358" calcext:value-type="float">
            <text:p>911358</text:p>
          </table:table-cell>
          <table:table-cell table:formula="of:=MOD(((((([.C945]-[.G945])/85)-[.F945])/85)-[.E945])/85;85)" office:value-type="float" office:value="1" calcext:value-type="float">
            <text:p>1</text:p>
          </table:table-cell>
          <table:table-cell table:formula="of:=MOD(((([.C945]-[.G945])/85)-[.F945])/85;85)" office:value-type="float" office:value="41" calcext:value-type="float">
            <text:p>41</text:p>
          </table:table-cell>
          <table:table-cell table:formula="of:=MOD(([.C945]-[.G945])/85;85)" office:value-type="float" office:value="11" calcext:value-type="float">
            <text:p>11</text:p>
          </table:table-cell>
          <table:table-cell table:formula="of:=MOD([.C945];85)" office:value-type="float" office:value="73" calcext:value-type="float">
            <text:p>73</text:p>
          </table:table-cell>
          <table:table-cell table:formula="of:=COM.MICROSOFT.CONCAT(MID(&quot;0123456789ABCDEFGHJKLMNPQRSTUVWXYZabcdefghijklmnpqrstuvwxyz!#$%&amp;()*+-;&lt;=&gt;?@^_{}[]/\:&quot;&quot;&quot;&quot;&quot;;[.D945]+1;1);MID(&quot;0123456789ABCDEFGHJKLMNPQRSTUVWXYZabcdefghijklmnpqrstuvwxyz!#$%&amp;()*+-;&lt;=&gt;?@^_{}[]/\:&quot;&quot;&quot;&quot;&quot;;[.E945]+1;1);MID(&quot;0123456789ABCDEFGHJKLMNPQRSTUVWXYZabcdefghijklmnpqrstuvwxyz!#$%&amp;()*+-;&lt;=&gt;?@^_{}[]/\:&quot;&quot;&quot;&quot;&quot;;[.F945]+1;1);MID(&quot;0123456789ABCDEFGHJKLMNPQRSTUVWXYZabcdefghijklmnpqrstuvwxyz!#$%&amp;()*+-;&lt;=&gt;?@^_{}[]/\:&quot;&quot;&quot;&quot;&quot;;[.G945]+1;1))" office:value-type="string" office:string-value="1hB?" calcext:value-type="string">
            <text:p>1hB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604941b3ba24abd729c2af8f13b4d19a2c29296cf4a8d9a1f0f803ecba323ca</text:p>
          </table:table-cell>
          <table:table-cell table:formula="of:=HEX2DEC(MID([.A946];1;8))+HEX2DEC(MID([.A946];9;8))+HEX2DEC(MID([.A946];17;8))+HEX2DEC(MID([.A946];25;8))+HEX2DEC(MID([.A946];33;8))+HEX2DEC(MID([.A946];41;8))+HEX2DEC(MID([.A946];49;8))+HEX2DEC(MID([.A946];57;8))" office:value-type="float" office:value="17217493793" calcext:value-type="float">
            <text:p>17217493793</text:p>
          </table:table-cell>
          <table:table-cell table:formula="of:= MOD([.B946];85^4)" office:value-type="float" office:value="43488168" calcext:value-type="float">
            <text:p>43488168</text:p>
          </table:table-cell>
          <table:table-cell table:formula="of:=MOD(((((([.C946]-[.G946])/85)-[.F946])/85)-[.E946])/85;85)" office:value-type="float" office:value="70" calcext:value-type="float">
            <text:p>70</text:p>
          </table:table-cell>
          <table:table-cell table:formula="of:=MOD(((([.C946]-[.G946])/85)-[.F946])/85;85)" office:value-type="float" office:value="69" calcext:value-type="float">
            <text:p>69</text:p>
          </table:table-cell>
          <table:table-cell table:formula="of:=MOD(([.C946]-[.G946])/85;85)" office:value-type="float" office:value="10" calcext:value-type="float">
            <text:p>10</text:p>
          </table:table-cell>
          <table:table-cell table:formula="of:=MOD([.C946];85)" office:value-type="float" office:value="43" calcext:value-type="float">
            <text:p>43</text:p>
          </table:table-cell>
          <table:table-cell table:formula="of:=COM.MICROSOFT.CONCAT(MID(&quot;0123456789ABCDEFGHJKLMNPQRSTUVWXYZabcdefghijklmnpqrstuvwxyz!#$%&amp;()*+-;&lt;=&gt;?@^_{}[]/\:&quot;&quot;&quot;&quot;&quot;;[.D946]+1;1);MID(&quot;0123456789ABCDEFGHJKLMNPQRSTUVWXYZabcdefghijklmnpqrstuvwxyz!#$%&amp;()*+-;&lt;=&gt;?@^_{}[]/\:&quot;&quot;&quot;&quot;&quot;;[.E946]+1;1);MID(&quot;0123456789ABCDEFGHJKLMNPQRSTUVWXYZabcdefghijklmnpqrstuvwxyz!#$%&amp;()*+-;&lt;=&gt;?@^_{}[]/\:&quot;&quot;&quot;&quot;&quot;;[.F946]+1;1);MID(&quot;0123456789ABCDEFGHJKLMNPQRSTUVWXYZabcdefghijklmnpqrstuvwxyz!#$%&amp;()*+-;&lt;=&gt;?@^_{}[]/\:&quot;&quot;&quot;&quot;&quot;;[.G946]+1;1))" office:value-type="string" office:string-value="&lt;;Aj" calcext:value-type="string">
            <text:p>&lt;;Aj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f615b8f72806db7c0beeebfd88616bb1947925e200b9b6ce731e1d3be8b9e53</text:p>
          </table:table-cell>
          <table:table-cell table:formula="of:=HEX2DEC(MID([.A947];1;8))+HEX2DEC(MID([.A947];9;8))+HEX2DEC(MID([.A947];17;8))+HEX2DEC(MID([.A947];25;8))+HEX2DEC(MID([.A947];33;8))+HEX2DEC(MID([.A947];41;8))+HEX2DEC(MID([.A947];49;8))+HEX2DEC(MID([.A947];57;8))" office:value-type="float" office:value="17888148656" calcext:value-type="float">
            <text:p>17888148656</text:p>
          </table:table-cell>
          <table:table-cell table:formula="of:= MOD([.B947];85^4)" office:value-type="float" office:value="35534906" calcext:value-type="float">
            <text:p>35534906</text:p>
          </table:table-cell>
          <table:table-cell table:formula="of:=MOD(((((([.C947]-[.G947])/85)-[.F947])/85)-[.E947])/85;85)" office:value-type="float" office:value="57" calcext:value-type="float">
            <text:p>57</text:p>
          </table:table-cell>
          <table:table-cell table:formula="of:=MOD(((([.C947]-[.G947])/85)-[.F947])/85;85)" office:value-type="float" office:value="73" calcext:value-type="float">
            <text:p>73</text:p>
          </table:table-cell>
          <table:table-cell table:formula="of:=MOD(([.C947]-[.G947])/85;85)" office:value-type="float" office:value="27" calcext:value-type="float">
            <text:p>27</text:p>
          </table:table-cell>
          <table:table-cell table:formula="of:=MOD([.C947];85)" office:value-type="float" office:value="61" calcext:value-type="float">
            <text:p>61</text:p>
          </table:table-cell>
          <table:table-cell table:formula="of:=COM.MICROSOFT.CONCAT(MID(&quot;0123456789ABCDEFGHJKLMNPQRSTUVWXYZabcdefghijklmnpqrstuvwxyz!#$%&amp;()*+-;&lt;=&gt;?@^_{}[]/\:&quot;&quot;&quot;&quot;&quot;;[.D947]+1;1);MID(&quot;0123456789ABCDEFGHJKLMNPQRSTUVWXYZabcdefghijklmnpqrstuvwxyz!#$%&amp;()*+-;&lt;=&gt;?@^_{}[]/\:&quot;&quot;&quot;&quot;&quot;;[.E947]+1;1);MID(&quot;0123456789ABCDEFGHJKLMNPQRSTUVWXYZabcdefghijklmnpqrstuvwxyz!#$%&amp;()*+-;&lt;=&gt;?@^_{}[]/\:&quot;&quot;&quot;&quot;&quot;;[.F947]+1;1);MID(&quot;0123456789ABCDEFGHJKLMNPQRSTUVWXYZabcdefghijklmnpqrstuvwxyz!#$%&amp;()*+-;&lt;=&gt;?@^_{}[]/\:&quot;&quot;&quot;&quot;&quot;;[.G947]+1;1))" office:value-type="string" office:string-value="y?T$" calcext:value-type="string">
            <text:p>y?T$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a96b71ac1f074b212347595e9e0bee7b8afd941c76d607a450d3174d6f42258</text:p>
          </table:table-cell>
          <table:table-cell table:formula="of:=HEX2DEC(MID([.A948];1;8))+HEX2DEC(MID([.A948];9;8))+HEX2DEC(MID([.A948];17;8))+HEX2DEC(MID([.A948];25;8))+HEX2DEC(MID([.A948];33;8))+HEX2DEC(MID([.A948];41;8))+HEX2DEC(MID([.A948];49;8))+HEX2DEC(MID([.A948];57;8))" office:value-type="float" office:value="19675147727" calcext:value-type="float">
            <text:p>19675147727</text:p>
          </table:table-cell>
          <table:table-cell table:formula="of:= MOD([.B948];85^4)" office:value-type="float" office:value="47712727" calcext:value-type="float">
            <text:p>47712727</text:p>
          </table:table-cell>
          <table:table-cell table:formula="of:=MOD(((((([.C948]-[.G948])/85)-[.F948])/85)-[.E948])/85;85)" office:value-type="float" office:value="77" calcext:value-type="float">
            <text:p>77</text:p>
          </table:table-cell>
          <table:table-cell table:formula="of:=MOD(((([.C948]-[.G948])/85)-[.F948])/85;85)" office:value-type="float" office:value="58" calcext:value-type="float">
            <text:p>58</text:p>
          </table:table-cell>
          <table:table-cell table:formula="of:=MOD(([.C948]-[.G948])/85;85)" office:value-type="float" office:value="71" calcext:value-type="float">
            <text:p>71</text:p>
          </table:table-cell>
          <table:table-cell table:formula="of:=MOD([.C948];85)" office:value-type="float" office:value="17" calcext:value-type="float">
            <text:p>17</text:p>
          </table:table-cell>
          <table:table-cell table:formula="of:=COM.MICROSOFT.CONCAT(MID(&quot;0123456789ABCDEFGHJKLMNPQRSTUVWXYZabcdefghijklmnpqrstuvwxyz!#$%&amp;()*+-;&lt;=&gt;?@^_{}[]/\:&quot;&quot;&quot;&quot;&quot;;[.D948]+1;1);MID(&quot;0123456789ABCDEFGHJKLMNPQRSTUVWXYZabcdefghijklmnpqrstuvwxyz!#$%&amp;()*+-;&lt;=&gt;?@^_{}[]/\:&quot;&quot;&quot;&quot;&quot;;[.E948]+1;1);MID(&quot;0123456789ABCDEFGHJKLMNPQRSTUVWXYZabcdefghijklmnpqrstuvwxyz!#$%&amp;()*+-;&lt;=&gt;?@^_{}[]/\:&quot;&quot;&quot;&quot;&quot;;[.F948]+1;1);MID(&quot;0123456789ABCDEFGHJKLMNPQRSTUVWXYZabcdefghijklmnpqrstuvwxyz!#$%&amp;()*+-;&lt;=&gt;?@^_{}[]/\:&quot;&quot;&quot;&quot;&quot;;[.G948]+1;1))" office:value-type="string" office:string-value="{z=H" calcext:value-type="string">
            <text:p>{z=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5c6ad2362d69698a86d423bf59be3a123c445441b02b38f6aa7befd086f3ffd</text:p>
          </table:table-cell>
          <table:table-cell table:formula="of:=HEX2DEC(MID([.A949];1;8))+HEX2DEC(MID([.A949];9;8))+HEX2DEC(MID([.A949];17;8))+HEX2DEC(MID([.A949];25;8))+HEX2DEC(MID([.A949];33;8))+HEX2DEC(MID([.A949];41;8))+HEX2DEC(MID([.A949];49;8))+HEX2DEC(MID([.A949];57;8))" office:value-type="float" office:value="11685618020" calcext:value-type="float">
            <text:p>11685618020</text:p>
          </table:table-cell>
          <table:table-cell table:formula="of:= MOD([.B949];85^4)" office:value-type="float" office:value="44878645" calcext:value-type="float">
            <text:p>44878645</text:p>
          </table:table-cell>
          <table:table-cell table:formula="of:=MOD(((((([.C949]-[.G949])/85)-[.F949])/85)-[.E949])/85;85)" office:value-type="float" office:value="73" calcext:value-type="float">
            <text:p>73</text:p>
          </table:table-cell>
          <table:table-cell table:formula="of:=MOD(((([.C949]-[.G949])/85)-[.F949])/85;85)" office:value-type="float" office:value="6" calcext:value-type="float">
            <text:p>6</text:p>
          </table:table-cell>
          <table:table-cell table:formula="of:=MOD(([.C949]-[.G949])/85;85)" office:value-type="float" office:value="49" calcext:value-type="float">
            <text:p>49</text:p>
          </table:table-cell>
          <table:table-cell table:formula="of:=MOD([.C949];85)" office:value-type="float" office:value="5" calcext:value-type="float">
            <text:p>5</text:p>
          </table:table-cell>
          <table:table-cell table:formula="of:=COM.MICROSOFT.CONCAT(MID(&quot;0123456789ABCDEFGHJKLMNPQRSTUVWXYZabcdefghijklmnpqrstuvwxyz!#$%&amp;()*+-;&lt;=&gt;?@^_{}[]/\:&quot;&quot;&quot;&quot;&quot;;[.D949]+1;1);MID(&quot;0123456789ABCDEFGHJKLMNPQRSTUVWXYZabcdefghijklmnpqrstuvwxyz!#$%&amp;()*+-;&lt;=&gt;?@^_{}[]/\:&quot;&quot;&quot;&quot;&quot;;[.E949]+1;1);MID(&quot;0123456789ABCDEFGHJKLMNPQRSTUVWXYZabcdefghijklmnpqrstuvwxyz!#$%&amp;()*+-;&lt;=&gt;?@^_{}[]/\:&quot;&quot;&quot;&quot;&quot;;[.F949]+1;1);MID(&quot;0123456789ABCDEFGHJKLMNPQRSTUVWXYZabcdefghijklmnpqrstuvwxyz!#$%&amp;()*+-;&lt;=&gt;?@^_{}[]/\:&quot;&quot;&quot;&quot;&quot;;[.G949]+1;1))" office:value-type="string" office:string-value="?6q5" calcext:value-type="string">
            <text:p>?6q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f7b2006991d83042658bc009a53f41ce4ba19c95bb1fa1f08fbaf0bb35e5e03</text:p>
          </table:table-cell>
          <table:table-cell table:formula="of:=HEX2DEC(MID([.A950];1;8))+HEX2DEC(MID([.A950];9;8))+HEX2DEC(MID([.A950];17;8))+HEX2DEC(MID([.A950];25;8))+HEX2DEC(MID([.A950];33;8))+HEX2DEC(MID([.A950];41;8))+HEX2DEC(MID([.A950];49;8))+HEX2DEC(MID([.A950];57;8))" office:value-type="float" office:value="18623460380" calcext:value-type="float">
            <text:p>18623460380</text:p>
          </table:table-cell>
          <table:table-cell table:formula="of:= MOD([.B950];85^4)" office:value-type="float" office:value="40037880" calcext:value-type="float">
            <text:p>40037880</text:p>
          </table:table-cell>
          <table:table-cell table:formula="of:=MOD(((((([.C950]-[.G950])/85)-[.F950])/85)-[.E950])/85;85)" office:value-type="float" office:value="65" calcext:value-type="float">
            <text:p>65</text:p>
          </table:table-cell>
          <table:table-cell table:formula="of:=MOD(((([.C950]-[.G950])/85)-[.F950])/85;85)" office:value-type="float" office:value="16" calcext:value-type="float">
            <text:p>16</text:p>
          </table:table-cell>
          <table:table-cell table:formula="of:=MOD(([.C950]-[.G950])/85;85)" office:value-type="float" office:value="48" calcext:value-type="float">
            <text:p>48</text:p>
          </table:table-cell>
          <table:table-cell table:formula="of:=MOD([.C950];85)" office:value-type="float" office:value="75" calcext:value-type="float">
            <text:p>75</text:p>
          </table:table-cell>
          <table:table-cell table:formula="of:=COM.MICROSOFT.CONCAT(MID(&quot;0123456789ABCDEFGHJKLMNPQRSTUVWXYZabcdefghijklmnpqrstuvwxyz!#$%&amp;()*+-;&lt;=&gt;?@^_{}[]/\:&quot;&quot;&quot;&quot;&quot;;[.D950]+1;1);MID(&quot;0123456789ABCDEFGHJKLMNPQRSTUVWXYZabcdefghijklmnpqrstuvwxyz!#$%&amp;()*+-;&lt;=&gt;?@^_{}[]/\:&quot;&quot;&quot;&quot;&quot;;[.E950]+1;1);MID(&quot;0123456789ABCDEFGHJKLMNPQRSTUVWXYZabcdefghijklmnpqrstuvwxyz!#$%&amp;()*+-;&lt;=&gt;?@^_{}[]/\:&quot;&quot;&quot;&quot;&quot;;[.F950]+1;1);MID(&quot;0123456789ABCDEFGHJKLMNPQRSTUVWXYZabcdefghijklmnpqrstuvwxyz!#$%&amp;()*+-;&lt;=&gt;?@^_{}[]/\:&quot;&quot;&quot;&quot;&quot;;[.G950]+1;1))" office:value-type="string" office:string-value=")Gp^" calcext:value-type="string">
            <text:p>)Gp^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c9d1703b061450c1ff0fe45f5a5dd626fd0393a135c89f42cc91c91def8ad4f</text:p>
          </table:table-cell>
          <table:table-cell table:formula="of:=HEX2DEC(MID([.A951];1;8))+HEX2DEC(MID([.A951];9;8))+HEX2DEC(MID([.A951];17;8))+HEX2DEC(MID([.A951];25;8))+HEX2DEC(MID([.A951];33;8))+HEX2DEC(MID([.A951];41;8))+HEX2DEC(MID([.A951];49;8))+HEX2DEC(MID([.A951];57;8))" office:value-type="float" office:value="18279023812" calcext:value-type="float">
            <text:p>18279023812</text:p>
          </table:table-cell>
          <table:table-cell table:formula="of:= MOD([.B951];85^4)" office:value-type="float" office:value="8805062" calcext:value-type="float">
            <text:p>8805062</text:p>
          </table:table-cell>
          <table:table-cell table:formula="of:=MOD(((((([.C951]-[.G951])/85)-[.F951])/85)-[.E951])/85;85)" office:value-type="float" office:value="14" calcext:value-type="float">
            <text:p>14</text:p>
          </table:table-cell>
          <table:table-cell table:formula="of:=MOD(((([.C951]-[.G951])/85)-[.F951])/85;85)" office:value-type="float" office:value="28" calcext:value-type="float">
            <text:p>28</text:p>
          </table:table-cell>
          <table:table-cell table:formula="of:=MOD(([.C951]-[.G951])/85;85)" office:value-type="float" office:value="58" calcext:value-type="float">
            <text:p>58</text:p>
          </table:table-cell>
          <table:table-cell table:formula="of:=MOD([.C951];85)" office:value-type="float" office:value="82" calcext:value-type="float">
            <text:p>82</text:p>
          </table:table-cell>
          <table:table-cell table:formula="of:=COM.MICROSOFT.CONCAT(MID(&quot;0123456789ABCDEFGHJKLMNPQRSTUVWXYZabcdefghijklmnpqrstuvwxyz!#$%&amp;()*+-;&lt;=&gt;?@^_{}[]/\:&quot;&quot;&quot;&quot;&quot;;[.D951]+1;1);MID(&quot;0123456789ABCDEFGHJKLMNPQRSTUVWXYZabcdefghijklmnpqrstuvwxyz!#$%&amp;()*+-;&lt;=&gt;?@^_{}[]/\:&quot;&quot;&quot;&quot;&quot;;[.E951]+1;1);MID(&quot;0123456789ABCDEFGHJKLMNPQRSTUVWXYZabcdefghijklmnpqrstuvwxyz!#$%&amp;()*+-;&lt;=&gt;?@^_{}[]/\:&quot;&quot;&quot;&quot;&quot;;[.F951]+1;1);MID(&quot;0123456789ABCDEFGHJKLMNPQRSTUVWXYZabcdefghijklmnpqrstuvwxyz!#$%&amp;()*+-;&lt;=&gt;?@^_{}[]/\:&quot;&quot;&quot;&quot;&quot;;[.G951]+1;1))" office:value-type="string" office:string-value="EUz\" calcext:value-type="string">
            <text:p>EUz\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1144ed9f3aa0bf799043d185aa306dfc74e468d61ae6e12465a48c966bb4bf</text:p>
          </table:table-cell>
          <table:table-cell table:formula="of:=HEX2DEC(MID([.A952];1;8))+HEX2DEC(MID([.A952];9;8))+HEX2DEC(MID([.A952];17;8))+HEX2DEC(MID([.A952];25;8))+HEX2DEC(MID([.A952];33;8))+HEX2DEC(MID([.A952];41;8))+HEX2DEC(MID([.A952];49;8))+HEX2DEC(MID([.A952];57;8))" office:value-type="float" office:value="21305458302" calcext:value-type="float">
            <text:p>21305458302</text:p>
          </table:table-cell>
          <table:table-cell table:formula="of:= MOD([.B952];85^4)" office:value-type="float" office:value="7603302" calcext:value-type="float">
            <text:p>7603302</text:p>
          </table:table-cell>
          <table:table-cell table:formula="of:=MOD(((((([.C952]-[.G952])/85)-[.F952])/85)-[.E952])/85;85)" office:value-type="float" office:value="12" calcext:value-type="float">
            <text:p>12</text:p>
          </table:table-cell>
          <table:table-cell table:formula="of:=MOD(((([.C952]-[.G952])/85)-[.F952])/85;85)" office:value-type="float" office:value="32" calcext:value-type="float">
            <text:p>32</text:p>
          </table:table-cell>
          <table:table-cell table:formula="of:=MOD(([.C952]-[.G952])/85;85)" office:value-type="float" office:value="30" calcext:value-type="float">
            <text:p>30</text:p>
          </table:table-cell>
          <table:table-cell table:formula="of:=MOD([.C952];85)" office:value-type="float" office:value="52" calcext:value-type="float">
            <text:p>52</text:p>
          </table:table-cell>
          <table:table-cell table:formula="of:=COM.MICROSOFT.CONCAT(MID(&quot;0123456789ABCDEFGHJKLMNPQRSTUVWXYZabcdefghijklmnpqrstuvwxyz!#$%&amp;()*+-;&lt;=&gt;?@^_{}[]/\:&quot;&quot;&quot;&quot;&quot;;[.D952]+1;1);MID(&quot;0123456789ABCDEFGHJKLMNPQRSTUVWXYZabcdefghijklmnpqrstuvwxyz!#$%&amp;()*+-;&lt;=&gt;?@^_{}[]/\:&quot;&quot;&quot;&quot;&quot;;[.E952]+1;1);MID(&quot;0123456789ABCDEFGHJKLMNPQRSTUVWXYZabcdefghijklmnpqrstuvwxyz!#$%&amp;()*+-;&lt;=&gt;?@^_{}[]/\:&quot;&quot;&quot;&quot;&quot;;[.F952]+1;1);MID(&quot;0123456789ABCDEFGHJKLMNPQRSTUVWXYZabcdefghijklmnpqrstuvwxyz!#$%&amp;()*+-;&lt;=&gt;?@^_{}[]/\:&quot;&quot;&quot;&quot;&quot;;[.G952]+1;1))" office:value-type="string" office:string-value="CYWt" calcext:value-type="string">
            <text:p>CYW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0e7b6512af2974d05be2f74f9542c7be20123d9344bb954fdf9479f8c95fc26</text:p>
          </table:table-cell>
          <table:table-cell table:formula="of:=HEX2DEC(MID([.A953];1;8))+HEX2DEC(MID([.A953];9;8))+HEX2DEC(MID([.A953];17;8))+HEX2DEC(MID([.A953];25;8))+HEX2DEC(MID([.A953];33;8))+HEX2DEC(MID([.A953];41;8))+HEX2DEC(MID([.A953];49;8))+HEX2DEC(MID([.A953];57;8))" office:value-type="float" office:value="20061932159" calcext:value-type="float">
            <text:p>20061932159</text:p>
          </table:table-cell>
          <table:table-cell table:formula="of:= MOD([.B953];85^4)" office:value-type="float" office:value="16892159" calcext:value-type="float">
            <text:p>16892159</text:p>
          </table:table-cell>
          <table:table-cell table:formula="of:=MOD(((((([.C953]-[.G953])/85)-[.F953])/85)-[.E953])/85;85)" office:value-type="float" office:value="27" calcext:value-type="float">
            <text:p>27</text:p>
          </table:table-cell>
          <table:table-cell table:formula="of:=MOD(((([.C953]-[.G953])/85)-[.F953])/85;85)" office:value-type="float" office:value="43" calcext:value-type="float">
            <text:p>43</text:p>
          </table:table-cell>
          <table:table-cell table:formula="of:=MOD(([.C953]-[.G953])/85;85)" office:value-type="float" office:value="1" calcext:value-type="float">
            <text:p>1</text:p>
          </table:table-cell>
          <table:table-cell table:formula="of:=MOD([.C953];85)" office:value-type="float" office:value="24" calcext:value-type="float">
            <text:p>24</text:p>
          </table:table-cell>
          <table:table-cell table:formula="of:=COM.MICROSOFT.CONCAT(MID(&quot;0123456789ABCDEFGHJKLMNPQRSTUVWXYZabcdefghijklmnpqrstuvwxyz!#$%&amp;()*+-;&lt;=&gt;?@^_{}[]/\:&quot;&quot;&quot;&quot;&quot;;[.D953]+1;1);MID(&quot;0123456789ABCDEFGHJKLMNPQRSTUVWXYZabcdefghijklmnpqrstuvwxyz!#$%&amp;()*+-;&lt;=&gt;?@^_{}[]/\:&quot;&quot;&quot;&quot;&quot;;[.E953]+1;1);MID(&quot;0123456789ABCDEFGHJKLMNPQRSTUVWXYZabcdefghijklmnpqrstuvwxyz!#$%&amp;()*+-;&lt;=&gt;?@^_{}[]/\:&quot;&quot;&quot;&quot;&quot;;[.F953]+1;1);MID(&quot;0123456789ABCDEFGHJKLMNPQRSTUVWXYZabcdefghijklmnpqrstuvwxyz!#$%&amp;()*+-;&lt;=&gt;?@^_{}[]/\:&quot;&quot;&quot;&quot;&quot;;[.G953]+1;1))" office:value-type="string" office:string-value="Tj1Q" calcext:value-type="string">
            <text:p>Tj1Q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f8828eeab5f5c01d2f917abb47ad29aee68a63de513897e4f609f0348e962dc</text:p>
          </table:table-cell>
          <table:table-cell table:formula="of:=HEX2DEC(MID([.A954];1;8))+HEX2DEC(MID([.A954];9;8))+HEX2DEC(MID([.A954];17;8))+HEX2DEC(MID([.A954];25;8))+HEX2DEC(MID([.A954];33;8))+HEX2DEC(MID([.A954];41;8))+HEX2DEC(MID([.A954];49;8))+HEX2DEC(MID([.A954];57;8))" office:value-type="float" office:value="23054098638" calcext:value-type="float">
            <text:p>23054098638</text:p>
          </table:table-cell>
          <table:table-cell table:formula="of:= MOD([.B954];85^4)" office:value-type="float" office:value="33623013" calcext:value-type="float">
            <text:p>33623013</text:p>
          </table:table-cell>
          <table:table-cell table:formula="of:=MOD(((((([.C954]-[.G954])/85)-[.F954])/85)-[.E954])/85;85)" office:value-type="float" office:value="54" calcext:value-type="float">
            <text:p>54</text:p>
          </table:table-cell>
          <table:table-cell table:formula="of:=MOD(((([.C954]-[.G954])/85)-[.F954])/85;85)" office:value-type="float" office:value="63" calcext:value-type="float">
            <text:p>63</text:p>
          </table:table-cell>
          <table:table-cell table:formula="of:=MOD(([.C954]-[.G954])/85;85)" office:value-type="float" office:value="59" calcext:value-type="float">
            <text:p>59</text:p>
          </table:table-cell>
          <table:table-cell table:formula="of:=MOD([.C954];85)" office:value-type="float" office:value="73" calcext:value-type="float">
            <text:p>73</text:p>
          </table:table-cell>
          <table:table-cell table:formula="of:=COM.MICROSOFT.CONCAT(MID(&quot;0123456789ABCDEFGHJKLMNPQRSTUVWXYZabcdefghijklmnpqrstuvwxyz!#$%&amp;()*+-;&lt;=&gt;?@^_{}[]/\:&quot;&quot;&quot;&quot;&quot;;[.D954]+1;1);MID(&quot;0123456789ABCDEFGHJKLMNPQRSTUVWXYZabcdefghijklmnpqrstuvwxyz!#$%&amp;()*+-;&lt;=&gt;?@^_{}[]/\:&quot;&quot;&quot;&quot;&quot;;[.E954]+1;1);MID(&quot;0123456789ABCDEFGHJKLMNPQRSTUVWXYZabcdefghijklmnpqrstuvwxyz!#$%&amp;()*+-;&lt;=&gt;?@^_{}[]/\:&quot;&quot;&quot;&quot;&quot;;[.F954]+1;1);MID(&quot;0123456789ABCDEFGHJKLMNPQRSTUVWXYZabcdefghijklmnpqrstuvwxyz!#$%&amp;()*+-;&lt;=&gt;?@^_{}[]/\:&quot;&quot;&quot;&quot;&quot;;[.G954]+1;1))" office:value-type="string" office:string-value="v&amp;!?" calcext:value-type="string">
            <text:p>v&amp;!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49652ba6d846c2bde52e24d1e59cd3a80d9f29477c91d65b3a88468f06eb28</text:p>
          </table:table-cell>
          <table:table-cell table:formula="of:=HEX2DEC(MID([.A955];1;8))+HEX2DEC(MID([.A955];9;8))+HEX2DEC(MID([.A955];17;8))+HEX2DEC(MID([.A955];25;8))+HEX2DEC(MID([.A955];33;8))+HEX2DEC(MID([.A955];41;8))+HEX2DEC(MID([.A955];49;8))+HEX2DEC(MID([.A955];57;8))" office:value-type="float" office:value="18097904465" calcext:value-type="float">
            <text:p>18097904465</text:p>
          </table:table-cell>
          <table:table-cell table:formula="of:= MOD([.B955];85^4)" office:value-type="float" office:value="36488215" calcext:value-type="float">
            <text:p>36488215</text:p>
          </table:table-cell>
          <table:table-cell table:formula="of:=MOD(((((([.C955]-[.G955])/85)-[.F955])/85)-[.E955])/85;85)" office:value-type="float" office:value="59" calcext:value-type="float">
            <text:p>59</text:p>
          </table:table-cell>
          <table:table-cell table:formula="of:=MOD(((([.C955]-[.G955])/85)-[.F955])/85;85)" office:value-type="float" office:value="35" calcext:value-type="float">
            <text:p>35</text:p>
          </table:table-cell>
          <table:table-cell table:formula="of:=MOD(([.C955]-[.G955])/85;85)" office:value-type="float" office:value="23" calcext:value-type="float">
            <text:p>23</text:p>
          </table:table-cell>
          <table:table-cell table:formula="of:=MOD([.C955];85)" office:value-type="float" office:value="10" calcext:value-type="float">
            <text:p>10</text:p>
          </table:table-cell>
          <table:table-cell table:formula="of:=COM.MICROSOFT.CONCAT(MID(&quot;0123456789ABCDEFGHJKLMNPQRSTUVWXYZabcdefghijklmnpqrstuvwxyz!#$%&amp;()*+-;&lt;=&gt;?@^_{}[]/\:&quot;&quot;&quot;&quot;&quot;;[.D955]+1;1);MID(&quot;0123456789ABCDEFGHJKLMNPQRSTUVWXYZabcdefghijklmnpqrstuvwxyz!#$%&amp;()*+-;&lt;=&gt;?@^_{}[]/\:&quot;&quot;&quot;&quot;&quot;;[.E955]+1;1);MID(&quot;0123456789ABCDEFGHJKLMNPQRSTUVWXYZabcdefghijklmnpqrstuvwxyz!#$%&amp;()*+-;&lt;=&gt;?@^_{}[]/\:&quot;&quot;&quot;&quot;&quot;;[.F955]+1;1);MID(&quot;0123456789ABCDEFGHJKLMNPQRSTUVWXYZabcdefghijklmnpqrstuvwxyz!#$%&amp;()*+-;&lt;=&gt;?@^_{}[]/\:&quot;&quot;&quot;&quot;&quot;;[.G955]+1;1))" office:value-type="string" office:string-value="!bPA" calcext:value-type="string">
            <text:p>!bP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06716bd6afd3576bf5684cb4437471dbb867c23601697431a0b039c285e5988</text:p>
          </table:table-cell>
          <table:table-cell table:formula="of:=HEX2DEC(MID([.A956];1;8))+HEX2DEC(MID([.A956];9;8))+HEX2DEC(MID([.A956];17;8))+HEX2DEC(MID([.A956];25;8))+HEX2DEC(MID([.A956];33;8))+HEX2DEC(MID([.A956];41;8))+HEX2DEC(MID([.A956];49;8))+HEX2DEC(MID([.A956];57;8))" office:value-type="float" office:value="13907822757" calcext:value-type="float">
            <text:p>13907822757</text:p>
          </table:table-cell>
          <table:table-cell table:formula="of:= MOD([.B956];85^4)" office:value-type="float" office:value="22456507" calcext:value-type="float">
            <text:p>22456507</text:p>
          </table:table-cell>
          <table:table-cell table:formula="of:=MOD(((((([.C956]-[.G956])/85)-[.F956])/85)-[.E956])/85;85)" office:value-type="float" office:value="36" calcext:value-type="float">
            <text:p>36</text:p>
          </table:table-cell>
          <table:table-cell table:formula="of:=MOD(((([.C956]-[.G956])/85)-[.F956])/85;85)" office:value-type="float" office:value="48" calcext:value-type="float">
            <text:p>48</text:p>
          </table:table-cell>
          <table:table-cell table:formula="of:=MOD(([.C956]-[.G956])/85;85)" office:value-type="float" office:value="14" calcext:value-type="float">
            <text:p>14</text:p>
          </table:table-cell>
          <table:table-cell table:formula="of:=MOD([.C956];85)" office:value-type="float" office:value="17" calcext:value-type="float">
            <text:p>17</text:p>
          </table:table-cell>
          <table:table-cell table:formula="of:=COM.MICROSOFT.CONCAT(MID(&quot;0123456789ABCDEFGHJKLMNPQRSTUVWXYZabcdefghijklmnpqrstuvwxyz!#$%&amp;()*+-;&lt;=&gt;?@^_{}[]/\:&quot;&quot;&quot;&quot;&quot;;[.D956]+1;1);MID(&quot;0123456789ABCDEFGHJKLMNPQRSTUVWXYZabcdefghijklmnpqrstuvwxyz!#$%&amp;()*+-;&lt;=&gt;?@^_{}[]/\:&quot;&quot;&quot;&quot;&quot;;[.E956]+1;1);MID(&quot;0123456789ABCDEFGHJKLMNPQRSTUVWXYZabcdefghijklmnpqrstuvwxyz!#$%&amp;()*+-;&lt;=&gt;?@^_{}[]/\:&quot;&quot;&quot;&quot;&quot;;[.F956]+1;1);MID(&quot;0123456789ABCDEFGHJKLMNPQRSTUVWXYZabcdefghijklmnpqrstuvwxyz!#$%&amp;()*+-;&lt;=&gt;?@^_{}[]/\:&quot;&quot;&quot;&quot;&quot;;[.G956]+1;1))" office:value-type="string" office:string-value="cpEH" calcext:value-type="string">
            <text:p>cpE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2131641e6e7d747f16c6ecab05c1f8c35bd630afa8a1adacea5dc98c4f29f07</text:p>
          </table:table-cell>
          <table:table-cell table:formula="of:=HEX2DEC(MID([.A957];1;8))+HEX2DEC(MID([.A957];9;8))+HEX2DEC(MID([.A957];17;8))+HEX2DEC(MID([.A957];25;8))+HEX2DEC(MID([.A957];33;8))+HEX2DEC(MID([.A957];41;8))+HEX2DEC(MID([.A957];49;8))+HEX2DEC(MID([.A957];57;8))" office:value-type="float" office:value="23331042657" calcext:value-type="float">
            <text:p>23331042657</text:p>
          </table:table-cell>
          <table:table-cell table:formula="of:= MOD([.B957];85^4)" office:value-type="float" office:value="49563907" calcext:value-type="float">
            <text:p>49563907</text:p>
          </table:table-cell>
          <table:table-cell table:formula="of:=MOD(((((([.C957]-[.G957])/85)-[.F957])/85)-[.E957])/85;85)" office:value-type="float" office:value="80" calcext:value-type="float">
            <text:p>80</text:p>
          </table:table-cell>
          <table:table-cell table:formula="of:=MOD(((([.C957]-[.G957])/85)-[.F957])/85;85)" office:value-type="float" office:value="60" calcext:value-type="float">
            <text:p>60</text:p>
          </table:table-cell>
          <table:table-cell table:formula="of:=MOD(([.C957]-[.G957])/85;85)" office:value-type="float" office:value="4" calcext:value-type="float">
            <text:p>4</text:p>
          </table:table-cell>
          <table:table-cell table:formula="of:=MOD([.C957];85)" office:value-type="float" office:value="67" calcext:value-type="float">
            <text:p>67</text:p>
          </table:table-cell>
          <table:table-cell table:formula="of:=COM.MICROSOFT.CONCAT(MID(&quot;0123456789ABCDEFGHJKLMNPQRSTUVWXYZabcdefghijklmnpqrstuvwxyz!#$%&amp;()*+-;&lt;=&gt;?@^_{}[]/\:&quot;&quot;&quot;&quot;&quot;;[.D957]+1;1);MID(&quot;0123456789ABCDEFGHJKLMNPQRSTUVWXYZabcdefghijklmnpqrstuvwxyz!#$%&amp;()*+-;&lt;=&gt;?@^_{}[]/\:&quot;&quot;&quot;&quot;&quot;;[.E957]+1;1);MID(&quot;0123456789ABCDEFGHJKLMNPQRSTUVWXYZabcdefghijklmnpqrstuvwxyz!#$%&amp;()*+-;&lt;=&gt;?@^_{}[]/\:&quot;&quot;&quot;&quot;&quot;;[.F957]+1;1);MID(&quot;0123456789ABCDEFGHJKLMNPQRSTUVWXYZabcdefghijklmnpqrstuvwxyz!#$%&amp;()*+-;&lt;=&gt;?@^_{}[]/\:&quot;&quot;&quot;&quot;&quot;;[.G957]+1;1))" office:value-type="string" office:string-value="]#4+" calcext:value-type="string">
            <text:p>]#4+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3af7f2c526ae7b3b95cff723f2605e9a24a60a78a0cdea9ede8bc746d4cae66</text:p>
          </table:table-cell>
          <table:table-cell table:formula="of:=HEX2DEC(MID([.A958];1;8))+HEX2DEC(MID([.A958];9;8))+HEX2DEC(MID([.A958];17;8))+HEX2DEC(MID([.A958];25;8))+HEX2DEC(MID([.A958];33;8))+HEX2DEC(MID([.A958];41;8))+HEX2DEC(MID([.A958];49;8))+HEX2DEC(MID([.A958];57;8))" office:value-type="float" office:value="19162338916" calcext:value-type="float">
            <text:p>19162338916</text:p>
          </table:table-cell>
          <table:table-cell table:formula="of:= MOD([.B958];85^4)" office:value-type="float" office:value="4709541" calcext:value-type="float">
            <text:p>4709541</text:p>
          </table:table-cell>
          <table:table-cell table:formula="of:=MOD(((((([.C958]-[.G958])/85)-[.F958])/85)-[.E958])/85;85)" office:value-type="float" office:value="7" calcext:value-type="float">
            <text:p>7</text:p>
          </table:table-cell>
          <table:table-cell table:formula="of:=MOD(((([.C958]-[.G958])/85)-[.F958])/85;85)" office:value-type="float" office:value="56" calcext:value-type="float">
            <text:p>56</text:p>
          </table:table-cell>
          <table:table-cell table:formula="of:=MOD(([.C958]-[.G958])/85;85)" office:value-type="float" office:value="71" calcext:value-type="float">
            <text:p>71</text:p>
          </table:table-cell>
          <table:table-cell table:formula="of:=MOD([.C958];85)" office:value-type="float" office:value="31" calcext:value-type="float">
            <text:p>31</text:p>
          </table:table-cell>
          <table:table-cell table:formula="of:=COM.MICROSOFT.CONCAT(MID(&quot;0123456789ABCDEFGHJKLMNPQRSTUVWXYZabcdefghijklmnpqrstuvwxyz!#$%&amp;()*+-;&lt;=&gt;?@^_{}[]/\:&quot;&quot;&quot;&quot;&quot;;[.D958]+1;1);MID(&quot;0123456789ABCDEFGHJKLMNPQRSTUVWXYZabcdefghijklmnpqrstuvwxyz!#$%&amp;()*+-;&lt;=&gt;?@^_{}[]/\:&quot;&quot;&quot;&quot;&quot;;[.E958]+1;1);MID(&quot;0123456789ABCDEFGHJKLMNPQRSTUVWXYZabcdefghijklmnpqrstuvwxyz!#$%&amp;()*+-;&lt;=&gt;?@^_{}[]/\:&quot;&quot;&quot;&quot;&quot;;[.F958]+1;1);MID(&quot;0123456789ABCDEFGHJKLMNPQRSTUVWXYZabcdefghijklmnpqrstuvwxyz!#$%&amp;()*+-;&lt;=&gt;?@^_{}[]/\:&quot;&quot;&quot;&quot;&quot;;[.G958]+1;1))" office:value-type="string" office:string-value="7x=X" calcext:value-type="string">
            <text:p>7x=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d76741f7528c218b4804915bad794c35c718b9de360fbc3b07f1a4233545b50</text:p>
          </table:table-cell>
          <table:table-cell table:formula="of:=HEX2DEC(MID([.A959];1;8))+HEX2DEC(MID([.A959];9;8))+HEX2DEC(MID([.A959];17;8))+HEX2DEC(MID([.A959];25;8))+HEX2DEC(MID([.A959];33;8))+HEX2DEC(MID([.A959];41;8))+HEX2DEC(MID([.A959];49;8))+HEX2DEC(MID([.A959];57;8))" office:value-type="float" office:value="18884661505" calcext:value-type="float">
            <text:p>18884661505</text:p>
          </table:table-cell>
          <table:table-cell table:formula="of:= MOD([.B959];85^4)" office:value-type="float" office:value="40235880" calcext:value-type="float">
            <text:p>40235880</text:p>
          </table:table-cell>
          <table:table-cell table:formula="of:=MOD(((((([.C959]-[.G959])/85)-[.F959])/85)-[.E959])/85;85)" office:value-type="float" office:value="65" calcext:value-type="float">
            <text:p>65</text:p>
          </table:table-cell>
          <table:table-cell table:formula="of:=MOD(((([.C959]-[.G959])/85)-[.F959])/85;85)" office:value-type="float" office:value="43" calcext:value-type="float">
            <text:p>43</text:p>
          </table:table-cell>
          <table:table-cell table:formula="of:=MOD(([.C959]-[.G959])/85;85)" office:value-type="float" office:value="83" calcext:value-type="float">
            <text:p>83</text:p>
          </table:table-cell>
          <table:table-cell table:formula="of:=MOD([.C959];85)" office:value-type="float" office:value="25" calcext:value-type="float">
            <text:p>25</text:p>
          </table:table-cell>
          <table:table-cell table:formula="of:=COM.MICROSOFT.CONCAT(MID(&quot;0123456789ABCDEFGHJKLMNPQRSTUVWXYZabcdefghijklmnpqrstuvwxyz!#$%&amp;()*+-;&lt;=&gt;?@^_{}[]/\:&quot;&quot;&quot;&quot;&quot;;[.D959]+1;1);MID(&quot;0123456789ABCDEFGHJKLMNPQRSTUVWXYZabcdefghijklmnpqrstuvwxyz!#$%&amp;()*+-;&lt;=&gt;?@^_{}[]/\:&quot;&quot;&quot;&quot;&quot;;[.E959]+1;1);MID(&quot;0123456789ABCDEFGHJKLMNPQRSTUVWXYZabcdefghijklmnpqrstuvwxyz!#$%&amp;()*+-;&lt;=&gt;?@^_{}[]/\:&quot;&quot;&quot;&quot;&quot;;[.F959]+1;1);MID(&quot;0123456789ABCDEFGHJKLMNPQRSTUVWXYZabcdefghijklmnpqrstuvwxyz!#$%&amp;()*+-;&lt;=&gt;?@^_{}[]/\:&quot;&quot;&quot;&quot;&quot;;[.G959]+1;1))" office:value-type="string" office:string-value=")j:R" calcext:value-type="string">
            <text:p>)j: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6676a700ded30a5bb4df24064aac15afb254ed35e7063c344b3261e1467df84</text:p>
          </table:table-cell>
          <table:table-cell table:formula="of:=HEX2DEC(MID([.A960];1;8))+HEX2DEC(MID([.A960];9;8))+HEX2DEC(MID([.A960];17;8))+HEX2DEC(MID([.A960];25;8))+HEX2DEC(MID([.A960];33;8))+HEX2DEC(MID([.A960];41;8))+HEX2DEC(MID([.A960];49;8))+HEX2DEC(MID([.A960];57;8))" office:value-type="float" office:value="13539084007" calcext:value-type="float">
            <text:p>13539084007</text:p>
          </table:table-cell>
          <table:table-cell table:formula="of:= MOD([.B960];85^4)" office:value-type="float" office:value="19122132" calcext:value-type="float">
            <text:p>19122132</text:p>
          </table:table-cell>
          <table:table-cell table:formula="of:=MOD(((((([.C960]-[.G960])/85)-[.F960])/85)-[.E960])/85;85)" office:value-type="float" office:value="31" calcext:value-type="float">
            <text:p>31</text:p>
          </table:table-cell>
          <table:table-cell table:formula="of:=MOD(((([.C960]-[.G960])/85)-[.F960])/85;85)" office:value-type="float" office:value="11" calcext:value-type="float">
            <text:p>11</text:p>
          </table:table-cell>
          <table:table-cell table:formula="of:=MOD(([.C960]-[.G960])/85;85)" office:value-type="float" office:value="56" calcext:value-type="float">
            <text:p>56</text:p>
          </table:table-cell>
          <table:table-cell table:formula="of:=MOD([.C960];85)" office:value-type="float" office:value="22" calcext:value-type="float">
            <text:p>22</text:p>
          </table:table-cell>
          <table:table-cell table:formula="of:=COM.MICROSOFT.CONCAT(MID(&quot;0123456789ABCDEFGHJKLMNPQRSTUVWXYZabcdefghijklmnpqrstuvwxyz!#$%&amp;()*+-;&lt;=&gt;?@^_{}[]/\:&quot;&quot;&quot;&quot;&quot;;[.D960]+1;1);MID(&quot;0123456789ABCDEFGHJKLMNPQRSTUVWXYZabcdefghijklmnpqrstuvwxyz!#$%&amp;()*+-;&lt;=&gt;?@^_{}[]/\:&quot;&quot;&quot;&quot;&quot;;[.E960]+1;1);MID(&quot;0123456789ABCDEFGHJKLMNPQRSTUVWXYZabcdefghijklmnpqrstuvwxyz!#$%&amp;()*+-;&lt;=&gt;?@^_{}[]/\:&quot;&quot;&quot;&quot;&quot;;[.F960]+1;1);MID(&quot;0123456789ABCDEFGHJKLMNPQRSTUVWXYZabcdefghijklmnpqrstuvwxyz!#$%&amp;()*+-;&lt;=&gt;?@^_{}[]/\:&quot;&quot;&quot;&quot;&quot;;[.G960]+1;1))" office:value-type="string" office:string-value="XBxN" calcext:value-type="string">
            <text:p>XBx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7b22bf438eb5f32f4bab3a990a17765488557cebeb8747f65485b9e10a98fad</text:p>
          </table:table-cell>
          <table:table-cell table:formula="of:=HEX2DEC(MID([.A961];1;8))+HEX2DEC(MID([.A961];9;8))+HEX2DEC(MID([.A961];17;8))+HEX2DEC(MID([.A961];25;8))+HEX2DEC(MID([.A961];33;8))+HEX2DEC(MID([.A961];41;8))+HEX2DEC(MID([.A961];49;8))+HEX2DEC(MID([.A961];57;8))" office:value-type="float" office:value="14548561356" calcext:value-type="float">
            <text:p>14548561356</text:p>
          </table:table-cell>
          <table:table-cell table:formula="of:= MOD([.B961];85^4)" office:value-type="float" office:value="36787606" calcext:value-type="float">
            <text:p>36787606</text:p>
          </table:table-cell>
          <table:table-cell table:formula="of:=MOD(((((([.C961]-[.G961])/85)-[.F961])/85)-[.E961])/85;85)" office:value-type="float" office:value="59" calcext:value-type="float">
            <text:p>59</text:p>
          </table:table-cell>
          <table:table-cell table:formula="of:=MOD(((([.C961]-[.G961])/85)-[.F961])/85;85)" office:value-type="float" office:value="76" calcext:value-type="float">
            <text:p>76</text:p>
          </table:table-cell>
          <table:table-cell table:formula="of:=MOD(([.C961]-[.G961])/85;85)" office:value-type="float" office:value="60" calcext:value-type="float">
            <text:p>60</text:p>
          </table:table-cell>
          <table:table-cell table:formula="of:=MOD([.C961];85)" office:value-type="float" office:value="31" calcext:value-type="float">
            <text:p>31</text:p>
          </table:table-cell>
          <table:table-cell table:formula="of:=COM.MICROSOFT.CONCAT(MID(&quot;0123456789ABCDEFGHJKLMNPQRSTUVWXYZabcdefghijklmnpqrstuvwxyz!#$%&amp;()*+-;&lt;=&gt;?@^_{}[]/\:&quot;&quot;&quot;&quot;&quot;;[.D961]+1;1);MID(&quot;0123456789ABCDEFGHJKLMNPQRSTUVWXYZabcdefghijklmnpqrstuvwxyz!#$%&amp;()*+-;&lt;=&gt;?@^_{}[]/\:&quot;&quot;&quot;&quot;&quot;;[.E961]+1;1);MID(&quot;0123456789ABCDEFGHJKLMNPQRSTUVWXYZabcdefghijklmnpqrstuvwxyz!#$%&amp;()*+-;&lt;=&gt;?@^_{}[]/\:&quot;&quot;&quot;&quot;&quot;;[.F961]+1;1);MID(&quot;0123456789ABCDEFGHJKLMNPQRSTUVWXYZabcdefghijklmnpqrstuvwxyz!#$%&amp;()*+-;&lt;=&gt;?@^_{}[]/\:&quot;&quot;&quot;&quot;&quot;;[.G961]+1;1))" office:value-type="string" office:string-value="!_#X" calcext:value-type="string">
            <text:p>!_#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1645c2f785c460304552e669439cdb4520efe10de477148328f2110dc3b5ab</text:p>
          </table:table-cell>
          <table:table-cell table:formula="of:=HEX2DEC(MID([.A962];1;8))+HEX2DEC(MID([.A962];9;8))+HEX2DEC(MID([.A962];17;8))+HEX2DEC(MID([.A962];25;8))+HEX2DEC(MID([.A962];33;8))+HEX2DEC(MID([.A962];41;8))+HEX2DEC(MID([.A962];49;8))+HEX2DEC(MID([.A962];57;8))" office:value-type="float" office:value="14278920340" calcext:value-type="float">
            <text:p>14278920340</text:p>
          </table:table-cell>
          <table:table-cell table:formula="of:= MOD([.B962];85^4)" office:value-type="float" office:value="28149715" calcext:value-type="float">
            <text:p>28149715</text:p>
          </table:table-cell>
          <table:table-cell table:formula="of:=MOD(((((([.C962]-[.G962])/85)-[.F962])/85)-[.E962])/85;85)" office:value-type="float" office:value="45" calcext:value-type="float">
            <text:p>45</text:p>
          </table:table-cell>
          <table:table-cell table:formula="of:=MOD(((([.C962]-[.G962])/85)-[.F962])/85;85)" office:value-type="float" office:value="71" calcext:value-type="float">
            <text:p>71</text:p>
          </table:table-cell>
          <table:table-cell table:formula="of:=MOD(([.C962]-[.G962])/85;85)" office:value-type="float" office:value="13" calcext:value-type="float">
            <text:p>13</text:p>
          </table:table-cell>
          <table:table-cell table:formula="of:=MOD([.C962];85)" office:value-type="float" office:value="10" calcext:value-type="float">
            <text:p>10</text:p>
          </table:table-cell>
          <table:table-cell table:formula="of:=COM.MICROSOFT.CONCAT(MID(&quot;0123456789ABCDEFGHJKLMNPQRSTUVWXYZabcdefghijklmnpqrstuvwxyz!#$%&amp;()*+-;&lt;=&gt;?@^_{}[]/\:&quot;&quot;&quot;&quot;&quot;;[.D962]+1;1);MID(&quot;0123456789ABCDEFGHJKLMNPQRSTUVWXYZabcdefghijklmnpqrstuvwxyz!#$%&amp;()*+-;&lt;=&gt;?@^_{}[]/\:&quot;&quot;&quot;&quot;&quot;;[.E962]+1;1);MID(&quot;0123456789ABCDEFGHJKLMNPQRSTUVWXYZabcdefghijklmnpqrstuvwxyz!#$%&amp;()*+-;&lt;=&gt;?@^_{}[]/\:&quot;&quot;&quot;&quot;&quot;;[.F962]+1;1);MID(&quot;0123456789ABCDEFGHJKLMNPQRSTUVWXYZabcdefghijklmnpqrstuvwxyz!#$%&amp;()*+-;&lt;=&gt;?@^_{}[]/\:&quot;&quot;&quot;&quot;&quot;;[.G962]+1;1))" office:value-type="string" office:string-value="l=DA" calcext:value-type="string">
            <text:p>l=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b85542072b40fb90013d38e5ec518e7ebdf9e59c8e27cd2385c999bf2dd76e4</text:p>
          </table:table-cell>
          <table:table-cell table:formula="of:=HEX2DEC(MID([.A963];1;8))+HEX2DEC(MID([.A963];9;8))+HEX2DEC(MID([.A963];17;8))+HEX2DEC(MID([.A963];25;8))+HEX2DEC(MID([.A963];33;8))+HEX2DEC(MID([.A963];41;8))+HEX2DEC(MID([.A963];49;8))+HEX2DEC(MID([.A963];57;8))" office:value-type="float" office:value="19546405880" calcext:value-type="float">
            <text:p>19546405880</text:p>
          </table:table-cell>
          <table:table-cell table:formula="of:= MOD([.B963];85^4)" office:value-type="float" office:value="23372130" calcext:value-type="float">
            <text:p>23372130</text:p>
          </table:table-cell>
          <table:table-cell table:formula="of:=MOD(((((([.C963]-[.G963])/85)-[.F963])/85)-[.E963])/85;85)" office:value-type="float" office:value="38" calcext:value-type="float">
            <text:p>38</text:p>
          </table:table-cell>
          <table:table-cell table:formula="of:=MOD(((([.C963]-[.G963])/85)-[.F963])/85;85)" office:value-type="float" office:value="4" calcext:value-type="float">
            <text:p>4</text:p>
          </table:table-cell>
          <table:table-cell table:formula="of:=MOD(([.C963]-[.G963])/85;85)" office:value-type="float" office:value="76" calcext:value-type="float">
            <text:p>76</text:p>
          </table:table-cell>
          <table:table-cell table:formula="of:=MOD([.C963];85)" office:value-type="float" office:value="20" calcext:value-type="float">
            <text:p>20</text:p>
          </table:table-cell>
          <table:table-cell table:formula="of:=COM.MICROSOFT.CONCAT(MID(&quot;0123456789ABCDEFGHJKLMNPQRSTUVWXYZabcdefghijklmnpqrstuvwxyz!#$%&amp;()*+-;&lt;=&gt;?@^_{}[]/\:&quot;&quot;&quot;&quot;&quot;;[.D963]+1;1);MID(&quot;0123456789ABCDEFGHJKLMNPQRSTUVWXYZabcdefghijklmnpqrstuvwxyz!#$%&amp;()*+-;&lt;=&gt;?@^_{}[]/\:&quot;&quot;&quot;&quot;&quot;;[.E963]+1;1);MID(&quot;0123456789ABCDEFGHJKLMNPQRSTUVWXYZabcdefghijklmnpqrstuvwxyz!#$%&amp;()*+-;&lt;=&gt;?@^_{}[]/\:&quot;&quot;&quot;&quot;&quot;;[.F963]+1;1);MID(&quot;0123456789ABCDEFGHJKLMNPQRSTUVWXYZabcdefghijklmnpqrstuvwxyz!#$%&amp;()*+-;&lt;=&gt;?@^_{}[]/\:&quot;&quot;&quot;&quot;&quot;;[.G963]+1;1))" office:value-type="string" office:string-value="e4_L" calcext:value-type="string">
            <text:p>e4_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5449a3d05dc060635e8bb77eff2b097d3f901d9ec6d6217e37afcdd6c548e56</text:p>
          </table:table-cell>
          <table:table-cell table:formula="of:=HEX2DEC(MID([.A964];1;8))+HEX2DEC(MID([.A964];9;8))+HEX2DEC(MID([.A964];17;8))+HEX2DEC(MID([.A964];25;8))+HEX2DEC(MID([.A964];33;8))+HEX2DEC(MID([.A964];41;8))+HEX2DEC(MID([.A964];49;8))+HEX2DEC(MID([.A964];57;8))" office:value-type="float" office:value="20689582964" calcext:value-type="float">
            <text:p>20689582964</text:p>
          </table:table-cell>
          <table:table-cell table:formula="of:= MOD([.B964];85^4)" office:value-type="float" office:value="18135464" calcext:value-type="float">
            <text:p>18135464</text:p>
          </table:table-cell>
          <table:table-cell table:formula="of:=MOD(((((([.C964]-[.G964])/85)-[.F964])/85)-[.E964])/85;85)" office:value-type="float" office:value="29" calcext:value-type="float">
            <text:p>29</text:p>
          </table:table-cell>
          <table:table-cell table:formula="of:=MOD(((([.C964]-[.G964])/85)-[.F964])/85;85)" office:value-type="float" office:value="45" calcext:value-type="float">
            <text:p>45</text:p>
          </table:table-cell>
          <table:table-cell table:formula="of:=MOD(([.C964]-[.G964])/85;85)" office:value-type="float" office:value="8" calcext:value-type="float">
            <text:p>8</text:p>
          </table:table-cell>
          <table:table-cell table:formula="of:=MOD([.C964];85)" office:value-type="float" office:value="34" calcext:value-type="float">
            <text:p>34</text:p>
          </table:table-cell>
          <table:table-cell table:formula="of:=COM.MICROSOFT.CONCAT(MID(&quot;0123456789ABCDEFGHJKLMNPQRSTUVWXYZabcdefghijklmnpqrstuvwxyz!#$%&amp;()*+-;&lt;=&gt;?@^_{}[]/\:&quot;&quot;&quot;&quot;&quot;;[.D964]+1;1);MID(&quot;0123456789ABCDEFGHJKLMNPQRSTUVWXYZabcdefghijklmnpqrstuvwxyz!#$%&amp;()*+-;&lt;=&gt;?@^_{}[]/\:&quot;&quot;&quot;&quot;&quot;;[.E964]+1;1);MID(&quot;0123456789ABCDEFGHJKLMNPQRSTUVWXYZabcdefghijklmnpqrstuvwxyz!#$%&amp;()*+-;&lt;=&gt;?@^_{}[]/\:&quot;&quot;&quot;&quot;&quot;;[.F964]+1;1);MID(&quot;0123456789ABCDEFGHJKLMNPQRSTUVWXYZabcdefghijklmnpqrstuvwxyz!#$%&amp;()*+-;&lt;=&gt;?@^_{}[]/\:&quot;&quot;&quot;&quot;&quot;;[.G964]+1;1))" office:value-type="string" office:string-value="Vl8a" calcext:value-type="string">
            <text:p>Vl8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5ed52891081bb7000bc44c6d92b3de673d90172d129ef972367cb16f00f3565</text:p>
          </table:table-cell>
          <table:table-cell table:formula="of:=HEX2DEC(MID([.A965];1;8))+HEX2DEC(MID([.A965];9;8))+HEX2DEC(MID([.A965];17;8))+HEX2DEC(MID([.A965];25;8))+HEX2DEC(MID([.A965];33;8))+HEX2DEC(MID([.A965];41;8))+HEX2DEC(MID([.A965];49;8))+HEX2DEC(MID([.A965];57;8))" office:value-type="float" office:value="17059316265" calcext:value-type="float">
            <text:p>17059316265</text:p>
          </table:table-cell>
          <table:table-cell table:formula="of:= MOD([.B965];85^4)" office:value-type="float" office:value="41912515" calcext:value-type="float">
            <text:p>41912515</text:p>
          </table:table-cell>
          <table:table-cell table:formula="of:=MOD(((((([.C965]-[.G965])/85)-[.F965])/85)-[.E965])/85;85)" office:value-type="float" office:value="68" calcext:value-type="float">
            <text:p>68</text:p>
          </table:table-cell>
          <table:table-cell table:formula="of:=MOD(((([.C965]-[.G965])/85)-[.F965])/85;85)" office:value-type="float" office:value="21" calcext:value-type="float">
            <text:p>21</text:p>
          </table:table-cell>
          <table:table-cell table:formula="of:=MOD(([.C965]-[.G965])/85;85)" office:value-type="float" office:value="3" calcext:value-type="float">
            <text:p>3</text:p>
          </table:table-cell>
          <table:table-cell table:formula="of:=MOD([.C965];85)" office:value-type="float" office:value="35" calcext:value-type="float">
            <text:p>35</text:p>
          </table:table-cell>
          <table:table-cell table:formula="of:=COM.MICROSOFT.CONCAT(MID(&quot;0123456789ABCDEFGHJKLMNPQRSTUVWXYZabcdefghijklmnpqrstuvwxyz!#$%&amp;()*+-;&lt;=&gt;?@^_{}[]/\:&quot;&quot;&quot;&quot;&quot;;[.D965]+1;1);MID(&quot;0123456789ABCDEFGHJKLMNPQRSTUVWXYZabcdefghijklmnpqrstuvwxyz!#$%&amp;()*+-;&lt;=&gt;?@^_{}[]/\:&quot;&quot;&quot;&quot;&quot;;[.E965]+1;1);MID(&quot;0123456789ABCDEFGHJKLMNPQRSTUVWXYZabcdefghijklmnpqrstuvwxyz!#$%&amp;()*+-;&lt;=&gt;?@^_{}[]/\:&quot;&quot;&quot;&quot;&quot;;[.F965]+1;1);MID(&quot;0123456789ABCDEFGHJKLMNPQRSTUVWXYZabcdefghijklmnpqrstuvwxyz!#$%&amp;()*+-;&lt;=&gt;?@^_{}[]/\:&quot;&quot;&quot;&quot;&quot;;[.G965]+1;1))" office:value-type="string" office:string-value="-M3b" calcext:value-type="string">
            <text:p>-M3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e3403179a577e74f8830781dc7da7fc54ddfceae75ae9124c221517ddc1297</text:p>
          </table:table-cell>
          <table:table-cell table:formula="of:=HEX2DEC(MID([.A966];1;8))+HEX2DEC(MID([.A966];9;8))+HEX2DEC(MID([.A966];17;8))+HEX2DEC(MID([.A966];25;8))+HEX2DEC(MID([.A966];33;8))+HEX2DEC(MID([.A966];41;8))+HEX2DEC(MID([.A966];49;8))+HEX2DEC(MID([.A966];57;8))" office:value-type="float" office:value="16781051222" calcext:value-type="float">
            <text:p>16781051222</text:p>
          </table:table-cell>
          <table:table-cell table:formula="of:= MOD([.B966];85^4)" office:value-type="float" office:value="24650597" calcext:value-type="float">
            <text:p>24650597</text:p>
          </table:table-cell>
          <table:table-cell table:formula="of:=MOD(((((([.C966]-[.G966])/85)-[.F966])/85)-[.E966])/85;85)" office:value-type="float" office:value="40" calcext:value-type="float">
            <text:p>40</text:p>
          </table:table-cell>
          <table:table-cell table:formula="of:=MOD(((([.C966]-[.G966])/85)-[.F966])/85;85)" office:value-type="float" office:value="11" calcext:value-type="float">
            <text:p>11</text:p>
          </table:table-cell>
          <table:table-cell table:formula="of:=MOD(([.C966]-[.G966])/85;85)" office:value-type="float" office:value="72" calcext:value-type="float">
            <text:p>72</text:p>
          </table:table-cell>
          <table:table-cell table:formula="of:=MOD([.C966];85)" office:value-type="float" office:value="2" calcext:value-type="float">
            <text:p>2</text:p>
          </table:table-cell>
          <table:table-cell table:formula="of:=COM.MICROSOFT.CONCAT(MID(&quot;0123456789ABCDEFGHJKLMNPQRSTUVWXYZabcdefghijklmnpqrstuvwxyz!#$%&amp;()*+-;&lt;=&gt;?@^_{}[]/\:&quot;&quot;&quot;&quot;&quot;;[.D966]+1;1);MID(&quot;0123456789ABCDEFGHJKLMNPQRSTUVWXYZabcdefghijklmnpqrstuvwxyz!#$%&amp;()*+-;&lt;=&gt;?@^_{}[]/\:&quot;&quot;&quot;&quot;&quot;;[.E966]+1;1);MID(&quot;0123456789ABCDEFGHJKLMNPQRSTUVWXYZabcdefghijklmnpqrstuvwxyz!#$%&amp;()*+-;&lt;=&gt;?@^_{}[]/\:&quot;&quot;&quot;&quot;&quot;;[.F966]+1;1);MID(&quot;0123456789ABCDEFGHJKLMNPQRSTUVWXYZabcdefghijklmnpqrstuvwxyz!#$%&amp;()*+-;&lt;=&gt;?@^_{}[]/\:&quot;&quot;&quot;&quot;&quot;;[.G966]+1;1))" office:value-type="string" office:string-value="gB&gt;2" calcext:value-type="string">
            <text:p>gB&gt;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ae0900e3ba03583e3561d76de50754935c10913065d737f9cf4c8e86e54bda</text:p>
          </table:table-cell>
          <table:table-cell table:formula="of:=HEX2DEC(MID([.A967];1;8))+HEX2DEC(MID([.A967];9;8))+HEX2DEC(MID([.A967];17;8))+HEX2DEC(MID([.A967];25;8))+HEX2DEC(MID([.A967];33;8))+HEX2DEC(MID([.A967];41;8))+HEX2DEC(MID([.A967];49;8))+HEX2DEC(MID([.A967];57;8))" office:value-type="float" office:value="16457987507" calcext:value-type="float">
            <text:p>16457987507</text:p>
          </table:table-cell>
          <table:table-cell table:formula="of:= MOD([.B967];85^4)" office:value-type="float" office:value="14790632" calcext:value-type="float">
            <text:p>14790632</text:p>
          </table:table-cell>
          <table:table-cell table:formula="of:=MOD(((((([.C967]-[.G967])/85)-[.F967])/85)-[.E967])/85;85)" office:value-type="float" office:value="24" calcext:value-type="float">
            <text:p>24</text:p>
          </table:table-cell>
          <table:table-cell table:formula="of:=MOD(((([.C967]-[.G967])/85)-[.F967])/85;85)" office:value-type="float" office:value="7" calcext:value-type="float">
            <text:p>7</text:p>
          </table:table-cell>
          <table:table-cell table:formula="of:=MOD(([.C967]-[.G967])/85;85)" office:value-type="float" office:value="12" calcext:value-type="float">
            <text:p>12</text:p>
          </table:table-cell>
          <table:table-cell table:formula="of:=MOD([.C967];85)" office:value-type="float" office:value="37" calcext:value-type="float">
            <text:p>37</text:p>
          </table:table-cell>
          <table:table-cell table:formula="of:=COM.MICROSOFT.CONCAT(MID(&quot;0123456789ABCDEFGHJKLMNPQRSTUVWXYZabcdefghijklmnpqrstuvwxyz!#$%&amp;()*+-;&lt;=&gt;?@^_{}[]/\:&quot;&quot;&quot;&quot;&quot;;[.D967]+1;1);MID(&quot;0123456789ABCDEFGHJKLMNPQRSTUVWXYZabcdefghijklmnpqrstuvwxyz!#$%&amp;()*+-;&lt;=&gt;?@^_{}[]/\:&quot;&quot;&quot;&quot;&quot;;[.E967]+1;1);MID(&quot;0123456789ABCDEFGHJKLMNPQRSTUVWXYZabcdefghijklmnpqrstuvwxyz!#$%&amp;()*+-;&lt;=&gt;?@^_{}[]/\:&quot;&quot;&quot;&quot;&quot;;[.F967]+1;1);MID(&quot;0123456789ABCDEFGHJKLMNPQRSTUVWXYZabcdefghijklmnpqrstuvwxyz!#$%&amp;()*+-;&lt;=&gt;?@^_{}[]/\:&quot;&quot;&quot;&quot;&quot;;[.G967]+1;1))" office:value-type="string" office:string-value="Q7Cd" calcext:value-type="string">
            <text:p>Q7C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955a50b954ac67305a81003f0a897f7304e5b9f653ccc9cc5985fefd249746b</text:p>
          </table:table-cell>
          <table:table-cell table:formula="of:=HEX2DEC(MID([.A968];1;8))+HEX2DEC(MID([.A968];9;8))+HEX2DEC(MID([.A968];17;8))+HEX2DEC(MID([.A968];25;8))+HEX2DEC(MID([.A968];33;8))+HEX2DEC(MID([.A968];41;8))+HEX2DEC(MID([.A968];49;8))+HEX2DEC(MID([.A968];57;8))" office:value-type="float" office:value="18561765389" calcext:value-type="float">
            <text:p>18561765389</text:p>
          </table:table-cell>
          <table:table-cell table:formula="of:= MOD([.B968];85^4)" office:value-type="float" office:value="30543514" calcext:value-type="float">
            <text:p>30543514</text:p>
          </table:table-cell>
          <table:table-cell table:formula="of:=MOD(((((([.C968]-[.G968])/85)-[.F968])/85)-[.E968])/85;85)" office:value-type="float" office:value="49" calcext:value-type="float">
            <text:p>49</text:p>
          </table:table-cell>
          <table:table-cell table:formula="of:=MOD(((([.C968]-[.G968])/85)-[.F968])/85;85)" office:value-type="float" office:value="62" calcext:value-type="float">
            <text:p>62</text:p>
          </table:table-cell>
          <table:table-cell table:formula="of:=MOD(([.C968]-[.G968])/85;85)" office:value-type="float" office:value="40" calcext:value-type="float">
            <text:p>40</text:p>
          </table:table-cell>
          <table:table-cell table:formula="of:=MOD([.C968];85)" office:value-type="float" office:value="39" calcext:value-type="float">
            <text:p>39</text:p>
          </table:table-cell>
          <table:table-cell table:formula="of:=COM.MICROSOFT.CONCAT(MID(&quot;0123456789ABCDEFGHJKLMNPQRSTUVWXYZabcdefghijklmnpqrstuvwxyz!#$%&amp;()*+-;&lt;=&gt;?@^_{}[]/\:&quot;&quot;&quot;&quot;&quot;;[.D968]+1;1);MID(&quot;0123456789ABCDEFGHJKLMNPQRSTUVWXYZabcdefghijklmnpqrstuvwxyz!#$%&amp;()*+-;&lt;=&gt;?@^_{}[]/\:&quot;&quot;&quot;&quot;&quot;;[.E968]+1;1);MID(&quot;0123456789ABCDEFGHJKLMNPQRSTUVWXYZabcdefghijklmnpqrstuvwxyz!#$%&amp;()*+-;&lt;=&gt;?@^_{}[]/\:&quot;&quot;&quot;&quot;&quot;;[.F968]+1;1);MID(&quot;0123456789ABCDEFGHJKLMNPQRSTUVWXYZabcdefghijklmnpqrstuvwxyz!#$%&amp;()*+-;&lt;=&gt;?@^_{}[]/\:&quot;&quot;&quot;&quot;&quot;;[.G968]+1;1))" office:value-type="string" office:string-value="q%gf" calcext:value-type="string">
            <text:p>q%g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4772def2e6323d4db58e0a5c6d42474a2df05532a80188632e7777aeecca4eb</text:p>
          </table:table-cell>
          <table:table-cell table:formula="of:=HEX2DEC(MID([.A969];1;8))+HEX2DEC(MID([.A969];9;8))+HEX2DEC(MID([.A969];17;8))+HEX2DEC(MID([.A969];25;8))+HEX2DEC(MID([.A969];33;8))+HEX2DEC(MID([.A969];41;8))+HEX2DEC(MID([.A969];49;8))+HEX2DEC(MID([.A969];57;8))" office:value-type="float" office:value="19933073690" calcext:value-type="float">
            <text:p>19933073690</text:p>
          </table:table-cell>
          <table:table-cell table:formula="of:= MOD([.B969];85^4)" office:value-type="float" office:value="44635565" calcext:value-type="float">
            <text:p>44635565</text:p>
          </table:table-cell>
          <table:table-cell table:formula="of:=MOD(((((([.C969]-[.G969])/85)-[.F969])/85)-[.E969])/85;85)" office:value-type="float" office:value="72" calcext:value-type="float">
            <text:p>72</text:p>
          </table:table-cell>
          <table:table-cell table:formula="of:=MOD(((([.C969]-[.G969])/85)-[.F969])/85;85)" office:value-type="float" office:value="57" calcext:value-type="float">
            <text:p>57</text:p>
          </table:table-cell>
          <table:table-cell table:formula="of:=MOD(([.C969]-[.G969])/85;85)" office:value-type="float" office:value="79" calcext:value-type="float">
            <text:p>79</text:p>
          </table:table-cell>
          <table:table-cell table:formula="of:=MOD([.C969];85)" office:value-type="float" office:value="25" calcext:value-type="float">
            <text:p>25</text:p>
          </table:table-cell>
          <table:table-cell table:formula="of:=COM.MICROSOFT.CONCAT(MID(&quot;0123456789ABCDEFGHJKLMNPQRSTUVWXYZabcdefghijklmnpqrstuvwxyz!#$%&amp;()*+-;&lt;=&gt;?@^_{}[]/\:&quot;&quot;&quot;&quot;&quot;;[.D969]+1;1);MID(&quot;0123456789ABCDEFGHJKLMNPQRSTUVWXYZabcdefghijklmnpqrstuvwxyz!#$%&amp;()*+-;&lt;=&gt;?@^_{}[]/\:&quot;&quot;&quot;&quot;&quot;;[.E969]+1;1);MID(&quot;0123456789ABCDEFGHJKLMNPQRSTUVWXYZabcdefghijklmnpqrstuvwxyz!#$%&amp;()*+-;&lt;=&gt;?@^_{}[]/\:&quot;&quot;&quot;&quot;&quot;;[.F969]+1;1);MID(&quot;0123456789ABCDEFGHJKLMNPQRSTUVWXYZabcdefghijklmnpqrstuvwxyz!#$%&amp;()*+-;&lt;=&gt;?@^_{}[]/\:&quot;&quot;&quot;&quot;&quot;;[.G969]+1;1))" office:value-type="string" office:string-value="&gt;y[R" calcext:value-type="string">
            <text:p>&gt;y[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595d1568dfb2864598a64458e1af477570b8344c051426af0d42e9f3d38c853</text:p>
          </table:table-cell>
          <table:table-cell table:formula="of:=HEX2DEC(MID([.A970];1;8))+HEX2DEC(MID([.A970];9;8))+HEX2DEC(MID([.A970];17;8))+HEX2DEC(MID([.A970];25;8))+HEX2DEC(MID([.A970];33;8))+HEX2DEC(MID([.A970];41;8))+HEX2DEC(MID([.A970];49;8))+HEX2DEC(MID([.A970];57;8))" office:value-type="float" office:value="20143148822" calcext:value-type="float">
            <text:p>20143148822</text:p>
          </table:table-cell>
          <table:table-cell table:formula="of:= MOD([.B970];85^4)" office:value-type="float" office:value="45908197" calcext:value-type="float">
            <text:p>45908197</text:p>
          </table:table-cell>
          <table:table-cell table:formula="of:=MOD(((((([.C970]-[.G970])/85)-[.F970])/85)-[.E970])/85;85)" office:value-type="float" office:value="74" calcext:value-type="float">
            <text:p>74</text:p>
          </table:table-cell>
          <table:table-cell table:formula="of:=MOD(((([.C970]-[.G970])/85)-[.F970])/85;85)" office:value-type="float" office:value="64" calcext:value-type="float">
            <text:p>64</text:p>
          </table:table-cell>
          <table:table-cell table:formula="of:=MOD(([.C970]-[.G970])/85;85)" office:value-type="float" office:value="6" calcext:value-type="float">
            <text:p>6</text:p>
          </table:table-cell>
          <table:table-cell table:formula="of:=MOD([.C970];85)" office:value-type="float" office:value="37" calcext:value-type="float">
            <text:p>37</text:p>
          </table:table-cell>
          <table:table-cell table:formula="of:=COM.MICROSOFT.CONCAT(MID(&quot;0123456789ABCDEFGHJKLMNPQRSTUVWXYZabcdefghijklmnpqrstuvwxyz!#$%&amp;()*+-;&lt;=&gt;?@^_{}[]/\:&quot;&quot;&quot;&quot;&quot;;[.D970]+1;1);MID(&quot;0123456789ABCDEFGHJKLMNPQRSTUVWXYZabcdefghijklmnpqrstuvwxyz!#$%&amp;()*+-;&lt;=&gt;?@^_{}[]/\:&quot;&quot;&quot;&quot;&quot;;[.E970]+1;1);MID(&quot;0123456789ABCDEFGHJKLMNPQRSTUVWXYZabcdefghijklmnpqrstuvwxyz!#$%&amp;()*+-;&lt;=&gt;?@^_{}[]/\:&quot;&quot;&quot;&quot;&quot;;[.F970]+1;1);MID(&quot;0123456789ABCDEFGHJKLMNPQRSTUVWXYZabcdefghijklmnpqrstuvwxyz!#$%&amp;()*+-;&lt;=&gt;?@^_{}[]/\:&quot;&quot;&quot;&quot;&quot;;[.G970]+1;1))" office:value-type="string" office:string-value="@(6d" calcext:value-type="string">
            <text:p>@(6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e98077c2847e6197e2da8b4d68be6213948a2af469c821310cbd5e4bf04611</text:p>
          </table:table-cell>
          <table:table-cell table:formula="of:=HEX2DEC(MID([.A971];1;8))+HEX2DEC(MID([.A971];9;8))+HEX2DEC(MID([.A971];17;8))+HEX2DEC(MID([.A971];25;8))+HEX2DEC(MID([.A971];33;8))+HEX2DEC(MID([.A971];41;8))+HEX2DEC(MID([.A971];49;8))+HEX2DEC(MID([.A971];57;8))" office:value-type="float" office:value="15027465599" calcext:value-type="float">
            <text:p>15027465599</text:p>
          </table:table-cell>
          <table:table-cell table:formula="of:= MOD([.B971];85^4)" office:value-type="float" office:value="45886224" calcext:value-type="float">
            <text:p>45886224</text:p>
          </table:table-cell>
          <table:table-cell table:formula="of:=MOD(((((([.C971]-[.G971])/85)-[.F971])/85)-[.E971])/85;85)" office:value-type="float" office:value="74" calcext:value-type="float">
            <text:p>74</text:p>
          </table:table-cell>
          <table:table-cell table:formula="of:=MOD(((([.C971]-[.G971])/85)-[.F971])/85;85)" office:value-type="float" office:value="61" calcext:value-type="float">
            <text:p>61</text:p>
          </table:table-cell>
          <table:table-cell table:formula="of:=MOD(([.C971]-[.G971])/85;85)" office:value-type="float" office:value="2" calcext:value-type="float">
            <text:p>2</text:p>
          </table:table-cell>
          <table:table-cell table:formula="of:=MOD([.C971];85)" office:value-type="float" office:value="79" calcext:value-type="float">
            <text:p>79</text:p>
          </table:table-cell>
          <table:table-cell table:formula="of:=COM.MICROSOFT.CONCAT(MID(&quot;0123456789ABCDEFGHJKLMNPQRSTUVWXYZabcdefghijklmnpqrstuvwxyz!#$%&amp;()*+-;&lt;=&gt;?@^_{}[]/\:&quot;&quot;&quot;&quot;&quot;;[.D971]+1;1);MID(&quot;0123456789ABCDEFGHJKLMNPQRSTUVWXYZabcdefghijklmnpqrstuvwxyz!#$%&amp;()*+-;&lt;=&gt;?@^_{}[]/\:&quot;&quot;&quot;&quot;&quot;;[.E971]+1;1);MID(&quot;0123456789ABCDEFGHJKLMNPQRSTUVWXYZabcdefghijklmnpqrstuvwxyz!#$%&amp;()*+-;&lt;=&gt;?@^_{}[]/\:&quot;&quot;&quot;&quot;&quot;;[.F971]+1;1);MID(&quot;0123456789ABCDEFGHJKLMNPQRSTUVWXYZabcdefghijklmnpqrstuvwxyz!#$%&amp;()*+-;&lt;=&gt;?@^_{}[]/\:&quot;&quot;&quot;&quot;&quot;;[.G971]+1;1))" office:value-type="string" office:string-value="@$2[" calcext:value-type="string">
            <text:p>@$2[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a4c3fab369b31128edafea3f0f58e62fe72bcb6f9304f5d4fe2760aba0246de</text:p>
          </table:table-cell>
          <table:table-cell table:formula="of:=HEX2DEC(MID([.A972];1;8))+HEX2DEC(MID([.A972];9;8))+HEX2DEC(MID([.A972];17;8))+HEX2DEC(MID([.A972];25;8))+HEX2DEC(MID([.A972];33;8))+HEX2DEC(MID([.A972];41;8))+HEX2DEC(MID([.A972];49;8))+HEX2DEC(MID([.A972];57;8))" office:value-type="float" office:value="21781006013" calcext:value-type="float">
            <text:p>21781006013</text:p>
          </table:table-cell>
          <table:table-cell table:formula="of:= MOD([.B972];85^4)" office:value-type="float" office:value="13345388" calcext:value-type="float">
            <text:p>13345388</text:p>
          </table:table-cell>
          <table:table-cell table:formula="of:=MOD(((((([.C972]-[.G972])/85)-[.F972])/85)-[.E972])/85;85)" office:value-type="float" office:value="21" calcext:value-type="float">
            <text:p>21</text:p>
          </table:table-cell>
          <table:table-cell table:formula="of:=MOD(((([.C972]-[.G972])/85)-[.F972])/85;85)" office:value-type="float" office:value="62" calcext:value-type="float">
            <text:p>62</text:p>
          </table:table-cell>
          <table:table-cell table:formula="of:=MOD(([.C972]-[.G972])/85;85)" office:value-type="float" office:value="9" calcext:value-type="float">
            <text:p>9</text:p>
          </table:table-cell>
          <table:table-cell table:formula="of:=MOD([.C972];85)" office:value-type="float" office:value="48" calcext:value-type="float">
            <text:p>48</text:p>
          </table:table-cell>
          <table:table-cell table:formula="of:=COM.MICROSOFT.CONCAT(MID(&quot;0123456789ABCDEFGHJKLMNPQRSTUVWXYZabcdefghijklmnpqrstuvwxyz!#$%&amp;()*+-;&lt;=&gt;?@^_{}[]/\:&quot;&quot;&quot;&quot;&quot;;[.D972]+1;1);MID(&quot;0123456789ABCDEFGHJKLMNPQRSTUVWXYZabcdefghijklmnpqrstuvwxyz!#$%&amp;()*+-;&lt;=&gt;?@^_{}[]/\:&quot;&quot;&quot;&quot;&quot;;[.E972]+1;1);MID(&quot;0123456789ABCDEFGHJKLMNPQRSTUVWXYZabcdefghijklmnpqrstuvwxyz!#$%&amp;()*+-;&lt;=&gt;?@^_{}[]/\:&quot;&quot;&quot;&quot;&quot;;[.F972]+1;1);MID(&quot;0123456789ABCDEFGHJKLMNPQRSTUVWXYZabcdefghijklmnpqrstuvwxyz!#$%&amp;()*+-;&lt;=&gt;?@^_{}[]/\:&quot;&quot;&quot;&quot;&quot;;[.G972]+1;1))" office:value-type="string" office:string-value="M%9p" calcext:value-type="string">
            <text:p>M%9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23607e2daa4092df2c605cdfc0bc3e70715327f4f8c8c44a2701f260fc768f6</text:p>
          </table:table-cell>
          <table:table-cell table:formula="of:=HEX2DEC(MID([.A973];1;8))+HEX2DEC(MID([.A973];9;8))+HEX2DEC(MID([.A973];17;8))+HEX2DEC(MID([.A973];25;8))+HEX2DEC(MID([.A973];33;8))+HEX2DEC(MID([.A973];41;8))+HEX2DEC(MID([.A973];49;8))+HEX2DEC(MID([.A973];57;8))" office:value-type="float" office:value="18329444770" calcext:value-type="float">
            <text:p>18329444770</text:p>
          </table:table-cell>
          <table:table-cell table:formula="of:= MOD([.B973];85^4)" office:value-type="float" office:value="7025395" calcext:value-type="float">
            <text:p>7025395</text:p>
          </table:table-cell>
          <table:table-cell table:formula="of:=MOD(((((([.C973]-[.G973])/85)-[.F973])/85)-[.E973])/85;85)" office:value-type="float" office:value="11" calcext:value-type="float">
            <text:p>11</text:p>
          </table:table-cell>
          <table:table-cell table:formula="of:=MOD(((([.C973]-[.G973])/85)-[.F973])/85;85)" office:value-type="float" office:value="37" calcext:value-type="float">
            <text:p>37</text:p>
          </table:table-cell>
          <table:table-cell table:formula="of:=MOD(([.C973]-[.G973])/85;85)" office:value-type="float" office:value="31" calcext:value-type="float">
            <text:p>31</text:p>
          </table:table-cell>
          <table:table-cell table:formula="of:=MOD([.C973];85)" office:value-type="float" office:value="60" calcext:value-type="float">
            <text:p>60</text:p>
          </table:table-cell>
          <table:table-cell table:formula="of:=COM.MICROSOFT.CONCAT(MID(&quot;0123456789ABCDEFGHJKLMNPQRSTUVWXYZabcdefghijklmnpqrstuvwxyz!#$%&amp;()*+-;&lt;=&gt;?@^_{}[]/\:&quot;&quot;&quot;&quot;&quot;;[.D973]+1;1);MID(&quot;0123456789ABCDEFGHJKLMNPQRSTUVWXYZabcdefghijklmnpqrstuvwxyz!#$%&amp;()*+-;&lt;=&gt;?@^_{}[]/\:&quot;&quot;&quot;&quot;&quot;;[.E973]+1;1);MID(&quot;0123456789ABCDEFGHJKLMNPQRSTUVWXYZabcdefghijklmnpqrstuvwxyz!#$%&amp;()*+-;&lt;=&gt;?@^_{}[]/\:&quot;&quot;&quot;&quot;&quot;;[.F973]+1;1);MID(&quot;0123456789ABCDEFGHJKLMNPQRSTUVWXYZabcdefghijklmnpqrstuvwxyz!#$%&amp;()*+-;&lt;=&gt;?@^_{}[]/\:&quot;&quot;&quot;&quot;&quot;;[.G973]+1;1))" office:value-type="string" office:string-value="BdX#" calcext:value-type="string">
            <text:p>BdX#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671c7d7b34534cc3fe9d619b776dcc06ebeab4bbd740e2e3135f16789283a40</text:p>
          </table:table-cell>
          <table:table-cell table:formula="of:=HEX2DEC(MID([.A974];1;8))+HEX2DEC(MID([.A974];9;8))+HEX2DEC(MID([.A974];17;8))+HEX2DEC(MID([.A974];25;8))+HEX2DEC(MID([.A974];33;8))+HEX2DEC(MID([.A974];41;8))+HEX2DEC(MID([.A974];49;8))+HEX2DEC(MID([.A974];57;8))" office:value-type="float" office:value="17845228700" calcext:value-type="float">
            <text:p>17845228700</text:p>
          </table:table-cell>
          <table:table-cell table:formula="of:= MOD([.B974];85^4)" office:value-type="float" office:value="44815575" calcext:value-type="float">
            <text:p>44815575</text:p>
          </table:table-cell>
          <table:table-cell table:formula="of:=MOD(((((([.C974]-[.G974])/85)-[.F974])/85)-[.E974])/85;85)" office:value-type="float" office:value="72" calcext:value-type="float">
            <text:p>72</text:p>
          </table:table-cell>
          <table:table-cell table:formula="of:=MOD(((([.C974]-[.G974])/85)-[.F974])/85;85)" office:value-type="float" office:value="82" calcext:value-type="float">
            <text:p>82</text:p>
          </table:table-cell>
          <table:table-cell table:formula="of:=MOD(([.C974]-[.G974])/85;85)" office:value-type="float" office:value="72" calcext:value-type="float">
            <text:p>72</text:p>
          </table:table-cell>
          <table:table-cell table:formula="of:=MOD([.C974];85)" office:value-type="float" office:value="5" calcext:value-type="float">
            <text:p>5</text:p>
          </table:table-cell>
          <table:table-cell table:formula="of:=COM.MICROSOFT.CONCAT(MID(&quot;0123456789ABCDEFGHJKLMNPQRSTUVWXYZabcdefghijklmnpqrstuvwxyz!#$%&amp;()*+-;&lt;=&gt;?@^_{}[]/\:&quot;&quot;&quot;&quot;&quot;;[.D974]+1;1);MID(&quot;0123456789ABCDEFGHJKLMNPQRSTUVWXYZabcdefghijklmnpqrstuvwxyz!#$%&amp;()*+-;&lt;=&gt;?@^_{}[]/\:&quot;&quot;&quot;&quot;&quot;;[.E974]+1;1);MID(&quot;0123456789ABCDEFGHJKLMNPQRSTUVWXYZabcdefghijklmnpqrstuvwxyz!#$%&amp;()*+-;&lt;=&gt;?@^_{}[]/\:&quot;&quot;&quot;&quot;&quot;;[.F974]+1;1);MID(&quot;0123456789ABCDEFGHJKLMNPQRSTUVWXYZabcdefghijklmnpqrstuvwxyz!#$%&amp;()*+-;&lt;=&gt;?@^_{}[]/\:&quot;&quot;&quot;&quot;&quot;;[.G974]+1;1))" office:value-type="string" office:string-value="&gt;\&gt;5" calcext:value-type="string">
            <text:p>&gt;\&gt;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03f2285413776bd633eda03ef3599aab562ccbe481bc61df19a6b08df0063de</text:p>
          </table:table-cell>
          <table:table-cell table:formula="of:=HEX2DEC(MID([.A975];1;8))+HEX2DEC(MID([.A975];9;8))+HEX2DEC(MID([.A975];17;8))+HEX2DEC(MID([.A975];25;8))+HEX2DEC(MID([.A975];33;8))+HEX2DEC(MID([.A975];41;8))+HEX2DEC(MID([.A975];49;8))+HEX2DEC(MID([.A975];57;8))" office:value-type="float" office:value="22313987760" calcext:value-type="float">
            <text:p>22313987760</text:p>
          </table:table-cell>
          <table:table-cell table:formula="of:= MOD([.B975];85^4)" office:value-type="float" office:value="24320885" calcext:value-type="float">
            <text:p>24320885</text:p>
          </table:table-cell>
          <table:table-cell table:formula="of:=MOD(((((([.C975]-[.G975])/85)-[.F975])/85)-[.E975])/85;85)" office:value-type="float" office:value="39" calcext:value-type="float">
            <text:p>39</text:p>
          </table:table-cell>
          <table:table-cell table:formula="of:=MOD(((([.C975]-[.G975])/85)-[.F975])/85;85)" office:value-type="float" office:value="51" calcext:value-type="float">
            <text:p>51</text:p>
          </table:table-cell>
          <table:table-cell table:formula="of:=MOD(([.C975]-[.G975])/85;85)" office:value-type="float" office:value="18" calcext:value-type="float">
            <text:p>18</text:p>
          </table:table-cell>
          <table:table-cell table:formula="of:=MOD([.C975];85)" office:value-type="float" office:value="5" calcext:value-type="float">
            <text:p>5</text:p>
          </table:table-cell>
          <table:table-cell table:formula="of:=COM.MICROSOFT.CONCAT(MID(&quot;0123456789ABCDEFGHJKLMNPQRSTUVWXYZabcdefghijklmnpqrstuvwxyz!#$%&amp;()*+-;&lt;=&gt;?@^_{}[]/\:&quot;&quot;&quot;&quot;&quot;;[.D975]+1;1);MID(&quot;0123456789ABCDEFGHJKLMNPQRSTUVWXYZabcdefghijklmnpqrstuvwxyz!#$%&amp;()*+-;&lt;=&gt;?@^_{}[]/\:&quot;&quot;&quot;&quot;&quot;;[.E975]+1;1);MID(&quot;0123456789ABCDEFGHJKLMNPQRSTUVWXYZabcdefghijklmnpqrstuvwxyz!#$%&amp;()*+-;&lt;=&gt;?@^_{}[]/\:&quot;&quot;&quot;&quot;&quot;;[.F975]+1;1);MID(&quot;0123456789ABCDEFGHJKLMNPQRSTUVWXYZabcdefghijklmnpqrstuvwxyz!#$%&amp;()*+-;&lt;=&gt;?@^_{}[]/\:&quot;&quot;&quot;&quot;&quot;;[.G975]+1;1))" office:value-type="string" office:string-value="fsJ5" calcext:value-type="string">
            <text:p>fsJ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0d1986cb5667ff4c66ac3a893de528460a6550ac72745d63ec5d7924a030e3</text:p>
          </table:table-cell>
          <table:table-cell table:formula="of:=HEX2DEC(MID([.A976];1;8))+HEX2DEC(MID([.A976];9;8))+HEX2DEC(MID([.A976];17;8))+HEX2DEC(MID([.A976];25;8))+HEX2DEC(MID([.A976];33;8))+HEX2DEC(MID([.A976];41;8))+HEX2DEC(MID([.A976];49;8))+HEX2DEC(MID([.A976];57;8))" office:value-type="float" office:value="17281678064" calcext:value-type="float">
            <text:p>17281678064</text:p>
          </table:table-cell>
          <table:table-cell table:formula="of:= MOD([.B976];85^4)" office:value-type="float" office:value="3271189" calcext:value-type="float">
            <text:p>3271189</text:p>
          </table:table-cell>
          <table:table-cell table:formula="of:=MOD(((((([.C976]-[.G976])/85)-[.F976])/85)-[.E976])/85;85)" office:value-type="float" office:value="5" calcext:value-type="float">
            <text:p>5</text:p>
          </table:table-cell>
          <table:table-cell table:formula="of:=MOD(((([.C976]-[.G976])/85)-[.F976])/85;85)" office:value-type="float" office:value="27" calcext:value-type="float">
            <text:p>27</text:p>
          </table:table-cell>
          <table:table-cell table:formula="of:=MOD(([.C976]-[.G976])/85;85)" office:value-type="float" office:value="64" calcext:value-type="float">
            <text:p>64</text:p>
          </table:table-cell>
          <table:table-cell table:formula="of:=MOD([.C976];85)" office:value-type="float" office:value="49" calcext:value-type="float">
            <text:p>49</text:p>
          </table:table-cell>
          <table:table-cell table:formula="of:=COM.MICROSOFT.CONCAT(MID(&quot;0123456789ABCDEFGHJKLMNPQRSTUVWXYZabcdefghijklmnpqrstuvwxyz!#$%&amp;()*+-;&lt;=&gt;?@^_{}[]/\:&quot;&quot;&quot;&quot;&quot;;[.D976]+1;1);MID(&quot;0123456789ABCDEFGHJKLMNPQRSTUVWXYZabcdefghijklmnpqrstuvwxyz!#$%&amp;()*+-;&lt;=&gt;?@^_{}[]/\:&quot;&quot;&quot;&quot;&quot;;[.E976]+1;1);MID(&quot;0123456789ABCDEFGHJKLMNPQRSTUVWXYZabcdefghijklmnpqrstuvwxyz!#$%&amp;()*+-;&lt;=&gt;?@^_{}[]/\:&quot;&quot;&quot;&quot;&quot;;[.F976]+1;1);MID(&quot;0123456789ABCDEFGHJKLMNPQRSTUVWXYZabcdefghijklmnpqrstuvwxyz!#$%&amp;()*+-;&lt;=&gt;?@^_{}[]/\:&quot;&quot;&quot;&quot;&quot;;[.G976]+1;1))" office:value-type="string" office:string-value="5T(q" calcext:value-type="string">
            <text:p>5T(q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84d75322af00b113a7f6ed1501873ad3f0a6987aa39f2809c66bc387cfe1cd8</text:p>
          </table:table-cell>
          <table:table-cell table:formula="of:=HEX2DEC(MID([.A977];1;8))+HEX2DEC(MID([.A977];9;8))+HEX2DEC(MID([.A977];17;8))+HEX2DEC(MID([.A977];25;8))+HEX2DEC(MID([.A977];33;8))+HEX2DEC(MID([.A977];41;8))+HEX2DEC(MID([.A977];49;8))+HEX2DEC(MID([.A977];57;8))" office:value-type="float" office:value="12893198296" calcext:value-type="float">
            <text:p>12893198296</text:p>
          </table:table-cell>
          <table:table-cell table:formula="of:= MOD([.B977];85^4)" office:value-type="float" office:value="51844546" calcext:value-type="float">
            <text:p>51844546</text:p>
          </table:table-cell>
          <table:table-cell table:formula="of:=MOD(((((([.C977]-[.G977])/85)-[.F977])/85)-[.E977])/85;85)" office:value-type="float" office:value="84" calcext:value-type="float">
            <text:p>84</text:p>
          </table:table-cell>
          <table:table-cell table:formula="of:=MOD(((([.C977]-[.G977])/85)-[.F977])/85;85)" office:value-type="float" office:value="35" calcext:value-type="float">
            <text:p>35</text:p>
          </table:table-cell>
          <table:table-cell table:formula="of:=MOD(([.C977]-[.G977])/85;85)" office:value-type="float" office:value="60" calcext:value-type="float">
            <text:p>60</text:p>
          </table:table-cell>
          <table:table-cell table:formula="of:=MOD([.C977];85)" office:value-type="float" office:value="71" calcext:value-type="float">
            <text:p>71</text:p>
          </table:table-cell>
          <table:table-cell table:formula="of:=COM.MICROSOFT.CONCAT(MID(&quot;0123456789ABCDEFGHJKLMNPQRSTUVWXYZabcdefghijklmnpqrstuvwxyz!#$%&amp;()*+-;&lt;=&gt;?@^_{}[]/\:&quot;&quot;&quot;&quot;&quot;;[.D977]+1;1);MID(&quot;0123456789ABCDEFGHJKLMNPQRSTUVWXYZabcdefghijklmnpqrstuvwxyz!#$%&amp;()*+-;&lt;=&gt;?@^_{}[]/\:&quot;&quot;&quot;&quot;&quot;;[.E977]+1;1);MID(&quot;0123456789ABCDEFGHJKLMNPQRSTUVWXYZabcdefghijklmnpqrstuvwxyz!#$%&amp;()*+-;&lt;=&gt;?@^_{}[]/\:&quot;&quot;&quot;&quot;&quot;;[.F977]+1;1);MID(&quot;0123456789ABCDEFGHJKLMNPQRSTUVWXYZabcdefghijklmnpqrstuvwxyz!#$%&amp;()*+-;&lt;=&gt;?@^_{}[]/\:&quot;&quot;&quot;&quot;&quot;;[.G977]+1;1))" office:value-type="string" office:string-value="&quot;b#=" calcext:value-type="string">
            <text:p>"b#=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66c4f437f4ed04c041b6d984416151d3e8ecb3002d4b4379584b400b56910c</text:p>
          </table:table-cell>
          <table:table-cell table:formula="of:=HEX2DEC(MID([.A978];1;8))+HEX2DEC(MID([.A978];9;8))+HEX2DEC(MID([.A978];17;8))+HEX2DEC(MID([.A978];25;8))+HEX2DEC(MID([.A978];33;8))+HEX2DEC(MID([.A978];41;8))+HEX2DEC(MID([.A978];49;8))+HEX2DEC(MID([.A978];57;8))" office:value-type="float" office:value="16368524900" calcext:value-type="float">
            <text:p>16368524900</text:p>
          </table:table-cell>
          <table:table-cell table:formula="of:= MOD([.B978];85^4)" office:value-type="float" office:value="29729275" calcext:value-type="float">
            <text:p>29729275</text:p>
          </table:table-cell>
          <table:table-cell table:formula="of:=MOD(((((([.C978]-[.G978])/85)-[.F978])/85)-[.E978])/85;85)" office:value-type="float" office:value="48" calcext:value-type="float">
            <text:p>48</text:p>
          </table:table-cell>
          <table:table-cell table:formula="of:=MOD(((([.C978]-[.G978])/85)-[.F978])/85;85)" office:value-type="float" office:value="34" calcext:value-type="float">
            <text:p>34</text:p>
          </table:table-cell>
          <table:table-cell table:formula="of:=MOD(([.C978]-[.G978])/85;85)" office:value-type="float" office:value="66" calcext:value-type="float">
            <text:p>66</text:p>
          </table:table-cell>
          <table:table-cell table:formula="of:=MOD([.C978];85)" office:value-type="float" office:value="15" calcext:value-type="float">
            <text:p>15</text:p>
          </table:table-cell>
          <table:table-cell table:formula="of:=COM.MICROSOFT.CONCAT(MID(&quot;0123456789ABCDEFGHJKLMNPQRSTUVWXYZabcdefghijklmnpqrstuvwxyz!#$%&amp;()*+-;&lt;=&gt;?@^_{}[]/\:&quot;&quot;&quot;&quot;&quot;;[.D978]+1;1);MID(&quot;0123456789ABCDEFGHJKLMNPQRSTUVWXYZabcdefghijklmnpqrstuvwxyz!#$%&amp;()*+-;&lt;=&gt;?@^_{}[]/\:&quot;&quot;&quot;&quot;&quot;;[.E978]+1;1);MID(&quot;0123456789ABCDEFGHJKLMNPQRSTUVWXYZabcdefghijklmnpqrstuvwxyz!#$%&amp;()*+-;&lt;=&gt;?@^_{}[]/\:&quot;&quot;&quot;&quot;&quot;;[.F978]+1;1);MID(&quot;0123456789ABCDEFGHJKLMNPQRSTUVWXYZabcdefghijklmnpqrstuvwxyz!#$%&amp;()*+-;&lt;=&gt;?@^_{}[]/\:&quot;&quot;&quot;&quot;&quot;;[.G978]+1;1))" office:value-type="string" office:string-value="pa*F" calcext:value-type="string">
            <text:p>pa*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6a88c35536fd1673b1f8776a998ad4ac472b25dfcacc8f048c254878da12ce1</text:p>
          </table:table-cell>
          <table:table-cell table:formula="of:=HEX2DEC(MID([.A979];1;8))+HEX2DEC(MID([.A979];9;8))+HEX2DEC(MID([.A979];17;8))+HEX2DEC(MID([.A979];25;8))+HEX2DEC(MID([.A979];33;8))+HEX2DEC(MID([.A979];41;8))+HEX2DEC(MID([.A979];49;8))+HEX2DEC(MID([.A979];57;8))" office:value-type="float" office:value="18359750417" calcext:value-type="float">
            <text:p>18359750417</text:p>
          </table:table-cell>
          <table:table-cell table:formula="of:= MOD([.B979];85^4)" office:value-type="float" office:value="37331042" calcext:value-type="float">
            <text:p>37331042</text:p>
          </table:table-cell>
          <table:table-cell table:formula="of:=MOD(((((([.C979]-[.G979])/85)-[.F979])/85)-[.E979])/85;85)" office:value-type="float" office:value="60" calcext:value-type="float">
            <text:p>60</text:p>
          </table:table-cell>
          <table:table-cell table:formula="of:=MOD(((([.C979]-[.G979])/85)-[.F979])/85;85)" office:value-type="float" office:value="66" calcext:value-type="float">
            <text:p>66</text:p>
          </table:table-cell>
          <table:table-cell table:formula="of:=MOD(([.C979]-[.G979])/85;85)" office:value-type="float" office:value="78" calcext:value-type="float">
            <text:p>78</text:p>
          </table:table-cell>
          <table:table-cell table:formula="of:=MOD([.C979];85)" office:value-type="float" office:value="62" calcext:value-type="float">
            <text:p>62</text:p>
          </table:table-cell>
          <table:table-cell table:formula="of:=COM.MICROSOFT.CONCAT(MID(&quot;0123456789ABCDEFGHJKLMNPQRSTUVWXYZabcdefghijklmnpqrstuvwxyz!#$%&amp;()*+-;&lt;=&gt;?@^_{}[]/\:&quot;&quot;&quot;&quot;&quot;;[.D979]+1;1);MID(&quot;0123456789ABCDEFGHJKLMNPQRSTUVWXYZabcdefghijklmnpqrstuvwxyz!#$%&amp;()*+-;&lt;=&gt;?@^_{}[]/\:&quot;&quot;&quot;&quot;&quot;;[.E979]+1;1);MID(&quot;0123456789ABCDEFGHJKLMNPQRSTUVWXYZabcdefghijklmnpqrstuvwxyz!#$%&amp;()*+-;&lt;=&gt;?@^_{}[]/\:&quot;&quot;&quot;&quot;&quot;;[.F979]+1;1);MID(&quot;0123456789ABCDEFGHJKLMNPQRSTUVWXYZabcdefghijklmnpqrstuvwxyz!#$%&amp;()*+-;&lt;=&gt;?@^_{}[]/\:&quot;&quot;&quot;&quot;&quot;;[.G979]+1;1))" office:value-type="string" office:string-value="#*}%" calcext:value-type="string">
            <text:p>#*}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49024b6454426aa407dbdd46a119711024cf05426cdfa12a836032d01fdb17e</text:p>
          </table:table-cell>
          <table:table-cell table:formula="of:=HEX2DEC(MID([.A980];1;8))+HEX2DEC(MID([.A980];9;8))+HEX2DEC(MID([.A980];17;8))+HEX2DEC(MID([.A980];25;8))+HEX2DEC(MID([.A980];33;8))+HEX2DEC(MID([.A980];41;8))+HEX2DEC(MID([.A980];49;8))+HEX2DEC(MID([.A980];57;8))" office:value-type="float" office:value="7913750358" calcext:value-type="float">
            <text:p>7913750358</text:p>
          </table:table-cell>
          <table:table-cell table:formula="of:= MOD([.B980];85^4)" office:value-type="float" office:value="31455983" calcext:value-type="float">
            <text:p>31455983</text:p>
          </table:table-cell>
          <table:table-cell table:formula="of:=MOD(((((([.C980]-[.G980])/85)-[.F980])/85)-[.E980])/85;85)" office:value-type="float" office:value="51" calcext:value-type="float">
            <text:p>51</text:p>
          </table:table-cell>
          <table:table-cell table:formula="of:=MOD(((([.C980]-[.G980])/85)-[.F980])/85;85)" office:value-type="float" office:value="18" calcext:value-type="float">
            <text:p>18</text:p>
          </table:table-cell>
          <table:table-cell table:formula="of:=MOD(([.C980]-[.G980])/85;85)" office:value-type="float" office:value="65" calcext:value-type="float">
            <text:p>65</text:p>
          </table:table-cell>
          <table:table-cell table:formula="of:=MOD([.C980];85)" office:value-type="float" office:value="33" calcext:value-type="float">
            <text:p>33</text:p>
          </table:table-cell>
          <table:table-cell table:formula="of:=COM.MICROSOFT.CONCAT(MID(&quot;0123456789ABCDEFGHJKLMNPQRSTUVWXYZabcdefghijklmnpqrstuvwxyz!#$%&amp;()*+-;&lt;=&gt;?@^_{}[]/\:&quot;&quot;&quot;&quot;&quot;;[.D980]+1;1);MID(&quot;0123456789ABCDEFGHJKLMNPQRSTUVWXYZabcdefghijklmnpqrstuvwxyz!#$%&amp;()*+-;&lt;=&gt;?@^_{}[]/\:&quot;&quot;&quot;&quot;&quot;;[.E980]+1;1);MID(&quot;0123456789ABCDEFGHJKLMNPQRSTUVWXYZabcdefghijklmnpqrstuvwxyz!#$%&amp;()*+-;&lt;=&gt;?@^_{}[]/\:&quot;&quot;&quot;&quot;&quot;;[.F980]+1;1);MID(&quot;0123456789ABCDEFGHJKLMNPQRSTUVWXYZabcdefghijklmnpqrstuvwxyz!#$%&amp;()*+-;&lt;=&gt;?@^_{}[]/\:&quot;&quot;&quot;&quot;&quot;;[.G980]+1;1))" office:value-type="string" office:string-value="sJ)Z" calcext:value-type="string">
            <text:p>sJ)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6d03f0b80055fc5063194a29f42f682eeaa9d1b928bc26a2e06529f70e6490</text:p>
          </table:table-cell>
          <table:table-cell table:formula="of:=HEX2DEC(MID([.A981];1;8))+HEX2DEC(MID([.A981];9;8))+HEX2DEC(MID([.A981];17;8))+HEX2DEC(MID([.A981];25;8))+HEX2DEC(MID([.A981];33;8))+HEX2DEC(MID([.A981];41;8))+HEX2DEC(MID([.A981];49;8))+HEX2DEC(MID([.A981];57;8))" office:value-type="float" office:value="16555364942" calcext:value-type="float">
            <text:p>16555364942</text:p>
          </table:table-cell>
          <table:table-cell table:formula="of:= MOD([.B981];85^4)" office:value-type="float" office:value="7766817" calcext:value-type="float">
            <text:p>7766817</text:p>
          </table:table-cell>
          <table:table-cell table:formula="of:=MOD(((((([.C981]-[.G981])/85)-[.F981])/85)-[.E981])/85;85)" office:value-type="float" office:value="12" calcext:value-type="float">
            <text:p>12</text:p>
          </table:table-cell>
          <table:table-cell table:formula="of:=MOD(((([.C981]-[.G981])/85)-[.F981])/85;85)" office:value-type="float" office:value="54" calcext:value-type="float">
            <text:p>54</text:p>
          </table:table-cell>
          <table:table-cell table:formula="of:=MOD(([.C981]-[.G981])/85;85)" office:value-type="float" office:value="84" calcext:value-type="float">
            <text:p>84</text:p>
          </table:table-cell>
          <table:table-cell table:formula="of:=MOD([.C981];85)" office:value-type="float" office:value="27" calcext:value-type="float">
            <text:p>27</text:p>
          </table:table-cell>
          <table:table-cell table:formula="of:=COM.MICROSOFT.CONCAT(MID(&quot;0123456789ABCDEFGHJKLMNPQRSTUVWXYZabcdefghijklmnpqrstuvwxyz!#$%&amp;()*+-;&lt;=&gt;?@^_{}[]/\:&quot;&quot;&quot;&quot;&quot;;[.D981]+1;1);MID(&quot;0123456789ABCDEFGHJKLMNPQRSTUVWXYZabcdefghijklmnpqrstuvwxyz!#$%&amp;()*+-;&lt;=&gt;?@^_{}[]/\:&quot;&quot;&quot;&quot;&quot;;[.E981]+1;1);MID(&quot;0123456789ABCDEFGHJKLMNPQRSTUVWXYZabcdefghijklmnpqrstuvwxyz!#$%&amp;()*+-;&lt;=&gt;?@^_{}[]/\:&quot;&quot;&quot;&quot;&quot;;[.F981]+1;1);MID(&quot;0123456789ABCDEFGHJKLMNPQRSTUVWXYZabcdefghijklmnpqrstuvwxyz!#$%&amp;()*+-;&lt;=&gt;?@^_{}[]/\:&quot;&quot;&quot;&quot;&quot;;[.G981]+1;1))" office:value-type="string" office:string-value="Cv&quot;T" calcext:value-type="string">
            <text:p>Cv"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bc51a62a36433cb57485689ed7adb24de4d51aee294066febe62cf1200939fa</text:p>
          </table:table-cell>
          <table:table-cell table:formula="of:=HEX2DEC(MID([.A982];1;8))+HEX2DEC(MID([.A982];9;8))+HEX2DEC(MID([.A982];17;8))+HEX2DEC(MID([.A982];25;8))+HEX2DEC(MID([.A982];33;8))+HEX2DEC(MID([.A982];41;8))+HEX2DEC(MID([.A982];49;8))+HEX2DEC(MID([.A982];57;8))" office:value-type="float" office:value="22829416162" calcext:value-type="float">
            <text:p>22829416162</text:p>
          </table:table-cell>
          <table:table-cell table:formula="of:= MOD([.B982];85^4)" office:value-type="float" office:value="17743037" calcext:value-type="float">
            <text:p>17743037</text:p>
          </table:table-cell>
          <table:table-cell table:formula="of:=MOD(((((([.C982]-[.G982])/85)-[.F982])/85)-[.E982])/85;85)" office:value-type="float" office:value="28" calcext:value-type="float">
            <text:p>28</text:p>
          </table:table-cell>
          <table:table-cell table:formula="of:=MOD(((([.C982]-[.G982])/85)-[.F982])/85;85)" office:value-type="float" office:value="75" calcext:value-type="float">
            <text:p>75</text:p>
          </table:table-cell>
          <table:table-cell table:formula="of:=MOD(([.C982]-[.G982])/85;85)" office:value-type="float" office:value="66" calcext:value-type="float">
            <text:p>66</text:p>
          </table:table-cell>
          <table:table-cell table:formula="of:=MOD([.C982];85)" office:value-type="float" office:value="52" calcext:value-type="float">
            <text:p>52</text:p>
          </table:table-cell>
          <table:table-cell table:formula="of:=COM.MICROSOFT.CONCAT(MID(&quot;0123456789ABCDEFGHJKLMNPQRSTUVWXYZabcdefghijklmnpqrstuvwxyz!#$%&amp;()*+-;&lt;=&gt;?@^_{}[]/\:&quot;&quot;&quot;&quot;&quot;;[.D982]+1;1);MID(&quot;0123456789ABCDEFGHJKLMNPQRSTUVWXYZabcdefghijklmnpqrstuvwxyz!#$%&amp;()*+-;&lt;=&gt;?@^_{}[]/\:&quot;&quot;&quot;&quot;&quot;;[.E982]+1;1);MID(&quot;0123456789ABCDEFGHJKLMNPQRSTUVWXYZabcdefghijklmnpqrstuvwxyz!#$%&amp;()*+-;&lt;=&gt;?@^_{}[]/\:&quot;&quot;&quot;&quot;&quot;;[.F982]+1;1);MID(&quot;0123456789ABCDEFGHJKLMNPQRSTUVWXYZabcdefghijklmnpqrstuvwxyz!#$%&amp;()*+-;&lt;=&gt;?@^_{}[]/\:&quot;&quot;&quot;&quot;&quot;;[.G982]+1;1))" office:value-type="string" office:string-value="U^*t" calcext:value-type="string">
            <text:p>U^*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c3c4e46c36538b813fff26ea17e8695dfcde1e87c12593645ffeed40e6a4d0c</text:p>
          </table:table-cell>
          <table:table-cell table:formula="of:=HEX2DEC(MID([.A983];1;8))+HEX2DEC(MID([.A983];9;8))+HEX2DEC(MID([.A983];17;8))+HEX2DEC(MID([.A983];25;8))+HEX2DEC(MID([.A983];33;8))+HEX2DEC(MID([.A983];41;8))+HEX2DEC(MID([.A983];49;8))+HEX2DEC(MID([.A983];57;8))" office:value-type="float" office:value="14854813439" calcext:value-type="float">
            <text:p>14854813439</text:p>
          </table:table-cell>
          <table:table-cell table:formula="of:= MOD([.B983];85^4)" office:value-type="float" office:value="29835939" calcext:value-type="float">
            <text:p>29835939</text:p>
          </table:table-cell>
          <table:table-cell table:formula="of:=MOD(((((([.C983]-[.G983])/85)-[.F983])/85)-[.E983])/85;85)" office:value-type="float" office:value="48" calcext:value-type="float">
            <text:p>48</text:p>
          </table:table-cell>
          <table:table-cell table:formula="of:=MOD(((([.C983]-[.G983])/85)-[.F983])/85;85)" office:value-type="float" office:value="49" calcext:value-type="float">
            <text:p>49</text:p>
          </table:table-cell>
          <table:table-cell table:formula="of:=MOD(([.C983]-[.G983])/85;85)" office:value-type="float" office:value="46" calcext:value-type="float">
            <text:p>46</text:p>
          </table:table-cell>
          <table:table-cell table:formula="of:=MOD([.C983];85)" office:value-type="float" office:value="4" calcext:value-type="float">
            <text:p>4</text:p>
          </table:table-cell>
          <table:table-cell table:formula="of:=COM.MICROSOFT.CONCAT(MID(&quot;0123456789ABCDEFGHJKLMNPQRSTUVWXYZabcdefghijklmnpqrstuvwxyz!#$%&amp;()*+-;&lt;=&gt;?@^_{}[]/\:&quot;&quot;&quot;&quot;&quot;;[.D983]+1;1);MID(&quot;0123456789ABCDEFGHJKLMNPQRSTUVWXYZabcdefghijklmnpqrstuvwxyz!#$%&amp;()*+-;&lt;=&gt;?@^_{}[]/\:&quot;&quot;&quot;&quot;&quot;;[.E983]+1;1);MID(&quot;0123456789ABCDEFGHJKLMNPQRSTUVWXYZabcdefghijklmnpqrstuvwxyz!#$%&amp;()*+-;&lt;=&gt;?@^_{}[]/\:&quot;&quot;&quot;&quot;&quot;;[.F983]+1;1);MID(&quot;0123456789ABCDEFGHJKLMNPQRSTUVWXYZabcdefghijklmnpqrstuvwxyz!#$%&amp;()*+-;&lt;=&gt;?@^_{}[]/\:&quot;&quot;&quot;&quot;&quot;;[.G983]+1;1))" office:value-type="string" office:string-value="pqm4" calcext:value-type="string">
            <text:p>pqm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e4f86fb3c83d38c184ce714e82126e179e59ad1dff65b0de9fba88dc131193a</text:p>
          </table:table-cell>
          <table:table-cell table:formula="of:=HEX2DEC(MID([.A984];1;8))+HEX2DEC(MID([.A984];9;8))+HEX2DEC(MID([.A984];17;8))+HEX2DEC(MID([.A984];25;8))+HEX2DEC(MID([.A984];33;8))+HEX2DEC(MID([.A984];41;8))+HEX2DEC(MID([.A984];49;8))+HEX2DEC(MID([.A984];57;8))" office:value-type="float" office:value="19600646177" calcext:value-type="float">
            <text:p>19600646177</text:p>
          </table:table-cell>
          <table:table-cell table:formula="of:= MOD([.B984];85^4)" office:value-type="float" office:value="25411802" calcext:value-type="float">
            <text:p>25411802</text:p>
          </table:table-cell>
          <table:table-cell table:formula="of:=MOD(((((([.C984]-[.G984])/85)-[.F984])/85)-[.E984])/85;85)" office:value-type="float" office:value="41" calcext:value-type="float">
            <text:p>41</text:p>
          </table:table-cell>
          <table:table-cell table:formula="of:=MOD(((([.C984]-[.G984])/85)-[.F984])/85;85)" office:value-type="float" office:value="32" calcext:value-type="float">
            <text:p>32</text:p>
          </table:table-cell>
          <table:table-cell table:formula="of:=MOD(([.C984]-[.G984])/85;85)" office:value-type="float" office:value="17" calcext:value-type="float">
            <text:p>17</text:p>
          </table:table-cell>
          <table:table-cell table:formula="of:=MOD([.C984];85)" office:value-type="float" office:value="32" calcext:value-type="float">
            <text:p>32</text:p>
          </table:table-cell>
          <table:table-cell table:formula="of:=COM.MICROSOFT.CONCAT(MID(&quot;0123456789ABCDEFGHJKLMNPQRSTUVWXYZabcdefghijklmnpqrstuvwxyz!#$%&amp;()*+-;&lt;=&gt;?@^_{}[]/\:&quot;&quot;&quot;&quot;&quot;;[.D984]+1;1);MID(&quot;0123456789ABCDEFGHJKLMNPQRSTUVWXYZabcdefghijklmnpqrstuvwxyz!#$%&amp;()*+-;&lt;=&gt;?@^_{}[]/\:&quot;&quot;&quot;&quot;&quot;;[.E984]+1;1);MID(&quot;0123456789ABCDEFGHJKLMNPQRSTUVWXYZabcdefghijklmnpqrstuvwxyz!#$%&amp;()*+-;&lt;=&gt;?@^_{}[]/\:&quot;&quot;&quot;&quot;&quot;;[.F984]+1;1);MID(&quot;0123456789ABCDEFGHJKLMNPQRSTUVWXYZabcdefghijklmnpqrstuvwxyz!#$%&amp;()*+-;&lt;=&gt;?@^_{}[]/\:&quot;&quot;&quot;&quot;&quot;;[.G984]+1;1))" office:value-type="string" office:string-value="hYHY" calcext:value-type="string">
            <text:p>hYH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054838c23fde99e40178f46b4c8eb335e0791a4a5e0c7ddcc9f4b8864f7b457</text:p>
          </table:table-cell>
          <table:table-cell table:formula="of:=HEX2DEC(MID([.A985];1;8))+HEX2DEC(MID([.A985];9;8))+HEX2DEC(MID([.A985];17;8))+HEX2DEC(MID([.A985];25;8))+HEX2DEC(MID([.A985];33;8))+HEX2DEC(MID([.A985];41;8))+HEX2DEC(MID([.A985];49;8))+HEX2DEC(MID([.A985];57;8))" office:value-type="float" office:value="16621125891" calcext:value-type="float">
            <text:p>16621125891</text:p>
          </table:table-cell>
          <table:table-cell table:formula="of:= MOD([.B985];85^4)" office:value-type="float" office:value="21327141" calcext:value-type="float">
            <text:p>21327141</text:p>
          </table:table-cell>
          <table:table-cell table:formula="of:=MOD(((((([.C985]-[.G985])/85)-[.F985])/85)-[.E985])/85;85)" office:value-type="float" office:value="34" calcext:value-type="float">
            <text:p>34</text:p>
          </table:table-cell>
          <table:table-cell table:formula="of:=MOD(((([.C985]-[.G985])/85)-[.F985])/85;85)" office:value-type="float" office:value="61" calcext:value-type="float">
            <text:p>61</text:p>
          </table:table-cell>
          <table:table-cell table:formula="of:=MOD(([.C985]-[.G985])/85;85)" office:value-type="float" office:value="72" calcext:value-type="float">
            <text:p>72</text:p>
          </table:table-cell>
          <table:table-cell table:formula="of:=MOD([.C985];85)" office:value-type="float" office:value="46" calcext:value-type="float">
            <text:p>46</text:p>
          </table:table-cell>
          <table:table-cell table:formula="of:=COM.MICROSOFT.CONCAT(MID(&quot;0123456789ABCDEFGHJKLMNPQRSTUVWXYZabcdefghijklmnpqrstuvwxyz!#$%&amp;()*+-;&lt;=&gt;?@^_{}[]/\:&quot;&quot;&quot;&quot;&quot;;[.D985]+1;1);MID(&quot;0123456789ABCDEFGHJKLMNPQRSTUVWXYZabcdefghijklmnpqrstuvwxyz!#$%&amp;()*+-;&lt;=&gt;?@^_{}[]/\:&quot;&quot;&quot;&quot;&quot;;[.E985]+1;1);MID(&quot;0123456789ABCDEFGHJKLMNPQRSTUVWXYZabcdefghijklmnpqrstuvwxyz!#$%&amp;()*+-;&lt;=&gt;?@^_{}[]/\:&quot;&quot;&quot;&quot;&quot;;[.F985]+1;1);MID(&quot;0123456789ABCDEFGHJKLMNPQRSTUVWXYZabcdefghijklmnpqrstuvwxyz!#$%&amp;()*+-;&lt;=&gt;?@^_{}[]/\:&quot;&quot;&quot;&quot;&quot;;[.G985]+1;1))" office:value-type="string" office:string-value="a$&gt;m" calcext:value-type="string">
            <text:p>a$&gt;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d438acf433ce2f294d3689f2f5df1d1e31f514039f29c4b8dacd5ab87e7f9b6</text:p>
          </table:table-cell>
          <table:table-cell table:formula="of:=HEX2DEC(MID([.A986];1;8))+HEX2DEC(MID([.A986];9;8))+HEX2DEC(MID([.A986];17;8))+HEX2DEC(MID([.A986];25;8))+HEX2DEC(MID([.A986];33;8))+HEX2DEC(MID([.A986];41;8))+HEX2DEC(MID([.A986];49;8))+HEX2DEC(MID([.A986];57;8))" office:value-type="float" office:value="14618756381" calcext:value-type="float">
            <text:p>14618756381</text:p>
          </table:table-cell>
          <table:table-cell table:formula="of:= MOD([.B986];85^4)" office:value-type="float" office:value="2581381" calcext:value-type="float">
            <text:p>2581381</text:p>
          </table:table-cell>
          <table:table-cell table:formula="of:=MOD(((((([.C986]-[.G986])/85)-[.F986])/85)-[.E986])/85;85)" office:value-type="float" office:value="4" calcext:value-type="float">
            <text:p>4</text:p>
          </table:table-cell>
          <table:table-cell table:formula="of:=MOD(((([.C986]-[.G986])/85)-[.F986])/85;85)" office:value-type="float" office:value="17" calcext:value-type="float">
            <text:p>17</text:p>
          </table:table-cell>
          <table:table-cell table:formula="of:=MOD(([.C986]-[.G986])/85;85)" office:value-type="float" office:value="24" calcext:value-type="float">
            <text:p>24</text:p>
          </table:table-cell>
          <table:table-cell table:formula="of:=MOD([.C986];85)" office:value-type="float" office:value="16" calcext:value-type="float">
            <text:p>16</text:p>
          </table:table-cell>
          <table:table-cell table:formula="of:=COM.MICROSOFT.CONCAT(MID(&quot;0123456789ABCDEFGHJKLMNPQRSTUVWXYZabcdefghijklmnpqrstuvwxyz!#$%&amp;()*+-;&lt;=&gt;?@^_{}[]/\:&quot;&quot;&quot;&quot;&quot;;[.D986]+1;1);MID(&quot;0123456789ABCDEFGHJKLMNPQRSTUVWXYZabcdefghijklmnpqrstuvwxyz!#$%&amp;()*+-;&lt;=&gt;?@^_{}[]/\:&quot;&quot;&quot;&quot;&quot;;[.E986]+1;1);MID(&quot;0123456789ABCDEFGHJKLMNPQRSTUVWXYZabcdefghijklmnpqrstuvwxyz!#$%&amp;()*+-;&lt;=&gt;?@^_{}[]/\:&quot;&quot;&quot;&quot;&quot;;[.F986]+1;1);MID(&quot;0123456789ABCDEFGHJKLMNPQRSTUVWXYZabcdefghijklmnpqrstuvwxyz!#$%&amp;()*+-;&lt;=&gt;?@^_{}[]/\:&quot;&quot;&quot;&quot;&quot;;[.G986]+1;1))" office:value-type="string" office:string-value="4HQG" calcext:value-type="string">
            <text:p>4HQ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0b7352424ae1004a9b340510824a0bc0f72a42922bb5794e1f32f610a141d93</text:p>
          </table:table-cell>
          <table:table-cell table:formula="of:=HEX2DEC(MID([.A987];1;8))+HEX2DEC(MID([.A987];9;8))+HEX2DEC(MID([.A987];17;8))+HEX2DEC(MID([.A987];25;8))+HEX2DEC(MID([.A987];33;8))+HEX2DEC(MID([.A987];41;8))+HEX2DEC(MID([.A987];49;8))+HEX2DEC(MID([.A987];57;8))" office:value-type="float" office:value="9755061990" calcext:value-type="float">
            <text:p>9755061990</text:p>
          </table:table-cell>
          <table:table-cell table:formula="of:= MOD([.B987];85^4)" office:value-type="float" office:value="45745740" calcext:value-type="float">
            <text:p>45745740</text:p>
          </table:table-cell>
          <table:table-cell table:formula="of:=MOD(((((([.C987]-[.G987])/85)-[.F987])/85)-[.E987])/85;85)" office:value-type="float" office:value="74" calcext:value-type="float">
            <text:p>74</text:p>
          </table:table-cell>
          <table:table-cell table:formula="of:=MOD(((([.C987]-[.G987])/85)-[.F987])/85;85)" office:value-type="float" office:value="41" calcext:value-type="float">
            <text:p>41</text:p>
          </table:table-cell>
          <table:table-cell table:formula="of:=MOD(([.C987]-[.G987])/85;85)" office:value-type="float" office:value="50" calcext:value-type="float">
            <text:p>50</text:p>
          </table:table-cell>
          <table:table-cell table:formula="of:=MOD([.C987];85)" office:value-type="float" office:value="15" calcext:value-type="float">
            <text:p>15</text:p>
          </table:table-cell>
          <table:table-cell table:formula="of:=COM.MICROSOFT.CONCAT(MID(&quot;0123456789ABCDEFGHJKLMNPQRSTUVWXYZabcdefghijklmnpqrstuvwxyz!#$%&amp;()*+-;&lt;=&gt;?@^_{}[]/\:&quot;&quot;&quot;&quot;&quot;;[.D987]+1;1);MID(&quot;0123456789ABCDEFGHJKLMNPQRSTUVWXYZabcdefghijklmnpqrstuvwxyz!#$%&amp;()*+-;&lt;=&gt;?@^_{}[]/\:&quot;&quot;&quot;&quot;&quot;;[.E987]+1;1);MID(&quot;0123456789ABCDEFGHJKLMNPQRSTUVWXYZabcdefghijklmnpqrstuvwxyz!#$%&amp;()*+-;&lt;=&gt;?@^_{}[]/\:&quot;&quot;&quot;&quot;&quot;;[.F987]+1;1);MID(&quot;0123456789ABCDEFGHJKLMNPQRSTUVWXYZabcdefghijklmnpqrstuvwxyz!#$%&amp;()*+-;&lt;=&gt;?@^_{}[]/\:&quot;&quot;&quot;&quot;&quot;;[.G987]+1;1))" office:value-type="string" office:string-value="@hrF" calcext:value-type="string">
            <text:p>@hr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7f37f131c4f663c7e3411b321bc9d77245b2220171d41b9f76421ece502c69</text:p>
          </table:table-cell>
          <table:table-cell table:formula="of:=HEX2DEC(MID([.A988];1;8))+HEX2DEC(MID([.A988];9;8))+HEX2DEC(MID([.A988];17;8))+HEX2DEC(MID([.A988];25;8))+HEX2DEC(MID([.A988];33;8))+HEX2DEC(MID([.A988];41;8))+HEX2DEC(MID([.A988];49;8))+HEX2DEC(MID([.A988];57;8))" office:value-type="float" office:value="16001347082" calcext:value-type="float">
            <text:p>16001347082</text:p>
          </table:table-cell>
          <table:table-cell table:formula="of:= MOD([.B988];85^4)" office:value-type="float" office:value="27955832" calcext:value-type="float">
            <text:p>27955832</text:p>
          </table:table-cell>
          <table:table-cell table:formula="of:=MOD(((((([.C988]-[.G988])/85)-[.F988])/85)-[.E988])/85;85)" office:value-type="float" office:value="45" calcext:value-type="float">
            <text:p>45</text:p>
          </table:table-cell>
          <table:table-cell table:formula="of:=MOD(((([.C988]-[.G988])/85)-[.F988])/85;85)" office:value-type="float" office:value="44" calcext:value-type="float">
            <text:p>44</text:p>
          </table:table-cell>
          <table:table-cell table:formula="of:=MOD(([.C988]-[.G988])/85;85)" office:value-type="float" office:value="27" calcext:value-type="float">
            <text:p>27</text:p>
          </table:table-cell>
          <table:table-cell table:formula="of:=MOD([.C988];85)" office:value-type="float" office:value="12" calcext:value-type="float">
            <text:p>12</text:p>
          </table:table-cell>
          <table:table-cell table:formula="of:=COM.MICROSOFT.CONCAT(MID(&quot;0123456789ABCDEFGHJKLMNPQRSTUVWXYZabcdefghijklmnpqrstuvwxyz!#$%&amp;()*+-;&lt;=&gt;?@^_{}[]/\:&quot;&quot;&quot;&quot;&quot;;[.D988]+1;1);MID(&quot;0123456789ABCDEFGHJKLMNPQRSTUVWXYZabcdefghijklmnpqrstuvwxyz!#$%&amp;()*+-;&lt;=&gt;?@^_{}[]/\:&quot;&quot;&quot;&quot;&quot;;[.E988]+1;1);MID(&quot;0123456789ABCDEFGHJKLMNPQRSTUVWXYZabcdefghijklmnpqrstuvwxyz!#$%&amp;()*+-;&lt;=&gt;?@^_{}[]/\:&quot;&quot;&quot;&quot;&quot;;[.F988]+1;1);MID(&quot;0123456789ABCDEFGHJKLMNPQRSTUVWXYZabcdefghijklmnpqrstuvwxyz!#$%&amp;()*+-;&lt;=&gt;?@^_{}[]/\:&quot;&quot;&quot;&quot;&quot;;[.G988]+1;1))" office:value-type="string" office:string-value="lkTC" calcext:value-type="string">
            <text:p>lkT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17735060c6ff5a68089414cb3e617a25677bbe8d17780ae13eea3f37b578c2b</text:p>
          </table:table-cell>
          <table:table-cell table:formula="of:=HEX2DEC(MID([.A989];1;8))+HEX2DEC(MID([.A989];9;8))+HEX2DEC(MID([.A989];17;8))+HEX2DEC(MID([.A989];25;8))+HEX2DEC(MID([.A989];33;8))+HEX2DEC(MID([.A989];41;8))+HEX2DEC(MID([.A989];49;8))+HEX2DEC(MID([.A989];57;8))" office:value-type="float" office:value="16803164238" calcext:value-type="float">
            <text:p>16803164238</text:p>
          </table:table-cell>
          <table:table-cell table:formula="of:= MOD([.B989];85^4)" office:value-type="float" office:value="46763613" calcext:value-type="float">
            <text:p>46763613</text:p>
          </table:table-cell>
          <table:table-cell table:formula="of:=MOD(((((([.C989]-[.G989])/85)-[.F989])/85)-[.E989])/85;85)" office:value-type="float" office:value="76" calcext:value-type="float">
            <text:p>76</text:p>
          </table:table-cell>
          <table:table-cell table:formula="of:=MOD(((([.C989]-[.G989])/85)-[.F989])/85;85)" office:value-type="float" office:value="12" calcext:value-type="float">
            <text:p>12</text:p>
          </table:table-cell>
          <table:table-cell table:formula="of:=MOD(([.C989]-[.G989])/85;85)" office:value-type="float" office:value="40" calcext:value-type="float">
            <text:p>40</text:p>
          </table:table-cell>
          <table:table-cell table:formula="of:=MOD([.C989];85)" office:value-type="float" office:value="13" calcext:value-type="float">
            <text:p>13</text:p>
          </table:table-cell>
          <table:table-cell table:formula="of:=COM.MICROSOFT.CONCAT(MID(&quot;0123456789ABCDEFGHJKLMNPQRSTUVWXYZabcdefghijklmnpqrstuvwxyz!#$%&amp;()*+-;&lt;=&gt;?@^_{}[]/\:&quot;&quot;&quot;&quot;&quot;;[.D989]+1;1);MID(&quot;0123456789ABCDEFGHJKLMNPQRSTUVWXYZabcdefghijklmnpqrstuvwxyz!#$%&amp;()*+-;&lt;=&gt;?@^_{}[]/\:&quot;&quot;&quot;&quot;&quot;;[.E989]+1;1);MID(&quot;0123456789ABCDEFGHJKLMNPQRSTUVWXYZabcdefghijklmnpqrstuvwxyz!#$%&amp;()*+-;&lt;=&gt;?@^_{}[]/\:&quot;&quot;&quot;&quot;&quot;;[.F989]+1;1);MID(&quot;0123456789ABCDEFGHJKLMNPQRSTUVWXYZabcdefghijklmnpqrstuvwxyz!#$%&amp;()*+-;&lt;=&gt;?@^_{}[]/\:&quot;&quot;&quot;&quot;&quot;;[.G989]+1;1))" office:value-type="string" office:string-value="_CgD" calcext:value-type="string">
            <text:p>_Cg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000775d19bcdd93696ec405fa118125e8fedf892def39d921cd17d323a24b75</text:p>
          </table:table-cell>
          <table:table-cell table:formula="of:=HEX2DEC(MID([.A990];1;8))+HEX2DEC(MID([.A990];9;8))+HEX2DEC(MID([.A990];17;8))+HEX2DEC(MID([.A990];25;8))+HEX2DEC(MID([.A990];33;8))+HEX2DEC(MID([.A990];41;8))+HEX2DEC(MID([.A990];49;8))+HEX2DEC(MID([.A990];57;8))" office:value-type="float" office:value="15730415300" calcext:value-type="float">
            <text:p>15730415300</text:p>
          </table:table-cell>
          <table:table-cell table:formula="of:= MOD([.B990];85^4)" office:value-type="float" office:value="18027175" calcext:value-type="float">
            <text:p>18027175</text:p>
          </table:table-cell>
          <table:table-cell table:formula="of:=MOD(((((([.C990]-[.G990])/85)-[.F990])/85)-[.E990])/85;85)" office:value-type="float" office:value="29" calcext:value-type="float">
            <text:p>29</text:p>
          </table:table-cell>
          <table:table-cell table:formula="of:=MOD(((([.C990]-[.G990])/85)-[.F990])/85;85)" office:value-type="float" office:value="30" calcext:value-type="float">
            <text:p>30</text:p>
          </table:table-cell>
          <table:table-cell table:formula="of:=MOD(([.C990]-[.G990])/85;85)" office:value-type="float" office:value="9" calcext:value-type="float">
            <text:p>9</text:p>
          </table:table-cell>
          <table:table-cell table:formula="of:=MOD([.C990];85)" office:value-type="float" office:value="35" calcext:value-type="float">
            <text:p>35</text:p>
          </table:table-cell>
          <table:table-cell table:formula="of:=COM.MICROSOFT.CONCAT(MID(&quot;0123456789ABCDEFGHJKLMNPQRSTUVWXYZabcdefghijklmnpqrstuvwxyz!#$%&amp;()*+-;&lt;=&gt;?@^_{}[]/\:&quot;&quot;&quot;&quot;&quot;;[.D990]+1;1);MID(&quot;0123456789ABCDEFGHJKLMNPQRSTUVWXYZabcdefghijklmnpqrstuvwxyz!#$%&amp;()*+-;&lt;=&gt;?@^_{}[]/\:&quot;&quot;&quot;&quot;&quot;;[.E990]+1;1);MID(&quot;0123456789ABCDEFGHJKLMNPQRSTUVWXYZabcdefghijklmnpqrstuvwxyz!#$%&amp;()*+-;&lt;=&gt;?@^_{}[]/\:&quot;&quot;&quot;&quot;&quot;;[.F990]+1;1);MID(&quot;0123456789ABCDEFGHJKLMNPQRSTUVWXYZabcdefghijklmnpqrstuvwxyz!#$%&amp;()*+-;&lt;=&gt;?@^_{}[]/\:&quot;&quot;&quot;&quot;&quot;;[.G990]+1;1))" office:value-type="string" office:string-value="VW9b" calcext:value-type="string">
            <text:p>VW9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1a054096d0f26a66f468ab2f7480439b14897146ca52b8be8c48df740714b55</text:p>
          </table:table-cell>
          <table:table-cell table:formula="of:=HEX2DEC(MID([.A991];1;8))+HEX2DEC(MID([.A991];9;8))+HEX2DEC(MID([.A991];17;8))+HEX2DEC(MID([.A991];25;8))+HEX2DEC(MID([.A991];33;8))+HEX2DEC(MID([.A991];41;8))+HEX2DEC(MID([.A991];49;8))+HEX2DEC(MID([.A991];57;8))" office:value-type="float" office:value="21682562437" calcext:value-type="float">
            <text:p>21682562437</text:p>
          </table:table-cell>
          <table:table-cell table:formula="of:= MOD([.B991];85^4)" office:value-type="float" office:value="19303062" calcext:value-type="float">
            <text:p>19303062</text:p>
          </table:table-cell>
          <table:table-cell table:formula="of:=MOD(((((([.C991]-[.G991])/85)-[.F991])/85)-[.E991])/85;85)" office:value-type="float" office:value="31" calcext:value-type="float">
            <text:p>31</text:p>
          </table:table-cell>
          <table:table-cell table:formula="of:=MOD(((([.C991]-[.G991])/85)-[.F991])/85;85)" office:value-type="float" office:value="36" calcext:value-type="float">
            <text:p>36</text:p>
          </table:table-cell>
          <table:table-cell table:formula="of:=MOD(([.C991]-[.G991])/85;85)" office:value-type="float" office:value="59" calcext:value-type="float">
            <text:p>59</text:p>
          </table:table-cell>
          <table:table-cell table:formula="of:=MOD([.C991];85)" office:value-type="float" office:value="72" calcext:value-type="float">
            <text:p>72</text:p>
          </table:table-cell>
          <table:table-cell table:formula="of:=COM.MICROSOFT.CONCAT(MID(&quot;0123456789ABCDEFGHJKLMNPQRSTUVWXYZabcdefghijklmnpqrstuvwxyz!#$%&amp;()*+-;&lt;=&gt;?@^_{}[]/\:&quot;&quot;&quot;&quot;&quot;;[.D991]+1;1);MID(&quot;0123456789ABCDEFGHJKLMNPQRSTUVWXYZabcdefghijklmnpqrstuvwxyz!#$%&amp;()*+-;&lt;=&gt;?@^_{}[]/\:&quot;&quot;&quot;&quot;&quot;;[.E991]+1;1);MID(&quot;0123456789ABCDEFGHJKLMNPQRSTUVWXYZabcdefghijklmnpqrstuvwxyz!#$%&amp;()*+-;&lt;=&gt;?@^_{}[]/\:&quot;&quot;&quot;&quot;&quot;;[.F991]+1;1);MID(&quot;0123456789ABCDEFGHJKLMNPQRSTUVWXYZabcdefghijklmnpqrstuvwxyz!#$%&amp;()*+-;&lt;=&gt;?@^_{}[]/\:&quot;&quot;&quot;&quot;&quot;;[.G991]+1;1))" office:value-type="string" office:string-value="Xc!&gt;" calcext:value-type="string">
            <text:p>Xc!&gt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5a160936a56034383e23fd02818984e80a3926d6878e36abc48e13f49b30256</text:p>
          </table:table-cell>
          <table:table-cell table:formula="of:=HEX2DEC(MID([.A992];1;8))+HEX2DEC(MID([.A992];9;8))+HEX2DEC(MID([.A992];17;8))+HEX2DEC(MID([.A992];25;8))+HEX2DEC(MID([.A992];33;8))+HEX2DEC(MID([.A992];41;8))+HEX2DEC(MID([.A992];49;8))+HEX2DEC(MID([.A992];57;8))" office:value-type="float" office:value="14680757600" calcext:value-type="float">
            <text:p>14680757600</text:p>
          </table:table-cell>
          <table:table-cell table:formula="of:= MOD([.B992];85^4)" office:value-type="float" office:value="12381975" calcext:value-type="float">
            <text:p>12381975</text:p>
          </table:table-cell>
          <table:table-cell table:formula="of:=MOD(((((([.C992]-[.G992])/85)-[.F992])/85)-[.E992])/85;85)" office:value-type="float" office:value="20" calcext:value-type="float">
            <text:p>20</text:p>
          </table:table-cell>
          <table:table-cell table:formula="of:=MOD(((([.C992]-[.G992])/85)-[.F992])/85;85)" office:value-type="float" office:value="13" calcext:value-type="float">
            <text:p>13</text:p>
          </table:table-cell>
          <table:table-cell table:formula="of:=MOD(([.C992]-[.G992])/85;85)" office:value-type="float" office:value="65" calcext:value-type="float">
            <text:p>65</text:p>
          </table:table-cell>
          <table:table-cell table:formula="of:=MOD([.C992];85)" office:value-type="float" office:value="25" calcext:value-type="float">
            <text:p>25</text:p>
          </table:table-cell>
          <table:table-cell table:formula="of:=COM.MICROSOFT.CONCAT(MID(&quot;0123456789ABCDEFGHJKLMNPQRSTUVWXYZabcdefghijklmnpqrstuvwxyz!#$%&amp;()*+-;&lt;=&gt;?@^_{}[]/\:&quot;&quot;&quot;&quot;&quot;;[.D992]+1;1);MID(&quot;0123456789ABCDEFGHJKLMNPQRSTUVWXYZabcdefghijklmnpqrstuvwxyz!#$%&amp;()*+-;&lt;=&gt;?@^_{}[]/\:&quot;&quot;&quot;&quot;&quot;;[.E992]+1;1);MID(&quot;0123456789ABCDEFGHJKLMNPQRSTUVWXYZabcdefghijklmnpqrstuvwxyz!#$%&amp;()*+-;&lt;=&gt;?@^_{}[]/\:&quot;&quot;&quot;&quot;&quot;;[.F992]+1;1);MID(&quot;0123456789ABCDEFGHJKLMNPQRSTUVWXYZabcdefghijklmnpqrstuvwxyz!#$%&amp;()*+-;&lt;=&gt;?@^_{}[]/\:&quot;&quot;&quot;&quot;&quot;;[.G992]+1;1))" office:value-type="string" office:string-value="LD)R" calcext:value-type="string">
            <text:p>LD)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c53720e87cc2873e59a79291de7c2b699684ceb75ab3e11baacb80f3ed44185</text:p>
          </table:table-cell>
          <table:table-cell table:formula="of:=HEX2DEC(MID([.A993];1;8))+HEX2DEC(MID([.A993];9;8))+HEX2DEC(MID([.A993];17;8))+HEX2DEC(MID([.A993];25;8))+HEX2DEC(MID([.A993];33;8))+HEX2DEC(MID([.A993];41;8))+HEX2DEC(MID([.A993];49;8))+HEX2DEC(MID([.A993];57;8))" office:value-type="float" office:value="19062479600" calcext:value-type="float">
            <text:p>19062479600</text:p>
          </table:table-cell>
          <table:table-cell table:formula="of:= MOD([.B993];85^4)" office:value-type="float" office:value="9251475" calcext:value-type="float">
            <text:p>9251475</text:p>
          </table:table-cell>
          <table:table-cell table:formula="of:=MOD(((((([.C993]-[.G993])/85)-[.F993])/85)-[.E993])/85;85)" office:value-type="float" office:value="15" calcext:value-type="float">
            <text:p>15</text:p>
          </table:table-cell>
          <table:table-cell table:formula="of:=MOD(((([.C993]-[.G993])/85)-[.F993])/85;85)" office:value-type="float" office:value="5" calcext:value-type="float">
            <text:p>5</text:p>
          </table:table-cell>
          <table:table-cell table:formula="of:=MOD(([.C993]-[.G993])/85;85)" office:value-type="float" office:value="40" calcext:value-type="float">
            <text:p>40</text:p>
          </table:table-cell>
          <table:table-cell table:formula="of:=MOD([.C993];85)" office:value-type="float" office:value="75" calcext:value-type="float">
            <text:p>75</text:p>
          </table:table-cell>
          <table:table-cell table:formula="of:=COM.MICROSOFT.CONCAT(MID(&quot;0123456789ABCDEFGHJKLMNPQRSTUVWXYZabcdefghijklmnpqrstuvwxyz!#$%&amp;()*+-;&lt;=&gt;?@^_{}[]/\:&quot;&quot;&quot;&quot;&quot;;[.D993]+1;1);MID(&quot;0123456789ABCDEFGHJKLMNPQRSTUVWXYZabcdefghijklmnpqrstuvwxyz!#$%&amp;()*+-;&lt;=&gt;?@^_{}[]/\:&quot;&quot;&quot;&quot;&quot;;[.E993]+1;1);MID(&quot;0123456789ABCDEFGHJKLMNPQRSTUVWXYZabcdefghijklmnpqrstuvwxyz!#$%&amp;()*+-;&lt;=&gt;?@^_{}[]/\:&quot;&quot;&quot;&quot;&quot;;[.F993]+1;1);MID(&quot;0123456789ABCDEFGHJKLMNPQRSTUVWXYZabcdefghijklmnpqrstuvwxyz!#$%&amp;()*+-;&lt;=&gt;?@^_{}[]/\:&quot;&quot;&quot;&quot;&quot;;[.G993]+1;1))" office:value-type="string" office:string-value="F5g^" calcext:value-type="string">
            <text:p>F5g^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7a72f7e1677172eec67fbe4378c722fda94651e94b428f448263e02bc287841</text:p>
          </table:table-cell>
          <table:table-cell table:formula="of:=HEX2DEC(MID([.A994];1;8))+HEX2DEC(MID([.A994];9;8))+HEX2DEC(MID([.A994];17;8))+HEX2DEC(MID([.A994];25;8))+HEX2DEC(MID([.A994];33;8))+HEX2DEC(MID([.A994];41;8))+HEX2DEC(MID([.A994];49;8))+HEX2DEC(MID([.A994];57;8))" office:value-type="float" office:value="19422378260" calcext:value-type="float">
            <text:p>19422378260</text:p>
          </table:table-cell>
          <table:table-cell table:formula="of:= MOD([.B994];85^4)" office:value-type="float" office:value="3745760" calcext:value-type="float">
            <text:p>3745760</text:p>
          </table:table-cell>
          <table:table-cell table:formula="of:=MOD(((((([.C994]-[.G994])/85)-[.F994])/85)-[.E994])/85;85)" office:value-type="float" office:value="6" calcext:value-type="float">
            <text:p>6</text:p>
          </table:table-cell>
          <table:table-cell table:formula="of:=MOD(((([.C994]-[.G994])/85)-[.F994])/85;85)" office:value-type="float" office:value="8" calcext:value-type="float">
            <text:p>8</text:p>
          </table:table-cell>
          <table:table-cell table:formula="of:=MOD(([.C994]-[.G994])/85;85)" office:value-type="float" office:value="37" calcext:value-type="float">
            <text:p>37</text:p>
          </table:table-cell>
          <table:table-cell table:formula="of:=MOD([.C994];85)" office:value-type="float" office:value="65" calcext:value-type="float">
            <text:p>65</text:p>
          </table:table-cell>
          <table:table-cell table:formula="of:=COM.MICROSOFT.CONCAT(MID(&quot;0123456789ABCDEFGHJKLMNPQRSTUVWXYZabcdefghijklmnpqrstuvwxyz!#$%&amp;()*+-;&lt;=&gt;?@^_{}[]/\:&quot;&quot;&quot;&quot;&quot;;[.D994]+1;1);MID(&quot;0123456789ABCDEFGHJKLMNPQRSTUVWXYZabcdefghijklmnpqrstuvwxyz!#$%&amp;()*+-;&lt;=&gt;?@^_{}[]/\:&quot;&quot;&quot;&quot;&quot;;[.E994]+1;1);MID(&quot;0123456789ABCDEFGHJKLMNPQRSTUVWXYZabcdefghijklmnpqrstuvwxyz!#$%&amp;()*+-;&lt;=&gt;?@^_{}[]/\:&quot;&quot;&quot;&quot;&quot;;[.F994]+1;1);MID(&quot;0123456789ABCDEFGHJKLMNPQRSTUVWXYZabcdefghijklmnpqrstuvwxyz!#$%&amp;()*+-;&lt;=&gt;?@^_{}[]/\:&quot;&quot;&quot;&quot;&quot;;[.G994]+1;1))" office:value-type="string" office:string-value="68d)" calcext:value-type="string">
            <text:p>68d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48e339a0e59886f05ad3bb339540a55c1309f8a556cfc248ef7cdd7f70180bc</text:p>
          </table:table-cell>
          <table:table-cell table:formula="of:=HEX2DEC(MID([.A995];1;8))+HEX2DEC(MID([.A995];9;8))+HEX2DEC(MID([.A995];17;8))+HEX2DEC(MID([.A995];25;8))+HEX2DEC(MID([.A995];33;8))+HEX2DEC(MID([.A995];41;8))+HEX2DEC(MID([.A995];49;8))+HEX2DEC(MID([.A995];57;8))" office:value-type="float" office:value="16080956498" calcext:value-type="float">
            <text:p>16080956498</text:p>
          </table:table-cell>
          <table:table-cell table:formula="of:= MOD([.B995];85^4)" office:value-type="float" office:value="3163998" calcext:value-type="float">
            <text:p>3163998</text:p>
          </table:table-cell>
          <table:table-cell table:formula="of:=MOD(((((([.C995]-[.G995])/85)-[.F995])/85)-[.E995])/85;85)" office:value-type="float" office:value="5" calcext:value-type="float">
            <text:p>5</text:p>
          </table:table-cell>
          <table:table-cell table:formula="of:=MOD(((([.C995]-[.G995])/85)-[.F995])/85;85)" office:value-type="float" office:value="12" calcext:value-type="float">
            <text:p>12</text:p>
          </table:table-cell>
          <table:table-cell table:formula="of:=MOD(([.C995]-[.G995])/85;85)" office:value-type="float" office:value="78" calcext:value-type="float">
            <text:p>78</text:p>
          </table:table-cell>
          <table:table-cell table:formula="of:=MOD([.C995];85)" office:value-type="float" office:value="43" calcext:value-type="float">
            <text:p>43</text:p>
          </table:table-cell>
          <table:table-cell table:formula="of:=COM.MICROSOFT.CONCAT(MID(&quot;0123456789ABCDEFGHJKLMNPQRSTUVWXYZabcdefghijklmnpqrstuvwxyz!#$%&amp;()*+-;&lt;=&gt;?@^_{}[]/\:&quot;&quot;&quot;&quot;&quot;;[.D995]+1;1);MID(&quot;0123456789ABCDEFGHJKLMNPQRSTUVWXYZabcdefghijklmnpqrstuvwxyz!#$%&amp;()*+-;&lt;=&gt;?@^_{}[]/\:&quot;&quot;&quot;&quot;&quot;;[.E995]+1;1);MID(&quot;0123456789ABCDEFGHJKLMNPQRSTUVWXYZabcdefghijklmnpqrstuvwxyz!#$%&amp;()*+-;&lt;=&gt;?@^_{}[]/\:&quot;&quot;&quot;&quot;&quot;;[.F995]+1;1);MID(&quot;0123456789ABCDEFGHJKLMNPQRSTUVWXYZabcdefghijklmnpqrstuvwxyz!#$%&amp;()*+-;&lt;=&gt;?@^_{}[]/\:&quot;&quot;&quot;&quot;&quot;;[.G995]+1;1))" office:value-type="string" office:string-value="5C}j" calcext:value-type="string">
            <text:p>5C}j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42021fd4d805503a8662012db3185eeb79316dacbe8bc6f0e7e4fafb459c1a3</text:p>
          </table:table-cell>
          <table:table-cell table:formula="of:=HEX2DEC(MID([.A996];1;8))+HEX2DEC(MID([.A996];9;8))+HEX2DEC(MID([.A996];17;8))+HEX2DEC(MID([.A996];25;8))+HEX2DEC(MID([.A996];33;8))+HEX2DEC(MID([.A996];41;8))+HEX2DEC(MID([.A996];49;8))+HEX2DEC(MID([.A996];57;8))" office:value-type="float" office:value="17642029467" calcext:value-type="float">
            <text:p>17642029467</text:p>
          </table:table-cell>
          <table:table-cell table:formula="of:= MOD([.B996];85^4)" office:value-type="float" office:value="50418842" calcext:value-type="float">
            <text:p>50418842</text:p>
          </table:table-cell>
          <table:table-cell table:formula="of:=MOD(((((([.C996]-[.G996])/85)-[.F996])/85)-[.E996])/85;85)" office:value-type="float" office:value="82" calcext:value-type="float">
            <text:p>82</text:p>
          </table:table-cell>
          <table:table-cell table:formula="of:=MOD(((([.C996]-[.G996])/85)-[.F996])/85;85)" office:value-type="float" office:value="8" calcext:value-type="float">
            <text:p>8</text:p>
          </table:table-cell>
          <table:table-cell table:formula="of:=MOD(([.C996]-[.G996])/85;85)" office:value-type="float" office:value="32" calcext:value-type="float">
            <text:p>32</text:p>
          </table:table-cell>
          <table:table-cell table:formula="of:=MOD([.C996];85)" office:value-type="float" office:value="72" calcext:value-type="float">
            <text:p>72</text:p>
          </table:table-cell>
          <table:table-cell table:formula="of:=COM.MICROSOFT.CONCAT(MID(&quot;0123456789ABCDEFGHJKLMNPQRSTUVWXYZabcdefghijklmnpqrstuvwxyz!#$%&amp;()*+-;&lt;=&gt;?@^_{}[]/\:&quot;&quot;&quot;&quot;&quot;;[.D996]+1;1);MID(&quot;0123456789ABCDEFGHJKLMNPQRSTUVWXYZabcdefghijklmnpqrstuvwxyz!#$%&amp;()*+-;&lt;=&gt;?@^_{}[]/\:&quot;&quot;&quot;&quot;&quot;;[.E996]+1;1);MID(&quot;0123456789ABCDEFGHJKLMNPQRSTUVWXYZabcdefghijklmnpqrstuvwxyz!#$%&amp;()*+-;&lt;=&gt;?@^_{}[]/\:&quot;&quot;&quot;&quot;&quot;;[.F996]+1;1);MID(&quot;0123456789ABCDEFGHJKLMNPQRSTUVWXYZabcdefghijklmnpqrstuvwxyz!#$%&amp;()*+-;&lt;=&gt;?@^_{}[]/\:&quot;&quot;&quot;&quot;&quot;;[.G996]+1;1))" office:value-type="string" office:string-value="\8Y&gt;" calcext:value-type="string">
            <text:p>\8Y&gt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8d260c9482cebe65746726e953c074d2e6b9e94dc8bc3805c0de6a6b0a1b38e</text:p>
          </table:table-cell>
          <table:table-cell table:formula="of:=HEX2DEC(MID([.A997];1;8))+HEX2DEC(MID([.A997];9;8))+HEX2DEC(MID([.A997];17;8))+HEX2DEC(MID([.A997];25;8))+HEX2DEC(MID([.A997];33;8))+HEX2DEC(MID([.A997];41;8))+HEX2DEC(MID([.A997];49;8))+HEX2DEC(MID([.A997];57;8))" office:value-type="float" office:value="18340168370" calcext:value-type="float">
            <text:p>18340168370</text:p>
          </table:table-cell>
          <table:table-cell table:formula="of:= MOD([.B997];85^4)" office:value-type="float" office:value="17748995" calcext:value-type="float">
            <text:p>17748995</text:p>
          </table:table-cell>
          <table:table-cell table:formula="of:=MOD(((((([.C997]-[.G997])/85)-[.F997])/85)-[.E997])/85;85)" office:value-type="float" office:value="28" calcext:value-type="float">
            <text:p>28</text:p>
          </table:table-cell>
          <table:table-cell table:formula="of:=MOD(((([.C997]-[.G997])/85)-[.F997])/85;85)" office:value-type="float" office:value="76" calcext:value-type="float">
            <text:p>76</text:p>
          </table:table-cell>
          <table:table-cell table:formula="of:=MOD(([.C997]-[.G997])/85;85)" office:value-type="float" office:value="51" calcext:value-type="float">
            <text:p>51</text:p>
          </table:table-cell>
          <table:table-cell table:formula="of:=MOD([.C997];85)" office:value-type="float" office:value="60" calcext:value-type="float">
            <text:p>60</text:p>
          </table:table-cell>
          <table:table-cell table:formula="of:=COM.MICROSOFT.CONCAT(MID(&quot;0123456789ABCDEFGHJKLMNPQRSTUVWXYZabcdefghijklmnpqrstuvwxyz!#$%&amp;()*+-;&lt;=&gt;?@^_{}[]/\:&quot;&quot;&quot;&quot;&quot;;[.D997]+1;1);MID(&quot;0123456789ABCDEFGHJKLMNPQRSTUVWXYZabcdefghijklmnpqrstuvwxyz!#$%&amp;()*+-;&lt;=&gt;?@^_{}[]/\:&quot;&quot;&quot;&quot;&quot;;[.E997]+1;1);MID(&quot;0123456789ABCDEFGHJKLMNPQRSTUVWXYZabcdefghijklmnpqrstuvwxyz!#$%&amp;()*+-;&lt;=&gt;?@^_{}[]/\:&quot;&quot;&quot;&quot;&quot;;[.F997]+1;1);MID(&quot;0123456789ABCDEFGHJKLMNPQRSTUVWXYZabcdefghijklmnpqrstuvwxyz!#$%&amp;()*+-;&lt;=&gt;?@^_{}[]/\:&quot;&quot;&quot;&quot;&quot;;[.G997]+1;1))" office:value-type="string" office:string-value="U_s#" calcext:value-type="string">
            <text:p>U_s#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7deccc0e3aae917d2cc12f8e4ac1aa17284f12ff01829d5b4f984f359c2e383</text:p>
          </table:table-cell>
          <table:table-cell table:formula="of:=HEX2DEC(MID([.A998];1;8))+HEX2DEC(MID([.A998];9;8))+HEX2DEC(MID([.A998];17;8))+HEX2DEC(MID([.A998];25;8))+HEX2DEC(MID([.A998];33;8))+HEX2DEC(MID([.A998];41;8))+HEX2DEC(MID([.A998];49;8))+HEX2DEC(MID([.A998];57;8))" office:value-type="float" office:value="23426983658" calcext:value-type="float">
            <text:p>23426983658</text:p>
          </table:table-cell>
          <table:table-cell table:formula="of:= MOD([.B998];85^4)" office:value-type="float" office:value="41103658" calcext:value-type="float">
            <text:p>41103658</text:p>
          </table:table-cell>
          <table:table-cell table:formula="of:=MOD(((((([.C998]-[.G998])/85)-[.F998])/85)-[.E998])/85;85)" office:value-type="float" office:value="66" calcext:value-type="float">
            <text:p>66</text:p>
          </table:table-cell>
          <table:table-cell table:formula="of:=MOD(((([.C998]-[.G998])/85)-[.F998])/85;85)" office:value-type="float" office:value="79" calcext:value-type="float">
            <text:p>79</text:p>
          </table:table-cell>
          <table:table-cell table:formula="of:=MOD(([.C998]-[.G998])/85;85)" office:value-type="float" office:value="7" calcext:value-type="float">
            <text:p>7</text:p>
          </table:table-cell>
          <table:table-cell table:formula="of:=MOD([.C998];85)" office:value-type="float" office:value="38" calcext:value-type="float">
            <text:p>38</text:p>
          </table:table-cell>
          <table:table-cell table:formula="of:=COM.MICROSOFT.CONCAT(MID(&quot;0123456789ABCDEFGHJKLMNPQRSTUVWXYZabcdefghijklmnpqrstuvwxyz!#$%&amp;()*+-;&lt;=&gt;?@^_{}[]/\:&quot;&quot;&quot;&quot;&quot;;[.D998]+1;1);MID(&quot;0123456789ABCDEFGHJKLMNPQRSTUVWXYZabcdefghijklmnpqrstuvwxyz!#$%&amp;()*+-;&lt;=&gt;?@^_{}[]/\:&quot;&quot;&quot;&quot;&quot;;[.E998]+1;1);MID(&quot;0123456789ABCDEFGHJKLMNPQRSTUVWXYZabcdefghijklmnpqrstuvwxyz!#$%&amp;()*+-;&lt;=&gt;?@^_{}[]/\:&quot;&quot;&quot;&quot;&quot;;[.F998]+1;1);MID(&quot;0123456789ABCDEFGHJKLMNPQRSTUVWXYZabcdefghijklmnpqrstuvwxyz!#$%&amp;()*+-;&lt;=&gt;?@^_{}[]/\:&quot;&quot;&quot;&quot;&quot;;[.G998]+1;1))" office:value-type="string" office:string-value="*[7e" calcext:value-type="string">
            <text:p>*[7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9cbb4830299d01fc84a6a56d4f07707d7d073673f6cde576027bafbac75168</text:p>
          </table:table-cell>
          <table:table-cell table:formula="of:=HEX2DEC(MID([.A999];1;8))+HEX2DEC(MID([.A999];9;8))+HEX2DEC(MID([.A999];17;8))+HEX2DEC(MID([.A999];25;8))+HEX2DEC(MID([.A999];33;8))+HEX2DEC(MID([.A999];41;8))+HEX2DEC(MID([.A999];49;8))+HEX2DEC(MID([.A999];57;8))" office:value-type="float" office:value="16053151888" calcext:value-type="float">
            <text:p>16053151888</text:p>
          </table:table-cell>
          <table:table-cell table:formula="of:= MOD([.B999];85^4)" office:value-type="float" office:value="27560013" calcext:value-type="float">
            <text:p>27560013</text:p>
          </table:table-cell>
          <table:table-cell table:formula="of:=MOD(((((([.C999]-[.G999])/85)-[.F999])/85)-[.E999])/85;85)" office:value-type="float" office:value="44" calcext:value-type="float">
            <text:p>44</text:p>
          </table:table-cell>
          <table:table-cell table:formula="of:=MOD(((([.C999]-[.G999])/85)-[.F999])/85;85)" office:value-type="float" office:value="74" calcext:value-type="float">
            <text:p>74</text:p>
          </table:table-cell>
          <table:table-cell table:formula="of:=MOD(([.C999]-[.G999])/85;85)" office:value-type="float" office:value="45" calcext:value-type="float">
            <text:p>45</text:p>
          </table:table-cell>
          <table:table-cell table:formula="of:=MOD([.C999];85)" office:value-type="float" office:value="38" calcext:value-type="float">
            <text:p>38</text:p>
          </table:table-cell>
          <table:table-cell table:formula="of:=COM.MICROSOFT.CONCAT(MID(&quot;0123456789ABCDEFGHJKLMNPQRSTUVWXYZabcdefghijklmnpqrstuvwxyz!#$%&amp;()*+-;&lt;=&gt;?@^_{}[]/\:&quot;&quot;&quot;&quot;&quot;;[.D999]+1;1);MID(&quot;0123456789ABCDEFGHJKLMNPQRSTUVWXYZabcdefghijklmnpqrstuvwxyz!#$%&amp;()*+-;&lt;=&gt;?@^_{}[]/\:&quot;&quot;&quot;&quot;&quot;;[.E999]+1;1);MID(&quot;0123456789ABCDEFGHJKLMNPQRSTUVWXYZabcdefghijklmnpqrstuvwxyz!#$%&amp;()*+-;&lt;=&gt;?@^_{}[]/\:&quot;&quot;&quot;&quot;&quot;;[.F999]+1;1);MID(&quot;0123456789ABCDEFGHJKLMNPQRSTUVWXYZabcdefghijklmnpqrstuvwxyz!#$%&amp;()*+-;&lt;=&gt;?@^_{}[]/\:&quot;&quot;&quot;&quot;&quot;;[.G999]+1;1))" office:value-type="string" office:string-value="k@le" calcext:value-type="string">
            <text:p>k@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aa04fd93c3dd989e3db6b8b5c1015f8209d62413097e3ad086c7400bef2b88c</text:p>
          </table:table-cell>
          <table:table-cell table:formula="of:=HEX2DEC(MID([.A1000];1;8))+HEX2DEC(MID([.A1000];9;8))+HEX2DEC(MID([.A1000];17;8))+HEX2DEC(MID([.A1000];25;8))+HEX2DEC(MID([.A1000];33;8))+HEX2DEC(MID([.A1000];41;8))+HEX2DEC(MID([.A1000];49;8))+HEX2DEC(MID([.A1000];57;8))" office:value-type="float" office:value="12874292575" calcext:value-type="float">
            <text:p>12874292575</text:p>
          </table:table-cell>
          <table:table-cell table:formula="of:= MOD([.B1000];85^4)" office:value-type="float" office:value="32938825" calcext:value-type="float">
            <text:p>32938825</text:p>
          </table:table-cell>
          <table:table-cell table:formula="of:=MOD(((((([.C1000]-[.G1000])/85)-[.F1000])/85)-[.E1000])/85;85)" office:value-type="float" office:value="53" calcext:value-type="float">
            <text:p>53</text:p>
          </table:table-cell>
          <table:table-cell table:formula="of:=MOD(((([.C1000]-[.G1000])/85)-[.F1000])/85;85)" office:value-type="float" office:value="54" calcext:value-type="float">
            <text:p>54</text:p>
          </table:table-cell>
          <table:table-cell table:formula="of:=MOD(([.C1000]-[.G1000])/85;85)" office:value-type="float" office:value="0" calcext:value-type="float">
            <text:p>0</text:p>
          </table:table-cell>
          <table:table-cell table:formula="of:=MOD([.C1000];85)" office:value-type="float" office:value="50" calcext:value-type="float">
            <text:p>50</text:p>
          </table:table-cell>
          <table:table-cell table:formula="of:=COM.MICROSOFT.CONCAT(MID(&quot;0123456789ABCDEFGHJKLMNPQRSTUVWXYZabcdefghijklmnpqrstuvwxyz!#$%&amp;()*+-;&lt;=&gt;?@^_{}[]/\:&quot;&quot;&quot;&quot;&quot;;[.D1000]+1;1);MID(&quot;0123456789ABCDEFGHJKLMNPQRSTUVWXYZabcdefghijklmnpqrstuvwxyz!#$%&amp;()*+-;&lt;=&gt;?@^_{}[]/\:&quot;&quot;&quot;&quot;&quot;;[.E1000]+1;1);MID(&quot;0123456789ABCDEFGHJKLMNPQRSTUVWXYZabcdefghijklmnpqrstuvwxyz!#$%&amp;()*+-;&lt;=&gt;?@^_{}[]/\:&quot;&quot;&quot;&quot;&quot;;[.F1000]+1;1);MID(&quot;0123456789ABCDEFGHJKLMNPQRSTUVWXYZabcdefghijklmnpqrstuvwxyz!#$%&amp;()*+-;&lt;=&gt;?@^_{}[]/\:&quot;&quot;&quot;&quot;&quot;;[.G1000]+1;1))" office:value-type="string" office:string-value="uv0r" calcext:value-type="string">
            <text:p>uv0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b010f2a9bebebc9fa4151e3c11d15b870f7ed0bb050a74b5175e94c8868e718</text:p>
          </table:table-cell>
          <table:table-cell table:formula="of:=HEX2DEC(MID([.A1001];1;8))+HEX2DEC(MID([.A1001];9;8))+HEX2DEC(MID([.A1001];17;8))+HEX2DEC(MID([.A1001];25;8))+HEX2DEC(MID([.A1001];33;8))+HEX2DEC(MID([.A1001];41;8))+HEX2DEC(MID([.A1001];49;8))+HEX2DEC(MID([.A1001];57;8))" office:value-type="float" office:value="19552978760" calcext:value-type="float">
            <text:p>19552978760</text:p>
          </table:table-cell>
          <table:table-cell table:formula="of:= MOD([.B1001];85^4)" office:value-type="float" office:value="29945010" calcext:value-type="float">
            <text:p>29945010</text:p>
          </table:table-cell>
          <table:table-cell table:formula="of:=MOD(((((([.C1001]-[.G1001])/85)-[.F1001])/85)-[.E1001])/85;85)" office:value-type="float" office:value="48" calcext:value-type="float">
            <text:p>48</text:p>
          </table:table-cell>
          <table:table-cell table:formula="of:=MOD(((([.C1001]-[.G1001])/85)-[.F1001])/85;85)" office:value-type="float" office:value="64" calcext:value-type="float">
            <text:p>64</text:p>
          </table:table-cell>
          <table:table-cell table:formula="of:=MOD(([.C1001]-[.G1001])/85;85)" office:value-type="float" office:value="54" calcext:value-type="float">
            <text:p>54</text:p>
          </table:table-cell>
          <table:table-cell table:formula="of:=MOD([.C1001];85)" office:value-type="float" office:value="20" calcext:value-type="float">
            <text:p>20</text:p>
          </table:table-cell>
          <table:table-cell table:formula="of:=COM.MICROSOFT.CONCAT(MID(&quot;0123456789ABCDEFGHJKLMNPQRSTUVWXYZabcdefghijklmnpqrstuvwxyz!#$%&amp;()*+-;&lt;=&gt;?@^_{}[]/\:&quot;&quot;&quot;&quot;&quot;;[.D1001]+1;1);MID(&quot;0123456789ABCDEFGHJKLMNPQRSTUVWXYZabcdefghijklmnpqrstuvwxyz!#$%&amp;()*+-;&lt;=&gt;?@^_{}[]/\:&quot;&quot;&quot;&quot;&quot;;[.E1001]+1;1);MID(&quot;0123456789ABCDEFGHJKLMNPQRSTUVWXYZabcdefghijklmnpqrstuvwxyz!#$%&amp;()*+-;&lt;=&gt;?@^_{}[]/\:&quot;&quot;&quot;&quot;&quot;;[.F1001]+1;1);MID(&quot;0123456789ABCDEFGHJKLMNPQRSTUVWXYZabcdefghijklmnpqrstuvwxyz!#$%&amp;()*+-;&lt;=&gt;?@^_{}[]/\:&quot;&quot;&quot;&quot;&quot;;[.G1001]+1;1))" office:value-type="string" office:string-value="p(vL" calcext:value-type="string">
            <text:p>p(v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4d59b76e5b10f74d285313f8c69cc4799f538481dbc05edb8dc62f7a59f6eab</text:p>
          </table:table-cell>
          <table:table-cell table:formula="of:=HEX2DEC(MID([.A1002];1;8))+HEX2DEC(MID([.A1002];9;8))+HEX2DEC(MID([.A1002];17;8))+HEX2DEC(MID([.A1002];25;8))+HEX2DEC(MID([.A1002];33;8))+HEX2DEC(MID([.A1002];41;8))+HEX2DEC(MID([.A1002];49;8))+HEX2DEC(MID([.A1002];57;8))" office:value-type="float" office:value="21200287815" calcext:value-type="float">
            <text:p>21200287815</text:p>
          </table:table-cell>
          <table:table-cell table:formula="of:= MOD([.B1002];85^4)" office:value-type="float" office:value="6834065" calcext:value-type="float">
            <text:p>6834065</text:p>
          </table:table-cell>
          <table:table-cell table:formula="of:=MOD(((((([.C1002]-[.G1002])/85)-[.F1002])/85)-[.E1002])/85;85)" office:value-type="float" office:value="11" calcext:value-type="float">
            <text:p>11</text:p>
          </table:table-cell>
          <table:table-cell table:formula="of:=MOD(((([.C1002]-[.G1002])/85)-[.F1002])/85;85)" office:value-type="float" office:value="10" calcext:value-type="float">
            <text:p>10</text:p>
          </table:table-cell>
          <table:table-cell table:formula="of:=MOD(([.C1002]-[.G1002])/85;85)" office:value-type="float" office:value="75" calcext:value-type="float">
            <text:p>75</text:p>
          </table:table-cell>
          <table:table-cell table:formula="of:=MOD([.C1002];85)" office:value-type="float" office:value="65" calcext:value-type="float">
            <text:p>65</text:p>
          </table:table-cell>
          <table:table-cell table:formula="of:=COM.MICROSOFT.CONCAT(MID(&quot;0123456789ABCDEFGHJKLMNPQRSTUVWXYZabcdefghijklmnpqrstuvwxyz!#$%&amp;()*+-;&lt;=&gt;?@^_{}[]/\:&quot;&quot;&quot;&quot;&quot;;[.D1002]+1;1);MID(&quot;0123456789ABCDEFGHJKLMNPQRSTUVWXYZabcdefghijklmnpqrstuvwxyz!#$%&amp;()*+-;&lt;=&gt;?@^_{}[]/\:&quot;&quot;&quot;&quot;&quot;;[.E1002]+1;1);MID(&quot;0123456789ABCDEFGHJKLMNPQRSTUVWXYZabcdefghijklmnpqrstuvwxyz!#$%&amp;()*+-;&lt;=&gt;?@^_{}[]/\:&quot;&quot;&quot;&quot;&quot;;[.F1002]+1;1);MID(&quot;0123456789ABCDEFGHJKLMNPQRSTUVWXYZabcdefghijklmnpqrstuvwxyz!#$%&amp;()*+-;&lt;=&gt;?@^_{}[]/\:&quot;&quot;&quot;&quot;&quot;;[.G1002]+1;1))" office:value-type="string" office:string-value="BA^)" calcext:value-type="string">
            <text:p>BA^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3c02ac2d48c863dab2ccf6870455aadfc2cec073b8db269b517c879d76aa6d9</text:p>
          </table:table-cell>
          <table:table-cell table:formula="of:=HEX2DEC(MID([.A1003];1;8))+HEX2DEC(MID([.A1003];9;8))+HEX2DEC(MID([.A1003];17;8))+HEX2DEC(MID([.A1003];25;8))+HEX2DEC(MID([.A1003];33;8))+HEX2DEC(MID([.A1003];41;8))+HEX2DEC(MID([.A1003];49;8))+HEX2DEC(MID([.A1003];57;8))" office:value-type="float" office:value="22414092502" calcext:value-type="float">
            <text:p>22414092502</text:p>
          </table:table-cell>
          <table:table-cell table:formula="of:= MOD([.B1003];85^4)" office:value-type="float" office:value="20024377" calcext:value-type="float">
            <text:p>20024377</text:p>
          </table:table-cell>
          <table:table-cell table:formula="of:=MOD(((((([.C1003]-[.G1003])/85)-[.F1003])/85)-[.E1003])/85;85)" office:value-type="float" office:value="32" calcext:value-type="float">
            <text:p>32</text:p>
          </table:table-cell>
          <table:table-cell table:formula="of:=MOD(((([.C1003]-[.G1003])/85)-[.F1003])/85;85)" office:value-type="float" office:value="51" calcext:value-type="float">
            <text:p>51</text:p>
          </table:table-cell>
          <table:table-cell table:formula="of:=MOD(([.C1003]-[.G1003])/85;85)" office:value-type="float" office:value="45" calcext:value-type="float">
            <text:p>45</text:p>
          </table:table-cell>
          <table:table-cell table:formula="of:=MOD([.C1003];85)" office:value-type="float" office:value="77" calcext:value-type="float">
            <text:p>77</text:p>
          </table:table-cell>
          <table:table-cell table:formula="of:=COM.MICROSOFT.CONCAT(MID(&quot;0123456789ABCDEFGHJKLMNPQRSTUVWXYZabcdefghijklmnpqrstuvwxyz!#$%&amp;()*+-;&lt;=&gt;?@^_{}[]/\:&quot;&quot;&quot;&quot;&quot;;[.D1003]+1;1);MID(&quot;0123456789ABCDEFGHJKLMNPQRSTUVWXYZabcdefghijklmnpqrstuvwxyz!#$%&amp;()*+-;&lt;=&gt;?@^_{}[]/\:&quot;&quot;&quot;&quot;&quot;;[.E1003]+1;1);MID(&quot;0123456789ABCDEFGHJKLMNPQRSTUVWXYZabcdefghijklmnpqrstuvwxyz!#$%&amp;()*+-;&lt;=&gt;?@^_{}[]/\:&quot;&quot;&quot;&quot;&quot;;[.F1003]+1;1);MID(&quot;0123456789ABCDEFGHJKLMNPQRSTUVWXYZabcdefghijklmnpqrstuvwxyz!#$%&amp;()*+-;&lt;=&gt;?@^_{}[]/\:&quot;&quot;&quot;&quot;&quot;;[.G1003]+1;1))" office:value-type="string" office:string-value="Ysl{" calcext:value-type="string">
            <text:p>Ysl{</text:p>
          </table:table-cell>
          <table:table-cell table:number-columns-repeated="2"/>
        </table:table-row>
        <table:table-row table:style-name="ro2" table:number-rows-repeated="1047572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  <table:database-ranges>
        <table:database-range table:name="__Anonymous_Sheet_DB__0" table:target-range-address="Hoja1.K4:Hoja1.K100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Lucida Sans Unicode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Lucida Sans Unicode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12:51:11.56725679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2:41:26.936037648</meta:creation-date>
    <dc:date>2020-07-03T12:59:09.965308955</dc:date>
    <meta:editing-duration>PT41M21S</meta:editing-duration>
    <meta:editing-cycles>10</meta:editing-cycles>
    <meta:generator>LibreOffice/6.0.7.3$Linux_X86_64 LibreOffice_project/00m0$Build-3</meta:generator>
    <meta:document-statistic meta:table-count="1" meta:cell-count="800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52cm" svg:y="4.201cm" style:legend-expansion="high" chart:style-name="ch2"/>
        <chart:plot-area chart:style-name="ch3" table:cell-range-address="Hoja1.C4:Hoja1.C1003" svg:x="0.32cm" svg:y="0.18cm" svg:width="12.912cm" svg:height="8.64cm">
          <chartooo:coordinate-region svg:x="2.053cm" svg:y="0.379cm" svg:width="10.80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C4:Hoja1.C1003" chart:class="chart:scatter"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17199">
                <text:p>3717199</text:p>
                <draw:g>
                  <svg:desc>Hoja1.C4:Hoja1.C10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907279">
                <text:p>79072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462387">
                <text:p>244623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77057">
                <text:p>62770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910383">
                <text:p>149103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651783">
                <text:p>106517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597562">
                <text:p>145975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663570">
                <text:p>486635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763775">
                <text:p>227637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516560">
                <text:p>385165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227014">
                <text:p>232270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451327">
                <text:p>224513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279338">
                <text:p>402793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005808">
                <text:p>410058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56980">
                <text:p>45569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141864">
                <text:p>241418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300346">
                <text:p>153003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86635">
                <text:p>57866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38526">
                <text:p>24385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160401">
                <text:p>361604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09887">
                <text:p>24098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695500">
                <text:p>186955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984526">
                <text:p>349845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766454">
                <text:p>307664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54066">
                <text:p>72540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69232">
                <text:p>130692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099830">
                <text:p>110998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49534">
                <text:p>48495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308665">
                <text:p>183086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217155">
                <text:p>472171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346173">
                <text:p>413461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911553">
                <text:p>329115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911875">
                <text:p>369118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448672">
                <text:p>334486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726024">
                <text:p>337260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820738">
                <text:p>378207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45400">
                <text:p>16454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213469">
                <text:p>102134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297951">
                <text:p>372979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245464">
                <text:p>322454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68172">
                <text:p>14681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130617">
                <text:p>251306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914938">
                <text:p>419149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191673">
                <text:p>361916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393693">
                <text:p>473936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611518">
                <text:p>166115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972236">
                <text:p>259722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507104">
                <text:p>435071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604621">
                <text:p>216046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57102">
                <text:p>71571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519212">
                <text:p>105192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781743">
                <text:p>327817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285788">
                <text:p>232857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806879">
                <text:p>158068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43024">
                <text:p>100430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92347">
                <text:p>168923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611403">
                <text:p>226114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31562">
                <text:p>58315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406263">
                <text:p>134062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729750">
                <text:p>457297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574090">
                <text:p>3557409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504826">
                <text:p>495048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180334">
                <text:p>151803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856813">
                <text:p>108568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330507">
                <text:p>123305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766994">
                <text:p>247669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8356856">
                <text:p>483568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631940">
                <text:p>406319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171143">
                <text:p>311711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355383">
                <text:p>193553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886465">
                <text:p>178864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544077">
                <text:p>315440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8885761">
                <text:p>488857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418404">
                <text:p>104184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384361">
                <text:p>423843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93594">
                <text:p>44935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314908">
                <text:p>143149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070753">
                <text:p>360707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806474">
                <text:p>418064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101246">
                <text:p>141012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361501">
                <text:p>393615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051777">
                <text:p>330517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7643666">
                <text:p>476436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6149829">
                <text:p>461498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7870012">
                <text:p>478700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428818">
                <text:p>54288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46525">
                <text:p>15465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054153">
                <text:p>340541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869730">
                <text:p>3086973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401666">
                <text:p>224016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497115">
                <text:p>374971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8642061">
                <text:p>486420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469032">
                <text:p>444690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921233">
                <text:p>319212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769859">
                <text:p>317698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829446">
                <text:p>428294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1915608">
                <text:p>519156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463460">
                <text:p>646346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7385346">
                <text:p>373853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43184">
                <text:p>25431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776429">
                <text:p>287764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97271">
                <text:p>4972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235167">
                <text:p>162351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160182">
                <text:p>191601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588542">
                <text:p>185885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458496">
                <text:p>314584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43448">
                <text:p>16434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678787">
                <text:p>436787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9485877">
                <text:p>494858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659716">
                <text:p>396597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26871">
                <text:p>35268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982575">
                <text:p>59825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42659">
                <text:p>114426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034292">
                <text:p>100342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5718683">
                <text:p>257186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858354">
                <text:p>248583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37651">
                <text:p>15376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929497">
                <text:p>119294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4774919">
                <text:p>447749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345117">
                <text:p>303451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236724">
                <text:p>392367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94638">
                <text:p>13946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502201">
                <text:p>185022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3873188">
                <text:p>438731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9530901">
                <text:p>495309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168207">
                <text:p>231682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0839019">
                <text:p>408390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560001">
                <text:p>255600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646904">
                <text:p>126469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433674">
                <text:p>34336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133211">
                <text:p>171332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1593147">
                <text:p>415931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147900">
                <text:p>141479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8881025">
                <text:p>488810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593548">
                <text:p>145935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3256208">
                <text:p>232562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915074">
                <text:p>279150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91010">
                <text:p>79101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760307">
                <text:p>147603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6200474">
                <text:p>462004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7022158">
                <text:p>470221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967978">
                <text:p>379679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6577745">
                <text:p>265777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8558243">
                <text:p>485582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35414">
                <text:p>25354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1845373">
                <text:p>318453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3433748">
                <text:p>234337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6759583">
                <text:p>467595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5802457">
                <text:p>458024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3097585">
                <text:p>330975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230588">
                <text:p>222305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2507551">
                <text:p>225075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0219794">
                <text:p>502197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881168">
                <text:p>108811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2208577">
                <text:p>222085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596909">
                <text:p>305969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316835">
                <text:p>113168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392043">
                <text:p>23920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6745735">
                <text:p>367457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863410">
                <text:p>3286341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515426">
                <text:p>115154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284304">
                <text:p>182843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017094">
                <text:p>80170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1726434">
                <text:p>417264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9852244">
                <text:p>498522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213822">
                <text:p>32138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353875">
                <text:p>113538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132904">
                <text:p>131329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513560">
                <text:p>851356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7435789">
                <text:p>374357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2671949">
                <text:p>326719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6122017">
                <text:p>461220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6632434">
                <text:p>366324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1772485">
                <text:p>317724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9319347">
                <text:p>493193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783102">
                <text:p>197831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436447">
                <text:p>204364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2828026">
                <text:p>328280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242224">
                <text:p>352422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23126">
                <text:p>11231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4889586">
                <text:p>248895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8905021">
                <text:p>489050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9198516">
                <text:p>491985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8190016">
                <text:p>481900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98706">
                <text:p>29987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8601606">
                <text:p>386016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7577526">
                <text:p>475775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2351297">
                <text:p>3235129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809984">
                <text:p>388099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0964950">
                <text:p>4096495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6611429">
                <text:p>466114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202979">
                <text:p>92029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482433">
                <text:p>114824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961854">
                <text:p>229618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94880">
                <text:p>169488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533694">
                <text:p>175336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1886860">
                <text:p>5188686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6730822">
                <text:p>367308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418084">
                <text:p>941808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6779878">
                <text:p>267798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6715662">
                <text:p>367156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34477">
                <text:p>9344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257335">
                <text:p>92573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9396237">
                <text:p>393962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6267456">
                <text:p>362674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117102">
                <text:p>241171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561502">
                <text:p>75615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8137224">
                <text:p>381372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2809598">
                <text:p>4280959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82921">
                <text:p>268292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987831">
                <text:p>898783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8383716">
                <text:p>3838371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223710">
                <text:p>2022371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391541">
                <text:p>263915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208599">
                <text:p>222085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6608641">
                <text:p>3660864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2920768">
                <text:p>329207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9590301">
                <text:p>395903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9564313">
                <text:p>3956431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7521">
                <text:p>13752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6806944">
                <text:p>3680694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4433564">
                <text:p>3443356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328409">
                <text:p>632840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907872">
                <text:p>199078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766887">
                <text:p>376688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6574351">
                <text:p>365743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4268414">
                <text:p>342684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158399">
                <text:p>2015839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716223">
                <text:p>147162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2583107">
                <text:p>325831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4798364">
                <text:p>3479836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4338738">
                <text:p>4433873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602215">
                <text:p>76022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6668212">
                <text:p>366682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2372554">
                <text:p>4237255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113914">
                <text:p>231139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560542">
                <text:p>2356054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228312">
                <text:p>82283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6389971">
                <text:p>2638997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811488">
                <text:p>2281148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7939340">
                <text:p>3793934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533963">
                <text:p>75339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64520">
                <text:p>26452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0095889">
                <text:p>500958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375200">
                <text:p>103752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734263">
                <text:p>127342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175899">
                <text:p>917589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8337877">
                <text:p>1833787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4662">
                <text:p>3546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8138583">
                <text:p>3813858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056417">
                <text:p>1005641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2190085">
                <text:p>3219008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8511812">
                <text:p>1851181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3868085">
                <text:p>3386808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8905899">
                <text:p>389058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918372">
                <text:p>591837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2959186">
                <text:p>2295918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4888535">
                <text:p>3488853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2825889">
                <text:p>328258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592628">
                <text:p>75926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365534">
                <text:p>123655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157258">
                <text:p>241572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0626306">
                <text:p>3062630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72180">
                <text:p>167218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6121921">
                <text:p>461219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882093">
                <text:p>188209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3395233">
                <text:p>233952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6140533">
                <text:p>4614053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897966">
                <text:p>1589796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567891">
                <text:p>275678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117515">
                <text:p>41175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5112031">
                <text:p>4511203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8408167">
                <text:p>484081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2709283">
                <text:p>4270928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3311040">
                <text:p>2331104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6904242">
                <text:p>3690424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8651082">
                <text:p>386510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9919189">
                <text:p>2991918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187606">
                <text:p>31876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2396944">
                <text:p>323969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480337">
                <text:p>548033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8906417">
                <text:p>4890641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116277">
                <text:p>1011627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2731575">
                <text:p>327315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8636874">
                <text:p>186368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5139000">
                <text:p>1513900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555946">
                <text:p>1355594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900082">
                <text:p>2990008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1578238">
                <text:p>415782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35560">
                <text:p>43556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0952887">
                <text:p>4095288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480133">
                <text:p>144801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37829">
                <text:p>73782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1880861">
                <text:p>5188086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0906733">
                <text:p>409067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301176">
                <text:p>1430117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2329028">
                <text:p>3232902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748982">
                <text:p>574898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298830">
                <text:p>429883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136298">
                <text:p>2913629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010178">
                <text:p>1501017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9280853">
                <text:p>4928085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7261143">
                <text:p>2726114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2647847">
                <text:p>4264784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9491021">
                <text:p>394910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170158">
                <text:p>1417015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118018">
                <text:p>911801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26472">
                <text:p>92647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9386666">
                <text:p>3938666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7208685">
                <text:p>2720868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732782">
                <text:p>2073278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9672335">
                <text:p>4967233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649998">
                <text:p>1564999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4088203">
                <text:p>2408820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1563015">
                <text:p>515630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9544288">
                <text:p>1954428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265699">
                <text:p>102656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6585175">
                <text:p>365851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757824">
                <text:p>1475782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591716">
                <text:p>165917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143953">
                <text:p>414395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7965777">
                <text:p>1796577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41516">
                <text:p>3415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0420731">
                <text:p>4042073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4407797">
                <text:p>2440779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9296131">
                <text:p>4929613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7245596">
                <text:p>1724559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211381">
                <text:p>1121138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099891">
                <text:p>409989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758569">
                <text:p>175856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8893794">
                <text:p>4889379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8015369">
                <text:p>3801536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45577">
                <text:p>3324557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2119879">
                <text:p>1211987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81607">
                <text:p>28160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1408877">
                <text:p>2140887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088092">
                <text:p>608809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6154881">
                <text:p>3615488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726376">
                <text:p>3372637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78310">
                <text:p>147831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3441938">
                <text:p>4344193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739487">
                <text:p>1573948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519451">
                <text:p>1451945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8901454">
                <text:p>1890145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7248517">
                <text:p>4724851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18944">
                <text:p>81894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355053">
                <text:p>435505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839531">
                <text:p>1183953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706828">
                <text:p>1070682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34766">
                <text:p>163476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412199">
                <text:p>1441219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9030666">
                <text:p>4903066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8160365">
                <text:p>4816036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800748">
                <text:p>880074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0867">
                <text:p>42086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1626251">
                <text:p>5162625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1198497">
                <text:p>5119849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8070724">
                <text:p>3807072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4402178">
                <text:p>3440217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3814598">
                <text:p>3381459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0680876">
                <text:p>4068087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2087394">
                <text:p>4208739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9476711">
                <text:p>4947671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1763859">
                <text:p>2176385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804659">
                <text:p>980465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3892166">
                <text:p>1389216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423945">
                <text:p>1842394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2025343">
                <text:p>2202534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8170908">
                <text:p>2817090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589323">
                <text:p>858932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803667">
                <text:p>280366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8151360">
                <text:p>2815136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2475537">
                <text:p>3247553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3377687">
                <text:p>3337768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2204854">
                <text:p>4220485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5091110">
                <text:p>2509111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2350640">
                <text:p>2235064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0053661">
                <text:p>3005366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7311473">
                <text:p>2731147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456179">
                <text:p>945617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7679075">
                <text:p>376790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7215564">
                <text:p>3721556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9491791">
                <text:p>4949179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8741626">
                <text:p>1874162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0800679">
                <text:p>5080067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452613">
                <text:p>1745261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9303358">
                <text:p>2930335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1581574">
                <text:p>4158157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7262913">
                <text:p>4726291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899578">
                <text:p>1089957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420133">
                <text:p>1042013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5718582">
                <text:p>1571858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4757509">
                <text:p>4475750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8136881">
                <text:p>4813688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5933141">
                <text:p>2593314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5120872">
                <text:p>4512087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5371867">
                <text:p>4537186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291626">
                <text:p>229162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9915469">
                <text:p>2991546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180552">
                <text:p>1918055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429610">
                <text:p>342961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3902185">
                <text:p>1390218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1038162">
                <text:p>2103816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6666654">
                <text:p>2666665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2757390">
                <text:p>2275739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5266683">
                <text:p>2526668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7393191">
                <text:p>4739319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5530077">
                <text:p>3553007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7964321">
                <text:p>4796432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544569">
                <text:p>954456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1282752">
                <text:p>5128275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5582820">
                <text:p>3558282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510610">
                <text:p>951061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2547824">
                <text:p>2254782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70617">
                <text:p>417061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3025504">
                <text:p>4302550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440801">
                <text:p>644080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156166">
                <text:p>915616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4535460">
                <text:p>1453546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185868">
                <text:p>1518586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1179396">
                <text:p>3117939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154741">
                <text:p>1415474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9301609">
                <text:p>4930160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0656530">
                <text:p>4065653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1403411">
                <text:p>5140341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527639">
                <text:p>652763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139614">
                <text:p>713961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4695206">
                <text:p>2469520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8830577">
                <text:p>4883057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572607">
                <text:p>757260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482415">
                <text:p>4348241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1533838">
                <text:p>5153383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7800023">
                <text:p>1780002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2380032">
                <text:p>1238003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0622983">
                <text:p>2062298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330307">
                <text:p>733030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8847592">
                <text:p>1884759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0576116">
                <text:p>2057611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6014227">
                <text:p>2601422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325745">
                <text:p>4332574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5736427">
                <text:p>4573642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4039161">
                <text:p>2403916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272381">
                <text:p>427238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289955">
                <text:p>4428995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3642837">
                <text:p>4364283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5884093">
                <text:p>1588409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243605">
                <text:p>924360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6319859">
                <text:p>4631985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2121645">
                <text:p>3212164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1421236">
                <text:p>1142123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609323">
                <text:p>660932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9141774">
                <text:p>4914177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1373568">
                <text:p>3137356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7498498">
                <text:p>3749849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987157">
                <text:p>198715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61593">
                <text:p>66159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7789379">
                <text:p>3778937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957288">
                <text:p>395728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498842">
                <text:p>4549884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9538307">
                <text:p>4953830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512989">
                <text:p>951298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196742">
                <text:p>919674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0753142">
                <text:p>4075314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7011872">
                <text:p>1701187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3053528">
                <text:p>1305352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9383209">
                <text:p>3938320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788427">
                <text:p>1078842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483940">
                <text:p>1148394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3052527">
                <text:p>2305252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2501472">
                <text:p>3250147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0905327">
                <text:p>5090532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0687521">
                <text:p>4068752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2687099">
                <text:p>1268709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8145985">
                <text:p>2814598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4453576">
                <text:p>3445357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5149239">
                <text:p>4514923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3370846">
                <text:p>3337084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2119807">
                <text:p>5211980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2278721">
                <text:p>3227872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965287">
                <text:p>596528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6357640">
                <text:p>2635764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497023">
                <text:p>349702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776543">
                <text:p>677654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2444073">
                <text:p>2244407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1133119">
                <text:p>2113311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0949339">
                <text:p>3094933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9701654">
                <text:p>2970165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659067">
                <text:p>465906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1125158">
                <text:p>3112515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6692308">
                <text:p>4669230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8212763">
                <text:p>1821276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0053951">
                <text:p>2005395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7941004">
                <text:p>1794100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3698822">
                <text:p>4369882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2336513">
                <text:p>2233651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7779782">
                <text:p>2777978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274382">
                <text:p>227438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7022616">
                <text:p>3702261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853156">
                <text:p>185315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7739885">
                <text:p>2773988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6085896">
                <text:p>4608589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4277056">
                <text:p>2427705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6023228">
                <text:p>3602322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5322457">
                <text:p>1532245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1093605">
                <text:p>3109360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9986024">
                <text:p>2998602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882441">
                <text:p>1688244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774602">
                <text:p>177460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0868474">
                <text:p>2086847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2289297">
                <text:p>1228929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3521515">
                <text:p>2352151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0204713">
                <text:p>2020471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9929060">
                <text:p>1992906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0641447">
                <text:p>3064144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0485491">
                <text:p>5048549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4475300">
                <text:p>4447530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0273502">
                <text:p>2027350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3593350">
                <text:p>3359335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412996">
                <text:p>441299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1871695">
                <text:p>2187169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9271676">
                <text:p>2927167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2271471">
                <text:p>1227147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1913400">
                <text:p>5191340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468456">
                <text:p>746845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934872">
                <text:p>493487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3647189">
                <text:p>1364718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1990206">
                <text:p>2199020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5301346">
                <text:p>1530134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412127">
                <text:p>441212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005620">
                <text:p>1000562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4270755">
                <text:p>4427075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695296">
                <text:p>1769529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8779746">
                <text:p>2877974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904380">
                <text:p>790438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3491200">
                <text:p>1349120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8507878">
                <text:p>3850787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4825604">
                <text:p>4482560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9416075">
                <text:p>2941607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5101533">
                <text:p>2510153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5635269">
                <text:p>2563526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2070414">
                <text:p>4207041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4704282">
                <text:p>3470428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181815">
                <text:p>918181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0307290">
                <text:p>4030729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2812560">
                <text:p>1281256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2837706">
                <text:p>4283770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3930303">
                <text:p>3393030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8407156">
                <text:p>1840715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1209826">
                <text:p>5120982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6921117">
                <text:p>2692111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1274824">
                <text:p>2127482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7345540">
                <text:p>3734554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3384733">
                <text:p>4338473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9364088">
                <text:p>2936408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5254685">
                <text:p>4525468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9048108">
                <text:p>2904810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3743300">
                <text:p>2374330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592623">
                <text:p>159262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457928">
                <text:p>345792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96003">
                <text:p>89600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3212347">
                <text:p>3321234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1118687">
                <text:p>2111868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9369903">
                <text:p>4936990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3836800">
                <text:p>3383680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6806159">
                <text:p>4680615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7737931">
                <text:p>3773793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3762998">
                <text:p>2376299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2456859">
                <text:p>3245685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8498960">
                <text:p>3849896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59422">
                <text:p>95942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6032268">
                <text:p>4603226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5984182">
                <text:p>3598418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3514251">
                <text:p>4351425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5793211">
                <text:p>1579321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7691152">
                <text:p>2769115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2748123">
                <text:p>3274812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3732463">
                <text:p>4373246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1379921">
                <text:p>4137992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6144746">
                <text:p>1614474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3811995">
                <text:p>4381199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202404">
                <text:p>420240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3342360">
                <text:p>1334236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6397531">
                <text:p>1639753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6132582">
                <text:p>1613258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259426">
                <text:p>425942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473208">
                <text:p>247320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3804244">
                <text:p>1380424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0844966">
                <text:p>2084496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1610848">
                <text:p>3161084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281213">
                <text:p>528121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267603">
                <text:p>726760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119483">
                <text:p>911948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4964184">
                <text:p>4496418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766472">
                <text:p>376647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9214096">
                <text:p>2921409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0515510">
                <text:p>2051551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7134581">
                <text:p>3713458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8706467">
                <text:p>2870646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5315955">
                <text:p>2531595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5380391">
                <text:p>3538039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7695000">
                <text:p>1769500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6204359">
                <text:p>4620435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1713024">
                <text:p>1171302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2780446">
                <text:p>4278044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2256019">
                <text:p>4225601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0877953">
                <text:p>2087795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4590838">
                <text:p>2459083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48790">
                <text:p>54879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6810104">
                <text:p>4681010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8924963">
                <text:p>3892496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9184575">
                <text:p>2918457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9851288">
                <text:p>2985128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4620140">
                <text:p>3462014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5191610">
                <text:p>2519161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4181070">
                <text:p>3418107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66770">
                <text:p>26677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437470">
                <text:p>343747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6477711">
                <text:p>3647771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4840261">
                <text:p>1484026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8391132">
                <text:p>1839113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1809108">
                <text:p>4180910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2530">
                <text:p>4253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9319292">
                <text:p>2931929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781899">
                <text:p>978189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752794">
                <text:p>875279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6700787">
                <text:p>4670078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0400357">
                <text:p>4040035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362052">
                <text:p>536205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1960040">
                <text:p>4196004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0590954">
                <text:p>4059095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8001771">
                <text:p>2800177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3888891">
                <text:p>2388889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2432349">
                <text:p>4243234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2226260">
                <text:p>2222626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363803">
                <text:p>136380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8128285">
                <text:p>2812828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9856584">
                <text:p>3985658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3677879">
                <text:p>3367787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429504">
                <text:p>442950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6973090">
                <text:p>1697309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6023366">
                <text:p>4602336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6445045">
                <text:p>1644504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3343861">
                <text:p>2334386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181957">
                <text:p>118195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7719229">
                <text:p>2771922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365951">
                <text:p>636595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4135796">
                <text:p>2413579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8258068">
                <text:p>2825806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6266183">
                <text:p>4626618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492732">
                <text:p>249273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2483178">
                <text:p>4248317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5499997">
                <text:p>3549999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6965345">
                <text:p>3696534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900208">
                <text:p>590020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6316989">
                <text:p>4631698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121768">
                <text:p>612176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2573881">
                <text:p>1257388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1092175">
                <text:p>1109217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183567">
                <text:p>1418356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2334534">
                <text:p>2233453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1511204">
                <text:p>5151120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4926053">
                <text:p>3492605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6919923">
                <text:p>1691992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7705381">
                <text:p>4770538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0838991">
                <text:p>3083899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0803806">
                <text:p>3080380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0775386">
                <text:p>4077538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0233101">
                <text:p>1023310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0311162">
                <text:p>3031116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4026827">
                <text:p>3402682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0675360">
                <text:p>2067536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631957">
                <text:p>263195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1228693">
                <text:p>3122869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3274837">
                <text:p>3327483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7160964">
                <text:p>2716096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6751502">
                <text:p>1675150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3984769">
                <text:p>2398476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2160354">
                <text:p>3216035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8953112">
                <text:p>4895311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948715">
                <text:p>1394871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1876013">
                <text:p>5187601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973027">
                <text:p>797302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1603108">
                <text:p>3160310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3312630">
                <text:p>2331263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919951">
                <text:p>91995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7943405">
                <text:p>2794340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8485467">
                <text:p>4848546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3584348">
                <text:p>4358434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6518601">
                <text:p>3651860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211014">
                <text:p>621101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496343">
                <text:p>249634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4063948">
                <text:p>3406394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659635">
                <text:p>265963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1763272">
                <text:p>5176327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0304062">
                <text:p>2030406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7145441">
                <text:p>2714544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5206205">
                <text:p>4520620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5518112">
                <text:p>3551811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4570008">
                <text:p>4457000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713031">
                <text:p>571303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3213161">
                <text:p>2321316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424678">
                <text:p>642467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8459491">
                <text:p>1845949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4063869">
                <text:p>4406386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5553520">
                <text:p>1555352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7221617">
                <text:p>4722161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1310706">
                <text:p>4131070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9114011">
                <text:p>3911401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5598031">
                <text:p>4559803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8852849">
                <text:p>3885284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645534">
                <text:p>464553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9986375">
                <text:p>1998637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5752742">
                <text:p>2575274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901495">
                <text:p>290149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399456">
                <text:p>339945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639022">
                <text:p>363902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1658886">
                <text:p>5165888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2119237">
                <text:p>4211923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6771806">
                <text:p>1677180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193754">
                <text:p>819375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6013715">
                <text:p>1601371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755507">
                <text:p>475550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1849605">
                <text:p>2184960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837332">
                <text:p>283733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8001845">
                <text:p>4800184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901915">
                <text:p>1490191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6862743">
                <text:p>2686274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990649">
                <text:p>99064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6524144">
                <text:p>3652414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2758498">
                <text:p>2275849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0158057">
                <text:p>1015805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8754221">
                <text:p>1875422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6618475">
                <text:p>661847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2076142">
                <text:p>2207614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8808015">
                <text:p>1880801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160437">
                <text:p>1416043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525864">
                <text:p>352586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5722967">
                <text:p>3572296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2344228">
                <text:p>4234422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9959737">
                <text:p>4995973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999982">
                <text:p>999998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675365">
                <text:p>1567536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6431382">
                <text:p>1643138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9816504">
                <text:p>4981650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9353385">
                <text:p>2935338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72617">
                <text:p>17261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6979305">
                <text:p>2697930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7794832">
                <text:p>4779483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35399">
                <text:p>143539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3056459">
                <text:p>1305645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9988198">
                <text:p>3998819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3453687">
                <text:p>1345368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0478504">
                <text:p>3047850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5799074">
                <text:p>3579907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7187225">
                <text:p>1718722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37620">
                <text:p>93762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6129303">
                <text:p>4612930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4814331">
                <text:p>4481433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0437895">
                <text:p>1043789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481068">
                <text:p>148106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3926359">
                <text:p>2392635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704581">
                <text:p>1570458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2083723">
                <text:p>1208372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7849928">
                <text:p>4784992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1872904">
                <text:p>2187290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2906659">
                <text:p>4290665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0551340">
                <text:p>1055134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057876">
                <text:p>505787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7435109">
                <text:p>2743510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8604572">
                <text:p>2860457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3958094">
                <text:p>2395809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5105975">
                <text:p>3510597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3698740">
                <text:p>3369874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1055450">
                <text:p>1105545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3700265">
                <text:p>2370026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0325778">
                <text:p>3032577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817768">
                <text:p>981776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4526600">
                <text:p>1452660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3452042">
                <text:p>3345204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1772802">
                <text:p>1177280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812279">
                <text:p>981227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654307">
                <text:p>765430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4527486">
                <text:p>2452748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7676607">
                <text:p>4767660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612442">
                <text:p>161244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2787566">
                <text:p>1278756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0916424">
                <text:p>4091642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0359996">
                <text:p>1035999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425089">
                <text:p>142508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0686740">
                <text:p>5068674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6531287">
                <text:p>3653128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0161902">
                <text:p>1016190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7136879">
                <text:p>2713687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7051091">
                <text:p>2705109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46300">
                <text:p>84630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5390077">
                <text:p>4539007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3738650">
                <text:p>2373865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5599289">
                <text:p>3559928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504659">
                <text:p>250465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3356880">
                <text:p>2335688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6478256">
                <text:p>3647825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7886418">
                <text:p>3788641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274644">
                <text:p>227464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0404312">
                <text:p>5040431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8141296">
                <text:p>4814129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4521079">
                <text:p>3452107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8244993">
                <text:p>1824499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5914408">
                <text:p>1591440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2270204">
                <text:p>3227020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4367158">
                <text:p>1436715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6282841">
                <text:p>4628284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5761973">
                <text:p>1576197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1037853">
                <text:p>2103785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7294798">
                <text:p>729479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5795750">
                <text:p>2579575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3653162">
                <text:p>3365316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5956074">
                <text:p>2595607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7716830">
                <text:p>1771683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3594615">
                <text:p>2359461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9984419">
                <text:p>2998441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7418043">
                <text:p>741804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821478">
                <text:p>582147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4337812">
                <text:p>1433781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5360423">
                <text:p>4536042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8454386">
                <text:p>3845438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2714109">
                <text:p>3271410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6820769">
                <text:p>4682076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573801">
                <text:p>557380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8473014">
                <text:p>3847301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9363614">
                <text:p>1936361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282395">
                <text:p>928239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8371771">
                <text:p>1837177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5378170">
                <text:p>4537817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8428655">
                <text:p>3842865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4431880">
                <text:p>3443188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9897790">
                <text:p>2989779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9977946">
                <text:p>4997794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7235014">
                <text:p>4723501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801281">
                <text:p>580128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7706055">
                <text:p>3770605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264781">
                <text:p>426478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4562204">
                <text:p>4456220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1754201">
                <text:p>3175420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884496">
                <text:p>388449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6962597">
                <text:p>4696259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3864">
                <text:p>1386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8672980">
                <text:p>3867298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8557508">
                <text:p>3855750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3840618">
                <text:p>2384061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567866">
                <text:p>1656786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9570743">
                <text:p>2957074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0525446">
                <text:p>1052544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1474690">
                <text:p>4147469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2563911">
                <text:p>2256391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1777792">
                <text:p>3177779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3040073">
                <text:p>4304007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6067210">
                <text:p>606721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8916689">
                <text:p>4891668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1883172">
                <text:p>1188317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7461223">
                <text:p>2746122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9937430">
                <text:p>2993743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1098621">
                <text:p>2109862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7127975">
                <text:p>3712797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269761">
                <text:p>126976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299125">
                <text:p>329912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0357328">
                <text:p>4035732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6076710">
                <text:p>2607671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7380931">
                <text:p>3738093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3244382">
                <text:p>2324438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4185462">
                <text:p>4418546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7430098">
                <text:p>4743009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0239965">
                <text:p>3023996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3669849">
                <text:p>4366984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2764623">
                <text:p>3276462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9702157">
                <text:p>4970215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0880916">
                <text:p>5088091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4279875">
                <text:p>4427987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3494335">
                <text:p>3349433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0910062">
                <text:p>3091006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0729512">
                <text:p>5072951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9742798">
                <text:p>4974279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5313565">
                <text:p>2531356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0558100">
                <text:p>1055810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1038761">
                <text:p>5103876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1852962">
                <text:p>1185296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3171095">
                <text:p>3317109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612688">
                <text:p>461268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34131">
                <text:p>173413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3121401">
                <text:p>3312140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2577412">
                <text:p>3257741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5210474">
                <text:p>2521047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6293333">
                <text:p>1629333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5669727">
                <text:p>4566972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7205376">
                <text:p>2720537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4329598">
                <text:p>1432959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059978">
                <text:p>405997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8560740">
                <text:p>4856074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696595">
                <text:p>869659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6300248">
                <text:p>1630024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1208639">
                <text:p>4120863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5876314">
                <text:p>3587631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1686678">
                <text:p>1168667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6220900">
                <text:p>4622090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7210917">
                <text:p>4721091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6670804">
                <text:p>1667080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50277522">
                <text:p>5027752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6098118">
                <text:p>2609811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363509">
                <text:p>636350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6167685">
                <text:p>2616768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0730778">
                <text:p>3073077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3313101">
                <text:p>4331310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5045277">
                <text:p>504527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51145794">
                <text:p>5114579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9494746">
                <text:p>3949474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8038555">
                <text:p>4803855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2109806">
                <text:p>1210980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9954335">
                <text:p>3995433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8905685">
                <text:p>2890568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6699205">
                <text:p>3669920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9325556">
                <text:p>4932555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6282321">
                <text:p>4628232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1361531">
                <text:p>4136153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8312067">
                <text:p>4831206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0852296">
                <text:p>4085229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1807169">
                <text:p>1180716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8896331">
                <text:p>3889633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0105872">
                <text:p>5010587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0626019">
                <text:p>4062601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7969869">
                <text:p>2796986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282050">
                <text:p>128205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50940478">
                <text:p>5094047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5816723">
                <text:p>4581672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0001606">
                <text:p>3000160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9363401">
                <text:p>4936340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50011692">
                <text:p>5001169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1713215">
                <text:p>3171321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5289548">
                <text:p>2528954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0485792">
                <text:p>1048579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6792972">
                <text:p>1679297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142988">
                <text:p>414298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1852709">
                <text:p>4185270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11358">
                <text:p>91135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3488168">
                <text:p>4348816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5534906">
                <text:p>3553490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7712727">
                <text:p>4771272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4878645">
                <text:p>4487864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0037880">
                <text:p>4003788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8805062">
                <text:p>880506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7603302">
                <text:p>760330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6892159">
                <text:p>1689215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3623013">
                <text:p>3362301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6488215">
                <text:p>3648821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2456507">
                <text:p>2245650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9563907">
                <text:p>4956390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709541">
                <text:p>470954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0235880">
                <text:p>4023588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122132">
                <text:p>1912213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6787606">
                <text:p>3678760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8149715">
                <text:p>2814971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3372130">
                <text:p>2337213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8135464">
                <text:p>1813546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1912515">
                <text:p>4191251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4650597">
                <text:p>2465059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4790632">
                <text:p>1479063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0543514">
                <text:p>3054351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4635565">
                <text:p>4463556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5908197">
                <text:p>4590819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5886224">
                <text:p>4588622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3345388">
                <text:p>1334538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7025395">
                <text:p>702539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4815575">
                <text:p>4481557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4320885">
                <text:p>2432088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271189">
                <text:p>327118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51844546">
                <text:p>5184454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9729275">
                <text:p>2972927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7331042">
                <text:p>3733104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1455983">
                <text:p>3145598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7766817">
                <text:p>776681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7743037">
                <text:p>1774303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9835939">
                <text:p>2983593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5411802">
                <text:p>2541180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1327141">
                <text:p>2132714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581381">
                <text:p>258138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5745740">
                <text:p>4574574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7955832">
                <text:p>2795583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6763613">
                <text:p>4676361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8027175">
                <text:p>1802717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303062">
                <text:p>1930306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2381975">
                <text:p>1238197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251475">
                <text:p>925147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745760">
                <text:p>374576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163998">
                <text:p>316399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50418842">
                <text:p>5041884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7748995">
                <text:p>1774899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1103658">
                <text:p>4110365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7560013">
                <text:p>2756001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2938825">
                <text:p>3293882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9945010">
                <text:p>2994501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6834065">
                <text:p>683406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0024377">
                <text:p>200243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